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555in"/>
    </style:style>
    <style:style style:name="co6" style:family="table-column">
      <style:table-column-properties fo:break-before="auto" style:column-width="0.9591in"/>
    </style:style>
    <style:style style:name="co7" style:family="table-column">
      <style:table-column-properties fo:break-before="auto" style:column-width="0.8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earest_3_3" table:style-name="ta1">
        <table:table-column table:style-name="co1" table:default-cell-style-name="Default"/>
        <table:table-column table:style-name="co2" table:number-columns-repeated="64" table:default-cell-style-name="Default"/>
        <table:table-column table:style-name="co3" table:number-columns-repeated="38" table:default-cell-style-name="Default"/>
        <table:table-row table:style-name="ro1">
          <table:table-cell office:value-type="string" calcext:value-type="string">
            <text:p>trial_number</text:p>
          </table:table-cell>
          <table:table-cell office:value-type="string" calcext:value-type="string">
            <text:p>sim_iter_0</text:p>
          </table:table-cell>
          <table:table-cell office:value-type="string" calcext:value-type="string">
            <text:p>sim_iter_1</text:p>
          </table:table-cell>
          <table:table-cell office:value-type="string" calcext:value-type="string">
            <text:p>sim_iter_2</text:p>
          </table:table-cell>
          <table:table-cell office:value-type="string" calcext:value-type="string">
            <text:p>sim_iter_3</text:p>
          </table:table-cell>
          <table:table-cell office:value-type="string" calcext:value-type="string">
            <text:p>sim_iter_4</text:p>
          </table:table-cell>
          <table:table-cell office:value-type="string" calcext:value-type="string">
            <text:p>sim_iter_5</text:p>
          </table:table-cell>
          <table:table-cell office:value-type="string" calcext:value-type="string">
            <text:p>sim_iter_6</text:p>
          </table:table-cell>
          <table:table-cell office:value-type="string" calcext:value-type="string">
            <text:p>sim_iter_7</text:p>
          </table:table-cell>
          <table:table-cell office:value-type="string" calcext:value-type="string">
            <text:p>sim_iter_8</text:p>
          </table:table-cell>
          <table:table-cell office:value-type="string" calcext:value-type="string">
            <text:p>sim_iter_9</text:p>
          </table:table-cell>
          <table:table-cell office:value-type="string" calcext:value-type="string">
            <text:p>sim_iter_10</text:p>
          </table:table-cell>
          <table:table-cell office:value-type="string" calcext:value-type="string">
            <text:p>sim_iter_11</text:p>
          </table:table-cell>
          <table:table-cell office:value-type="string" calcext:value-type="string">
            <text:p>sim_iter_12</text:p>
          </table:table-cell>
          <table:table-cell office:value-type="string" calcext:value-type="string">
            <text:p>sim_iter_13</text:p>
          </table:table-cell>
          <table:table-cell office:value-type="string" calcext:value-type="string">
            <text:p>sim_iter_14</text:p>
          </table:table-cell>
          <table:table-cell office:value-type="string" calcext:value-type="string">
            <text:p>sim_iter_15</text:p>
          </table:table-cell>
          <table:table-cell office:value-type="string" calcext:value-type="string">
            <text:p>sim_iter_16</text:p>
          </table:table-cell>
          <table:table-cell office:value-type="string" calcext:value-type="string">
            <text:p>sim_iter_17</text:p>
          </table:table-cell>
          <table:table-cell office:value-type="string" calcext:value-type="string">
            <text:p>sim_iter_18</text:p>
          </table:table-cell>
          <table:table-cell office:value-type="string" calcext:value-type="string">
            <text:p>sim_iter_19</text:p>
          </table:table-cell>
          <table:table-cell office:value-type="string" calcext:value-type="string">
            <text:p>sim_iter_20</text:p>
          </table:table-cell>
          <table:table-cell office:value-type="string" calcext:value-type="string">
            <text:p>sim_iter_21</text:p>
          </table:table-cell>
          <table:table-cell office:value-type="string" calcext:value-type="string">
            <text:p>sim_iter_22</text:p>
          </table:table-cell>
          <table:table-cell office:value-type="string" calcext:value-type="string">
            <text:p>sim_iter_23</text:p>
          </table:table-cell>
          <table:table-cell office:value-type="string" calcext:value-type="string">
            <text:p>sim_iter_24</text:p>
          </table:table-cell>
          <table:table-cell office:value-type="string" calcext:value-type="string">
            <text:p>sim_iter_25</text:p>
          </table:table-cell>
          <table:table-cell office:value-type="string" calcext:value-type="string">
            <text:p>sim_iter_26</text:p>
          </table:table-cell>
          <table:table-cell office:value-type="string" calcext:value-type="string">
            <text:p>sim_iter_27</text:p>
          </table:table-cell>
          <table:table-cell office:value-type="string" calcext:value-type="string">
            <text:p>sim_iter_28</text:p>
          </table:table-cell>
          <table:table-cell office:value-type="string" calcext:value-type="string">
            <text:p>sim_iter_29</text:p>
          </table:table-cell>
          <table:table-cell office:value-type="string" calcext:value-type="string">
            <text:p>sim_iter_30</text:p>
          </table:table-cell>
          <table:table-cell office:value-type="string" calcext:value-type="string">
            <text:p>sim_iter_31</text:p>
          </table:table-cell>
          <table:table-cell office:value-type="string" calcext:value-type="string">
            <text:p>sim_iter_32</text:p>
          </table:table-cell>
          <table:table-cell office:value-type="string" calcext:value-type="string">
            <text:p>sim_iter_33</text:p>
          </table:table-cell>
          <table:table-cell office:value-type="string" calcext:value-type="string">
            <text:p>sim_iter_34</text:p>
          </table:table-cell>
          <table:table-cell office:value-type="string" calcext:value-type="string">
            <text:p>sim_iter_35</text:p>
          </table:table-cell>
          <table:table-cell office:value-type="string" calcext:value-type="string">
            <text:p>sim_iter_36</text:p>
          </table:table-cell>
          <table:table-cell office:value-type="string" calcext:value-type="string">
            <text:p>sim_iter_37</text:p>
          </table:table-cell>
          <table:table-cell office:value-type="string" calcext:value-type="string">
            <text:p>sim_iter_38</text:p>
          </table:table-cell>
          <table:table-cell office:value-type="string" calcext:value-type="string">
            <text:p>sim_iter_39</text:p>
          </table:table-cell>
          <table:table-cell office:value-type="string" calcext:value-type="string">
            <text:p>sim_iter_40</text:p>
          </table:table-cell>
          <table:table-cell office:value-type="string" calcext:value-type="string">
            <text:p>sim_iter_41</text:p>
          </table:table-cell>
          <table:table-cell office:value-type="string" calcext:value-type="string">
            <text:p>sim_iter_42</text:p>
          </table:table-cell>
          <table:table-cell office:value-type="string" calcext:value-type="string">
            <text:p>sim_iter_43</text:p>
          </table:table-cell>
          <table:table-cell office:value-type="string" calcext:value-type="string">
            <text:p>sim_iter_44</text:p>
          </table:table-cell>
          <table:table-cell office:value-type="string" calcext:value-type="string">
            <text:p>sim_iter_45</text:p>
          </table:table-cell>
          <table:table-cell office:value-type="string" calcext:value-type="string">
            <text:p>sim_iter_46</text:p>
          </table:table-cell>
          <table:table-cell office:value-type="string" calcext:value-type="string">
            <text:p>sim_iter_47</text:p>
          </table:table-cell>
          <table:table-cell office:value-type="string" calcext:value-type="string">
            <text:p>sim_iter_48</text:p>
          </table:table-cell>
          <table:table-cell office:value-type="string" calcext:value-type="string">
            <text:p>sim_iter_49</text:p>
          </table:table-cell>
          <table:table-cell office:value-type="string" calcext:value-type="string">
            <text:p>sim_iter_50</text:p>
          </table:table-cell>
          <table:table-cell office:value-type="string" calcext:value-type="string">
            <text:p>hap_iter_0</text:p>
          </table:table-cell>
          <table:table-cell office:value-type="string" calcext:value-type="string">
            <text:p>hap_iter_1</text:p>
          </table:table-cell>
          <table:table-cell office:value-type="string" calcext:value-type="string">
            <text:p>hap_iter_2</text:p>
          </table:table-cell>
          <table:table-cell office:value-type="string" calcext:value-type="string">
            <text:p>hap_iter_3</text:p>
          </table:table-cell>
          <table:table-cell office:value-type="string" calcext:value-type="string">
            <text:p>hap_iter_4</text:p>
          </table:table-cell>
          <table:table-cell office:value-type="string" calcext:value-type="string">
            <text:p>hap_iter_5</text:p>
          </table:table-cell>
          <table:table-cell office:value-type="string" calcext:value-type="string">
            <text:p>hap_iter_6</text:p>
          </table:table-cell>
          <table:table-cell office:value-type="string" calcext:value-type="string">
            <text:p>hap_iter_7</text:p>
          </table:table-cell>
          <table:table-cell office:value-type="string" calcext:value-type="string">
            <text:p>hap_iter_8</text:p>
          </table:table-cell>
          <table:table-cell office:value-type="string" calcext:value-type="string">
            <text:p>hap_iter_9</text:p>
          </table:table-cell>
          <table:table-cell office:value-type="string" calcext:value-type="string">
            <text:p>hap_iter_10</text:p>
          </table:table-cell>
          <table:table-cell office:value-type="string" calcext:value-type="string">
            <text:p>hap_iter_11</text:p>
          </table:table-cell>
          <table:table-cell office:value-type="string" calcext:value-type="string">
            <text:p>hap_iter_12</text:p>
          </table:table-cell>
          <table:table-cell office:value-type="string" calcext:value-type="string">
            <text:p>hap_iter_13</text:p>
          </table:table-cell>
          <table:table-cell office:value-type="string" calcext:value-type="string">
            <text:p>hap_iter_14</text:p>
          </table:table-cell>
          <table:table-cell office:value-type="string" calcext:value-type="string">
            <text:p>hap_iter_15</text:p>
          </table:table-cell>
          <table:table-cell office:value-type="string" calcext:value-type="string">
            <text:p>hap_iter_16</text:p>
          </table:table-cell>
          <table:table-cell office:value-type="string" calcext:value-type="string">
            <text:p>hap_iter_17</text:p>
          </table:table-cell>
          <table:table-cell office:value-type="string" calcext:value-type="string">
            <text:p>hap_iter_18</text:p>
          </table:table-cell>
          <table:table-cell office:value-type="string" calcext:value-type="string">
            <text:p>hap_iter_19</text:p>
          </table:table-cell>
          <table:table-cell office:value-type="string" calcext:value-type="string">
            <text:p>hap_iter_20</text:p>
          </table:table-cell>
          <table:table-cell office:value-type="string" calcext:value-type="string">
            <text:p>hap_iter_21</text:p>
          </table:table-cell>
          <table:table-cell office:value-type="string" calcext:value-type="string">
            <text:p>hap_iter_22</text:p>
          </table:table-cell>
          <table:table-cell office:value-type="string" calcext:value-type="string">
            <text:p>hap_iter_23</text:p>
          </table:table-cell>
          <table:table-cell office:value-type="string" calcext:value-type="string">
            <text:p>hap_iter_24</text:p>
          </table:table-cell>
          <table:table-cell office:value-type="string" calcext:value-type="string">
            <text:p>hap_iter_25</text:p>
          </table:table-cell>
          <table:table-cell office:value-type="string" calcext:value-type="string">
            <text:p>hap_iter_26</text:p>
          </table:table-cell>
          <table:table-cell office:value-type="string" calcext:value-type="string">
            <text:p>hap_iter_27</text:p>
          </table:table-cell>
          <table:table-cell office:value-type="string" calcext:value-type="string">
            <text:p>hap_iter_28</text:p>
          </table:table-cell>
          <table:table-cell office:value-type="string" calcext:value-type="string">
            <text:p>hap_iter_29</text:p>
          </table:table-cell>
          <table:table-cell office:value-type="string" calcext:value-type="string">
            <text:p>hap_iter_30</text:p>
          </table:table-cell>
          <table:table-cell office:value-type="string" calcext:value-type="string">
            <text:p>hap_iter_31</text:p>
          </table:table-cell>
          <table:table-cell office:value-type="string" calcext:value-type="string">
            <text:p>hap_iter_32</text:p>
          </table:table-cell>
          <table:table-cell office:value-type="string" calcext:value-type="string">
            <text:p>hap_iter_33</text:p>
          </table:table-cell>
          <table:table-cell office:value-type="string" calcext:value-type="string">
            <text:p>hap_iter_34</text:p>
          </table:table-cell>
          <table:table-cell office:value-type="string" calcext:value-type="string">
            <text:p>hap_iter_35</text:p>
          </table:table-cell>
          <table:table-cell office:value-type="string" calcext:value-type="string">
            <text:p>hap_iter_36</text:p>
          </table:table-cell>
          <table:table-cell office:value-type="string" calcext:value-type="string">
            <text:p>hap_iter_37</text:p>
          </table:table-cell>
          <table:table-cell office:value-type="string" calcext:value-type="string">
            <text:p>hap_iter_38</text:p>
          </table:table-cell>
          <table:table-cell office:value-type="string" calcext:value-type="string">
            <text:p>hap_iter_39</text:p>
          </table:table-cell>
          <table:table-cell office:value-type="string" calcext:value-type="string">
            <text:p>hap_iter_40</text:p>
          </table:table-cell>
          <table:table-cell office:value-type="string" calcext:value-type="string">
            <text:p>hap_iter_41</text:p>
          </table:table-cell>
          <table:table-cell office:value-type="string" calcext:value-type="string">
            <text:p>hap_iter_42</text:p>
          </table:table-cell>
          <table:table-cell office:value-type="string" calcext:value-type="string">
            <text:p>hap_iter_43</text:p>
          </table:table-cell>
          <table:table-cell office:value-type="string" calcext:value-type="string">
            <text:p>hap_iter_44</text:p>
          </table:table-cell>
          <table:table-cell office:value-type="string" calcext:value-type="string">
            <text:p>hap_iter_45</text:p>
          </table:table-cell>
          <table:table-cell office:value-type="string" calcext:value-type="string">
            <text:p>hap_iter_46</text:p>
          </table:table-cell>
          <table:table-cell office:value-type="string" calcext:value-type="string">
            <text:p>hap_iter_47</text:p>
          </table:table-cell>
          <table:table-cell office:value-type="string" calcext:value-type="string">
            <text:p>hap_iter_48</text:p>
          </table:table-cell>
          <table:table-cell office:value-type="string" calcext:value-type="string">
            <text:p>hap_iter_49</text:p>
          </table:table-cell>
          <table:table-cell office:value-type="string" calcext:value-type="string">
            <text:p>hap_iter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6444805194805" calcext:value-type="float">
            <text:p>0.4864448052</text:p>
          </table:table-cell>
          <table:table-cell office:value-type="float" office:value="0.513203463203463" calcext:value-type="float">
            <text:p>0.5132034632</text:p>
          </table:table-cell>
          <table:table-cell office:value-type="float" office:value="0.513961038961039" calcext:value-type="float">
            <text:p>0.513961039</text:p>
          </table:table-cell>
          <table:table-cell office:value-type="float" office:value="0.53030303030303" calcext:value-type="float">
            <text:p>0.5303030303</text:p>
          </table:table-cell>
          <table:table-cell office:value-type="float" office:value="0.545562770562771" calcext:value-type="float">
            <text:p>0.5455627706</text:p>
          </table:table-cell>
          <table:table-cell office:value-type="float" office:value="0.570183982683983" calcext:value-type="float">
            <text:p>0.5701839827</text:p>
          </table:table-cell>
          <table:table-cell office:value-type="float" office:value="0.578896103896104" calcext:value-type="float">
            <text:p>0.5788961039</text:p>
          </table:table-cell>
          <table:table-cell office:value-type="float" office:value="0.596969696969697" calcext:value-type="float">
            <text:p>0.596969697</text:p>
          </table:table-cell>
          <table:table-cell office:value-type="float" office:value="0.613149350649351" calcext:value-type="float">
            <text:p>0.6131493506</text:p>
          </table:table-cell>
          <table:table-cell table:number-columns-repeated="42" office:value-type="float" office:value="0.642261904761905" calcext:value-type="float">
            <text:p>0.6422619048</text:p>
          </table:table-cell>
          <table:table-cell office:value-type="float" office:value="0.795454545454545" calcext:value-type="float">
            <text:p>0.7954545455</text:p>
          </table:table-cell>
          <table:table-cell office:value-type="float" office:value="0.818181818181818" calcext:value-type="float">
            <text:p>0.8181818182</text:p>
          </table:table-cell>
          <table:table-cell office:value-type="float" office:value="0.840909090909091" calcext:value-type="float">
            <text:p>0.8409090909</text:p>
          </table:table-cell>
          <table:table-cell office:value-type="float" office:value="0.863636363636364" calcext:value-type="float">
            <text:p>0.8636363636</text:p>
          </table:table-cell>
          <table:table-cell office:value-type="float" office:value="0.886363636363636" calcext:value-type="float">
            <text:p>0.8863636364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931818181818182" calcext:value-type="float">
            <text:p>0.9318181818</text:p>
          </table:table-cell>
          <table:table-cell office:value-type="float" office:value="0.954545454545455" calcext:value-type="float">
            <text:p>0.9545454545</text:p>
          </table:table-cell>
          <table:table-cell office:value-type="float" office:value="0.977272727272727" calcext:value-type="float">
            <text:p>0.9772727273</text:p>
          </table:table-cell>
          <table:table-cell table:number-columns-repeated="4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1080139372822" calcext:value-type="float">
            <text:p>0.5210801394</text:p>
          </table:table-cell>
          <table:table-cell office:value-type="float" office:value="0.530894308943089" calcext:value-type="float">
            <text:p>0.5308943089</text:p>
          </table:table-cell>
          <table:table-cell office:value-type="float" office:value="0.544715447154472" calcext:value-type="float">
            <text:p>0.5447154472</text:p>
          </table:table-cell>
          <table:table-cell office:value-type="float" office:value="0.57520325203252" calcext:value-type="float">
            <text:p>0.575203252</text:p>
          </table:table-cell>
          <table:table-cell office:value-type="float" office:value="0.608536585365854" calcext:value-type="float">
            <text:p>0.6085365854</text:p>
          </table:table-cell>
          <table:table-cell office:value-type="float" office:value="0.629965156794425" calcext:value-type="float">
            <text:p>0.6299651568</text:p>
          </table:table-cell>
          <table:table-cell office:value-type="float" office:value="0.646225319396051" calcext:value-type="float">
            <text:p>0.6462253194</text:p>
          </table:table-cell>
          <table:table-cell office:value-type="float" office:value="0.666957026713124" calcext:value-type="float">
            <text:p>0.6669570267</text:p>
          </table:table-cell>
          <table:table-cell office:value-type="float" office:value="0.685191637630662" calcext:value-type="float">
            <text:p>0.6851916376</text:p>
          </table:table-cell>
          <table:table-cell office:value-type="float" office:value="0.703832752613241" calcext:value-type="float">
            <text:p>0.7038327526</text:p>
          </table:table-cell>
          <table:table-cell office:value-type="float" office:value="0.726945412311266" calcext:value-type="float">
            <text:p>0.7269454123</text:p>
          </table:table-cell>
          <table:table-cell office:value-type="float" office:value="0.752148664343786" calcext:value-type="float">
            <text:p>0.7521486643</text:p>
          </table:table-cell>
          <table:table-cell table:number-columns-repeated="39" office:value-type="float" office:value="0.773054587688734" calcext:value-type="float">
            <text:p>0.7730545877</text:p>
          </table:table-cell>
          <table:table-cell table:number-columns-repeated="2" office:value-type="float" office:value="0.75609756097561" calcext:value-type="float">
            <text:p>0.756097561</text:p>
          </table:table-cell>
          <table:table-cell office:value-type="float" office:value="0.780487804878049" calcext:value-type="float">
            <text:p>0.7804878049</text:p>
          </table:table-cell>
          <table:table-cell office:value-type="float" office:value="0.829268292682927" calcext:value-type="float">
            <text:p>0.8292682927</text:p>
          </table:table-cell>
          <table:table-cell table:number-columns-repeated="2" office:value-type="float" office:value="0.853658536585366" calcext:value-type="float">
            <text:p>0.8536585366</text:p>
          </table:table-cell>
          <table:table-cell table:number-columns-repeated="3" office:value-type="float" office:value="0.902439024390244" calcext:value-type="float">
            <text:p>0.9024390244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951219512195122" calcext:value-type="float">
            <text:p>0.9512195122</text:p>
          </table:table-cell>
          <table:table-cell office:value-type="float" office:value="0.975609756097561" calcext:value-type="float">
            <text:p>0.9756097561</text:p>
          </table:table-cell>
          <table:table-cell table:number-columns-repeated="39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4338624338624" calcext:value-type="float">
            <text:p>0.4943386243</text:p>
          </table:table-cell>
          <table:table-cell office:value-type="float" office:value="0.507962962962963" calcext:value-type="float">
            <text:p>0.507962963</text:p>
          </table:table-cell>
          <table:table-cell office:value-type="float" office:value="0.542354497354497" calcext:value-type="float">
            <text:p>0.5423544974</text:p>
          </table:table-cell>
          <table:table-cell office:value-type="float" office:value="0.557063492063492" calcext:value-type="float">
            <text:p>0.5570634921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59984126984127" calcext:value-type="float">
            <text:p>0.5998412698</text:p>
          </table:table-cell>
          <table:table-cell office:value-type="float" office:value="0.615873015873016" calcext:value-type="float">
            <text:p>0.6158730159</text:p>
          </table:table-cell>
          <table:table-cell office:value-type="float" office:value="0.635820105820106" calcext:value-type="float">
            <text:p>0.6358201058</text:p>
          </table:table-cell>
          <table:table-cell office:value-type="float" office:value="0.646772486772487" calcext:value-type="float">
            <text:p>0.6467724868</text:p>
          </table:table-cell>
          <table:table-cell table:number-columns-repeated="41" office:value-type="float" office:value="0.668888888888889" calcext:value-type="float">
            <text:p>0.66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22222222222222" calcext:value-type="float">
            <text:p>0.8222222222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4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3261904761905" calcext:value-type="float">
            <text:p>0.4132619048</text:p>
          </table:table-cell>
          <table:table-cell office:value-type="float" office:value="0.435690476190476" calcext:value-type="float">
            <text:p>0.4356904762</text:p>
          </table:table-cell>
          <table:table-cell office:value-type="float" office:value="0.453047619047619" calcext:value-type="float">
            <text:p>0.453047619</text:p>
          </table:table-cell>
          <table:table-cell office:value-type="float" office:value="0.461761904761905" calcext:value-type="float">
            <text:p>0.4617619048</text:p>
          </table:table-cell>
          <table:table-cell office:value-type="float" office:value="0.501714285714286" calcext:value-type="float">
            <text:p>0.5017142857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512380952380952" calcext:value-type="float">
            <text:p>0.5123809524</text:p>
          </table:table-cell>
          <table:table-cell office:value-type="float" office:value="0.525095238095238" calcext:value-type="float">
            <text:p>0.5250952381</text:p>
          </table:table-cell>
          <table:table-cell office:value-type="float" office:value="0.543619047619048" calcext:value-type="float">
            <text:p>0.5436190476</text:p>
          </table:table-cell>
          <table:table-cell office:value-type="float" office:value="0.550571428571429" calcext:value-type="float">
            <text:p>0.5505714286</text:p>
          </table:table-cell>
          <table:table-cell office:value-type="float" office:value="0.581047619047619" calcext:value-type="float">
            <text:p>0.581047619</text:p>
          </table:table-cell>
          <table:table-cell office:value-type="float" office:value="0.604380952380952" calcext:value-type="float">
            <text:p>0.6043809524</text:p>
          </table:table-cell>
          <table:table-cell office:value-type="float" office:value="0.632619047619048" calcext:value-type="float">
            <text:p>0.6326190476</text:p>
          </table:table-cell>
          <table:table-cell office:value-type="float" office:value="0.648619047619048" calcext:value-type="float">
            <text:p>0.6486190476</text:p>
          </table:table-cell>
          <table:table-cell office:value-type="float" office:value="0.675619047619048" calcext:value-type="float">
            <text:p>0.6756190476</text:p>
          </table:table-cell>
          <table:table-cell table:number-columns-repeated="36" office:value-type="float" office:value="0.683285714285714" calcext:value-type="float">
            <text:p>0.6832857143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.88" calcext:value-type="float">
            <text:p>0.88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7195121951219" calcext:value-type="float">
            <text:p>0.487195122</text:p>
          </table:table-cell>
          <table:table-cell office:value-type="float" office:value="0.500871080139373" calcext:value-type="float">
            <text:p>0.5008710801</text:p>
          </table:table-cell>
          <table:table-cell office:value-type="float" office:value="0.515156794425087" calcext:value-type="float">
            <text:p>0.5151567944</text:p>
          </table:table-cell>
          <table:table-cell office:value-type="float" office:value="0.55075493612079" calcext:value-type="float">
            <text:p>0.5507549361</text:p>
          </table:table-cell>
          <table:table-cell office:value-type="float" office:value="0.567711962833914" calcext:value-type="float">
            <text:p>0.5677119628</text:p>
          </table:table-cell>
          <table:table-cell office:value-type="float" office:value="0.611149825783972" calcext:value-type="float">
            <text:p>0.6111498258</text:p>
          </table:table-cell>
          <table:table-cell office:value-type="float" office:value="0.621718931475029" calcext:value-type="float">
            <text:p>0.6217189315</text:p>
          </table:table-cell>
          <table:table-cell office:value-type="float" office:value="0.637659698025552" calcext:value-type="float">
            <text:p>0.637659698</text:p>
          </table:table-cell>
          <table:table-cell office:value-type="float" office:value="0.658797909407666" calcext:value-type="float">
            <text:p>0.6587979094</text:p>
          </table:table-cell>
          <table:table-cell office:value-type="float" office:value="0.688792102206736" calcext:value-type="float">
            <text:p>0.6887921022</text:p>
          </table:table-cell>
          <table:table-cell office:value-type="float" office:value="0.706794425087108" calcext:value-type="float">
            <text:p>0.7067944251</text:p>
          </table:table-cell>
          <table:table-cell table:number-columns-repeated="40" office:value-type="float" office:value="0.741811846689896" calcext:value-type="float">
            <text:p>0.7418118467</text:p>
          </table:table-cell>
          <table:table-cell office:value-type="float" office:value="0.75609756097561" calcext:value-type="float">
            <text:p>0.756097561</text:p>
          </table:table-cell>
          <table:table-cell office:value-type="float" office:value="0.780487804878049" calcext:value-type="float">
            <text:p>0.7804878049</text:p>
          </table:table-cell>
          <table:table-cell office:value-type="float" office:value="0.804878048780488" calcext:value-type="float">
            <text:p>0.8048780488</text:p>
          </table:table-cell>
          <table:table-cell office:value-type="float" office:value="0.829268292682927" calcext:value-type="float">
            <text:p>0.8292682927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0.878048780487805" calcext:value-type="float">
            <text:p>0.8780487805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926829268292683" calcext:value-type="float">
            <text:p>0.9268292683</text:p>
          </table:table-cell>
          <table:table-cell table:number-columns-repeated="2" office:value-type="float" office:value="0.951219512195122" calcext:value-type="float">
            <text:p>0.9512195122</text:p>
          </table:table-cell>
          <table:table-cell office:value-type="float" office:value="0.975609756097561" calcext:value-type="float">
            <text:p>0.9756097561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97119047619048" calcext:value-type="float">
            <text:p>0.4971190476</text:p>
          </table:table-cell>
          <table:table-cell office:value-type="float" office:value="0.497142857142857" calcext:value-type="float">
            <text:p>0.4971428571</text:p>
          </table:table-cell>
          <table:table-cell office:value-type="float" office:value="0.508619047619048" calcext:value-type="float">
            <text:p>0.5086190476</text:p>
          </table:table-cell>
          <table:table-cell office:value-type="float" office:value="0.549619047619048" calcext:value-type="float">
            <text:p>0.5496190476</text:p>
          </table:table-cell>
          <table:table-cell office:value-type="float" office:value="0.557714285714286" calcext:value-type="float">
            <text:p>0.5577142857</text:p>
          </table:table-cell>
          <table:table-cell office:value-type="float" office:value="0.58" calcext:value-type="float">
            <text:p>0.58</text:p>
          </table:table-cell>
          <table:table-cell office:value-type="float" office:value="0.598714285714286" calcext:value-type="float">
            <text:p>0.5987142857</text:p>
          </table:table-cell>
          <table:table-cell office:value-type="float" office:value="0.601047619047619" calcext:value-type="float">
            <text:p>0.601047619</text:p>
          </table:table-cell>
          <table:table-cell office:value-type="float" office:value="0.6285" calcext:value-type="float">
            <text:p>0.6285</text:p>
          </table:table-cell>
          <table:table-cell office:value-type="float" office:value="0.640642857142857" calcext:value-type="float">
            <text:p>0.6406428571</text:p>
          </table:table-cell>
          <table:table-cell office:value-type="float" office:value="0.656023809523809" calcext:value-type="float">
            <text:p>0.6560238095</text:p>
          </table:table-cell>
          <table:table-cell office:value-type="float" office:value="0.666428571428571" calcext:value-type="float">
            <text:p>0.6664285714</text:p>
          </table:table-cell>
          <table:table-cell office:value-type="float" office:value="0.678285714285714" calcext:value-type="float">
            <text:p>0.6782857143</text:p>
          </table:table-cell>
          <table:table-cell table:number-columns-repeated="38" office:value-type="float" office:value="0.7015" calcext:value-type="float">
            <text:p>0.7015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37474120082816" calcext:value-type="float">
            <text:p>0.4374741201</text:p>
          </table:table-cell>
          <table:table-cell office:value-type="float" office:value="0.458488612836439" calcext:value-type="float">
            <text:p>0.4584886128</text:p>
          </table:table-cell>
          <table:table-cell office:value-type="float" office:value="0.46972049689441" calcext:value-type="float">
            <text:p>0.4697204969</text:p>
          </table:table-cell>
          <table:table-cell office:value-type="float" office:value="0.512836438923395" calcext:value-type="float">
            <text:p>0.5128364389</text:p>
          </table:table-cell>
          <table:table-cell office:value-type="float" office:value="0.513923395445135" calcext:value-type="float">
            <text:p>0.5139233954</text:p>
          </table:table-cell>
          <table:table-cell office:value-type="float" office:value="0.548706004140787" calcext:value-type="float">
            <text:p>0.5487060041</text:p>
          </table:table-cell>
          <table:table-cell office:value-type="float" office:value="0.568788819875776" calcext:value-type="float">
            <text:p>0.5687888199</text:p>
          </table:table-cell>
          <table:table-cell office:value-type="float" office:value="0.594772256728779" calcext:value-type="float">
            <text:p>0.5947722567</text:p>
          </table:table-cell>
          <table:table-cell office:value-type="float" office:value="0.627018633540373" calcext:value-type="float">
            <text:p>0.6270186335</text:p>
          </table:table-cell>
          <table:table-cell table:number-columns-repeated="42" office:value-type="float" office:value="0.656987577639752" calcext:value-type="float">
            <text:p>0.6569875776</text:p>
          </table:table-cell>
          <table:table-cell office:value-type="float" office:value="0.782608695652174" calcext:value-type="float">
            <text:p>0.7826086957</text:p>
          </table:table-cell>
          <table:table-cell office:value-type="float" office:value="0.804347826086956" calcext:value-type="float">
            <text:p>0.804347826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91304347826087" calcext:value-type="float">
            <text:p>0.9130434783</text:p>
          </table:table-cell>
          <table:table-cell table:number-columns-repeated="2" office:value-type="float" office:value="0.934782608695652" calcext:value-type="float">
            <text:p>0.9347826087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78260869565217" calcext:value-type="float">
            <text:p>0.9782608696</text:p>
          </table:table-cell>
          <table:table-cell table:number-columns-repeated="4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16507936507936" calcext:value-type="float">
            <text:p>0.5165079365</text:p>
          </table:table-cell>
          <table:table-cell office:value-type="float" office:value="0.542751322751323" calcext:value-type="float">
            <text:p>0.5427513228</text:p>
          </table:table-cell>
          <table:table-cell office:value-type="float" office:value="0.554497354497354" calcext:value-type="float">
            <text:p>0.5544973545</text:p>
          </table:table-cell>
          <table:table-cell office:value-type="float" office:value="0.558941798941799" calcext:value-type="float">
            <text:p>0.5589417989</text:p>
          </table:table-cell>
          <table:table-cell office:value-type="float" office:value="0.570423280423281" calcext:value-type="float">
            <text:p>0.5704232804</text:p>
          </table:table-cell>
          <table:table-cell office:value-type="float" office:value="0.575978835978836" calcext:value-type="float">
            <text:p>0.575978836</text:p>
          </table:table-cell>
          <table:table-cell office:value-type="float" office:value="0.595661375661376" calcext:value-type="float">
            <text:p>0.5956613757</text:p>
          </table:table-cell>
          <table:table-cell office:value-type="float" office:value="0.612116402116402" calcext:value-type="float">
            <text:p>0.6121164021</text:p>
          </table:table-cell>
          <table:table-cell table:number-columns-repeated="43" office:value-type="float" office:value="0.632116402116402" calcext:value-type="float">
            <text:p>0.6321164021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table:number-columns-repeated="2"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4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8386243386243" calcext:value-type="float">
            <text:p>0.4883862434</text:p>
          </table:table-cell>
          <table:table-cell office:value-type="float" office:value="0.499497354497354" calcext:value-type="float">
            <text:p>0.4994973545</text:p>
          </table:table-cell>
          <table:table-cell office:value-type="float" office:value="0.500608465608465" calcext:value-type="float">
            <text:p>0.5006084656</text:p>
          </table:table-cell>
          <table:table-cell office:value-type="float" office:value="0.508756613756614" calcext:value-type="float">
            <text:p>0.5087566138</text:p>
          </table:table-cell>
          <table:table-cell office:value-type="float" office:value="0.517116402116402" calcext:value-type="float">
            <text:p>0.5171164021</text:p>
          </table:table-cell>
          <table:table-cell office:value-type="float" office:value="0.54526455026455" calcext:value-type="float">
            <text:p>0.5452645503</text:p>
          </table:table-cell>
          <table:table-cell office:value-type="float" office:value="0.566190476190476" calcext:value-type="float">
            <text:p>0.5661904762</text:p>
          </table:table-cell>
          <table:table-cell office:value-type="float" office:value="0.582169312169312" calcext:value-type="float">
            <text:p>0.5821693122</text:p>
          </table:table-cell>
          <table:table-cell office:value-type="float" office:value="0.575449735449736" calcext:value-type="float">
            <text:p>0.5754497354</text:p>
          </table:table-cell>
          <table:table-cell office:value-type="float" office:value="0.611005291005291" calcext:value-type="float">
            <text:p>0.611005291</text:p>
          </table:table-cell>
          <table:table-cell office:value-type="float" office:value="0.605079365079365" calcext:value-type="float">
            <text:p>0.6050793651</text:p>
          </table:table-cell>
          <table:table-cell table:number-columns-repeated="40" office:value-type="float" office:value="0.630132275132275" calcext:value-type="float">
            <text:p>0.6301322751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" calcext:value-type="float">
            <text:p>0.8</text:p>
          </table:table-cell>
          <table:table-cell office:value-type="float" office:value="0.822222222222222" calcext:value-type="float">
            <text:p>0.8222222222</text:p>
          </table:table-cell>
          <table:table-cell table:number-columns-repeated="2"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table:number-columns-repeated="2" office:value-type="float" office:value="0.888888888888889" calcext:value-type="float">
            <text:p>0.8888888889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81098153547133" calcext:value-type="float">
            <text:p>0.4810981535</text:p>
          </table:table-cell>
          <table:table-cell office:value-type="float" office:value="0.506948493683188" calcext:value-type="float">
            <text:p>0.5069484937</text:p>
          </table:table-cell>
          <table:table-cell office:value-type="float" office:value="0.523955296404276" calcext:value-type="float">
            <text:p>0.5239552964</text:p>
          </table:table-cell>
          <table:table-cell office:value-type="float" office:value="0.549271137026239" calcext:value-type="float">
            <text:p>0.549271137</text:p>
          </table:table-cell>
          <table:table-cell office:value-type="float" office:value="0.558114674441205" calcext:value-type="float">
            <text:p>0.5581146744</text:p>
          </table:table-cell>
          <table:table-cell office:value-type="float" office:value="0.581681243926142" calcext:value-type="float">
            <text:p>0.5816812439</text:p>
          </table:table-cell>
          <table:table-cell office:value-type="float" office:value="0.613362487852284" calcext:value-type="float">
            <text:p>0.6133624879</text:p>
          </table:table-cell>
          <table:table-cell office:value-type="float" office:value="0.638095238095238" calcext:value-type="float">
            <text:p>0.6380952381</text:p>
          </table:table-cell>
          <table:table-cell office:value-type="float" office:value="0.661127308066084" calcext:value-type="float">
            <text:p>0.6611273081</text:p>
          </table:table-cell>
          <table:table-cell office:value-type="float" office:value="0.674416909620991" calcext:value-type="float">
            <text:p>0.6744169096</text:p>
          </table:table-cell>
          <table:table-cell office:value-type="float" office:value="0.687463556851312" calcext:value-type="float">
            <text:p>0.6874635569</text:p>
          </table:table-cell>
          <table:table-cell office:value-type="float" office:value="0.684013605442177" calcext:value-type="float">
            <text:p>0.6840136054</text:p>
          </table:table-cell>
          <table:table-cell table:number-columns-repeated="39" office:value-type="float" office:value="0.70932944606414" calcext:value-type="float">
            <text:p>0.7093294461</text:p>
          </table:table-cell>
          <table:table-cell office:value-type="float" office:value="0.755102040816326" calcext:value-type="float">
            <text:p>0.7551020408</text:p>
          </table:table-cell>
          <table:table-cell office:value-type="float" office:value="0.775510204081633" calcext:value-type="float">
            <text:p>0.775510204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877551020408163" calcext:value-type="float">
            <text:p>0.8775510204</text:p>
          </table:table-cell>
          <table:table-cell office:value-type="float" office:value="0.918367346938775" calcext:value-type="float">
            <text:p>0.9183673469</text:p>
          </table:table-cell>
          <table:table-cell table:number-columns-repeated="2" office:value-type="float" office:value="0.938775510204082" calcext:value-type="float">
            <text:p>0.9387755102</text:p>
          </table:table-cell>
          <table:table-cell office:value-type="float" office:value="0.959183673469388" calcext:value-type="float">
            <text:p>0.9591836735</text:p>
          </table:table-cell>
          <table:table-cell table:number-columns-repeated="2" office:value-type="float" office:value="0.979591836734694" calcext:value-type="float">
            <text:p>0.9795918367</text:p>
          </table:table-cell>
          <table:table-cell table:number-columns-repeated="3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1851851851852" calcext:value-type="float">
            <text:p>0.5818518519</text:p>
          </table:table-cell>
          <table:table-cell office:value-type="float" office:value="0.602222222222222" calcext:value-type="float">
            <text:p>0.6022222222</text:p>
          </table:table-cell>
          <table:table-cell office:value-type="float" office:value="0.613571428571429" calcext:value-type="float">
            <text:p>0.6135714286</text:p>
          </table:table-cell>
          <table:table-cell office:value-type="float" office:value="0.639312169312169" calcext:value-type="float">
            <text:p>0.6393121693</text:p>
          </table:table-cell>
          <table:table-cell office:value-type="float" office:value="0.656031746031746" calcext:value-type="float">
            <text:p>0.656031746</text:p>
          </table:table-cell>
          <table:table-cell office:value-type="float" office:value="0.671534391534392" calcext:value-type="float">
            <text:p>0.6715343915</text:p>
          </table:table-cell>
          <table:table-cell office:value-type="float" office:value="0.671111111111111" calcext:value-type="float">
            <text:p>0.6711111111</text:p>
          </table:table-cell>
          <table:table-cell office:value-type="float" office:value="0.688888888888889" calcext:value-type="float">
            <text:p>0.6888888889</text:p>
          </table:table-cell>
          <table:table-cell table:number-columns-repeated="43" office:value-type="float" office:value="0.696560846560847" calcext:value-type="float">
            <text:p>0.6965608466</text:p>
          </table:table-cell>
          <table:table-cell office:value-type="float" office:value="0.822222222222222" calcext:value-type="float">
            <text:p>0.8222222222</text:p>
          </table:table-cell>
          <table:table-cell office:value-type="float" office:value="0.866666666666667" calcext:value-type="float">
            <text:p>0.8666666667</text:p>
          </table:table-cell>
          <table:table-cell table:number-columns-repeated="3" office:value-type="float" office:value="0.911111111111111" calcext:value-type="float">
            <text:p>0.9111111111</text:p>
          </table:table-cell>
          <table:table-cell table:number-columns-repeated="2"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4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34473150962513" calcext:value-type="float">
            <text:p>0.534473151</text:p>
          </table:table-cell>
          <table:table-cell office:value-type="float" office:value="0.561220871327254" calcext:value-type="float">
            <text:p>0.5612208713</text:p>
          </table:table-cell>
          <table:table-cell office:value-type="float" office:value="0.580369807497467" calcext:value-type="float">
            <text:p>0.5803698075</text:p>
          </table:table-cell>
          <table:table-cell office:value-type="float" office:value="0.583915906788247" calcext:value-type="float">
            <text:p>0.5839159068</text:p>
          </table:table-cell>
          <table:table-cell office:value-type="float" office:value="0.603774062816616" calcext:value-type="float">
            <text:p>0.6037740628</text:p>
          </table:table-cell>
          <table:table-cell office:value-type="float" office:value="0.620339412360689" calcext:value-type="float">
            <text:p>0.6203394124</text:p>
          </table:table-cell>
          <table:table-cell table:number-columns-repeated="45" office:value-type="float" office:value="0.633004052684904" calcext:value-type="float">
            <text:p>0.6330040527</text:p>
          </table:table-cell>
          <table:table-cell table:number-columns-repeated="2" office:value-type="float" office:value="0.872340425531915" calcext:value-type="float">
            <text:p>0.8723404255</text:p>
          </table:table-cell>
          <table:table-cell office:value-type="float" office:value="0.893617021276596" calcext:value-type="float">
            <text:p>0.8936170213</text:p>
          </table:table-cell>
          <table:table-cell office:value-type="float" office:value="0.936170212765957" calcext:value-type="float">
            <text:p>0.9361702128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978723404255319" calcext:value-type="float">
            <text:p>0.9787234043</text:p>
          </table:table-cell>
          <table:table-cell table:number-columns-repeated="4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75595238095238" calcext:value-type="float">
            <text:p>0.3755952381</text:p>
          </table:table-cell>
          <table:table-cell office:value-type="float" office:value="0.403246753246753" calcext:value-type="float">
            <text:p>0.4032467532</text:p>
          </table:table-cell>
          <table:table-cell office:value-type="float" office:value="0.416017316017316" calcext:value-type="float">
            <text:p>0.416017316</text:p>
          </table:table-cell>
          <table:table-cell office:value-type="float" office:value="0.446969696969697" calcext:value-type="float">
            <text:p>0.446969697</text:p>
          </table:table-cell>
          <table:table-cell office:value-type="float" office:value="0.456601731601731" calcext:value-type="float">
            <text:p>0.4566017316</text:p>
          </table:table-cell>
          <table:table-cell office:value-type="float" office:value="0.47224025974026" calcext:value-type="float">
            <text:p>0.4722402597</text:p>
          </table:table-cell>
          <table:table-cell office:value-type="float" office:value="0.485416666666667" calcext:value-type="float">
            <text:p>0.4854166667</text:p>
          </table:table-cell>
          <table:table-cell office:value-type="float" office:value="0.488825757575758" calcext:value-type="float">
            <text:p>0.4888257576</text:p>
          </table:table-cell>
          <table:table-cell office:value-type="float" office:value="0.504572510822511" calcext:value-type="float">
            <text:p>0.5045725108</text:p>
          </table:table-cell>
          <table:table-cell office:value-type="float" office:value="0.530762987012987" calcext:value-type="float">
            <text:p>0.530762987</text:p>
          </table:table-cell>
          <table:table-cell office:value-type="float" office:value="0.553382034632035" calcext:value-type="float">
            <text:p>0.5533820346</text:p>
          </table:table-cell>
          <table:table-cell table:number-columns-repeated="40" office:value-type="float" office:value="0.573079004329004" calcext:value-type="float">
            <text:p>0.5730790043</text:p>
          </table:table-cell>
          <table:table-cell office:value-type="float" office:value="0.681818181818182" calcext:value-type="float">
            <text:p>0.6818181818</text:p>
          </table:table-cell>
          <table:table-cell office:value-type="float" office:value="0.727272727272727" calcext:value-type="float">
            <text:p>0.7272727273</text:p>
          </table:table-cell>
          <table:table-cell office:value-type="float" office:value="0.772727272727273" calcext:value-type="float">
            <text:p>0.7727272727</text:p>
          </table:table-cell>
          <table:table-cell office:value-type="float" office:value="0.795454545454545" calcext:value-type="float">
            <text:p>0.7954545455</text:p>
          </table:table-cell>
          <table:table-cell office:value-type="float" office:value="0.818181818181818" calcext:value-type="float">
            <text:p>0.8181818182</text:p>
          </table:table-cell>
          <table:table-cell office:value-type="float" office:value="0.840909090909091" calcext:value-type="float">
            <text:p>0.8409090909</text:p>
          </table:table-cell>
          <table:table-cell office:value-type="float" office:value="0.863636363636364" calcext:value-type="float">
            <text:p>0.8636363636</text:p>
          </table:table-cell>
          <table:table-cell office:value-type="float" office:value="0.886363636363636" calcext:value-type="float">
            <text:p>0.8863636364</text:p>
          </table:table-cell>
          <table:table-cell office:value-type="float" office:value="0.931818181818182" calcext:value-type="float">
            <text:p>0.9318181818</text:p>
          </table:table-cell>
          <table:table-cell office:value-type="float" office:value="0.954545454545455" calcext:value-type="float">
            <text:p>0.9545454545</text:p>
          </table:table-cell>
          <table:table-cell office:value-type="float" office:value="0.977272727272727" calcext:value-type="float">
            <text:p>0.9772727273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3035714285714" calcext:value-type="float">
            <text:p>0.4330357143</text:p>
          </table:table-cell>
          <table:table-cell office:value-type="float" office:value="0.441666666666667" calcext:value-type="float">
            <text:p>0.4416666667</text:p>
          </table:table-cell>
          <table:table-cell office:value-type="float" office:value="0.457638888888889" calcext:value-type="float">
            <text:p>0.4576388889</text:p>
          </table:table-cell>
          <table:table-cell office:value-type="float" office:value="0.485664682539683" calcext:value-type="float">
            <text:p>0.4856646825</text:p>
          </table:table-cell>
          <table:table-cell office:value-type="float" office:value="0.496676587301587" calcext:value-type="float">
            <text:p>0.4966765873</text:p>
          </table:table-cell>
          <table:table-cell office:value-type="float" office:value="0.526860119047619" calcext:value-type="float">
            <text:p>0.526860119</text:p>
          </table:table-cell>
          <table:table-cell office:value-type="float" office:value="0.549131944444445" calcext:value-type="float">
            <text:p>0.5491319444</text:p>
          </table:table-cell>
          <table:table-cell office:value-type="float" office:value="0.582688492063492" calcext:value-type="float">
            <text:p>0.5826884921</text:p>
          </table:table-cell>
          <table:table-cell office:value-type="float" office:value="0.616493055555556" calcext:value-type="float">
            <text:p>0.6164930556</text:p>
          </table:table-cell>
          <table:table-cell office:value-type="float" office:value="0.628298611111111" calcext:value-type="float">
            <text:p>0.6282986111</text:p>
          </table:table-cell>
          <table:table-cell office:value-type="float" office:value="0.635987103174603" calcext:value-type="float">
            <text:p>0.6359871032</text:p>
          </table:table-cell>
          <table:table-cell office:value-type="float" office:value="0.665079365079365" calcext:value-type="float">
            <text:p>0.6650793651</text:p>
          </table:table-cell>
          <table:table-cell office:value-type="float" office:value="0.693477182539683" calcext:value-type="float">
            <text:p>0.6934771825</text:p>
          </table:table-cell>
          <table:table-cell table:number-columns-repeated="38" office:value-type="float" office:value="0.730828373015873" calcext:value-type="float">
            <text:p>0.730828373</text:p>
          </table:table-cell>
          <table:table-cell table:number-columns-repeated="2" office:value-type="float" office:value="0.729166666666667" calcext:value-type="float">
            <text:p>0.7291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770833333333333" calcext:value-type="float">
            <text:p>0.7708333333</text:p>
          </table:table-cell>
          <table:table-cell table:number-columns-repeated="3" office:value-type="float" office:value="0.791666666666667" calcext:value-type="float">
            <text:p>0.7916666667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58333333333333" calcext:value-type="float">
            <text:p>0.9583333333</text:p>
          </table:table-cell>
          <table:table-cell office:value-type="float" office:value="0.979166666666667" calcext:value-type="float">
            <text:p>0.9791666667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6484295845998" calcext:value-type="float">
            <text:p>0.4564842958</text:p>
          </table:table-cell>
          <table:table-cell office:value-type="float" office:value="0.461398176291793" calcext:value-type="float">
            <text:p>0.4613981763</text:p>
          </table:table-cell>
          <table:table-cell office:value-type="float" office:value="0.474164133738602" calcext:value-type="float">
            <text:p>0.4741641337</text:p>
          </table:table-cell>
          <table:table-cell office:value-type="float" office:value="0.498530901722391" calcext:value-type="float">
            <text:p>0.4985309017</text:p>
          </table:table-cell>
          <table:table-cell office:value-type="float" office:value="0.511195542046606" calcext:value-type="float">
            <text:p>0.511195542</text:p>
          </table:table-cell>
          <table:table-cell office:value-type="float" office:value="0.51838905775076" calcext:value-type="float">
            <text:p>0.5183890578</text:p>
          </table:table-cell>
          <table:table-cell office:value-type="float" office:value="0.534346504559271" calcext:value-type="float">
            <text:p>0.5343465046</text:p>
          </table:table-cell>
          <table:table-cell office:value-type="float" office:value="0.566818642350557" calcext:value-type="float">
            <text:p>0.5668186424</text:p>
          </table:table-cell>
          <table:table-cell office:value-type="float" office:value="0.595542046605876" calcext:value-type="float">
            <text:p>0.5955420466</text:p>
          </table:table-cell>
          <table:table-cell office:value-type="float" office:value="0.609270516717325" calcext:value-type="float">
            <text:p>0.6092705167</text:p>
          </table:table-cell>
          <table:table-cell table:number-columns-repeated="41" office:value-type="float" office:value="0.624366767983789" calcext:value-type="float">
            <text:p>0.624366768</text:p>
          </table:table-cell>
          <table:table-cell office:value-type="float" office:value="0.787234042553192" calcext:value-type="float">
            <text:p>0.7872340426</text:p>
          </table:table-cell>
          <table:table-cell table:number-columns-repeated="2" office:value-type="float" office:value="0.808510638297872" calcext:value-type="float">
            <text:p>0.8085106383</text:p>
          </table:table-cell>
          <table:table-cell office:value-type="float" office:value="0.829787234042553" calcext:value-type="float">
            <text:p>0.829787234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893617021276596" calcext:value-type="float">
            <text:p>0.8936170213</text:p>
          </table:table-cell>
          <table:table-cell office:value-type="float" office:value="0.914893617021277" calcext:value-type="float">
            <text:p>0.914893617</text:p>
          </table:table-cell>
          <table:table-cell table:number-columns-repeated="2" office:value-type="float" office:value="0.936170212765957" calcext:value-type="float">
            <text:p>0.9361702128</text:p>
          </table:table-cell>
          <table:table-cell office:value-type="float" office:value="0.957446808510638" calcext:value-type="float">
            <text:p>0.9574468085</text:p>
          </table:table-cell>
          <table:table-cell table:number-columns-repeated="4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6])" office:value-type="float" office:value="0.480289756520258" calcext:value-type="float">
            <text:p>0.4802897565</text:p>
          </table:table-cell>
          <table:table-cell table:formula="of:=AVERAGE([.C2:.C16])" office:value-type="float" office:value="0.497547041473681" calcext:value-type="float">
            <text:p>0.4975470415</text:p>
          </table:table-cell>
          <table:table-cell table:formula="of:=AVERAGE([.D2:.D16])" office:value-type="float" office:value="0.511226508845332" calcext:value-type="float">
            <text:p>0.5112265088</text:p>
          </table:table-cell>
          <table:table-cell table:formula="of:=AVERAGE([.E2:.E16])" office:value-type="float" office:value="0.533927000592068" calcext:value-type="float">
            <text:p>0.5339270006</text:p>
          </table:table-cell>
          <table:table-cell table:formula="of:=AVERAGE([.F2:.F16])" office:value-type="float" office:value="0.549673154161028" calcext:value-type="float">
            <text:p>0.5496731542</text:p>
          </table:table-cell>
          <table:table-cell table:formula="of:=AVERAGE([.G2:.G16])" office:value-type="float" office:value="0.569186189333761" calcext:value-type="float">
            <text:p>0.5691861893</text:p>
          </table:table-cell>
          <table:table-cell table:formula="of:=AVERAGE([.H2:.H16])" office:value-type="float" office:value="0.584986020116667" calcext:value-type="float">
            <text:p>0.5849860201</text:p>
          </table:table-cell>
          <table:table-cell table:formula="of:=AVERAGE([.I2:.I16])" office:value-type="float" office:value="0.602065422493172" calcext:value-type="float">
            <text:p>0.6020654225</text:p>
          </table:table-cell>
          <table:table-cell table:formula="of:=AVERAGE([.J2:.J16])" office:value-type="float" office:value="0.620464176168608" calcext:value-type="float">
            <text:p>0.6204641762</text:p>
          </table:table-cell>
          <table:table-cell table:formula="of:=AVERAGE([.K2:.K16])" office:value-type="float" office:value="0.636353115102551" calcext:value-type="float">
            <text:p>0.6363531151</text:p>
          </table:table-cell>
          <table:table-cell table:formula="of:=AVERAGE([.L2:.L16])" office:value-type="float" office:value="0.64712731775624" calcext:value-type="float">
            <text:p>0.6471273178</text:p>
          </table:table-cell>
          <table:table-cell table:formula="of:=AVERAGE([.M2:.M16])" office:value-type="float" office:value="0.658084048364168" calcext:value-type="float">
            <text:p>0.6580840484</text:p>
          </table:table-cell>
          <table:table-cell table:formula="of:=AVERAGE([.N2:.N16])" office:value-type="float" office:value="0.665731702998999" calcext:value-type="float">
            <text:p>0.665731703</text:p>
          </table:table-cell>
          <table:table-cell table:formula="of:=AVERAGE([.O2:.O16])" office:value-type="float" office:value="0.670836068078364" calcext:value-type="float">
            <text:p>0.6708360681</text:p>
          </table:table-cell>
          <table:table-cell table:formula="of:=AVERAGE([.P2:.P16])" office:value-type="float" office:value="0.672636068078364" calcext:value-type="float">
            <text:p>0.6726360681</text:p>
          </table:table-cell>
          <table:table-cell table:formula="of:=AVERAGE([.Q2:.Q16])" office:value-type="float" office:value="0.673147179189475" calcext:value-type="float">
            <text:p>0.6731471792</text:p>
          </table:table-cell>
          <table:table-cell table:formula="of:=AVERAGE([.R2:.R16])" office:value-type="float" office:value="0.673147179189475" calcext:value-type="float">
            <text:p>0.6731471792</text:p>
          </table:table-cell>
          <table:table-cell table:formula="of:=AVERAGE([.S2:.S16])" office:value-type="float" office:value="0.673147179189475" calcext:value-type="float">
            <text:p>0.6731471792</text:p>
          </table:table-cell>
          <table:table-cell table:formula="of:=AVERAGE([.T2:.T16])" office:value-type="float" office:value="0.673147179189475" calcext:value-type="float">
            <text:p>0.6731471792</text:p>
          </table:table-cell>
          <table:table-cell table:formula="of:=AVERAGE([.U2:.U16])" office:value-type="float" office:value="0.673147179189475" calcext:value-type="float">
            <text:p>0.6731471792</text:p>
          </table:table-cell>
          <table:table-cell table:formula="of:=AVERAGE([.V2:.V16])" office:value-type="float" office:value="0.673147179189475" calcext:value-type="float">
            <text:p>0.6731471792</text:p>
          </table:table-cell>
          <table:table-cell table:formula="of:=AVERAGE([.W2:.W16])" office:value-type="float" office:value="0.673147179189475" calcext:value-type="float">
            <text:p>0.6731471792</text:p>
          </table:table-cell>
          <table:table-cell table:formula="of:=AVERAGE([.X2:.X16])" office:value-type="float" office:value="0.673147179189475" calcext:value-type="float">
            <text:p>0.6731471792</text:p>
          </table:table-cell>
          <table:table-cell table:formula="of:=AVERAGE([.Y2:.Y16])" office:value-type="float" office:value="0.673147179189475" calcext:value-type="float">
            <text:p>0.6731471792</text:p>
          </table:table-cell>
          <table:table-cell table:formula="of:=AVERAGE([.Z2:.Z16])" office:value-type="float" office:value="0.673147179189475" calcext:value-type="float">
            <text:p>0.6731471792</text:p>
          </table:table-cell>
          <table:table-cell table:formula="of:=AVERAGE([.AA2:.AA16])" office:value-type="float" office:value="0.673147179189475" calcext:value-type="float">
            <text:p>0.6731471792</text:p>
          </table:table-cell>
          <table:table-cell table:formula="of:=AVERAGE([.AB2:.AB16])" office:value-type="float" office:value="0.673147179189475" calcext:value-type="float">
            <text:p>0.6731471792</text:p>
          </table:table-cell>
          <table:table-cell table:formula="of:=AVERAGE([.AC2:.AC16])" office:value-type="float" office:value="0.673147179189475" calcext:value-type="float">
            <text:p>0.6731471792</text:p>
          </table:table-cell>
          <table:table-cell table:formula="of:=AVERAGE([.AD2:.AD16])" office:value-type="float" office:value="0.673147179189475" calcext:value-type="float">
            <text:p>0.6731471792</text:p>
          </table:table-cell>
          <table:table-cell table:formula="of:=AVERAGE([.AE2:.AE16])" office:value-type="float" office:value="0.673147179189475" calcext:value-type="float">
            <text:p>0.6731471792</text:p>
          </table:table-cell>
          <table:table-cell table:formula="of:=AVERAGE([.AF2:.AF16])" office:value-type="float" office:value="0.673147179189475" calcext:value-type="float">
            <text:p>0.6731471792</text:p>
          </table:table-cell>
          <table:table-cell table:formula="of:=AVERAGE([.AG2:.AG16])" office:value-type="float" office:value="0.673147179189475" calcext:value-type="float">
            <text:p>0.6731471792</text:p>
          </table:table-cell>
          <table:table-cell table:formula="of:=AVERAGE([.AH2:.AH16])" office:value-type="float" office:value="0.673147179189475" calcext:value-type="float">
            <text:p>0.6731471792</text:p>
          </table:table-cell>
          <table:table-cell table:formula="of:=AVERAGE([.AI2:.AI16])" office:value-type="float" office:value="0.673147179189475" calcext:value-type="float">
            <text:p>0.6731471792</text:p>
          </table:table-cell>
          <table:table-cell table:formula="of:=AVERAGE([.AJ2:.AJ16])" office:value-type="float" office:value="0.673147179189475" calcext:value-type="float">
            <text:p>0.6731471792</text:p>
          </table:table-cell>
          <table:table-cell table:formula="of:=AVERAGE([.AK2:.AK16])" office:value-type="float" office:value="0.673147179189475" calcext:value-type="float">
            <text:p>0.6731471792</text:p>
          </table:table-cell>
          <table:table-cell table:formula="of:=AVERAGE([.AL2:.AL16])" office:value-type="float" office:value="0.673147179189475" calcext:value-type="float">
            <text:p>0.6731471792</text:p>
          </table:table-cell>
          <table:table-cell table:formula="of:=AVERAGE([.AM2:.AM16])" office:value-type="float" office:value="0.673147179189475" calcext:value-type="float">
            <text:p>0.6731471792</text:p>
          </table:table-cell>
          <table:table-cell table:formula="of:=AVERAGE([.AN2:.AN16])" office:value-type="float" office:value="0.673147179189475" calcext:value-type="float">
            <text:p>0.6731471792</text:p>
          </table:table-cell>
          <table:table-cell table:formula="of:=AVERAGE([.AO2:.AO16])" office:value-type="float" office:value="0.673147179189475" calcext:value-type="float">
            <text:p>0.6731471792</text:p>
          </table:table-cell>
          <table:table-cell table:formula="of:=AVERAGE([.AP2:.AP16])" office:value-type="float" office:value="0.673147179189475" calcext:value-type="float">
            <text:p>0.6731471792</text:p>
          </table:table-cell>
          <table:table-cell table:formula="of:=AVERAGE([.AQ2:.AQ16])" office:value-type="float" office:value="0.673147179189475" calcext:value-type="float">
            <text:p>0.6731471792</text:p>
          </table:table-cell>
          <table:table-cell table:formula="of:=AVERAGE([.AR2:.AR16])" office:value-type="float" office:value="0.673147179189475" calcext:value-type="float">
            <text:p>0.6731471792</text:p>
          </table:table-cell>
          <table:table-cell table:formula="of:=AVERAGE([.AS2:.AS16])" office:value-type="float" office:value="0.673147179189475" calcext:value-type="float">
            <text:p>0.6731471792</text:p>
          </table:table-cell>
          <table:table-cell table:formula="of:=AVERAGE([.AT2:.AT16])" office:value-type="float" office:value="0.673147179189475" calcext:value-type="float">
            <text:p>0.6731471792</text:p>
          </table:table-cell>
          <table:table-cell table:formula="of:=AVERAGE([.AU2:.AU16])" office:value-type="float" office:value="0.673147179189475" calcext:value-type="float">
            <text:p>0.6731471792</text:p>
          </table:table-cell>
          <table:table-cell table:formula="of:=AVERAGE([.AV2:.AV16])" office:value-type="float" office:value="0.673147179189475" calcext:value-type="float">
            <text:p>0.6731471792</text:p>
          </table:table-cell>
          <table:table-cell table:formula="of:=AVERAGE([.AW2:.AW16])" office:value-type="float" office:value="0.673147179189475" calcext:value-type="float">
            <text:p>0.6731471792</text:p>
          </table:table-cell>
          <table:table-cell table:formula="of:=AVERAGE([.AX2:.AX16])" office:value-type="float" office:value="0.673147179189475" calcext:value-type="float">
            <text:p>0.6731471792</text:p>
          </table:table-cell>
          <table:table-cell table:formula="of:=AVERAGE([.AY2:.AY16])" office:value-type="float" office:value="0.673147179189475" calcext:value-type="float">
            <text:p>0.6731471792</text:p>
          </table:table-cell>
          <table:table-cell table:formula="of:=AVERAGE([.AZ2:.AZ16])" office:value-type="float" office:value="0.673147179189475" calcext:value-type="float">
            <text:p>0.6731471792</text:p>
          </table:table-cell>
          <table:table-cell table:formula="of:=AVERAGE([.BA2:.BA16])" office:value-type="float" office:value="0.778246499881467" calcext:value-type="float">
            <text:p>0.7782464999</text:p>
          </table:table-cell>
          <table:table-cell table:formula="of:=AVERAGE([.BB2:.BB16])" office:value-type="float" office:value="0.798720304057476" calcext:value-type="float">
            <text:p>0.7987203041</text:p>
          </table:table-cell>
          <table:table-cell table:formula="of:=AVERAGE([.BC2:.BC16])" office:value-type="float" office:value="0.823690494864018" calcext:value-type="float">
            <text:p>0.8236904949</text:p>
          </table:table-cell>
          <table:table-cell table:formula="of:=AVERAGE([.BD2:.BD16])" office:value-type="float" office:value="0.849941598864594" calcext:value-type="float">
            <text:p>0.8499415989</text:p>
          </table:table-cell>
          <table:table-cell table:formula="of:=AVERAGE([.BE2:.BE16])" office:value-type="float" office:value="0.871789073144165" calcext:value-type="float">
            <text:p>0.8717890731</text:p>
          </table:table-cell>
          <table:table-cell table:formula="of:=AVERAGE([.BF2:.BF16])" office:value-type="float" office:value="0.889351350706519" calcext:value-type="float">
            <text:p>0.8893513507</text:p>
          </table:table-cell>
          <table:table-cell table:formula="of:=AVERAGE([.BG2:.BG16])" office:value-type="float" office:value="0.907262114829753" calcext:value-type="float">
            <text:p>0.9072621148</text:p>
          </table:table-cell>
          <table:table-cell table:formula="of:=AVERAGE([.BH2:.BH16])" office:value-type="float" office:value="0.927572619342463" calcext:value-type="float">
            <text:p>0.9275726193</text:p>
          </table:table-cell>
          <table:table-cell table:formula="of:=AVERAGE([.BI2:.BI16])" office:value-type="float" office:value="0.943693365510398" calcext:value-type="float">
            <text:p>0.9436933655</text:p>
          </table:table-cell>
          <table:table-cell table:formula="of:=AVERAGE([.BJ2:.BJ16])" office:value-type="float" office:value="0.962466832986071" calcext:value-type="float">
            <text:p>0.962466833</text:p>
          </table:table-cell>
          <table:table-cell table:formula="of:=AVERAGE([.BK2:.BK16])" office:value-type="float" office:value="0.978598107338525" calcext:value-type="float">
            <text:p>0.9785981073</text:p>
          </table:table-cell>
          <table:table-cell table:formula="of:=AVERAGE([.BL2:.BL16])" office:value-type="float" office:value="0.987568995077706" calcext:value-type="float">
            <text:p>0.9875689951</text:p>
          </table:table-cell>
          <table:table-cell table:formula="of:=AVERAGE([.BM2:.BM16])" office:value-type="float" office:value="0.994611111111111" calcext:value-type="float">
            <text:p>0.9946111111</text:p>
          </table:table-cell>
          <table:table-cell table:formula="of:=AVERAGE([.BN2:.BN16])" office:value-type="float" office:value="0.998666666666667" calcext:value-type="float">
            <text:p>0.9986666667</text:p>
          </table:table-cell>
          <table:table-cell table:formula="of:=AVERAGE([.BO2:.BO16])" office:value-type="float" office:value="0.998666666666667" calcext:value-type="float">
            <text:p>0.9986666667</text:p>
          </table:table-cell>
          <table:table-cell table:formula="of:=AVERAGE([.BP2:.BP16])" office:value-type="float" office:value="1" calcext:value-type="float">
            <text:p>1</text:p>
          </table:table-cell>
          <table:table-cell table:formula="of:=AVERAGE([.BQ2:.BQ16])" office:value-type="float" office:value="1" calcext:value-type="float">
            <text:p>1</text:p>
          </table:table-cell>
          <table:table-cell table:formula="of:=AVERAGE([.BR2:.BR16])" office:value-type="float" office:value="1" calcext:value-type="float">
            <text:p>1</text:p>
          </table:table-cell>
          <table:table-cell table:formula="of:=AVERAGE([.BS2:.BS16])" office:value-type="float" office:value="1" calcext:value-type="float">
            <text:p>1</text:p>
          </table:table-cell>
          <table:table-cell table:formula="of:=AVERAGE([.BT2:.BT16])" office:value-type="float" office:value="1" calcext:value-type="float">
            <text:p>1</text:p>
          </table:table-cell>
          <table:table-cell table:formula="of:=AVERAGE([.BU2:.BU16])" office:value-type="float" office:value="1" calcext:value-type="float">
            <text:p>1</text:p>
          </table:table-cell>
          <table:table-cell table:formula="of:=AVERAGE([.BV2:.BV16])" office:value-type="float" office:value="1" calcext:value-type="float">
            <text:p>1</text:p>
          </table:table-cell>
          <table:table-cell table:formula="of:=AVERAGE([.BW2:.BW16])" office:value-type="float" office:value="1" calcext:value-type="float">
            <text:p>1</text:p>
          </table:table-cell>
          <table:table-cell table:formula="of:=AVERAGE([.BX2:.BX16])" office:value-type="float" office:value="1" calcext:value-type="float">
            <text:p>1</text:p>
          </table:table-cell>
          <table:table-cell table:formula="of:=AVERAGE([.BY2:.BY16])" office:value-type="float" office:value="1" calcext:value-type="float">
            <text:p>1</text:p>
          </table:table-cell>
          <table:table-cell table:formula="of:=AVERAGE([.BZ2:.BZ16])" office:value-type="float" office:value="1" calcext:value-type="float">
            <text:p>1</text:p>
          </table:table-cell>
          <table:table-cell table:formula="of:=AVERAGE([.CA2:.CA16])" office:value-type="float" office:value="1" calcext:value-type="float">
            <text:p>1</text:p>
          </table:table-cell>
          <table:table-cell table:formula="of:=AVERAGE([.CB2:.CB16])" office:value-type="float" office:value="1" calcext:value-type="float">
            <text:p>1</text:p>
          </table:table-cell>
          <table:table-cell table:formula="of:=AVERAGE([.CC2:.CC16])" office:value-type="float" office:value="1" calcext:value-type="float">
            <text:p>1</text:p>
          </table:table-cell>
          <table:table-cell table:formula="of:=AVERAGE([.CD2:.CD16])" office:value-type="float" office:value="1" calcext:value-type="float">
            <text:p>1</text:p>
          </table:table-cell>
          <table:table-cell table:formula="of:=AVERAGE([.CE2:.CE16])" office:value-type="float" office:value="1" calcext:value-type="float">
            <text:p>1</text:p>
          </table:table-cell>
          <table:table-cell table:formula="of:=AVERAGE([.CF2:.CF16])" office:value-type="float" office:value="1" calcext:value-type="float">
            <text:p>1</text:p>
          </table:table-cell>
          <table:table-cell table:formula="of:=AVERAGE([.CG2:.CG16])" office:value-type="float" office:value="1" calcext:value-type="float">
            <text:p>1</text:p>
          </table:table-cell>
          <table:table-cell table:formula="of:=AVERAGE([.CH2:.CH16])" office:value-type="float" office:value="1" calcext:value-type="float">
            <text:p>1</text:p>
          </table:table-cell>
          <table:table-cell table:formula="of:=AVERAGE([.CI2:.CI16])" office:value-type="float" office:value="1" calcext:value-type="float">
            <text:p>1</text:p>
          </table:table-cell>
          <table:table-cell table:formula="of:=AVERAGE([.CJ2:.CJ16])" office:value-type="float" office:value="1" calcext:value-type="float">
            <text:p>1</text:p>
          </table:table-cell>
          <table:table-cell table:formula="of:=AVERAGE([.CK2:.CK16])" office:value-type="float" office:value="1" calcext:value-type="float">
            <text:p>1</text:p>
          </table:table-cell>
          <table:table-cell table:formula="of:=AVERAGE([.CL2:.CL16])" office:value-type="float" office:value="1" calcext:value-type="float">
            <text:p>1</text:p>
          </table:table-cell>
          <table:table-cell table:formula="of:=AVERAGE([.CM2:.CM16])" office:value-type="float" office:value="1" calcext:value-type="float">
            <text:p>1</text:p>
          </table:table-cell>
          <table:table-cell table:formula="of:=AVERAGE([.CN2:.CN16])" office:value-type="float" office:value="1" calcext:value-type="float">
            <text:p>1</text:p>
          </table:table-cell>
          <table:table-cell table:formula="of:=AVERAGE([.CO2:.CO16])" office:value-type="float" office:value="1" calcext:value-type="float">
            <text:p>1</text:p>
          </table:table-cell>
          <table:table-cell table:formula="of:=AVERAGE([.CP2:.CP16])" office:value-type="float" office:value="1" calcext:value-type="float">
            <text:p>1</text:p>
          </table:table-cell>
          <table:table-cell table:formula="of:=AVERAGE([.CQ2:.CQ16])" office:value-type="float" office:value="1" calcext:value-type="float">
            <text:p>1</text:p>
          </table:table-cell>
          <table:table-cell table:formula="of:=AVERAGE([.CR2:.CR16])" office:value-type="float" office:value="1" calcext:value-type="float">
            <text:p>1</text:p>
          </table:table-cell>
          <table:table-cell table:formula="of:=AVERAGE([.CS2:.CS16])" office:value-type="float" office:value="1" calcext:value-type="float">
            <text:p>1</text:p>
          </table:table-cell>
          <table:table-cell table:formula="of:=AVERAGE([.CT2:.CT16])" office:value-type="float" office:value="1" calcext:value-type="float">
            <text:p>1</text:p>
          </table:table-cell>
          <table:table-cell table:formula="of:=AVERAGE([.CU2:.CU16])" office:value-type="float" office:value="1" calcext:value-type="float">
            <text:p>1</text:p>
          </table:table-cell>
          <table:table-cell table:formula="of:=AVERAGE([.CV2:.CV16])" office:value-type="float" office:value="1" calcext:value-type="float">
            <text:p>1</text:p>
          </table:table-cell>
          <table:table-cell table:formula="of:=AVERAGE([.CW2:.CW16])" office:value-type="float" office:value="1" calcext:value-type="float">
            <text:p>1</text:p>
          </table:table-cell>
          <table:table-cell table:formula="of:=AVERAGE([.CX2:.CX16])" office:value-type="float" office:value="1" calcext:value-type="float">
            <text:p>1</text:p>
          </table:table-cell>
          <table:table-cell table:formula="of:=AVERAGE([.CY2:.CY16])" office:value-type="float" office:value="1" calcext:value-type="float">
            <text:p>1</text:p>
          </table:table-cell>
        </table:table-row>
      </table:table>
      <table:table table:name="nearest_3_4" table:style-name="ta1">
        <table:table-column table:style-name="co5" table:default-cell-style-name="Default"/>
        <table:table-column table:style-name="co6" table:number-columns-repeated="71" table:default-cell-style-name="Default"/>
        <table:table-column table:style-name="co7" table:default-cell-style-name="Default"/>
        <table:table-column table:style-name="co6" table:number-columns-repeated="30" table:default-cell-style-name="Default"/>
        <table:table-row table:style-name="ro1">
          <table:table-cell office:value-type="string" calcext:value-type="string">
            <text:p>trial_number</text:p>
          </table:table-cell>
          <table:table-cell office:value-type="string" calcext:value-type="string">
            <text:p>sim_iter_0</text:p>
          </table:table-cell>
          <table:table-cell office:value-type="string" calcext:value-type="string">
            <text:p>sim_iter_1</text:p>
          </table:table-cell>
          <table:table-cell office:value-type="string" calcext:value-type="string">
            <text:p>sim_iter_2</text:p>
          </table:table-cell>
          <table:table-cell office:value-type="string" calcext:value-type="string">
            <text:p>sim_iter_3</text:p>
          </table:table-cell>
          <table:table-cell office:value-type="string" calcext:value-type="string">
            <text:p>sim_iter_4</text:p>
          </table:table-cell>
          <table:table-cell office:value-type="string" calcext:value-type="string">
            <text:p>sim_iter_5</text:p>
          </table:table-cell>
          <table:table-cell office:value-type="string" calcext:value-type="string">
            <text:p>sim_iter_6</text:p>
          </table:table-cell>
          <table:table-cell office:value-type="string" calcext:value-type="string">
            <text:p>sim_iter_7</text:p>
          </table:table-cell>
          <table:table-cell office:value-type="string" calcext:value-type="string">
            <text:p>sim_iter_8</text:p>
          </table:table-cell>
          <table:table-cell office:value-type="string" calcext:value-type="string">
            <text:p>sim_iter_9</text:p>
          </table:table-cell>
          <table:table-cell office:value-type="string" calcext:value-type="string">
            <text:p>sim_iter_10</text:p>
          </table:table-cell>
          <table:table-cell office:value-type="string" calcext:value-type="string">
            <text:p>sim_iter_11</text:p>
          </table:table-cell>
          <table:table-cell office:value-type="string" calcext:value-type="string">
            <text:p>sim_iter_12</text:p>
          </table:table-cell>
          <table:table-cell office:value-type="string" calcext:value-type="string">
            <text:p>sim_iter_13</text:p>
          </table:table-cell>
          <table:table-cell office:value-type="string" calcext:value-type="string">
            <text:p>sim_iter_14</text:p>
          </table:table-cell>
          <table:table-cell office:value-type="string" calcext:value-type="string">
            <text:p>sim_iter_15</text:p>
          </table:table-cell>
          <table:table-cell office:value-type="string" calcext:value-type="string">
            <text:p>sim_iter_16</text:p>
          </table:table-cell>
          <table:table-cell office:value-type="string" calcext:value-type="string">
            <text:p>sim_iter_17</text:p>
          </table:table-cell>
          <table:table-cell office:value-type="string" calcext:value-type="string">
            <text:p>sim_iter_18</text:p>
          </table:table-cell>
          <table:table-cell office:value-type="string" calcext:value-type="string">
            <text:p>sim_iter_19</text:p>
          </table:table-cell>
          <table:table-cell office:value-type="string" calcext:value-type="string">
            <text:p>sim_iter_20</text:p>
          </table:table-cell>
          <table:table-cell office:value-type="string" calcext:value-type="string">
            <text:p>sim_iter_21</text:p>
          </table:table-cell>
          <table:table-cell office:value-type="string" calcext:value-type="string">
            <text:p>sim_iter_22</text:p>
          </table:table-cell>
          <table:table-cell office:value-type="string" calcext:value-type="string">
            <text:p>sim_iter_23</text:p>
          </table:table-cell>
          <table:table-cell office:value-type="string" calcext:value-type="string">
            <text:p>sim_iter_24</text:p>
          </table:table-cell>
          <table:table-cell office:value-type="string" calcext:value-type="string">
            <text:p>sim_iter_25</text:p>
          </table:table-cell>
          <table:table-cell office:value-type="string" calcext:value-type="string">
            <text:p>sim_iter_26</text:p>
          </table:table-cell>
          <table:table-cell office:value-type="string" calcext:value-type="string">
            <text:p>sim_iter_27</text:p>
          </table:table-cell>
          <table:table-cell office:value-type="string" calcext:value-type="string">
            <text:p>sim_iter_28</text:p>
          </table:table-cell>
          <table:table-cell office:value-type="string" calcext:value-type="string">
            <text:p>sim_iter_29</text:p>
          </table:table-cell>
          <table:table-cell office:value-type="string" calcext:value-type="string">
            <text:p>sim_iter_30</text:p>
          </table:table-cell>
          <table:table-cell office:value-type="string" calcext:value-type="string">
            <text:p>sim_iter_31</text:p>
          </table:table-cell>
          <table:table-cell office:value-type="string" calcext:value-type="string">
            <text:p>sim_iter_32</text:p>
          </table:table-cell>
          <table:table-cell office:value-type="string" calcext:value-type="string">
            <text:p>sim_iter_33</text:p>
          </table:table-cell>
          <table:table-cell office:value-type="string" calcext:value-type="string">
            <text:p>sim_iter_34</text:p>
          </table:table-cell>
          <table:table-cell office:value-type="string" calcext:value-type="string">
            <text:p>sim_iter_35</text:p>
          </table:table-cell>
          <table:table-cell office:value-type="string" calcext:value-type="string">
            <text:p>sim_iter_36</text:p>
          </table:table-cell>
          <table:table-cell office:value-type="string" calcext:value-type="string">
            <text:p>sim_iter_37</text:p>
          </table:table-cell>
          <table:table-cell office:value-type="string" calcext:value-type="string">
            <text:p>sim_iter_38</text:p>
          </table:table-cell>
          <table:table-cell office:value-type="string" calcext:value-type="string">
            <text:p>sim_iter_39</text:p>
          </table:table-cell>
          <table:table-cell office:value-type="string" calcext:value-type="string">
            <text:p>sim_iter_40</text:p>
          </table:table-cell>
          <table:table-cell office:value-type="string" calcext:value-type="string">
            <text:p>sim_iter_41</text:p>
          </table:table-cell>
          <table:table-cell office:value-type="string" calcext:value-type="string">
            <text:p>sim_iter_42</text:p>
          </table:table-cell>
          <table:table-cell office:value-type="string" calcext:value-type="string">
            <text:p>sim_iter_43</text:p>
          </table:table-cell>
          <table:table-cell office:value-type="string" calcext:value-type="string">
            <text:p>sim_iter_44</text:p>
          </table:table-cell>
          <table:table-cell office:value-type="string" calcext:value-type="string">
            <text:p>sim_iter_45</text:p>
          </table:table-cell>
          <table:table-cell office:value-type="string" calcext:value-type="string">
            <text:p>sim_iter_46</text:p>
          </table:table-cell>
          <table:table-cell office:value-type="string" calcext:value-type="string">
            <text:p>sim_iter_47</text:p>
          </table:table-cell>
          <table:table-cell office:value-type="string" calcext:value-type="string">
            <text:p>sim_iter_48</text:p>
          </table:table-cell>
          <table:table-cell office:value-type="string" calcext:value-type="string">
            <text:p>sim_iter_49</text:p>
          </table:table-cell>
          <table:table-cell office:value-type="string" calcext:value-type="string">
            <text:p>sim_iter_50</text:p>
          </table:table-cell>
          <table:table-cell office:value-type="string" calcext:value-type="string">
            <text:p>hap_iter_0</text:p>
          </table:table-cell>
          <table:table-cell office:value-type="string" calcext:value-type="string">
            <text:p>hap_iter_1</text:p>
          </table:table-cell>
          <table:table-cell office:value-type="string" calcext:value-type="string">
            <text:p>hap_iter_2</text:p>
          </table:table-cell>
          <table:table-cell office:value-type="string" calcext:value-type="string">
            <text:p>hap_iter_3</text:p>
          </table:table-cell>
          <table:table-cell office:value-type="string" calcext:value-type="string">
            <text:p>hap_iter_4</text:p>
          </table:table-cell>
          <table:table-cell office:value-type="string" calcext:value-type="string">
            <text:p>hap_iter_5</text:p>
          </table:table-cell>
          <table:table-cell office:value-type="string" calcext:value-type="string">
            <text:p>hap_iter_6</text:p>
          </table:table-cell>
          <table:table-cell office:value-type="string" calcext:value-type="string">
            <text:p>hap_iter_7</text:p>
          </table:table-cell>
          <table:table-cell office:value-type="string" calcext:value-type="string">
            <text:p>hap_iter_8</text:p>
          </table:table-cell>
          <table:table-cell office:value-type="string" calcext:value-type="string">
            <text:p>hap_iter_9</text:p>
          </table:table-cell>
          <table:table-cell office:value-type="string" calcext:value-type="string">
            <text:p>hap_iter_10</text:p>
          </table:table-cell>
          <table:table-cell office:value-type="string" calcext:value-type="string">
            <text:p>hap_iter_11</text:p>
          </table:table-cell>
          <table:table-cell office:value-type="string" calcext:value-type="string">
            <text:p>hap_iter_12</text:p>
          </table:table-cell>
          <table:table-cell office:value-type="string" calcext:value-type="string">
            <text:p>hap_iter_13</text:p>
          </table:table-cell>
          <table:table-cell office:value-type="string" calcext:value-type="string">
            <text:p>hap_iter_14</text:p>
          </table:table-cell>
          <table:table-cell office:value-type="string" calcext:value-type="string">
            <text:p>hap_iter_15</text:p>
          </table:table-cell>
          <table:table-cell office:value-type="string" calcext:value-type="string">
            <text:p>hap_iter_16</text:p>
          </table:table-cell>
          <table:table-cell office:value-type="string" calcext:value-type="string">
            <text:p>hap_iter_17</text:p>
          </table:table-cell>
          <table:table-cell office:value-type="string" calcext:value-type="string">
            <text:p>hap_iter_18</text:p>
          </table:table-cell>
          <table:table-cell office:value-type="string" calcext:value-type="string">
            <text:p>hap_iter_19</text:p>
          </table:table-cell>
          <table:table-cell office:value-type="string" calcext:value-type="string">
            <text:p>hap_iter_20</text:p>
          </table:table-cell>
          <table:table-cell office:value-type="string" calcext:value-type="string">
            <text:p>hap_iter_21</text:p>
          </table:table-cell>
          <table:table-cell office:value-type="string" calcext:value-type="string">
            <text:p>hap_iter_22</text:p>
          </table:table-cell>
          <table:table-cell office:value-type="string" calcext:value-type="string">
            <text:p>hap_iter_23</text:p>
          </table:table-cell>
          <table:table-cell office:value-type="string" calcext:value-type="string">
            <text:p>hap_iter_24</text:p>
          </table:table-cell>
          <table:table-cell office:value-type="string" calcext:value-type="string">
            <text:p>hap_iter_25</text:p>
          </table:table-cell>
          <table:table-cell office:value-type="string" calcext:value-type="string">
            <text:p>hap_iter_26</text:p>
          </table:table-cell>
          <table:table-cell office:value-type="string" calcext:value-type="string">
            <text:p>hap_iter_27</text:p>
          </table:table-cell>
          <table:table-cell office:value-type="string" calcext:value-type="string">
            <text:p>hap_iter_28</text:p>
          </table:table-cell>
          <table:table-cell office:value-type="string" calcext:value-type="string">
            <text:p>hap_iter_29</text:p>
          </table:table-cell>
          <table:table-cell office:value-type="string" calcext:value-type="string">
            <text:p>hap_iter_30</text:p>
          </table:table-cell>
          <table:table-cell office:value-type="string" calcext:value-type="string">
            <text:p>hap_iter_31</text:p>
          </table:table-cell>
          <table:table-cell office:value-type="string" calcext:value-type="string">
            <text:p>hap_iter_32</text:p>
          </table:table-cell>
          <table:table-cell office:value-type="string" calcext:value-type="string">
            <text:p>hap_iter_33</text:p>
          </table:table-cell>
          <table:table-cell office:value-type="string" calcext:value-type="string">
            <text:p>hap_iter_34</text:p>
          </table:table-cell>
          <table:table-cell office:value-type="string" calcext:value-type="string">
            <text:p>hap_iter_35</text:p>
          </table:table-cell>
          <table:table-cell office:value-type="string" calcext:value-type="string">
            <text:p>hap_iter_36</text:p>
          </table:table-cell>
          <table:table-cell office:value-type="string" calcext:value-type="string">
            <text:p>hap_iter_37</text:p>
          </table:table-cell>
          <table:table-cell office:value-type="string" calcext:value-type="string">
            <text:p>hap_iter_38</text:p>
          </table:table-cell>
          <table:table-cell office:value-type="string" calcext:value-type="string">
            <text:p>hap_iter_39</text:p>
          </table:table-cell>
          <table:table-cell office:value-type="string" calcext:value-type="string">
            <text:p>hap_iter_40</text:p>
          </table:table-cell>
          <table:table-cell office:value-type="string" calcext:value-type="string">
            <text:p>hap_iter_41</text:p>
          </table:table-cell>
          <table:table-cell office:value-type="string" calcext:value-type="string">
            <text:p>hap_iter_42</text:p>
          </table:table-cell>
          <table:table-cell office:value-type="string" calcext:value-type="string">
            <text:p>hap_iter_43</text:p>
          </table:table-cell>
          <table:table-cell office:value-type="string" calcext:value-type="string">
            <text:p>hap_iter_44</text:p>
          </table:table-cell>
          <table:table-cell office:value-type="string" calcext:value-type="string">
            <text:p>hap_iter_45</text:p>
          </table:table-cell>
          <table:table-cell office:value-type="string" calcext:value-type="string">
            <text:p>hap_iter_46</text:p>
          </table:table-cell>
          <table:table-cell office:value-type="string" calcext:value-type="string">
            <text:p>hap_iter_47</text:p>
          </table:table-cell>
          <table:table-cell office:value-type="string" calcext:value-type="string">
            <text:p>hap_iter_48</text:p>
          </table:table-cell>
          <table:table-cell office:value-type="string" calcext:value-type="string">
            <text:p>hap_iter_49</text:p>
          </table:table-cell>
          <table:table-cell office:value-type="string" calcext:value-type="string">
            <text:p>hap_iter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38824101069" calcext:value-type="float">
            <text:p>0.4738824101</text:p>
          </table:table-cell>
          <table:table-cell office:value-type="float" office:value="0.48787657920311" calcext:value-type="float">
            <text:p>0.4878765792</text:p>
          </table:table-cell>
          <table:table-cell office:value-type="float" office:value="0.509353741496599" calcext:value-type="float">
            <text:p>0.5093537415</text:p>
          </table:table-cell>
          <table:table-cell office:value-type="float" office:value="0.52891156462585" calcext:value-type="float">
            <text:p>0.5289115646</text:p>
          </table:table-cell>
          <table:table-cell office:value-type="float" office:value="0.545213799805636" calcext:value-type="float">
            <text:p>0.5452137998</text:p>
          </table:table-cell>
          <table:table-cell office:value-type="float" office:value="0.573712342079689" calcext:value-type="float">
            <text:p>0.5737123421</text:p>
          </table:table-cell>
          <table:table-cell office:value-type="float" office:value="0.586394557823129" calcext:value-type="float">
            <text:p>0.5863945578</text:p>
          </table:table-cell>
          <table:table-cell office:value-type="float" office:value="0.614212827988338" calcext:value-type="float">
            <text:p>0.614212828</text:p>
          </table:table-cell>
          <table:table-cell office:value-type="float" office:value="0.653814382896016" calcext:value-type="float">
            <text:p>0.6538143829</text:p>
          </table:table-cell>
          <table:table-cell office:value-type="float" office:value="0.677866861030126" calcext:value-type="float">
            <text:p>0.677866861</text:p>
          </table:table-cell>
          <table:table-cell office:value-type="float" office:value="0.700826044703596" calcext:value-type="float">
            <text:p>0.7008260447</text:p>
          </table:table-cell>
          <table:table-cell office:value-type="float" office:value="0.719169096209913" calcext:value-type="float">
            <text:p>0.7191690962</text:p>
          </table:table-cell>
          <table:table-cell office:value-type="float" office:value="0.741302235179786" calcext:value-type="float">
            <text:p>0.7413022352</text:p>
          </table:table-cell>
          <table:table-cell office:value-type="float" office:value="0.755369290573372" calcext:value-type="float">
            <text:p>0.7553692906</text:p>
          </table:table-cell>
          <table:table-cell office:value-type="float" office:value="0.783187560738581" calcext:value-type="float">
            <text:p>0.7831875607</text:p>
          </table:table-cell>
          <table:table-cell table:number-columns-repeated="36" office:value-type="float" office:value="0.803109815354713" calcext:value-type="float">
            <text:p>0.8031098154</text:p>
          </table:table-cell>
          <table:table-cell office:value-type="float" office:value="0.693877551020408" calcext:value-type="float">
            <text:p>0.693877551</text:p>
          </table:table-cell>
          <table:table-cell office:value-type="float" office:value="0.714285714285714" calcext:value-type="float">
            <text:p>0.7142857143</text:p>
          </table:table-cell>
          <table:table-cell office:value-type="float" office:value="0.755102040816326" calcext:value-type="float">
            <text:p>0.7551020408</text:p>
          </table:table-cell>
          <table:table-cell office:value-type="float" office:value="0.775510204081633" calcext:value-type="float">
            <text:p>0.7755102041</text:p>
          </table:table-cell>
          <table:table-cell office:value-type="float" office:value="0.816326530612245" calcext:value-type="float">
            <text:p>0.8163265306</text:p>
          </table:table-cell>
          <table:table-cell table:number-columns-repeated="2" office:value-type="float" office:value="0.836734693877551" calcext:value-type="float">
            <text:p>0.8367346939</text:p>
          </table:table-cell>
          <table:table-cell office:value-type="float" office:value="0.857142857142857" calcext:value-type="float">
            <text:p>0.8571428571</text:p>
          </table:table-cell>
          <table:table-cell table:number-columns-repeated="3" office:value-type="float" office:value="0.897959183673469" calcext:value-type="float">
            <text:p>0.8979591837</text:p>
          </table:table-cell>
          <table:table-cell office:value-type="float" office:value="0.918367346938775" calcext:value-type="float">
            <text:p>0.9183673469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959183673469388" calcext:value-type="float">
            <text:p>0.9591836735</text:p>
          </table:table-cell>
          <table:table-cell office:value-type="float" office:value="0.979591836734694" calcext:value-type="float">
            <text:p>0.9795918367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5521783181358" calcext:value-type="float">
            <text:p>0.5055217832</text:p>
          </table:table-cell>
          <table:table-cell office:value-type="float" office:value="0.512284701114488" calcext:value-type="float">
            <text:p>0.5122847011</text:p>
          </table:table-cell>
          <table:table-cell office:value-type="float" office:value="0.527152988855117" calcext:value-type="float">
            <text:p>0.5271529889</text:p>
          </table:table-cell>
          <table:table-cell office:value-type="float" office:value="0.558358662613982" calcext:value-type="float">
            <text:p>0.5583586626</text:p>
          </table:table-cell>
          <table:table-cell office:value-type="float" office:value="0.573758865248227" calcext:value-type="float">
            <text:p>0.5737588652</text:p>
          </table:table-cell>
          <table:table-cell office:value-type="float" office:value="0.59113475177305" calcext:value-type="float">
            <text:p>0.5911347518</text:p>
          </table:table-cell>
          <table:table-cell office:value-type="float" office:value="0.609169199594732" calcext:value-type="float">
            <text:p>0.6091691996</text:p>
          </table:table-cell>
          <table:table-cell office:value-type="float" office:value="0.626342451874367" calcext:value-type="float">
            <text:p>0.6263424519</text:p>
          </table:table-cell>
          <table:table-cell office:value-type="float" office:value="0.634650455927052" calcext:value-type="float">
            <text:p>0.6346504559</text:p>
          </table:table-cell>
          <table:table-cell office:value-type="float" office:value="0.650633232016211" calcext:value-type="float">
            <text:p>0.650633232</text:p>
          </table:table-cell>
          <table:table-cell table:number-columns-repeated="41" office:value-type="float" office:value="0.686423505572442" calcext:value-type="float">
            <text:p>0.6864235056</text:p>
          </table:table-cell>
          <table:table-cell office:value-type="float" office:value="0.787234042553192" calcext:value-type="float">
            <text:p>0.7872340426</text:p>
          </table:table-cell>
          <table:table-cell table:number-columns-repeated="2" office:value-type="float" office:value="0.808510638297872" calcext:value-type="float">
            <text:p>0.8085106383</text:p>
          </table:table-cell>
          <table:table-cell office:value-type="float" office:value="0.851063829787234" calcext:value-type="float">
            <text:p>0.8510638298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893617021276596" calcext:value-type="float">
            <text:p>0.893617021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936170212765957" calcext:value-type="float">
            <text:p>0.9361702128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978723404255319" calcext:value-type="float">
            <text:p>0.9787234043</text:p>
          </table:table-cell>
          <table:table-cell table:number-columns-repeated="4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9180509413068" calcext:value-type="float">
            <text:p>0.4291805094</text:p>
          </table:table-cell>
          <table:table-cell office:value-type="float" office:value="0.453349944629014" calcext:value-type="float">
            <text:p>0.4533499446</text:p>
          </table:table-cell>
          <table:table-cell office:value-type="float" office:value="0.472009966777409" calcext:value-type="float">
            <text:p>0.4720099668</text:p>
          </table:table-cell>
          <table:table-cell office:value-type="float" office:value="0.496040974529347" calcext:value-type="float">
            <text:p>0.4960409745</text:p>
          </table:table-cell>
          <table:table-cell office:value-type="float" office:value="0.509274640088594" calcext:value-type="float">
            <text:p>0.5092746401</text:p>
          </table:table-cell>
          <table:table-cell office:value-type="float" office:value="0.521290143964563" calcext:value-type="float">
            <text:p>0.521290144</text:p>
          </table:table-cell>
          <table:table-cell office:value-type="float" office:value="0.534468438538206" calcext:value-type="float">
            <text:p>0.5344684385</text:p>
          </table:table-cell>
          <table:table-cell office:value-type="float" office:value="0.577104097452935" calcext:value-type="float">
            <text:p>0.5771040975</text:p>
          </table:table-cell>
          <table:table-cell office:value-type="float" office:value="0.614147286821706" calcext:value-type="float">
            <text:p>0.6141472868</text:p>
          </table:table-cell>
          <table:table-cell office:value-type="float" office:value="0.64593023255814" calcext:value-type="float">
            <text:p>0.6459302326</text:p>
          </table:table-cell>
          <table:table-cell office:value-type="float" office:value="0.647093023255814" calcext:value-type="float">
            <text:p>0.6470930233</text:p>
          </table:table-cell>
          <table:table-cell office:value-type="float" office:value="0.655232558139535" calcext:value-type="float">
            <text:p>0.6552325581</text:p>
          </table:table-cell>
          <table:table-cell office:value-type="float" office:value="0.690503875968992" calcext:value-type="float">
            <text:p>0.690503876</text:p>
          </table:table-cell>
          <table:table-cell office:value-type="float" office:value="0.692718715393134" calcext:value-type="float">
            <text:p>0.6927187154</text:p>
          </table:table-cell>
          <table:table-cell office:value-type="float" office:value="0.731423034330011" calcext:value-type="float">
            <text:p>0.7314230343</text:p>
          </table:table-cell>
          <table:table-cell office:value-type="float" office:value="0.760991140642303" calcext:value-type="float">
            <text:p>0.7609911406</text:p>
          </table:table-cell>
          <table:table-cell table:number-columns-repeated="35" office:value-type="float" office:value="0.781035437430786" calcext:value-type="float">
            <text:p>0.7810354374</text:p>
          </table:table-cell>
          <table:table-cell office:value-type="float" office:value="0.651162790697674" calcext:value-type="float">
            <text:p>0.6511627907</text:p>
          </table:table-cell>
          <table:table-cell office:value-type="float" office:value="0.697674418604651" calcext:value-type="float">
            <text:p>0.6976744186</text:p>
          </table:table-cell>
          <table:table-cell office:value-type="float" office:value="0.744186046511628" calcext:value-type="float">
            <text:p>0.7441860465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0.813953488372093" calcext:value-type="float">
            <text:p>0.8139534884</text:p>
          </table:table-cell>
          <table:table-cell table:number-columns-repeated="2" office:value-type="float" office:value="0.837209302325581" calcext:value-type="float">
            <text:p>0.8372093023</text:p>
          </table:table-cell>
          <table:table-cell office:value-type="float" office:value="0.86046511627907" calcext:value-type="float">
            <text:p>0.8604651163</text:p>
          </table:table-cell>
          <table:table-cell office:value-type="float" office:value="0.883720930232558" calcext:value-type="float">
            <text:p>0.8837209302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883720930232558" calcext:value-type="float">
            <text:p>0.8837209302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930232558139535" calcext:value-type="float">
            <text:p>0.9302325581</text:p>
          </table:table-cell>
          <table:table-cell office:value-type="float" office:value="0.953488372093023" calcext:value-type="float">
            <text:p>0.9534883721</text:p>
          </table:table-cell>
          <table:table-cell office:value-type="float" office:value="0.976744186046512" calcext:value-type="float">
            <text:p>0.976744186</text:p>
          </table:table-cell>
          <table:table-cell table:number-columns-repeated="3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3382034632035" calcext:value-type="float">
            <text:p>0.5033820346</text:p>
          </table:table-cell>
          <table:table-cell office:value-type="float" office:value="0.518804112554113" calcext:value-type="float">
            <text:p>0.5188041126</text:p>
          </table:table-cell>
          <table:table-cell office:value-type="float" office:value="0.533306277056277" calcext:value-type="float">
            <text:p>0.5333062771</text:p>
          </table:table-cell>
          <table:table-cell office:value-type="float" office:value="0.545806277056277" calcext:value-type="float">
            <text:p>0.5458062771</text:p>
          </table:table-cell>
          <table:table-cell office:value-type="float" office:value="0.588068181818182" calcext:value-type="float">
            <text:p>0.5880681818</text:p>
          </table:table-cell>
          <table:table-cell office:value-type="float" office:value="0.614962121212121" calcext:value-type="float">
            <text:p>0.6149621212</text:p>
          </table:table-cell>
          <table:table-cell office:value-type="float" office:value="0.632007575757576" calcext:value-type="float">
            <text:p>0.6320075758</text:p>
          </table:table-cell>
          <table:table-cell office:value-type="float" office:value="0.638474025974026" calcext:value-type="float">
            <text:p>0.638474026</text:p>
          </table:table-cell>
          <table:table-cell office:value-type="float" office:value="0.682792207792208" calcext:value-type="float">
            <text:p>0.6827922078</text:p>
          </table:table-cell>
          <table:table-cell office:value-type="float" office:value="0.705357142857143" calcext:value-type="float">
            <text:p>0.7053571429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0.73866341991342" calcext:value-type="float">
            <text:p>0.7386634199</text:p>
          </table:table-cell>
          <table:table-cell office:value-type="float" office:value="0.750541125541125" calcext:value-type="float">
            <text:p>0.7505411255</text:p>
          </table:table-cell>
          <table:table-cell office:value-type="float" office:value="0.784632034632034" calcext:value-type="float">
            <text:p>0.7846320346</text:p>
          </table:table-cell>
          <table:table-cell table:number-columns-repeated="37" office:value-type="float" office:value="0.812121212121212" calcext:value-type="float">
            <text:p>0.8121212121</text:p>
          </table:table-cell>
          <table:table-cell table:number-columns-repeated="2" office:value-type="float" office:value="0.772727272727273" calcext:value-type="float">
            <text:p>0.7727272727</text:p>
          </table:table-cell>
          <table:table-cell office:value-type="float" office:value="0.795454545454545" calcext:value-type="float">
            <text:p>0.7954545455</text:p>
          </table:table-cell>
          <table:table-cell office:value-type="float" office:value="0.840909090909091" calcext:value-type="float">
            <text:p>0.8409090909</text:p>
          </table:table-cell>
          <table:table-cell table:number-columns-repeated="2" office:value-type="float" office:value="0.863636363636364" calcext:value-type="float">
            <text:p>0.8636363636</text:p>
          </table:table-cell>
          <table:table-cell office:value-type="float" office:value="0.886363636363636" calcext:value-type="float">
            <text:p>0.8863636364</text:p>
          </table:table-cell>
          <table:table-cell office:value-type="float" office:value="0.909090909090909" calcext:value-type="float">
            <text:p>0.9090909091</text:p>
          </table:table-cell>
          <table:table-cell table:number-columns-repeated="2" office:value-type="float" office:value="0.931818181818182" calcext:value-type="float">
            <text:p>0.9318181818</text:p>
          </table:table-cell>
          <table:table-cell office:value-type="float" office:value="0.954545454545455" calcext:value-type="float">
            <text:p>0.9545454545</text:p>
          </table:table-cell>
          <table:table-cell table:number-columns-repeated="3" office:value-type="float" office:value="0.977272727272727" calcext:value-type="float">
            <text:p>0.9772727273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3321123321123" calcext:value-type="float">
            <text:p>0.5733211233</text:p>
          </table:table-cell>
          <table:table-cell office:value-type="float" office:value="0.586568986568987" calcext:value-type="float">
            <text:p>0.5865689866</text:p>
          </table:table-cell>
          <table:table-cell office:value-type="float" office:value="0.602197802197802" calcext:value-type="float">
            <text:p>0.6021978022</text:p>
          </table:table-cell>
          <table:table-cell office:value-type="float" office:value="0.623565323565324" calcext:value-type="float">
            <text:p>0.6235653236</text:p>
          </table:table-cell>
          <table:table-cell office:value-type="float" office:value="0.627838827838828" calcext:value-type="float">
            <text:p>0.6278388278</text:p>
          </table:table-cell>
          <table:table-cell office:value-type="float" office:value="0.63021978021978" calcext:value-type="float">
            <text:p>0.6302197802</text:p>
          </table:table-cell>
          <table:table-cell office:value-type="float" office:value="0.645238095238095" calcext:value-type="float">
            <text:p>0.6452380952</text:p>
          </table:table-cell>
          <table:table-cell office:value-type="float" office:value="0.661050061050061" calcext:value-type="float">
            <text:p>0.6610500611</text:p>
          </table:table-cell>
          <table:table-cell office:value-type="float" office:value="0.688919413919414" calcext:value-type="float">
            <text:p>0.6889194139</text:p>
          </table:table-cell>
          <table:table-cell table:number-columns-repeated="42" office:value-type="float" office:value="0.695757020757021" calcext:value-type="float">
            <text:p>0.6957570208</text:p>
          </table:table-cell>
          <table:table-cell office:value-type="float" office:value="0.794871794871795" calcext:value-type="float">
            <text:p>0.7948717949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846153846153846" calcext:value-type="float">
            <text:p>0.846153846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0.923076923076923" calcext:value-type="float">
            <text:p>0.9230769231</text:p>
          </table:table-cell>
          <table:table-cell table:number-columns-repeated="2" office:value-type="float" office:value="0.948717948717949" calcext:value-type="float">
            <text:p>0.9487179487</text:p>
          </table:table-cell>
          <table:table-cell office:value-type="float" office:value="0.974358974358974" calcext:value-type="float">
            <text:p>0.9743589744</text:p>
          </table:table-cell>
          <table:table-cell table:number-columns-repeated="4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44767441860465" calcext:value-type="float">
            <text:p>0.5447674419</text:p>
          </table:table-cell>
          <table:table-cell office:value-type="float" office:value="0.551052048726467" calcext:value-type="float">
            <text:p>0.5510520487</text:p>
          </table:table-cell>
          <table:table-cell office:value-type="float" office:value="0.560022148394241" calcext:value-type="float">
            <text:p>0.5600221484</text:p>
          </table:table-cell>
          <table:table-cell office:value-type="float" office:value="0.550332225913621" calcext:value-type="float">
            <text:p>0.5503322259</text:p>
          </table:table-cell>
          <table:table-cell office:value-type="float" office:value="0.544130675526024" calcext:value-type="float">
            <text:p>0.5441306755</text:p>
          </table:table-cell>
          <table:table-cell office:value-type="float" office:value="0.554595791805094" calcext:value-type="float">
            <text:p>0.5545957918</text:p>
          </table:table-cell>
          <table:table-cell office:value-type="float" office:value="0.579401993355482" calcext:value-type="float">
            <text:p>0.5794019934</text:p>
          </table:table-cell>
          <table:table-cell office:value-type="float" office:value="0.595653377630122" calcext:value-type="float">
            <text:p>0.5956533776</text:p>
          </table:table-cell>
          <table:table-cell office:value-type="float" office:value="0.617358803986711" calcext:value-type="float">
            <text:p>0.617358804</text:p>
          </table:table-cell>
          <table:table-cell office:value-type="float" office:value="0.655343300110742" calcext:value-type="float">
            <text:p>0.6553433001</text:p>
          </table:table-cell>
          <table:table-cell office:value-type="float" office:value="0.666583610188261" calcext:value-type="float">
            <text:p>0.6665836102</text:p>
          </table:table-cell>
          <table:table-cell table:number-columns-repeated="40" office:value-type="float" office:value="0.688150609080842" calcext:value-type="float">
            <text:p>0.6881506091</text:p>
          </table:table-cell>
          <table:table-cell office:value-type="float" office:value="0.72093023255814" calcext:value-type="float">
            <text:p>0.7209302326</text:p>
          </table:table-cell>
          <table:table-cell office:value-type="float" office:value="0.744186046511628" calcext:value-type="float">
            <text:p>0.7441860465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0.837209302325581" calcext:value-type="float">
            <text:p>0.8372093023</text:p>
          </table:table-cell>
          <table:table-cell office:value-type="float" office:value="0.86046511627907" calcext:value-type="float">
            <text:p>0.8604651163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930232558139535" calcext:value-type="float">
            <text:p>0.9302325581</text:p>
          </table:table-cell>
          <table:table-cell office:value-type="float" office:value="0.953488372093023" calcext:value-type="float">
            <text:p>0.9534883721</text:p>
          </table:table-cell>
          <table:table-cell office:value-type="float" office:value="0.976744186046512" calcext:value-type="float">
            <text:p>0.976744186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13261904761905" calcext:value-type="float">
            <text:p>0.5132619048</text:p>
          </table:table-cell>
          <table:table-cell office:value-type="float" office:value="0.524404761904762" calcext:value-type="float">
            <text:p>0.5244047619</text:p>
          </table:table-cell>
          <table:table-cell office:value-type="float" office:value="0.544976190476191" calcext:value-type="float">
            <text:p>0.5449761905</text:p>
          </table:table-cell>
          <table:table-cell office:value-type="float" office:value="0.570023809523809" calcext:value-type="float">
            <text:p>0.5700238095</text:p>
          </table:table-cell>
          <table:table-cell office:value-type="float" office:value="0.57802380952381" calcext:value-type="float">
            <text:p>0.5780238095</text:p>
          </table:table-cell>
          <table:table-cell office:value-type="float" office:value="0.61702380952381" calcext:value-type="float">
            <text:p>0.6170238095</text:p>
          </table:table-cell>
          <table:table-cell office:value-type="float" office:value="0.611928571428572" calcext:value-type="float">
            <text:p>0.6119285714</text:p>
          </table:table-cell>
          <table:table-cell office:value-type="float" office:value="0.627309523809524" calcext:value-type="float">
            <text:p>0.6273095238</text:p>
          </table:table-cell>
          <table:table-cell office:value-type="float" office:value="0.640642857142857" calcext:value-type="float">
            <text:p>0.6406428571</text:p>
          </table:table-cell>
          <table:table-cell office:value-type="float" office:value="0.652833333333334" calcext:value-type="float">
            <text:p>0.6528333333</text:p>
          </table:table-cell>
          <table:table-cell office:value-type="float" office:value="0.662357142857143" calcext:value-type="float">
            <text:p>0.6623571429</text:p>
          </table:table-cell>
          <table:table-cell office:value-type="float" office:value="0.689857142857143" calcext:value-type="float">
            <text:p>0.6898571429</text:p>
          </table:table-cell>
          <table:table-cell office:value-type="float" office:value="0.709809523809524" calcext:value-type="float">
            <text:p>0.7098095238</text:p>
          </table:table-cell>
          <table:table-cell office:value-type="float" office:value="0.738619047619047" calcext:value-type="float">
            <text:p>0.7386190476</text:p>
          </table:table-cell>
          <table:table-cell office:value-type="float" office:value="0.759928571428571" calcext:value-type="float">
            <text:p>0.7599285714</text:p>
          </table:table-cell>
          <table:table-cell office:value-type="float" office:value="0.783023809523809" calcext:value-type="float">
            <text:p>0.7830238095</text:p>
          </table:table-cell>
          <table:table-cell table:number-columns-repeated="35" office:value-type="float" office:value="0.808" calcext:value-type="float">
            <text:p>0.808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0.94" calcext:value-type="float">
            <text:p>0.94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35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8656462585034" calcext:value-type="float">
            <text:p>0.5865646259</text:p>
          </table:table-cell>
          <table:table-cell office:value-type="float" office:value="0.60640589569161" calcext:value-type="float">
            <text:p>0.6064058957</text:p>
          </table:table-cell>
          <table:table-cell office:value-type="float" office:value="0.620294784580499" calcext:value-type="float">
            <text:p>0.6202947846</text:p>
          </table:table-cell>
          <table:table-cell office:value-type="float" office:value="0.63390022675737" calcext:value-type="float">
            <text:p>0.6339002268</text:p>
          </table:table-cell>
          <table:table-cell office:value-type="float" office:value="0.65249433106576" calcext:value-type="float">
            <text:p>0.6524943311</text:p>
          </table:table-cell>
          <table:table-cell office:value-type="float" office:value="0.667460317460318" calcext:value-type="float">
            <text:p>0.6674603175</text:p>
          </table:table-cell>
          <table:table-cell office:value-type="float" office:value="0.697222222222222" calcext:value-type="float">
            <text:p>0.6972222222</text:p>
          </table:table-cell>
          <table:table-cell office:value-type="float" office:value="0.714852607709751" calcext:value-type="float">
            <text:p>0.7148526077</text:p>
          </table:table-cell>
          <table:table-cell office:value-type="float" office:value="0.726417233560091" calcext:value-type="float">
            <text:p>0.7264172336</text:p>
          </table:table-cell>
          <table:table-cell office:value-type="float" office:value="0.738662131519274" calcext:value-type="float">
            <text:p>0.7386621315</text:p>
          </table:table-cell>
          <table:table-cell office:value-type="float" office:value="0.763888888888889" calcext:value-type="float">
            <text:p>0.7638888889</text:p>
          </table:table-cell>
          <table:table-cell office:value-type="float" office:value="0.784920634920635" calcext:value-type="float">
            <text:p>0.7849206349</text:p>
          </table:table-cell>
          <table:table-cell office:value-type="float" office:value="0.832142857142857" calcext:value-type="float">
            <text:p>0.8321428571</text:p>
          </table:table-cell>
          <table:table-cell table:number-columns-repeated="38" office:value-type="float" office:value="0.856349206349206" calcext:value-type="float">
            <text:p>0.8563492063</text:p>
          </table:table-cell>
          <table:table-cell office:value-type="float" office:value="0.761904761904762" calcext:value-type="float">
            <text:p>0.7619047619</text:p>
          </table:table-cell>
          <table:table-cell office:value-type="float" office:value="0.785714285714286" calcext:value-type="float">
            <text:p>0.7857142857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904761904761905" calcext:value-type="float">
            <text:p>0.9047619048</text:p>
          </table:table-cell>
          <table:table-cell table:number-columns-repeated="2" office:value-type="float" office:value="0.928571428571429" calcext:value-type="float">
            <text:p>0.9285714286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0.928571428571429" calcext:value-type="float">
            <text:p>0.9285714286</text:p>
          </table:table-cell>
          <table:table-cell table:number-columns-repeated="2" office:value-type="float" office:value="0.952380952380952" calcext:value-type="float">
            <text:p>0.9523809524</text:p>
          </table:table-cell>
          <table:table-cell office:value-type="float" office:value="0.976190476190476" calcext:value-type="float">
            <text:p>0.9761904762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64713064713065" calcext:value-type="float">
            <text:p>0.6647130647</text:p>
          </table:table-cell>
          <table:table-cell office:value-type="float" office:value="0.686080586080586" calcext:value-type="float">
            <text:p>0.6860805861</text:p>
          </table:table-cell>
          <table:table-cell office:value-type="float" office:value="0.727106227106227" calcext:value-type="float">
            <text:p>0.7271062271</text:p>
          </table:table-cell>
          <table:table-cell office:value-type="float" office:value="0.748046398046398" calcext:value-type="float">
            <text:p>0.748046398</text:p>
          </table:table-cell>
          <table:table-cell office:value-type="float" office:value="0.788644688644689" calcext:value-type="float">
            <text:p>0.7886446886</text:p>
          </table:table-cell>
          <table:table-cell table:number-columns-repeated="46" office:value-type="float" office:value="0.818559218559219" calcext:value-type="float">
            <text:p>0.8185592186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974358974358974" calcext:value-type="float">
            <text:p>0.9743589744</text:p>
          </table:table-cell>
          <table:table-cell table:number-columns-repeated="46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23809523809524" calcext:value-type="float">
            <text:p>0.5238095238</text:p>
          </table:table-cell>
          <table:table-cell office:value-type="float" office:value="0.55962962962963" calcext:value-type="float">
            <text:p>0.5596296296</text:p>
          </table:table-cell>
          <table:table-cell office:value-type="float" office:value="0.571481481481481" calcext:value-type="float">
            <text:p>0.5714814815</text:p>
          </table:table-cell>
          <table:table-cell office:value-type="float" office:value="0.592645502645503" calcext:value-type="float">
            <text:p>0.5926455026</text:p>
          </table:table-cell>
          <table:table-cell office:value-type="float" office:value="0.626243386243386" calcext:value-type="float">
            <text:p>0.6262433862</text:p>
          </table:table-cell>
          <table:table-cell office:value-type="float" office:value="0.635026455026455" calcext:value-type="float">
            <text:p>0.635026455</text:p>
          </table:table-cell>
          <table:table-cell office:value-type="float" office:value="0.662063492063492" calcext:value-type="float">
            <text:p>0.6620634921</text:p>
          </table:table-cell>
          <table:table-cell office:value-type="float" office:value="0.674074074074074" calcext:value-type="float">
            <text:p>0.6740740741</text:p>
          </table:table-cell>
          <table:table-cell office:value-type="float" office:value="0.676296296296296" calcext:value-type="float">
            <text:p>0.6762962963</text:p>
          </table:table-cell>
          <table:table-cell office:value-type="float" office:value="0.692222222222222" calcext:value-type="float">
            <text:p>0.6922222222</text:p>
          </table:table-cell>
          <table:table-cell office:value-type="float" office:value="0.722857142857143" calcext:value-type="float">
            <text:p>0.7228571429</text:p>
          </table:table-cell>
          <table:table-cell office:value-type="float" office:value="0.751137566137566" calcext:value-type="float">
            <text:p>0.7511375661</text:p>
          </table:table-cell>
          <table:table-cell office:value-type="float" office:value="0.791560846560847" calcext:value-type="float">
            <text:p>0.7915608466</text:p>
          </table:table-cell>
          <table:table-cell table:number-columns-repeated="38" office:value-type="float" office:value="0.814576719576719" calcext:value-type="float">
            <text:p>0.8145767196</text:p>
          </table:table-cell>
          <table:table-cell office:value-type="float" office:value="0.711111111111111" calcext:value-type="float">
            <text:p>0.711111111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755555555555556" calcext:value-type="float">
            <text:p>0.7555555556</text:p>
          </table:table-cell>
          <table:table-cell table:number-columns-repeated="2" office:value-type="float" office:value="0.777777777777778" calcext:value-type="float">
            <text:p>0.7777777778</text:p>
          </table:table-cell>
          <table:table-cell office:value-type="float" office:value="0.8" calcext:value-type="float">
            <text:p>0.8</text:p>
          </table:table-cell>
          <table:table-cell office:value-type="float" office:value="0.822222222222222" calcext:value-type="float">
            <text:p>0.8222222222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0510582010582" calcext:value-type="float">
            <text:p>0.5051058201</text:p>
          </table:table-cell>
          <table:table-cell office:value-type="float" office:value="0.547222222222222" calcext:value-type="float">
            <text:p>0.5472222222</text:p>
          </table:table-cell>
          <table:table-cell office:value-type="float" office:value="0.563994708994709" calcext:value-type="float">
            <text:p>0.563994709</text:p>
          </table:table-cell>
          <table:table-cell office:value-type="float" office:value="0.565767195767196" calcext:value-type="float">
            <text:p>0.5657671958</text:p>
          </table:table-cell>
          <table:table-cell office:value-type="float" office:value="0.584285714285714" calcext:value-type="float">
            <text:p>0.5842857143</text:p>
          </table:table-cell>
          <table:table-cell office:value-type="float" office:value="0.590582010582011" calcext:value-type="float">
            <text:p>0.5905820106</text:p>
          </table:table-cell>
          <table:table-cell office:value-type="float" office:value="0.586507936507936" calcext:value-type="float">
            <text:p>0.5865079365</text:p>
          </table:table-cell>
          <table:table-cell office:value-type="float" office:value="0.603544973544974" calcext:value-type="float">
            <text:p>0.6035449735</text:p>
          </table:table-cell>
          <table:table-cell office:value-type="float" office:value="0.627671957671958" calcext:value-type="float">
            <text:p>0.6276719577</text:p>
          </table:table-cell>
          <table:table-cell office:value-type="float" office:value="0.635555555555556" calcext:value-type="float">
            <text:p>0.6355555556</text:p>
          </table:table-cell>
          <table:table-cell table:number-columns-repeated="41" office:value-type="float" office:value="0.646402116402116" calcext:value-type="float">
            <text:p>0.6464021164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22222222222222" calcext:value-type="float">
            <text:p>0.8222222222</text:p>
          </table:table-cell>
          <table:table-cell table:number-columns-repeated="2" office:value-type="float" office:value="0.844444444444444" calcext:value-type="float">
            <text:p>0.8444444444</text:p>
          </table:table-cell>
          <table:table-cell table:number-columns-repeated="2" office:value-type="float" office:value="0.866666666666667" calcext:value-type="float">
            <text:p>0.8666666667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4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7985347985348" calcext:value-type="float">
            <text:p>0.4798534799</text:p>
          </table:table-cell>
          <table:table-cell office:value-type="float" office:value="0.488400488400488" calcext:value-type="float">
            <text:p>0.4884004884</text:p>
          </table:table-cell>
          <table:table-cell office:value-type="float" office:value="0.503052503052503" calcext:value-type="float">
            <text:p>0.5030525031</text:p>
          </table:table-cell>
          <table:table-cell office:value-type="float" office:value="0.511172161172161" calcext:value-type="float">
            <text:p>0.5111721612</text:p>
          </table:table-cell>
          <table:table-cell office:value-type="float" office:value="0.524297924297924" calcext:value-type="float">
            <text:p>0.5242979243</text:p>
          </table:table-cell>
          <table:table-cell office:value-type="float" office:value="0.555067155067155" calcext:value-type="float">
            <text:p>0.5550671551</text:p>
          </table:table-cell>
          <table:table-cell office:value-type="float" office:value="0.582905982905983" calcext:value-type="float">
            <text:p>0.5829059829</text:p>
          </table:table-cell>
          <table:table-cell office:value-type="float" office:value="0.613247863247863" calcext:value-type="float">
            <text:p>0.6132478632</text:p>
          </table:table-cell>
          <table:table-cell office:value-type="float" office:value="0.640598290598291" calcext:value-type="float">
            <text:p>0.6405982906</text:p>
          </table:table-cell>
          <table:table-cell office:value-type="float" office:value="0.656410256410256" calcext:value-type="float">
            <text:p>0.6564102564</text:p>
          </table:table-cell>
          <table:table-cell office:value-type="float" office:value="0.675213675213675" calcext:value-type="float">
            <text:p>0.6752136752</text:p>
          </table:table-cell>
          <table:table-cell office:value-type="float" office:value="0.689316239316239" calcext:value-type="float">
            <text:p>0.6893162393</text:p>
          </table:table-cell>
          <table:table-cell office:value-type="float" office:value="0.69969474969475" calcext:value-type="float">
            <text:p>0.6996947497</text:p>
          </table:table-cell>
          <table:table-cell office:value-type="float" office:value="0.735592185592185" calcext:value-type="float">
            <text:p>0.7355921856</text:p>
          </table:table-cell>
          <table:table-cell office:value-type="float" office:value="0.756959706959707" calcext:value-type="float">
            <text:p>0.756959707</text:p>
          </table:table-cell>
          <table:table-cell table:number-columns-repeated="36" office:value-type="float" office:value="0.78003663003663" calcext:value-type="float">
            <text:p>0.78003663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717948717948718" calcext:value-type="float">
            <text:p>0.7179487179</text:p>
          </table:table-cell>
          <table:table-cell office:value-type="float" office:value="0.692307692307692" calcext:value-type="float">
            <text:p>0.6923076923</text:p>
          </table:table-cell>
          <table:table-cell office:value-type="float" office:value="0.743589743589744" calcext:value-type="float">
            <text:p>0.7435897436</text:p>
          </table:table-cell>
          <table:table-cell office:value-type="float" office:value="0.769230769230769" calcext:value-type="float">
            <text:p>0.7692307692</text:p>
          </table:table-cell>
          <table:table-cell office:value-type="float" office:value="0.794871794871795" calcext:value-type="float">
            <text:p>0.7948717949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846153846153846" calcext:value-type="float">
            <text:p>0.846153846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897435897435897" calcext:value-type="float">
            <text:p>0.8974358974</text:p>
          </table:table-cell>
          <table:table-cell table:number-columns-repeated="3" office:value-type="float" office:value="0.923076923076923" calcext:value-type="float">
            <text:p>0.9230769231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974358974358974" calcext:value-type="float">
            <text:p>0.9743589744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93067226890756" calcext:value-type="float">
            <text:p>0.4930672269</text:p>
          </table:table-cell>
          <table:table-cell office:value-type="float" office:value="0.522478991596638" calcext:value-type="float">
            <text:p>0.5224789916</text:p>
          </table:table-cell>
          <table:table-cell office:value-type="float" office:value="0.571988795518207" calcext:value-type="float">
            <text:p>0.5719887955</text:p>
          </table:table-cell>
          <table:table-cell office:value-type="float" office:value="0.581792717086835" calcext:value-type="float">
            <text:p>0.5817927171</text:p>
          </table:table-cell>
          <table:table-cell office:value-type="float" office:value="0.571988795518207" calcext:value-type="float">
            <text:p>0.5719887955</text:p>
          </table:table-cell>
          <table:table-cell office:value-type="float" office:value="0.592577030812325" calcext:value-type="float">
            <text:p>0.5925770308</text:p>
          </table:table-cell>
          <table:table-cell office:value-type="float" office:value="0.60875350140056" calcext:value-type="float">
            <text:p>0.6087535014</text:p>
          </table:table-cell>
          <table:table-cell office:value-type="float" office:value="0.654341736694678" calcext:value-type="float">
            <text:p>0.6543417367</text:p>
          </table:table-cell>
          <table:table-cell office:value-type="float" office:value="0.701960784313725" calcext:value-type="float">
            <text:p>0.7019607843</text:p>
          </table:table-cell>
          <table:table-cell office:value-type="float" office:value="0.710294117647059" calcext:value-type="float">
            <text:p>0.7102941176</text:p>
          </table:table-cell>
          <table:table-cell office:value-type="float" office:value="0.766526610644257" calcext:value-type="float">
            <text:p>0.7665266106</text:p>
          </table:table-cell>
          <table:table-cell office:value-type="float" office:value="0.787114845938375" calcext:value-type="float">
            <text:p>0.7871148459</text:p>
          </table:table-cell>
          <table:table-cell table:number-columns-repeated="39" office:value-type="float" office:value="0.80171568627451" calcext:value-type="float">
            <text:p>0.8017156863</text:p>
          </table:table-cell>
          <table:table-cell office:value-type="float" office:value="0.705882352941176" calcext:value-type="float">
            <text:p>0.7058823529</text:p>
          </table:table-cell>
          <table:table-cell table:number-columns-repeated="2" office:value-type="float" office:value="0.735294117647059" calcext:value-type="float">
            <text:p>0.7352941176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0.794117647058823" calcext:value-type="float">
            <text:p>0.7941176471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0.852941176470588" calcext:value-type="float">
            <text:p>0.8529411765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2" office:value-type="float" office:value="0.911764705882353" calcext:value-type="float">
            <text:p>0.9117647059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970588235294117" calcext:value-type="float">
            <text:p>0.9705882353</text:p>
          </table:table-cell>
          <table:table-cell table:number-columns-repeated="3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09353741496599" calcext:value-type="float">
            <text:p>0.5093537415</text:p>
          </table:table-cell>
          <table:table-cell office:value-type="float" office:value="0.539909297052154" calcext:value-type="float">
            <text:p>0.5399092971</text:p>
          </table:table-cell>
          <table:table-cell office:value-type="float" office:value="0.549092970521542" calcext:value-type="float">
            <text:p>0.5490929705</text:p>
          </table:table-cell>
          <table:table-cell office:value-type="float" office:value="0.557482993197279" calcext:value-type="float">
            <text:p>0.5574829932</text:p>
          </table:table-cell>
          <table:table-cell table:number-columns-repeated="7" office:value-type="float" office:value="0.574149659863946" calcext:value-type="float">
            <text:p>0.5741496599</text:p>
          </table:table-cell>
          <table:table-cell office:value-type="float" office:value="0.600736961451247" calcext:value-type="float">
            <text:p>0.6007369615</text:p>
          </table:table-cell>
          <table:table-cell office:value-type="float" office:value="0.607879818594104" calcext:value-type="float">
            <text:p>0.6078798186</text:p>
          </table:table-cell>
          <table:table-cell office:value-type="float" office:value="0.640022675736961" calcext:value-type="float">
            <text:p>0.6400226757</text:p>
          </table:table-cell>
          <table:table-cell table:number-columns-repeated="6" office:value-type="float" office:value="0.645833333333333" calcext:value-type="float">
            <text:p>0.6458333333</text:p>
          </table:table-cell>
          <table:table-cell office:value-type="float" office:value="0.659892290249433" calcext:value-type="float">
            <text:p>0.6598922902</text:p>
          </table:table-cell>
          <table:table-cell office:value-type="float" office:value="0.693509070294785" calcext:value-type="float">
            <text:p>0.6935090703</text:p>
          </table:table-cell>
          <table:table-cell office:value-type="float" office:value="0.738860544217687" calcext:value-type="float">
            <text:p>0.7388605442</text:p>
          </table:table-cell>
          <table:table-cell table:number-columns-repeated="28" office:value-type="float" office:value="0.795039682539682" calcext:value-type="float">
            <text:p>0.7950396825</text:p>
          </table:table-cell>
          <table:table-cell office:value-type="float" office:value="0.69047619047619" calcext:value-type="float">
            <text:p>0.6904761905</text:p>
          </table:table-cell>
          <table:table-cell table:number-columns-repeated="2" office:value-type="float" office:value="0.738095238095238" calcext:value-type="float">
            <text:p>0.7380952381</text:p>
          </table:table-cell>
          <table:table-cell table:number-columns-repeated="8" office:value-type="float" office:value="0.785714285714286" calcext:value-type="float">
            <text:p>0.7857142857</text:p>
          </table:table-cell>
          <table:table-cell office:value-type="float" office:value="0.80952380952381" calcext:value-type="float">
            <text:p>0.8095238095</text:p>
          </table:table-cell>
          <table:table-cell table:number-columns-repeated="8" office:value-type="float" office:value="0.833333333333333" calcext:value-type="float">
            <text:p>0.8333333333</text:p>
          </table:table-cell>
          <table:table-cell office:value-type="float" office:value="0.880952380952381" calcext:value-type="float">
            <text:p>0.880952381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0.928571428571429" calcext:value-type="float">
            <text:p>0.9285714286</text:p>
          </table:table-cell>
          <table:table-cell table:number-columns-repeated="28" office:value-type="float" office:value="0.952380952380952" calcext:value-type="float">
            <text:p>0.95238095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12474120082816" calcext:value-type="float">
            <text:p>0.6124741201</text:p>
          </table:table-cell>
          <table:table-cell office:value-type="float" office:value="0.614958592132505" calcext:value-type="float">
            <text:p>0.6149585921</text:p>
          </table:table-cell>
          <table:table-cell office:value-type="float" office:value="0.638457556935818" calcext:value-type="float">
            <text:p>0.6384575569</text:p>
          </table:table-cell>
          <table:table-cell office:value-type="float" office:value="0.647101449275362" calcext:value-type="float">
            <text:p>0.6471014493</text:p>
          </table:table-cell>
          <table:table-cell office:value-type="float" office:value="0.670341614906832" calcext:value-type="float">
            <text:p>0.6703416149</text:p>
          </table:table-cell>
          <table:table-cell office:value-type="float" office:value="0.673188405797101" calcext:value-type="float">
            <text:p>0.6731884058</text:p>
          </table:table-cell>
          <table:table-cell office:value-type="float" office:value="0.697101449275362" calcext:value-type="float">
            <text:p>0.6971014493</text:p>
          </table:table-cell>
          <table:table-cell office:value-type="float" office:value="0.711231884057971" calcext:value-type="float">
            <text:p>0.7112318841</text:p>
          </table:table-cell>
          <table:table-cell office:value-type="float" office:value="0.728778467908903" calcext:value-type="float">
            <text:p>0.7287784679</text:p>
          </table:table-cell>
          <table:table-cell table:number-columns-repeated="42" office:value-type="float" office:value="0.741589026915114" calcext:value-type="float">
            <text:p>0.7415890269</text:p>
          </table:table-cell>
          <table:table-cell office:value-type="float" office:value="0.804347826086956" calcext:value-type="float">
            <text:p>0.804347826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0.847826086956522" calcext:value-type="float">
            <text:p>0.847826087</text:p>
          </table:table-cell>
          <table:table-cell office:value-type="float" office:value="0.869565217391304" calcext:value-type="float">
            <text:p>0.8695652174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91304347826087" calcext:value-type="float">
            <text:p>0.9130434783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78260869565217" calcext:value-type="float">
            <text:p>0.9782608696</text:p>
          </table:table-cell>
          <table:table-cell table:number-columns-repeated="4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6])" office:value-type="float" office:value="0.52788392067195" calcext:value-type="float">
            <text:p>0.5278839207</text:p>
          </table:table-cell>
          <table:table-cell table:formula="of:=AVERAGE([.C2:.C16])" office:value-type="float" office:value="0.546628455833785" calcext:value-type="float">
            <text:p>0.5466284558</text:p>
          </table:table-cell>
          <table:table-cell table:formula="of:=AVERAGE([.D2:.D16])" office:value-type="float" office:value="0.566299209562975" calcext:value-type="float">
            <text:p>0.5662992096</text:p>
          </table:table-cell>
          <table:table-cell table:formula="of:=AVERAGE([.E2:.E16])" office:value-type="float" office:value="0.580729832118421" calcext:value-type="float">
            <text:p>0.5807298321</text:p>
          </table:table-cell>
          <table:table-cell table:formula="of:=AVERAGE([.F2:.F16])" office:value-type="float" office:value="0.597250327645051" calcext:value-type="float">
            <text:p>0.5972503276</text:p>
          </table:table-cell>
          <table:table-cell table:formula="of:=AVERAGE([.G2:.G16])" office:value-type="float" office:value="0.613969932916443" calcext:value-type="float">
            <text:p>0.6139699329</text:p>
          </table:table-cell>
          <table:table-cell table:formula="of:=AVERAGE([.H2:.H16])" office:value-type="float" office:value="0.628391459635634" calcext:value-type="float">
            <text:p>0.6283914596</text:p>
          </table:table-cell>
          <table:table-cell table:formula="of:=AVERAGE([.I2:.I16])" office:value-type="float" office:value="0.64694322556879" calcext:value-type="float">
            <text:p>0.6469432256</text:p>
          </table:table-cell>
          <table:table-cell table:formula="of:=AVERAGE([.J2:.J16])" office:value-type="float" office:value="0.668450487817226" calcext:value-type="float">
            <text:p>0.6684504878</text:p>
          </table:table-cell>
          <table:table-cell table:formula="of:=AVERAGE([.K2:.K16])" office:value-type="float" office:value="0.683410887423691" calcext:value-type="float">
            <text:p>0.6834108874</text:p>
          </table:table-cell>
          <table:table-cell table:formula="of:=AVERAGE([.L2:.L16])" office:value-type="float" office:value="0.699965112445243" calcext:value-type="float">
            <text:p>0.6999651124</text:p>
          </table:table-cell>
          <table:table-cell table:formula="of:=AVERAGE([.M2:.M16])" office:value-type="float" office:value="0.712868664144722" calcext:value-type="float">
            <text:p>0.7128686641</text:p>
          </table:table-cell>
          <table:table-cell table:formula="of:=AVERAGE([.N2:.N16])" office:value-type="float" office:value="0.726802147736883" calcext:value-type="float">
            <text:p>0.7268021477</text:p>
          </table:table-cell>
          <table:table-cell table:formula="of:=AVERAGE([.O2:.O16])" office:value-type="float" office:value="0.739765137268928" calcext:value-type="float">
            <text:p>0.7397651373</text:p>
          </table:table-cell>
          <table:table-cell table:formula="of:=AVERAGE([.P2:.P16])" office:value-type="float" office:value="0.74926510189324" calcext:value-type="float">
            <text:p>0.7492651019</text:p>
          </table:table-cell>
          <table:table-cell table:formula="of:=AVERAGE([.Q2:.Q16])" office:value-type="float" office:value="0.755642603366613" calcext:value-type="float">
            <text:p>0.7556426034</text:p>
          </table:table-cell>
          <table:table-cell table:formula="of:=AVERAGE([.R2:.R16])" office:value-type="float" office:value="0.758643969184258" calcext:value-type="float">
            <text:p>0.7586439692</text:p>
          </table:table-cell>
          <table:table-cell table:formula="of:=AVERAGE([.S2:.S16])" office:value-type="float" office:value="0.758643969184258" calcext:value-type="float">
            <text:p>0.7586439692</text:p>
          </table:table-cell>
          <table:table-cell table:formula="of:=AVERAGE([.T2:.T16])" office:value-type="float" office:value="0.758643969184258" calcext:value-type="float">
            <text:p>0.7586439692</text:p>
          </table:table-cell>
          <table:table-cell table:formula="of:=AVERAGE([.U2:.U16])" office:value-type="float" office:value="0.758643969184258" calcext:value-type="float">
            <text:p>0.7586439692</text:p>
          </table:table-cell>
          <table:table-cell table:formula="of:=AVERAGE([.V2:.V16])" office:value-type="float" office:value="0.759581232978664" calcext:value-type="float">
            <text:p>0.759581233</text:p>
          </table:table-cell>
          <table:table-cell table:formula="of:=AVERAGE([.W2:.W16])" office:value-type="float" office:value="0.761822351648355" calcext:value-type="float">
            <text:p>0.7618223516</text:p>
          </table:table-cell>
          <table:table-cell table:formula="of:=AVERAGE([.X2:.X16])" office:value-type="float" office:value="0.764845783243215" calcext:value-type="float">
            <text:p>0.7648457832</text:p>
          </table:table-cell>
          <table:table-cell table:formula="of:=AVERAGE([.Y2:.Y16])" office:value-type="float" office:value="0.768591059131348" calcext:value-type="float">
            <text:p>0.7685910591</text:p>
          </table:table-cell>
          <table:table-cell table:formula="of:=AVERAGE([.Z2:.Z16])" office:value-type="float" office:value="0.768591059131348" calcext:value-type="float">
            <text:p>0.7685910591</text:p>
          </table:table-cell>
          <table:table-cell table:formula="of:=AVERAGE([.AA2:.AA16])" office:value-type="float" office:value="0.768591059131348" calcext:value-type="float">
            <text:p>0.7685910591</text:p>
          </table:table-cell>
          <table:table-cell table:formula="of:=AVERAGE([.AB2:.AB16])" office:value-type="float" office:value="0.768591059131348" calcext:value-type="float">
            <text:p>0.7685910591</text:p>
          </table:table-cell>
          <table:table-cell table:formula="of:=AVERAGE([.AC2:.AC16])" office:value-type="float" office:value="0.768591059131348" calcext:value-type="float">
            <text:p>0.7685910591</text:p>
          </table:table-cell>
          <table:table-cell table:formula="of:=AVERAGE([.AD2:.AD16])" office:value-type="float" office:value="0.768591059131348" calcext:value-type="float">
            <text:p>0.7685910591</text:p>
          </table:table-cell>
          <table:table-cell table:formula="of:=AVERAGE([.AE2:.AE16])" office:value-type="float" office:value="0.768591059131348" calcext:value-type="float">
            <text:p>0.7685910591</text:p>
          </table:table-cell>
          <table:table-cell table:formula="of:=AVERAGE([.AF2:.AF16])" office:value-type="float" office:value="0.768591059131348" calcext:value-type="float">
            <text:p>0.7685910591</text:p>
          </table:table-cell>
          <table:table-cell table:formula="of:=AVERAGE([.AG2:.AG16])" office:value-type="float" office:value="0.768591059131348" calcext:value-type="float">
            <text:p>0.7685910591</text:p>
          </table:table-cell>
          <table:table-cell table:formula="of:=AVERAGE([.AH2:.AH16])" office:value-type="float" office:value="0.768591059131348" calcext:value-type="float">
            <text:p>0.7685910591</text:p>
          </table:table-cell>
          <table:table-cell table:formula="of:=AVERAGE([.AI2:.AI16])" office:value-type="float" office:value="0.768591059131348" calcext:value-type="float">
            <text:p>0.7685910591</text:p>
          </table:table-cell>
          <table:table-cell table:formula="of:=AVERAGE([.AJ2:.AJ16])" office:value-type="float" office:value="0.768591059131348" calcext:value-type="float">
            <text:p>0.7685910591</text:p>
          </table:table-cell>
          <table:table-cell table:formula="of:=AVERAGE([.AK2:.AK16])" office:value-type="float" office:value="0.768591059131348" calcext:value-type="float">
            <text:p>0.7685910591</text:p>
          </table:table-cell>
          <table:table-cell table:formula="of:=AVERAGE([.AL2:.AL16])" office:value-type="float" office:value="0.768591059131348" calcext:value-type="float">
            <text:p>0.7685910591</text:p>
          </table:table-cell>
          <table:table-cell table:formula="of:=AVERAGE([.AM2:.AM16])" office:value-type="float" office:value="0.768591059131348" calcext:value-type="float">
            <text:p>0.7685910591</text:p>
          </table:table-cell>
          <table:table-cell table:formula="of:=AVERAGE([.AN2:.AN16])" office:value-type="float" office:value="0.768591059131348" calcext:value-type="float">
            <text:p>0.7685910591</text:p>
          </table:table-cell>
          <table:table-cell table:formula="of:=AVERAGE([.AO2:.AO16])" office:value-type="float" office:value="0.768591059131348" calcext:value-type="float">
            <text:p>0.7685910591</text:p>
          </table:table-cell>
          <table:table-cell table:formula="of:=AVERAGE([.AP2:.AP16])" office:value-type="float" office:value="0.768591059131348" calcext:value-type="float">
            <text:p>0.7685910591</text:p>
          </table:table-cell>
          <table:table-cell table:formula="of:=AVERAGE([.AQ2:.AQ16])" office:value-type="float" office:value="0.768591059131348" calcext:value-type="float">
            <text:p>0.7685910591</text:p>
          </table:table-cell>
          <table:table-cell table:formula="of:=AVERAGE([.AR2:.AR16])" office:value-type="float" office:value="0.768591059131348" calcext:value-type="float">
            <text:p>0.7685910591</text:p>
          </table:table-cell>
          <table:table-cell table:formula="of:=AVERAGE([.AS2:.AS16])" office:value-type="float" office:value="0.768591059131348" calcext:value-type="float">
            <text:p>0.7685910591</text:p>
          </table:table-cell>
          <table:table-cell table:formula="of:=AVERAGE([.AT2:.AT16])" office:value-type="float" office:value="0.768591059131348" calcext:value-type="float">
            <text:p>0.7685910591</text:p>
          </table:table-cell>
          <table:table-cell table:formula="of:=AVERAGE([.AU2:.AU16])" office:value-type="float" office:value="0.768591059131348" calcext:value-type="float">
            <text:p>0.7685910591</text:p>
          </table:table-cell>
          <table:table-cell table:formula="of:=AVERAGE([.AV2:.AV16])" office:value-type="float" office:value="0.768591059131348" calcext:value-type="float">
            <text:p>0.7685910591</text:p>
          </table:table-cell>
          <table:table-cell table:formula="of:=AVERAGE([.AW2:.AW16])" office:value-type="float" office:value="0.768591059131348" calcext:value-type="float">
            <text:p>0.7685910591</text:p>
          </table:table-cell>
          <table:table-cell table:formula="of:=AVERAGE([.AX2:.AX16])" office:value-type="float" office:value="0.768591059131348" calcext:value-type="float">
            <text:p>0.7685910591</text:p>
          </table:table-cell>
          <table:table-cell table:formula="of:=AVERAGE([.AY2:.AY16])" office:value-type="float" office:value="0.768591059131348" calcext:value-type="float">
            <text:p>0.7685910591</text:p>
          </table:table-cell>
          <table:table-cell table:formula="of:=AVERAGE([.AZ2:.AZ16])" office:value-type="float" office:value="0.768591059131348" calcext:value-type="float">
            <text:p>0.7685910591</text:p>
          </table:table-cell>
          <table:table-cell table:formula="of:=AVERAGE([.BA2:.BA16])" office:value-type="float" office:value="0.741902868064385" calcext:value-type="float">
            <text:p>0.7419028681</text:p>
          </table:table-cell>
          <table:table-cell table:formula="of:=AVERAGE([.BB2:.BB16])" office:value-type="float" office:value="0.771601845323897" calcext:value-type="float">
            <text:p>0.7716018453</text:p>
          </table:table-cell>
          <table:table-cell table:formula="of:=AVERAGE([.BC2:.BC16])" office:value-type="float" office:value="0.790864856353772" calcext:value-type="float">
            <text:p>0.7908648564</text:p>
          </table:table-cell>
          <table:table-cell table:formula="of:=AVERAGE([.BD2:.BD16])" office:value-type="float" office:value="0.819017744318555" calcext:value-type="float">
            <text:p>0.8190177443</text:p>
          </table:table-cell>
          <table:table-cell table:formula="of:=AVERAGE([.BE2:.BE16])" office:value-type="float" office:value="0.840713580385557" calcext:value-type="float">
            <text:p>0.8407135804</text:p>
          </table:table-cell>
          <table:table-cell table:formula="of:=AVERAGE([.BF2:.BF16])" office:value-type="float" office:value="0.861121022307023" calcext:value-type="float">
            <text:p>0.8611210223</text:p>
          </table:table-cell>
          <table:table-cell table:formula="of:=AVERAGE([.BG2:.BG16])" office:value-type="float" office:value="0.880015997858878" calcext:value-type="float">
            <text:p>0.8800159979</text:p>
          </table:table-cell>
          <table:table-cell table:formula="of:=AVERAGE([.BH2:.BH16])" office:value-type="float" office:value="0.89682666618357" calcext:value-type="float">
            <text:p>0.8968266662</text:p>
          </table:table-cell>
          <table:table-cell table:formula="of:=AVERAGE([.BI2:.BI16])" office:value-type="float" office:value="0.915119978848048" calcext:value-type="float">
            <text:p>0.9151199788</text:p>
          </table:table-cell>
          <table:table-cell table:formula="of:=AVERAGE([.BJ2:.BJ16])" office:value-type="float" office:value="0.931724203756212" calcext:value-type="float">
            <text:p>0.9317242038</text:p>
          </table:table-cell>
          <table:table-cell table:formula="of:=AVERAGE([.BK2:.BK16])" office:value-type="float" office:value="0.947460502236348" calcext:value-type="float">
            <text:p>0.9474605022</text:p>
          </table:table-cell>
          <table:table-cell table:formula="of:=AVERAGE([.BL2:.BL16])" office:value-type="float" office:value="0.955365765351695" calcext:value-type="float">
            <text:p>0.9553657654</text:p>
          </table:table-cell>
          <table:table-cell table:formula="of:=AVERAGE([.BM2:.BM16])" office:value-type="float" office:value="0.964893566136091" calcext:value-type="float">
            <text:p>0.9648935661</text:p>
          </table:table-cell>
          <table:table-cell table:formula="of:=AVERAGE([.BN2:.BN16])" office:value-type="float" office:value="0.973916016062196" calcext:value-type="float">
            <text:p>0.9739160161</text:p>
          </table:table-cell>
          <table:table-cell table:formula="of:=AVERAGE([.BO2:.BO16])" office:value-type="float" office:value="0.980051501101335" calcext:value-type="float">
            <text:p>0.9800515011</text:p>
          </table:table-cell>
          <table:table-cell table:formula="of:=AVERAGE([.BP2:.BP16])" office:value-type="float" office:value="0.986005167958656" calcext:value-type="float">
            <text:p>0.986005168</text:p>
          </table:table-cell>
          <table:table-cell table:formula="of:=AVERAGE([.BQ2:.BQ16])" office:value-type="float" office:value="0.988888888888889" calcext:value-type="float">
            <text:p>0.9888888889</text:p>
          </table:table-cell>
          <table:table-cell table:formula="of:=AVERAGE([.BR2:.BR16])" office:value-type="float" office:value="0.988888888888889" calcext:value-type="float">
            <text:p>0.9888888889</text:p>
          </table:table-cell>
          <table:table-cell table:formula="of:=AVERAGE([.BS2:.BS16])" office:value-type="float" office:value="0.988888888888889" calcext:value-type="float">
            <text:p>0.9888888889</text:p>
          </table:table-cell>
          <table:table-cell table:formula="of:=AVERAGE([.BT2:.BT16])" office:value-type="float" office:value="0.988888888888889" calcext:value-type="float">
            <text:p>0.9888888889</text:p>
          </table:table-cell>
          <table:table-cell table:formula="of:=AVERAGE([.BU2:.BU16])" office:value-type="float" office:value="0.992063492063492" calcext:value-type="float">
            <text:p>0.9920634921</text:p>
          </table:table-cell>
          <table:table-cell table:formula="of:=AVERAGE([.BV2:.BV16])" office:value-type="float" office:value="0.993650793650794" calcext:value-type="float">
            <text:p>0.9936507937</text:p>
          </table:table-cell>
          <table:table-cell table:formula="of:=AVERAGE([.BW2:.BW16])" office:value-type="float" office:value="0.995238095238095" calcext:value-type="float">
            <text:p>0.9952380952</text:p>
          </table:table-cell>
          <table:table-cell table:formula="of:=AVERAGE([.BX2:.BX16])" office:value-type="float" office:value="0.996825396825397" calcext:value-type="float">
            <text:p>0.9968253968</text:p>
          </table:table-cell>
          <table:table-cell table:formula="of:=AVERAGE([.BY2:.BY16])" office:value-type="float" office:value="0.996825396825397" calcext:value-type="float">
            <text:p>0.9968253968</text:p>
          </table:table-cell>
          <table:table-cell table:formula="of:=AVERAGE([.BZ2:.BZ16])" office:value-type="float" office:value="0.996825396825397" calcext:value-type="float">
            <text:p>0.9968253968</text:p>
          </table:table-cell>
          <table:table-cell table:formula="of:=AVERAGE([.CA2:.CA16])" office:value-type="float" office:value="0.996825396825397" calcext:value-type="float">
            <text:p>0.9968253968</text:p>
          </table:table-cell>
          <table:table-cell table:formula="of:=AVERAGE([.CB2:.CB16])" office:value-type="float" office:value="0.996825396825397" calcext:value-type="float">
            <text:p>0.9968253968</text:p>
          </table:table-cell>
          <table:table-cell table:formula="of:=AVERAGE([.CC2:.CC16])" office:value-type="float" office:value="0.996825396825397" calcext:value-type="float">
            <text:p>0.9968253968</text:p>
          </table:table-cell>
          <table:table-cell table:formula="of:=AVERAGE([.CD2:.CD16])" office:value-type="float" office:value="0.996825396825397" calcext:value-type="float">
            <text:p>0.9968253968</text:p>
          </table:table-cell>
          <table:table-cell table:formula="of:=AVERAGE([.CE2:.CE16])" office:value-type="float" office:value="0.996825396825397" calcext:value-type="float">
            <text:p>0.9968253968</text:p>
          </table:table-cell>
          <table:table-cell table:formula="of:=AVERAGE([.CF2:.CF16])" office:value-type="float" office:value="0.996825396825397" calcext:value-type="float">
            <text:p>0.9968253968</text:p>
          </table:table-cell>
          <table:table-cell table:formula="of:=AVERAGE([.CG2:.CG16])" office:value-type="float" office:value="0.996825396825397" calcext:value-type="float">
            <text:p>0.9968253968</text:p>
          </table:table-cell>
          <table:table-cell table:formula="of:=AVERAGE([.CH2:.CH16])" office:value-type="float" office:value="0.996825396825397" calcext:value-type="float">
            <text:p>0.9968253968</text:p>
          </table:table-cell>
          <table:table-cell table:formula="of:=AVERAGE([.CI2:.CI16])" office:value-type="float" office:value="0.996825396825397" calcext:value-type="float">
            <text:p>0.9968253968</text:p>
          </table:table-cell>
          <table:table-cell table:formula="of:=AVERAGE([.CJ2:.CJ16])" office:value-type="float" office:value="0.996825396825397" calcext:value-type="float">
            <text:p>0.9968253968</text:p>
          </table:table-cell>
          <table:table-cell table:formula="of:=AVERAGE([.CK2:.CK16])" office:value-type="float" office:value="0.996825396825397" calcext:value-type="float">
            <text:p>0.9968253968</text:p>
          </table:table-cell>
          <table:table-cell table:formula="of:=AVERAGE([.CL2:.CL16])" office:value-type="float" office:value="0.996825396825397" calcext:value-type="float">
            <text:p>0.9968253968</text:p>
          </table:table-cell>
          <table:table-cell table:formula="of:=AVERAGE([.CM2:.CM16])" office:value-type="float" office:value="0.996825396825397" calcext:value-type="float">
            <text:p>0.9968253968</text:p>
          </table:table-cell>
          <table:table-cell table:formula="of:=AVERAGE([.CN2:.CN16])" office:value-type="float" office:value="0.996825396825397" calcext:value-type="float">
            <text:p>0.9968253968</text:p>
          </table:table-cell>
          <table:table-cell table:formula="of:=AVERAGE([.CO2:.CO16])" office:value-type="float" office:value="0.996825396825397" calcext:value-type="float">
            <text:p>0.9968253968</text:p>
          </table:table-cell>
          <table:table-cell table:formula="of:=AVERAGE([.CP2:.CP16])" office:value-type="float" office:value="0.996825396825397" calcext:value-type="float">
            <text:p>0.9968253968</text:p>
          </table:table-cell>
          <table:table-cell table:formula="of:=AVERAGE([.CQ2:.CQ16])" office:value-type="float" office:value="0.996825396825397" calcext:value-type="float">
            <text:p>0.9968253968</text:p>
          </table:table-cell>
          <table:table-cell table:formula="of:=AVERAGE([.CR2:.CR16])" office:value-type="float" office:value="0.996825396825397" calcext:value-type="float">
            <text:p>0.9968253968</text:p>
          </table:table-cell>
          <table:table-cell table:formula="of:=AVERAGE([.CS2:.CS16])" office:value-type="float" office:value="0.996825396825397" calcext:value-type="float">
            <text:p>0.9968253968</text:p>
          </table:table-cell>
          <table:table-cell table:formula="of:=AVERAGE([.CT2:.CT16])" office:value-type="float" office:value="0.996825396825397" calcext:value-type="float">
            <text:p>0.9968253968</text:p>
          </table:table-cell>
          <table:table-cell table:formula="of:=AVERAGE([.CU2:.CU16])" office:value-type="float" office:value="0.996825396825397" calcext:value-type="float">
            <text:p>0.9968253968</text:p>
          </table:table-cell>
          <table:table-cell table:formula="of:=AVERAGE([.CV2:.CV16])" office:value-type="float" office:value="0.996825396825397" calcext:value-type="float">
            <text:p>0.9968253968</text:p>
          </table:table-cell>
          <table:table-cell table:formula="of:=AVERAGE([.CW2:.CW16])" office:value-type="float" office:value="0.996825396825397" calcext:value-type="float">
            <text:p>0.9968253968</text:p>
          </table:table-cell>
          <table:table-cell table:formula="of:=AVERAGE([.CX2:.CX16])" office:value-type="float" office:value="0.996825396825397" calcext:value-type="float">
            <text:p>0.9968253968</text:p>
          </table:table-cell>
          <table:table-cell table:formula="of:=AVERAGE([.CY2:.CY16])" office:value-type="float" office:value="0.996825396825397" calcext:value-type="float">
            <text:p>0.9968253968</text:p>
          </table:table-cell>
        </table:table-row>
      </table:table>
      <table:table table:name="nearest_3_5" table:style-name="ta1">
        <table:table-column table:style-name="co5" table:default-cell-style-name="Default"/>
        <table:table-column table:style-name="co6" table:number-columns-repeated="71" table:default-cell-style-name="Default"/>
        <table:table-column table:style-name="co7" table:number-columns-repeated="31" table:default-cell-style-name="Default"/>
        <table:table-row table:style-name="ro1">
          <table:table-cell office:value-type="string" calcext:value-type="string">
            <text:p>trial_number</text:p>
          </table:table-cell>
          <table:table-cell office:value-type="string" calcext:value-type="string">
            <text:p>sim_iter_0</text:p>
          </table:table-cell>
          <table:table-cell office:value-type="string" calcext:value-type="string">
            <text:p>sim_iter_1</text:p>
          </table:table-cell>
          <table:table-cell office:value-type="string" calcext:value-type="string">
            <text:p>sim_iter_2</text:p>
          </table:table-cell>
          <table:table-cell office:value-type="string" calcext:value-type="string">
            <text:p>sim_iter_3</text:p>
          </table:table-cell>
          <table:table-cell office:value-type="string" calcext:value-type="string">
            <text:p>sim_iter_4</text:p>
          </table:table-cell>
          <table:table-cell office:value-type="string" calcext:value-type="string">
            <text:p>sim_iter_5</text:p>
          </table:table-cell>
          <table:table-cell office:value-type="string" calcext:value-type="string">
            <text:p>sim_iter_6</text:p>
          </table:table-cell>
          <table:table-cell office:value-type="string" calcext:value-type="string">
            <text:p>sim_iter_7</text:p>
          </table:table-cell>
          <table:table-cell office:value-type="string" calcext:value-type="string">
            <text:p>sim_iter_8</text:p>
          </table:table-cell>
          <table:table-cell office:value-type="string" calcext:value-type="string">
            <text:p>sim_iter_9</text:p>
          </table:table-cell>
          <table:table-cell office:value-type="string" calcext:value-type="string">
            <text:p>sim_iter_10</text:p>
          </table:table-cell>
          <table:table-cell office:value-type="string" calcext:value-type="string">
            <text:p>sim_iter_11</text:p>
          </table:table-cell>
          <table:table-cell office:value-type="string" calcext:value-type="string">
            <text:p>sim_iter_12</text:p>
          </table:table-cell>
          <table:table-cell office:value-type="string" calcext:value-type="string">
            <text:p>sim_iter_13</text:p>
          </table:table-cell>
          <table:table-cell office:value-type="string" calcext:value-type="string">
            <text:p>sim_iter_14</text:p>
          </table:table-cell>
          <table:table-cell office:value-type="string" calcext:value-type="string">
            <text:p>sim_iter_15</text:p>
          </table:table-cell>
          <table:table-cell office:value-type="string" calcext:value-type="string">
            <text:p>sim_iter_16</text:p>
          </table:table-cell>
          <table:table-cell office:value-type="string" calcext:value-type="string">
            <text:p>sim_iter_17</text:p>
          </table:table-cell>
          <table:table-cell office:value-type="string" calcext:value-type="string">
            <text:p>sim_iter_18</text:p>
          </table:table-cell>
          <table:table-cell office:value-type="string" calcext:value-type="string">
            <text:p>sim_iter_19</text:p>
          </table:table-cell>
          <table:table-cell office:value-type="string" calcext:value-type="string">
            <text:p>sim_iter_20</text:p>
          </table:table-cell>
          <table:table-cell office:value-type="string" calcext:value-type="string">
            <text:p>sim_iter_21</text:p>
          </table:table-cell>
          <table:table-cell office:value-type="string" calcext:value-type="string">
            <text:p>sim_iter_22</text:p>
          </table:table-cell>
          <table:table-cell office:value-type="string" calcext:value-type="string">
            <text:p>sim_iter_23</text:p>
          </table:table-cell>
          <table:table-cell office:value-type="string" calcext:value-type="string">
            <text:p>sim_iter_24</text:p>
          </table:table-cell>
          <table:table-cell office:value-type="string" calcext:value-type="string">
            <text:p>sim_iter_25</text:p>
          </table:table-cell>
          <table:table-cell office:value-type="string" calcext:value-type="string">
            <text:p>sim_iter_26</text:p>
          </table:table-cell>
          <table:table-cell office:value-type="string" calcext:value-type="string">
            <text:p>sim_iter_27</text:p>
          </table:table-cell>
          <table:table-cell office:value-type="string" calcext:value-type="string">
            <text:p>sim_iter_28</text:p>
          </table:table-cell>
          <table:table-cell office:value-type="string" calcext:value-type="string">
            <text:p>sim_iter_29</text:p>
          </table:table-cell>
          <table:table-cell office:value-type="string" calcext:value-type="string">
            <text:p>sim_iter_30</text:p>
          </table:table-cell>
          <table:table-cell office:value-type="string" calcext:value-type="string">
            <text:p>sim_iter_31</text:p>
          </table:table-cell>
          <table:table-cell office:value-type="string" calcext:value-type="string">
            <text:p>sim_iter_32</text:p>
          </table:table-cell>
          <table:table-cell office:value-type="string" calcext:value-type="string">
            <text:p>sim_iter_33</text:p>
          </table:table-cell>
          <table:table-cell office:value-type="string" calcext:value-type="string">
            <text:p>sim_iter_34</text:p>
          </table:table-cell>
          <table:table-cell office:value-type="string" calcext:value-type="string">
            <text:p>sim_iter_35</text:p>
          </table:table-cell>
          <table:table-cell office:value-type="string" calcext:value-type="string">
            <text:p>sim_iter_36</text:p>
          </table:table-cell>
          <table:table-cell office:value-type="string" calcext:value-type="string">
            <text:p>sim_iter_37</text:p>
          </table:table-cell>
          <table:table-cell office:value-type="string" calcext:value-type="string">
            <text:p>sim_iter_38</text:p>
          </table:table-cell>
          <table:table-cell office:value-type="string" calcext:value-type="string">
            <text:p>sim_iter_39</text:p>
          </table:table-cell>
          <table:table-cell office:value-type="string" calcext:value-type="string">
            <text:p>sim_iter_40</text:p>
          </table:table-cell>
          <table:table-cell office:value-type="string" calcext:value-type="string">
            <text:p>sim_iter_41</text:p>
          </table:table-cell>
          <table:table-cell office:value-type="string" calcext:value-type="string">
            <text:p>sim_iter_42</text:p>
          </table:table-cell>
          <table:table-cell office:value-type="string" calcext:value-type="string">
            <text:p>sim_iter_43</text:p>
          </table:table-cell>
          <table:table-cell office:value-type="string" calcext:value-type="string">
            <text:p>sim_iter_44</text:p>
          </table:table-cell>
          <table:table-cell office:value-type="string" calcext:value-type="string">
            <text:p>sim_iter_45</text:p>
          </table:table-cell>
          <table:table-cell office:value-type="string" calcext:value-type="string">
            <text:p>sim_iter_46</text:p>
          </table:table-cell>
          <table:table-cell office:value-type="string" calcext:value-type="string">
            <text:p>sim_iter_47</text:p>
          </table:table-cell>
          <table:table-cell office:value-type="string" calcext:value-type="string">
            <text:p>sim_iter_48</text:p>
          </table:table-cell>
          <table:table-cell office:value-type="string" calcext:value-type="string">
            <text:p>sim_iter_49</text:p>
          </table:table-cell>
          <table:table-cell office:value-type="string" calcext:value-type="string">
            <text:p>sim_iter_50</text:p>
          </table:table-cell>
          <table:table-cell office:value-type="string" calcext:value-type="string">
            <text:p>hap_iter_0</text:p>
          </table:table-cell>
          <table:table-cell office:value-type="string" calcext:value-type="string">
            <text:p>hap_iter_1</text:p>
          </table:table-cell>
          <table:table-cell office:value-type="string" calcext:value-type="string">
            <text:p>hap_iter_2</text:p>
          </table:table-cell>
          <table:table-cell office:value-type="string" calcext:value-type="string">
            <text:p>hap_iter_3</text:p>
          </table:table-cell>
          <table:table-cell office:value-type="string" calcext:value-type="string">
            <text:p>hap_iter_4</text:p>
          </table:table-cell>
          <table:table-cell office:value-type="string" calcext:value-type="string">
            <text:p>hap_iter_5</text:p>
          </table:table-cell>
          <table:table-cell office:value-type="string" calcext:value-type="string">
            <text:p>hap_iter_6</text:p>
          </table:table-cell>
          <table:table-cell office:value-type="string" calcext:value-type="string">
            <text:p>hap_iter_7</text:p>
          </table:table-cell>
          <table:table-cell office:value-type="string" calcext:value-type="string">
            <text:p>hap_iter_8</text:p>
          </table:table-cell>
          <table:table-cell office:value-type="string" calcext:value-type="string">
            <text:p>hap_iter_9</text:p>
          </table:table-cell>
          <table:table-cell office:value-type="string" calcext:value-type="string">
            <text:p>hap_iter_10</text:p>
          </table:table-cell>
          <table:table-cell office:value-type="string" calcext:value-type="string">
            <text:p>hap_iter_11</text:p>
          </table:table-cell>
          <table:table-cell office:value-type="string" calcext:value-type="string">
            <text:p>hap_iter_12</text:p>
          </table:table-cell>
          <table:table-cell office:value-type="string" calcext:value-type="string">
            <text:p>hap_iter_13</text:p>
          </table:table-cell>
          <table:table-cell office:value-type="string" calcext:value-type="string">
            <text:p>hap_iter_14</text:p>
          </table:table-cell>
          <table:table-cell office:value-type="string" calcext:value-type="string">
            <text:p>hap_iter_15</text:p>
          </table:table-cell>
          <table:table-cell office:value-type="string" calcext:value-type="string">
            <text:p>hap_iter_16</text:p>
          </table:table-cell>
          <table:table-cell office:value-type="string" calcext:value-type="string">
            <text:p>hap_iter_17</text:p>
          </table:table-cell>
          <table:table-cell office:value-type="string" calcext:value-type="string">
            <text:p>hap_iter_18</text:p>
          </table:table-cell>
          <table:table-cell office:value-type="string" calcext:value-type="string">
            <text:p>hap_iter_19</text:p>
          </table:table-cell>
          <table:table-cell office:value-type="string" calcext:value-type="string">
            <text:p>hap_iter_20</text:p>
          </table:table-cell>
          <table:table-cell office:value-type="string" calcext:value-type="string">
            <text:p>hap_iter_21</text:p>
          </table:table-cell>
          <table:table-cell office:value-type="string" calcext:value-type="string">
            <text:p>hap_iter_22</text:p>
          </table:table-cell>
          <table:table-cell office:value-type="string" calcext:value-type="string">
            <text:p>hap_iter_23</text:p>
          </table:table-cell>
          <table:table-cell office:value-type="string" calcext:value-type="string">
            <text:p>hap_iter_24</text:p>
          </table:table-cell>
          <table:table-cell office:value-type="string" calcext:value-type="string">
            <text:p>hap_iter_25</text:p>
          </table:table-cell>
          <table:table-cell office:value-type="string" calcext:value-type="string">
            <text:p>hap_iter_26</text:p>
          </table:table-cell>
          <table:table-cell office:value-type="string" calcext:value-type="string">
            <text:p>hap_iter_27</text:p>
          </table:table-cell>
          <table:table-cell office:value-type="string" calcext:value-type="string">
            <text:p>hap_iter_28</text:p>
          </table:table-cell>
          <table:table-cell office:value-type="string" calcext:value-type="string">
            <text:p>hap_iter_29</text:p>
          </table:table-cell>
          <table:table-cell office:value-type="string" calcext:value-type="string">
            <text:p>hap_iter_30</text:p>
          </table:table-cell>
          <table:table-cell office:value-type="string" calcext:value-type="string">
            <text:p>hap_iter_31</text:p>
          </table:table-cell>
          <table:table-cell office:value-type="string" calcext:value-type="string">
            <text:p>hap_iter_32</text:p>
          </table:table-cell>
          <table:table-cell office:value-type="string" calcext:value-type="string">
            <text:p>hap_iter_33</text:p>
          </table:table-cell>
          <table:table-cell office:value-type="string" calcext:value-type="string">
            <text:p>hap_iter_34</text:p>
          </table:table-cell>
          <table:table-cell office:value-type="string" calcext:value-type="string">
            <text:p>hap_iter_35</text:p>
          </table:table-cell>
          <table:table-cell office:value-type="string" calcext:value-type="string">
            <text:p>hap_iter_36</text:p>
          </table:table-cell>
          <table:table-cell office:value-type="string" calcext:value-type="string">
            <text:p>hap_iter_37</text:p>
          </table:table-cell>
          <table:table-cell office:value-type="string" calcext:value-type="string">
            <text:p>hap_iter_38</text:p>
          </table:table-cell>
          <table:table-cell office:value-type="string" calcext:value-type="string">
            <text:p>hap_iter_39</text:p>
          </table:table-cell>
          <table:table-cell office:value-type="string" calcext:value-type="string">
            <text:p>hap_iter_40</text:p>
          </table:table-cell>
          <table:table-cell office:value-type="string" calcext:value-type="string">
            <text:p>hap_iter_41</text:p>
          </table:table-cell>
          <table:table-cell office:value-type="string" calcext:value-type="string">
            <text:p>hap_iter_42</text:p>
          </table:table-cell>
          <table:table-cell office:value-type="string" calcext:value-type="string">
            <text:p>hap_iter_43</text:p>
          </table:table-cell>
          <table:table-cell office:value-type="string" calcext:value-type="string">
            <text:p>hap_iter_44</text:p>
          </table:table-cell>
          <table:table-cell office:value-type="string" calcext:value-type="string">
            <text:p>hap_iter_45</text:p>
          </table:table-cell>
          <table:table-cell office:value-type="string" calcext:value-type="string">
            <text:p>hap_iter_46</text:p>
          </table:table-cell>
          <table:table-cell office:value-type="string" calcext:value-type="string">
            <text:p>hap_iter_47</text:p>
          </table:table-cell>
          <table:table-cell office:value-type="string" calcext:value-type="string">
            <text:p>hap_iter_48</text:p>
          </table:table-cell>
          <table:table-cell office:value-type="string" calcext:value-type="string">
            <text:p>hap_iter_49</text:p>
          </table:table-cell>
          <table:table-cell office:value-type="string" calcext:value-type="string">
            <text:p>hap_iter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7677119628339" calcext:value-type="float">
            <text:p>0.4976771196</text:p>
          </table:table-cell>
          <table:table-cell office:value-type="float" office:value="0.536469221835076" calcext:value-type="float">
            <text:p>0.5364692218</text:p>
          </table:table-cell>
          <table:table-cell office:value-type="float" office:value="0.554355400696864" calcext:value-type="float">
            <text:p>0.5543554007</text:p>
          </table:table-cell>
          <table:table-cell office:value-type="float" office:value="0.590534262485482" calcext:value-type="float">
            <text:p>0.5905342625</text:p>
          </table:table-cell>
          <table:table-cell office:value-type="float" office:value="0.61451800232288" calcext:value-type="float">
            <text:p>0.6145180023</text:p>
          </table:table-cell>
          <table:table-cell office:value-type="float" office:value="0.63205574912892" calcext:value-type="float">
            <text:p>0.6320557491</text:p>
          </table:table-cell>
          <table:table-cell office:value-type="float" office:value="0.647502903600465" calcext:value-type="float">
            <text:p>0.6475029036</text:p>
          </table:table-cell>
          <table:table-cell office:value-type="float" office:value="0.666318234610918" calcext:value-type="float">
            <text:p>0.6663182346</text:p>
          </table:table-cell>
          <table:table-cell office:value-type="float" office:value="0.683391405342625" calcext:value-type="float">
            <text:p>0.6833914053</text:p>
          </table:table-cell>
          <table:table-cell office:value-type="float" office:value="0.714227642276423" calcext:value-type="float">
            <text:p>0.7142276423</text:p>
          </table:table-cell>
          <table:table-cell office:value-type="float" office:value="0.729326364692219" calcext:value-type="float">
            <text:p>0.7293263647</text:p>
          </table:table-cell>
          <table:table-cell office:value-type="float" office:value="0.739024390243902" calcext:value-type="float">
            <text:p>0.7390243902</text:p>
          </table:table-cell>
          <table:table-cell office:value-type="float" office:value="0.759233449477352" calcext:value-type="float">
            <text:p>0.7592334495</text:p>
          </table:table-cell>
          <table:table-cell office:value-type="float" office:value="0.781184668989547" calcext:value-type="float">
            <text:p>0.781184669</text:p>
          </table:table-cell>
          <table:table-cell office:value-type="float" office:value="0.798025551684088" calcext:value-type="float">
            <text:p>0.7980255517</text:p>
          </table:table-cell>
          <table:table-cell office:value-type="float" office:value="0.83664343786295" calcext:value-type="float">
            <text:p>0.8366434379</text:p>
          </table:table-cell>
          <table:table-cell table:number-columns-repeated="35" office:value-type="float" office:value="0.858420441347271" calcext:value-type="float">
            <text:p>0.858420441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0.707317073170732" calcext:value-type="float">
            <text:p>0.7073170732</text:p>
          </table:table-cell>
          <table:table-cell office:value-type="float" office:value="0.731707317073171" calcext:value-type="float">
            <text:p>0.7317073171</text:p>
          </table:table-cell>
          <table:table-cell table:number-columns-repeated="2" office:value-type="float" office:value="0.780487804878049" calcext:value-type="float">
            <text:p>0.7804878049</text:p>
          </table:table-cell>
          <table:table-cell office:value-type="float" office:value="0.804878048780488" calcext:value-type="float">
            <text:p>0.8048780488</text:p>
          </table:table-cell>
          <table:table-cell office:value-type="float" office:value="0.829268292682927" calcext:value-type="float">
            <text:p>0.8292682927</text:p>
          </table:table-cell>
          <table:table-cell office:value-type="float" office:value="0.878048780487805" calcext:value-type="float">
            <text:p>0.8780487805</text:p>
          </table:table-cell>
          <table:table-cell table:number-columns-repeated="2" office:value-type="float" office:value="0.902439024390244" calcext:value-type="float">
            <text:p>0.9024390244</text:p>
          </table:table-cell>
          <table:table-cell table:number-columns-repeated="3" office:value-type="float" office:value="0.926829268292683" calcext:value-type="float">
            <text:p>0.9268292683</text:p>
          </table:table-cell>
          <table:table-cell table:number-columns-repeated="2" office:value-type="float" office:value="0.951219512195122" calcext:value-type="float">
            <text:p>0.9512195122</text:p>
          </table:table-cell>
          <table:table-cell office:value-type="float" office:value="0.975609756097561" calcext:value-type="float">
            <text:p>0.9756097561</text:p>
          </table:table-cell>
          <table:table-cell table:number-columns-repeated="3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9829931972789" calcext:value-type="float">
            <text:p>0.499829932</text:p>
          </table:table-cell>
          <table:table-cell office:value-type="float" office:value="0.511734693877551" calcext:value-type="float">
            <text:p>0.5117346939</text:p>
          </table:table-cell>
          <table:table-cell office:value-type="float" office:value="0.557369614512472" calcext:value-type="float">
            <text:p>0.5573696145</text:p>
          </table:table-cell>
          <table:table-cell office:value-type="float" office:value="0.60062358276644" calcext:value-type="float">
            <text:p>0.6006235828</text:p>
          </table:table-cell>
          <table:table-cell office:value-type="float" office:value="0.615561224489796" calcext:value-type="float">
            <text:p>0.6155612245</text:p>
          </table:table-cell>
          <table:table-cell office:value-type="float" office:value="0.650481859410431" calcext:value-type="float">
            <text:p>0.6504818594</text:p>
          </table:table-cell>
          <table:table-cell office:value-type="float" office:value="0.658219954648526" calcext:value-type="float">
            <text:p>0.6582199546</text:p>
          </table:table-cell>
          <table:table-cell office:value-type="float" office:value="0.679478458049887" calcext:value-type="float">
            <text:p>0.679478458</text:p>
          </table:table-cell>
          <table:table-cell office:value-type="float" office:value="0.695351473922903" calcext:value-type="float">
            <text:p>0.6953514739</text:p>
          </table:table-cell>
          <table:table-cell office:value-type="float" office:value="0.71000566893424" calcext:value-type="float">
            <text:p>0.7100056689</text:p>
          </table:table-cell>
          <table:table-cell table:number-columns-repeated="41" office:value-type="float" office:value="0.719416099773243" calcext:value-type="float">
            <text:p>0.7194160998</text:p>
          </table:table-cell>
          <table:table-cell office:value-type="float" office:value="0.738095238095238" calcext:value-type="float">
            <text:p>0.7380952381</text:p>
          </table:table-cell>
          <table:table-cell office:value-type="float" office:value="0.761904761904762" calcext:value-type="float">
            <text:p>0.7619047619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880952380952381" calcext:value-type="float">
            <text:p>0.880952381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976190476190476" calcext:value-type="float">
            <text:p>0.9761904762</text:p>
          </table:table-cell>
          <table:table-cell table:number-columns-repeated="4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31339977851606" calcext:value-type="float">
            <text:p>0.4313399779</text:p>
          </table:table-cell>
          <table:table-cell office:value-type="float" office:value="0.440393133997785" calcext:value-type="float">
            <text:p>0.440393134</text:p>
          </table:table-cell>
          <table:table-cell office:value-type="float" office:value="0.458305647840531" calcext:value-type="float">
            <text:p>0.4583056478</text:p>
          </table:table-cell>
          <table:table-cell office:value-type="float" office:value="0.469545957918051" calcext:value-type="float">
            <text:p>0.4695459579</text:p>
          </table:table-cell>
          <table:table-cell office:value-type="float" office:value="0.477297895902547" calcext:value-type="float">
            <text:p>0.4772978959</text:p>
          </table:table-cell>
          <table:table-cell office:value-type="float" office:value="0.512569213732004" calcext:value-type="float">
            <text:p>0.5125692137</text:p>
          </table:table-cell>
          <table:table-cell office:value-type="float" office:value="0.548228128460687" calcext:value-type="float">
            <text:p>0.5482281285</text:p>
          </table:table-cell>
          <table:table-cell office:value-type="float" office:value="0.554429678848283" calcext:value-type="float">
            <text:p>0.5544296788</text:p>
          </table:table-cell>
          <table:table-cell office:value-type="float" office:value="0.566832779623477" calcext:value-type="float">
            <text:p>0.5668327796</text:p>
          </table:table-cell>
          <table:table-cell office:value-type="float" office:value="0.595182724252492" calcext:value-type="float">
            <text:p>0.5951827243</text:p>
          </table:table-cell>
          <table:table-cell office:value-type="float" office:value="0.604983388704319" calcext:value-type="float">
            <text:p>0.6049833887</text:p>
          </table:table-cell>
          <table:table-cell office:value-type="float" office:value="0.627408637873754" calcext:value-type="float">
            <text:p>0.6274086379</text:p>
          </table:table-cell>
          <table:table-cell office:value-type="float" office:value="0.629291251384275" calcext:value-type="float">
            <text:p>0.6292912514</text:p>
          </table:table-cell>
          <table:table-cell office:value-type="float" office:value="0.652934662236988" calcext:value-type="float">
            <text:p>0.6529346622</text:p>
          </table:table-cell>
          <table:table-cell office:value-type="float" office:value="0.663787375415282" calcext:value-type="float">
            <text:p>0.6637873754</text:p>
          </table:table-cell>
          <table:table-cell office:value-type="float" office:value="0.68499446290144" calcext:value-type="float">
            <text:p>0.6849944629</text:p>
          </table:table-cell>
          <table:table-cell office:value-type="float" office:value="0.704097452934662" calcext:value-type="float">
            <text:p>0.7040974529</text:p>
          </table:table-cell>
          <table:table-cell table:number-columns-repeated="34" office:value-type="float" office:value="0.717884828349945" calcext:value-type="float">
            <text:p>0.7178848283</text:p>
          </table:table-cell>
          <table:table-cell office:value-type="float" office:value="0.651162790697674" calcext:value-type="float">
            <text:p>0.6511627907</text:p>
          </table:table-cell>
          <table:table-cell office:value-type="float" office:value="0.697674418604651" calcext:value-type="float">
            <text:p>0.6976744186</text:p>
          </table:table-cell>
          <table:table-cell office:value-type="float" office:value="0.72093023255814" calcext:value-type="float">
            <text:p>0.7209302326</text:p>
          </table:table-cell>
          <table:table-cell office:value-type="float" office:value="0.744186046511628" calcext:value-type="float">
            <text:p>0.7441860465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0.837209302325581" calcext:value-type="float">
            <text:p>0.8372093023</text:p>
          </table:table-cell>
          <table:table-cell office:value-type="float" office:value="0.86046511627907" calcext:value-type="float">
            <text:p>0.8604651163</text:p>
          </table:table-cell>
          <table:table-cell table:number-columns-repeated="2" office:value-type="float" office:value="0.883720930232558" calcext:value-type="float">
            <text:p>0.8837209302</text:p>
          </table:table-cell>
          <table:table-cell table:number-columns-repeated="2" office:value-type="float" office:value="0.906976744186046" calcext:value-type="float">
            <text:p>0.9069767442</text:p>
          </table:table-cell>
          <table:table-cell office:value-type="float" office:value="0.930232558139535" calcext:value-type="float">
            <text:p>0.9302325581</text:p>
          </table:table-cell>
          <table:table-cell table:number-columns-repeated="2" office:value-type="float" office:value="0.953488372093023" calcext:value-type="float">
            <text:p>0.9534883721</text:p>
          </table:table-cell>
          <table:table-cell office:value-type="float" office:value="0.976744186046512" calcext:value-type="float">
            <text:p>0.976744186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0396825396825" calcext:value-type="float">
            <text:p>0.4503968254</text:p>
          </table:table-cell>
          <table:table-cell office:value-type="float" office:value="0.456575963718821" calcext:value-type="float">
            <text:p>0.4565759637</text:p>
          </table:table-cell>
          <table:table-cell office:value-type="float" office:value="0.503401360544218" calcext:value-type="float">
            <text:p>0.5034013605</text:p>
          </table:table-cell>
          <table:table-cell office:value-type="float" office:value="0.519274376417234" calcext:value-type="float">
            <text:p>0.5192743764</text:p>
          </table:table-cell>
          <table:table-cell table:number-columns-repeated="2" office:value-type="float" office:value="0.529988662131519" calcext:value-type="float">
            <text:p>0.5299886621</text:p>
          </table:table-cell>
          <table:table-cell office:value-type="float" office:value="0.524829931972789" calcext:value-type="float">
            <text:p>0.524829932</text:p>
          </table:table-cell>
          <table:table-cell office:value-type="float" office:value="0.54030612244898" calcext:value-type="float">
            <text:p>0.5403061224</text:p>
          </table:table-cell>
          <table:table-cell office:value-type="float" office:value="0.5609410430839" calcext:value-type="float">
            <text:p>0.5609410431</text:p>
          </table:table-cell>
          <table:table-cell office:value-type="float" office:value="0.587131519274376" calcext:value-type="float">
            <text:p>0.5871315193</text:p>
          </table:table-cell>
          <table:table-cell office:value-type="float" office:value="0.615079365079365" calcext:value-type="float">
            <text:p>0.6150793651</text:p>
          </table:table-cell>
          <table:table-cell office:value-type="float" office:value="0.625793650793651" calcext:value-type="float">
            <text:p>0.6257936508</text:p>
          </table:table-cell>
          <table:table-cell office:value-type="float" office:value="0.643537414965986" calcext:value-type="float">
            <text:p>0.643537415</text:p>
          </table:table-cell>
          <table:table-cell office:value-type="float" office:value="0.655952380952381" calcext:value-type="float">
            <text:p>0.655952381</text:p>
          </table:table-cell>
          <table:table-cell table:number-columns-repeated="37" office:value-type="float" office:value="0.693253968253968" calcext:value-type="float">
            <text:p>0.6932539683</text:p>
          </table:table-cell>
          <table:table-cell office:value-type="float" office:value="0.547619047619048" calcext:value-type="float">
            <text:p>0.5476190476</text:p>
          </table:table-cell>
          <table:table-cell office:value-type="float" office:value="0.571428571428571" calcext:value-type="float">
            <text:p>0.5714285714</text:p>
          </table:table-cell>
          <table:table-cell office:value-type="float" office:value="0.642857142857143" calcext:value-type="float">
            <text:p>0.6428571429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0.714285714285714" calcext:value-type="float">
            <text:p>0.7142857143</text:p>
          </table:table-cell>
          <table:table-cell office:value-type="float" office:value="0.738095238095238" calcext:value-type="float">
            <text:p>0.7380952381</text:p>
          </table:table-cell>
          <table:table-cell table:number-columns-repeated="2" office:value-type="float" office:value="0.785714285714286" calcext:value-type="float">
            <text:p>0.7857142857</text:p>
          </table:table-cell>
          <table:table-cell office:value-type="float" office:value="0.833333333333333" calcext:value-type="float">
            <text:p>0.8333333333</text:p>
          </table:table-cell>
          <table:table-cell table:number-columns-repeated="2" office:value-type="float" office:value="0.857142857142857" calcext:value-type="float">
            <text:p>0.8571428571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976190476190476" calcext:value-type="float">
            <text:p>0.9761904762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35283687943262" calcext:value-type="float">
            <text:p>0.4352836879</text:p>
          </table:table-cell>
          <table:table-cell office:value-type="float" office:value="0.456560283687943" calcext:value-type="float">
            <text:p>0.4565602837</text:p>
          </table:table-cell>
          <table:table-cell office:value-type="float" office:value="0.45952380952381" calcext:value-type="float">
            <text:p>0.4595238095</text:p>
          </table:table-cell>
          <table:table-cell office:value-type="float" office:value="0.477001013171226" calcext:value-type="float">
            <text:p>0.4770010132</text:p>
          </table:table-cell>
          <table:table-cell office:value-type="float" office:value="0.48386524822695" calcext:value-type="float">
            <text:p>0.4838652482</text:p>
          </table:table-cell>
          <table:table-cell office:value-type="float" office:value="0.487411347517731" calcext:value-type="float">
            <text:p>0.4874113475</text:p>
          </table:table-cell>
          <table:table-cell office:value-type="float" office:value="0.494148936170213" calcext:value-type="float">
            <text:p>0.4941489362</text:p>
          </table:table-cell>
          <table:table-cell office:value-type="float" office:value="0.514311043566363" calcext:value-type="float">
            <text:p>0.5143110436</text:p>
          </table:table-cell>
          <table:table-cell table:number-columns-repeated="2" office:value-type="float" office:value="0.527456940222898" calcext:value-type="float">
            <text:p>0.5274569402</text:p>
          </table:table-cell>
          <table:table-cell office:value-type="float" office:value="0.540932117527862" calcext:value-type="float">
            <text:p>0.5409321175</text:p>
          </table:table-cell>
          <table:table-cell office:value-type="float" office:value="0.575025329280649" calcext:value-type="float">
            <text:p>0.5750253293</text:p>
          </table:table-cell>
          <table:table-cell office:value-type="float" office:value="0.582320162107396" calcext:value-type="float">
            <text:p>0.5823201621</text:p>
          </table:table-cell>
          <table:table-cell office:value-type="float" office:value="0.589817629179331" calcext:value-type="float">
            <text:p>0.5898176292</text:p>
          </table:table-cell>
          <table:table-cell office:value-type="float" office:value="0.602228976697062" calcext:value-type="float">
            <text:p>0.6022289767</text:p>
          </table:table-cell>
          <table:table-cell office:value-type="float" office:value="0.627279635258359" calcext:value-type="float">
            <text:p>0.6272796353</text:p>
          </table:table-cell>
          <table:table-cell office:value-type="float" office:value="0.651190476190476" calcext:value-type="float">
            <text:p>0.6511904762</text:p>
          </table:table-cell>
          <table:table-cell office:value-type="float" office:value="0.663601823708207" calcext:value-type="float">
            <text:p>0.6636018237</text:p>
          </table:table-cell>
          <table:table-cell table:number-columns-repeated="33" office:value-type="float" office:value="0.673936170212766" calcext:value-type="float">
            <text:p>0.6739361702</text:p>
          </table:table-cell>
          <table:table-cell office:value-type="float" office:value="0.638297872340426" calcext:value-type="float">
            <text:p>0.6382978723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680851063829787" calcext:value-type="float">
            <text:p>0.6808510638</text:p>
          </table:table-cell>
          <table:table-cell office:value-type="float" office:value="0.702127659574468" calcext:value-type="float">
            <text:p>0.7021276596</text:p>
          </table:table-cell>
          <table:table-cell office:value-type="float" office:value="0.723404255319149" calcext:value-type="float">
            <text:p>0.7234042553</text:p>
          </table:table-cell>
          <table:table-cell office:value-type="float" office:value="0.74468085106383" calcext:value-type="float">
            <text:p>0.7446808511</text:p>
          </table:table-cell>
          <table:table-cell office:value-type="float" office:value="0.765957446808511" calcext:value-type="float">
            <text:p>0.7659574468</text:p>
          </table:table-cell>
          <table:table-cell table:number-columns-repeated="2" office:value-type="float" office:value="0.787234042553192" calcext:value-type="float">
            <text:p>0.7872340426</text:p>
          </table:table-cell>
          <table:table-cell office:value-type="float" office:value="0.829787234042553" calcext:value-type="float">
            <text:p>0.829787234</text:p>
          </table:table-cell>
          <table:table-cell office:value-type="float" office:value="0.851063829787234" calcext:value-type="float">
            <text:p>0.8510638298</text:p>
          </table:table-cell>
          <table:table-cell office:value-type="float" office:value="0.872340425531915" calcext:value-type="float">
            <text:p>0.8723404255</text:p>
          </table:table-cell>
          <table:table-cell table:number-columns-repeated="2" office:value-type="float" office:value="0.893617021276596" calcext:value-type="float">
            <text:p>0.893617021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936170212765957" calcext:value-type="float">
            <text:p>0.9361702128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978723404255319" calcext:value-type="float">
            <text:p>0.978723404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92989417989418" calcext:value-type="float">
            <text:p>0.492989418</text:p>
          </table:table-cell>
          <table:table-cell office:value-type="float" office:value="0.512354497354497" calcext:value-type="float">
            <text:p>0.5123544974</text:p>
          </table:table-cell>
          <table:table-cell office:value-type="float" office:value="0.52515873015873" calcext:value-type="float">
            <text:p>0.5251587302</text:p>
          </table:table-cell>
          <table:table-cell office:value-type="float" office:value="0.547010582010582" calcext:value-type="float">
            <text:p>0.547010582</text:p>
          </table:table-cell>
          <table:table-cell office:value-type="float" office:value="0.542248677248677" calcext:value-type="float">
            <text:p>0.5422486772</text:p>
          </table:table-cell>
          <table:table-cell office:value-type="float" office:value="0.56941798941799" calcext:value-type="float">
            <text:p>0.5694179894</text:p>
          </table:table-cell>
          <table:table-cell office:value-type="float" office:value="0.57984126984127" calcext:value-type="float">
            <text:p>0.5798412698</text:p>
          </table:table-cell>
          <table:table-cell office:value-type="float" office:value="0.607380952380952" calcext:value-type="float">
            <text:p>0.6073809524</text:p>
          </table:table-cell>
          <table:table-cell office:value-type="float" office:value="0.639920634920635" calcext:value-type="float">
            <text:p>0.6399206349</text:p>
          </table:table-cell>
          <table:table-cell office:value-type="float" office:value="0.686693121693122" calcext:value-type="float">
            <text:p>0.6866931217</text:p>
          </table:table-cell>
          <table:table-cell office:value-type="float" office:value="0.734259259259259" calcext:value-type="float">
            <text:p>0.7342592593</text:p>
          </table:table-cell>
          <table:table-cell office:value-type="float" office:value="0.750925925925926" calcext:value-type="float">
            <text:p>0.7509259259</text:p>
          </table:table-cell>
          <table:table-cell office:value-type="float" office:value="0.780634920634921" calcext:value-type="float">
            <text:p>0.7806349206</text:p>
          </table:table-cell>
          <table:table-cell table:number-columns-repeated="38" office:value-type="float" office:value="0.799708994708995" calcext:value-type="float">
            <text:p>0.7997089947</text:p>
          </table:table-cell>
          <table:table-cell office:value-type="float" office:value="0.688888888888889" calcext:value-type="float">
            <text:p>0.6888888889</text:p>
          </table:table-cell>
          <table:table-cell table:number-columns-repeated="2" office:value-type="float" office:value="0.711111111111111" calcext:value-type="float">
            <text:p>0.7111111111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22222222222222" calcext:value-type="float">
            <text:p>0.8222222222</text:p>
          </table:table-cell>
          <table:table-cell table:number-columns-repeated="2"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77574750830565" calcext:value-type="float">
            <text:p>0.4775747508</text:p>
          </table:table-cell>
          <table:table-cell office:value-type="float" office:value="0.503543743078627" calcext:value-type="float">
            <text:p>0.5035437431</text:p>
          </table:table-cell>
          <table:table-cell office:value-type="float" office:value="0.510520487264673" calcext:value-type="float">
            <text:p>0.5105204873</text:p>
          </table:table-cell>
          <table:table-cell office:value-type="float" office:value="0.516832779623477" calcext:value-type="float">
            <text:p>0.5168327796</text:p>
          </table:table-cell>
          <table:table-cell office:value-type="float" office:value="0.525249169435216" calcext:value-type="float">
            <text:p>0.5252491694</text:p>
          </table:table-cell>
          <table:table-cell office:value-type="float" office:value="0.550276854928018" calcext:value-type="float">
            <text:p>0.5502768549</text:p>
          </table:table-cell>
          <table:table-cell office:value-type="float" office:value="0.573477297895903" calcext:value-type="float">
            <text:p>0.5734772979</text:p>
          </table:table-cell>
          <table:table-cell office:value-type="float" office:value="0.604263565891473" calcext:value-type="float">
            <text:p>0.6042635659</text:p>
          </table:table-cell>
          <table:table-cell office:value-type="float" office:value="0.605703211517165" calcext:value-type="float">
            <text:p>0.6057032115</text:p>
          </table:table-cell>
          <table:table-cell office:value-type="float" office:value="0.644075304540421" calcext:value-type="float">
            <text:p>0.6440753045</text:p>
          </table:table-cell>
          <table:table-cell office:value-type="float" office:value="0.655647840531561" calcext:value-type="float">
            <text:p>0.6556478405</text:p>
          </table:table-cell>
          <table:table-cell table:number-columns-repeated="40" office:value-type="float" office:value="0.674916943521595" calcext:value-type="float">
            <text:p>0.6749169435</text:p>
          </table:table-cell>
          <table:table-cell office:value-type="float" office:value="0.744186046511628" calcext:value-type="float">
            <text:p>0.7441860465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790697674418605" calcext:value-type="float">
            <text:p>0.7906976744</text:p>
          </table:table-cell>
          <table:table-cell table:number-columns-repeated="3" office:value-type="float" office:value="0.813953488372093" calcext:value-type="float">
            <text:p>0.8139534884</text:p>
          </table:table-cell>
          <table:table-cell office:value-type="float" office:value="0.837209302325581" calcext:value-type="float">
            <text:p>0.8372093023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930232558139535" calcext:value-type="float">
            <text:p>0.9302325581</text:p>
          </table:table-cell>
          <table:table-cell office:value-type="float" office:value="0.953488372093023" calcext:value-type="float">
            <text:p>0.9534883721</text:p>
          </table:table-cell>
          <table:table-cell office:value-type="float" office:value="0.976744186046512" calcext:value-type="float">
            <text:p>0.976744186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86243386243386" calcext:value-type="float">
            <text:p>0.4862433862</text:p>
          </table:table-cell>
          <table:table-cell office:value-type="float" office:value="0.501428571428571" calcext:value-type="float">
            <text:p>0.5014285714</text:p>
          </table:table-cell>
          <table:table-cell office:value-type="float" office:value="0.518465608465608" calcext:value-type="float">
            <text:p>0.5184656085</text:p>
          </table:table-cell>
          <table:table-cell office:value-type="float" office:value="0.536243386243386" calcext:value-type="float">
            <text:p>0.5362433862</text:p>
          </table:table-cell>
          <table:table-cell office:value-type="float" office:value="0.547301587301587" calcext:value-type="float">
            <text:p>0.5473015873</text:p>
          </table:table-cell>
          <table:table-cell office:value-type="float" office:value="0.574232804232804" calcext:value-type="float">
            <text:p>0.5742328042</text:p>
          </table:table-cell>
          <table:table-cell office:value-type="float" office:value="0.60968253968254" calcext:value-type="float">
            <text:p>0.6096825397</text:p>
          </table:table-cell>
          <table:table-cell office:value-type="float" office:value="0.624391534391534" calcext:value-type="float">
            <text:p>0.6243915344</text:p>
          </table:table-cell>
          <table:table-cell office:value-type="float" office:value="0.645820105820106" calcext:value-type="float">
            <text:p>0.6458201058</text:p>
          </table:table-cell>
          <table:table-cell office:value-type="float" office:value="0.66941798941799" calcext:value-type="float">
            <text:p>0.6694179894</text:p>
          </table:table-cell>
          <table:table-cell office:value-type="float" office:value="0.693280423280423" calcext:value-type="float">
            <text:p>0.6932804233</text:p>
          </table:table-cell>
          <table:table-cell office:value-type="float" office:value="0.711798941798942" calcext:value-type="float">
            <text:p>0.7117989418</text:p>
          </table:table-cell>
          <table:table-cell office:value-type="float" office:value="0.731216931216931" calcext:value-type="float">
            <text:p>0.7312169312</text:p>
          </table:table-cell>
          <table:table-cell table:number-columns-repeated="38" office:value-type="float" office:value="0.747089947089947" calcext:value-type="float">
            <text:p>0.747089947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22222222222222" calcext:value-type="float">
            <text:p>0.8222222222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1184668989547" calcext:value-type="float">
            <text:p>0.481184669</text:p>
          </table:table-cell>
          <table:table-cell office:value-type="float" office:value="0.493263646922184" calcext:value-type="float">
            <text:p>0.4932636469</text:p>
          </table:table-cell>
          <table:table-cell office:value-type="float" office:value="0.505052264808362" calcext:value-type="float">
            <text:p>0.5050522648</text:p>
          </table:table-cell>
          <table:table-cell office:value-type="float" office:value="0.540592334494774" calcext:value-type="float">
            <text:p>0.5405923345</text:p>
          </table:table-cell>
          <table:table-cell office:value-type="float" office:value="0.557491289198606" calcext:value-type="float">
            <text:p>0.5574912892</text:p>
          </table:table-cell>
          <table:table-cell office:value-type="float" office:value="0.574970963995354" calcext:value-type="float">
            <text:p>0.574970964</text:p>
          </table:table-cell>
          <table:table-cell office:value-type="float" office:value="0.597590011614402" calcext:value-type="float">
            <text:p>0.5975900116</text:p>
          </table:table-cell>
          <table:table-cell office:value-type="float" office:value="0.63588850174216" calcext:value-type="float">
            <text:p>0.6358885017</text:p>
          </table:table-cell>
          <table:table-cell office:value-type="float" office:value="0.646080139372822" calcext:value-type="float">
            <text:p>0.6460801394</text:p>
          </table:table-cell>
          <table:table-cell office:value-type="float" office:value="0.681039488966318" calcext:value-type="float">
            <text:p>0.681039489</text:p>
          </table:table-cell>
          <table:table-cell office:value-type="float" office:value="0.693234610917538" calcext:value-type="float">
            <text:p>0.6932346109</text:p>
          </table:table-cell>
          <table:table-cell office:value-type="float" office:value="0.707346109175377" calcext:value-type="float">
            <text:p>0.7073461092</text:p>
          </table:table-cell>
          <table:table-cell office:value-type="float" office:value="0.731329849012776" calcext:value-type="float">
            <text:p>0.731329849</text:p>
          </table:table-cell>
          <table:table-cell table:number-columns-repeated="38" office:value-type="float" office:value="0.752845528455284" calcext:value-type="float">
            <text:p>0.7528455285</text:p>
          </table:table-cell>
          <table:table-cell office:value-type="float" office:value="0.634146341463415" calcext:value-type="float">
            <text:p>0.6341463415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0.707317073170732" calcext:value-type="float">
            <text:p>0.7073170732</text:p>
          </table:table-cell>
          <table:table-cell office:value-type="float" office:value="0.731707317073171" calcext:value-type="float">
            <text:p>0.7317073171</text:p>
          </table:table-cell>
          <table:table-cell office:value-type="float" office:value="0.75609756097561" calcext:value-type="float">
            <text:p>0.756097561</text:p>
          </table:table-cell>
          <table:table-cell office:value-type="float" office:value="0.804878048780488" calcext:value-type="float">
            <text:p>0.8048780488</text:p>
          </table:table-cell>
          <table:table-cell office:value-type="float" office:value="0.829268292682927" calcext:value-type="float">
            <text:p>0.8292682927</text:p>
          </table:table-cell>
          <table:table-cell office:value-type="float" office:value="0.878048780487805" calcext:value-type="float">
            <text:p>0.8780487805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951219512195122" calcext:value-type="float">
            <text:p>0.9512195122</text:p>
          </table:table-cell>
          <table:table-cell office:value-type="float" office:value="0.975609756097561" calcext:value-type="float">
            <text:p>0.9756097561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1805555555555" calcext:value-type="float">
            <text:p>0.4118055556</text:p>
          </table:table-cell>
          <table:table-cell office:value-type="float" office:value="0.422222222222222" calcext:value-type="float">
            <text:p>0.4222222222</text:p>
          </table:table-cell>
          <table:table-cell office:value-type="float" office:value="0.431820436507936" calcext:value-type="float">
            <text:p>0.4318204365</text:p>
          </table:table-cell>
          <table:table-cell office:value-type="float" office:value="0.442633928571429" calcext:value-type="float">
            <text:p>0.4426339286</text:p>
          </table:table-cell>
          <table:table-cell office:value-type="float" office:value="0.458035714285714" calcext:value-type="float">
            <text:p>0.4580357143</text:p>
          </table:table-cell>
          <table:table-cell office:value-type="float" office:value="0.462301587301587" calcext:value-type="float">
            <text:p>0.4623015873</text:p>
          </table:table-cell>
          <table:table-cell office:value-type="float" office:value="0.476438492063492" calcext:value-type="float">
            <text:p>0.4764384921</text:p>
          </table:table-cell>
          <table:table-cell office:value-type="float" office:value="0.511111111111111" calcext:value-type="float">
            <text:p>0.5111111111</text:p>
          </table:table-cell>
          <table:table-cell office:value-type="float" office:value="0.525" calcext:value-type="float">
            <text:p>0.525</text:p>
          </table:table-cell>
          <table:table-cell office:value-type="float" office:value="0.55109126984127" calcext:value-type="float">
            <text:p>0.5510912698</text:p>
          </table:table-cell>
          <table:table-cell office:value-type="float" office:value="0.56686507936508" calcext:value-type="float">
            <text:p>0.5668650794</text:p>
          </table:table-cell>
          <table:table-cell office:value-type="float" office:value="0.580605158730159" calcext:value-type="float">
            <text:p>0.5806051587</text:p>
          </table:table-cell>
          <table:table-cell office:value-type="float" office:value="0.603571428571429" calcext:value-type="float">
            <text:p>0.6035714286</text:p>
          </table:table-cell>
          <table:table-cell office:value-type="float" office:value="0.621478174603175" calcext:value-type="float">
            <text:p>0.6214781746</text:p>
          </table:table-cell>
          <table:table-cell office:value-type="float" office:value="0.634499007936508" calcext:value-type="float">
            <text:p>0.6344990079</text:p>
          </table:table-cell>
          <table:table-cell office:value-type="float" office:value="0.651860119047619" calcext:value-type="float">
            <text:p>0.651860119</text:p>
          </table:table-cell>
          <table:table-cell office:value-type="float" office:value="0.668427579365079" calcext:value-type="float">
            <text:p>0.6684275794</text:p>
          </table:table-cell>
          <table:table-cell office:value-type="float" office:value="0.692286706349207" calcext:value-type="float">
            <text:p>0.6922867063</text:p>
          </table:table-cell>
          <table:table-cell office:value-type="float" office:value="0.732142857142857" calcext:value-type="float">
            <text:p>0.7321428571</text:p>
          </table:table-cell>
          <table:table-cell office:value-type="float" office:value="0.747767857142857" calcext:value-type="float">
            <text:p>0.7477678571</text:p>
          </table:table-cell>
          <table:table-cell table:number-columns-repeated="31" office:value-type="float" office:value="0.80500992063492" calcext:value-type="float">
            <text:p>0.8050099206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83333333333333" calcext:value-type="float">
            <text:p>0.5833333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645833333333333" calcext:value-type="float">
            <text:p>0.6458333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29166666666667" calcext:value-type="float">
            <text:p>0.7291666667</text:p>
          </table:table-cell>
          <table:table-cell table:number-columns-repeated="2" office:value-type="float" office:value="0.770833333333333" calcext:value-type="float">
            <text:p>0.7708333333</text:p>
          </table:table-cell>
          <table:table-cell office:value-type="float" office:value="0.791666666666667" calcext:value-type="float">
            <text:p>0.7916666667</text:p>
          </table:table-cell>
          <table:table-cell table:number-columns-repeated="2" office:value-type="float" office:value="0.8125" calcext:value-type="float">
            <text:p>0.8125</text:p>
          </table:table-cell>
          <table:table-cell table:number-columns-repeated="2" office:value-type="float" office:value="0.833333333333333" calcext:value-type="float">
            <text:p>0.8333333333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895833333333333" calcext:value-type="float">
            <text:p>0.895833333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58333333333333" calcext:value-type="float">
            <text:p>0.9583333333</text:p>
          </table:table-cell>
          <table:table-cell office:value-type="float" office:value="0.979166666666667" calcext:value-type="float">
            <text:p>0.979166666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14648033126294" calcext:value-type="float">
            <text:p>0.5146480331</text:p>
          </table:table-cell>
          <table:table-cell office:value-type="float" office:value="0.54296066252588" calcext:value-type="float">
            <text:p>0.5429606625</text:p>
          </table:table-cell>
          <table:table-cell office:value-type="float" office:value="0.549120082815735" calcext:value-type="float">
            <text:p>0.5491200828</text:p>
          </table:table-cell>
          <table:table-cell office:value-type="float" office:value="0.56268115942029" calcext:value-type="float">
            <text:p>0.5626811594</text:p>
          </table:table-cell>
          <table:table-cell office:value-type="float" office:value="0.580072463768116" calcext:value-type="float">
            <text:p>0.5800724638</text:p>
          </table:table-cell>
          <table:table-cell office:value-type="float" office:value="0.582246376811594" calcext:value-type="float">
            <text:p>0.5822463768</text:p>
          </table:table-cell>
          <table:table-cell office:value-type="float" office:value="0.602070393374741" calcext:value-type="float">
            <text:p>0.6020703934</text:p>
          </table:table-cell>
          <table:table-cell office:value-type="float" office:value="0.616149068322981" calcext:value-type="float">
            <text:p>0.6161490683</text:p>
          </table:table-cell>
          <table:table-cell office:value-type="float" office:value="0.622049689440994" calcext:value-type="float">
            <text:p>0.6220496894</text:p>
          </table:table-cell>
          <table:table-cell office:value-type="float" office:value="0.632142857142857" calcext:value-type="float">
            <text:p>0.6321428571</text:p>
          </table:table-cell>
          <table:table-cell office:value-type="float" office:value="0.653416149068323" calcext:value-type="float">
            <text:p>0.6534161491</text:p>
          </table:table-cell>
          <table:table-cell office:value-type="float" office:value="0.675284679089027" calcext:value-type="float">
            <text:p>0.6752846791</text:p>
          </table:table-cell>
          <table:table-cell office:value-type="float" office:value="0.682246376811594" calcext:value-type="float">
            <text:p>0.6822463768</text:p>
          </table:table-cell>
          <table:table-cell office:value-type="float" office:value="0.685455486542443" calcext:value-type="float">
            <text:p>0.6854554865</text:p>
          </table:table-cell>
          <table:table-cell office:value-type="float" office:value="0.703933747412008" calcext:value-type="float">
            <text:p>0.7039337474</text:p>
          </table:table-cell>
          <table:table-cell office:value-type="float" office:value="0.729994824016563" calcext:value-type="float">
            <text:p>0.729994824</text:p>
          </table:table-cell>
          <table:table-cell office:value-type="float" office:value="0.741226708074534" calcext:value-type="float">
            <text:p>0.7412267081</text:p>
          </table:table-cell>
          <table:table-cell office:value-type="float" office:value="0.763871635610766" calcext:value-type="float">
            <text:p>0.7638716356</text:p>
          </table:table-cell>
          <table:table-cell office:value-type="float" office:value="0.78167701863354" calcext:value-type="float">
            <text:p>0.7816770186</text:p>
          </table:table-cell>
          <table:table-cell table:number-columns-repeated="32" office:value-type="float" office:value="0.796273291925466" calcext:value-type="float">
            <text:p>0.7962732919</text:p>
          </table:table-cell>
          <table:table-cell office:value-type="float" office:value="0.608695652173913" calcext:value-type="float">
            <text:p>0.6086956522</text:p>
          </table:table-cell>
          <table:table-cell office:value-type="float" office:value="0.652173913043478" calcext:value-type="float">
            <text:p>0.652173913</text:p>
          </table:table-cell>
          <table:table-cell office:value-type="float" office:value="0.717391304347826" calcext:value-type="float">
            <text:p>0.7173913043</text:p>
          </table:table-cell>
          <table:table-cell office:value-type="float" office:value="0.760869565217391" calcext:value-type="float">
            <text:p>0.7608695652</text:p>
          </table:table-cell>
          <table:table-cell office:value-type="float" office:value="0.782608695652174" calcext:value-type="float">
            <text:p>0.7826086957</text:p>
          </table:table-cell>
          <table:table-cell table:number-columns-repeated="2" office:value-type="float" office:value="0.804347826086956" calcext:value-type="float">
            <text:p>0.8043478261</text:p>
          </table:table-cell>
          <table:table-cell office:value-type="float" office:value="0.782608695652174" calcext:value-type="float">
            <text:p>0.7826086957</text:p>
          </table:table-cell>
          <table:table-cell table:number-columns-repeated="2" office:value-type="float" office:value="0.826086956521739" calcext:value-type="float">
            <text:p>0.8260869565</text:p>
          </table:table-cell>
          <table:table-cell table:number-columns-repeated="3" office:value-type="float" office:value="0.847826086956522" calcext:value-type="float">
            <text:p>0.847826087</text:p>
          </table:table-cell>
          <table:table-cell office:value-type="float" office:value="0.869565217391304" calcext:value-type="float">
            <text:p>0.8695652174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91304347826087" calcext:value-type="float">
            <text:p>0.9130434783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78260869565217" calcext:value-type="float">
            <text:p>0.9782608696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60155490767736" calcext:value-type="float">
            <text:p>0.4601554908</text:p>
          </table:table-cell>
          <table:table-cell office:value-type="float" office:value="0.470019436345967" calcext:value-type="float">
            <text:p>0.4700194363</text:p>
          </table:table-cell>
          <table:table-cell office:value-type="float" office:value="0.487026239067055" calcext:value-type="float">
            <text:p>0.4870262391</text:p>
          </table:table-cell>
          <table:table-cell office:value-type="float" office:value="0.509475218658892" calcext:value-type="float">
            <text:p>0.5094752187</text:p>
          </table:table-cell>
          <table:table-cell office:value-type="float" office:value="0.523226433430515" calcext:value-type="float">
            <text:p>0.5232264334</text:p>
          </table:table-cell>
          <table:table-cell office:value-type="float" office:value="0.54868804664723" calcext:value-type="float">
            <text:p>0.5486880466</text:p>
          </table:table-cell>
          <table:table-cell office:value-type="float" office:value="0.565694849368319" calcext:value-type="float">
            <text:p>0.5656948494</text:p>
          </table:table-cell>
          <table:table-cell office:value-type="float" office:value="0.584839650145773" calcext:value-type="float">
            <text:p>0.5848396501</text:p>
          </table:table-cell>
          <table:table-cell office:value-type="float" office:value="0.607871720116618" calcext:value-type="float">
            <text:p>0.6078717201</text:p>
          </table:table-cell>
          <table:table-cell office:value-type="float" office:value="0.622060252672498" calcext:value-type="float">
            <text:p>0.6220602527</text:p>
          </table:table-cell>
          <table:table-cell office:value-type="float" office:value="0.644266277939747" calcext:value-type="float">
            <text:p>0.6442662779</text:p>
          </table:table-cell>
          <table:table-cell office:value-type="float" office:value="0.653790087463557" calcext:value-type="float">
            <text:p>0.6537900875</text:p>
          </table:table-cell>
          <table:table-cell office:value-type="float" office:value="0.673663751214772" calcext:value-type="float">
            <text:p>0.6736637512</text:p>
          </table:table-cell>
          <table:table-cell office:value-type="float" office:value="0.699222546161322" calcext:value-type="float">
            <text:p>0.6992225462</text:p>
          </table:table-cell>
          <table:table-cell office:value-type="float" office:value="0.722181729834791" calcext:value-type="float">
            <text:p>0.7221817298</text:p>
          </table:table-cell>
          <table:table-cell table:number-columns-repeated="36" office:value-type="float" office:value="0.742759961127308" calcext:value-type="float">
            <text:p>0.7427599611</text:p>
          </table:table-cell>
          <table:table-cell table:number-columns-repeated="2" office:value-type="float" office:value="0.714285714285714" calcext:value-type="float">
            <text:p>0.7142857143</text:p>
          </table:table-cell>
          <table:table-cell office:value-type="float" office:value="0.73469387755102" calcext:value-type="float">
            <text:p>0.7346938776</text:p>
          </table:table-cell>
          <table:table-cell office:value-type="float" office:value="0.816326530612245" calcext:value-type="float">
            <text:p>0.8163265306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0.816326530612245" calcext:value-type="float">
            <text:p>0.8163265306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0.877551020408163" calcext:value-type="float">
            <text:p>0.8775510204</text:p>
          </table:table-cell>
          <table:table-cell office:value-type="float" office:value="0.897959183673469" calcext:value-type="float">
            <text:p>0.8979591837</text:p>
          </table:table-cell>
          <table:table-cell office:value-type="float" office:value="0.918367346938775" calcext:value-type="float">
            <text:p>0.9183673469</text:p>
          </table:table-cell>
          <table:table-cell table:number-columns-repeated="2" office:value-type="float" office:value="0.938775510204082" calcext:value-type="float">
            <text:p>0.9387755102</text:p>
          </table:table-cell>
          <table:table-cell table:number-columns-repeated="2" office:value-type="float" office:value="0.959183673469388" calcext:value-type="float">
            <text:p>0.9591836735</text:p>
          </table:table-cell>
          <table:table-cell office:value-type="float" office:value="0.979591836734694" calcext:value-type="float">
            <text:p>0.9795918367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17830687830688" calcext:value-type="float">
            <text:p>0.5178306878</text:p>
          </table:table-cell>
          <table:table-cell office:value-type="float" office:value="0.544761904761905" calcext:value-type="float">
            <text:p>0.5447619048</text:p>
          </table:table-cell>
          <table:table-cell office:value-type="float" office:value="0.565079365079365" calcext:value-type="float">
            <text:p>0.5650793651</text:p>
          </table:table-cell>
          <table:table-cell office:value-type="float" office:value="0.580079365079365" calcext:value-type="float">
            <text:p>0.5800793651</text:p>
          </table:table-cell>
          <table:table-cell office:value-type="float" office:value="0.590820105820106" calcext:value-type="float">
            <text:p>0.5908201058</text:p>
          </table:table-cell>
          <table:table-cell office:value-type="float" office:value="0.595555555555556" calcext:value-type="float">
            <text:p>0.5955555556</text:p>
          </table:table-cell>
          <table:table-cell office:value-type="float" office:value="0.624179894179894" calcext:value-type="float">
            <text:p>0.6241798942</text:p>
          </table:table-cell>
          <table:table-cell office:value-type="float" office:value="0.655555555555555" calcext:value-type="float">
            <text:p>0.6555555556</text:p>
          </table:table-cell>
          <table:table-cell office:value-type="float" office:value="0.666269841269841" calcext:value-type="float">
            <text:p>0.6662698413</text:p>
          </table:table-cell>
          <table:table-cell office:value-type="float" office:value="0.67526455026455" calcext:value-type="float">
            <text:p>0.6752645503</text:p>
          </table:table-cell>
          <table:table-cell office:value-type="float" office:value="0.706534391534392" calcext:value-type="float">
            <text:p>0.7065343915</text:p>
          </table:table-cell>
          <table:table-cell office:value-type="float" office:value="0.724391534391534" calcext:value-type="float">
            <text:p>0.7243915344</text:p>
          </table:table-cell>
          <table:table-cell office:value-type="float" office:value="0.736984126984127" calcext:value-type="float">
            <text:p>0.736984127</text:p>
          </table:table-cell>
          <table:table-cell office:value-type="float" office:value="0.754285714285714" calcext:value-type="float">
            <text:p>0.7542857143</text:p>
          </table:table-cell>
          <table:table-cell office:value-type="float" office:value="0.758756613756614" calcext:value-type="float">
            <text:p>0.7587566138</text:p>
          </table:table-cell>
          <table:table-cell table:number-columns-repeated="36" office:value-type="float" office:value="0.761137566137566" calcext:value-type="float">
            <text:p>0.7611375661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2" office:value-type="float" office:value="0.733333333333333" calcext:value-type="float">
            <text:p>0.7333333333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822222222222222" calcext:value-type="float">
            <text:p>0.8222222222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955555555555556" calcext:value-type="float">
            <text:p>0.9555555556</text:p>
          </table:table-cell>
          <table:table-cell table:number-columns-repeated="2" office:value-type="float" office:value="0.977777777777778" calcext:value-type="float">
            <text:p>0.9777777778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5739614994934" calcext:value-type="float">
            <text:p>0.485739615</text:p>
          </table:table-cell>
          <table:table-cell office:value-type="float" office:value="0.517350557244174" calcext:value-type="float">
            <text:p>0.5173505572</text:p>
          </table:table-cell>
          <table:table-cell office:value-type="float" office:value="0.520364741641337" calcext:value-type="float">
            <text:p>0.5203647416</text:p>
          </table:table-cell>
          <table:table-cell office:value-type="float" office:value="0.534802431610942" calcext:value-type="float">
            <text:p>0.5348024316</text:p>
          </table:table-cell>
          <table:table-cell office:value-type="float" office:value="0.560385005065856" calcext:value-type="float">
            <text:p>0.5603850051</text:p>
          </table:table-cell>
          <table:table-cell office:value-type="float" office:value="0.582117527862209" calcext:value-type="float">
            <text:p>0.5821175279</text:p>
          </table:table-cell>
          <table:table-cell office:value-type="float" office:value="0.595542046605876" calcext:value-type="float">
            <text:p>0.5955420466</text:p>
          </table:table-cell>
          <table:table-cell office:value-type="float" office:value="0.602836879432624" calcext:value-type="float">
            <text:p>0.6028368794</text:p>
          </table:table-cell>
          <table:table-cell office:value-type="float" office:value="0.607142857142857" calcext:value-type="float">
            <text:p>0.6071428571</text:p>
          </table:table-cell>
          <table:table-cell office:value-type="float" office:value="0.617755825734549" calcext:value-type="float">
            <text:p>0.6177558257</text:p>
          </table:table-cell>
          <table:table-cell office:value-type="float" office:value="0.623277608915907" calcext:value-type="float">
            <text:p>0.6232776089</text:p>
          </table:table-cell>
          <table:table-cell office:value-type="float" office:value="0.639387031408308" calcext:value-type="float">
            <text:p>0.6393870314</text:p>
          </table:table-cell>
          <table:table-cell office:value-type="float" office:value="0.65904255319149" calcext:value-type="float">
            <text:p>0.6590425532</text:p>
          </table:table-cell>
          <table:table-cell office:value-type="float" office:value="0.667299898682877" calcext:value-type="float">
            <text:p>0.6672998987</text:p>
          </table:table-cell>
          <table:table-cell table:number-columns-repeated="37" office:value-type="float" office:value="0.677938196555218" calcext:value-type="float">
            <text:p>0.6779381966</text:p>
          </table:table-cell>
          <table:table-cell office:value-type="float" office:value="0.723404255319149" calcext:value-type="float">
            <text:p>0.7234042553</text:p>
          </table:table-cell>
          <table:table-cell office:value-type="float" office:value="0.74468085106383" calcext:value-type="float">
            <text:p>0.7446808511</text:p>
          </table:table-cell>
          <table:table-cell office:value-type="float" office:value="0.765957446808511" calcext:value-type="float">
            <text:p>0.7659574468</text:p>
          </table:table-cell>
          <table:table-cell office:value-type="float" office:value="0.787234042553192" calcext:value-type="float">
            <text:p>0.7872340426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829787234042553" calcext:value-type="float">
            <text:p>0.829787234</text:p>
          </table:table-cell>
          <table:table-cell office:value-type="float" office:value="0.851063829787234" calcext:value-type="float">
            <text:p>0.8510638298</text:p>
          </table:table-cell>
          <table:table-cell office:value-type="float" office:value="0.893617021276596" calcext:value-type="float">
            <text:p>0.8936170213</text:p>
          </table:table-cell>
          <table:table-cell office:value-type="float" office:value="0.914893617021277" calcext:value-type="float">
            <text:p>0.914893617</text:p>
          </table:table-cell>
          <table:table-cell table:number-columns-repeated="3" office:value-type="float" office:value="0.936170212765957" calcext:value-type="float">
            <text:p>0.9361702128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978723404255319" calcext:value-type="float">
            <text:p>0.9787234043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27281746031746" calcext:value-type="float">
            <text:p>0.527281746</text:p>
          </table:table-cell>
          <table:table-cell office:value-type="float" office:value="0.548115079365079" calcext:value-type="float">
            <text:p>0.5481150794</text:p>
          </table:table-cell>
          <table:table-cell office:value-type="float" office:value="0.559176587301587" calcext:value-type="float">
            <text:p>0.5591765873</text:p>
          </table:table-cell>
          <table:table-cell office:value-type="float" office:value="0.567956349206349" calcext:value-type="float">
            <text:p>0.5679563492</text:p>
          </table:table-cell>
          <table:table-cell office:value-type="float" office:value="0.584275793650794" calcext:value-type="float">
            <text:p>0.5842757937</text:p>
          </table:table-cell>
          <table:table-cell office:value-type="float" office:value="0.598462301587302" calcext:value-type="float">
            <text:p>0.5984623016</text:p>
          </table:table-cell>
          <table:table-cell office:value-type="float" office:value="0.617261904761905" calcext:value-type="float">
            <text:p>0.6172619048</text:p>
          </table:table-cell>
          <table:table-cell office:value-type="float" office:value="0.63859126984127" calcext:value-type="float">
            <text:p>0.6385912698</text:p>
          </table:table-cell>
          <table:table-cell office:value-type="float" office:value="0.657589285714286" calcext:value-type="float">
            <text:p>0.6575892857</text:p>
          </table:table-cell>
          <table:table-cell office:value-type="float" office:value="0.691815476190476" calcext:value-type="float">
            <text:p>0.6918154762</text:p>
          </table:table-cell>
          <table:table-cell table:number-columns-repeated="41" office:value-type="float" office:value="0.706423611111111" calcext:value-type="float">
            <text:p>0.7064236111</text:p>
          </table:table-cell>
          <table:table-cell office:value-type="float" office:value="0.75" calcext:value-type="float">
            <text:p>0.75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895833333333333" calcext:value-type="float">
            <text:p>0.8958333333</text:p>
          </table:table-cell>
          <table:table-cell table:number-columns-repeated="2" office:value-type="float" office:value="0.916666666666667" calcext:value-type="float">
            <text:p>0.916666666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9166666666667" calcext:value-type="float">
            <text:p>0.9791666667</text:p>
          </table:table-cell>
          <table:table-cell table:number-columns-repeated="4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6])" office:value-type="float" office:value="0.477998726343513" calcext:value-type="float">
            <text:p>0.4779987263</text:p>
          </table:table-cell>
          <table:table-cell table:formula="of:=AVERAGE([.C2:.C16])" office:value-type="float" office:value="0.497183574557752" calcext:value-type="float">
            <text:p>0.4971835746</text:p>
          </table:table-cell>
          <table:table-cell table:formula="of:=AVERAGE([.D2:.D16])" office:value-type="float" office:value="0.513649358415219" calcext:value-type="float">
            <text:p>0.5136493584</text:p>
          </table:table-cell>
          <table:table-cell table:formula="of:=AVERAGE([.E2:.E16])" office:value-type="float" office:value="0.533019115178528" calcext:value-type="float">
            <text:p>0.5330191152</text:p>
          </table:table-cell>
          <table:table-cell table:formula="of:=AVERAGE([.F2:.F16])" office:value-type="float" office:value="0.546022484818592" calcext:value-type="float">
            <text:p>0.5460224848</text:p>
          </table:table-cell>
          <table:table-cell table:formula="of:=AVERAGE([.G2:.G16])" office:value-type="float" office:value="0.563385122684017" calcext:value-type="float">
            <text:p>0.5633851227</text:p>
          </table:table-cell>
          <table:table-cell table:formula="of:=AVERAGE([.H2:.H16])" office:value-type="float" office:value="0.580980570282735" calcext:value-type="float">
            <text:p>0.5809805703</text:p>
          </table:table-cell>
          <table:table-cell table:formula="of:=AVERAGE([.I2:.I16])" office:value-type="float" office:value="0.602390108422658" calcext:value-type="float">
            <text:p>0.6023901084</text:p>
          </table:table-cell>
          <table:table-cell table:formula="of:=AVERAGE([.J2:.J16])" office:value-type="float" office:value="0.617161408500742" calcext:value-type="float">
            <text:p>0.6171614085</text:p>
          </table:table-cell>
          <table:table-cell table:formula="of:=AVERAGE([.K2:.K16])" office:value-type="float" office:value="0.640357375428299" calcext:value-type="float">
            <text:p>0.6403573754</text:p>
          </table:table-cell>
          <table:table-cell table:formula="of:=AVERAGE([.L2:.L16])" office:value-type="float" office:value="0.65912950584669" calcext:value-type="float">
            <text:p>0.6591295058</text:p>
          </table:table-cell>
          <table:table-cell table:formula="of:=AVERAGE([.M2:.M16])" office:value-type="float" office:value="0.674102542038716" calcext:value-type="float">
            <text:p>0.674102542</text:p>
          </table:table-cell>
          <table:table-cell table:formula="of:=AVERAGE([.N2:.N16])" office:value-type="float" office:value="0.687588591331933" calcext:value-type="float">
            <text:p>0.6875885913</text:p>
          </table:table-cell>
          <table:table-cell table:formula="of:=AVERAGE([.O2:.O16])" office:value-type="float" office:value="0.70053548575293" calcext:value-type="float">
            <text:p>0.7005354858</text:p>
          </table:table-cell>
          <table:table-cell table:formula="of:=AVERAGE([.P2:.P16])" office:value-type="float" office:value="0.710333752813714" calcext:value-type="float">
            <text:p>0.7103337528</text:p>
          </table:table-cell>
          <table:table-cell table:formula="of:=AVERAGE([.Q2:.Q16])" office:value-type="float" office:value="0.720417553054744" calcext:value-type="float">
            <text:p>0.7204175531</text:p>
          </table:table-cell>
          <table:table-cell table:formula="of:=AVERAGE([.R2:.R16])" office:value-type="float" office:value="0.726590231643084" calcext:value-type="float">
            <text:p>0.7265902316</text:p>
          </table:table-cell>
          <table:table-cell table:formula="of:=AVERAGE([.S2:.S16])" office:value-type="float" office:value="0.731437083473309" calcext:value-type="float">
            <text:p>0.7314370835</text:p>
          </table:table-cell>
          <table:table-cell table:formula="of:=AVERAGE([.T2:.T16])" office:value-type="float" office:value="0.735970142161374" calcext:value-type="float">
            <text:p>0.7359701422</text:p>
          </table:table-cell>
          <table:table-cell table:formula="of:=AVERAGE([.U2:.U16])" office:value-type="float" office:value="0.737984893714169" calcext:value-type="float">
            <text:p>0.7379848937</text:p>
          </table:table-cell>
          <table:table-cell table:formula="of:=AVERAGE([.V2:.V16])" office:value-type="float" office:value="0.741801031280307" calcext:value-type="float">
            <text:p>0.7418010313</text:p>
          </table:table-cell>
          <table:table-cell table:formula="of:=AVERAGE([.W2:.W16])" office:value-type="float" office:value="0.741801031280307" calcext:value-type="float">
            <text:p>0.7418010313</text:p>
          </table:table-cell>
          <table:table-cell table:formula="of:=AVERAGE([.X2:.X16])" office:value-type="float" office:value="0.741801031280307" calcext:value-type="float">
            <text:p>0.7418010313</text:p>
          </table:table-cell>
          <table:table-cell table:formula="of:=AVERAGE([.Y2:.Y16])" office:value-type="float" office:value="0.741801031280307" calcext:value-type="float">
            <text:p>0.7418010313</text:p>
          </table:table-cell>
          <table:table-cell table:formula="of:=AVERAGE([.Z2:.Z16])" office:value-type="float" office:value="0.741801031280307" calcext:value-type="float">
            <text:p>0.7418010313</text:p>
          </table:table-cell>
          <table:table-cell table:formula="of:=AVERAGE([.AA2:.AA16])" office:value-type="float" office:value="0.741801031280307" calcext:value-type="float">
            <text:p>0.7418010313</text:p>
          </table:table-cell>
          <table:table-cell table:formula="of:=AVERAGE([.AB2:.AB16])" office:value-type="float" office:value="0.741801031280307" calcext:value-type="float">
            <text:p>0.7418010313</text:p>
          </table:table-cell>
          <table:table-cell table:formula="of:=AVERAGE([.AC2:.AC16])" office:value-type="float" office:value="0.741801031280307" calcext:value-type="float">
            <text:p>0.7418010313</text:p>
          </table:table-cell>
          <table:table-cell table:formula="of:=AVERAGE([.AD2:.AD16])" office:value-type="float" office:value="0.741801031280307" calcext:value-type="float">
            <text:p>0.7418010313</text:p>
          </table:table-cell>
          <table:table-cell table:formula="of:=AVERAGE([.AE2:.AE16])" office:value-type="float" office:value="0.741801031280307" calcext:value-type="float">
            <text:p>0.7418010313</text:p>
          </table:table-cell>
          <table:table-cell table:formula="of:=AVERAGE([.AF2:.AF16])" office:value-type="float" office:value="0.741801031280307" calcext:value-type="float">
            <text:p>0.7418010313</text:p>
          </table:table-cell>
          <table:table-cell table:formula="of:=AVERAGE([.AG2:.AG16])" office:value-type="float" office:value="0.741801031280307" calcext:value-type="float">
            <text:p>0.7418010313</text:p>
          </table:table-cell>
          <table:table-cell table:formula="of:=AVERAGE([.AH2:.AH16])" office:value-type="float" office:value="0.741801031280307" calcext:value-type="float">
            <text:p>0.7418010313</text:p>
          </table:table-cell>
          <table:table-cell table:formula="of:=AVERAGE([.AI2:.AI16])" office:value-type="float" office:value="0.741801031280307" calcext:value-type="float">
            <text:p>0.7418010313</text:p>
          </table:table-cell>
          <table:table-cell table:formula="of:=AVERAGE([.AJ2:.AJ16])" office:value-type="float" office:value="0.741801031280307" calcext:value-type="float">
            <text:p>0.7418010313</text:p>
          </table:table-cell>
          <table:table-cell table:formula="of:=AVERAGE([.AK2:.AK16])" office:value-type="float" office:value="0.741801031280307" calcext:value-type="float">
            <text:p>0.7418010313</text:p>
          </table:table-cell>
          <table:table-cell table:formula="of:=AVERAGE([.AL2:.AL16])" office:value-type="float" office:value="0.741801031280307" calcext:value-type="float">
            <text:p>0.7418010313</text:p>
          </table:table-cell>
          <table:table-cell table:formula="of:=AVERAGE([.AM2:.AM16])" office:value-type="float" office:value="0.741801031280307" calcext:value-type="float">
            <text:p>0.7418010313</text:p>
          </table:table-cell>
          <table:table-cell table:formula="of:=AVERAGE([.AN2:.AN16])" office:value-type="float" office:value="0.741801031280307" calcext:value-type="float">
            <text:p>0.7418010313</text:p>
          </table:table-cell>
          <table:table-cell table:formula="of:=AVERAGE([.AO2:.AO16])" office:value-type="float" office:value="0.741801031280307" calcext:value-type="float">
            <text:p>0.7418010313</text:p>
          </table:table-cell>
          <table:table-cell table:formula="of:=AVERAGE([.AP2:.AP16])" office:value-type="float" office:value="0.741801031280307" calcext:value-type="float">
            <text:p>0.7418010313</text:p>
          </table:table-cell>
          <table:table-cell table:formula="of:=AVERAGE([.AQ2:.AQ16])" office:value-type="float" office:value="0.741801031280307" calcext:value-type="float">
            <text:p>0.7418010313</text:p>
          </table:table-cell>
          <table:table-cell table:formula="of:=AVERAGE([.AR2:.AR16])" office:value-type="float" office:value="0.741801031280307" calcext:value-type="float">
            <text:p>0.7418010313</text:p>
          </table:table-cell>
          <table:table-cell table:formula="of:=AVERAGE([.AS2:.AS16])" office:value-type="float" office:value="0.741801031280307" calcext:value-type="float">
            <text:p>0.7418010313</text:p>
          </table:table-cell>
          <table:table-cell table:formula="of:=AVERAGE([.AT2:.AT16])" office:value-type="float" office:value="0.741801031280307" calcext:value-type="float">
            <text:p>0.7418010313</text:p>
          </table:table-cell>
          <table:table-cell table:formula="of:=AVERAGE([.AU2:.AU16])" office:value-type="float" office:value="0.741801031280307" calcext:value-type="float">
            <text:p>0.7418010313</text:p>
          </table:table-cell>
          <table:table-cell table:formula="of:=AVERAGE([.AV2:.AV16])" office:value-type="float" office:value="0.741801031280307" calcext:value-type="float">
            <text:p>0.7418010313</text:p>
          </table:table-cell>
          <table:table-cell table:formula="of:=AVERAGE([.AW2:.AW16])" office:value-type="float" office:value="0.741801031280307" calcext:value-type="float">
            <text:p>0.7418010313</text:p>
          </table:table-cell>
          <table:table-cell table:formula="of:=AVERAGE([.AX2:.AX16])" office:value-type="float" office:value="0.741801031280307" calcext:value-type="float">
            <text:p>0.7418010313</text:p>
          </table:table-cell>
          <table:table-cell table:formula="of:=AVERAGE([.AY2:.AY16])" office:value-type="float" office:value="0.741801031280307" calcext:value-type="float">
            <text:p>0.7418010313</text:p>
          </table:table-cell>
          <table:table-cell table:formula="of:=AVERAGE([.AZ2:.AZ16])" office:value-type="float" office:value="0.741801031280307" calcext:value-type="float">
            <text:p>0.7418010313</text:p>
          </table:table-cell>
          <table:table-cell table:formula="of:=AVERAGE([.BA2:.BA16])" office:value-type="float" office:value="0.672280578444226" calcext:value-type="float">
            <text:p>0.6722805784</text:p>
          </table:table-cell>
          <table:table-cell table:formula="of:=AVERAGE([.BB2:.BB16])" office:value-type="float" office:value="0.700667881161188" calcext:value-type="float">
            <text:p>0.7006678812</text:p>
          </table:table-cell>
          <table:table-cell table:formula="of:=AVERAGE([.BC2:.BC16])" office:value-type="float" office:value="0.730632076178717" calcext:value-type="float">
            <text:p>0.7306320762</text:p>
          </table:table-cell>
          <table:table-cell table:formula="of:=AVERAGE([.BD2:.BD16])" office:value-type="float" office:value="0.764735597128103" calcext:value-type="float">
            <text:p>0.7647355971</text:p>
          </table:table-cell>
          <table:table-cell table:formula="of:=AVERAGE([.BE2:.BE16])" office:value-type="float" office:value="0.778456659181468" calcext:value-type="float">
            <text:p>0.7784566592</text:p>
          </table:table-cell>
          <table:table-cell table:formula="of:=AVERAGE([.BF2:.BF16])" office:value-type="float" office:value="0.802080381485926" calcext:value-type="float">
            <text:p>0.8020803815</text:p>
          </table:table-cell>
          <table:table-cell table:formula="of:=AVERAGE([.BG2:.BG16])" office:value-type="float" office:value="0.824759274613169" calcext:value-type="float">
            <text:p>0.8247592746</text:p>
          </table:table-cell>
          <table:table-cell table:formula="of:=AVERAGE([.BH2:.BH16])" office:value-type="float" office:value="0.848694048331288" calcext:value-type="float">
            <text:p>0.8486940483</text:p>
          </table:table-cell>
          <table:table-cell table:formula="of:=AVERAGE([.BI2:.BI16])" office:value-type="float" office:value="0.8697974969113" calcext:value-type="float">
            <text:p>0.8697974969</text:p>
          </table:table-cell>
          <table:table-cell table:formula="of:=AVERAGE([.BJ2:.BJ16])" office:value-type="float" office:value="0.89053697712871" calcext:value-type="float">
            <text:p>0.8905369771</text:p>
          </table:table-cell>
          <table:table-cell table:formula="of:=AVERAGE([.BK2:.BK16])" office:value-type="float" office:value="0.909858661833258" calcext:value-type="float">
            <text:p>0.9098586618</text:p>
          </table:table-cell>
          <table:table-cell table:formula="of:=AVERAGE([.BL2:.BL16])" office:value-type="float" office:value="0.92797479247443" calcext:value-type="float">
            <text:p>0.9279747925</text:p>
          </table:table-cell>
          <table:table-cell table:formula="of:=AVERAGE([.BM2:.BM16])" office:value-type="float" office:value="0.941311459898132" calcext:value-type="float">
            <text:p>0.9413114599</text:p>
          </table:table-cell>
          <table:table-cell table:formula="of:=AVERAGE([.BN2:.BN16])" office:value-type="float" office:value="0.957989531601923" calcext:value-type="float">
            <text:p>0.9579895316</text:p>
          </table:table-cell>
          <table:table-cell table:formula="of:=AVERAGE([.BO2:.BO16])" office:value-type="float" office:value="0.966773919798754" calcext:value-type="float">
            <text:p>0.9667739198</text:p>
          </table:table-cell>
          <table:table-cell table:formula="of:=AVERAGE([.BP2:.BP16])" office:value-type="float" office:value="0.975498565725605" calcext:value-type="float">
            <text:p>0.9754985657</text:p>
          </table:table-cell>
          <table:table-cell table:formula="of:=AVERAGE([.BQ2:.BQ16])" office:value-type="float" office:value="0.984320462439076" calcext:value-type="float">
            <text:p>0.9843204624</text:p>
          </table:table-cell>
          <table:table-cell table:formula="of:=AVERAGE([.BR2:.BR16])" office:value-type="float" office:value="0.991516342892384" calcext:value-type="float">
            <text:p>0.9915163429</text:p>
          </table:table-cell>
          <table:table-cell table:formula="of:=AVERAGE([.BS2:.BS16])" office:value-type="float" office:value="0.995772946859903" calcext:value-type="float">
            <text:p>0.9957729469</text:p>
          </table:table-cell>
          <table:table-cell table:formula="of:=AVERAGE([.BT2:.BT16])" office:value-type="float" office:value="0.998611111111111" calcext:value-type="float">
            <text:p>0.9986111111</text:p>
          </table:table-cell>
          <table:table-cell table:formula="of:=AVERAGE([.BU2:.BU16])" office:value-type="float" office:value="1" calcext:value-type="float">
            <text:p>1</text:p>
          </table:table-cell>
          <table:table-cell table:formula="of:=AVERAGE([.BV2:.BV16])" office:value-type="float" office:value="1" calcext:value-type="float">
            <text:p>1</text:p>
          </table:table-cell>
          <table:table-cell table:formula="of:=AVERAGE([.BW2:.BW16])" office:value-type="float" office:value="1" calcext:value-type="float">
            <text:p>1</text:p>
          </table:table-cell>
          <table:table-cell table:formula="of:=AVERAGE([.BX2:.BX16])" office:value-type="float" office:value="1" calcext:value-type="float">
            <text:p>1</text:p>
          </table:table-cell>
          <table:table-cell table:formula="of:=AVERAGE([.BY2:.BY16])" office:value-type="float" office:value="1" calcext:value-type="float">
            <text:p>1</text:p>
          </table:table-cell>
          <table:table-cell table:formula="of:=AVERAGE([.BZ2:.BZ16])" office:value-type="float" office:value="1" calcext:value-type="float">
            <text:p>1</text:p>
          </table:table-cell>
          <table:table-cell table:formula="of:=AVERAGE([.CA2:.CA16])" office:value-type="float" office:value="1" calcext:value-type="float">
            <text:p>1</text:p>
          </table:table-cell>
          <table:table-cell table:formula="of:=AVERAGE([.CB2:.CB16])" office:value-type="float" office:value="1" calcext:value-type="float">
            <text:p>1</text:p>
          </table:table-cell>
          <table:table-cell table:formula="of:=AVERAGE([.CC2:.CC16])" office:value-type="float" office:value="1" calcext:value-type="float">
            <text:p>1</text:p>
          </table:table-cell>
          <table:table-cell table:formula="of:=AVERAGE([.CD2:.CD16])" office:value-type="float" office:value="1" calcext:value-type="float">
            <text:p>1</text:p>
          </table:table-cell>
          <table:table-cell table:formula="of:=AVERAGE([.CE2:.CE16])" office:value-type="float" office:value="1" calcext:value-type="float">
            <text:p>1</text:p>
          </table:table-cell>
          <table:table-cell table:formula="of:=AVERAGE([.CF2:.CF16])" office:value-type="float" office:value="1" calcext:value-type="float">
            <text:p>1</text:p>
          </table:table-cell>
          <table:table-cell table:formula="of:=AVERAGE([.CG2:.CG16])" office:value-type="float" office:value="1" calcext:value-type="float">
            <text:p>1</text:p>
          </table:table-cell>
          <table:table-cell table:formula="of:=AVERAGE([.CH2:.CH16])" office:value-type="float" office:value="1" calcext:value-type="float">
            <text:p>1</text:p>
          </table:table-cell>
          <table:table-cell table:formula="of:=AVERAGE([.CI2:.CI16])" office:value-type="float" office:value="1" calcext:value-type="float">
            <text:p>1</text:p>
          </table:table-cell>
          <table:table-cell table:formula="of:=AVERAGE([.CJ2:.CJ16])" office:value-type="float" office:value="1" calcext:value-type="float">
            <text:p>1</text:p>
          </table:table-cell>
          <table:table-cell table:formula="of:=AVERAGE([.CK2:.CK16])" office:value-type="float" office:value="1" calcext:value-type="float">
            <text:p>1</text:p>
          </table:table-cell>
          <table:table-cell table:formula="of:=AVERAGE([.CL2:.CL16])" office:value-type="float" office:value="1" calcext:value-type="float">
            <text:p>1</text:p>
          </table:table-cell>
          <table:table-cell table:formula="of:=AVERAGE([.CM2:.CM16])" office:value-type="float" office:value="1" calcext:value-type="float">
            <text:p>1</text:p>
          </table:table-cell>
          <table:table-cell table:formula="of:=AVERAGE([.CN2:.CN16])" office:value-type="float" office:value="1" calcext:value-type="float">
            <text:p>1</text:p>
          </table:table-cell>
          <table:table-cell table:formula="of:=AVERAGE([.CO2:.CO16])" office:value-type="float" office:value="1" calcext:value-type="float">
            <text:p>1</text:p>
          </table:table-cell>
          <table:table-cell table:formula="of:=AVERAGE([.CP2:.CP16])" office:value-type="float" office:value="1" calcext:value-type="float">
            <text:p>1</text:p>
          </table:table-cell>
          <table:table-cell table:formula="of:=AVERAGE([.CQ2:.CQ16])" office:value-type="float" office:value="1" calcext:value-type="float">
            <text:p>1</text:p>
          </table:table-cell>
          <table:table-cell table:formula="of:=AVERAGE([.CR2:.CR16])" office:value-type="float" office:value="1" calcext:value-type="float">
            <text:p>1</text:p>
          </table:table-cell>
          <table:table-cell table:formula="of:=AVERAGE([.CS2:.CS16])" office:value-type="float" office:value="1" calcext:value-type="float">
            <text:p>1</text:p>
          </table:table-cell>
          <table:table-cell table:formula="of:=AVERAGE([.CT2:.CT16])" office:value-type="float" office:value="1" calcext:value-type="float">
            <text:p>1</text:p>
          </table:table-cell>
          <table:table-cell table:formula="of:=AVERAGE([.CU2:.CU16])" office:value-type="float" office:value="1" calcext:value-type="float">
            <text:p>1</text:p>
          </table:table-cell>
          <table:table-cell table:formula="of:=AVERAGE([.CV2:.CV16])" office:value-type="float" office:value="1" calcext:value-type="float">
            <text:p>1</text:p>
          </table:table-cell>
          <table:table-cell table:formula="of:=AVERAGE([.CW2:.CW16])" office:value-type="float" office:value="1" calcext:value-type="float">
            <text:p>1</text:p>
          </table:table-cell>
          <table:table-cell table:formula="of:=AVERAGE([.CX2:.CX16])" office:value-type="float" office:value="1" calcext:value-type="float">
            <text:p>1</text:p>
          </table:table-cell>
          <table:table-cell table:formula="of:=AVERAGE([.CY2:.CY16])" office:value-type="float" office:value="1" calcext:value-type="float">
            <text:p>1</text:p>
          </table:table-cell>
        </table:table-row>
      </table:table>
      <table:table table:name="nearest_3_6" table:style-name="ta1">
        <table:table-column table:style-name="co5" table:default-cell-style-name="Default"/>
        <table:table-column table:style-name="co6" table:number-columns-repeated="102" table:default-cell-style-name="Default"/>
        <table:table-row table:style-name="ro1">
          <table:table-cell office:value-type="string" calcext:value-type="string">
            <text:p>trial_number</text:p>
          </table:table-cell>
          <table:table-cell office:value-type="string" calcext:value-type="string">
            <text:p>sim_iter_0</text:p>
          </table:table-cell>
          <table:table-cell office:value-type="string" calcext:value-type="string">
            <text:p>sim_iter_1</text:p>
          </table:table-cell>
          <table:table-cell office:value-type="string" calcext:value-type="string">
            <text:p>sim_iter_2</text:p>
          </table:table-cell>
          <table:table-cell office:value-type="string" calcext:value-type="string">
            <text:p>sim_iter_3</text:p>
          </table:table-cell>
          <table:table-cell office:value-type="string" calcext:value-type="string">
            <text:p>sim_iter_4</text:p>
          </table:table-cell>
          <table:table-cell office:value-type="string" calcext:value-type="string">
            <text:p>sim_iter_5</text:p>
          </table:table-cell>
          <table:table-cell office:value-type="string" calcext:value-type="string">
            <text:p>sim_iter_6</text:p>
          </table:table-cell>
          <table:table-cell office:value-type="string" calcext:value-type="string">
            <text:p>sim_iter_7</text:p>
          </table:table-cell>
          <table:table-cell office:value-type="string" calcext:value-type="string">
            <text:p>sim_iter_8</text:p>
          </table:table-cell>
          <table:table-cell office:value-type="string" calcext:value-type="string">
            <text:p>sim_iter_9</text:p>
          </table:table-cell>
          <table:table-cell office:value-type="string" calcext:value-type="string">
            <text:p>sim_iter_10</text:p>
          </table:table-cell>
          <table:table-cell office:value-type="string" calcext:value-type="string">
            <text:p>sim_iter_11</text:p>
          </table:table-cell>
          <table:table-cell office:value-type="string" calcext:value-type="string">
            <text:p>sim_iter_12</text:p>
          </table:table-cell>
          <table:table-cell office:value-type="string" calcext:value-type="string">
            <text:p>sim_iter_13</text:p>
          </table:table-cell>
          <table:table-cell office:value-type="string" calcext:value-type="string">
            <text:p>sim_iter_14</text:p>
          </table:table-cell>
          <table:table-cell office:value-type="string" calcext:value-type="string">
            <text:p>sim_iter_15</text:p>
          </table:table-cell>
          <table:table-cell office:value-type="string" calcext:value-type="string">
            <text:p>sim_iter_16</text:p>
          </table:table-cell>
          <table:table-cell office:value-type="string" calcext:value-type="string">
            <text:p>sim_iter_17</text:p>
          </table:table-cell>
          <table:table-cell office:value-type="string" calcext:value-type="string">
            <text:p>sim_iter_18</text:p>
          </table:table-cell>
          <table:table-cell office:value-type="string" calcext:value-type="string">
            <text:p>sim_iter_19</text:p>
          </table:table-cell>
          <table:table-cell office:value-type="string" calcext:value-type="string">
            <text:p>sim_iter_20</text:p>
          </table:table-cell>
          <table:table-cell office:value-type="string" calcext:value-type="string">
            <text:p>sim_iter_21</text:p>
          </table:table-cell>
          <table:table-cell office:value-type="string" calcext:value-type="string">
            <text:p>sim_iter_22</text:p>
          </table:table-cell>
          <table:table-cell office:value-type="string" calcext:value-type="string">
            <text:p>sim_iter_23</text:p>
          </table:table-cell>
          <table:table-cell office:value-type="string" calcext:value-type="string">
            <text:p>sim_iter_24</text:p>
          </table:table-cell>
          <table:table-cell office:value-type="string" calcext:value-type="string">
            <text:p>sim_iter_25</text:p>
          </table:table-cell>
          <table:table-cell office:value-type="string" calcext:value-type="string">
            <text:p>sim_iter_26</text:p>
          </table:table-cell>
          <table:table-cell office:value-type="string" calcext:value-type="string">
            <text:p>sim_iter_27</text:p>
          </table:table-cell>
          <table:table-cell office:value-type="string" calcext:value-type="string">
            <text:p>sim_iter_28</text:p>
          </table:table-cell>
          <table:table-cell office:value-type="string" calcext:value-type="string">
            <text:p>sim_iter_29</text:p>
          </table:table-cell>
          <table:table-cell office:value-type="string" calcext:value-type="string">
            <text:p>sim_iter_30</text:p>
          </table:table-cell>
          <table:table-cell office:value-type="string" calcext:value-type="string">
            <text:p>sim_iter_31</text:p>
          </table:table-cell>
          <table:table-cell office:value-type="string" calcext:value-type="string">
            <text:p>sim_iter_32</text:p>
          </table:table-cell>
          <table:table-cell office:value-type="string" calcext:value-type="string">
            <text:p>sim_iter_33</text:p>
          </table:table-cell>
          <table:table-cell office:value-type="string" calcext:value-type="string">
            <text:p>sim_iter_34</text:p>
          </table:table-cell>
          <table:table-cell office:value-type="string" calcext:value-type="string">
            <text:p>sim_iter_35</text:p>
          </table:table-cell>
          <table:table-cell office:value-type="string" calcext:value-type="string">
            <text:p>sim_iter_36</text:p>
          </table:table-cell>
          <table:table-cell office:value-type="string" calcext:value-type="string">
            <text:p>sim_iter_37</text:p>
          </table:table-cell>
          <table:table-cell office:value-type="string" calcext:value-type="string">
            <text:p>sim_iter_38</text:p>
          </table:table-cell>
          <table:table-cell office:value-type="string" calcext:value-type="string">
            <text:p>sim_iter_39</text:p>
          </table:table-cell>
          <table:table-cell office:value-type="string" calcext:value-type="string">
            <text:p>sim_iter_40</text:p>
          </table:table-cell>
          <table:table-cell office:value-type="string" calcext:value-type="string">
            <text:p>sim_iter_41</text:p>
          </table:table-cell>
          <table:table-cell office:value-type="string" calcext:value-type="string">
            <text:p>sim_iter_42</text:p>
          </table:table-cell>
          <table:table-cell office:value-type="string" calcext:value-type="string">
            <text:p>sim_iter_43</text:p>
          </table:table-cell>
          <table:table-cell office:value-type="string" calcext:value-type="string">
            <text:p>sim_iter_44</text:p>
          </table:table-cell>
          <table:table-cell office:value-type="string" calcext:value-type="string">
            <text:p>sim_iter_45</text:p>
          </table:table-cell>
          <table:table-cell office:value-type="string" calcext:value-type="string">
            <text:p>sim_iter_46</text:p>
          </table:table-cell>
          <table:table-cell office:value-type="string" calcext:value-type="string">
            <text:p>sim_iter_47</text:p>
          </table:table-cell>
          <table:table-cell office:value-type="string" calcext:value-type="string">
            <text:p>sim_iter_48</text:p>
          </table:table-cell>
          <table:table-cell office:value-type="string" calcext:value-type="string">
            <text:p>sim_iter_49</text:p>
          </table:table-cell>
          <table:table-cell office:value-type="string" calcext:value-type="string">
            <text:p>sim_iter_50</text:p>
          </table:table-cell>
          <table:table-cell office:value-type="string" calcext:value-type="string">
            <text:p>hap_iter_0</text:p>
          </table:table-cell>
          <table:table-cell office:value-type="string" calcext:value-type="string">
            <text:p>hap_iter_1</text:p>
          </table:table-cell>
          <table:table-cell office:value-type="string" calcext:value-type="string">
            <text:p>hap_iter_2</text:p>
          </table:table-cell>
          <table:table-cell office:value-type="string" calcext:value-type="string">
            <text:p>hap_iter_3</text:p>
          </table:table-cell>
          <table:table-cell office:value-type="string" calcext:value-type="string">
            <text:p>hap_iter_4</text:p>
          </table:table-cell>
          <table:table-cell office:value-type="string" calcext:value-type="string">
            <text:p>hap_iter_5</text:p>
          </table:table-cell>
          <table:table-cell office:value-type="string" calcext:value-type="string">
            <text:p>hap_iter_6</text:p>
          </table:table-cell>
          <table:table-cell office:value-type="string" calcext:value-type="string">
            <text:p>hap_iter_7</text:p>
          </table:table-cell>
          <table:table-cell office:value-type="string" calcext:value-type="string">
            <text:p>hap_iter_8</text:p>
          </table:table-cell>
          <table:table-cell office:value-type="string" calcext:value-type="string">
            <text:p>hap_iter_9</text:p>
          </table:table-cell>
          <table:table-cell office:value-type="string" calcext:value-type="string">
            <text:p>hap_iter_10</text:p>
          </table:table-cell>
          <table:table-cell office:value-type="string" calcext:value-type="string">
            <text:p>hap_iter_11</text:p>
          </table:table-cell>
          <table:table-cell office:value-type="string" calcext:value-type="string">
            <text:p>hap_iter_12</text:p>
          </table:table-cell>
          <table:table-cell office:value-type="string" calcext:value-type="string">
            <text:p>hap_iter_13</text:p>
          </table:table-cell>
          <table:table-cell office:value-type="string" calcext:value-type="string">
            <text:p>hap_iter_14</text:p>
          </table:table-cell>
          <table:table-cell office:value-type="string" calcext:value-type="string">
            <text:p>hap_iter_15</text:p>
          </table:table-cell>
          <table:table-cell office:value-type="string" calcext:value-type="string">
            <text:p>hap_iter_16</text:p>
          </table:table-cell>
          <table:table-cell office:value-type="string" calcext:value-type="string">
            <text:p>hap_iter_17</text:p>
          </table:table-cell>
          <table:table-cell office:value-type="string" calcext:value-type="string">
            <text:p>hap_iter_18</text:p>
          </table:table-cell>
          <table:table-cell office:value-type="string" calcext:value-type="string">
            <text:p>hap_iter_19</text:p>
          </table:table-cell>
          <table:table-cell office:value-type="string" calcext:value-type="string">
            <text:p>hap_iter_20</text:p>
          </table:table-cell>
          <table:table-cell office:value-type="string" calcext:value-type="string">
            <text:p>hap_iter_21</text:p>
          </table:table-cell>
          <table:table-cell office:value-type="string" calcext:value-type="string">
            <text:p>hap_iter_22</text:p>
          </table:table-cell>
          <table:table-cell office:value-type="string" calcext:value-type="string">
            <text:p>hap_iter_23</text:p>
          </table:table-cell>
          <table:table-cell office:value-type="string" calcext:value-type="string">
            <text:p>hap_iter_24</text:p>
          </table:table-cell>
          <table:table-cell office:value-type="string" calcext:value-type="string">
            <text:p>hap_iter_25</text:p>
          </table:table-cell>
          <table:table-cell office:value-type="string" calcext:value-type="string">
            <text:p>hap_iter_26</text:p>
          </table:table-cell>
          <table:table-cell office:value-type="string" calcext:value-type="string">
            <text:p>hap_iter_27</text:p>
          </table:table-cell>
          <table:table-cell office:value-type="string" calcext:value-type="string">
            <text:p>hap_iter_28</text:p>
          </table:table-cell>
          <table:table-cell office:value-type="string" calcext:value-type="string">
            <text:p>hap_iter_29</text:p>
          </table:table-cell>
          <table:table-cell office:value-type="string" calcext:value-type="string">
            <text:p>hap_iter_30</text:p>
          </table:table-cell>
          <table:table-cell office:value-type="string" calcext:value-type="string">
            <text:p>hap_iter_31</text:p>
          </table:table-cell>
          <table:table-cell office:value-type="string" calcext:value-type="string">
            <text:p>hap_iter_32</text:p>
          </table:table-cell>
          <table:table-cell office:value-type="string" calcext:value-type="string">
            <text:p>hap_iter_33</text:p>
          </table:table-cell>
          <table:table-cell office:value-type="string" calcext:value-type="string">
            <text:p>hap_iter_34</text:p>
          </table:table-cell>
          <table:table-cell office:value-type="string" calcext:value-type="string">
            <text:p>hap_iter_35</text:p>
          </table:table-cell>
          <table:table-cell office:value-type="string" calcext:value-type="string">
            <text:p>hap_iter_36</text:p>
          </table:table-cell>
          <table:table-cell office:value-type="string" calcext:value-type="string">
            <text:p>hap_iter_37</text:p>
          </table:table-cell>
          <table:table-cell office:value-type="string" calcext:value-type="string">
            <text:p>hap_iter_38</text:p>
          </table:table-cell>
          <table:table-cell office:value-type="string" calcext:value-type="string">
            <text:p>hap_iter_39</text:p>
          </table:table-cell>
          <table:table-cell office:value-type="string" calcext:value-type="string">
            <text:p>hap_iter_40</text:p>
          </table:table-cell>
          <table:table-cell office:value-type="string" calcext:value-type="string">
            <text:p>hap_iter_41</text:p>
          </table:table-cell>
          <table:table-cell office:value-type="string" calcext:value-type="string">
            <text:p>hap_iter_42</text:p>
          </table:table-cell>
          <table:table-cell office:value-type="string" calcext:value-type="string">
            <text:p>hap_iter_43</text:p>
          </table:table-cell>
          <table:table-cell office:value-type="string" calcext:value-type="string">
            <text:p>hap_iter_44</text:p>
          </table:table-cell>
          <table:table-cell office:value-type="string" calcext:value-type="string">
            <text:p>hap_iter_45</text:p>
          </table:table-cell>
          <table:table-cell office:value-type="string" calcext:value-type="string">
            <text:p>hap_iter_46</text:p>
          </table:table-cell>
          <table:table-cell office:value-type="string" calcext:value-type="string">
            <text:p>hap_iter_47</text:p>
          </table:table-cell>
          <table:table-cell office:value-type="string" calcext:value-type="string">
            <text:p>hap_iter_48</text:p>
          </table:table-cell>
          <table:table-cell office:value-type="string" calcext:value-type="string">
            <text:p>hap_iter_49</text:p>
          </table:table-cell>
          <table:table-cell office:value-type="string" calcext:value-type="string">
            <text:p>hap_iter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5934959349593" calcext:value-type="float">
            <text:p>0.4459349593</text:p>
          </table:table-cell>
          <table:table-cell office:value-type="float" office:value="0.455284552845528" calcext:value-type="float">
            <text:p>0.4552845528</text:p>
          </table:table-cell>
          <table:table-cell office:value-type="float" office:value="0.485772357723577" calcext:value-type="float">
            <text:p>0.4857723577</text:p>
          </table:table-cell>
          <table:table-cell office:value-type="float" office:value="0.510162601626016" calcext:value-type="float">
            <text:p>0.5101626016</text:p>
          </table:table-cell>
          <table:table-cell office:value-type="float" office:value="0.543031358885017" calcext:value-type="float">
            <text:p>0.5430313589</text:p>
          </table:table-cell>
          <table:table-cell office:value-type="float" office:value="0.578164924506388" calcext:value-type="float">
            <text:p>0.5781649245</text:p>
          </table:table-cell>
          <table:table-cell office:value-type="float" office:value="0.60458768873403" calcext:value-type="float">
            <text:p>0.6045876887</text:p>
          </table:table-cell>
          <table:table-cell office:value-type="float" office:value="0.607433217189315" calcext:value-type="float">
            <text:p>0.6074332172</text:p>
          </table:table-cell>
          <table:table-cell office:value-type="float" office:value="0.63588850174216" calcext:value-type="float">
            <text:p>0.6358885017</text:p>
          </table:table-cell>
          <table:table-cell office:value-type="float" office:value="0.642799070847851" calcext:value-type="float">
            <text:p>0.6427990708</text:p>
          </table:table-cell>
          <table:table-cell office:value-type="float" office:value="0.656271777003484" calcext:value-type="float">
            <text:p>0.656271777</text:p>
          </table:table-cell>
          <table:table-cell office:value-type="float" office:value="0.66945412311266" calcext:value-type="float">
            <text:p>0.6694541231</text:p>
          </table:table-cell>
          <table:table-cell office:value-type="float" office:value="0.690185830429733" calcext:value-type="float">
            <text:p>0.6901858304</text:p>
          </table:table-cell>
          <table:table-cell office:value-type="float" office:value="0.719686411149826" calcext:value-type="float">
            <text:p>0.7196864111</text:p>
          </table:table-cell>
          <table:table-cell office:value-type="float" office:value="0.74082462253194" calcext:value-type="float">
            <text:p>0.7408246225</text:p>
          </table:table-cell>
          <table:table-cell office:value-type="float" office:value="0.765331010452962" calcext:value-type="float">
            <text:p>0.7653310105</text:p>
          </table:table-cell>
          <table:table-cell office:value-type="float" office:value="0.786469221835076" calcext:value-type="float">
            <text:p>0.7864692218</text:p>
          </table:table-cell>
          <table:table-cell office:value-type="float" office:value="0.795934959349594" calcext:value-type="float">
            <text:p>0.7959349593</text:p>
          </table:table-cell>
          <table:table-cell office:value-type="float" office:value="0.804471544715447" calcext:value-type="float">
            <text:p>0.8044715447</text:p>
          </table:table-cell>
          <table:table-cell office:value-type="float" office:value="0.841056910569106" calcext:value-type="float">
            <text:p>0.8410569106</text:p>
          </table:table-cell>
          <table:table-cell table:number-columns-repeated="31" office:value-type="float" office:value="0.826480836236934" calcext:value-type="float">
            <text:p>0.8264808362</text:p>
          </table:table-cell>
          <table:table-cell office:value-type="float" office:value="0.536585365853659" calcext:value-type="float">
            <text:p>0.5365853659</text:p>
          </table:table-cell>
          <table:table-cell office:value-type="float" office:value="0.585365853658537" calcext:value-type="float">
            <text:p>0.5853658537</text:p>
          </table:table-cell>
          <table:table-cell office:value-type="float" office:value="0.634146341463415" calcext:value-type="float">
            <text:p>0.6341463415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0.707317073170732" calcext:value-type="float">
            <text:p>0.7073170732</text:p>
          </table:table-cell>
          <table:table-cell office:value-type="float" office:value="0.731707317073171" calcext:value-type="float">
            <text:p>0.7317073171</text:p>
          </table:table-cell>
          <table:table-cell office:value-type="float" office:value="0.75609756097561" calcext:value-type="float">
            <text:p>0.756097561</text:p>
          </table:table-cell>
          <table:table-cell office:value-type="float" office:value="0.780487804878049" calcext:value-type="float">
            <text:p>0.7804878049</text:p>
          </table:table-cell>
          <table:table-cell office:value-type="float" office:value="0.804878048780488" calcext:value-type="float">
            <text:p>0.8048780488</text:p>
          </table:table-cell>
          <table:table-cell office:value-type="float" office:value="0.829268292682927" calcext:value-type="float">
            <text:p>0.8292682927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0.878048780487805" calcext:value-type="float">
            <text:p>0.8780487805</text:p>
          </table:table-cell>
          <table:table-cell table:number-columns-repeated="2" office:value-type="float" office:value="0.926829268292683" calcext:value-type="float">
            <text:p>0.9268292683</text:p>
          </table:table-cell>
          <table:table-cell office:value-type="float" office:value="0.951219512195122" calcext:value-type="float">
            <text:p>0.9512195122</text:p>
          </table:table-cell>
          <table:table-cell office:value-type="float" office:value="0.926829268292683" calcext:value-type="float">
            <text:p>0.9268292683</text:p>
          </table:table-cell>
          <table:table-cell table:number-columns-repeated="4" office:value-type="float" office:value="0.951219512195122" calcext:value-type="float">
            <text:p>0.9512195122</text:p>
          </table:table-cell>
          <table:table-cell table:number-columns-repeated="31" office:value-type="float" office:value="0.975609756097561" calcext:value-type="float">
            <text:p>0.9756097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952380952381" calcext:value-type="float">
            <text:p>0.5895238095</text:p>
          </table:table-cell>
          <table:table-cell office:value-type="float" office:value="0.596190476190476" calcext:value-type="float">
            <text:p>0.5961904762</text:p>
          </table:table-cell>
          <table:table-cell office:value-type="float" office:value="0.604074074074074" calcext:value-type="float">
            <text:p>0.6040740741</text:p>
          </table:table-cell>
          <table:table-cell office:value-type="float" office:value="0.614656084656085" calcext:value-type="float">
            <text:p>0.6146560847</text:p>
          </table:table-cell>
          <table:table-cell office:value-type="float" office:value="0.630582010582011" calcext:value-type="float">
            <text:p>0.6305820106</text:p>
          </table:table-cell>
          <table:table-cell office:value-type="float" office:value="0.64984126984127" calcext:value-type="float">
            <text:p>0.6498412698</text:p>
          </table:table-cell>
          <table:table-cell office:value-type="float" office:value="0.669259259259259" calcext:value-type="float">
            <text:p>0.6692592593</text:p>
          </table:table-cell>
          <table:table-cell office:value-type="float" office:value="0.683333333333333" calcext:value-type="float">
            <text:p>0.6833333333</text:p>
          </table:table-cell>
          <table:table-cell office:value-type="float" office:value="0.693703703703704" calcext:value-type="float">
            <text:p>0.6937037037</text:p>
          </table:table-cell>
          <table:table-cell office:value-type="float" office:value="0.703333333333333" calcext:value-type="float">
            <text:p>0.7033333333</text:p>
          </table:table-cell>
          <table:table-cell office:value-type="float" office:value="0.731481481481481" calcext:value-type="float">
            <text:p>0.7314814815</text:p>
          </table:table-cell>
          <table:table-cell office:value-type="float" office:value="0.743862433862434" calcext:value-type="float">
            <text:p>0.7438624339</text:p>
          </table:table-cell>
          <table:table-cell office:value-type="float" office:value="0.76994708994709" calcext:value-type="float">
            <text:p>0.7699470899</text:p>
          </table:table-cell>
          <table:table-cell office:value-type="float" office:value="0.775555555555556" calcext:value-type="float">
            <text:p>0.7755555556</text:p>
          </table:table-cell>
          <table:table-cell office:value-type="float" office:value="0.792275132275132" calcext:value-type="float">
            <text:p>0.7922751323</text:p>
          </table:table-cell>
          <table:table-cell office:value-type="float" office:value="0.833280423280423" calcext:value-type="float">
            <text:p>0.8332804233</text:p>
          </table:table-cell>
          <table:table-cell office:value-type="float" office:value="0.841084656084656" calcext:value-type="float">
            <text:p>0.8410846561</text:p>
          </table:table-cell>
          <table:table-cell table:number-columns-repeated="34" office:value-type="float" office:value="0.84531746031746" calcext:value-type="float">
            <text:p>0.8453174603</text:p>
          </table:table-cell>
          <table:table-cell table:number-columns-repeated="3" office:value-type="float" office:value="0.711111111111111" calcext:value-type="float">
            <text:p>0.711111111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" calcext:value-type="float">
            <text:p>0.8</text:p>
          </table:table-cell>
          <table:table-cell office:value-type="float" office:value="0.822222222222222" calcext:value-type="float">
            <text:p>0.8222222222</text:p>
          </table:table-cell>
          <table:table-cell office:value-type="float" office:value="0.8" calcext:value-type="float">
            <text:p>0.8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888888888888889" calcext:value-type="float">
            <text:p>0.8888888889</text:p>
          </table:table-cell>
          <table:table-cell table:number-columns-repeated="2" office:value-type="float" office:value="0.911111111111111" calcext:value-type="float">
            <text:p>0.9111111111</text:p>
          </table:table-cell>
          <table:table-cell office:value-type="float" office:value="0.955555555555556" calcext:value-type="float">
            <text:p>0.9555555556</text:p>
          </table:table-cell>
          <table:table-cell table:number-columns-repeated="2" office:value-type="float" office:value="0.977777777777778" calcext:value-type="float">
            <text:p>0.9777777778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90966386554622" calcext:value-type="float">
            <text:p>0.5909663866</text:p>
          </table:table-cell>
          <table:table-cell office:value-type="float" office:value="0.60063025210084" calcext:value-type="float">
            <text:p>0.6006302521</text:p>
          </table:table-cell>
          <table:table-cell office:value-type="float" office:value="0.595728291316527" calcext:value-type="float">
            <text:p>0.5957282913</text:p>
          </table:table-cell>
          <table:table-cell office:value-type="float" office:value="0.627591036414566" calcext:value-type="float">
            <text:p>0.6275910364</text:p>
          </table:table-cell>
          <table:table-cell office:value-type="float" office:value="0.637394957983193" calcext:value-type="float">
            <text:p>0.637394958</text:p>
          </table:table-cell>
          <table:table-cell office:value-type="float" office:value="0.654481792717087" calcext:value-type="float">
            <text:p>0.6544817927</text:p>
          </table:table-cell>
          <table:table-cell office:value-type="float" office:value="0.682913165266107" calcext:value-type="float">
            <text:p>0.6829131653</text:p>
          </table:table-cell>
          <table:table-cell office:value-type="float" office:value="0.703361344537815" calcext:value-type="float">
            <text:p>0.7033613445</text:p>
          </table:table-cell>
          <table:table-cell table:number-columns-repeated="43" office:value-type="float" office:value="0.753851540616247" calcext:value-type="float">
            <text:p>0.7538515406</text:p>
          </table:table-cell>
          <table:table-cell office:value-type="float" office:value="0.647058823529412" calcext:value-type="float">
            <text:p>0.6470588235</text:p>
          </table:table-cell>
          <table:table-cell table:number-columns-repeated="2" office:value-type="float" office:value="0.705882352941176" calcext:value-type="float">
            <text:p>0.7058823529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0.852941176470588" calcext:value-type="float">
            <text:p>0.8529411765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0.970588235294117" calcext:value-type="float">
            <text:p>0.9705882353</text:p>
          </table:table-cell>
          <table:table-cell table:number-columns-repeated="4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6517857142857" calcext:value-type="float">
            <text:p>0.4965178571</text:p>
          </table:table-cell>
          <table:table-cell office:value-type="float" office:value="0.497380952380952" calcext:value-type="float">
            <text:p>0.4973809524</text:p>
          </table:table-cell>
          <table:table-cell office:value-type="float" office:value="0.524464285714286" calcext:value-type="float">
            <text:p>0.5244642857</text:p>
          </table:table-cell>
          <table:table-cell office:value-type="float" office:value="0.543214285714286" calcext:value-type="float">
            <text:p>0.5432142857</text:p>
          </table:table-cell>
          <table:table-cell office:value-type="float" office:value="0.566964285714286" calcext:value-type="float">
            <text:p>0.5669642857</text:p>
          </table:table-cell>
          <table:table-cell office:value-type="float" office:value="0.579047619047619" calcext:value-type="float">
            <text:p>0.579047619</text:p>
          </table:table-cell>
          <table:table-cell office:value-type="float" office:value="0.615714285714286" calcext:value-type="float">
            <text:p>0.6157142857</text:p>
          </table:table-cell>
          <table:table-cell office:value-type="float" office:value="0.620178571428571" calcext:value-type="float">
            <text:p>0.6201785714</text:p>
          </table:table-cell>
          <table:table-cell office:value-type="float" office:value="0.628095238095238" calcext:value-type="float">
            <text:p>0.6280952381</text:p>
          </table:table-cell>
          <table:table-cell office:value-type="float" office:value="0.646845238095238" calcext:value-type="float">
            <text:p>0.6468452381</text:p>
          </table:table-cell>
          <table:table-cell office:value-type="float" office:value="0.694940476190476" calcext:value-type="float">
            <text:p>0.6949404762</text:p>
          </table:table-cell>
          <table:table-cell office:value-type="float" office:value="0.717440476190476" calcext:value-type="float">
            <text:p>0.7174404762</text:p>
          </table:table-cell>
          <table:table-cell office:value-type="float" office:value="0.737678571428572" calcext:value-type="float">
            <text:p>0.7376785714</text:p>
          </table:table-cell>
          <table:table-cell office:value-type="float" office:value="0.765178571428571" calcext:value-type="float">
            <text:p>0.7651785714</text:p>
          </table:table-cell>
          <table:table-cell office:value-type="float" office:value="0.801428571428572" calcext:value-type="float">
            <text:p>0.8014285714</text:p>
          </table:table-cell>
          <table:table-cell office:value-type="float" office:value="0.800119047619048" calcext:value-type="float">
            <text:p>0.8001190476</text:p>
          </table:table-cell>
          <table:table-cell table:number-columns-repeated="35" office:value-type="float" office:value="0.804523809523809" calcext:value-type="float">
            <text:p>0.804523809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725" calcext:value-type="float">
            <text:p>0.725</text:p>
          </table:table-cell>
          <table:table-cell office:value-type="float" office:value="0.75" calcext:value-type="float">
            <text:p>0.75</text:p>
          </table:table-cell>
          <table:table-cell office:value-type="float" office:value="0.775" calcext:value-type="float">
            <text:p>0.775</text:p>
          </table:table-cell>
          <table:table-cell office:value-type="float" office:value="0.8" calcext:value-type="float">
            <text:p>0.8</text:p>
          </table:table-cell>
          <table:table-cell office:value-type="float" office:value="0.825" calcext:value-type="float">
            <text:p>0.825</text:p>
          </table:table-cell>
          <table:table-cell office:value-type="float" office:value="0.85" calcext:value-type="float">
            <text:p>0.8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25" calcext:value-type="float">
            <text:p>0.925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75" calcext:value-type="float">
            <text:p>0.975</text:p>
          </table:table-cell>
          <table:table-cell table:number-columns-repeated="3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6964285714286" calcext:value-type="float">
            <text:p>0.4569642857</text:p>
          </table:table-cell>
          <table:table-cell office:value-type="float" office:value="0.474880952380952" calcext:value-type="float">
            <text:p>0.4748809524</text:p>
          </table:table-cell>
          <table:table-cell office:value-type="float" office:value="0.487083333333333" calcext:value-type="float">
            <text:p>0.4870833333</text:p>
          </table:table-cell>
          <table:table-cell office:value-type="float" office:value="0.495833333333333" calcext:value-type="float">
            <text:p>0.4958333333</text:p>
          </table:table-cell>
          <table:table-cell office:value-type="float" office:value="0.498184523809524" calcext:value-type="float">
            <text:p>0.4981845238</text:p>
          </table:table-cell>
          <table:table-cell office:value-type="float" office:value="0.521458333333333" calcext:value-type="float">
            <text:p>0.5214583333</text:p>
          </table:table-cell>
          <table:table-cell office:value-type="float" office:value="0.530327380952381" calcext:value-type="float">
            <text:p>0.530327381</text:p>
          </table:table-cell>
          <table:table-cell office:value-type="float" office:value="0.544255952380953" calcext:value-type="float">
            <text:p>0.5442559524</text:p>
          </table:table-cell>
          <table:table-cell office:value-type="float" office:value="0.568839285714286" calcext:value-type="float">
            <text:p>0.5688392857</text:p>
          </table:table-cell>
          <table:table-cell office:value-type="float" office:value="0.581339285714286" calcext:value-type="float">
            <text:p>0.5813392857</text:p>
          </table:table-cell>
          <table:table-cell office:value-type="float" office:value="0.601845238095238" calcext:value-type="float">
            <text:p>0.6018452381</text:p>
          </table:table-cell>
          <table:table-cell office:value-type="float" office:value="0.632261904761905" calcext:value-type="float">
            <text:p>0.6322619048</text:p>
          </table:table-cell>
          <table:table-cell office:value-type="float" office:value="0.643928571428571" calcext:value-type="float">
            <text:p>0.6439285714</text:p>
          </table:table-cell>
          <table:table-cell office:value-type="float" office:value="0.667470238095238" calcext:value-type="float">
            <text:p>0.6674702381</text:p>
          </table:table-cell>
          <table:table-cell office:value-type="float" office:value="0.715565476190476" calcext:value-type="float">
            <text:p>0.7155654762</text:p>
          </table:table-cell>
          <table:table-cell office:value-type="float" office:value="0.716369047619048" calcext:value-type="float">
            <text:p>0.7163690476</text:p>
          </table:table-cell>
          <table:table-cell office:value-type="float" office:value="0.736369047619048" calcext:value-type="float">
            <text:p>0.7363690476</text:p>
          </table:table-cell>
          <table:table-cell office:value-type="float" office:value="0.722202380952381" calcext:value-type="float">
            <text:p>0.722202381</text:p>
          </table:table-cell>
          <table:table-cell office:value-type="float" office:value="0.745059523809524" calcext:value-type="float">
            <text:p>0.7450595238</text:p>
          </table:table-cell>
          <table:table-cell table:number-columns-repeated="32" office:value-type="float" office:value="0.780119047619048" calcext:value-type="float">
            <text:p>0.7801190476</text:p>
          </table:table-cell>
          <table:table-cell office:value-type="float" office:value="0.475" calcext:value-type="float">
            <text:p>0.47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575" calcext:value-type="float">
            <text:p>0.5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" calcext:value-type="float">
            <text:p>0.7</text:p>
          </table:table-cell>
          <table:table-cell office:value-type="float" office:value="0.725" calcext:value-type="float">
            <text:p>0.7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8" calcext:value-type="float">
            <text:p>0.8</text:p>
          </table:table-cell>
          <table:table-cell office:value-type="float" office:value="0.825" calcext:value-type="float">
            <text:p>0.825</text:p>
          </table:table-cell>
          <table:table-cell office:value-type="float" office:value="0.85" calcext:value-type="float">
            <text:p>0.8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2" office:value-type="float" office:value="0.975" calcext:value-type="float">
            <text:p>0.975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8556851311953" calcext:value-type="float">
            <text:p>0.4885568513</text:p>
          </table:table-cell>
          <table:table-cell office:value-type="float" office:value="0.490986394557823" calcext:value-type="float">
            <text:p>0.4909863946</text:p>
          </table:table-cell>
          <table:table-cell office:value-type="float" office:value="0.500024295432459" calcext:value-type="float">
            <text:p>0.5000242954</text:p>
          </table:table-cell>
          <table:table-cell office:value-type="float" office:value="0.516812439261419" calcext:value-type="float">
            <text:p>0.5168124393</text:p>
          </table:table-cell>
          <table:table-cell office:value-type="float" office:value="0.522278911564626" calcext:value-type="float">
            <text:p>0.5222789116</text:p>
          </table:table-cell>
          <table:table-cell office:value-type="float" office:value="0.532920310981536" calcext:value-type="float">
            <text:p>0.532920311</text:p>
          </table:table-cell>
          <table:table-cell office:value-type="float" office:value="0.549586977648202" calcext:value-type="float">
            <text:p>0.5495869776</text:p>
          </table:table-cell>
          <table:table-cell office:value-type="float" office:value="0.575364431486881" calcext:value-type="float">
            <text:p>0.5753644315</text:p>
          </table:table-cell>
          <table:table-cell office:value-type="float" office:value="0.588581146744412" calcext:value-type="float">
            <text:p>0.5885811467</text:p>
          </table:table-cell>
          <table:table-cell office:value-type="float" office:value="0.592006802721089" calcext:value-type="float">
            <text:p>0.5920068027</text:p>
          </table:table-cell>
          <table:table-cell office:value-type="float" office:value="0.604956268221574" calcext:value-type="float">
            <text:p>0.6049562682</text:p>
          </table:table-cell>
          <table:table-cell office:value-type="float" office:value="0.648275024295432" calcext:value-type="float">
            <text:p>0.6482750243</text:p>
          </table:table-cell>
          <table:table-cell office:value-type="float" office:value="0.651093294460641" calcext:value-type="float">
            <text:p>0.6510932945</text:p>
          </table:table-cell>
          <table:table-cell office:value-type="float" office:value="0.660908649173955" calcext:value-type="float">
            <text:p>0.6609086492</text:p>
          </table:table-cell>
          <table:table-cell office:value-type="float" office:value="0.676530612244898" calcext:value-type="float">
            <text:p>0.6765306122</text:p>
          </table:table-cell>
          <table:table-cell office:value-type="float" office:value="0.706778425655977" calcext:value-type="float">
            <text:p>0.7067784257</text:p>
          </table:table-cell>
          <table:table-cell office:value-type="float" office:value="0.717103984450923" calcext:value-type="float">
            <text:p>0.7171039845</text:p>
          </table:table-cell>
          <table:table-cell office:value-type="float" office:value="0.723226433430515" calcext:value-type="float">
            <text:p>0.7232264334</text:p>
          </table:table-cell>
          <table:table-cell office:value-type="float" office:value="0.738678328474247" calcext:value-type="float">
            <text:p>0.7386783285</text:p>
          </table:table-cell>
          <table:table-cell table:number-columns-repeated="2" office:value-type="float" office:value="0.769630709426628" calcext:value-type="float">
            <text:p>0.7696307094</text:p>
          </table:table-cell>
          <table:table-cell office:value-type="float" office:value="0.788702623906705" calcext:value-type="float">
            <text:p>0.7887026239</text:p>
          </table:table-cell>
          <table:table-cell office:value-type="float" office:value="0.804227405247813" calcext:value-type="float">
            <text:p>0.8042274052</text:p>
          </table:table-cell>
          <table:table-cell office:value-type="float" office:value="0.823153547133139" calcext:value-type="float">
            <text:p>0.8231535471</text:p>
          </table:table-cell>
          <table:table-cell office:value-type="float" office:value="0.84832361516035" calcext:value-type="float">
            <text:p>0.8483236152</text:p>
          </table:table-cell>
          <table:table-cell table:number-columns-repeated="26" office:value-type="float" office:value="0.862414965986395" calcext:value-type="float">
            <text:p>0.862414966</text:p>
          </table:table-cell>
          <table:table-cell office:value-type="float" office:value="0.510204081632653" calcext:value-type="float">
            <text:p>0.5102040816</text:p>
          </table:table-cell>
          <table:table-cell office:value-type="float" office:value="0.530612244897959" calcext:value-type="float">
            <text:p>0.5306122449</text:p>
          </table:table-cell>
          <table:table-cell office:value-type="float" office:value="0.571428571428571" calcext:value-type="float">
            <text:p>0.5714285714</text:p>
          </table:table-cell>
          <table:table-cell table:number-columns-repeated="2" office:value-type="float" office:value="0.591836734693878" calcext:value-type="float">
            <text:p>0.5918367347</text:p>
          </table:table-cell>
          <table:table-cell office:value-type="float" office:value="0.612244897959184" calcext:value-type="float">
            <text:p>0.612244898</text:p>
          </table:table-cell>
          <table:table-cell office:value-type="float" office:value="0.63265306122449" calcext:value-type="float">
            <text:p>0.6326530612</text:p>
          </table:table-cell>
          <table:table-cell office:value-type="float" office:value="0.673469387755102" calcext:value-type="float">
            <text:p>0.6734693878</text:p>
          </table:table-cell>
          <table:table-cell table:number-columns-repeated="2" office:value-type="float" office:value="0.714285714285714" calcext:value-type="float">
            <text:p>0.7142857143</text:p>
          </table:table-cell>
          <table:table-cell office:value-type="float" office:value="0.755102040816326" calcext:value-type="float">
            <text:p>0.7551020408</text:p>
          </table:table-cell>
          <table:table-cell table:number-columns-repeated="2" office:value-type="float" office:value="0.775510204081633" calcext:value-type="float">
            <text:p>0.775510204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0.816326530612245" calcext:value-type="float">
            <text:p>0.8163265306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877551020408163" calcext:value-type="float">
            <text:p>0.8775510204</text:p>
          </table:table-cell>
          <table:table-cell table:number-columns-repeated="3" office:value-type="float" office:value="0.897959183673469" calcext:value-type="float">
            <text:p>0.8979591837</text:p>
          </table:table-cell>
          <table:table-cell office:value-type="float" office:value="0.918367346938775" calcext:value-type="float">
            <text:p>0.9183673469</text:p>
          </table:table-cell>
          <table:table-cell office:value-type="float" office:value="0.938775510204082" calcext:value-type="float">
            <text:p>0.9387755102</text:p>
          </table:table-cell>
          <table:table-cell table:number-columns-repeated="28" office:value-type="float" office:value="0.959183673469388" calcext:value-type="float">
            <text:p>0.95918367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78458049886621" calcext:value-type="float">
            <text:p>0.4784580499</text:p>
          </table:table-cell>
          <table:table-cell office:value-type="float" office:value="0.509410430839002" calcext:value-type="float">
            <text:p>0.5094104308</text:p>
          </table:table-cell>
          <table:table-cell office:value-type="float" office:value="0.541326530612245" calcext:value-type="float">
            <text:p>0.5413265306</text:p>
          </table:table-cell>
          <table:table-cell office:value-type="float" office:value="0.561337868480726" calcext:value-type="float">
            <text:p>0.5613378685</text:p>
          </table:table-cell>
          <table:table-cell office:value-type="float" office:value="0.583956916099773" calcext:value-type="float">
            <text:p>0.5839569161</text:p>
          </table:table-cell>
          <table:table-cell office:value-type="float" office:value="0.615362811791383" calcext:value-type="float">
            <text:p>0.6153628118</text:p>
          </table:table-cell>
          <table:table-cell office:value-type="float" office:value="0.620634920634921" calcext:value-type="float">
            <text:p>0.6206349206</text:p>
          </table:table-cell>
          <table:table-cell office:value-type="float" office:value="0.616751700680272" calcext:value-type="float">
            <text:p>0.6167517007</text:p>
          </table:table-cell>
          <table:table-cell office:value-type="float" office:value="0.632681405895692" calcext:value-type="float">
            <text:p>0.6326814059</text:p>
          </table:table-cell>
          <table:table-cell office:value-type="float" office:value="0.667375283446712" calcext:value-type="float">
            <text:p>0.6673752834</text:p>
          </table:table-cell>
          <table:table-cell table:number-columns-repeated="2" office:value-type="float" office:value="0.68656462585034" calcext:value-type="float">
            <text:p>0.6865646259</text:p>
          </table:table-cell>
          <table:table-cell office:value-type="float" office:value="0.709297052154195" calcext:value-type="float">
            <text:p>0.7092970522</text:p>
          </table:table-cell>
          <table:table-cell office:value-type="float" office:value="0.738066893424037" calcext:value-type="float">
            <text:p>0.7380668934</text:p>
          </table:table-cell>
          <table:table-cell office:value-type="float" office:value="0.747137188208617" calcext:value-type="float">
            <text:p>0.7471371882</text:p>
          </table:table-cell>
          <table:table-cell office:value-type="float" office:value="0.796456916099774" calcext:value-type="float">
            <text:p>0.7964569161</text:p>
          </table:table-cell>
          <table:table-cell office:value-type="float" office:value="0.814172335600907" calcext:value-type="float">
            <text:p>0.8141723356</text:p>
          </table:table-cell>
          <table:table-cell office:value-type="float" office:value="0.824092970521542" calcext:value-type="float">
            <text:p>0.8240929705</text:p>
          </table:table-cell>
          <table:table-cell table:number-columns-repeated="33" office:value-type="float" office:value="0.824178004535148" calcext:value-type="float">
            <text:p>0.8241780045</text:p>
          </table:table-cell>
          <table:table-cell office:value-type="float" office:value="0.595238095238095" calcext:value-type="float">
            <text:p>0.5952380952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0.714285714285714" calcext:value-type="float">
            <text:p>0.7142857143</text:p>
          </table:table-cell>
          <table:table-cell office:value-type="float" office:value="0.738095238095238" calcext:value-type="float">
            <text:p>0.7380952381</text:p>
          </table:table-cell>
          <table:table-cell office:value-type="float" office:value="0.761904761904762" calcext:value-type="float">
            <text:p>0.7619047619</text:p>
          </table:table-cell>
          <table:table-cell table:number-columns-repeated="2" office:value-type="float" office:value="0.80952380952381" calcext:value-type="float">
            <text:p>0.8095238095</text:p>
          </table:table-cell>
          <table:table-cell table:number-columns-repeated="4" office:value-type="float" office:value="0.833333333333333" calcext:value-type="float">
            <text:p>0.8333333333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880952380952381" calcext:value-type="float">
            <text:p>0.880952381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976190476190476" calcext:value-type="float">
            <text:p>0.976190476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792124542124542" calcext:value-type="float">
            <text:p>0.7921245421</text:p>
          </table:table-cell>
          <table:table-cell office:value-type="float" office:value="0.80030525030525" calcext:value-type="float">
            <text:p>0.8003052503</text:p>
          </table:table-cell>
          <table:table-cell office:value-type="float" office:value="0.814957264957265" calcext:value-type="float">
            <text:p>0.814957265</text:p>
          </table:table-cell>
          <table:table-cell office:value-type="float" office:value="0.844871794871795" calcext:value-type="float">
            <text:p>0.8448717949</text:p>
          </table:table-cell>
          <table:table-cell office:value-type="float" office:value="0.837179487179487" calcext:value-type="float">
            <text:p>0.8371794872</text:p>
          </table:table-cell>
          <table:table-cell office:value-type="float" office:value="0.845299145299145" calcext:value-type="float">
            <text:p>0.8452991453</text:p>
          </table:table-cell>
          <table:table-cell office:value-type="float" office:value="0.853846153846154" calcext:value-type="float">
            <text:p>0.8538461538</text:p>
          </table:table-cell>
          <table:table-cell table:number-columns-repeated="43" office:value-type="float" office:value="0.867521367521367" calcext:value-type="float">
            <text:p>0.8675213675</text:p>
          </table:table-cell>
          <table:table-cell office:value-type="float" office:value="0.846153846153846" calcext:value-type="float">
            <text:p>0.8461538462</text:p>
          </table:table-cell>
          <table:table-cell office:value-type="float" office:value="0.897435897435897" calcext:value-type="float">
            <text:p>0.8974358974</text:p>
          </table:table-cell>
          <table:table-cell table:number-columns-repeated="2" office:value-type="float" office:value="0.923076923076923" calcext:value-type="float">
            <text:p>0.9230769231</text:p>
          </table:table-cell>
          <table:table-cell table:number-columns-repeated="2" office:value-type="float" office:value="0.948717948717949" calcext:value-type="float">
            <text:p>0.9487179487</text:p>
          </table:table-cell>
          <table:table-cell table:number-columns-repeated="2" office:value-type="float" office:value="0.974358974358974" calcext:value-type="float">
            <text:p>0.9743589744</text:p>
          </table:table-cell>
          <table:table-cell table:number-columns-repeated="4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49561403508772" calcext:value-type="float">
            <text:p>0.4495614035</text:p>
          </table:table-cell>
          <table:table-cell office:value-type="float" office:value="0.465350877192983" calcext:value-type="float">
            <text:p>0.4653508772</text:p>
          </table:table-cell>
          <table:table-cell office:value-type="float" office:value="0.482456140350877" calcext:value-type="float">
            <text:p>0.4824561404</text:p>
          </table:table-cell>
          <table:table-cell office:value-type="float" office:value="0.501754385964912" calcext:value-type="float">
            <text:p>0.501754386</text:p>
          </table:table-cell>
          <table:table-cell office:value-type="float" office:value="0.525438596491228" calcext:value-type="float">
            <text:p>0.5254385965</text:p>
          </table:table-cell>
          <table:table-cell office:value-type="float" office:value="0.550375939849624" calcext:value-type="float">
            <text:p>0.5503759398</text:p>
          </table:table-cell>
          <table:table-cell office:value-type="float" office:value="0.562280701754386" calcext:value-type="float">
            <text:p>0.5622807018</text:p>
          </table:table-cell>
          <table:table-cell office:value-type="float" office:value="0.595676691729323" calcext:value-type="float">
            <text:p>0.5956766917</text:p>
          </table:table-cell>
          <table:table-cell table:number-columns-repeated="3" office:value-type="float" office:value="0.618483709273183" calcext:value-type="float">
            <text:p>0.6184837093</text:p>
          </table:table-cell>
          <table:table-cell office:value-type="float" office:value="0.649624060150376" calcext:value-type="float">
            <text:p>0.6496240602</text:p>
          </table:table-cell>
          <table:table-cell office:value-type="float" office:value="0.647431077694236" calcext:value-type="float">
            <text:p>0.6474310777</text:p>
          </table:table-cell>
          <table:table-cell office:value-type="float" office:value="0.647556390977444" calcext:value-type="float">
            <text:p>0.647556391</text:p>
          </table:table-cell>
          <table:table-cell office:value-type="float" office:value="0.648245614035088" calcext:value-type="float">
            <text:p>0.648245614</text:p>
          </table:table-cell>
          <table:table-cell table:number-columns-repeated="36" office:value-type="float" office:value="0.645614035087719" calcext:value-type="float">
            <text:p>0.6456140351</text:p>
          </table:table-cell>
          <table:table-cell office:value-type="float" office:value="0.5" calcext:value-type="float">
            <text:p>0.5</text:p>
          </table:table-cell>
          <table:table-cell office:value-type="float" office:value="0.526315789473684" calcext:value-type="float">
            <text:p>0.5263157895</text:p>
          </table:table-cell>
          <table:table-cell office:value-type="float" office:value="0.578947368421053" calcext:value-type="float">
            <text:p>0.5789473684</text:p>
          </table:table-cell>
          <table:table-cell office:value-type="float" office:value="0.631578947368421" calcext:value-type="float">
            <text:p>0.6315789474</text:p>
          </table:table-cell>
          <table:table-cell office:value-type="float" office:value="0.657894736842105" calcext:value-type="float">
            <text:p>0.6578947368</text:p>
          </table:table-cell>
          <table:table-cell office:value-type="float" office:value="0.710526315789474" calcext:value-type="float">
            <text:p>0.7105263158</text:p>
          </table:table-cell>
          <table:table-cell table:number-columns-repeated="5" office:value-type="float" office:value="0.736842105263158" calcext:value-type="float">
            <text:p>0.7368421053</text:p>
          </table:table-cell>
          <table:table-cell office:value-type="float" office:value="0.789473684210526" calcext:value-type="float">
            <text:p>0.7894736842</text:p>
          </table:table-cell>
          <table:table-cell office:value-type="float" office:value="0.81578947368421" calcext:value-type="float">
            <text:p>0.8157894737</text:p>
          </table:table-cell>
          <table:table-cell table:number-columns-repeated="2" office:value-type="float" office:value="0.842105263157895" calcext:value-type="float">
            <text:p>0.8421052632</text:p>
          </table:table-cell>
          <table:table-cell table:number-columns-repeated="36" office:value-type="float" office:value="0.868421052631579" calcext:value-type="float">
            <text:p>0.86842105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7405247813411" calcext:value-type="float">
            <text:p>0.5774052478</text:p>
          </table:table-cell>
          <table:table-cell office:value-type="float" office:value="0.585325558794947" calcext:value-type="float">
            <text:p>0.5853255588</text:p>
          </table:table-cell>
          <table:table-cell office:value-type="float" office:value="0.609475218658892" calcext:value-type="float">
            <text:p>0.6094752187</text:p>
          </table:table-cell>
          <table:table-cell office:value-type="float" office:value="0.620845481049563" calcext:value-type="float">
            <text:p>0.620845481</text:p>
          </table:table-cell>
          <table:table-cell office:value-type="float" office:value="0.626044703595724" calcext:value-type="float">
            <text:p>0.6260447036</text:p>
          </table:table-cell>
          <table:table-cell office:value-type="float" office:value="0.633794946550049" calcext:value-type="float">
            <text:p>0.6337949466</text:p>
          </table:table-cell>
          <table:table-cell office:value-type="float" office:value="0.655466472303207" calcext:value-type="float">
            <text:p>0.6554664723</text:p>
          </table:table-cell>
          <table:table-cell office:value-type="float" office:value="0.672862001943634" calcext:value-type="float">
            <text:p>0.6728620019</text:p>
          </table:table-cell>
          <table:table-cell office:value-type="float" office:value="0.695796890184645" calcext:value-type="float">
            <text:p>0.6957968902</text:p>
          </table:table-cell>
          <table:table-cell table:number-columns-repeated="7" office:value-type="float" office:value="0.706292517006803" calcext:value-type="float">
            <text:p>0.706292517</text:p>
          </table:table-cell>
          <table:table-cell office:value-type="float" office:value="0.724101068999028" calcext:value-type="float">
            <text:p>0.724101069</text:p>
          </table:table-cell>
          <table:table-cell office:value-type="float" office:value="0.733357628765792" calcext:value-type="float">
            <text:p>0.7333576288</text:p>
          </table:table-cell>
          <table:table-cell table:number-columns-repeated="33" office:value-type="float" office:value="0.762827988338192" calcext:value-type="float">
            <text:p>0.7628279883</text:p>
          </table:table-cell>
          <table:table-cell office:value-type="float" office:value="0.693877551020408" calcext:value-type="float">
            <text:p>0.693877551</text:p>
          </table:table-cell>
          <table:table-cell table:number-columns-repeated="2" office:value-type="float" office:value="0.673469387755102" calcext:value-type="float">
            <text:p>0.6734693878</text:p>
          </table:table-cell>
          <table:table-cell office:value-type="float" office:value="0.73469387755102" calcext:value-type="float">
            <text:p>0.7346938776</text:p>
          </table:table-cell>
          <table:table-cell office:value-type="float" office:value="0.755102040816326" calcext:value-type="float">
            <text:p>0.7551020408</text:p>
          </table:table-cell>
          <table:table-cell table:number-columns-repeated="4" office:value-type="float" office:value="0.795918367346939" calcext:value-type="float">
            <text:p>0.7959183673</text:p>
          </table:table-cell>
          <table:table-cell table:number-columns-repeated="7" office:value-type="float" office:value="0.836734693877551" calcext:value-type="float">
            <text:p>0.8367346939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877551020408163" calcext:value-type="float">
            <text:p>0.8775510204</text:p>
          </table:table-cell>
          <table:table-cell table:number-columns-repeated="33" office:value-type="float" office:value="0.918367346938775" calcext:value-type="float">
            <text:p>0.91836734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0739087301587" calcext:value-type="float">
            <text:p>0.5607390873</text:p>
          </table:table-cell>
          <table:table-cell office:value-type="float" office:value="0.576364087301587" calcext:value-type="float">
            <text:p>0.5763640873</text:p>
          </table:table-cell>
          <table:table-cell office:value-type="float" office:value="0.589012896825397" calcext:value-type="float">
            <text:p>0.5890128968</text:p>
          </table:table-cell>
          <table:table-cell office:value-type="float" office:value="0.60203373015873" calcext:value-type="float">
            <text:p>0.6020337302</text:p>
          </table:table-cell>
          <table:table-cell office:value-type="float" office:value="0.629414682539683" calcext:value-type="float">
            <text:p>0.6294146825</text:p>
          </table:table-cell>
          <table:table-cell office:value-type="float" office:value="0.638368055555556" calcext:value-type="float">
            <text:p>0.6383680556</text:p>
          </table:table-cell>
          <table:table-cell office:value-type="float" office:value="0.656969246031746" calcext:value-type="float">
            <text:p>0.656969246</text:p>
          </table:table-cell>
          <table:table-cell office:value-type="float" office:value="0.67562003968254" calcext:value-type="float">
            <text:p>0.6756200397</text:p>
          </table:table-cell>
          <table:table-cell office:value-type="float" office:value="0.692212301587302" calcext:value-type="float">
            <text:p>0.6922123016</text:p>
          </table:table-cell>
          <table:table-cell office:value-type="float" office:value="0.701289682539683" calcext:value-type="float">
            <text:p>0.7012896825</text:p>
          </table:table-cell>
          <table:table-cell office:value-type="float" office:value="0.729117063492064" calcext:value-type="float">
            <text:p>0.7291170635</text:p>
          </table:table-cell>
          <table:table-cell office:value-type="float" office:value="0.755853174603175" calcext:value-type="float">
            <text:p>0.7558531746</text:p>
          </table:table-cell>
          <table:table-cell office:value-type="float" office:value="0.779340277777778" calcext:value-type="float">
            <text:p>0.7793402778</text:p>
          </table:table-cell>
          <table:table-cell table:number-columns-repeated="2" office:value-type="float" office:value="0.806150793650794" calcext:value-type="float">
            <text:p>0.8061507937</text:p>
          </table:table-cell>
          <table:table-cell office:value-type="float" office:value="0.817584325396826" calcext:value-type="float">
            <text:p>0.8175843254</text:p>
          </table:table-cell>
          <table:table-cell table:number-columns-repeated="2" office:value-type="float" office:value="0.817683531746032" calcext:value-type="float">
            <text:p>0.8176835317</text:p>
          </table:table-cell>
          <table:table-cell office:value-type="float" office:value="0.826711309523809" calcext:value-type="float">
            <text:p>0.8267113095</text:p>
          </table:table-cell>
          <table:table-cell table:number-columns-repeated="32" office:value-type="float" office:value="0.83328373015873" calcext:value-type="float">
            <text:p>0.8332837302</text:p>
          </table:table-cell>
          <table:table-cell office:value-type="float" office:value="0.625" calcext:value-type="float">
            <text:p>0.625</text:p>
          </table:table-cell>
          <table:table-cell office:value-type="float" office:value="0.645833333333333" calcext:value-type="float">
            <text:p>0.6458333333</text:p>
          </table:table-cell>
          <table:table-cell office:value-type="float" office:value="0.708333333333333" calcext:value-type="float">
            <text:p>0.708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770833333333333" calcext:value-type="float">
            <text:p>0.770833333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5833333333333" calcext:value-type="float">
            <text:p>0.8958333333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3" office:value-type="float" office:value="0.9375" calcext:value-type="float">
            <text:p>0.9375</text:p>
          </table:table-cell>
          <table:table-cell table:number-columns-repeated="3" office:value-type="float" office:value="0.958333333333333" calcext:value-type="float">
            <text:p>0.9583333333</text:p>
          </table:table-cell>
          <table:table-cell table:number-columns-repeated="33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18042328042328" calcext:value-type="float">
            <text:p>0.518042328</text:p>
          </table:table-cell>
          <table:table-cell office:value-type="float" office:value="0.514920634920635" calcext:value-type="float">
            <text:p>0.5149206349</text:p>
          </table:table-cell>
          <table:table-cell office:value-type="float" office:value="0.549047619047619" calcext:value-type="float">
            <text:p>0.549047619</text:p>
          </table:table-cell>
          <table:table-cell office:value-type="float" office:value="0.553650793650794" calcext:value-type="float">
            <text:p>0.5536507937</text:p>
          </table:table-cell>
          <table:table-cell table:number-columns-repeated="2" office:value-type="float" office:value="0.557962962962963" calcext:value-type="float">
            <text:p>0.557962963</text:p>
          </table:table-cell>
          <table:table-cell office:value-type="float" office:value="0.549444444444444" calcext:value-type="float">
            <text:p>0.5494444444</text:p>
          </table:table-cell>
          <table:table-cell office:value-type="float" office:value="0.551904761904762" calcext:value-type="float">
            <text:p>0.5519047619</text:p>
          </table:table-cell>
          <table:table-cell office:value-type="float" office:value="0.587063492063492" calcext:value-type="float">
            <text:p>0.5870634921</text:p>
          </table:table-cell>
          <table:table-cell office:value-type="float" office:value="0.59457671957672" calcext:value-type="float">
            <text:p>0.5945767196</text:p>
          </table:table-cell>
          <table:table-cell office:value-type="float" office:value="0.613544973544973" calcext:value-type="float">
            <text:p>0.6135449735</text:p>
          </table:table-cell>
          <table:table-cell office:value-type="float" office:value="0.639470899470899" calcext:value-type="float">
            <text:p>0.6394708995</text:p>
          </table:table-cell>
          <table:table-cell office:value-type="float" office:value="0.648941798941799" calcext:value-type="float">
            <text:p>0.6489417989</text:p>
          </table:table-cell>
          <table:table-cell office:value-type="float" office:value="0.657460317460317" calcext:value-type="float">
            <text:p>0.6574603175</text:p>
          </table:table-cell>
          <table:table-cell table:number-columns-repeated="4" office:value-type="float" office:value="0.668862433862434" calcext:value-type="float">
            <text:p>0.6688624339</text:p>
          </table:table-cell>
          <table:table-cell office:value-type="float" office:value="0.679814814814815" calcext:value-type="float">
            <text:p>0.6798148148</text:p>
          </table:table-cell>
          <table:table-cell table:number-columns-repeated="2" office:value-type="float" office:value="0.718174603174603" calcext:value-type="float">
            <text:p>0.7181746032</text:p>
          </table:table-cell>
          <table:table-cell office:value-type="float" office:value="0.732222222222222" calcext:value-type="float">
            <text:p>0.7322222222</text:p>
          </table:table-cell>
          <table:table-cell table:number-columns-repeated="2" office:value-type="float" office:value="0.74484126984127" calcext:value-type="float">
            <text:p>0.7448412698</text:p>
          </table:table-cell>
          <table:table-cell office:value-type="float" office:value="0.757566137566138" calcext:value-type="float">
            <text:p>0.7575661376</text:p>
          </table:table-cell>
          <table:table-cell table:number-columns-repeated="4" office:value-type="float" office:value="0.766349206349206" calcext:value-type="float">
            <text:p>0.7663492063</text:p>
          </table:table-cell>
          <table:table-cell office:value-type="float" office:value="0.764312169312169" calcext:value-type="float">
            <text:p>0.7643121693</text:p>
          </table:table-cell>
          <table:table-cell office:value-type="float" office:value="0.781693121693122" calcext:value-type="float">
            <text:p>0.7816931217</text:p>
          </table:table-cell>
          <table:table-cell office:value-type="float" office:value="0.81489417989418" calcext:value-type="float">
            <text:p>0.8148941799</text:p>
          </table:table-cell>
          <table:table-cell table:number-columns-repeated="19" office:value-type="float" office:value="0.837460317460317" calcext:value-type="float">
            <text:p>0.8374603175</text:p>
          </table:table-cell>
          <table:table-cell office:value-type="float" office:value="0.511111111111111" calcext:value-type="float">
            <text:p>0.5111111111</text:p>
          </table:table-cell>
          <table:table-cell office:value-type="float" office:value="0.555555555555556" calcext:value-type="float">
            <text:p>0.5555555556</text:p>
          </table:table-cell>
          <table:table-cell office:value-type="float" office:value="0.577777777777778" calcext:value-type="float">
            <text:p>0.5777777778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622222222222222" calcext:value-type="float">
            <text:p>0.6222222222</text:p>
          </table:table-cell>
          <table:table-cell office:value-type="float" office:value="0.644444444444444" calcext:value-type="float">
            <text:p>0.6444444444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2" office:value-type="float" office:value="0.688888888888889" calcext:value-type="float">
            <text:p>0.6888888889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777777777777778" calcext:value-type="float">
            <text:p>0.7777777778</text:p>
          </table:table-cell>
          <table:table-cell table:number-columns-repeated="2" office:value-type="float" office:value="0.822222222222222" calcext:value-type="float">
            <text:p>0.822222222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6" office:value-type="float" office:value="0.844444444444444" calcext:value-type="float">
            <text:p>0.8444444444</text:p>
          </table:table-cell>
          <table:table-cell office:value-type="float" office:value="0.822222222222222" calcext:value-type="float">
            <text:p>0.8222222222</text:p>
          </table:table-cell>
          <table:table-cell table:number-columns-repeated="4" office:value-type="float" office:value="0.844444444444444" calcext:value-type="float">
            <text:p>0.8444444444</text:p>
          </table:table-cell>
          <table:table-cell table:number-columns-repeated="2" office:value-type="float" office:value="0.866666666666667" calcext:value-type="float">
            <text:p>0.8666666667</text:p>
          </table:table-cell>
          <table:table-cell table:number-columns-repeated="20" office:value-type="float" office:value="0.911111111111111" calcext:value-type="float">
            <text:p>0.9111111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3544973544974" calcext:value-type="float">
            <text:p>0.4535449735</text:p>
          </table:table-cell>
          <table:table-cell office:value-type="float" office:value="0.461640211640212" calcext:value-type="float">
            <text:p>0.4616402116</text:p>
          </table:table-cell>
          <table:table-cell office:value-type="float" office:value="0.465873015873016" calcext:value-type="float">
            <text:p>0.4658730159</text:p>
          </table:table-cell>
          <table:table-cell office:value-type="float" office:value="0.479973544973545" calcext:value-type="float">
            <text:p>0.479973545</text:p>
          </table:table-cell>
          <table:table-cell office:value-type="float" office:value="0.481825396825397" calcext:value-type="float">
            <text:p>0.4818253968</text:p>
          </table:table-cell>
          <table:table-cell office:value-type="float" office:value="0.488888888888889" calcext:value-type="float">
            <text:p>0.4888888889</text:p>
          </table:table-cell>
          <table:table-cell office:value-type="float" office:value="0.5" calcext:value-type="float">
            <text:p>0.5</text:p>
          </table:table-cell>
          <table:table-cell office:value-type="float" office:value="0.52521164021164" calcext:value-type="float">
            <text:p>0.5252116402</text:p>
          </table:table-cell>
          <table:table-cell office:value-type="float" office:value="0.535846560846561" calcext:value-type="float">
            <text:p>0.5358465608</text:p>
          </table:table-cell>
          <table:table-cell office:value-type="float" office:value="0.556957671957672" calcext:value-type="float">
            <text:p>0.556957672</text:p>
          </table:table-cell>
          <table:table-cell office:value-type="float" office:value="0.585291005291005" calcext:value-type="float">
            <text:p>0.5852910053</text:p>
          </table:table-cell>
          <table:table-cell office:value-type="float" office:value="0.607883597883598" calcext:value-type="float">
            <text:p>0.6078835979</text:p>
          </table:table-cell>
          <table:table-cell office:value-type="float" office:value="0.612063492063492" calcext:value-type="float">
            <text:p>0.6120634921</text:p>
          </table:table-cell>
          <table:table-cell office:value-type="float" office:value="0.63010582010582" calcext:value-type="float">
            <text:p>0.6301058201</text:p>
          </table:table-cell>
          <table:table-cell office:value-type="float" office:value="0.659259259259259" calcext:value-type="float">
            <text:p>0.6592592593</text:p>
          </table:table-cell>
          <table:table-cell office:value-type="float" office:value="0.697592592592592" calcext:value-type="float">
            <text:p>0.6975925926</text:p>
          </table:table-cell>
          <table:table-cell table:number-columns-repeated="3" office:value-type="float" office:value="0.710661375661376" calcext:value-type="float">
            <text:p>0.7106613757</text:p>
          </table:table-cell>
          <table:table-cell office:value-type="float" office:value="0.725899470899471" calcext:value-type="float">
            <text:p>0.7258994709</text:p>
          </table:table-cell>
          <table:table-cell office:value-type="float" office:value="0.740925925925926" calcext:value-type="float">
            <text:p>0.7409259259</text:p>
          </table:table-cell>
          <table:table-cell office:value-type="float" office:value="0.752354497354497" calcext:value-type="float">
            <text:p>0.7523544974</text:p>
          </table:table-cell>
          <table:table-cell office:value-type="float" office:value="0.76" calcext:value-type="float">
            <text:p>0.76</text:p>
          </table:table-cell>
          <table:table-cell office:value-type="float" office:value="0.801190476190476" calcext:value-type="float">
            <text:p>0.8011904762</text:p>
          </table:table-cell>
          <table:table-cell office:value-type="float" office:value="0.807116402116403" calcext:value-type="float">
            <text:p>0.8071164021</text:p>
          </table:table-cell>
          <table:table-cell table:number-columns-repeated="26" office:value-type="float" office:value="0.822671957671958" calcext:value-type="float">
            <text:p>0.8226719577</text:p>
          </table:table-cell>
          <table:table-cell office:value-type="float" office:value="0.466666666666667" calcext:value-type="float">
            <text:p>0.4666666667</text:p>
          </table:table-cell>
          <table:table-cell table:number-columns-repeated="2" office:value-type="float" office:value="0.511111111111111" calcext:value-type="float">
            <text:p>0.5111111111</text:p>
          </table:table-cell>
          <table:table-cell office:value-type="float" office:value="0.555555555555556" calcext:value-type="float">
            <text:p>0.5555555556</text:p>
          </table:table-cell>
          <table:table-cell office:value-type="float" office:value="0.6" calcext:value-type="float">
            <text:p>0.6</text:p>
          </table:table-cell>
          <table:table-cell office:value-type="float" office:value="0.622222222222222" calcext:value-type="float">
            <text:p>0.6222222222</text:p>
          </table:table-cell>
          <table:table-cell office:value-type="float" office:value="0.644444444444444" calcext:value-type="float">
            <text:p>0.6444444444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688888888888889" calcext:value-type="float">
            <text:p>0.6888888889</text:p>
          </table:table-cell>
          <table:table-cell office:value-type="float" office:value="0.711111111111111" calcext:value-type="float">
            <text:p>0.711111111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22222222222222" calcext:value-type="float">
            <text:p>0.8222222222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table:number-columns-repeated="4" office:value-type="float" office:value="0.888888888888889" calcext:value-type="float">
            <text:p>0.8888888889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78183831672204" calcext:value-type="float">
            <text:p>0.4781838317</text:p>
          </table:table-cell>
          <table:table-cell office:value-type="float" office:value="0.488925802879291" calcext:value-type="float">
            <text:p>0.4889258029</text:p>
          </table:table-cell>
          <table:table-cell office:value-type="float" office:value="0.516389811738649" calcext:value-type="float">
            <text:p>0.5163898117</text:p>
          </table:table-cell>
          <table:table-cell office:value-type="float" office:value="0.523311184939092" calcext:value-type="float">
            <text:p>0.5233111849</text:p>
          </table:table-cell>
          <table:table-cell office:value-type="float" office:value="0.554152823920266" calcext:value-type="float">
            <text:p>0.5541528239</text:p>
          </table:table-cell>
          <table:table-cell office:value-type="float" office:value="0.577906976744186" calcext:value-type="float">
            <text:p>0.5779069767</text:p>
          </table:table-cell>
          <table:table-cell office:value-type="float" office:value="0.621373200442968" calcext:value-type="float">
            <text:p>0.6213732004</text:p>
          </table:table-cell>
          <table:table-cell office:value-type="float" office:value="0.638815060908084" calcext:value-type="float">
            <text:p>0.6388150609</text:p>
          </table:table-cell>
          <table:table-cell office:value-type="float" office:value="0.645293466223699" calcext:value-type="float">
            <text:p>0.6452934662</text:p>
          </table:table-cell>
          <table:table-cell office:value-type="float" office:value="0.671594684385382" calcext:value-type="float">
            <text:p>0.6715946844</text:p>
          </table:table-cell>
          <table:table-cell office:value-type="float" office:value="0.674307862679956" calcext:value-type="float">
            <text:p>0.6743078627</text:p>
          </table:table-cell>
          <table:table-cell office:value-type="float" office:value="0.692912513842746" calcext:value-type="float">
            <text:p>0.6929125138</text:p>
          </table:table-cell>
          <table:table-cell office:value-type="float" office:value="0.719767441860465" calcext:value-type="float">
            <text:p>0.7197674419</text:p>
          </table:table-cell>
          <table:table-cell office:value-type="float" office:value="0.739590254706534" calcext:value-type="float">
            <text:p>0.7395902547</text:p>
          </table:table-cell>
          <table:table-cell office:value-type="float" office:value="0.758970099667774" calcext:value-type="float">
            <text:p>0.7589700997</text:p>
          </table:table-cell>
          <table:table-cell office:value-type="float" office:value="0.782225913621263" calcext:value-type="float">
            <text:p>0.7822259136</text:p>
          </table:table-cell>
          <table:table-cell office:value-type="float" office:value="0.808361018826135" calcext:value-type="float">
            <text:p>0.8083610188</text:p>
          </table:table-cell>
          <table:table-cell table:number-columns-repeated="34" office:value-type="float" office:value="0.816057585825028" calcext:value-type="float">
            <text:p>0.8160575858</text:p>
          </table:table-cell>
          <table:table-cell office:value-type="float" office:value="0.604651162790698" calcext:value-type="float">
            <text:p>0.6046511628</text:p>
          </table:table-cell>
          <table:table-cell table:number-columns-repeated="2" office:value-type="float" office:value="0.627906976744186" calcext:value-type="float">
            <text:p>0.6279069767</text:p>
          </table:table-cell>
          <table:table-cell office:value-type="float" office:value="0.651162790697674" calcext:value-type="float">
            <text:p>0.6511627907</text:p>
          </table:table-cell>
          <table:table-cell office:value-type="float" office:value="0.72093023255814" calcext:value-type="float">
            <text:p>0.7209302326</text:p>
          </table:table-cell>
          <table:table-cell office:value-type="float" office:value="0.744186046511628" calcext:value-type="float">
            <text:p>0.7441860465</text:p>
          </table:table-cell>
          <table:table-cell table:number-columns-repeated="2" office:value-type="float" office:value="0.767441860465116" calcext:value-type="float">
            <text:p>0.7674418605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0.837209302325581" calcext:value-type="float">
            <text:p>0.8372093023</text:p>
          </table:table-cell>
          <table:table-cell office:value-type="float" office:value="0.883720930232558" calcext:value-type="float">
            <text:p>0.8837209302</text:p>
          </table:table-cell>
          <table:table-cell office:value-type="float" office:value="0.906976744186046" calcext:value-type="float">
            <text:p>0.9069767442</text:p>
          </table:table-cell>
          <table:table-cell table:number-columns-repeated="2" office:value-type="float" office:value="0.930232558139535" calcext:value-type="float">
            <text:p>0.9302325581</text:p>
          </table:table-cell>
          <table:table-cell office:value-type="float" office:value="0.953488372093023" calcext:value-type="float">
            <text:p>0.9534883721</text:p>
          </table:table-cell>
          <table:table-cell office:value-type="float" office:value="0.976744186046512" calcext:value-type="float">
            <text:p>0.976744186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66216216216216" calcext:value-type="float">
            <text:p>0.4662162162</text:p>
          </table:table-cell>
          <table:table-cell office:value-type="float" office:value="0.47972972972973" calcext:value-type="float">
            <text:p>0.4797297297</text:p>
          </table:table-cell>
          <table:table-cell office:value-type="float" office:value="0.518468468468469" calcext:value-type="float">
            <text:p>0.5184684685</text:p>
          </table:table-cell>
          <table:table-cell office:value-type="float" office:value="0.531531531531532" calcext:value-type="float">
            <text:p>0.5315315315</text:p>
          </table:table-cell>
          <table:table-cell office:value-type="float" office:value="0.541891891891892" calcext:value-type="float">
            <text:p>0.5418918919</text:p>
          </table:table-cell>
          <table:table-cell office:value-type="float" office:value="0.562612612612613" calcext:value-type="float">
            <text:p>0.5626126126</text:p>
          </table:table-cell>
          <table:table-cell office:value-type="float" office:value="0.592792792792793" calcext:value-type="float">
            <text:p>0.5927927928</text:p>
          </table:table-cell>
          <table:table-cell office:value-type="float" office:value="0.615765765765766" calcext:value-type="float">
            <text:p>0.6157657658</text:p>
          </table:table-cell>
          <table:table-cell office:value-type="float" office:value="0.643243243243243" calcext:value-type="float">
            <text:p>0.6432432432</text:p>
          </table:table-cell>
          <table:table-cell office:value-type="float" office:value="0.660810810810811" calcext:value-type="float">
            <text:p>0.6608108108</text:p>
          </table:table-cell>
          <table:table-cell office:value-type="float" office:value="0.683333333333333" calcext:value-type="float">
            <text:p>0.6833333333</text:p>
          </table:table-cell>
          <table:table-cell office:value-type="float" office:value="0.704504504504505" calcext:value-type="float">
            <text:p>0.7045045045</text:p>
          </table:table-cell>
          <table:table-cell office:value-type="float" office:value="0.713513513513514" calcext:value-type="float">
            <text:p>0.7135135135</text:p>
          </table:table-cell>
          <table:table-cell office:value-type="float" office:value="0.727477477477478" calcext:value-type="float">
            <text:p>0.7274774775</text:p>
          </table:table-cell>
          <table:table-cell office:value-type="float" office:value="0.737837837837838" calcext:value-type="float">
            <text:p>0.7378378378</text:p>
          </table:table-cell>
          <table:table-cell office:value-type="float" office:value="0.753153153153153" calcext:value-type="float">
            <text:p>0.7531531532</text:p>
          </table:table-cell>
          <table:table-cell office:value-type="float" office:value="0.76036036036036" calcext:value-type="float">
            <text:p>0.7603603604</text:p>
          </table:table-cell>
          <table:table-cell table:number-columns-repeated="34" office:value-type="float" office:value="0.783333333333333" calcext:value-type="float">
            <text:p>0.7833333333</text:p>
          </table:table-cell>
          <table:table-cell office:value-type="float" office:value="0.513513513513513" calcext:value-type="float">
            <text:p>0.5135135135</text:p>
          </table:table-cell>
          <table:table-cell office:value-type="float" office:value="0.540540540540541" calcext:value-type="float">
            <text:p>0.5405405405</text:p>
          </table:table-cell>
          <table:table-cell office:value-type="float" office:value="0.594594594594595" calcext:value-type="float">
            <text:p>0.5945945946</text:p>
          </table:table-cell>
          <table:table-cell office:value-type="float" office:value="0.648648648648649" calcext:value-type="float">
            <text:p>0.6486486486</text:p>
          </table:table-cell>
          <table:table-cell office:value-type="float" office:value="0.675675675675676" calcext:value-type="float">
            <text:p>0.6756756757</text:p>
          </table:table-cell>
          <table:table-cell office:value-type="float" office:value="0.72972972972973" calcext:value-type="float">
            <text:p>0.7297297297</text:p>
          </table:table-cell>
          <table:table-cell office:value-type="float" office:value="0.783783783783784" calcext:value-type="float">
            <text:p>0.7837837838</text:p>
          </table:table-cell>
          <table:table-cell office:value-type="float" office:value="0.810810810810811" calcext:value-type="float">
            <text:p>0.8108108108</text:p>
          </table:table-cell>
          <table:table-cell table:number-columns-repeated="3" office:value-type="float" office:value="0.837837837837838" calcext:value-type="float">
            <text:p>0.8378378378</text:p>
          </table:table-cell>
          <table:table-cell office:value-type="float" office:value="0.864864864864865" calcext:value-type="float">
            <text:p>0.8648648649</text:p>
          </table:table-cell>
          <table:table-cell office:value-type="float" office:value="0.891891891891892" calcext:value-type="float">
            <text:p>0.8918918919</text:p>
          </table:table-cell>
          <table:table-cell office:value-type="float" office:value="0.918918918918919" calcext:value-type="float">
            <text:p>0.9189189189</text:p>
          </table:table-cell>
          <table:table-cell table:number-columns-repeated="2" office:value-type="float" office:value="0.945945945945946" calcext:value-type="float">
            <text:p>0.9459459459</text:p>
          </table:table-cell>
          <table:table-cell office:value-type="float" office:value="0.972972972972973" calcext:value-type="float">
            <text:p>0.972972973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6])" office:value-type="float" office:value="0.522849321980518" calcext:value-type="float">
            <text:p>0.522849322</text:p>
          </table:table-cell>
          <table:table-cell table:formula="of:=AVERAGE([.C2:.C16])" office:value-type="float" office:value="0.532609697058633" calcext:value-type="float">
            <text:p>0.5326096971</text:p>
          </table:table-cell>
          <table:table-cell table:formula="of:=AVERAGE([.D2:.D16])" office:value-type="float" office:value="0.551300105964978" calcext:value-type="float">
            <text:p>0.551300106</text:p>
          </table:table-cell>
          <table:table-cell table:formula="of:=AVERAGE([.E2:.E16])" office:value-type="float" office:value="0.566511037780791" calcext:value-type="float">
            <text:p>0.5665110378</text:p>
          </table:table-cell>
          <table:table-cell table:formula="of:=AVERAGE([.F2:.F16])" office:value-type="float" office:value="0.582933054515825" calcext:value-type="float">
            <text:p>0.5829330545</text:p>
          </table:table-cell>
          <table:table-cell table:formula="of:=AVERAGE([.G2:.G16])" office:value-type="float" office:value="0.598557795504132" calcext:value-type="float">
            <text:p>0.5985577955</text:p>
          </table:table-cell>
          <table:table-cell table:formula="of:=AVERAGE([.H2:.H16])" office:value-type="float" office:value="0.617109978751858" calcext:value-type="float">
            <text:p>0.6171099788</text:p>
          </table:table-cell>
          <table:table-cell table:formula="of:=AVERAGE([.I2:.I16])" office:value-type="float" office:value="0.632025377801936" calcext:value-type="float">
            <text:p>0.6320253778</text:p>
          </table:table-cell>
          <table:table-cell table:formula="of:=AVERAGE([.J2:.J16])" office:value-type="float" office:value="0.652473456897015" calcext:value-type="float">
            <text:p>0.6524734569</text:p>
          </table:table-cell>
          <table:table-cell table:formula="of:=AVERAGE([.K2:.K16])" office:value-type="float" office:value="0.664338514523092" calcext:value-type="float">
            <text:p>0.6643385145</text:p>
          </table:table-cell>
          <table:table-cell table:formula="of:=AVERAGE([.L2:.L16])" office:value-type="float" office:value="0.680520215973435" calcext:value-type="float">
            <text:p>0.680520216</text:p>
          </table:table-cell>
          <table:table-cell table:formula="of:=AVERAGE([.M2:.M16])" office:value-type="float" office:value="0.698384850911531" calcext:value-type="float">
            <text:p>0.6983848509</text:p>
          </table:table-cell>
          <table:table-cell table:formula="of:=AVERAGE([.N2:.N16])" office:value-type="float" office:value="0.710056895789634" calcext:value-type="float">
            <text:p>0.7100568958</text:p>
          </table:table-cell>
          <table:table-cell table:formula="of:=AVERAGE([.O2:.O16])" office:value-type="float" office:value="0.724191519889999" calcext:value-type="float">
            <text:p>0.7241915199</text:p>
          </table:table-cell>
          <table:table-cell table:formula="of:=AVERAGE([.P2:.P16])" office:value-type="float" office:value="0.73871687108915" calcext:value-type="float">
            <text:p>0.7387168711</text:p>
          </table:table-cell>
          <table:table-cell table:formula="of:=AVERAGE([.Q2:.Q16])" office:value-type="float" office:value="0.754068849972376" calcext:value-type="float">
            <text:p>0.75406885</text:p>
          </table:table-cell>
          <table:table-cell table:formula="of:=AVERAGE([.R2:.R16])" office:value-type="float" office:value="0.763782652519675" calcext:value-type="float">
            <text:p>0.7637826525</text:p>
          </table:table-cell>
          <table:table-cell table:formula="of:=AVERAGE([.S2:.S16])" office:value-type="float" office:value="0.767482723100975" calcext:value-type="float">
            <text:p>0.7674827231</text:p>
          </table:table-cell>
          <table:table-cell table:formula="of:=AVERAGE([.T2:.T16])" office:value-type="float" office:value="0.773908134806501" calcext:value-type="float">
            <text:p>0.7739081348</text:p>
          </table:table-cell>
          <table:table-cell table:formula="of:=AVERAGE([.U2:.U16])" office:value-type="float" office:value="0.784759306463059" calcext:value-type="float">
            <text:p>0.7847593065</text:p>
          </table:table-cell>
          <table:table-cell table:formula="of:=AVERAGE([.V2:.V16])" office:value-type="float" office:value="0.784789331842678" calcext:value-type="float">
            <text:p>0.7847893318</text:p>
          </table:table-cell>
          <table:table-cell table:formula="of:=AVERAGE([.W2:.W16])" office:value-type="float" office:value="0.787759205506429" calcext:value-type="float">
            <text:p>0.7877592055</text:p>
          </table:table-cell>
          <table:table-cell table:formula="of:=AVERAGE([.X2:.X16])" office:value-type="float" office:value="0.790145160946807" calcext:value-type="float">
            <text:p>0.7901451609</text:p>
          </table:table-cell>
          <table:table-cell table:formula="of:=AVERAGE([.Y2:.Y16])" office:value-type="float" office:value="0.794152935485193" calcext:value-type="float">
            <text:p>0.7941529355</text:p>
          </table:table-cell>
          <table:table-cell table:formula="of:=AVERAGE([.Z2:.Z16])" office:value-type="float" office:value="0.797074326263727" calcext:value-type="float">
            <text:p>0.7970743263</text:p>
          </table:table-cell>
          <table:table-cell table:formula="of:=AVERAGE([.AA2:.AA16])" office:value-type="float" office:value="0.799636324608038" calcext:value-type="float">
            <text:p>0.7996363246</text:p>
          </table:table-cell>
          <table:table-cell table:formula="of:=AVERAGE([.AB2:.AB16])" office:value-type="float" office:value="0.799636324608038" calcext:value-type="float">
            <text:p>0.7996363246</text:p>
          </table:table-cell>
          <table:table-cell table:formula="of:=AVERAGE([.AC2:.AC16])" office:value-type="float" office:value="0.799636324608038" calcext:value-type="float">
            <text:p>0.7996363246</text:p>
          </table:table-cell>
          <table:table-cell table:formula="of:=AVERAGE([.AD2:.AD16])" office:value-type="float" office:value="0.799636324608038" calcext:value-type="float">
            <text:p>0.7996363246</text:p>
          </table:table-cell>
          <table:table-cell table:formula="of:=AVERAGE([.AE2:.AE16])" office:value-type="float" office:value="0.799500522138903" calcext:value-type="float">
            <text:p>0.7995005221</text:p>
          </table:table-cell>
          <table:table-cell table:formula="of:=AVERAGE([.AF2:.AF16])" office:value-type="float" office:value="0.800659252297633" calcext:value-type="float">
            <text:p>0.8006592523</text:p>
          </table:table-cell>
          <table:table-cell table:formula="of:=AVERAGE([.AG2:.AG16])" office:value-type="float" office:value="0.802872656177703" calcext:value-type="float">
            <text:p>0.8028726562</text:p>
          </table:table-cell>
          <table:table-cell table:formula="of:=AVERAGE([.AH2:.AH16])" office:value-type="float" office:value="0.804377065348779" calcext:value-type="float">
            <text:p>0.8043770653</text:p>
          </table:table-cell>
          <table:table-cell table:formula="of:=AVERAGE([.AI2:.AI16])" office:value-type="float" office:value="0.804377065348779" calcext:value-type="float">
            <text:p>0.8043770653</text:p>
          </table:table-cell>
          <table:table-cell table:formula="of:=AVERAGE([.AJ2:.AJ16])" office:value-type="float" office:value="0.804377065348779" calcext:value-type="float">
            <text:p>0.8043770653</text:p>
          </table:table-cell>
          <table:table-cell table:formula="of:=AVERAGE([.AK2:.AK16])" office:value-type="float" office:value="0.804377065348779" calcext:value-type="float">
            <text:p>0.8043770653</text:p>
          </table:table-cell>
          <table:table-cell table:formula="of:=AVERAGE([.AL2:.AL16])" office:value-type="float" office:value="0.804377065348779" calcext:value-type="float">
            <text:p>0.8043770653</text:p>
          </table:table-cell>
          <table:table-cell table:formula="of:=AVERAGE([.AM2:.AM16])" office:value-type="float" office:value="0.804377065348779" calcext:value-type="float">
            <text:p>0.8043770653</text:p>
          </table:table-cell>
          <table:table-cell table:formula="of:=AVERAGE([.AN2:.AN16])" office:value-type="float" office:value="0.804377065348779" calcext:value-type="float">
            <text:p>0.8043770653</text:p>
          </table:table-cell>
          <table:table-cell table:formula="of:=AVERAGE([.AO2:.AO16])" office:value-type="float" office:value="0.804377065348779" calcext:value-type="float">
            <text:p>0.8043770653</text:p>
          </table:table-cell>
          <table:table-cell table:formula="of:=AVERAGE([.AP2:.AP16])" office:value-type="float" office:value="0.804377065348779" calcext:value-type="float">
            <text:p>0.8043770653</text:p>
          </table:table-cell>
          <table:table-cell table:formula="of:=AVERAGE([.AQ2:.AQ16])" office:value-type="float" office:value="0.804377065348779" calcext:value-type="float">
            <text:p>0.8043770653</text:p>
          </table:table-cell>
          <table:table-cell table:formula="of:=AVERAGE([.AR2:.AR16])" office:value-type="float" office:value="0.804377065348779" calcext:value-type="float">
            <text:p>0.8043770653</text:p>
          </table:table-cell>
          <table:table-cell table:formula="of:=AVERAGE([.AS2:.AS16])" office:value-type="float" office:value="0.804377065348779" calcext:value-type="float">
            <text:p>0.8043770653</text:p>
          </table:table-cell>
          <table:table-cell table:formula="of:=AVERAGE([.AT2:.AT16])" office:value-type="float" office:value="0.804377065348779" calcext:value-type="float">
            <text:p>0.8043770653</text:p>
          </table:table-cell>
          <table:table-cell table:formula="of:=AVERAGE([.AU2:.AU16])" office:value-type="float" office:value="0.804377065348779" calcext:value-type="float">
            <text:p>0.8043770653</text:p>
          </table:table-cell>
          <table:table-cell table:formula="of:=AVERAGE([.AV2:.AV16])" office:value-type="float" office:value="0.804377065348779" calcext:value-type="float">
            <text:p>0.8043770653</text:p>
          </table:table-cell>
          <table:table-cell table:formula="of:=AVERAGE([.AW2:.AW16])" office:value-type="float" office:value="0.804377065348779" calcext:value-type="float">
            <text:p>0.8043770653</text:p>
          </table:table-cell>
          <table:table-cell table:formula="of:=AVERAGE([.AX2:.AX16])" office:value-type="float" office:value="0.804377065348779" calcext:value-type="float">
            <text:p>0.8043770653</text:p>
          </table:table-cell>
          <table:table-cell table:formula="of:=AVERAGE([.AY2:.AY16])" office:value-type="float" office:value="0.804377065348779" calcext:value-type="float">
            <text:p>0.8043770653</text:p>
          </table:table-cell>
          <table:table-cell table:formula="of:=AVERAGE([.AZ2:.AZ16])" office:value-type="float" office:value="0.804377065348779" calcext:value-type="float">
            <text:p>0.8043770653</text:p>
          </table:table-cell>
          <table:table-cell table:formula="of:=AVERAGE([.BA2:.BA16])" office:value-type="float" office:value="0.589078088574745" calcext:value-type="float">
            <text:p>0.5890780886</text:p>
          </table:table-cell>
          <table:table-cell table:formula="of:=AVERAGE([.BB2:.BB16])" office:value-type="float" office:value="0.621853788081657" calcext:value-type="float">
            <text:p>0.6218537881</text:p>
          </table:table-cell>
          <table:table-cell table:formula="of:=AVERAGE([.BC2:.BC16])" office:value-type="float" office:value="0.648884136015636" calcext:value-type="float">
            <text:p>0.648884136</text:p>
          </table:table-cell>
          <table:table-cell table:formula="of:=AVERAGE([.BD2:.BD16])" office:value-type="float" office:value="0.682160999528664" calcext:value-type="float">
            <text:p>0.6821609995</text:p>
          </table:table-cell>
          <table:table-cell table:formula="of:=AVERAGE([.BE2:.BE16])" office:value-type="float" office:value="0.715995495044539" calcext:value-type="float">
            <text:p>0.715995495</text:p>
          </table:table-cell>
          <table:table-cell table:formula="of:=AVERAGE([.BF2:.BF16])" office:value-type="float" office:value="0.742988067063191" calcext:value-type="float">
            <text:p>0.7429880671</text:p>
          </table:table-cell>
          <table:table-cell table:formula="of:=AVERAGE([.BG2:.BG16])" office:value-type="float" office:value="0.768894460570853" calcext:value-type="float">
            <text:p>0.7688944606</text:p>
          </table:table-cell>
          <table:table-cell table:formula="of:=AVERAGE([.BH2:.BH16])" office:value-type="float" office:value="0.787129423713072" calcext:value-type="float">
            <text:p>0.7871294237</text:p>
          </table:table-cell>
          <table:table-cell table:formula="of:=AVERAGE([.BI2:.BI16])" office:value-type="float" office:value="0.809623242454775" calcext:value-type="float">
            <text:p>0.8096232425</text:p>
          </table:table-cell>
          <table:table-cell table:formula="of:=AVERAGE([.BJ2:.BJ16])" office:value-type="float" office:value="0.824594808821285" calcext:value-type="float">
            <text:p>0.8245948088</text:p>
          </table:table-cell>
          <table:table-cell table:formula="of:=AVERAGE([.BK2:.BK16])" office:value-type="float" office:value="0.842621930743351" calcext:value-type="float">
            <text:p>0.8426219307</text:p>
          </table:table-cell>
          <table:table-cell table:formula="of:=AVERAGE([.BL2:.BL16])" office:value-type="float" office:value="0.861705025331811" calcext:value-type="float">
            <text:p>0.8617050253</text:p>
          </table:table-cell>
          <table:table-cell table:formula="of:=AVERAGE([.BM2:.BM16])" office:value-type="float" office:value="0.883965749617866" calcext:value-type="float">
            <text:p>0.8839657496</text:p>
          </table:table-cell>
          <table:table-cell table:formula="of:=AVERAGE([.BN2:.BN16])" office:value-type="float" office:value="0.898316467082764" calcext:value-type="float">
            <text:p>0.8983164671</text:p>
          </table:table-cell>
          <table:table-cell table:formula="of:=AVERAGE([.BO2:.BO16])" office:value-type="float" office:value="0.90765509391268" calcext:value-type="float">
            <text:p>0.9076550939</text:p>
          </table:table-cell>
          <table:table-cell table:formula="of:=AVERAGE([.BP2:.BP16])" office:value-type="float" office:value="0.921633548871169" calcext:value-type="float">
            <text:p>0.9216335489</text:p>
          </table:table-cell>
          <table:table-cell table:formula="of:=AVERAGE([.BQ2:.BQ16])" office:value-type="float" office:value="0.934068292700857" calcext:value-type="float">
            <text:p>0.9340682927</text:p>
          </table:table-cell>
          <table:table-cell table:formula="of:=AVERAGE([.BR2:.BR16])" office:value-type="float" office:value="0.944877020270382" calcext:value-type="float">
            <text:p>0.9448770203</text:p>
          </table:table-cell>
          <table:table-cell table:formula="of:=AVERAGE([.BS2:.BS16])" office:value-type="float" office:value="0.954897806362596" calcext:value-type="float">
            <text:p>0.9548978064</text:p>
          </table:table-cell>
          <table:table-cell table:formula="of:=AVERAGE([.BT2:.BT16])" office:value-type="float" office:value="0.956564473029263" calcext:value-type="float">
            <text:p>0.956564473</text:p>
          </table:table-cell>
          <table:table-cell table:formula="of:=AVERAGE([.BU2:.BU16])" office:value-type="float" office:value="0.961153452252389" calcext:value-type="float">
            <text:p>0.9611534523</text:p>
          </table:table-cell>
          <table:table-cell table:formula="of:=AVERAGE([.BV2:.BV16])" office:value-type="float" office:value="0.961032514988594" calcext:value-type="float">
            <text:p>0.961032515</text:p>
          </table:table-cell>
          <table:table-cell table:formula="of:=AVERAGE([.BW2:.BW16])" office:value-type="float" office:value="0.963874540687763" calcext:value-type="float">
            <text:p>0.9638745407</text:p>
          </table:table-cell>
          <table:table-cell table:formula="of:=AVERAGE([.BX2:.BX16])" office:value-type="float" office:value="0.966716566386931" calcext:value-type="float">
            <text:p>0.9667165664</text:p>
          </table:table-cell>
          <table:table-cell table:formula="of:=AVERAGE([.BY2:.BY16])" office:value-type="float" office:value="0.966716566386931" calcext:value-type="float">
            <text:p>0.9667165664</text:p>
          </table:table-cell>
          <table:table-cell table:formula="of:=AVERAGE([.BZ2:.BZ16])" office:value-type="float" office:value="0.969679529349894" calcext:value-type="float">
            <text:p>0.9696795293</text:p>
          </table:table-cell>
          <table:table-cell table:formula="of:=AVERAGE([.CA2:.CA16])" office:value-type="float" office:value="0.969679529349894" calcext:value-type="float">
            <text:p>0.9696795293</text:p>
          </table:table-cell>
          <table:table-cell table:formula="of:=AVERAGE([.CB2:.CB16])" office:value-type="float" office:value="0.969679529349894" calcext:value-type="float">
            <text:p>0.9696795293</text:p>
          </table:table-cell>
          <table:table-cell table:formula="of:=AVERAGE([.CC2:.CC16])" office:value-type="float" office:value="0.969679529349894" calcext:value-type="float">
            <text:p>0.9696795293</text:p>
          </table:table-cell>
          <table:table-cell table:formula="of:=AVERAGE([.CD2:.CD16])" office:value-type="float" office:value="0.971161010831376" calcext:value-type="float">
            <text:p>0.9711610108</text:p>
          </table:table-cell>
          <table:table-cell table:formula="of:=AVERAGE([.CE2:.CE16])" office:value-type="float" office:value="0.971161010831376" calcext:value-type="float">
            <text:p>0.9711610108</text:p>
          </table:table-cell>
          <table:table-cell table:formula="of:=AVERAGE([.CF2:.CF16])" office:value-type="float" office:value="0.974123973794339" calcext:value-type="float">
            <text:p>0.9741239738</text:p>
          </table:table-cell>
          <table:table-cell table:formula="of:=AVERAGE([.CG2:.CG16])" office:value-type="float" office:value="0.974123973794339" calcext:value-type="float">
            <text:p>0.9741239738</text:p>
          </table:table-cell>
          <table:table-cell table:formula="of:=AVERAGE([.CH2:.CH16])" office:value-type="float" office:value="0.974123973794339" calcext:value-type="float">
            <text:p>0.9741239738</text:p>
          </table:table-cell>
          <table:table-cell table:formula="of:=AVERAGE([.CI2:.CI16])" office:value-type="float" office:value="0.974123973794339" calcext:value-type="float">
            <text:p>0.9741239738</text:p>
          </table:table-cell>
          <table:table-cell table:formula="of:=AVERAGE([.CJ2:.CJ16])" office:value-type="float" office:value="0.974123973794339" calcext:value-type="float">
            <text:p>0.9741239738</text:p>
          </table:table-cell>
          <table:table-cell table:formula="of:=AVERAGE([.CK2:.CK16])" office:value-type="float" office:value="0.974123973794339" calcext:value-type="float">
            <text:p>0.9741239738</text:p>
          </table:table-cell>
          <table:table-cell table:formula="of:=AVERAGE([.CL2:.CL16])" office:value-type="float" office:value="0.974123973794339" calcext:value-type="float">
            <text:p>0.9741239738</text:p>
          </table:table-cell>
          <table:table-cell table:formula="of:=AVERAGE([.CM2:.CM16])" office:value-type="float" office:value="0.974123973794339" calcext:value-type="float">
            <text:p>0.9741239738</text:p>
          </table:table-cell>
          <table:table-cell table:formula="of:=AVERAGE([.CN2:.CN16])" office:value-type="float" office:value="0.974123973794339" calcext:value-type="float">
            <text:p>0.9741239738</text:p>
          </table:table-cell>
          <table:table-cell table:formula="of:=AVERAGE([.CO2:.CO16])" office:value-type="float" office:value="0.974123973794339" calcext:value-type="float">
            <text:p>0.9741239738</text:p>
          </table:table-cell>
          <table:table-cell table:formula="of:=AVERAGE([.CP2:.CP16])" office:value-type="float" office:value="0.974123973794339" calcext:value-type="float">
            <text:p>0.9741239738</text:p>
          </table:table-cell>
          <table:table-cell table:formula="of:=AVERAGE([.CQ2:.CQ16])" office:value-type="float" office:value="0.974123973794339" calcext:value-type="float">
            <text:p>0.9741239738</text:p>
          </table:table-cell>
          <table:table-cell table:formula="of:=AVERAGE([.CR2:.CR16])" office:value-type="float" office:value="0.974123973794339" calcext:value-type="float">
            <text:p>0.9741239738</text:p>
          </table:table-cell>
          <table:table-cell table:formula="of:=AVERAGE([.CS2:.CS16])" office:value-type="float" office:value="0.974123973794339" calcext:value-type="float">
            <text:p>0.9741239738</text:p>
          </table:table-cell>
          <table:table-cell table:formula="of:=AVERAGE([.CT2:.CT16])" office:value-type="float" office:value="0.974123973794339" calcext:value-type="float">
            <text:p>0.9741239738</text:p>
          </table:table-cell>
          <table:table-cell table:formula="of:=AVERAGE([.CU2:.CU16])" office:value-type="float" office:value="0.974123973794339" calcext:value-type="float">
            <text:p>0.9741239738</text:p>
          </table:table-cell>
          <table:table-cell table:formula="of:=AVERAGE([.CV2:.CV16])" office:value-type="float" office:value="0.974123973794339" calcext:value-type="float">
            <text:p>0.9741239738</text:p>
          </table:table-cell>
          <table:table-cell table:formula="of:=AVERAGE([.CW2:.CW16])" office:value-type="float" office:value="0.974123973794339" calcext:value-type="float">
            <text:p>0.9741239738</text:p>
          </table:table-cell>
          <table:table-cell table:formula="of:=AVERAGE([.CX2:.CX16])" office:value-type="float" office:value="0.974123973794339" calcext:value-type="float">
            <text:p>0.9741239738</text:p>
          </table:table-cell>
          <table:table-cell table:formula="of:=AVERAGE([.CY2:.CY16])" office:value-type="float" office:value="0.974123973794339" calcext:value-type="float">
            <text:p>0.9741239738</text:p>
          </table:table-cell>
        </table:table-row>
      </table:table>
      <table:table table:name="nearest_3_7" table:style-name="ta1">
        <table:table-column table:style-name="co5" table:default-cell-style-name="Default"/>
        <table:table-column table:style-name="co6" table:number-columns-repeated="102" table:default-cell-style-name="Default"/>
        <table:table-row table:style-name="ro1">
          <table:table-cell office:value-type="string" calcext:value-type="string">
            <text:p>trial_number</text:p>
          </table:table-cell>
          <table:table-cell office:value-type="string" calcext:value-type="string">
            <text:p>sim_iter_0</text:p>
          </table:table-cell>
          <table:table-cell office:value-type="string" calcext:value-type="string">
            <text:p>sim_iter_1</text:p>
          </table:table-cell>
          <table:table-cell office:value-type="string" calcext:value-type="string">
            <text:p>sim_iter_2</text:p>
          </table:table-cell>
          <table:table-cell office:value-type="string" calcext:value-type="string">
            <text:p>sim_iter_3</text:p>
          </table:table-cell>
          <table:table-cell office:value-type="string" calcext:value-type="string">
            <text:p>sim_iter_4</text:p>
          </table:table-cell>
          <table:table-cell office:value-type="string" calcext:value-type="string">
            <text:p>sim_iter_5</text:p>
          </table:table-cell>
          <table:table-cell office:value-type="string" calcext:value-type="string">
            <text:p>sim_iter_6</text:p>
          </table:table-cell>
          <table:table-cell office:value-type="string" calcext:value-type="string">
            <text:p>sim_iter_7</text:p>
          </table:table-cell>
          <table:table-cell office:value-type="string" calcext:value-type="string">
            <text:p>sim_iter_8</text:p>
          </table:table-cell>
          <table:table-cell office:value-type="string" calcext:value-type="string">
            <text:p>sim_iter_9</text:p>
          </table:table-cell>
          <table:table-cell office:value-type="string" calcext:value-type="string">
            <text:p>sim_iter_10</text:p>
          </table:table-cell>
          <table:table-cell office:value-type="string" calcext:value-type="string">
            <text:p>sim_iter_11</text:p>
          </table:table-cell>
          <table:table-cell office:value-type="string" calcext:value-type="string">
            <text:p>sim_iter_12</text:p>
          </table:table-cell>
          <table:table-cell office:value-type="string" calcext:value-type="string">
            <text:p>sim_iter_13</text:p>
          </table:table-cell>
          <table:table-cell office:value-type="string" calcext:value-type="string">
            <text:p>sim_iter_14</text:p>
          </table:table-cell>
          <table:table-cell office:value-type="string" calcext:value-type="string">
            <text:p>sim_iter_15</text:p>
          </table:table-cell>
          <table:table-cell office:value-type="string" calcext:value-type="string">
            <text:p>sim_iter_16</text:p>
          </table:table-cell>
          <table:table-cell office:value-type="string" calcext:value-type="string">
            <text:p>sim_iter_17</text:p>
          </table:table-cell>
          <table:table-cell office:value-type="string" calcext:value-type="string">
            <text:p>sim_iter_18</text:p>
          </table:table-cell>
          <table:table-cell office:value-type="string" calcext:value-type="string">
            <text:p>sim_iter_19</text:p>
          </table:table-cell>
          <table:table-cell office:value-type="string" calcext:value-type="string">
            <text:p>sim_iter_20</text:p>
          </table:table-cell>
          <table:table-cell office:value-type="string" calcext:value-type="string">
            <text:p>sim_iter_21</text:p>
          </table:table-cell>
          <table:table-cell office:value-type="string" calcext:value-type="string">
            <text:p>sim_iter_22</text:p>
          </table:table-cell>
          <table:table-cell office:value-type="string" calcext:value-type="string">
            <text:p>sim_iter_23</text:p>
          </table:table-cell>
          <table:table-cell office:value-type="string" calcext:value-type="string">
            <text:p>sim_iter_24</text:p>
          </table:table-cell>
          <table:table-cell office:value-type="string" calcext:value-type="string">
            <text:p>sim_iter_25</text:p>
          </table:table-cell>
          <table:table-cell office:value-type="string" calcext:value-type="string">
            <text:p>sim_iter_26</text:p>
          </table:table-cell>
          <table:table-cell office:value-type="string" calcext:value-type="string">
            <text:p>sim_iter_27</text:p>
          </table:table-cell>
          <table:table-cell office:value-type="string" calcext:value-type="string">
            <text:p>sim_iter_28</text:p>
          </table:table-cell>
          <table:table-cell office:value-type="string" calcext:value-type="string">
            <text:p>sim_iter_29</text:p>
          </table:table-cell>
          <table:table-cell office:value-type="string" calcext:value-type="string">
            <text:p>sim_iter_30</text:p>
          </table:table-cell>
          <table:table-cell office:value-type="string" calcext:value-type="string">
            <text:p>sim_iter_31</text:p>
          </table:table-cell>
          <table:table-cell office:value-type="string" calcext:value-type="string">
            <text:p>sim_iter_32</text:p>
          </table:table-cell>
          <table:table-cell office:value-type="string" calcext:value-type="string">
            <text:p>sim_iter_33</text:p>
          </table:table-cell>
          <table:table-cell office:value-type="string" calcext:value-type="string">
            <text:p>sim_iter_34</text:p>
          </table:table-cell>
          <table:table-cell office:value-type="string" calcext:value-type="string">
            <text:p>sim_iter_35</text:p>
          </table:table-cell>
          <table:table-cell office:value-type="string" calcext:value-type="string">
            <text:p>sim_iter_36</text:p>
          </table:table-cell>
          <table:table-cell office:value-type="string" calcext:value-type="string">
            <text:p>sim_iter_37</text:p>
          </table:table-cell>
          <table:table-cell office:value-type="string" calcext:value-type="string">
            <text:p>sim_iter_38</text:p>
          </table:table-cell>
          <table:table-cell office:value-type="string" calcext:value-type="string">
            <text:p>sim_iter_39</text:p>
          </table:table-cell>
          <table:table-cell office:value-type="string" calcext:value-type="string">
            <text:p>sim_iter_40</text:p>
          </table:table-cell>
          <table:table-cell office:value-type="string" calcext:value-type="string">
            <text:p>sim_iter_41</text:p>
          </table:table-cell>
          <table:table-cell office:value-type="string" calcext:value-type="string">
            <text:p>sim_iter_42</text:p>
          </table:table-cell>
          <table:table-cell office:value-type="string" calcext:value-type="string">
            <text:p>sim_iter_43</text:p>
          </table:table-cell>
          <table:table-cell office:value-type="string" calcext:value-type="string">
            <text:p>sim_iter_44</text:p>
          </table:table-cell>
          <table:table-cell office:value-type="string" calcext:value-type="string">
            <text:p>sim_iter_45</text:p>
          </table:table-cell>
          <table:table-cell office:value-type="string" calcext:value-type="string">
            <text:p>sim_iter_46</text:p>
          </table:table-cell>
          <table:table-cell office:value-type="string" calcext:value-type="string">
            <text:p>sim_iter_47</text:p>
          </table:table-cell>
          <table:table-cell office:value-type="string" calcext:value-type="string">
            <text:p>sim_iter_48</text:p>
          </table:table-cell>
          <table:table-cell office:value-type="string" calcext:value-type="string">
            <text:p>sim_iter_49</text:p>
          </table:table-cell>
          <table:table-cell office:value-type="string" calcext:value-type="string">
            <text:p>sim_iter_50</text:p>
          </table:table-cell>
          <table:table-cell office:value-type="string" calcext:value-type="string">
            <text:p>hap_iter_0</text:p>
          </table:table-cell>
          <table:table-cell office:value-type="string" calcext:value-type="string">
            <text:p>hap_iter_1</text:p>
          </table:table-cell>
          <table:table-cell office:value-type="string" calcext:value-type="string">
            <text:p>hap_iter_2</text:p>
          </table:table-cell>
          <table:table-cell office:value-type="string" calcext:value-type="string">
            <text:p>hap_iter_3</text:p>
          </table:table-cell>
          <table:table-cell office:value-type="string" calcext:value-type="string">
            <text:p>hap_iter_4</text:p>
          </table:table-cell>
          <table:table-cell office:value-type="string" calcext:value-type="string">
            <text:p>hap_iter_5</text:p>
          </table:table-cell>
          <table:table-cell office:value-type="string" calcext:value-type="string">
            <text:p>hap_iter_6</text:p>
          </table:table-cell>
          <table:table-cell office:value-type="string" calcext:value-type="string">
            <text:p>hap_iter_7</text:p>
          </table:table-cell>
          <table:table-cell office:value-type="string" calcext:value-type="string">
            <text:p>hap_iter_8</text:p>
          </table:table-cell>
          <table:table-cell office:value-type="string" calcext:value-type="string">
            <text:p>hap_iter_9</text:p>
          </table:table-cell>
          <table:table-cell office:value-type="string" calcext:value-type="string">
            <text:p>hap_iter_10</text:p>
          </table:table-cell>
          <table:table-cell office:value-type="string" calcext:value-type="string">
            <text:p>hap_iter_11</text:p>
          </table:table-cell>
          <table:table-cell office:value-type="string" calcext:value-type="string">
            <text:p>hap_iter_12</text:p>
          </table:table-cell>
          <table:table-cell office:value-type="string" calcext:value-type="string">
            <text:p>hap_iter_13</text:p>
          </table:table-cell>
          <table:table-cell office:value-type="string" calcext:value-type="string">
            <text:p>hap_iter_14</text:p>
          </table:table-cell>
          <table:table-cell office:value-type="string" calcext:value-type="string">
            <text:p>hap_iter_15</text:p>
          </table:table-cell>
          <table:table-cell office:value-type="string" calcext:value-type="string">
            <text:p>hap_iter_16</text:p>
          </table:table-cell>
          <table:table-cell office:value-type="string" calcext:value-type="string">
            <text:p>hap_iter_17</text:p>
          </table:table-cell>
          <table:table-cell office:value-type="string" calcext:value-type="string">
            <text:p>hap_iter_18</text:p>
          </table:table-cell>
          <table:table-cell office:value-type="string" calcext:value-type="string">
            <text:p>hap_iter_19</text:p>
          </table:table-cell>
          <table:table-cell office:value-type="string" calcext:value-type="string">
            <text:p>hap_iter_20</text:p>
          </table:table-cell>
          <table:table-cell office:value-type="string" calcext:value-type="string">
            <text:p>hap_iter_21</text:p>
          </table:table-cell>
          <table:table-cell office:value-type="string" calcext:value-type="string">
            <text:p>hap_iter_22</text:p>
          </table:table-cell>
          <table:table-cell office:value-type="string" calcext:value-type="string">
            <text:p>hap_iter_23</text:p>
          </table:table-cell>
          <table:table-cell office:value-type="string" calcext:value-type="string">
            <text:p>hap_iter_24</text:p>
          </table:table-cell>
          <table:table-cell office:value-type="string" calcext:value-type="string">
            <text:p>hap_iter_25</text:p>
          </table:table-cell>
          <table:table-cell office:value-type="string" calcext:value-type="string">
            <text:p>hap_iter_26</text:p>
          </table:table-cell>
          <table:table-cell office:value-type="string" calcext:value-type="string">
            <text:p>hap_iter_27</text:p>
          </table:table-cell>
          <table:table-cell office:value-type="string" calcext:value-type="string">
            <text:p>hap_iter_28</text:p>
          </table:table-cell>
          <table:table-cell office:value-type="string" calcext:value-type="string">
            <text:p>hap_iter_29</text:p>
          </table:table-cell>
          <table:table-cell office:value-type="string" calcext:value-type="string">
            <text:p>hap_iter_30</text:p>
          </table:table-cell>
          <table:table-cell office:value-type="string" calcext:value-type="string">
            <text:p>hap_iter_31</text:p>
          </table:table-cell>
          <table:table-cell office:value-type="string" calcext:value-type="string">
            <text:p>hap_iter_32</text:p>
          </table:table-cell>
          <table:table-cell office:value-type="string" calcext:value-type="string">
            <text:p>hap_iter_33</text:p>
          </table:table-cell>
          <table:table-cell office:value-type="string" calcext:value-type="string">
            <text:p>hap_iter_34</text:p>
          </table:table-cell>
          <table:table-cell office:value-type="string" calcext:value-type="string">
            <text:p>hap_iter_35</text:p>
          </table:table-cell>
          <table:table-cell office:value-type="string" calcext:value-type="string">
            <text:p>hap_iter_36</text:p>
          </table:table-cell>
          <table:table-cell office:value-type="string" calcext:value-type="string">
            <text:p>hap_iter_37</text:p>
          </table:table-cell>
          <table:table-cell office:value-type="string" calcext:value-type="string">
            <text:p>hap_iter_38</text:p>
          </table:table-cell>
          <table:table-cell office:value-type="string" calcext:value-type="string">
            <text:p>hap_iter_39</text:p>
          </table:table-cell>
          <table:table-cell office:value-type="string" calcext:value-type="string">
            <text:p>hap_iter_40</text:p>
          </table:table-cell>
          <table:table-cell office:value-type="string" calcext:value-type="string">
            <text:p>hap_iter_41</text:p>
          </table:table-cell>
          <table:table-cell office:value-type="string" calcext:value-type="string">
            <text:p>hap_iter_42</text:p>
          </table:table-cell>
          <table:table-cell office:value-type="string" calcext:value-type="string">
            <text:p>hap_iter_43</text:p>
          </table:table-cell>
          <table:table-cell office:value-type="string" calcext:value-type="string">
            <text:p>hap_iter_44</text:p>
          </table:table-cell>
          <table:table-cell office:value-type="string" calcext:value-type="string">
            <text:p>hap_iter_45</text:p>
          </table:table-cell>
          <table:table-cell office:value-type="string" calcext:value-type="string">
            <text:p>hap_iter_46</text:p>
          </table:table-cell>
          <table:table-cell office:value-type="string" calcext:value-type="string">
            <text:p>hap_iter_47</text:p>
          </table:table-cell>
          <table:table-cell office:value-type="string" calcext:value-type="string">
            <text:p>hap_iter_48</text:p>
          </table:table-cell>
          <table:table-cell office:value-type="string" calcext:value-type="string">
            <text:p>hap_iter_49</text:p>
          </table:table-cell>
          <table:table-cell office:value-type="string" calcext:value-type="string">
            <text:p>hap_iter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4924506387921" calcext:value-type="float">
            <text:p>0.5149245064</text:p>
          </table:table-cell>
          <table:table-cell office:value-type="float" office:value="0.534001161440186" calcext:value-type="float">
            <text:p>0.5340011614</text:p>
          </table:table-cell>
          <table:table-cell office:value-type="float" office:value="0.542595818815331" calcext:value-type="float">
            <text:p>0.5425958188</text:p>
          </table:table-cell>
          <table:table-cell office:value-type="float" office:value="0.577148664343786" calcext:value-type="float">
            <text:p>0.5771486643</text:p>
          </table:table-cell>
          <table:table-cell office:value-type="float" office:value="0.606416957026713" calcext:value-type="float">
            <text:p>0.606416957</text:p>
          </table:table-cell>
          <table:table-cell table:number-columns-repeated="3" office:value-type="float" office:value="0.618554006968641" calcext:value-type="float">
            <text:p>0.618554007</text:p>
          </table:table-cell>
          <table:table-cell office:value-type="float" office:value="0.640505226480836" calcext:value-type="float">
            <text:p>0.6405052265</text:p>
          </table:table-cell>
          <table:table-cell office:value-type="float" office:value="0.661004645760743" calcext:value-type="float">
            <text:p>0.6610046458</text:p>
          </table:table-cell>
          <table:table-cell table:number-columns-repeated="3" office:value-type="float" office:value="0.698867595818815" calcext:value-type="float">
            <text:p>0.6988675958</text:p>
          </table:table-cell>
          <table:table-cell office:value-type="float" office:value="0.715127758420441" calcext:value-type="float">
            <text:p>0.7151277584</text:p>
          </table:table-cell>
          <table:table-cell office:value-type="float" office:value="0.750667828106853" calcext:value-type="float">
            <text:p>0.7506678281</text:p>
          </table:table-cell>
          <table:table-cell office:value-type="float" office:value="0.770383275261324" calcext:value-type="float">
            <text:p>0.7703832753</text:p>
          </table:table-cell>
          <table:table-cell office:value-type="float" office:value="0.792857142857143" calcext:value-type="float">
            <text:p>0.7928571429</text:p>
          </table:table-cell>
          <table:table-cell office:value-type="float" office:value="0.790389082462253" calcext:value-type="float">
            <text:p>0.7903890825</text:p>
          </table:table-cell>
          <table:table-cell office:value-type="float" office:value="0.805429732868757" calcext:value-type="float">
            <text:p>0.8054297329</text:p>
          </table:table-cell>
          <table:table-cell office:value-type="float" office:value="0.819134727061556" calcext:value-type="float">
            <text:p>0.8191347271</text:p>
          </table:table-cell>
          <table:table-cell table:number-columns-repeated="3" office:value-type="float" office:value="0.837717770034843" calcext:value-type="float">
            <text:p>0.83771777</text:p>
          </table:table-cell>
          <table:table-cell office:value-type="float" office:value="0.866840882694541" calcext:value-type="float">
            <text:p>0.8668408827</text:p>
          </table:table-cell>
          <table:table-cell table:number-columns-repeated="27" office:value-type="float" office:value="0.875145180023229" calcext:value-type="float">
            <text:p>0.87514518</text:p>
          </table:table-cell>
          <table:table-cell office:value-type="float" office:value="0.536585365853659" calcext:value-type="float">
            <text:p>0.5365853659</text:p>
          </table:table-cell>
          <table:table-cell office:value-type="float" office:value="0.609756097560976" calcext:value-type="float">
            <text:p>0.6097560976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0.707317073170732" calcext:value-type="float">
            <text:p>0.7073170732</text:p>
          </table:table-cell>
          <table:table-cell office:value-type="float" office:value="0.731707317073171" calcext:value-type="float">
            <text:p>0.7317073171</text:p>
          </table:table-cell>
          <table:table-cell table:number-columns-repeated="3" office:value-type="float" office:value="0.75609756097561" calcext:value-type="float">
            <text:p>0.756097561</text:p>
          </table:table-cell>
          <table:table-cell office:value-type="float" office:value="0.780487804878049" calcext:value-type="float">
            <text:p>0.7804878049</text:p>
          </table:table-cell>
          <table:table-cell office:value-type="float" office:value="0.804878048780488" calcext:value-type="float">
            <text:p>0.8048780488</text:p>
          </table:table-cell>
          <table:table-cell table:number-columns-repeated="4" office:value-type="float" office:value="0.829268292682927" calcext:value-type="float">
            <text:p>0.8292682927</text:p>
          </table:table-cell>
          <table:table-cell table:number-columns-repeated="2" office:value-type="float" office:value="0.853658536585366" calcext:value-type="float">
            <text:p>0.8536585366</text:p>
          </table:table-cell>
          <table:table-cell table:number-columns-repeated="2" office:value-type="float" office:value="0.878048780487805" calcext:value-type="float">
            <text:p>0.8780487805</text:p>
          </table:table-cell>
          <table:table-cell table:number-columns-repeated="5" office:value-type="float" office:value="0.902439024390244" calcext:value-type="float">
            <text:p>0.9024390244</text:p>
          </table:table-cell>
          <table:table-cell office:value-type="float" office:value="0.926829268292683" calcext:value-type="float">
            <text:p>0.9268292683</text:p>
          </table:table-cell>
          <table:table-cell table:number-columns-repeated="27" office:value-type="float" office:value="0.951219512195122" calcext:value-type="float">
            <text:p>0.9512195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7545787545788" calcext:value-type="float">
            <text:p>0.4875457875</text:p>
          </table:table-cell>
          <table:table-cell office:value-type="float" office:value="0.525152625152625" calcext:value-type="float">
            <text:p>0.5251526252</text:p>
          </table:table-cell>
          <table:table-cell table:number-columns-repeated="3" office:value-type="float" office:value="0.5503663003663" calcext:value-type="float">
            <text:p>0.5503663004</text:p>
          </table:table-cell>
          <table:table-cell office:value-type="float" office:value="0.56959706959707" calcext:value-type="float">
            <text:p>0.5695970696</text:p>
          </table:table-cell>
          <table:table-cell table:number-columns-repeated="2" office:value-type="float" office:value="0.570451770451771" calcext:value-type="float">
            <text:p>0.5704517705</text:p>
          </table:table-cell>
          <table:table-cell table:number-columns-repeated="2" office:value-type="float" office:value="0.586630036630037" calcext:value-type="float">
            <text:p>0.5866300366</text:p>
          </table:table-cell>
          <table:table-cell table:number-columns-repeated="2" office:value-type="float" office:value="0.599450549450549" calcext:value-type="float">
            <text:p>0.5994505495</text:p>
          </table:table-cell>
          <table:table-cell office:value-type="float" office:value="0.614774114774115" calcext:value-type="float">
            <text:p>0.6147741148</text:p>
          </table:table-cell>
          <table:table-cell office:value-type="float" office:value="0.625457875457876" calcext:value-type="float">
            <text:p>0.6254578755</text:p>
          </table:table-cell>
          <table:table-cell office:value-type="float" office:value="0.6502442002442" calcext:value-type="float">
            <text:p>0.6502442002</text:p>
          </table:table-cell>
          <table:table-cell office:value-type="float" office:value="0.679365079365079" calcext:value-type="float">
            <text:p>0.6793650794</text:p>
          </table:table-cell>
          <table:table-cell table:number-columns-repeated="2" office:value-type="float" office:value="0.694383394383394" calcext:value-type="float">
            <text:p>0.6943833944</text:p>
          </table:table-cell>
          <table:table-cell table:number-columns-repeated="33" office:value-type="float" office:value="0.709340659340659" calcext:value-type="float">
            <text:p>0.7093406593</text:p>
          </table:table-cell>
          <table:table-cell office:value-type="float" office:value="0.538461538461538" calcext:value-type="float">
            <text:p>0.5384615385</text:p>
          </table:table-cell>
          <table:table-cell office:value-type="float" office:value="0.58974358974359" calcext:value-type="float">
            <text:p>0.5897435897</text:p>
          </table:table-cell>
          <table:table-cell table:number-columns-repeated="3" office:value-type="float" office:value="0.615384615384615" calcext:value-type="float">
            <text:p>0.6153846154</text:p>
          </table:table-cell>
          <table:table-cell office:value-type="float" office:value="0.641025641025641" calcext:value-type="float">
            <text:p>0.641025641</text:p>
          </table:table-cell>
          <table:table-cell table:number-columns-repeated="2" office:value-type="float" office:value="0.615384615384615" calcext:value-type="float">
            <text:p>0.6153846154</text:p>
          </table:table-cell>
          <table:table-cell table:number-columns-repeated="2" office:value-type="float" office:value="0.666666666666667" calcext:value-type="float">
            <text:p>0.6666666667</text:p>
          </table:table-cell>
          <table:table-cell table:number-columns-repeated="2" office:value-type="float" office:value="0.692307692307692" calcext:value-type="float">
            <text:p>0.6923076923</text:p>
          </table:table-cell>
          <table:table-cell office:value-type="float" office:value="0.717948717948718" calcext:value-type="float">
            <text:p>0.7179487179</text:p>
          </table:table-cell>
          <table:table-cell office:value-type="float" office:value="0.743589743589744" calcext:value-type="float">
            <text:p>0.7435897436</text:p>
          </table:table-cell>
          <table:table-cell office:value-type="float" office:value="0.769230769230769" calcext:value-type="float">
            <text:p>0.7692307692</text:p>
          </table:table-cell>
          <table:table-cell office:value-type="float" office:value="0.794871794871795" calcext:value-type="float">
            <text:p>0.7948717949</text:p>
          </table:table-cell>
          <table:table-cell table:number-columns-repeated="2" office:value-type="float" office:value="0.769230769230769" calcext:value-type="float">
            <text:p>0.7692307692</text:p>
          </table:table-cell>
          <table:table-cell table:number-columns-repeated="33" office:value-type="float" office:value="0.82051282051282" calcext:value-type="float">
            <text:p>0.82051282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389880952381" calcext:value-type="float">
            <text:p>0.4938988095</text:p>
          </table:table-cell>
          <table:table-cell office:value-type="float" office:value="0.503373015873016" calcext:value-type="float">
            <text:p>0.5033730159</text:p>
          </table:table-cell>
          <table:table-cell office:value-type="float" office:value="0.542063492063492" calcext:value-type="float">
            <text:p>0.5420634921</text:p>
          </table:table-cell>
          <table:table-cell office:value-type="float" office:value="0.542410714285714" calcext:value-type="float">
            <text:p>0.5424107143</text:p>
          </table:table-cell>
          <table:table-cell office:value-type="float" office:value="0.541617063492063" calcext:value-type="float">
            <text:p>0.5416170635</text:p>
          </table:table-cell>
          <table:table-cell table:number-columns-repeated="2" office:value-type="float" office:value="0.551959325396825" calcext:value-type="float">
            <text:p>0.5519593254</text:p>
          </table:table-cell>
          <table:table-cell office:value-type="float" office:value="0.560491071428571" calcext:value-type="float">
            <text:p>0.5604910714</text:p>
          </table:table-cell>
          <table:table-cell table:number-columns-repeated="2" office:value-type="float" office:value="0.566443452380952" calcext:value-type="float">
            <text:p>0.5664434524</text:p>
          </table:table-cell>
          <table:table-cell office:value-type="float" office:value="0.583035714285714" calcext:value-type="float">
            <text:p>0.5830357143</text:p>
          </table:table-cell>
          <table:table-cell table:number-columns-repeated="7" office:value-type="float" office:value="0.598363095238095" calcext:value-type="float">
            <text:p>0.5983630952</text:p>
          </table:table-cell>
          <table:table-cell office:value-type="float" office:value="0.61155753968254" calcext:value-type="float">
            <text:p>0.6115575397</text:p>
          </table:table-cell>
          <table:table-cell office:value-type="float" office:value="0.631845238095238" calcext:value-type="float">
            <text:p>0.6318452381</text:p>
          </table:table-cell>
          <table:table-cell office:value-type="float" office:value="0.643402777777778" calcext:value-type="float">
            <text:p>0.6434027778</text:p>
          </table:table-cell>
          <table:table-cell office:value-type="float" office:value="0.656274801587301" calcext:value-type="float">
            <text:p>0.6562748016</text:p>
          </table:table-cell>
          <table:table-cell table:number-columns-repeated="5" office:value-type="float" office:value="0.675917658730159" calcext:value-type="float">
            <text:p>0.6759176587</text:p>
          </table:table-cell>
          <table:table-cell table:number-columns-repeated="11" office:value-type="float" office:value="0.673983134920635" calcext:value-type="float">
            <text:p>0.6739831349</text:p>
          </table:table-cell>
          <table:table-cell office:value-type="float" office:value="0.677802579365079" calcext:value-type="float">
            <text:p>0.6778025794</text:p>
          </table:table-cell>
          <table:table-cell table:number-columns-repeated="12" office:value-type="float" office:value="0.686235119047619" calcext:value-type="float">
            <text:p>0.686235119</text:p>
          </table:table-cell>
          <table:table-cell table:number-columns-repeated="2" office:value-type="float" office:value="0.4375" calcext:value-type="float">
            <text:p>0.4375</text:p>
          </table:table-cell>
          <table:table-cell table:number-columns-repeated="2" office:value-type="float" office:value="0.520833333333333" calcext:value-type="float">
            <text:p>0.5208333333</text:p>
          </table:table-cell>
          <table:table-cell office:value-type="float" office:value="0.541666666666667" calcext:value-type="float">
            <text:p>0.5416666667</text:p>
          </table:table-cell>
          <table:table-cell table:number-columns-repeated="2" office:value-type="float" office:value="0.604166666666667" calcext:value-type="float">
            <text:p>0.6041666667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604166666666667" calcext:value-type="float">
            <text:p>0.6041666667</text:p>
          </table:table-cell>
          <table:table-cell office:value-type="float" office:value="0.583333333333333" calcext:value-type="float">
            <text:p>0.5833333333</text:p>
          </table:table-cell>
          <table:table-cell table:number-columns-repeated="7" office:value-type="float" office:value="0.645833333333333" calcext:value-type="float">
            <text:p>0.6458333333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708333333333333" calcext:value-type="float">
            <text:p>0.7083333333</text:p>
          </table:table-cell>
          <table:table-cell office:value-type="float" office:value="0.729166666666667" calcext:value-type="float">
            <text:p>0.7291666667</text:p>
          </table:table-cell>
          <table:table-cell office:value-type="float" office:value="0.75" calcext:value-type="float">
            <text:p>0.75</text:p>
          </table:table-cell>
          <table:table-cell table:number-columns-repeated="5" office:value-type="float" office:value="0.770833333333333" calcext:value-type="float">
            <text:p>0.7708333333</text:p>
          </table:table-cell>
          <table:table-cell table:number-columns-repeated="11" office:value-type="float" office:value="0.75" calcext:value-type="float">
            <text:p>0.75</text:p>
          </table:table-cell>
          <table:table-cell office:value-type="float" office:value="0.770833333333333" calcext:value-type="float">
            <text:p>0.7708333333</text:p>
          </table:table-cell>
          <table:table-cell table:number-columns-repeated="12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3890577507599" calcext:value-type="float">
            <text:p>0.4838905775</text:p>
          </table:table-cell>
          <table:table-cell office:value-type="float" office:value="0.509118541033435" calcext:value-type="float">
            <text:p>0.509118541</text:p>
          </table:table-cell>
          <table:table-cell office:value-type="float" office:value="0.515172239108409" calcext:value-type="float">
            <text:p>0.5151722391</text:p>
          </table:table-cell>
          <table:table-cell office:value-type="float" office:value="0.564817629179331" calcext:value-type="float">
            <text:p>0.5648176292</text:p>
          </table:table-cell>
          <table:table-cell office:value-type="float" office:value="0.568667679837893" calcext:value-type="float">
            <text:p>0.5686676798</text:p>
          </table:table-cell>
          <table:table-cell office:value-type="float" office:value="0.576215805471125" calcext:value-type="float">
            <text:p>0.5762158055</text:p>
          </table:table-cell>
          <table:table-cell office:value-type="float" office:value="0.59176798378926" calcext:value-type="float">
            <text:p>0.5917679838</text:p>
          </table:table-cell>
          <table:table-cell office:value-type="float" office:value="0.581484295845998" calcext:value-type="float">
            <text:p>0.5814842958</text:p>
          </table:table-cell>
          <table:table-cell office:value-type="float" office:value="0.589741641337386" calcext:value-type="float">
            <text:p>0.5897416413</text:p>
          </table:table-cell>
          <table:table-cell office:value-type="float" office:value="0.59822695035461" calcext:value-type="float">
            <text:p>0.5982269504</text:p>
          </table:table-cell>
          <table:table-cell table:number-columns-repeated="2" office:value-type="float" office:value="0.630141843971631" calcext:value-type="float">
            <text:p>0.630141844</text:p>
          </table:table-cell>
          <table:table-cell table:number-columns-repeated="9" office:value-type="float" office:value="0.656686930091186" calcext:value-type="float">
            <text:p>0.6566869301</text:p>
          </table:table-cell>
          <table:table-cell office:value-type="float" office:value="0.669858156028369" calcext:value-type="float">
            <text:p>0.669858156</text:p>
          </table:table-cell>
          <table:table-cell office:value-type="float" office:value="0.687082066869301" calcext:value-type="float">
            <text:p>0.6870820669</text:p>
          </table:table-cell>
          <table:table-cell office:value-type="float" office:value="0.690070921985816" calcext:value-type="float">
            <text:p>0.690070922</text:p>
          </table:table-cell>
          <table:table-cell table:number-columns-repeated="27" office:value-type="float" office:value="0.700227963525836" calcext:value-type="float">
            <text:p>0.7002279635</text:p>
          </table:table-cell>
          <table:table-cell office:value-type="float" office:value="0.446808510638298" calcext:value-type="float">
            <text:p>0.4468085106</text:p>
          </table:table-cell>
          <table:table-cell office:value-type="float" office:value="0.468085106382979" calcext:value-type="float">
            <text:p>0.4680851064</text:p>
          </table:table-cell>
          <table:table-cell office:value-type="float" office:value="0.48936170212766" calcext:value-type="float">
            <text:p>0.4893617021</text:p>
          </table:table-cell>
          <table:table-cell office:value-type="float" office:value="0.51063829787234" calcext:value-type="float">
            <text:p>0.5106382979</text:p>
          </table:table-cell>
          <table:table-cell office:value-type="float" office:value="0.531914893617021" calcext:value-type="float">
            <text:p>0.5319148936</text:p>
          </table:table-cell>
          <table:table-cell office:value-type="float" office:value="0.574468085106383" calcext:value-type="float">
            <text:p>0.5744680851</text:p>
          </table:table-cell>
          <table:table-cell office:value-type="float" office:value="0.595744680851064" calcext:value-type="float">
            <text:p>0.5957446809</text:p>
          </table:table-cell>
          <table:table-cell table:number-columns-repeated="2" office:value-type="float" office:value="0.617021276595745" calcext:value-type="float">
            <text:p>0.6170212766</text:p>
          </table:table-cell>
          <table:table-cell table:number-columns-repeated="3" office:value-type="float" office:value="0.680851063829787" calcext:value-type="float">
            <text:p>0.6808510638</text:p>
          </table:table-cell>
          <table:table-cell table:number-columns-repeated="9" office:value-type="float" office:value="0.723404255319149" calcext:value-type="float">
            <text:p>0.7234042553</text:p>
          </table:table-cell>
          <table:table-cell office:value-type="float" office:value="0.74468085106383" calcext:value-type="float">
            <text:p>0.7446808511</text:p>
          </table:table-cell>
          <table:table-cell office:value-type="float" office:value="0.765957446808511" calcext:value-type="float">
            <text:p>0.7659574468</text:p>
          </table:table-cell>
          <table:table-cell office:value-type="float" office:value="0.787234042553192" calcext:value-type="float">
            <text:p>0.7872340426</text:p>
          </table:table-cell>
          <table:table-cell table:number-columns-repeated="27" office:value-type="float" office:value="0.808510638297872" calcext:value-type="float">
            <text:p>0.80851063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8928571428571" calcext:value-type="float">
            <text:p>0.4589285714</text:p>
          </table:table-cell>
          <table:table-cell office:value-type="float" office:value="0.480178571428571" calcext:value-type="float">
            <text:p>0.4801785714</text:p>
          </table:table-cell>
          <table:table-cell office:value-type="float" office:value="0.526011904761905" calcext:value-type="float">
            <text:p>0.5260119048</text:p>
          </table:table-cell>
          <table:table-cell office:value-type="float" office:value="0.546428571428571" calcext:value-type="float">
            <text:p>0.5464285714</text:p>
          </table:table-cell>
          <table:table-cell office:value-type="float" office:value="0.552440476190476" calcext:value-type="float">
            <text:p>0.5524404762</text:p>
          </table:table-cell>
          <table:table-cell office:value-type="float" office:value="0.571666666666667" calcext:value-type="float">
            <text:p>0.5716666667</text:p>
          </table:table-cell>
          <table:table-cell office:value-type="float" office:value="0.581071428571428" calcext:value-type="float">
            <text:p>0.5810714286</text:p>
          </table:table-cell>
          <table:table-cell office:value-type="float" office:value="0.6" calcext:value-type="float">
            <text:p>0.6</text:p>
          </table:table-cell>
          <table:table-cell office:value-type="float" office:value="0.613690476190476" calcext:value-type="float">
            <text:p>0.6136904762</text:p>
          </table:table-cell>
          <table:table-cell office:value-type="float" office:value="0.637261904761905" calcext:value-type="float">
            <text:p>0.6372619048</text:p>
          </table:table-cell>
          <table:table-cell office:value-type="float" office:value="0.657559523809524" calcext:value-type="float">
            <text:p>0.6575595238</text:p>
          </table:table-cell>
          <table:table-cell office:value-type="float" office:value="0.676309523809524" calcext:value-type="float">
            <text:p>0.6763095238</text:p>
          </table:table-cell>
          <table:table-cell office:value-type="float" office:value="0.711279761904762" calcext:value-type="float">
            <text:p>0.7112797619</text:p>
          </table:table-cell>
          <table:table-cell office:value-type="float" office:value="0.718660714285714" calcext:value-type="float">
            <text:p>0.7186607143</text:p>
          </table:table-cell>
          <table:table-cell office:value-type="float" office:value="0.721607142857143" calcext:value-type="float">
            <text:p>0.7216071429</text:p>
          </table:table-cell>
          <table:table-cell office:value-type="float" office:value="0.73952380952381" calcext:value-type="float">
            <text:p>0.7395238095</text:p>
          </table:table-cell>
          <table:table-cell office:value-type="float" office:value="0.782797619047619" calcext:value-type="float">
            <text:p>0.782797619</text:p>
          </table:table-cell>
          <table:table-cell table:number-columns-repeated="3" office:value-type="float" office:value="0.797172619047619" calcext:value-type="float">
            <text:p>0.797172619</text:p>
          </table:table-cell>
          <table:table-cell office:value-type="float" office:value="0.783869047619048" calcext:value-type="float">
            <text:p>0.7838690476</text:p>
          </table:table-cell>
          <table:table-cell office:value-type="float" office:value="0.786130952380952" calcext:value-type="float">
            <text:p>0.7861309524</text:p>
          </table:table-cell>
          <table:table-cell table:number-columns-repeated="3" office:value-type="float" office:value="0.791220238095238" calcext:value-type="float">
            <text:p>0.7912202381</text:p>
          </table:table-cell>
          <table:table-cell office:value-type="float" office:value="0.809047619047619" calcext:value-type="float">
            <text:p>0.809047619</text:p>
          </table:table-cell>
          <table:table-cell table:number-columns-repeated="25" office:value-type="float" office:value="0.825178571428571" calcext:value-type="float">
            <text:p>0.8251785714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575" calcext:value-type="float">
            <text:p>0.575</text:p>
          </table:table-cell>
          <table:table-cell office:value-type="float" office:value="0.6" calcext:value-type="float">
            <text:p>0.6</text:p>
          </table:table-cell>
          <table:table-cell office:value-type="float" office:value="0.625" calcext:value-type="float">
            <text:p>0.625</text:p>
          </table:table-cell>
          <table:table-cell office:value-type="float" office:value="0.65" calcext:value-type="float">
            <text:p>0.6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725" calcext:value-type="float">
            <text:p>0.72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775" calcext:value-type="float">
            <text:p>0.7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25" calcext:value-type="float">
            <text:p>0.825</text:p>
          </table:table-cell>
          <table:table-cell table:number-columns-repeated="3" office:value-type="float" office:value="0.85" calcext:value-type="float">
            <text:p>0.85</text:p>
          </table:table-cell>
          <table:table-cell office:value-type="float" office:value="0.825" calcext:value-type="float">
            <text:p>0.825</text:p>
          </table:table-cell>
          <table:table-cell table:number-columns-repeated="5" office:value-type="float" office:value="0.85" calcext:value-type="float">
            <text:p>0.85</text:p>
          </table:table-cell>
          <table:table-cell table:number-columns-repeated="25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6463414634146" calcext:value-type="float">
            <text:p>0.4664634146</text:p>
          </table:table-cell>
          <table:table-cell office:value-type="float" office:value="0.48684668989547" calcext:value-type="float">
            <text:p>0.4868466899</text:p>
          </table:table-cell>
          <table:table-cell office:value-type="float" office:value="0.537717770034843" calcext:value-type="float">
            <text:p>0.53771777</text:p>
          </table:table-cell>
          <table:table-cell office:value-type="float" office:value="0.570238095238095" calcext:value-type="float">
            <text:p>0.5702380952</text:p>
          </table:table-cell>
          <table:table-cell table:number-columns-repeated="3" office:value-type="float" office:value="0.5931475029036" calcext:value-type="float">
            <text:p>0.5931475029</text:p>
          </table:table-cell>
          <table:table-cell office:value-type="float" office:value="0.610046457607433" calcext:value-type="float">
            <text:p>0.6100464576</text:p>
          </table:table-cell>
          <table:table-cell office:value-type="float" office:value="0.638908246225319" calcext:value-type="float">
            <text:p>0.6389082462</text:p>
          </table:table-cell>
          <table:table-cell office:value-type="float" office:value="0.642566782810685" calcext:value-type="float">
            <text:p>0.6425667828</text:p>
          </table:table-cell>
          <table:table-cell office:value-type="float" office:value="0.686614401858304" calcext:value-type="float">
            <text:p>0.6866144019</text:p>
          </table:table-cell>
          <table:table-cell table:number-columns-repeated="3" office:value-type="float" office:value="0.70876887340302" calcext:value-type="float">
            <text:p>0.7087688734</text:p>
          </table:table-cell>
          <table:table-cell table:number-columns-repeated="3" office:value-type="float" office:value="0.729094076655052" calcext:value-type="float">
            <text:p>0.7290940767</text:p>
          </table:table-cell>
          <table:table-cell office:value-type="float" office:value="0.746747967479675" calcext:value-type="float">
            <text:p>0.7467479675</text:p>
          </table:table-cell>
          <table:table-cell office:value-type="float" office:value="0.767770034843206" calcext:value-type="float">
            <text:p>0.7677700348</text:p>
          </table:table-cell>
          <table:table-cell table:number-columns-repeated="32" office:value-type="float" office:value="0.772560975609756" calcext:value-type="float">
            <text:p>0.7725609756</text:p>
          </table:table-cell>
          <table:table-cell office:value-type="float" office:value="0.51219512195122" calcext:value-type="float">
            <text:p>0.512195122</text:p>
          </table:table-cell>
          <table:table-cell office:value-type="float" office:value="0.560975609756098" calcext:value-type="float">
            <text:p>0.5609756098</text:p>
          </table:table-cell>
          <table:table-cell office:value-type="float" office:value="0.609756097560976" calcext:value-type="float">
            <text:p>0.6097560976</text:p>
          </table:table-cell>
          <table:table-cell office:value-type="float" office:value="0.634146341463415" calcext:value-type="float">
            <text:p>0.6341463415</text:p>
          </table:table-cell>
          <table:table-cell table:number-columns-repeated="3" office:value-type="float" office:value="0.682926829268293" calcext:value-type="float">
            <text:p>0.6829268293</text:p>
          </table:table-cell>
          <table:table-cell office:value-type="float" office:value="0.707317073170732" calcext:value-type="float">
            <text:p>0.7073170732</text:p>
          </table:table-cell>
          <table:table-cell office:value-type="float" office:value="0.731707317073171" calcext:value-type="float">
            <text:p>0.7317073171</text:p>
          </table:table-cell>
          <table:table-cell table:number-columns-repeated="2" office:value-type="float" office:value="0.75609756097561" calcext:value-type="float">
            <text:p>0.756097561</text:p>
          </table:table-cell>
          <table:table-cell table:number-columns-repeated="3" office:value-type="float" office:value="0.780487804878049" calcext:value-type="float">
            <text:p>0.7804878049</text:p>
          </table:table-cell>
          <table:table-cell table:number-columns-repeated="3" office:value-type="float" office:value="0.829268292682927" calcext:value-type="float">
            <text:p>0.8292682927</text:p>
          </table:table-cell>
          <table:table-cell table:number-columns-repeated="2" office:value-type="float" office:value="0.853658536585366" calcext:value-type="float">
            <text:p>0.8536585366</text:p>
          </table:table-cell>
          <table:table-cell table:number-columns-repeated="32" office:value-type="float" office:value="0.902439024390244" calcext:value-type="float">
            <text:p>0.9024390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7777777777778" calcext:value-type="float">
            <text:p>0.5777777778</text:p>
          </table:table-cell>
          <table:table-cell office:value-type="float" office:value="0.5997557997558" calcext:value-type="float">
            <text:p>0.5997557998</text:p>
          </table:table-cell>
          <table:table-cell office:value-type="float" office:value="0.623229548229548" calcext:value-type="float">
            <text:p>0.6232295482</text:p>
          </table:table-cell>
          <table:table-cell office:value-type="float" office:value="0.647466422466422" calcext:value-type="float">
            <text:p>0.6474664225</text:p>
          </table:table-cell>
          <table:table-cell office:value-type="float" office:value="0.662423687423687" calcext:value-type="float">
            <text:p>0.6624236874</text:p>
          </table:table-cell>
          <table:table-cell office:value-type="float" office:value="0.697222222222222" calcext:value-type="float">
            <text:p>0.6972222222</text:p>
          </table:table-cell>
          <table:table-cell office:value-type="float" office:value="0.723046398046398" calcext:value-type="float">
            <text:p>0.723046398</text:p>
          </table:table-cell>
          <table:table-cell office:value-type="float" office:value="0.742277167277167" calcext:value-type="float">
            <text:p>0.7422771673</text:p>
          </table:table-cell>
          <table:table-cell office:value-type="float" office:value="0.767643467643468" calcext:value-type="float">
            <text:p>0.7676434676</text:p>
          </table:table-cell>
          <table:table-cell office:value-type="float" office:value="0.78986568986569" calcext:value-type="float">
            <text:p>0.7898656899</text:p>
          </table:table-cell>
          <table:table-cell table:number-columns-repeated="41" office:value-type="float" office:value="0.810439560439561" calcext:value-type="float">
            <text:p>0.8104395604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692307692307692" calcext:value-type="float">
            <text:p>0.6923076923</text:p>
          </table:table-cell>
          <table:table-cell office:value-type="float" office:value="0.717948717948718" calcext:value-type="float">
            <text:p>0.7179487179</text:p>
          </table:table-cell>
          <table:table-cell office:value-type="float" office:value="0.743589743589744" calcext:value-type="float">
            <text:p>0.7435897436</text:p>
          </table:table-cell>
          <table:table-cell office:value-type="float" office:value="0.794871794871795" calcext:value-type="float">
            <text:p>0.7948717949</text:p>
          </table:table-cell>
          <table:table-cell table:number-columns-repeated="2" office:value-type="float" office:value="0.82051282051282" calcext:value-type="float">
            <text:p>0.8205128205</text:p>
          </table:table-cell>
          <table:table-cell office:value-type="float" office:value="0.846153846153846" calcext:value-type="float">
            <text:p>0.8461538462</text:p>
          </table:table-cell>
          <table:table-cell office:value-type="float" office:value="0.871794871794872" calcext:value-type="float">
            <text:p>0.8717948718</text:p>
          </table:table-cell>
          <table:table-cell table:number-columns-repeated="42" office:value-type="float" office:value="0.897435897435897" calcext:value-type="float">
            <text:p>0.89743589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46006944444445" calcext:value-type="float">
            <text:p>0.5460069444</text:p>
          </table:table-cell>
          <table:table-cell office:value-type="float" office:value="0.548983134920635" calcext:value-type="float">
            <text:p>0.5489831349</text:p>
          </table:table-cell>
          <table:table-cell office:value-type="float" office:value="0.560391865079365" calcext:value-type="float">
            <text:p>0.5603918651</text:p>
          </table:table-cell>
          <table:table-cell office:value-type="float" office:value="0.560193452380952" calcext:value-type="float">
            <text:p>0.5601934524</text:p>
          </table:table-cell>
          <table:table-cell office:value-type="float" office:value="0.582762896825397" calcext:value-type="float">
            <text:p>0.5827628968</text:p>
          </table:table-cell>
          <table:table-cell office:value-type="float" office:value="0.58702876984127" calcext:value-type="float">
            <text:p>0.5870287698</text:p>
          </table:table-cell>
          <table:table-cell office:value-type="float" office:value="0.591195436507937" calcext:value-type="float">
            <text:p>0.5911954365</text:p>
          </table:table-cell>
          <table:table-cell office:value-type="float" office:value="0.593576388888889" calcext:value-type="float">
            <text:p>0.5935763889</text:p>
          </table:table-cell>
          <table:table-cell office:value-type="float" office:value="0.594965277777778" calcext:value-type="float">
            <text:p>0.5949652778</text:p>
          </table:table-cell>
          <table:table-cell office:value-type="float" office:value="0.590749007936508" calcext:value-type="float">
            <text:p>0.5907490079</text:p>
          </table:table-cell>
          <table:table-cell office:value-type="float" office:value="0.613318452380952" calcext:value-type="float">
            <text:p>0.6133184524</text:p>
          </table:table-cell>
          <table:table-cell office:value-type="float" office:value="0.640897817460318" calcext:value-type="float">
            <text:p>0.6408978175</text:p>
          </table:table-cell>
          <table:table-cell table:number-columns-repeated="5" office:value-type="float" office:value="0.654191468253968" calcext:value-type="float">
            <text:p>0.6541914683</text:p>
          </table:table-cell>
          <table:table-cell table:number-columns-repeated="34" office:value-type="float" office:value="0.669469246031746" calcext:value-type="float">
            <text:p>0.669469246</text:p>
          </table:table-cell>
          <table:table-cell office:value-type="float" office:value="0.5" calcext:value-type="float">
            <text:p>0.5</text:p>
          </table:table-cell>
          <table:table-cell office:value-type="float" office:value="0.520833333333333" calcext:value-type="float">
            <text:p>0.5208333333</text:p>
          </table:table-cell>
          <table:table-cell table:number-columns-repeated="2" office:value-type="float" office:value="0.5625" calcext:value-type="float">
            <text:p>0.5625</text:p>
          </table:table-cell>
          <table:table-cell office:value-type="float" office:value="0.604166666666667" calcext:value-type="float">
            <text:p>0.6041666667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.645833333333333" calcext:value-type="float">
            <text:p>0.645833333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08333333333333" calcext:value-type="float">
            <text:p>0.7083333333</text:p>
          </table:table-cell>
          <table:table-cell office:value-type="float" office:value="0.729166666666667" calcext:value-type="float">
            <text:p>0.7291666667</text:p>
          </table:table-cell>
          <table:table-cell office:value-type="float" office:value="0.75" calcext:value-type="float">
            <text:p>0.75</text:p>
          </table:table-cell>
          <table:table-cell table:number-columns-repeated="5" office:value-type="float" office:value="0.770833333333333" calcext:value-type="float">
            <text:p>0.7708333333</text:p>
          </table:table-cell>
          <table:table-cell table:number-columns-repeated="34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07781649245064" calcext:value-type="float">
            <text:p>0.5077816492</text:p>
          </table:table-cell>
          <table:table-cell office:value-type="float" office:value="0.543960511033682" calcext:value-type="float">
            <text:p>0.543960511</text:p>
          </table:table-cell>
          <table:table-cell office:value-type="float" office:value="0.557781649245064" calcext:value-type="float">
            <text:p>0.5577816492</text:p>
          </table:table-cell>
          <table:table-cell office:value-type="float" office:value="0.589895470383275" calcext:value-type="float">
            <text:p>0.5898954704</text:p>
          </table:table-cell>
          <table:table-cell table:number-columns-repeated="3" office:value-type="float" office:value="0.607317073170732" calcext:value-type="float">
            <text:p>0.6073170732</text:p>
          </table:table-cell>
          <table:table-cell office:value-type="float" office:value="0.628861788617886" calcext:value-type="float">
            <text:p>0.6288617886</text:p>
          </table:table-cell>
          <table:table-cell table:number-columns-repeated="6" office:value-type="float" office:value="0.653455284552846" calcext:value-type="float">
            <text:p>0.6534552846</text:p>
          </table:table-cell>
          <table:table-cell table:number-columns-repeated="37" office:value-type="float" office:value="0.671806039488966" calcext:value-type="float">
            <text:p>0.6718060395</text:p>
          </table:table-cell>
          <table:table-cell office:value-type="float" office:value="0.560975609756098" calcext:value-type="float">
            <text:p>0.5609756098</text:p>
          </table:table-cell>
          <table:table-cell office:value-type="float" office:value="0.585365853658537" calcext:value-type="float">
            <text:p>0.5853658537</text:p>
          </table:table-cell>
          <table:table-cell office:value-type="float" office:value="0.609756097560976" calcext:value-type="float">
            <text:p>0.6097560976</text:p>
          </table:table-cell>
          <table:table-cell office:value-type="float" office:value="0.634146341463415" calcext:value-type="float">
            <text:p>0.6341463415</text:p>
          </table:table-cell>
          <table:table-cell table:number-columns-repeated="3" office:value-type="float" office:value="0.682926829268293" calcext:value-type="float">
            <text:p>0.6829268293</text:p>
          </table:table-cell>
          <table:table-cell office:value-type="float" office:value="0.731707317073171" calcext:value-type="float">
            <text:p>0.7317073171</text:p>
          </table:table-cell>
          <table:table-cell table:number-columns-repeated="6" office:value-type="float" office:value="0.75609756097561" calcext:value-type="float">
            <text:p>0.756097561</text:p>
          </table:table-cell>
          <table:table-cell table:number-columns-repeated="37" office:value-type="float" office:value="0.804878048780488" calcext:value-type="float">
            <text:p>0.80487804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07873376623377" calcext:value-type="float">
            <text:p>0.6078733766</text:p>
          </table:table-cell>
          <table:table-cell office:value-type="float" office:value="0.62870670995671" calcext:value-type="float">
            <text:p>0.62870671</text:p>
          </table:table-cell>
          <table:table-cell office:value-type="float" office:value="0.676866883116883" calcext:value-type="float">
            <text:p>0.6768668831</text:p>
          </table:table-cell>
          <table:table-cell office:value-type="float" office:value="0.704112554112554" calcext:value-type="float">
            <text:p>0.7041125541</text:p>
          </table:table-cell>
          <table:table-cell office:value-type="float" office:value="0.707548701298701" calcext:value-type="float">
            <text:p>0.7075487013</text:p>
          </table:table-cell>
          <table:table-cell office:value-type="float" office:value="0.715151515151515" calcext:value-type="float">
            <text:p>0.7151515152</text:p>
          </table:table-cell>
          <table:table-cell office:value-type="float" office:value="0.721590909090909" calcext:value-type="float">
            <text:p>0.7215909091</text:p>
          </table:table-cell>
          <table:table-cell office:value-type="float" office:value="0.744778138528139" calcext:value-type="float">
            <text:p>0.7447781385</text:p>
          </table:table-cell>
          <table:table-cell office:value-type="float" office:value="0.769778138528139" calcext:value-type="float">
            <text:p>0.7697781385</text:p>
          </table:table-cell>
          <table:table-cell office:value-type="float" office:value="0.787851731601732" calcext:value-type="float">
            <text:p>0.7878517316</text:p>
          </table:table-cell>
          <table:table-cell office:value-type="float" office:value="0.823782467532468" calcext:value-type="float">
            <text:p>0.8237824675</text:p>
          </table:table-cell>
          <table:table-cell table:number-columns-repeated="40" office:value-type="float" office:value="0.834036796536797" calcext:value-type="float">
            <text:p>0.8340367965</text:p>
          </table:table-cell>
          <table:table-cell office:value-type="float" office:value="0.659090909090909" calcext:value-type="float">
            <text:p>0.6590909091</text:p>
          </table:table-cell>
          <table:table-cell office:value-type="float" office:value="0.704545454545455" calcext:value-type="float">
            <text:p>0.7045454545</text:p>
          </table:table-cell>
          <table:table-cell office:value-type="float" office:value="0.75" calcext:value-type="float">
            <text:p>0.75</text:p>
          </table:table-cell>
          <table:table-cell office:value-type="float" office:value="0.772727272727273" calcext:value-type="float">
            <text:p>0.7727272727</text:p>
          </table:table-cell>
          <table:table-cell office:value-type="float" office:value="0.795454545454545" calcext:value-type="float">
            <text:p>0.7954545455</text:p>
          </table:table-cell>
          <table:table-cell office:value-type="float" office:value="0.818181818181818" calcext:value-type="float">
            <text:p>0.8181818182</text:p>
          </table:table-cell>
          <table:table-cell office:value-type="float" office:value="0.840909090909091" calcext:value-type="float">
            <text:p>0.8409090909</text:p>
          </table:table-cell>
          <table:table-cell office:value-type="float" office:value="0.863636363636364" calcext:value-type="float">
            <text:p>0.8636363636</text:p>
          </table:table-cell>
          <table:table-cell office:value-type="float" office:value="0.886363636363636" calcext:value-type="float">
            <text:p>0.8863636364</text:p>
          </table:table-cell>
          <table:table-cell office:value-type="float" office:value="0.863636363636364" calcext:value-type="float">
            <text:p>0.8636363636</text:p>
          </table:table-cell>
          <table:table-cell table:number-columns-repeated="41" office:value-type="float" office:value="0.909090909090909" calcext:value-type="float">
            <text:p>0.90909090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2005291005291" calcext:value-type="float">
            <text:p>0.6200529101</text:p>
          </table:table-cell>
          <table:table-cell office:value-type="float" office:value="0.627989417989418" calcext:value-type="float">
            <text:p>0.627989418</text:p>
          </table:table-cell>
          <table:table-cell office:value-type="float" office:value="0.638703703703703" calcext:value-type="float">
            <text:p>0.6387037037</text:p>
          </table:table-cell>
          <table:table-cell table:number-columns-repeated="7" office:value-type="float" office:value="0.642566137566137" calcext:value-type="float">
            <text:p>0.6425661376</text:p>
          </table:table-cell>
          <table:table-cell office:value-type="float" office:value="0.645899470899471" calcext:value-type="float">
            <text:p>0.6458994709</text:p>
          </table:table-cell>
          <table:table-cell office:value-type="float" office:value="0.653968253968254" calcext:value-type="float">
            <text:p>0.653968254</text:p>
          </table:table-cell>
          <table:table-cell table:number-columns-repeated="7" office:value-type="float" office:value="0.667804232804233" calcext:value-type="float">
            <text:p>0.6678042328</text:p>
          </table:table-cell>
          <table:table-cell office:value-type="float" office:value="0.670740740740741" calcext:value-type="float">
            <text:p>0.6707407407</text:p>
          </table:table-cell>
          <table:table-cell office:value-type="float" office:value="0.70058201058201" calcext:value-type="float">
            <text:p>0.7005820106</text:p>
          </table:table-cell>
          <table:table-cell office:value-type="float" office:value="0.715132275132275" calcext:value-type="float">
            <text:p>0.7151322751</text:p>
          </table:table-cell>
          <table:table-cell office:value-type="float" office:value="0.739206349206349" calcext:value-type="float">
            <text:p>0.7392063492</text:p>
          </table:table-cell>
          <table:table-cell office:value-type="float" office:value="0.763439153439153" calcext:value-type="float">
            <text:p>0.7634391534</text:p>
          </table:table-cell>
          <table:table-cell office:value-type="float" office:value="0.772142857142857" calcext:value-type="float">
            <text:p>0.7721428571</text:p>
          </table:table-cell>
          <table:table-cell table:number-columns-repeated="26" office:value-type="float" office:value="0.777645502645503" calcext:value-type="float">
            <text:p>0.7776455026</text:p>
          </table:table-cell>
          <table:table-cell office:value-type="float" office:value="0.644444444444444" calcext:value-type="float">
            <text:p>0.6444444444</text:p>
          </table:table-cell>
          <table:table-cell table:number-columns-repeated="9" office:value-type="float" office:value="0.666666666666667" calcext:value-type="float">
            <text:p>0.6666666667</text:p>
          </table:table-cell>
          <table:table-cell table:number-columns-repeated="9" office:value-type="float" office:value="0.711111111111111" calcext:value-type="float">
            <text:p>0.711111111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" calcext:value-type="float">
            <text:p>0.8</text:p>
          </table:table-cell>
          <table:table-cell office:value-type="float" office:value="0.822222222222222" calcext:value-type="float">
            <text:p>0.8222222222</text:p>
          </table:table-cell>
          <table:table-cell table:number-columns-repeated="27" office:value-type="float" office:value="0.844444444444444" calcext:value-type="float">
            <text:p>0.84444444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49206349206349" calcext:value-type="float">
            <text:p>0.5492063492</text:p>
          </table:table-cell>
          <table:table-cell office:value-type="float" office:value="0.574355158730159" calcext:value-type="float">
            <text:p>0.5743551587</text:p>
          </table:table-cell>
          <table:table-cell office:value-type="float" office:value="0.592063492063492" calcext:value-type="float">
            <text:p>0.5920634921</text:p>
          </table:table-cell>
          <table:table-cell office:value-type="float" office:value="0.600347222222222" calcext:value-type="float">
            <text:p>0.6003472222</text:p>
          </table:table-cell>
          <table:table-cell table:number-columns-repeated="4" office:value-type="float" office:value="0.612301587301587" calcext:value-type="float">
            <text:p>0.6123015873</text:p>
          </table:table-cell>
          <table:table-cell office:value-type="float" office:value="0.624603174603175" calcext:value-type="float">
            <text:p>0.6246031746</text:p>
          </table:table-cell>
          <table:table-cell table:number-columns-repeated="8" office:value-type="float" office:value="0.642063492063492" calcext:value-type="float">
            <text:p>0.6420634921</text:p>
          </table:table-cell>
          <table:table-cell office:value-type="float" office:value="0.674751984126984" calcext:value-type="float">
            <text:p>0.6747519841</text:p>
          </table:table-cell>
          <table:table-cell office:value-type="float" office:value="0.691220238095238" calcext:value-type="float">
            <text:p>0.6912202381</text:p>
          </table:table-cell>
          <table:table-cell table:number-columns-repeated="32" office:value-type="float" office:value="0.720213293650794" calcext:value-type="float">
            <text:p>0.720213293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83333333333333" calcext:value-type="float">
            <text:p>0.5833333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645833333333333" calcext:value-type="float">
            <text:p>0.6458333333</text:p>
          </table:table-cell>
          <table:table-cell table:number-columns-repeated="4" office:value-type="float" office:value="0.666666666666667" calcext:value-type="float">
            <text:p>0.6666666667</text:p>
          </table:table-cell>
          <table:table-cell office:value-type="float" office:value="0.6875" calcext:value-type="float">
            <text:p>0.6875</text:p>
          </table:table-cell>
          <table:table-cell table:number-columns-repeated="8" office:value-type="float" office:value="0.729166666666667" calcext:value-type="float">
            <text:p>0.7291666667</text:p>
          </table:table-cell>
          <table:table-cell office:value-type="float" office:value="0.770833333333333" calcext:value-type="float">
            <text:p>0.7708333333</text:p>
          </table:table-cell>
          <table:table-cell office:value-type="float" office:value="0.791666666666667" calcext:value-type="float">
            <text:p>0.7916666667</text:p>
          </table:table-cell>
          <table:table-cell table:number-columns-repeated="32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09080841638981" calcext:value-type="float">
            <text:p>0.5090808416</text:p>
          </table:table-cell>
          <table:table-cell office:value-type="float" office:value="0.529512735326689" calcext:value-type="float">
            <text:p>0.5295127353</text:p>
          </table:table-cell>
          <table:table-cell office:value-type="float" office:value="0.56578073089701" calcext:value-type="float">
            <text:p>0.5657807309</text:p>
          </table:table-cell>
          <table:table-cell office:value-type="float" office:value="0.601052048726467" calcext:value-type="float">
            <text:p>0.6010520487</text:p>
          </table:table-cell>
          <table:table-cell office:value-type="float" office:value="0.629623477297896" calcext:value-type="float">
            <text:p>0.6296234773</text:p>
          </table:table-cell>
          <table:table-cell office:value-type="float" office:value="0.648920265780731" calcext:value-type="float">
            <text:p>0.6489202658</text:p>
          </table:table-cell>
          <table:table-cell office:value-type="float" office:value="0.669518272425249" calcext:value-type="float">
            <text:p>0.6695182724</text:p>
          </table:table-cell>
          <table:table-cell table:number-columns-repeated="44" office:value-type="float" office:value="0.704457364341085" calcext:value-type="float">
            <text:p>0.7044573643</text:p>
          </table:table-cell>
          <table:table-cell office:value-type="float" office:value="0.604651162790698" calcext:value-type="float">
            <text:p>0.6046511628</text:p>
          </table:table-cell>
          <table:table-cell table:number-columns-repeated="2" office:value-type="float" office:value="0.627906976744186" calcext:value-type="float">
            <text:p>0.6279069767</text:p>
          </table:table-cell>
          <table:table-cell office:value-type="float" office:value="0.651162790697674" calcext:value-type="float">
            <text:p>0.6511627907</text:p>
          </table:table-cell>
          <table:table-cell office:value-type="float" office:value="0.697674418604651" calcext:value-type="float">
            <text:p>0.6976744186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0.813953488372093" calcext:value-type="float">
            <text:p>0.8139534884</text:p>
          </table:table-cell>
          <table:table-cell table:number-columns-repeated="44" office:value-type="float" office:value="0.837209302325581" calcext:value-type="float">
            <text:p>0.83720930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37717770034843" calcext:value-type="float">
            <text:p>0.53771777</text:p>
          </table:table-cell>
          <table:table-cell office:value-type="float" office:value="0.57041231126597" calcext:value-type="float">
            <text:p>0.5704123113</text:p>
          </table:table-cell>
          <table:table-cell office:value-type="float" office:value="0.588037166085947" calcext:value-type="float">
            <text:p>0.5880371661</text:p>
          </table:table-cell>
          <table:table-cell office:value-type="float" office:value="0.598432055749129" calcext:value-type="float">
            <text:p>0.5984320557</text:p>
          </table:table-cell>
          <table:table-cell office:value-type="float" office:value="0.631126596980256" calcext:value-type="float">
            <text:p>0.631126597</text:p>
          </table:table-cell>
          <table:table-cell office:value-type="float" office:value="0.644279907084785" calcext:value-type="float">
            <text:p>0.6442799071</text:p>
          </table:table-cell>
          <table:table-cell office:value-type="float" office:value="0.667160278745644" calcext:value-type="float">
            <text:p>0.6671602787</text:p>
          </table:table-cell>
          <table:table-cell office:value-type="float" office:value="0.683420441347271" calcext:value-type="float">
            <text:p>0.6834204413</text:p>
          </table:table-cell>
          <table:table-cell table:number-columns-repeated="43" office:value-type="float" office:value="0.706358885017422" calcext:value-type="float">
            <text:p>0.706358885</text:p>
          </table:table-cell>
          <table:table-cell office:value-type="float" office:value="0.560975609756098" calcext:value-type="float">
            <text:p>0.5609756098</text:p>
          </table:table-cell>
          <table:table-cell office:value-type="float" office:value="0.585365853658537" calcext:value-type="float">
            <text:p>0.5853658537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0.707317073170732" calcext:value-type="float">
            <text:p>0.7073170732</text:p>
          </table:table-cell>
          <table:table-cell office:value-type="float" office:value="0.731707317073171" calcext:value-type="float">
            <text:p>0.7317073171</text:p>
          </table:table-cell>
          <table:table-cell office:value-type="float" office:value="0.75609756097561" calcext:value-type="float">
            <text:p>0.756097561</text:p>
          </table:table-cell>
          <table:table-cell office:value-type="float" office:value="0.780487804878049" calcext:value-type="float">
            <text:p>0.7804878049</text:p>
          </table:table-cell>
          <table:table-cell table:number-columns-repeated="43" office:value-type="float" office:value="0.829268292682927" calcext:value-type="float">
            <text:p>0.82926829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5981416957027" calcext:value-type="float">
            <text:p>0.455981417</text:p>
          </table:table-cell>
          <table:table-cell office:value-type="float" office:value="0.477526132404181" calcext:value-type="float">
            <text:p>0.4775261324</text:p>
          </table:table-cell>
          <table:table-cell office:value-type="float" office:value="0.49390243902439" calcext:value-type="float">
            <text:p>0.493902439</text:p>
          </table:table-cell>
          <table:table-cell table:number-columns-repeated="7" office:value-type="float" office:value="0.506852497096399" calcext:value-type="float">
            <text:p>0.5068524971</text:p>
          </table:table-cell>
          <table:table-cell office:value-type="float" office:value="0.541869918699187" calcext:value-type="float">
            <text:p>0.5418699187</text:p>
          </table:table-cell>
          <table:table-cell office:value-type="float" office:value="0.582288037166086" calcext:value-type="float">
            <text:p>0.5822880372</text:p>
          </table:table-cell>
          <table:table-cell table:number-columns-repeated="8" office:value-type="float" office:value="0.598896631823461" calcext:value-type="float">
            <text:p>0.5988966318</text:p>
          </table:table-cell>
          <table:table-cell office:value-type="float" office:value="0.634262485481998" calcext:value-type="float">
            <text:p>0.6342624855</text:p>
          </table:table-cell>
          <table:table-cell office:value-type="float" office:value="0.66219512195122" calcext:value-type="float">
            <text:p>0.662195122</text:p>
          </table:table-cell>
          <table:table-cell office:value-type="float" office:value="0.671544715447154" calcext:value-type="float">
            <text:p>0.6715447154</text:p>
          </table:table-cell>
          <table:table-cell table:number-columns-repeated="28" office:value-type="float" office:value="0.67253193960511" calcext:value-type="float">
            <text:p>0.6725319396</text:p>
          </table:table-cell>
          <table:table-cell office:value-type="float" office:value="0.439024390243902" calcext:value-type="float">
            <text:p>0.4390243902</text:p>
          </table:table-cell>
          <table:table-cell table:number-columns-repeated="2" office:value-type="float" office:value="0.463414634146341" calcext:value-type="float">
            <text:p>0.4634146341</text:p>
          </table:table-cell>
          <table:table-cell table:number-columns-repeated="7" office:value-type="float" office:value="0.51219512195122" calcext:value-type="float">
            <text:p>0.512195122</text:p>
          </table:table-cell>
          <table:table-cell office:value-type="float" office:value="0.585365853658537" calcext:value-type="float">
            <text:p>0.5853658537</text:p>
          </table:table-cell>
          <table:table-cell office:value-type="float" office:value="0.609756097560976" calcext:value-type="float">
            <text:p>0.6097560976</text:p>
          </table:table-cell>
          <table:table-cell table:number-columns-repeated="8" office:value-type="float" office:value="0.658536585365854" calcext:value-type="float">
            <text:p>0.6585365854</text:p>
          </table:table-cell>
          <table:table-cell office:value-type="float" office:value="0.707317073170732" calcext:value-type="float">
            <text:p>0.7073170732</text:p>
          </table:table-cell>
          <table:table-cell office:value-type="float" office:value="0.731707317073171" calcext:value-type="float">
            <text:p>0.7317073171</text:p>
          </table:table-cell>
          <table:table-cell office:value-type="float" office:value="0.75609756097561" calcext:value-type="float">
            <text:p>0.756097561</text:p>
          </table:table-cell>
          <table:table-cell table:number-columns-repeated="28" office:value-type="float" office:value="0.780487804878049" calcext:value-type="float">
            <text:p>0.780487804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6])" office:value-type="float" office:value="0.521142046867241" calcext:value-type="float">
            <text:p>0.5211420469</text:p>
          </table:table-cell>
          <table:table-cell table:formula="of:=AVERAGE([.C2:.C16])" office:value-type="float" office:value="0.542658167747103" calcext:value-type="float">
            <text:p>0.5426581677</text:p>
          </table:table-cell>
          <table:table-cell table:formula="of:=AVERAGE([.D2:.D16])" office:value-type="float" office:value="0.567379000173045" calcext:value-type="float">
            <text:p>0.5673790002</text:p>
          </table:table-cell>
          <table:table-cell table:formula="of:=AVERAGE([.E2:.E16])" office:value-type="float" office:value="0.586821855703024" calcext:value-type="float">
            <text:p>0.5868218557</text:p>
          </table:table-cell>
          <table:table-cell table:formula="of:=AVERAGE([.F2:.F16])" office:value-type="float" office:value="0.599678575651856" calcext:value-type="float">
            <text:p>0.5996785757</text:p>
          </table:table-cell>
          <table:table-cell table:formula="of:=AVERAGE([.G2:.G16])" office:value-type="float" office:value="0.609518690147954" calcext:value-type="float">
            <text:p>0.6095186901</text:p>
          </table:table-cell>
          <table:table-cell table:formula="of:=AVERAGE([.H2:.H16])" office:value-type="float" office:value="0.616566707202168" calcext:value-type="float">
            <text:p>0.6165667072</text:p>
          </table:table-cell>
          <table:table-cell table:formula="of:=AVERAGE([.I2:.I16])" office:value-type="float" office:value="0.626674607551132" calcext:value-type="float">
            <text:p>0.6266746076</text:p>
          </table:table-cell>
          <table:table-cell table:formula="of:=AVERAGE([.J2:.J16])" office:value-type="float" office:value="0.640439953758097" calcext:value-type="float">
            <text:p>0.6404399538</text:p>
          </table:table-cell>
          <table:table-cell table:formula="of:=AVERAGE([.K2:.K16])" office:value-type="float" office:value="0.647756924182683" calcext:value-type="float">
            <text:p>0.6477569242</text:p>
          </table:table-cell>
          <table:table-cell table:formula="of:=AVERAGE([.L2:.L16])" office:value-type="float" office:value="0.666487635008068" calcext:value-type="float">
            <text:p>0.666487635</text:p>
          </table:table-cell>
          <table:table-cell table:formula="of:=AVERAGE([.M2:.M16])" office:value-type="float" office:value="0.675991131549166" calcext:value-type="float">
            <text:p>0.6759911315</text:p>
          </table:table-cell>
          <table:table-cell table:formula="of:=AVERAGE([.N2:.N16])" office:value-type="float" office:value="0.68402960580419" calcext:value-type="float">
            <text:p>0.6840296058</text:p>
          </table:table-cell>
          <table:table-cell table:formula="of:=AVERAGE([.O2:.O16])" office:value-type="float" office:value="0.686317930848613" calcext:value-type="float">
            <text:p>0.6863179308</text:p>
          </table:table-cell>
          <table:table-cell table:formula="of:=AVERAGE([.P2:.P16])" office:value-type="float" office:value="0.693114516264101" calcext:value-type="float">
            <text:p>0.6931145163</text:p>
          </table:table-cell>
          <table:table-cell table:formula="of:=AVERAGE([.Q2:.Q16])" office:value-type="float" office:value="0.697564715793569" calcext:value-type="float">
            <text:p>0.6975647158</text:p>
          </table:table-cell>
          <table:table-cell table:formula="of:=AVERAGE([.R2:.R16])" office:value-type="float" office:value="0.702949115269432" calcext:value-type="float">
            <text:p>0.7029491153</text:p>
          </table:table-cell>
          <table:table-cell table:formula="of:=AVERAGE([.S2:.S16])" office:value-type="float" office:value="0.708117588620832" calcext:value-type="float">
            <text:p>0.7081175886</text:p>
          </table:table-cell>
          <table:table-cell table:formula="of:=AVERAGE([.T2:.T16])" office:value-type="float" office:value="0.713496434030165" calcext:value-type="float">
            <text:p>0.713496434</text:p>
          </table:table-cell>
          <table:table-cell table:formula="of:=AVERAGE([.U2:.U16])" office:value-type="float" office:value="0.718210647154439" calcext:value-type="float">
            <text:p>0.7182106472</text:p>
          </table:table-cell>
          <table:table-cell table:formula="of:=AVERAGE([.V2:.V16])" office:value-type="float" office:value="0.723680256136243" calcext:value-type="float">
            <text:p>0.7236802561</text:p>
          </table:table-cell>
          <table:table-cell table:formula="of:=AVERAGE([.W2:.W16])" office:value-type="float" office:value="0.728399459838116" calcext:value-type="float">
            <text:p>0.7283994598</text:p>
          </table:table-cell>
          <table:table-cell table:formula="of:=AVERAGE([.X2:.X16])" office:value-type="float" office:value="0.733424774589322" calcext:value-type="float">
            <text:p>0.7334247746</text:p>
          </table:table-cell>
          <table:table-cell table:formula="of:=AVERAGE([.Y2:.Y16])" office:value-type="float" office:value="0.73724690766712" calcext:value-type="float">
            <text:p>0.7372469077</text:p>
          </table:table-cell>
          <table:table-cell table:formula="of:=AVERAGE([.Z2:.Z16])" office:value-type="float" office:value="0.739057910505281" calcext:value-type="float">
            <text:p>0.7390579105</text:p>
          </table:table-cell>
          <table:table-cell table:formula="of:=AVERAGE([.AA2:.AA16])" office:value-type="float" office:value="0.740613245602283" calcext:value-type="float">
            <text:p>0.7406132456</text:p>
          </table:table-cell>
          <table:table-cell table:formula="of:=AVERAGE([.AB2:.AB16])" office:value-type="float" office:value="0.74168864242768" calcext:value-type="float">
            <text:p>0.7416886424</text:p>
          </table:table-cell>
          <table:table-cell table:formula="of:=AVERAGE([.AC2:.AC16])" office:value-type="float" office:value="0.741559674173711" calcext:value-type="float">
            <text:p>0.7415596742</text:p>
          </table:table-cell>
          <table:table-cell table:formula="of:=AVERAGE([.AD2:.AD16])" office:value-type="float" office:value="0.741559674173711" calcext:value-type="float">
            <text:p>0.7415596742</text:p>
          </table:table-cell>
          <table:table-cell table:formula="of:=AVERAGE([.AE2:.AE16])" office:value-type="float" office:value="0.741559674173711" calcext:value-type="float">
            <text:p>0.7415596742</text:p>
          </table:table-cell>
          <table:table-cell table:formula="of:=AVERAGE([.AF2:.AF16])" office:value-type="float" office:value="0.741559674173711" calcext:value-type="float">
            <text:p>0.7415596742</text:p>
          </table:table-cell>
          <table:table-cell table:formula="of:=AVERAGE([.AG2:.AG16])" office:value-type="float" office:value="0.741559674173711" calcext:value-type="float">
            <text:p>0.7415596742</text:p>
          </table:table-cell>
          <table:table-cell table:formula="of:=AVERAGE([.AH2:.AH16])" office:value-type="float" office:value="0.741559674173711" calcext:value-type="float">
            <text:p>0.7415596742</text:p>
          </table:table-cell>
          <table:table-cell table:formula="of:=AVERAGE([.AI2:.AI16])" office:value-type="float" office:value="0.741559674173711" calcext:value-type="float">
            <text:p>0.7415596742</text:p>
          </table:table-cell>
          <table:table-cell table:formula="of:=AVERAGE([.AJ2:.AJ16])" office:value-type="float" office:value="0.741559674173711" calcext:value-type="float">
            <text:p>0.7415596742</text:p>
          </table:table-cell>
          <table:table-cell table:formula="of:=AVERAGE([.AK2:.AK16])" office:value-type="float" office:value="0.741559674173711" calcext:value-type="float">
            <text:p>0.7415596742</text:p>
          </table:table-cell>
          <table:table-cell table:formula="of:=AVERAGE([.AL2:.AL16])" office:value-type="float" office:value="0.741559674173711" calcext:value-type="float">
            <text:p>0.7415596742</text:p>
          </table:table-cell>
          <table:table-cell table:formula="of:=AVERAGE([.AM2:.AM16])" office:value-type="float" office:value="0.741559674173711" calcext:value-type="float">
            <text:p>0.7415596742</text:p>
          </table:table-cell>
          <table:table-cell table:formula="of:=AVERAGE([.AN2:.AN16])" office:value-type="float" office:value="0.741814303803341" calcext:value-type="float">
            <text:p>0.7418143038</text:p>
          </table:table-cell>
          <table:table-cell table:formula="of:=AVERAGE([.AO2:.AO16])" office:value-type="float" office:value="0.74237647311551" calcext:value-type="float">
            <text:p>0.7423764731</text:p>
          </table:table-cell>
          <table:table-cell table:formula="of:=AVERAGE([.AP2:.AP16])" office:value-type="float" office:value="0.74237647311551" calcext:value-type="float">
            <text:p>0.7423764731</text:p>
          </table:table-cell>
          <table:table-cell table:formula="of:=AVERAGE([.AQ2:.AQ16])" office:value-type="float" office:value="0.74237647311551" calcext:value-type="float">
            <text:p>0.7423764731</text:p>
          </table:table-cell>
          <table:table-cell table:formula="of:=AVERAGE([.AR2:.AR16])" office:value-type="float" office:value="0.74237647311551" calcext:value-type="float">
            <text:p>0.7423764731</text:p>
          </table:table-cell>
          <table:table-cell table:formula="of:=AVERAGE([.AS2:.AS16])" office:value-type="float" office:value="0.74237647311551" calcext:value-type="float">
            <text:p>0.7423764731</text:p>
          </table:table-cell>
          <table:table-cell table:formula="of:=AVERAGE([.AT2:.AT16])" office:value-type="float" office:value="0.74237647311551" calcext:value-type="float">
            <text:p>0.7423764731</text:p>
          </table:table-cell>
          <table:table-cell table:formula="of:=AVERAGE([.AU2:.AU16])" office:value-type="float" office:value="0.74237647311551" calcext:value-type="float">
            <text:p>0.7423764731</text:p>
          </table:table-cell>
          <table:table-cell table:formula="of:=AVERAGE([.AV2:.AV16])" office:value-type="float" office:value="0.74237647311551" calcext:value-type="float">
            <text:p>0.7423764731</text:p>
          </table:table-cell>
          <table:table-cell table:formula="of:=AVERAGE([.AW2:.AW16])" office:value-type="float" office:value="0.74237647311551" calcext:value-type="float">
            <text:p>0.7423764731</text:p>
          </table:table-cell>
          <table:table-cell table:formula="of:=AVERAGE([.AX2:.AX16])" office:value-type="float" office:value="0.74237647311551" calcext:value-type="float">
            <text:p>0.7423764731</text:p>
          </table:table-cell>
          <table:table-cell table:formula="of:=AVERAGE([.AY2:.AY16])" office:value-type="float" office:value="0.74237647311551" calcext:value-type="float">
            <text:p>0.7423764731</text:p>
          </table:table-cell>
          <table:table-cell table:formula="of:=AVERAGE([.AZ2:.AZ16])" office:value-type="float" office:value="0.74237647311551" calcext:value-type="float">
            <text:p>0.7423764731</text:p>
          </table:table-cell>
          <table:table-cell table:formula="of:=AVERAGE([.BA2:.BA16])" office:value-type="float" office:value="0.544658621976902" calcext:value-type="float">
            <text:p>0.544658622</text:p>
          </table:table-cell>
          <table:table-cell table:formula="of:=AVERAGE([.BB2:.BB16])" office:value-type="float" office:value="0.576386680122515" calcext:value-type="float">
            <text:p>0.5763866801</text:p>
          </table:table-cell>
          <table:table-cell table:formula="of:=AVERAGE([.BC2:.BC16])" office:value-type="float" office:value="0.611666150407175" calcext:value-type="float">
            <text:p>0.6116661504</text:p>
          </table:table-cell>
          <table:table-cell table:formula="of:=AVERAGE([.BD2:.BD16])" office:value-type="float" office:value="0.63067118406147" calcext:value-type="float">
            <text:p>0.6306711841</text:p>
          </table:table-cell>
          <table:table-cell table:formula="of:=AVERAGE([.BE2:.BE16])" office:value-type="float" office:value="0.657102673688734" calcext:value-type="float">
            <text:p>0.6571026737</text:p>
          </table:table-cell>
          <table:table-cell table:formula="of:=AVERAGE([.BF2:.BF16])" office:value-type="float" office:value="0.681549313185457" calcext:value-type="float">
            <text:p>0.6815493132</text:p>
          </table:table-cell>
          <table:table-cell table:formula="of:=AVERAGE([.BG2:.BG16])" office:value-type="float" office:value="0.687616573231247" calcext:value-type="float">
            <text:p>0.6876165732</text:p>
          </table:table-cell>
          <table:table-cell table:formula="of:=AVERAGE([.BH2:.BH16])" office:value-type="float" office:value="0.704758463254107" calcext:value-type="float">
            <text:p>0.7047584633</text:p>
          </table:table-cell>
          <table:table-cell table:formula="of:=AVERAGE([.BI2:.BI16])" office:value-type="float" office:value="0.723976345642721" calcext:value-type="float">
            <text:p>0.7239763456</text:p>
          </table:table-cell>
          <table:table-cell table:formula="of:=AVERAGE([.BJ2:.BJ16])" office:value-type="float" office:value="0.735844614172899" calcext:value-type="float">
            <text:p>0.7358446142</text:p>
          </table:table-cell>
          <table:table-cell table:formula="of:=AVERAGE([.BK2:.BK16])" office:value-type="float" office:value="0.751718013582884" calcext:value-type="float">
            <text:p>0.7517180136</text:p>
          </table:table-cell>
          <table:table-cell table:formula="of:=AVERAGE([.BL2:.BL16])" office:value-type="float" office:value="0.762192268325431" calcext:value-type="float">
            <text:p>0.7621922683</text:p>
          </table:table-cell>
          <table:table-cell table:formula="of:=AVERAGE([.BM2:.BM16])" office:value-type="float" office:value="0.771379470876671" calcext:value-type="float">
            <text:p>0.7713794709</text:p>
          </table:table-cell>
          <table:table-cell table:formula="of:=AVERAGE([.BN2:.BN16])" office:value-type="float" office:value="0.773088872586073" calcext:value-type="float">
            <text:p>0.7730888726</text:p>
          </table:table-cell>
          <table:table-cell table:formula="of:=AVERAGE([.BO2:.BO16])" office:value-type="float" office:value="0.784595022262954" calcext:value-type="float">
            <text:p>0.7845950223</text:p>
          </table:table-cell>
          <table:table-cell table:formula="of:=AVERAGE([.BP2:.BP16])" office:value-type="float" office:value="0.786304423972356" calcext:value-type="float">
            <text:p>0.786304424</text:p>
          </table:table-cell>
          <table:table-cell table:formula="of:=AVERAGE([.BQ2:.BQ16])" office:value-type="float" office:value="0.787887705189784" calcext:value-type="float">
            <text:p>0.7878877052</text:p>
          </table:table-cell>
          <table:table-cell table:formula="of:=AVERAGE([.BR2:.BR16])" office:value-type="float" office:value="0.796735943672168" calcext:value-type="float">
            <text:p>0.7967359437</text:p>
          </table:table-cell>
          <table:table-cell table:formula="of:=AVERAGE([.BS2:.BS16])" office:value-type="float" office:value="0.804558541128912" calcext:value-type="float">
            <text:p>0.8045585411</text:p>
          </table:table-cell>
          <table:table-cell table:formula="of:=AVERAGE([.BT2:.BT16])" office:value-type="float" office:value="0.813458721797385" calcext:value-type="float">
            <text:p>0.8134587218</text:p>
          </table:table-cell>
          <table:table-cell table:formula="of:=AVERAGE([.BU2:.BU16])" office:value-type="float" office:value="0.817914458021414" calcext:value-type="float">
            <text:p>0.817914458</text:p>
          </table:table-cell>
          <table:table-cell table:formula="of:=AVERAGE([.BV2:.BV16])" office:value-type="float" office:value="0.825495951034926" calcext:value-type="float">
            <text:p>0.825495951</text:p>
          </table:table-cell>
          <table:table-cell table:formula="of:=AVERAGE([.BW2:.BW16])" office:value-type="float" office:value="0.831410777381771" calcext:value-type="float">
            <text:p>0.8314107774</text:p>
          </table:table-cell>
          <table:table-cell table:formula="of:=AVERAGE([.BX2:.BX16])" office:value-type="float" office:value="0.83756273109989" calcext:value-type="float">
            <text:p>0.8375627311</text:p>
          </table:table-cell>
          <table:table-cell table:formula="of:=AVERAGE([.BY2:.BY16])" office:value-type="float" office:value="0.842088668557846" calcext:value-type="float">
            <text:p>0.8420886686</text:p>
          </table:table-cell>
          <table:table-cell table:formula="of:=AVERAGE([.BZ2:.BZ16])" office:value-type="float" office:value="0.842088668557846" calcext:value-type="float">
            <text:p>0.8420886686</text:p>
          </table:table-cell>
          <table:table-cell table:formula="of:=AVERAGE([.CA2:.CA16])" office:value-type="float" office:value="0.843755335224513" calcext:value-type="float">
            <text:p>0.8437553352</text:p>
          </table:table-cell>
          <table:table-cell table:formula="of:=AVERAGE([.CB2:.CB16])" office:value-type="float" office:value="0.842366446335624" calcext:value-type="float">
            <text:p>0.8423664463</text:p>
          </table:table-cell>
          <table:table-cell table:formula="of:=AVERAGE([.CC2:.CC16])" office:value-type="float" office:value="0.842366446335624" calcext:value-type="float">
            <text:p>0.8423664463</text:p>
          </table:table-cell>
          <table:table-cell table:formula="of:=AVERAGE([.CD2:.CD16])" office:value-type="float" office:value="0.842366446335624" calcext:value-type="float">
            <text:p>0.8423664463</text:p>
          </table:table-cell>
          <table:table-cell table:formula="of:=AVERAGE([.CE2:.CE16])" office:value-type="float" office:value="0.842366446335624" calcext:value-type="float">
            <text:p>0.8423664463</text:p>
          </table:table-cell>
          <table:table-cell table:formula="of:=AVERAGE([.CF2:.CF16])" office:value-type="float" office:value="0.842366446335624" calcext:value-type="float">
            <text:p>0.8423664463</text:p>
          </table:table-cell>
          <table:table-cell table:formula="of:=AVERAGE([.CG2:.CG16])" office:value-type="float" office:value="0.842366446335624" calcext:value-type="float">
            <text:p>0.8423664463</text:p>
          </table:table-cell>
          <table:table-cell table:formula="of:=AVERAGE([.CH2:.CH16])" office:value-type="float" office:value="0.842366446335624" calcext:value-type="float">
            <text:p>0.8423664463</text:p>
          </table:table-cell>
          <table:table-cell table:formula="of:=AVERAGE([.CI2:.CI16])" office:value-type="float" office:value="0.842366446335624" calcext:value-type="float">
            <text:p>0.8423664463</text:p>
          </table:table-cell>
          <table:table-cell table:formula="of:=AVERAGE([.CJ2:.CJ16])" office:value-type="float" office:value="0.842366446335624" calcext:value-type="float">
            <text:p>0.8423664463</text:p>
          </table:table-cell>
          <table:table-cell table:formula="of:=AVERAGE([.CK2:.CK16])" office:value-type="float" office:value="0.842366446335624" calcext:value-type="float">
            <text:p>0.8423664463</text:p>
          </table:table-cell>
          <table:table-cell table:formula="of:=AVERAGE([.CL2:.CL16])" office:value-type="float" office:value="0.842366446335624" calcext:value-type="float">
            <text:p>0.8423664463</text:p>
          </table:table-cell>
          <table:table-cell table:formula="of:=AVERAGE([.CM2:.CM16])" office:value-type="float" office:value="0.843755335224513" calcext:value-type="float">
            <text:p>0.8437553352</text:p>
          </table:table-cell>
          <table:table-cell table:formula="of:=AVERAGE([.CN2:.CN16])" office:value-type="float" office:value="0.84653311300229" calcext:value-type="float">
            <text:p>0.846533113</text:p>
          </table:table-cell>
          <table:table-cell table:formula="of:=AVERAGE([.CO2:.CO16])" office:value-type="float" office:value="0.84653311300229" calcext:value-type="float">
            <text:p>0.846533113</text:p>
          </table:table-cell>
          <table:table-cell table:formula="of:=AVERAGE([.CP2:.CP16])" office:value-type="float" office:value="0.84653311300229" calcext:value-type="float">
            <text:p>0.846533113</text:p>
          </table:table-cell>
          <table:table-cell table:formula="of:=AVERAGE([.CQ2:.CQ16])" office:value-type="float" office:value="0.84653311300229" calcext:value-type="float">
            <text:p>0.846533113</text:p>
          </table:table-cell>
          <table:table-cell table:formula="of:=AVERAGE([.CR2:.CR16])" office:value-type="float" office:value="0.84653311300229" calcext:value-type="float">
            <text:p>0.846533113</text:p>
          </table:table-cell>
          <table:table-cell table:formula="of:=AVERAGE([.CS2:.CS16])" office:value-type="float" office:value="0.84653311300229" calcext:value-type="float">
            <text:p>0.846533113</text:p>
          </table:table-cell>
          <table:table-cell table:formula="of:=AVERAGE([.CT2:.CT16])" office:value-type="float" office:value="0.84653311300229" calcext:value-type="float">
            <text:p>0.846533113</text:p>
          </table:table-cell>
          <table:table-cell table:formula="of:=AVERAGE([.CU2:.CU16])" office:value-type="float" office:value="0.84653311300229" calcext:value-type="float">
            <text:p>0.846533113</text:p>
          </table:table-cell>
          <table:table-cell table:formula="of:=AVERAGE([.CV2:.CV16])" office:value-type="float" office:value="0.84653311300229" calcext:value-type="float">
            <text:p>0.846533113</text:p>
          </table:table-cell>
          <table:table-cell table:formula="of:=AVERAGE([.CW2:.CW16])" office:value-type="float" office:value="0.84653311300229" calcext:value-type="float">
            <text:p>0.846533113</text:p>
          </table:table-cell>
          <table:table-cell table:formula="of:=AVERAGE([.CX2:.CX16])" office:value-type="float" office:value="0.84653311300229" calcext:value-type="float">
            <text:p>0.846533113</text:p>
          </table:table-cell>
          <table:table-cell table:formula="of:=AVERAGE([.CY2:.CY16])" office:value-type="float" office:value="0.84653311300229" calcext:value-type="float">
            <text:p>0.846533113</text:p>
          </table:table-cell>
        </table:table-row>
      </table:table>
      <table:table table:name="rw_3_3" table:style-name="ta1">
        <table:table-column table:style-name="co5" table:default-cell-style-name="Default"/>
        <table:table-column table:style-name="co6" table:number-columns-repeated="67" table:default-cell-style-name="Default"/>
        <table:table-column table:style-name="co7" table:number-columns-repeated="35" table:default-cell-style-name="Default"/>
        <table:table-row table:style-name="ro1">
          <table:table-cell office:value-type="string" calcext:value-type="string">
            <text:p>trial_number</text:p>
          </table:table-cell>
          <table:table-cell office:value-type="string" calcext:value-type="string">
            <text:p>sim_iter_0</text:p>
          </table:table-cell>
          <table:table-cell office:value-type="string" calcext:value-type="string">
            <text:p>sim_iter_1</text:p>
          </table:table-cell>
          <table:table-cell office:value-type="string" calcext:value-type="string">
            <text:p>sim_iter_2</text:p>
          </table:table-cell>
          <table:table-cell office:value-type="string" calcext:value-type="string">
            <text:p>sim_iter_3</text:p>
          </table:table-cell>
          <table:table-cell office:value-type="string" calcext:value-type="string">
            <text:p>sim_iter_4</text:p>
          </table:table-cell>
          <table:table-cell office:value-type="string" calcext:value-type="string">
            <text:p>sim_iter_5</text:p>
          </table:table-cell>
          <table:table-cell office:value-type="string" calcext:value-type="string">
            <text:p>sim_iter_6</text:p>
          </table:table-cell>
          <table:table-cell office:value-type="string" calcext:value-type="string">
            <text:p>sim_iter_7</text:p>
          </table:table-cell>
          <table:table-cell office:value-type="string" calcext:value-type="string">
            <text:p>sim_iter_8</text:p>
          </table:table-cell>
          <table:table-cell office:value-type="string" calcext:value-type="string">
            <text:p>sim_iter_9</text:p>
          </table:table-cell>
          <table:table-cell office:value-type="string" calcext:value-type="string">
            <text:p>sim_iter_10</text:p>
          </table:table-cell>
          <table:table-cell office:value-type="string" calcext:value-type="string">
            <text:p>sim_iter_11</text:p>
          </table:table-cell>
          <table:table-cell office:value-type="string" calcext:value-type="string">
            <text:p>sim_iter_12</text:p>
          </table:table-cell>
          <table:table-cell office:value-type="string" calcext:value-type="string">
            <text:p>sim_iter_13</text:p>
          </table:table-cell>
          <table:table-cell office:value-type="string" calcext:value-type="string">
            <text:p>sim_iter_14</text:p>
          </table:table-cell>
          <table:table-cell office:value-type="string" calcext:value-type="string">
            <text:p>sim_iter_15</text:p>
          </table:table-cell>
          <table:table-cell office:value-type="string" calcext:value-type="string">
            <text:p>sim_iter_16</text:p>
          </table:table-cell>
          <table:table-cell office:value-type="string" calcext:value-type="string">
            <text:p>sim_iter_17</text:p>
          </table:table-cell>
          <table:table-cell office:value-type="string" calcext:value-type="string">
            <text:p>sim_iter_18</text:p>
          </table:table-cell>
          <table:table-cell office:value-type="string" calcext:value-type="string">
            <text:p>sim_iter_19</text:p>
          </table:table-cell>
          <table:table-cell office:value-type="string" calcext:value-type="string">
            <text:p>sim_iter_20</text:p>
          </table:table-cell>
          <table:table-cell office:value-type="string" calcext:value-type="string">
            <text:p>sim_iter_21</text:p>
          </table:table-cell>
          <table:table-cell office:value-type="string" calcext:value-type="string">
            <text:p>sim_iter_22</text:p>
          </table:table-cell>
          <table:table-cell office:value-type="string" calcext:value-type="string">
            <text:p>sim_iter_23</text:p>
          </table:table-cell>
          <table:table-cell office:value-type="string" calcext:value-type="string">
            <text:p>sim_iter_24</text:p>
          </table:table-cell>
          <table:table-cell office:value-type="string" calcext:value-type="string">
            <text:p>sim_iter_25</text:p>
          </table:table-cell>
          <table:table-cell office:value-type="string" calcext:value-type="string">
            <text:p>sim_iter_26</text:p>
          </table:table-cell>
          <table:table-cell office:value-type="string" calcext:value-type="string">
            <text:p>sim_iter_27</text:p>
          </table:table-cell>
          <table:table-cell office:value-type="string" calcext:value-type="string">
            <text:p>sim_iter_28</text:p>
          </table:table-cell>
          <table:table-cell office:value-type="string" calcext:value-type="string">
            <text:p>sim_iter_29</text:p>
          </table:table-cell>
          <table:table-cell office:value-type="string" calcext:value-type="string">
            <text:p>sim_iter_30</text:p>
          </table:table-cell>
          <table:table-cell office:value-type="string" calcext:value-type="string">
            <text:p>sim_iter_31</text:p>
          </table:table-cell>
          <table:table-cell office:value-type="string" calcext:value-type="string">
            <text:p>sim_iter_32</text:p>
          </table:table-cell>
          <table:table-cell office:value-type="string" calcext:value-type="string">
            <text:p>sim_iter_33</text:p>
          </table:table-cell>
          <table:table-cell office:value-type="string" calcext:value-type="string">
            <text:p>sim_iter_34</text:p>
          </table:table-cell>
          <table:table-cell office:value-type="string" calcext:value-type="string">
            <text:p>sim_iter_35</text:p>
          </table:table-cell>
          <table:table-cell office:value-type="string" calcext:value-type="string">
            <text:p>sim_iter_36</text:p>
          </table:table-cell>
          <table:table-cell office:value-type="string" calcext:value-type="string">
            <text:p>sim_iter_37</text:p>
          </table:table-cell>
          <table:table-cell office:value-type="string" calcext:value-type="string">
            <text:p>sim_iter_38</text:p>
          </table:table-cell>
          <table:table-cell office:value-type="string" calcext:value-type="string">
            <text:p>sim_iter_39</text:p>
          </table:table-cell>
          <table:table-cell office:value-type="string" calcext:value-type="string">
            <text:p>sim_iter_40</text:p>
          </table:table-cell>
          <table:table-cell office:value-type="string" calcext:value-type="string">
            <text:p>sim_iter_41</text:p>
          </table:table-cell>
          <table:table-cell office:value-type="string" calcext:value-type="string">
            <text:p>sim_iter_42</text:p>
          </table:table-cell>
          <table:table-cell office:value-type="string" calcext:value-type="string">
            <text:p>sim_iter_43</text:p>
          </table:table-cell>
          <table:table-cell office:value-type="string" calcext:value-type="string">
            <text:p>sim_iter_44</text:p>
          </table:table-cell>
          <table:table-cell office:value-type="string" calcext:value-type="string">
            <text:p>sim_iter_45</text:p>
          </table:table-cell>
          <table:table-cell office:value-type="string" calcext:value-type="string">
            <text:p>sim_iter_46</text:p>
          </table:table-cell>
          <table:table-cell office:value-type="string" calcext:value-type="string">
            <text:p>sim_iter_47</text:p>
          </table:table-cell>
          <table:table-cell office:value-type="string" calcext:value-type="string">
            <text:p>sim_iter_48</text:p>
          </table:table-cell>
          <table:table-cell office:value-type="string" calcext:value-type="string">
            <text:p>sim_iter_49</text:p>
          </table:table-cell>
          <table:table-cell office:value-type="string" calcext:value-type="string">
            <text:p>sim_iter_50</text:p>
          </table:table-cell>
          <table:table-cell office:value-type="string" calcext:value-type="string">
            <text:p>hap_iter_0</text:p>
          </table:table-cell>
          <table:table-cell office:value-type="string" calcext:value-type="string">
            <text:p>hap_iter_1</text:p>
          </table:table-cell>
          <table:table-cell office:value-type="string" calcext:value-type="string">
            <text:p>hap_iter_2</text:p>
          </table:table-cell>
          <table:table-cell office:value-type="string" calcext:value-type="string">
            <text:p>hap_iter_3</text:p>
          </table:table-cell>
          <table:table-cell office:value-type="string" calcext:value-type="string">
            <text:p>hap_iter_4</text:p>
          </table:table-cell>
          <table:table-cell office:value-type="string" calcext:value-type="string">
            <text:p>hap_iter_5</text:p>
          </table:table-cell>
          <table:table-cell office:value-type="string" calcext:value-type="string">
            <text:p>hap_iter_6</text:p>
          </table:table-cell>
          <table:table-cell office:value-type="string" calcext:value-type="string">
            <text:p>hap_iter_7</text:p>
          </table:table-cell>
          <table:table-cell office:value-type="string" calcext:value-type="string">
            <text:p>hap_iter_8</text:p>
          </table:table-cell>
          <table:table-cell office:value-type="string" calcext:value-type="string">
            <text:p>hap_iter_9</text:p>
          </table:table-cell>
          <table:table-cell office:value-type="string" calcext:value-type="string">
            <text:p>hap_iter_10</text:p>
          </table:table-cell>
          <table:table-cell office:value-type="string" calcext:value-type="string">
            <text:p>hap_iter_11</text:p>
          </table:table-cell>
          <table:table-cell office:value-type="string" calcext:value-type="string">
            <text:p>hap_iter_12</text:p>
          </table:table-cell>
          <table:table-cell office:value-type="string" calcext:value-type="string">
            <text:p>hap_iter_13</text:p>
          </table:table-cell>
          <table:table-cell office:value-type="string" calcext:value-type="string">
            <text:p>hap_iter_14</text:p>
          </table:table-cell>
          <table:table-cell office:value-type="string" calcext:value-type="string">
            <text:p>hap_iter_15</text:p>
          </table:table-cell>
          <table:table-cell office:value-type="string" calcext:value-type="string">
            <text:p>hap_iter_16</text:p>
          </table:table-cell>
          <table:table-cell office:value-type="string" calcext:value-type="string">
            <text:p>hap_iter_17</text:p>
          </table:table-cell>
          <table:table-cell office:value-type="string" calcext:value-type="string">
            <text:p>hap_iter_18</text:p>
          </table:table-cell>
          <table:table-cell office:value-type="string" calcext:value-type="string">
            <text:p>hap_iter_19</text:p>
          </table:table-cell>
          <table:table-cell office:value-type="string" calcext:value-type="string">
            <text:p>hap_iter_20</text:p>
          </table:table-cell>
          <table:table-cell office:value-type="string" calcext:value-type="string">
            <text:p>hap_iter_21</text:p>
          </table:table-cell>
          <table:table-cell office:value-type="string" calcext:value-type="string">
            <text:p>hap_iter_22</text:p>
          </table:table-cell>
          <table:table-cell office:value-type="string" calcext:value-type="string">
            <text:p>hap_iter_23</text:p>
          </table:table-cell>
          <table:table-cell office:value-type="string" calcext:value-type="string">
            <text:p>hap_iter_24</text:p>
          </table:table-cell>
          <table:table-cell office:value-type="string" calcext:value-type="string">
            <text:p>hap_iter_25</text:p>
          </table:table-cell>
          <table:table-cell office:value-type="string" calcext:value-type="string">
            <text:p>hap_iter_26</text:p>
          </table:table-cell>
          <table:table-cell office:value-type="string" calcext:value-type="string">
            <text:p>hap_iter_27</text:p>
          </table:table-cell>
          <table:table-cell office:value-type="string" calcext:value-type="string">
            <text:p>hap_iter_28</text:p>
          </table:table-cell>
          <table:table-cell office:value-type="string" calcext:value-type="string">
            <text:p>hap_iter_29</text:p>
          </table:table-cell>
          <table:table-cell office:value-type="string" calcext:value-type="string">
            <text:p>hap_iter_30</text:p>
          </table:table-cell>
          <table:table-cell office:value-type="string" calcext:value-type="string">
            <text:p>hap_iter_31</text:p>
          </table:table-cell>
          <table:table-cell office:value-type="string" calcext:value-type="string">
            <text:p>hap_iter_32</text:p>
          </table:table-cell>
          <table:table-cell office:value-type="string" calcext:value-type="string">
            <text:p>hap_iter_33</text:p>
          </table:table-cell>
          <table:table-cell office:value-type="string" calcext:value-type="string">
            <text:p>hap_iter_34</text:p>
          </table:table-cell>
          <table:table-cell office:value-type="string" calcext:value-type="string">
            <text:p>hap_iter_35</text:p>
          </table:table-cell>
          <table:table-cell office:value-type="string" calcext:value-type="string">
            <text:p>hap_iter_36</text:p>
          </table:table-cell>
          <table:table-cell office:value-type="string" calcext:value-type="string">
            <text:p>hap_iter_37</text:p>
          </table:table-cell>
          <table:table-cell office:value-type="string" calcext:value-type="string">
            <text:p>hap_iter_38</text:p>
          </table:table-cell>
          <table:table-cell office:value-type="string" calcext:value-type="string">
            <text:p>hap_iter_39</text:p>
          </table:table-cell>
          <table:table-cell office:value-type="string" calcext:value-type="string">
            <text:p>hap_iter_40</text:p>
          </table:table-cell>
          <table:table-cell office:value-type="string" calcext:value-type="string">
            <text:p>hap_iter_41</text:p>
          </table:table-cell>
          <table:table-cell office:value-type="string" calcext:value-type="string">
            <text:p>hap_iter_42</text:p>
          </table:table-cell>
          <table:table-cell office:value-type="string" calcext:value-type="string">
            <text:p>hap_iter_43</text:p>
          </table:table-cell>
          <table:table-cell office:value-type="string" calcext:value-type="string">
            <text:p>hap_iter_44</text:p>
          </table:table-cell>
          <table:table-cell office:value-type="string" calcext:value-type="string">
            <text:p>hap_iter_45</text:p>
          </table:table-cell>
          <table:table-cell office:value-type="string" calcext:value-type="string">
            <text:p>hap_iter_46</text:p>
          </table:table-cell>
          <table:table-cell office:value-type="string" calcext:value-type="string">
            <text:p>hap_iter_47</text:p>
          </table:table-cell>
          <table:table-cell office:value-type="string" calcext:value-type="string">
            <text:p>hap_iter_48</text:p>
          </table:table-cell>
          <table:table-cell office:value-type="string" calcext:value-type="string">
            <text:p>hap_iter_49</text:p>
          </table:table-cell>
          <table:table-cell office:value-type="string" calcext:value-type="string">
            <text:p>hap_iter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6444805194805" calcext:value-type="float">
            <text:p>0.4864448052</text:p>
          </table:table-cell>
          <table:table-cell office:value-type="float" office:value="0.498917748917749" calcext:value-type="float">
            <text:p>0.4989177489</text:p>
          </table:table-cell>
          <table:table-cell office:value-type="float" office:value="0.499675324675325" calcext:value-type="float">
            <text:p>0.4996753247</text:p>
          </table:table-cell>
          <table:table-cell office:value-type="float" office:value="0.516071428571429" calcext:value-type="float">
            <text:p>0.5160714286</text:p>
          </table:table-cell>
          <table:table-cell office:value-type="float" office:value="0.53728354978355" calcext:value-type="float">
            <text:p>0.5372835498</text:p>
          </table:table-cell>
          <table:table-cell office:value-type="float" office:value="0.565313852813853" calcext:value-type="float">
            <text:p>0.5653138528</text:p>
          </table:table-cell>
          <table:table-cell office:value-type="float" office:value="0.573647186147186" calcext:value-type="float">
            <text:p>0.5736471861</text:p>
          </table:table-cell>
          <table:table-cell office:value-type="float" office:value="0.594751082251082" calcext:value-type="float">
            <text:p>0.5947510823</text:p>
          </table:table-cell>
          <table:table-cell office:value-type="float" office:value="0.615367965367965" calcext:value-type="float">
            <text:p>0.6153679654</text:p>
          </table:table-cell>
          <table:table-cell table:number-columns-repeated="42" office:value-type="float" office:value="0.638014069264069" calcext:value-type="float">
            <text:p>0.6380140693</text:p>
          </table:table-cell>
          <table:table-cell office:value-type="float" office:value="0.795454545454545" calcext:value-type="float">
            <text:p>0.7954545455</text:p>
          </table:table-cell>
          <table:table-cell office:value-type="float" office:value="0.818181818181818" calcext:value-type="float">
            <text:p>0.8181818182</text:p>
          </table:table-cell>
          <table:table-cell office:value-type="float" office:value="0.840909090909091" calcext:value-type="float">
            <text:p>0.8409090909</text:p>
          </table:table-cell>
          <table:table-cell office:value-type="float" office:value="0.863636363636364" calcext:value-type="float">
            <text:p>0.8636363636</text:p>
          </table:table-cell>
          <table:table-cell office:value-type="float" office:value="0.886363636363636" calcext:value-type="float">
            <text:p>0.8863636364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954545454545455" calcext:value-type="float">
            <text:p>0.9545454545</text:p>
          </table:table-cell>
          <table:table-cell table:number-columns-repeated="2" office:value-type="float" office:value="0.977272727272727" calcext:value-type="float">
            <text:p>0.9772727273</text:p>
          </table:table-cell>
          <table:table-cell table:number-columns-repeated="4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1080139372822" calcext:value-type="float">
            <text:p>0.5210801394</text:p>
          </table:table-cell>
          <table:table-cell office:value-type="float" office:value="0.530894308943089" calcext:value-type="float">
            <text:p>0.5308943089</text:p>
          </table:table-cell>
          <table:table-cell office:value-type="float" office:value="0.544715447154471" calcext:value-type="float">
            <text:p>0.5447154472</text:p>
          </table:table-cell>
          <table:table-cell office:value-type="float" office:value="0.57520325203252" calcext:value-type="float">
            <text:p>0.575203252</text:p>
          </table:table-cell>
          <table:table-cell office:value-type="float" office:value="0.59390243902439" calcext:value-type="float">
            <text:p>0.593902439</text:p>
          </table:table-cell>
          <table:table-cell office:value-type="float" office:value="0.622764227642276" calcext:value-type="float">
            <text:p>0.6227642276</text:p>
          </table:table-cell>
          <table:table-cell office:value-type="float" office:value="0.62479674796748" calcext:value-type="float">
            <text:p>0.624796748</text:p>
          </table:table-cell>
          <table:table-cell office:value-type="float" office:value="0.638908246225319" calcext:value-type="float">
            <text:p>0.6389082462</text:p>
          </table:table-cell>
          <table:table-cell office:value-type="float" office:value="0.654761904761905" calcext:value-type="float">
            <text:p>0.6547619048</text:p>
          </table:table-cell>
          <table:table-cell office:value-type="float" office:value="0.675493612078978" calcext:value-type="float">
            <text:p>0.6754936121</text:p>
          </table:table-cell>
          <table:table-cell office:value-type="float" office:value="0.671835075493612" calcext:value-type="float">
            <text:p>0.6718350755</text:p>
          </table:table-cell>
          <table:table-cell office:value-type="float" office:value="0.681881533101045" calcext:value-type="float">
            <text:p>0.6818815331</text:p>
          </table:table-cell>
          <table:table-cell office:value-type="float" office:value="0.702613240418119" calcext:value-type="float">
            <text:p>0.7026132404</text:p>
          </table:table-cell>
          <table:table-cell table:number-columns-repeated="38" office:value-type="float" office:value="0.720905923344948" calcext:value-type="float">
            <text:p>0.7209059233</text:p>
          </table:table-cell>
          <table:table-cell table:number-columns-repeated="2" office:value-type="float" office:value="0.75609756097561" calcext:value-type="float">
            <text:p>0.756097561</text:p>
          </table:table-cell>
          <table:table-cell office:value-type="float" office:value="0.804878048780488" calcext:value-type="float">
            <text:p>0.8048780488</text:p>
          </table:table-cell>
          <table:table-cell office:value-type="float" office:value="0.853658536585366" calcext:value-type="float">
            <text:p>0.8536585366</text:p>
          </table:table-cell>
          <table:table-cell table:number-columns-repeated="4" office:value-type="float" office:value="0.878048780487805" calcext:value-type="float">
            <text:p>0.8780487805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926829268292683" calcext:value-type="float">
            <text:p>0.9268292683</text:p>
          </table:table-cell>
          <table:table-cell table:number-columns-repeated="2" office:value-type="float" office:value="0.951219512195122" calcext:value-type="float">
            <text:p>0.9512195122</text:p>
          </table:table-cell>
          <table:table-cell office:value-type="float" office:value="0.975609756097561" calcext:value-type="float">
            <text:p>0.9756097561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4338624338624" calcext:value-type="float">
            <text:p>0.4943386243</text:p>
          </table:table-cell>
          <table:table-cell office:value-type="float" office:value="0.522751322751323" calcext:value-type="float">
            <text:p>0.5227513228</text:p>
          </table:table-cell>
          <table:table-cell office:value-type="float" office:value="0.561058201058201" calcext:value-type="float">
            <text:p>0.5610582011</text:p>
          </table:table-cell>
          <table:table-cell table:number-columns-repeated="2" office:value-type="float" office:value="0.579312169312169" calcext:value-type="float">
            <text:p>0.5793121693</text:p>
          </table:table-cell>
          <table:table-cell office:value-type="float" office:value="0.603386243386243" calcext:value-type="float">
            <text:p>0.6033862434</text:p>
          </table:table-cell>
          <table:table-cell office:value-type="float" office:value="0.619417989417989" calcext:value-type="float">
            <text:p>0.6194179894</text:p>
          </table:table-cell>
          <table:table-cell office:value-type="float" office:value="0.655873015873016" calcext:value-type="float">
            <text:p>0.6558730159</text:p>
          </table:table-cell>
          <table:table-cell office:value-type="float" office:value="0.667195767195767" calcext:value-type="float">
            <text:p>0.6671957672</text:p>
          </table:table-cell>
          <table:table-cell office:value-type="float" office:value="0.692354497354497" calcext:value-type="float">
            <text:p>0.6923544974</text:p>
          </table:table-cell>
          <table:table-cell office:value-type="float" office:value="0.708280423280423" calcext:value-type="float">
            <text:p>0.7082804233</text:p>
          </table:table-cell>
          <table:table-cell table:number-columns-repeated="40" office:value-type="float" office:value="0.709021164021164" calcext:value-type="float">
            <text:p>0.709021164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22222222222222" calcext:value-type="float">
            <text:p>0.8222222222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.933333333333333" calcext:value-type="float">
            <text:p>0.9333333333</text:p>
          </table:table-cell>
          <table:table-cell table:number-columns-repeated="2"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3261904761905" calcext:value-type="float">
            <text:p>0.4132619048</text:p>
          </table:table-cell>
          <table:table-cell office:value-type="float" office:value="0.428071428571429" calcext:value-type="float">
            <text:p>0.4280714286</text:p>
          </table:table-cell>
          <table:table-cell office:value-type="float" office:value="0.430071428571429" calcext:value-type="float">
            <text:p>0.4300714286</text:p>
          </table:table-cell>
          <table:table-cell office:value-type="float" office:value="0.438666666666667" calcext:value-type="float">
            <text:p>0.4386666667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3428571428571" calcext:value-type="float">
            <text:p>0.4834285714</text:p>
          </table:table-cell>
          <table:table-cell office:value-type="float" office:value="0.490285714285714" calcext:value-type="float">
            <text:p>0.4902857143</text:p>
          </table:table-cell>
          <table:table-cell office:value-type="float" office:value="0.517666666666667" calcext:value-type="float">
            <text:p>0.5176666667</text:p>
          </table:table-cell>
          <table:table-cell office:value-type="float" office:value="0.521142857142857" calcext:value-type="float">
            <text:p>0.5211428571</text:p>
          </table:table-cell>
          <table:table-cell office:value-type="float" office:value="0.543023809523809" calcext:value-type="float">
            <text:p>0.5430238095</text:p>
          </table:table-cell>
          <table:table-cell office:value-type="float" office:value="0.571285714285714" calcext:value-type="float">
            <text:p>0.5712857143</text:p>
          </table:table-cell>
          <table:table-cell office:value-type="float" office:value="0.589119047619048" calcext:value-type="float">
            <text:p>0.5891190476</text:p>
          </table:table-cell>
          <table:table-cell office:value-type="float" office:value="0.60102380952381" calcext:value-type="float">
            <text:p>0.6010238095</text:p>
          </table:table-cell>
          <table:table-cell office:value-type="float" office:value="0.605904761904762" calcext:value-type="float">
            <text:p>0.6059047619</text:p>
          </table:table-cell>
          <table:table-cell table:number-columns-repeated="37" office:value-type="float" office:value="0.621309523809524" calcext:value-type="float">
            <text:p>0.6213095238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table:number-columns-repeated="3" office:value-type="float" office:value="0.9" calcext:value-type="float">
            <text:p>0.9</text:p>
          </table:table-cell>
          <table:table-cell table:number-columns-repeated="3"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7195121951219" calcext:value-type="float">
            <text:p>0.487195122</text:p>
          </table:table-cell>
          <table:table-cell office:value-type="float" office:value="0.501132404181185" calcext:value-type="float">
            <text:p>0.5011324042</text:p>
          </table:table-cell>
          <table:table-cell office:value-type="float" office:value="0.519483159117305" calcext:value-type="float">
            <text:p>0.5194831591</text:p>
          </table:table-cell>
          <table:table-cell office:value-type="float" office:value="0.56280487804878" calcext:value-type="float">
            <text:p>0.562804878</text:p>
          </table:table-cell>
          <table:table-cell office:value-type="float" office:value="0.597706155632985" calcext:value-type="float">
            <text:p>0.5977061556</text:p>
          </table:table-cell>
          <table:table-cell office:value-type="float" office:value="0.641144018583043" calcext:value-type="float">
            <text:p>0.6411440186</text:p>
          </table:table-cell>
          <table:table-cell office:value-type="float" office:value="0.6517131242741" calcext:value-type="float">
            <text:p>0.6517131243</text:p>
          </table:table-cell>
          <table:table-cell office:value-type="float" office:value="0.702148664343786" calcext:value-type="float">
            <text:p>0.7021486643</text:p>
          </table:table-cell>
          <table:table-cell office:value-type="float" office:value="0.71869918699187" calcext:value-type="float">
            <text:p>0.718699187</text:p>
          </table:table-cell>
          <table:table-cell table:number-columns-repeated="42" office:value-type="float" office:value="0.759698025551684" calcext:value-type="float">
            <text:p>0.7596980256</text:p>
          </table:table-cell>
          <table:table-cell office:value-type="float" office:value="0.75609756097561" calcext:value-type="float">
            <text:p>0.756097561</text:p>
          </table:table-cell>
          <table:table-cell office:value-type="float" office:value="0.780487804878049" calcext:value-type="float">
            <text:p>0.7804878049</text:p>
          </table:table-cell>
          <table:table-cell office:value-type="float" office:value="0.804878048780488" calcext:value-type="float">
            <text:p>0.8048780488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0.878048780487805" calcext:value-type="float">
            <text:p>0.8780487805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951219512195122" calcext:value-type="float">
            <text:p>0.9512195122</text:p>
          </table:table-cell>
          <table:table-cell office:value-type="float" office:value="0.975609756097561" calcext:value-type="float">
            <text:p>0.9756097561</text:p>
          </table:table-cell>
          <table:table-cell table:number-columns-repeated="4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97119047619048" calcext:value-type="float">
            <text:p>0.4971190476</text:p>
          </table:table-cell>
          <table:table-cell office:value-type="float" office:value="0.50302380952381" calcext:value-type="float">
            <text:p>0.5030238095</text:p>
          </table:table-cell>
          <table:table-cell office:value-type="float" office:value="0.512357142857143" calcext:value-type="float">
            <text:p>0.5123571429</text:p>
          </table:table-cell>
          <table:table-cell office:value-type="float" office:value="0.552571428571429" calcext:value-type="float">
            <text:p>0.5525714286</text:p>
          </table:table-cell>
          <table:table-cell office:value-type="float" office:value="0.560404761904762" calcext:value-type="float">
            <text:p>0.5604047619</text:p>
          </table:table-cell>
          <table:table-cell office:value-type="float" office:value="0.581071428571429" calcext:value-type="float">
            <text:p>0.5810714286</text:p>
          </table:table-cell>
          <table:table-cell office:value-type="float" office:value="0.583071428571429" calcext:value-type="float">
            <text:p>0.5830714286</text:p>
          </table:table-cell>
          <table:table-cell office:value-type="float" office:value="0.622642857142857" calcext:value-type="float">
            <text:p>0.6226428571</text:p>
          </table:table-cell>
          <table:table-cell office:value-type="float" office:value="0.643333333333333" calcext:value-type="float">
            <text:p>0.6433333333</text:p>
          </table:table-cell>
          <table:table-cell office:value-type="float" office:value="0.654428571428571" calcext:value-type="float">
            <text:p>0.6544285714</text:p>
          </table:table-cell>
          <table:table-cell office:value-type="float" office:value="0.670261904761905" calcext:value-type="float">
            <text:p>0.6702619048</text:p>
          </table:table-cell>
          <table:table-cell office:value-type="float" office:value="0.681904761904762" calcext:value-type="float">
            <text:p>0.6819047619</text:p>
          </table:table-cell>
          <table:table-cell office:value-type="float" office:value="0.695880952380952" calcext:value-type="float">
            <text:p>0.6958809524</text:p>
          </table:table-cell>
          <table:table-cell table:number-columns-repeated="38" office:value-type="float" office:value="0.712071428571429" calcext:value-type="float">
            <text:p>0.7120714286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92" calcext:value-type="float">
            <text:p>0.92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37474120082816" calcext:value-type="float">
            <text:p>0.4374741201</text:p>
          </table:table-cell>
          <table:table-cell office:value-type="float" office:value="0.458488612836439" calcext:value-type="float">
            <text:p>0.4584886128</text:p>
          </table:table-cell>
          <table:table-cell office:value-type="float" office:value="0.46972049689441" calcext:value-type="float">
            <text:p>0.4697204969</text:p>
          </table:table-cell>
          <table:table-cell office:value-type="float" office:value="0.487836438923395" calcext:value-type="float">
            <text:p>0.4878364389</text:p>
          </table:table-cell>
          <table:table-cell office:value-type="float" office:value="0.49508281573499" calcext:value-type="float">
            <text:p>0.4950828157</text:p>
          </table:table-cell>
          <table:table-cell office:value-type="float" office:value="0.526966873706004" calcext:value-type="float">
            <text:p>0.5269668737</text:p>
          </table:table-cell>
          <table:table-cell office:value-type="float" office:value="0.543271221532091" calcext:value-type="float">
            <text:p>0.5432712215</text:p>
          </table:table-cell>
          <table:table-cell office:value-type="float" office:value="0.547722567287785" calcext:value-type="float">
            <text:p>0.5477225673</text:p>
          </table:table-cell>
          <table:table-cell office:value-type="float" office:value="0.586853002070393" calcext:value-type="float">
            <text:p>0.5868530021</text:p>
          </table:table-cell>
          <table:table-cell table:number-columns-repeated="42" office:value-type="float" office:value="0.622256728778468" calcext:value-type="float">
            <text:p>0.6222567288</text:p>
          </table:table-cell>
          <table:table-cell office:value-type="float" office:value="0.782608695652174" calcext:value-type="float">
            <text:p>0.7826086957</text:p>
          </table:table-cell>
          <table:table-cell office:value-type="float" office:value="0.804347826086956" calcext:value-type="float">
            <text:p>0.804347826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0.869565217391304" calcext:value-type="float">
            <text:p>0.8695652174</text:p>
          </table:table-cell>
          <table:table-cell office:value-type="float" office:value="0.91304347826087" calcext:value-type="float">
            <text:p>0.9130434783</text:p>
          </table:table-cell>
          <table:table-cell office:value-type="float" office:value="0.934782608695652" calcext:value-type="float">
            <text:p>0.9347826087</text:p>
          </table:table-cell>
          <table:table-cell table:number-columns-repeated="2" office:value-type="float" office:value="0.956521739130435" calcext:value-type="float">
            <text:p>0.9565217391</text:p>
          </table:table-cell>
          <table:table-cell office:value-type="float" office:value="0.978260869565217" calcext:value-type="float">
            <text:p>0.9782608696</text:p>
          </table:table-cell>
          <table:table-cell table:number-columns-repeated="4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16507936507936" calcext:value-type="float">
            <text:p>0.5165079365</text:p>
          </table:table-cell>
          <table:table-cell office:value-type="float" office:value="0.542751322751323" calcext:value-type="float">
            <text:p>0.5427513228</text:p>
          </table:table-cell>
          <table:table-cell office:value-type="float" office:value="0.564761904761905" calcext:value-type="float">
            <text:p>0.5647619048</text:p>
          </table:table-cell>
          <table:table-cell office:value-type="float" office:value="0.572380952380952" calcext:value-type="float">
            <text:p>0.5723809524</text:p>
          </table:table-cell>
          <table:table-cell office:value-type="float" office:value="0.588306878306878" calcext:value-type="float">
            <text:p>0.5883068783</text:p>
          </table:table-cell>
          <table:table-cell office:value-type="float" office:value="0.624285714285714" calcext:value-type="float">
            <text:p>0.6242857143</text:p>
          </table:table-cell>
          <table:table-cell office:value-type="float" office:value="0.643968253968254" calcext:value-type="float">
            <text:p>0.643968254</text:p>
          </table:table-cell>
          <table:table-cell office:value-type="float" office:value="0.66042328042328" calcext:value-type="float">
            <text:p>0.6604232804</text:p>
          </table:table-cell>
          <table:table-cell table:number-columns-repeated="43" office:value-type="float" office:value="0.687037037037037" calcext:value-type="float">
            <text:p>0.687037037</text:p>
          </table:table-cell>
          <table:table-cell office:value-type="float" office:value="0.844444444444444" calcext:value-type="float">
            <text:p>0.8444444444</text:p>
          </table:table-cell>
          <table:table-cell table:number-columns-repeated="2" office:value-type="float" office:value="0.866666666666667" calcext:value-type="float">
            <text:p>0.8666666667</text:p>
          </table:table-cell>
          <table:table-cell office:value-type="float" office:value="0.888888888888889" calcext:value-type="float">
            <text:p>0.8888888889</text:p>
          </table:table-cell>
          <table:table-cell table:number-columns-repeated="2"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4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8386243386243" calcext:value-type="float">
            <text:p>0.4883862434</text:p>
          </table:table-cell>
          <table:table-cell office:value-type="float" office:value="0.499497354497354" calcext:value-type="float">
            <text:p>0.4994973545</text:p>
          </table:table-cell>
          <table:table-cell office:value-type="float" office:value="0.500608465608465" calcext:value-type="float">
            <text:p>0.5006084656</text:p>
          </table:table-cell>
          <table:table-cell office:value-type="float" office:value="0.508756613756614" calcext:value-type="float">
            <text:p>0.5087566138</text:p>
          </table:table-cell>
          <table:table-cell office:value-type="float" office:value="0.538386243386243" calcext:value-type="float">
            <text:p>0.5383862434</text:p>
          </table:table-cell>
          <table:table-cell office:value-type="float" office:value="0.553571428571429" calcext:value-type="float">
            <text:p>0.5535714286</text:p>
          </table:table-cell>
          <table:table-cell office:value-type="float" office:value="0.549126984126984" calcext:value-type="float">
            <text:p>0.5491269841</text:p>
          </table:table-cell>
          <table:table-cell office:value-type="float" office:value="0.56510582010582" calcext:value-type="float">
            <text:p>0.5651058201</text:p>
          </table:table-cell>
          <table:table-cell office:value-type="float" office:value="0.580925925925926" calcext:value-type="float">
            <text:p>0.5809259259</text:p>
          </table:table-cell>
          <table:table-cell office:value-type="float" office:value="0.61494708994709" calcext:value-type="float">
            <text:p>0.6149470899</text:p>
          </table:table-cell>
          <table:table-cell office:value-type="float" office:value="0.632407407407407" calcext:value-type="float">
            <text:p>0.6324074074</text:p>
          </table:table-cell>
          <table:table-cell office:value-type="float" office:value="0.649708994708995" calcext:value-type="float">
            <text:p>0.6497089947</text:p>
          </table:table-cell>
          <table:table-cell office:value-type="float" office:value="0.668518518518519" calcext:value-type="float">
            <text:p>0.6685185185</text:p>
          </table:table-cell>
          <table:table-cell table:number-columns-repeated="38" office:value-type="float" office:value="0.701746031746032" calcext:value-type="float">
            <text:p>0.7017460317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" calcext:value-type="float">
            <text:p>0.8</text:p>
          </table:table-cell>
          <table:table-cell office:value-type="float" office:value="0.822222222222222" calcext:value-type="float">
            <text:p>0.8222222222</text:p>
          </table:table-cell>
          <table:table-cell table:number-columns-repeated="2"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table:number-columns-repeated="2" office:value-type="float" office:value="0.977777777777778" calcext:value-type="float">
            <text:p>0.9777777778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81098153547133" calcext:value-type="float">
            <text:p>0.4810981535</text:p>
          </table:table-cell>
          <table:table-cell office:value-type="float" office:value="0.515208940719145" calcext:value-type="float">
            <text:p>0.5152089407</text:p>
          </table:table-cell>
          <table:table-cell office:value-type="float" office:value="0.535349854227405" calcext:value-type="float">
            <text:p>0.5353498542</text:p>
          </table:table-cell>
          <table:table-cell office:value-type="float" office:value="0.53899416909621" calcext:value-type="float">
            <text:p>0.5389941691</text:p>
          </table:table-cell>
          <table:table-cell office:value-type="float" office:value="0.547497570456754" calcext:value-type="float">
            <text:p>0.5474975705</text:p>
          </table:table-cell>
          <table:table-cell office:value-type="float" office:value="0.553935860058309" calcext:value-type="float">
            <text:p>0.5539358601</text:p>
          </table:table-cell>
          <table:table-cell office:value-type="float" office:value="0.584159378036929" calcext:value-type="float">
            <text:p>0.584159378</text:p>
          </table:table-cell>
          <table:table-cell office:value-type="float" office:value="0.620019436345967" calcext:value-type="float">
            <text:p>0.6200194363</text:p>
          </table:table-cell>
          <table:table-cell office:value-type="float" office:value="0.63935860058309" calcext:value-type="float">
            <text:p>0.6393586006</text:p>
          </table:table-cell>
          <table:table-cell office:value-type="float" office:value="0.662390670553936" calcext:value-type="float">
            <text:p>0.6623906706</text:p>
          </table:table-cell>
          <table:table-cell office:value-type="float" office:value="0.682118561710398" calcext:value-type="float">
            <text:p>0.6821185617</text:p>
          </table:table-cell>
          <table:table-cell office:value-type="float" office:value="0.706219630709427" calcext:value-type="float">
            <text:p>0.7062196307</text:p>
          </table:table-cell>
          <table:table-cell office:value-type="float" office:value="0.762536443148688" calcext:value-type="float">
            <text:p>0.7625364431</text:p>
          </table:table-cell>
          <table:table-cell office:value-type="float" office:value="0.795553935860058" calcext:value-type="float">
            <text:p>0.7955539359</text:p>
          </table:table-cell>
          <table:table-cell table:number-columns-repeated="37" office:value-type="float" office:value="0.815597667638484" calcext:value-type="float">
            <text:p>0.8155976676</text:p>
          </table:table-cell>
          <table:table-cell office:value-type="float" office:value="0.755102040816326" calcext:value-type="float">
            <text:p>0.7551020408</text:p>
          </table:table-cell>
          <table:table-cell office:value-type="float" office:value="0.775510204081633" calcext:value-type="float">
            <text:p>0.7755102041</text:p>
          </table:table-cell>
          <table:table-cell office:value-type="float" office:value="0.816326530612245" calcext:value-type="float">
            <text:p>0.8163265306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0.877551020408163" calcext:value-type="float">
            <text:p>0.8775510204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877551020408163" calcext:value-type="float">
            <text:p>0.8775510204</text:p>
          </table:table-cell>
          <table:table-cell table:number-columns-repeated="3" office:value-type="float" office:value="0.897959183673469" calcext:value-type="float">
            <text:p>0.8979591837</text:p>
          </table:table-cell>
          <table:table-cell office:value-type="float" office:value="0.918367346938775" calcext:value-type="float">
            <text:p>0.9183673469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959183673469388" calcext:value-type="float">
            <text:p>0.9591836735</text:p>
          </table:table-cell>
          <table:table-cell office:value-type="float" office:value="0.979591836734694" calcext:value-type="float">
            <text:p>0.9795918367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1851851851852" calcext:value-type="float">
            <text:p>0.5818518519</text:p>
          </table:table-cell>
          <table:table-cell office:value-type="float" office:value="0.602222222222222" calcext:value-type="float">
            <text:p>0.6022222222</text:p>
          </table:table-cell>
          <table:table-cell office:value-type="float" office:value="0.613571428571429" calcext:value-type="float">
            <text:p>0.6135714286</text:p>
          </table:table-cell>
          <table:table-cell office:value-type="float" office:value="0.622539682539683" calcext:value-type="float">
            <text:p>0.6225396825</text:p>
          </table:table-cell>
          <table:table-cell office:value-type="float" office:value="0.660582010582011" calcext:value-type="float">
            <text:p>0.6605820106</text:p>
          </table:table-cell>
          <table:table-cell office:value-type="float" office:value="0.677619047619048" calcext:value-type="float">
            <text:p>0.6776190476</text:p>
          </table:table-cell>
          <table:table-cell office:value-type="float" office:value="0.680449735449735" calcext:value-type="float">
            <text:p>0.6804497354</text:p>
          </table:table-cell>
          <table:table-cell table:number-columns-repeated="44" office:value-type="float" office:value="0.69537037037037" calcext:value-type="float">
            <text:p>0.6953703704</text:p>
          </table:table-cell>
          <table:table-cell office:value-type="float" office:value="0.822222222222222" calcext:value-type="float">
            <text:p>0.8222222222</text:p>
          </table:table-cell>
          <table:table-cell office:value-type="float" office:value="0.866666666666667" calcext:value-type="float">
            <text:p>0.8666666667</text:p>
          </table:table-cell>
          <table:table-cell table:number-columns-repeated="2" office:value-type="float" office:value="0.911111111111111" calcext:value-type="float">
            <text:p>0.9111111111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4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34473150962513" calcext:value-type="float">
            <text:p>0.534473151</text:p>
          </table:table-cell>
          <table:table-cell office:value-type="float" office:value="0.560359675785208" calcext:value-type="float">
            <text:p>0.5603596758</text:p>
          </table:table-cell>
          <table:table-cell office:value-type="float" office:value="0.564311043566363" calcext:value-type="float">
            <text:p>0.5643110436</text:p>
          </table:table-cell>
          <table:table-cell office:value-type="float" office:value="0.573657548125633" calcext:value-type="float">
            <text:p>0.5736575481</text:p>
          </table:table-cell>
          <table:table-cell office:value-type="float" office:value="0.590222897669706" calcext:value-type="float">
            <text:p>0.5902228977</text:p>
          </table:table-cell>
          <table:table-cell office:value-type="float" office:value="0.612411347517731" calcext:value-type="float">
            <text:p>0.6124113475</text:p>
          </table:table-cell>
          <table:table-cell office:value-type="float" office:value="0.625886524822695" calcext:value-type="float">
            <text:p>0.6258865248</text:p>
          </table:table-cell>
          <table:table-cell table:number-columns-repeated="44" office:value-type="float" office:value="0.64774569402229" calcext:value-type="float">
            <text:p>0.647745694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893617021276596" calcext:value-type="float">
            <text:p>0.893617021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936170212765957" calcext:value-type="float">
            <text:p>0.9361702128</text:p>
          </table:table-cell>
          <table:table-cell table:number-columns-repeated="2" office:value-type="float" office:value="0.957446808510638" calcext:value-type="float">
            <text:p>0.9574468085</text:p>
          </table:table-cell>
          <table:table-cell office:value-type="float" office:value="0.978723404255319" calcext:value-type="float">
            <text:p>0.9787234043</text:p>
          </table:table-cell>
          <table:table-cell table:number-columns-repeated="4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75595238095238" calcext:value-type="float">
            <text:p>0.3755952381</text:p>
          </table:table-cell>
          <table:table-cell office:value-type="float" office:value="0.404058441558442" calcext:value-type="float">
            <text:p>0.4040584416</text:p>
          </table:table-cell>
          <table:table-cell office:value-type="float" office:value="0.414556277056277" calcext:value-type="float">
            <text:p>0.4145562771</text:p>
          </table:table-cell>
          <table:table-cell office:value-type="float" office:value="0.429491341991342" calcext:value-type="float">
            <text:p>0.429491342</text:p>
          </table:table-cell>
          <table:table-cell office:value-type="float" office:value="0.436363636363636" calcext:value-type="float">
            <text:p>0.4363636364</text:p>
          </table:table-cell>
          <table:table-cell office:value-type="float" office:value="0.46228354978355" calcext:value-type="float">
            <text:p>0.4622835498</text:p>
          </table:table-cell>
          <table:table-cell office:value-type="float" office:value="0.469264069264069" calcext:value-type="float">
            <text:p>0.4692640693</text:p>
          </table:table-cell>
          <table:table-cell office:value-type="float" office:value="0.477922077922078" calcext:value-type="float">
            <text:p>0.4779220779</text:p>
          </table:table-cell>
          <table:table-cell office:value-type="float" office:value="0.487770562770563" calcext:value-type="float">
            <text:p>0.4877705628</text:p>
          </table:table-cell>
          <table:table-cell office:value-type="float" office:value="0.491179653679654" calcext:value-type="float">
            <text:p>0.4911796537</text:p>
          </table:table-cell>
          <table:table-cell office:value-type="float" office:value="0.497997835497836" calcext:value-type="float">
            <text:p>0.4979978355</text:p>
          </table:table-cell>
          <table:table-cell office:value-type="float" office:value="0.535010822510823" calcext:value-type="float">
            <text:p>0.5350108225</text:p>
          </table:table-cell>
          <table:table-cell office:value-type="float" office:value="0.546645021645022" calcext:value-type="float">
            <text:p>0.5466450216</text:p>
          </table:table-cell>
          <table:table-cell table:number-columns-repeated="38" office:value-type="float" office:value="0.576298701298701" calcext:value-type="float">
            <text:p>0.5762987013</text:p>
          </table:table-cell>
          <table:table-cell table:number-columns-repeated="3" office:value-type="float" office:value="0.681818181818182" calcext:value-type="float">
            <text:p>0.6818181818</text:p>
          </table:table-cell>
          <table:table-cell office:value-type="float" office:value="0.659090909090909" calcext:value-type="float">
            <text:p>0.6590909091</text:p>
          </table:table-cell>
          <table:table-cell office:value-type="float" office:value="0.704545454545455" calcext:value-type="float">
            <text:p>0.7045454545</text:p>
          </table:table-cell>
          <table:table-cell office:value-type="float" office:value="0.727272727272727" calcext:value-type="float">
            <text:p>0.7272727273</text:p>
          </table:table-cell>
          <table:table-cell office:value-type="float" office:value="0.75" calcext:value-type="float">
            <text:p>0.75</text:p>
          </table:table-cell>
          <table:table-cell office:value-type="float" office:value="0.795454545454545" calcext:value-type="float">
            <text:p>0.7954545455</text:p>
          </table:table-cell>
          <table:table-cell office:value-type="float" office:value="0.818181818181818" calcext:value-type="float">
            <text:p>0.8181818182</text:p>
          </table:table-cell>
          <table:table-cell office:value-type="float" office:value="0.840909090909091" calcext:value-type="float">
            <text:p>0.8409090909</text:p>
          </table:table-cell>
          <table:table-cell office:value-type="float" office:value="0.886363636363636" calcext:value-type="float">
            <text:p>0.8863636364</text:p>
          </table:table-cell>
          <table:table-cell office:value-type="float" office:value="0.931818181818182" calcext:value-type="float">
            <text:p>0.9318181818</text:p>
          </table:table-cell>
          <table:table-cell office:value-type="float" office:value="0.977272727272727" calcext:value-type="float">
            <text:p>0.9772727273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3035714285714" calcext:value-type="float">
            <text:p>0.4330357143</text:p>
          </table:table-cell>
          <table:table-cell office:value-type="float" office:value="0.446825396825397" calcext:value-type="float">
            <text:p>0.4468253968</text:p>
          </table:table-cell>
          <table:table-cell office:value-type="float" office:value="0.462103174603175" calcext:value-type="float">
            <text:p>0.4621031746</text:p>
          </table:table-cell>
          <table:table-cell office:value-type="float" office:value="0.493005952380952" calcext:value-type="float">
            <text:p>0.4930059524</text:p>
          </table:table-cell>
          <table:table-cell office:value-type="float" office:value="0.499156746031746" calcext:value-type="float">
            <text:p>0.499156746</text:p>
          </table:table-cell>
          <table:table-cell office:value-type="float" office:value="0.529935515873016" calcext:value-type="float">
            <text:p>0.5299355159</text:p>
          </table:table-cell>
          <table:table-cell office:value-type="float" office:value="0.545213293650794" calcext:value-type="float">
            <text:p>0.5452132937</text:p>
          </table:table-cell>
          <table:table-cell office:value-type="float" office:value="0.565674603174603" calcext:value-type="float">
            <text:p>0.5656746032</text:p>
          </table:table-cell>
          <table:table-cell office:value-type="float" office:value="0.584424603174603" calcext:value-type="float">
            <text:p>0.5844246032</text:p>
          </table:table-cell>
          <table:table-cell office:value-type="float" office:value="0.596577380952381" calcext:value-type="float">
            <text:p>0.596577381</text:p>
          </table:table-cell>
          <table:table-cell office:value-type="float" office:value="0.615178571428571" calcext:value-type="float">
            <text:p>0.6151785714</text:p>
          </table:table-cell>
          <table:table-cell office:value-type="float" office:value="0.637103174603174" calcext:value-type="float">
            <text:p>0.6371031746</text:p>
          </table:table-cell>
          <table:table-cell office:value-type="float" office:value="0.655704365079365" calcext:value-type="float">
            <text:p>0.6557043651</text:p>
          </table:table-cell>
          <table:table-cell office:value-type="float" office:value="0.677604166666666" calcext:value-type="float">
            <text:p>0.6776041667</text:p>
          </table:table-cell>
          <table:table-cell office:value-type="float" office:value="0.693576388888889" calcext:value-type="float">
            <text:p>0.6935763889</text:p>
          </table:table-cell>
          <table:table-cell office:value-type="float" office:value="0.722048611111111" calcext:value-type="float">
            <text:p>0.7220486111</text:p>
          </table:table-cell>
          <table:table-cell table:number-columns-repeated="35" office:value-type="float" office:value="0.735243055555555" calcext:value-type="float">
            <text:p>0.7352430556</text:p>
          </table:table-cell>
          <table:table-cell office:value-type="float" office:value="0.729166666666667" calcext:value-type="float">
            <text:p>0.7291666667</text:p>
          </table:table-cell>
          <table:table-cell office:value-type="float" office:value="0.708333333333333" calcext:value-type="float">
            <text:p>0.7083333333</text:p>
          </table:table-cell>
          <table:table-cell office:value-type="float" office:value="0.729166666666667" calcext:value-type="float">
            <text:p>0.7291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770833333333333" calcext:value-type="float">
            <text:p>0.7708333333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0.770833333333333" calcext:value-type="float">
            <text:p>0.7708333333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5833333333333" calcext:value-type="float">
            <text:p>0.8958333333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58333333333333" calcext:value-type="float">
            <text:p>0.9583333333</text:p>
          </table:table-cell>
          <table:table-cell table:number-columns-repeated="2" office:value-type="float" office:value="0.979166666666667" calcext:value-type="float">
            <text:p>0.9791666667</text:p>
          </table:table-cell>
          <table:table-cell table:number-columns-repeated="3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6484295845998" calcext:value-type="float">
            <text:p>0.4564842958</text:p>
          </table:table-cell>
          <table:table-cell office:value-type="float" office:value="0.469326241134752" calcext:value-type="float">
            <text:p>0.4693262411</text:p>
          </table:table-cell>
          <table:table-cell office:value-type="float" office:value="0.481408308004052" calcext:value-type="float">
            <text:p>0.481408308</text:p>
          </table:table-cell>
          <table:table-cell office:value-type="float" office:value="0.505775075987842" calcext:value-type="float">
            <text:p>0.505775076</text:p>
          </table:table-cell>
          <table:table-cell office:value-type="float" office:value="0.522593718338399" calcext:value-type="float">
            <text:p>0.5225937183</text:p>
          </table:table-cell>
          <table:table-cell office:value-type="float" office:value="0.529787234042553" calcext:value-type="float">
            <text:p>0.529787234</text:p>
          </table:table-cell>
          <table:table-cell office:value-type="float" office:value="0.545744680851064" calcext:value-type="float">
            <text:p>0.5457446809</text:p>
          </table:table-cell>
          <table:table-cell office:value-type="float" office:value="0.572467071935157" calcext:value-type="float">
            <text:p>0.5724670719</text:p>
          </table:table-cell>
          <table:table-cell office:value-type="float" office:value="0.604913880445795" calcext:value-type="float">
            <text:p>0.6049138804</text:p>
          </table:table-cell>
          <table:table-cell office:value-type="float" office:value="0.614083080040527" calcext:value-type="float">
            <text:p>0.61408308</text:p>
          </table:table-cell>
          <table:table-cell table:number-columns-repeated="41" office:value-type="float" office:value="0.644376899696049" calcext:value-type="float">
            <text:p>0.6443768997</text:p>
          </table:table-cell>
          <table:table-cell table:number-columns-repeated="2" office:value-type="float" office:value="0.787234042553192" calcext:value-type="float">
            <text:p>0.7872340426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829787234042553" calcext:value-type="float">
            <text:p>0.829787234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893617021276596" calcext:value-type="float">
            <text:p>0.893617021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936170212765957" calcext:value-type="float">
            <text:p>0.9361702128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978723404255319" calcext:value-type="float">
            <text:p>0.9787234043</text:p>
          </table:table-cell>
          <table:table-cell table:number-columns-repeated="4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6])" office:value-type="float" office:value="0.480289756520258" calcext:value-type="float">
            <text:p>0.4802897565</text:p>
          </table:table-cell>
          <table:table-cell table:formula="of:=AVERAGE([.C2:.C16])" office:value-type="float" office:value="0.498901948747925" calcext:value-type="float">
            <text:p>0.4989019487</text:p>
          </table:table-cell>
          <table:table-cell table:formula="of:=AVERAGE([.D2:.D16])" office:value-type="float" office:value="0.511583443781824" calcext:value-type="float">
            <text:p>0.5115834438</text:p>
          </table:table-cell>
          <table:table-cell table:formula="of:=AVERAGE([.E2:.E16])" office:value-type="float" office:value="0.530471173225708" calcext:value-type="float">
            <text:p>0.5304711732</text:p>
          </table:table-cell>
          <table:table-cell table:formula="of:=AVERAGE([.F2:.F16])" office:value-type="float" office:value="0.548386772835215" calcext:value-type="float">
            <text:p>0.5483867728</text:p>
          </table:table-cell>
          <table:table-cell table:formula="of:=AVERAGE([.G2:.G16])" office:value-type="float" office:value="0.571193660925518" calcext:value-type="float">
            <text:p>0.5711936609</text:p>
          </table:table-cell>
          <table:table-cell table:formula="of:=AVERAGE([.H2:.H16])" office:value-type="float" office:value="0.582001088824434" calcext:value-type="float">
            <text:p>0.5820010888</text:p>
          </table:table-cell>
          <table:table-cell table:formula="of:=AVERAGE([.I2:.I16])" office:value-type="float" office:value="0.605629430272672" calcext:value-type="float">
            <text:p>0.6056294303</text:p>
          </table:table-cell>
          <table:table-cell table:formula="of:=AVERAGE([.J2:.J16])" office:value-type="float" office:value="0.622326712746251" calcext:value-type="float">
            <text:p>0.6223267127</text:p>
          </table:table-cell>
          <table:table-cell table:formula="of:=AVERAGE([.K2:.K16])" office:value-type="float" office:value="0.639640019372224" calcext:value-type="float">
            <text:p>0.6396400194</text:p>
          </table:table-cell>
          <table:table-cell table:formula="of:=AVERAGE([.L2:.L16])" office:value-type="float" office:value="0.649590954572389" calcext:value-type="float">
            <text:p>0.6495909546</text:p>
          </table:table-cell>
          <table:table-cell table:formula="of:=AVERAGE([.M2:.M16])" office:value-type="float" office:value="0.658964530259894" calcext:value-type="float">
            <text:p>0.6589645303</text:p>
          </table:table-cell>
          <table:table-cell table:formula="of:=AVERAGE([.N2:.N16])" office:value-type="float" office:value="0.669096155963707" calcext:value-type="float">
            <text:p>0.669096156</text:p>
          </table:table-cell>
          <table:table-cell table:formula="of:=AVERAGE([.O2:.O16])" office:value-type="float" office:value="0.679573662542248" calcext:value-type="float">
            <text:p>0.6795736625</text:p>
          </table:table-cell>
          <table:table-cell table:formula="of:=AVERAGE([.P2:.P16])" office:value-type="float" office:value="0.683001710269276" calcext:value-type="float">
            <text:p>0.6830017103</text:p>
          </table:table-cell>
          <table:table-cell table:formula="of:=AVERAGE([.Q2:.Q16])" office:value-type="float" office:value="0.684899858417424" calcext:value-type="float">
            <text:p>0.6848998584</text:p>
          </table:table-cell>
          <table:table-cell table:formula="of:=AVERAGE([.R2:.R16])" office:value-type="float" office:value="0.685779488047054" calcext:value-type="float">
            <text:p>0.685779488</text:p>
          </table:table-cell>
          <table:table-cell table:formula="of:=AVERAGE([.S2:.S16])" office:value-type="float" office:value="0.685779488047054" calcext:value-type="float">
            <text:p>0.685779488</text:p>
          </table:table-cell>
          <table:table-cell table:formula="of:=AVERAGE([.T2:.T16])" office:value-type="float" office:value="0.685779488047054" calcext:value-type="float">
            <text:p>0.685779488</text:p>
          </table:table-cell>
          <table:table-cell table:formula="of:=AVERAGE([.U2:.U16])" office:value-type="float" office:value="0.685779488047054" calcext:value-type="float">
            <text:p>0.685779488</text:p>
          </table:table-cell>
          <table:table-cell table:formula="of:=AVERAGE([.V2:.V16])" office:value-type="float" office:value="0.685779488047054" calcext:value-type="float">
            <text:p>0.685779488</text:p>
          </table:table-cell>
          <table:table-cell table:formula="of:=AVERAGE([.W2:.W16])" office:value-type="float" office:value="0.685779488047054" calcext:value-type="float">
            <text:p>0.685779488</text:p>
          </table:table-cell>
          <table:table-cell table:formula="of:=AVERAGE([.X2:.X16])" office:value-type="float" office:value="0.685779488047054" calcext:value-type="float">
            <text:p>0.685779488</text:p>
          </table:table-cell>
          <table:table-cell table:formula="of:=AVERAGE([.Y2:.Y16])" office:value-type="float" office:value="0.685779488047054" calcext:value-type="float">
            <text:p>0.685779488</text:p>
          </table:table-cell>
          <table:table-cell table:formula="of:=AVERAGE([.Z2:.Z16])" office:value-type="float" office:value="0.685779488047054" calcext:value-type="float">
            <text:p>0.685779488</text:p>
          </table:table-cell>
          <table:table-cell table:formula="of:=AVERAGE([.AA2:.AA16])" office:value-type="float" office:value="0.685779488047054" calcext:value-type="float">
            <text:p>0.685779488</text:p>
          </table:table-cell>
          <table:table-cell table:formula="of:=AVERAGE([.AB2:.AB16])" office:value-type="float" office:value="0.685779488047054" calcext:value-type="float">
            <text:p>0.685779488</text:p>
          </table:table-cell>
          <table:table-cell table:formula="of:=AVERAGE([.AC2:.AC16])" office:value-type="float" office:value="0.685779488047054" calcext:value-type="float">
            <text:p>0.685779488</text:p>
          </table:table-cell>
          <table:table-cell table:formula="of:=AVERAGE([.AD2:.AD16])" office:value-type="float" office:value="0.685779488047054" calcext:value-type="float">
            <text:p>0.685779488</text:p>
          </table:table-cell>
          <table:table-cell table:formula="of:=AVERAGE([.AE2:.AE16])" office:value-type="float" office:value="0.685779488047054" calcext:value-type="float">
            <text:p>0.685779488</text:p>
          </table:table-cell>
          <table:table-cell table:formula="of:=AVERAGE([.AF2:.AF16])" office:value-type="float" office:value="0.685779488047054" calcext:value-type="float">
            <text:p>0.685779488</text:p>
          </table:table-cell>
          <table:table-cell table:formula="of:=AVERAGE([.AG2:.AG16])" office:value-type="float" office:value="0.685779488047054" calcext:value-type="float">
            <text:p>0.685779488</text:p>
          </table:table-cell>
          <table:table-cell table:formula="of:=AVERAGE([.AH2:.AH16])" office:value-type="float" office:value="0.685779488047054" calcext:value-type="float">
            <text:p>0.685779488</text:p>
          </table:table-cell>
          <table:table-cell table:formula="of:=AVERAGE([.AI2:.AI16])" office:value-type="float" office:value="0.685779488047054" calcext:value-type="float">
            <text:p>0.685779488</text:p>
          </table:table-cell>
          <table:table-cell table:formula="of:=AVERAGE([.AJ2:.AJ16])" office:value-type="float" office:value="0.685779488047054" calcext:value-type="float">
            <text:p>0.685779488</text:p>
          </table:table-cell>
          <table:table-cell table:formula="of:=AVERAGE([.AK2:.AK16])" office:value-type="float" office:value="0.685779488047054" calcext:value-type="float">
            <text:p>0.685779488</text:p>
          </table:table-cell>
          <table:table-cell table:formula="of:=AVERAGE([.AL2:.AL16])" office:value-type="float" office:value="0.685779488047054" calcext:value-type="float">
            <text:p>0.685779488</text:p>
          </table:table-cell>
          <table:table-cell table:formula="of:=AVERAGE([.AM2:.AM16])" office:value-type="float" office:value="0.685779488047054" calcext:value-type="float">
            <text:p>0.685779488</text:p>
          </table:table-cell>
          <table:table-cell table:formula="of:=AVERAGE([.AN2:.AN16])" office:value-type="float" office:value="0.685779488047054" calcext:value-type="float">
            <text:p>0.685779488</text:p>
          </table:table-cell>
          <table:table-cell table:formula="of:=AVERAGE([.AO2:.AO16])" office:value-type="float" office:value="0.685779488047054" calcext:value-type="float">
            <text:p>0.685779488</text:p>
          </table:table-cell>
          <table:table-cell table:formula="of:=AVERAGE([.AP2:.AP16])" office:value-type="float" office:value="0.685779488047054" calcext:value-type="float">
            <text:p>0.685779488</text:p>
          </table:table-cell>
          <table:table-cell table:formula="of:=AVERAGE([.AQ2:.AQ16])" office:value-type="float" office:value="0.685779488047054" calcext:value-type="float">
            <text:p>0.685779488</text:p>
          </table:table-cell>
          <table:table-cell table:formula="of:=AVERAGE([.AR2:.AR16])" office:value-type="float" office:value="0.685779488047054" calcext:value-type="float">
            <text:p>0.685779488</text:p>
          </table:table-cell>
          <table:table-cell table:formula="of:=AVERAGE([.AS2:.AS16])" office:value-type="float" office:value="0.685779488047054" calcext:value-type="float">
            <text:p>0.685779488</text:p>
          </table:table-cell>
          <table:table-cell table:formula="of:=AVERAGE([.AT2:.AT16])" office:value-type="float" office:value="0.685779488047054" calcext:value-type="float">
            <text:p>0.685779488</text:p>
          </table:table-cell>
          <table:table-cell table:formula="of:=AVERAGE([.AU2:.AU16])" office:value-type="float" office:value="0.685779488047054" calcext:value-type="float">
            <text:p>0.685779488</text:p>
          </table:table-cell>
          <table:table-cell table:formula="of:=AVERAGE([.AV2:.AV16])" office:value-type="float" office:value="0.685779488047054" calcext:value-type="float">
            <text:p>0.685779488</text:p>
          </table:table-cell>
          <table:table-cell table:formula="of:=AVERAGE([.AW2:.AW16])" office:value-type="float" office:value="0.685779488047054" calcext:value-type="float">
            <text:p>0.685779488</text:p>
          </table:table-cell>
          <table:table-cell table:formula="of:=AVERAGE([.AX2:.AX16])" office:value-type="float" office:value="0.685779488047054" calcext:value-type="float">
            <text:p>0.685779488</text:p>
          </table:table-cell>
          <table:table-cell table:formula="of:=AVERAGE([.AY2:.AY16])" office:value-type="float" office:value="0.685779488047054" calcext:value-type="float">
            <text:p>0.685779488</text:p>
          </table:table-cell>
          <table:table-cell table:formula="of:=AVERAGE([.AZ2:.AZ16])" office:value-type="float" office:value="0.685779488047054" calcext:value-type="float">
            <text:p>0.685779488</text:p>
          </table:table-cell>
          <table:table-cell table:formula="of:=AVERAGE([.BA2:.BA16])" office:value-type="float" office:value="0.778246499881467" calcext:value-type="float">
            <text:p>0.7782464999</text:p>
          </table:table-cell>
          <table:table-cell table:formula="of:=AVERAGE([.BB2:.BB16])" office:value-type="float" office:value="0.797264075101247" calcext:value-type="float">
            <text:p>0.7972640751</text:p>
          </table:table-cell>
          <table:table-cell table:formula="of:=AVERAGE([.BC2:.BC16])" office:value-type="float" office:value="0.820646000108685" calcext:value-type="float">
            <text:p>0.8206460001</text:p>
          </table:table-cell>
          <table:table-cell table:formula="of:=AVERAGE([.BD2:.BD16])" office:value-type="float" office:value="0.844079372857617" calcext:value-type="float">
            <text:p>0.8440793729</text:p>
          </table:table-cell>
          <table:table-cell table:formula="of:=AVERAGE([.BE2:.BE16])" office:value-type="float" office:value="0.873214781195308" calcext:value-type="float">
            <text:p>0.8732147812</text:p>
          </table:table-cell>
          <table:table-cell table:formula="of:=AVERAGE([.BF2:.BF16])" office:value-type="float" office:value="0.887878271346717" calcext:value-type="float">
            <text:p>0.8878782713</text:p>
          </table:table-cell>
          <table:table-cell table:formula="of:=AVERAGE([.BG2:.BG16])" office:value-type="float" office:value="0.905566811535335" calcext:value-type="float">
            <text:p>0.9055668115</text:p>
          </table:table-cell>
          <table:table-cell table:formula="of:=AVERAGE([.BH2:.BH16])" office:value-type="float" office:value="0.923065335620893" calcext:value-type="float">
            <text:p>0.9230653356</text:p>
          </table:table-cell>
          <table:table-cell table:formula="of:=AVERAGE([.BI2:.BI16])" office:value-type="float" office:value="0.937866901401667" calcext:value-type="float">
            <text:p>0.9378669014</text:p>
          </table:table-cell>
          <table:table-cell table:formula="of:=AVERAGE([.BJ2:.BJ16])" office:value-type="float" office:value="0.95122065573463" calcext:value-type="float">
            <text:p>0.9512206557</text:p>
          </table:table-cell>
          <table:table-cell table:formula="of:=AVERAGE([.BK2:.BK16])" office:value-type="float" office:value="0.963007810810947" calcext:value-type="float">
            <text:p>0.9630078108</text:p>
          </table:table-cell>
          <table:table-cell table:formula="of:=AVERAGE([.BL2:.BL16])" office:value-type="float" office:value="0.974417176577455" calcext:value-type="float">
            <text:p>0.9744171766</text:p>
          </table:table-cell>
          <table:table-cell table:formula="of:=AVERAGE([.BM2:.BM16])" office:value-type="float" office:value="0.985822928974497" calcext:value-type="float">
            <text:p>0.985822929</text:p>
          </table:table-cell>
          <table:table-cell table:formula="of:=AVERAGE([.BN2:.BN16])" office:value-type="float" office:value="0.994528344671202" calcext:value-type="float">
            <text:p>0.9945283447</text:p>
          </table:table-cell>
          <table:table-cell table:formula="of:=AVERAGE([.BO2:.BO16])" office:value-type="float" office:value="0.998611111111111" calcext:value-type="float">
            <text:p>0.9986111111</text:p>
          </table:table-cell>
          <table:table-cell table:formula="of:=AVERAGE([.BP2:.BP16])" office:value-type="float" office:value="0.998611111111111" calcext:value-type="float">
            <text:p>0.9986111111</text:p>
          </table:table-cell>
          <table:table-cell table:formula="of:=AVERAGE([.BQ2:.BQ16])" office:value-type="float" office:value="1" calcext:value-type="float">
            <text:p>1</text:p>
          </table:table-cell>
          <table:table-cell table:formula="of:=AVERAGE([.BR2:.BR16])" office:value-type="float" office:value="1" calcext:value-type="float">
            <text:p>1</text:p>
          </table:table-cell>
          <table:table-cell table:formula="of:=AVERAGE([.BS2:.BS16])" office:value-type="float" office:value="1" calcext:value-type="float">
            <text:p>1</text:p>
          </table:table-cell>
          <table:table-cell table:formula="of:=AVERAGE([.BT2:.BT16])" office:value-type="float" office:value="1" calcext:value-type="float">
            <text:p>1</text:p>
          </table:table-cell>
          <table:table-cell table:formula="of:=AVERAGE([.BU2:.BU16])" office:value-type="float" office:value="1" calcext:value-type="float">
            <text:p>1</text:p>
          </table:table-cell>
          <table:table-cell table:formula="of:=AVERAGE([.BV2:.BV16])" office:value-type="float" office:value="1" calcext:value-type="float">
            <text:p>1</text:p>
          </table:table-cell>
          <table:table-cell table:formula="of:=AVERAGE([.BW2:.BW16])" office:value-type="float" office:value="1" calcext:value-type="float">
            <text:p>1</text:p>
          </table:table-cell>
          <table:table-cell table:formula="of:=AVERAGE([.BX2:.BX16])" office:value-type="float" office:value="1" calcext:value-type="float">
            <text:p>1</text:p>
          </table:table-cell>
          <table:table-cell table:formula="of:=AVERAGE([.BY2:.BY16])" office:value-type="float" office:value="1" calcext:value-type="float">
            <text:p>1</text:p>
          </table:table-cell>
          <table:table-cell table:formula="of:=AVERAGE([.BZ2:.BZ16])" office:value-type="float" office:value="1" calcext:value-type="float">
            <text:p>1</text:p>
          </table:table-cell>
          <table:table-cell table:formula="of:=AVERAGE([.CA2:.CA16])" office:value-type="float" office:value="1" calcext:value-type="float">
            <text:p>1</text:p>
          </table:table-cell>
          <table:table-cell table:formula="of:=AVERAGE([.CB2:.CB16])" office:value-type="float" office:value="1" calcext:value-type="float">
            <text:p>1</text:p>
          </table:table-cell>
          <table:table-cell table:formula="of:=AVERAGE([.CC2:.CC16])" office:value-type="float" office:value="1" calcext:value-type="float">
            <text:p>1</text:p>
          </table:table-cell>
          <table:table-cell table:formula="of:=AVERAGE([.CD2:.CD16])" office:value-type="float" office:value="1" calcext:value-type="float">
            <text:p>1</text:p>
          </table:table-cell>
          <table:table-cell table:formula="of:=AVERAGE([.CE2:.CE16])" office:value-type="float" office:value="1" calcext:value-type="float">
            <text:p>1</text:p>
          </table:table-cell>
          <table:table-cell table:formula="of:=AVERAGE([.CF2:.CF16])" office:value-type="float" office:value="1" calcext:value-type="float">
            <text:p>1</text:p>
          </table:table-cell>
          <table:table-cell table:formula="of:=AVERAGE([.CG2:.CG16])" office:value-type="float" office:value="1" calcext:value-type="float">
            <text:p>1</text:p>
          </table:table-cell>
          <table:table-cell table:formula="of:=AVERAGE([.CH2:.CH16])" office:value-type="float" office:value="1" calcext:value-type="float">
            <text:p>1</text:p>
          </table:table-cell>
          <table:table-cell table:formula="of:=AVERAGE([.CI2:.CI16])" office:value-type="float" office:value="1" calcext:value-type="float">
            <text:p>1</text:p>
          </table:table-cell>
          <table:table-cell table:formula="of:=AVERAGE([.CJ2:.CJ16])" office:value-type="float" office:value="1" calcext:value-type="float">
            <text:p>1</text:p>
          </table:table-cell>
          <table:table-cell table:formula="of:=AVERAGE([.CK2:.CK16])" office:value-type="float" office:value="1" calcext:value-type="float">
            <text:p>1</text:p>
          </table:table-cell>
          <table:table-cell table:formula="of:=AVERAGE([.CL2:.CL16])" office:value-type="float" office:value="1" calcext:value-type="float">
            <text:p>1</text:p>
          </table:table-cell>
          <table:table-cell table:formula="of:=AVERAGE([.CM2:.CM16])" office:value-type="float" office:value="1" calcext:value-type="float">
            <text:p>1</text:p>
          </table:table-cell>
          <table:table-cell table:formula="of:=AVERAGE([.CN2:.CN16])" office:value-type="float" office:value="1" calcext:value-type="float">
            <text:p>1</text:p>
          </table:table-cell>
          <table:table-cell table:formula="of:=AVERAGE([.CO2:.CO16])" office:value-type="float" office:value="1" calcext:value-type="float">
            <text:p>1</text:p>
          </table:table-cell>
          <table:table-cell table:formula="of:=AVERAGE([.CP2:.CP16])" office:value-type="float" office:value="1" calcext:value-type="float">
            <text:p>1</text:p>
          </table:table-cell>
          <table:table-cell table:formula="of:=AVERAGE([.CQ2:.CQ16])" office:value-type="float" office:value="1" calcext:value-type="float">
            <text:p>1</text:p>
          </table:table-cell>
          <table:table-cell table:formula="of:=AVERAGE([.CR2:.CR16])" office:value-type="float" office:value="1" calcext:value-type="float">
            <text:p>1</text:p>
          </table:table-cell>
          <table:table-cell table:formula="of:=AVERAGE([.CS2:.CS16])" office:value-type="float" office:value="1" calcext:value-type="float">
            <text:p>1</text:p>
          </table:table-cell>
          <table:table-cell table:formula="of:=AVERAGE([.CT2:.CT16])" office:value-type="float" office:value="1" calcext:value-type="float">
            <text:p>1</text:p>
          </table:table-cell>
          <table:table-cell table:formula="of:=AVERAGE([.CU2:.CU16])" office:value-type="float" office:value="1" calcext:value-type="float">
            <text:p>1</text:p>
          </table:table-cell>
          <table:table-cell table:formula="of:=AVERAGE([.CV2:.CV16])" office:value-type="float" office:value="1" calcext:value-type="float">
            <text:p>1</text:p>
          </table:table-cell>
          <table:table-cell table:formula="of:=AVERAGE([.CW2:.CW16])" office:value-type="float" office:value="1" calcext:value-type="float">
            <text:p>1</text:p>
          </table:table-cell>
          <table:table-cell table:formula="of:=AVERAGE([.CX2:.CX16])" office:value-type="float" office:value="1" calcext:value-type="float">
            <text:p>1</text:p>
          </table:table-cell>
          <table:table-cell table:formula="of:=AVERAGE([.CY2:.CY16])" office:value-type="float" office:value="1" calcext:value-type="float">
            <text:p>1</text:p>
          </table:table-cell>
        </table:table-row>
      </table:table>
      <table:table table:name="rw_3_4" table:style-name="ta1">
        <table:table-column table:style-name="co5" table:default-cell-style-name="Default"/>
        <table:table-column table:style-name="co6" table:number-columns-repeated="102" table:default-cell-style-name="Default"/>
        <table:table-row table:style-name="ro1">
          <table:table-cell office:value-type="string" calcext:value-type="string">
            <text:p>trial_number</text:p>
          </table:table-cell>
          <table:table-cell office:value-type="string" calcext:value-type="string">
            <text:p>sim_iter_0</text:p>
          </table:table-cell>
          <table:table-cell office:value-type="string" calcext:value-type="string">
            <text:p>sim_iter_1</text:p>
          </table:table-cell>
          <table:table-cell office:value-type="string" calcext:value-type="string">
            <text:p>sim_iter_2</text:p>
          </table:table-cell>
          <table:table-cell office:value-type="string" calcext:value-type="string">
            <text:p>sim_iter_3</text:p>
          </table:table-cell>
          <table:table-cell office:value-type="string" calcext:value-type="string">
            <text:p>sim_iter_4</text:p>
          </table:table-cell>
          <table:table-cell office:value-type="string" calcext:value-type="string">
            <text:p>sim_iter_5</text:p>
          </table:table-cell>
          <table:table-cell office:value-type="string" calcext:value-type="string">
            <text:p>sim_iter_6</text:p>
          </table:table-cell>
          <table:table-cell office:value-type="string" calcext:value-type="string">
            <text:p>sim_iter_7</text:p>
          </table:table-cell>
          <table:table-cell office:value-type="string" calcext:value-type="string">
            <text:p>sim_iter_8</text:p>
          </table:table-cell>
          <table:table-cell office:value-type="string" calcext:value-type="string">
            <text:p>sim_iter_9</text:p>
          </table:table-cell>
          <table:table-cell office:value-type="string" calcext:value-type="string">
            <text:p>sim_iter_10</text:p>
          </table:table-cell>
          <table:table-cell office:value-type="string" calcext:value-type="string">
            <text:p>sim_iter_11</text:p>
          </table:table-cell>
          <table:table-cell office:value-type="string" calcext:value-type="string">
            <text:p>sim_iter_12</text:p>
          </table:table-cell>
          <table:table-cell office:value-type="string" calcext:value-type="string">
            <text:p>sim_iter_13</text:p>
          </table:table-cell>
          <table:table-cell office:value-type="string" calcext:value-type="string">
            <text:p>sim_iter_14</text:p>
          </table:table-cell>
          <table:table-cell office:value-type="string" calcext:value-type="string">
            <text:p>sim_iter_15</text:p>
          </table:table-cell>
          <table:table-cell office:value-type="string" calcext:value-type="string">
            <text:p>sim_iter_16</text:p>
          </table:table-cell>
          <table:table-cell office:value-type="string" calcext:value-type="string">
            <text:p>sim_iter_17</text:p>
          </table:table-cell>
          <table:table-cell office:value-type="string" calcext:value-type="string">
            <text:p>sim_iter_18</text:p>
          </table:table-cell>
          <table:table-cell office:value-type="string" calcext:value-type="string">
            <text:p>sim_iter_19</text:p>
          </table:table-cell>
          <table:table-cell office:value-type="string" calcext:value-type="string">
            <text:p>sim_iter_20</text:p>
          </table:table-cell>
          <table:table-cell office:value-type="string" calcext:value-type="string">
            <text:p>sim_iter_21</text:p>
          </table:table-cell>
          <table:table-cell office:value-type="string" calcext:value-type="string">
            <text:p>sim_iter_22</text:p>
          </table:table-cell>
          <table:table-cell office:value-type="string" calcext:value-type="string">
            <text:p>sim_iter_23</text:p>
          </table:table-cell>
          <table:table-cell office:value-type="string" calcext:value-type="string">
            <text:p>sim_iter_24</text:p>
          </table:table-cell>
          <table:table-cell office:value-type="string" calcext:value-type="string">
            <text:p>sim_iter_25</text:p>
          </table:table-cell>
          <table:table-cell office:value-type="string" calcext:value-type="string">
            <text:p>sim_iter_26</text:p>
          </table:table-cell>
          <table:table-cell office:value-type="string" calcext:value-type="string">
            <text:p>sim_iter_27</text:p>
          </table:table-cell>
          <table:table-cell office:value-type="string" calcext:value-type="string">
            <text:p>sim_iter_28</text:p>
          </table:table-cell>
          <table:table-cell office:value-type="string" calcext:value-type="string">
            <text:p>sim_iter_29</text:p>
          </table:table-cell>
          <table:table-cell office:value-type="string" calcext:value-type="string">
            <text:p>sim_iter_30</text:p>
          </table:table-cell>
          <table:table-cell office:value-type="string" calcext:value-type="string">
            <text:p>sim_iter_31</text:p>
          </table:table-cell>
          <table:table-cell office:value-type="string" calcext:value-type="string">
            <text:p>sim_iter_32</text:p>
          </table:table-cell>
          <table:table-cell office:value-type="string" calcext:value-type="string">
            <text:p>sim_iter_33</text:p>
          </table:table-cell>
          <table:table-cell office:value-type="string" calcext:value-type="string">
            <text:p>sim_iter_34</text:p>
          </table:table-cell>
          <table:table-cell office:value-type="string" calcext:value-type="string">
            <text:p>sim_iter_35</text:p>
          </table:table-cell>
          <table:table-cell office:value-type="string" calcext:value-type="string">
            <text:p>sim_iter_36</text:p>
          </table:table-cell>
          <table:table-cell office:value-type="string" calcext:value-type="string">
            <text:p>sim_iter_37</text:p>
          </table:table-cell>
          <table:table-cell office:value-type="string" calcext:value-type="string">
            <text:p>sim_iter_38</text:p>
          </table:table-cell>
          <table:table-cell office:value-type="string" calcext:value-type="string">
            <text:p>sim_iter_39</text:p>
          </table:table-cell>
          <table:table-cell office:value-type="string" calcext:value-type="string">
            <text:p>sim_iter_40</text:p>
          </table:table-cell>
          <table:table-cell office:value-type="string" calcext:value-type="string">
            <text:p>sim_iter_41</text:p>
          </table:table-cell>
          <table:table-cell office:value-type="string" calcext:value-type="string">
            <text:p>sim_iter_42</text:p>
          </table:table-cell>
          <table:table-cell office:value-type="string" calcext:value-type="string">
            <text:p>sim_iter_43</text:p>
          </table:table-cell>
          <table:table-cell office:value-type="string" calcext:value-type="string">
            <text:p>sim_iter_44</text:p>
          </table:table-cell>
          <table:table-cell office:value-type="string" calcext:value-type="string">
            <text:p>sim_iter_45</text:p>
          </table:table-cell>
          <table:table-cell office:value-type="string" calcext:value-type="string">
            <text:p>sim_iter_46</text:p>
          </table:table-cell>
          <table:table-cell office:value-type="string" calcext:value-type="string">
            <text:p>sim_iter_47</text:p>
          </table:table-cell>
          <table:table-cell office:value-type="string" calcext:value-type="string">
            <text:p>sim_iter_48</text:p>
          </table:table-cell>
          <table:table-cell office:value-type="string" calcext:value-type="string">
            <text:p>sim_iter_49</text:p>
          </table:table-cell>
          <table:table-cell office:value-type="string" calcext:value-type="string">
            <text:p>sim_iter_50</text:p>
          </table:table-cell>
          <table:table-cell office:value-type="string" calcext:value-type="string">
            <text:p>hap_iter_0</text:p>
          </table:table-cell>
          <table:table-cell office:value-type="string" calcext:value-type="string">
            <text:p>hap_iter_1</text:p>
          </table:table-cell>
          <table:table-cell office:value-type="string" calcext:value-type="string">
            <text:p>hap_iter_2</text:p>
          </table:table-cell>
          <table:table-cell office:value-type="string" calcext:value-type="string">
            <text:p>hap_iter_3</text:p>
          </table:table-cell>
          <table:table-cell office:value-type="string" calcext:value-type="string">
            <text:p>hap_iter_4</text:p>
          </table:table-cell>
          <table:table-cell office:value-type="string" calcext:value-type="string">
            <text:p>hap_iter_5</text:p>
          </table:table-cell>
          <table:table-cell office:value-type="string" calcext:value-type="string">
            <text:p>hap_iter_6</text:p>
          </table:table-cell>
          <table:table-cell office:value-type="string" calcext:value-type="string">
            <text:p>hap_iter_7</text:p>
          </table:table-cell>
          <table:table-cell office:value-type="string" calcext:value-type="string">
            <text:p>hap_iter_8</text:p>
          </table:table-cell>
          <table:table-cell office:value-type="string" calcext:value-type="string">
            <text:p>hap_iter_9</text:p>
          </table:table-cell>
          <table:table-cell office:value-type="string" calcext:value-type="string">
            <text:p>hap_iter_10</text:p>
          </table:table-cell>
          <table:table-cell office:value-type="string" calcext:value-type="string">
            <text:p>hap_iter_11</text:p>
          </table:table-cell>
          <table:table-cell office:value-type="string" calcext:value-type="string">
            <text:p>hap_iter_12</text:p>
          </table:table-cell>
          <table:table-cell office:value-type="string" calcext:value-type="string">
            <text:p>hap_iter_13</text:p>
          </table:table-cell>
          <table:table-cell office:value-type="string" calcext:value-type="string">
            <text:p>hap_iter_14</text:p>
          </table:table-cell>
          <table:table-cell office:value-type="string" calcext:value-type="string">
            <text:p>hap_iter_15</text:p>
          </table:table-cell>
          <table:table-cell office:value-type="string" calcext:value-type="string">
            <text:p>hap_iter_16</text:p>
          </table:table-cell>
          <table:table-cell office:value-type="string" calcext:value-type="string">
            <text:p>hap_iter_17</text:p>
          </table:table-cell>
          <table:table-cell office:value-type="string" calcext:value-type="string">
            <text:p>hap_iter_18</text:p>
          </table:table-cell>
          <table:table-cell office:value-type="string" calcext:value-type="string">
            <text:p>hap_iter_19</text:p>
          </table:table-cell>
          <table:table-cell office:value-type="string" calcext:value-type="string">
            <text:p>hap_iter_20</text:p>
          </table:table-cell>
          <table:table-cell office:value-type="string" calcext:value-type="string">
            <text:p>hap_iter_21</text:p>
          </table:table-cell>
          <table:table-cell office:value-type="string" calcext:value-type="string">
            <text:p>hap_iter_22</text:p>
          </table:table-cell>
          <table:table-cell office:value-type="string" calcext:value-type="string">
            <text:p>hap_iter_23</text:p>
          </table:table-cell>
          <table:table-cell office:value-type="string" calcext:value-type="string">
            <text:p>hap_iter_24</text:p>
          </table:table-cell>
          <table:table-cell office:value-type="string" calcext:value-type="string">
            <text:p>hap_iter_25</text:p>
          </table:table-cell>
          <table:table-cell office:value-type="string" calcext:value-type="string">
            <text:p>hap_iter_26</text:p>
          </table:table-cell>
          <table:table-cell office:value-type="string" calcext:value-type="string">
            <text:p>hap_iter_27</text:p>
          </table:table-cell>
          <table:table-cell office:value-type="string" calcext:value-type="string">
            <text:p>hap_iter_28</text:p>
          </table:table-cell>
          <table:table-cell office:value-type="string" calcext:value-type="string">
            <text:p>hap_iter_29</text:p>
          </table:table-cell>
          <table:table-cell office:value-type="string" calcext:value-type="string">
            <text:p>hap_iter_30</text:p>
          </table:table-cell>
          <table:table-cell office:value-type="string" calcext:value-type="string">
            <text:p>hap_iter_31</text:p>
          </table:table-cell>
          <table:table-cell office:value-type="string" calcext:value-type="string">
            <text:p>hap_iter_32</text:p>
          </table:table-cell>
          <table:table-cell office:value-type="string" calcext:value-type="string">
            <text:p>hap_iter_33</text:p>
          </table:table-cell>
          <table:table-cell office:value-type="string" calcext:value-type="string">
            <text:p>hap_iter_34</text:p>
          </table:table-cell>
          <table:table-cell office:value-type="string" calcext:value-type="string">
            <text:p>hap_iter_35</text:p>
          </table:table-cell>
          <table:table-cell office:value-type="string" calcext:value-type="string">
            <text:p>hap_iter_36</text:p>
          </table:table-cell>
          <table:table-cell office:value-type="string" calcext:value-type="string">
            <text:p>hap_iter_37</text:p>
          </table:table-cell>
          <table:table-cell office:value-type="string" calcext:value-type="string">
            <text:p>hap_iter_38</text:p>
          </table:table-cell>
          <table:table-cell office:value-type="string" calcext:value-type="string">
            <text:p>hap_iter_39</text:p>
          </table:table-cell>
          <table:table-cell office:value-type="string" calcext:value-type="string">
            <text:p>hap_iter_40</text:p>
          </table:table-cell>
          <table:table-cell office:value-type="string" calcext:value-type="string">
            <text:p>hap_iter_41</text:p>
          </table:table-cell>
          <table:table-cell office:value-type="string" calcext:value-type="string">
            <text:p>hap_iter_42</text:p>
          </table:table-cell>
          <table:table-cell office:value-type="string" calcext:value-type="string">
            <text:p>hap_iter_43</text:p>
          </table:table-cell>
          <table:table-cell office:value-type="string" calcext:value-type="string">
            <text:p>hap_iter_44</text:p>
          </table:table-cell>
          <table:table-cell office:value-type="string" calcext:value-type="string">
            <text:p>hap_iter_45</text:p>
          </table:table-cell>
          <table:table-cell office:value-type="string" calcext:value-type="string">
            <text:p>hap_iter_46</text:p>
          </table:table-cell>
          <table:table-cell office:value-type="string" calcext:value-type="string">
            <text:p>hap_iter_47</text:p>
          </table:table-cell>
          <table:table-cell office:value-type="string" calcext:value-type="string">
            <text:p>hap_iter_48</text:p>
          </table:table-cell>
          <table:table-cell office:value-type="string" calcext:value-type="string">
            <text:p>hap_iter_49</text:p>
          </table:table-cell>
          <table:table-cell office:value-type="string" calcext:value-type="string">
            <text:p>hap_iter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38824101069" calcext:value-type="float">
            <text:p>0.4738824101</text:p>
          </table:table-cell>
          <table:table-cell office:value-type="float" office:value="0.488386783284742" calcext:value-type="float">
            <text:p>0.4883867833</text:p>
          </table:table-cell>
          <table:table-cell office:value-type="float" office:value="0.51603498542274" calcext:value-type="float">
            <text:p>0.5160349854</text:p>
          </table:table-cell>
          <table:table-cell office:value-type="float" office:value="0.546744412050534" calcext:value-type="float">
            <text:p>0.5467444121</text:p>
          </table:table-cell>
          <table:table-cell office:value-type="float" office:value="0.563046647230321" calcext:value-type="float">
            <text:p>0.5630466472</text:p>
          </table:table-cell>
          <table:table-cell office:value-type="float" office:value="0.590597667638484" calcext:value-type="float">
            <text:p>0.5905976676</text:p>
          </table:table-cell>
          <table:table-cell office:value-type="float" office:value="0.599368318756074" calcext:value-type="float">
            <text:p>0.5993683188</text:p>
          </table:table-cell>
          <table:table-cell table:number-columns-repeated="2" office:value-type="float" office:value="0.621331389698737" calcext:value-type="float">
            <text:p>0.6213313897</text:p>
          </table:table-cell>
          <table:table-cell office:value-type="float" office:value="0.647351797862002" calcext:value-type="float">
            <text:p>0.6473517979</text:p>
          </table:table-cell>
          <table:table-cell office:value-type="float" office:value="0.648906705539359" calcext:value-type="float">
            <text:p>0.6489067055</text:p>
          </table:table-cell>
          <table:table-cell office:value-type="float" office:value="0.673250728862974" calcext:value-type="float">
            <text:p>0.6732507289</text:p>
          </table:table-cell>
          <table:table-cell table:number-columns-repeated="2" office:value-type="float" office:value="0.690014577259475" calcext:value-type="float">
            <text:p>0.6900145773</text:p>
          </table:table-cell>
          <table:table-cell table:number-columns-repeated="2" office:value-type="float" office:value="0.709645286686103" calcext:value-type="float">
            <text:p>0.7096452867</text:p>
          </table:table-cell>
          <table:table-cell table:number-columns-repeated="35" office:value-type="float" office:value="0.740743440233236" calcext:value-type="float">
            <text:p>0.7407434402</text:p>
          </table:table-cell>
          <table:table-cell office:value-type="float" office:value="0.693877551020408" calcext:value-type="float">
            <text:p>0.693877551</text:p>
          </table:table-cell>
          <table:table-cell office:value-type="float" office:value="0.73469387755102" calcext:value-type="float">
            <text:p>0.7346938776</text:p>
          </table:table-cell>
          <table:table-cell office:value-type="float" office:value="0.775510204081633" calcext:value-type="float">
            <text:p>0.775510204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0.836734693877551" calcext:value-type="float">
            <text:p>0.8367346939</text:p>
          </table:table-cell>
          <table:table-cell table:number-columns-repeated="2" office:value-type="float" office:value="0.857142857142857" calcext:value-type="float">
            <text:p>0.8571428571</text:p>
          </table:table-cell>
          <table:table-cell table:number-columns-repeated="2" office:value-type="float" office:value="0.897959183673469" calcext:value-type="float">
            <text:p>0.8979591837</text:p>
          </table:table-cell>
          <table:table-cell office:value-type="float" office:value="0.918367346938775" calcext:value-type="float">
            <text:p>0.9183673469</text:p>
          </table:table-cell>
          <table:table-cell table:number-columns-repeated="2" office:value-type="float" office:value="0.938775510204082" calcext:value-type="float">
            <text:p>0.9387755102</text:p>
          </table:table-cell>
          <table:table-cell table:number-columns-repeated="4" office:value-type="float" office:value="0.959183673469388" calcext:value-type="float">
            <text:p>0.9591836735</text:p>
          </table:table-cell>
          <table:table-cell table:number-columns-repeated="35" office:value-type="float" office:value="0.979591836734694" calcext:value-type="float">
            <text:p>0.97959183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5521783181358" calcext:value-type="float">
            <text:p>0.5055217832</text:p>
          </table:table-cell>
          <table:table-cell office:value-type="float" office:value="0.512310030395137" calcext:value-type="float">
            <text:p>0.5123100304</text:p>
          </table:table-cell>
          <table:table-cell office:value-type="float" office:value="0.526595744680851" calcext:value-type="float">
            <text:p>0.5265957447</text:p>
          </table:table-cell>
          <table:table-cell office:value-type="float" office:value="0.555293819655522" calcext:value-type="float">
            <text:p>0.5552938197</text:p>
          </table:table-cell>
          <table:table-cell office:value-type="float" office:value="0.571909827760892" calcext:value-type="float">
            <text:p>0.5719098278</text:p>
          </table:table-cell>
          <table:table-cell office:value-type="float" office:value="0.57806484295846" calcext:value-type="float">
            <text:p>0.578064843</text:p>
          </table:table-cell>
          <table:table-cell office:value-type="float" office:value="0.597213779128673" calcext:value-type="float">
            <text:p>0.5972137791</text:p>
          </table:table-cell>
          <table:table-cell office:value-type="float" office:value="0.615248226950355" calcext:value-type="float">
            <text:p>0.615248227</text:p>
          </table:table-cell>
          <table:table-cell office:value-type="float" office:value="0.650151975683891" calcext:value-type="float">
            <text:p>0.6501519757</text:p>
          </table:table-cell>
          <table:table-cell table:number-columns-repeated="2" office:value-type="float" office:value="0.658738601823708" calcext:value-type="float">
            <text:p>0.6587386018</text:p>
          </table:table-cell>
          <table:table-cell office:value-type="float" office:value="0.673277608915907" calcext:value-type="float">
            <text:p>0.6732776089</text:p>
          </table:table-cell>
          <table:table-cell office:value-type="float" office:value="0.702760891590679" calcext:value-type="float">
            <text:p>0.7027608916</text:p>
          </table:table-cell>
          <table:table-cell office:value-type="float" office:value="0.721048632218845" calcext:value-type="float">
            <text:p>0.7210486322</text:p>
          </table:table-cell>
          <table:table-cell table:number-columns-repeated="2" office:value-type="float" office:value="0.749721377912867" calcext:value-type="float">
            <text:p>0.7497213779</text:p>
          </table:table-cell>
          <table:table-cell table:number-columns-repeated="35" office:value-type="float" office:value="0.77049138804458" calcext:value-type="float">
            <text:p>0.770491388</text:p>
          </table:table-cell>
          <table:table-cell office:value-type="float" office:value="0.787234042553192" calcext:value-type="float">
            <text:p>0.7872340426</text:p>
          </table:table-cell>
          <table:table-cell table:number-columns-repeated="2" office:value-type="float" office:value="0.808510638297872" calcext:value-type="float">
            <text:p>0.8085106383</text:p>
          </table:table-cell>
          <table:table-cell table:number-columns-repeated="2" office:value-type="float" office:value="0.829787234042553" calcext:value-type="float">
            <text:p>0.829787234</text:p>
          </table:table-cell>
          <table:table-cell office:value-type="float" office:value="0.851063829787234" calcext:value-type="float">
            <text:p>0.8510638298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893617021276596" calcext:value-type="float">
            <text:p>0.8936170213</text:p>
          </table:table-cell>
          <table:table-cell table:number-columns-repeated="3" office:value-type="float" office:value="0.914893617021277" calcext:value-type="float">
            <text:p>0.914893617</text:p>
          </table:table-cell>
          <table:table-cell table:number-columns-repeated="3" office:value-type="float" office:value="0.936170212765957" calcext:value-type="float">
            <text:p>0.9361702128</text:p>
          </table:table-cell>
          <table:table-cell table:number-columns-repeated="2" office:value-type="float" office:value="0.957446808510638" calcext:value-type="float">
            <text:p>0.9574468085</text:p>
          </table:table-cell>
          <table:table-cell table:number-columns-repeated="35" office:value-type="float" office:value="0.978723404255319" calcext:value-type="float">
            <text:p>0.97872340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9180509413068" calcext:value-type="float">
            <text:p>0.4291805094</text:p>
          </table:table-cell>
          <table:table-cell office:value-type="float" office:value="0.453349944629014" calcext:value-type="float">
            <text:p>0.4533499446</text:p>
          </table:table-cell>
          <table:table-cell office:value-type="float" office:value="0.472009966777409" calcext:value-type="float">
            <text:p>0.4720099668</text:p>
          </table:table-cell>
          <table:table-cell office:value-type="float" office:value="0.487375415282392" calcext:value-type="float">
            <text:p>0.4873754153</text:p>
          </table:table-cell>
          <table:table-cell office:value-type="float" office:value="0.510049833887043" calcext:value-type="float">
            <text:p>0.5100498339</text:p>
          </table:table-cell>
          <table:table-cell office:value-type="float" office:value="0.537956810631229" calcext:value-type="float">
            <text:p>0.5379568106</text:p>
          </table:table-cell>
          <table:table-cell office:value-type="float" office:value="0.558499446290144" calcext:value-type="float">
            <text:p>0.5584994463</text:p>
          </table:table-cell>
          <table:table-cell office:value-type="float" office:value="0.568189368770764" calcext:value-type="float">
            <text:p>0.5681893688</text:p>
          </table:table-cell>
          <table:table-cell office:value-type="float" office:value="0.605232558139535" calcext:value-type="float">
            <text:p>0.6052325581</text:p>
          </table:table-cell>
          <table:table-cell office:value-type="float" office:value="0.638565891472868" calcext:value-type="float">
            <text:p>0.6385658915</text:p>
          </table:table-cell>
          <table:table-cell office:value-type="float" office:value="0.654069767441861" calcext:value-type="float">
            <text:p>0.6540697674</text:p>
          </table:table-cell>
          <table:table-cell office:value-type="float" office:value="0.683222591362126" calcext:value-type="float">
            <text:p>0.6832225914</text:p>
          </table:table-cell>
          <table:table-cell office:value-type="float" office:value="0.719047619047619" calcext:value-type="float">
            <text:p>0.719047619</text:p>
          </table:table-cell>
          <table:table-cell office:value-type="float" office:value="0.726024363233666" calcext:value-type="float">
            <text:p>0.7260243632</text:p>
          </table:table-cell>
          <table:table-cell table:number-columns-repeated="37" office:value-type="float" office:value="0.762236987818383" calcext:value-type="float">
            <text:p>0.7622369878</text:p>
          </table:table-cell>
          <table:table-cell office:value-type="float" office:value="0.651162790697674" calcext:value-type="float">
            <text:p>0.6511627907</text:p>
          </table:table-cell>
          <table:table-cell office:value-type="float" office:value="0.697674418604651" calcext:value-type="float">
            <text:p>0.6976744186</text:p>
          </table:table-cell>
          <table:table-cell office:value-type="float" office:value="0.744186046511628" calcext:value-type="float">
            <text:p>0.7441860465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0.837209302325581" calcext:value-type="float">
            <text:p>0.8372093023</text:p>
          </table:table-cell>
          <table:table-cell office:value-type="float" office:value="0.86046511627907" calcext:value-type="float">
            <text:p>0.8604651163</text:p>
          </table:table-cell>
          <table:table-cell office:value-type="float" office:value="0.883720930232558" calcext:value-type="float">
            <text:p>0.8837209302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930232558139535" calcext:value-type="float">
            <text:p>0.9302325581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930232558139535" calcext:value-type="float">
            <text:p>0.9302325581</text:p>
          </table:table-cell>
          <table:table-cell office:value-type="float" office:value="0.953488372093023" calcext:value-type="float">
            <text:p>0.9534883721</text:p>
          </table:table-cell>
          <table:table-cell table:number-columns-repeated="37" office:value-type="float" office:value="0.976744186046512" calcext:value-type="float">
            <text:p>0.9767441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3382034632035" calcext:value-type="float">
            <text:p>0.5033820346</text:p>
          </table:table-cell>
          <table:table-cell office:value-type="float" office:value="0.522537878787879" calcext:value-type="float">
            <text:p>0.5225378788</text:p>
          </table:table-cell>
          <table:table-cell office:value-type="float" office:value="0.550838744588745" calcext:value-type="float">
            <text:p>0.5508387446</text:p>
          </table:table-cell>
          <table:table-cell office:value-type="float" office:value="0.563338744588745" calcext:value-type="float">
            <text:p>0.5633387446</text:p>
          </table:table-cell>
          <table:table-cell office:value-type="float" office:value="0.599648268398268" calcext:value-type="float">
            <text:p>0.5996482684</text:p>
          </table:table-cell>
          <table:table-cell office:value-type="float" office:value="0.610849567099567" calcext:value-type="float">
            <text:p>0.6108495671</text:p>
          </table:table-cell>
          <table:table-cell office:value-type="float" office:value="0.632440476190476" calcext:value-type="float">
            <text:p>0.6324404762</text:p>
          </table:table-cell>
          <table:table-cell office:value-type="float" office:value="0.64702380952381" calcext:value-type="float">
            <text:p>0.6470238095</text:p>
          </table:table-cell>
          <table:table-cell office:value-type="float" office:value="0.68030303030303" calcext:value-type="float">
            <text:p>0.6803030303</text:p>
          </table:table-cell>
          <table:table-cell office:value-type="float" office:value="0.708712121212121" calcext:value-type="float">
            <text:p>0.7087121212</text:p>
          </table:table-cell>
          <table:table-cell office:value-type="float" office:value="0.73262987012987" calcext:value-type="float">
            <text:p>0.7326298701</text:p>
          </table:table-cell>
          <table:table-cell office:value-type="float" office:value="0.758360389610389" calcext:value-type="float">
            <text:p>0.7583603896</text:p>
          </table:table-cell>
          <table:table-cell office:value-type="float" office:value="0.766152597402597" calcext:value-type="float">
            <text:p>0.7661525974</text:p>
          </table:table-cell>
          <table:table-cell office:value-type="float" office:value="0.791369047619047" calcext:value-type="float">
            <text:p>0.7913690476</text:p>
          </table:table-cell>
          <table:table-cell table:number-columns-repeated="37" office:value-type="float" office:value="0.812959956709957" calcext:value-type="float">
            <text:p>0.8129599567</text:p>
          </table:table-cell>
          <table:table-cell office:value-type="float" office:value="0.772727272727273" calcext:value-type="float">
            <text:p>0.7727272727</text:p>
          </table:table-cell>
          <table:table-cell office:value-type="float" office:value="0.795454545454545" calcext:value-type="float">
            <text:p>0.7954545455</text:p>
          </table:table-cell>
          <table:table-cell office:value-type="float" office:value="0.818181818181818" calcext:value-type="float">
            <text:p>0.8181818182</text:p>
          </table:table-cell>
          <table:table-cell office:value-type="float" office:value="0.863636363636364" calcext:value-type="float">
            <text:p>0.8636363636</text:p>
          </table:table-cell>
          <table:table-cell table:number-columns-repeated="2" office:value-type="float" office:value="0.886363636363636" calcext:value-type="float">
            <text:p>0.8863636364</text:p>
          </table:table-cell>
          <table:table-cell table:number-columns-repeated="2" office:value-type="float" office:value="0.909090909090909" calcext:value-type="float">
            <text:p>0.9090909091</text:p>
          </table:table-cell>
          <table:table-cell office:value-type="float" office:value="0.931818181818182" calcext:value-type="float">
            <text:p>0.9318181818</text:p>
          </table:table-cell>
          <table:table-cell office:value-type="float" office:value="0.954545454545455" calcext:value-type="float">
            <text:p>0.9545454545</text:p>
          </table:table-cell>
          <table:table-cell table:number-columns-repeated="4" office:value-type="float" office:value="0.977272727272727" calcext:value-type="float">
            <text:p>0.9772727273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3321123321123" calcext:value-type="float">
            <text:p>0.5733211233</text:p>
          </table:table-cell>
          <table:table-cell office:value-type="float" office:value="0.577716727716728" calcext:value-type="float">
            <text:p>0.5777167277</text:p>
          </table:table-cell>
          <table:table-cell office:value-type="float" office:value="0.59053724053724" calcext:value-type="float">
            <text:p>0.5905372405</text:p>
          </table:table-cell>
          <table:table-cell office:value-type="float" office:value="0.607203907203907" calcext:value-type="float">
            <text:p>0.6072039072</text:p>
          </table:table-cell>
          <table:table-cell office:value-type="float" office:value="0.637057387057387" calcext:value-type="float">
            <text:p>0.6370573871</text:p>
          </table:table-cell>
          <table:table-cell office:value-type="float" office:value="0.672893772893773" calcext:value-type="float">
            <text:p>0.6728937729</text:p>
          </table:table-cell>
          <table:table-cell office:value-type="float" office:value="0.688705738705739" calcext:value-type="float">
            <text:p>0.6887057387</text:p>
          </table:table-cell>
          <table:table-cell table:number-columns-repeated="44" office:value-type="float" office:value="0.713492063492064" calcext:value-type="float">
            <text:p>0.7134920635</text:p>
          </table:table-cell>
          <table:table-cell office:value-type="float" office:value="0.794871794871795" calcext:value-type="float">
            <text:p>0.7948717949</text:p>
          </table:table-cell>
          <table:table-cell office:value-type="float" office:value="0.871794871794872" calcext:value-type="float">
            <text:p>0.8717948718</text:p>
          </table:table-cell>
          <table:table-cell table:number-columns-repeated="3" office:value-type="float" office:value="0.923076923076923" calcext:value-type="float">
            <text:p>0.9230769231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974358974358974" calcext:value-type="float">
            <text:p>0.9743589744</text:p>
          </table:table-cell>
          <table:table-cell table:number-columns-repeated="4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44767441860465" calcext:value-type="float">
            <text:p>0.5447674419</text:p>
          </table:table-cell>
          <table:table-cell office:value-type="float" office:value="0.559966777408638" calcext:value-type="float">
            <text:p>0.5599667774</text:p>
          </table:table-cell>
          <table:table-cell office:value-type="float" office:value="0.568936877076412" calcext:value-type="float">
            <text:p>0.5689368771</text:p>
          </table:table-cell>
          <table:table-cell office:value-type="float" office:value="0.562735326688815" calcext:value-type="float">
            <text:p>0.5627353267</text:p>
          </table:table-cell>
          <table:table-cell office:value-type="float" office:value="0.578073089700997" calcext:value-type="float">
            <text:p>0.5780730897</text:p>
          </table:table-cell>
          <table:table-cell office:value-type="float" office:value="0.597452934662237" calcext:value-type="float">
            <text:p>0.5974529347</text:p>
          </table:table-cell>
          <table:table-cell office:value-type="float" office:value="0.627297895902547" calcext:value-type="float">
            <text:p>0.6272978959</text:p>
          </table:table-cell>
          <table:table-cell office:value-type="float" office:value="0.622203765227021" calcext:value-type="float">
            <text:p>0.6222037652</text:p>
          </table:table-cell>
          <table:table-cell office:value-type="float" office:value="0.643133997785161" calcext:value-type="float">
            <text:p>0.6431339978</text:p>
          </table:table-cell>
          <table:table-cell office:value-type="float" office:value="0.673062015503876" calcext:value-type="float">
            <text:p>0.6730620155</text:p>
          </table:table-cell>
          <table:table-cell table:number-columns-repeated="2" office:value-type="float" office:value="0.684330011074197" calcext:value-type="float">
            <text:p>0.6843300111</text:p>
          </table:table-cell>
          <table:table-cell office:value-type="float" office:value="0.718826135105205" calcext:value-type="float">
            <text:p>0.7188261351</text:p>
          </table:table-cell>
          <table:table-cell office:value-type="float" office:value="0.727464008859358" calcext:value-type="float">
            <text:p>0.7274640089</text:p>
          </table:table-cell>
          <table:table-cell table:number-columns-repeated="37" office:value-type="float" office:value="0.745708748615725" calcext:value-type="float">
            <text:p>0.7457087486</text:p>
          </table:table-cell>
          <table:table-cell office:value-type="float" office:value="0.72093023255814" calcext:value-type="float">
            <text:p>0.7209302326</text:p>
          </table:table-cell>
          <table:table-cell office:value-type="float" office:value="0.744186046511628" calcext:value-type="float">
            <text:p>0.7441860465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0.837209302325581" calcext:value-type="float">
            <text:p>0.8372093023</text:p>
          </table:table-cell>
          <table:table-cell office:value-type="float" office:value="0.86046511627907" calcext:value-type="float">
            <text:p>0.8604651163</text:p>
          </table:table-cell>
          <table:table-cell office:value-type="float" office:value="0.883720930232558" calcext:value-type="float">
            <text:p>0.8837209302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930232558139535" calcext:value-type="float">
            <text:p>0.9302325581</text:p>
          </table:table-cell>
          <table:table-cell table:number-columns-repeated="4" office:value-type="float" office:value="0.953488372093023" calcext:value-type="float">
            <text:p>0.9534883721</text:p>
          </table:table-cell>
          <table:table-cell table:number-columns-repeated="37" office:value-type="float" office:value="0.976744186046512" calcext:value-type="float">
            <text:p>0.9767441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13261904761905" calcext:value-type="float">
            <text:p>0.5132619048</text:p>
          </table:table-cell>
          <table:table-cell office:value-type="float" office:value="0.524404761904762" calcext:value-type="float">
            <text:p>0.5244047619</text:p>
          </table:table-cell>
          <table:table-cell office:value-type="float" office:value="0.547357142857143" calcext:value-type="float">
            <text:p>0.5473571429</text:p>
          </table:table-cell>
          <table:table-cell office:value-type="float" office:value="0.554357142857143" calcext:value-type="float">
            <text:p>0.5543571429</text:p>
          </table:table-cell>
          <table:table-cell office:value-type="float" office:value="0.575047619047619" calcext:value-type="float">
            <text:p>0.575047619</text:p>
          </table:table-cell>
          <table:table-cell table:number-columns-repeated="2" office:value-type="float" office:value="0.611428571428571" calcext:value-type="float">
            <text:p>0.6114285714</text:p>
          </table:table-cell>
          <table:table-cell office:value-type="float" office:value="0.626714285714286" calcext:value-type="float">
            <text:p>0.6267142857</text:p>
          </table:table-cell>
          <table:table-cell office:value-type="float" office:value="0.640047619047619" calcext:value-type="float">
            <text:p>0.640047619</text:p>
          </table:table-cell>
          <table:table-cell office:value-type="float" office:value="0.660571428571429" calcext:value-type="float">
            <text:p>0.6605714286</text:p>
          </table:table-cell>
          <table:table-cell office:value-type="float" office:value="0.65997619047619" calcext:value-type="float">
            <text:p>0.6599761905</text:p>
          </table:table-cell>
          <table:table-cell table:number-columns-repeated="2" office:value-type="float" office:value="0.669690476190476" calcext:value-type="float">
            <text:p>0.6696904762</text:p>
          </table:table-cell>
          <table:table-cell table:number-columns-repeated="3" office:value-type="float" office:value="0.71197619047619" calcext:value-type="float">
            <text:p>0.7119761905</text:p>
          </table:table-cell>
          <table:table-cell table:number-columns-repeated="35" office:value-type="float" office:value="0.720547619047619" calcext:value-type="float">
            <text:p>0.720547619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8" calcext:value-type="float">
            <text:p>0.8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table:number-columns-repeated="3" office:value-type="float" office:value="0.84" calcext:value-type="float">
            <text:p>0.84</text:p>
          </table:table-cell>
          <table:table-cell table:number-columns-repeated="2" office:value-type="float" office:value="0.86" calcext:value-type="float">
            <text:p>0.86</text:p>
          </table:table-cell>
          <table:table-cell table:number-columns-repeated="3" office:value-type="float" office:value="0.9" calcext:value-type="float">
            <text:p>0.9</text:p>
          </table:table-cell>
          <table:table-cell table:number-columns-repeated="3" office:value-type="float" office:value="0.92" calcext:value-type="float">
            <text:p>0.92</text:p>
          </table:table-cell>
          <table:table-cell table:number-columns-repeated="35"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8656462585034" calcext:value-type="float">
            <text:p>0.5865646259</text:p>
          </table:table-cell>
          <table:table-cell office:value-type="float" office:value="0.60640589569161" calcext:value-type="float">
            <text:p>0.6064058957</text:p>
          </table:table-cell>
          <table:table-cell office:value-type="float" office:value="0.620294784580499" calcext:value-type="float">
            <text:p>0.6202947846</text:p>
          </table:table-cell>
          <table:table-cell office:value-type="float" office:value="0.63390022675737" calcext:value-type="float">
            <text:p>0.6339002268</text:p>
          </table:table-cell>
          <table:table-cell office:value-type="float" office:value="0.657879818594104" calcext:value-type="float">
            <text:p>0.6578798186</text:p>
          </table:table-cell>
          <table:table-cell office:value-type="float" office:value="0.670578231292517" calcext:value-type="float">
            <text:p>0.6705782313</text:p>
          </table:table-cell>
          <table:table-cell office:value-type="float" office:value="0.700340136054422" calcext:value-type="float">
            <text:p>0.7003401361</text:p>
          </table:table-cell>
          <table:table-cell office:value-type="float" office:value="0.72312925170068" calcext:value-type="float">
            <text:p>0.7231292517</text:p>
          </table:table-cell>
          <table:table-cell office:value-type="float" office:value="0.733049886621315" calcext:value-type="float">
            <text:p>0.7330498866</text:p>
          </table:table-cell>
          <table:table-cell office:value-type="float" office:value="0.751303854875283" calcext:value-type="float">
            <text:p>0.7513038549</text:p>
          </table:table-cell>
          <table:table-cell office:value-type="float" office:value="0.781859410430839" calcext:value-type="float">
            <text:p>0.7818594104</text:p>
          </table:table-cell>
          <table:table-cell office:value-type="float" office:value="0.804478458049887" calcext:value-type="float">
            <text:p>0.804478458</text:p>
          </table:table-cell>
          <table:table-cell table:number-columns-repeated="39" office:value-type="float" office:value="0.813492063492063" calcext:value-type="float">
            <text:p>0.8134920635</text:p>
          </table:table-cell>
          <table:table-cell office:value-type="float" office:value="0.761904761904762" calcext:value-type="float">
            <text:p>0.7619047619</text:p>
          </table:table-cell>
          <table:table-cell office:value-type="float" office:value="0.785714285714286" calcext:value-type="float">
            <text:p>0.7857142857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880952380952381" calcext:value-type="float">
            <text:p>0.880952381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0.880952380952381" calcext:value-type="float">
            <text:p>0.880952381</text:p>
          </table:table-cell>
          <table:table-cell table:number-columns-repeated="2" office:value-type="float" office:value="0.928571428571429" calcext:value-type="float">
            <text:p>0.9285714286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976190476190476" calcext:value-type="float">
            <text:p>0.9761904762</text:p>
          </table:table-cell>
          <table:table-cell table:number-columns-repeated="39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64713064713065" calcext:value-type="float">
            <text:p>0.6647130647</text:p>
          </table:table-cell>
          <table:table-cell office:value-type="float" office:value="0.683943833943834" calcext:value-type="float">
            <text:p>0.6839438339</text:p>
          </table:table-cell>
          <table:table-cell office:value-type="float" office:value="0.733943833943834" calcext:value-type="float">
            <text:p>0.7339438339</text:p>
          </table:table-cell>
          <table:table-cell office:value-type="float" office:value="0.766117216117216" calcext:value-type="float">
            <text:p>0.7661172161</text:p>
          </table:table-cell>
          <table:table-cell office:value-type="float" office:value="0.78962148962149" calcext:value-type="float">
            <text:p>0.7896214896</text:p>
          </table:table-cell>
          <table:table-cell table:number-columns-repeated="46" office:value-type="float" office:value="0.819536019536019" calcext:value-type="float">
            <text:p>0.8195360195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974358974358974" calcext:value-type="float">
            <text:p>0.9743589744</text:p>
          </table:table-cell>
          <table:table-cell table:number-columns-repeated="46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23809523809524" calcext:value-type="float">
            <text:p>0.5238095238</text:p>
          </table:table-cell>
          <table:table-cell office:value-type="float" office:value="0.55" calcext:value-type="float">
            <text:p>0.55</text:p>
          </table:table-cell>
          <table:table-cell office:value-type="float" office:value="0.562804232804233" calcext:value-type="float">
            <text:p>0.5628042328</text:p>
          </table:table-cell>
          <table:table-cell office:value-type="float" office:value="0.585820105820106" calcext:value-type="float">
            <text:p>0.5858201058</text:p>
          </table:table-cell>
          <table:table-cell office:value-type="float" office:value="0.621058201058201" calcext:value-type="float">
            <text:p>0.6210582011</text:p>
          </table:table-cell>
          <table:table-cell office:value-type="float" office:value="0.641798941798942" calcext:value-type="float">
            <text:p>0.6417989418</text:p>
          </table:table-cell>
          <table:table-cell office:value-type="float" office:value="0.671798941798942" calcext:value-type="float">
            <text:p>0.6717989418</text:p>
          </table:table-cell>
          <table:table-cell office:value-type="float" office:value="0.687407407407407" calcext:value-type="float">
            <text:p>0.6874074074</text:p>
          </table:table-cell>
          <table:table-cell office:value-type="float" office:value="0.718650793650794" calcext:value-type="float">
            <text:p>0.7186507937</text:p>
          </table:table-cell>
          <table:table-cell office:value-type="float" office:value="0.749285714285714" calcext:value-type="float">
            <text:p>0.7492857143</text:p>
          </table:table-cell>
          <table:table-cell office:value-type="float" office:value="0.778439153439154" calcext:value-type="float">
            <text:p>0.7784391534</text:p>
          </table:table-cell>
          <table:table-cell office:value-type="float" office:value="0.812116402116402" calcext:value-type="float">
            <text:p>0.8121164021</text:p>
          </table:table-cell>
          <table:table-cell office:value-type="float" office:value="0.8405291005291" calcext:value-type="float">
            <text:p>0.8405291005</text:p>
          </table:table-cell>
          <table:table-cell office:value-type="float" office:value="0.869047619047619" calcext:value-type="float">
            <text:p>0.869047619</text:p>
          </table:table-cell>
          <table:table-cell office:value-type="float" office:value="0.896455026455026" calcext:value-type="float">
            <text:p>0.8964550265</text:p>
          </table:table-cell>
          <table:table-cell table:number-columns-repeated="36" office:value-type="float" office:value="0.906455026455026" calcext:value-type="float">
            <text:p>0.9064550265</text:p>
          </table:table-cell>
          <table:table-cell office:value-type="float" office:value="0.711111111111111" calcext:value-type="float">
            <text:p>0.7111111111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" calcext:value-type="float">
            <text:p>0.8</text:p>
          </table:table-cell>
          <table:table-cell office:value-type="float" office:value="0.822222222222222" calcext:value-type="float">
            <text:p>0.8222222222</text:p>
          </table:table-cell>
          <table:table-cell table:number-columns-repeated="3" office:value-type="float" office:value="0.844444444444444" calcext:value-type="float">
            <text:p>0.8444444444</text:p>
          </table:table-cell>
          <table:table-cell table:number-columns-repeated="2"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table:number-columns-repeated="2"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0510582010582" calcext:value-type="float">
            <text:p>0.5051058201</text:p>
          </table:table-cell>
          <table:table-cell office:value-type="float" office:value="0.547698412698413" calcext:value-type="float">
            <text:p>0.5476984127</text:p>
          </table:table-cell>
          <table:table-cell office:value-type="float" office:value="0.56526455026455" calcext:value-type="float">
            <text:p>0.5652645503</text:p>
          </table:table-cell>
          <table:table-cell office:value-type="float" office:value="0.570502645502645" calcext:value-type="float">
            <text:p>0.5705026455</text:p>
          </table:table-cell>
          <table:table-cell office:value-type="float" office:value="0.568386243386243" calcext:value-type="float">
            <text:p>0.5683862434</text:p>
          </table:table-cell>
          <table:table-cell office:value-type="float" office:value="0.566164021164021" calcext:value-type="float">
            <text:p>0.5661640212</text:p>
          </table:table-cell>
          <table:table-cell office:value-type="float" office:value="0.577063492063492" calcext:value-type="float">
            <text:p>0.5770634921</text:p>
          </table:table-cell>
          <table:table-cell office:value-type="float" office:value="0.597142857142857" calcext:value-type="float">
            <text:p>0.5971428571</text:p>
          </table:table-cell>
          <table:table-cell office:value-type="float" office:value="0.617883597883598" calcext:value-type="float">
            <text:p>0.6178835979</text:p>
          </table:table-cell>
          <table:table-cell office:value-type="float" office:value="0.645714285714286" calcext:value-type="float">
            <text:p>0.6457142857</text:p>
          </table:table-cell>
          <table:table-cell office:value-type="float" office:value="0.66021164021164" calcext:value-type="float">
            <text:p>0.6602116402</text:p>
          </table:table-cell>
          <table:table-cell office:value-type="float" office:value="0.683915343915344" calcext:value-type="float">
            <text:p>0.6839153439</text:p>
          </table:table-cell>
          <table:table-cell office:value-type="float" office:value="0.694920634920635" calcext:value-type="float">
            <text:p>0.6949206349</text:p>
          </table:table-cell>
          <table:table-cell office:value-type="float" office:value="0.708306878306878" calcext:value-type="float">
            <text:p>0.7083068783</text:p>
          </table:table-cell>
          <table:table-cell office:value-type="float" office:value="0.718492063492064" calcext:value-type="float">
            <text:p>0.7184920635</text:p>
          </table:table-cell>
          <table:table-cell table:number-columns-repeated="36" office:value-type="float" office:value="0.727380952380952" calcext:value-type="float">
            <text:p>0.7273809524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22222222222222" calcext:value-type="float">
            <text:p>0.8222222222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table:number-columns-repeated="2"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table:number-columns-repeated="2" office:value-type="float" office:value="0.933333333333333" calcext:value-type="float">
            <text:p>0.9333333333</text:p>
          </table:table-cell>
          <table:table-cell table:number-columns-repeated="3"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7985347985348" calcext:value-type="float">
            <text:p>0.4798534799</text:p>
          </table:table-cell>
          <table:table-cell office:value-type="float" office:value="0.488400488400488" calcext:value-type="float">
            <text:p>0.4884004884</text:p>
          </table:table-cell>
          <table:table-cell office:value-type="float" office:value="0.505189255189255" calcext:value-type="float">
            <text:p>0.5051892552</text:p>
          </table:table-cell>
          <table:table-cell office:value-type="float" office:value="0.518864468864469" calcext:value-type="float">
            <text:p>0.5188644689</text:p>
          </table:table-cell>
          <table:table-cell office:value-type="float" office:value="0.52002442002442" calcext:value-type="float">
            <text:p>0.52002442</text:p>
          </table:table-cell>
          <table:table-cell table:number-columns-repeated="2" office:value-type="float" office:value="0.524786324786325" calcext:value-type="float">
            <text:p>0.5247863248</text:p>
          </table:table-cell>
          <table:table-cell office:value-type="float" office:value="0.541025641025641" calcext:value-type="float">
            <text:p>0.541025641</text:p>
          </table:table-cell>
          <table:table-cell office:value-type="float" office:value="0.539316239316239" calcext:value-type="float">
            <text:p>0.5393162393</text:p>
          </table:table-cell>
          <table:table-cell office:value-type="float" office:value="0.56965811965812" calcext:value-type="float">
            <text:p>0.5696581197</text:p>
          </table:table-cell>
          <table:table-cell office:value-type="float" office:value="0.593589743589744" calcext:value-type="float">
            <text:p>0.5935897436</text:p>
          </table:table-cell>
          <table:table-cell office:value-type="float" office:value="0.607692307692308" calcext:value-type="float">
            <text:p>0.6076923077</text:p>
          </table:table-cell>
          <table:table-cell office:value-type="float" office:value="0.624358974358974" calcext:value-type="float">
            <text:p>0.6243589744</text:p>
          </table:table-cell>
          <table:table-cell table:number-columns-repeated="38" office:value-type="float" office:value="0.637606837606838" calcext:value-type="float">
            <text:p>0.6376068376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2" office:value-type="float" office:value="0.717948717948718" calcext:value-type="float">
            <text:p>0.7179487179</text:p>
          </table:table-cell>
          <table:table-cell office:value-type="float" office:value="0.769230769230769" calcext:value-type="float">
            <text:p>0.7692307692</text:p>
          </table:table-cell>
          <table:table-cell office:value-type="float" office:value="0.794871794871795" calcext:value-type="float">
            <text:p>0.7948717949</text:p>
          </table:table-cell>
          <table:table-cell table:number-columns-repeated="2" office:value-type="float" office:value="0.82051282051282" calcext:value-type="float">
            <text:p>0.8205128205</text:p>
          </table:table-cell>
          <table:table-cell table:number-columns-repeated="2" office:value-type="float" office:value="0.846153846153846" calcext:value-type="float">
            <text:p>0.846153846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948717948717949" calcext:value-type="float">
            <text:p>0.9487179487</text:p>
          </table:table-cell>
          <table:table-cell table:number-columns-repeated="38" office:value-type="float" office:value="0.974358974358974" calcext:value-type="float">
            <text:p>0.97435897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93067226890756" calcext:value-type="float">
            <text:p>0.4930672269</text:p>
          </table:table-cell>
          <table:table-cell office:value-type="float" office:value="0.522478991596638" calcext:value-type="float">
            <text:p>0.5224789916</text:p>
          </table:table-cell>
          <table:table-cell office:value-type="float" office:value="0.563655462184874" calcext:value-type="float">
            <text:p>0.5636554622</text:p>
          </table:table-cell>
          <table:table-cell office:value-type="float" office:value="0.574929971988795" calcext:value-type="float">
            <text:p>0.574929972</text:p>
          </table:table-cell>
          <table:table-cell office:value-type="float" office:value="0.575910364145658" calcext:value-type="float">
            <text:p>0.5759103641</text:p>
          </table:table-cell>
          <table:table-cell office:value-type="float" office:value="0.607282913165266" calcext:value-type="float">
            <text:p>0.6072829132</text:p>
          </table:table-cell>
          <table:table-cell office:value-type="float" office:value="0.623949579831933" calcext:value-type="float">
            <text:p>0.6239495798</text:p>
          </table:table-cell>
          <table:table-cell office:value-type="float" office:value="0.663165266106442" calcext:value-type="float">
            <text:p>0.6631652661</text:p>
          </table:table-cell>
          <table:table-cell office:value-type="float" office:value="0.7" calcext:value-type="float">
            <text:p>0.7</text:p>
          </table:table-cell>
          <table:table-cell office:value-type="float" office:value="0.716176470588235" calcext:value-type="float">
            <text:p>0.7161764706</text:p>
          </table:table-cell>
          <table:table-cell office:value-type="float" office:value="0.780042016806723" calcext:value-type="float">
            <text:p>0.7800420168</text:p>
          </table:table-cell>
          <table:table-cell office:value-type="float" office:value="0.806862745098039" calcext:value-type="float">
            <text:p>0.8068627451</text:p>
          </table:table-cell>
          <table:table-cell office:value-type="float" office:value="0.839075630252101" calcext:value-type="float">
            <text:p>0.8390756303</text:p>
          </table:table-cell>
          <table:table-cell table:number-columns-repeated="38" office:value-type="float" office:value="0.875" calcext:value-type="float">
            <text:p>0.875</text:p>
          </table:table-cell>
          <table:table-cell office:value-type="float" office:value="0.705882352941176" calcext:value-type="float">
            <text:p>0.7058823529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0.823529411764706" calcext:value-type="float">
            <text:p>0.8235294118</text:p>
          </table:table-cell>
          <table:table-cell table:number-columns-repeated="2" office:value-type="float" office:value="0.852941176470588" calcext:value-type="float">
            <text:p>0.8529411765</text:p>
          </table:table-cell>
          <table:table-cell table:number-columns-repeated="2" office:value-type="float" office:value="0.882352941176471" calcext:value-type="float">
            <text:p>0.8823529412</text:p>
          </table:table-cell>
          <table:table-cell office:value-type="float" office:value="0.911764705882353" calcext:value-type="float">
            <text:p>0.9117647059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970588235294117" calcext:value-type="float">
            <text:p>0.9705882353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09353741496599" calcext:value-type="float">
            <text:p>0.5093537415</text:p>
          </table:table-cell>
          <table:table-cell office:value-type="float" office:value="0.543537414965986" calcext:value-type="float">
            <text:p>0.543537415</text:p>
          </table:table-cell>
          <table:table-cell office:value-type="float" office:value="0.551332199546485" calcext:value-type="float">
            <text:p>0.5513321995</text:p>
          </table:table-cell>
          <table:table-cell office:value-type="float" office:value="0.570039682539682" calcext:value-type="float">
            <text:p>0.5700396825</text:p>
          </table:table-cell>
          <table:table-cell office:value-type="float" office:value="0.570493197278911" calcext:value-type="float">
            <text:p>0.5704931973</text:p>
          </table:table-cell>
          <table:table-cell table:number-columns-repeated="3" office:value-type="float" office:value="0.603543083900227" calcext:value-type="float">
            <text:p>0.6035430839</text:p>
          </table:table-cell>
          <table:table-cell office:value-type="float" office:value="0.625708616780045" calcext:value-type="float">
            <text:p>0.6257086168</text:p>
          </table:table-cell>
          <table:table-cell office:value-type="float" office:value="0.647137188208617" calcext:value-type="float">
            <text:p>0.6471371882</text:p>
          </table:table-cell>
          <table:table-cell office:value-type="float" office:value="0.675141723356009" calcext:value-type="float">
            <text:p>0.6751417234</text:p>
          </table:table-cell>
          <table:table-cell office:value-type="float" office:value="0.71125283446712" calcext:value-type="float">
            <text:p>0.7112528345</text:p>
          </table:table-cell>
          <table:table-cell office:value-type="float" office:value="0.729506802721089" calcext:value-type="float">
            <text:p>0.7295068027</text:p>
          </table:table-cell>
          <table:table-cell table:number-columns-repeated="2" office:value-type="float" office:value="0.758361678004535" calcext:value-type="float">
            <text:p>0.758361678</text:p>
          </table:table-cell>
          <table:table-cell table:number-columns-repeated="36" office:value-type="float" office:value="0.775425170068027" calcext:value-type="float">
            <text:p>0.7754251701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0.714285714285714" calcext:value-type="float">
            <text:p>0.7142857143</text:p>
          </table:table-cell>
          <table:table-cell office:value-type="float" office:value="0.761904761904762" calcext:value-type="float">
            <text:p>0.7619047619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0.833333333333333" calcext:value-type="float">
            <text:p>0.8333333333</text:p>
          </table:table-cell>
          <table:table-cell table:number-columns-repeated="4" office:value-type="float" office:value="0.857142857142857" calcext:value-type="float">
            <text:p>0.8571428571</text:p>
          </table:table-cell>
          <table:table-cell table:number-columns-repeated="2" office:value-type="float" office:value="0.880952380952381" calcext:value-type="float">
            <text:p>0.880952381</text:p>
          </table:table-cell>
          <table:table-cell table:number-columns-repeated="2" office:value-type="float" office:value="0.904761904761905" calcext:value-type="float">
            <text:p>0.9047619048</text:p>
          </table:table-cell>
          <table:table-cell table:number-columns-repeated="2" office:value-type="float" office:value="0.952380952380952" calcext:value-type="float">
            <text:p>0.9523809524</text:p>
          </table:table-cell>
          <table:table-cell table:number-columns-repeated="36" office:value-type="float" office:value="0.976190476190476" calcext:value-type="float">
            <text:p>0.97619047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12474120082816" calcext:value-type="float">
            <text:p>0.6124741201</text:p>
          </table:table-cell>
          <table:table-cell office:value-type="float" office:value="0.613509316770186" calcext:value-type="float">
            <text:p>0.6135093168</text:p>
          </table:table-cell>
          <table:table-cell office:value-type="float" office:value="0.628778467908903" calcext:value-type="float">
            <text:p>0.6287784679</text:p>
          </table:table-cell>
          <table:table-cell office:value-type="float" office:value="0.661749482401656" calcext:value-type="float">
            <text:p>0.6617494824</text:p>
          </table:table-cell>
          <table:table-cell office:value-type="float" office:value="0.676242236024845" calcext:value-type="float">
            <text:p>0.676242236</text:p>
          </table:table-cell>
          <table:table-cell office:value-type="float" office:value="0.688146997929607" calcext:value-type="float">
            <text:p>0.6881469979</text:p>
          </table:table-cell>
          <table:table-cell office:value-type="float" office:value="0.72008281573499" calcext:value-type="float">
            <text:p>0.7200828157</text:p>
          </table:table-cell>
          <table:table-cell office:value-type="float" office:value="0.738172877846791" calcext:value-type="float">
            <text:p>0.7381728778</text:p>
          </table:table-cell>
          <table:table-cell table:number-columns-repeated="43" office:value-type="float" office:value="0.761568322981366" calcext:value-type="float">
            <text:p>0.761568323</text:p>
          </table:table-cell>
          <table:table-cell office:value-type="float" office:value="0.804347826086956" calcext:value-type="float">
            <text:p>0.804347826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0.847826086956522" calcext:value-type="float">
            <text:p>0.847826087</text:p>
          </table:table-cell>
          <table:table-cell office:value-type="float" office:value="0.869565217391304" calcext:value-type="float">
            <text:p>0.8695652174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78260869565217" calcext:value-type="float">
            <text:p>0.9782608696</text:p>
          </table:table-cell>
          <table:table-cell table:number-columns-repeated="4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6])" office:value-type="float" office:value="0.52788392067195" calcext:value-type="float">
            <text:p>0.5278839207</text:p>
          </table:table-cell>
          <table:table-cell table:formula="of:=AVERAGE([.C2:.C16])" office:value-type="float" office:value="0.546309817212937" calcext:value-type="float">
            <text:p>0.5463098172</text:p>
          </table:table-cell>
          <table:table-cell table:formula="of:=AVERAGE([.D2:.D16])" office:value-type="float" office:value="0.566904899224212" calcext:value-type="float">
            <text:p>0.5669048992</text:p>
          </table:table-cell>
          <table:table-cell table:formula="of:=AVERAGE([.E2:.E16])" office:value-type="float" office:value="0.5839315045546" calcext:value-type="float">
            <text:p>0.5839315046</text:p>
          </table:table-cell>
          <table:table-cell table:formula="of:=AVERAGE([.F2:.F16])" office:value-type="float" office:value="0.600963242881093" calcext:value-type="float">
            <text:p>0.6009632429</text:p>
          </table:table-cell>
          <table:table-cell table:formula="of:=AVERAGE([.G2:.G16])" office:value-type="float" office:value="0.621405380059016" calcext:value-type="float">
            <text:p>0.6214053801</text:p>
          </table:table-cell>
          <table:table-cell table:formula="of:=AVERAGE([.H2:.H16])" office:value-type="float" office:value="0.637070308007238" calcext:value-type="float">
            <text:p>0.637070308</text:p>
          </table:table-cell>
          <table:table-cell table:formula="of:=AVERAGE([.I2:.I16])" office:value-type="float" office:value="0.65248835426954" calcext:value-type="float">
            <text:p>0.6524883543</text:p>
          </table:table-cell>
          <table:table-cell table:formula="of:=AVERAGE([.J2:.J16])" office:value-type="float" office:value="0.671293740727961" calcext:value-type="float">
            <text:p>0.6712937407</text:p>
          </table:table-cell>
          <table:table-cell table:formula="of:=AVERAGE([.K2:.K16])" office:value-type="float" office:value="0.690724926385714" calcext:value-type="float">
            <text:p>0.6907249264</text:p>
          </table:table-cell>
          <table:table-cell table:formula="of:=AVERAGE([.L2:.L16])" office:value-type="float" office:value="0.706835416021916" calcext:value-type="float">
            <text:p>0.706835416</text:p>
          </table:table-cell>
          <table:table-cell table:formula="of:=AVERAGE([.M2:.M16])" office:value-type="float" office:value="0.724203086890975" calcext:value-type="float">
            <text:p>0.7242030869</text:p>
          </table:table-cell>
          <table:table-cell table:formula="of:=AVERAGE([.N2:.N16])" office:value-type="float" office:value="0.740198127258631" calcext:value-type="float">
            <text:p>0.7401981273</text:p>
          </table:table-cell>
          <table:table-cell table:formula="of:=AVERAGE([.O2:.O16])" office:value-type="float" office:value="0.754953886808931" calcext:value-type="float">
            <text:p>0.7549538868</text:p>
          </table:table-cell>
          <table:table-cell table:formula="of:=AVERAGE([.P2:.P16])" office:value-type="float" office:value="0.76575017488528" calcext:value-type="float">
            <text:p>0.7657501749</text:p>
          </table:table-cell>
          <table:table-cell table:formula="of:=AVERAGE([.Q2:.Q16])" office:value-type="float" office:value="0.768147000282105" calcext:value-type="float">
            <text:p>0.7681470003</text:p>
          </table:table-cell>
          <table:table-cell table:formula="of:=AVERAGE([.R2:.R16])" office:value-type="float" office:value="0.772176306432124" calcext:value-type="float">
            <text:p>0.7721763064</text:p>
          </table:table-cell>
          <table:table-cell table:formula="of:=AVERAGE([.S2:.S16])" office:value-type="float" office:value="0.772176306432124" calcext:value-type="float">
            <text:p>0.7721763064</text:p>
          </table:table-cell>
          <table:table-cell table:formula="of:=AVERAGE([.T2:.T16])" office:value-type="float" office:value="0.772176306432124" calcext:value-type="float">
            <text:p>0.7721763064</text:p>
          </table:table-cell>
          <table:table-cell table:formula="of:=AVERAGE([.U2:.U16])" office:value-type="float" office:value="0.772176306432124" calcext:value-type="float">
            <text:p>0.7721763064</text:p>
          </table:table-cell>
          <table:table-cell table:formula="of:=AVERAGE([.V2:.V16])" office:value-type="float" office:value="0.772176306432124" calcext:value-type="float">
            <text:p>0.7721763064</text:p>
          </table:table-cell>
          <table:table-cell table:formula="of:=AVERAGE([.W2:.W16])" office:value-type="float" office:value="0.772176306432124" calcext:value-type="float">
            <text:p>0.7721763064</text:p>
          </table:table-cell>
          <table:table-cell table:formula="of:=AVERAGE([.X2:.X16])" office:value-type="float" office:value="0.772176306432124" calcext:value-type="float">
            <text:p>0.7721763064</text:p>
          </table:table-cell>
          <table:table-cell table:formula="of:=AVERAGE([.Y2:.Y16])" office:value-type="float" office:value="0.772176306432124" calcext:value-type="float">
            <text:p>0.7721763064</text:p>
          </table:table-cell>
          <table:table-cell table:formula="of:=AVERAGE([.Z2:.Z16])" office:value-type="float" office:value="0.772176306432124" calcext:value-type="float">
            <text:p>0.7721763064</text:p>
          </table:table-cell>
          <table:table-cell table:formula="of:=AVERAGE([.AA2:.AA16])" office:value-type="float" office:value="0.772176306432124" calcext:value-type="float">
            <text:p>0.7721763064</text:p>
          </table:table-cell>
          <table:table-cell table:formula="of:=AVERAGE([.AB2:.AB16])" office:value-type="float" office:value="0.772176306432124" calcext:value-type="float">
            <text:p>0.7721763064</text:p>
          </table:table-cell>
          <table:table-cell table:formula="of:=AVERAGE([.AC2:.AC16])" office:value-type="float" office:value="0.772176306432124" calcext:value-type="float">
            <text:p>0.7721763064</text:p>
          </table:table-cell>
          <table:table-cell table:formula="of:=AVERAGE([.AD2:.AD16])" office:value-type="float" office:value="0.772176306432124" calcext:value-type="float">
            <text:p>0.7721763064</text:p>
          </table:table-cell>
          <table:table-cell table:formula="of:=AVERAGE([.AE2:.AE16])" office:value-type="float" office:value="0.772176306432124" calcext:value-type="float">
            <text:p>0.7721763064</text:p>
          </table:table-cell>
          <table:table-cell table:formula="of:=AVERAGE([.AF2:.AF16])" office:value-type="float" office:value="0.772176306432124" calcext:value-type="float">
            <text:p>0.7721763064</text:p>
          </table:table-cell>
          <table:table-cell table:formula="of:=AVERAGE([.AG2:.AG16])" office:value-type="float" office:value="0.772176306432124" calcext:value-type="float">
            <text:p>0.7721763064</text:p>
          </table:table-cell>
          <table:table-cell table:formula="of:=AVERAGE([.AH2:.AH16])" office:value-type="float" office:value="0.772176306432124" calcext:value-type="float">
            <text:p>0.7721763064</text:p>
          </table:table-cell>
          <table:table-cell table:formula="of:=AVERAGE([.AI2:.AI16])" office:value-type="float" office:value="0.772176306432124" calcext:value-type="float">
            <text:p>0.7721763064</text:p>
          </table:table-cell>
          <table:table-cell table:formula="of:=AVERAGE([.AJ2:.AJ16])" office:value-type="float" office:value="0.772176306432124" calcext:value-type="float">
            <text:p>0.7721763064</text:p>
          </table:table-cell>
          <table:table-cell table:formula="of:=AVERAGE([.AK2:.AK16])" office:value-type="float" office:value="0.772176306432124" calcext:value-type="float">
            <text:p>0.7721763064</text:p>
          </table:table-cell>
          <table:table-cell table:formula="of:=AVERAGE([.AL2:.AL16])" office:value-type="float" office:value="0.772176306432124" calcext:value-type="float">
            <text:p>0.7721763064</text:p>
          </table:table-cell>
          <table:table-cell table:formula="of:=AVERAGE([.AM2:.AM16])" office:value-type="float" office:value="0.772176306432124" calcext:value-type="float">
            <text:p>0.7721763064</text:p>
          </table:table-cell>
          <table:table-cell table:formula="of:=AVERAGE([.AN2:.AN16])" office:value-type="float" office:value="0.772176306432124" calcext:value-type="float">
            <text:p>0.7721763064</text:p>
          </table:table-cell>
          <table:table-cell table:formula="of:=AVERAGE([.AO2:.AO16])" office:value-type="float" office:value="0.772176306432124" calcext:value-type="float">
            <text:p>0.7721763064</text:p>
          </table:table-cell>
          <table:table-cell table:formula="of:=AVERAGE([.AP2:.AP16])" office:value-type="float" office:value="0.772176306432124" calcext:value-type="float">
            <text:p>0.7721763064</text:p>
          </table:table-cell>
          <table:table-cell table:formula="of:=AVERAGE([.AQ2:.AQ16])" office:value-type="float" office:value="0.772176306432124" calcext:value-type="float">
            <text:p>0.7721763064</text:p>
          </table:table-cell>
          <table:table-cell table:formula="of:=AVERAGE([.AR2:.AR16])" office:value-type="float" office:value="0.772176306432124" calcext:value-type="float">
            <text:p>0.7721763064</text:p>
          </table:table-cell>
          <table:table-cell table:formula="of:=AVERAGE([.AS2:.AS16])" office:value-type="float" office:value="0.772176306432124" calcext:value-type="float">
            <text:p>0.7721763064</text:p>
          </table:table-cell>
          <table:table-cell table:formula="of:=AVERAGE([.AT2:.AT16])" office:value-type="float" office:value="0.772176306432124" calcext:value-type="float">
            <text:p>0.7721763064</text:p>
          </table:table-cell>
          <table:table-cell table:formula="of:=AVERAGE([.AU2:.AU16])" office:value-type="float" office:value="0.772176306432124" calcext:value-type="float">
            <text:p>0.7721763064</text:p>
          </table:table-cell>
          <table:table-cell table:formula="of:=AVERAGE([.AV2:.AV16])" office:value-type="float" office:value="0.772176306432124" calcext:value-type="float">
            <text:p>0.7721763064</text:p>
          </table:table-cell>
          <table:table-cell table:formula="of:=AVERAGE([.AW2:.AW16])" office:value-type="float" office:value="0.772176306432124" calcext:value-type="float">
            <text:p>0.7721763064</text:p>
          </table:table-cell>
          <table:table-cell table:formula="of:=AVERAGE([.AX2:.AX16])" office:value-type="float" office:value="0.772176306432124" calcext:value-type="float">
            <text:p>0.7721763064</text:p>
          </table:table-cell>
          <table:table-cell table:formula="of:=AVERAGE([.AY2:.AY16])" office:value-type="float" office:value="0.772176306432124" calcext:value-type="float">
            <text:p>0.7721763064</text:p>
          </table:table-cell>
          <table:table-cell table:formula="of:=AVERAGE([.AZ2:.AZ16])" office:value-type="float" office:value="0.772176306432124" calcext:value-type="float">
            <text:p>0.7721763064</text:p>
          </table:table-cell>
          <table:table-cell table:formula="of:=AVERAGE([.BA2:.BA16])" office:value-type="float" office:value="0.741902868064385" calcext:value-type="float">
            <text:p>0.7419028681</text:p>
          </table:table-cell>
          <table:table-cell table:formula="of:=AVERAGE([.BB2:.BB16])" office:value-type="float" office:value="0.776309042888237" calcext:value-type="float">
            <text:p>0.7763090429</text:p>
          </table:table-cell>
          <table:table-cell table:formula="of:=AVERAGE([.BC2:.BC16])" office:value-type="float" office:value="0.804126244825244" calcext:value-type="float">
            <text:p>0.8041262448</text:p>
          </table:table-cell>
          <table:table-cell table:formula="of:=AVERAGE([.BD2:.BD16])" office:value-type="float" office:value="0.826563056070196" calcext:value-type="float">
            <text:p>0.8265630561</text:p>
          </table:table-cell>
          <table:table-cell table:formula="of:=AVERAGE([.BE2:.BE16])" office:value-type="float" office:value="0.845533167113601" calcext:value-type="float">
            <text:p>0.8455331671</text:p>
          </table:table-cell>
          <table:table-cell table:formula="of:=AVERAGE([.BF2:.BF16])" office:value-type="float" office:value="0.870832150192592" calcext:value-type="float">
            <text:p>0.8708321502</text:p>
          </table:table-cell>
          <table:table-cell table:formula="of:=AVERAGE([.BG2:.BG16])" office:value-type="float" office:value="0.885054761072083" calcext:value-type="float">
            <text:p>0.8850547611</text:p>
          </table:table-cell>
          <table:table-cell table:formula="of:=AVERAGE([.BH2:.BH16])" office:value-type="float" office:value="0.895575841611388" calcext:value-type="float">
            <text:p>0.8955758416</text:p>
          </table:table-cell>
          <table:table-cell table:formula="of:=AVERAGE([.BI2:.BI16])" office:value-type="float" office:value="0.913972648665076" calcext:value-type="float">
            <text:p>0.9139726487</text:p>
          </table:table-cell>
          <table:table-cell table:formula="of:=AVERAGE([.BJ2:.BJ16])" office:value-type="float" office:value="0.924727304369898" calcext:value-type="float">
            <text:p>0.9247273044</text:p>
          </table:table-cell>
          <table:table-cell table:formula="of:=AVERAGE([.BK2:.BK16])" office:value-type="float" office:value="0.940109411055112" calcext:value-type="float">
            <text:p>0.9401094111</text:p>
          </table:table-cell>
          <table:table-cell table:formula="of:=AVERAGE([.BL2:.BL16])" office:value-type="float" office:value="0.949785215335218" calcext:value-type="float">
            <text:p>0.9497852153</text:p>
          </table:table-cell>
          <table:table-cell table:formula="of:=AVERAGE([.BM2:.BM16])" office:value-type="float" office:value="0.957953634760233" calcext:value-type="float">
            <text:p>0.9579536348</text:p>
          </table:table-cell>
          <table:table-cell table:formula="of:=AVERAGE([.BN2:.BN16])" office:value-type="float" office:value="0.969163626369677" calcext:value-type="float">
            <text:p>0.9691636264</text:p>
          </table:table-cell>
          <table:table-cell table:formula="of:=AVERAGE([.BO2:.BO16])" office:value-type="float" office:value="0.978160955757902" calcext:value-type="float">
            <text:p>0.9781609558</text:p>
          </table:table-cell>
          <table:table-cell table:formula="of:=AVERAGE([.BP2:.BP16])" office:value-type="float" office:value="0.982711220308167" calcext:value-type="float">
            <text:p>0.9827112203</text:p>
          </table:table-cell>
          <table:table-cell table:formula="of:=AVERAGE([.BQ2:.BQ16])" office:value-type="float" office:value="0.986823537575499" calcext:value-type="float">
            <text:p>0.9868235376</text:p>
          </table:table-cell>
          <table:table-cell table:formula="of:=AVERAGE([.BR2:.BR16])" office:value-type="float" office:value="0.986823537575499" calcext:value-type="float">
            <text:p>0.9868235376</text:p>
          </table:table-cell>
          <table:table-cell table:formula="of:=AVERAGE([.BS2:.BS16])" office:value-type="float" office:value="0.986823537575499" calcext:value-type="float">
            <text:p>0.9868235376</text:p>
          </table:table-cell>
          <table:table-cell table:formula="of:=AVERAGE([.BT2:.BT16])" office:value-type="float" office:value="0.986823537575499" calcext:value-type="float">
            <text:p>0.9868235376</text:p>
          </table:table-cell>
          <table:table-cell table:formula="of:=AVERAGE([.BU2:.BU16])" office:value-type="float" office:value="0.986823537575499" calcext:value-type="float">
            <text:p>0.9868235376</text:p>
          </table:table-cell>
          <table:table-cell table:formula="of:=AVERAGE([.BV2:.BV16])" office:value-type="float" office:value="0.986823537575499" calcext:value-type="float">
            <text:p>0.9868235376</text:p>
          </table:table-cell>
          <table:table-cell table:formula="of:=AVERAGE([.BW2:.BW16])" office:value-type="float" office:value="0.986823537575499" calcext:value-type="float">
            <text:p>0.9868235376</text:p>
          </table:table-cell>
          <table:table-cell table:formula="of:=AVERAGE([.BX2:.BX16])" office:value-type="float" office:value="0.986823537575499" calcext:value-type="float">
            <text:p>0.9868235376</text:p>
          </table:table-cell>
          <table:table-cell table:formula="of:=AVERAGE([.BY2:.BY16])" office:value-type="float" office:value="0.986823537575499" calcext:value-type="float">
            <text:p>0.9868235376</text:p>
          </table:table-cell>
          <table:table-cell table:formula="of:=AVERAGE([.BZ2:.BZ16])" office:value-type="float" office:value="0.986823537575499" calcext:value-type="float">
            <text:p>0.9868235376</text:p>
          </table:table-cell>
          <table:table-cell table:formula="of:=AVERAGE([.CA2:.CA16])" office:value-type="float" office:value="0.986823537575499" calcext:value-type="float">
            <text:p>0.9868235376</text:p>
          </table:table-cell>
          <table:table-cell table:formula="of:=AVERAGE([.CB2:.CB16])" office:value-type="float" office:value="0.986823537575499" calcext:value-type="float">
            <text:p>0.9868235376</text:p>
          </table:table-cell>
          <table:table-cell table:formula="of:=AVERAGE([.CC2:.CC16])" office:value-type="float" office:value="0.986823537575499" calcext:value-type="float">
            <text:p>0.9868235376</text:p>
          </table:table-cell>
          <table:table-cell table:formula="of:=AVERAGE([.CD2:.CD16])" office:value-type="float" office:value="0.986823537575499" calcext:value-type="float">
            <text:p>0.9868235376</text:p>
          </table:table-cell>
          <table:table-cell table:formula="of:=AVERAGE([.CE2:.CE16])" office:value-type="float" office:value="0.986823537575499" calcext:value-type="float">
            <text:p>0.9868235376</text:p>
          </table:table-cell>
          <table:table-cell table:formula="of:=AVERAGE([.CF2:.CF16])" office:value-type="float" office:value="0.986823537575499" calcext:value-type="float">
            <text:p>0.9868235376</text:p>
          </table:table-cell>
          <table:table-cell table:formula="of:=AVERAGE([.CG2:.CG16])" office:value-type="float" office:value="0.986823537575499" calcext:value-type="float">
            <text:p>0.9868235376</text:p>
          </table:table-cell>
          <table:table-cell table:formula="of:=AVERAGE([.CH2:.CH16])" office:value-type="float" office:value="0.986823537575499" calcext:value-type="float">
            <text:p>0.9868235376</text:p>
          </table:table-cell>
          <table:table-cell table:formula="of:=AVERAGE([.CI2:.CI16])" office:value-type="float" office:value="0.986823537575499" calcext:value-type="float">
            <text:p>0.9868235376</text:p>
          </table:table-cell>
          <table:table-cell table:formula="of:=AVERAGE([.CJ2:.CJ16])" office:value-type="float" office:value="0.986823537575499" calcext:value-type="float">
            <text:p>0.9868235376</text:p>
          </table:table-cell>
          <table:table-cell table:formula="of:=AVERAGE([.CK2:.CK16])" office:value-type="float" office:value="0.986823537575499" calcext:value-type="float">
            <text:p>0.9868235376</text:p>
          </table:table-cell>
          <table:table-cell table:formula="of:=AVERAGE([.CL2:.CL16])" office:value-type="float" office:value="0.986823537575499" calcext:value-type="float">
            <text:p>0.9868235376</text:p>
          </table:table-cell>
          <table:table-cell table:formula="of:=AVERAGE([.CM2:.CM16])" office:value-type="float" office:value="0.986823537575499" calcext:value-type="float">
            <text:p>0.9868235376</text:p>
          </table:table-cell>
          <table:table-cell table:formula="of:=AVERAGE([.CN2:.CN16])" office:value-type="float" office:value="0.986823537575499" calcext:value-type="float">
            <text:p>0.9868235376</text:p>
          </table:table-cell>
          <table:table-cell table:formula="of:=AVERAGE([.CO2:.CO16])" office:value-type="float" office:value="0.986823537575499" calcext:value-type="float">
            <text:p>0.9868235376</text:p>
          </table:table-cell>
          <table:table-cell table:formula="of:=AVERAGE([.CP2:.CP16])" office:value-type="float" office:value="0.986823537575499" calcext:value-type="float">
            <text:p>0.9868235376</text:p>
          </table:table-cell>
          <table:table-cell table:formula="of:=AVERAGE([.CQ2:.CQ16])" office:value-type="float" office:value="0.986823537575499" calcext:value-type="float">
            <text:p>0.9868235376</text:p>
          </table:table-cell>
          <table:table-cell table:formula="of:=AVERAGE([.CR2:.CR16])" office:value-type="float" office:value="0.986823537575499" calcext:value-type="float">
            <text:p>0.9868235376</text:p>
          </table:table-cell>
          <table:table-cell table:formula="of:=AVERAGE([.CS2:.CS16])" office:value-type="float" office:value="0.986823537575499" calcext:value-type="float">
            <text:p>0.9868235376</text:p>
          </table:table-cell>
          <table:table-cell table:formula="of:=AVERAGE([.CT2:.CT16])" office:value-type="float" office:value="0.986823537575499" calcext:value-type="float">
            <text:p>0.9868235376</text:p>
          </table:table-cell>
          <table:table-cell table:formula="of:=AVERAGE([.CU2:.CU16])" office:value-type="float" office:value="0.986823537575499" calcext:value-type="float">
            <text:p>0.9868235376</text:p>
          </table:table-cell>
          <table:table-cell table:formula="of:=AVERAGE([.CV2:.CV16])" office:value-type="float" office:value="0.986823537575499" calcext:value-type="float">
            <text:p>0.9868235376</text:p>
          </table:table-cell>
          <table:table-cell table:formula="of:=AVERAGE([.CW2:.CW16])" office:value-type="float" office:value="0.986823537575499" calcext:value-type="float">
            <text:p>0.9868235376</text:p>
          </table:table-cell>
          <table:table-cell table:formula="of:=AVERAGE([.CX2:.CX16])" office:value-type="float" office:value="0.986823537575499" calcext:value-type="float">
            <text:p>0.9868235376</text:p>
          </table:table-cell>
          <table:table-cell table:formula="of:=AVERAGE([.CY2:.CY16])" office:value-type="float" office:value="0.986823537575499" calcext:value-type="float">
            <text:p>0.9868235376</text:p>
          </table:table-cell>
        </table:table-row>
      </table:table>
      <table:table table:name="rw_3_5" table:style-name="ta1">
        <table:table-column table:style-name="co5" table:default-cell-style-name="Default"/>
        <table:table-column table:style-name="co6" table:number-columns-repeated="102" table:default-cell-style-name="Default"/>
        <table:table-row table:style-name="ro1">
          <table:table-cell office:value-type="string" calcext:value-type="string">
            <text:p>trial_number</text:p>
          </table:table-cell>
          <table:table-cell office:value-type="string" calcext:value-type="string">
            <text:p>sim_iter_0</text:p>
          </table:table-cell>
          <table:table-cell office:value-type="string" calcext:value-type="string">
            <text:p>sim_iter_1</text:p>
          </table:table-cell>
          <table:table-cell office:value-type="string" calcext:value-type="string">
            <text:p>sim_iter_2</text:p>
          </table:table-cell>
          <table:table-cell office:value-type="string" calcext:value-type="string">
            <text:p>sim_iter_3</text:p>
          </table:table-cell>
          <table:table-cell office:value-type="string" calcext:value-type="string">
            <text:p>sim_iter_4</text:p>
          </table:table-cell>
          <table:table-cell office:value-type="string" calcext:value-type="string">
            <text:p>sim_iter_5</text:p>
          </table:table-cell>
          <table:table-cell office:value-type="string" calcext:value-type="string">
            <text:p>sim_iter_6</text:p>
          </table:table-cell>
          <table:table-cell office:value-type="string" calcext:value-type="string">
            <text:p>sim_iter_7</text:p>
          </table:table-cell>
          <table:table-cell office:value-type="string" calcext:value-type="string">
            <text:p>sim_iter_8</text:p>
          </table:table-cell>
          <table:table-cell office:value-type="string" calcext:value-type="string">
            <text:p>sim_iter_9</text:p>
          </table:table-cell>
          <table:table-cell office:value-type="string" calcext:value-type="string">
            <text:p>sim_iter_10</text:p>
          </table:table-cell>
          <table:table-cell office:value-type="string" calcext:value-type="string">
            <text:p>sim_iter_11</text:p>
          </table:table-cell>
          <table:table-cell office:value-type="string" calcext:value-type="string">
            <text:p>sim_iter_12</text:p>
          </table:table-cell>
          <table:table-cell office:value-type="string" calcext:value-type="string">
            <text:p>sim_iter_13</text:p>
          </table:table-cell>
          <table:table-cell office:value-type="string" calcext:value-type="string">
            <text:p>sim_iter_14</text:p>
          </table:table-cell>
          <table:table-cell office:value-type="string" calcext:value-type="string">
            <text:p>sim_iter_15</text:p>
          </table:table-cell>
          <table:table-cell office:value-type="string" calcext:value-type="string">
            <text:p>sim_iter_16</text:p>
          </table:table-cell>
          <table:table-cell office:value-type="string" calcext:value-type="string">
            <text:p>sim_iter_17</text:p>
          </table:table-cell>
          <table:table-cell office:value-type="string" calcext:value-type="string">
            <text:p>sim_iter_18</text:p>
          </table:table-cell>
          <table:table-cell office:value-type="string" calcext:value-type="string">
            <text:p>sim_iter_19</text:p>
          </table:table-cell>
          <table:table-cell office:value-type="string" calcext:value-type="string">
            <text:p>sim_iter_20</text:p>
          </table:table-cell>
          <table:table-cell office:value-type="string" calcext:value-type="string">
            <text:p>sim_iter_21</text:p>
          </table:table-cell>
          <table:table-cell office:value-type="string" calcext:value-type="string">
            <text:p>sim_iter_22</text:p>
          </table:table-cell>
          <table:table-cell office:value-type="string" calcext:value-type="string">
            <text:p>sim_iter_23</text:p>
          </table:table-cell>
          <table:table-cell office:value-type="string" calcext:value-type="string">
            <text:p>sim_iter_24</text:p>
          </table:table-cell>
          <table:table-cell office:value-type="string" calcext:value-type="string">
            <text:p>sim_iter_25</text:p>
          </table:table-cell>
          <table:table-cell office:value-type="string" calcext:value-type="string">
            <text:p>sim_iter_26</text:p>
          </table:table-cell>
          <table:table-cell office:value-type="string" calcext:value-type="string">
            <text:p>sim_iter_27</text:p>
          </table:table-cell>
          <table:table-cell office:value-type="string" calcext:value-type="string">
            <text:p>sim_iter_28</text:p>
          </table:table-cell>
          <table:table-cell office:value-type="string" calcext:value-type="string">
            <text:p>sim_iter_29</text:p>
          </table:table-cell>
          <table:table-cell office:value-type="string" calcext:value-type="string">
            <text:p>sim_iter_30</text:p>
          </table:table-cell>
          <table:table-cell office:value-type="string" calcext:value-type="string">
            <text:p>sim_iter_31</text:p>
          </table:table-cell>
          <table:table-cell office:value-type="string" calcext:value-type="string">
            <text:p>sim_iter_32</text:p>
          </table:table-cell>
          <table:table-cell office:value-type="string" calcext:value-type="string">
            <text:p>sim_iter_33</text:p>
          </table:table-cell>
          <table:table-cell office:value-type="string" calcext:value-type="string">
            <text:p>sim_iter_34</text:p>
          </table:table-cell>
          <table:table-cell office:value-type="string" calcext:value-type="string">
            <text:p>sim_iter_35</text:p>
          </table:table-cell>
          <table:table-cell office:value-type="string" calcext:value-type="string">
            <text:p>sim_iter_36</text:p>
          </table:table-cell>
          <table:table-cell office:value-type="string" calcext:value-type="string">
            <text:p>sim_iter_37</text:p>
          </table:table-cell>
          <table:table-cell office:value-type="string" calcext:value-type="string">
            <text:p>sim_iter_38</text:p>
          </table:table-cell>
          <table:table-cell office:value-type="string" calcext:value-type="string">
            <text:p>sim_iter_39</text:p>
          </table:table-cell>
          <table:table-cell office:value-type="string" calcext:value-type="string">
            <text:p>sim_iter_40</text:p>
          </table:table-cell>
          <table:table-cell office:value-type="string" calcext:value-type="string">
            <text:p>sim_iter_41</text:p>
          </table:table-cell>
          <table:table-cell office:value-type="string" calcext:value-type="string">
            <text:p>sim_iter_42</text:p>
          </table:table-cell>
          <table:table-cell office:value-type="string" calcext:value-type="string">
            <text:p>sim_iter_43</text:p>
          </table:table-cell>
          <table:table-cell office:value-type="string" calcext:value-type="string">
            <text:p>sim_iter_44</text:p>
          </table:table-cell>
          <table:table-cell office:value-type="string" calcext:value-type="string">
            <text:p>sim_iter_45</text:p>
          </table:table-cell>
          <table:table-cell office:value-type="string" calcext:value-type="string">
            <text:p>sim_iter_46</text:p>
          </table:table-cell>
          <table:table-cell office:value-type="string" calcext:value-type="string">
            <text:p>sim_iter_47</text:p>
          </table:table-cell>
          <table:table-cell office:value-type="string" calcext:value-type="string">
            <text:p>sim_iter_48</text:p>
          </table:table-cell>
          <table:table-cell office:value-type="string" calcext:value-type="string">
            <text:p>sim_iter_49</text:p>
          </table:table-cell>
          <table:table-cell office:value-type="string" calcext:value-type="string">
            <text:p>sim_iter_50</text:p>
          </table:table-cell>
          <table:table-cell office:value-type="string" calcext:value-type="string">
            <text:p>hap_iter_0</text:p>
          </table:table-cell>
          <table:table-cell office:value-type="string" calcext:value-type="string">
            <text:p>hap_iter_1</text:p>
          </table:table-cell>
          <table:table-cell office:value-type="string" calcext:value-type="string">
            <text:p>hap_iter_2</text:p>
          </table:table-cell>
          <table:table-cell office:value-type="string" calcext:value-type="string">
            <text:p>hap_iter_3</text:p>
          </table:table-cell>
          <table:table-cell office:value-type="string" calcext:value-type="string">
            <text:p>hap_iter_4</text:p>
          </table:table-cell>
          <table:table-cell office:value-type="string" calcext:value-type="string">
            <text:p>hap_iter_5</text:p>
          </table:table-cell>
          <table:table-cell office:value-type="string" calcext:value-type="string">
            <text:p>hap_iter_6</text:p>
          </table:table-cell>
          <table:table-cell office:value-type="string" calcext:value-type="string">
            <text:p>hap_iter_7</text:p>
          </table:table-cell>
          <table:table-cell office:value-type="string" calcext:value-type="string">
            <text:p>hap_iter_8</text:p>
          </table:table-cell>
          <table:table-cell office:value-type="string" calcext:value-type="string">
            <text:p>hap_iter_9</text:p>
          </table:table-cell>
          <table:table-cell office:value-type="string" calcext:value-type="string">
            <text:p>hap_iter_10</text:p>
          </table:table-cell>
          <table:table-cell office:value-type="string" calcext:value-type="string">
            <text:p>hap_iter_11</text:p>
          </table:table-cell>
          <table:table-cell office:value-type="string" calcext:value-type="string">
            <text:p>hap_iter_12</text:p>
          </table:table-cell>
          <table:table-cell office:value-type="string" calcext:value-type="string">
            <text:p>hap_iter_13</text:p>
          </table:table-cell>
          <table:table-cell office:value-type="string" calcext:value-type="string">
            <text:p>hap_iter_14</text:p>
          </table:table-cell>
          <table:table-cell office:value-type="string" calcext:value-type="string">
            <text:p>hap_iter_15</text:p>
          </table:table-cell>
          <table:table-cell office:value-type="string" calcext:value-type="string">
            <text:p>hap_iter_16</text:p>
          </table:table-cell>
          <table:table-cell office:value-type="string" calcext:value-type="string">
            <text:p>hap_iter_17</text:p>
          </table:table-cell>
          <table:table-cell office:value-type="string" calcext:value-type="string">
            <text:p>hap_iter_18</text:p>
          </table:table-cell>
          <table:table-cell office:value-type="string" calcext:value-type="string">
            <text:p>hap_iter_19</text:p>
          </table:table-cell>
          <table:table-cell office:value-type="string" calcext:value-type="string">
            <text:p>hap_iter_20</text:p>
          </table:table-cell>
          <table:table-cell office:value-type="string" calcext:value-type="string">
            <text:p>hap_iter_21</text:p>
          </table:table-cell>
          <table:table-cell office:value-type="string" calcext:value-type="string">
            <text:p>hap_iter_22</text:p>
          </table:table-cell>
          <table:table-cell office:value-type="string" calcext:value-type="string">
            <text:p>hap_iter_23</text:p>
          </table:table-cell>
          <table:table-cell office:value-type="string" calcext:value-type="string">
            <text:p>hap_iter_24</text:p>
          </table:table-cell>
          <table:table-cell office:value-type="string" calcext:value-type="string">
            <text:p>hap_iter_25</text:p>
          </table:table-cell>
          <table:table-cell office:value-type="string" calcext:value-type="string">
            <text:p>hap_iter_26</text:p>
          </table:table-cell>
          <table:table-cell office:value-type="string" calcext:value-type="string">
            <text:p>hap_iter_27</text:p>
          </table:table-cell>
          <table:table-cell office:value-type="string" calcext:value-type="string">
            <text:p>hap_iter_28</text:p>
          </table:table-cell>
          <table:table-cell office:value-type="string" calcext:value-type="string">
            <text:p>hap_iter_29</text:p>
          </table:table-cell>
          <table:table-cell office:value-type="string" calcext:value-type="string">
            <text:p>hap_iter_30</text:p>
          </table:table-cell>
          <table:table-cell office:value-type="string" calcext:value-type="string">
            <text:p>hap_iter_31</text:p>
          </table:table-cell>
          <table:table-cell office:value-type="string" calcext:value-type="string">
            <text:p>hap_iter_32</text:p>
          </table:table-cell>
          <table:table-cell office:value-type="string" calcext:value-type="string">
            <text:p>hap_iter_33</text:p>
          </table:table-cell>
          <table:table-cell office:value-type="string" calcext:value-type="string">
            <text:p>hap_iter_34</text:p>
          </table:table-cell>
          <table:table-cell office:value-type="string" calcext:value-type="string">
            <text:p>hap_iter_35</text:p>
          </table:table-cell>
          <table:table-cell office:value-type="string" calcext:value-type="string">
            <text:p>hap_iter_36</text:p>
          </table:table-cell>
          <table:table-cell office:value-type="string" calcext:value-type="string">
            <text:p>hap_iter_37</text:p>
          </table:table-cell>
          <table:table-cell office:value-type="string" calcext:value-type="string">
            <text:p>hap_iter_38</text:p>
          </table:table-cell>
          <table:table-cell office:value-type="string" calcext:value-type="string">
            <text:p>hap_iter_39</text:p>
          </table:table-cell>
          <table:table-cell office:value-type="string" calcext:value-type="string">
            <text:p>hap_iter_40</text:p>
          </table:table-cell>
          <table:table-cell office:value-type="string" calcext:value-type="string">
            <text:p>hap_iter_41</text:p>
          </table:table-cell>
          <table:table-cell office:value-type="string" calcext:value-type="string">
            <text:p>hap_iter_42</text:p>
          </table:table-cell>
          <table:table-cell office:value-type="string" calcext:value-type="string">
            <text:p>hap_iter_43</text:p>
          </table:table-cell>
          <table:table-cell office:value-type="string" calcext:value-type="string">
            <text:p>hap_iter_44</text:p>
          </table:table-cell>
          <table:table-cell office:value-type="string" calcext:value-type="string">
            <text:p>hap_iter_45</text:p>
          </table:table-cell>
          <table:table-cell office:value-type="string" calcext:value-type="string">
            <text:p>hap_iter_46</text:p>
          </table:table-cell>
          <table:table-cell office:value-type="string" calcext:value-type="string">
            <text:p>hap_iter_47</text:p>
          </table:table-cell>
          <table:table-cell office:value-type="string" calcext:value-type="string">
            <text:p>hap_iter_48</text:p>
          </table:table-cell>
          <table:table-cell office:value-type="string" calcext:value-type="string">
            <text:p>hap_iter_49</text:p>
          </table:table-cell>
          <table:table-cell office:value-type="string" calcext:value-type="string">
            <text:p>hap_iter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7677119628339" calcext:value-type="float">
            <text:p>0.4976771196</text:p>
          </table:table-cell>
          <table:table-cell office:value-type="float" office:value="0.540650406504065" calcext:value-type="float">
            <text:p>0.5406504065</text:p>
          </table:table-cell>
          <table:table-cell office:value-type="float" office:value="0.558943089430894" calcext:value-type="float">
            <text:p>0.5589430894</text:p>
          </table:table-cell>
          <table:table-cell office:value-type="float" office:value="0.589024390243903" calcext:value-type="float">
            <text:p>0.5890243902</text:p>
          </table:table-cell>
          <table:table-cell office:value-type="float" office:value="0.620731707317073" calcext:value-type="float">
            <text:p>0.6207317073</text:p>
          </table:table-cell>
          <table:table-cell office:value-type="float" office:value="0.626422764227642" calcext:value-type="float">
            <text:p>0.6264227642</text:p>
          </table:table-cell>
          <table:table-cell office:value-type="float" office:value="0.653658536585366" calcext:value-type="float">
            <text:p>0.6536585366</text:p>
          </table:table-cell>
          <table:table-cell office:value-type="float" office:value="0.670731707317073" calcext:value-type="float">
            <text:p>0.6707317073</text:p>
          </table:table-cell>
          <table:table-cell office:value-type="float" office:value="0.700813008130081" calcext:value-type="float">
            <text:p>0.7008130081</text:p>
          </table:table-cell>
          <table:table-cell office:value-type="float" office:value="0.722067363530778" calcext:value-type="float">
            <text:p>0.7220673635</text:p>
          </table:table-cell>
          <table:table-cell office:value-type="float" office:value="0.737108013937282" calcext:value-type="float">
            <text:p>0.7371080139</text:p>
          </table:table-cell>
          <table:table-cell office:value-type="float" office:value="0.757839721254356" calcext:value-type="float">
            <text:p>0.7578397213</text:p>
          </table:table-cell>
          <table:table-cell office:value-type="float" office:value="0.789140534262486" calcext:value-type="float">
            <text:p>0.7891405343</text:p>
          </table:table-cell>
          <table:table-cell office:value-type="float" office:value="0.797270615563299" calcext:value-type="float">
            <text:p>0.7972706156</text:p>
          </table:table-cell>
          <table:table-cell table:number-columns-repeated="37" office:value-type="float" office:value="0.834030197444832" calcext:value-type="float">
            <text:p>0.8340301974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0.707317073170732" calcext:value-type="float">
            <text:p>0.7073170732</text:p>
          </table:table-cell>
          <table:table-cell office:value-type="float" office:value="0.731707317073171" calcext:value-type="float">
            <text:p>0.7317073171</text:p>
          </table:table-cell>
          <table:table-cell office:value-type="float" office:value="0.780487804878049" calcext:value-type="float">
            <text:p>0.7804878049</text:p>
          </table:table-cell>
          <table:table-cell office:value-type="float" office:value="0.804878048780488" calcext:value-type="float">
            <text:p>0.8048780488</text:p>
          </table:table-cell>
          <table:table-cell office:value-type="float" office:value="0.829268292682927" calcext:value-type="float">
            <text:p>0.8292682927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0.878048780487805" calcext:value-type="float">
            <text:p>0.8780487805</text:p>
          </table:table-cell>
          <table:table-cell office:value-type="float" office:value="0.902439024390244" calcext:value-type="float">
            <text:p>0.9024390244</text:p>
          </table:table-cell>
          <table:table-cell table:number-columns-repeated="3" office:value-type="float" office:value="0.926829268292683" calcext:value-type="float">
            <text:p>0.9268292683</text:p>
          </table:table-cell>
          <table:table-cell office:value-type="float" office:value="0.951219512195122" calcext:value-type="float">
            <text:p>0.9512195122</text:p>
          </table:table-cell>
          <table:table-cell office:value-type="float" office:value="0.975609756097561" calcext:value-type="float">
            <text:p>0.9756097561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9829931972789" calcext:value-type="float">
            <text:p>0.499829932</text:p>
          </table:table-cell>
          <table:table-cell office:value-type="float" office:value="0.511734693877551" calcext:value-type="float">
            <text:p>0.5117346939</text:p>
          </table:table-cell>
          <table:table-cell office:value-type="float" office:value="0.557369614512472" calcext:value-type="float">
            <text:p>0.5573696145</text:p>
          </table:table-cell>
          <table:table-cell office:value-type="float" office:value="0.60062358276644" calcext:value-type="float">
            <text:p>0.6006235828</text:p>
          </table:table-cell>
          <table:table-cell office:value-type="float" office:value="0.627579365079365" calcext:value-type="float">
            <text:p>0.6275793651</text:p>
          </table:table-cell>
          <table:table-cell office:value-type="float" office:value="0.649404761904762" calcext:value-type="float">
            <text:p>0.6494047619</text:p>
          </table:table-cell>
          <table:table-cell office:value-type="float" office:value="0.655413832199547" calcext:value-type="float">
            <text:p>0.6554138322</text:p>
          </table:table-cell>
          <table:table-cell office:value-type="float" office:value="0.669586167800453" calcext:value-type="float">
            <text:p>0.6695861678</text:p>
          </table:table-cell>
          <table:table-cell office:value-type="float" office:value="0.689172335600907" calcext:value-type="float">
            <text:p>0.6891723356</text:p>
          </table:table-cell>
          <table:table-cell office:value-type="float" office:value="0.694727891156463" calcext:value-type="float">
            <text:p>0.6947278912</text:p>
          </table:table-cell>
          <table:table-cell office:value-type="float" office:value="0.70640589569161" calcext:value-type="float">
            <text:p>0.7064058957</text:p>
          </table:table-cell>
          <table:table-cell office:value-type="float" office:value="0.729024943310658" calcext:value-type="float">
            <text:p>0.7290249433</text:p>
          </table:table-cell>
          <table:table-cell office:value-type="float" office:value="0.745691609977324" calcext:value-type="float">
            <text:p>0.74569161</text:p>
          </table:table-cell>
          <table:table-cell office:value-type="float" office:value="0.762358276643991" calcext:value-type="float">
            <text:p>0.7623582766</text:p>
          </table:table-cell>
          <table:table-cell table:number-columns-repeated="37" office:value-type="float" office:value="0.782426303854875" calcext:value-type="float">
            <text:p>0.7824263039</text:p>
          </table:table-cell>
          <table:table-cell office:value-type="float" office:value="0.738095238095238" calcext:value-type="float">
            <text:p>0.7380952381</text:p>
          </table:table-cell>
          <table:table-cell office:value-type="float" office:value="0.761904761904762" calcext:value-type="float">
            <text:p>0.7619047619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57142857142857" calcext:value-type="float">
            <text:p>0.8571428571</text:p>
          </table:table-cell>
          <table:table-cell table:number-columns-repeated="2" office:value-type="float" office:value="0.880952380952381" calcext:value-type="float">
            <text:p>0.880952381</text:p>
          </table:table-cell>
          <table:table-cell office:value-type="float" office:value="0.928571428571429" calcext:value-type="float">
            <text:p>0.9285714286</text:p>
          </table:table-cell>
          <table:table-cell table:number-columns-repeated="2" office:value-type="float" office:value="0.904761904761905" calcext:value-type="float">
            <text:p>0.9047619048</text:p>
          </table:table-cell>
          <table:table-cell office:value-type="float" office:value="0.928571428571429" calcext:value-type="float">
            <text:p>0.9285714286</text:p>
          </table:table-cell>
          <table:table-cell table:number-columns-repeated="2" office:value-type="float" office:value="0.952380952380952" calcext:value-type="float">
            <text:p>0.9523809524</text:p>
          </table:table-cell>
          <table:table-cell office:value-type="float" office:value="0.976190476190476" calcext:value-type="float">
            <text:p>0.9761904762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31339977851606" calcext:value-type="float">
            <text:p>0.4313399779</text:p>
          </table:table-cell>
          <table:table-cell office:value-type="float" office:value="0.46234772978959" calcext:value-type="float">
            <text:p>0.4623477298</text:p>
          </table:table-cell>
          <table:table-cell office:value-type="float" office:value="0.468161683277962" calcext:value-type="float">
            <text:p>0.4681616833</text:p>
          </table:table-cell>
          <table:table-cell office:value-type="float" office:value="0.477464008859357" calcext:value-type="float">
            <text:p>0.4774640089</text:p>
          </table:table-cell>
          <table:table-cell office:value-type="float" office:value="0.480232558139535" calcext:value-type="float">
            <text:p>0.4802325581</text:p>
          </table:table-cell>
          <table:table-cell office:value-type="float" office:value="0.533610188261351" calcext:value-type="float">
            <text:p>0.5336101883</text:p>
          </table:table-cell>
          <table:table-cell office:value-type="float" office:value="0.539811738648948" calcext:value-type="float">
            <text:p>0.5398117386</text:p>
          </table:table-cell>
          <table:table-cell office:value-type="float" office:value="0.552214839424142" calcext:value-type="float">
            <text:p>0.5522148394</text:p>
          </table:table-cell>
          <table:table-cell office:value-type="float" office:value="0.56046511627907" calcext:value-type="float">
            <text:p>0.5604651163</text:p>
          </table:table-cell>
          <table:table-cell office:value-type="float" office:value="0.588815060908084" calcext:value-type="float">
            <text:p>0.5888150609</text:p>
          </table:table-cell>
          <table:table-cell office:value-type="float" office:value="0.610409745293466" calcext:value-type="float">
            <text:p>0.6104097453</text:p>
          </table:table-cell>
          <table:table-cell office:value-type="float" office:value="0.642386489479513" calcext:value-type="float">
            <text:p>0.6423864895</text:p>
          </table:table-cell>
          <table:table-cell office:value-type="float" office:value="0.667248062015504" calcext:value-type="float">
            <text:p>0.667248062</text:p>
          </table:table-cell>
          <table:table-cell office:value-type="float" office:value="0.680813953488372" calcext:value-type="float">
            <text:p>0.6808139535</text:p>
          </table:table-cell>
          <table:table-cell office:value-type="float" office:value="0.702325581395349" calcext:value-type="float">
            <text:p>0.7023255814</text:p>
          </table:table-cell>
          <table:table-cell table:number-columns-repeated="36" office:value-type="float" office:value="0.714784053156146" calcext:value-type="float">
            <text:p>0.7147840532</text:p>
          </table:table-cell>
          <table:table-cell office:value-type="float" office:value="0.651162790697674" calcext:value-type="float">
            <text:p>0.6511627907</text:p>
          </table:table-cell>
          <table:table-cell office:value-type="float" office:value="0.674418604651163" calcext:value-type="float">
            <text:p>0.6744186047</text:p>
          </table:table-cell>
          <table:table-cell office:value-type="float" office:value="0.744186046511628" calcext:value-type="float">
            <text:p>0.7441860465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0.837209302325581" calcext:value-type="float">
            <text:p>0.8372093023</text:p>
          </table:table-cell>
          <table:table-cell office:value-type="float" office:value="0.86046511627907" calcext:value-type="float">
            <text:p>0.8604651163</text:p>
          </table:table-cell>
          <table:table-cell table:number-columns-repeated="2" office:value-type="float" office:value="0.883720930232558" calcext:value-type="float">
            <text:p>0.8837209302</text:p>
          </table:table-cell>
          <table:table-cell table:number-columns-repeated="2" office:value-type="float" office:value="0.906976744186046" calcext:value-type="float">
            <text:p>0.9069767442</text:p>
          </table:table-cell>
          <table:table-cell table:number-columns-repeated="2" office:value-type="float" office:value="0.930232558139535" calcext:value-type="float">
            <text:p>0.9302325581</text:p>
          </table:table-cell>
          <table:table-cell office:value-type="float" office:value="0.953488372093023" calcext:value-type="float">
            <text:p>0.9534883721</text:p>
          </table:table-cell>
          <table:table-cell office:value-type="float" office:value="0.976744186046512" calcext:value-type="float">
            <text:p>0.97674418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0396825396825" calcext:value-type="float">
            <text:p>0.4503968254</text:p>
          </table:table-cell>
          <table:table-cell office:value-type="float" office:value="0.456575963718821" calcext:value-type="float">
            <text:p>0.4565759637</text:p>
          </table:table-cell>
          <table:table-cell office:value-type="float" office:value="0.514115646258503" calcext:value-type="float">
            <text:p>0.5141156463</text:p>
          </table:table-cell>
          <table:table-cell office:value-type="float" office:value="0.525226757369614" calcext:value-type="float">
            <text:p>0.5252267574</text:p>
          </table:table-cell>
          <table:table-cell office:value-type="float" office:value="0.543764172335601" calcext:value-type="float">
            <text:p>0.5437641723</text:p>
          </table:table-cell>
          <table:table-cell office:value-type="float" office:value="0.531859410430839" calcext:value-type="float">
            <text:p>0.5318594104</text:p>
          </table:table-cell>
          <table:table-cell office:value-type="float" office:value="0.52749433106576" calcext:value-type="float">
            <text:p>0.5274943311</text:p>
          </table:table-cell>
          <table:table-cell office:value-type="float" office:value="0.561734693877551" calcext:value-type="float">
            <text:p>0.5617346939</text:p>
          </table:table-cell>
          <table:table-cell office:value-type="float" office:value="0.566496598639456" calcext:value-type="float">
            <text:p>0.5664965986</text:p>
          </table:table-cell>
          <table:table-cell office:value-type="float" office:value="0.6" calcext:value-type="float">
            <text:p>0.6</text:p>
          </table:table-cell>
          <table:table-cell office:value-type="float" office:value="0.639569160997733" calcext:value-type="float">
            <text:p>0.639569161</text:p>
          </table:table-cell>
          <table:table-cell office:value-type="float" office:value="0.630839002267574" calcext:value-type="float">
            <text:p>0.6308390023</text:p>
          </table:table-cell>
          <table:table-cell office:value-type="float" office:value="0.641156462585034" calcext:value-type="float">
            <text:p>0.6411564626</text:p>
          </table:table-cell>
          <table:table-cell office:value-type="float" office:value="0.638888888888889" calcext:value-type="float">
            <text:p>0.6388888889</text:p>
          </table:table-cell>
          <table:table-cell office:value-type="float" office:value="0.628854875283447" calcext:value-type="float">
            <text:p>0.6288548753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675566893424036" calcext:value-type="float">
            <text:p>0.6755668934</text:p>
          </table:table-cell>
          <table:table-cell office:value-type="float" office:value="0.697619047619048" calcext:value-type="float">
            <text:p>0.6976190476</text:p>
          </table:table-cell>
          <table:table-cell office:value-type="float" office:value="0.710827664399093" calcext:value-type="float">
            <text:p>0.7108276644</text:p>
          </table:table-cell>
          <table:table-cell office:value-type="float" office:value="0.737074829931973" calcext:value-type="float">
            <text:p>0.7370748299</text:p>
          </table:table-cell>
          <table:table-cell table:number-columns-repeated="31" office:value-type="float" office:value="0.756349206349206" calcext:value-type="float">
            <text:p>0.7563492063</text:p>
          </table:table-cell>
          <table:table-cell office:value-type="float" office:value="0.547619047619048" calcext:value-type="float">
            <text:p>0.5476190476</text:p>
          </table:table-cell>
          <table:table-cell office:value-type="float" office:value="0.571428571428571" calcext:value-type="float">
            <text:p>0.5714285714</text:p>
          </table:table-cell>
          <table:table-cell office:value-type="float" office:value="0.619047619047619" calcext:value-type="float">
            <text:p>0.619047619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2" office:value-type="float" office:value="0.714285714285714" calcext:value-type="float">
            <text:p>0.7142857143</text:p>
          </table:table-cell>
          <table:table-cell office:value-type="float" office:value="0.785714285714286" calcext:value-type="float">
            <text:p>0.7857142857</text:p>
          </table:table-cell>
          <table:table-cell table:number-columns-repeated="2" office:value-type="float" office:value="0.833333333333333" calcext:value-type="float">
            <text:p>0.8333333333</text:p>
          </table:table-cell>
          <table:table-cell office:value-type="float" office:value="0.880952380952381" calcext:value-type="float">
            <text:p>0.880952381</text:p>
          </table:table-cell>
          <table:table-cell table:number-columns-repeated="2" office:value-type="float" office:value="0.904761904761905" calcext:value-type="float">
            <text:p>0.9047619048</text:p>
          </table:table-cell>
          <table:table-cell table:number-columns-repeated="3" office:value-type="float" office:value="0.928571428571429" calcext:value-type="float">
            <text:p>0.9285714286</text:p>
          </table:table-cell>
          <table:table-cell office:value-type="float" office:value="0.952380952380952" calcext:value-type="float">
            <text:p>0.9523809524</text:p>
          </table:table-cell>
          <table:table-cell table:number-columns-repeated="2" office:value-type="float" office:value="0.928571428571429" calcext:value-type="float">
            <text:p>0.9285714286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976190476190476" calcext:value-type="float">
            <text:p>0.976190476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35283687943262" calcext:value-type="float">
            <text:p>0.4352836879</text:p>
          </table:table-cell>
          <table:table-cell office:value-type="float" office:value="0.455141843971631" calcext:value-type="float">
            <text:p>0.455141844</text:p>
          </table:table-cell>
          <table:table-cell office:value-type="float" office:value="0.467983789260385" calcext:value-type="float">
            <text:p>0.4679837893</text:p>
          </table:table-cell>
          <table:table-cell office:value-type="float" office:value="0.488475177304965" calcext:value-type="float">
            <text:p>0.4884751773</text:p>
          </table:table-cell>
          <table:table-cell office:value-type="float" office:value="0.495339412360689" calcext:value-type="float">
            <text:p>0.4953394124</text:p>
          </table:table-cell>
          <table:table-cell office:value-type="float" office:value="0.502431610942249" calcext:value-type="float">
            <text:p>0.5024316109</text:p>
          </table:table-cell>
          <table:table-cell office:value-type="float" office:value="0.533029381965552" calcext:value-type="float">
            <text:p>0.533029382</text:p>
          </table:table-cell>
          <table:table-cell office:value-type="float" office:value="0.547720364741641" calcext:value-type="float">
            <text:p>0.5477203647</text:p>
          </table:table-cell>
          <table:table-cell table:number-columns-repeated="2" office:value-type="float" office:value="0.567122593718339" calcext:value-type="float">
            <text:p>0.5671225937</text:p>
          </table:table-cell>
          <table:table-cell office:value-type="float" office:value="0.57226443768997" calcext:value-type="float">
            <text:p>0.5722644377</text:p>
          </table:table-cell>
          <table:table-cell office:value-type="float" office:value="0.590501519756839" calcext:value-type="float">
            <text:p>0.5905015198</text:p>
          </table:table-cell>
          <table:table-cell office:value-type="float" office:value="0.619579533941236" calcext:value-type="float">
            <text:p>0.6195795339</text:p>
          </table:table-cell>
          <table:table-cell office:value-type="float" office:value="0.633054711246201" calcext:value-type="float">
            <text:p>0.6330547112</text:p>
          </table:table-cell>
          <table:table-cell office:value-type="float" office:value="0.636144883485309" calcext:value-type="float">
            <text:p>0.6361448835</text:p>
          </table:table-cell>
          <table:table-cell office:value-type="float" office:value="0.646909827760892" calcext:value-type="float">
            <text:p>0.6469098278</text:p>
          </table:table-cell>
          <table:table-cell office:value-type="float" office:value="0.660385005065856" calcext:value-type="float">
            <text:p>0.6603850051</text:p>
          </table:table-cell>
          <table:table-cell office:value-type="float" office:value="0.689690982776089" calcext:value-type="float">
            <text:p>0.6896909828</text:p>
          </table:table-cell>
          <table:table-cell office:value-type="float" office:value="0.696783181357649" calcext:value-type="float">
            <text:p>0.6967831814</text:p>
          </table:table-cell>
          <table:table-cell table:number-columns-repeated="2" office:value-type="float" office:value="0.721403242147923" calcext:value-type="float">
            <text:p>0.7214032421</text:p>
          </table:table-cell>
          <table:table-cell table:number-columns-repeated="30" office:value-type="float" office:value="0.74822695035461" calcext:value-type="float">
            <text:p>0.7482269504</text:p>
          </table:table-cell>
          <table:table-cell office:value-type="float" office:value="0.638297872340426" calcext:value-type="float">
            <text:p>0.6382978723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702127659574468" calcext:value-type="float">
            <text:p>0.7021276596</text:p>
          </table:table-cell>
          <table:table-cell office:value-type="float" office:value="0.723404255319149" calcext:value-type="float">
            <text:p>0.7234042553</text:p>
          </table:table-cell>
          <table:table-cell table:number-columns-repeated="2" office:value-type="float" office:value="0.74468085106383" calcext:value-type="float">
            <text:p>0.7446808511</text:p>
          </table:table-cell>
          <table:table-cell table:number-columns-repeated="2" office:value-type="float" office:value="0.765957446808511" calcext:value-type="float">
            <text:p>0.7659574468</text:p>
          </table:table-cell>
          <table:table-cell table:number-columns-repeated="2" office:value-type="float" office:value="0.787234042553192" calcext:value-type="float">
            <text:p>0.7872340426</text:p>
          </table:table-cell>
          <table:table-cell table:number-columns-repeated="2" office:value-type="float" office:value="0.808510638297872" calcext:value-type="float">
            <text:p>0.8085106383</text:p>
          </table:table-cell>
          <table:table-cell office:value-type="float" office:value="0.829787234042553" calcext:value-type="float">
            <text:p>0.829787234</text:p>
          </table:table-cell>
          <table:table-cell table:number-columns-repeated="2" office:value-type="float" office:value="0.851063829787234" calcext:value-type="float">
            <text:p>0.8510638298</text:p>
          </table:table-cell>
          <table:table-cell table:number-columns-repeated="2" office:value-type="float" office:value="0.872340425531915" calcext:value-type="float">
            <text:p>0.8723404255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936170212765957" calcext:value-type="float">
            <text:p>0.9361702128</text:p>
          </table:table-cell>
          <table:table-cell table:number-columns-repeated="2" office:value-type="float" office:value="0.957446808510638" calcext:value-type="float">
            <text:p>0.9574468085</text:p>
          </table:table-cell>
          <table:table-cell table:number-columns-repeated="30" office:value-type="float" office:value="0.978723404255319" calcext:value-type="float">
            <text:p>0.97872340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92989417989418" calcext:value-type="float">
            <text:p>0.492989418</text:p>
          </table:table-cell>
          <table:table-cell office:value-type="float" office:value="0.524100529100529" calcext:value-type="float">
            <text:p>0.5241005291</text:p>
          </table:table-cell>
          <table:table-cell office:value-type="float" office:value="0.536904761904762" calcext:value-type="float">
            <text:p>0.5369047619</text:p>
          </table:table-cell>
          <table:table-cell office:value-type="float" office:value="0.558915343915344" calcext:value-type="float">
            <text:p>0.5589153439</text:p>
          </table:table-cell>
          <table:table-cell office:value-type="float" office:value="0.560449735449735" calcext:value-type="float">
            <text:p>0.5604497354</text:p>
          </table:table-cell>
          <table:table-cell office:value-type="float" office:value="0.587698412698413" calcext:value-type="float">
            <text:p>0.5876984127</text:p>
          </table:table-cell>
          <table:table-cell office:value-type="float" office:value="0.592195767195767" calcext:value-type="float">
            <text:p>0.5921957672</text:p>
          </table:table-cell>
          <table:table-cell office:value-type="float" office:value="0.604365079365079" calcext:value-type="float">
            <text:p>0.6043650794</text:p>
          </table:table-cell>
          <table:table-cell office:value-type="float" office:value="0.630449735449735" calcext:value-type="float">
            <text:p>0.6304497354</text:p>
          </table:table-cell>
          <table:table-cell office:value-type="float" office:value="0.662989417989418" calcext:value-type="float">
            <text:p>0.662989418</text:p>
          </table:table-cell>
          <table:table-cell office:value-type="float" office:value="0.68952380952381" calcext:value-type="float">
            <text:p>0.6895238095</text:p>
          </table:table-cell>
          <table:table-cell office:value-type="float" office:value="0.717116402116402" calcext:value-type="float">
            <text:p>0.7171164021</text:p>
          </table:table-cell>
          <table:table-cell table:number-columns-repeated="2" office:value-type="float" office:value="0.717857142857143" calcext:value-type="float">
            <text:p>0.7178571429</text:p>
          </table:table-cell>
          <table:table-cell office:value-type="float" office:value="0.728227513227513" calcext:value-type="float">
            <text:p>0.7282275132</text:p>
          </table:table-cell>
          <table:table-cell office:value-type="float" office:value="0.750079365079365" calcext:value-type="float">
            <text:p>0.7500793651</text:p>
          </table:table-cell>
          <table:table-cell office:value-type="float" office:value="0.765925925925926" calcext:value-type="float">
            <text:p>0.7659259259</text:p>
          </table:table-cell>
          <table:table-cell office:value-type="float" office:value="0.775661375661376" calcext:value-type="float">
            <text:p>0.7756613757</text:p>
          </table:table-cell>
          <table:table-cell table:number-columns-repeated="33" office:value-type="float" office:value="0.794920634920635" calcext:value-type="float">
            <text:p>0.7949206349</text:p>
          </table:table-cell>
          <table:table-cell office:value-type="float" office:value="0.688888888888889" calcext:value-type="float">
            <text:p>0.6888888889</text:p>
          </table:table-cell>
          <table:table-cell table:number-columns-repeated="2" office:value-type="float" office:value="0.711111111111111" calcext:value-type="float">
            <text:p>0.7111111111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" calcext:value-type="float">
            <text:p>0.8</text:p>
          </table:table-cell>
          <table:table-cell office:value-type="float" office:value="0.822222222222222" calcext:value-type="float">
            <text:p>0.8222222222</text:p>
          </table:table-cell>
          <table:table-cell office:value-type="float" office:value="0.8" calcext:value-type="float">
            <text:p>0.8</text:p>
          </table:table-cell>
          <table:table-cell office:value-type="float" office:value="0.822222222222222" calcext:value-type="float">
            <text:p>0.8222222222</text:p>
          </table:table-cell>
          <table:table-cell table:number-columns-repeated="2" office:value-type="float" office:value="0.866666666666667" calcext:value-type="float">
            <text:p>0.8666666667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933333333333333" calcext:value-type="float">
            <text:p>0.9333333333</text:p>
          </table:table-cell>
          <table:table-cell table:number-columns-repeated="2"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77574750830565" calcext:value-type="float">
            <text:p>0.4775747508</text:p>
          </table:table-cell>
          <table:table-cell office:value-type="float" office:value="0.503543743078627" calcext:value-type="float">
            <text:p>0.5035437431</text:p>
          </table:table-cell>
          <table:table-cell office:value-type="float" office:value="0.510520487264673" calcext:value-type="float">
            <text:p>0.5105204873</text:p>
          </table:table-cell>
          <table:table-cell office:value-type="float" office:value="0.521899224806201" calcext:value-type="float">
            <text:p>0.5218992248</text:p>
          </table:table-cell>
          <table:table-cell office:value-type="float" office:value="0.540448504983389" calcext:value-type="float">
            <text:p>0.540448505</text:p>
          </table:table-cell>
          <table:table-cell office:value-type="float" office:value="0.560714285714286" calcext:value-type="float">
            <text:p>0.5607142857</text:p>
          </table:table-cell>
          <table:table-cell office:value-type="float" office:value="0.581589147286822" calcext:value-type="float">
            <text:p>0.5815891473</text:p>
          </table:table-cell>
          <table:table-cell office:value-type="float" office:value="0.609745293466224" calcext:value-type="float">
            <text:p>0.6097452935</text:p>
          </table:table-cell>
          <table:table-cell office:value-type="float" office:value="0.617331118493909" calcext:value-type="float">
            <text:p>0.6173311185</text:p>
          </table:table-cell>
          <table:table-cell office:value-type="float" office:value="0.64640088593577" calcext:value-type="float">
            <text:p>0.6464008859</text:p>
          </table:table-cell>
          <table:table-cell office:value-type="float" office:value="0.667829457364341" calcext:value-type="float">
            <text:p>0.6678294574</text:p>
          </table:table-cell>
          <table:table-cell table:number-columns-repeated="40" office:value-type="float" office:value="0.687098560354374" calcext:value-type="float">
            <text:p>0.6870985604</text:p>
          </table:table-cell>
          <table:table-cell office:value-type="float" office:value="0.744186046511628" calcext:value-type="float">
            <text:p>0.7441860465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0.837209302325581" calcext:value-type="float">
            <text:p>0.8372093023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930232558139535" calcext:value-type="float">
            <text:p>0.9302325581</text:p>
          </table:table-cell>
          <table:table-cell office:value-type="float" office:value="0.953488372093023" calcext:value-type="float">
            <text:p>0.9534883721</text:p>
          </table:table-cell>
          <table:table-cell office:value-type="float" office:value="0.976744186046512" calcext:value-type="float">
            <text:p>0.976744186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86243386243386" calcext:value-type="float">
            <text:p>0.4862433862</text:p>
          </table:table-cell>
          <table:table-cell office:value-type="float" office:value="0.501428571428571" calcext:value-type="float">
            <text:p>0.5014285714</text:p>
          </table:table-cell>
          <table:table-cell office:value-type="float" office:value="0.518465608465608" calcext:value-type="float">
            <text:p>0.5184656085</text:p>
          </table:table-cell>
          <table:table-cell office:value-type="float" office:value="0.536243386243386" calcext:value-type="float">
            <text:p>0.5362433862</text:p>
          </table:table-cell>
          <table:table-cell office:value-type="float" office:value="0.556137566137566" calcext:value-type="float">
            <text:p>0.5561375661</text:p>
          </table:table-cell>
          <table:table-cell office:value-type="float" office:value="0.586455026455027" calcext:value-type="float">
            <text:p>0.5864550265</text:p>
          </table:table-cell>
          <table:table-cell office:value-type="float" office:value="0.622698412698413" calcext:value-type="float">
            <text:p>0.6226984127</text:p>
          </table:table-cell>
          <table:table-cell office:value-type="float" office:value="0.622380952380953" calcext:value-type="float">
            <text:p>0.6223809524</text:p>
          </table:table-cell>
          <table:table-cell office:value-type="float" office:value="0.631587301587302" calcext:value-type="float">
            <text:p>0.6315873016</text:p>
          </table:table-cell>
          <table:table-cell office:value-type="float" office:value="0.655502645502645" calcext:value-type="float">
            <text:p>0.6555026455</text:p>
          </table:table-cell>
          <table:table-cell office:value-type="float" office:value="0.681216931216931" calcext:value-type="float">
            <text:p>0.6812169312</text:p>
          </table:table-cell>
          <table:table-cell office:value-type="float" office:value="0.695925925925926" calcext:value-type="float">
            <text:p>0.6959259259</text:p>
          </table:table-cell>
          <table:table-cell office:value-type="float" office:value="0.725238095238095" calcext:value-type="float">
            <text:p>0.7252380952</text:p>
          </table:table-cell>
          <table:table-cell office:value-type="float" office:value="0.746613756613757" calcext:value-type="float">
            <text:p>0.7466137566</text:p>
          </table:table-cell>
          <table:table-cell table:number-columns-repeated="37" office:value-type="float" office:value="0.755555555555556" calcext:value-type="float">
            <text:p>0.7555555556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" calcext:value-type="float">
            <text:p>0.8</text:p>
          </table:table-cell>
          <table:table-cell office:value-type="float" office:value="0.822222222222222" calcext:value-type="float">
            <text:p>0.8222222222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22222222222222" calcext:value-type="float">
            <text:p>0.8222222222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table:number-columns-repeated="2" office:value-type="float" office:value="0.977777777777778" calcext:value-type="float">
            <text:p>0.9777777778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1184668989547" calcext:value-type="float">
            <text:p>0.481184669</text:p>
          </table:table-cell>
          <table:table-cell office:value-type="float" office:value="0.493263646922184" calcext:value-type="float">
            <text:p>0.4932636469</text:p>
          </table:table-cell>
          <table:table-cell office:value-type="float" office:value="0.505052264808362" calcext:value-type="float">
            <text:p>0.5050522648</text:p>
          </table:table-cell>
          <table:table-cell office:value-type="float" office:value="0.524186991869919" calcext:value-type="float">
            <text:p>0.5241869919</text:p>
          </table:table-cell>
          <table:table-cell office:value-type="float" office:value="0.537166085946574" calcext:value-type="float">
            <text:p>0.5371660859</text:p>
          </table:table-cell>
          <table:table-cell office:value-type="float" office:value="0.553310104529617" calcext:value-type="float">
            <text:p>0.5533101045</text:p>
          </table:table-cell>
          <table:table-cell office:value-type="float" office:value="0.578919860627178" calcext:value-type="float">
            <text:p>0.5789198606</text:p>
          </table:table-cell>
          <table:table-cell office:value-type="float" office:value="0.591811846689896" calcext:value-type="float">
            <text:p>0.5918118467</text:p>
          </table:table-cell>
          <table:table-cell office:value-type="float" office:value="0.625783972125436" calcext:value-type="float">
            <text:p>0.6257839721</text:p>
          </table:table-cell>
          <table:table-cell office:value-type="float" office:value="0.63855981416957" calcext:value-type="float">
            <text:p>0.6385598142</text:p>
          </table:table-cell>
          <table:table-cell office:value-type="float" office:value="0.674738675958188" calcext:value-type="float">
            <text:p>0.674738676</text:p>
          </table:table-cell>
          <table:table-cell office:value-type="float" office:value="0.696399535423926" calcext:value-type="float">
            <text:p>0.6963995354</text:p>
          </table:table-cell>
          <table:table-cell table:number-columns-repeated="39" office:value-type="float" office:value="0.709407665505226" calcext:value-type="float">
            <text:p>0.7094076655</text:p>
          </table:table-cell>
          <table:table-cell office:value-type="float" office:value="0.634146341463415" calcext:value-type="float">
            <text:p>0.6341463415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0.682926829268293" calcext:value-type="float">
            <text:p>0.6829268293</text:p>
          </table:table-cell>
          <table:table-cell table:number-columns-repeated="2" office:value-type="float" office:value="0.707317073170732" calcext:value-type="float">
            <text:p>0.7073170732</text:p>
          </table:table-cell>
          <table:table-cell office:value-type="float" office:value="0.75609756097561" calcext:value-type="float">
            <text:p>0.756097561</text:p>
          </table:table-cell>
          <table:table-cell office:value-type="float" office:value="0.780487804878049" calcext:value-type="float">
            <text:p>0.7804878049</text:p>
          </table:table-cell>
          <table:table-cell office:value-type="float" office:value="0.804878048780488" calcext:value-type="float">
            <text:p>0.8048780488</text:p>
          </table:table-cell>
          <table:table-cell office:value-type="float" office:value="0.878048780487805" calcext:value-type="float">
            <text:p>0.8780487805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975609756097561" calcext:value-type="float">
            <text:p>0.9756097561</text:p>
          </table:table-cell>
          <table:table-cell table:number-columns-repeated="39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1805555555555" calcext:value-type="float">
            <text:p>0.4118055556</text:p>
          </table:table-cell>
          <table:table-cell office:value-type="float" office:value="0.422222222222222" calcext:value-type="float">
            <text:p>0.4222222222</text:p>
          </table:table-cell>
          <table:table-cell office:value-type="float" office:value="0.433085317460318" calcext:value-type="float">
            <text:p>0.4330853175</text:p>
          </table:table-cell>
          <table:table-cell office:value-type="float" office:value="0.444419642857143" calcext:value-type="float">
            <text:p>0.4444196429</text:p>
          </table:table-cell>
          <table:table-cell office:value-type="float" office:value="0.455133928571429" calcext:value-type="float">
            <text:p>0.4551339286</text:p>
          </table:table-cell>
          <table:table-cell office:value-type="float" office:value="0.476488095238095" calcext:value-type="float">
            <text:p>0.4764880952</text:p>
          </table:table-cell>
          <table:table-cell office:value-type="float" office:value="0.501240079365079" calcext:value-type="float">
            <text:p>0.5012400794</text:p>
          </table:table-cell>
          <table:table-cell office:value-type="float" office:value="0.530654761904762" calcext:value-type="float">
            <text:p>0.5306547619</text:p>
          </table:table-cell>
          <table:table-cell office:value-type="float" office:value="0.571304563492064" calcext:value-type="float">
            <text:p>0.5713045635</text:p>
          </table:table-cell>
          <table:table-cell office:value-type="float" office:value="0.576661706349206" calcext:value-type="float">
            <text:p>0.5766617063</text:p>
          </table:table-cell>
          <table:table-cell office:value-type="float" office:value="0.613244047619048" calcext:value-type="float">
            <text:p>0.6132440476</text:p>
          </table:table-cell>
          <table:table-cell office:value-type="float" office:value="0.629588293650794" calcext:value-type="float">
            <text:p>0.6295882937</text:p>
          </table:table-cell>
          <table:table-cell office:value-type="float" office:value="0.644915674603175" calcext:value-type="float">
            <text:p>0.6449156746</text:p>
          </table:table-cell>
          <table:table-cell office:value-type="float" office:value="0.639707341269841" calcext:value-type="float">
            <text:p>0.6397073413</text:p>
          </table:table-cell>
          <table:table-cell office:value-type="float" office:value="0.646651785714286" calcext:value-type="float">
            <text:p>0.6466517857</text:p>
          </table:table-cell>
          <table:table-cell office:value-type="float" office:value="0.670386904761905" calcext:value-type="float">
            <text:p>0.6703869048</text:p>
          </table:table-cell>
          <table:table-cell office:value-type="float" office:value="0.705853174603175" calcext:value-type="float">
            <text:p>0.7058531746</text:p>
          </table:table-cell>
          <table:table-cell office:value-type="float" office:value="0.731125992063492" calcext:value-type="float">
            <text:p>0.7311259921</text:p>
          </table:table-cell>
          <table:table-cell office:value-type="float" office:value="0.752752976190476" calcext:value-type="float">
            <text:p>0.7527529762</text:p>
          </table:table-cell>
          <table:table-cell table:number-columns-repeated="32" office:value-type="float" office:value="0.776488095238095" calcext:value-type="float">
            <text:p>0.7764880952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83333333333333" calcext:value-type="float">
            <text:p>0.5833333333</text:p>
          </table:table-cell>
          <table:table-cell office:value-type="float" office:value="0.604166666666667" calcext:value-type="float">
            <text:p>0.6041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645833333333333" calcext:value-type="float">
            <text:p>0.645833333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29166666666667" calcext:value-type="float">
            <text:p>0.7291666667</text:p>
          </table:table-cell>
          <table:table-cell office:value-type="float" office:value="0.791666666666667" calcext:value-type="float">
            <text:p>0.7916666667</text:p>
          </table:table-cell>
          <table:table-cell table:number-columns-repeated="2" office:value-type="float" office:value="0.770833333333333" calcext:value-type="float">
            <text:p>0.7708333333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0.770833333333333" calcext:value-type="float">
            <text:p>0.770833333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5833333333333" calcext:value-type="float">
            <text:p>0.8958333333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58333333333333" calcext:value-type="float">
            <text:p>0.9583333333</text:p>
          </table:table-cell>
          <table:table-cell table:number-columns-repeated="32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14648033126294" calcext:value-type="float">
            <text:p>0.5146480331</text:p>
          </table:table-cell>
          <table:table-cell office:value-type="float" office:value="0.54296066252588" calcext:value-type="float">
            <text:p>0.5429606625</text:p>
          </table:table-cell>
          <table:table-cell office:value-type="float" office:value="0.549120082815735" calcext:value-type="float">
            <text:p>0.5491200828</text:p>
          </table:table-cell>
          <table:table-cell office:value-type="float" office:value="0.569642857142857" calcext:value-type="float">
            <text:p>0.5696428571</text:p>
          </table:table-cell>
          <table:table-cell office:value-type="float" office:value="0.582013457556936" calcext:value-type="float">
            <text:p>0.5820134576</text:p>
          </table:table-cell>
          <table:table-cell office:value-type="float" office:value="0.600310559006211" calcext:value-type="float">
            <text:p>0.600310559</text:p>
          </table:table-cell>
          <table:table-cell office:value-type="float" office:value="0.616977225672878" calcext:value-type="float">
            <text:p>0.6169772257</text:p>
          </table:table-cell>
          <table:table-cell office:value-type="float" office:value="0.633074534161491" calcext:value-type="float">
            <text:p>0.6330745342</text:p>
          </table:table-cell>
          <table:table-cell office:value-type="float" office:value="0.648706004140787" calcext:value-type="float">
            <text:p>0.6487060041</text:p>
          </table:table-cell>
          <table:table-cell office:value-type="float" office:value="0.6574016563147" calcext:value-type="float">
            <text:p>0.6574016563</text:p>
          </table:table-cell>
          <table:table-cell office:value-type="float" office:value="0.660610766045549" calcext:value-type="float">
            <text:p>0.660610766</text:p>
          </table:table-cell>
          <table:table-cell office:value-type="float" office:value="0.667443064182195" calcext:value-type="float">
            <text:p>0.6674430642</text:p>
          </table:table-cell>
          <table:table-cell office:value-type="float" office:value="0.694513457556936" calcext:value-type="float">
            <text:p>0.6945134576</text:p>
          </table:table-cell>
          <table:table-cell office:value-type="float" office:value="0.699585921325052" calcext:value-type="float">
            <text:p>0.6995859213</text:p>
          </table:table-cell>
          <table:table-cell office:value-type="float" office:value="0.705745341614907" calcext:value-type="float">
            <text:p>0.7057453416</text:p>
          </table:table-cell>
          <table:table-cell office:value-type="float" office:value="0.742908902691511" calcext:value-type="float">
            <text:p>0.7429089027</text:p>
          </table:table-cell>
          <table:table-cell office:value-type="float" office:value="0.745445134575569" calcext:value-type="float">
            <text:p>0.7454451346</text:p>
          </table:table-cell>
          <table:table-cell office:value-type="float" office:value="0.77639751552795" calcext:value-type="float">
            <text:p>0.7763975155</text:p>
          </table:table-cell>
          <table:table-cell office:value-type="float" office:value="0.785662525879917" calcext:value-type="float">
            <text:p>0.7856625259</text:p>
          </table:table-cell>
          <table:table-cell office:value-type="float" office:value="0.804140786749482" calcext:value-type="float">
            <text:p>0.8041407867</text:p>
          </table:table-cell>
          <table:table-cell office:value-type="float" office:value="0.821325051759835" calcext:value-type="float">
            <text:p>0.8213250518</text:p>
          </table:table-cell>
          <table:table-cell office:value-type="float" office:value="0.837163561076605" calcext:value-type="float">
            <text:p>0.8371635611</text:p>
          </table:table-cell>
          <table:table-cell table:number-columns-repeated="29" office:value-type="float" office:value="0.837991718426501" calcext:value-type="float">
            <text:p>0.8379917184</text:p>
          </table:table-cell>
          <table:table-cell office:value-type="float" office:value="0.608695652173913" calcext:value-type="float">
            <text:p>0.6086956522</text:p>
          </table:table-cell>
          <table:table-cell office:value-type="float" office:value="0.652173913043478" calcext:value-type="float">
            <text:p>0.652173913</text:p>
          </table:table-cell>
          <table:table-cell table:number-columns-repeated="2" office:value-type="float" office:value="0.717391304347826" calcext:value-type="float">
            <text:p>0.7173913043</text:p>
          </table:table-cell>
          <table:table-cell office:value-type="float" office:value="0.760869565217391" calcext:value-type="float">
            <text:p>0.7608695652</text:p>
          </table:table-cell>
          <table:table-cell office:value-type="float" office:value="0.804347826086956" calcext:value-type="float">
            <text:p>0.804347826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0.804347826086956" calcext:value-type="float">
            <text:p>0.804347826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0.847826086956522" calcext:value-type="float">
            <text:p>0.847826087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0.847826086956522" calcext:value-type="float">
            <text:p>0.847826087</text:p>
          </table:table-cell>
          <table:table-cell office:value-type="float" office:value="0.869565217391304" calcext:value-type="float">
            <text:p>0.8695652174</text:p>
          </table:table-cell>
          <table:table-cell office:value-type="float" office:value="0.91304347826087" calcext:value-type="float">
            <text:p>0.9130434783</text:p>
          </table:table-cell>
          <table:table-cell office:value-type="float" office:value="0.891304347826087" calcext:value-type="float">
            <text:p>0.8913043478</text:p>
          </table:table-cell>
          <table:table-cell table:number-columns-repeated="2" office:value-type="float" office:value="0.91304347826087" calcext:value-type="float">
            <text:p>0.9130434783</text:p>
          </table:table-cell>
          <table:table-cell office:value-type="float" office:value="0.934782608695652" calcext:value-type="float">
            <text:p>0.9347826087</text:p>
          </table:table-cell>
          <table:table-cell table:number-columns-repeated="2" office:value-type="float" office:value="0.956521739130435" calcext:value-type="float">
            <text:p>0.9565217391</text:p>
          </table:table-cell>
          <table:table-cell table:number-columns-repeated="2" office:value-type="float" office:value="0.978260869565217" calcext:value-type="float">
            <text:p>0.9782608696</text:p>
          </table:table-cell>
          <table:table-cell table:number-columns-repeated="2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60155490767736" calcext:value-type="float">
            <text:p>0.4601554908</text:p>
          </table:table-cell>
          <table:table-cell office:value-type="float" office:value="0.470019436345967" calcext:value-type="float">
            <text:p>0.4700194363</text:p>
          </table:table-cell>
          <table:table-cell office:value-type="float" office:value="0.485617103984451" calcext:value-type="float">
            <text:p>0.485617104</text:p>
          </table:table-cell>
          <table:table-cell office:value-type="float" office:value="0.508066083576288" calcext:value-type="float">
            <text:p>0.5080660836</text:p>
          </table:table-cell>
          <table:table-cell office:value-type="float" office:value="0.524975704567541" calcext:value-type="float">
            <text:p>0.5249757046</text:p>
          </table:table-cell>
          <table:table-cell office:value-type="float" office:value="0.539067055393586" calcext:value-type="float">
            <text:p>0.5390670554</text:p>
          </table:table-cell>
          <table:table-cell office:value-type="float" office:value="0.560106899902818" calcext:value-type="float">
            <text:p>0.5601068999</text:p>
          </table:table-cell>
          <table:table-cell office:value-type="float" office:value="0.594460641399417" calcext:value-type="float">
            <text:p>0.5944606414</text:p>
          </table:table-cell>
          <table:table-cell office:value-type="float" office:value="0.619436345966958" calcext:value-type="float">
            <text:p>0.619436346</text:p>
          </table:table-cell>
          <table:table-cell office:value-type="float" office:value="0.633916423712342" calcext:value-type="float">
            <text:p>0.6339164237</text:p>
          </table:table-cell>
          <table:table-cell office:value-type="float" office:value="0.630320699708455" calcext:value-type="float">
            <text:p>0.6303206997</text:p>
          </table:table-cell>
          <table:table-cell office:value-type="float" office:value="0.650728862973761" calcext:value-type="float">
            <text:p>0.650728863</text:p>
          </table:table-cell>
          <table:table-cell office:value-type="float" office:value="0.661613216715258" calcext:value-type="float">
            <text:p>0.6616132167</text:p>
          </table:table-cell>
          <table:table-cell table:number-columns-repeated="38" office:value-type="float" office:value="0.694703595724004" calcext:value-type="float">
            <text:p>0.6947035957</text:p>
          </table:table-cell>
          <table:table-cell table:number-columns-repeated="2" office:value-type="float" office:value="0.714285714285714" calcext:value-type="float">
            <text:p>0.7142857143</text:p>
          </table:table-cell>
          <table:table-cell office:value-type="float" office:value="0.73469387755102" calcext:value-type="float">
            <text:p>0.7346938776</text:p>
          </table:table-cell>
          <table:table-cell table:number-columns-repeated="2" office:value-type="float" office:value="0.816326530612245" calcext:value-type="float">
            <text:p>0.8163265306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0.816326530612245" calcext:value-type="float">
            <text:p>0.8163265306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0.877551020408163" calcext:value-type="float">
            <text:p>0.8775510204</text:p>
          </table:table-cell>
          <table:table-cell table:number-columns-repeated="2" office:value-type="float" office:value="0.938775510204082" calcext:value-type="float">
            <text:p>0.9387755102</text:p>
          </table:table-cell>
          <table:table-cell office:value-type="float" office:value="0.959183673469388" calcext:value-type="float">
            <text:p>0.9591836735</text:p>
          </table:table-cell>
          <table:table-cell office:value-type="float" office:value="0.979591836734694" calcext:value-type="float">
            <text:p>0.9795918367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17830687830688" calcext:value-type="float">
            <text:p>0.5178306878</text:p>
          </table:table-cell>
          <table:table-cell office:value-type="float" office:value="0.558042328042328" calcext:value-type="float">
            <text:p>0.558042328</text:p>
          </table:table-cell>
          <table:table-cell office:value-type="float" office:value="0.567460317460317" calcext:value-type="float">
            <text:p>0.5674603175</text:p>
          </table:table-cell>
          <table:table-cell office:value-type="float" office:value="0.582460317460317" calcext:value-type="float">
            <text:p>0.5824603175</text:p>
          </table:table-cell>
          <table:table-cell office:value-type="float" office:value="0.611719576719577" calcext:value-type="float">
            <text:p>0.6117195767</text:p>
          </table:table-cell>
          <table:table-cell office:value-type="float" office:value="0.621666666666667" calcext:value-type="float">
            <text:p>0.6216666667</text:p>
          </table:table-cell>
          <table:table-cell office:value-type="float" office:value="0.654153439153439" calcext:value-type="float">
            <text:p>0.6541534392</text:p>
          </table:table-cell>
          <table:table-cell office:value-type="float" office:value="0.668650793650794" calcext:value-type="float">
            <text:p>0.6686507937</text:p>
          </table:table-cell>
          <table:table-cell office:value-type="float" office:value="0.701137566137566" calcext:value-type="float">
            <text:p>0.7011375661</text:p>
          </table:table-cell>
          <table:table-cell office:value-type="float" office:value="0.723359788359789" calcext:value-type="float">
            <text:p>0.7233597884</text:p>
          </table:table-cell>
          <table:table-cell office:value-type="float" office:value="0.74431216931217" calcext:value-type="float">
            <text:p>0.7443121693</text:p>
          </table:table-cell>
          <table:table-cell table:number-columns-repeated="40" office:value-type="float" office:value="0.765423280423281" calcext:value-type="float">
            <text:p>0.7654232804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688888888888889" calcext:value-type="float">
            <text:p>0.6888888889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22222222222222" calcext:value-type="float">
            <text:p>0.8222222222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5739614994934" calcext:value-type="float">
            <text:p>0.485739615</text:p>
          </table:table-cell>
          <table:table-cell office:value-type="float" office:value="0.510714285714286" calcext:value-type="float">
            <text:p>0.5107142857</text:p>
          </table:table-cell>
          <table:table-cell office:value-type="float" office:value="0.513981762917933" calcext:value-type="float">
            <text:p>0.5139817629</text:p>
          </table:table-cell>
          <table:table-cell office:value-type="float" office:value="0.53290273556231" calcext:value-type="float">
            <text:p>0.5329027356</text:p>
          </table:table-cell>
          <table:table-cell office:value-type="float" office:value="0.540906788247214" calcext:value-type="float">
            <text:p>0.5409067882</text:p>
          </table:table-cell>
          <table:table-cell office:value-type="float" office:value="0.549772036474164" calcext:value-type="float">
            <text:p>0.5497720365</text:p>
          </table:table-cell>
          <table:table-cell office:value-type="float" office:value="0.562537993920973" calcext:value-type="float">
            <text:p>0.5625379939</text:p>
          </table:table-cell>
          <table:table-cell office:value-type="float" office:value="0.605091185410334" calcext:value-type="float">
            <text:p>0.6050911854</text:p>
          </table:table-cell>
          <table:table-cell office:value-type="float" office:value="0.624062816616008" calcext:value-type="float">
            <text:p>0.6240628166</text:p>
          </table:table-cell>
          <table:table-cell office:value-type="float" office:value="0.638525835866261" calcext:value-type="float">
            <text:p>0.6385258359</text:p>
          </table:table-cell>
          <table:table-cell office:value-type="float" office:value="0.656762917933131" calcext:value-type="float">
            <text:p>0.6567629179</text:p>
          </table:table-cell>
          <table:table-cell office:value-type="float" office:value="0.68338399189463" calcext:value-type="float">
            <text:p>0.6833839919</text:p>
          </table:table-cell>
          <table:table-cell office:value-type="float" office:value="0.696985815602837" calcext:value-type="float">
            <text:p>0.6969858156</text:p>
          </table:table-cell>
          <table:table-cell office:value-type="float" office:value="0.707877406281662" calcext:value-type="float">
            <text:p>0.7078774063</text:p>
          </table:table-cell>
          <table:table-cell office:value-type="float" office:value="0.731560283687943" calcext:value-type="float">
            <text:p>0.7315602837</text:p>
          </table:table-cell>
          <table:table-cell office:value-type="float" office:value="0.779154002026342" calcext:value-type="float">
            <text:p>0.779154002</text:p>
          </table:table-cell>
          <table:table-cell table:number-columns-repeated="35" office:value-type="float" office:value="0.777482269503546" calcext:value-type="float">
            <text:p>0.7774822695</text:p>
          </table:table-cell>
          <table:table-cell office:value-type="float" office:value="0.723404255319149" calcext:value-type="float">
            <text:p>0.7234042553</text:p>
          </table:table-cell>
          <table:table-cell office:value-type="float" office:value="0.702127659574468" calcext:value-type="float">
            <text:p>0.7021276596</text:p>
          </table:table-cell>
          <table:table-cell table:number-columns-repeated="2" office:value-type="float" office:value="0.723404255319149" calcext:value-type="float">
            <text:p>0.7234042553</text:p>
          </table:table-cell>
          <table:table-cell office:value-type="float" office:value="0.74468085106383" calcext:value-type="float">
            <text:p>0.7446808511</text:p>
          </table:table-cell>
          <table:table-cell office:value-type="float" office:value="0.765957446808511" calcext:value-type="float">
            <text:p>0.7659574468</text:p>
          </table:table-cell>
          <table:table-cell office:value-type="float" office:value="0.787234042553192" calcext:value-type="float">
            <text:p>0.7872340426</text:p>
          </table:table-cell>
          <table:table-cell table:number-columns-repeated="2" office:value-type="float" office:value="0.808510638297872" calcext:value-type="float">
            <text:p>0.8085106383</text:p>
          </table:table-cell>
          <table:table-cell table:number-columns-repeated="2" office:value-type="float" office:value="0.829787234042553" calcext:value-type="float">
            <text:p>0.829787234</text:p>
          </table:table-cell>
          <table:table-cell office:value-type="float" office:value="0.893617021276596" calcext:value-type="float">
            <text:p>0.8936170213</text:p>
          </table:table-cell>
          <table:table-cell table:number-columns-repeated="2" office:value-type="float" office:value="0.914893617021277" calcext:value-type="float">
            <text:p>0.914893617</text:p>
          </table:table-cell>
          <table:table-cell office:value-type="float" office:value="0.936170212765957" calcext:value-type="float">
            <text:p>0.9361702128</text:p>
          </table:table-cell>
          <table:table-cell office:value-type="float" office:value="0.978723404255319" calcext:value-type="float">
            <text:p>0.9787234043</text:p>
          </table:table-cell>
          <table:table-cell table:number-columns-repeated="3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27281746031746" calcext:value-type="float">
            <text:p>0.527281746</text:p>
          </table:table-cell>
          <table:table-cell office:value-type="float" office:value="0.550099206349206" calcext:value-type="float">
            <text:p>0.5500992063</text:p>
          </table:table-cell>
          <table:table-cell office:value-type="float" office:value="0.561160714285714" calcext:value-type="float">
            <text:p>0.5611607143</text:p>
          </table:table-cell>
          <table:table-cell office:value-type="float" office:value="0.566989087301587" calcext:value-type="float">
            <text:p>0.5669890873</text:p>
          </table:table-cell>
          <table:table-cell office:value-type="float" office:value="0.568973214285714" calcext:value-type="float">
            <text:p>0.5689732143</text:p>
          </table:table-cell>
          <table:table-cell office:value-type="float" office:value="0.595560515873016" calcext:value-type="float">
            <text:p>0.5955605159</text:p>
          </table:table-cell>
          <table:table-cell office:value-type="float" office:value="0.6015625" calcext:value-type="float">
            <text:p>0.6015625</text:p>
          </table:table-cell>
          <table:table-cell office:value-type="float" office:value="0.616294642857143" calcext:value-type="float">
            <text:p>0.6162946429</text:p>
          </table:table-cell>
          <table:table-cell office:value-type="float" office:value="0.63968253968254" calcext:value-type="float">
            <text:p>0.6396825397</text:p>
          </table:table-cell>
          <table:table-cell office:value-type="float" office:value="0.66468253968254" calcext:value-type="float">
            <text:p>0.6646825397</text:p>
          </table:table-cell>
          <table:table-cell office:value-type="float" office:value="0.682366071428572" calcext:value-type="float">
            <text:p>0.6823660714</text:p>
          </table:table-cell>
          <table:table-cell office:value-type="float" office:value="0.710143849206349" calcext:value-type="float">
            <text:p>0.7101438492</text:p>
          </table:table-cell>
          <table:table-cell table:number-columns-repeated="39" office:value-type="float" office:value="0.725024801587302" calcext:value-type="float">
            <text:p>0.7250248016</text:p>
          </table:table-cell>
          <table:table-cell office:value-type="float" office:value="0.75" calcext:value-type="float">
            <text:p>0.75</text:p>
          </table:table-cell>
          <table:table-cell office:value-type="float" office:value="0.770833333333333" calcext:value-type="float">
            <text:p>0.770833333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54166666666667" calcext:value-type="float">
            <text:p>0.8541666667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958333333333333" calcext:value-type="float">
            <text:p>0.9583333333</text:p>
          </table:table-cell>
          <table:table-cell office:value-type="float" office:value="0.979166666666667" calcext:value-type="float">
            <text:p>0.9791666667</text:p>
          </table:table-cell>
          <table:table-cell table:number-columns-repeated="3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6])" office:value-type="float" office:value="0.477998726343513" calcext:value-type="float">
            <text:p>0.4779987263</text:p>
          </table:table-cell>
          <table:table-cell table:formula="of:=AVERAGE([.C2:.C16])" office:value-type="float" office:value="0.500189684639431" calcext:value-type="float">
            <text:p>0.5001896846</text:p>
          </table:table-cell>
          <table:table-cell table:formula="of:=AVERAGE([.D2:.D16])" office:value-type="float" office:value="0.516529482940539" calcext:value-type="float">
            <text:p>0.5165294829</text:p>
          </table:table-cell>
          <table:table-cell table:formula="of:=AVERAGE([.E2:.E16])" office:value-type="float" office:value="0.535102639151975" calcext:value-type="float">
            <text:p>0.5351026392</text:p>
          </table:table-cell>
          <table:table-cell table:formula="of:=AVERAGE([.F2:.F16])" office:value-type="float" office:value="0.549704785179863" calcext:value-type="float">
            <text:p>0.5497047852</text:p>
          </table:table-cell>
          <table:table-cell table:formula="of:=AVERAGE([.G2:.G16])" office:value-type="float" office:value="0.567651432921062" calcext:value-type="float">
            <text:p>0.5676514329</text:p>
          </table:table-cell>
          <table:table-cell table:formula="of:=AVERAGE([.H2:.H16])" office:value-type="float" office:value="0.585425943085903" calcext:value-type="float">
            <text:p>0.5854259431</text:p>
          </table:table-cell>
          <table:table-cell table:formula="of:=AVERAGE([.I2:.I16])" office:value-type="float" office:value="0.605234500296463" calcext:value-type="float">
            <text:p>0.6052345003</text:p>
          </table:table-cell>
          <table:table-cell table:formula="of:=AVERAGE([.J2:.J16])" office:value-type="float" office:value="0.626236774404011" calcext:value-type="float">
            <text:p>0.6262367744</text:p>
          </table:table-cell>
          <table:table-cell table:formula="of:=AVERAGE([.K2:.K16])" office:value-type="float" office:value="0.644715574879727" calcext:value-type="float">
            <text:p>0.6447155749</text:p>
          </table:table-cell>
          <table:table-cell table:formula="of:=AVERAGE([.L2:.L16])" office:value-type="float" office:value="0.66444551998135" calcext:value-type="float">
            <text:p>0.66444552</text:p>
          </table:table-cell>
          <table:table-cell table:formula="of:=AVERAGE([.M2:.M16])" office:value-type="float" office:value="0.683589562814705" calcext:value-type="float">
            <text:p>0.6835895628</text:p>
          </table:table-cell>
          <table:table-cell table:formula="of:=AVERAGE([.N2:.N16])" office:value-type="float" office:value="0.699392927548347" calcext:value-type="float">
            <text:p>0.6993929275</text:p>
          </table:table-cell>
          <table:table-cell table:formula="of:=AVERAGE([.O2:.O16])" office:value-type="float" office:value="0.707045727851493" calcext:value-type="float">
            <text:p>0.7070457279</text:p>
          </table:table-cell>
          <table:table-cell table:formula="of:=AVERAGE([.P2:.P16])" office:value-type="float" office:value="0.71554534832388" calcext:value-type="float">
            <text:p>0.7155453483</text:p>
          </table:table-cell>
          <table:table-cell table:formula="of:=AVERAGE([.Q2:.Q16])" office:value-type="float" office:value="0.727669058204565" calcext:value-type="float">
            <text:p>0.7276690582</text:p>
          </table:table-cell>
          <table:table-cell table:formula="of:=AVERAGE([.R2:.R16])" office:value-type="float" office:value="0.73327416111358" calcext:value-type="float">
            <text:p>0.7332741611</text:p>
          </table:table-cell>
          <table:table-cell table:formula="of:=AVERAGE([.S2:.S16])" office:value-type="float" office:value="0.74109541311714" calcext:value-type="float">
            <text:p>0.7410954131</text:p>
          </table:table-cell>
          <table:table-cell table:formula="of:=AVERAGE([.T2:.T16])" office:value-type="float" office:value="0.745792217723794" calcext:value-type="float">
            <text:p>0.7457922177</text:p>
          </table:table-cell>
          <table:table-cell table:formula="of:=AVERAGE([.U2:.U16])" office:value-type="float" office:value="0.75199759147315" calcext:value-type="float">
            <text:p>0.7519975915</text:p>
          </table:table-cell>
          <table:table-cell table:formula="of:=AVERAGE([.V2:.V16])" office:value-type="float" office:value="0.754428167568323" calcext:value-type="float">
            <text:p>0.7544281676</text:p>
          </table:table-cell>
          <table:table-cell table:formula="of:=AVERAGE([.W2:.W16])" office:value-type="float" office:value="0.75727231540322" calcext:value-type="float">
            <text:p>0.7572723154</text:p>
          </table:table-cell>
          <table:table-cell table:formula="of:=AVERAGE([.X2:.X16])" office:value-type="float" office:value="0.757327525893213" calcext:value-type="float">
            <text:p>0.7573275259</text:p>
          </table:table-cell>
          <table:table-cell table:formula="of:=AVERAGE([.Y2:.Y16])" office:value-type="float" office:value="0.757327525893213" calcext:value-type="float">
            <text:p>0.7573275259</text:p>
          </table:table-cell>
          <table:table-cell table:formula="of:=AVERAGE([.Z2:.Z16])" office:value-type="float" office:value="0.757327525893213" calcext:value-type="float">
            <text:p>0.7573275259</text:p>
          </table:table-cell>
          <table:table-cell table:formula="of:=AVERAGE([.AA2:.AA16])" office:value-type="float" office:value="0.757327525893213" calcext:value-type="float">
            <text:p>0.7573275259</text:p>
          </table:table-cell>
          <table:table-cell table:formula="of:=AVERAGE([.AB2:.AB16])" office:value-type="float" office:value="0.757327525893213" calcext:value-type="float">
            <text:p>0.7573275259</text:p>
          </table:table-cell>
          <table:table-cell table:formula="of:=AVERAGE([.AC2:.AC16])" office:value-type="float" office:value="0.757327525893213" calcext:value-type="float">
            <text:p>0.7573275259</text:p>
          </table:table-cell>
          <table:table-cell table:formula="of:=AVERAGE([.AD2:.AD16])" office:value-type="float" office:value="0.757327525893213" calcext:value-type="float">
            <text:p>0.7573275259</text:p>
          </table:table-cell>
          <table:table-cell table:formula="of:=AVERAGE([.AE2:.AE16])" office:value-type="float" office:value="0.757327525893213" calcext:value-type="float">
            <text:p>0.7573275259</text:p>
          </table:table-cell>
          <table:table-cell table:formula="of:=AVERAGE([.AF2:.AF16])" office:value-type="float" office:value="0.757327525893213" calcext:value-type="float">
            <text:p>0.7573275259</text:p>
          </table:table-cell>
          <table:table-cell table:formula="of:=AVERAGE([.AG2:.AG16])" office:value-type="float" office:value="0.757327525893213" calcext:value-type="float">
            <text:p>0.7573275259</text:p>
          </table:table-cell>
          <table:table-cell table:formula="of:=AVERAGE([.AH2:.AH16])" office:value-type="float" office:value="0.757327525893213" calcext:value-type="float">
            <text:p>0.7573275259</text:p>
          </table:table-cell>
          <table:table-cell table:formula="of:=AVERAGE([.AI2:.AI16])" office:value-type="float" office:value="0.757327525893213" calcext:value-type="float">
            <text:p>0.7573275259</text:p>
          </table:table-cell>
          <table:table-cell table:formula="of:=AVERAGE([.AJ2:.AJ16])" office:value-type="float" office:value="0.757327525893213" calcext:value-type="float">
            <text:p>0.7573275259</text:p>
          </table:table-cell>
          <table:table-cell table:formula="of:=AVERAGE([.AK2:.AK16])" office:value-type="float" office:value="0.757327525893213" calcext:value-type="float">
            <text:p>0.7573275259</text:p>
          </table:table-cell>
          <table:table-cell table:formula="of:=AVERAGE([.AL2:.AL16])" office:value-type="float" office:value="0.757327525893213" calcext:value-type="float">
            <text:p>0.7573275259</text:p>
          </table:table-cell>
          <table:table-cell table:formula="of:=AVERAGE([.AM2:.AM16])" office:value-type="float" office:value="0.757327525893213" calcext:value-type="float">
            <text:p>0.7573275259</text:p>
          </table:table-cell>
          <table:table-cell table:formula="of:=AVERAGE([.AN2:.AN16])" office:value-type="float" office:value="0.757327525893213" calcext:value-type="float">
            <text:p>0.7573275259</text:p>
          </table:table-cell>
          <table:table-cell table:formula="of:=AVERAGE([.AO2:.AO16])" office:value-type="float" office:value="0.757327525893213" calcext:value-type="float">
            <text:p>0.7573275259</text:p>
          </table:table-cell>
          <table:table-cell table:formula="of:=AVERAGE([.AP2:.AP16])" office:value-type="float" office:value="0.757327525893213" calcext:value-type="float">
            <text:p>0.7573275259</text:p>
          </table:table-cell>
          <table:table-cell table:formula="of:=AVERAGE([.AQ2:.AQ16])" office:value-type="float" office:value="0.757327525893213" calcext:value-type="float">
            <text:p>0.7573275259</text:p>
          </table:table-cell>
          <table:table-cell table:formula="of:=AVERAGE([.AR2:.AR16])" office:value-type="float" office:value="0.757327525893213" calcext:value-type="float">
            <text:p>0.7573275259</text:p>
          </table:table-cell>
          <table:table-cell table:formula="of:=AVERAGE([.AS2:.AS16])" office:value-type="float" office:value="0.757327525893213" calcext:value-type="float">
            <text:p>0.7573275259</text:p>
          </table:table-cell>
          <table:table-cell table:formula="of:=AVERAGE([.AT2:.AT16])" office:value-type="float" office:value="0.757327525893213" calcext:value-type="float">
            <text:p>0.7573275259</text:p>
          </table:table-cell>
          <table:table-cell table:formula="of:=AVERAGE([.AU2:.AU16])" office:value-type="float" office:value="0.757327525893213" calcext:value-type="float">
            <text:p>0.7573275259</text:p>
          </table:table-cell>
          <table:table-cell table:formula="of:=AVERAGE([.AV2:.AV16])" office:value-type="float" office:value="0.757327525893213" calcext:value-type="float">
            <text:p>0.7573275259</text:p>
          </table:table-cell>
          <table:table-cell table:formula="of:=AVERAGE([.AW2:.AW16])" office:value-type="float" office:value="0.757327525893213" calcext:value-type="float">
            <text:p>0.7573275259</text:p>
          </table:table-cell>
          <table:table-cell table:formula="of:=AVERAGE([.AX2:.AX16])" office:value-type="float" office:value="0.757327525893213" calcext:value-type="float">
            <text:p>0.7573275259</text:p>
          </table:table-cell>
          <table:table-cell table:formula="of:=AVERAGE([.AY2:.AY16])" office:value-type="float" office:value="0.757327525893213" calcext:value-type="float">
            <text:p>0.7573275259</text:p>
          </table:table-cell>
          <table:table-cell table:formula="of:=AVERAGE([.AZ2:.AZ16])" office:value-type="float" office:value="0.757327525893213" calcext:value-type="float">
            <text:p>0.7573275259</text:p>
          </table:table-cell>
          <table:table-cell table:formula="of:=AVERAGE([.BA2:.BA16])" office:value-type="float" office:value="0.672280578444226" calcext:value-type="float">
            <text:p>0.6722805784</text:p>
          </table:table-cell>
          <table:table-cell table:formula="of:=AVERAGE([.BB2:.BB16])" office:value-type="float" office:value="0.691928762279813" calcext:value-type="float">
            <text:p>0.6919287623</text:p>
          </table:table-cell>
          <table:table-cell table:formula="of:=AVERAGE([.BC2:.BC16])" office:value-type="float" office:value="0.727787833583113" calcext:value-type="float">
            <text:p>0.7277878336</text:p>
          </table:table-cell>
          <table:table-cell table:formula="of:=AVERAGE([.BD2:.BD16])" office:value-type="float" office:value="0.754473588897752" calcext:value-type="float">
            <text:p>0.7544735889</text:p>
          </table:table-cell>
          <table:table-cell table:formula="of:=AVERAGE([.BE2:.BE16])" office:value-type="float" office:value="0.774025880645556" calcext:value-type="float">
            <text:p>0.7740258806</text:p>
          </table:table-cell>
          <table:table-cell table:formula="of:=AVERAGE([.BF2:.BF16])" office:value-type="float" office:value="0.798122526504481" calcext:value-type="float">
            <text:p>0.7981225265</text:p>
          </table:table-cell>
          <table:table-cell table:formula="of:=AVERAGE([.BG2:.BG16])" office:value-type="float" office:value="0.819143197252398" calcext:value-type="float">
            <text:p>0.8191431973</text:p>
          </table:table-cell>
          <table:table-cell table:formula="of:=AVERAGE([.BH2:.BH16])" office:value-type="float" office:value="0.843497917303429" calcext:value-type="float">
            <text:p>0.8434979173</text:p>
          </table:table-cell>
          <table:table-cell table:formula="of:=AVERAGE([.BI2:.BI16])" office:value-type="float" office:value="0.861479797793608" calcext:value-type="float">
            <text:p>0.8614797978</text:p>
          </table:table-cell>
          <table:table-cell table:formula="of:=AVERAGE([.BJ2:.BJ16])" office:value-type="float" office:value="0.88517877863625" calcext:value-type="float">
            <text:p>0.8851787786</text:p>
          </table:table-cell>
          <table:table-cell table:formula="of:=AVERAGE([.BK2:.BK16])" office:value-type="float" office:value="0.900110061133019" calcext:value-type="float">
            <text:p>0.9001100611</text:p>
          </table:table-cell>
          <table:table-cell table:formula="of:=AVERAGE([.BL2:.BL16])" office:value-type="float" office:value="0.921041235089312" calcext:value-type="float">
            <text:p>0.9210412351</text:p>
          </table:table-cell>
          <table:table-cell table:formula="of:=AVERAGE([.BM2:.BM16])" office:value-type="float" office:value="0.935693934876236" calcext:value-type="float">
            <text:p>0.9356939349</text:p>
          </table:table-cell>
          <table:table-cell table:formula="of:=AVERAGE([.BN2:.BN16])" office:value-type="float" office:value="0.949005545349606" calcext:value-type="float">
            <text:p>0.9490055453</text:p>
          </table:table-cell>
          <table:table-cell table:formula="of:=AVERAGE([.BO2:.BO16])" office:value-type="float" office:value="0.959479155888703" calcext:value-type="float">
            <text:p>0.9594791559</text:p>
          </table:table-cell>
          <table:table-cell table:formula="of:=AVERAGE([.BP2:.BP16])" office:value-type="float" office:value="0.97119180995453" calcext:value-type="float">
            <text:p>0.97119181</text:p>
          </table:table-cell>
          <table:table-cell table:formula="of:=AVERAGE([.BQ2:.BQ16])" office:value-type="float" office:value="0.972411836972429" calcext:value-type="float">
            <text:p>0.972411837</text:p>
          </table:table-cell>
          <table:table-cell table:formula="of:=AVERAGE([.BR2:.BR16])" office:value-type="float" office:value="0.979568362137742" calcext:value-type="float">
            <text:p>0.9795683621</text:p>
          </table:table-cell>
          <table:table-cell table:formula="of:=AVERAGE([.BS2:.BS16])" office:value-type="float" office:value="0.986893749174045" calcext:value-type="float">
            <text:p>0.9868937492</text:p>
          </table:table-cell>
          <table:table-cell table:formula="of:=AVERAGE([.BT2:.BT16])" office:value-type="float" office:value="0.991288379366548" calcext:value-type="float">
            <text:p>0.9912883794</text:p>
          </table:table-cell>
          <table:table-cell table:formula="of:=AVERAGE([.BU2:.BU16])" office:value-type="float" office:value="0.994324956316168" calcext:value-type="float">
            <text:p>0.9943249563</text:p>
          </table:table-cell>
          <table:table-cell table:formula="of:=AVERAGE([.BV2:.BV16])" office:value-type="float" office:value="0.99574339603248" calcext:value-type="float">
            <text:p>0.995743396</text:p>
          </table:table-cell>
          <table:table-cell table:formula="of:=AVERAGE([.BW2:.BW16])" office:value-type="float" office:value="0.997192671394799" calcext:value-type="float">
            <text:p>0.9971926714</text:p>
          </table:table-cell>
          <table:table-cell table:formula="of:=AVERAGE([.BX2:.BX16])" office:value-type="float" office:value="0.997192671394799" calcext:value-type="float">
            <text:p>0.9971926714</text:p>
          </table:table-cell>
          <table:table-cell table:formula="of:=AVERAGE([.BY2:.BY16])" office:value-type="float" office:value="0.997192671394799" calcext:value-type="float">
            <text:p>0.9971926714</text:p>
          </table:table-cell>
          <table:table-cell table:formula="of:=AVERAGE([.BZ2:.BZ16])" office:value-type="float" office:value="0.997192671394799" calcext:value-type="float">
            <text:p>0.9971926714</text:p>
          </table:table-cell>
          <table:table-cell table:formula="of:=AVERAGE([.CA2:.CA16])" office:value-type="float" office:value="0.997192671394799" calcext:value-type="float">
            <text:p>0.9971926714</text:p>
          </table:table-cell>
          <table:table-cell table:formula="of:=AVERAGE([.CB2:.CB16])" office:value-type="float" office:value="0.997192671394799" calcext:value-type="float">
            <text:p>0.9971926714</text:p>
          </table:table-cell>
          <table:table-cell table:formula="of:=AVERAGE([.CC2:.CC16])" office:value-type="float" office:value="0.997192671394799" calcext:value-type="float">
            <text:p>0.9971926714</text:p>
          </table:table-cell>
          <table:table-cell table:formula="of:=AVERAGE([.CD2:.CD16])" office:value-type="float" office:value="0.997192671394799" calcext:value-type="float">
            <text:p>0.9971926714</text:p>
          </table:table-cell>
          <table:table-cell table:formula="of:=AVERAGE([.CE2:.CE16])" office:value-type="float" office:value="0.997192671394799" calcext:value-type="float">
            <text:p>0.9971926714</text:p>
          </table:table-cell>
          <table:table-cell table:formula="of:=AVERAGE([.CF2:.CF16])" office:value-type="float" office:value="0.997192671394799" calcext:value-type="float">
            <text:p>0.9971926714</text:p>
          </table:table-cell>
          <table:table-cell table:formula="of:=AVERAGE([.CG2:.CG16])" office:value-type="float" office:value="0.997192671394799" calcext:value-type="float">
            <text:p>0.9971926714</text:p>
          </table:table-cell>
          <table:table-cell table:formula="of:=AVERAGE([.CH2:.CH16])" office:value-type="float" office:value="0.997192671394799" calcext:value-type="float">
            <text:p>0.9971926714</text:p>
          </table:table-cell>
          <table:table-cell table:formula="of:=AVERAGE([.CI2:.CI16])" office:value-type="float" office:value="0.997192671394799" calcext:value-type="float">
            <text:p>0.9971926714</text:p>
          </table:table-cell>
          <table:table-cell table:formula="of:=AVERAGE([.CJ2:.CJ16])" office:value-type="float" office:value="0.997192671394799" calcext:value-type="float">
            <text:p>0.9971926714</text:p>
          </table:table-cell>
          <table:table-cell table:formula="of:=AVERAGE([.CK2:.CK16])" office:value-type="float" office:value="0.997192671394799" calcext:value-type="float">
            <text:p>0.9971926714</text:p>
          </table:table-cell>
          <table:table-cell table:formula="of:=AVERAGE([.CL2:.CL16])" office:value-type="float" office:value="0.997192671394799" calcext:value-type="float">
            <text:p>0.9971926714</text:p>
          </table:table-cell>
          <table:table-cell table:formula="of:=AVERAGE([.CM2:.CM16])" office:value-type="float" office:value="0.997192671394799" calcext:value-type="float">
            <text:p>0.9971926714</text:p>
          </table:table-cell>
          <table:table-cell table:formula="of:=AVERAGE([.CN2:.CN16])" office:value-type="float" office:value="0.997192671394799" calcext:value-type="float">
            <text:p>0.9971926714</text:p>
          </table:table-cell>
          <table:table-cell table:formula="of:=AVERAGE([.CO2:.CO16])" office:value-type="float" office:value="0.997192671394799" calcext:value-type="float">
            <text:p>0.9971926714</text:p>
          </table:table-cell>
          <table:table-cell table:formula="of:=AVERAGE([.CP2:.CP16])" office:value-type="float" office:value="0.997192671394799" calcext:value-type="float">
            <text:p>0.9971926714</text:p>
          </table:table-cell>
          <table:table-cell table:formula="of:=AVERAGE([.CQ2:.CQ16])" office:value-type="float" office:value="0.997192671394799" calcext:value-type="float">
            <text:p>0.9971926714</text:p>
          </table:table-cell>
          <table:table-cell table:formula="of:=AVERAGE([.CR2:.CR16])" office:value-type="float" office:value="0.997192671394799" calcext:value-type="float">
            <text:p>0.9971926714</text:p>
          </table:table-cell>
          <table:table-cell table:formula="of:=AVERAGE([.CS2:.CS16])" office:value-type="float" office:value="0.997192671394799" calcext:value-type="float">
            <text:p>0.9971926714</text:p>
          </table:table-cell>
          <table:table-cell table:formula="of:=AVERAGE([.CT2:.CT16])" office:value-type="float" office:value="0.997192671394799" calcext:value-type="float">
            <text:p>0.9971926714</text:p>
          </table:table-cell>
          <table:table-cell table:formula="of:=AVERAGE([.CU2:.CU16])" office:value-type="float" office:value="0.997192671394799" calcext:value-type="float">
            <text:p>0.9971926714</text:p>
          </table:table-cell>
          <table:table-cell table:formula="of:=AVERAGE([.CV2:.CV16])" office:value-type="float" office:value="0.997192671394799" calcext:value-type="float">
            <text:p>0.9971926714</text:p>
          </table:table-cell>
          <table:table-cell table:formula="of:=AVERAGE([.CW2:.CW16])" office:value-type="float" office:value="0.997192671394799" calcext:value-type="float">
            <text:p>0.9971926714</text:p>
          </table:table-cell>
          <table:table-cell table:formula="of:=AVERAGE([.CX2:.CX16])" office:value-type="float" office:value="0.997192671394799" calcext:value-type="float">
            <text:p>0.9971926714</text:p>
          </table:table-cell>
          <table:table-cell table:formula="of:=AVERAGE([.CY2:.CY16])" office:value-type="float" office:value="0.997192671394799" calcext:value-type="float">
            <text:p>0.9971926714</text:p>
          </table:table-cell>
        </table:table-row>
      </table:table>
      <table:table table:name="rw_3_6" table:style-name="ta1">
        <table:table-column table:style-name="co5" table:default-cell-style-name="Default"/>
        <table:table-column table:style-name="co6" table:number-columns-repeated="102" table:default-cell-style-name="Default"/>
        <table:table-row table:style-name="ro1">
          <table:table-cell office:value-type="string" calcext:value-type="string">
            <text:p>trial_number</text:p>
          </table:table-cell>
          <table:table-cell office:value-type="string" calcext:value-type="string">
            <text:p>sim_iter_0</text:p>
          </table:table-cell>
          <table:table-cell office:value-type="string" calcext:value-type="string">
            <text:p>sim_iter_1</text:p>
          </table:table-cell>
          <table:table-cell office:value-type="string" calcext:value-type="string">
            <text:p>sim_iter_2</text:p>
          </table:table-cell>
          <table:table-cell office:value-type="string" calcext:value-type="string">
            <text:p>sim_iter_3</text:p>
          </table:table-cell>
          <table:table-cell office:value-type="string" calcext:value-type="string">
            <text:p>sim_iter_4</text:p>
          </table:table-cell>
          <table:table-cell office:value-type="string" calcext:value-type="string">
            <text:p>sim_iter_5</text:p>
          </table:table-cell>
          <table:table-cell office:value-type="string" calcext:value-type="string">
            <text:p>sim_iter_6</text:p>
          </table:table-cell>
          <table:table-cell office:value-type="string" calcext:value-type="string">
            <text:p>sim_iter_7</text:p>
          </table:table-cell>
          <table:table-cell office:value-type="string" calcext:value-type="string">
            <text:p>sim_iter_8</text:p>
          </table:table-cell>
          <table:table-cell office:value-type="string" calcext:value-type="string">
            <text:p>sim_iter_9</text:p>
          </table:table-cell>
          <table:table-cell office:value-type="string" calcext:value-type="string">
            <text:p>sim_iter_10</text:p>
          </table:table-cell>
          <table:table-cell office:value-type="string" calcext:value-type="string">
            <text:p>sim_iter_11</text:p>
          </table:table-cell>
          <table:table-cell office:value-type="string" calcext:value-type="string">
            <text:p>sim_iter_12</text:p>
          </table:table-cell>
          <table:table-cell office:value-type="string" calcext:value-type="string">
            <text:p>sim_iter_13</text:p>
          </table:table-cell>
          <table:table-cell office:value-type="string" calcext:value-type="string">
            <text:p>sim_iter_14</text:p>
          </table:table-cell>
          <table:table-cell office:value-type="string" calcext:value-type="string">
            <text:p>sim_iter_15</text:p>
          </table:table-cell>
          <table:table-cell office:value-type="string" calcext:value-type="string">
            <text:p>sim_iter_16</text:p>
          </table:table-cell>
          <table:table-cell office:value-type="string" calcext:value-type="string">
            <text:p>sim_iter_17</text:p>
          </table:table-cell>
          <table:table-cell office:value-type="string" calcext:value-type="string">
            <text:p>sim_iter_18</text:p>
          </table:table-cell>
          <table:table-cell office:value-type="string" calcext:value-type="string">
            <text:p>sim_iter_19</text:p>
          </table:table-cell>
          <table:table-cell office:value-type="string" calcext:value-type="string">
            <text:p>sim_iter_20</text:p>
          </table:table-cell>
          <table:table-cell office:value-type="string" calcext:value-type="string">
            <text:p>sim_iter_21</text:p>
          </table:table-cell>
          <table:table-cell office:value-type="string" calcext:value-type="string">
            <text:p>sim_iter_22</text:p>
          </table:table-cell>
          <table:table-cell office:value-type="string" calcext:value-type="string">
            <text:p>sim_iter_23</text:p>
          </table:table-cell>
          <table:table-cell office:value-type="string" calcext:value-type="string">
            <text:p>sim_iter_24</text:p>
          </table:table-cell>
          <table:table-cell office:value-type="string" calcext:value-type="string">
            <text:p>sim_iter_25</text:p>
          </table:table-cell>
          <table:table-cell office:value-type="string" calcext:value-type="string">
            <text:p>sim_iter_26</text:p>
          </table:table-cell>
          <table:table-cell office:value-type="string" calcext:value-type="string">
            <text:p>sim_iter_27</text:p>
          </table:table-cell>
          <table:table-cell office:value-type="string" calcext:value-type="string">
            <text:p>sim_iter_28</text:p>
          </table:table-cell>
          <table:table-cell office:value-type="string" calcext:value-type="string">
            <text:p>sim_iter_29</text:p>
          </table:table-cell>
          <table:table-cell office:value-type="string" calcext:value-type="string">
            <text:p>sim_iter_30</text:p>
          </table:table-cell>
          <table:table-cell office:value-type="string" calcext:value-type="string">
            <text:p>sim_iter_31</text:p>
          </table:table-cell>
          <table:table-cell office:value-type="string" calcext:value-type="string">
            <text:p>sim_iter_32</text:p>
          </table:table-cell>
          <table:table-cell office:value-type="string" calcext:value-type="string">
            <text:p>sim_iter_33</text:p>
          </table:table-cell>
          <table:table-cell office:value-type="string" calcext:value-type="string">
            <text:p>sim_iter_34</text:p>
          </table:table-cell>
          <table:table-cell office:value-type="string" calcext:value-type="string">
            <text:p>sim_iter_35</text:p>
          </table:table-cell>
          <table:table-cell office:value-type="string" calcext:value-type="string">
            <text:p>sim_iter_36</text:p>
          </table:table-cell>
          <table:table-cell office:value-type="string" calcext:value-type="string">
            <text:p>sim_iter_37</text:p>
          </table:table-cell>
          <table:table-cell office:value-type="string" calcext:value-type="string">
            <text:p>sim_iter_38</text:p>
          </table:table-cell>
          <table:table-cell office:value-type="string" calcext:value-type="string">
            <text:p>sim_iter_39</text:p>
          </table:table-cell>
          <table:table-cell office:value-type="string" calcext:value-type="string">
            <text:p>sim_iter_40</text:p>
          </table:table-cell>
          <table:table-cell office:value-type="string" calcext:value-type="string">
            <text:p>sim_iter_41</text:p>
          </table:table-cell>
          <table:table-cell office:value-type="string" calcext:value-type="string">
            <text:p>sim_iter_42</text:p>
          </table:table-cell>
          <table:table-cell office:value-type="string" calcext:value-type="string">
            <text:p>sim_iter_43</text:p>
          </table:table-cell>
          <table:table-cell office:value-type="string" calcext:value-type="string">
            <text:p>sim_iter_44</text:p>
          </table:table-cell>
          <table:table-cell office:value-type="string" calcext:value-type="string">
            <text:p>sim_iter_45</text:p>
          </table:table-cell>
          <table:table-cell office:value-type="string" calcext:value-type="string">
            <text:p>sim_iter_46</text:p>
          </table:table-cell>
          <table:table-cell office:value-type="string" calcext:value-type="string">
            <text:p>sim_iter_47</text:p>
          </table:table-cell>
          <table:table-cell office:value-type="string" calcext:value-type="string">
            <text:p>sim_iter_48</text:p>
          </table:table-cell>
          <table:table-cell office:value-type="string" calcext:value-type="string">
            <text:p>sim_iter_49</text:p>
          </table:table-cell>
          <table:table-cell office:value-type="string" calcext:value-type="string">
            <text:p>sim_iter_50</text:p>
          </table:table-cell>
          <table:table-cell office:value-type="string" calcext:value-type="string">
            <text:p>hap_iter_0</text:p>
          </table:table-cell>
          <table:table-cell office:value-type="string" calcext:value-type="string">
            <text:p>hap_iter_1</text:p>
          </table:table-cell>
          <table:table-cell office:value-type="string" calcext:value-type="string">
            <text:p>hap_iter_2</text:p>
          </table:table-cell>
          <table:table-cell office:value-type="string" calcext:value-type="string">
            <text:p>hap_iter_3</text:p>
          </table:table-cell>
          <table:table-cell office:value-type="string" calcext:value-type="string">
            <text:p>hap_iter_4</text:p>
          </table:table-cell>
          <table:table-cell office:value-type="string" calcext:value-type="string">
            <text:p>hap_iter_5</text:p>
          </table:table-cell>
          <table:table-cell office:value-type="string" calcext:value-type="string">
            <text:p>hap_iter_6</text:p>
          </table:table-cell>
          <table:table-cell office:value-type="string" calcext:value-type="string">
            <text:p>hap_iter_7</text:p>
          </table:table-cell>
          <table:table-cell office:value-type="string" calcext:value-type="string">
            <text:p>hap_iter_8</text:p>
          </table:table-cell>
          <table:table-cell office:value-type="string" calcext:value-type="string">
            <text:p>hap_iter_9</text:p>
          </table:table-cell>
          <table:table-cell office:value-type="string" calcext:value-type="string">
            <text:p>hap_iter_10</text:p>
          </table:table-cell>
          <table:table-cell office:value-type="string" calcext:value-type="string">
            <text:p>hap_iter_11</text:p>
          </table:table-cell>
          <table:table-cell office:value-type="string" calcext:value-type="string">
            <text:p>hap_iter_12</text:p>
          </table:table-cell>
          <table:table-cell office:value-type="string" calcext:value-type="string">
            <text:p>hap_iter_13</text:p>
          </table:table-cell>
          <table:table-cell office:value-type="string" calcext:value-type="string">
            <text:p>hap_iter_14</text:p>
          </table:table-cell>
          <table:table-cell office:value-type="string" calcext:value-type="string">
            <text:p>hap_iter_15</text:p>
          </table:table-cell>
          <table:table-cell office:value-type="string" calcext:value-type="string">
            <text:p>hap_iter_16</text:p>
          </table:table-cell>
          <table:table-cell office:value-type="string" calcext:value-type="string">
            <text:p>hap_iter_17</text:p>
          </table:table-cell>
          <table:table-cell office:value-type="string" calcext:value-type="string">
            <text:p>hap_iter_18</text:p>
          </table:table-cell>
          <table:table-cell office:value-type="string" calcext:value-type="string">
            <text:p>hap_iter_19</text:p>
          </table:table-cell>
          <table:table-cell office:value-type="string" calcext:value-type="string">
            <text:p>hap_iter_20</text:p>
          </table:table-cell>
          <table:table-cell office:value-type="string" calcext:value-type="string">
            <text:p>hap_iter_21</text:p>
          </table:table-cell>
          <table:table-cell office:value-type="string" calcext:value-type="string">
            <text:p>hap_iter_22</text:p>
          </table:table-cell>
          <table:table-cell office:value-type="string" calcext:value-type="string">
            <text:p>hap_iter_23</text:p>
          </table:table-cell>
          <table:table-cell office:value-type="string" calcext:value-type="string">
            <text:p>hap_iter_24</text:p>
          </table:table-cell>
          <table:table-cell office:value-type="string" calcext:value-type="string">
            <text:p>hap_iter_25</text:p>
          </table:table-cell>
          <table:table-cell office:value-type="string" calcext:value-type="string">
            <text:p>hap_iter_26</text:p>
          </table:table-cell>
          <table:table-cell office:value-type="string" calcext:value-type="string">
            <text:p>hap_iter_27</text:p>
          </table:table-cell>
          <table:table-cell office:value-type="string" calcext:value-type="string">
            <text:p>hap_iter_28</text:p>
          </table:table-cell>
          <table:table-cell office:value-type="string" calcext:value-type="string">
            <text:p>hap_iter_29</text:p>
          </table:table-cell>
          <table:table-cell office:value-type="string" calcext:value-type="string">
            <text:p>hap_iter_30</text:p>
          </table:table-cell>
          <table:table-cell office:value-type="string" calcext:value-type="string">
            <text:p>hap_iter_31</text:p>
          </table:table-cell>
          <table:table-cell office:value-type="string" calcext:value-type="string">
            <text:p>hap_iter_32</text:p>
          </table:table-cell>
          <table:table-cell office:value-type="string" calcext:value-type="string">
            <text:p>hap_iter_33</text:p>
          </table:table-cell>
          <table:table-cell office:value-type="string" calcext:value-type="string">
            <text:p>hap_iter_34</text:p>
          </table:table-cell>
          <table:table-cell office:value-type="string" calcext:value-type="string">
            <text:p>hap_iter_35</text:p>
          </table:table-cell>
          <table:table-cell office:value-type="string" calcext:value-type="string">
            <text:p>hap_iter_36</text:p>
          </table:table-cell>
          <table:table-cell office:value-type="string" calcext:value-type="string">
            <text:p>hap_iter_37</text:p>
          </table:table-cell>
          <table:table-cell office:value-type="string" calcext:value-type="string">
            <text:p>hap_iter_38</text:p>
          </table:table-cell>
          <table:table-cell office:value-type="string" calcext:value-type="string">
            <text:p>hap_iter_39</text:p>
          </table:table-cell>
          <table:table-cell office:value-type="string" calcext:value-type="string">
            <text:p>hap_iter_40</text:p>
          </table:table-cell>
          <table:table-cell office:value-type="string" calcext:value-type="string">
            <text:p>hap_iter_41</text:p>
          </table:table-cell>
          <table:table-cell office:value-type="string" calcext:value-type="string">
            <text:p>hap_iter_42</text:p>
          </table:table-cell>
          <table:table-cell office:value-type="string" calcext:value-type="string">
            <text:p>hap_iter_43</text:p>
          </table:table-cell>
          <table:table-cell office:value-type="string" calcext:value-type="string">
            <text:p>hap_iter_44</text:p>
          </table:table-cell>
          <table:table-cell office:value-type="string" calcext:value-type="string">
            <text:p>hap_iter_45</text:p>
          </table:table-cell>
          <table:table-cell office:value-type="string" calcext:value-type="string">
            <text:p>hap_iter_46</text:p>
          </table:table-cell>
          <table:table-cell office:value-type="string" calcext:value-type="string">
            <text:p>hap_iter_47</text:p>
          </table:table-cell>
          <table:table-cell office:value-type="string" calcext:value-type="string">
            <text:p>hap_iter_48</text:p>
          </table:table-cell>
          <table:table-cell office:value-type="string" calcext:value-type="string">
            <text:p>hap_iter_49</text:p>
          </table:table-cell>
          <table:table-cell office:value-type="string" calcext:value-type="string">
            <text:p>hap_iter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5934959349593" calcext:value-type="float">
            <text:p>0.4459349593</text:p>
          </table:table-cell>
          <table:table-cell office:value-type="float" office:value="0.45609756097561" calcext:value-type="float">
            <text:p>0.456097561</text:p>
          </table:table-cell>
          <table:table-cell office:value-type="float" office:value="0.497154471544715" calcext:value-type="float">
            <text:p>0.4971544715</text:p>
          </table:table-cell>
          <table:table-cell office:value-type="float" office:value="0.521544715447155" calcext:value-type="float">
            <text:p>0.5215447154</text:p>
          </table:table-cell>
          <table:table-cell office:value-type="float" office:value="0.547444831591173" calcext:value-type="float">
            <text:p>0.5474448316</text:p>
          </table:table-cell>
          <table:table-cell office:value-type="float" office:value="0.56451800232288" calcext:value-type="float">
            <text:p>0.5645180023</text:p>
          </table:table-cell>
          <table:table-cell office:value-type="float" office:value="0.594599303135889" calcext:value-type="float">
            <text:p>0.5945993031</text:p>
          </table:table-cell>
          <table:table-cell office:value-type="float" office:value="0.597444831591173" calcext:value-type="float">
            <text:p>0.5974448316</text:p>
          </table:table-cell>
          <table:table-cell office:value-type="float" office:value="0.644367015098722" calcext:value-type="float">
            <text:p>0.6443670151</text:p>
          </table:table-cell>
          <table:table-cell office:value-type="float" office:value="0.656562137049942" calcext:value-type="float">
            <text:p>0.656562137</text:p>
          </table:table-cell>
          <table:table-cell office:value-type="float" office:value="0.669976771196283" calcext:value-type="float">
            <text:p>0.6699767712</text:p>
          </table:table-cell>
          <table:table-cell office:value-type="float" office:value="0.706155632984901" calcext:value-type="float">
            <text:p>0.706155633</text:p>
          </table:table-cell>
          <table:table-cell office:value-type="float" office:value="0.716318234610917" calcext:value-type="float">
            <text:p>0.7163182346</text:p>
          </table:table-cell>
          <table:table-cell office:value-type="float" office:value="0.746486643437863" calcext:value-type="float">
            <text:p>0.7464866434</text:p>
          </table:table-cell>
          <table:table-cell table:number-columns-repeated="37" office:value-type="float" office:value="0.770354239256678" calcext:value-type="float">
            <text:p>0.7703542393</text:p>
          </table:table-cell>
          <table:table-cell office:value-type="float" office:value="0.536585365853659" calcext:value-type="float">
            <text:p>0.5365853659</text:p>
          </table:table-cell>
          <table:table-cell office:value-type="float" office:value="0.585365853658537" calcext:value-type="float">
            <text:p>0.5853658537</text:p>
          </table:table-cell>
          <table:table-cell office:value-type="float" office:value="0.609756097560976" calcext:value-type="float">
            <text:p>0.6097560976</text:p>
          </table:table-cell>
          <table:table-cell office:value-type="float" office:value="0.634146341463415" calcext:value-type="float">
            <text:p>0.6341463415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0.707317073170732" calcext:value-type="float">
            <text:p>0.7073170732</text:p>
          </table:table-cell>
          <table:table-cell office:value-type="float" office:value="0.75609756097561" calcext:value-type="float">
            <text:p>0.756097561</text:p>
          </table:table-cell>
          <table:table-cell office:value-type="float" office:value="0.780487804878049" calcext:value-type="float">
            <text:p>0.7804878049</text:p>
          </table:table-cell>
          <table:table-cell office:value-type="float" office:value="0.804878048780488" calcext:value-type="float">
            <text:p>0.8048780488</text:p>
          </table:table-cell>
          <table:table-cell office:value-type="float" office:value="0.829268292682927" calcext:value-type="float">
            <text:p>0.8292682927</text:p>
          </table:table-cell>
          <table:table-cell office:value-type="float" office:value="0.878048780487805" calcext:value-type="float">
            <text:p>0.8780487805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951219512195122" calcext:value-type="float">
            <text:p>0.9512195122</text:p>
          </table:table-cell>
          <table:table-cell table:number-columns-repeated="37" office:value-type="float" office:value="0.975609756097561" calcext:value-type="float">
            <text:p>0.9756097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952380952381" calcext:value-type="float">
            <text:p>0.5895238095</text:p>
          </table:table-cell>
          <table:table-cell office:value-type="float" office:value="0.596190476190476" calcext:value-type="float">
            <text:p>0.5961904762</text:p>
          </table:table-cell>
          <table:table-cell office:value-type="float" office:value="0.61005291005291" calcext:value-type="float">
            <text:p>0.6100529101</text:p>
          </table:table-cell>
          <table:table-cell office:value-type="float" office:value="0.614656084656085" calcext:value-type="float">
            <text:p>0.6146560847</text:p>
          </table:table-cell>
          <table:table-cell office:value-type="float" office:value="0.630582010582011" calcext:value-type="float">
            <text:p>0.6305820106</text:p>
          </table:table-cell>
          <table:table-cell office:value-type="float" office:value="0.64984126984127" calcext:value-type="float">
            <text:p>0.6498412698</text:p>
          </table:table-cell>
          <table:table-cell office:value-type="float" office:value="0.669259259259259" calcext:value-type="float">
            <text:p>0.6692592593</text:p>
          </table:table-cell>
          <table:table-cell office:value-type="float" office:value="0.694021164021164" calcext:value-type="float">
            <text:p>0.694021164</text:p>
          </table:table-cell>
          <table:table-cell office:value-type="float" office:value="0.715873015873016" calcext:value-type="float">
            <text:p>0.7158730159</text:p>
          </table:table-cell>
          <table:table-cell office:value-type="float" office:value="0.731428571428571" calcext:value-type="float">
            <text:p>0.7314285714</text:p>
          </table:table-cell>
          <table:table-cell office:value-type="float" office:value="0.745079365079365" calcext:value-type="float">
            <text:p>0.7450793651</text:p>
          </table:table-cell>
          <table:table-cell office:value-type="float" office:value="0.776613756613757" calcext:value-type="float">
            <text:p>0.7766137566</text:p>
          </table:table-cell>
          <table:table-cell office:value-type="float" office:value="0.795502645502646" calcext:value-type="float">
            <text:p>0.7955026455</text:p>
          </table:table-cell>
          <table:table-cell office:value-type="float" office:value="0.821216931216931" calcext:value-type="float">
            <text:p>0.8212169312</text:p>
          </table:table-cell>
          <table:table-cell office:value-type="float" office:value="0.837513227513228" calcext:value-type="float">
            <text:p>0.8375132275</text:p>
          </table:table-cell>
          <table:table-cell table:number-columns-repeated="36" office:value-type="float" office:value="0.848624338624339" calcext:value-type="float">
            <text:p>0.8486243386</text:p>
          </table:table-cell>
          <table:table-cell table:number-columns-repeated="3" office:value-type="float" office:value="0.711111111111111" calcext:value-type="float">
            <text:p>0.711111111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22222222222222" calcext:value-type="float">
            <text:p>0.8222222222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90966386554622" calcext:value-type="float">
            <text:p>0.5909663866</text:p>
          </table:table-cell>
          <table:table-cell office:value-type="float" office:value="0.615196078431373" calcext:value-type="float">
            <text:p>0.6151960784</text:p>
          </table:table-cell>
          <table:table-cell table:number-columns-repeated="2" office:value-type="float" office:value="0.610294117647059" calcext:value-type="float">
            <text:p>0.6102941176</text:p>
          </table:table-cell>
          <table:table-cell office:value-type="float" office:value="0.626960784313726" calcext:value-type="float">
            <text:p>0.6269607843</text:p>
          </table:table-cell>
          <table:table-cell office:value-type="float" office:value="0.636204481792717" calcext:value-type="float">
            <text:p>0.6362044818</text:p>
          </table:table-cell>
          <table:table-cell office:value-type="float" office:value="0.645658263305322" calcext:value-type="float">
            <text:p>0.6456582633</text:p>
          </table:table-cell>
          <table:table-cell office:value-type="float" office:value="0.683893557422969" calcext:value-type="float">
            <text:p>0.6838935574</text:p>
          </table:table-cell>
          <table:table-cell table:number-columns-repeated="2" office:value-type="float" office:value="0.738445378151261" calcext:value-type="float">
            <text:p>0.7384453782</text:p>
          </table:table-cell>
          <table:table-cell office:value-type="float" office:value="0.771288515406163" calcext:value-type="float">
            <text:p>0.7712885154</text:p>
          </table:table-cell>
          <table:table-cell office:value-type="float" office:value="0.796288515406163" calcext:value-type="float">
            <text:p>0.7962885154</text:p>
          </table:table-cell>
          <table:table-cell table:number-columns-repeated="2" office:value-type="float" office:value="0.824229691876751" calcext:value-type="float">
            <text:p>0.8242296919</text:p>
          </table:table-cell>
          <table:table-cell office:value-type="float" office:value="0.858263305322129" calcext:value-type="float">
            <text:p>0.8582633053</text:p>
          </table:table-cell>
          <table:table-cell table:number-columns-repeated="2" office:value-type="float" office:value="0.860644257703081" calcext:value-type="float">
            <text:p>0.8606442577</text:p>
          </table:table-cell>
          <table:table-cell table:number-columns-repeated="34" office:value-type="float" office:value="0.873389355742297" calcext:value-type="float">
            <text:p>0.8733893557</text:p>
          </table:table-cell>
          <table:table-cell office:value-type="float" office:value="0.647058823529412" calcext:value-type="float">
            <text:p>0.6470588235</text:p>
          </table:table-cell>
          <table:table-cell table:number-columns-repeated="4" office:value-type="float" office:value="0.705882352941176" calcext:value-type="float">
            <text:p>0.7058823529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0.764705882352941" calcext:value-type="float">
            <text:p>0.7647058824</text:p>
          </table:table-cell>
          <table:table-cell table:number-columns-repeated="2" office:value-type="float" office:value="0.794117647058823" calcext:value-type="float">
            <text:p>0.7941176471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0.852941176470588" calcext:value-type="float">
            <text:p>0.8529411765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3" office:value-type="float" office:value="0.911764705882353" calcext:value-type="float">
            <text:p>0.9117647059</text:p>
          </table:table-cell>
          <table:table-cell table:number-columns-repeated="2" office:value-type="float" office:value="0.941176470588235" calcext:value-type="float">
            <text:p>0.9411764706</text:p>
          </table:table-cell>
          <table:table-cell table:number-columns-repeated="34" office:value-type="float" office:value="0.970588235294117" calcext:value-type="float">
            <text:p>0.97058823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6517857142857" calcext:value-type="float">
            <text:p>0.4965178571</text:p>
          </table:table-cell>
          <table:table-cell office:value-type="float" office:value="0.50297619047619" calcext:value-type="float">
            <text:p>0.5029761905</text:p>
          </table:table-cell>
          <table:table-cell office:value-type="float" office:value="0.528511904761905" calcext:value-type="float">
            <text:p>0.5285119048</text:p>
          </table:table-cell>
          <table:table-cell office:value-type="float" office:value="0.555714285714286" calcext:value-type="float">
            <text:p>0.5557142857</text:p>
          </table:table-cell>
          <table:table-cell office:value-type="float" office:value="0.591130952380953" calcext:value-type="float">
            <text:p>0.5911309524</text:p>
          </table:table-cell>
          <table:table-cell office:value-type="float" office:value="0.610714285714286" calcext:value-type="float">
            <text:p>0.6107142857</text:p>
          </table:table-cell>
          <table:table-cell office:value-type="float" office:value="0.669464285714286" calcext:value-type="float">
            <text:p>0.6694642857</text:p>
          </table:table-cell>
          <table:table-cell office:value-type="float" office:value="0.677916666666667" calcext:value-type="float">
            <text:p>0.6779166667</text:p>
          </table:table-cell>
          <table:table-cell office:value-type="float" office:value="0.695" calcext:value-type="float">
            <text:p>0.695</text:p>
          </table:table-cell>
          <table:table-cell office:value-type="float" office:value="0.713571428571429" calcext:value-type="float">
            <text:p>0.7135714286</text:p>
          </table:table-cell>
          <table:table-cell office:value-type="float" office:value="0.744821428571429" calcext:value-type="float">
            <text:p>0.7448214286</text:p>
          </table:table-cell>
          <table:table-cell office:value-type="float" office:value="0.756130952380953" calcext:value-type="float">
            <text:p>0.7561309524</text:p>
          </table:table-cell>
          <table:table-cell office:value-type="float" office:value="0.7725" calcext:value-type="float">
            <text:p>0.7725</text:p>
          </table:table-cell>
          <table:table-cell table:number-columns-repeated="2" office:value-type="float" office:value="0.792916666666667" calcext:value-type="float">
            <text:p>0.7929166667</text:p>
          </table:table-cell>
          <table:table-cell table:number-columns-repeated="36" office:value-type="float" office:value="0.822083333333334" calcext:value-type="float">
            <text:p>0.8220833333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25" calcext:value-type="float">
            <text:p>0.725</text:p>
          </table:table-cell>
          <table:table-cell table:number-columns-repeated="2" office:value-type="float" office:value="0.775" calcext:value-type="float">
            <text:p>0.775</text:p>
          </table:table-cell>
          <table:table-cell office:value-type="float" office:value="0.825" calcext:value-type="float">
            <text:p>0.825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25" calcext:value-type="float">
            <text:p>0.925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36" office:value-type="float" office:value="0.975" calcext:value-type="float">
            <text:p>0.9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6964285714286" calcext:value-type="float">
            <text:p>0.4569642857</text:p>
          </table:table-cell>
          <table:table-cell office:value-type="float" office:value="0.480714285714286" calcext:value-type="float">
            <text:p>0.4807142857</text:p>
          </table:table-cell>
          <table:table-cell office:value-type="float" office:value="0.487261904761905" calcext:value-type="float">
            <text:p>0.4872619048</text:p>
          </table:table-cell>
          <table:table-cell office:value-type="float" office:value="0.488392857142857" calcext:value-type="float">
            <text:p>0.4883928571</text:p>
          </table:table-cell>
          <table:table-cell office:value-type="float" office:value="0.51125" calcext:value-type="float">
            <text:p>0.51125</text:p>
          </table:table-cell>
          <table:table-cell office:value-type="float" office:value="0.527083333333333" calcext:value-type="float">
            <text:p>0.5270833333</text:p>
          </table:table-cell>
          <table:table-cell office:value-type="float" office:value="0.534047619047619" calcext:value-type="float">
            <text:p>0.534047619</text:p>
          </table:table-cell>
          <table:table-cell office:value-type="float" office:value="0.559047619047619" calcext:value-type="float">
            <text:p>0.559047619</text:p>
          </table:table-cell>
          <table:table-cell office:value-type="float" office:value="0.581845238095238" calcext:value-type="float">
            <text:p>0.5818452381</text:p>
          </table:table-cell>
          <table:table-cell office:value-type="float" office:value="0.594345238095238" calcext:value-type="float">
            <text:p>0.5943452381</text:p>
          </table:table-cell>
          <table:table-cell office:value-type="float" office:value="0.625595238095238" calcext:value-type="float">
            <text:p>0.6255952381</text:p>
          </table:table-cell>
          <table:table-cell table:number-columns-repeated="2" office:value-type="float" office:value="0.635297619047619" calcext:value-type="float">
            <text:p>0.635297619</text:p>
          </table:table-cell>
          <table:table-cell office:value-type="float" office:value="0.661517857142857" calcext:value-type="float">
            <text:p>0.6615178571</text:p>
          </table:table-cell>
          <table:table-cell office:value-type="float" office:value="0.666815476190476" calcext:value-type="float">
            <text:p>0.6668154762</text:p>
          </table:table-cell>
          <table:table-cell office:value-type="float" office:value="0.684077380952381" calcext:value-type="float">
            <text:p>0.684077381</text:p>
          </table:table-cell>
          <table:table-cell office:value-type="float" office:value="0.717946428571429" calcext:value-type="float">
            <text:p>0.7179464286</text:p>
          </table:table-cell>
          <table:table-cell office:value-type="float" office:value="0.739702380952381" calcext:value-type="float">
            <text:p>0.739702381</text:p>
          </table:table-cell>
          <table:table-cell office:value-type="float" office:value="0.746994047619048" calcext:value-type="float">
            <text:p>0.7469940476</text:p>
          </table:table-cell>
          <table:table-cell office:value-type="float" office:value="0.772291666666667" calcext:value-type="float">
            <text:p>0.7722916667</text:p>
          </table:table-cell>
          <table:table-cell office:value-type="float" office:value="0.779196428571429" calcext:value-type="float">
            <text:p>0.7791964286</text:p>
          </table:table-cell>
          <table:table-cell office:value-type="float" office:value="0.787708333333333" calcext:value-type="float">
            <text:p>0.7877083333</text:p>
          </table:table-cell>
          <table:table-cell table:number-columns-repeated="29" office:value-type="float" office:value="0.818125" calcext:value-type="float">
            <text:p>0.818125</text:p>
          </table:table-cell>
          <table:table-cell office:value-type="float" office:value="0.475" calcext:value-type="float">
            <text:p>0.475</text:p>
          </table:table-cell>
          <table:table-cell office:value-type="float" office:value="0.5" calcext:value-type="float">
            <text:p>0.5</text:p>
          </table:table-cell>
          <table:table-cell office:value-type="float" office:value="0.575" calcext:value-type="float">
            <text:p>0.5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25" calcext:value-type="float">
            <text:p>0.7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775" calcext:value-type="float">
            <text:p>0.77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25" calcext:value-type="float">
            <text:p>0.825</text:p>
          </table:table-cell>
          <table:table-cell office:value-type="float" office:value="0.85" calcext:value-type="float">
            <text:p>0.8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" calcext:value-type="float">
            <text:p>0.9</text:p>
          </table:table-cell>
          <table:table-cell office:value-type="float" office:value="0.925" calcext:value-type="float">
            <text:p>0.925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925" calcext:value-type="float">
            <text:p>0.925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75" calcext:value-type="float">
            <text:p>0.975</text:p>
          </table:table-cell>
          <table:table-cell table:number-columns-repeated="29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8556851311953" calcext:value-type="float">
            <text:p>0.4885568513</text:p>
          </table:table-cell>
          <table:table-cell office:value-type="float" office:value="0.490986394557823" calcext:value-type="float">
            <text:p>0.4909863946</text:p>
          </table:table-cell>
          <table:table-cell office:value-type="float" office:value="0.493270165208941" calcext:value-type="float">
            <text:p>0.4932701652</text:p>
          </table:table-cell>
          <table:table-cell office:value-type="float" office:value="0.510058309037901" calcext:value-type="float">
            <text:p>0.510058309</text:p>
          </table:table-cell>
          <table:table-cell office:value-type="float" office:value="0.515524781341108" calcext:value-type="float">
            <text:p>0.5155247813</text:p>
          </table:table-cell>
          <table:table-cell office:value-type="float" office:value="0.533357628765792" calcext:value-type="float">
            <text:p>0.5333576288</text:p>
          </table:table-cell>
          <table:table-cell table:number-columns-repeated="2" office:value-type="float" office:value="0.559013605442177" calcext:value-type="float">
            <text:p>0.5590136054</text:p>
          </table:table-cell>
          <table:table-cell office:value-type="float" office:value="0.565184645286686" calcext:value-type="float">
            <text:p>0.5651846453</text:p>
          </table:table-cell>
          <table:table-cell table:number-columns-repeated="3" office:value-type="float" office:value="0.573858114674441" calcext:value-type="float">
            <text:p>0.5738581147</text:p>
          </table:table-cell>
          <table:table-cell table:number-columns-repeated="3" office:value-type="float" office:value="0.586686103012634" calcext:value-type="float">
            <text:p>0.586686103</text:p>
          </table:table-cell>
          <table:table-cell office:value-type="float" office:value="0.605490767735666" calcext:value-type="float">
            <text:p>0.6054907677</text:p>
          </table:table-cell>
          <table:table-cell office:value-type="float" office:value="0.623663751214772" calcext:value-type="float">
            <text:p>0.6236637512</text:p>
          </table:table-cell>
          <table:table-cell office:value-type="float" office:value="0.622546161321672" calcext:value-type="float">
            <text:p>0.6225461613</text:p>
          </table:table-cell>
          <table:table-cell office:value-type="float" office:value="0.628765792031098" calcext:value-type="float">
            <text:p>0.628765792</text:p>
          </table:table-cell>
          <table:table-cell office:value-type="float" office:value="0.645942662779398" calcext:value-type="float">
            <text:p>0.6459426628</text:p>
          </table:table-cell>
          <table:table-cell office:value-type="float" office:value="0.668051506316813" calcext:value-type="float">
            <text:p>0.6680515063</text:p>
          </table:table-cell>
          <table:table-cell office:value-type="float" office:value="0.686467444120505" calcext:value-type="float">
            <text:p>0.6864674441</text:p>
          </table:table-cell>
          <table:table-cell table:number-columns-repeated="2" office:value-type="float" office:value="0.694630709426628" calcext:value-type="float">
            <text:p>0.6946307094</text:p>
          </table:table-cell>
          <table:table-cell office:value-type="float" office:value="0.703255587949466" calcext:value-type="float">
            <text:p>0.7032555879</text:p>
          </table:table-cell>
          <table:table-cell office:value-type="float" office:value="0.707337220602527" calcext:value-type="float">
            <text:p>0.7073372206</text:p>
          </table:table-cell>
          <table:table-cell office:value-type="float" office:value="0.714067055393586" calcext:value-type="float">
            <text:p>0.7140670554</text:p>
          </table:table-cell>
          <table:table-cell table:number-columns-repeated="4" office:value-type="float" office:value="0.730442176870748" calcext:value-type="float">
            <text:p>0.7304421769</text:p>
          </table:table-cell>
          <table:table-cell office:value-type="float" office:value="0.741326530612245" calcext:value-type="float">
            <text:p>0.7413265306</text:p>
          </table:table-cell>
          <table:table-cell table:number-columns-repeated="2" office:value-type="float" office:value="0.752186588921283" calcext:value-type="float">
            <text:p>0.7521865889</text:p>
          </table:table-cell>
          <table:table-cell table:number-columns-repeated="17" office:value-type="float" office:value="0.765792031098154" calcext:value-type="float">
            <text:p>0.7657920311</text:p>
          </table:table-cell>
          <table:table-cell office:value-type="float" office:value="0.510204081632653" calcext:value-type="float">
            <text:p>0.5102040816</text:p>
          </table:table-cell>
          <table:table-cell office:value-type="float" office:value="0.530612244897959" calcext:value-type="float">
            <text:p>0.5306122449</text:p>
          </table:table-cell>
          <table:table-cell office:value-type="float" office:value="0.551020408163265" calcext:value-type="float">
            <text:p>0.5510204082</text:p>
          </table:table-cell>
          <table:table-cell table:number-columns-repeated="2" office:value-type="float" office:value="0.571428571428571" calcext:value-type="float">
            <text:p>0.5714285714</text:p>
          </table:table-cell>
          <table:table-cell office:value-type="float" office:value="0.612244897959184" calcext:value-type="float">
            <text:p>0.612244898</text:p>
          </table:table-cell>
          <table:table-cell table:number-columns-repeated="2" office:value-type="float" office:value="0.653061224489796" calcext:value-type="float">
            <text:p>0.6530612245</text:p>
          </table:table-cell>
          <table:table-cell office:value-type="float" office:value="0.673469387755102" calcext:value-type="float">
            <text:p>0.6734693878</text:p>
          </table:table-cell>
          <table:table-cell table:number-columns-repeated="3" office:value-type="float" office:value="0.714285714285714" calcext:value-type="float">
            <text:p>0.7142857143</text:p>
          </table:table-cell>
          <table:table-cell table:number-columns-repeated="4" office:value-type="float" office:value="0.73469387755102" calcext:value-type="float">
            <text:p>0.7346938776</text:p>
          </table:table-cell>
          <table:table-cell office:value-type="float" office:value="0.775510204081633" calcext:value-type="float">
            <text:p>0.7755102041</text:p>
          </table:table-cell>
          <table:table-cell office:value-type="float" office:value="0.755102040816326" calcext:value-type="float">
            <text:p>0.7551020408</text:p>
          </table:table-cell>
          <table:table-cell table:number-columns-repeated="2" office:value-type="float" office:value="0.775510204081633" calcext:value-type="float">
            <text:p>0.775510204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0.816326530612245" calcext:value-type="float">
            <text:p>0.8163265306</text:p>
          </table:table-cell>
          <table:table-cell table:number-columns-repeated="2" office:value-type="float" office:value="0.836734693877551" calcext:value-type="float">
            <text:p>0.8367346939</text:p>
          </table:table-cell>
          <table:table-cell table:number-columns-repeated="3" office:value-type="float" office:value="0.857142857142857" calcext:value-type="float">
            <text:p>0.8571428571</text:p>
          </table:table-cell>
          <table:table-cell table:number-columns-repeated="7" office:value-type="float" office:value="0.877551020408163" calcext:value-type="float">
            <text:p>0.8775510204</text:p>
          </table:table-cell>
          <table:table-cell table:number-columns-repeated="17" office:value-type="float" office:value="0.897959183673469" calcext:value-type="float">
            <text:p>0.89795918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78458049886621" calcext:value-type="float">
            <text:p>0.4784580499</text:p>
          </table:table-cell>
          <table:table-cell office:value-type="float" office:value="0.492573696145125" calcext:value-type="float">
            <text:p>0.4925736961</text:p>
          </table:table-cell>
          <table:table-cell office:value-type="float" office:value="0.524971655328798" calcext:value-type="float">
            <text:p>0.5249716553</text:p>
          </table:table-cell>
          <table:table-cell office:value-type="float" office:value="0.535742630385487" calcext:value-type="float">
            <text:p>0.5357426304</text:p>
          </table:table-cell>
          <table:table-cell office:value-type="float" office:value="0.557738095238095" calcext:value-type="float">
            <text:p>0.5577380952</text:p>
          </table:table-cell>
          <table:table-cell office:value-type="float" office:value="0.58562925170068" calcext:value-type="float">
            <text:p>0.5856292517</text:p>
          </table:table-cell>
          <table:table-cell office:value-type="float" office:value="0.607199546485261" calcext:value-type="float">
            <text:p>0.6071995465</text:p>
          </table:table-cell>
          <table:table-cell office:value-type="float" office:value="0.625113378684807" calcext:value-type="float">
            <text:p>0.6251133787</text:p>
          </table:table-cell>
          <table:table-cell office:value-type="float" office:value="0.641298185941043" calcext:value-type="float">
            <text:p>0.6412981859</text:p>
          </table:table-cell>
          <table:table-cell office:value-type="float" office:value="0.670039682539683" calcext:value-type="float">
            <text:p>0.6700396825</text:p>
          </table:table-cell>
          <table:table-cell office:value-type="float" office:value="0.674801587301588" calcext:value-type="float">
            <text:p>0.6748015873</text:p>
          </table:table-cell>
          <table:table-cell office:value-type="float" office:value="0.722930839002268" calcext:value-type="float">
            <text:p>0.722930839</text:p>
          </table:table-cell>
          <table:table-cell table:number-columns-repeated="39" office:value-type="float" office:value="0.734892290249433" calcext:value-type="float">
            <text:p>0.7348922902</text:p>
          </table:table-cell>
          <table:table-cell office:value-type="float" office:value="0.595238095238095" calcext:value-type="float">
            <text:p>0.5952380952</text:p>
          </table:table-cell>
          <table:table-cell office:value-type="float" office:value="0.619047619047619" calcext:value-type="float">
            <text:p>0.619047619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0.714285714285714" calcext:value-type="float">
            <text:p>0.7142857143</text:p>
          </table:table-cell>
          <table:table-cell office:value-type="float" office:value="0.738095238095238" calcext:value-type="float">
            <text:p>0.7380952381</text:p>
          </table:table-cell>
          <table:table-cell office:value-type="float" office:value="0.785714285714286" calcext:value-type="float">
            <text:p>0.7857142857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976190476190476" calcext:value-type="float">
            <text:p>0.9761904762</text:p>
          </table:table-cell>
          <table:table-cell table:number-columns-repeated="39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792124542124542" calcext:value-type="float">
            <text:p>0.7921245421</text:p>
          </table:table-cell>
          <table:table-cell office:value-type="float" office:value="0.791269841269841" calcext:value-type="float">
            <text:p>0.7912698413</text:p>
          </table:table-cell>
          <table:table-cell office:value-type="float" office:value="0.816239316239316" calcext:value-type="float">
            <text:p>0.8162393162</text:p>
          </table:table-cell>
          <table:table-cell office:value-type="float" office:value="0.853418803418804" calcext:value-type="float">
            <text:p>0.8534188034</text:p>
          </table:table-cell>
          <table:table-cell table:number-columns-repeated="46" office:value-type="float" office:value="0.856410256410256" calcext:value-type="float">
            <text:p>0.8564102564</text:p>
          </table:table-cell>
          <table:table-cell office:value-type="float" office:value="0.846153846153846" calcext:value-type="float">
            <text:p>0.8461538462</text:p>
          </table:table-cell>
          <table:table-cell table:number-columns-repeated="2" office:value-type="float" office:value="0.897435897435897" calcext:value-type="float">
            <text:p>0.8974358974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974358974358974" calcext:value-type="float">
            <text:p>0.9743589744</text:p>
          </table:table-cell>
          <table:table-cell table:number-columns-repeated="46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49561403508772" calcext:value-type="float">
            <text:p>0.4495614035</text:p>
          </table:table-cell>
          <table:table-cell office:value-type="float" office:value="0.465350877192983" calcext:value-type="float">
            <text:p>0.4653508772</text:p>
          </table:table-cell>
          <table:table-cell office:value-type="float" office:value="0.482456140350877" calcext:value-type="float">
            <text:p>0.4824561404</text:p>
          </table:table-cell>
          <table:table-cell office:value-type="float" office:value="0.501754385964912" calcext:value-type="float">
            <text:p>0.501754386</text:p>
          </table:table-cell>
          <table:table-cell office:value-type="float" office:value="0.514912280701754" calcext:value-type="float">
            <text:p>0.5149122807</text:p>
          </table:table-cell>
          <table:table-cell office:value-type="float" office:value="0.53984962406015" calcext:value-type="float">
            <text:p>0.5398496241</text:p>
          </table:table-cell>
          <table:table-cell table:number-columns-repeated="2" office:value-type="float" office:value="0.55" calcext:value-type="float">
            <text:p>0.55</text:p>
          </table:table-cell>
          <table:table-cell table:number-columns-repeated="3" office:value-type="float" office:value="0.599122807017544" calcext:value-type="float">
            <text:p>0.599122807</text:p>
          </table:table-cell>
          <table:table-cell office:value-type="float" office:value="0.618984962406015" calcext:value-type="float">
            <text:p>0.6189849624</text:p>
          </table:table-cell>
          <table:table-cell office:value-type="float" office:value="0.629887218045113" calcext:value-type="float">
            <text:p>0.629887218</text:p>
          </table:table-cell>
          <table:table-cell table:number-columns-repeated="3" office:value-type="float" office:value="0.637531328320802" calcext:value-type="float">
            <text:p>0.6375313283</text:p>
          </table:table-cell>
          <table:table-cell table:number-columns-repeated="35" office:value-type="float" office:value="0.646428571428571" calcext:value-type="float">
            <text:p>0.6464285714</text:p>
          </table:table-cell>
          <table:table-cell office:value-type="float" office:value="0.5" calcext:value-type="float">
            <text:p>0.5</text:p>
          </table:table-cell>
          <table:table-cell office:value-type="float" office:value="0.526315789473684" calcext:value-type="float">
            <text:p>0.5263157895</text:p>
          </table:table-cell>
          <table:table-cell office:value-type="float" office:value="0.578947368421053" calcext:value-type="float">
            <text:p>0.5789473684</text:p>
          </table:table-cell>
          <table:table-cell office:value-type="float" office:value="0.631578947368421" calcext:value-type="float">
            <text:p>0.6315789474</text:p>
          </table:table-cell>
          <table:table-cell office:value-type="float" office:value="0.68421052631579" calcext:value-type="float">
            <text:p>0.6842105263</text:p>
          </table:table-cell>
          <table:table-cell office:value-type="float" office:value="0.736842105263158" calcext:value-type="float">
            <text:p>0.7368421053</text:p>
          </table:table-cell>
          <table:table-cell table:number-columns-repeated="5" office:value-type="float" office:value="0.763157894736842" calcext:value-type="float">
            <text:p>0.7631578947</text:p>
          </table:table-cell>
          <table:table-cell office:value-type="float" office:value="0.789473684210526" calcext:value-type="float">
            <text:p>0.7894736842</text:p>
          </table:table-cell>
          <table:table-cell office:value-type="float" office:value="0.81578947368421" calcext:value-type="float">
            <text:p>0.8157894737</text:p>
          </table:table-cell>
          <table:table-cell table:number-columns-repeated="3" office:value-type="float" office:value="0.842105263157895" calcext:value-type="float">
            <text:p>0.8421052632</text:p>
          </table:table-cell>
          <table:table-cell table:number-columns-repeated="35" office:value-type="float" office:value="0.868421052631579" calcext:value-type="float">
            <text:p>0.86842105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7405247813411" calcext:value-type="float">
            <text:p>0.5774052478</text:p>
          </table:table-cell>
          <table:table-cell office:value-type="float" office:value="0.580393586005831" calcext:value-type="float">
            <text:p>0.580393586</text:p>
          </table:table-cell>
          <table:table-cell office:value-type="float" office:value="0.613386783284743" calcext:value-type="float">
            <text:p>0.6133867833</text:p>
          </table:table-cell>
          <table:table-cell office:value-type="float" office:value="0.624951409135083" calcext:value-type="float">
            <text:p>0.6249514091</text:p>
          </table:table-cell>
          <table:table-cell office:value-type="float" office:value="0.6294703595724" calcext:value-type="float">
            <text:p>0.6294703596</text:p>
          </table:table-cell>
          <table:table-cell office:value-type="float" office:value="0.632167152575316" calcext:value-type="float">
            <text:p>0.6321671526</text:p>
          </table:table-cell>
          <table:table-cell table:number-columns-repeated="2" office:value-type="float" office:value="0.650996112730807" calcext:value-type="float">
            <text:p>0.6509961127</text:p>
          </table:table-cell>
          <table:table-cell table:number-columns-repeated="2" office:value-type="float" office:value="0.673250728862974" calcext:value-type="float">
            <text:p>0.6732507289</text:p>
          </table:table-cell>
          <table:table-cell table:number-columns-repeated="2" office:value-type="float" office:value="0.707847424684159" calcext:value-type="float">
            <text:p>0.7078474247</text:p>
          </table:table-cell>
          <table:table-cell table:number-columns-repeated="4" office:value-type="float" office:value="0.72575315840622" calcext:value-type="float">
            <text:p>0.7257531584</text:p>
          </table:table-cell>
          <table:table-cell office:value-type="float" office:value="0.736904761904762" calcext:value-type="float">
            <text:p>0.7369047619</text:p>
          </table:table-cell>
          <table:table-cell office:value-type="float" office:value="0.752453838678328" calcext:value-type="float">
            <text:p>0.7524538387</text:p>
          </table:table-cell>
          <table:table-cell table:number-columns-repeated="33" office:value-type="float" office:value="0.762001943634597" calcext:value-type="float">
            <text:p>0.7620019436</text:p>
          </table:table-cell>
          <table:table-cell office:value-type="float" office:value="0.693877551020408" calcext:value-type="float">
            <text:p>0.693877551</text:p>
          </table:table-cell>
          <table:table-cell table:number-columns-repeated="2" office:value-type="float" office:value="0.653061224489796" calcext:value-type="float">
            <text:p>0.6530612245</text:p>
          </table:table-cell>
          <table:table-cell office:value-type="float" office:value="0.714285714285714" calcext:value-type="float">
            <text:p>0.7142857143</text:p>
          </table:table-cell>
          <table:table-cell office:value-type="float" office:value="0.73469387755102" calcext:value-type="float">
            <text:p>0.7346938776</text:p>
          </table:table-cell>
          <table:table-cell office:value-type="float" office:value="0.775510204081633" calcext:value-type="float">
            <text:p>0.7755102041</text:p>
          </table:table-cell>
          <table:table-cell table:number-columns-repeated="2" office:value-type="float" office:value="0.816326530612245" calcext:value-type="float">
            <text:p>0.8163265306</text:p>
          </table:table-cell>
          <table:table-cell table:number-columns-repeated="2" office:value-type="float" office:value="0.795918367346939" calcext:value-type="float">
            <text:p>0.7959183673</text:p>
          </table:table-cell>
          <table:table-cell table:number-columns-repeated="2" office:value-type="float" office:value="0.836734693877551" calcext:value-type="float">
            <text:p>0.8367346939</text:p>
          </table:table-cell>
          <table:table-cell table:number-columns-repeated="4" office:value-type="float" office:value="0.816326530612245" calcext:value-type="float">
            <text:p>0.8163265306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0.857142857142857" calcext:value-type="float">
            <text:p>0.8571428571</text:p>
          </table:table-cell>
          <table:table-cell table:number-columns-repeated="33" office:value-type="float" office:value="0.877551020408163" calcext:value-type="float">
            <text:p>0.87755102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0739087301587" calcext:value-type="float">
            <text:p>0.5607390873</text:p>
          </table:table-cell>
          <table:table-cell office:value-type="float" office:value="0.583258928571429" calcext:value-type="float">
            <text:p>0.5832589286</text:p>
          </table:table-cell>
          <table:table-cell office:value-type="float" office:value="0.609275793650794" calcext:value-type="float">
            <text:p>0.6092757937</text:p>
          </table:table-cell>
          <table:table-cell office:value-type="float" office:value="0.622296626984127" calcext:value-type="float">
            <text:p>0.622296627</text:p>
          </table:table-cell>
          <table:table-cell office:value-type="float" office:value="0.613268849206349" calcext:value-type="float">
            <text:p>0.6132688492</text:p>
          </table:table-cell>
          <table:table-cell office:value-type="float" office:value="0.618105158730159" calcext:value-type="float">
            <text:p>0.6181051587</text:p>
          </table:table-cell>
          <table:table-cell office:value-type="float" office:value="0.63640873015873" calcext:value-type="float">
            <text:p>0.6364087302</text:p>
          </table:table-cell>
          <table:table-cell office:value-type="float" office:value="0.652728174603175" calcext:value-type="float">
            <text:p>0.6527281746</text:p>
          </table:table-cell>
          <table:table-cell office:value-type="float" office:value="0.674206349206349" calcext:value-type="float">
            <text:p>0.6742063492</text:p>
          </table:table-cell>
          <table:table-cell office:value-type="float" office:value="0.681547619047619" calcext:value-type="float">
            <text:p>0.681547619</text:p>
          </table:table-cell>
          <table:table-cell office:value-type="float" office:value="0.709375" calcext:value-type="float">
            <text:p>0.709375</text:p>
          </table:table-cell>
          <table:table-cell office:value-type="float" office:value="0.736111111111111" calcext:value-type="float">
            <text:p>0.7361111111</text:p>
          </table:table-cell>
          <table:table-cell office:value-type="float" office:value="0.753621031746032" calcext:value-type="float">
            <text:p>0.7536210317</text:p>
          </table:table-cell>
          <table:table-cell office:value-type="float" office:value="0.776984126984127" calcext:value-type="float">
            <text:p>0.776984127</text:p>
          </table:table-cell>
          <table:table-cell table:number-columns-repeated="3" office:value-type="float" office:value="0.786582341269841" calcext:value-type="float">
            <text:p>0.7865823413</text:p>
          </table:table-cell>
          <table:table-cell table:number-columns-repeated="3" office:value-type="float" office:value="0.803224206349206" calcext:value-type="float">
            <text:p>0.8032242063</text:p>
          </table:table-cell>
          <table:table-cell table:number-columns-repeated="31" office:value-type="float" office:value="0.817881944444445" calcext:value-type="float">
            <text:p>0.8178819444</text:p>
          </table:table-cell>
          <table:table-cell office:value-type="float" office:value="0.625" calcext:value-type="float">
            <text:p>0.6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2" office:value-type="float" office:value="0.729166666666667" calcext:value-type="float">
            <text:p>0.7291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770833333333333" calcext:value-type="float">
            <text:p>0.7708333333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5833333333333" calcext:value-type="float">
            <text:p>0.8958333333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6" office:value-type="float" office:value="0.9375" calcext:value-type="float">
            <text:p>0.9375</text:p>
          </table:table-cell>
          <table:table-cell table:number-columns-repeated="31" office:value-type="float" office:value="0.958333333333333" calcext:value-type="float">
            <text:p>0.958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18042328042328" calcext:value-type="float">
            <text:p>0.518042328</text:p>
          </table:table-cell>
          <table:table-cell table:number-columns-repeated="5" office:value-type="float" office:value="0.508888888888889" calcext:value-type="float">
            <text:p>0.5088888889</text:p>
          </table:table-cell>
          <table:table-cell office:value-type="float" office:value="0.519259259259259" calcext:value-type="float">
            <text:p>0.5192592593</text:p>
          </table:table-cell>
          <table:table-cell office:value-type="float" office:value="0.530899470899471" calcext:value-type="float">
            <text:p>0.5308994709</text:p>
          </table:table-cell>
          <table:table-cell office:value-type="float" office:value="0.565767195767196" calcext:value-type="float">
            <text:p>0.5657671958</text:p>
          </table:table-cell>
          <table:table-cell office:value-type="float" office:value="0.577539682539683" calcext:value-type="float">
            <text:p>0.5775396825</text:p>
          </table:table-cell>
          <table:table-cell office:value-type="float" office:value="0.592354497354498" calcext:value-type="float">
            <text:p>0.5923544974</text:p>
          </table:table-cell>
          <table:table-cell office:value-type="float" office:value="0.609021164021164" calcext:value-type="float">
            <text:p>0.609021164</text:p>
          </table:table-cell>
          <table:table-cell office:value-type="float" office:value="0.618253968253968" calcext:value-type="float">
            <text:p>0.6182539683</text:p>
          </table:table-cell>
          <table:table-cell office:value-type="float" office:value="0.631587301587302" calcext:value-type="float">
            <text:p>0.6315873016</text:p>
          </table:table-cell>
          <table:table-cell office:value-type="float" office:value="0.660846560846561" calcext:value-type="float">
            <text:p>0.6608465608</text:p>
          </table:table-cell>
          <table:table-cell office:value-type="float" office:value="0.685502645502646" calcext:value-type="float">
            <text:p>0.6855026455</text:p>
          </table:table-cell>
          <table:table-cell office:value-type="float" office:value="0.691190476190476" calcext:value-type="float">
            <text:p>0.6911904762</text:p>
          </table:table-cell>
          <table:table-cell office:value-type="float" office:value="0.702328042328043" calcext:value-type="float">
            <text:p>0.7023280423</text:p>
          </table:table-cell>
          <table:table-cell table:number-columns-repeated="2" office:value-type="float" office:value="0.724656084656085" calcext:value-type="float">
            <text:p>0.7246560847</text:p>
          </table:table-cell>
          <table:table-cell table:number-columns-repeated="3" office:value-type="float" office:value="0.747724867724868" calcext:value-type="float">
            <text:p>0.7477248677</text:p>
          </table:table-cell>
          <table:table-cell office:value-type="float" office:value="0.748783068783069" calcext:value-type="float">
            <text:p>0.7487830688</text:p>
          </table:table-cell>
          <table:table-cell table:number-columns-repeated="27" office:value-type="float" office:value="0.755899470899471" calcext:value-type="float">
            <text:p>0.7558994709</text:p>
          </table:table-cell>
          <table:table-cell office:value-type="float" office:value="0.511111111111111" calcext:value-type="float">
            <text:p>0.5111111111</text:p>
          </table:table-cell>
          <table:table-cell table:number-columns-repeated="5" office:value-type="float" office:value="0.555555555555556" calcext:value-type="float">
            <text:p>0.5555555556</text:p>
          </table:table-cell>
          <table:table-cell office:value-type="float" office:value="0.6" calcext:value-type="float">
            <text:p>0.6</text:p>
          </table:table-cell>
          <table:table-cell office:value-type="float" office:value="0.622222222222222" calcext:value-type="float">
            <text:p>0.6222222222</text:p>
          </table:table-cell>
          <table:table-cell office:value-type="float" office:value="0.644444444444444" calcext:value-type="float">
            <text:p>0.6444444444</text:p>
          </table:table-cell>
          <table:table-cell office:value-type="float" office:value="0.688888888888889" calcext:value-type="float">
            <text:p>0.6888888889</text:p>
          </table:table-cell>
          <table:table-cell office:value-type="float" office:value="0.711111111111111" calcext:value-type="float">
            <text:p>0.7111111111</text:p>
          </table:table-cell>
          <table:table-cell table:number-columns-repeated="3" office:value-type="float" office:value="0.733333333333333" calcext:value-type="float">
            <text:p>0.7333333333</text:p>
          </table:table-cell>
          <table:table-cell office:value-type="float" office:value="0.777777777777778" calcext:value-type="float">
            <text:p>0.7777777778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866666666666667" calcext:value-type="float">
            <text:p>0.8666666667</text:p>
          </table:table-cell>
          <table:table-cell table:number-columns-repeated="3"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table:number-columns-repeated="27" office:value-type="float" office:value="0.933333333333333" calcext:value-type="float">
            <text:p>0.9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3544973544974" calcext:value-type="float">
            <text:p>0.4535449735</text:p>
          </table:table-cell>
          <table:table-cell table:number-columns-repeated="2" office:value-type="float" office:value="0.461640211640212" calcext:value-type="float">
            <text:p>0.4616402116</text:p>
          </table:table-cell>
          <table:table-cell office:value-type="float" office:value="0.479259259259259" calcext:value-type="float">
            <text:p>0.4792592593</text:p>
          </table:table-cell>
          <table:table-cell office:value-type="float" office:value="0.478518518518519" calcext:value-type="float">
            <text:p>0.4785185185</text:p>
          </table:table-cell>
          <table:table-cell office:value-type="float" office:value="0.486111111111111" calcext:value-type="float">
            <text:p>0.4861111111</text:p>
          </table:table-cell>
          <table:table-cell office:value-type="float" office:value="0.497222222222222" calcext:value-type="float">
            <text:p>0.4972222222</text:p>
          </table:table-cell>
          <table:table-cell office:value-type="float" office:value="0.502936507936508" calcext:value-type="float">
            <text:p>0.5029365079</text:p>
          </table:table-cell>
          <table:table-cell office:value-type="float" office:value="0.519497354497355" calcext:value-type="float">
            <text:p>0.5194973545</text:p>
          </table:table-cell>
          <table:table-cell office:value-type="float" office:value="0.536137566137566" calcext:value-type="float">
            <text:p>0.5361375661</text:p>
          </table:table-cell>
          <table:table-cell table:number-columns-repeated="2" office:value-type="float" office:value="0.566851851851852" calcext:value-type="float">
            <text:p>0.5668518519</text:p>
          </table:table-cell>
          <table:table-cell office:value-type="float" office:value="0.587619047619048" calcext:value-type="float">
            <text:p>0.5876190476</text:p>
          </table:table-cell>
          <table:table-cell office:value-type="float" office:value="0.638597883597884" calcext:value-type="float">
            <text:p>0.6385978836</text:p>
          </table:table-cell>
          <table:table-cell office:value-type="float" office:value="0.678915343915344" calcext:value-type="float">
            <text:p>0.6789153439</text:p>
          </table:table-cell>
          <table:table-cell office:value-type="float" office:value="0.70936507936508" calcext:value-type="float">
            <text:p>0.7093650794</text:p>
          </table:table-cell>
          <table:table-cell office:value-type="float" office:value="0.716507936507937" calcext:value-type="float">
            <text:p>0.7165079365</text:p>
          </table:table-cell>
          <table:table-cell office:value-type="float" office:value="0.723756613756614" calcext:value-type="float">
            <text:p>0.7237566138</text:p>
          </table:table-cell>
          <table:table-cell office:value-type="float" office:value="0.747830687830688" calcext:value-type="float">
            <text:p>0.7478306878</text:p>
          </table:table-cell>
          <table:table-cell office:value-type="float" office:value="0.771349206349206" calcext:value-type="float">
            <text:p>0.7713492063</text:p>
          </table:table-cell>
          <table:table-cell office:value-type="float" office:value="0.776322751322751" calcext:value-type="float">
            <text:p>0.7763227513</text:p>
          </table:table-cell>
          <table:table-cell table:number-columns-repeated="2" office:value-type="float" office:value="0.788862433862434" calcext:value-type="float">
            <text:p>0.7888624339</text:p>
          </table:table-cell>
          <table:table-cell table:number-columns-repeated="2" office:value-type="float" office:value="0.791798941798942" calcext:value-type="float">
            <text:p>0.7917989418</text:p>
          </table:table-cell>
          <table:table-cell table:number-columns-repeated="26" office:value-type="float" office:value="0.808465608465608" calcext:value-type="float">
            <text:p>0.8084656085</text:p>
          </table:table-cell>
          <table:table-cell office:value-type="float" office:value="0.466666666666667" calcext:value-type="float">
            <text:p>0.4666666667</text:p>
          </table:table-cell>
          <table:table-cell table:number-columns-repeated="3" office:value-type="float" office:value="0.511111111111111" calcext:value-type="float">
            <text:p>0.5111111111</text:p>
          </table:table-cell>
          <table:table-cell office:value-type="float" office:value="0.555555555555556" calcext:value-type="float">
            <text:p>0.5555555556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622222222222222" calcext:value-type="float">
            <text:p>0.6222222222</text:p>
          </table:table-cell>
          <table:table-cell office:value-type="float" office:value="0.644444444444444" calcext:value-type="float">
            <text:p>0.6444444444</text:p>
          </table:table-cell>
          <table:table-cell office:value-type="float" office:value="0.711111111111111" calcext:value-type="float">
            <text:p>0.7111111111</text:p>
          </table:table-cell>
          <table:table-cell table:number-columns-repeated="2" office:value-type="float" office:value="0.733333333333333" calcext:value-type="float">
            <text:p>0.7333333333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822222222222222" calcext:value-type="float">
            <text:p>0.8222222222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888888888888889" calcext:value-type="float">
            <text:p>0.8888888889</text:p>
          </table:table-cell>
          <table:table-cell table:number-columns-repeated="2" office:value-type="float" office:value="0.911111111111111" calcext:value-type="float">
            <text:p>0.9111111111</text:p>
          </table:table-cell>
          <table:table-cell table:number-columns-repeated="2" office:value-type="float" office:value="0.933333333333333" calcext:value-type="float">
            <text:p>0.9333333333</text:p>
          </table:table-cell>
          <table:table-cell table:number-columns-repeated="26" office:value-type="float" office:value="0.955555555555556" calcext:value-type="float">
            <text:p>0.95555555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78183831672204" calcext:value-type="float">
            <text:p>0.4781838317</text:p>
          </table:table-cell>
          <table:table-cell office:value-type="float" office:value="0.488925802879291" calcext:value-type="float">
            <text:p>0.4889258029</text:p>
          </table:table-cell>
          <table:table-cell office:value-type="float" office:value="0.517220376522702" calcext:value-type="float">
            <text:p>0.5172203765</text:p>
          </table:table-cell>
          <table:table-cell office:value-type="float" office:value="0.528239202657807" calcext:value-type="float">
            <text:p>0.5282392027</text:p>
          </table:table-cell>
          <table:table-cell office:value-type="float" office:value="0.531727574750831" calcext:value-type="float">
            <text:p>0.5317275748</text:p>
          </table:table-cell>
          <table:table-cell office:value-type="float" office:value="0.562846068660022" calcext:value-type="float">
            <text:p>0.5628460687</text:p>
          </table:table-cell>
          <table:table-cell office:value-type="float" office:value="0.588870431893688" calcext:value-type="float">
            <text:p>0.5888704319</text:p>
          </table:table-cell>
          <table:table-cell office:value-type="float" office:value="0.621926910299003" calcext:value-type="float">
            <text:p>0.6219269103</text:p>
          </table:table-cell>
          <table:table-cell office:value-type="float" office:value="0.636710963455149" calcext:value-type="float">
            <text:p>0.6367109635</text:p>
          </table:table-cell>
          <table:table-cell office:value-type="float" office:value="0.658914728682171" calcext:value-type="float">
            <text:p>0.6589147287</text:p>
          </table:table-cell>
          <table:table-cell office:value-type="float" office:value="0.669878183831672" calcext:value-type="float">
            <text:p>0.6698781838</text:p>
          </table:table-cell>
          <table:table-cell office:value-type="float" office:value="0.687707641196013" calcext:value-type="float">
            <text:p>0.6877076412</text:p>
          </table:table-cell>
          <table:table-cell office:value-type="float" office:value="0.709579180509413" calcext:value-type="float">
            <text:p>0.7095791805</text:p>
          </table:table-cell>
          <table:table-cell office:value-type="float" office:value="0.711683277962348" calcext:value-type="float">
            <text:p>0.711683278</text:p>
          </table:table-cell>
          <table:table-cell table:number-columns-repeated="2" office:value-type="float" office:value="0.735105204872647" calcext:value-type="float">
            <text:p>0.7351052049</text:p>
          </table:table-cell>
          <table:table-cell table:number-columns-repeated="2" office:value-type="float" office:value="0.74468438538206" calcext:value-type="float">
            <text:p>0.7446843854</text:p>
          </table:table-cell>
          <table:table-cell table:number-columns-repeated="4" office:value-type="float" office:value="0.759856035437431" calcext:value-type="float">
            <text:p>0.7598560354</text:p>
          </table:table-cell>
          <table:table-cell table:number-columns-repeated="29" office:value-type="float" office:value="0.783388704318937" calcext:value-type="float">
            <text:p>0.7833887043</text:p>
          </table:table-cell>
          <table:table-cell office:value-type="float" office:value="0.604651162790698" calcext:value-type="float">
            <text:p>0.6046511628</text:p>
          </table:table-cell>
          <table:table-cell office:value-type="float" office:value="0.627906976744186" calcext:value-type="float">
            <text:p>0.6279069767</text:p>
          </table:table-cell>
          <table:table-cell table:number-columns-repeated="2" office:value-type="float" office:value="0.651162790697674" calcext:value-type="float">
            <text:p>0.6511627907</text:p>
          </table:table-cell>
          <table:table-cell office:value-type="float" office:value="0.674418604651163" calcext:value-type="float">
            <text:p>0.6744186047</text:p>
          </table:table-cell>
          <table:table-cell table:number-columns-repeated="2" office:value-type="float" office:value="0.744186046511628" calcext:value-type="float">
            <text:p>0.7441860465</text:p>
          </table:table-cell>
          <table:table-cell table:number-columns-repeated="2" office:value-type="float" office:value="0.767441860465116" calcext:value-type="float">
            <text:p>0.7674418605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0.837209302325581" calcext:value-type="float">
            <text:p>0.8372093023</text:p>
          </table:table-cell>
          <table:table-cell office:value-type="float" office:value="0.86046511627907" calcext:value-type="float">
            <text:p>0.8604651163</text:p>
          </table:table-cell>
          <table:table-cell table:number-columns-repeated="5" office:value-type="float" office:value="0.883720930232558" calcext:value-type="float">
            <text:p>0.8837209302</text:p>
          </table:table-cell>
          <table:table-cell table:number-columns-repeated="4" office:value-type="float" office:value="0.906976744186046" calcext:value-type="float">
            <text:p>0.9069767442</text:p>
          </table:table-cell>
          <table:table-cell table:number-columns-repeated="29" office:value-type="float" office:value="0.930232558139535" calcext:value-type="float">
            <text:p>0.93023255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66216216216216" calcext:value-type="float">
            <text:p>0.4662162162</text:p>
          </table:table-cell>
          <table:table-cell office:value-type="float" office:value="0.47972972972973" calcext:value-type="float">
            <text:p>0.4797297297</text:p>
          </table:table-cell>
          <table:table-cell office:value-type="float" office:value="0.518468468468469" calcext:value-type="float">
            <text:p>0.5184684685</text:p>
          </table:table-cell>
          <table:table-cell office:value-type="float" office:value="0.554054054054054" calcext:value-type="float">
            <text:p>0.5540540541</text:p>
          </table:table-cell>
          <table:table-cell office:value-type="float" office:value="0.565315315315315" calcext:value-type="float">
            <text:p>0.5653153153</text:p>
          </table:table-cell>
          <table:table-cell office:value-type="float" office:value="0.602702702702703" calcext:value-type="float">
            <text:p>0.6027027027</text:p>
          </table:table-cell>
          <table:table-cell office:value-type="float" office:value="0.646718146718147" calcext:value-type="float">
            <text:p>0.6467181467</text:p>
          </table:table-cell>
          <table:table-cell office:value-type="float" office:value="0.66969111969112" calcext:value-type="float">
            <text:p>0.6696911197</text:p>
          </table:table-cell>
          <table:table-cell office:value-type="float" office:value="0.657593307593308" calcext:value-type="float">
            <text:p>0.6575933076</text:p>
          </table:table-cell>
          <table:table-cell office:value-type="float" office:value="0.686422136422137" calcext:value-type="float">
            <text:p>0.6864221364</text:p>
          </table:table-cell>
          <table:table-cell office:value-type="float" office:value="0.705469755469756" calcext:value-type="float">
            <text:p>0.7054697555</text:p>
          </table:table-cell>
          <table:table-cell office:value-type="float" office:value="0.73024453024453" calcext:value-type="float">
            <text:p>0.7302445302</text:p>
          </table:table-cell>
          <table:table-cell office:value-type="float" office:value="0.759137709137709" calcext:value-type="float">
            <text:p>0.7591377091</text:p>
          </table:table-cell>
          <table:table-cell office:value-type="float" office:value="0.8001287001287" calcext:value-type="float">
            <text:p>0.8001287001</text:p>
          </table:table-cell>
          <table:table-cell office:value-type="float" office:value="0.824453024453025" calcext:value-type="float">
            <text:p>0.8244530245</text:p>
          </table:table-cell>
          <table:table-cell table:number-columns-repeated="36" office:value-type="float" office:value="0.835521235521236" calcext:value-type="float">
            <text:p>0.8355212355</text:p>
          </table:table-cell>
          <table:table-cell office:value-type="float" office:value="0.513513513513513" calcext:value-type="float">
            <text:p>0.5135135135</text:p>
          </table:table-cell>
          <table:table-cell office:value-type="float" office:value="0.540540540540541" calcext:value-type="float">
            <text:p>0.5405405405</text:p>
          </table:table-cell>
          <table:table-cell office:value-type="float" office:value="0.594594594594595" calcext:value-type="float">
            <text:p>0.5945945946</text:p>
          </table:table-cell>
          <table:table-cell office:value-type="float" office:value="0.621621621621622" calcext:value-type="float">
            <text:p>0.6216216216</text:p>
          </table:table-cell>
          <table:table-cell office:value-type="float" office:value="0.648648648648649" calcext:value-type="float">
            <text:p>0.6486486486</text:p>
          </table:table-cell>
          <table:table-cell office:value-type="float" office:value="0.702702702702703" calcext:value-type="float">
            <text:p>0.7027027027</text:p>
          </table:table-cell>
          <table:table-cell office:value-type="float" office:value="0.756756756756757" calcext:value-type="float">
            <text:p>0.7567567568</text:p>
          </table:table-cell>
          <table:table-cell office:value-type="float" office:value="0.783783783783784" calcext:value-type="float">
            <text:p>0.7837837838</text:p>
          </table:table-cell>
          <table:table-cell office:value-type="float" office:value="0.810810810810811" calcext:value-type="float">
            <text:p>0.8108108108</text:p>
          </table:table-cell>
          <table:table-cell table:number-columns-repeated="2" office:value-type="float" office:value="0.837837837837838" calcext:value-type="float">
            <text:p>0.8378378378</text:p>
          </table:table-cell>
          <table:table-cell office:value-type="float" office:value="0.864864864864865" calcext:value-type="float">
            <text:p>0.8648648649</text:p>
          </table:table-cell>
          <table:table-cell office:value-type="float" office:value="0.918918918918919" calcext:value-type="float">
            <text:p>0.9189189189</text:p>
          </table:table-cell>
          <table:table-cell office:value-type="float" office:value="0.945945945945946" calcext:value-type="float">
            <text:p>0.9459459459</text:p>
          </table:table-cell>
          <table:table-cell office:value-type="float" office:value="0.972972972972973" calcext:value-type="float">
            <text:p>0.972972973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6])" office:value-type="float" office:value="0.522849321980518" calcext:value-type="float">
            <text:p>0.522849322</text:p>
          </table:table-cell>
          <table:table-cell table:formula="of:=AVERAGE([.C2:.C16])" office:value-type="float" office:value="0.533003149968253" calcext:value-type="float">
            <text:p>0.53300315</text:p>
          </table:table-cell>
          <table:table-cell table:formula="of:=AVERAGE([.D2:.D16])" office:value-type="float" office:value="0.550274908892184" calcext:value-type="float">
            <text:p>0.5502749089</text:p>
          </table:table-cell>
          <table:table-cell table:formula="of:=AVERAGE([.E2:.E16])" office:value-type="float" office:value="0.564805742880952" calcext:value-type="float">
            <text:p>0.5648057429</text:p>
          </table:table-cell>
          <table:table-cell table:formula="of:=AVERAGE([.F2:.F16])" office:value-type="float" office:value="0.578410136387995" calcext:value-type="float">
            <text:p>0.5784101364</text:p>
          </table:table-cell>
          <table:table-cell table:formula="of:=AVERAGE([.G2:.G16])" office:value-type="float" office:value="0.594295281107304" calcext:value-type="float">
            <text:p>0.5942952811</text:p>
          </table:table-cell>
          <table:table-cell table:formula="of:=AVERAGE([.H2:.H16])" office:value-type="float" office:value="0.615008469452195" calcext:value-type="float">
            <text:p>0.6150084695</text:p>
          </table:table-cell>
          <table:table-cell table:formula="of:=AVERAGE([.I2:.I16])" office:value-type="float" office:value="0.628802625029794" calcext:value-type="float">
            <text:p>0.628802625</text:p>
          </table:table-cell>
          <table:table-cell table:formula="of:=AVERAGE([.J2:.J16])" office:value-type="float" office:value="0.65097149608374" calcext:value-type="float">
            <text:p>0.6509714961</text:p>
          </table:table-cell>
          <table:table-cell table:formula="of:=AVERAGE([.K2:.K16])" office:value-type="float" office:value="0.663173071708701" calcext:value-type="float">
            <text:p>0.6631730717</text:p>
          </table:table-cell>
          <table:table-cell table:formula="of:=AVERAGE([.L2:.L16])" office:value-type="float" office:value="0.680848719796283" calcext:value-type="float">
            <text:p>0.6808487198</text:p>
          </table:table-cell>
          <table:table-cell table:formula="of:=AVERAGE([.M2:.M16])" office:value-type="float" office:value="0.69869695813568" calcext:value-type="float">
            <text:p>0.6986969581</text:p>
          </table:table-cell>
          <table:table-cell table:formula="of:=AVERAGE([.N2:.N16])" office:value-type="float" office:value="0.713712543628517" calcext:value-type="float">
            <text:p>0.7137125436</text:p>
          </table:table-cell>
          <table:table-cell table:formula="of:=AVERAGE([.O2:.O16])" office:value-type="float" office:value="0.729774814466718" calcext:value-type="float">
            <text:p>0.7297748145</text:p>
          </table:table-cell>
          <table:table-cell table:formula="of:=AVERAGE([.P2:.P16])" office:value-type="float" office:value="0.743535901780396" calcext:value-type="float">
            <text:p>0.7435359018</text:p>
          </table:table-cell>
          <table:table-cell table:formula="of:=AVERAGE([.Q2:.Q16])" office:value-type="float" office:value="0.753195857168243" calcext:value-type="float">
            <text:p>0.7531958572</text:p>
          </table:table-cell>
          <table:table-cell table:formula="of:=AVERAGE([.R2:.R16])" office:value-type="float" office:value="0.759495906904547" calcext:value-type="float">
            <text:p>0.7594959069</text:p>
          </table:table-cell>
          <table:table-cell table:formula="of:=AVERAGE([.S2:.S16])" office:value-type="float" office:value="0.765093283288963" calcext:value-type="float">
            <text:p>0.7650932833</text:p>
          </table:table-cell>
          <table:table-cell table:formula="of:=AVERAGE([.T2:.T16])" office:value-type="float" office:value="0.77073549454162" calcext:value-type="float">
            <text:p>0.7707354945</text:p>
          </table:table-cell>
          <table:table-cell table:formula="of:=AVERAGE([.U2:.U16])" office:value-type="float" office:value="0.775135028429249" calcext:value-type="float">
            <text:p>0.7751350284</text:p>
          </table:table-cell>
          <table:table-cell table:formula="of:=AVERAGE([.V2:.V16])" office:value-type="float" office:value="0.779915939867899" calcext:value-type="float">
            <text:p>0.7799159399</text:p>
          </table:table-cell>
          <table:table-cell table:formula="of:=AVERAGE([.W2:.W16])" office:value-type="float" office:value="0.782547108208251" calcext:value-type="float">
            <text:p>0.7825471082</text:p>
          </table:table-cell>
          <table:table-cell table:formula="of:=AVERAGE([.X2:.X16])" office:value-type="float" office:value="0.786687948265204" calcext:value-type="float">
            <text:p>0.7866879483</text:p>
          </table:table-cell>
          <table:table-cell table:formula="of:=AVERAGE([.Y2:.Y16])" office:value-type="float" office:value="0.786954262198184" calcext:value-type="float">
            <text:p>0.7869542622</text:p>
          </table:table-cell>
          <table:table-cell table:formula="of:=AVERAGE([.Z2:.Z16])" office:value-type="float" office:value="0.788003680907467" calcext:value-type="float">
            <text:p>0.7880036809</text:p>
          </table:table-cell>
          <table:table-cell table:formula="of:=AVERAGE([.AA2:.AA16])" office:value-type="float" office:value="0.789386900862116" calcext:value-type="float">
            <text:p>0.7893869009</text:p>
          </table:table-cell>
          <table:table-cell table:formula="of:=AVERAGE([.AB2:.AB16])" office:value-type="float" office:value="0.789835556514853" calcext:value-type="float">
            <text:p>0.7898355565</text:p>
          </table:table-cell>
          <table:table-cell table:formula="of:=AVERAGE([.AC2:.AC16])" office:value-type="float" office:value="0.790927231279997" calcext:value-type="float">
            <text:p>0.7909272313</text:p>
          </table:table-cell>
          <table:table-cell table:formula="of:=AVERAGE([.AD2:.AD16])" office:value-type="float" office:value="0.790927231279997" calcext:value-type="float">
            <text:p>0.7909272313</text:p>
          </table:table-cell>
          <table:table-cell table:formula="of:=AVERAGE([.AE2:.AE16])" office:value-type="float" office:value="0.790927231279997" calcext:value-type="float">
            <text:p>0.7909272313</text:p>
          </table:table-cell>
          <table:table-cell table:formula="of:=AVERAGE([.AF2:.AF16])" office:value-type="float" office:value="0.790927231279997" calcext:value-type="float">
            <text:p>0.7909272313</text:p>
          </table:table-cell>
          <table:table-cell table:formula="of:=AVERAGE([.AG2:.AG16])" office:value-type="float" office:value="0.791652854862763" calcext:value-type="float">
            <text:p>0.7916528549</text:p>
          </table:table-cell>
          <table:table-cell table:formula="of:=AVERAGE([.AH2:.AH16])" office:value-type="float" office:value="0.792376858750033" calcext:value-type="float">
            <text:p>0.7923768588</text:p>
          </table:table-cell>
          <table:table-cell table:formula="of:=AVERAGE([.AI2:.AI16])" office:value-type="float" office:value="0.792376858750033" calcext:value-type="float">
            <text:p>0.7923768588</text:p>
          </table:table-cell>
          <table:table-cell table:formula="of:=AVERAGE([.AJ2:.AJ16])" office:value-type="float" office:value="0.793283888228491" calcext:value-type="float">
            <text:p>0.7932838882</text:p>
          </table:table-cell>
          <table:table-cell table:formula="of:=AVERAGE([.AK2:.AK16])" office:value-type="float" office:value="0.793283888228491" calcext:value-type="float">
            <text:p>0.7932838882</text:p>
          </table:table-cell>
          <table:table-cell table:formula="of:=AVERAGE([.AL2:.AL16])" office:value-type="float" office:value="0.793283888228491" calcext:value-type="float">
            <text:p>0.7932838882</text:p>
          </table:table-cell>
          <table:table-cell table:formula="of:=AVERAGE([.AM2:.AM16])" office:value-type="float" office:value="0.793283888228491" calcext:value-type="float">
            <text:p>0.7932838882</text:p>
          </table:table-cell>
          <table:table-cell table:formula="of:=AVERAGE([.AN2:.AN16])" office:value-type="float" office:value="0.793283888228491" calcext:value-type="float">
            <text:p>0.7932838882</text:p>
          </table:table-cell>
          <table:table-cell table:formula="of:=AVERAGE([.AO2:.AO16])" office:value-type="float" office:value="0.793283888228491" calcext:value-type="float">
            <text:p>0.7932838882</text:p>
          </table:table-cell>
          <table:table-cell table:formula="of:=AVERAGE([.AP2:.AP16])" office:value-type="float" office:value="0.793283888228491" calcext:value-type="float">
            <text:p>0.7932838882</text:p>
          </table:table-cell>
          <table:table-cell table:formula="of:=AVERAGE([.AQ2:.AQ16])" office:value-type="float" office:value="0.793283888228491" calcext:value-type="float">
            <text:p>0.7932838882</text:p>
          </table:table-cell>
          <table:table-cell table:formula="of:=AVERAGE([.AR2:.AR16])" office:value-type="float" office:value="0.793283888228491" calcext:value-type="float">
            <text:p>0.7932838882</text:p>
          </table:table-cell>
          <table:table-cell table:formula="of:=AVERAGE([.AS2:.AS16])" office:value-type="float" office:value="0.793283888228491" calcext:value-type="float">
            <text:p>0.7932838882</text:p>
          </table:table-cell>
          <table:table-cell table:formula="of:=AVERAGE([.AT2:.AT16])" office:value-type="float" office:value="0.793283888228491" calcext:value-type="float">
            <text:p>0.7932838882</text:p>
          </table:table-cell>
          <table:table-cell table:formula="of:=AVERAGE([.AU2:.AU16])" office:value-type="float" office:value="0.793283888228491" calcext:value-type="float">
            <text:p>0.7932838882</text:p>
          </table:table-cell>
          <table:table-cell table:formula="of:=AVERAGE([.AV2:.AV16])" office:value-type="float" office:value="0.793283888228491" calcext:value-type="float">
            <text:p>0.7932838882</text:p>
          </table:table-cell>
          <table:table-cell table:formula="of:=AVERAGE([.AW2:.AW16])" office:value-type="float" office:value="0.793283888228491" calcext:value-type="float">
            <text:p>0.7932838882</text:p>
          </table:table-cell>
          <table:table-cell table:formula="of:=AVERAGE([.AX2:.AX16])" office:value-type="float" office:value="0.793283888228491" calcext:value-type="float">
            <text:p>0.7932838882</text:p>
          </table:table-cell>
          <table:table-cell table:formula="of:=AVERAGE([.AY2:.AY16])" office:value-type="float" office:value="0.793283888228491" calcext:value-type="float">
            <text:p>0.7932838882</text:p>
          </table:table-cell>
          <table:table-cell table:formula="of:=AVERAGE([.AZ2:.AZ16])" office:value-type="float" office:value="0.793283888228491" calcext:value-type="float">
            <text:p>0.7932838882</text:p>
          </table:table-cell>
          <table:table-cell table:formula="of:=AVERAGE([.BA2:.BA16])" office:value-type="float" office:value="0.589078088574745" calcext:value-type="float">
            <text:p>0.5890780886</text:p>
          </table:table-cell>
          <table:table-cell table:formula="of:=AVERAGE([.BB2:.BB16])" office:value-type="float" office:value="0.620096418467145" calcext:value-type="float">
            <text:p>0.6200964185</text:p>
          </table:table-cell>
          <table:table-cell table:formula="of:=AVERAGE([.BC2:.BC16])" office:value-type="float" office:value="0.642975900805481" calcext:value-type="float">
            <text:p>0.6429759008</text:p>
          </table:table-cell>
          <table:table-cell table:formula="of:=AVERAGE([.BD2:.BD16])" office:value-type="float" office:value="0.66989780971116" calcext:value-type="float">
            <text:p>0.6698978097</text:p>
          </table:table-cell>
          <table:table-cell table:formula="of:=AVERAGE([.BE2:.BE16])" office:value-type="float" office:value="0.697260643666994" calcext:value-type="float">
            <text:p>0.6972606437</text:p>
          </table:table-cell>
          <table:table-cell table:formula="of:=AVERAGE([.BF2:.BF16])" office:value-type="float" office:value="0.730516529399126" calcext:value-type="float">
            <text:p>0.7305165294</text:p>
          </table:table-cell>
          <table:table-cell table:formula="of:=AVERAGE([.BG2:.BG16])" office:value-type="float" office:value="0.762018930661859" calcext:value-type="float">
            <text:p>0.7620189307</text:p>
          </table:table-cell>
          <table:table-cell table:formula="of:=AVERAGE([.BH2:.BH16])" office:value-type="float" office:value="0.778336227512755" calcext:value-type="float">
            <text:p>0.7783362275</text:p>
          </table:table-cell>
          <table:table-cell table:formula="of:=AVERAGE([.BI2:.BI16])" office:value-type="float" office:value="0.790851347162021" calcext:value-type="float">
            <text:p>0.7908513472</text:p>
          </table:table-cell>
          <table:table-cell table:formula="of:=AVERAGE([.BJ2:.BJ16])" office:value-type="float" office:value="0.815630473189032" calcext:value-type="float">
            <text:p>0.8156304732</text:p>
          </table:table-cell>
          <table:table-cell table:formula="of:=AVERAGE([.BK2:.BK16])" office:value-type="float" office:value="0.837456035896626" calcext:value-type="float">
            <text:p>0.8374560359</text:p>
          </table:table-cell>
          <table:table-cell table:formula="of:=AVERAGE([.BL2:.BL16])" office:value-type="float" office:value="0.853755231939947" calcext:value-type="float">
            <text:p>0.8537552319</text:p>
          </table:table-cell>
          <table:table-cell table:formula="of:=AVERAGE([.BM2:.BM16])" office:value-type="float" office:value="0.87185622978507" calcext:value-type="float">
            <text:p>0.8718562298</text:p>
          </table:table-cell>
          <table:table-cell table:formula="of:=AVERAGE([.BN2:.BN16])" office:value-type="float" office:value="0.886274006594032" calcext:value-type="float">
            <text:p>0.8862740066</text:p>
          </table:table-cell>
          <table:table-cell table:formula="of:=AVERAGE([.BO2:.BO16])" office:value-type="float" office:value="0.898683306137478" calcext:value-type="float">
            <text:p>0.8986833061</text:p>
          </table:table-cell>
          <table:table-cell table:formula="of:=AVERAGE([.BP2:.BP16])" office:value-type="float" office:value="0.910223670030783" calcext:value-type="float">
            <text:p>0.91022367</text:p>
          </table:table-cell>
          <table:table-cell table:formula="of:=AVERAGE([.BQ2:.BQ16])" office:value-type="float" office:value="0.917726355315423" calcext:value-type="float">
            <text:p>0.9177263553</text:p>
          </table:table-cell>
          <table:table-cell table:formula="of:=AVERAGE([.BR2:.BR16])" office:value-type="float" office:value="0.920798250740259" calcext:value-type="float">
            <text:p>0.9207982507</text:p>
          </table:table-cell>
          <table:table-cell table:formula="of:=AVERAGE([.BS2:.BS16])" office:value-type="float" office:value="0.928217874920681" calcext:value-type="float">
            <text:p>0.9282178749</text:p>
          </table:table-cell>
          <table:table-cell table:formula="of:=AVERAGE([.BT2:.BT16])" office:value-type="float" office:value="0.931366023068829" calcext:value-type="float">
            <text:p>0.9313660231</text:p>
          </table:table-cell>
          <table:table-cell table:formula="of:=AVERAGE([.BU2:.BU16])" office:value-type="float" office:value="0.937078419138368" calcext:value-type="float">
            <text:p>0.9370784191</text:p>
          </table:table-cell>
          <table:table-cell table:formula="of:=AVERAGE([.BV2:.BV16])" office:value-type="float" office:value="0.941587111504203" calcext:value-type="float">
            <text:p>0.9415871115</text:p>
          </table:table-cell>
          <table:table-cell table:formula="of:=AVERAGE([.BW2:.BW16])" office:value-type="float" office:value="0.946164709985456" calcext:value-type="float">
            <text:p>0.94616471</text:p>
          </table:table-cell>
          <table:table-cell table:formula="of:=AVERAGE([.BX2:.BX16])" office:value-type="float" office:value="0.949127672948419" calcext:value-type="float">
            <text:p>0.9491276729</text:p>
          </table:table-cell>
          <table:table-cell table:formula="of:=AVERAGE([.BY2:.BY16])" office:value-type="float" office:value="0.951969698647588" calcext:value-type="float">
            <text:p>0.9519696986</text:p>
          </table:table-cell>
          <table:table-cell table:formula="of:=AVERAGE([.BZ2:.BZ16])" office:value-type="float" office:value="0.953451180129069" calcext:value-type="float">
            <text:p>0.9534511801</text:p>
          </table:table-cell>
          <table:table-cell table:formula="of:=AVERAGE([.CA2:.CA16])" office:value-type="float" office:value="0.953451180129069" calcext:value-type="float">
            <text:p>0.9534511801</text:p>
          </table:table-cell>
          <table:table-cell table:formula="of:=AVERAGE([.CB2:.CB16])" office:value-type="float" office:value="0.954811724346756" calcext:value-type="float">
            <text:p>0.9548117243</text:p>
          </table:table-cell>
          <table:table-cell table:formula="of:=AVERAGE([.CC2:.CC16])" office:value-type="float" office:value="0.954811724346756" calcext:value-type="float">
            <text:p>0.9548117243</text:p>
          </table:table-cell>
          <table:table-cell table:formula="of:=AVERAGE([.CD2:.CD16])" office:value-type="float" office:value="0.954811724346756" calcext:value-type="float">
            <text:p>0.9548117243</text:p>
          </table:table-cell>
          <table:table-cell table:formula="of:=AVERAGE([.CE2:.CE16])" office:value-type="float" office:value="0.954811724346756" calcext:value-type="float">
            <text:p>0.9548117243</text:p>
          </table:table-cell>
          <table:table-cell table:formula="of:=AVERAGE([.CF2:.CF16])" office:value-type="float" office:value="0.954811724346756" calcext:value-type="float">
            <text:p>0.9548117243</text:p>
          </table:table-cell>
          <table:table-cell table:formula="of:=AVERAGE([.CG2:.CG16])" office:value-type="float" office:value="0.954811724346756" calcext:value-type="float">
            <text:p>0.9548117243</text:p>
          </table:table-cell>
          <table:table-cell table:formula="of:=AVERAGE([.CH2:.CH16])" office:value-type="float" office:value="0.954811724346756" calcext:value-type="float">
            <text:p>0.9548117243</text:p>
          </table:table-cell>
          <table:table-cell table:formula="of:=AVERAGE([.CI2:.CI16])" office:value-type="float" office:value="0.956172268564443" calcext:value-type="float">
            <text:p>0.9561722686</text:p>
          </table:table-cell>
          <table:table-cell table:formula="of:=AVERAGE([.CJ2:.CJ16])" office:value-type="float" office:value="0.956172268564443" calcext:value-type="float">
            <text:p>0.9561722686</text:p>
          </table:table-cell>
          <table:table-cell table:formula="of:=AVERAGE([.CK2:.CK16])" office:value-type="float" office:value="0.956172268564443" calcext:value-type="float">
            <text:p>0.9561722686</text:p>
          </table:table-cell>
          <table:table-cell table:formula="of:=AVERAGE([.CL2:.CL16])" office:value-type="float" office:value="0.956172268564443" calcext:value-type="float">
            <text:p>0.9561722686</text:p>
          </table:table-cell>
          <table:table-cell table:formula="of:=AVERAGE([.CM2:.CM16])" office:value-type="float" office:value="0.956172268564443" calcext:value-type="float">
            <text:p>0.9561722686</text:p>
          </table:table-cell>
          <table:table-cell table:formula="of:=AVERAGE([.CN2:.CN16])" office:value-type="float" office:value="0.956172268564443" calcext:value-type="float">
            <text:p>0.9561722686</text:p>
          </table:table-cell>
          <table:table-cell table:formula="of:=AVERAGE([.CO2:.CO16])" office:value-type="float" office:value="0.956172268564443" calcext:value-type="float">
            <text:p>0.9561722686</text:p>
          </table:table-cell>
          <table:table-cell table:formula="of:=AVERAGE([.CP2:.CP16])" office:value-type="float" office:value="0.956172268564443" calcext:value-type="float">
            <text:p>0.9561722686</text:p>
          </table:table-cell>
          <table:table-cell table:formula="of:=AVERAGE([.CQ2:.CQ16])" office:value-type="float" office:value="0.956172268564443" calcext:value-type="float">
            <text:p>0.9561722686</text:p>
          </table:table-cell>
          <table:table-cell table:formula="of:=AVERAGE([.CR2:.CR16])" office:value-type="float" office:value="0.956172268564443" calcext:value-type="float">
            <text:p>0.9561722686</text:p>
          </table:table-cell>
          <table:table-cell table:formula="of:=AVERAGE([.CS2:.CS16])" office:value-type="float" office:value="0.956172268564443" calcext:value-type="float">
            <text:p>0.9561722686</text:p>
          </table:table-cell>
          <table:table-cell table:formula="of:=AVERAGE([.CT2:.CT16])" office:value-type="float" office:value="0.956172268564443" calcext:value-type="float">
            <text:p>0.9561722686</text:p>
          </table:table-cell>
          <table:table-cell table:formula="of:=AVERAGE([.CU2:.CU16])" office:value-type="float" office:value="0.956172268564443" calcext:value-type="float">
            <text:p>0.9561722686</text:p>
          </table:table-cell>
          <table:table-cell table:formula="of:=AVERAGE([.CV2:.CV16])" office:value-type="float" office:value="0.956172268564443" calcext:value-type="float">
            <text:p>0.9561722686</text:p>
          </table:table-cell>
          <table:table-cell table:formula="of:=AVERAGE([.CW2:.CW16])" office:value-type="float" office:value="0.956172268564443" calcext:value-type="float">
            <text:p>0.9561722686</text:p>
          </table:table-cell>
          <table:table-cell table:formula="of:=AVERAGE([.CX2:.CX16])" office:value-type="float" office:value="0.956172268564443" calcext:value-type="float">
            <text:p>0.9561722686</text:p>
          </table:table-cell>
          <table:table-cell table:formula="of:=AVERAGE([.CY2:.CY16])" office:value-type="float" office:value="0.956172268564443" calcext:value-type="float">
            <text:p>0.9561722686</text:p>
          </table:table-cell>
        </table:table-row>
      </table:table>
      <table:table table:name="rw_3_7" table:style-name="ta1">
        <table:table-column table:style-name="co5" table:default-cell-style-name="Default"/>
        <table:table-column table:style-name="co6" table:number-columns-repeated="102" table:default-cell-style-name="Default"/>
        <table:table-row table:style-name="ro1">
          <table:table-cell office:value-type="string" calcext:value-type="string">
            <text:p>trial_number</text:p>
          </table:table-cell>
          <table:table-cell office:value-type="string" calcext:value-type="string">
            <text:p>sim_iter_0</text:p>
          </table:table-cell>
          <table:table-cell office:value-type="string" calcext:value-type="string">
            <text:p>sim_iter_1</text:p>
          </table:table-cell>
          <table:table-cell office:value-type="string" calcext:value-type="string">
            <text:p>sim_iter_2</text:p>
          </table:table-cell>
          <table:table-cell office:value-type="string" calcext:value-type="string">
            <text:p>sim_iter_3</text:p>
          </table:table-cell>
          <table:table-cell office:value-type="string" calcext:value-type="string">
            <text:p>sim_iter_4</text:p>
          </table:table-cell>
          <table:table-cell office:value-type="string" calcext:value-type="string">
            <text:p>sim_iter_5</text:p>
          </table:table-cell>
          <table:table-cell office:value-type="string" calcext:value-type="string">
            <text:p>sim_iter_6</text:p>
          </table:table-cell>
          <table:table-cell office:value-type="string" calcext:value-type="string">
            <text:p>sim_iter_7</text:p>
          </table:table-cell>
          <table:table-cell office:value-type="string" calcext:value-type="string">
            <text:p>sim_iter_8</text:p>
          </table:table-cell>
          <table:table-cell office:value-type="string" calcext:value-type="string">
            <text:p>sim_iter_9</text:p>
          </table:table-cell>
          <table:table-cell office:value-type="string" calcext:value-type="string">
            <text:p>sim_iter_10</text:p>
          </table:table-cell>
          <table:table-cell office:value-type="string" calcext:value-type="string">
            <text:p>sim_iter_11</text:p>
          </table:table-cell>
          <table:table-cell office:value-type="string" calcext:value-type="string">
            <text:p>sim_iter_12</text:p>
          </table:table-cell>
          <table:table-cell office:value-type="string" calcext:value-type="string">
            <text:p>sim_iter_13</text:p>
          </table:table-cell>
          <table:table-cell office:value-type="string" calcext:value-type="string">
            <text:p>sim_iter_14</text:p>
          </table:table-cell>
          <table:table-cell office:value-type="string" calcext:value-type="string">
            <text:p>sim_iter_15</text:p>
          </table:table-cell>
          <table:table-cell office:value-type="string" calcext:value-type="string">
            <text:p>sim_iter_16</text:p>
          </table:table-cell>
          <table:table-cell office:value-type="string" calcext:value-type="string">
            <text:p>sim_iter_17</text:p>
          </table:table-cell>
          <table:table-cell office:value-type="string" calcext:value-type="string">
            <text:p>sim_iter_18</text:p>
          </table:table-cell>
          <table:table-cell office:value-type="string" calcext:value-type="string">
            <text:p>sim_iter_19</text:p>
          </table:table-cell>
          <table:table-cell office:value-type="string" calcext:value-type="string">
            <text:p>sim_iter_20</text:p>
          </table:table-cell>
          <table:table-cell office:value-type="string" calcext:value-type="string">
            <text:p>sim_iter_21</text:p>
          </table:table-cell>
          <table:table-cell office:value-type="string" calcext:value-type="string">
            <text:p>sim_iter_22</text:p>
          </table:table-cell>
          <table:table-cell office:value-type="string" calcext:value-type="string">
            <text:p>sim_iter_23</text:p>
          </table:table-cell>
          <table:table-cell office:value-type="string" calcext:value-type="string">
            <text:p>sim_iter_24</text:p>
          </table:table-cell>
          <table:table-cell office:value-type="string" calcext:value-type="string">
            <text:p>sim_iter_25</text:p>
          </table:table-cell>
          <table:table-cell office:value-type="string" calcext:value-type="string">
            <text:p>sim_iter_26</text:p>
          </table:table-cell>
          <table:table-cell office:value-type="string" calcext:value-type="string">
            <text:p>sim_iter_27</text:p>
          </table:table-cell>
          <table:table-cell office:value-type="string" calcext:value-type="string">
            <text:p>sim_iter_28</text:p>
          </table:table-cell>
          <table:table-cell office:value-type="string" calcext:value-type="string">
            <text:p>sim_iter_29</text:p>
          </table:table-cell>
          <table:table-cell office:value-type="string" calcext:value-type="string">
            <text:p>sim_iter_30</text:p>
          </table:table-cell>
          <table:table-cell office:value-type="string" calcext:value-type="string">
            <text:p>sim_iter_31</text:p>
          </table:table-cell>
          <table:table-cell office:value-type="string" calcext:value-type="string">
            <text:p>sim_iter_32</text:p>
          </table:table-cell>
          <table:table-cell office:value-type="string" calcext:value-type="string">
            <text:p>sim_iter_33</text:p>
          </table:table-cell>
          <table:table-cell office:value-type="string" calcext:value-type="string">
            <text:p>sim_iter_34</text:p>
          </table:table-cell>
          <table:table-cell office:value-type="string" calcext:value-type="string">
            <text:p>sim_iter_35</text:p>
          </table:table-cell>
          <table:table-cell office:value-type="string" calcext:value-type="string">
            <text:p>sim_iter_36</text:p>
          </table:table-cell>
          <table:table-cell office:value-type="string" calcext:value-type="string">
            <text:p>sim_iter_37</text:p>
          </table:table-cell>
          <table:table-cell office:value-type="string" calcext:value-type="string">
            <text:p>sim_iter_38</text:p>
          </table:table-cell>
          <table:table-cell office:value-type="string" calcext:value-type="string">
            <text:p>sim_iter_39</text:p>
          </table:table-cell>
          <table:table-cell office:value-type="string" calcext:value-type="string">
            <text:p>sim_iter_40</text:p>
          </table:table-cell>
          <table:table-cell office:value-type="string" calcext:value-type="string">
            <text:p>sim_iter_41</text:p>
          </table:table-cell>
          <table:table-cell office:value-type="string" calcext:value-type="string">
            <text:p>sim_iter_42</text:p>
          </table:table-cell>
          <table:table-cell office:value-type="string" calcext:value-type="string">
            <text:p>sim_iter_43</text:p>
          </table:table-cell>
          <table:table-cell office:value-type="string" calcext:value-type="string">
            <text:p>sim_iter_44</text:p>
          </table:table-cell>
          <table:table-cell office:value-type="string" calcext:value-type="string">
            <text:p>sim_iter_45</text:p>
          </table:table-cell>
          <table:table-cell office:value-type="string" calcext:value-type="string">
            <text:p>sim_iter_46</text:p>
          </table:table-cell>
          <table:table-cell office:value-type="string" calcext:value-type="string">
            <text:p>sim_iter_47</text:p>
          </table:table-cell>
          <table:table-cell office:value-type="string" calcext:value-type="string">
            <text:p>sim_iter_48</text:p>
          </table:table-cell>
          <table:table-cell office:value-type="string" calcext:value-type="string">
            <text:p>sim_iter_49</text:p>
          </table:table-cell>
          <table:table-cell office:value-type="string" calcext:value-type="string">
            <text:p>sim_iter_50</text:p>
          </table:table-cell>
          <table:table-cell office:value-type="string" calcext:value-type="string">
            <text:p>hap_iter_0</text:p>
          </table:table-cell>
          <table:table-cell office:value-type="string" calcext:value-type="string">
            <text:p>hap_iter_1</text:p>
          </table:table-cell>
          <table:table-cell office:value-type="string" calcext:value-type="string">
            <text:p>hap_iter_2</text:p>
          </table:table-cell>
          <table:table-cell office:value-type="string" calcext:value-type="string">
            <text:p>hap_iter_3</text:p>
          </table:table-cell>
          <table:table-cell office:value-type="string" calcext:value-type="string">
            <text:p>hap_iter_4</text:p>
          </table:table-cell>
          <table:table-cell office:value-type="string" calcext:value-type="string">
            <text:p>hap_iter_5</text:p>
          </table:table-cell>
          <table:table-cell office:value-type="string" calcext:value-type="string">
            <text:p>hap_iter_6</text:p>
          </table:table-cell>
          <table:table-cell office:value-type="string" calcext:value-type="string">
            <text:p>hap_iter_7</text:p>
          </table:table-cell>
          <table:table-cell office:value-type="string" calcext:value-type="string">
            <text:p>hap_iter_8</text:p>
          </table:table-cell>
          <table:table-cell office:value-type="string" calcext:value-type="string">
            <text:p>hap_iter_9</text:p>
          </table:table-cell>
          <table:table-cell office:value-type="string" calcext:value-type="string">
            <text:p>hap_iter_10</text:p>
          </table:table-cell>
          <table:table-cell office:value-type="string" calcext:value-type="string">
            <text:p>hap_iter_11</text:p>
          </table:table-cell>
          <table:table-cell office:value-type="string" calcext:value-type="string">
            <text:p>hap_iter_12</text:p>
          </table:table-cell>
          <table:table-cell office:value-type="string" calcext:value-type="string">
            <text:p>hap_iter_13</text:p>
          </table:table-cell>
          <table:table-cell office:value-type="string" calcext:value-type="string">
            <text:p>hap_iter_14</text:p>
          </table:table-cell>
          <table:table-cell office:value-type="string" calcext:value-type="string">
            <text:p>hap_iter_15</text:p>
          </table:table-cell>
          <table:table-cell office:value-type="string" calcext:value-type="string">
            <text:p>hap_iter_16</text:p>
          </table:table-cell>
          <table:table-cell office:value-type="string" calcext:value-type="string">
            <text:p>hap_iter_17</text:p>
          </table:table-cell>
          <table:table-cell office:value-type="string" calcext:value-type="string">
            <text:p>hap_iter_18</text:p>
          </table:table-cell>
          <table:table-cell office:value-type="string" calcext:value-type="string">
            <text:p>hap_iter_19</text:p>
          </table:table-cell>
          <table:table-cell office:value-type="string" calcext:value-type="string">
            <text:p>hap_iter_20</text:p>
          </table:table-cell>
          <table:table-cell office:value-type="string" calcext:value-type="string">
            <text:p>hap_iter_21</text:p>
          </table:table-cell>
          <table:table-cell office:value-type="string" calcext:value-type="string">
            <text:p>hap_iter_22</text:p>
          </table:table-cell>
          <table:table-cell office:value-type="string" calcext:value-type="string">
            <text:p>hap_iter_23</text:p>
          </table:table-cell>
          <table:table-cell office:value-type="string" calcext:value-type="string">
            <text:p>hap_iter_24</text:p>
          </table:table-cell>
          <table:table-cell office:value-type="string" calcext:value-type="string">
            <text:p>hap_iter_25</text:p>
          </table:table-cell>
          <table:table-cell office:value-type="string" calcext:value-type="string">
            <text:p>hap_iter_26</text:p>
          </table:table-cell>
          <table:table-cell office:value-type="string" calcext:value-type="string">
            <text:p>hap_iter_27</text:p>
          </table:table-cell>
          <table:table-cell office:value-type="string" calcext:value-type="string">
            <text:p>hap_iter_28</text:p>
          </table:table-cell>
          <table:table-cell office:value-type="string" calcext:value-type="string">
            <text:p>hap_iter_29</text:p>
          </table:table-cell>
          <table:table-cell office:value-type="string" calcext:value-type="string">
            <text:p>hap_iter_30</text:p>
          </table:table-cell>
          <table:table-cell office:value-type="string" calcext:value-type="string">
            <text:p>hap_iter_31</text:p>
          </table:table-cell>
          <table:table-cell office:value-type="string" calcext:value-type="string">
            <text:p>hap_iter_32</text:p>
          </table:table-cell>
          <table:table-cell office:value-type="string" calcext:value-type="string">
            <text:p>hap_iter_33</text:p>
          </table:table-cell>
          <table:table-cell office:value-type="string" calcext:value-type="string">
            <text:p>hap_iter_34</text:p>
          </table:table-cell>
          <table:table-cell office:value-type="string" calcext:value-type="string">
            <text:p>hap_iter_35</text:p>
          </table:table-cell>
          <table:table-cell office:value-type="string" calcext:value-type="string">
            <text:p>hap_iter_36</text:p>
          </table:table-cell>
          <table:table-cell office:value-type="string" calcext:value-type="string">
            <text:p>hap_iter_37</text:p>
          </table:table-cell>
          <table:table-cell office:value-type="string" calcext:value-type="string">
            <text:p>hap_iter_38</text:p>
          </table:table-cell>
          <table:table-cell office:value-type="string" calcext:value-type="string">
            <text:p>hap_iter_39</text:p>
          </table:table-cell>
          <table:table-cell office:value-type="string" calcext:value-type="string">
            <text:p>hap_iter_40</text:p>
          </table:table-cell>
          <table:table-cell office:value-type="string" calcext:value-type="string">
            <text:p>hap_iter_41</text:p>
          </table:table-cell>
          <table:table-cell office:value-type="string" calcext:value-type="string">
            <text:p>hap_iter_42</text:p>
          </table:table-cell>
          <table:table-cell office:value-type="string" calcext:value-type="string">
            <text:p>hap_iter_43</text:p>
          </table:table-cell>
          <table:table-cell office:value-type="string" calcext:value-type="string">
            <text:p>hap_iter_44</text:p>
          </table:table-cell>
          <table:table-cell office:value-type="string" calcext:value-type="string">
            <text:p>hap_iter_45</text:p>
          </table:table-cell>
          <table:table-cell office:value-type="string" calcext:value-type="string">
            <text:p>hap_iter_46</text:p>
          </table:table-cell>
          <table:table-cell office:value-type="string" calcext:value-type="string">
            <text:p>hap_iter_47</text:p>
          </table:table-cell>
          <table:table-cell office:value-type="string" calcext:value-type="string">
            <text:p>hap_iter_48</text:p>
          </table:table-cell>
          <table:table-cell office:value-type="string" calcext:value-type="string">
            <text:p>hap_iter_49</text:p>
          </table:table-cell>
          <table:table-cell office:value-type="string" calcext:value-type="string">
            <text:p>hap_iter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4924506387921" calcext:value-type="float">
            <text:p>0.5149245064</text:p>
          </table:table-cell>
          <table:table-cell office:value-type="float" office:value="0.534001161440186" calcext:value-type="float">
            <text:p>0.5340011614</text:p>
          </table:table-cell>
          <table:table-cell office:value-type="float" office:value="0.542595818815331" calcext:value-type="float">
            <text:p>0.5425958188</text:p>
          </table:table-cell>
          <table:table-cell office:value-type="float" office:value="0.577148664343786" calcext:value-type="float">
            <text:p>0.5771486643</text:p>
          </table:table-cell>
          <table:table-cell office:value-type="float" office:value="0.606416957026713" calcext:value-type="float">
            <text:p>0.606416957</text:p>
          </table:table-cell>
          <table:table-cell table:number-columns-repeated="3" office:value-type="float" office:value="0.618554006968641" calcext:value-type="float">
            <text:p>0.618554007</text:p>
          </table:table-cell>
          <table:table-cell office:value-type="float" office:value="0.636033681765389" calcext:value-type="float">
            <text:p>0.6360336818</text:p>
          </table:table-cell>
          <table:table-cell table:number-columns-repeated="2" office:value-type="float" office:value="0.667102206736353" calcext:value-type="float">
            <text:p>0.6671022067</text:p>
          </table:table-cell>
          <table:table-cell table:number-columns-repeated="3" office:value-type="float" office:value="0.669628339140534" calcext:value-type="float">
            <text:p>0.6696283391</text:p>
          </table:table-cell>
          <table:table-cell table:number-columns-repeated="2" office:value-type="float" office:value="0.68588850174216" calcext:value-type="float">
            <text:p>0.6858885017</text:p>
          </table:table-cell>
          <table:table-cell table:number-columns-repeated="2" office:value-type="float" office:value="0.717363530778165" calcext:value-type="float">
            <text:p>0.7173635308</text:p>
          </table:table-cell>
          <table:table-cell table:number-columns-repeated="3" office:value-type="float" office:value="0.724216027874565" calcext:value-type="float">
            <text:p>0.7242160279</text:p>
          </table:table-cell>
          <table:table-cell office:value-type="float" office:value="0.737921022067364" calcext:value-type="float">
            <text:p>0.7379210221</text:p>
          </table:table-cell>
          <table:table-cell table:number-columns-repeated="29" office:value-type="float" office:value="0.751742160278746" calcext:value-type="float">
            <text:p>0.7517421603</text:p>
          </table:table-cell>
          <table:table-cell office:value-type="float" office:value="0.536585365853659" calcext:value-type="float">
            <text:p>0.5365853659</text:p>
          </table:table-cell>
          <table:table-cell office:value-type="float" office:value="0.609756097560976" calcext:value-type="float">
            <text:p>0.6097560976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0.707317073170732" calcext:value-type="float">
            <text:p>0.7073170732</text:p>
          </table:table-cell>
          <table:table-cell office:value-type="float" office:value="0.731707317073171" calcext:value-type="float">
            <text:p>0.7317073171</text:p>
          </table:table-cell>
          <table:table-cell table:number-columns-repeated="4" office:value-type="float" office:value="0.75609756097561" calcext:value-type="float">
            <text:p>0.756097561</text:p>
          </table:table-cell>
          <table:table-cell table:number-columns-repeated="7" office:value-type="float" office:value="0.780487804878049" calcext:value-type="float">
            <text:p>0.7804878049</text:p>
          </table:table-cell>
          <table:table-cell table:number-columns-repeated="2" office:value-type="float" office:value="0.804878048780488" calcext:value-type="float">
            <text:p>0.8048780488</text:p>
          </table:table-cell>
          <table:table-cell table:number-columns-repeated="4" office:value-type="float" office:value="0.829268292682927" calcext:value-type="float">
            <text:p>0.8292682927</text:p>
          </table:table-cell>
          <table:table-cell table:number-columns-repeated="29" office:value-type="float" office:value="0.853658536585366" calcext:value-type="float">
            <text:p>0.8536585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7545787545788" calcext:value-type="float">
            <text:p>0.4875457875</text:p>
          </table:table-cell>
          <table:table-cell table:number-columns-repeated="4" office:value-type="float" office:value="0.525152625152625" calcext:value-type="float">
            <text:p>0.5251526252</text:p>
          </table:table-cell>
          <table:table-cell table:number-columns-repeated="4" office:value-type="float" office:value="0.544505494505495" calcext:value-type="float">
            <text:p>0.5445054945</text:p>
          </table:table-cell>
          <table:table-cell office:value-type="float" office:value="0.548351648351648" calcext:value-type="float">
            <text:p>0.5483516484</text:p>
          </table:table-cell>
          <table:table-cell table:number-columns-repeated="2" office:value-type="float" office:value="0.567155067155067" calcext:value-type="float">
            <text:p>0.5671550672</text:p>
          </table:table-cell>
          <table:table-cell office:value-type="float" office:value="0.578266178266178" calcext:value-type="float">
            <text:p>0.5782661783</text:p>
          </table:table-cell>
          <table:table-cell office:value-type="float" office:value="0.588949938949939" calcext:value-type="float">
            <text:p>0.5889499389</text:p>
          </table:table-cell>
          <table:table-cell table:number-columns-repeated="2" office:value-type="float" office:value="0.607326007326008" calcext:value-type="float">
            <text:p>0.6073260073</text:p>
          </table:table-cell>
          <table:table-cell office:value-type="float" office:value="0.618315018315018" calcext:value-type="float">
            <text:p>0.6183150183</text:p>
          </table:table-cell>
          <table:table-cell office:value-type="float" office:value="0.662820512820513" calcext:value-type="float">
            <text:p>0.6628205128</text:p>
          </table:table-cell>
          <table:table-cell table:number-columns-repeated="33" office:value-type="float" office:value="0.708119658119658" calcext:value-type="float">
            <text:p>0.7081196581</text:p>
          </table:table-cell>
          <table:table-cell office:value-type="float" office:value="0.538461538461538" calcext:value-type="float">
            <text:p>0.5384615385</text:p>
          </table:table-cell>
          <table:table-cell table:number-columns-repeated="4" office:value-type="float" office:value="0.564102564102564" calcext:value-type="float">
            <text:p>0.5641025641</text:p>
          </table:table-cell>
          <table:table-cell table:number-columns-repeated="4" office:value-type="float" office:value="0.58974358974359" calcext:value-type="float">
            <text:p>0.5897435897</text:p>
          </table:table-cell>
          <table:table-cell office:value-type="float" office:value="0.615384615384615" calcext:value-type="float">
            <text:p>0.6153846154</text:p>
          </table:table-cell>
          <table:table-cell table:number-columns-repeated="2" office:value-type="float" office:value="0.641025641025641" calcext:value-type="float">
            <text:p>0.64102564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692307692307692" calcext:value-type="float">
            <text:p>0.6923076923</text:p>
          </table:table-cell>
          <table:table-cell table:number-columns-repeated="2" office:value-type="float" office:value="0.717948717948718" calcext:value-type="float">
            <text:p>0.7179487179</text:p>
          </table:table-cell>
          <table:table-cell office:value-type="float" office:value="0.743589743589744" calcext:value-type="float">
            <text:p>0.7435897436</text:p>
          </table:table-cell>
          <table:table-cell office:value-type="float" office:value="0.769230769230769" calcext:value-type="float">
            <text:p>0.7692307692</text:p>
          </table:table-cell>
          <table:table-cell table:number-columns-repeated="33" office:value-type="float" office:value="0.794871794871795" calcext:value-type="float">
            <text:p>0.7948717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389880952381" calcext:value-type="float">
            <text:p>0.4938988095</text:p>
          </table:table-cell>
          <table:table-cell office:value-type="float" office:value="0.499479166666667" calcext:value-type="float">
            <text:p>0.4994791667</text:p>
          </table:table-cell>
          <table:table-cell table:number-columns-repeated="2" office:value-type="float" office:value="0.524107142857143" calcext:value-type="float">
            <text:p>0.5241071429</text:p>
          </table:table-cell>
          <table:table-cell office:value-type="float" office:value="0.547867063492063" calcext:value-type="float">
            <text:p>0.5478670635</text:p>
          </table:table-cell>
          <table:table-cell office:value-type="float" office:value="0.56780753968254" calcext:value-type="float">
            <text:p>0.5678075397</text:p>
          </table:table-cell>
          <table:table-cell office:value-type="float" office:value="0.598239087301587" calcext:value-type="float">
            <text:p>0.5982390873</text:p>
          </table:table-cell>
          <table:table-cell office:value-type="float" office:value="0.608110119047619" calcext:value-type="float">
            <text:p>0.608110119</text:p>
          </table:table-cell>
          <table:table-cell office:value-type="float" office:value="0.618055555555555" calcext:value-type="float">
            <text:p>0.6180555556</text:p>
          </table:table-cell>
          <table:table-cell office:value-type="float" office:value="0.638492063492064" calcext:value-type="float">
            <text:p>0.6384920635</text:p>
          </table:table-cell>
          <table:table-cell table:number-columns-repeated="2" office:value-type="float" office:value="0.652083333333333" calcext:value-type="float">
            <text:p>0.6520833333</text:p>
          </table:table-cell>
          <table:table-cell office:value-type="float" office:value="0.669494047619048" calcext:value-type="float">
            <text:p>0.6694940476</text:p>
          </table:table-cell>
          <table:table-cell office:value-type="float" office:value="0.704042658730159" calcext:value-type="float">
            <text:p>0.7040426587</text:p>
          </table:table-cell>
          <table:table-cell table:number-columns-repeated="2" office:value-type="float" office:value="0.709598214285715" calcext:value-type="float">
            <text:p>0.7095982143</text:p>
          </table:table-cell>
          <table:table-cell table:number-columns-repeated="2" office:value-type="float" office:value="0.723288690476191" calcext:value-type="float">
            <text:p>0.7232886905</text:p>
          </table:table-cell>
          <table:table-cell table:number-columns-repeated="3" office:value-type="float" office:value="0.730233134920635" calcext:value-type="float">
            <text:p>0.7302331349</text:p>
          </table:table-cell>
          <table:table-cell table:number-columns-repeated="30" office:value-type="float" office:value="0.740352182539683" calcext:value-type="float">
            <text:p>0.7403521825</text:p>
          </table:table-cell>
          <table:table-cell table:number-columns-repeated="2" office:value-type="float" office:value="0.4375" calcext:value-type="float">
            <text:p>0.4375</text:p>
          </table:table-cell>
          <table:table-cell table:number-columns-repeated="2" office:value-type="float" office:value="0.520833333333333" calcext:value-type="float">
            <text:p>0.520833333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83333333333333" calcext:value-type="float">
            <text:p>0.5833333333</text:p>
          </table:table-cell>
          <table:table-cell office:value-type="float" office:value="0.604166666666667" calcext:value-type="float">
            <text:p>0.6041666667</text:p>
          </table:table-cell>
          <table:table-cell office:value-type="float" office:value="0.645833333333333" calcext:value-type="float">
            <text:p>0.6458333333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729166666666667" calcext:value-type="float">
            <text:p>0.7291666667</text:p>
          </table:table-cell>
          <table:table-cell table:number-columns-repeated="2" office:value-type="float" office:value="0.708333333333333" calcext:value-type="float">
            <text:p>0.7083333333</text:p>
          </table:table-cell>
          <table:table-cell office:value-type="float" office:value="0.729166666666667" calcext:value-type="float">
            <text:p>0.729166666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791666666666667" calcext:value-type="float">
            <text:p>0.7916666667</text:p>
          </table:table-cell>
          <table:table-cell table:number-columns-repeated="2" office:value-type="float" office:value="0.8125" calcext:value-type="float">
            <text:p>0.8125</text:p>
          </table:table-cell>
          <table:table-cell table:number-columns-repeated="33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3890577507599" calcext:value-type="float">
            <text:p>0.4838905775</text:p>
          </table:table-cell>
          <table:table-cell table:number-columns-repeated="2" office:value-type="float" office:value="0.50210233029382" calcext:value-type="float">
            <text:p>0.5021023303</text:p>
          </table:table-cell>
          <table:table-cell office:value-type="float" office:value="0.551747720364742" calcext:value-type="float">
            <text:p>0.5517477204</text:p>
          </table:table-cell>
          <table:table-cell office:value-type="float" office:value="0.564564336372847" calcext:value-type="float">
            <text:p>0.5645643364</text:p>
          </table:table-cell>
          <table:table-cell office:value-type="float" office:value="0.567958459979737" calcext:value-type="float">
            <text:p>0.56795846</text:p>
          </table:table-cell>
          <table:table-cell office:value-type="float" office:value="0.582396149949342" calcext:value-type="float">
            <text:p>0.5823961499</text:p>
          </table:table-cell>
          <table:table-cell office:value-type="float" office:value="0.573530901722391" calcext:value-type="float">
            <text:p>0.5735309017</text:p>
          </table:table-cell>
          <table:table-cell office:value-type="float" office:value="0.574797365754813" calcext:value-type="float">
            <text:p>0.5747973658</text:p>
          </table:table-cell>
          <table:table-cell office:value-type="float" office:value="0.581332320162108" calcext:value-type="float">
            <text:p>0.5813323202</text:p>
          </table:table-cell>
          <table:table-cell office:value-type="float" office:value="0.589741641337386" calcext:value-type="float">
            <text:p>0.5897416413</text:p>
          </table:table-cell>
          <table:table-cell table:number-columns-repeated="2" office:value-type="float" office:value="0.627152988855117" calcext:value-type="float">
            <text:p>0.6271529889</text:p>
          </table:table-cell>
          <table:table-cell office:value-type="float" office:value="0.652735562310031" calcext:value-type="float">
            <text:p>0.6527355623</text:p>
          </table:table-cell>
          <table:table-cell office:value-type="float" office:value="0.677608915906788" calcext:value-type="float">
            <text:p>0.6776089159</text:p>
          </table:table-cell>
          <table:table-cell office:value-type="float" office:value="0.688905775075988" calcext:value-type="float">
            <text:p>0.6889057751</text:p>
          </table:table-cell>
          <table:table-cell table:number-columns-repeated="35" office:value-type="float" office:value="0.714944275582573" calcext:value-type="float">
            <text:p>0.7149442756</text:p>
          </table:table-cell>
          <table:table-cell table:number-columns-repeated="3" office:value-type="float" office:value="0.446808510638298" calcext:value-type="float">
            <text:p>0.4468085106</text:p>
          </table:table-cell>
          <table:table-cell office:value-type="float" office:value="0.468085106382979" calcext:value-type="float">
            <text:p>0.4680851064</text:p>
          </table:table-cell>
          <table:table-cell office:value-type="float" office:value="0.51063829787234" calcext:value-type="float">
            <text:p>0.5106382979</text:p>
          </table:table-cell>
          <table:table-cell office:value-type="float" office:value="0.553191489361702" calcext:value-type="float">
            <text:p>0.5531914894</text:p>
          </table:table-cell>
          <table:table-cell office:value-type="float" office:value="0.595744680851064" calcext:value-type="float">
            <text:p>0.5957446809</text:p>
          </table:table-cell>
          <table:table-cell office:value-type="float" office:value="0.617021276595745" calcext:value-type="float">
            <text:p>0.6170212766</text:p>
          </table:table-cell>
          <table:table-cell table:number-columns-repeated="2" office:value-type="float" office:value="0.638297872340426" calcext:value-type="float">
            <text:p>0.6382978723</text:p>
          </table:table-cell>
          <table:table-cell office:value-type="float" office:value="0.680851063829787" calcext:value-type="float">
            <text:p>0.6808510638</text:p>
          </table:table-cell>
          <table:table-cell table:number-columns-repeated="2" office:value-type="float" office:value="0.702127659574468" calcext:value-type="float">
            <text:p>0.7021276596</text:p>
          </table:table-cell>
          <table:table-cell office:value-type="float" office:value="0.74468085106383" calcext:value-type="float">
            <text:p>0.7446808511</text:p>
          </table:table-cell>
          <table:table-cell office:value-type="float" office:value="0.787234042553192" calcext:value-type="float">
            <text:p>0.7872340426</text:p>
          </table:table-cell>
          <table:table-cell table:number-columns-repeated="36" office:value-type="float" office:value="0.829787234042553" calcext:value-type="float">
            <text:p>0.8297872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8928571428571" calcext:value-type="float">
            <text:p>0.4589285714</text:p>
          </table:table-cell>
          <table:table-cell office:value-type="float" office:value="0.482321428571429" calcext:value-type="float">
            <text:p>0.4823214286</text:p>
          </table:table-cell>
          <table:table-cell table:number-columns-repeated="4" office:value-type="float" office:value="0.529821428571429" calcext:value-type="float">
            <text:p>0.5298214286</text:p>
          </table:table-cell>
          <table:table-cell office:value-type="float" office:value="0.549821428571429" calcext:value-type="float">
            <text:p>0.5498214286</text:p>
          </table:table-cell>
          <table:table-cell office:value-type="float" office:value="0.558928571428571" calcext:value-type="float">
            <text:p>0.5589285714</text:p>
          </table:table-cell>
          <table:table-cell office:value-type="float" office:value="0.6025" calcext:value-type="float">
            <text:p>0.6025</text:p>
          </table:table-cell>
          <table:table-cell office:value-type="float" office:value="0.627083333333333" calcext:value-type="float">
            <text:p>0.6270833333</text:p>
          </table:table-cell>
          <table:table-cell office:value-type="float" office:value="0.655773809523809" calcext:value-type="float">
            <text:p>0.6557738095</text:p>
          </table:table-cell>
          <table:table-cell table:number-columns-repeated="2" office:value-type="float" office:value="0.694880952380952" calcext:value-type="float">
            <text:p>0.6948809524</text:p>
          </table:table-cell>
          <table:table-cell office:value-type="float" office:value="0.715476190476191" calcext:value-type="float">
            <text:p>0.7154761905</text:p>
          </table:table-cell>
          <table:table-cell table:number-columns-repeated="37" office:value-type="float" office:value="0.745059523809524" calcext:value-type="float">
            <text:p>0.7450595238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table:number-columns-repeated="4" office:value-type="float" office:value="0.575" calcext:value-type="float">
            <text:p>0.5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25" calcext:value-type="float">
            <text:p>0.825</text:p>
          </table:table-cell>
          <table:table-cell office:value-type="float" office:value="0.85" calcext:value-type="float">
            <text:p>0.85</text:p>
          </table:table-cell>
          <table:table-cell table:number-columns-repeated="37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6463414634146" calcext:value-type="float">
            <text:p>0.4664634146</text:p>
          </table:table-cell>
          <table:table-cell office:value-type="float" office:value="0.497357723577236" calcext:value-type="float">
            <text:p>0.4973577236</text:p>
          </table:table-cell>
          <table:table-cell office:value-type="float" office:value="0.543350754936121" calcext:value-type="float">
            <text:p>0.5433507549</text:p>
          </table:table-cell>
          <table:table-cell office:value-type="float" office:value="0.57958768873403" calcext:value-type="float">
            <text:p>0.5795876887</text:p>
          </table:table-cell>
          <table:table-cell table:number-columns-repeated="3" office:value-type="float" office:value="0.5931475029036" calcext:value-type="float">
            <text:p>0.5931475029</text:p>
          </table:table-cell>
          <table:table-cell table:number-columns-repeated="3" office:value-type="float" office:value="0.610046457607433" calcext:value-type="float">
            <text:p>0.6100464576</text:p>
          </table:table-cell>
          <table:table-cell office:value-type="float" office:value="0.637340301974448" calcext:value-type="float">
            <text:p>0.637340302</text:p>
          </table:table-cell>
          <table:table-cell table:number-columns-repeated="4" office:value-type="float" office:value="0.661149825783972" calcext:value-type="float">
            <text:p>0.6611498258</text:p>
          </table:table-cell>
          <table:table-cell office:value-type="float" office:value="0.687979094076655" calcext:value-type="float">
            <text:p>0.6879790941</text:p>
          </table:table-cell>
          <table:table-cell office:value-type="float" office:value="0.706213704994193" calcext:value-type="float">
            <text:p>0.706213705</text:p>
          </table:table-cell>
          <table:table-cell table:number-columns-repeated="2" office:value-type="float" office:value="0.695644599303136" calcext:value-type="float">
            <text:p>0.6956445993</text:p>
          </table:table-cell>
          <table:table-cell office:value-type="float" office:value="0.728571428571429" calcext:value-type="float">
            <text:p>0.7285714286</text:p>
          </table:table-cell>
          <table:table-cell table:number-columns-repeated="31" office:value-type="float" office:value="0.75" calcext:value-type="float">
            <text:p>0.75</text:p>
          </table:table-cell>
          <table:table-cell office:value-type="float" office:value="0.51219512195122" calcext:value-type="float">
            <text:p>0.512195122</text:p>
          </table:table-cell>
          <table:table-cell office:value-type="float" office:value="0.536585365853659" calcext:value-type="float">
            <text:p>0.5365853659</text:p>
          </table:table-cell>
          <table:table-cell office:value-type="float" office:value="0.609756097560976" calcext:value-type="float">
            <text:p>0.6097560976</text:p>
          </table:table-cell>
          <table:table-cell office:value-type="float" office:value="0.634146341463415" calcext:value-type="float">
            <text:p>0.6341463415</text:p>
          </table:table-cell>
          <table:table-cell table:number-columns-repeated="3" office:value-type="float" office:value="0.682926829268293" calcext:value-type="float">
            <text:p>0.6829268293</text:p>
          </table:table-cell>
          <table:table-cell table:number-columns-repeated="3" office:value-type="float" office:value="0.707317073170732" calcext:value-type="float">
            <text:p>0.7073170732</text:p>
          </table:table-cell>
          <table:table-cell office:value-type="float" office:value="0.731707317073171" calcext:value-type="float">
            <text:p>0.7317073171</text:p>
          </table:table-cell>
          <table:table-cell table:number-columns-repeated="4" office:value-type="float" office:value="0.75609756097561" calcext:value-type="float">
            <text:p>0.756097561</text:p>
          </table:table-cell>
          <table:table-cell office:value-type="float" office:value="0.780487804878049" calcext:value-type="float">
            <text:p>0.7804878049</text:p>
          </table:table-cell>
          <table:table-cell office:value-type="float" office:value="0.804878048780488" calcext:value-type="float">
            <text:p>0.8048780488</text:p>
          </table:table-cell>
          <table:table-cell table:number-columns-repeated="2" office:value-type="float" office:value="0.829268292682927" calcext:value-type="float">
            <text:p>0.8292682927</text:p>
          </table:table-cell>
          <table:table-cell office:value-type="float" office:value="0.853658536585366" calcext:value-type="float">
            <text:p>0.8536585366</text:p>
          </table:table-cell>
          <table:table-cell table:number-columns-repeated="31" office:value-type="float" office:value="0.878048780487805" calcext:value-type="float">
            <text:p>0.87804878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7777777777778" calcext:value-type="float">
            <text:p>0.5777777778</text:p>
          </table:table-cell>
          <table:table-cell table:number-columns-repeated="2" office:value-type="float" office:value="0.5997557997558" calcext:value-type="float">
            <text:p>0.5997557998</text:p>
          </table:table-cell>
          <table:table-cell office:value-type="float" office:value="0.617032967032967" calcext:value-type="float">
            <text:p>0.617032967</text:p>
          </table:table-cell>
          <table:table-cell office:value-type="float" office:value="0.634981684981685" calcext:value-type="float">
            <text:p>0.634981685</text:p>
          </table:table-cell>
          <table:table-cell office:value-type="float" office:value="0.664316239316239" calcext:value-type="float">
            <text:p>0.6643162393</text:p>
          </table:table-cell>
          <table:table-cell table:number-columns-repeated="2" office:value-type="float" office:value="0.711568986568986" calcext:value-type="float">
            <text:p>0.7115689866</text:p>
          </table:table-cell>
          <table:table-cell office:value-type="float" office:value="0.720695970695971" calcext:value-type="float">
            <text:p>0.7206959707</text:p>
          </table:table-cell>
          <table:table-cell table:number-columns-repeated="2" office:value-type="float" office:value="0.724114774114774" calcext:value-type="float">
            <text:p>0.7241147741</text:p>
          </table:table-cell>
          <table:table-cell table:number-columns-repeated="2" office:value-type="float" office:value="0.747863247863248" calcext:value-type="float">
            <text:p>0.7478632479</text:p>
          </table:table-cell>
          <table:table-cell office:value-type="float" office:value="0.766239316239316" calcext:value-type="float">
            <text:p>0.7662393162</text:p>
          </table:table-cell>
          <table:table-cell office:value-type="float" office:value="0.788247863247863" calcext:value-type="float">
            <text:p>0.7882478632</text:p>
          </table:table-cell>
          <table:table-cell office:value-type="float" office:value="0.794230769230769" calcext:value-type="float">
            <text:p>0.7942307692</text:p>
          </table:table-cell>
          <table:table-cell table:number-columns-repeated="35" office:value-type="float" office:value="0.836294261294261" calcext:value-type="float">
            <text:p>0.8362942613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2" office:value-type="float" office:value="0.692307692307692" calcext:value-type="float">
            <text:p>0.6923076923</text:p>
          </table:table-cell>
          <table:table-cell office:value-type="float" office:value="0.717948717948718" calcext:value-type="float">
            <text:p>0.7179487179</text:p>
          </table:table-cell>
          <table:table-cell office:value-type="float" office:value="0.743589743589744" calcext:value-type="float">
            <text:p>0.7435897436</text:p>
          </table:table-cell>
          <table:table-cell office:value-type="float" office:value="0.769230769230769" calcext:value-type="float">
            <text:p>0.7692307692</text:p>
          </table:table-cell>
          <table:table-cell table:number-columns-repeated="2" office:value-type="float" office:value="0.794871794871795" calcext:value-type="float">
            <text:p>0.7948717949</text:p>
          </table:table-cell>
          <table:table-cell office:value-type="float" office:value="0.769230769230769" calcext:value-type="float">
            <text:p>0.7692307692</text:p>
          </table:table-cell>
          <table:table-cell table:number-columns-repeated="2" office:value-type="float" office:value="0.794871794871795" calcext:value-type="float">
            <text:p>0.7948717949</text:p>
          </table:table-cell>
          <table:table-cell table:number-columns-repeated="2" office:value-type="float" office:value="0.82051282051282" calcext:value-type="float">
            <text:p>0.8205128205</text:p>
          </table:table-cell>
          <table:table-cell table:number-columns-repeated="2" office:value-type="float" office:value="0.871794871794872" calcext:value-type="float">
            <text:p>0.8717948718</text:p>
          </table:table-cell>
          <table:table-cell office:value-type="float" office:value="0.897435897435897" calcext:value-type="float">
            <text:p>0.8974358974</text:p>
          </table:table-cell>
          <table:table-cell table:number-columns-repeated="35" office:value-type="float" office:value="0.923076923076923" calcext:value-type="float">
            <text:p>0.92307692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46006944444445" calcext:value-type="float">
            <text:p>0.5460069444</text:p>
          </table:table-cell>
          <table:table-cell office:value-type="float" office:value="0.548784722222222" calcext:value-type="float">
            <text:p>0.5487847222</text:p>
          </table:table-cell>
          <table:table-cell office:value-type="float" office:value="0.554885912698413" calcext:value-type="float">
            <text:p>0.5548859127</text:p>
          </table:table-cell>
          <table:table-cell office:value-type="float" office:value="0.553521825396826" calcext:value-type="float">
            <text:p>0.5535218254</text:p>
          </table:table-cell>
          <table:table-cell office:value-type="float" office:value="0.57609126984127" calcext:value-type="float">
            <text:p>0.5760912698</text:p>
          </table:table-cell>
          <table:table-cell table:number-columns-repeated="2" office:value-type="float" office:value="0.58702876984127" calcext:value-type="float">
            <text:p>0.5870287698</text:p>
          </table:table-cell>
          <table:table-cell table:number-columns-repeated="2" office:value-type="float" office:value="0.588368055555556" calcext:value-type="float">
            <text:p>0.5883680556</text:p>
          </table:table-cell>
          <table:table-cell table:number-columns-repeated="3" office:value-type="float" office:value="0.595659722222222" calcext:value-type="float">
            <text:p>0.5956597222</text:p>
          </table:table-cell>
          <table:table-cell table:number-columns-repeated="5" office:value-type="float" office:value="0.615873015873016" calcext:value-type="float">
            <text:p>0.6158730159</text:p>
          </table:table-cell>
          <table:table-cell table:number-columns-repeated="3" office:value-type="float" office:value="0.633680555555556" calcext:value-type="float">
            <text:p>0.6336805556</text:p>
          </table:table-cell>
          <table:table-cell office:value-type="float" office:value="0.644791666666667" calcext:value-type="float">
            <text:p>0.6447916667</text:p>
          </table:table-cell>
          <table:table-cell office:value-type="float" office:value="0.662797619047619" calcext:value-type="float">
            <text:p>0.662797619</text:p>
          </table:table-cell>
          <table:table-cell table:number-columns-repeated="4" office:value-type="float" office:value="0.676388888888889" calcext:value-type="float">
            <text:p>0.6763888889</text:p>
          </table:table-cell>
          <table:table-cell table:number-columns-repeated="8" office:value-type="float" office:value="0.696775793650794" calcext:value-type="float">
            <text:p>0.6967757937</text:p>
          </table:table-cell>
          <table:table-cell table:number-columns-repeated="17" office:value-type="float" office:value="0.721180555555556" calcext:value-type="float">
            <text:p>0.7211805556</text:p>
          </table:table-cell>
          <table:table-cell office:value-type="float" office:value="0.5" calcext:value-type="float">
            <text:p>0.5</text:p>
          </table:table-cell>
          <table:table-cell office:value-type="float" office:value="0.520833333333333" calcext:value-type="float">
            <text:p>0.5208333333</text:p>
          </table:table-cell>
          <table:table-cell office:value-type="float" office:value="0.541666666666667" calcext:value-type="float">
            <text:p>0.541666666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04166666666667" calcext:value-type="float">
            <text:p>0.6041666667</text:p>
          </table:table-cell>
          <table:table-cell table:number-columns-repeated="2" office:value-type="float" office:value="0.625" calcext:value-type="float">
            <text:p>0.625</text:p>
          </table:table-cell>
          <table:table-cell table:number-columns-repeated="2" office:value-type="float" office:value="0.645833333333333" calcext:value-type="float">
            <text:p>0.6458333333</text:p>
          </table:table-cell>
          <table:table-cell table:number-columns-repeated="3" office:value-type="float" office:value="0.666666666666667" calcext:value-type="float">
            <text:p>0.6666666667</text:p>
          </table:table-cell>
          <table:table-cell table:number-columns-repeated="5" office:value-type="float" office:value="0.6875" calcext:value-type="float">
            <text:p>0.6875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770833333333333" calcext:value-type="float">
            <text:p>0.7708333333</text:p>
          </table:table-cell>
          <table:table-cell table:number-columns-repeated="13" office:value-type="float" office:value="0.791666666666667" calcext:value-type="float">
            <text:p>0.7916666667</text:p>
          </table:table-cell>
          <table:table-cell table:number-columns-repeated="17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07781649245064" calcext:value-type="float">
            <text:p>0.5077816492</text:p>
          </table:table-cell>
          <table:table-cell table:number-columns-repeated="2" office:value-type="float" office:value="0.548490127758421" calcext:value-type="float">
            <text:p>0.5484901278</text:p>
          </table:table-cell>
          <table:table-cell office:value-type="float" office:value="0.565911730545877" calcext:value-type="float">
            <text:p>0.5659117305</text:p>
          </table:table-cell>
          <table:table-cell table:number-columns-repeated="2" office:value-type="float" office:value="0.578106852497097" calcext:value-type="float">
            <text:p>0.5781068525</text:p>
          </table:table-cell>
          <table:table-cell office:value-type="float" office:value="0.599651567944251" calcext:value-type="float">
            <text:p>0.5996515679</text:p>
          </table:table-cell>
          <table:table-cell table:number-columns-repeated="44" office:value-type="float" office:value="0.62424506387921" calcext:value-type="float">
            <text:p>0.6242450639</text:p>
          </table:table-cell>
          <table:table-cell office:value-type="float" office:value="0.560975609756098" calcext:value-type="float">
            <text:p>0.5609756098</text:p>
          </table:table-cell>
          <table:table-cell table:number-columns-repeated="2" office:value-type="float" office:value="0.609756097560976" calcext:value-type="float">
            <text:p>0.6097560976</text:p>
          </table:table-cell>
          <table:table-cell office:value-type="float" office:value="0.658536585365854" calcext:value-type="float">
            <text:p>0.6585365854</text:p>
          </table:table-cell>
          <table:table-cell table:number-columns-repeated="2" office:value-type="float" office:value="0.682926829268293" calcext:value-type="float">
            <text:p>0.6829268293</text:p>
          </table:table-cell>
          <table:table-cell office:value-type="float" office:value="0.731707317073171" calcext:value-type="float">
            <text:p>0.7317073171</text:p>
          </table:table-cell>
          <table:table-cell table:number-columns-repeated="44" office:value-type="float" office:value="0.75609756097561" calcext:value-type="float">
            <text:p>0.7560975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07873376623377" calcext:value-type="float">
            <text:p>0.6078733766</text:p>
          </table:table-cell>
          <table:table-cell office:value-type="float" office:value="0.628327922077922" calcext:value-type="float">
            <text:p>0.6283279221</text:p>
          </table:table-cell>
          <table:table-cell office:value-type="float" office:value="0.65094696969697" calcext:value-type="float">
            <text:p>0.6509469697</text:p>
          </table:table-cell>
          <table:table-cell office:value-type="float" office:value="0.67965367965368" calcext:value-type="float">
            <text:p>0.6796536797</text:p>
          </table:table-cell>
          <table:table-cell office:value-type="float" office:value="0.699648268398268" calcext:value-type="float">
            <text:p>0.6996482684</text:p>
          </table:table-cell>
          <table:table-cell office:value-type="float" office:value="0.692505411255411" calcext:value-type="float">
            <text:p>0.6925054113</text:p>
          </table:table-cell>
          <table:table-cell office:value-type="float" office:value="0.70530303030303" calcext:value-type="float">
            <text:p>0.7053030303</text:p>
          </table:table-cell>
          <table:table-cell office:value-type="float" office:value="0.735660173160173" calcext:value-type="float">
            <text:p>0.7356601732</text:p>
          </table:table-cell>
          <table:table-cell office:value-type="float" office:value="0.74534632034632" calcext:value-type="float">
            <text:p>0.7453463203</text:p>
          </table:table-cell>
          <table:table-cell table:number-columns-repeated="2" office:value-type="float" office:value="0.772781385281385" calcext:value-type="float">
            <text:p>0.7727813853</text:p>
          </table:table-cell>
          <table:table-cell office:value-type="float" office:value="0.783279220779221" calcext:value-type="float">
            <text:p>0.7832792208</text:p>
          </table:table-cell>
          <table:table-cell table:number-columns-repeated="3" office:value-type="float" office:value="0.79840367965368" calcext:value-type="float">
            <text:p>0.7984036797</text:p>
          </table:table-cell>
          <table:table-cell table:number-columns-repeated="36" office:value-type="float" office:value="0.81525974025974" calcext:value-type="float">
            <text:p>0.8152597403</text:p>
          </table:table-cell>
          <table:table-cell office:value-type="float" office:value="0.659090909090909" calcext:value-type="float">
            <text:p>0.6590909091</text:p>
          </table:table-cell>
          <table:table-cell office:value-type="float" office:value="0.704545454545455" calcext:value-type="float">
            <text:p>0.7045454545</text:p>
          </table:table-cell>
          <table:table-cell office:value-type="float" office:value="0.75" calcext:value-type="float">
            <text:p>0.75</text:p>
          </table:table-cell>
          <table:table-cell office:value-type="float" office:value="0.772727272727273" calcext:value-type="float">
            <text:p>0.7727272727</text:p>
          </table:table-cell>
          <table:table-cell office:value-type="float" office:value="0.818181818181818" calcext:value-type="float">
            <text:p>0.8181818182</text:p>
          </table:table-cell>
          <table:table-cell table:number-columns-repeated="3" office:value-type="float" office:value="0.840909090909091" calcext:value-type="float">
            <text:p>0.8409090909</text:p>
          </table:table-cell>
          <table:table-cell office:value-type="float" office:value="0.863636363636364" calcext:value-type="float">
            <text:p>0.8636363636</text:p>
          </table:table-cell>
          <table:table-cell table:number-columns-repeated="2" office:value-type="float" office:value="0.886363636363636" calcext:value-type="float">
            <text:p>0.8863636364</text:p>
          </table:table-cell>
          <table:table-cell table:number-columns-repeated="4" office:value-type="float" office:value="0.909090909090909" calcext:value-type="float">
            <text:p>0.9090909091</text:p>
          </table:table-cell>
          <table:table-cell table:number-columns-repeated="36" office:value-type="float" office:value="0.931818181818182" calcext:value-type="float">
            <text:p>0.93181818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2005291005291" calcext:value-type="float">
            <text:p>0.6200529101</text:p>
          </table:table-cell>
          <table:table-cell office:value-type="float" office:value="0.627989417989418" calcext:value-type="float">
            <text:p>0.627989418</text:p>
          </table:table-cell>
          <table:table-cell table:number-columns-repeated="2" office:value-type="float" office:value="0.632910052910053" calcext:value-type="float">
            <text:p>0.6329100529</text:p>
          </table:table-cell>
          <table:table-cell table:number-columns-repeated="8" office:value-type="float" office:value="0.643412698412698" calcext:value-type="float">
            <text:p>0.6434126984</text:p>
          </table:table-cell>
          <table:table-cell table:number-columns-repeated="8" office:value-type="float" office:value="0.662513227513227" calcext:value-type="float">
            <text:p>0.6625132275</text:p>
          </table:table-cell>
          <table:table-cell table:number-columns-repeated="8" office:value-type="float" office:value="0.669656084656085" calcext:value-type="float">
            <text:p>0.6696560847</text:p>
          </table:table-cell>
          <table:table-cell table:number-columns-repeated="9" office:value-type="float" office:value="0.680555555555556" calcext:value-type="float">
            <text:p>0.6805555556</text:p>
          </table:table-cell>
          <table:table-cell table:number-columns-repeated="9" office:value-type="float" office:value="0.701164021164021" calcext:value-type="float">
            <text:p>0.7011640212</text:p>
          </table:table-cell>
          <table:table-cell table:number-columns-repeated="5" office:value-type="float" office:value="0.706693121693122" calcext:value-type="float">
            <text:p>0.7066931217</text:p>
          </table:table-cell>
          <table:table-cell office:value-type="float" office:value="0.644444444444444" calcext:value-type="float">
            <text:p>0.6444444444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2" office:value-type="float" office:value="0.688888888888889" calcext:value-type="float">
            <text:p>0.6888888889</text:p>
          </table:table-cell>
          <table:table-cell table:number-columns-repeated="8" office:value-type="float" office:value="0.733333333333333" calcext:value-type="float">
            <text:p>0.7333333333</text:p>
          </table:table-cell>
          <table:table-cell table:number-columns-repeated="16" office:value-type="float" office:value="0.755555555555556" calcext:value-type="float">
            <text:p>0.7555555556</text:p>
          </table:table-cell>
          <table:table-cell table:number-columns-repeated="9" office:value-type="float" office:value="0.733333333333333" calcext:value-type="float">
            <text:p>0.7333333333</text:p>
          </table:table-cell>
          <table:table-cell table:number-columns-repeated="14" office:value-type="float" office:value="0.755555555555556" calcext:value-type="float">
            <text:p>0.75555555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.549206349206349" calcext:value-type="float">
            <text:p>0.5492063492</text:p>
          </table:table-cell>
          <table:table-cell office:value-type="float" office:value="0.572222222222223" calcext:value-type="float">
            <text:p>0.5722222222</text:p>
          </table:table-cell>
          <table:table-cell office:value-type="float" office:value="0.580952380952381" calcext:value-type="float">
            <text:p>0.580952381</text:p>
          </table:table-cell>
          <table:table-cell table:number-columns-repeated="8" office:value-type="float" office:value="0.597123015873016" calcext:value-type="float">
            <text:p>0.5971230159</text:p>
          </table:table-cell>
          <table:table-cell office:value-type="float" office:value="0.606696428571429" calcext:value-type="float">
            <text:p>0.6066964286</text:p>
          </table:table-cell>
          <table:table-cell table:number-columns-repeated="35" office:value-type="float" office:value="0.632614087301588" calcext:value-type="float">
            <text:p>0.6326140873</text:p>
          </table:table-cell>
          <table:table-cell table:number-columns-repeated="5" office:value-type="float" office:value="0.5625" calcext:value-type="float">
            <text:p>0.5625</text:p>
          </table:table-cell>
          <table:table-cell office:value-type="float" office:value="0.604166666666667" calcext:value-type="float">
            <text:p>0.6041666667</text:p>
          </table:table-cell>
          <table:table-cell office:value-type="float" office:value="0.625" calcext:value-type="float">
            <text:p>0.625</text:p>
          </table:table-cell>
          <table:table-cell table:number-columns-repeated="8" office:value-type="float" office:value="0.645833333333333" calcext:value-type="float">
            <text:p>0.6458333333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35" office:value-type="float" office:value="0.729166666666667" calcext:value-type="float">
            <text:p>0.7291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09080841638981" calcext:value-type="float">
            <text:p>0.5090808416</text:p>
          </table:table-cell>
          <table:table-cell office:value-type="float" office:value="0.529512735326689" calcext:value-type="float">
            <text:p>0.5295127353</text:p>
          </table:table-cell>
          <table:table-cell table:number-columns-repeated="2" office:value-type="float" office:value="0.563289036544851" calcext:value-type="float">
            <text:p>0.5632890365</text:p>
          </table:table-cell>
          <table:table-cell table:number-columns-repeated="2" office:value-type="float" office:value="0.592635658914729" calcext:value-type="float">
            <text:p>0.5926356589</text:p>
          </table:table-cell>
          <table:table-cell office:value-type="float" office:value="0.627131782945737" calcext:value-type="float">
            <text:p>0.6271317829</text:p>
          </table:table-cell>
          <table:table-cell office:value-type="float" office:value="0.65077519379845" calcext:value-type="float">
            <text:p>0.6507751938</text:p>
          </table:table-cell>
          <table:table-cell office:value-type="float" office:value="0.663953488372093" calcext:value-type="float">
            <text:p>0.6639534884</text:p>
          </table:table-cell>
          <table:table-cell table:number-columns-repeated="3" office:value-type="float" office:value="0.681007751937985" calcext:value-type="float">
            <text:p>0.6810077519</text:p>
          </table:table-cell>
          <table:table-cell office:value-type="float" office:value="0.694186046511628" calcext:value-type="float">
            <text:p>0.6941860465</text:p>
          </table:table-cell>
          <table:table-cell table:number-columns-repeated="38" office:value-type="float" office:value="0.738150609080842" calcext:value-type="float">
            <text:p>0.7381506091</text:p>
          </table:table-cell>
          <table:table-cell office:value-type="float" office:value="0.604651162790698" calcext:value-type="float">
            <text:p>0.6046511628</text:p>
          </table:table-cell>
          <table:table-cell table:number-columns-repeated="3" office:value-type="float" office:value="0.627906976744186" calcext:value-type="float">
            <text:p>0.6279069767</text:p>
          </table:table-cell>
          <table:table-cell table:number-columns-repeated="2" office:value-type="float" office:value="0.651162790697674" calcext:value-type="float">
            <text:p>0.6511627907</text:p>
          </table:table-cell>
          <table:table-cell office:value-type="float" office:value="0.72093023255814" calcext:value-type="float">
            <text:p>0.7209302326</text:p>
          </table:table-cell>
          <table:table-cell office:value-type="float" office:value="0.767441860465116" calcext:value-type="float">
            <text:p>0.7674418605</text:p>
          </table:table-cell>
          <table:table-cell table:number-columns-repeated="4" office:value-type="float" office:value="0.790697674418605" calcext:value-type="float">
            <text:p>0.7906976744</text:p>
          </table:table-cell>
          <table:table-cell office:value-type="float" office:value="0.813953488372093" calcext:value-type="float">
            <text:p>0.8139534884</text:p>
          </table:table-cell>
          <table:table-cell table:number-columns-repeated="38" office:value-type="float" office:value="0.837209302325581" calcext:value-type="float">
            <text:p>0.83720930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37717770034843" calcext:value-type="float">
            <text:p>0.53771777</text:p>
          </table:table-cell>
          <table:table-cell office:value-type="float" office:value="0.57041231126597" calcext:value-type="float">
            <text:p>0.5704123113</text:p>
          </table:table-cell>
          <table:table-cell office:value-type="float" office:value="0.588037166085947" calcext:value-type="float">
            <text:p>0.5880371661</text:p>
          </table:table-cell>
          <table:table-cell office:value-type="float" office:value="0.598432055749129" calcext:value-type="float">
            <text:p>0.5984320557</text:p>
          </table:table-cell>
          <table:table-cell office:value-type="float" office:value="0.636585365853658" calcext:value-type="float">
            <text:p>0.6365853659</text:p>
          </table:table-cell>
          <table:table-cell office:value-type="float" office:value="0.653600464576074" calcext:value-type="float">
            <text:p>0.6536004646</text:p>
          </table:table-cell>
          <table:table-cell office:value-type="float" office:value="0.676829268292683" calcext:value-type="float">
            <text:p>0.6768292683</text:p>
          </table:table-cell>
          <table:table-cell table:number-columns-repeated="4" office:value-type="float" office:value="0.693089430894309" calcext:value-type="float">
            <text:p>0.6930894309</text:p>
          </table:table-cell>
          <table:table-cell table:number-columns-repeated="40" office:value-type="float" office:value="0.704849012775842" calcext:value-type="float">
            <text:p>0.7048490128</text:p>
          </table:table-cell>
          <table:table-cell office:value-type="float" office:value="0.560975609756098" calcext:value-type="float">
            <text:p>0.5609756098</text:p>
          </table:table-cell>
          <table:table-cell office:value-type="float" office:value="0.585365853658537" calcext:value-type="float">
            <text:p>0.5853658537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0.707317073170732" calcext:value-type="float">
            <text:p>0.7073170732</text:p>
          </table:table-cell>
          <table:table-cell office:value-type="float" office:value="0.75609756097561" calcext:value-type="float">
            <text:p>0.756097561</text:p>
          </table:table-cell>
          <table:table-cell office:value-type="float" office:value="0.780487804878049" calcext:value-type="float">
            <text:p>0.7804878049</text:p>
          </table:table-cell>
          <table:table-cell table:number-columns-repeated="4" office:value-type="float" office:value="0.804878048780488" calcext:value-type="float">
            <text:p>0.8048780488</text:p>
          </table:table-cell>
          <table:table-cell table:number-columns-repeated="40" office:value-type="float" office:value="0.829268292682927" calcext:value-type="float">
            <text:p>0.82926829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5981416957027" calcext:value-type="float">
            <text:p>0.455981417</text:p>
          </table:table-cell>
          <table:table-cell office:value-type="float" office:value="0.477526132404181" calcext:value-type="float">
            <text:p>0.4775261324</text:p>
          </table:table-cell>
          <table:table-cell table:number-columns-repeated="2" office:value-type="float" office:value="0.491463414634146" calcext:value-type="float">
            <text:p>0.4914634146</text:p>
          </table:table-cell>
          <table:table-cell office:value-type="float" office:value="0.499941927990708" calcext:value-type="float">
            <text:p>0.499941928</text:p>
          </table:table-cell>
          <table:table-cell table:number-columns-repeated="5" office:value-type="float" office:value="0.510917537746806" calcext:value-type="float">
            <text:p>0.5109175377</text:p>
          </table:table-cell>
          <table:table-cell office:value-type="float" office:value="0.532113821138211" calcext:value-type="float">
            <text:p>0.5321138211</text:p>
          </table:table-cell>
          <table:table-cell table:number-columns-repeated="8" office:value-type="float" office:value="0.568060394889663" calcext:value-type="float">
            <text:p>0.5680603949</text:p>
          </table:table-cell>
          <table:table-cell office:value-type="float" office:value="0.560336817653891" calcext:value-type="float">
            <text:p>0.5603368177</text:p>
          </table:table-cell>
          <table:table-cell table:number-columns-repeated="2" office:value-type="float" office:value="0.566608594657375" calcext:value-type="float">
            <text:p>0.5666085947</text:p>
          </table:table-cell>
          <table:table-cell office:value-type="float" office:value="0.587979094076655" calcext:value-type="float">
            <text:p>0.5879790941</text:p>
          </table:table-cell>
          <table:table-cell office:value-type="float" office:value="0.602613240418118" calcext:value-type="float">
            <text:p>0.6026132404</text:p>
          </table:table-cell>
          <table:table-cell office:value-type="float" office:value="0.627235772357724" calcext:value-type="float">
            <text:p>0.6272357724</text:p>
          </table:table-cell>
          <table:table-cell table:number-columns-repeated="7" office:value-type="float" office:value="0.634610917537747" calcext:value-type="float">
            <text:p>0.6346109175</text:p>
          </table:table-cell>
          <table:table-cell table:number-columns-repeated="19" office:value-type="float" office:value="0.641927990708478" calcext:value-type="float">
            <text:p>0.6419279907</text:p>
          </table:table-cell>
          <table:table-cell office:value-type="float" office:value="0.439024390243902" calcext:value-type="float">
            <text:p>0.4390243902</text:p>
          </table:table-cell>
          <table:table-cell table:number-columns-repeated="3" office:value-type="float" office:value="0.463414634146341" calcext:value-type="float">
            <text:p>0.4634146341</text:p>
          </table:table-cell>
          <table:table-cell office:value-type="float" office:value="0.51219512195122" calcext:value-type="float">
            <text:p>0.512195122</text:p>
          </table:table-cell>
          <table:table-cell table:number-columns-repeated="5" office:value-type="float" office:value="0.487804878048781" calcext:value-type="float">
            <text:p>0.487804878</text:p>
          </table:table-cell>
          <table:table-cell office:value-type="float" office:value="0.536585365853659" calcext:value-type="float">
            <text:p>0.5365853659</text:p>
          </table:table-cell>
          <table:table-cell table:number-columns-repeated="9" office:value-type="float" office:value="0.560975609756098" calcext:value-type="float">
            <text:p>0.5609756098</text:p>
          </table:table-cell>
          <table:table-cell table:number-columns-repeated="2" office:value-type="float" office:value="0.585365853658537" calcext:value-type="float">
            <text:p>0.5853658537</text:p>
          </table:table-cell>
          <table:table-cell table:number-columns-repeated="2" office:value-type="float" office:value="0.634146341463415" calcext:value-type="float">
            <text:p>0.6341463415</text:p>
          </table:table-cell>
          <table:table-cell office:value-type="float" office:value="0.731707317073171" calcext:value-type="float">
            <text:p>0.7317073171</text:p>
          </table:table-cell>
          <table:table-cell table:number-columns-repeated="7" office:value-type="float" office:value="0.75609756097561" calcext:value-type="float">
            <text:p>0.756097561</text:p>
          </table:table-cell>
          <table:table-cell table:number-columns-repeated="19" office:value-type="float" office:value="0.780487804878049" calcext:value-type="float">
            <text:p>0.780487804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6])" office:value-type="float" office:value="0.521142046867241" calcext:value-type="float">
            <text:p>0.5211420469</text:p>
          </table:table-cell>
          <table:table-cell table:formula="of:=AVERAGE([.C2:.C16])" office:value-type="float" office:value="0.541361330247262" calcext:value-type="float">
            <text:p>0.5413613302</text:p>
          </table:table-cell>
          <table:table-cell table:formula="of:=AVERAGE([.D2:.D16])" office:value-type="float" office:value="0.556407661994495" calcext:value-type="float">
            <text:p>0.556407662</text:p>
          </table:table-cell>
          <table:table-cell table:formula="of:=AVERAGE([.E2:.E16])" office:value-type="float" office:value="0.569265758779842" calcext:value-type="float">
            <text:p>0.5692657588</text:p>
          </table:table-cell>
          <table:table-cell table:formula="of:=AVERAGE([.F2:.F16])" office:value-type="float" office:value="0.585171999307716" calcext:value-type="float">
            <text:p>0.5851719993</text:p>
          </table:table-cell>
          <table:table-cell table:formula="of:=AVERAGE([.G2:.G16])" office:value-type="float" office:value="0.594436019159599" calcext:value-type="float">
            <text:p>0.5944360192</text:p>
          </table:table-cell>
          <table:table-cell table:formula="of:=AVERAGE([.H2:.H16])" office:value-type="float" office:value="0.608630646213862" calcext:value-type="float">
            <text:p>0.6086306462</text:p>
          </table:table-cell>
          <table:table-cell table:formula="of:=AVERAGE([.I2:.I16])" office:value-type="float" office:value="0.617922380477957" calcext:value-type="float">
            <text:p>0.6179223805</text:p>
          </table:table-cell>
          <table:table-cell table:formula="of:=AVERAGE([.J2:.J16])" office:value-type="float" office:value="0.624872675797644" calcext:value-type="float">
            <text:p>0.6248726758</text:p>
          </table:table-cell>
          <table:table-cell table:formula="of:=AVERAGE([.K2:.K16])" office:value-type="float" office:value="0.634317294003023" calcext:value-type="float">
            <text:p>0.634317294</text:p>
          </table:table-cell>
          <table:table-cell table:formula="of:=AVERAGE([.L2:.L16])" office:value-type="float" office:value="0.642182934920947" calcext:value-type="float">
            <text:p>0.6421829349</text:p>
          </table:table-cell>
          <table:table-cell table:formula="of:=AVERAGE([.M2:.M16])" office:value-type="float" office:value="0.654503375685472" calcext:value-type="float">
            <text:p>0.6545033757</text:p>
          </table:table-cell>
          <table:table-cell table:formula="of:=AVERAGE([.N2:.N16])" office:value-type="float" office:value="0.660912602458555" calcext:value-type="float">
            <text:p>0.6609126025</text:p>
          </table:table-cell>
          <table:table-cell table:formula="of:=AVERAGE([.O2:.O16])" office:value-type="float" office:value="0.671162656744576" calcext:value-type="float">
            <text:p>0.6711626567</text:p>
          </table:table-cell>
          <table:table-cell table:formula="of:=AVERAGE([.P2:.P16])" office:value-type="float" office:value="0.678939791442702" calcext:value-type="float">
            <text:p>0.6789397914</text:p>
          </table:table-cell>
          <table:table-cell table:formula="of:=AVERAGE([.Q2:.Q16])" office:value-type="float" office:value="0.683642358559319" calcext:value-type="float">
            <text:p>0.6836423586</text:p>
          </table:table-cell>
          <table:table-cell table:formula="of:=AVERAGE([.R2:.R16])" office:value-type="float" office:value="0.69486961045487" calcext:value-type="float">
            <text:p>0.6948696105</text:p>
          </table:table-cell>
          <table:table-cell table:formula="of:=AVERAGE([.S2:.S16])" office:value-type="float" office:value="0.698319205688002" calcext:value-type="float">
            <text:p>0.6983192057</text:p>
          </table:table-cell>
          <table:table-cell table:formula="of:=AVERAGE([.T2:.T16])" office:value-type="float" office:value="0.702258944810668" calcext:value-type="float">
            <text:p>0.7022589448</text:p>
          </table:table-cell>
          <table:table-cell table:formula="of:=AVERAGE([.U2:.U16])" office:value-type="float" office:value="0.703939161612836" calcext:value-type="float">
            <text:p>0.7039391616</text:p>
          </table:table-cell>
          <table:table-cell table:formula="of:=AVERAGE([.V2:.V16])" office:value-type="float" office:value="0.707002782725238" calcext:value-type="float">
            <text:p>0.7070027827</text:p>
          </table:table-cell>
          <table:table-cell table:formula="of:=AVERAGE([.W2:.W16])" office:value-type="float" office:value="0.709791449004758" calcext:value-type="float">
            <text:p>0.709791449</text:p>
          </table:table-cell>
          <table:table-cell table:formula="of:=AVERAGE([.X2:.X16])" office:value-type="float" office:value="0.71304364283622" calcext:value-type="float">
            <text:p>0.7130436428</text:p>
          </table:table-cell>
          <table:table-cell table:formula="of:=AVERAGE([.Y2:.Y16])" office:value-type="float" office:value="0.714019252592317" calcext:value-type="float">
            <text:p>0.7140192526</text:p>
          </table:table-cell>
          <table:table-cell table:formula="of:=AVERAGE([.Z2:.Z16])" office:value-type="float" office:value="0.715660754721624" calcext:value-type="float">
            <text:p>0.7156607547</text:p>
          </table:table-cell>
          <table:table-cell table:formula="of:=AVERAGE([.AA2:.AA16])" office:value-type="float" office:value="0.716152431066959" calcext:value-type="float">
            <text:p>0.7161524311</text:p>
          </table:table-cell>
          <table:table-cell table:formula="of:=AVERAGE([.AB2:.AB16])" office:value-type="float" office:value="0.717511558051086" calcext:value-type="float">
            <text:p>0.7175115581</text:p>
          </table:table-cell>
          <table:table-cell table:formula="of:=AVERAGE([.AC2:.AC16])" office:value-type="float" office:value="0.717511558051086" calcext:value-type="float">
            <text:p>0.7175115581</text:p>
          </table:table-cell>
          <table:table-cell table:formula="of:=AVERAGE([.AD2:.AD16])" office:value-type="float" office:value="0.718238189444384" calcext:value-type="float">
            <text:p>0.7182381894</text:p>
          </table:table-cell>
          <table:table-cell table:formula="of:=AVERAGE([.AE2:.AE16])" office:value-type="float" office:value="0.718238189444384" calcext:value-type="float">
            <text:p>0.7182381894</text:p>
          </table:table-cell>
          <table:table-cell table:formula="of:=AVERAGE([.AF2:.AF16])" office:value-type="float" office:value="0.718238189444384" calcext:value-type="float">
            <text:p>0.7182381894</text:p>
          </table:table-cell>
          <table:table-cell table:formula="of:=AVERAGE([.AG2:.AG16])" office:value-type="float" office:value="0.718238189444384" calcext:value-type="float">
            <text:p>0.7182381894</text:p>
          </table:table-cell>
          <table:table-cell table:formula="of:=AVERAGE([.AH2:.AH16])" office:value-type="float" office:value="0.718725994322433" calcext:value-type="float">
            <text:p>0.7187259943</text:p>
          </table:table-cell>
          <table:table-cell table:formula="of:=AVERAGE([.AI2:.AI16])" office:value-type="float" office:value="0.718725994322433" calcext:value-type="float">
            <text:p>0.7187259943</text:p>
          </table:table-cell>
          <table:table-cell table:formula="of:=AVERAGE([.AJ2:.AJ16])" office:value-type="float" office:value="0.720352978449417" calcext:value-type="float">
            <text:p>0.7203529784</text:p>
          </table:table-cell>
          <table:table-cell table:formula="of:=AVERAGE([.AK2:.AK16])" office:value-type="float" office:value="0.720352978449417" calcext:value-type="float">
            <text:p>0.7203529784</text:p>
          </table:table-cell>
          <table:table-cell table:formula="of:=AVERAGE([.AL2:.AL16])" office:value-type="float" office:value="0.720352978449417" calcext:value-type="float">
            <text:p>0.7203529784</text:p>
          </table:table-cell>
          <table:table-cell table:formula="of:=AVERAGE([.AM2:.AM16])" office:value-type="float" office:value="0.721726876156648" calcext:value-type="float">
            <text:p>0.7217268762</text:p>
          </table:table-cell>
          <table:table-cell table:formula="of:=AVERAGE([.AN2:.AN16])" office:value-type="float" office:value="0.721726876156648" calcext:value-type="float">
            <text:p>0.7217268762</text:p>
          </table:table-cell>
          <table:table-cell table:formula="of:=AVERAGE([.AO2:.AO16])" office:value-type="float" office:value="0.721726876156648" calcext:value-type="float">
            <text:p>0.7217268762</text:p>
          </table:table-cell>
          <table:table-cell table:formula="of:=AVERAGE([.AP2:.AP16])" office:value-type="float" office:value="0.721726876156648" calcext:value-type="float">
            <text:p>0.7217268762</text:p>
          </table:table-cell>
          <table:table-cell table:formula="of:=AVERAGE([.AQ2:.AQ16])" office:value-type="float" office:value="0.721726876156648" calcext:value-type="float">
            <text:p>0.7217268762</text:p>
          </table:table-cell>
          <table:table-cell table:formula="of:=AVERAGE([.AR2:.AR16])" office:value-type="float" office:value="0.721726876156648" calcext:value-type="float">
            <text:p>0.7217268762</text:p>
          </table:table-cell>
          <table:table-cell table:formula="of:=AVERAGE([.AS2:.AS16])" office:value-type="float" office:value="0.721726876156648" calcext:value-type="float">
            <text:p>0.7217268762</text:p>
          </table:table-cell>
          <table:table-cell table:formula="of:=AVERAGE([.AT2:.AT16])" office:value-type="float" office:value="0.721726876156648" calcext:value-type="float">
            <text:p>0.7217268762</text:p>
          </table:table-cell>
          <table:table-cell table:formula="of:=AVERAGE([.AU2:.AU16])" office:value-type="float" office:value="0.721726876156648" calcext:value-type="float">
            <text:p>0.7217268762</text:p>
          </table:table-cell>
          <table:table-cell table:formula="of:=AVERAGE([.AV2:.AV16])" office:value-type="float" office:value="0.722095482858588" calcext:value-type="float">
            <text:p>0.7220954829</text:p>
          </table:table-cell>
          <table:table-cell table:formula="of:=AVERAGE([.AW2:.AW16])" office:value-type="float" office:value="0.722095482858588" calcext:value-type="float">
            <text:p>0.7220954829</text:p>
          </table:table-cell>
          <table:table-cell table:formula="of:=AVERAGE([.AX2:.AX16])" office:value-type="float" office:value="0.722095482858588" calcext:value-type="float">
            <text:p>0.7220954829</text:p>
          </table:table-cell>
          <table:table-cell table:formula="of:=AVERAGE([.AY2:.AY16])" office:value-type="float" office:value="0.722095482858588" calcext:value-type="float">
            <text:p>0.7220954829</text:p>
          </table:table-cell>
          <table:table-cell table:formula="of:=AVERAGE([.AZ2:.AZ16])" office:value-type="float" office:value="0.722095482858588" calcext:value-type="float">
            <text:p>0.7220954829</text:p>
          </table:table-cell>
          <table:table-cell table:formula="of:=AVERAGE([.BA2:.BA16])" office:value-type="float" office:value="0.544658621976902" calcext:value-type="float">
            <text:p>0.544658622</text:p>
          </table:table-cell>
          <table:table-cell table:formula="of:=AVERAGE([.BB2:.BB16])" office:value-type="float" office:value="0.571869949807912" calcext:value-type="float">
            <text:p>0.5718699498</text:p>
          </table:table-cell>
          <table:table-cell table:formula="of:=AVERAGE([.BC2:.BC16])" office:value-type="float" office:value="0.599626991772271" calcext:value-type="float">
            <text:p>0.5996269918</text:p>
          </table:table-cell>
          <table:table-cell table:formula="of:=AVERAGE([.BD2:.BD16])" office:value-type="float" office:value="0.613788954902839" calcext:value-type="float">
            <text:p>0.6137889549</text:p>
          </table:table-cell>
          <table:table-cell table:formula="of:=AVERAGE([.BE2:.BE16])" office:value-type="float" office:value="0.642816559011724" calcext:value-type="float">
            <text:p>0.642816559</text:p>
          </table:table-cell>
          <table:table-cell table:formula="of:=AVERAGE([.BF2:.BF16])" office:value-type="float" office:value="0.659394981454183" calcext:value-type="float">
            <text:p>0.6593949815</text:p>
          </table:table-cell>
          <table:table-cell table:formula="of:=AVERAGE([.BG2:.BG16])" office:value-type="float" office:value="0.679581585278506" calcext:value-type="float">
            <text:p>0.6795815853</text:p>
          </table:table-cell>
          <table:table-cell table:formula="of:=AVERAGE([.BH2:.BH16])" office:value-type="float" office:value="0.696201071191326" calcext:value-type="float">
            <text:p>0.6962010712</text:p>
          </table:table-cell>
          <table:table-cell table:formula="of:=AVERAGE([.BI2:.BI16])" office:value-type="float" office:value="0.703697870532509" calcext:value-type="float">
            <text:p>0.7036978705</text:p>
          </table:table-cell>
          <table:table-cell table:formula="of:=AVERAGE([.BJ2:.BJ16])" office:value-type="float" office:value="0.719146730615516" calcext:value-type="float">
            <text:p>0.7191467306</text:p>
          </table:table-cell>
          <table:table-cell table:formula="of:=AVERAGE([.BK2:.BK16])" office:value-type="float" office:value="0.730515504982474" calcext:value-type="float">
            <text:p>0.730515505</text:p>
          </table:table-cell>
          <table:table-cell table:formula="of:=AVERAGE([.BL2:.BL16])" office:value-type="float" office:value="0.741703213370494" calcext:value-type="float">
            <text:p>0.7417032134</text:p>
          </table:table-cell>
          <table:table-cell table:formula="of:=AVERAGE([.BM2:.BM16])" office:value-type="float" office:value="0.749222261936054" calcext:value-type="float">
            <text:p>0.7492222619</text:p>
          </table:table-cell>
          <table:table-cell table:formula="of:=AVERAGE([.BN2:.BN16])" office:value-type="float" office:value="0.761793289649338" calcext:value-type="float">
            <text:p>0.7617932896</text:p>
          </table:table-cell>
          <table:table-cell table:formula="of:=AVERAGE([.BO2:.BO16])" office:value-type="float" office:value="0.772450681902475" calcext:value-type="float">
            <text:p>0.7724506819</text:p>
          </table:table-cell>
          <table:table-cell table:formula="of:=AVERAGE([.BP2:.BP16])" office:value-type="float" office:value="0.781527019708704" calcext:value-type="float">
            <text:p>0.7815270197</text:p>
          </table:table-cell>
          <table:table-cell table:formula="of:=AVERAGE([.BQ2:.BQ16])" office:value-type="float" office:value="0.793753411203388" calcext:value-type="float">
            <text:p>0.7937534112</text:p>
          </table:table-cell>
          <table:table-cell table:formula="of:=AVERAGE([.BR2:.BR16])" office:value-type="float" office:value="0.801255495839619" calcext:value-type="float">
            <text:p>0.8012554958</text:p>
          </table:table-cell>
          <table:table-cell table:formula="of:=AVERAGE([.BS2:.BS16])" office:value-type="float" office:value="0.805979802698072" calcext:value-type="float">
            <text:p>0.8059798027</text:p>
          </table:table-cell>
          <table:table-cell table:formula="of:=AVERAGE([.BT2:.BT16])" office:value-type="float" office:value="0.807605818958235" calcext:value-type="float">
            <text:p>0.807605819</text:p>
          </table:table-cell>
          <table:table-cell table:formula="of:=AVERAGE([.BU2:.BU16])" office:value-type="float" office:value="0.812246740367449" calcext:value-type="float">
            <text:p>0.8122467404</text:p>
          </table:table-cell>
          <table:table-cell table:formula="of:=AVERAGE([.BV2:.BV16])" office:value-type="float" office:value="0.813635629256338" calcext:value-type="float">
            <text:p>0.8136356293</text:p>
          </table:table-cell>
          <table:table-cell table:formula="of:=AVERAGE([.BW2:.BW16])" office:value-type="float" office:value="0.818513678036826" calcext:value-type="float">
            <text:p>0.818513678</text:p>
          </table:table-cell>
          <table:table-cell table:formula="of:=AVERAGE([.BX2:.BX16])" office:value-type="float" office:value="0.818513678036826" calcext:value-type="float">
            <text:p>0.818513678</text:p>
          </table:table-cell>
          <table:table-cell table:formula="of:=AVERAGE([.BY2:.BY16])" office:value-type="float" office:value="0.825017743077476" calcext:value-type="float">
            <text:p>0.8250177431</text:p>
          </table:table-cell>
          <table:table-cell table:formula="of:=AVERAGE([.BZ2:.BZ16])" office:value-type="float" office:value="0.826643759337638" calcext:value-type="float">
            <text:p>0.8266437593</text:p>
          </table:table-cell>
          <table:table-cell table:formula="of:=AVERAGE([.CA2:.CA16])" office:value-type="float" office:value="0.826643759337638" calcext:value-type="float">
            <text:p>0.8266437593</text:p>
          </table:table-cell>
          <table:table-cell table:formula="of:=AVERAGE([.CB2:.CB16])" office:value-type="float" office:value="0.826643759337638" calcext:value-type="float">
            <text:p>0.8266437593</text:p>
          </table:table-cell>
          <table:table-cell table:formula="of:=AVERAGE([.CC2:.CC16])" office:value-type="float" office:value="0.825162277856157" calcext:value-type="float">
            <text:p>0.8251622779</text:p>
          </table:table-cell>
          <table:table-cell table:formula="of:=AVERAGE([.CD2:.CD16])" office:value-type="float" office:value="0.825162277856157" calcext:value-type="float">
            <text:p>0.8251622779</text:p>
          </table:table-cell>
          <table:table-cell table:formula="of:=AVERAGE([.CE2:.CE16])" office:value-type="float" office:value="0.825162277856157" calcext:value-type="float">
            <text:p>0.8251622779</text:p>
          </table:table-cell>
          <table:table-cell table:formula="of:=AVERAGE([.CF2:.CF16])" office:value-type="float" office:value="0.825162277856157" calcext:value-type="float">
            <text:p>0.8251622779</text:p>
          </table:table-cell>
          <table:table-cell table:formula="of:=AVERAGE([.CG2:.CG16])" office:value-type="float" office:value="0.826788294116319" calcext:value-type="float">
            <text:p>0.8267882941</text:p>
          </table:table-cell>
          <table:table-cell table:formula="of:=AVERAGE([.CH2:.CH16])" office:value-type="float" office:value="0.826788294116319" calcext:value-type="float">
            <text:p>0.8267882941</text:p>
          </table:table-cell>
          <table:table-cell table:formula="of:=AVERAGE([.CI2:.CI16])" office:value-type="float" office:value="0.828177183005208" calcext:value-type="float">
            <text:p>0.828177183</text:p>
          </table:table-cell>
          <table:table-cell table:formula="of:=AVERAGE([.CJ2:.CJ16])" office:value-type="float" office:value="0.828177183005208" calcext:value-type="float">
            <text:p>0.828177183</text:p>
          </table:table-cell>
          <table:table-cell table:formula="of:=AVERAGE([.CK2:.CK16])" office:value-type="float" office:value="0.828177183005208" calcext:value-type="float">
            <text:p>0.828177183</text:p>
          </table:table-cell>
          <table:table-cell table:formula="of:=AVERAGE([.CL2:.CL16])" office:value-type="float" office:value="0.82965866448669" calcext:value-type="float">
            <text:p>0.8296586645</text:p>
          </table:table-cell>
          <table:table-cell table:formula="of:=AVERAGE([.CM2:.CM16])" office:value-type="float" office:value="0.82965866448669" calcext:value-type="float">
            <text:p>0.8296586645</text:p>
          </table:table-cell>
          <table:table-cell table:formula="of:=AVERAGE([.CN2:.CN16])" office:value-type="float" office:value="0.82965866448669" calcext:value-type="float">
            <text:p>0.8296586645</text:p>
          </table:table-cell>
          <table:table-cell table:formula="of:=AVERAGE([.CO2:.CO16])" office:value-type="float" office:value="0.82965866448669" calcext:value-type="float">
            <text:p>0.8296586645</text:p>
          </table:table-cell>
          <table:table-cell table:formula="of:=AVERAGE([.CP2:.CP16])" office:value-type="float" office:value="0.82965866448669" calcext:value-type="float">
            <text:p>0.8296586645</text:p>
          </table:table-cell>
          <table:table-cell table:formula="of:=AVERAGE([.CQ2:.CQ16])" office:value-type="float" office:value="0.82965866448669" calcext:value-type="float">
            <text:p>0.8296586645</text:p>
          </table:table-cell>
          <table:table-cell table:formula="of:=AVERAGE([.CR2:.CR16])" office:value-type="float" office:value="0.82965866448669" calcext:value-type="float">
            <text:p>0.8296586645</text:p>
          </table:table-cell>
          <table:table-cell table:formula="of:=AVERAGE([.CS2:.CS16])" office:value-type="float" office:value="0.82965866448669" calcext:value-type="float">
            <text:p>0.8296586645</text:p>
          </table:table-cell>
          <table:table-cell table:formula="of:=AVERAGE([.CT2:.CT16])" office:value-type="float" office:value="0.82965866448669" calcext:value-type="float">
            <text:p>0.8296586645</text:p>
          </table:table-cell>
          <table:table-cell table:formula="of:=AVERAGE([.CU2:.CU16])" office:value-type="float" office:value="0.82965866448669" calcext:value-type="float">
            <text:p>0.8296586645</text:p>
          </table:table-cell>
          <table:table-cell table:formula="of:=AVERAGE([.CV2:.CV16])" office:value-type="float" office:value="0.82965866448669" calcext:value-type="float">
            <text:p>0.8296586645</text:p>
          </table:table-cell>
          <table:table-cell table:formula="of:=AVERAGE([.CW2:.CW16])" office:value-type="float" office:value="0.82965866448669" calcext:value-type="float">
            <text:p>0.8296586645</text:p>
          </table:table-cell>
          <table:table-cell table:formula="of:=AVERAGE([.CX2:.CX16])" office:value-type="float" office:value="0.82965866448669" calcext:value-type="float">
            <text:p>0.8296586645</text:p>
          </table:table-cell>
          <table:table-cell table:formula="of:=AVERAGE([.CY2:.CY16])" office:value-type="float" office:value="0.82965866448669" calcext:value-type="float">
            <text:p>0.8296586645</text:p>
          </table:table-cell>
        </table:table-row>
      </table:table>
      <table:table table:name="AVERAGES" table:style-name="ta1">
        <table:shapes>
          <draw:frame draw:z-index="0" draw:style-name="gr1" draw:text-style-name="P1" svg:width="6.2988in" svg:height="3.5429in" svg:x="0.9512in" svg:y="2.728in">
            <draw:object draw:notify-on-update-of-ranges="AVERAGES.B4:AVERAGES.AZ4 AVERAGES.BA4:AVERAGES.CY4 AVERAGES.B4:AVERAGES.AZ4 AVERAGES.B4:AVERAGES.AZ4 AVERAGES.B4:AVERAGES.AZ4 AVERAGES.B9:AVERAGES.AZ9 AVERAGES.B4:AVERAGES.AZ4 AVERAGES.BA9:AVERAGES.CY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8173in" svg:y="2.8835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earest_3_3</text:p>
          </table:table-cell>
          <table:table-cell table:formula="of:=[nearest_3_3.B17]" office:value-type="float" office:value="0.480289756520258" calcext:value-type="float">
            <text:p>0.4802897565</text:p>
          </table:table-cell>
          <table:table-cell table:formula="of:=[nearest_3_3.C17]" office:value-type="float" office:value="0.497547041473681" calcext:value-type="float">
            <text:p>0.4975470415</text:p>
          </table:table-cell>
          <table:table-cell table:formula="of:=[nearest_3_3.D17]" office:value-type="float" office:value="0.511226508845332" calcext:value-type="float">
            <text:p>0.5112265088</text:p>
          </table:table-cell>
          <table:table-cell table:formula="of:=[nearest_3_3.E17]" office:value-type="float" office:value="0.533927000592068" calcext:value-type="float">
            <text:p>0.5339270006</text:p>
          </table:table-cell>
          <table:table-cell table:formula="of:=[nearest_3_3.F17]" office:value-type="float" office:value="0.549673154161028" calcext:value-type="float">
            <text:p>0.5496731542</text:p>
          </table:table-cell>
          <table:table-cell table:formula="of:=[nearest_3_3.G17]" office:value-type="float" office:value="0.569186189333761" calcext:value-type="float">
            <text:p>0.5691861893</text:p>
          </table:table-cell>
          <table:table-cell table:formula="of:=[nearest_3_3.H17]" office:value-type="float" office:value="0.584986020116667" calcext:value-type="float">
            <text:p>0.5849860201</text:p>
          </table:table-cell>
          <table:table-cell table:formula="of:=[nearest_3_3.I17]" office:value-type="float" office:value="0.602065422493172" calcext:value-type="float">
            <text:p>0.6020654225</text:p>
          </table:table-cell>
          <table:table-cell table:formula="of:=[nearest_3_3.J17]" office:value-type="float" office:value="0.620464176168608" calcext:value-type="float">
            <text:p>0.6204641762</text:p>
          </table:table-cell>
          <table:table-cell table:formula="of:=[nearest_3_3.K17]" office:value-type="float" office:value="0.636353115102551" calcext:value-type="float">
            <text:p>0.6363531151</text:p>
          </table:table-cell>
          <table:table-cell table:formula="of:=[nearest_3_3.L17]" office:value-type="float" office:value="0.64712731775624" calcext:value-type="float">
            <text:p>0.6471273178</text:p>
          </table:table-cell>
          <table:table-cell table:formula="of:=[nearest_3_3.M17]" office:value-type="float" office:value="0.658084048364168" calcext:value-type="float">
            <text:p>0.6580840484</text:p>
          </table:table-cell>
          <table:table-cell table:formula="of:=[nearest_3_3.N17]" office:value-type="float" office:value="0.665731702998999" calcext:value-type="float">
            <text:p>0.665731703</text:p>
          </table:table-cell>
          <table:table-cell table:formula="of:=[nearest_3_3.O17]" office:value-type="float" office:value="0.670836068078364" calcext:value-type="float">
            <text:p>0.6708360681</text:p>
          </table:table-cell>
          <table:table-cell table:formula="of:=[nearest_3_3.P17]" office:value-type="float" office:value="0.672636068078364" calcext:value-type="float">
            <text:p>0.6726360681</text:p>
          </table:table-cell>
          <table:table-cell table:formula="of:=[nearest_3_3.Q17]" office:value-type="float" office:value="0.673147179189475" calcext:value-type="float">
            <text:p>0.6731471792</text:p>
          </table:table-cell>
          <table:table-cell table:formula="of:=[nearest_3_3.R17]" office:value-type="float" office:value="0.673147179189475" calcext:value-type="float">
            <text:p>0.6731471792</text:p>
          </table:table-cell>
          <table:table-cell table:formula="of:=[nearest_3_3.S17]" office:value-type="float" office:value="0.673147179189475" calcext:value-type="float">
            <text:p>0.6731471792</text:p>
          </table:table-cell>
          <table:table-cell table:formula="of:=[nearest_3_3.T17]" office:value-type="float" office:value="0.673147179189475" calcext:value-type="float">
            <text:p>0.6731471792</text:p>
          </table:table-cell>
          <table:table-cell table:formula="of:=[nearest_3_3.U17]" office:value-type="float" office:value="0.673147179189475" calcext:value-type="float">
            <text:p>0.6731471792</text:p>
          </table:table-cell>
          <table:table-cell table:formula="of:=[nearest_3_3.V17]" office:value-type="float" office:value="0.673147179189475" calcext:value-type="float">
            <text:p>0.6731471792</text:p>
          </table:table-cell>
          <table:table-cell table:formula="of:=[nearest_3_3.W17]" office:value-type="float" office:value="0.673147179189475" calcext:value-type="float">
            <text:p>0.6731471792</text:p>
          </table:table-cell>
          <table:table-cell table:formula="of:=[nearest_3_3.X17]" office:value-type="float" office:value="0.673147179189475" calcext:value-type="float">
            <text:p>0.6731471792</text:p>
          </table:table-cell>
          <table:table-cell table:formula="of:=[nearest_3_3.Y17]" office:value-type="float" office:value="0.673147179189475" calcext:value-type="float">
            <text:p>0.6731471792</text:p>
          </table:table-cell>
          <table:table-cell table:formula="of:=[nearest_3_3.Z17]" office:value-type="float" office:value="0.673147179189475" calcext:value-type="float">
            <text:p>0.6731471792</text:p>
          </table:table-cell>
          <table:table-cell table:formula="of:=[nearest_3_3.AA17]" office:value-type="float" office:value="0.673147179189475" calcext:value-type="float">
            <text:p>0.6731471792</text:p>
          </table:table-cell>
          <table:table-cell table:formula="of:=[nearest_3_3.AB17]" office:value-type="float" office:value="0.673147179189475" calcext:value-type="float">
            <text:p>0.6731471792</text:p>
          </table:table-cell>
          <table:table-cell table:formula="of:=[nearest_3_3.AC17]" office:value-type="float" office:value="0.673147179189475" calcext:value-type="float">
            <text:p>0.6731471792</text:p>
          </table:table-cell>
          <table:table-cell table:formula="of:=[nearest_3_3.AD17]" office:value-type="float" office:value="0.673147179189475" calcext:value-type="float">
            <text:p>0.6731471792</text:p>
          </table:table-cell>
          <table:table-cell table:formula="of:=[nearest_3_3.AE17]" office:value-type="float" office:value="0.673147179189475" calcext:value-type="float">
            <text:p>0.6731471792</text:p>
          </table:table-cell>
          <table:table-cell table:formula="of:=[nearest_3_3.AF17]" office:value-type="float" office:value="0.673147179189475" calcext:value-type="float">
            <text:p>0.6731471792</text:p>
          </table:table-cell>
          <table:table-cell table:formula="of:=[nearest_3_3.AG17]" office:value-type="float" office:value="0.673147179189475" calcext:value-type="float">
            <text:p>0.6731471792</text:p>
          </table:table-cell>
          <table:table-cell table:formula="of:=[nearest_3_3.AH17]" office:value-type="float" office:value="0.673147179189475" calcext:value-type="float">
            <text:p>0.6731471792</text:p>
          </table:table-cell>
          <table:table-cell table:formula="of:=[nearest_3_3.AI17]" office:value-type="float" office:value="0.673147179189475" calcext:value-type="float">
            <text:p>0.6731471792</text:p>
          </table:table-cell>
          <table:table-cell table:formula="of:=[nearest_3_3.AJ17]" office:value-type="float" office:value="0.673147179189475" calcext:value-type="float">
            <text:p>0.6731471792</text:p>
          </table:table-cell>
          <table:table-cell table:formula="of:=[nearest_3_3.AK17]" office:value-type="float" office:value="0.673147179189475" calcext:value-type="float">
            <text:p>0.6731471792</text:p>
          </table:table-cell>
          <table:table-cell table:formula="of:=[nearest_3_3.AL17]" office:value-type="float" office:value="0.673147179189475" calcext:value-type="float">
            <text:p>0.6731471792</text:p>
          </table:table-cell>
          <table:table-cell table:formula="of:=[nearest_3_3.AM17]" office:value-type="float" office:value="0.673147179189475" calcext:value-type="float">
            <text:p>0.6731471792</text:p>
          </table:table-cell>
          <table:table-cell table:formula="of:=[nearest_3_3.AN17]" office:value-type="float" office:value="0.673147179189475" calcext:value-type="float">
            <text:p>0.6731471792</text:p>
          </table:table-cell>
          <table:table-cell table:formula="of:=[nearest_3_3.AO17]" office:value-type="float" office:value="0.673147179189475" calcext:value-type="float">
            <text:p>0.6731471792</text:p>
          </table:table-cell>
          <table:table-cell table:formula="of:=[nearest_3_3.AP17]" office:value-type="float" office:value="0.673147179189475" calcext:value-type="float">
            <text:p>0.6731471792</text:p>
          </table:table-cell>
          <table:table-cell table:formula="of:=[nearest_3_3.AQ17]" office:value-type="float" office:value="0.673147179189475" calcext:value-type="float">
            <text:p>0.6731471792</text:p>
          </table:table-cell>
          <table:table-cell table:formula="of:=[nearest_3_3.AR17]" office:value-type="float" office:value="0.673147179189475" calcext:value-type="float">
            <text:p>0.6731471792</text:p>
          </table:table-cell>
          <table:table-cell table:formula="of:=[nearest_3_3.AS17]" office:value-type="float" office:value="0.673147179189475" calcext:value-type="float">
            <text:p>0.6731471792</text:p>
          </table:table-cell>
          <table:table-cell table:formula="of:=[nearest_3_3.AT17]" office:value-type="float" office:value="0.673147179189475" calcext:value-type="float">
            <text:p>0.6731471792</text:p>
          </table:table-cell>
          <table:table-cell table:formula="of:=[nearest_3_3.AU17]" office:value-type="float" office:value="0.673147179189475" calcext:value-type="float">
            <text:p>0.6731471792</text:p>
          </table:table-cell>
          <table:table-cell table:formula="of:=[nearest_3_3.AV17]" office:value-type="float" office:value="0.673147179189475" calcext:value-type="float">
            <text:p>0.6731471792</text:p>
          </table:table-cell>
          <table:table-cell table:formula="of:=[nearest_3_3.AW17]" office:value-type="float" office:value="0.673147179189475" calcext:value-type="float">
            <text:p>0.6731471792</text:p>
          </table:table-cell>
          <table:table-cell table:formula="of:=[nearest_3_3.AX17]" office:value-type="float" office:value="0.673147179189475" calcext:value-type="float">
            <text:p>0.6731471792</text:p>
          </table:table-cell>
          <table:table-cell table:formula="of:=[nearest_3_3.AY17]" office:value-type="float" office:value="0.673147179189475" calcext:value-type="float">
            <text:p>0.6731471792</text:p>
          </table:table-cell>
          <table:table-cell table:formula="of:=[nearest_3_3.AZ17]" office:value-type="float" office:value="0.673147179189475" calcext:value-type="float">
            <text:p>0.6731471792</text:p>
          </table:table-cell>
          <table:table-cell table:formula="of:=[nearest_3_3.BA17]" office:value-type="float" office:value="0.778246499881467" calcext:value-type="float">
            <text:p>0.7782464999</text:p>
          </table:table-cell>
          <table:table-cell table:formula="of:=[nearest_3_3.BB17]" office:value-type="float" office:value="0.798720304057476" calcext:value-type="float">
            <text:p>0.7987203041</text:p>
          </table:table-cell>
          <table:table-cell table:formula="of:=[nearest_3_3.BC17]" office:value-type="float" office:value="0.823690494864018" calcext:value-type="float">
            <text:p>0.8236904949</text:p>
          </table:table-cell>
          <table:table-cell table:formula="of:=[nearest_3_3.BD17]" office:value-type="float" office:value="0.849941598864594" calcext:value-type="float">
            <text:p>0.8499415989</text:p>
          </table:table-cell>
          <table:table-cell table:formula="of:=[nearest_3_3.BE17]" office:value-type="float" office:value="0.871789073144165" calcext:value-type="float">
            <text:p>0.8717890731</text:p>
          </table:table-cell>
          <table:table-cell table:formula="of:=[nearest_3_3.BF17]" office:value-type="float" office:value="0.889351350706519" calcext:value-type="float">
            <text:p>0.8893513507</text:p>
          </table:table-cell>
          <table:table-cell table:formula="of:=[nearest_3_3.BG17]" office:value-type="float" office:value="0.907262114829753" calcext:value-type="float">
            <text:p>0.9072621148</text:p>
          </table:table-cell>
          <table:table-cell table:formula="of:=[nearest_3_3.BH17]" office:value-type="float" office:value="0.927572619342463" calcext:value-type="float">
            <text:p>0.9275726193</text:p>
          </table:table-cell>
          <table:table-cell table:formula="of:=[nearest_3_3.BI17]" office:value-type="float" office:value="0.943693365510398" calcext:value-type="float">
            <text:p>0.9436933655</text:p>
          </table:table-cell>
          <table:table-cell table:formula="of:=[nearest_3_3.BJ17]" office:value-type="float" office:value="0.962466832986071" calcext:value-type="float">
            <text:p>0.962466833</text:p>
          </table:table-cell>
          <table:table-cell table:formula="of:=[nearest_3_3.BK17]" office:value-type="float" office:value="0.978598107338525" calcext:value-type="float">
            <text:p>0.9785981073</text:p>
          </table:table-cell>
          <table:table-cell table:formula="of:=[nearest_3_3.BL17]" office:value-type="float" office:value="0.987568995077706" calcext:value-type="float">
            <text:p>0.9875689951</text:p>
          </table:table-cell>
          <table:table-cell table:formula="of:=[nearest_3_3.BM17]" office:value-type="float" office:value="0.994611111111111" calcext:value-type="float">
            <text:p>0.9946111111</text:p>
          </table:table-cell>
          <table:table-cell table:formula="of:=[nearest_3_3.BN17]" office:value-type="float" office:value="0.998666666666667" calcext:value-type="float">
            <text:p>0.9986666667</text:p>
          </table:table-cell>
          <table:table-cell table:formula="of:=[nearest_3_3.BO17]" office:value-type="float" office:value="0.998666666666667" calcext:value-type="float">
            <text:p>0.9986666667</text:p>
          </table:table-cell>
          <table:table-cell table:formula="of:=[nearest_3_3.BP17]" office:value-type="float" office:value="1" calcext:value-type="float">
            <text:p>1</text:p>
          </table:table-cell>
          <table:table-cell table:formula="of:=[nearest_3_3.BQ17]" office:value-type="float" office:value="1" calcext:value-type="float">
            <text:p>1</text:p>
          </table:table-cell>
          <table:table-cell table:formula="of:=[nearest_3_3.BR17]" office:value-type="float" office:value="1" calcext:value-type="float">
            <text:p>1</text:p>
          </table:table-cell>
          <table:table-cell table:formula="of:=[nearest_3_3.BS17]" office:value-type="float" office:value="1" calcext:value-type="float">
            <text:p>1</text:p>
          </table:table-cell>
          <table:table-cell table:formula="of:=[nearest_3_3.BT17]" office:value-type="float" office:value="1" calcext:value-type="float">
            <text:p>1</text:p>
          </table:table-cell>
          <table:table-cell table:formula="of:=[nearest_3_3.BU17]" office:value-type="float" office:value="1" calcext:value-type="float">
            <text:p>1</text:p>
          </table:table-cell>
          <table:table-cell table:formula="of:=[nearest_3_3.BV17]" office:value-type="float" office:value="1" calcext:value-type="float">
            <text:p>1</text:p>
          </table:table-cell>
          <table:table-cell table:formula="of:=[nearest_3_3.BW17]" office:value-type="float" office:value="1" calcext:value-type="float">
            <text:p>1</text:p>
          </table:table-cell>
          <table:table-cell table:formula="of:=[nearest_3_3.BX17]" office:value-type="float" office:value="1" calcext:value-type="float">
            <text:p>1</text:p>
          </table:table-cell>
          <table:table-cell table:formula="of:=[nearest_3_3.BY17]" office:value-type="float" office:value="1" calcext:value-type="float">
            <text:p>1</text:p>
          </table:table-cell>
          <table:table-cell table:formula="of:=[nearest_3_3.BZ17]" office:value-type="float" office:value="1" calcext:value-type="float">
            <text:p>1</text:p>
          </table:table-cell>
          <table:table-cell table:formula="of:=[nearest_3_3.CA17]" office:value-type="float" office:value="1" calcext:value-type="float">
            <text:p>1</text:p>
          </table:table-cell>
          <table:table-cell table:formula="of:=[nearest_3_3.CB17]" office:value-type="float" office:value="1" calcext:value-type="float">
            <text:p>1</text:p>
          </table:table-cell>
          <table:table-cell table:formula="of:=[nearest_3_3.CC17]" office:value-type="float" office:value="1" calcext:value-type="float">
            <text:p>1</text:p>
          </table:table-cell>
          <table:table-cell table:formula="of:=[nearest_3_3.CD17]" office:value-type="float" office:value="1" calcext:value-type="float">
            <text:p>1</text:p>
          </table:table-cell>
          <table:table-cell table:formula="of:=[nearest_3_3.CE17]" office:value-type="float" office:value="1" calcext:value-type="float">
            <text:p>1</text:p>
          </table:table-cell>
          <table:table-cell table:formula="of:=[nearest_3_3.CF17]" office:value-type="float" office:value="1" calcext:value-type="float">
            <text:p>1</text:p>
          </table:table-cell>
          <table:table-cell table:formula="of:=[nearest_3_3.CG17]" office:value-type="float" office:value="1" calcext:value-type="float">
            <text:p>1</text:p>
          </table:table-cell>
          <table:table-cell table:formula="of:=[nearest_3_3.CH17]" office:value-type="float" office:value="1" calcext:value-type="float">
            <text:p>1</text:p>
          </table:table-cell>
          <table:table-cell table:formula="of:=[nearest_3_3.CI17]" office:value-type="float" office:value="1" calcext:value-type="float">
            <text:p>1</text:p>
          </table:table-cell>
          <table:table-cell table:formula="of:=[nearest_3_3.CJ17]" office:value-type="float" office:value="1" calcext:value-type="float">
            <text:p>1</text:p>
          </table:table-cell>
          <table:table-cell table:formula="of:=[nearest_3_3.CK17]" office:value-type="float" office:value="1" calcext:value-type="float">
            <text:p>1</text:p>
          </table:table-cell>
          <table:table-cell table:formula="of:=[nearest_3_3.CL17]" office:value-type="float" office:value="1" calcext:value-type="float">
            <text:p>1</text:p>
          </table:table-cell>
          <table:table-cell table:formula="of:=[nearest_3_3.CM17]" office:value-type="float" office:value="1" calcext:value-type="float">
            <text:p>1</text:p>
          </table:table-cell>
          <table:table-cell table:formula="of:=[nearest_3_3.CN17]" office:value-type="float" office:value="1" calcext:value-type="float">
            <text:p>1</text:p>
          </table:table-cell>
          <table:table-cell table:formula="of:=[nearest_3_3.CO17]" office:value-type="float" office:value="1" calcext:value-type="float">
            <text:p>1</text:p>
          </table:table-cell>
          <table:table-cell table:formula="of:=[nearest_3_3.CP17]" office:value-type="float" office:value="1" calcext:value-type="float">
            <text:p>1</text:p>
          </table:table-cell>
          <table:table-cell table:formula="of:=[nearest_3_3.CQ17]" office:value-type="float" office:value="1" calcext:value-type="float">
            <text:p>1</text:p>
          </table:table-cell>
          <table:table-cell table:formula="of:=[nearest_3_3.CR17]" office:value-type="float" office:value="1" calcext:value-type="float">
            <text:p>1</text:p>
          </table:table-cell>
          <table:table-cell table:formula="of:=[nearest_3_3.CS17]" office:value-type="float" office:value="1" calcext:value-type="float">
            <text:p>1</text:p>
          </table:table-cell>
          <table:table-cell table:formula="of:=[nearest_3_3.CT17]" office:value-type="float" office:value="1" calcext:value-type="float">
            <text:p>1</text:p>
          </table:table-cell>
          <table:table-cell table:formula="of:=[nearest_3_3.CU17]" office:value-type="float" office:value="1" calcext:value-type="float">
            <text:p>1</text:p>
          </table:table-cell>
          <table:table-cell table:formula="of:=[nearest_3_3.CV17]" office:value-type="float" office:value="1" calcext:value-type="float">
            <text:p>1</text:p>
          </table:table-cell>
          <table:table-cell table:formula="of:=[nearest_3_3.CW17]" office:value-type="float" office:value="1" calcext:value-type="float">
            <text:p>1</text:p>
          </table:table-cell>
          <table:table-cell table:formula="of:=[nearest_3_3.CX17]" office:value-type="float" office:value="1" calcext:value-type="float">
            <text:p>1</text:p>
          </table:table-cell>
          <table:table-cell table:formula="of:=[nearest_3_3.CY17]" office:value-type="float" office:value="1" calcext:value-type="float">
            <text:p>1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Nearest_3_4</text:p>
          </table:table-cell>
          <table:table-cell table:formula="of:=[nearest_3_4.B$17]" office:value-type="float" office:value="0.52788392067195" calcext:value-type="float">
            <text:p>0.5278839207</text:p>
          </table:table-cell>
          <table:table-cell table:formula="of:=[nearest_3_4.C$17]" office:value-type="float" office:value="0.546628455833785" calcext:value-type="float">
            <text:p>0.5466284558</text:p>
          </table:table-cell>
          <table:table-cell table:formula="of:=[nearest_3_4.D$17]" office:value-type="float" office:value="0.566299209562975" calcext:value-type="float">
            <text:p>0.5662992096</text:p>
          </table:table-cell>
          <table:table-cell table:formula="of:=[nearest_3_4.E$17]" office:value-type="float" office:value="0.580729832118421" calcext:value-type="float">
            <text:p>0.5807298321</text:p>
          </table:table-cell>
          <table:table-cell table:formula="of:=[nearest_3_4.F$17]" office:value-type="float" office:value="0.597250327645051" calcext:value-type="float">
            <text:p>0.5972503276</text:p>
          </table:table-cell>
          <table:table-cell table:formula="of:=[nearest_3_4.G$17]" office:value-type="float" office:value="0.613969932916443" calcext:value-type="float">
            <text:p>0.6139699329</text:p>
          </table:table-cell>
          <table:table-cell table:formula="of:=[nearest_3_4.H$17]" office:value-type="float" office:value="0.628391459635634" calcext:value-type="float">
            <text:p>0.6283914596</text:p>
          </table:table-cell>
          <table:table-cell table:formula="of:=[nearest_3_4.I$17]" office:value-type="float" office:value="0.64694322556879" calcext:value-type="float">
            <text:p>0.6469432256</text:p>
          </table:table-cell>
          <table:table-cell table:formula="of:=[nearest_3_4.J$17]" office:value-type="float" office:value="0.668450487817226" calcext:value-type="float">
            <text:p>0.6684504878</text:p>
          </table:table-cell>
          <table:table-cell table:formula="of:=[nearest_3_4.K$17]" office:value-type="float" office:value="0.683410887423691" calcext:value-type="float">
            <text:p>0.6834108874</text:p>
          </table:table-cell>
          <table:table-cell table:formula="of:=[nearest_3_4.L$17]" office:value-type="float" office:value="0.699965112445243" calcext:value-type="float">
            <text:p>0.6999651124</text:p>
          </table:table-cell>
          <table:table-cell table:formula="of:=[nearest_3_4.M$17]" office:value-type="float" office:value="0.712868664144722" calcext:value-type="float">
            <text:p>0.7128686641</text:p>
          </table:table-cell>
          <table:table-cell table:formula="of:=[nearest_3_4.N$17]" office:value-type="float" office:value="0.726802147736883" calcext:value-type="float">
            <text:p>0.7268021477</text:p>
          </table:table-cell>
          <table:table-cell table:formula="of:=[nearest_3_4.O$17]" office:value-type="float" office:value="0.739765137268928" calcext:value-type="float">
            <text:p>0.7397651373</text:p>
          </table:table-cell>
          <table:table-cell table:formula="of:=[nearest_3_4.P$17]" office:value-type="float" office:value="0.74926510189324" calcext:value-type="float">
            <text:p>0.7492651019</text:p>
          </table:table-cell>
          <table:table-cell table:formula="of:=[nearest_3_4.Q$17]" office:value-type="float" office:value="0.755642603366613" calcext:value-type="float">
            <text:p>0.7556426034</text:p>
          </table:table-cell>
          <table:table-cell table:formula="of:=[nearest_3_4.R$17]" office:value-type="float" office:value="0.758643969184258" calcext:value-type="float">
            <text:p>0.7586439692</text:p>
          </table:table-cell>
          <table:table-cell table:formula="of:=[nearest_3_4.S$17]" office:value-type="float" office:value="0.758643969184258" calcext:value-type="float">
            <text:p>0.7586439692</text:p>
          </table:table-cell>
          <table:table-cell table:formula="of:=[nearest_3_4.T$17]" office:value-type="float" office:value="0.758643969184258" calcext:value-type="float">
            <text:p>0.7586439692</text:p>
          </table:table-cell>
          <table:table-cell table:formula="of:=[nearest_3_4.U$17]" office:value-type="float" office:value="0.758643969184258" calcext:value-type="float">
            <text:p>0.7586439692</text:p>
          </table:table-cell>
          <table:table-cell table:formula="of:=[nearest_3_4.V$17]" office:value-type="float" office:value="0.759581232978664" calcext:value-type="float">
            <text:p>0.759581233</text:p>
          </table:table-cell>
          <table:table-cell table:formula="of:=[nearest_3_4.W$17]" office:value-type="float" office:value="0.761822351648355" calcext:value-type="float">
            <text:p>0.7618223516</text:p>
          </table:table-cell>
          <table:table-cell table:formula="of:=[nearest_3_4.X$17]" office:value-type="float" office:value="0.764845783243215" calcext:value-type="float">
            <text:p>0.7648457832</text:p>
          </table:table-cell>
          <table:table-cell table:formula="of:=[nearest_3_4.Y$17]" office:value-type="float" office:value="0.768591059131348" calcext:value-type="float">
            <text:p>0.7685910591</text:p>
          </table:table-cell>
          <table:table-cell table:formula="of:=[nearest_3_4.Z$17]" office:value-type="float" office:value="0.768591059131348" calcext:value-type="float">
            <text:p>0.7685910591</text:p>
          </table:table-cell>
          <table:table-cell table:formula="of:=[nearest_3_4.AA$17]" office:value-type="float" office:value="0.768591059131348" calcext:value-type="float">
            <text:p>0.7685910591</text:p>
          </table:table-cell>
          <table:table-cell table:formula="of:=[nearest_3_4.AB$17]" office:value-type="float" office:value="0.768591059131348" calcext:value-type="float">
            <text:p>0.7685910591</text:p>
          </table:table-cell>
          <table:table-cell table:formula="of:=[nearest_3_4.AC$17]" office:value-type="float" office:value="0.768591059131348" calcext:value-type="float">
            <text:p>0.7685910591</text:p>
          </table:table-cell>
          <table:table-cell table:formula="of:=[nearest_3_4.AD$17]" office:value-type="float" office:value="0.768591059131348" calcext:value-type="float">
            <text:p>0.7685910591</text:p>
          </table:table-cell>
          <table:table-cell table:formula="of:=[nearest_3_4.AE$17]" office:value-type="float" office:value="0.768591059131348" calcext:value-type="float">
            <text:p>0.7685910591</text:p>
          </table:table-cell>
          <table:table-cell table:formula="of:=[nearest_3_4.AF$17]" office:value-type="float" office:value="0.768591059131348" calcext:value-type="float">
            <text:p>0.7685910591</text:p>
          </table:table-cell>
          <table:table-cell table:formula="of:=[nearest_3_4.AG$17]" office:value-type="float" office:value="0.768591059131348" calcext:value-type="float">
            <text:p>0.7685910591</text:p>
          </table:table-cell>
          <table:table-cell table:formula="of:=[nearest_3_4.AH$17]" office:value-type="float" office:value="0.768591059131348" calcext:value-type="float">
            <text:p>0.7685910591</text:p>
          </table:table-cell>
          <table:table-cell table:formula="of:=[nearest_3_4.AI$17]" office:value-type="float" office:value="0.768591059131348" calcext:value-type="float">
            <text:p>0.7685910591</text:p>
          </table:table-cell>
          <table:table-cell table:formula="of:=[nearest_3_4.AJ$17]" office:value-type="float" office:value="0.768591059131348" calcext:value-type="float">
            <text:p>0.7685910591</text:p>
          </table:table-cell>
          <table:table-cell table:formula="of:=[nearest_3_4.AK$17]" office:value-type="float" office:value="0.768591059131348" calcext:value-type="float">
            <text:p>0.7685910591</text:p>
          </table:table-cell>
          <table:table-cell table:formula="of:=[nearest_3_4.AL$17]" office:value-type="float" office:value="0.768591059131348" calcext:value-type="float">
            <text:p>0.7685910591</text:p>
          </table:table-cell>
          <table:table-cell table:formula="of:=[nearest_3_4.AM$17]" office:value-type="float" office:value="0.768591059131348" calcext:value-type="float">
            <text:p>0.7685910591</text:p>
          </table:table-cell>
          <table:table-cell table:formula="of:=[nearest_3_4.AN$17]" office:value-type="float" office:value="0.768591059131348" calcext:value-type="float">
            <text:p>0.7685910591</text:p>
          </table:table-cell>
          <table:table-cell table:formula="of:=[nearest_3_4.AO$17]" office:value-type="float" office:value="0.768591059131348" calcext:value-type="float">
            <text:p>0.7685910591</text:p>
          </table:table-cell>
          <table:table-cell table:formula="of:=[nearest_3_4.AP$17]" office:value-type="float" office:value="0.768591059131348" calcext:value-type="float">
            <text:p>0.7685910591</text:p>
          </table:table-cell>
          <table:table-cell table:formula="of:=[nearest_3_4.AQ$17]" office:value-type="float" office:value="0.768591059131348" calcext:value-type="float">
            <text:p>0.7685910591</text:p>
          </table:table-cell>
          <table:table-cell table:formula="of:=[nearest_3_4.AR$17]" office:value-type="float" office:value="0.768591059131348" calcext:value-type="float">
            <text:p>0.7685910591</text:p>
          </table:table-cell>
          <table:table-cell table:formula="of:=[nearest_3_4.AS$17]" office:value-type="float" office:value="0.768591059131348" calcext:value-type="float">
            <text:p>0.7685910591</text:p>
          </table:table-cell>
          <table:table-cell table:formula="of:=[nearest_3_4.AT$17]" office:value-type="float" office:value="0.768591059131348" calcext:value-type="float">
            <text:p>0.7685910591</text:p>
          </table:table-cell>
          <table:table-cell table:formula="of:=[nearest_3_4.AU$17]" office:value-type="float" office:value="0.768591059131348" calcext:value-type="float">
            <text:p>0.7685910591</text:p>
          </table:table-cell>
          <table:table-cell table:formula="of:=[nearest_3_4.AV$17]" office:value-type="float" office:value="0.768591059131348" calcext:value-type="float">
            <text:p>0.7685910591</text:p>
          </table:table-cell>
          <table:table-cell table:formula="of:=[nearest_3_4.AW$17]" office:value-type="float" office:value="0.768591059131348" calcext:value-type="float">
            <text:p>0.7685910591</text:p>
          </table:table-cell>
          <table:table-cell table:formula="of:=[nearest_3_4.AX$17]" office:value-type="float" office:value="0.768591059131348" calcext:value-type="float">
            <text:p>0.7685910591</text:p>
          </table:table-cell>
          <table:table-cell table:formula="of:=[nearest_3_4.AY$17]" office:value-type="float" office:value="0.768591059131348" calcext:value-type="float">
            <text:p>0.7685910591</text:p>
          </table:table-cell>
          <table:table-cell table:formula="of:=[nearest_3_4.AZ$17]" office:value-type="float" office:value="0.768591059131348" calcext:value-type="float">
            <text:p>0.7685910591</text:p>
          </table:table-cell>
          <table:table-cell table:formula="of:=[nearest_3_4.BA$17]" office:value-type="float" office:value="0.741902868064385" calcext:value-type="float">
            <text:p>0.7419028681</text:p>
          </table:table-cell>
          <table:table-cell table:formula="of:=[nearest_3_4.BB$17]" office:value-type="float" office:value="0.771601845323897" calcext:value-type="float">
            <text:p>0.7716018453</text:p>
          </table:table-cell>
          <table:table-cell table:formula="of:=[nearest_3_4.BC$17]" office:value-type="float" office:value="0.790864856353772" calcext:value-type="float">
            <text:p>0.7908648564</text:p>
          </table:table-cell>
          <table:table-cell table:formula="of:=[nearest_3_4.BD$17]" office:value-type="float" office:value="0.819017744318555" calcext:value-type="float">
            <text:p>0.8190177443</text:p>
          </table:table-cell>
          <table:table-cell table:formula="of:=[nearest_3_4.BE$17]" office:value-type="float" office:value="0.840713580385557" calcext:value-type="float">
            <text:p>0.8407135804</text:p>
          </table:table-cell>
          <table:table-cell table:formula="of:=[nearest_3_4.BF$17]" office:value-type="float" office:value="0.861121022307023" calcext:value-type="float">
            <text:p>0.8611210223</text:p>
          </table:table-cell>
          <table:table-cell table:formula="of:=[nearest_3_4.BG$17]" office:value-type="float" office:value="0.880015997858878" calcext:value-type="float">
            <text:p>0.8800159979</text:p>
          </table:table-cell>
          <table:table-cell table:formula="of:=[nearest_3_4.BH$17]" office:value-type="float" office:value="0.89682666618357" calcext:value-type="float">
            <text:p>0.8968266662</text:p>
          </table:table-cell>
          <table:table-cell table:formula="of:=[nearest_3_4.BI$17]" office:value-type="float" office:value="0.915119978848048" calcext:value-type="float">
            <text:p>0.9151199788</text:p>
          </table:table-cell>
          <table:table-cell table:formula="of:=[nearest_3_4.BJ$17]" office:value-type="float" office:value="0.931724203756212" calcext:value-type="float">
            <text:p>0.9317242038</text:p>
          </table:table-cell>
          <table:table-cell table:formula="of:=[nearest_3_4.BK$17]" office:value-type="float" office:value="0.947460502236348" calcext:value-type="float">
            <text:p>0.9474605022</text:p>
          </table:table-cell>
          <table:table-cell table:formula="of:=[nearest_3_4.BL$17]" office:value-type="float" office:value="0.955365765351695" calcext:value-type="float">
            <text:p>0.9553657654</text:p>
          </table:table-cell>
          <table:table-cell table:formula="of:=[nearest_3_4.BM$17]" office:value-type="float" office:value="0.964893566136091" calcext:value-type="float">
            <text:p>0.9648935661</text:p>
          </table:table-cell>
          <table:table-cell table:formula="of:=[nearest_3_4.BN$17]" office:value-type="float" office:value="0.973916016062196" calcext:value-type="float">
            <text:p>0.9739160161</text:p>
          </table:table-cell>
          <table:table-cell table:formula="of:=[nearest_3_4.BO$17]" office:value-type="float" office:value="0.980051501101335" calcext:value-type="float">
            <text:p>0.9800515011</text:p>
          </table:table-cell>
          <table:table-cell table:formula="of:=[nearest_3_4.BP$17]" office:value-type="float" office:value="0.986005167958656" calcext:value-type="float">
            <text:p>0.986005168</text:p>
          </table:table-cell>
          <table:table-cell table:formula="of:=[nearest_3_4.BQ$17]" office:value-type="float" office:value="0.988888888888889" calcext:value-type="float">
            <text:p>0.9888888889</text:p>
          </table:table-cell>
          <table:table-cell table:formula="of:=[nearest_3_4.BR$17]" office:value-type="float" office:value="0.988888888888889" calcext:value-type="float">
            <text:p>0.9888888889</text:p>
          </table:table-cell>
          <table:table-cell table:formula="of:=[nearest_3_4.BS$17]" office:value-type="float" office:value="0.988888888888889" calcext:value-type="float">
            <text:p>0.9888888889</text:p>
          </table:table-cell>
          <table:table-cell table:formula="of:=[nearest_3_4.BT$17]" office:value-type="float" office:value="0.988888888888889" calcext:value-type="float">
            <text:p>0.9888888889</text:p>
          </table:table-cell>
          <table:table-cell table:formula="of:=[nearest_3_4.BU$17]" office:value-type="float" office:value="0.992063492063492" calcext:value-type="float">
            <text:p>0.9920634921</text:p>
          </table:table-cell>
          <table:table-cell table:formula="of:=[nearest_3_4.BV$17]" office:value-type="float" office:value="0.993650793650794" calcext:value-type="float">
            <text:p>0.9936507937</text:p>
          </table:table-cell>
          <table:table-cell table:formula="of:=[nearest_3_4.BW$17]" office:value-type="float" office:value="0.995238095238095" calcext:value-type="float">
            <text:p>0.9952380952</text:p>
          </table:table-cell>
          <table:table-cell table:formula="of:=[nearest_3_4.BX$17]" office:value-type="float" office:value="0.996825396825397" calcext:value-type="float">
            <text:p>0.9968253968</text:p>
          </table:table-cell>
          <table:table-cell table:formula="of:=[nearest_3_4.BY$17]" office:value-type="float" office:value="0.996825396825397" calcext:value-type="float">
            <text:p>0.9968253968</text:p>
          </table:table-cell>
          <table:table-cell table:formula="of:=[nearest_3_4.BZ$17]" office:value-type="float" office:value="0.996825396825397" calcext:value-type="float">
            <text:p>0.9968253968</text:p>
          </table:table-cell>
          <table:table-cell table:formula="of:=[nearest_3_4.CA$17]" office:value-type="float" office:value="0.996825396825397" calcext:value-type="float">
            <text:p>0.9968253968</text:p>
          </table:table-cell>
          <table:table-cell table:formula="of:=[nearest_3_4.CB$17]" office:value-type="float" office:value="0.996825396825397" calcext:value-type="float">
            <text:p>0.9968253968</text:p>
          </table:table-cell>
          <table:table-cell table:formula="of:=[nearest_3_4.CC$17]" office:value-type="float" office:value="0.996825396825397" calcext:value-type="float">
            <text:p>0.9968253968</text:p>
          </table:table-cell>
          <table:table-cell table:formula="of:=[nearest_3_4.CD$17]" office:value-type="float" office:value="0.996825396825397" calcext:value-type="float">
            <text:p>0.9968253968</text:p>
          </table:table-cell>
          <table:table-cell table:formula="of:=[nearest_3_4.CE$17]" office:value-type="float" office:value="0.996825396825397" calcext:value-type="float">
            <text:p>0.9968253968</text:p>
          </table:table-cell>
          <table:table-cell table:formula="of:=[nearest_3_4.CF$17]" office:value-type="float" office:value="0.996825396825397" calcext:value-type="float">
            <text:p>0.9968253968</text:p>
          </table:table-cell>
          <table:table-cell table:formula="of:=[nearest_3_4.CG$17]" office:value-type="float" office:value="0.996825396825397" calcext:value-type="float">
            <text:p>0.9968253968</text:p>
          </table:table-cell>
          <table:table-cell table:formula="of:=[nearest_3_4.CH$17]" office:value-type="float" office:value="0.996825396825397" calcext:value-type="float">
            <text:p>0.9968253968</text:p>
          </table:table-cell>
          <table:table-cell table:formula="of:=[nearest_3_4.CI$17]" office:value-type="float" office:value="0.996825396825397" calcext:value-type="float">
            <text:p>0.9968253968</text:p>
          </table:table-cell>
          <table:table-cell table:formula="of:=[nearest_3_4.CJ$17]" office:value-type="float" office:value="0.996825396825397" calcext:value-type="float">
            <text:p>0.9968253968</text:p>
          </table:table-cell>
          <table:table-cell table:formula="of:=[nearest_3_4.CK$17]" office:value-type="float" office:value="0.996825396825397" calcext:value-type="float">
            <text:p>0.9968253968</text:p>
          </table:table-cell>
          <table:table-cell table:formula="of:=[nearest_3_4.CL$17]" office:value-type="float" office:value="0.996825396825397" calcext:value-type="float">
            <text:p>0.9968253968</text:p>
          </table:table-cell>
          <table:table-cell table:formula="of:=[nearest_3_4.CM$17]" office:value-type="float" office:value="0.996825396825397" calcext:value-type="float">
            <text:p>0.9968253968</text:p>
          </table:table-cell>
          <table:table-cell table:formula="of:=[nearest_3_4.CN$17]" office:value-type="float" office:value="0.996825396825397" calcext:value-type="float">
            <text:p>0.9968253968</text:p>
          </table:table-cell>
          <table:table-cell table:formula="of:=[nearest_3_4.CO$17]" office:value-type="float" office:value="0.996825396825397" calcext:value-type="float">
            <text:p>0.9968253968</text:p>
          </table:table-cell>
          <table:table-cell table:formula="of:=[nearest_3_4.CP$17]" office:value-type="float" office:value="0.996825396825397" calcext:value-type="float">
            <text:p>0.9968253968</text:p>
          </table:table-cell>
          <table:table-cell table:formula="of:=[nearest_3_4.CQ$17]" office:value-type="float" office:value="0.996825396825397" calcext:value-type="float">
            <text:p>0.9968253968</text:p>
          </table:table-cell>
          <table:table-cell table:formula="of:=[nearest_3_4.CR$17]" office:value-type="float" office:value="0.996825396825397" calcext:value-type="float">
            <text:p>0.9968253968</text:p>
          </table:table-cell>
          <table:table-cell table:formula="of:=[nearest_3_4.CS$17]" office:value-type="float" office:value="0.996825396825397" calcext:value-type="float">
            <text:p>0.9968253968</text:p>
          </table:table-cell>
          <table:table-cell table:formula="of:=[nearest_3_4.CT$17]" office:value-type="float" office:value="0.996825396825397" calcext:value-type="float">
            <text:p>0.9968253968</text:p>
          </table:table-cell>
          <table:table-cell table:formula="of:=[nearest_3_4.CU$17]" office:value-type="float" office:value="0.996825396825397" calcext:value-type="float">
            <text:p>0.9968253968</text:p>
          </table:table-cell>
          <table:table-cell table:formula="of:=[nearest_3_4.CV$17]" office:value-type="float" office:value="0.996825396825397" calcext:value-type="float">
            <text:p>0.9968253968</text:p>
          </table:table-cell>
          <table:table-cell table:formula="of:=[nearest_3_4.CW$17]" office:value-type="float" office:value="0.996825396825397" calcext:value-type="float">
            <text:p>0.9968253968</text:p>
          </table:table-cell>
          <table:table-cell table:formula="of:=[nearest_3_4.CX$17]" office:value-type="float" office:value="0.996825396825397" calcext:value-type="float">
            <text:p>0.9968253968</text:p>
          </table:table-cell>
          <table:table-cell table:formula="of:=[nearest_3_4.CY$17]" office:value-type="float" office:value="0.996825396825397" calcext:value-type="float">
            <text:p>0.9968253968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Nearest_3_5</text:p>
          </table:table-cell>
          <table:table-cell table:formula="of:=[nearest_3_5.B$17]" office:value-type="float" office:value="0.477998726343513" calcext:value-type="float">
            <text:p>0.4779987263</text:p>
          </table:table-cell>
          <table:table-cell table:formula="of:=[nearest_3_5.C$17]" office:value-type="float" office:value="0.497183574557752" calcext:value-type="float">
            <text:p>0.4971835746</text:p>
          </table:table-cell>
          <table:table-cell table:formula="of:=[nearest_3_5.D$17]" office:value-type="float" office:value="0.513649358415219" calcext:value-type="float">
            <text:p>0.5136493584</text:p>
          </table:table-cell>
          <table:table-cell table:formula="of:=[nearest_3_5.E$17]" office:value-type="float" office:value="0.533019115178528" calcext:value-type="float">
            <text:p>0.5330191152</text:p>
          </table:table-cell>
          <table:table-cell table:formula="of:=[nearest_3_5.F$17]" office:value-type="float" office:value="0.546022484818592" calcext:value-type="float">
            <text:p>0.5460224848</text:p>
          </table:table-cell>
          <table:table-cell table:formula="of:=[nearest_3_5.G$17]" office:value-type="float" office:value="0.563385122684017" calcext:value-type="float">
            <text:p>0.5633851227</text:p>
          </table:table-cell>
          <table:table-cell table:formula="of:=[nearest_3_5.H$17]" office:value-type="float" office:value="0.580980570282735" calcext:value-type="float">
            <text:p>0.5809805703</text:p>
          </table:table-cell>
          <table:table-cell table:formula="of:=[nearest_3_5.I$17]" office:value-type="float" office:value="0.602390108422658" calcext:value-type="float">
            <text:p>0.6023901084</text:p>
          </table:table-cell>
          <table:table-cell table:formula="of:=[nearest_3_5.J$17]" office:value-type="float" office:value="0.617161408500742" calcext:value-type="float">
            <text:p>0.6171614085</text:p>
          </table:table-cell>
          <table:table-cell table:formula="of:=[nearest_3_5.K$17]" office:value-type="float" office:value="0.640357375428299" calcext:value-type="float">
            <text:p>0.6403573754</text:p>
          </table:table-cell>
          <table:table-cell table:formula="of:=[nearest_3_5.L$17]" office:value-type="float" office:value="0.65912950584669" calcext:value-type="float">
            <text:p>0.6591295058</text:p>
          </table:table-cell>
          <table:table-cell table:formula="of:=[nearest_3_5.M$17]" office:value-type="float" office:value="0.674102542038716" calcext:value-type="float">
            <text:p>0.674102542</text:p>
          </table:table-cell>
          <table:table-cell table:formula="of:=[nearest_3_5.N$17]" office:value-type="float" office:value="0.687588591331933" calcext:value-type="float">
            <text:p>0.6875885913</text:p>
          </table:table-cell>
          <table:table-cell table:formula="of:=[nearest_3_5.O$17]" office:value-type="float" office:value="0.70053548575293" calcext:value-type="float">
            <text:p>0.7005354858</text:p>
          </table:table-cell>
          <table:table-cell table:formula="of:=[nearest_3_5.P$17]" office:value-type="float" office:value="0.710333752813714" calcext:value-type="float">
            <text:p>0.7103337528</text:p>
          </table:table-cell>
          <table:table-cell table:formula="of:=[nearest_3_5.Q$17]" office:value-type="float" office:value="0.720417553054744" calcext:value-type="float">
            <text:p>0.7204175531</text:p>
          </table:table-cell>
          <table:table-cell table:formula="of:=[nearest_3_5.R$17]" office:value-type="float" office:value="0.726590231643084" calcext:value-type="float">
            <text:p>0.7265902316</text:p>
          </table:table-cell>
          <table:table-cell table:formula="of:=[nearest_3_5.S$17]" office:value-type="float" office:value="0.731437083473309" calcext:value-type="float">
            <text:p>0.7314370835</text:p>
          </table:table-cell>
          <table:table-cell table:formula="of:=[nearest_3_5.T$17]" office:value-type="float" office:value="0.735970142161374" calcext:value-type="float">
            <text:p>0.7359701422</text:p>
          </table:table-cell>
          <table:table-cell table:formula="of:=[nearest_3_5.U$17]" office:value-type="float" office:value="0.737984893714169" calcext:value-type="float">
            <text:p>0.7379848937</text:p>
          </table:table-cell>
          <table:table-cell table:formula="of:=[nearest_3_5.V$17]" office:value-type="float" office:value="0.741801031280307" calcext:value-type="float">
            <text:p>0.7418010313</text:p>
          </table:table-cell>
          <table:table-cell table:formula="of:=[nearest_3_5.W$17]" office:value-type="float" office:value="0.741801031280307" calcext:value-type="float">
            <text:p>0.7418010313</text:p>
          </table:table-cell>
          <table:table-cell table:formula="of:=[nearest_3_5.X$17]" office:value-type="float" office:value="0.741801031280307" calcext:value-type="float">
            <text:p>0.7418010313</text:p>
          </table:table-cell>
          <table:table-cell table:formula="of:=[nearest_3_5.Y$17]" office:value-type="float" office:value="0.741801031280307" calcext:value-type="float">
            <text:p>0.7418010313</text:p>
          </table:table-cell>
          <table:table-cell table:formula="of:=[nearest_3_5.Z$17]" office:value-type="float" office:value="0.741801031280307" calcext:value-type="float">
            <text:p>0.7418010313</text:p>
          </table:table-cell>
          <table:table-cell table:formula="of:=[nearest_3_5.AA$17]" office:value-type="float" office:value="0.741801031280307" calcext:value-type="float">
            <text:p>0.7418010313</text:p>
          </table:table-cell>
          <table:table-cell table:formula="of:=[nearest_3_5.AB$17]" office:value-type="float" office:value="0.741801031280307" calcext:value-type="float">
            <text:p>0.7418010313</text:p>
          </table:table-cell>
          <table:table-cell table:formula="of:=[nearest_3_5.AC$17]" office:value-type="float" office:value="0.741801031280307" calcext:value-type="float">
            <text:p>0.7418010313</text:p>
          </table:table-cell>
          <table:table-cell table:formula="of:=[nearest_3_5.AD$17]" office:value-type="float" office:value="0.741801031280307" calcext:value-type="float">
            <text:p>0.7418010313</text:p>
          </table:table-cell>
          <table:table-cell table:formula="of:=[nearest_3_5.AE$17]" office:value-type="float" office:value="0.741801031280307" calcext:value-type="float">
            <text:p>0.7418010313</text:p>
          </table:table-cell>
          <table:table-cell table:formula="of:=[nearest_3_5.AF$17]" office:value-type="float" office:value="0.741801031280307" calcext:value-type="float">
            <text:p>0.7418010313</text:p>
          </table:table-cell>
          <table:table-cell table:formula="of:=[nearest_3_5.AG$17]" office:value-type="float" office:value="0.741801031280307" calcext:value-type="float">
            <text:p>0.7418010313</text:p>
          </table:table-cell>
          <table:table-cell table:formula="of:=[nearest_3_5.AH$17]" office:value-type="float" office:value="0.741801031280307" calcext:value-type="float">
            <text:p>0.7418010313</text:p>
          </table:table-cell>
          <table:table-cell table:formula="of:=[nearest_3_5.AI$17]" office:value-type="float" office:value="0.741801031280307" calcext:value-type="float">
            <text:p>0.7418010313</text:p>
          </table:table-cell>
          <table:table-cell table:formula="of:=[nearest_3_5.AJ$17]" office:value-type="float" office:value="0.741801031280307" calcext:value-type="float">
            <text:p>0.7418010313</text:p>
          </table:table-cell>
          <table:table-cell table:formula="of:=[nearest_3_5.AK$17]" office:value-type="float" office:value="0.741801031280307" calcext:value-type="float">
            <text:p>0.7418010313</text:p>
          </table:table-cell>
          <table:table-cell table:formula="of:=[nearest_3_5.AL$17]" office:value-type="float" office:value="0.741801031280307" calcext:value-type="float">
            <text:p>0.7418010313</text:p>
          </table:table-cell>
          <table:table-cell table:formula="of:=[nearest_3_5.AM$17]" office:value-type="float" office:value="0.741801031280307" calcext:value-type="float">
            <text:p>0.7418010313</text:p>
          </table:table-cell>
          <table:table-cell table:formula="of:=[nearest_3_5.AN$17]" office:value-type="float" office:value="0.741801031280307" calcext:value-type="float">
            <text:p>0.7418010313</text:p>
          </table:table-cell>
          <table:table-cell table:formula="of:=[nearest_3_5.AO$17]" office:value-type="float" office:value="0.741801031280307" calcext:value-type="float">
            <text:p>0.7418010313</text:p>
          </table:table-cell>
          <table:table-cell table:formula="of:=[nearest_3_5.AP$17]" office:value-type="float" office:value="0.741801031280307" calcext:value-type="float">
            <text:p>0.7418010313</text:p>
          </table:table-cell>
          <table:table-cell table:formula="of:=[nearest_3_5.AQ$17]" office:value-type="float" office:value="0.741801031280307" calcext:value-type="float">
            <text:p>0.7418010313</text:p>
          </table:table-cell>
          <table:table-cell table:formula="of:=[nearest_3_5.AR$17]" office:value-type="float" office:value="0.741801031280307" calcext:value-type="float">
            <text:p>0.7418010313</text:p>
          </table:table-cell>
          <table:table-cell table:formula="of:=[nearest_3_5.AS$17]" office:value-type="float" office:value="0.741801031280307" calcext:value-type="float">
            <text:p>0.7418010313</text:p>
          </table:table-cell>
          <table:table-cell table:formula="of:=[nearest_3_5.AT$17]" office:value-type="float" office:value="0.741801031280307" calcext:value-type="float">
            <text:p>0.7418010313</text:p>
          </table:table-cell>
          <table:table-cell table:formula="of:=[nearest_3_5.AU$17]" office:value-type="float" office:value="0.741801031280307" calcext:value-type="float">
            <text:p>0.7418010313</text:p>
          </table:table-cell>
          <table:table-cell table:formula="of:=[nearest_3_5.AV$17]" office:value-type="float" office:value="0.741801031280307" calcext:value-type="float">
            <text:p>0.7418010313</text:p>
          </table:table-cell>
          <table:table-cell table:formula="of:=[nearest_3_5.AW$17]" office:value-type="float" office:value="0.741801031280307" calcext:value-type="float">
            <text:p>0.7418010313</text:p>
          </table:table-cell>
          <table:table-cell table:formula="of:=[nearest_3_5.AX$17]" office:value-type="float" office:value="0.741801031280307" calcext:value-type="float">
            <text:p>0.7418010313</text:p>
          </table:table-cell>
          <table:table-cell table:formula="of:=[nearest_3_5.AY$17]" office:value-type="float" office:value="0.741801031280307" calcext:value-type="float">
            <text:p>0.7418010313</text:p>
          </table:table-cell>
          <table:table-cell table:formula="of:=[nearest_3_5.AZ$17]" office:value-type="float" office:value="0.741801031280307" calcext:value-type="float">
            <text:p>0.7418010313</text:p>
          </table:table-cell>
          <table:table-cell table:formula="of:=[nearest_3_5.BA$17]" office:value-type="float" office:value="0.672280578444226" calcext:value-type="float">
            <text:p>0.6722805784</text:p>
          </table:table-cell>
          <table:table-cell table:formula="of:=[nearest_3_5.BB$17]" office:value-type="float" office:value="0.700667881161188" calcext:value-type="float">
            <text:p>0.7006678812</text:p>
          </table:table-cell>
          <table:table-cell table:formula="of:=[nearest_3_5.BC$17]" office:value-type="float" office:value="0.730632076178717" calcext:value-type="float">
            <text:p>0.7306320762</text:p>
          </table:table-cell>
          <table:table-cell table:formula="of:=[nearest_3_5.BD$17]" office:value-type="float" office:value="0.764735597128103" calcext:value-type="float">
            <text:p>0.7647355971</text:p>
          </table:table-cell>
          <table:table-cell table:formula="of:=[nearest_3_5.BE$17]" office:value-type="float" office:value="0.778456659181468" calcext:value-type="float">
            <text:p>0.7784566592</text:p>
          </table:table-cell>
          <table:table-cell table:formula="of:=[nearest_3_5.BF$17]" office:value-type="float" office:value="0.802080381485926" calcext:value-type="float">
            <text:p>0.8020803815</text:p>
          </table:table-cell>
          <table:table-cell table:formula="of:=[nearest_3_5.BG$17]" office:value-type="float" office:value="0.824759274613169" calcext:value-type="float">
            <text:p>0.8247592746</text:p>
          </table:table-cell>
          <table:table-cell table:formula="of:=[nearest_3_5.BH$17]" office:value-type="float" office:value="0.848694048331288" calcext:value-type="float">
            <text:p>0.8486940483</text:p>
          </table:table-cell>
          <table:table-cell table:formula="of:=[nearest_3_5.BI$17]" office:value-type="float" office:value="0.8697974969113" calcext:value-type="float">
            <text:p>0.8697974969</text:p>
          </table:table-cell>
          <table:table-cell table:formula="of:=[nearest_3_5.BJ$17]" office:value-type="float" office:value="0.89053697712871" calcext:value-type="float">
            <text:p>0.8905369771</text:p>
          </table:table-cell>
          <table:table-cell table:formula="of:=[nearest_3_5.BK$17]" office:value-type="float" office:value="0.909858661833258" calcext:value-type="float">
            <text:p>0.9098586618</text:p>
          </table:table-cell>
          <table:table-cell table:formula="of:=[nearest_3_5.BL$17]" office:value-type="float" office:value="0.92797479247443" calcext:value-type="float">
            <text:p>0.9279747925</text:p>
          </table:table-cell>
          <table:table-cell table:formula="of:=[nearest_3_5.BM$17]" office:value-type="float" office:value="0.941311459898132" calcext:value-type="float">
            <text:p>0.9413114599</text:p>
          </table:table-cell>
          <table:table-cell table:formula="of:=[nearest_3_5.BN$17]" office:value-type="float" office:value="0.957989531601923" calcext:value-type="float">
            <text:p>0.9579895316</text:p>
          </table:table-cell>
          <table:table-cell table:formula="of:=[nearest_3_5.BO$17]" office:value-type="float" office:value="0.966773919798754" calcext:value-type="float">
            <text:p>0.9667739198</text:p>
          </table:table-cell>
          <table:table-cell table:formula="of:=[nearest_3_5.BP$17]" office:value-type="float" office:value="0.975498565725605" calcext:value-type="float">
            <text:p>0.9754985657</text:p>
          </table:table-cell>
          <table:table-cell table:formula="of:=[nearest_3_5.BQ$17]" office:value-type="float" office:value="0.984320462439076" calcext:value-type="float">
            <text:p>0.9843204624</text:p>
          </table:table-cell>
          <table:table-cell table:formula="of:=[nearest_3_5.BR$17]" office:value-type="float" office:value="0.991516342892384" calcext:value-type="float">
            <text:p>0.9915163429</text:p>
          </table:table-cell>
          <table:table-cell table:formula="of:=[nearest_3_5.BS$17]" office:value-type="float" office:value="0.995772946859903" calcext:value-type="float">
            <text:p>0.9957729469</text:p>
          </table:table-cell>
          <table:table-cell table:formula="of:=[nearest_3_5.BT$17]" office:value-type="float" office:value="0.998611111111111" calcext:value-type="float">
            <text:p>0.9986111111</text:p>
          </table:table-cell>
          <table:table-cell table:formula="of:=[nearest_3_5.BU$17]" office:value-type="float" office:value="1" calcext:value-type="float">
            <text:p>1</text:p>
          </table:table-cell>
          <table:table-cell table:formula="of:=[nearest_3_5.BV$17]" office:value-type="float" office:value="1" calcext:value-type="float">
            <text:p>1</text:p>
          </table:table-cell>
          <table:table-cell table:formula="of:=[nearest_3_5.BW$17]" office:value-type="float" office:value="1" calcext:value-type="float">
            <text:p>1</text:p>
          </table:table-cell>
          <table:table-cell table:formula="of:=[nearest_3_5.BX$17]" office:value-type="float" office:value="1" calcext:value-type="float">
            <text:p>1</text:p>
          </table:table-cell>
          <table:table-cell table:formula="of:=[nearest_3_5.BY$17]" office:value-type="float" office:value="1" calcext:value-type="float">
            <text:p>1</text:p>
          </table:table-cell>
          <table:table-cell table:formula="of:=[nearest_3_5.BZ$17]" office:value-type="float" office:value="1" calcext:value-type="float">
            <text:p>1</text:p>
          </table:table-cell>
          <table:table-cell table:formula="of:=[nearest_3_5.CA$17]" office:value-type="float" office:value="1" calcext:value-type="float">
            <text:p>1</text:p>
          </table:table-cell>
          <table:table-cell table:formula="of:=[nearest_3_5.CB$17]" office:value-type="float" office:value="1" calcext:value-type="float">
            <text:p>1</text:p>
          </table:table-cell>
          <table:table-cell table:formula="of:=[nearest_3_5.CC$17]" office:value-type="float" office:value="1" calcext:value-type="float">
            <text:p>1</text:p>
          </table:table-cell>
          <table:table-cell table:formula="of:=[nearest_3_5.CD$17]" office:value-type="float" office:value="1" calcext:value-type="float">
            <text:p>1</text:p>
          </table:table-cell>
          <table:table-cell table:formula="of:=[nearest_3_5.CE$17]" office:value-type="float" office:value="1" calcext:value-type="float">
            <text:p>1</text:p>
          </table:table-cell>
          <table:table-cell table:formula="of:=[nearest_3_5.CF$17]" office:value-type="float" office:value="1" calcext:value-type="float">
            <text:p>1</text:p>
          </table:table-cell>
          <table:table-cell table:formula="of:=[nearest_3_5.CG$17]" office:value-type="float" office:value="1" calcext:value-type="float">
            <text:p>1</text:p>
          </table:table-cell>
          <table:table-cell table:formula="of:=[nearest_3_5.CH$17]" office:value-type="float" office:value="1" calcext:value-type="float">
            <text:p>1</text:p>
          </table:table-cell>
          <table:table-cell table:formula="of:=[nearest_3_5.CI$17]" office:value-type="float" office:value="1" calcext:value-type="float">
            <text:p>1</text:p>
          </table:table-cell>
          <table:table-cell table:formula="of:=[nearest_3_5.CJ$17]" office:value-type="float" office:value="1" calcext:value-type="float">
            <text:p>1</text:p>
          </table:table-cell>
          <table:table-cell table:formula="of:=[nearest_3_5.CK$17]" office:value-type="float" office:value="1" calcext:value-type="float">
            <text:p>1</text:p>
          </table:table-cell>
          <table:table-cell table:formula="of:=[nearest_3_5.CL$17]" office:value-type="float" office:value="1" calcext:value-type="float">
            <text:p>1</text:p>
          </table:table-cell>
          <table:table-cell table:formula="of:=[nearest_3_5.CM$17]" office:value-type="float" office:value="1" calcext:value-type="float">
            <text:p>1</text:p>
          </table:table-cell>
          <table:table-cell table:formula="of:=[nearest_3_5.CN$17]" office:value-type="float" office:value="1" calcext:value-type="float">
            <text:p>1</text:p>
          </table:table-cell>
          <table:table-cell table:formula="of:=[nearest_3_5.CO$17]" office:value-type="float" office:value="1" calcext:value-type="float">
            <text:p>1</text:p>
          </table:table-cell>
          <table:table-cell table:formula="of:=[nearest_3_5.CP$17]" office:value-type="float" office:value="1" calcext:value-type="float">
            <text:p>1</text:p>
          </table:table-cell>
          <table:table-cell table:formula="of:=[nearest_3_5.CQ$17]" office:value-type="float" office:value="1" calcext:value-type="float">
            <text:p>1</text:p>
          </table:table-cell>
          <table:table-cell table:formula="of:=[nearest_3_5.CR$17]" office:value-type="float" office:value="1" calcext:value-type="float">
            <text:p>1</text:p>
          </table:table-cell>
          <table:table-cell table:formula="of:=[nearest_3_5.CS$17]" office:value-type="float" office:value="1" calcext:value-type="float">
            <text:p>1</text:p>
          </table:table-cell>
          <table:table-cell table:formula="of:=[nearest_3_5.CT$17]" office:value-type="float" office:value="1" calcext:value-type="float">
            <text:p>1</text:p>
          </table:table-cell>
          <table:table-cell table:formula="of:=[nearest_3_5.CU$17]" office:value-type="float" office:value="1" calcext:value-type="float">
            <text:p>1</text:p>
          </table:table-cell>
          <table:table-cell table:formula="of:=[nearest_3_5.CV$17]" office:value-type="float" office:value="1" calcext:value-type="float">
            <text:p>1</text:p>
          </table:table-cell>
          <table:table-cell table:formula="of:=[nearest_3_5.CW$17]" office:value-type="float" office:value="1" calcext:value-type="float">
            <text:p>1</text:p>
          </table:table-cell>
          <table:table-cell table:formula="of:=[nearest_3_5.CX$17]" office:value-type="float" office:value="1" calcext:value-type="float">
            <text:p>1</text:p>
          </table:table-cell>
          <table:table-cell table:formula="of:=[nearest_3_5.CY$17]" office:value-type="float" office:value="1" calcext:value-type="float">
            <text:p>1</text:p>
          </table:table-cell>
          <table:table-cell table:formula="of:=[nearest_3_5.CZ$17]" office:value-type="float" office:value="0" calcext:value-type="float">
            <text:p>0</text:p>
          </table:table-cell>
          <table:table-cell table:formula="of:=[nearest_3_5.DA$17]" office:value-type="float" office:value="0" calcext:value-type="float">
            <text:p>0</text:p>
          </table:table-cell>
          <table:table-cell table:formula="of:=[nearest_3_5.DB$17]" office:value-type="float" office:value="0" calcext:value-type="float">
            <text:p>0</text:p>
          </table:table-cell>
          <table:table-cell table:formula="of:=[nearest_3_5.DC$17]" office:value-type="float" office:value="0" calcext:value-type="float">
            <text:p>0</text:p>
          </table:table-cell>
          <table:table-cell table:formula="of:=[nearest_3_5.DD$17]" office:value-type="float" office:value="0" calcext:value-type="float">
            <text:p>0</text:p>
          </table:table-cell>
          <table:table-cell table:formula="of:=[nearest_3_5.DE$17]" office:value-type="float" office:value="0" calcext:value-type="float">
            <text:p>0</text:p>
          </table:table-cell>
          <table:table-cell table:formula="of:=[nearest_3_5.DF$17]" office:value-type="float" office:value="0" calcext:value-type="float">
            <text:p>0</text:p>
          </table:table-cell>
          <table:table-cell table:formula="of:=[nearest_3_5.DG$17]" office:value-type="float" office:value="0" calcext:value-type="float">
            <text:p>0</text:p>
          </table:table-cell>
          <table:table-cell table:formula="of:=[nearest_3_5.DH$17]" office:value-type="float" office:value="0" calcext:value-type="float">
            <text:p>0</text:p>
          </table:table-cell>
          <table:table-cell table:formula="of:=[nearest_3_5.DI$17]" office:value-type="float" office:value="0" calcext:value-type="float">
            <text:p>0</text:p>
          </table:table-cell>
          <table:table-cell table:formula="of:=[nearest_3_5.DJ$17]" office:value-type="float" office:value="0" calcext:value-type="float">
            <text:p>0</text:p>
          </table:table-cell>
          <table:table-cell table:formula="of:=[nearest_3_5.DK$17]" office:value-type="float" office:value="0" calcext:value-type="float">
            <text:p>0</text:p>
          </table:table-cell>
          <table:table-cell table:formula="of:=[nearest_3_5.DL$17]" office:value-type="float" office:value="0" calcext:value-type="float">
            <text:p>0</text:p>
          </table:table-cell>
          <table:table-cell table:formula="of:=[nearest_3_5.DM$17]" office:value-type="float" office:value="0" calcext:value-type="float">
            <text:p>0</text:p>
          </table:table-cell>
          <table:table-cell table:formula="of:=[nearest_3_5.DN$17]" office:value-type="float" office:value="0" calcext:value-type="float">
            <text:p>0</text:p>
          </table:table-cell>
          <table:table-cell table:formula="of:=[nearest_3_5.DO$17]" office:value-type="float" office:value="0" calcext:value-type="float">
            <text:p>0</text:p>
          </table:table-cell>
          <table:table-cell table:formula="of:=[nearest_3_5.DP$17]" office:value-type="float" office:value="0" calcext:value-type="float">
            <text:p>0</text:p>
          </table:table-cell>
          <table:table-cell table:formula="of:=[nearest_3_5.DQ$17]" office:value-type="float" office:value="0" calcext:value-type="float">
            <text:p>0</text:p>
          </table:table-cell>
          <table:table-cell table:formula="of:=[nearest_3_5.DR$17]" office:value-type="float" office:value="0" calcext:value-type="float">
            <text:p>0</text:p>
          </table:table-cell>
          <table:table-cell table:formula="of:=[nearest_3_5.DS$17]" office:value-type="float" office:value="0" calcext:value-type="float">
            <text:p>0</text:p>
          </table:table-cell>
          <table:table-cell table:formula="of:=[nearest_3_5.DT$17]" office:value-type="float" office:value="0" calcext:value-type="float">
            <text:p>0</text:p>
          </table:table-cell>
          <table:table-cell table:formula="of:=[nearest_3_5.DU$17]" office:value-type="float" office:value="0" calcext:value-type="float">
            <text:p>0</text:p>
          </table:table-cell>
          <table:table-cell table:formula="of:=[nearest_3_5.DV$17]" office:value-type="float" office:value="0" calcext:value-type="float">
            <text:p>0</text:p>
          </table:table-cell>
          <table:table-cell table:formula="of:=[nearest_3_5.DW$17]" office:value-type="float" office:value="0" calcext:value-type="float">
            <text:p>0</text:p>
          </table:table-cell>
          <table:table-cell table:formula="of:=[nearest_3_5.DX$17]" office:value-type="float" office:value="0" calcext:value-type="float">
            <text:p>0</text:p>
          </table:table-cell>
          <table:table-cell table:formula="of:=[nearest_3_5.DY$17]" office:value-type="float" office:value="0" calcext:value-type="float">
            <text:p>0</text:p>
          </table:table-cell>
          <table:table-cell table:formula="of:=[nearest_3_5.DZ$17]" office:value-type="float" office:value="0" calcext:value-type="float">
            <text:p>0</text:p>
          </table:table-cell>
          <table:table-cell table:formula="of:=[nearest_3_5.EA$17]" office:value-type="float" office:value="0" calcext:value-type="float">
            <text:p>0</text:p>
          </table:table-cell>
          <table:table-cell table:formula="of:=[nearest_3_5.EB$17]" office:value-type="float" office:value="0" calcext:value-type="float">
            <text:p>0</text:p>
          </table:table-cell>
          <table:table-cell table:formula="of:=[nearest_3_5.EC$17]" office:value-type="float" office:value="0" calcext:value-type="float">
            <text:p>0</text:p>
          </table:table-cell>
          <table:table-cell table:formula="of:=[nearest_3_5.ED$17]" office:value-type="float" office:value="0" calcext:value-type="float">
            <text:p>0</text:p>
          </table:table-cell>
          <table:table-cell table:formula="of:=[nearest_3_5.EE$17]" office:value-type="float" office:value="0" calcext:value-type="float">
            <text:p>0</text:p>
          </table:table-cell>
          <table:table-cell table:formula="of:=[nearest_3_5.EF$17]" office:value-type="float" office:value="0" calcext:value-type="float">
            <text:p>0</text:p>
          </table:table-cell>
          <table:table-cell table:formula="of:=[nearest_3_5.EG$17]" office:value-type="float" office:value="0" calcext:value-type="float">
            <text:p>0</text:p>
          </table:table-cell>
          <table:table-cell table:formula="of:=[nearest_3_5.EH$17]" office:value-type="float" office:value="0" calcext:value-type="float">
            <text:p>0</text:p>
          </table:table-cell>
          <table:table-cell table:formula="of:=[nearest_3_5.EI$17]" office:value-type="float" office:value="0" calcext:value-type="float">
            <text:p>0</text:p>
          </table:table-cell>
          <table:table-cell table:formula="of:=[nearest_3_5.EJ$17]" office:value-type="float" office:value="0" calcext:value-type="float">
            <text:p>0</text:p>
          </table:table-cell>
          <table:table-cell table:formula="of:=[nearest_3_5.EK$17]" office:value-type="float" office:value="0" calcext:value-type="float">
            <text:p>0</text:p>
          </table:table-cell>
          <table:table-cell table:formula="of:=[nearest_3_5.EL$17]" office:value-type="float" office:value="0" calcext:value-type="float">
            <text:p>0</text:p>
          </table:table-cell>
          <table:table-cell table:formula="of:=[nearest_3_5.EM$17]" office:value-type="float" office:value="0" calcext:value-type="float">
            <text:p>0</text:p>
          </table:table-cell>
          <table:table-cell table:formula="of:=[nearest_3_5.EN$17]" office:value-type="float" office:value="0" calcext:value-type="float">
            <text:p>0</text:p>
          </table:table-cell>
          <table:table-cell table:formula="of:=[nearest_3_5.EO$17]" office:value-type="float" office:value="0" calcext:value-type="float">
            <text:p>0</text:p>
          </table:table-cell>
          <table:table-cell table:formula="of:=[nearest_3_5.EP$17]" office:value-type="float" office:value="0" calcext:value-type="float">
            <text:p>0</text:p>
          </table:table-cell>
          <table:table-cell table:formula="of:=[nearest_3_5.EQ$17]" office:value-type="float" office:value="0" calcext:value-type="float">
            <text:p>0</text:p>
          </table:table-cell>
          <table:table-cell table:formula="of:=[nearest_3_5.ER$17]" office:value-type="float" office:value="0" calcext:value-type="float">
            <text:p>0</text:p>
          </table:table-cell>
          <table:table-cell table:formula="of:=[nearest_3_5.ES$17]" office:value-type="float" office:value="0" calcext:value-type="float">
            <text:p>0</text:p>
          </table:table-cell>
          <table:table-cell table:formula="of:=[nearest_3_5.ET$17]" office:value-type="float" office:value="0" calcext:value-type="float">
            <text:p>0</text:p>
          </table:table-cell>
          <table:table-cell table:formula="of:=[nearest_3_5.EU$17]" office:value-type="float" office:value="0" calcext:value-type="float">
            <text:p>0</text:p>
          </table:table-cell>
          <table:table-cell table:formula="of:=[nearest_3_5.EV$17]" office:value-type="float" office:value="0" calcext:value-type="float">
            <text:p>0</text:p>
          </table:table-cell>
          <table:table-cell table:formula="of:=[nearest_3_5.EW$17]" office:value-type="float" office:value="0" calcext:value-type="float">
            <text:p>0</text:p>
          </table:table-cell>
          <table:table-cell table:formula="of:=[nearest_3_5.EX$17]" office:value-type="float" office:value="0" calcext:value-type="float">
            <text:p>0</text:p>
          </table:table-cell>
          <table:table-cell table:formula="of:=[nearest_3_5.EY$17]" office:value-type="float" office:value="0" calcext:value-type="float">
            <text:p>0</text:p>
          </table:table-cell>
          <table:table-cell table:formula="of:=[nearest_3_5.EZ$17]" office:value-type="float" office:value="0" calcext:value-type="float">
            <text:p>0</text:p>
          </table:table-cell>
          <table:table-cell table:formula="of:=[nearest_3_5.FA$17]" office:value-type="float" office:value="0" calcext:value-type="float">
            <text:p>0</text:p>
          </table:table-cell>
          <table:table-cell table:formula="of:=[nearest_3_5.FB$17]" office:value-type="float" office:value="0" calcext:value-type="float">
            <text:p>0</text:p>
          </table:table-cell>
          <table:table-cell table:formula="of:=[nearest_3_5.FC$17]" office:value-type="float" office:value="0" calcext:value-type="float">
            <text:p>0</text:p>
          </table:table-cell>
          <table:table-cell table:formula="of:=[nearest_3_5.FD$17]" office:value-type="float" office:value="0" calcext:value-type="float">
            <text:p>0</text:p>
          </table:table-cell>
          <table:table-cell table:formula="of:=[nearest_3_5.FE$17]" office:value-type="float" office:value="0" calcext:value-type="float">
            <text:p>0</text:p>
          </table:table-cell>
          <table:table-cell table:formula="of:=[nearest_3_5.FF$17]" office:value-type="float" office:value="0" calcext:value-type="float">
            <text:p>0</text:p>
          </table:table-cell>
          <table:table-cell table:formula="of:=[nearest_3_5.FG$17]" office:value-type="float" office:value="0" calcext:value-type="float">
            <text:p>0</text:p>
          </table:table-cell>
          <table:table-cell table:formula="of:=[nearest_3_5.FH$17]" office:value-type="float" office:value="0" calcext:value-type="float">
            <text:p>0</text:p>
          </table:table-cell>
          <table:table-cell table:formula="of:=[nearest_3_5.FI$17]" office:value-type="float" office:value="0" calcext:value-type="float">
            <text:p>0</text:p>
          </table:table-cell>
          <table:table-cell table:formula="of:=[nearest_3_5.FJ$17]" office:value-type="float" office:value="0" calcext:value-type="float">
            <text:p>0</text:p>
          </table:table-cell>
          <table:table-cell table:formula="of:=[nearest_3_5.FK$17]" office:value-type="float" office:value="0" calcext:value-type="float">
            <text:p>0</text:p>
          </table:table-cell>
          <table:table-cell table:formula="of:=[nearest_3_5.FL$17]" office:value-type="float" office:value="0" calcext:value-type="float">
            <text:p>0</text:p>
          </table:table-cell>
          <table:table-cell table:formula="of:=[nearest_3_5.FM$17]" office:value-type="float" office:value="0" calcext:value-type="float">
            <text:p>0</text:p>
          </table:table-cell>
          <table:table-cell table:formula="of:=[nearest_3_5.FN$17]" office:value-type="float" office:value="0" calcext:value-type="float">
            <text:p>0</text:p>
          </table:table-cell>
          <table:table-cell table:formula="of:=[nearest_3_5.FO$17]" office:value-type="float" office:value="0" calcext:value-type="float">
            <text:p>0</text:p>
          </table:table-cell>
          <table:table-cell table:formula="of:=[nearest_3_5.FP$17]" office:value-type="float" office:value="0" calcext:value-type="float">
            <text:p>0</text:p>
          </table:table-cell>
          <table:table-cell table:formula="of:=[nearest_3_5.FQ$17]" office:value-type="float" office:value="0" calcext:value-type="float">
            <text:p>0</text:p>
          </table:table-cell>
          <table:table-cell table:formula="of:=[nearest_3_5.FR$17]" office:value-type="float" office:value="0" calcext:value-type="float">
            <text:p>0</text:p>
          </table:table-cell>
          <table:table-cell table:formula="of:=[nearest_3_5.FS$17]" office:value-type="float" office:value="0" calcext:value-type="float">
            <text:p>0</text:p>
          </table:table-cell>
          <table:table-cell table:formula="of:=[nearest_3_5.FT$17]" office:value-type="float" office:value="0" calcext:value-type="float">
            <text:p>0</text:p>
          </table:table-cell>
          <table:table-cell table:formula="of:=[nearest_3_5.FU$17]" office:value-type="float" office:value="0" calcext:value-type="float">
            <text:p>0</text:p>
          </table:table-cell>
          <table:table-cell table:formula="of:=[nearest_3_5.FV$17]" office:value-type="float" office:value="0" calcext:value-type="float">
            <text:p>0</text:p>
          </table:table-cell>
          <table:table-cell table:formula="of:=[nearest_3_5.FW$17]" office:value-type="float" office:value="0" calcext:value-type="float">
            <text:p>0</text:p>
          </table:table-cell>
          <table:table-cell table:formula="of:=[nearest_3_5.FX$17]" office:value-type="float" office:value="0" calcext:value-type="float">
            <text:p>0</text:p>
          </table:table-cell>
          <table:table-cell table:formula="of:=[nearest_3_5.FY$17]" office:value-type="float" office:value="0" calcext:value-type="float">
            <text:p>0</text:p>
          </table:table-cell>
          <table:table-cell table:formula="of:=[nearest_3_5.FZ$17]" office:value-type="float" office:value="0" calcext:value-type="float">
            <text:p>0</text:p>
          </table:table-cell>
          <table:table-cell table:formula="of:=[nearest_3_5.GA$17]" office:value-type="float" office:value="0" calcext:value-type="float">
            <text:p>0</text:p>
          </table:table-cell>
          <table:table-cell table:formula="of:=[nearest_3_5.GB$17]" office:value-type="float" office:value="0" calcext:value-type="float">
            <text:p>0</text:p>
          </table:table-cell>
          <table:table-cell table:formula="of:=[nearest_3_5.GC$17]" office:value-type="float" office:value="0" calcext:value-type="float">
            <text:p>0</text:p>
          </table:table-cell>
          <table:table-cell table:formula="of:=[nearest_3_5.GD$17]" office:value-type="float" office:value="0" calcext:value-type="float">
            <text:p>0</text:p>
          </table:table-cell>
          <table:table-cell table:formula="of:=[nearest_3_5.GE$17]" office:value-type="float" office:value="0" calcext:value-type="float">
            <text:p>0</text:p>
          </table:table-cell>
          <table:table-cell table:formula="of:=[nearest_3_5.GF$17]" office:value-type="float" office:value="0" calcext:value-type="float">
            <text:p>0</text:p>
          </table:table-cell>
          <table:table-cell table:formula="of:=[nearest_3_5.GG$17]" office:value-type="float" office:value="0" calcext:value-type="float">
            <text:p>0</text:p>
          </table:table-cell>
          <table:table-cell table:formula="of:=[nearest_3_5.GH$17]" office:value-type="float" office:value="0" calcext:value-type="float">
            <text:p>0</text:p>
          </table:table-cell>
          <table:table-cell table:formula="of:=[nearest_3_5.GI$17]" office:value-type="float" office:value="0" calcext:value-type="float">
            <text:p>0</text:p>
          </table:table-cell>
          <table:table-cell table:formula="of:=[nearest_3_5.GJ$17]" office:value-type="float" office:value="0" calcext:value-type="float">
            <text:p>0</text:p>
          </table:table-cell>
          <table:table-cell table:formula="of:=[nearest_3_5.GK$17]" office:value-type="float" office:value="0" calcext:value-type="float">
            <text:p>0</text:p>
          </table:table-cell>
          <table:table-cell table:formula="of:=[nearest_3_5.GL$17]" office:value-type="float" office:value="0" calcext:value-type="float">
            <text:p>0</text:p>
          </table:table-cell>
          <table:table-cell table:formula="of:=[nearest_3_5.GM$17]" office:value-type="float" office:value="0" calcext:value-type="float">
            <text:p>0</text:p>
          </table:table-cell>
          <table:table-cell table:formula="of:=[nearest_3_5.GN$17]" office:value-type="float" office:value="0" calcext:value-type="float">
            <text:p>0</text:p>
          </table:table-cell>
          <table:table-cell table:formula="of:=[nearest_3_5.GO$17]" office:value-type="float" office:value="0" calcext:value-type="float">
            <text:p>0</text:p>
          </table:table-cell>
          <table:table-cell table:formula="of:=[nearest_3_5.GP$17]" office:value-type="float" office:value="0" calcext:value-type="float">
            <text:p>0</text:p>
          </table:table-cell>
          <table:table-cell table:formula="of:=[nearest_3_5.GQ$17]" office:value-type="float" office:value="0" calcext:value-type="float">
            <text:p>0</text:p>
          </table:table-cell>
          <table:table-cell table:formula="of:=[nearest_3_5.GR$17]" office:value-type="float" office:value="0" calcext:value-type="float">
            <text:p>0</text:p>
          </table:table-cell>
          <table:table-cell table:formula="of:=[nearest_3_5.GS$17]" office:value-type="float" office:value="0" calcext:value-type="float">
            <text:p>0</text:p>
          </table:table-cell>
          <table:table-cell table:formula="of:=[nearest_3_5.GT$17]" office:value-type="float" office:value="0" calcext:value-type="float">
            <text:p>0</text:p>
          </table:table-cell>
          <table:table-cell table:formula="of:=[nearest_3_5.GU$17]" office:value-type="float" office:value="0" calcext:value-type="float">
            <text:p>0</text:p>
          </table:table-cell>
          <table:table-cell table:formula="of:=[nearest_3_5.GV$17]" office:value-type="float" office:value="0" calcext:value-type="float">
            <text:p>0</text:p>
          </table:table-cell>
          <table:table-cell table:formula="of:=[nearest_3_5.GW$17]" office:value-type="float" office:value="0" calcext:value-type="float">
            <text:p>0</text:p>
          </table:table-cell>
          <table:table-cell table:formula="of:=[nearest_3_5.GX$17]" office:value-type="float" office:value="0" calcext:value-type="float">
            <text:p>0</text:p>
          </table:table-cell>
          <table:table-cell table:formula="of:=[nearest_3_5.GY$17]" office:value-type="float" office:value="0" calcext:value-type="float">
            <text:p>0</text:p>
          </table:table-cell>
          <table:table-cell table:formula="of:=[nearest_3_5.GZ$17]" office:value-type="float" office:value="0" calcext:value-type="float">
            <text:p>0</text:p>
          </table:table-cell>
          <table:table-cell table:formula="of:=[nearest_3_5.HA$17]" office:value-type="float" office:value="0" calcext:value-type="float">
            <text:p>0</text:p>
          </table:table-cell>
          <table:table-cell table:formula="of:=[nearest_3_5.HB$17]" office:value-type="float" office:value="0" calcext:value-type="float">
            <text:p>0</text:p>
          </table:table-cell>
          <table:table-cell table:formula="of:=[nearest_3_5.HC$17]" office:value-type="float" office:value="0" calcext:value-type="float">
            <text:p>0</text:p>
          </table:table-cell>
          <table:table-cell table:formula="of:=[nearest_3_5.HD$17]" office:value-type="float" office:value="0" calcext:value-type="float">
            <text:p>0</text:p>
          </table:table-cell>
          <table:table-cell table:formula="of:=[nearest_3_5.HE$17]" office:value-type="float" office:value="0" calcext:value-type="float">
            <text:p>0</text:p>
          </table:table-cell>
          <table:table-cell table:formula="of:=[nearest_3_5.HF$17]" office:value-type="float" office:value="0" calcext:value-type="float">
            <text:p>0</text:p>
          </table:table-cell>
          <table:table-cell table:formula="of:=[nearest_3_5.HG$17]" office:value-type="float" office:value="0" calcext:value-type="float">
            <text:p>0</text:p>
          </table:table-cell>
          <table:table-cell table:formula="of:=[nearest_3_5.HH$17]" office:value-type="float" office:value="0" calcext:value-type="float">
            <text:p>0</text:p>
          </table:table-cell>
          <table:table-cell table:formula="of:=[nearest_3_5.HI$17]" office:value-type="float" office:value="0" calcext:value-type="float">
            <text:p>0</text:p>
          </table:table-cell>
          <table:table-cell table:formula="of:=[nearest_3_5.HJ$17]" office:value-type="float" office:value="0" calcext:value-type="float">
            <text:p>0</text:p>
          </table:table-cell>
          <table:table-cell table:formula="of:=[nearest_3_5.HK$17]" office:value-type="float" office:value="0" calcext:value-type="float">
            <text:p>0</text:p>
          </table:table-cell>
          <table:table-cell table:formula="of:=[nearest_3_5.HL$17]" office:value-type="float" office:value="0" calcext:value-type="float">
            <text:p>0</text:p>
          </table:table-cell>
          <table:table-cell table:formula="of:=[nearest_3_5.HM$17]" office:value-type="float" office:value="0" calcext:value-type="float">
            <text:p>0</text:p>
          </table:table-cell>
          <table:table-cell table:formula="of:=[nearest_3_5.HN$17]" office:value-type="float" office:value="0" calcext:value-type="float">
            <text:p>0</text:p>
          </table:table-cell>
          <table:table-cell table:formula="of:=[nearest_3_5.HO$17]" office:value-type="float" office:value="0" calcext:value-type="float">
            <text:p>0</text:p>
          </table:table-cell>
          <table:table-cell table:formula="of:=[nearest_3_5.HP$17]" office:value-type="float" office:value="0" calcext:value-type="float">
            <text:p>0</text:p>
          </table:table-cell>
          <table:table-cell table:formula="of:=[nearest_3_5.HQ$17]" office:value-type="float" office:value="0" calcext:value-type="float">
            <text:p>0</text:p>
          </table:table-cell>
          <table:table-cell table:formula="of:=[nearest_3_5.HR$17]" office:value-type="float" office:value="0" calcext:value-type="float">
            <text:p>0</text:p>
          </table:table-cell>
          <table:table-cell table:formula="of:=[nearest_3_5.HS$17]" office:value-type="float" office:value="0" calcext:value-type="float">
            <text:p>0</text:p>
          </table:table-cell>
          <table:table-cell table:formula="of:=[nearest_3_5.HT$17]" office:value-type="float" office:value="0" calcext:value-type="float">
            <text:p>0</text:p>
          </table:table-cell>
          <table:table-cell table:formula="of:=[nearest_3_5.HU$17]" office:value-type="float" office:value="0" calcext:value-type="float">
            <text:p>0</text:p>
          </table:table-cell>
          <table:table-cell table:formula="of:=[nearest_3_5.HV$17]" office:value-type="float" office:value="0" calcext:value-type="float">
            <text:p>0</text:p>
          </table:table-cell>
          <table:table-cell table:formula="of:=[nearest_3_5.HW$17]" office:value-type="float" office:value="0" calcext:value-type="float">
            <text:p>0</text:p>
          </table:table-cell>
          <table:table-cell table:formula="of:=[nearest_3_5.HX$17]" office:value-type="float" office:value="0" calcext:value-type="float">
            <text:p>0</text:p>
          </table:table-cell>
          <table:table-cell table:formula="of:=[nearest_3_5.HY$17]" office:value-type="float" office:value="0" calcext:value-type="float">
            <text:p>0</text:p>
          </table:table-cell>
          <table:table-cell table:formula="of:=[nearest_3_5.HZ$17]" office:value-type="float" office:value="0" calcext:value-type="float">
            <text:p>0</text:p>
          </table:table-cell>
          <table:table-cell table:formula="of:=[nearest_3_5.IA$17]" office:value-type="float" office:value="0" calcext:value-type="float">
            <text:p>0</text:p>
          </table:table-cell>
          <table:table-cell table:formula="of:=[nearest_3_5.IB$17]" office:value-type="float" office:value="0" calcext:value-type="float">
            <text:p>0</text:p>
          </table:table-cell>
          <table:table-cell table:formula="of:=[nearest_3_5.IC$17]" office:value-type="float" office:value="0" calcext:value-type="float">
            <text:p>0</text:p>
          </table:table-cell>
          <table:table-cell table:formula="of:=[nearest_3_5.ID$17]" office:value-type="float" office:value="0" calcext:value-type="float">
            <text:p>0</text:p>
          </table:table-cell>
          <table:table-cell table:formula="of:=[nearest_3_5.IE$17]" office:value-type="float" office:value="0" calcext:value-type="float">
            <text:p>0</text:p>
          </table:table-cell>
          <table:table-cell table:formula="of:=[nearest_3_5.IF$17]" office:value-type="float" office:value="0" calcext:value-type="float">
            <text:p>0</text:p>
          </table:table-cell>
          <table:table-cell table:formula="of:=[nearest_3_5.IG$17]" office:value-type="float" office:value="0" calcext:value-type="float">
            <text:p>0</text:p>
          </table:table-cell>
          <table:table-cell table:formula="of:=[nearest_3_5.IH$17]" office:value-type="float" office:value="0" calcext:value-type="float">
            <text:p>0</text:p>
          </table:table-cell>
          <table:table-cell table:formula="of:=[nearest_3_5.II$17]" office:value-type="float" office:value="0" calcext:value-type="float">
            <text:p>0</text:p>
          </table:table-cell>
          <table:table-cell table:formula="of:=[nearest_3_5.IJ$17]" office:value-type="float" office:value="0" calcext:value-type="float">
            <text:p>0</text:p>
          </table:table-cell>
          <table:table-cell table:formula="of:=[nearest_3_5.IK$17]" office:value-type="float" office:value="0" calcext:value-type="float">
            <text:p>0</text:p>
          </table:table-cell>
          <table:table-cell table:formula="of:=[nearest_3_5.IL$17]" office:value-type="float" office:value="0" calcext:value-type="float">
            <text:p>0</text:p>
          </table:table-cell>
          <table:table-cell table:formula="of:=[nearest_3_5.IM$17]" office:value-type="float" office:value="0" calcext:value-type="float">
            <text:p>0</text:p>
          </table:table-cell>
          <table:table-cell table:formula="of:=[nearest_3_5.IN$17]" office:value-type="float" office:value="0" calcext:value-type="float">
            <text:p>0</text:p>
          </table:table-cell>
          <table:table-cell table:formula="of:=[nearest_3_5.IO$17]" office:value-type="float" office:value="0" calcext:value-type="float">
            <text:p>0</text:p>
          </table:table-cell>
          <table:table-cell table:formula="of:=[nearest_3_5.IP$17]" office:value-type="float" office:value="0" calcext:value-type="float">
            <text:p>0</text:p>
          </table:table-cell>
          <table:table-cell table:formula="of:=[nearest_3_5.IQ$17]" office:value-type="float" office:value="0" calcext:value-type="float">
            <text:p>0</text:p>
          </table:table-cell>
          <table:table-cell table:formula="of:=[nearest_3_5.IR$17]" office:value-type="float" office:value="0" calcext:value-type="float">
            <text:p>0</text:p>
          </table:table-cell>
          <table:table-cell table:formula="of:=[nearest_3_5.IS$17]" office:value-type="float" office:value="0" calcext:value-type="float">
            <text:p>0</text:p>
          </table:table-cell>
          <table:table-cell table:formula="of:=[nearest_3_5.IT$17]" office:value-type="float" office:value="0" calcext:value-type="float">
            <text:p>0</text:p>
          </table:table-cell>
          <table:table-cell table:formula="of:=[nearest_3_5.IU$17]" office:value-type="float" office:value="0" calcext:value-type="float">
            <text:p>0</text:p>
          </table:table-cell>
          <table:table-cell table:formula="of:=[nearest_3_5.IV$17]" office:value-type="float" office:value="0" calcext:value-type="float">
            <text:p>0</text:p>
          </table:table-cell>
          <table:table-cell table:formula="of:=[nearest_3_5.IW$17]" office:value-type="float" office:value="0" calcext:value-type="float">
            <text:p>0</text:p>
          </table:table-cell>
          <table:table-cell table:formula="of:=[nearest_3_5.IX$17]" office:value-type="float" office:value="0" calcext:value-type="float">
            <text:p>0</text:p>
          </table:table-cell>
          <table:table-cell table:formula="of:=[nearest_3_5.IY$17]" office:value-type="float" office:value="0" calcext:value-type="float">
            <text:p>0</text:p>
          </table:table-cell>
          <table:table-cell table:formula="of:=[nearest_3_5.IZ$17]" office:value-type="float" office:value="0" calcext:value-type="float">
            <text:p>0</text:p>
          </table:table-cell>
          <table:table-cell table:formula="of:=[nearest_3_5.JA$17]" office:value-type="float" office:value="0" calcext:value-type="float">
            <text:p>0</text:p>
          </table:table-cell>
          <table:table-cell table:formula="of:=[nearest_3_5.JB$17]" office:value-type="float" office:value="0" calcext:value-type="float">
            <text:p>0</text:p>
          </table:table-cell>
          <table:table-cell table:formula="of:=[nearest_3_5.JC$17]" office:value-type="float" office:value="0" calcext:value-type="float">
            <text:p>0</text:p>
          </table:table-cell>
          <table:table-cell table:formula="of:=[nearest_3_5.JD$17]" office:value-type="float" office:value="0" calcext:value-type="float">
            <text:p>0</text:p>
          </table:table-cell>
          <table:table-cell table:formula="of:=[nearest_3_5.JE$17]" office:value-type="float" office:value="0" calcext:value-type="float">
            <text:p>0</text:p>
          </table:table-cell>
          <table:table-cell table:formula="of:=[nearest_3_5.JF$17]" office:value-type="float" office:value="0" calcext:value-type="float">
            <text:p>0</text:p>
          </table:table-cell>
          <table:table-cell table:formula="of:=[nearest_3_5.JG$17]" office:value-type="float" office:value="0" calcext:value-type="float">
            <text:p>0</text:p>
          </table:table-cell>
          <table:table-cell table:formula="of:=[nearest_3_5.JH$17]" office:value-type="float" office:value="0" calcext:value-type="float">
            <text:p>0</text:p>
          </table:table-cell>
          <table:table-cell table:formula="of:=[nearest_3_5.JI$17]" office:value-type="float" office:value="0" calcext:value-type="float">
            <text:p>0</text:p>
          </table:table-cell>
          <table:table-cell table:formula="of:=[nearest_3_5.JJ$17]" office:value-type="float" office:value="0" calcext:value-type="float">
            <text:p>0</text:p>
          </table:table-cell>
          <table:table-cell table:formula="of:=[nearest_3_5.JK$17]" office:value-type="float" office:value="0" calcext:value-type="float">
            <text:p>0</text:p>
          </table:table-cell>
          <table:table-cell table:formula="of:=[nearest_3_5.JL$17]" office:value-type="float" office:value="0" calcext:value-type="float">
            <text:p>0</text:p>
          </table:table-cell>
          <table:table-cell table:formula="of:=[nearest_3_5.JM$17]" office:value-type="float" office:value="0" calcext:value-type="float">
            <text:p>0</text:p>
          </table:table-cell>
          <table:table-cell table:formula="of:=[nearest_3_5.JN$17]" office:value-type="float" office:value="0" calcext:value-type="float">
            <text:p>0</text:p>
          </table:table-cell>
          <table:table-cell table:formula="of:=[nearest_3_5.JO$17]" office:value-type="float" office:value="0" calcext:value-type="float">
            <text:p>0</text:p>
          </table:table-cell>
          <table:table-cell table:formula="of:=[nearest_3_5.JP$17]" office:value-type="float" office:value="0" calcext:value-type="float">
            <text:p>0</text:p>
          </table:table-cell>
          <table:table-cell table:formula="of:=[nearest_3_5.JQ$17]" office:value-type="float" office:value="0" calcext:value-type="float">
            <text:p>0</text:p>
          </table:table-cell>
          <table:table-cell table:formula="of:=[nearest_3_5.JR$17]" office:value-type="float" office:value="0" calcext:value-type="float">
            <text:p>0</text:p>
          </table:table-cell>
          <table:table-cell table:formula="of:=[nearest_3_5.JS$17]" office:value-type="float" office:value="0" calcext:value-type="float">
            <text:p>0</text:p>
          </table:table-cell>
          <table:table-cell table:formula="of:=[nearest_3_5.JT$17]" office:value-type="float" office:value="0" calcext:value-type="float">
            <text:p>0</text:p>
          </table:table-cell>
          <table:table-cell table:formula="of:=[nearest_3_5.JU$17]" office:value-type="float" office:value="0" calcext:value-type="float">
            <text:p>0</text:p>
          </table:table-cell>
          <table:table-cell table:formula="of:=[nearest_3_5.JV$17]" office:value-type="float" office:value="0" calcext:value-type="float">
            <text:p>0</text:p>
          </table:table-cell>
          <table:table-cell table:formula="of:=[nearest_3_5.JW$17]" office:value-type="float" office:value="0" calcext:value-type="float">
            <text:p>0</text:p>
          </table:table-cell>
          <table:table-cell table:formula="of:=[nearest_3_5.JX$17]" office:value-type="float" office:value="0" calcext:value-type="float">
            <text:p>0</text:p>
          </table:table-cell>
          <table:table-cell table:formula="of:=[nearest_3_5.JY$17]" office:value-type="float" office:value="0" calcext:value-type="float">
            <text:p>0</text:p>
          </table:table-cell>
          <table:table-cell table:formula="of:=[nearest_3_5.JZ$17]" office:value-type="float" office:value="0" calcext:value-type="float">
            <text:p>0</text:p>
          </table:table-cell>
          <table:table-cell table:formula="of:=[nearest_3_5.KA$17]" office:value-type="float" office:value="0" calcext:value-type="float">
            <text:p>0</text:p>
          </table:table-cell>
          <table:table-cell table:formula="of:=[nearest_3_5.KB$17]" office:value-type="float" office:value="0" calcext:value-type="float">
            <text:p>0</text:p>
          </table:table-cell>
          <table:table-cell table:formula="of:=[nearest_3_5.KC$17]" office:value-type="float" office:value="0" calcext:value-type="float">
            <text:p>0</text:p>
          </table:table-cell>
          <table:table-cell table:formula="of:=[nearest_3_5.KD$17]" office:value-type="float" office:value="0" calcext:value-type="float">
            <text:p>0</text:p>
          </table:table-cell>
          <table:table-cell table:formula="of:=[nearest_3_5.KE$17]" office:value-type="float" office:value="0" calcext:value-type="float">
            <text:p>0</text:p>
          </table:table-cell>
          <table:table-cell table:formula="of:=[nearest_3_5.KF$17]" office:value-type="float" office:value="0" calcext:value-type="float">
            <text:p>0</text:p>
          </table:table-cell>
          <table:table-cell table:formula="of:=[nearest_3_5.KG$17]" office:value-type="float" office:value="0" calcext:value-type="float">
            <text:p>0</text:p>
          </table:table-cell>
          <table:table-cell table:formula="of:=[nearest_3_5.KH$17]" office:value-type="float" office:value="0" calcext:value-type="float">
            <text:p>0</text:p>
          </table:table-cell>
          <table:table-cell table:formula="of:=[nearest_3_5.KI$17]" office:value-type="float" office:value="0" calcext:value-type="float">
            <text:p>0</text:p>
          </table:table-cell>
          <table:table-cell table:formula="of:=[nearest_3_5.KJ$17]" office:value-type="float" office:value="0" calcext:value-type="float">
            <text:p>0</text:p>
          </table:table-cell>
          <table:table-cell table:formula="of:=[nearest_3_5.KK$17]" office:value-type="float" office:value="0" calcext:value-type="float">
            <text:p>0</text:p>
          </table:table-cell>
          <table:table-cell table:formula="of:=[nearest_3_5.KL$17]" office:value-type="float" office:value="0" calcext:value-type="float">
            <text:p>0</text:p>
          </table:table-cell>
          <table:table-cell table:formula="of:=[nearest_3_5.KM$17]" office:value-type="float" office:value="0" calcext:value-type="float">
            <text:p>0</text:p>
          </table:table-cell>
          <table:table-cell table:formula="of:=[nearest_3_5.KN$17]" office:value-type="float" office:value="0" calcext:value-type="float">
            <text:p>0</text:p>
          </table:table-cell>
          <table:table-cell table:formula="of:=[nearest_3_5.KO$17]" office:value-type="float" office:value="0" calcext:value-type="float">
            <text:p>0</text:p>
          </table:table-cell>
          <table:table-cell table:formula="of:=[nearest_3_5.KP$17]" office:value-type="float" office:value="0" calcext:value-type="float">
            <text:p>0</text:p>
          </table:table-cell>
          <table:table-cell table:formula="of:=[nearest_3_5.KQ$17]" office:value-type="float" office:value="0" calcext:value-type="float">
            <text:p>0</text:p>
          </table:table-cell>
          <table:table-cell table:formula="of:=[nearest_3_5.KR$17]" office:value-type="float" office:value="0" calcext:value-type="float">
            <text:p>0</text:p>
          </table:table-cell>
          <table:table-cell table:formula="of:=[nearest_3_5.KS$17]" office:value-type="float" office:value="0" calcext:value-type="float">
            <text:p>0</text:p>
          </table:table-cell>
          <table:table-cell table:formula="of:=[nearest_3_5.KT$17]" office:value-type="float" office:value="0" calcext:value-type="float">
            <text:p>0</text:p>
          </table:table-cell>
          <table:table-cell table:formula="of:=[nearest_3_5.KU$17]" office:value-type="float" office:value="0" calcext:value-type="float">
            <text:p>0</text:p>
          </table:table-cell>
          <table:table-cell table:formula="of:=[nearest_3_5.KV$17]" office:value-type="float" office:value="0" calcext:value-type="float">
            <text:p>0</text:p>
          </table:table-cell>
          <table:table-cell table:formula="of:=[nearest_3_5.KW$17]" office:value-type="float" office:value="0" calcext:value-type="float">
            <text:p>0</text:p>
          </table:table-cell>
          <table:table-cell table:formula="of:=[nearest_3_5.KX$17]" office:value-type="float" office:value="0" calcext:value-type="float">
            <text:p>0</text:p>
          </table:table-cell>
          <table:table-cell table:formula="of:=[nearest_3_5.KY$17]" office:value-type="float" office:value="0" calcext:value-type="float">
            <text:p>0</text:p>
          </table:table-cell>
          <table:table-cell table:formula="of:=[nearest_3_5.KZ$17]" office:value-type="float" office:value="0" calcext:value-type="float">
            <text:p>0</text:p>
          </table:table-cell>
          <table:table-cell table:formula="of:=[nearest_3_5.LA$17]" office:value-type="float" office:value="0" calcext:value-type="float">
            <text:p>0</text:p>
          </table:table-cell>
          <table:table-cell table:formula="of:=[nearest_3_5.LB$17]" office:value-type="float" office:value="0" calcext:value-type="float">
            <text:p>0</text:p>
          </table:table-cell>
          <table:table-cell table:formula="of:=[nearest_3_5.LC$17]" office:value-type="float" office:value="0" calcext:value-type="float">
            <text:p>0</text:p>
          </table:table-cell>
          <table:table-cell table:formula="of:=[nearest_3_5.LD$17]" office:value-type="float" office:value="0" calcext:value-type="float">
            <text:p>0</text:p>
          </table:table-cell>
          <table:table-cell table:formula="of:=[nearest_3_5.LE$17]" office:value-type="float" office:value="0" calcext:value-type="float">
            <text:p>0</text:p>
          </table:table-cell>
          <table:table-cell table:formula="of:=[nearest_3_5.LF$17]" office:value-type="float" office:value="0" calcext:value-type="float">
            <text:p>0</text:p>
          </table:table-cell>
          <table:table-cell table:formula="of:=[nearest_3_5.LG$17]" office:value-type="float" office:value="0" calcext:value-type="float">
            <text:p>0</text:p>
          </table:table-cell>
          <table:table-cell table:formula="of:=[nearest_3_5.LH$17]" office:value-type="float" office:value="0" calcext:value-type="float">
            <text:p>0</text:p>
          </table:table-cell>
          <table:table-cell table:formula="of:=[nearest_3_5.LI$17]" office:value-type="float" office:value="0" calcext:value-type="float">
            <text:p>0</text:p>
          </table:table-cell>
          <table:table-cell table:formula="of:=[nearest_3_5.LJ$17]" office:value-type="float" office:value="0" calcext:value-type="float">
            <text:p>0</text:p>
          </table:table-cell>
          <table:table-cell table:formula="of:=[nearest_3_5.LK$17]" office:value-type="float" office:value="0" calcext:value-type="float">
            <text:p>0</text:p>
          </table:table-cell>
          <table:table-cell table:formula="of:=[nearest_3_5.LL$17]" office:value-type="float" office:value="0" calcext:value-type="float">
            <text:p>0</text:p>
          </table:table-cell>
          <table:table-cell table:formula="of:=[nearest_3_5.LM$17]" office:value-type="float" office:value="0" calcext:value-type="float">
            <text:p>0</text:p>
          </table:table-cell>
          <table:table-cell table:formula="of:=[nearest_3_5.LN$17]" office:value-type="float" office:value="0" calcext:value-type="float">
            <text:p>0</text:p>
          </table:table-cell>
          <table:table-cell table:formula="of:=[nearest_3_5.LO$17]" office:value-type="float" office:value="0" calcext:value-type="float">
            <text:p>0</text:p>
          </table:table-cell>
          <table:table-cell table:formula="of:=[nearest_3_5.LP$17]" office:value-type="float" office:value="0" calcext:value-type="float">
            <text:p>0</text:p>
          </table:table-cell>
          <table:table-cell table:formula="of:=[nearest_3_5.LQ$17]" office:value-type="float" office:value="0" calcext:value-type="float">
            <text:p>0</text:p>
          </table:table-cell>
          <table:table-cell table:formula="of:=[nearest_3_5.LR$17]" office:value-type="float" office:value="0" calcext:value-type="float">
            <text:p>0</text:p>
          </table:table-cell>
          <table:table-cell table:formula="of:=[nearest_3_5.LS$17]" office:value-type="float" office:value="0" calcext:value-type="float">
            <text:p>0</text:p>
          </table:table-cell>
          <table:table-cell table:formula="of:=[nearest_3_5.LT$17]" office:value-type="float" office:value="0" calcext:value-type="float">
            <text:p>0</text:p>
          </table:table-cell>
          <table:table-cell table:formula="of:=[nearest_3_5.LU$17]" office:value-type="float" office:value="0" calcext:value-type="float">
            <text:p>0</text:p>
          </table:table-cell>
          <table:table-cell table:formula="of:=[nearest_3_5.LV$17]" office:value-type="float" office:value="0" calcext:value-type="float">
            <text:p>0</text:p>
          </table:table-cell>
          <table:table-cell table:formula="of:=[nearest_3_5.LW$17]" office:value-type="float" office:value="0" calcext:value-type="float">
            <text:p>0</text:p>
          </table:table-cell>
          <table:table-cell table:formula="of:=[nearest_3_5.LX$17]" office:value-type="float" office:value="0" calcext:value-type="float">
            <text:p>0</text:p>
          </table:table-cell>
          <table:table-cell table:formula="of:=[nearest_3_5.LY$17]" office:value-type="float" office:value="0" calcext:value-type="float">
            <text:p>0</text:p>
          </table:table-cell>
          <table:table-cell table:formula="of:=[nearest_3_5.LZ$17]" office:value-type="float" office:value="0" calcext:value-type="float">
            <text:p>0</text:p>
          </table:table-cell>
          <table:table-cell table:formula="of:=[nearest_3_5.MA$17]" office:value-type="float" office:value="0" calcext:value-type="float">
            <text:p>0</text:p>
          </table:table-cell>
          <table:table-cell table:formula="of:=[nearest_3_5.MB$17]" office:value-type="float" office:value="0" calcext:value-type="float">
            <text:p>0</text:p>
          </table:table-cell>
          <table:table-cell table:formula="of:=[nearest_3_5.MC$17]" office:value-type="float" office:value="0" calcext:value-type="float">
            <text:p>0</text:p>
          </table:table-cell>
          <table:table-cell table:formula="of:=[nearest_3_5.MD$17]" office:value-type="float" office:value="0" calcext:value-type="float">
            <text:p>0</text:p>
          </table:table-cell>
          <table:table-cell table:formula="of:=[nearest_3_5.ME$17]" office:value-type="float" office:value="0" calcext:value-type="float">
            <text:p>0</text:p>
          </table:table-cell>
          <table:table-cell table:formula="of:=[nearest_3_5.MF$17]" office:value-type="float" office:value="0" calcext:value-type="float">
            <text:p>0</text:p>
          </table:table-cell>
          <table:table-cell table:formula="of:=[nearest_3_5.MG$17]" office:value-type="float" office:value="0" calcext:value-type="float">
            <text:p>0</text:p>
          </table:table-cell>
          <table:table-cell table:formula="of:=[nearest_3_5.MH$17]" office:value-type="float" office:value="0" calcext:value-type="float">
            <text:p>0</text:p>
          </table:table-cell>
          <table:table-cell table:formula="of:=[nearest_3_5.MI$17]" office:value-type="float" office:value="0" calcext:value-type="float">
            <text:p>0</text:p>
          </table:table-cell>
          <table:table-cell table:formula="of:=[nearest_3_5.MJ$17]" office:value-type="float" office:value="0" calcext:value-type="float">
            <text:p>0</text:p>
          </table:table-cell>
          <table:table-cell table:formula="of:=[nearest_3_5.MK$17]" office:value-type="float" office:value="0" calcext:value-type="float">
            <text:p>0</text:p>
          </table:table-cell>
          <table:table-cell table:formula="of:=[nearest_3_5.ML$17]" office:value-type="float" office:value="0" calcext:value-type="float">
            <text:p>0</text:p>
          </table:table-cell>
          <table:table-cell table:formula="of:=[nearest_3_5.MM$17]" office:value-type="float" office:value="0" calcext:value-type="float">
            <text:p>0</text:p>
          </table:table-cell>
          <table:table-cell table:formula="of:=[nearest_3_5.MN$17]" office:value-type="float" office:value="0" calcext:value-type="float">
            <text:p>0</text:p>
          </table:table-cell>
          <table:table-cell table:formula="of:=[nearest_3_5.MO$17]" office:value-type="float" office:value="0" calcext:value-type="float">
            <text:p>0</text:p>
          </table:table-cell>
          <table:table-cell table:formula="of:=[nearest_3_5.MP$17]" office:value-type="float" office:value="0" calcext:value-type="float">
            <text:p>0</text:p>
          </table:table-cell>
          <table:table-cell table:formula="of:=[nearest_3_5.MQ$17]" office:value-type="float" office:value="0" calcext:value-type="float">
            <text:p>0</text:p>
          </table:table-cell>
          <table:table-cell table:formula="of:=[nearest_3_5.MR$17]" office:value-type="float" office:value="0" calcext:value-type="float">
            <text:p>0</text:p>
          </table:table-cell>
          <table:table-cell table:formula="of:=[nearest_3_5.MS$17]" office:value-type="float" office:value="0" calcext:value-type="float">
            <text:p>0</text:p>
          </table:table-cell>
          <table:table-cell table:formula="of:=[nearest_3_5.MT$17]" office:value-type="float" office:value="0" calcext:value-type="float">
            <text:p>0</text:p>
          </table:table-cell>
          <table:table-cell table:formula="of:=[nearest_3_5.MU$17]" office:value-type="float" office:value="0" calcext:value-type="float">
            <text:p>0</text:p>
          </table:table-cell>
          <table:table-cell table:formula="of:=[nearest_3_5.MV$17]" office:value-type="float" office:value="0" calcext:value-type="float">
            <text:p>0</text:p>
          </table:table-cell>
          <table:table-cell table:formula="of:=[nearest_3_5.MW$17]" office:value-type="float" office:value="0" calcext:value-type="float">
            <text:p>0</text:p>
          </table:table-cell>
          <table:table-cell table:formula="of:=[nearest_3_5.MX$17]" office:value-type="float" office:value="0" calcext:value-type="float">
            <text:p>0</text:p>
          </table:table-cell>
          <table:table-cell table:formula="of:=[nearest_3_5.MY$17]" office:value-type="float" office:value="0" calcext:value-type="float">
            <text:p>0</text:p>
          </table:table-cell>
          <table:table-cell table:formula="of:=[nearest_3_5.MZ$17]" office:value-type="float" office:value="0" calcext:value-type="float">
            <text:p>0</text:p>
          </table:table-cell>
          <table:table-cell table:formula="of:=[nearest_3_5.NA$17]" office:value-type="float" office:value="0" calcext:value-type="float">
            <text:p>0</text:p>
          </table:table-cell>
          <table:table-cell table:formula="of:=[nearest_3_5.NB$17]" office:value-type="float" office:value="0" calcext:value-type="float">
            <text:p>0</text:p>
          </table:table-cell>
          <table:table-cell table:formula="of:=[nearest_3_5.NC$17]" office:value-type="float" office:value="0" calcext:value-type="float">
            <text:p>0</text:p>
          </table:table-cell>
          <table:table-cell table:formula="of:=[nearest_3_5.ND$17]" office:value-type="float" office:value="0" calcext:value-type="float">
            <text:p>0</text:p>
          </table:table-cell>
          <table:table-cell table:formula="of:=[nearest_3_5.NE$17]" office:value-type="float" office:value="0" calcext:value-type="float">
            <text:p>0</text:p>
          </table:table-cell>
          <table:table-cell table:formula="of:=[nearest_3_5.NF$17]" office:value-type="float" office:value="0" calcext:value-type="float">
            <text:p>0</text:p>
          </table:table-cell>
          <table:table-cell table:formula="of:=[nearest_3_5.NG$17]" office:value-type="float" office:value="0" calcext:value-type="float">
            <text:p>0</text:p>
          </table:table-cell>
          <table:table-cell table:formula="of:=[nearest_3_5.NH$17]" office:value-type="float" office:value="0" calcext:value-type="float">
            <text:p>0</text:p>
          </table:table-cell>
          <table:table-cell table:formula="of:=[nearest_3_5.NI$17]" office:value-type="float" office:value="0" calcext:value-type="float">
            <text:p>0</text:p>
          </table:table-cell>
          <table:table-cell table:formula="of:=[nearest_3_5.NJ$17]" office:value-type="float" office:value="0" calcext:value-type="float">
            <text:p>0</text:p>
          </table:table-cell>
          <table:table-cell table:formula="of:=[nearest_3_5.NK$17]" office:value-type="float" office:value="0" calcext:value-type="float">
            <text:p>0</text:p>
          </table:table-cell>
          <table:table-cell table:formula="of:=[nearest_3_5.NL$17]" office:value-type="float" office:value="0" calcext:value-type="float">
            <text:p>0</text:p>
          </table:table-cell>
          <table:table-cell table:formula="of:=[nearest_3_5.NM$17]" office:value-type="float" office:value="0" calcext:value-type="float">
            <text:p>0</text:p>
          </table:table-cell>
          <table:table-cell table:formula="of:=[nearest_3_5.NN$17]" office:value-type="float" office:value="0" calcext:value-type="float">
            <text:p>0</text:p>
          </table:table-cell>
          <table:table-cell table:formula="of:=[nearest_3_5.NO$17]" office:value-type="float" office:value="0" calcext:value-type="float">
            <text:p>0</text:p>
          </table:table-cell>
          <table:table-cell table:formula="of:=[nearest_3_5.NP$17]" office:value-type="float" office:value="0" calcext:value-type="float">
            <text:p>0</text:p>
          </table:table-cell>
          <table:table-cell table:formula="of:=[nearest_3_5.NQ$17]" office:value-type="float" office:value="0" calcext:value-type="float">
            <text:p>0</text:p>
          </table:table-cell>
          <table:table-cell table:formula="of:=[nearest_3_5.NR$17]" office:value-type="float" office:value="0" calcext:value-type="float">
            <text:p>0</text:p>
          </table:table-cell>
          <table:table-cell table:formula="of:=[nearest_3_5.NS$17]" office:value-type="float" office:value="0" calcext:value-type="float">
            <text:p>0</text:p>
          </table:table-cell>
          <table:table-cell table:formula="of:=[nearest_3_5.NT$17]" office:value-type="float" office:value="0" calcext:value-type="float">
            <text:p>0</text:p>
          </table:table-cell>
          <table:table-cell table:formula="of:=[nearest_3_5.NU$17]" office:value-type="float" office:value="0" calcext:value-type="float">
            <text:p>0</text:p>
          </table:table-cell>
          <table:table-cell table:formula="of:=[nearest_3_5.NV$17]" office:value-type="float" office:value="0" calcext:value-type="float">
            <text:p>0</text:p>
          </table:table-cell>
          <table:table-cell table:formula="of:=[nearest_3_5.NW$17]" office:value-type="float" office:value="0" calcext:value-type="float">
            <text:p>0</text:p>
          </table:table-cell>
          <table:table-cell table:formula="of:=[nearest_3_5.NX$17]" office:value-type="float" office:value="0" calcext:value-type="float">
            <text:p>0</text:p>
          </table:table-cell>
          <table:table-cell table:formula="of:=[nearest_3_5.NY$17]" office:value-type="float" office:value="0" calcext:value-type="float">
            <text:p>0</text:p>
          </table:table-cell>
          <table:table-cell table:formula="of:=[nearest_3_5.NZ$17]" office:value-type="float" office:value="0" calcext:value-type="float">
            <text:p>0</text:p>
          </table:table-cell>
          <table:table-cell table:formula="of:=[nearest_3_5.OA$17]" office:value-type="float" office:value="0" calcext:value-type="float">
            <text:p>0</text:p>
          </table:table-cell>
          <table:table-cell table:formula="of:=[nearest_3_5.OB$17]" office:value-type="float" office:value="0" calcext:value-type="float">
            <text:p>0</text:p>
          </table:table-cell>
          <table:table-cell table:formula="of:=[nearest_3_5.OC$17]" office:value-type="float" office:value="0" calcext:value-type="float">
            <text:p>0</text:p>
          </table:table-cell>
          <table:table-cell table:formula="of:=[nearest_3_5.OD$17]" office:value-type="float" office:value="0" calcext:value-type="float">
            <text:p>0</text:p>
          </table:table-cell>
          <table:table-cell table:formula="of:=[nearest_3_5.OE$17]" office:value-type="float" office:value="0" calcext:value-type="float">
            <text:p>0</text:p>
          </table:table-cell>
          <table:table-cell table:formula="of:=[nearest_3_5.OF$17]" office:value-type="float" office:value="0" calcext:value-type="float">
            <text:p>0</text:p>
          </table:table-cell>
          <table:table-cell table:formula="of:=[nearest_3_5.OG$17]" office:value-type="float" office:value="0" calcext:value-type="float">
            <text:p>0</text:p>
          </table:table-cell>
          <table:table-cell table:formula="of:=[nearest_3_5.OH$17]" office:value-type="float" office:value="0" calcext:value-type="float">
            <text:p>0</text:p>
          </table:table-cell>
          <table:table-cell table:formula="of:=[nearest_3_5.OI$17]" office:value-type="float" office:value="0" calcext:value-type="float">
            <text:p>0</text:p>
          </table:table-cell>
          <table:table-cell table:formula="of:=[nearest_3_5.OJ$17]" office:value-type="float" office:value="0" calcext:value-type="float">
            <text:p>0</text:p>
          </table:table-cell>
          <table:table-cell table:formula="of:=[nearest_3_5.OK$17]" office:value-type="float" office:value="0" calcext:value-type="float">
            <text:p>0</text:p>
          </table:table-cell>
          <table:table-cell table:formula="of:=[nearest_3_5.OL$17]" office:value-type="float" office:value="0" calcext:value-type="float">
            <text:p>0</text:p>
          </table:table-cell>
          <table:table-cell table:formula="of:=[nearest_3_5.OM$17]" office:value-type="float" office:value="0" calcext:value-type="float">
            <text:p>0</text:p>
          </table:table-cell>
          <table:table-cell table:formula="of:=[nearest_3_5.ON$17]" office:value-type="float" office:value="0" calcext:value-type="float">
            <text:p>0</text:p>
          </table:table-cell>
          <table:table-cell table:formula="of:=[nearest_3_5.OO$17]" office:value-type="float" office:value="0" calcext:value-type="float">
            <text:p>0</text:p>
          </table:table-cell>
          <table:table-cell table:formula="of:=[nearest_3_5.OP$17]" office:value-type="float" office:value="0" calcext:value-type="float">
            <text:p>0</text:p>
          </table:table-cell>
          <table:table-cell table:formula="of:=[nearest_3_5.OQ$17]" office:value-type="float" office:value="0" calcext:value-type="float">
            <text:p>0</text:p>
          </table:table-cell>
          <table:table-cell table:formula="of:=[nearest_3_5.OR$17]" office:value-type="float" office:value="0" calcext:value-type="float">
            <text:p>0</text:p>
          </table:table-cell>
          <table:table-cell table:formula="of:=[nearest_3_5.OS$17]" office:value-type="float" office:value="0" calcext:value-type="float">
            <text:p>0</text:p>
          </table:table-cell>
          <table:table-cell table:formula="of:=[nearest_3_5.OT$17]" office:value-type="float" office:value="0" calcext:value-type="float">
            <text:p>0</text:p>
          </table:table-cell>
          <table:table-cell table:formula="of:=[nearest_3_5.OU$17]" office:value-type="float" office:value="0" calcext:value-type="float">
            <text:p>0</text:p>
          </table:table-cell>
          <table:table-cell table:formula="of:=[nearest_3_5.OV$17]" office:value-type="float" office:value="0" calcext:value-type="float">
            <text:p>0</text:p>
          </table:table-cell>
          <table:table-cell table:formula="of:=[nearest_3_5.OW$17]" office:value-type="float" office:value="0" calcext:value-type="float">
            <text:p>0</text:p>
          </table:table-cell>
          <table:table-cell table:formula="of:=[nearest_3_5.OX$17]" office:value-type="float" office:value="0" calcext:value-type="float">
            <text:p>0</text:p>
          </table:table-cell>
          <table:table-cell table:formula="of:=[nearest_3_5.OY$17]" office:value-type="float" office:value="0" calcext:value-type="float">
            <text:p>0</text:p>
          </table:table-cell>
          <table:table-cell table:formula="of:=[nearest_3_5.OZ$17]" office:value-type="float" office:value="0" calcext:value-type="float">
            <text:p>0</text:p>
          </table:table-cell>
          <table:table-cell table:formula="of:=[nearest_3_5.PA$17]" office:value-type="float" office:value="0" calcext:value-type="float">
            <text:p>0</text:p>
          </table:table-cell>
          <table:table-cell table:formula="of:=[nearest_3_5.PB$17]" office:value-type="float" office:value="0" calcext:value-type="float">
            <text:p>0</text:p>
          </table:table-cell>
          <table:table-cell table:formula="of:=[nearest_3_5.PC$17]" office:value-type="float" office:value="0" calcext:value-type="float">
            <text:p>0</text:p>
          </table:table-cell>
          <table:table-cell table:formula="of:=[nearest_3_5.PD$17]" office:value-type="float" office:value="0" calcext:value-type="float">
            <text:p>0</text:p>
          </table:table-cell>
          <table:table-cell table:formula="of:=[nearest_3_5.PE$17]" office:value-type="float" office:value="0" calcext:value-type="float">
            <text:p>0</text:p>
          </table:table-cell>
          <table:table-cell table:formula="of:=[nearest_3_5.PF$17]" office:value-type="float" office:value="0" calcext:value-type="float">
            <text:p>0</text:p>
          </table:table-cell>
          <table:table-cell table:formula="of:=[nearest_3_5.PG$17]" office:value-type="float" office:value="0" calcext:value-type="float">
            <text:p>0</text:p>
          </table:table-cell>
          <table:table-cell table:formula="of:=[nearest_3_5.PH$17]" office:value-type="float" office:value="0" calcext:value-type="float">
            <text:p>0</text:p>
          </table:table-cell>
          <table:table-cell table:formula="of:=[nearest_3_5.PI$17]" office:value-type="float" office:value="0" calcext:value-type="float">
            <text:p>0</text:p>
          </table:table-cell>
          <table:table-cell table:formula="of:=[nearest_3_5.PJ$17]" office:value-type="float" office:value="0" calcext:value-type="float">
            <text:p>0</text:p>
          </table:table-cell>
          <table:table-cell table:formula="of:=[nearest_3_5.PK$17]" office:value-type="float" office:value="0" calcext:value-type="float">
            <text:p>0</text:p>
          </table:table-cell>
          <table:table-cell table:formula="of:=[nearest_3_5.PL$17]" office:value-type="float" office:value="0" calcext:value-type="float">
            <text:p>0</text:p>
          </table:table-cell>
          <table:table-cell table:formula="of:=[nearest_3_5.PM$17]" office:value-type="float" office:value="0" calcext:value-type="float">
            <text:p>0</text:p>
          </table:table-cell>
          <table:table-cell table:formula="of:=[nearest_3_5.PN$17]" office:value-type="float" office:value="0" calcext:value-type="float">
            <text:p>0</text:p>
          </table:table-cell>
          <table:table-cell table:formula="of:=[nearest_3_5.PO$17]" office:value-type="float" office:value="0" calcext:value-type="float">
            <text:p>0</text:p>
          </table:table-cell>
          <table:table-cell table:formula="of:=[nearest_3_5.PP$17]" office:value-type="float" office:value="0" calcext:value-type="float">
            <text:p>0</text:p>
          </table:table-cell>
          <table:table-cell table:formula="of:=[nearest_3_5.PQ$17]" office:value-type="float" office:value="0" calcext:value-type="float">
            <text:p>0</text:p>
          </table:table-cell>
          <table:table-cell table:formula="of:=[nearest_3_5.PR$17]" office:value-type="float" office:value="0" calcext:value-type="float">
            <text:p>0</text:p>
          </table:table-cell>
          <table:table-cell table:formula="of:=[nearest_3_5.PS$17]" office:value-type="float" office:value="0" calcext:value-type="float">
            <text:p>0</text:p>
          </table:table-cell>
          <table:table-cell table:formula="of:=[nearest_3_5.PT$17]" office:value-type="float" office:value="0" calcext:value-type="float">
            <text:p>0</text:p>
          </table:table-cell>
          <table:table-cell table:formula="of:=[nearest_3_5.PU$17]" office:value-type="float" office:value="0" calcext:value-type="float">
            <text:p>0</text:p>
          </table:table-cell>
          <table:table-cell table:formula="of:=[nearest_3_5.PV$17]" office:value-type="float" office:value="0" calcext:value-type="float">
            <text:p>0</text:p>
          </table:table-cell>
          <table:table-cell table:formula="of:=[nearest_3_5.PW$17]" office:value-type="float" office:value="0" calcext:value-type="float">
            <text:p>0</text:p>
          </table:table-cell>
          <table:table-cell table:formula="of:=[nearest_3_5.PX$17]" office:value-type="float" office:value="0" calcext:value-type="float">
            <text:p>0</text:p>
          </table:table-cell>
          <table:table-cell table:formula="of:=[nearest_3_5.PY$17]" office:value-type="float" office:value="0" calcext:value-type="float">
            <text:p>0</text:p>
          </table:table-cell>
          <table:table-cell table:formula="of:=[nearest_3_5.PZ$17]" office:value-type="float" office:value="0" calcext:value-type="float">
            <text:p>0</text:p>
          </table:table-cell>
          <table:table-cell table:formula="of:=[nearest_3_5.QA$17]" office:value-type="float" office:value="0" calcext:value-type="float">
            <text:p>0</text:p>
          </table:table-cell>
          <table:table-cell table:formula="of:=[nearest_3_5.QB$17]" office:value-type="float" office:value="0" calcext:value-type="float">
            <text:p>0</text:p>
          </table:table-cell>
          <table:table-cell table:formula="of:=[nearest_3_5.QC$17]" office:value-type="float" office:value="0" calcext:value-type="float">
            <text:p>0</text:p>
          </table:table-cell>
          <table:table-cell table:formula="of:=[nearest_3_5.QD$17]" office:value-type="float" office:value="0" calcext:value-type="float">
            <text:p>0</text:p>
          </table:table-cell>
          <table:table-cell table:formula="of:=[nearest_3_5.QE$17]" office:value-type="float" office:value="0" calcext:value-type="float">
            <text:p>0</text:p>
          </table:table-cell>
          <table:table-cell table:formula="of:=[nearest_3_5.QF$17]" office:value-type="float" office:value="0" calcext:value-type="float">
            <text:p>0</text:p>
          </table:table-cell>
          <table:table-cell table:formula="of:=[nearest_3_5.QG$17]" office:value-type="float" office:value="0" calcext:value-type="float">
            <text:p>0</text:p>
          </table:table-cell>
          <table:table-cell table:formula="of:=[nearest_3_5.QH$17]" office:value-type="float" office:value="0" calcext:value-type="float">
            <text:p>0</text:p>
          </table:table-cell>
          <table:table-cell table:formula="of:=[nearest_3_5.QI$17]" office:value-type="float" office:value="0" calcext:value-type="float">
            <text:p>0</text:p>
          </table:table-cell>
          <table:table-cell table:formula="of:=[nearest_3_5.QJ$17]" office:value-type="float" office:value="0" calcext:value-type="float">
            <text:p>0</text:p>
          </table:table-cell>
          <table:table-cell table:formula="of:=[nearest_3_5.QK$17]" office:value-type="float" office:value="0" calcext:value-type="float">
            <text:p>0</text:p>
          </table:table-cell>
          <table:table-cell table:formula="of:=[nearest_3_5.QL$17]" office:value-type="float" office:value="0" calcext:value-type="float">
            <text:p>0</text:p>
          </table:table-cell>
          <table:table-cell table:formula="of:=[nearest_3_5.QM$17]" office:value-type="float" office:value="0" calcext:value-type="float">
            <text:p>0</text:p>
          </table:table-cell>
          <table:table-cell table:formula="of:=[nearest_3_5.QN$17]" office:value-type="float" office:value="0" calcext:value-type="float">
            <text:p>0</text:p>
          </table:table-cell>
          <table:table-cell table:formula="of:=[nearest_3_5.QO$17]" office:value-type="float" office:value="0" calcext:value-type="float">
            <text:p>0</text:p>
          </table:table-cell>
          <table:table-cell table:formula="of:=[nearest_3_5.QP$17]" office:value-type="float" office:value="0" calcext:value-type="float">
            <text:p>0</text:p>
          </table:table-cell>
          <table:table-cell table:formula="of:=[nearest_3_5.QQ$17]" office:value-type="float" office:value="0" calcext:value-type="float">
            <text:p>0</text:p>
          </table:table-cell>
          <table:table-cell table:formula="of:=[nearest_3_5.QR$17]" office:value-type="float" office:value="0" calcext:value-type="float">
            <text:p>0</text:p>
          </table:table-cell>
          <table:table-cell table:formula="of:=[nearest_3_5.QS$17]" office:value-type="float" office:value="0" calcext:value-type="float">
            <text:p>0</text:p>
          </table:table-cell>
          <table:table-cell table:formula="of:=[nearest_3_5.QT$17]" office:value-type="float" office:value="0" calcext:value-type="float">
            <text:p>0</text:p>
          </table:table-cell>
          <table:table-cell table:formula="of:=[nearest_3_5.QU$17]" office:value-type="float" office:value="0" calcext:value-type="float">
            <text:p>0</text:p>
          </table:table-cell>
          <table:table-cell table:formula="of:=[nearest_3_5.QV$17]" office:value-type="float" office:value="0" calcext:value-type="float">
            <text:p>0</text:p>
          </table:table-cell>
          <table:table-cell table:formula="of:=[nearest_3_5.QW$17]" office:value-type="float" office:value="0" calcext:value-type="float">
            <text:p>0</text:p>
          </table:table-cell>
          <table:table-cell table:formula="of:=[nearest_3_5.QX$17]" office:value-type="float" office:value="0" calcext:value-type="float">
            <text:p>0</text:p>
          </table:table-cell>
          <table:table-cell table:formula="of:=[nearest_3_5.QY$17]" office:value-type="float" office:value="0" calcext:value-type="float">
            <text:p>0</text:p>
          </table:table-cell>
          <table:table-cell table:formula="of:=[nearest_3_5.QZ$17]" office:value-type="float" office:value="0" calcext:value-type="float">
            <text:p>0</text:p>
          </table:table-cell>
          <table:table-cell table:formula="of:=[nearest_3_5.RA$17]" office:value-type="float" office:value="0" calcext:value-type="float">
            <text:p>0</text:p>
          </table:table-cell>
          <table:table-cell table:formula="of:=[nearest_3_5.RB$17]" office:value-type="float" office:value="0" calcext:value-type="float">
            <text:p>0</text:p>
          </table:table-cell>
          <table:table-cell table:formula="of:=[nearest_3_5.RC$17]" office:value-type="float" office:value="0" calcext:value-type="float">
            <text:p>0</text:p>
          </table:table-cell>
          <table:table-cell table:formula="of:=[nearest_3_5.RD$17]" office:value-type="float" office:value="0" calcext:value-type="float">
            <text:p>0</text:p>
          </table:table-cell>
          <table:table-cell table:formula="of:=[nearest_3_5.RE$17]" office:value-type="float" office:value="0" calcext:value-type="float">
            <text:p>0</text:p>
          </table:table-cell>
          <table:table-cell table:formula="of:=[nearest_3_5.RF$17]" office:value-type="float" office:value="0" calcext:value-type="float">
            <text:p>0</text:p>
          </table:table-cell>
          <table:table-cell table:formula="of:=[nearest_3_5.RG$17]" office:value-type="float" office:value="0" calcext:value-type="float">
            <text:p>0</text:p>
          </table:table-cell>
          <table:table-cell table:formula="of:=[nearest_3_5.RH$17]" office:value-type="float" office:value="0" calcext:value-type="float">
            <text:p>0</text:p>
          </table:table-cell>
          <table:table-cell table:formula="of:=[nearest_3_5.RI$17]" office:value-type="float" office:value="0" calcext:value-type="float">
            <text:p>0</text:p>
          </table:table-cell>
          <table:table-cell table:formula="of:=[nearest_3_5.RJ$17]" office:value-type="float" office:value="0" calcext:value-type="float">
            <text:p>0</text:p>
          </table:table-cell>
          <table:table-cell table:formula="of:=[nearest_3_5.RK$17]" office:value-type="float" office:value="0" calcext:value-type="float">
            <text:p>0</text:p>
          </table:table-cell>
          <table:table-cell table:formula="of:=[nearest_3_5.RL$17]" office:value-type="float" office:value="0" calcext:value-type="float">
            <text:p>0</text:p>
          </table:table-cell>
          <table:table-cell table:formula="of:=[nearest_3_5.RM$17]" office:value-type="float" office:value="0" calcext:value-type="float">
            <text:p>0</text:p>
          </table:table-cell>
          <table:table-cell table:formula="of:=[nearest_3_5.RN$17]" office:value-type="float" office:value="0" calcext:value-type="float">
            <text:p>0</text:p>
          </table:table-cell>
          <table:table-cell table:formula="of:=[nearest_3_5.RO$17]" office:value-type="float" office:value="0" calcext:value-type="float">
            <text:p>0</text:p>
          </table:table-cell>
          <table:table-cell table:formula="of:=[nearest_3_5.RP$17]" office:value-type="float" office:value="0" calcext:value-type="float">
            <text:p>0</text:p>
          </table:table-cell>
          <table:table-cell table:formula="of:=[nearest_3_5.RQ$17]" office:value-type="float" office:value="0" calcext:value-type="float">
            <text:p>0</text:p>
          </table:table-cell>
          <table:table-cell table:formula="of:=[nearest_3_5.RR$17]" office:value-type="float" office:value="0" calcext:value-type="float">
            <text:p>0</text:p>
          </table:table-cell>
          <table:table-cell table:formula="of:=[nearest_3_5.RS$17]" office:value-type="float" office:value="0" calcext:value-type="float">
            <text:p>0</text:p>
          </table:table-cell>
          <table:table-cell table:formula="of:=[nearest_3_5.RT$17]" office:value-type="float" office:value="0" calcext:value-type="float">
            <text:p>0</text:p>
          </table:table-cell>
          <table:table-cell table:formula="of:=[nearest_3_5.RU$17]" office:value-type="float" office:value="0" calcext:value-type="float">
            <text:p>0</text:p>
          </table:table-cell>
          <table:table-cell table:formula="of:=[nearest_3_5.RV$17]" office:value-type="float" office:value="0" calcext:value-type="float">
            <text:p>0</text:p>
          </table:table-cell>
          <table:table-cell table:formula="of:=[nearest_3_5.RW$17]" office:value-type="float" office:value="0" calcext:value-type="float">
            <text:p>0</text:p>
          </table:table-cell>
          <table:table-cell table:formula="of:=[nearest_3_5.RX$17]" office:value-type="float" office:value="0" calcext:value-type="float">
            <text:p>0</text:p>
          </table:table-cell>
          <table:table-cell table:formula="of:=[nearest_3_5.RY$17]" office:value-type="float" office:value="0" calcext:value-type="float">
            <text:p>0</text:p>
          </table:table-cell>
          <table:table-cell table:formula="of:=[nearest_3_5.RZ$17]" office:value-type="float" office:value="0" calcext:value-type="float">
            <text:p>0</text:p>
          </table:table-cell>
          <table:table-cell table:formula="of:=[nearest_3_5.SA$17]" office:value-type="float" office:value="0" calcext:value-type="float">
            <text:p>0</text:p>
          </table:table-cell>
          <table:table-cell table:formula="of:=[nearest_3_5.SB$17]" office:value-type="float" office:value="0" calcext:value-type="float">
            <text:p>0</text:p>
          </table:table-cell>
          <table:table-cell table:formula="of:=[nearest_3_5.SC$17]" office:value-type="float" office:value="0" calcext:value-type="float">
            <text:p>0</text:p>
          </table:table-cell>
          <table:table-cell table:formula="of:=[nearest_3_5.SD$17]" office:value-type="float" office:value="0" calcext:value-type="float">
            <text:p>0</text:p>
          </table:table-cell>
          <table:table-cell table:formula="of:=[nearest_3_5.SE$17]" office:value-type="float" office:value="0" calcext:value-type="float">
            <text:p>0</text:p>
          </table:table-cell>
          <table:table-cell table:formula="of:=[nearest_3_5.SF$17]" office:value-type="float" office:value="0" calcext:value-type="float">
            <text:p>0</text:p>
          </table:table-cell>
          <table:table-cell table:formula="of:=[nearest_3_5.SG$17]" office:value-type="float" office:value="0" calcext:value-type="float">
            <text:p>0</text:p>
          </table:table-cell>
          <table:table-cell table:formula="of:=[nearest_3_5.SH$17]" office:value-type="float" office:value="0" calcext:value-type="float">
            <text:p>0</text:p>
          </table:table-cell>
          <table:table-cell table:formula="of:=[nearest_3_5.SI$17]" office:value-type="float" office:value="0" calcext:value-type="float">
            <text:p>0</text:p>
          </table:table-cell>
          <table:table-cell table:formula="of:=[nearest_3_5.SJ$17]" office:value-type="float" office:value="0" calcext:value-type="float">
            <text:p>0</text:p>
          </table:table-cell>
          <table:table-cell table:formula="of:=[nearest_3_5.SK$17]" office:value-type="float" office:value="0" calcext:value-type="float">
            <text:p>0</text:p>
          </table:table-cell>
          <table:table-cell table:formula="of:=[nearest_3_5.SL$17]" office:value-type="float" office:value="0" calcext:value-type="float">
            <text:p>0</text:p>
          </table:table-cell>
          <table:table-cell table:formula="of:=[nearest_3_5.SM$17]" office:value-type="float" office:value="0" calcext:value-type="float">
            <text:p>0</text:p>
          </table:table-cell>
          <table:table-cell table:formula="of:=[nearest_3_5.SN$17]" office:value-type="float" office:value="0" calcext:value-type="float">
            <text:p>0</text:p>
          </table:table-cell>
          <table:table-cell table:formula="of:=[nearest_3_5.SO$17]" office:value-type="float" office:value="0" calcext:value-type="float">
            <text:p>0</text:p>
          </table:table-cell>
          <table:table-cell table:formula="of:=[nearest_3_5.SP$17]" office:value-type="float" office:value="0" calcext:value-type="float">
            <text:p>0</text:p>
          </table:table-cell>
          <table:table-cell table:formula="of:=[nearest_3_5.SQ$17]" office:value-type="float" office:value="0" calcext:value-type="float">
            <text:p>0</text:p>
          </table:table-cell>
          <table:table-cell table:formula="of:=[nearest_3_5.SR$17]" office:value-type="float" office:value="0" calcext:value-type="float">
            <text:p>0</text:p>
          </table:table-cell>
          <table:table-cell table:formula="of:=[nearest_3_5.SS$17]" office:value-type="float" office:value="0" calcext:value-type="float">
            <text:p>0</text:p>
          </table:table-cell>
          <table:table-cell table:formula="of:=[nearest_3_5.ST$17]" office:value-type="float" office:value="0" calcext:value-type="float">
            <text:p>0</text:p>
          </table:table-cell>
          <table:table-cell table:formula="of:=[nearest_3_5.SU$17]" office:value-type="float" office:value="0" calcext:value-type="float">
            <text:p>0</text:p>
          </table:table-cell>
          <table:table-cell table:formula="of:=[nearest_3_5.SV$17]" office:value-type="float" office:value="0" calcext:value-type="float">
            <text:p>0</text:p>
          </table:table-cell>
          <table:table-cell table:formula="of:=[nearest_3_5.SW$17]" office:value-type="float" office:value="0" calcext:value-type="float">
            <text:p>0</text:p>
          </table:table-cell>
          <table:table-cell table:formula="of:=[nearest_3_5.SX$17]" office:value-type="float" office:value="0" calcext:value-type="float">
            <text:p>0</text:p>
          </table:table-cell>
          <table:table-cell table:formula="of:=[nearest_3_5.SY$17]" office:value-type="float" office:value="0" calcext:value-type="float">
            <text:p>0</text:p>
          </table:table-cell>
          <table:table-cell table:formula="of:=[nearest_3_5.SZ$17]" office:value-type="float" office:value="0" calcext:value-type="float">
            <text:p>0</text:p>
          </table:table-cell>
          <table:table-cell table:formula="of:=[nearest_3_5.TA$17]" office:value-type="float" office:value="0" calcext:value-type="float">
            <text:p>0</text:p>
          </table:table-cell>
          <table:table-cell table:formula="of:=[nearest_3_5.TB$17]" office:value-type="float" office:value="0" calcext:value-type="float">
            <text:p>0</text:p>
          </table:table-cell>
          <table:table-cell table:formula="of:=[nearest_3_5.TC$17]" office:value-type="float" office:value="0" calcext:value-type="float">
            <text:p>0</text:p>
          </table:table-cell>
          <table:table-cell table:formula="of:=[nearest_3_5.TD$17]" office:value-type="float" office:value="0" calcext:value-type="float">
            <text:p>0</text:p>
          </table:table-cell>
          <table:table-cell table:formula="of:=[nearest_3_5.TE$17]" office:value-type="float" office:value="0" calcext:value-type="float">
            <text:p>0</text:p>
          </table:table-cell>
          <table:table-cell table:formula="of:=[nearest_3_5.TF$17]" office:value-type="float" office:value="0" calcext:value-type="float">
            <text:p>0</text:p>
          </table:table-cell>
          <table:table-cell table:formula="of:=[nearest_3_5.TG$17]" office:value-type="float" office:value="0" calcext:value-type="float">
            <text:p>0</text:p>
          </table:table-cell>
          <table:table-cell table:formula="of:=[nearest_3_5.TH$17]" office:value-type="float" office:value="0" calcext:value-type="float">
            <text:p>0</text:p>
          </table:table-cell>
          <table:table-cell table:formula="of:=[nearest_3_5.TI$17]" office:value-type="float" office:value="0" calcext:value-type="float">
            <text:p>0</text:p>
          </table:table-cell>
          <table:table-cell table:formula="of:=[nearest_3_5.TJ$17]" office:value-type="float" office:value="0" calcext:value-type="float">
            <text:p>0</text:p>
          </table:table-cell>
          <table:table-cell table:formula="of:=[nearest_3_5.TK$17]" office:value-type="float" office:value="0" calcext:value-type="float">
            <text:p>0</text:p>
          </table:table-cell>
          <table:table-cell table:formula="of:=[nearest_3_5.TL$17]" office:value-type="float" office:value="0" calcext:value-type="float">
            <text:p>0</text:p>
          </table:table-cell>
          <table:table-cell table:formula="of:=[nearest_3_5.TM$17]" office:value-type="float" office:value="0" calcext:value-type="float">
            <text:p>0</text:p>
          </table:table-cell>
          <table:table-cell table:formula="of:=[nearest_3_5.TN$17]" office:value-type="float" office:value="0" calcext:value-type="float">
            <text:p>0</text:p>
          </table:table-cell>
          <table:table-cell table:formula="of:=[nearest_3_5.TO$17]" office:value-type="float" office:value="0" calcext:value-type="float">
            <text:p>0</text:p>
          </table:table-cell>
          <table:table-cell table:formula="of:=[nearest_3_5.TP$17]" office:value-type="float" office:value="0" calcext:value-type="float">
            <text:p>0</text:p>
          </table:table-cell>
          <table:table-cell table:formula="of:=[nearest_3_5.TQ$17]" office:value-type="float" office:value="0" calcext:value-type="float">
            <text:p>0</text:p>
          </table:table-cell>
          <table:table-cell table:formula="of:=[nearest_3_5.TR$17]" office:value-type="float" office:value="0" calcext:value-type="float">
            <text:p>0</text:p>
          </table:table-cell>
          <table:table-cell table:formula="of:=[nearest_3_5.TS$17]" office:value-type="float" office:value="0" calcext:value-type="float">
            <text:p>0</text:p>
          </table:table-cell>
          <table:table-cell table:formula="of:=[nearest_3_5.TT$17]" office:value-type="float" office:value="0" calcext:value-type="float">
            <text:p>0</text:p>
          </table:table-cell>
          <table:table-cell table:formula="of:=[nearest_3_5.TU$17]" office:value-type="float" office:value="0" calcext:value-type="float">
            <text:p>0</text:p>
          </table:table-cell>
          <table:table-cell table:formula="of:=[nearest_3_5.TV$17]" office:value-type="float" office:value="0" calcext:value-type="float">
            <text:p>0</text:p>
          </table:table-cell>
          <table:table-cell table:formula="of:=[nearest_3_5.TW$17]" office:value-type="float" office:value="0" calcext:value-type="float">
            <text:p>0</text:p>
          </table:table-cell>
          <table:table-cell table:formula="of:=[nearest_3_5.TX$17]" office:value-type="float" office:value="0" calcext:value-type="float">
            <text:p>0</text:p>
          </table:table-cell>
          <table:table-cell table:formula="of:=[nearest_3_5.TY$17]" office:value-type="float" office:value="0" calcext:value-type="float">
            <text:p>0</text:p>
          </table:table-cell>
          <table:table-cell table:formula="of:=[nearest_3_5.TZ$17]" office:value-type="float" office:value="0" calcext:value-type="float">
            <text:p>0</text:p>
          </table:table-cell>
          <table:table-cell table:formula="of:=[nearest_3_5.UA$17]" office:value-type="float" office:value="0" calcext:value-type="float">
            <text:p>0</text:p>
          </table:table-cell>
          <table:table-cell table:formula="of:=[nearest_3_5.UB$17]" office:value-type="float" office:value="0" calcext:value-type="float">
            <text:p>0</text:p>
          </table:table-cell>
          <table:table-cell table:formula="of:=[nearest_3_5.UC$17]" office:value-type="float" office:value="0" calcext:value-type="float">
            <text:p>0</text:p>
          </table:table-cell>
          <table:table-cell table:formula="of:=[nearest_3_5.UD$17]" office:value-type="float" office:value="0" calcext:value-type="float">
            <text:p>0</text:p>
          </table:table-cell>
          <table:table-cell table:formula="of:=[nearest_3_5.UE$17]" office:value-type="float" office:value="0" calcext:value-type="float">
            <text:p>0</text:p>
          </table:table-cell>
          <table:table-cell table:formula="of:=[nearest_3_5.UF$17]" office:value-type="float" office:value="0" calcext:value-type="float">
            <text:p>0</text:p>
          </table:table-cell>
          <table:table-cell table:formula="of:=[nearest_3_5.UG$17]" office:value-type="float" office:value="0" calcext:value-type="float">
            <text:p>0</text:p>
          </table:table-cell>
          <table:table-cell table:formula="of:=[nearest_3_5.UH$17]" office:value-type="float" office:value="0" calcext:value-type="float">
            <text:p>0</text:p>
          </table:table-cell>
          <table:table-cell table:formula="of:=[nearest_3_5.UI$17]" office:value-type="float" office:value="0" calcext:value-type="float">
            <text:p>0</text:p>
          </table:table-cell>
          <table:table-cell table:formula="of:=[nearest_3_5.UJ$17]" office:value-type="float" office:value="0" calcext:value-type="float">
            <text:p>0</text:p>
          </table:table-cell>
          <table:table-cell table:formula="of:=[nearest_3_5.UK$17]" office:value-type="float" office:value="0" calcext:value-type="float">
            <text:p>0</text:p>
          </table:table-cell>
          <table:table-cell table:formula="of:=[nearest_3_5.UL$17]" office:value-type="float" office:value="0" calcext:value-type="float">
            <text:p>0</text:p>
          </table:table-cell>
          <table:table-cell table:formula="of:=[nearest_3_5.UM$17]" office:value-type="float" office:value="0" calcext:value-type="float">
            <text:p>0</text:p>
          </table:table-cell>
          <table:table-cell table:formula="of:=[nearest_3_5.UN$17]" office:value-type="float" office:value="0" calcext:value-type="float">
            <text:p>0</text:p>
          </table:table-cell>
          <table:table-cell table:formula="of:=[nearest_3_5.UO$17]" office:value-type="float" office:value="0" calcext:value-type="float">
            <text:p>0</text:p>
          </table:table-cell>
          <table:table-cell table:formula="of:=[nearest_3_5.UP$17]" office:value-type="float" office:value="0" calcext:value-type="float">
            <text:p>0</text:p>
          </table:table-cell>
          <table:table-cell table:formula="of:=[nearest_3_5.UQ$17]" office:value-type="float" office:value="0" calcext:value-type="float">
            <text:p>0</text:p>
          </table:table-cell>
          <table:table-cell table:formula="of:=[nearest_3_5.UR$17]" office:value-type="float" office:value="0" calcext:value-type="float">
            <text:p>0</text:p>
          </table:table-cell>
          <table:table-cell table:formula="of:=[nearest_3_5.US$17]" office:value-type="float" office:value="0" calcext:value-type="float">
            <text:p>0</text:p>
          </table:table-cell>
          <table:table-cell table:formula="of:=[nearest_3_5.UT$17]" office:value-type="float" office:value="0" calcext:value-type="float">
            <text:p>0</text:p>
          </table:table-cell>
          <table:table-cell table:formula="of:=[nearest_3_5.UU$17]" office:value-type="float" office:value="0" calcext:value-type="float">
            <text:p>0</text:p>
          </table:table-cell>
          <table:table-cell table:formula="of:=[nearest_3_5.UV$17]" office:value-type="float" office:value="0" calcext:value-type="float">
            <text:p>0</text:p>
          </table:table-cell>
          <table:table-cell table:formula="of:=[nearest_3_5.UW$17]" office:value-type="float" office:value="0" calcext:value-type="float">
            <text:p>0</text:p>
          </table:table-cell>
          <table:table-cell table:formula="of:=[nearest_3_5.UX$17]" office:value-type="float" office:value="0" calcext:value-type="float">
            <text:p>0</text:p>
          </table:table-cell>
          <table:table-cell table:formula="of:=[nearest_3_5.UY$17]" office:value-type="float" office:value="0" calcext:value-type="float">
            <text:p>0</text:p>
          </table:table-cell>
          <table:table-cell table:formula="of:=[nearest_3_5.UZ$17]" office:value-type="float" office:value="0" calcext:value-type="float">
            <text:p>0</text:p>
          </table:table-cell>
          <table:table-cell table:formula="of:=[nearest_3_5.VA$17]" office:value-type="float" office:value="0" calcext:value-type="float">
            <text:p>0</text:p>
          </table:table-cell>
          <table:table-cell table:formula="of:=[nearest_3_5.VB$17]" office:value-type="float" office:value="0" calcext:value-type="float">
            <text:p>0</text:p>
          </table:table-cell>
          <table:table-cell table:formula="of:=[nearest_3_5.VC$17]" office:value-type="float" office:value="0" calcext:value-type="float">
            <text:p>0</text:p>
          </table:table-cell>
          <table:table-cell table:formula="of:=[nearest_3_5.VD$17]" office:value-type="float" office:value="0" calcext:value-type="float">
            <text:p>0</text:p>
          </table:table-cell>
          <table:table-cell table:formula="of:=[nearest_3_5.VE$17]" office:value-type="float" office:value="0" calcext:value-type="float">
            <text:p>0</text:p>
          </table:table-cell>
          <table:table-cell table:formula="of:=[nearest_3_5.VF$17]" office:value-type="float" office:value="0" calcext:value-type="float">
            <text:p>0</text:p>
          </table:table-cell>
          <table:table-cell table:formula="of:=[nearest_3_5.VG$17]" office:value-type="float" office:value="0" calcext:value-type="float">
            <text:p>0</text:p>
          </table:table-cell>
          <table:table-cell table:formula="of:=[nearest_3_5.VH$17]" office:value-type="float" office:value="0" calcext:value-type="float">
            <text:p>0</text:p>
          </table:table-cell>
          <table:table-cell table:formula="of:=[nearest_3_5.VI$17]" office:value-type="float" office:value="0" calcext:value-type="float">
            <text:p>0</text:p>
          </table:table-cell>
          <table:table-cell table:formula="of:=[nearest_3_5.VJ$17]" office:value-type="float" office:value="0" calcext:value-type="float">
            <text:p>0</text:p>
          </table:table-cell>
          <table:table-cell table:formula="of:=[nearest_3_5.VK$17]" office:value-type="float" office:value="0" calcext:value-type="float">
            <text:p>0</text:p>
          </table:table-cell>
          <table:table-cell table:formula="of:=[nearest_3_5.VL$17]" office:value-type="float" office:value="0" calcext:value-type="float">
            <text:p>0</text:p>
          </table:table-cell>
          <table:table-cell table:formula="of:=[nearest_3_5.VM$17]" office:value-type="float" office:value="0" calcext:value-type="float">
            <text:p>0</text:p>
          </table:table-cell>
          <table:table-cell table:formula="of:=[nearest_3_5.VN$17]" office:value-type="float" office:value="0" calcext:value-type="float">
            <text:p>0</text:p>
          </table:table-cell>
          <table:table-cell table:formula="of:=[nearest_3_5.VO$17]" office:value-type="float" office:value="0" calcext:value-type="float">
            <text:p>0</text:p>
          </table:table-cell>
          <table:table-cell table:formula="of:=[nearest_3_5.VP$17]" office:value-type="float" office:value="0" calcext:value-type="float">
            <text:p>0</text:p>
          </table:table-cell>
          <table:table-cell table:formula="of:=[nearest_3_5.VQ$17]" office:value-type="float" office:value="0" calcext:value-type="float">
            <text:p>0</text:p>
          </table:table-cell>
          <table:table-cell table:formula="of:=[nearest_3_5.VR$17]" office:value-type="float" office:value="0" calcext:value-type="float">
            <text:p>0</text:p>
          </table:table-cell>
          <table:table-cell table:formula="of:=[nearest_3_5.VS$17]" office:value-type="float" office:value="0" calcext:value-type="float">
            <text:p>0</text:p>
          </table:table-cell>
          <table:table-cell table:formula="of:=[nearest_3_5.VT$17]" office:value-type="float" office:value="0" calcext:value-type="float">
            <text:p>0</text:p>
          </table:table-cell>
          <table:table-cell table:formula="of:=[nearest_3_5.VU$17]" office:value-type="float" office:value="0" calcext:value-type="float">
            <text:p>0</text:p>
          </table:table-cell>
          <table:table-cell table:formula="of:=[nearest_3_5.VV$17]" office:value-type="float" office:value="0" calcext:value-type="float">
            <text:p>0</text:p>
          </table:table-cell>
          <table:table-cell table:formula="of:=[nearest_3_5.VW$17]" office:value-type="float" office:value="0" calcext:value-type="float">
            <text:p>0</text:p>
          </table:table-cell>
          <table:table-cell table:formula="of:=[nearest_3_5.VX$17]" office:value-type="float" office:value="0" calcext:value-type="float">
            <text:p>0</text:p>
          </table:table-cell>
          <table:table-cell table:formula="of:=[nearest_3_5.VY$17]" office:value-type="float" office:value="0" calcext:value-type="float">
            <text:p>0</text:p>
          </table:table-cell>
          <table:table-cell table:formula="of:=[nearest_3_5.VZ$17]" office:value-type="float" office:value="0" calcext:value-type="float">
            <text:p>0</text:p>
          </table:table-cell>
          <table:table-cell table:formula="of:=[nearest_3_5.WA$17]" office:value-type="float" office:value="0" calcext:value-type="float">
            <text:p>0</text:p>
          </table:table-cell>
          <table:table-cell table:formula="of:=[nearest_3_5.WB$17]" office:value-type="float" office:value="0" calcext:value-type="float">
            <text:p>0</text:p>
          </table:table-cell>
          <table:table-cell table:formula="of:=[nearest_3_5.WC$17]" office:value-type="float" office:value="0" calcext:value-type="float">
            <text:p>0</text:p>
          </table:table-cell>
          <table:table-cell table:formula="of:=[nearest_3_5.WD$17]" office:value-type="float" office:value="0" calcext:value-type="float">
            <text:p>0</text:p>
          </table:table-cell>
          <table:table-cell table:formula="of:=[nearest_3_5.WE$17]" office:value-type="float" office:value="0" calcext:value-type="float">
            <text:p>0</text:p>
          </table:table-cell>
          <table:table-cell table:formula="of:=[nearest_3_5.WF$17]" office:value-type="float" office:value="0" calcext:value-type="float">
            <text:p>0</text:p>
          </table:table-cell>
          <table:table-cell table:formula="of:=[nearest_3_5.WG$17]" office:value-type="float" office:value="0" calcext:value-type="float">
            <text:p>0</text:p>
          </table:table-cell>
          <table:table-cell table:formula="of:=[nearest_3_5.WH$17]" office:value-type="float" office:value="0" calcext:value-type="float">
            <text:p>0</text:p>
          </table:table-cell>
          <table:table-cell table:formula="of:=[nearest_3_5.WI$17]" office:value-type="float" office:value="0" calcext:value-type="float">
            <text:p>0</text:p>
          </table:table-cell>
          <table:table-cell table:formula="of:=[nearest_3_5.WJ$17]" office:value-type="float" office:value="0" calcext:value-type="float">
            <text:p>0</text:p>
          </table:table-cell>
          <table:table-cell table:formula="of:=[nearest_3_5.WK$17]" office:value-type="float" office:value="0" calcext:value-type="float">
            <text:p>0</text:p>
          </table:table-cell>
          <table:table-cell table:formula="of:=[nearest_3_5.WL$17]" office:value-type="float" office:value="0" calcext:value-type="float">
            <text:p>0</text:p>
          </table:table-cell>
          <table:table-cell table:formula="of:=[nearest_3_5.WM$17]" office:value-type="float" office:value="0" calcext:value-type="float">
            <text:p>0</text:p>
          </table:table-cell>
          <table:table-cell table:formula="of:=[nearest_3_5.WN$17]" office:value-type="float" office:value="0" calcext:value-type="float">
            <text:p>0</text:p>
          </table:table-cell>
          <table:table-cell table:formula="of:=[nearest_3_5.WO$17]" office:value-type="float" office:value="0" calcext:value-type="float">
            <text:p>0</text:p>
          </table:table-cell>
          <table:table-cell table:formula="of:=[nearest_3_5.WP$17]" office:value-type="float" office:value="0" calcext:value-type="float">
            <text:p>0</text:p>
          </table:table-cell>
          <table:table-cell table:formula="of:=[nearest_3_5.WQ$17]" office:value-type="float" office:value="0" calcext:value-type="float">
            <text:p>0</text:p>
          </table:table-cell>
          <table:table-cell table:formula="of:=[nearest_3_5.WR$17]" office:value-type="float" office:value="0" calcext:value-type="float">
            <text:p>0</text:p>
          </table:table-cell>
          <table:table-cell table:formula="of:=[nearest_3_5.WS$17]" office:value-type="float" office:value="0" calcext:value-type="float">
            <text:p>0</text:p>
          </table:table-cell>
          <table:table-cell table:formula="of:=[nearest_3_5.WT$17]" office:value-type="float" office:value="0" calcext:value-type="float">
            <text:p>0</text:p>
          </table:table-cell>
          <table:table-cell table:formula="of:=[nearest_3_5.WU$17]" office:value-type="float" office:value="0" calcext:value-type="float">
            <text:p>0</text:p>
          </table:table-cell>
          <table:table-cell table:formula="of:=[nearest_3_5.WV$17]" office:value-type="float" office:value="0" calcext:value-type="float">
            <text:p>0</text:p>
          </table:table-cell>
          <table:table-cell table:formula="of:=[nearest_3_5.WW$17]" office:value-type="float" office:value="0" calcext:value-type="float">
            <text:p>0</text:p>
          </table:table-cell>
          <table:table-cell table:formula="of:=[nearest_3_5.WX$17]" office:value-type="float" office:value="0" calcext:value-type="float">
            <text:p>0</text:p>
          </table:table-cell>
          <table:table-cell table:formula="of:=[nearest_3_5.WY$17]" office:value-type="float" office:value="0" calcext:value-type="float">
            <text:p>0</text:p>
          </table:table-cell>
          <table:table-cell table:formula="of:=[nearest_3_5.WZ$17]" office:value-type="float" office:value="0" calcext:value-type="float">
            <text:p>0</text:p>
          </table:table-cell>
          <table:table-cell table:formula="of:=[nearest_3_5.XA$17]" office:value-type="float" office:value="0" calcext:value-type="float">
            <text:p>0</text:p>
          </table:table-cell>
          <table:table-cell table:formula="of:=[nearest_3_5.XB$17]" office:value-type="float" office:value="0" calcext:value-type="float">
            <text:p>0</text:p>
          </table:table-cell>
          <table:table-cell table:formula="of:=[nearest_3_5.XC$17]" office:value-type="float" office:value="0" calcext:value-type="float">
            <text:p>0</text:p>
          </table:table-cell>
          <table:table-cell table:formula="of:=[nearest_3_5.XD$17]" office:value-type="float" office:value="0" calcext:value-type="float">
            <text:p>0</text:p>
          </table:table-cell>
          <table:table-cell table:formula="of:=[nearest_3_5.XE$17]" office:value-type="float" office:value="0" calcext:value-type="float">
            <text:p>0</text:p>
          </table:table-cell>
          <table:table-cell table:formula="of:=[nearest_3_5.XF$17]" office:value-type="float" office:value="0" calcext:value-type="float">
            <text:p>0</text:p>
          </table:table-cell>
          <table:table-cell table:formula="of:=[nearest_3_5.XG$17]" office:value-type="float" office:value="0" calcext:value-type="float">
            <text:p>0</text:p>
          </table:table-cell>
          <table:table-cell table:formula="of:=[nearest_3_5.XH$17]" office:value-type="float" office:value="0" calcext:value-type="float">
            <text:p>0</text:p>
          </table:table-cell>
          <table:table-cell table:formula="of:=[nearest_3_5.XI$17]" office:value-type="float" office:value="0" calcext:value-type="float">
            <text:p>0</text:p>
          </table:table-cell>
          <table:table-cell table:formula="of:=[nearest_3_5.XJ$17]" office:value-type="float" office:value="0" calcext:value-type="float">
            <text:p>0</text:p>
          </table:table-cell>
          <table:table-cell table:formula="of:=[nearest_3_5.XK$17]" office:value-type="float" office:value="0" calcext:value-type="float">
            <text:p>0</text:p>
          </table:table-cell>
          <table:table-cell table:formula="of:=[nearest_3_5.XL$17]" office:value-type="float" office:value="0" calcext:value-type="float">
            <text:p>0</text:p>
          </table:table-cell>
          <table:table-cell table:formula="of:=[nearest_3_5.XM$17]" office:value-type="float" office:value="0" calcext:value-type="float">
            <text:p>0</text:p>
          </table:table-cell>
          <table:table-cell table:formula="of:=[nearest_3_5.XN$17]" office:value-type="float" office:value="0" calcext:value-type="float">
            <text:p>0</text:p>
          </table:table-cell>
          <table:table-cell table:formula="of:=[nearest_3_5.XO$17]" office:value-type="float" office:value="0" calcext:value-type="float">
            <text:p>0</text:p>
          </table:table-cell>
          <table:table-cell table:formula="of:=[nearest_3_5.XP$17]" office:value-type="float" office:value="0" calcext:value-type="float">
            <text:p>0</text:p>
          </table:table-cell>
          <table:table-cell table:formula="of:=[nearest_3_5.XQ$17]" office:value-type="float" office:value="0" calcext:value-type="float">
            <text:p>0</text:p>
          </table:table-cell>
          <table:table-cell table:formula="of:=[nearest_3_5.XR$17]" office:value-type="float" office:value="0" calcext:value-type="float">
            <text:p>0</text:p>
          </table:table-cell>
          <table:table-cell table:formula="of:=[nearest_3_5.XS$17]" office:value-type="float" office:value="0" calcext:value-type="float">
            <text:p>0</text:p>
          </table:table-cell>
          <table:table-cell table:formula="of:=[nearest_3_5.XT$17]" office:value-type="float" office:value="0" calcext:value-type="float">
            <text:p>0</text:p>
          </table:table-cell>
          <table:table-cell table:formula="of:=[nearest_3_5.XU$17]" office:value-type="float" office:value="0" calcext:value-type="float">
            <text:p>0</text:p>
          </table:table-cell>
          <table:table-cell table:formula="of:=[nearest_3_5.XV$17]" office:value-type="float" office:value="0" calcext:value-type="float">
            <text:p>0</text:p>
          </table:table-cell>
          <table:table-cell table:formula="of:=[nearest_3_5.XW$17]" office:value-type="float" office:value="0" calcext:value-type="float">
            <text:p>0</text:p>
          </table:table-cell>
          <table:table-cell table:formula="of:=[nearest_3_5.XX$17]" office:value-type="float" office:value="0" calcext:value-type="float">
            <text:p>0</text:p>
          </table:table-cell>
          <table:table-cell table:formula="of:=[nearest_3_5.XY$17]" office:value-type="float" office:value="0" calcext:value-type="float">
            <text:p>0</text:p>
          </table:table-cell>
          <table:table-cell table:formula="of:=[nearest_3_5.XZ$17]" office:value-type="float" office:value="0" calcext:value-type="float">
            <text:p>0</text:p>
          </table:table-cell>
          <table:table-cell table:formula="of:=[nearest_3_5.YA$17]" office:value-type="float" office:value="0" calcext:value-type="float">
            <text:p>0</text:p>
          </table:table-cell>
          <table:table-cell table:formula="of:=[nearest_3_5.YB$17]" office:value-type="float" office:value="0" calcext:value-type="float">
            <text:p>0</text:p>
          </table:table-cell>
          <table:table-cell table:formula="of:=[nearest_3_5.YC$17]" office:value-type="float" office:value="0" calcext:value-type="float">
            <text:p>0</text:p>
          </table:table-cell>
          <table:table-cell table:formula="of:=[nearest_3_5.YD$17]" office:value-type="float" office:value="0" calcext:value-type="float">
            <text:p>0</text:p>
          </table:table-cell>
          <table:table-cell table:formula="of:=[nearest_3_5.YE$17]" office:value-type="float" office:value="0" calcext:value-type="float">
            <text:p>0</text:p>
          </table:table-cell>
          <table:table-cell table:formula="of:=[nearest_3_5.YF$17]" office:value-type="float" office:value="0" calcext:value-type="float">
            <text:p>0</text:p>
          </table:table-cell>
          <table:table-cell table:formula="of:=[nearest_3_5.YG$17]" office:value-type="float" office:value="0" calcext:value-type="float">
            <text:p>0</text:p>
          </table:table-cell>
          <table:table-cell table:formula="of:=[nearest_3_5.YH$17]" office:value-type="float" office:value="0" calcext:value-type="float">
            <text:p>0</text:p>
          </table:table-cell>
          <table:table-cell table:formula="of:=[nearest_3_5.YI$17]" office:value-type="float" office:value="0" calcext:value-type="float">
            <text:p>0</text:p>
          </table:table-cell>
          <table:table-cell table:formula="of:=[nearest_3_5.YJ$17]" office:value-type="float" office:value="0" calcext:value-type="float">
            <text:p>0</text:p>
          </table:table-cell>
          <table:table-cell table:formula="of:=[nearest_3_5.YK$17]" office:value-type="float" office:value="0" calcext:value-type="float">
            <text:p>0</text:p>
          </table:table-cell>
          <table:table-cell table:formula="of:=[nearest_3_5.YL$17]" office:value-type="float" office:value="0" calcext:value-type="float">
            <text:p>0</text:p>
          </table:table-cell>
          <table:table-cell table:formula="of:=[nearest_3_5.YM$17]" office:value-type="float" office:value="0" calcext:value-type="float">
            <text:p>0</text:p>
          </table:table-cell>
          <table:table-cell table:formula="of:=[nearest_3_5.YN$17]" office:value-type="float" office:value="0" calcext:value-type="float">
            <text:p>0</text:p>
          </table:table-cell>
          <table:table-cell table:formula="of:=[nearest_3_5.YO$17]" office:value-type="float" office:value="0" calcext:value-type="float">
            <text:p>0</text:p>
          </table:table-cell>
          <table:table-cell table:formula="of:=[nearest_3_5.YP$17]" office:value-type="float" office:value="0" calcext:value-type="float">
            <text:p>0</text:p>
          </table:table-cell>
          <table:table-cell table:formula="of:=[nearest_3_5.YQ$17]" office:value-type="float" office:value="0" calcext:value-type="float">
            <text:p>0</text:p>
          </table:table-cell>
          <table:table-cell table:formula="of:=[nearest_3_5.YR$17]" office:value-type="float" office:value="0" calcext:value-type="float">
            <text:p>0</text:p>
          </table:table-cell>
          <table:table-cell table:formula="of:=[nearest_3_5.YS$17]" office:value-type="float" office:value="0" calcext:value-type="float">
            <text:p>0</text:p>
          </table:table-cell>
          <table:table-cell table:formula="of:=[nearest_3_5.YT$17]" office:value-type="float" office:value="0" calcext:value-type="float">
            <text:p>0</text:p>
          </table:table-cell>
          <table:table-cell table:formula="of:=[nearest_3_5.YU$17]" office:value-type="float" office:value="0" calcext:value-type="float">
            <text:p>0</text:p>
          </table:table-cell>
          <table:table-cell table:formula="of:=[nearest_3_5.YV$17]" office:value-type="float" office:value="0" calcext:value-type="float">
            <text:p>0</text:p>
          </table:table-cell>
          <table:table-cell table:formula="of:=[nearest_3_5.YW$17]" office:value-type="float" office:value="0" calcext:value-type="float">
            <text:p>0</text:p>
          </table:table-cell>
          <table:table-cell table:formula="of:=[nearest_3_5.YX$17]" office:value-type="float" office:value="0" calcext:value-type="float">
            <text:p>0</text:p>
          </table:table-cell>
          <table:table-cell table:formula="of:=[nearest_3_5.YY$17]" office:value-type="float" office:value="0" calcext:value-type="float">
            <text:p>0</text:p>
          </table:table-cell>
          <table:table-cell table:formula="of:=[nearest_3_5.YZ$17]" office:value-type="float" office:value="0" calcext:value-type="float">
            <text:p>0</text:p>
          </table:table-cell>
          <table:table-cell table:formula="of:=[nearest_3_5.ZA$17]" office:value-type="float" office:value="0" calcext:value-type="float">
            <text:p>0</text:p>
          </table:table-cell>
          <table:table-cell table:formula="of:=[nearest_3_5.ZB$17]" office:value-type="float" office:value="0" calcext:value-type="float">
            <text:p>0</text:p>
          </table:table-cell>
          <table:table-cell table:formula="of:=[nearest_3_5.ZC$17]" office:value-type="float" office:value="0" calcext:value-type="float">
            <text:p>0</text:p>
          </table:table-cell>
          <table:table-cell table:formula="of:=[nearest_3_5.ZD$17]" office:value-type="float" office:value="0" calcext:value-type="float">
            <text:p>0</text:p>
          </table:table-cell>
          <table:table-cell table:formula="of:=[nearest_3_5.ZE$17]" office:value-type="float" office:value="0" calcext:value-type="float">
            <text:p>0</text:p>
          </table:table-cell>
          <table:table-cell table:formula="of:=[nearest_3_5.ZF$17]" office:value-type="float" office:value="0" calcext:value-type="float">
            <text:p>0</text:p>
          </table:table-cell>
          <table:table-cell table:formula="of:=[nearest_3_5.ZG$17]" office:value-type="float" office:value="0" calcext:value-type="float">
            <text:p>0</text:p>
          </table:table-cell>
          <table:table-cell table:formula="of:=[nearest_3_5.ZH$17]" office:value-type="float" office:value="0" calcext:value-type="float">
            <text:p>0</text:p>
          </table:table-cell>
          <table:table-cell table:formula="of:=[nearest_3_5.ZI$17]" office:value-type="float" office:value="0" calcext:value-type="float">
            <text:p>0</text:p>
          </table:table-cell>
          <table:table-cell table:formula="of:=[nearest_3_5.ZJ$17]" office:value-type="float" office:value="0" calcext:value-type="float">
            <text:p>0</text:p>
          </table:table-cell>
          <table:table-cell table:formula="of:=[nearest_3_5.ZK$17]" office:value-type="float" office:value="0" calcext:value-type="float">
            <text:p>0</text:p>
          </table:table-cell>
          <table:table-cell table:formula="of:=[nearest_3_5.ZL$17]" office:value-type="float" office:value="0" calcext:value-type="float">
            <text:p>0</text:p>
          </table:table-cell>
          <table:table-cell table:formula="of:=[nearest_3_5.ZM$17]" office:value-type="float" office:value="0" calcext:value-type="float">
            <text:p>0</text:p>
          </table:table-cell>
          <table:table-cell table:formula="of:=[nearest_3_5.ZN$17]" office:value-type="float" office:value="0" calcext:value-type="float">
            <text:p>0</text:p>
          </table:table-cell>
          <table:table-cell table:formula="of:=[nearest_3_5.ZO$17]" office:value-type="float" office:value="0" calcext:value-type="float">
            <text:p>0</text:p>
          </table:table-cell>
          <table:table-cell table:formula="of:=[nearest_3_5.ZP$17]" office:value-type="float" office:value="0" calcext:value-type="float">
            <text:p>0</text:p>
          </table:table-cell>
          <table:table-cell table:formula="of:=[nearest_3_5.ZQ$17]" office:value-type="float" office:value="0" calcext:value-type="float">
            <text:p>0</text:p>
          </table:table-cell>
          <table:table-cell table:formula="of:=[nearest_3_5.ZR$17]" office:value-type="float" office:value="0" calcext:value-type="float">
            <text:p>0</text:p>
          </table:table-cell>
          <table:table-cell table:formula="of:=[nearest_3_5.ZS$17]" office:value-type="float" office:value="0" calcext:value-type="float">
            <text:p>0</text:p>
          </table:table-cell>
          <table:table-cell table:formula="of:=[nearest_3_5.ZT$17]" office:value-type="float" office:value="0" calcext:value-type="float">
            <text:p>0</text:p>
          </table:table-cell>
          <table:table-cell table:formula="of:=[nearest_3_5.ZU$17]" office:value-type="float" office:value="0" calcext:value-type="float">
            <text:p>0</text:p>
          </table:table-cell>
          <table:table-cell table:formula="of:=[nearest_3_5.ZV$17]" office:value-type="float" office:value="0" calcext:value-type="float">
            <text:p>0</text:p>
          </table:table-cell>
          <table:table-cell table:formula="of:=[nearest_3_5.ZW$17]" office:value-type="float" office:value="0" calcext:value-type="float">
            <text:p>0</text:p>
          </table:table-cell>
          <table:table-cell table:formula="of:=[nearest_3_5.ZX$17]" office:value-type="float" office:value="0" calcext:value-type="float">
            <text:p>0</text:p>
          </table:table-cell>
          <table:table-cell table:formula="of:=[nearest_3_5.ZY$17]" office:value-type="float" office:value="0" calcext:value-type="float">
            <text:p>0</text:p>
          </table:table-cell>
          <table:table-cell table:formula="of:=[nearest_3_5.ZZ$17]" office:value-type="float" office:value="0" calcext:value-type="float">
            <text:p>0</text:p>
          </table:table-cell>
          <table:table-cell table:formula="of:=[nearest_3_5.AAA$17]" office:value-type="float" office:value="0" calcext:value-type="float">
            <text:p>0</text:p>
          </table:table-cell>
          <table:table-cell table:formula="of:=[nearest_3_5.AAB$17]" office:value-type="float" office:value="0" calcext:value-type="float">
            <text:p>0</text:p>
          </table:table-cell>
          <table:table-cell table:formula="of:=[nearest_3_5.AAC$17]" office:value-type="float" office:value="0" calcext:value-type="float">
            <text:p>0</text:p>
          </table:table-cell>
          <table:table-cell table:formula="of:=[nearest_3_5.AAD$17]" office:value-type="float" office:value="0" calcext:value-type="float">
            <text:p>0</text:p>
          </table:table-cell>
          <table:table-cell table:formula="of:=[nearest_3_5.AAE$17]" office:value-type="float" office:value="0" calcext:value-type="float">
            <text:p>0</text:p>
          </table:table-cell>
          <table:table-cell table:formula="of:=[nearest_3_5.AAF$17]" office:value-type="float" office:value="0" calcext:value-type="float">
            <text:p>0</text:p>
          </table:table-cell>
          <table:table-cell table:formula="of:=[nearest_3_5.AAG$17]" office:value-type="float" office:value="0" calcext:value-type="float">
            <text:p>0</text:p>
          </table:table-cell>
          <table:table-cell table:formula="of:=[nearest_3_5.AAH$17]" office:value-type="float" office:value="0" calcext:value-type="float">
            <text:p>0</text:p>
          </table:table-cell>
          <table:table-cell table:formula="of:=[nearest_3_5.AAI$17]" office:value-type="float" office:value="0" calcext:value-type="float">
            <text:p>0</text:p>
          </table:table-cell>
          <table:table-cell table:formula="of:=[nearest_3_5.AAJ$17]" office:value-type="float" office:value="0" calcext:value-type="float">
            <text:p>0</text:p>
          </table:table-cell>
          <table:table-cell table:formula="of:=[nearest_3_5.AAK$17]" office:value-type="float" office:value="0" calcext:value-type="float">
            <text:p>0</text:p>
          </table:table-cell>
          <table:table-cell table:formula="of:=[nearest_3_5.AAL$17]" office:value-type="float" office:value="0" calcext:value-type="float">
            <text:p>0</text:p>
          </table:table-cell>
          <table:table-cell table:formula="of:=[nearest_3_5.AAM$17]" office:value-type="float" office:value="0" calcext:value-type="float">
            <text:p>0</text:p>
          </table:table-cell>
          <table:table-cell table:formula="of:=[nearest_3_5.AAN$17]" office:value-type="float" office:value="0" calcext:value-type="float">
            <text:p>0</text:p>
          </table:table-cell>
          <table:table-cell table:formula="of:=[nearest_3_5.AAO$17]" office:value-type="float" office:value="0" calcext:value-type="float">
            <text:p>0</text:p>
          </table:table-cell>
          <table:table-cell table:formula="of:=[nearest_3_5.AAP$17]" office:value-type="float" office:value="0" calcext:value-type="float">
            <text:p>0</text:p>
          </table:table-cell>
          <table:table-cell table:formula="of:=[nearest_3_5.AAQ$17]" office:value-type="float" office:value="0" calcext:value-type="float">
            <text:p>0</text:p>
          </table:table-cell>
          <table:table-cell table:formula="of:=[nearest_3_5.AAR$17]" office:value-type="float" office:value="0" calcext:value-type="float">
            <text:p>0</text:p>
          </table:table-cell>
          <table:table-cell table:formula="of:=[nearest_3_5.AAS$17]" office:value-type="float" office:value="0" calcext:value-type="float">
            <text:p>0</text:p>
          </table:table-cell>
          <table:table-cell table:formula="of:=[nearest_3_5.AAT$17]" office:value-type="float" office:value="0" calcext:value-type="float">
            <text:p>0</text:p>
          </table:table-cell>
          <table:table-cell table:formula="of:=[nearest_3_5.AAU$17]" office:value-type="float" office:value="0" calcext:value-type="float">
            <text:p>0</text:p>
          </table:table-cell>
          <table:table-cell table:formula="of:=[nearest_3_5.AAV$17]" office:value-type="float" office:value="0" calcext:value-type="float">
            <text:p>0</text:p>
          </table:table-cell>
          <table:table-cell table:formula="of:=[nearest_3_5.AAW$17]" office:value-type="float" office:value="0" calcext:value-type="float">
            <text:p>0</text:p>
          </table:table-cell>
          <table:table-cell table:formula="of:=[nearest_3_5.AAX$17]" office:value-type="float" office:value="0" calcext:value-type="float">
            <text:p>0</text:p>
          </table:table-cell>
          <table:table-cell table:formula="of:=[nearest_3_5.AAY$17]" office:value-type="float" office:value="0" calcext:value-type="float">
            <text:p>0</text:p>
          </table:table-cell>
          <table:table-cell table:formula="of:=[nearest_3_5.AAZ$17]" office:value-type="float" office:value="0" calcext:value-type="float">
            <text:p>0</text:p>
          </table:table-cell>
          <table:table-cell table:formula="of:=[nearest_3_5.ABA$17]" office:value-type="float" office:value="0" calcext:value-type="float">
            <text:p>0</text:p>
          </table:table-cell>
          <table:table-cell table:formula="of:=[nearest_3_5.ABB$17]" office:value-type="float" office:value="0" calcext:value-type="float">
            <text:p>0</text:p>
          </table:table-cell>
          <table:table-cell table:formula="of:=[nearest_3_5.ABC$17]" office:value-type="float" office:value="0" calcext:value-type="float">
            <text:p>0</text:p>
          </table:table-cell>
          <table:table-cell table:formula="of:=[nearest_3_5.ABD$17]" office:value-type="float" office:value="0" calcext:value-type="float">
            <text:p>0</text:p>
          </table:table-cell>
          <table:table-cell table:formula="of:=[nearest_3_5.ABE$17]" office:value-type="float" office:value="0" calcext:value-type="float">
            <text:p>0</text:p>
          </table:table-cell>
          <table:table-cell table:formula="of:=[nearest_3_5.ABF$17]" office:value-type="float" office:value="0" calcext:value-type="float">
            <text:p>0</text:p>
          </table:table-cell>
          <table:table-cell table:formula="of:=[nearest_3_5.ABG$17]" office:value-type="float" office:value="0" calcext:value-type="float">
            <text:p>0</text:p>
          </table:table-cell>
          <table:table-cell table:formula="of:=[nearest_3_5.ABH$17]" office:value-type="float" office:value="0" calcext:value-type="float">
            <text:p>0</text:p>
          </table:table-cell>
          <table:table-cell table:formula="of:=[nearest_3_5.ABI$17]" office:value-type="float" office:value="0" calcext:value-type="float">
            <text:p>0</text:p>
          </table:table-cell>
          <table:table-cell table:formula="of:=[nearest_3_5.ABJ$17]" office:value-type="float" office:value="0" calcext:value-type="float">
            <text:p>0</text:p>
          </table:table-cell>
          <table:table-cell table:formula="of:=[nearest_3_5.ABK$17]" office:value-type="float" office:value="0" calcext:value-type="float">
            <text:p>0</text:p>
          </table:table-cell>
          <table:table-cell table:formula="of:=[nearest_3_5.ABL$17]" office:value-type="float" office:value="0" calcext:value-type="float">
            <text:p>0</text:p>
          </table:table-cell>
          <table:table-cell table:formula="of:=[nearest_3_5.ABM$17]" office:value-type="float" office:value="0" calcext:value-type="float">
            <text:p>0</text:p>
          </table:table-cell>
          <table:table-cell table:formula="of:=[nearest_3_5.ABN$17]" office:value-type="float" office:value="0" calcext:value-type="float">
            <text:p>0</text:p>
          </table:table-cell>
          <table:table-cell table:formula="of:=[nearest_3_5.ABO$17]" office:value-type="float" office:value="0" calcext:value-type="float">
            <text:p>0</text:p>
          </table:table-cell>
          <table:table-cell table:formula="of:=[nearest_3_5.ABP$17]" office:value-type="float" office:value="0" calcext:value-type="float">
            <text:p>0</text:p>
          </table:table-cell>
          <table:table-cell table:formula="of:=[nearest_3_5.ABQ$17]" office:value-type="float" office:value="0" calcext:value-type="float">
            <text:p>0</text:p>
          </table:table-cell>
          <table:table-cell table:formula="of:=[nearest_3_5.ABR$17]" office:value-type="float" office:value="0" calcext:value-type="float">
            <text:p>0</text:p>
          </table:table-cell>
          <table:table-cell table:formula="of:=[nearest_3_5.ABS$17]" office:value-type="float" office:value="0" calcext:value-type="float">
            <text:p>0</text:p>
          </table:table-cell>
          <table:table-cell table:formula="of:=[nearest_3_5.ABT$17]" office:value-type="float" office:value="0" calcext:value-type="float">
            <text:p>0</text:p>
          </table:table-cell>
          <table:table-cell table:formula="of:=[nearest_3_5.ABU$17]" office:value-type="float" office:value="0" calcext:value-type="float">
            <text:p>0</text:p>
          </table:table-cell>
          <table:table-cell table:formula="of:=[nearest_3_5.ABV$17]" office:value-type="float" office:value="0" calcext:value-type="float">
            <text:p>0</text:p>
          </table:table-cell>
          <table:table-cell table:formula="of:=[nearest_3_5.ABW$17]" office:value-type="float" office:value="0" calcext:value-type="float">
            <text:p>0</text:p>
          </table:table-cell>
          <table:table-cell table:formula="of:=[nearest_3_5.ABX$17]" office:value-type="float" office:value="0" calcext:value-type="float">
            <text:p>0</text:p>
          </table:table-cell>
          <table:table-cell table:formula="of:=[nearest_3_5.ABY$17]" office:value-type="float" office:value="0" calcext:value-type="float">
            <text:p>0</text:p>
          </table:table-cell>
          <table:table-cell table:formula="of:=[nearest_3_5.ABZ$17]" office:value-type="float" office:value="0" calcext:value-type="float">
            <text:p>0</text:p>
          </table:table-cell>
          <table:table-cell table:formula="of:=[nearest_3_5.ACA$17]" office:value-type="float" office:value="0" calcext:value-type="float">
            <text:p>0</text:p>
          </table:table-cell>
          <table:table-cell table:formula="of:=[nearest_3_5.ACB$17]" office:value-type="float" office:value="0" calcext:value-type="float">
            <text:p>0</text:p>
          </table:table-cell>
          <table:table-cell table:formula="of:=[nearest_3_5.ACC$17]" office:value-type="float" office:value="0" calcext:value-type="float">
            <text:p>0</text:p>
          </table:table-cell>
          <table:table-cell table:formula="of:=[nearest_3_5.ACD$17]" office:value-type="float" office:value="0" calcext:value-type="float">
            <text:p>0</text:p>
          </table:table-cell>
          <table:table-cell table:formula="of:=[nearest_3_5.ACE$17]" office:value-type="float" office:value="0" calcext:value-type="float">
            <text:p>0</text:p>
          </table:table-cell>
          <table:table-cell table:formula="of:=[nearest_3_5.ACF$17]" office:value-type="float" office:value="0" calcext:value-type="float">
            <text:p>0</text:p>
          </table:table-cell>
          <table:table-cell table:formula="of:=[nearest_3_5.ACG$17]" office:value-type="float" office:value="0" calcext:value-type="float">
            <text:p>0</text:p>
          </table:table-cell>
          <table:table-cell table:formula="of:=[nearest_3_5.ACH$17]" office:value-type="float" office:value="0" calcext:value-type="float">
            <text:p>0</text:p>
          </table:table-cell>
          <table:table-cell table:formula="of:=[nearest_3_5.ACI$17]" office:value-type="float" office:value="0" calcext:value-type="float">
            <text:p>0</text:p>
          </table:table-cell>
          <table:table-cell table:formula="of:=[nearest_3_5.ACJ$17]" office:value-type="float" office:value="0" calcext:value-type="float">
            <text:p>0</text:p>
          </table:table-cell>
          <table:table-cell table:formula="of:=[nearest_3_5.ACK$17]" office:value-type="float" office:value="0" calcext:value-type="float">
            <text:p>0</text:p>
          </table:table-cell>
          <table:table-cell table:formula="of:=[nearest_3_5.ACL$17]" office:value-type="float" office:value="0" calcext:value-type="float">
            <text:p>0</text:p>
          </table:table-cell>
          <table:table-cell table:formula="of:=[nearest_3_5.ACM$17]" office:value-type="float" office:value="0" calcext:value-type="float">
            <text:p>0</text:p>
          </table:table-cell>
          <table:table-cell table:formula="of:=[nearest_3_5.ACN$17]" office:value-type="float" office:value="0" calcext:value-type="float">
            <text:p>0</text:p>
          </table:table-cell>
          <table:table-cell table:formula="of:=[nearest_3_5.ACO$17]" office:value-type="float" office:value="0" calcext:value-type="float">
            <text:p>0</text:p>
          </table:table-cell>
          <table:table-cell table:formula="of:=[nearest_3_5.ACP$17]" office:value-type="float" office:value="0" calcext:value-type="float">
            <text:p>0</text:p>
          </table:table-cell>
          <table:table-cell table:formula="of:=[nearest_3_5.ACQ$17]" office:value-type="float" office:value="0" calcext:value-type="float">
            <text:p>0</text:p>
          </table:table-cell>
          <table:table-cell table:formula="of:=[nearest_3_5.ACR$17]" office:value-type="float" office:value="0" calcext:value-type="float">
            <text:p>0</text:p>
          </table:table-cell>
          <table:table-cell table:formula="of:=[nearest_3_5.ACS$17]" office:value-type="float" office:value="0" calcext:value-type="float">
            <text:p>0</text:p>
          </table:table-cell>
          <table:table-cell table:formula="of:=[nearest_3_5.ACT$17]" office:value-type="float" office:value="0" calcext:value-type="float">
            <text:p>0</text:p>
          </table:table-cell>
          <table:table-cell table:formula="of:=[nearest_3_5.ACU$17]" office:value-type="float" office:value="0" calcext:value-type="float">
            <text:p>0</text:p>
          </table:table-cell>
          <table:table-cell table:formula="of:=[nearest_3_5.ACV$17]" office:value-type="float" office:value="0" calcext:value-type="float">
            <text:p>0</text:p>
          </table:table-cell>
          <table:table-cell table:formula="of:=[nearest_3_5.ACW$17]" office:value-type="float" office:value="0" calcext:value-type="float">
            <text:p>0</text:p>
          </table:table-cell>
          <table:table-cell table:formula="of:=[nearest_3_5.ACX$17]" office:value-type="float" office:value="0" calcext:value-type="float">
            <text:p>0</text:p>
          </table:table-cell>
          <table:table-cell table:formula="of:=[nearest_3_5.ACY$17]" office:value-type="float" office:value="0" calcext:value-type="float">
            <text:p>0</text:p>
          </table:table-cell>
          <table:table-cell table:formula="of:=[nearest_3_5.ACZ$17]" office:value-type="float" office:value="0" calcext:value-type="float">
            <text:p>0</text:p>
          </table:table-cell>
          <table:table-cell table:formula="of:=[nearest_3_5.ADA$17]" office:value-type="float" office:value="0" calcext:value-type="float">
            <text:p>0</text:p>
          </table:table-cell>
          <table:table-cell table:formula="of:=[nearest_3_5.ADB$17]" office:value-type="float" office:value="0" calcext:value-type="float">
            <text:p>0</text:p>
          </table:table-cell>
          <table:table-cell table:formula="of:=[nearest_3_5.ADC$17]" office:value-type="float" office:value="0" calcext:value-type="float">
            <text:p>0</text:p>
          </table:table-cell>
          <table:table-cell table:formula="of:=[nearest_3_5.ADD$17]" office:value-type="float" office:value="0" calcext:value-type="float">
            <text:p>0</text:p>
          </table:table-cell>
          <table:table-cell table:formula="of:=[nearest_3_5.ADE$17]" office:value-type="float" office:value="0" calcext:value-type="float">
            <text:p>0</text:p>
          </table:table-cell>
          <table:table-cell table:formula="of:=[nearest_3_5.ADF$17]" office:value-type="float" office:value="0" calcext:value-type="float">
            <text:p>0</text:p>
          </table:table-cell>
          <table:table-cell table:formula="of:=[nearest_3_5.ADG$17]" office:value-type="float" office:value="0" calcext:value-type="float">
            <text:p>0</text:p>
          </table:table-cell>
          <table:table-cell table:formula="of:=[nearest_3_5.ADH$17]" office:value-type="float" office:value="0" calcext:value-type="float">
            <text:p>0</text:p>
          </table:table-cell>
          <table:table-cell table:formula="of:=[nearest_3_5.ADI$17]" office:value-type="float" office:value="0" calcext:value-type="float">
            <text:p>0</text:p>
          </table:table-cell>
          <table:table-cell table:formula="of:=[nearest_3_5.ADJ$17]" office:value-type="float" office:value="0" calcext:value-type="float">
            <text:p>0</text:p>
          </table:table-cell>
          <table:table-cell table:formula="of:=[nearest_3_5.ADK$17]" office:value-type="float" office:value="0" calcext:value-type="float">
            <text:p>0</text:p>
          </table:table-cell>
          <table:table-cell table:formula="of:=[nearest_3_5.ADL$17]" office:value-type="float" office:value="0" calcext:value-type="float">
            <text:p>0</text:p>
          </table:table-cell>
          <table:table-cell table:formula="of:=[nearest_3_5.ADM$17]" office:value-type="float" office:value="0" calcext:value-type="float">
            <text:p>0</text:p>
          </table:table-cell>
          <table:table-cell table:formula="of:=[nearest_3_5.ADN$17]" office:value-type="float" office:value="0" calcext:value-type="float">
            <text:p>0</text:p>
          </table:table-cell>
          <table:table-cell table:formula="of:=[nearest_3_5.ADO$17]" office:value-type="float" office:value="0" calcext:value-type="float">
            <text:p>0</text:p>
          </table:table-cell>
          <table:table-cell table:formula="of:=[nearest_3_5.ADP$17]" office:value-type="float" office:value="0" calcext:value-type="float">
            <text:p>0</text:p>
          </table:table-cell>
          <table:table-cell table:formula="of:=[nearest_3_5.ADQ$17]" office:value-type="float" office:value="0" calcext:value-type="float">
            <text:p>0</text:p>
          </table:table-cell>
          <table:table-cell table:formula="of:=[nearest_3_5.ADR$17]" office:value-type="float" office:value="0" calcext:value-type="float">
            <text:p>0</text:p>
          </table:table-cell>
          <table:table-cell table:formula="of:=[nearest_3_5.ADS$17]" office:value-type="float" office:value="0" calcext:value-type="float">
            <text:p>0</text:p>
          </table:table-cell>
          <table:table-cell table:formula="of:=[nearest_3_5.ADT$17]" office:value-type="float" office:value="0" calcext:value-type="float">
            <text:p>0</text:p>
          </table:table-cell>
          <table:table-cell table:formula="of:=[nearest_3_5.ADU$17]" office:value-type="float" office:value="0" calcext:value-type="float">
            <text:p>0</text:p>
          </table:table-cell>
          <table:table-cell table:formula="of:=[nearest_3_5.ADV$17]" office:value-type="float" office:value="0" calcext:value-type="float">
            <text:p>0</text:p>
          </table:table-cell>
          <table:table-cell table:formula="of:=[nearest_3_5.ADW$17]" office:value-type="float" office:value="0" calcext:value-type="float">
            <text:p>0</text:p>
          </table:table-cell>
          <table:table-cell table:formula="of:=[nearest_3_5.ADX$17]" office:value-type="float" office:value="0" calcext:value-type="float">
            <text:p>0</text:p>
          </table:table-cell>
          <table:table-cell table:formula="of:=[nearest_3_5.ADY$17]" office:value-type="float" office:value="0" calcext:value-type="float">
            <text:p>0</text:p>
          </table:table-cell>
          <table:table-cell table:formula="of:=[nearest_3_5.ADZ$17]" office:value-type="float" office:value="0" calcext:value-type="float">
            <text:p>0</text:p>
          </table:table-cell>
          <table:table-cell table:formula="of:=[nearest_3_5.AEA$17]" office:value-type="float" office:value="0" calcext:value-type="float">
            <text:p>0</text:p>
          </table:table-cell>
          <table:table-cell table:formula="of:=[nearest_3_5.AEB$17]" office:value-type="float" office:value="0" calcext:value-type="float">
            <text:p>0</text:p>
          </table:table-cell>
          <table:table-cell table:formula="of:=[nearest_3_5.AEC$17]" office:value-type="float" office:value="0" calcext:value-type="float">
            <text:p>0</text:p>
          </table:table-cell>
          <table:table-cell table:formula="of:=[nearest_3_5.AED$17]" office:value-type="float" office:value="0" calcext:value-type="float">
            <text:p>0</text:p>
          </table:table-cell>
          <table:table-cell table:formula="of:=[nearest_3_5.AEE$17]" office:value-type="float" office:value="0" calcext:value-type="float">
            <text:p>0</text:p>
          </table:table-cell>
          <table:table-cell table:formula="of:=[nearest_3_5.AEF$17]" office:value-type="float" office:value="0" calcext:value-type="float">
            <text:p>0</text:p>
          </table:table-cell>
          <table:table-cell table:formula="of:=[nearest_3_5.AEG$17]" office:value-type="float" office:value="0" calcext:value-type="float">
            <text:p>0</text:p>
          </table:table-cell>
          <table:table-cell table:formula="of:=[nearest_3_5.AEH$17]" office:value-type="float" office:value="0" calcext:value-type="float">
            <text:p>0</text:p>
          </table:table-cell>
          <table:table-cell table:formula="of:=[nearest_3_5.AEI$17]" office:value-type="float" office:value="0" calcext:value-type="float">
            <text:p>0</text:p>
          </table:table-cell>
          <table:table-cell table:formula="of:=[nearest_3_5.AEJ$17]" office:value-type="float" office:value="0" calcext:value-type="float">
            <text:p>0</text:p>
          </table:table-cell>
          <table:table-cell table:formula="of:=[nearest_3_5.AEK$17]" office:value-type="float" office:value="0" calcext:value-type="float">
            <text:p>0</text:p>
          </table:table-cell>
          <table:table-cell table:formula="of:=[nearest_3_5.AEL$17]" office:value-type="float" office:value="0" calcext:value-type="float">
            <text:p>0</text:p>
          </table:table-cell>
          <table:table-cell table:formula="of:=[nearest_3_5.AEM$17]" office:value-type="float" office:value="0" calcext:value-type="float">
            <text:p>0</text:p>
          </table:table-cell>
          <table:table-cell table:formula="of:=[nearest_3_5.AEN$17]" office:value-type="float" office:value="0" calcext:value-type="float">
            <text:p>0</text:p>
          </table:table-cell>
          <table:table-cell table:formula="of:=[nearest_3_5.AEO$17]" office:value-type="float" office:value="0" calcext:value-type="float">
            <text:p>0</text:p>
          </table:table-cell>
          <table:table-cell table:formula="of:=[nearest_3_5.AEP$17]" office:value-type="float" office:value="0" calcext:value-type="float">
            <text:p>0</text:p>
          </table:table-cell>
          <table:table-cell table:formula="of:=[nearest_3_5.AEQ$17]" office:value-type="float" office:value="0" calcext:value-type="float">
            <text:p>0</text:p>
          </table:table-cell>
          <table:table-cell table:formula="of:=[nearest_3_5.AER$17]" office:value-type="float" office:value="0" calcext:value-type="float">
            <text:p>0</text:p>
          </table:table-cell>
          <table:table-cell table:formula="of:=[nearest_3_5.AES$17]" office:value-type="float" office:value="0" calcext:value-type="float">
            <text:p>0</text:p>
          </table:table-cell>
          <table:table-cell table:formula="of:=[nearest_3_5.AET$17]" office:value-type="float" office:value="0" calcext:value-type="float">
            <text:p>0</text:p>
          </table:table-cell>
          <table:table-cell table:formula="of:=[nearest_3_5.AEU$17]" office:value-type="float" office:value="0" calcext:value-type="float">
            <text:p>0</text:p>
          </table:table-cell>
          <table:table-cell table:formula="of:=[nearest_3_5.AEV$17]" office:value-type="float" office:value="0" calcext:value-type="float">
            <text:p>0</text:p>
          </table:table-cell>
          <table:table-cell table:formula="of:=[nearest_3_5.AEW$17]" office:value-type="float" office:value="0" calcext:value-type="float">
            <text:p>0</text:p>
          </table:table-cell>
          <table:table-cell table:formula="of:=[nearest_3_5.AEX$17]" office:value-type="float" office:value="0" calcext:value-type="float">
            <text:p>0</text:p>
          </table:table-cell>
          <table:table-cell table:formula="of:=[nearest_3_5.AEY$17]" office:value-type="float" office:value="0" calcext:value-type="float">
            <text:p>0</text:p>
          </table:table-cell>
          <table:table-cell table:formula="of:=[nearest_3_5.AEZ$17]" office:value-type="float" office:value="0" calcext:value-type="float">
            <text:p>0</text:p>
          </table:table-cell>
          <table:table-cell table:formula="of:=[nearest_3_5.AFA$17]" office:value-type="float" office:value="0" calcext:value-type="float">
            <text:p>0</text:p>
          </table:table-cell>
          <table:table-cell table:formula="of:=[nearest_3_5.AFB$17]" office:value-type="float" office:value="0" calcext:value-type="float">
            <text:p>0</text:p>
          </table:table-cell>
          <table:table-cell table:formula="of:=[nearest_3_5.AFC$17]" office:value-type="float" office:value="0" calcext:value-type="float">
            <text:p>0</text:p>
          </table:table-cell>
          <table:table-cell table:formula="of:=[nearest_3_5.AFD$17]" office:value-type="float" office:value="0" calcext:value-type="float">
            <text:p>0</text:p>
          </table:table-cell>
          <table:table-cell table:formula="of:=[nearest_3_5.AFE$17]" office:value-type="float" office:value="0" calcext:value-type="float">
            <text:p>0</text:p>
          </table:table-cell>
          <table:table-cell table:formula="of:=[nearest_3_5.AFF$17]" office:value-type="float" office:value="0" calcext:value-type="float">
            <text:p>0</text:p>
          </table:table-cell>
          <table:table-cell table:formula="of:=[nearest_3_5.AFG$17]" office:value-type="float" office:value="0" calcext:value-type="float">
            <text:p>0</text:p>
          </table:table-cell>
          <table:table-cell table:formula="of:=[nearest_3_5.AFH$17]" office:value-type="float" office:value="0" calcext:value-type="float">
            <text:p>0</text:p>
          </table:table-cell>
          <table:table-cell table:formula="of:=[nearest_3_5.AFI$17]" office:value-type="float" office:value="0" calcext:value-type="float">
            <text:p>0</text:p>
          </table:table-cell>
          <table:table-cell table:formula="of:=[nearest_3_5.AFJ$17]" office:value-type="float" office:value="0" calcext:value-type="float">
            <text:p>0</text:p>
          </table:table-cell>
          <table:table-cell table:formula="of:=[nearest_3_5.AFK$17]" office:value-type="float" office:value="0" calcext:value-type="float">
            <text:p>0</text:p>
          </table:table-cell>
          <table:table-cell table:formula="of:=[nearest_3_5.AFL$17]" office:value-type="float" office:value="0" calcext:value-type="float">
            <text:p>0</text:p>
          </table:table-cell>
          <table:table-cell table:formula="of:=[nearest_3_5.AFM$17]" office:value-type="float" office:value="0" calcext:value-type="float">
            <text:p>0</text:p>
          </table:table-cell>
          <table:table-cell table:formula="of:=[nearest_3_5.AFN$17]" office:value-type="float" office:value="0" calcext:value-type="float">
            <text:p>0</text:p>
          </table:table-cell>
          <table:table-cell table:formula="of:=[nearest_3_5.AFO$17]" office:value-type="float" office:value="0" calcext:value-type="float">
            <text:p>0</text:p>
          </table:table-cell>
          <table:table-cell table:formula="of:=[nearest_3_5.AFP$17]" office:value-type="float" office:value="0" calcext:value-type="float">
            <text:p>0</text:p>
          </table:table-cell>
          <table:table-cell table:formula="of:=[nearest_3_5.AFQ$17]" office:value-type="float" office:value="0" calcext:value-type="float">
            <text:p>0</text:p>
          </table:table-cell>
          <table:table-cell table:formula="of:=[nearest_3_5.AFR$17]" office:value-type="float" office:value="0" calcext:value-type="float">
            <text:p>0</text:p>
          </table:table-cell>
          <table:table-cell table:formula="of:=[nearest_3_5.AFS$17]" office:value-type="float" office:value="0" calcext:value-type="float">
            <text:p>0</text:p>
          </table:table-cell>
          <table:table-cell table:formula="of:=[nearest_3_5.AFT$17]" office:value-type="float" office:value="0" calcext:value-type="float">
            <text:p>0</text:p>
          </table:table-cell>
          <table:table-cell table:formula="of:=[nearest_3_5.AFU$17]" office:value-type="float" office:value="0" calcext:value-type="float">
            <text:p>0</text:p>
          </table:table-cell>
          <table:table-cell table:formula="of:=[nearest_3_5.AFV$17]" office:value-type="float" office:value="0" calcext:value-type="float">
            <text:p>0</text:p>
          </table:table-cell>
          <table:table-cell table:formula="of:=[nearest_3_5.AFW$17]" office:value-type="float" office:value="0" calcext:value-type="float">
            <text:p>0</text:p>
          </table:table-cell>
          <table:table-cell table:formula="of:=[nearest_3_5.AFX$17]" office:value-type="float" office:value="0" calcext:value-type="float">
            <text:p>0</text:p>
          </table:table-cell>
          <table:table-cell table:formula="of:=[nearest_3_5.AFY$17]" office:value-type="float" office:value="0" calcext:value-type="float">
            <text:p>0</text:p>
          </table:table-cell>
          <table:table-cell table:formula="of:=[nearest_3_5.AFZ$17]" office:value-type="float" office:value="0" calcext:value-type="float">
            <text:p>0</text:p>
          </table:table-cell>
          <table:table-cell table:formula="of:=[nearest_3_5.AGA$17]" office:value-type="float" office:value="0" calcext:value-type="float">
            <text:p>0</text:p>
          </table:table-cell>
          <table:table-cell table:formula="of:=[nearest_3_5.AGB$17]" office:value-type="float" office:value="0" calcext:value-type="float">
            <text:p>0</text:p>
          </table:table-cell>
          <table:table-cell table:formula="of:=[nearest_3_5.AGC$17]" office:value-type="float" office:value="0" calcext:value-type="float">
            <text:p>0</text:p>
          </table:table-cell>
          <table:table-cell table:formula="of:=[nearest_3_5.AGD$17]" office:value-type="float" office:value="0" calcext:value-type="float">
            <text:p>0</text:p>
          </table:table-cell>
          <table:table-cell table:formula="of:=[nearest_3_5.AGE$17]" office:value-type="float" office:value="0" calcext:value-type="float">
            <text:p>0</text:p>
          </table:table-cell>
          <table:table-cell table:formula="of:=[nearest_3_5.AGF$17]" office:value-type="float" office:value="0" calcext:value-type="float">
            <text:p>0</text:p>
          </table:table-cell>
          <table:table-cell table:formula="of:=[nearest_3_5.AGG$17]" office:value-type="float" office:value="0" calcext:value-type="float">
            <text:p>0</text:p>
          </table:table-cell>
          <table:table-cell table:formula="of:=[nearest_3_5.AGH$17]" office:value-type="float" office:value="0" calcext:value-type="float">
            <text:p>0</text:p>
          </table:table-cell>
          <table:table-cell table:formula="of:=[nearest_3_5.AGI$17]" office:value-type="float" office:value="0" calcext:value-type="float">
            <text:p>0</text:p>
          </table:table-cell>
          <table:table-cell table:formula="of:=[nearest_3_5.AGJ$17]" office:value-type="float" office:value="0" calcext:value-type="float">
            <text:p>0</text:p>
          </table:table-cell>
          <table:table-cell table:formula="of:=[nearest_3_5.AGK$17]" office:value-type="float" office:value="0" calcext:value-type="float">
            <text:p>0</text:p>
          </table:table-cell>
          <table:table-cell table:formula="of:=[nearest_3_5.AGL$17]" office:value-type="float" office:value="0" calcext:value-type="float">
            <text:p>0</text:p>
          </table:table-cell>
          <table:table-cell table:formula="of:=[nearest_3_5.AGM$17]" office:value-type="float" office:value="0" calcext:value-type="float">
            <text:p>0</text:p>
          </table:table-cell>
          <table:table-cell table:formula="of:=[nearest_3_5.AGN$17]" office:value-type="float" office:value="0" calcext:value-type="float">
            <text:p>0</text:p>
          </table:table-cell>
          <table:table-cell table:formula="of:=[nearest_3_5.AGO$17]" office:value-type="float" office:value="0" calcext:value-type="float">
            <text:p>0</text:p>
          </table:table-cell>
          <table:table-cell table:formula="of:=[nearest_3_5.AGP$17]" office:value-type="float" office:value="0" calcext:value-type="float">
            <text:p>0</text:p>
          </table:table-cell>
          <table:table-cell table:formula="of:=[nearest_3_5.AGQ$17]" office:value-type="float" office:value="0" calcext:value-type="float">
            <text:p>0</text:p>
          </table:table-cell>
          <table:table-cell table:formula="of:=[nearest_3_5.AGR$17]" office:value-type="float" office:value="0" calcext:value-type="float">
            <text:p>0</text:p>
          </table:table-cell>
          <table:table-cell table:formula="of:=[nearest_3_5.AGS$17]" office:value-type="float" office:value="0" calcext:value-type="float">
            <text:p>0</text:p>
          </table:table-cell>
          <table:table-cell table:formula="of:=[nearest_3_5.AGT$17]" office:value-type="float" office:value="0" calcext:value-type="float">
            <text:p>0</text:p>
          </table:table-cell>
          <table:table-cell table:formula="of:=[nearest_3_5.AGU$17]" office:value-type="float" office:value="0" calcext:value-type="float">
            <text:p>0</text:p>
          </table:table-cell>
          <table:table-cell table:formula="of:=[nearest_3_5.AGV$17]" office:value-type="float" office:value="0" calcext:value-type="float">
            <text:p>0</text:p>
          </table:table-cell>
          <table:table-cell table:formula="of:=[nearest_3_5.AGW$17]" office:value-type="float" office:value="0" calcext:value-type="float">
            <text:p>0</text:p>
          </table:table-cell>
          <table:table-cell table:formula="of:=[nearest_3_5.AGX$17]" office:value-type="float" office:value="0" calcext:value-type="float">
            <text:p>0</text:p>
          </table:table-cell>
          <table:table-cell table:formula="of:=[nearest_3_5.AGY$17]" office:value-type="float" office:value="0" calcext:value-type="float">
            <text:p>0</text:p>
          </table:table-cell>
          <table:table-cell table:formula="of:=[nearest_3_5.AGZ$17]" office:value-type="float" office:value="0" calcext:value-type="float">
            <text:p>0</text:p>
          </table:table-cell>
          <table:table-cell table:formula="of:=[nearest_3_5.AHA$17]" office:value-type="float" office:value="0" calcext:value-type="float">
            <text:p>0</text:p>
          </table:table-cell>
          <table:table-cell table:formula="of:=[nearest_3_5.AHB$17]" office:value-type="float" office:value="0" calcext:value-type="float">
            <text:p>0</text:p>
          </table:table-cell>
          <table:table-cell table:formula="of:=[nearest_3_5.AHC$17]" office:value-type="float" office:value="0" calcext:value-type="float">
            <text:p>0</text:p>
          </table:table-cell>
          <table:table-cell table:formula="of:=[nearest_3_5.AHD$17]" office:value-type="float" office:value="0" calcext:value-type="float">
            <text:p>0</text:p>
          </table:table-cell>
          <table:table-cell table:formula="of:=[nearest_3_5.AHE$17]" office:value-type="float" office:value="0" calcext:value-type="float">
            <text:p>0</text:p>
          </table:table-cell>
          <table:table-cell table:formula="of:=[nearest_3_5.AHF$17]" office:value-type="float" office:value="0" calcext:value-type="float">
            <text:p>0</text:p>
          </table:table-cell>
          <table:table-cell table:formula="of:=[nearest_3_5.AHG$17]" office:value-type="float" office:value="0" calcext:value-type="float">
            <text:p>0</text:p>
          </table:table-cell>
          <table:table-cell table:formula="of:=[nearest_3_5.AHH$17]" office:value-type="float" office:value="0" calcext:value-type="float">
            <text:p>0</text:p>
          </table:table-cell>
          <table:table-cell table:formula="of:=[nearest_3_5.AHI$17]" office:value-type="float" office:value="0" calcext:value-type="float">
            <text:p>0</text:p>
          </table:table-cell>
          <table:table-cell table:formula="of:=[nearest_3_5.AHJ$17]" office:value-type="float" office:value="0" calcext:value-type="float">
            <text:p>0</text:p>
          </table:table-cell>
          <table:table-cell table:formula="of:=[nearest_3_5.AHK$17]" office:value-type="float" office:value="0" calcext:value-type="float">
            <text:p>0</text:p>
          </table:table-cell>
          <table:table-cell table:formula="of:=[nearest_3_5.AHL$17]" office:value-type="float" office:value="0" calcext:value-type="float">
            <text:p>0</text:p>
          </table:table-cell>
          <table:table-cell table:formula="of:=[nearest_3_5.AHM$17]" office:value-type="float" office:value="0" calcext:value-type="float">
            <text:p>0</text:p>
          </table:table-cell>
          <table:table-cell table:formula="of:=[nearest_3_5.AHN$17]" office:value-type="float" office:value="0" calcext:value-type="float">
            <text:p>0</text:p>
          </table:table-cell>
          <table:table-cell table:formula="of:=[nearest_3_5.AHO$17]" office:value-type="float" office:value="0" calcext:value-type="float">
            <text:p>0</text:p>
          </table:table-cell>
          <table:table-cell table:formula="of:=[nearest_3_5.AHP$17]" office:value-type="float" office:value="0" calcext:value-type="float">
            <text:p>0</text:p>
          </table:table-cell>
          <table:table-cell table:formula="of:=[nearest_3_5.AHQ$17]" office:value-type="float" office:value="0" calcext:value-type="float">
            <text:p>0</text:p>
          </table:table-cell>
          <table:table-cell table:formula="of:=[nearest_3_5.AHR$17]" office:value-type="float" office:value="0" calcext:value-type="float">
            <text:p>0</text:p>
          </table:table-cell>
          <table:table-cell table:formula="of:=[nearest_3_5.AHS$17]" office:value-type="float" office:value="0" calcext:value-type="float">
            <text:p>0</text:p>
          </table:table-cell>
          <table:table-cell table:formula="of:=[nearest_3_5.AHT$17]" office:value-type="float" office:value="0" calcext:value-type="float">
            <text:p>0</text:p>
          </table:table-cell>
          <table:table-cell table:formula="of:=[nearest_3_5.AHU$17]" office:value-type="float" office:value="0" calcext:value-type="float">
            <text:p>0</text:p>
          </table:table-cell>
          <table:table-cell table:formula="of:=[nearest_3_5.AHV$17]" office:value-type="float" office:value="0" calcext:value-type="float">
            <text:p>0</text:p>
          </table:table-cell>
          <table:table-cell table:formula="of:=[nearest_3_5.AHW$17]" office:value-type="float" office:value="0" calcext:value-type="float">
            <text:p>0</text:p>
          </table:table-cell>
          <table:table-cell table:formula="of:=[nearest_3_5.AHX$17]" office:value-type="float" office:value="0" calcext:value-type="float">
            <text:p>0</text:p>
          </table:table-cell>
          <table:table-cell table:formula="of:=[nearest_3_5.AHY$17]" office:value-type="float" office:value="0" calcext:value-type="float">
            <text:p>0</text:p>
          </table:table-cell>
          <table:table-cell table:formula="of:=[nearest_3_5.AHZ$17]" office:value-type="float" office:value="0" calcext:value-type="float">
            <text:p>0</text:p>
          </table:table-cell>
          <table:table-cell table:formula="of:=[nearest_3_5.AIA$17]" office:value-type="float" office:value="0" calcext:value-type="float">
            <text:p>0</text:p>
          </table:table-cell>
          <table:table-cell table:formula="of:=[nearest_3_5.AIB$17]" office:value-type="float" office:value="0" calcext:value-type="float">
            <text:p>0</text:p>
          </table:table-cell>
          <table:table-cell table:formula="of:=[nearest_3_5.AIC$17]" office:value-type="float" office:value="0" calcext:value-type="float">
            <text:p>0</text:p>
          </table:table-cell>
          <table:table-cell table:formula="of:=[nearest_3_5.AID$17]" office:value-type="float" office:value="0" calcext:value-type="float">
            <text:p>0</text:p>
          </table:table-cell>
          <table:table-cell table:formula="of:=[nearest_3_5.AIE$17]" office:value-type="float" office:value="0" calcext:value-type="float">
            <text:p>0</text:p>
          </table:table-cell>
          <table:table-cell table:formula="of:=[nearest_3_5.AIF$17]" office:value-type="float" office:value="0" calcext:value-type="float">
            <text:p>0</text:p>
          </table:table-cell>
          <table:table-cell table:formula="of:=[nearest_3_5.AIG$17]" office:value-type="float" office:value="0" calcext:value-type="float">
            <text:p>0</text:p>
          </table:table-cell>
          <table:table-cell table:formula="of:=[nearest_3_5.AIH$17]" office:value-type="float" office:value="0" calcext:value-type="float">
            <text:p>0</text:p>
          </table:table-cell>
          <table:table-cell table:formula="of:=[nearest_3_5.AII$17]" office:value-type="float" office:value="0" calcext:value-type="float">
            <text:p>0</text:p>
          </table:table-cell>
          <table:table-cell table:formula="of:=[nearest_3_5.AIJ$17]" office:value-type="float" office:value="0" calcext:value-type="float">
            <text:p>0</text:p>
          </table:table-cell>
          <table:table-cell table:formula="of:=[nearest_3_5.AIK$17]" office:value-type="float" office:value="0" calcext:value-type="float">
            <text:p>0</text:p>
          </table:table-cell>
          <table:table-cell table:formula="of:=[nearest_3_5.AIL$17]" office:value-type="float" office:value="0" calcext:value-type="float">
            <text:p>0</text:p>
          </table:table-cell>
          <table:table-cell table:formula="of:=[nearest_3_5.AIM$17]" office:value-type="float" office:value="0" calcext:value-type="float">
            <text:p>0</text:p>
          </table:table-cell>
          <table:table-cell table:formula="of:=[nearest_3_5.AIN$17]" office:value-type="float" office:value="0" calcext:value-type="float">
            <text:p>0</text:p>
          </table:table-cell>
          <table:table-cell table:formula="of:=[nearest_3_5.AIO$17]" office:value-type="float" office:value="0" calcext:value-type="float">
            <text:p>0</text:p>
          </table:table-cell>
          <table:table-cell table:formula="of:=[nearest_3_5.AIP$17]" office:value-type="float" office:value="0" calcext:value-type="float">
            <text:p>0</text:p>
          </table:table-cell>
          <table:table-cell table:formula="of:=[nearest_3_5.AIQ$17]" office:value-type="float" office:value="0" calcext:value-type="float">
            <text:p>0</text:p>
          </table:table-cell>
          <table:table-cell table:formula="of:=[nearest_3_5.AIR$17]" office:value-type="float" office:value="0" calcext:value-type="float">
            <text:p>0</text:p>
          </table:table-cell>
          <table:table-cell table:formula="of:=[nearest_3_5.AIS$17]" office:value-type="float" office:value="0" calcext:value-type="float">
            <text:p>0</text:p>
          </table:table-cell>
          <table:table-cell table:formula="of:=[nearest_3_5.AIT$17]" office:value-type="float" office:value="0" calcext:value-type="float">
            <text:p>0</text:p>
          </table:table-cell>
          <table:table-cell table:formula="of:=[nearest_3_5.AIU$17]" office:value-type="float" office:value="0" calcext:value-type="float">
            <text:p>0</text:p>
          </table:table-cell>
          <table:table-cell table:formula="of:=[nearest_3_5.AIV$17]" office:value-type="float" office:value="0" calcext:value-type="float">
            <text:p>0</text:p>
          </table:table-cell>
          <table:table-cell table:formula="of:=[nearest_3_5.AIW$17]" office:value-type="float" office:value="0" calcext:value-type="float">
            <text:p>0</text:p>
          </table:table-cell>
          <table:table-cell table:formula="of:=[nearest_3_5.AIX$17]" office:value-type="float" office:value="0" calcext:value-type="float">
            <text:p>0</text:p>
          </table:table-cell>
          <table:table-cell table:formula="of:=[nearest_3_5.AIY$17]" office:value-type="float" office:value="0" calcext:value-type="float">
            <text:p>0</text:p>
          </table:table-cell>
          <table:table-cell table:formula="of:=[nearest_3_5.AIZ$17]" office:value-type="float" office:value="0" calcext:value-type="float">
            <text:p>0</text:p>
          </table:table-cell>
          <table:table-cell table:formula="of:=[nearest_3_5.AJA$17]" office:value-type="float" office:value="0" calcext:value-type="float">
            <text:p>0</text:p>
          </table:table-cell>
          <table:table-cell table:formula="of:=[nearest_3_5.AJB$17]" office:value-type="float" office:value="0" calcext:value-type="float">
            <text:p>0</text:p>
          </table:table-cell>
          <table:table-cell table:formula="of:=[nearest_3_5.AJC$17]" office:value-type="float" office:value="0" calcext:value-type="float">
            <text:p>0</text:p>
          </table:table-cell>
          <table:table-cell table:formula="of:=[nearest_3_5.AJD$17]" office:value-type="float" office:value="0" calcext:value-type="float">
            <text:p>0</text:p>
          </table:table-cell>
          <table:table-cell table:formula="of:=[nearest_3_5.AJE$17]" office:value-type="float" office:value="0" calcext:value-type="float">
            <text:p>0</text:p>
          </table:table-cell>
          <table:table-cell table:formula="of:=[nearest_3_5.AJF$17]" office:value-type="float" office:value="0" calcext:value-type="float">
            <text:p>0</text:p>
          </table:table-cell>
          <table:table-cell table:formula="of:=[nearest_3_5.AJG$17]" office:value-type="float" office:value="0" calcext:value-type="float">
            <text:p>0</text:p>
          </table:table-cell>
          <table:table-cell table:formula="of:=[nearest_3_5.AJH$17]" office:value-type="float" office:value="0" calcext:value-type="float">
            <text:p>0</text:p>
          </table:table-cell>
          <table:table-cell table:formula="of:=[nearest_3_5.AJI$17]" office:value-type="float" office:value="0" calcext:value-type="float">
            <text:p>0</text:p>
          </table:table-cell>
          <table:table-cell table:formula="of:=[nearest_3_5.AJJ$17]" office:value-type="float" office:value="0" calcext:value-type="float">
            <text:p>0</text:p>
          </table:table-cell>
          <table:table-cell table:formula="of:=[nearest_3_5.AJK$17]" office:value-type="float" office:value="0" calcext:value-type="float">
            <text:p>0</text:p>
          </table:table-cell>
          <table:table-cell table:formula="of:=[nearest_3_5.AJL$17]" office:value-type="float" office:value="0" calcext:value-type="float">
            <text:p>0</text:p>
          </table:table-cell>
          <table:table-cell table:formula="of:=[nearest_3_5.AJM$17]" office:value-type="float" office:value="0" calcext:value-type="float">
            <text:p>0</text:p>
          </table:table-cell>
          <table:table-cell table:formula="of:=[nearest_3_5.AJN$17]" office:value-type="float" office:value="0" calcext:value-type="float">
            <text:p>0</text:p>
          </table:table-cell>
          <table:table-cell table:formula="of:=[nearest_3_5.AJO$17]" office:value-type="float" office:value="0" calcext:value-type="float">
            <text:p>0</text:p>
          </table:table-cell>
          <table:table-cell table:formula="of:=[nearest_3_5.AJP$17]" office:value-type="float" office:value="0" calcext:value-type="float">
            <text:p>0</text:p>
          </table:table-cell>
          <table:table-cell table:formula="of:=[nearest_3_5.AJQ$17]" office:value-type="float" office:value="0" calcext:value-type="float">
            <text:p>0</text:p>
          </table:table-cell>
          <table:table-cell table:formula="of:=[nearest_3_5.AJR$17]" office:value-type="float" office:value="0" calcext:value-type="float">
            <text:p>0</text:p>
          </table:table-cell>
          <table:table-cell table:formula="of:=[nearest_3_5.AJS$17]" office:value-type="float" office:value="0" calcext:value-type="float">
            <text:p>0</text:p>
          </table:table-cell>
          <table:table-cell table:formula="of:=[nearest_3_5.AJT$17]" office:value-type="float" office:value="0" calcext:value-type="float">
            <text:p>0</text:p>
          </table:table-cell>
          <table:table-cell table:formula="of:=[nearest_3_5.AJU$17]" office:value-type="float" office:value="0" calcext:value-type="float">
            <text:p>0</text:p>
          </table:table-cell>
          <table:table-cell table:formula="of:=[nearest_3_5.AJV$17]" office:value-type="float" office:value="0" calcext:value-type="float">
            <text:p>0</text:p>
          </table:table-cell>
          <table:table-cell table:formula="of:=[nearest_3_5.AJW$17]" office:value-type="float" office:value="0" calcext:value-type="float">
            <text:p>0</text:p>
          </table:table-cell>
          <table:table-cell table:formula="of:=[nearest_3_5.AJX$17]" office:value-type="float" office:value="0" calcext:value-type="float">
            <text:p>0</text:p>
          </table:table-cell>
          <table:table-cell table:formula="of:=[nearest_3_5.AJY$17]" office:value-type="float" office:value="0" calcext:value-type="float">
            <text:p>0</text:p>
          </table:table-cell>
          <table:table-cell table:formula="of:=[nearest_3_5.AJZ$17]" office:value-type="float" office:value="0" calcext:value-type="float">
            <text:p>0</text:p>
          </table:table-cell>
          <table:table-cell table:formula="of:=[nearest_3_5.AKA$17]" office:value-type="float" office:value="0" calcext:value-type="float">
            <text:p>0</text:p>
          </table:table-cell>
          <table:table-cell table:formula="of:=[nearest_3_5.AKB$17]" office:value-type="float" office:value="0" calcext:value-type="float">
            <text:p>0</text:p>
          </table:table-cell>
          <table:table-cell table:formula="of:=[nearest_3_5.AKC$17]" office:value-type="float" office:value="0" calcext:value-type="float">
            <text:p>0</text:p>
          </table:table-cell>
          <table:table-cell table:formula="of:=[nearest_3_5.AKD$17]" office:value-type="float" office:value="0" calcext:value-type="float">
            <text:p>0</text:p>
          </table:table-cell>
          <table:table-cell table:formula="of:=[nearest_3_5.AKE$17]" office:value-type="float" office:value="0" calcext:value-type="float">
            <text:p>0</text:p>
          </table:table-cell>
          <table:table-cell table:formula="of:=[nearest_3_5.AKF$17]" office:value-type="float" office:value="0" calcext:value-type="float">
            <text:p>0</text:p>
          </table:table-cell>
          <table:table-cell table:formula="of:=[nearest_3_5.AKG$17]" office:value-type="float" office:value="0" calcext:value-type="float">
            <text:p>0</text:p>
          </table:table-cell>
          <table:table-cell table:formula="of:=[nearest_3_5.AKH$17]" office:value-type="float" office:value="0" calcext:value-type="float">
            <text:p>0</text:p>
          </table:table-cell>
          <table:table-cell table:formula="of:=[nearest_3_5.AKI$17]" office:value-type="float" office:value="0" calcext:value-type="float">
            <text:p>0</text:p>
          </table:table-cell>
          <table:table-cell table:formula="of:=[nearest_3_5.AKJ$17]" office:value-type="float" office:value="0" calcext:value-type="float">
            <text:p>0</text:p>
          </table:table-cell>
          <table:table-cell table:formula="of:=[nearest_3_5.AKK$17]" office:value-type="float" office:value="0" calcext:value-type="float">
            <text:p>0</text:p>
          </table:table-cell>
          <table:table-cell table:formula="of:=[nearest_3_5.AKL$17]" office:value-type="float" office:value="0" calcext:value-type="float">
            <text:p>0</text:p>
          </table:table-cell>
          <table:table-cell table:formula="of:=[nearest_3_5.AKM$17]" office:value-type="float" office:value="0" calcext:value-type="float">
            <text:p>0</text:p>
          </table:table-cell>
          <table:table-cell table:formula="of:=[nearest_3_5.AKN$17]" office:value-type="float" office:value="0" calcext:value-type="float">
            <text:p>0</text:p>
          </table:table-cell>
          <table:table-cell table:formula="of:=[nearest_3_5.AKO$17]" office:value-type="float" office:value="0" calcext:value-type="float">
            <text:p>0</text:p>
          </table:table-cell>
          <table:table-cell table:formula="of:=[nearest_3_5.AKP$17]" office:value-type="float" office:value="0" calcext:value-type="float">
            <text:p>0</text:p>
          </table:table-cell>
          <table:table-cell table:formula="of:=[nearest_3_5.AKQ$17]" office:value-type="float" office:value="0" calcext:value-type="float">
            <text:p>0</text:p>
          </table:table-cell>
          <table:table-cell table:formula="of:=[nearest_3_5.AKR$17]" office:value-type="float" office:value="0" calcext:value-type="float">
            <text:p>0</text:p>
          </table:table-cell>
          <table:table-cell table:formula="of:=[nearest_3_5.AKS$17]" office:value-type="float" office:value="0" calcext:value-type="float">
            <text:p>0</text:p>
          </table:table-cell>
          <table:table-cell table:formula="of:=[nearest_3_5.AKT$17]" office:value-type="float" office:value="0" calcext:value-type="float">
            <text:p>0</text:p>
          </table:table-cell>
          <table:table-cell table:formula="of:=[nearest_3_5.AKU$17]" office:value-type="float" office:value="0" calcext:value-type="float">
            <text:p>0</text:p>
          </table:table-cell>
          <table:table-cell table:formula="of:=[nearest_3_5.AKV$17]" office:value-type="float" office:value="0" calcext:value-type="float">
            <text:p>0</text:p>
          </table:table-cell>
          <table:table-cell table:formula="of:=[nearest_3_5.AKW$17]" office:value-type="float" office:value="0" calcext:value-type="float">
            <text:p>0</text:p>
          </table:table-cell>
          <table:table-cell table:formula="of:=[nearest_3_5.AKX$17]" office:value-type="float" office:value="0" calcext:value-type="float">
            <text:p>0</text:p>
          </table:table-cell>
          <table:table-cell table:formula="of:=[nearest_3_5.AKY$17]" office:value-type="float" office:value="0" calcext:value-type="float">
            <text:p>0</text:p>
          </table:table-cell>
          <table:table-cell table:formula="of:=[nearest_3_5.AKZ$17]" office:value-type="float" office:value="0" calcext:value-type="float">
            <text:p>0</text:p>
          </table:table-cell>
          <table:table-cell table:formula="of:=[nearest_3_5.ALA$17]" office:value-type="float" office:value="0" calcext:value-type="float">
            <text:p>0</text:p>
          </table:table-cell>
          <table:table-cell table:formula="of:=[nearest_3_5.ALB$17]" office:value-type="float" office:value="0" calcext:value-type="float">
            <text:p>0</text:p>
          </table:table-cell>
          <table:table-cell table:formula="of:=[nearest_3_5.ALC$17]" office:value-type="float" office:value="0" calcext:value-type="float">
            <text:p>0</text:p>
          </table:table-cell>
          <table:table-cell table:formula="of:=[nearest_3_5.ALD$17]" office:value-type="float" office:value="0" calcext:value-type="float">
            <text:p>0</text:p>
          </table:table-cell>
          <table:table-cell table:formula="of:=[nearest_3_5.ALE$17]" office:value-type="float" office:value="0" calcext:value-type="float">
            <text:p>0</text:p>
          </table:table-cell>
          <table:table-cell table:formula="of:=[nearest_3_5.ALF$17]" office:value-type="float" office:value="0" calcext:value-type="float">
            <text:p>0</text:p>
          </table:table-cell>
          <table:table-cell table:formula="of:=[nearest_3_5.ALG$17]" office:value-type="float" office:value="0" calcext:value-type="float">
            <text:p>0</text:p>
          </table:table-cell>
          <table:table-cell table:formula="of:=[nearest_3_5.ALH$17]" office:value-type="float" office:value="0" calcext:value-type="float">
            <text:p>0</text:p>
          </table:table-cell>
          <table:table-cell table:formula="of:=[nearest_3_5.ALI$17]" office:value-type="float" office:value="0" calcext:value-type="float">
            <text:p>0</text:p>
          </table:table-cell>
          <table:table-cell table:formula="of:=[nearest_3_5.ALJ$17]" office:value-type="float" office:value="0" calcext:value-type="float">
            <text:p>0</text:p>
          </table:table-cell>
          <table:table-cell table:formula="of:=[nearest_3_5.ALK$17]" office:value-type="float" office:value="0" calcext:value-type="float">
            <text:p>0</text:p>
          </table:table-cell>
          <table:table-cell table:formula="of:=[nearest_3_5.ALL$17]" office:value-type="float" office:value="0" calcext:value-type="float">
            <text:p>0</text:p>
          </table:table-cell>
          <table:table-cell table:formula="of:=[nearest_3_5.ALM$17]" office:value-type="float" office:value="0" calcext:value-type="float">
            <text:p>0</text:p>
          </table:table-cell>
          <table:table-cell table:formula="of:=[nearest_3_5.ALN$17]" office:value-type="float" office:value="0" calcext:value-type="float">
            <text:p>0</text:p>
          </table:table-cell>
          <table:table-cell table:formula="of:=[nearest_3_5.ALO$17]" office:value-type="float" office:value="0" calcext:value-type="float">
            <text:p>0</text:p>
          </table:table-cell>
          <table:table-cell table:formula="of:=[nearest_3_5.ALP$17]" office:value-type="float" office:value="0" calcext:value-type="float">
            <text:p>0</text:p>
          </table:table-cell>
          <table:table-cell table:formula="of:=[nearest_3_5.ALQ$17]" office:value-type="float" office:value="0" calcext:value-type="float">
            <text:p>0</text:p>
          </table:table-cell>
          <table:table-cell table:formula="of:=[nearest_3_5.ALR$17]" office:value-type="float" office:value="0" calcext:value-type="float">
            <text:p>0</text:p>
          </table:table-cell>
          <table:table-cell table:formula="of:=[nearest_3_5.ALS$17]" office:value-type="float" office:value="0" calcext:value-type="float">
            <text:p>0</text:p>
          </table:table-cell>
          <table:table-cell table:formula="of:=[nearest_3_5.ALT$17]" office:value-type="float" office:value="0" calcext:value-type="float">
            <text:p>0</text:p>
          </table:table-cell>
          <table:table-cell table:formula="of:=[nearest_3_5.ALU$17]" office:value-type="float" office:value="0" calcext:value-type="float">
            <text:p>0</text:p>
          </table:table-cell>
          <table:table-cell table:formula="of:=[nearest_3_5.ALV$17]" office:value-type="float" office:value="0" calcext:value-type="float">
            <text:p>0</text:p>
          </table:table-cell>
          <table:table-cell table:formula="of:=[nearest_3_5.ALW$17]" office:value-type="float" office:value="0" calcext:value-type="float">
            <text:p>0</text:p>
          </table:table-cell>
          <table:table-cell table:formula="of:=[nearest_3_5.ALX$17]" office:value-type="float" office:value="0" calcext:value-type="float">
            <text:p>0</text:p>
          </table:table-cell>
          <table:table-cell table:formula="of:=[nearest_3_5.ALY$17]" office:value-type="float" office:value="0" calcext:value-type="float">
            <text:p>0</text:p>
          </table:table-cell>
          <table:table-cell table:formula="of:=[nearest_3_5.ALZ$17]" office:value-type="float" office:value="0" calcext:value-type="float">
            <text:p>0</text:p>
          </table:table-cell>
          <table:table-cell table:formula="of:=[nearest_3_5.AMA$17]" office:value-type="float" office:value="0" calcext:value-type="float">
            <text:p>0</text:p>
          </table:table-cell>
          <table:table-cell table:formula="of:=[nearest_3_5.AMB$17]" office:value-type="float" office:value="0" calcext:value-type="float">
            <text:p>0</text:p>
          </table:table-cell>
          <table:table-cell table:formula="of:=[nearest_3_5.AMC$17]" office:value-type="float" office:value="0" calcext:value-type="float">
            <text:p>0</text:p>
          </table:table-cell>
          <table:table-cell table:formula="of:=[nearest_3_5.AMD$17]" office:value-type="float" office:value="0" calcext:value-type="float">
            <text:p>0</text:p>
          </table:table-cell>
          <table:table-cell table:formula="of:=[nearest_3_5.AME$17]" office:value-type="float" office:value="0" calcext:value-type="float">
            <text:p>0</text:p>
          </table:table-cell>
          <table:table-cell table:formula="of:=[nearest_3_5.AMF$17]" office:value-type="float" office:value="0" calcext:value-type="float">
            <text:p>0</text:p>
          </table:table-cell>
          <table:table-cell table:formula="of:=[nearest_3_5.AMG$17]" office:value-type="float" office:value="0" calcext:value-type="float">
            <text:p>0</text:p>
          </table:table-cell>
          <table:table-cell table:formula="of:=[nearest_3_5.AMH$17]" office:value-type="float" office:value="0" calcext:value-type="float">
            <text:p>0</text:p>
          </table:table-cell>
          <table:table-cell table:formula="of:=[nearest_3_5.AMI$17]" office:value-type="float" office:value="0" calcext:value-type="float">
            <text:p>0</text:p>
          </table:table-cell>
          <table:table-cell table:formula="of:=[nearest_3_5.AMJ$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rest_3_6</text:p>
          </table:table-cell>
          <table:table-cell table:formula="of:=[nearest_3_6.B$17]" office:value-type="float" office:value="0.522849321980518" calcext:value-type="float">
            <text:p>0.522849322</text:p>
          </table:table-cell>
          <table:table-cell table:formula="of:=[nearest_3_6.C$17]" office:value-type="float" office:value="0.532609697058633" calcext:value-type="float">
            <text:p>0.5326096971</text:p>
          </table:table-cell>
          <table:table-cell table:formula="of:=[nearest_3_6.D$17]" office:value-type="float" office:value="0.551300105964978" calcext:value-type="float">
            <text:p>0.551300106</text:p>
          </table:table-cell>
          <table:table-cell table:formula="of:=[nearest_3_6.E$17]" office:value-type="float" office:value="0.566511037780791" calcext:value-type="float">
            <text:p>0.5665110378</text:p>
          </table:table-cell>
          <table:table-cell table:formula="of:=[nearest_3_6.F$17]" office:value-type="float" office:value="0.582933054515825" calcext:value-type="float">
            <text:p>0.5829330545</text:p>
          </table:table-cell>
          <table:table-cell table:formula="of:=[nearest_3_6.G$17]" office:value-type="float" office:value="0.598557795504132" calcext:value-type="float">
            <text:p>0.5985577955</text:p>
          </table:table-cell>
          <table:table-cell table:formula="of:=[nearest_3_6.H$17]" office:value-type="float" office:value="0.617109978751858" calcext:value-type="float">
            <text:p>0.6171099788</text:p>
          </table:table-cell>
          <table:table-cell table:formula="of:=[nearest_3_6.I$17]" office:value-type="float" office:value="0.632025377801936" calcext:value-type="float">
            <text:p>0.6320253778</text:p>
          </table:table-cell>
          <table:table-cell table:formula="of:=[nearest_3_6.J$17]" office:value-type="float" office:value="0.652473456897015" calcext:value-type="float">
            <text:p>0.6524734569</text:p>
          </table:table-cell>
          <table:table-cell table:formula="of:=[nearest_3_6.K$17]" office:value-type="float" office:value="0.664338514523092" calcext:value-type="float">
            <text:p>0.6643385145</text:p>
          </table:table-cell>
          <table:table-cell table:formula="of:=[nearest_3_6.L$17]" office:value-type="float" office:value="0.680520215973435" calcext:value-type="float">
            <text:p>0.680520216</text:p>
          </table:table-cell>
          <table:table-cell table:formula="of:=[nearest_3_6.M$17]" office:value-type="float" office:value="0.698384850911531" calcext:value-type="float">
            <text:p>0.6983848509</text:p>
          </table:table-cell>
          <table:table-cell table:formula="of:=[nearest_3_6.N$17]" office:value-type="float" office:value="0.710056895789634" calcext:value-type="float">
            <text:p>0.7100568958</text:p>
          </table:table-cell>
          <table:table-cell table:formula="of:=[nearest_3_6.O$17]" office:value-type="float" office:value="0.724191519889999" calcext:value-type="float">
            <text:p>0.7241915199</text:p>
          </table:table-cell>
          <table:table-cell table:formula="of:=[nearest_3_6.P$17]" office:value-type="float" office:value="0.73871687108915" calcext:value-type="float">
            <text:p>0.7387168711</text:p>
          </table:table-cell>
          <table:table-cell table:formula="of:=[nearest_3_6.Q$17]" office:value-type="float" office:value="0.754068849972376" calcext:value-type="float">
            <text:p>0.75406885</text:p>
          </table:table-cell>
          <table:table-cell table:formula="of:=[nearest_3_6.R$17]" office:value-type="float" office:value="0.763782652519675" calcext:value-type="float">
            <text:p>0.7637826525</text:p>
          </table:table-cell>
          <table:table-cell table:formula="of:=[nearest_3_6.S$17]" office:value-type="float" office:value="0.767482723100975" calcext:value-type="float">
            <text:p>0.7674827231</text:p>
          </table:table-cell>
          <table:table-cell table:formula="of:=[nearest_3_6.T$17]" office:value-type="float" office:value="0.773908134806501" calcext:value-type="float">
            <text:p>0.7739081348</text:p>
          </table:table-cell>
          <table:table-cell table:formula="of:=[nearest_3_6.U$17]" office:value-type="float" office:value="0.784759306463059" calcext:value-type="float">
            <text:p>0.7847593065</text:p>
          </table:table-cell>
          <table:table-cell table:formula="of:=[nearest_3_6.V$17]" office:value-type="float" office:value="0.784789331842678" calcext:value-type="float">
            <text:p>0.7847893318</text:p>
          </table:table-cell>
          <table:table-cell table:formula="of:=[nearest_3_6.W$17]" office:value-type="float" office:value="0.787759205506429" calcext:value-type="float">
            <text:p>0.7877592055</text:p>
          </table:table-cell>
          <table:table-cell table:formula="of:=[nearest_3_6.X$17]" office:value-type="float" office:value="0.790145160946807" calcext:value-type="float">
            <text:p>0.7901451609</text:p>
          </table:table-cell>
          <table:table-cell table:formula="of:=[nearest_3_6.Y$17]" office:value-type="float" office:value="0.794152935485193" calcext:value-type="float">
            <text:p>0.7941529355</text:p>
          </table:table-cell>
          <table:table-cell table:formula="of:=[nearest_3_6.Z$17]" office:value-type="float" office:value="0.797074326263727" calcext:value-type="float">
            <text:p>0.7970743263</text:p>
          </table:table-cell>
          <table:table-cell table:formula="of:=[nearest_3_6.AA$17]" office:value-type="float" office:value="0.799636324608038" calcext:value-type="float">
            <text:p>0.7996363246</text:p>
          </table:table-cell>
          <table:table-cell table:formula="of:=[nearest_3_6.AB$17]" office:value-type="float" office:value="0.799636324608038" calcext:value-type="float">
            <text:p>0.7996363246</text:p>
          </table:table-cell>
          <table:table-cell table:formula="of:=[nearest_3_6.AC$17]" office:value-type="float" office:value="0.799636324608038" calcext:value-type="float">
            <text:p>0.7996363246</text:p>
          </table:table-cell>
          <table:table-cell table:formula="of:=[nearest_3_6.AD$17]" office:value-type="float" office:value="0.799636324608038" calcext:value-type="float">
            <text:p>0.7996363246</text:p>
          </table:table-cell>
          <table:table-cell table:formula="of:=[nearest_3_6.AE$17]" office:value-type="float" office:value="0.799500522138903" calcext:value-type="float">
            <text:p>0.7995005221</text:p>
          </table:table-cell>
          <table:table-cell table:formula="of:=[nearest_3_6.AF$17]" office:value-type="float" office:value="0.800659252297633" calcext:value-type="float">
            <text:p>0.8006592523</text:p>
          </table:table-cell>
          <table:table-cell table:formula="of:=[nearest_3_6.AG$17]" office:value-type="float" office:value="0.802872656177703" calcext:value-type="float">
            <text:p>0.8028726562</text:p>
          </table:table-cell>
          <table:table-cell table:formula="of:=[nearest_3_6.AH$17]" office:value-type="float" office:value="0.804377065348779" calcext:value-type="float">
            <text:p>0.8043770653</text:p>
          </table:table-cell>
          <table:table-cell table:formula="of:=[nearest_3_6.AI$17]" office:value-type="float" office:value="0.804377065348779" calcext:value-type="float">
            <text:p>0.8043770653</text:p>
          </table:table-cell>
          <table:table-cell table:formula="of:=[nearest_3_6.AJ$17]" office:value-type="float" office:value="0.804377065348779" calcext:value-type="float">
            <text:p>0.8043770653</text:p>
          </table:table-cell>
          <table:table-cell table:formula="of:=[nearest_3_6.AK$17]" office:value-type="float" office:value="0.804377065348779" calcext:value-type="float">
            <text:p>0.8043770653</text:p>
          </table:table-cell>
          <table:table-cell table:formula="of:=[nearest_3_6.AL$17]" office:value-type="float" office:value="0.804377065348779" calcext:value-type="float">
            <text:p>0.8043770653</text:p>
          </table:table-cell>
          <table:table-cell table:formula="of:=[nearest_3_6.AM$17]" office:value-type="float" office:value="0.804377065348779" calcext:value-type="float">
            <text:p>0.8043770653</text:p>
          </table:table-cell>
          <table:table-cell table:formula="of:=[nearest_3_6.AN$17]" office:value-type="float" office:value="0.804377065348779" calcext:value-type="float">
            <text:p>0.8043770653</text:p>
          </table:table-cell>
          <table:table-cell table:formula="of:=[nearest_3_6.AO$17]" office:value-type="float" office:value="0.804377065348779" calcext:value-type="float">
            <text:p>0.8043770653</text:p>
          </table:table-cell>
          <table:table-cell table:formula="of:=[nearest_3_6.AP$17]" office:value-type="float" office:value="0.804377065348779" calcext:value-type="float">
            <text:p>0.8043770653</text:p>
          </table:table-cell>
          <table:table-cell table:formula="of:=[nearest_3_6.AQ$17]" office:value-type="float" office:value="0.804377065348779" calcext:value-type="float">
            <text:p>0.8043770653</text:p>
          </table:table-cell>
          <table:table-cell table:formula="of:=[nearest_3_6.AR$17]" office:value-type="float" office:value="0.804377065348779" calcext:value-type="float">
            <text:p>0.8043770653</text:p>
          </table:table-cell>
          <table:table-cell table:formula="of:=[nearest_3_6.AS$17]" office:value-type="float" office:value="0.804377065348779" calcext:value-type="float">
            <text:p>0.8043770653</text:p>
          </table:table-cell>
          <table:table-cell table:formula="of:=[nearest_3_6.AT$17]" office:value-type="float" office:value="0.804377065348779" calcext:value-type="float">
            <text:p>0.8043770653</text:p>
          </table:table-cell>
          <table:table-cell table:formula="of:=[nearest_3_6.AU$17]" office:value-type="float" office:value="0.804377065348779" calcext:value-type="float">
            <text:p>0.8043770653</text:p>
          </table:table-cell>
          <table:table-cell table:formula="of:=[nearest_3_6.AV$17]" office:value-type="float" office:value="0.804377065348779" calcext:value-type="float">
            <text:p>0.8043770653</text:p>
          </table:table-cell>
          <table:table-cell table:formula="of:=[nearest_3_6.AW$17]" office:value-type="float" office:value="0.804377065348779" calcext:value-type="float">
            <text:p>0.8043770653</text:p>
          </table:table-cell>
          <table:table-cell table:formula="of:=[nearest_3_6.AX$17]" office:value-type="float" office:value="0.804377065348779" calcext:value-type="float">
            <text:p>0.8043770653</text:p>
          </table:table-cell>
          <table:table-cell table:formula="of:=[nearest_3_6.AY$17]" office:value-type="float" office:value="0.804377065348779" calcext:value-type="float">
            <text:p>0.8043770653</text:p>
          </table:table-cell>
          <table:table-cell table:formula="of:=[nearest_3_6.AZ$17]" office:value-type="float" office:value="0.804377065348779" calcext:value-type="float">
            <text:p>0.8043770653</text:p>
          </table:table-cell>
          <table:table-cell table:formula="of:=[nearest_3_6.BA$17]" office:value-type="float" office:value="0.589078088574745" calcext:value-type="float">
            <text:p>0.5890780886</text:p>
          </table:table-cell>
          <table:table-cell table:formula="of:=[nearest_3_6.BB$17]" office:value-type="float" office:value="0.621853788081657" calcext:value-type="float">
            <text:p>0.6218537881</text:p>
          </table:table-cell>
          <table:table-cell table:formula="of:=[nearest_3_6.BC$17]" office:value-type="float" office:value="0.648884136015636" calcext:value-type="float">
            <text:p>0.648884136</text:p>
          </table:table-cell>
          <table:table-cell table:formula="of:=[nearest_3_6.BD$17]" office:value-type="float" office:value="0.682160999528664" calcext:value-type="float">
            <text:p>0.6821609995</text:p>
          </table:table-cell>
          <table:table-cell table:formula="of:=[nearest_3_6.BE$17]" office:value-type="float" office:value="0.715995495044539" calcext:value-type="float">
            <text:p>0.715995495</text:p>
          </table:table-cell>
          <table:table-cell table:formula="of:=[nearest_3_6.BF$17]" office:value-type="float" office:value="0.742988067063191" calcext:value-type="float">
            <text:p>0.7429880671</text:p>
          </table:table-cell>
          <table:table-cell table:formula="of:=[nearest_3_6.BG$17]" office:value-type="float" office:value="0.768894460570853" calcext:value-type="float">
            <text:p>0.7688944606</text:p>
          </table:table-cell>
          <table:table-cell table:formula="of:=[nearest_3_6.BH$17]" office:value-type="float" office:value="0.787129423713072" calcext:value-type="float">
            <text:p>0.7871294237</text:p>
          </table:table-cell>
          <table:table-cell table:formula="of:=[nearest_3_6.BI$17]" office:value-type="float" office:value="0.809623242454775" calcext:value-type="float">
            <text:p>0.8096232425</text:p>
          </table:table-cell>
          <table:table-cell table:formula="of:=[nearest_3_6.BJ$17]" office:value-type="float" office:value="0.824594808821285" calcext:value-type="float">
            <text:p>0.8245948088</text:p>
          </table:table-cell>
          <table:table-cell table:formula="of:=[nearest_3_6.BK$17]" office:value-type="float" office:value="0.842621930743351" calcext:value-type="float">
            <text:p>0.8426219307</text:p>
          </table:table-cell>
          <table:table-cell table:formula="of:=[nearest_3_6.BL$17]" office:value-type="float" office:value="0.861705025331811" calcext:value-type="float">
            <text:p>0.8617050253</text:p>
          </table:table-cell>
          <table:table-cell table:formula="of:=[nearest_3_6.BM$17]" office:value-type="float" office:value="0.883965749617866" calcext:value-type="float">
            <text:p>0.8839657496</text:p>
          </table:table-cell>
          <table:table-cell table:formula="of:=[nearest_3_6.BN$17]" office:value-type="float" office:value="0.898316467082764" calcext:value-type="float">
            <text:p>0.8983164671</text:p>
          </table:table-cell>
          <table:table-cell table:formula="of:=[nearest_3_6.BO$17]" office:value-type="float" office:value="0.90765509391268" calcext:value-type="float">
            <text:p>0.9076550939</text:p>
          </table:table-cell>
          <table:table-cell table:formula="of:=[nearest_3_6.BP$17]" office:value-type="float" office:value="0.921633548871169" calcext:value-type="float">
            <text:p>0.9216335489</text:p>
          </table:table-cell>
          <table:table-cell table:formula="of:=[nearest_3_6.BQ$17]" office:value-type="float" office:value="0.934068292700857" calcext:value-type="float">
            <text:p>0.9340682927</text:p>
          </table:table-cell>
          <table:table-cell table:formula="of:=[nearest_3_6.BR$17]" office:value-type="float" office:value="0.944877020270382" calcext:value-type="float">
            <text:p>0.9448770203</text:p>
          </table:table-cell>
          <table:table-cell table:formula="of:=[nearest_3_6.BS$17]" office:value-type="float" office:value="0.954897806362596" calcext:value-type="float">
            <text:p>0.9548978064</text:p>
          </table:table-cell>
          <table:table-cell table:formula="of:=[nearest_3_6.BT$17]" office:value-type="float" office:value="0.956564473029263" calcext:value-type="float">
            <text:p>0.956564473</text:p>
          </table:table-cell>
          <table:table-cell table:formula="of:=[nearest_3_6.BU$17]" office:value-type="float" office:value="0.961153452252389" calcext:value-type="float">
            <text:p>0.9611534523</text:p>
          </table:table-cell>
          <table:table-cell table:formula="of:=[nearest_3_6.BV$17]" office:value-type="float" office:value="0.961032514988594" calcext:value-type="float">
            <text:p>0.961032515</text:p>
          </table:table-cell>
          <table:table-cell table:formula="of:=[nearest_3_6.BW$17]" office:value-type="float" office:value="0.963874540687763" calcext:value-type="float">
            <text:p>0.9638745407</text:p>
          </table:table-cell>
          <table:table-cell table:formula="of:=[nearest_3_6.BX$17]" office:value-type="float" office:value="0.966716566386931" calcext:value-type="float">
            <text:p>0.9667165664</text:p>
          </table:table-cell>
          <table:table-cell table:formula="of:=[nearest_3_6.BY$17]" office:value-type="float" office:value="0.966716566386931" calcext:value-type="float">
            <text:p>0.9667165664</text:p>
          </table:table-cell>
          <table:table-cell table:formula="of:=[nearest_3_6.BZ$17]" office:value-type="float" office:value="0.969679529349894" calcext:value-type="float">
            <text:p>0.9696795293</text:p>
          </table:table-cell>
          <table:table-cell table:formula="of:=[nearest_3_6.CA$17]" office:value-type="float" office:value="0.969679529349894" calcext:value-type="float">
            <text:p>0.9696795293</text:p>
          </table:table-cell>
          <table:table-cell table:formula="of:=[nearest_3_6.CB$17]" office:value-type="float" office:value="0.969679529349894" calcext:value-type="float">
            <text:p>0.9696795293</text:p>
          </table:table-cell>
          <table:table-cell table:formula="of:=[nearest_3_6.CC$17]" office:value-type="float" office:value="0.969679529349894" calcext:value-type="float">
            <text:p>0.9696795293</text:p>
          </table:table-cell>
          <table:table-cell table:formula="of:=[nearest_3_6.CD$17]" office:value-type="float" office:value="0.971161010831376" calcext:value-type="float">
            <text:p>0.9711610108</text:p>
          </table:table-cell>
          <table:table-cell table:formula="of:=[nearest_3_6.CE$17]" office:value-type="float" office:value="0.971161010831376" calcext:value-type="float">
            <text:p>0.9711610108</text:p>
          </table:table-cell>
          <table:table-cell table:formula="of:=[nearest_3_6.CF$17]" office:value-type="float" office:value="0.974123973794339" calcext:value-type="float">
            <text:p>0.9741239738</text:p>
          </table:table-cell>
          <table:table-cell table:formula="of:=[nearest_3_6.CG$17]" office:value-type="float" office:value="0.974123973794339" calcext:value-type="float">
            <text:p>0.9741239738</text:p>
          </table:table-cell>
          <table:table-cell table:formula="of:=[nearest_3_6.CH$17]" office:value-type="float" office:value="0.974123973794339" calcext:value-type="float">
            <text:p>0.9741239738</text:p>
          </table:table-cell>
          <table:table-cell table:formula="of:=[nearest_3_6.CI$17]" office:value-type="float" office:value="0.974123973794339" calcext:value-type="float">
            <text:p>0.9741239738</text:p>
          </table:table-cell>
          <table:table-cell table:formula="of:=[nearest_3_6.CJ$17]" office:value-type="float" office:value="0.974123973794339" calcext:value-type="float">
            <text:p>0.9741239738</text:p>
          </table:table-cell>
          <table:table-cell table:formula="of:=[nearest_3_6.CK$17]" office:value-type="float" office:value="0.974123973794339" calcext:value-type="float">
            <text:p>0.9741239738</text:p>
          </table:table-cell>
          <table:table-cell table:formula="of:=[nearest_3_6.CL$17]" office:value-type="float" office:value="0.974123973794339" calcext:value-type="float">
            <text:p>0.9741239738</text:p>
          </table:table-cell>
          <table:table-cell table:formula="of:=[nearest_3_6.CM$17]" office:value-type="float" office:value="0.974123973794339" calcext:value-type="float">
            <text:p>0.9741239738</text:p>
          </table:table-cell>
          <table:table-cell table:formula="of:=[nearest_3_6.CN$17]" office:value-type="float" office:value="0.974123973794339" calcext:value-type="float">
            <text:p>0.9741239738</text:p>
          </table:table-cell>
          <table:table-cell table:formula="of:=[nearest_3_6.CO$17]" office:value-type="float" office:value="0.974123973794339" calcext:value-type="float">
            <text:p>0.9741239738</text:p>
          </table:table-cell>
          <table:table-cell table:formula="of:=[nearest_3_6.CP$17]" office:value-type="float" office:value="0.974123973794339" calcext:value-type="float">
            <text:p>0.9741239738</text:p>
          </table:table-cell>
          <table:table-cell table:formula="of:=[nearest_3_6.CQ$17]" office:value-type="float" office:value="0.974123973794339" calcext:value-type="float">
            <text:p>0.9741239738</text:p>
          </table:table-cell>
          <table:table-cell table:formula="of:=[nearest_3_6.CR$17]" office:value-type="float" office:value="0.974123973794339" calcext:value-type="float">
            <text:p>0.9741239738</text:p>
          </table:table-cell>
          <table:table-cell table:formula="of:=[nearest_3_6.CS$17]" office:value-type="float" office:value="0.974123973794339" calcext:value-type="float">
            <text:p>0.9741239738</text:p>
          </table:table-cell>
          <table:table-cell table:formula="of:=[nearest_3_6.CT$17]" office:value-type="float" office:value="0.974123973794339" calcext:value-type="float">
            <text:p>0.9741239738</text:p>
          </table:table-cell>
          <table:table-cell table:formula="of:=[nearest_3_6.CU$17]" office:value-type="float" office:value="0.974123973794339" calcext:value-type="float">
            <text:p>0.9741239738</text:p>
          </table:table-cell>
          <table:table-cell table:formula="of:=[nearest_3_6.CV$17]" office:value-type="float" office:value="0.974123973794339" calcext:value-type="float">
            <text:p>0.9741239738</text:p>
          </table:table-cell>
          <table:table-cell table:formula="of:=[nearest_3_6.CW$17]" office:value-type="float" office:value="0.974123973794339" calcext:value-type="float">
            <text:p>0.9741239738</text:p>
          </table:table-cell>
          <table:table-cell table:formula="of:=[nearest_3_6.CX$17]" office:value-type="float" office:value="0.974123973794339" calcext:value-type="float">
            <text:p>0.9741239738</text:p>
          </table:table-cell>
          <table:table-cell table:formula="of:=[nearest_3_6.CY$17]" office:value-type="float" office:value="0.974123973794339" calcext:value-type="float">
            <text:p>0.9741239738</text:p>
          </table:table-cell>
          <table:table-cell table:formula="of:=[nearest_3_6.CZ$17]" office:value-type="float" office:value="0" calcext:value-type="float">
            <text:p>0</text:p>
          </table:table-cell>
          <table:table-cell table:formula="of:=[nearest_3_6.DA$17]" office:value-type="float" office:value="0" calcext:value-type="float">
            <text:p>0</text:p>
          </table:table-cell>
          <table:table-cell table:formula="of:=[nearest_3_6.DB$17]" office:value-type="float" office:value="0" calcext:value-type="float">
            <text:p>0</text:p>
          </table:table-cell>
          <table:table-cell table:formula="of:=[nearest_3_6.DC$17]" office:value-type="float" office:value="0" calcext:value-type="float">
            <text:p>0</text:p>
          </table:table-cell>
          <table:table-cell table:formula="of:=[nearest_3_6.DD$17]" office:value-type="float" office:value="0" calcext:value-type="float">
            <text:p>0</text:p>
          </table:table-cell>
          <table:table-cell table:formula="of:=[nearest_3_6.DE$17]" office:value-type="float" office:value="0" calcext:value-type="float">
            <text:p>0</text:p>
          </table:table-cell>
          <table:table-cell table:formula="of:=[nearest_3_6.DF$17]" office:value-type="float" office:value="0" calcext:value-type="float">
            <text:p>0</text:p>
          </table:table-cell>
          <table:table-cell table:formula="of:=[nearest_3_6.DG$17]" office:value-type="float" office:value="0" calcext:value-type="float">
            <text:p>0</text:p>
          </table:table-cell>
          <table:table-cell table:formula="of:=[nearest_3_6.DH$17]" office:value-type="float" office:value="0" calcext:value-type="float">
            <text:p>0</text:p>
          </table:table-cell>
          <table:table-cell table:formula="of:=[nearest_3_6.DI$17]" office:value-type="float" office:value="0" calcext:value-type="float">
            <text:p>0</text:p>
          </table:table-cell>
          <table:table-cell table:formula="of:=[nearest_3_6.DJ$17]" office:value-type="float" office:value="0" calcext:value-type="float">
            <text:p>0</text:p>
          </table:table-cell>
          <table:table-cell table:formula="of:=[nearest_3_6.DK$17]" office:value-type="float" office:value="0" calcext:value-type="float">
            <text:p>0</text:p>
          </table:table-cell>
          <table:table-cell table:formula="of:=[nearest_3_6.DL$17]" office:value-type="float" office:value="0" calcext:value-type="float">
            <text:p>0</text:p>
          </table:table-cell>
          <table:table-cell table:formula="of:=[nearest_3_6.DM$17]" office:value-type="float" office:value="0" calcext:value-type="float">
            <text:p>0</text:p>
          </table:table-cell>
          <table:table-cell table:formula="of:=[nearest_3_6.DN$17]" office:value-type="float" office:value="0" calcext:value-type="float">
            <text:p>0</text:p>
          </table:table-cell>
          <table:table-cell table:formula="of:=[nearest_3_6.DO$17]" office:value-type="float" office:value="0" calcext:value-type="float">
            <text:p>0</text:p>
          </table:table-cell>
          <table:table-cell table:formula="of:=[nearest_3_6.DP$17]" office:value-type="float" office:value="0" calcext:value-type="float">
            <text:p>0</text:p>
          </table:table-cell>
          <table:table-cell table:formula="of:=[nearest_3_6.DQ$17]" office:value-type="float" office:value="0" calcext:value-type="float">
            <text:p>0</text:p>
          </table:table-cell>
          <table:table-cell table:formula="of:=[nearest_3_6.DR$17]" office:value-type="float" office:value="0" calcext:value-type="float">
            <text:p>0</text:p>
          </table:table-cell>
          <table:table-cell table:formula="of:=[nearest_3_6.DS$17]" office:value-type="float" office:value="0" calcext:value-type="float">
            <text:p>0</text:p>
          </table:table-cell>
          <table:table-cell table:formula="of:=[nearest_3_6.DT$17]" office:value-type="float" office:value="0" calcext:value-type="float">
            <text:p>0</text:p>
          </table:table-cell>
          <table:table-cell table:formula="of:=[nearest_3_6.DU$17]" office:value-type="float" office:value="0" calcext:value-type="float">
            <text:p>0</text:p>
          </table:table-cell>
          <table:table-cell table:formula="of:=[nearest_3_6.DV$17]" office:value-type="float" office:value="0" calcext:value-type="float">
            <text:p>0</text:p>
          </table:table-cell>
          <table:table-cell table:formula="of:=[nearest_3_6.DW$17]" office:value-type="float" office:value="0" calcext:value-type="float">
            <text:p>0</text:p>
          </table:table-cell>
          <table:table-cell table:formula="of:=[nearest_3_6.DX$17]" office:value-type="float" office:value="0" calcext:value-type="float">
            <text:p>0</text:p>
          </table:table-cell>
          <table:table-cell table:formula="of:=[nearest_3_6.DY$17]" office:value-type="float" office:value="0" calcext:value-type="float">
            <text:p>0</text:p>
          </table:table-cell>
          <table:table-cell table:formula="of:=[nearest_3_6.DZ$17]" office:value-type="float" office:value="0" calcext:value-type="float">
            <text:p>0</text:p>
          </table:table-cell>
          <table:table-cell table:formula="of:=[nearest_3_6.EA$17]" office:value-type="float" office:value="0" calcext:value-type="float">
            <text:p>0</text:p>
          </table:table-cell>
          <table:table-cell table:formula="of:=[nearest_3_6.EB$17]" office:value-type="float" office:value="0" calcext:value-type="float">
            <text:p>0</text:p>
          </table:table-cell>
          <table:table-cell table:formula="of:=[nearest_3_6.EC$17]" office:value-type="float" office:value="0" calcext:value-type="float">
            <text:p>0</text:p>
          </table:table-cell>
          <table:table-cell table:formula="of:=[nearest_3_6.ED$17]" office:value-type="float" office:value="0" calcext:value-type="float">
            <text:p>0</text:p>
          </table:table-cell>
          <table:table-cell table:formula="of:=[nearest_3_6.EE$17]" office:value-type="float" office:value="0" calcext:value-type="float">
            <text:p>0</text:p>
          </table:table-cell>
          <table:table-cell table:formula="of:=[nearest_3_6.EF$17]" office:value-type="float" office:value="0" calcext:value-type="float">
            <text:p>0</text:p>
          </table:table-cell>
          <table:table-cell table:formula="of:=[nearest_3_6.EG$17]" office:value-type="float" office:value="0" calcext:value-type="float">
            <text:p>0</text:p>
          </table:table-cell>
          <table:table-cell table:formula="of:=[nearest_3_6.EH$17]" office:value-type="float" office:value="0" calcext:value-type="float">
            <text:p>0</text:p>
          </table:table-cell>
          <table:table-cell table:formula="of:=[nearest_3_6.EI$17]" office:value-type="float" office:value="0" calcext:value-type="float">
            <text:p>0</text:p>
          </table:table-cell>
          <table:table-cell table:formula="of:=[nearest_3_6.EJ$17]" office:value-type="float" office:value="0" calcext:value-type="float">
            <text:p>0</text:p>
          </table:table-cell>
          <table:table-cell table:formula="of:=[nearest_3_6.EK$17]" office:value-type="float" office:value="0" calcext:value-type="float">
            <text:p>0</text:p>
          </table:table-cell>
          <table:table-cell table:formula="of:=[nearest_3_6.EL$17]" office:value-type="float" office:value="0" calcext:value-type="float">
            <text:p>0</text:p>
          </table:table-cell>
          <table:table-cell table:formula="of:=[nearest_3_6.EM$17]" office:value-type="float" office:value="0" calcext:value-type="float">
            <text:p>0</text:p>
          </table:table-cell>
          <table:table-cell table:formula="of:=[nearest_3_6.EN$17]" office:value-type="float" office:value="0" calcext:value-type="float">
            <text:p>0</text:p>
          </table:table-cell>
          <table:table-cell table:formula="of:=[nearest_3_6.EO$17]" office:value-type="float" office:value="0" calcext:value-type="float">
            <text:p>0</text:p>
          </table:table-cell>
          <table:table-cell table:formula="of:=[nearest_3_6.EP$17]" office:value-type="float" office:value="0" calcext:value-type="float">
            <text:p>0</text:p>
          </table:table-cell>
          <table:table-cell table:formula="of:=[nearest_3_6.EQ$17]" office:value-type="float" office:value="0" calcext:value-type="float">
            <text:p>0</text:p>
          </table:table-cell>
          <table:table-cell table:formula="of:=[nearest_3_6.ER$17]" office:value-type="float" office:value="0" calcext:value-type="float">
            <text:p>0</text:p>
          </table:table-cell>
          <table:table-cell table:formula="of:=[nearest_3_6.ES$17]" office:value-type="float" office:value="0" calcext:value-type="float">
            <text:p>0</text:p>
          </table:table-cell>
          <table:table-cell table:formula="of:=[nearest_3_6.ET$17]" office:value-type="float" office:value="0" calcext:value-type="float">
            <text:p>0</text:p>
          </table:table-cell>
          <table:table-cell table:formula="of:=[nearest_3_6.EU$17]" office:value-type="float" office:value="0" calcext:value-type="float">
            <text:p>0</text:p>
          </table:table-cell>
          <table:table-cell table:formula="of:=[nearest_3_6.EV$17]" office:value-type="float" office:value="0" calcext:value-type="float">
            <text:p>0</text:p>
          </table:table-cell>
          <table:table-cell table:formula="of:=[nearest_3_6.EW$17]" office:value-type="float" office:value="0" calcext:value-type="float">
            <text:p>0</text:p>
          </table:table-cell>
          <table:table-cell table:formula="of:=[nearest_3_6.EX$17]" office:value-type="float" office:value="0" calcext:value-type="float">
            <text:p>0</text:p>
          </table:table-cell>
          <table:table-cell table:formula="of:=[nearest_3_6.EY$17]" office:value-type="float" office:value="0" calcext:value-type="float">
            <text:p>0</text:p>
          </table:table-cell>
          <table:table-cell table:formula="of:=[nearest_3_6.EZ$17]" office:value-type="float" office:value="0" calcext:value-type="float">
            <text:p>0</text:p>
          </table:table-cell>
          <table:table-cell table:formula="of:=[nearest_3_6.FA$17]" office:value-type="float" office:value="0" calcext:value-type="float">
            <text:p>0</text:p>
          </table:table-cell>
          <table:table-cell table:formula="of:=[nearest_3_6.FB$17]" office:value-type="float" office:value="0" calcext:value-type="float">
            <text:p>0</text:p>
          </table:table-cell>
          <table:table-cell table:formula="of:=[nearest_3_6.FC$17]" office:value-type="float" office:value="0" calcext:value-type="float">
            <text:p>0</text:p>
          </table:table-cell>
          <table:table-cell table:formula="of:=[nearest_3_6.FD$17]" office:value-type="float" office:value="0" calcext:value-type="float">
            <text:p>0</text:p>
          </table:table-cell>
          <table:table-cell table:formula="of:=[nearest_3_6.FE$17]" office:value-type="float" office:value="0" calcext:value-type="float">
            <text:p>0</text:p>
          </table:table-cell>
          <table:table-cell table:formula="of:=[nearest_3_6.FF$17]" office:value-type="float" office:value="0" calcext:value-type="float">
            <text:p>0</text:p>
          </table:table-cell>
          <table:table-cell table:formula="of:=[nearest_3_6.FG$17]" office:value-type="float" office:value="0" calcext:value-type="float">
            <text:p>0</text:p>
          </table:table-cell>
          <table:table-cell table:formula="of:=[nearest_3_6.FH$17]" office:value-type="float" office:value="0" calcext:value-type="float">
            <text:p>0</text:p>
          </table:table-cell>
          <table:table-cell table:formula="of:=[nearest_3_6.FI$17]" office:value-type="float" office:value="0" calcext:value-type="float">
            <text:p>0</text:p>
          </table:table-cell>
          <table:table-cell table:formula="of:=[nearest_3_6.FJ$17]" office:value-type="float" office:value="0" calcext:value-type="float">
            <text:p>0</text:p>
          </table:table-cell>
          <table:table-cell table:formula="of:=[nearest_3_6.FK$17]" office:value-type="float" office:value="0" calcext:value-type="float">
            <text:p>0</text:p>
          </table:table-cell>
          <table:table-cell table:formula="of:=[nearest_3_6.FL$17]" office:value-type="float" office:value="0" calcext:value-type="float">
            <text:p>0</text:p>
          </table:table-cell>
          <table:table-cell table:formula="of:=[nearest_3_6.FM$17]" office:value-type="float" office:value="0" calcext:value-type="float">
            <text:p>0</text:p>
          </table:table-cell>
          <table:table-cell table:formula="of:=[nearest_3_6.FN$17]" office:value-type="float" office:value="0" calcext:value-type="float">
            <text:p>0</text:p>
          </table:table-cell>
          <table:table-cell table:formula="of:=[nearest_3_6.FO$17]" office:value-type="float" office:value="0" calcext:value-type="float">
            <text:p>0</text:p>
          </table:table-cell>
          <table:table-cell table:formula="of:=[nearest_3_6.FP$17]" office:value-type="float" office:value="0" calcext:value-type="float">
            <text:p>0</text:p>
          </table:table-cell>
          <table:table-cell table:formula="of:=[nearest_3_6.FQ$17]" office:value-type="float" office:value="0" calcext:value-type="float">
            <text:p>0</text:p>
          </table:table-cell>
          <table:table-cell table:formula="of:=[nearest_3_6.FR$17]" office:value-type="float" office:value="0" calcext:value-type="float">
            <text:p>0</text:p>
          </table:table-cell>
          <table:table-cell table:formula="of:=[nearest_3_6.FS$17]" office:value-type="float" office:value="0" calcext:value-type="float">
            <text:p>0</text:p>
          </table:table-cell>
          <table:table-cell table:formula="of:=[nearest_3_6.FT$17]" office:value-type="float" office:value="0" calcext:value-type="float">
            <text:p>0</text:p>
          </table:table-cell>
          <table:table-cell table:formula="of:=[nearest_3_6.FU$17]" office:value-type="float" office:value="0" calcext:value-type="float">
            <text:p>0</text:p>
          </table:table-cell>
          <table:table-cell table:formula="of:=[nearest_3_6.FV$17]" office:value-type="float" office:value="0" calcext:value-type="float">
            <text:p>0</text:p>
          </table:table-cell>
          <table:table-cell table:formula="of:=[nearest_3_6.FW$17]" office:value-type="float" office:value="0" calcext:value-type="float">
            <text:p>0</text:p>
          </table:table-cell>
          <table:table-cell table:formula="of:=[nearest_3_6.FX$17]" office:value-type="float" office:value="0" calcext:value-type="float">
            <text:p>0</text:p>
          </table:table-cell>
          <table:table-cell table:formula="of:=[nearest_3_6.FY$17]" office:value-type="float" office:value="0" calcext:value-type="float">
            <text:p>0</text:p>
          </table:table-cell>
          <table:table-cell table:formula="of:=[nearest_3_6.FZ$17]" office:value-type="float" office:value="0" calcext:value-type="float">
            <text:p>0</text:p>
          </table:table-cell>
          <table:table-cell table:formula="of:=[nearest_3_6.GA$17]" office:value-type="float" office:value="0" calcext:value-type="float">
            <text:p>0</text:p>
          </table:table-cell>
          <table:table-cell table:formula="of:=[nearest_3_6.GB$17]" office:value-type="float" office:value="0" calcext:value-type="float">
            <text:p>0</text:p>
          </table:table-cell>
          <table:table-cell table:formula="of:=[nearest_3_6.GC$17]" office:value-type="float" office:value="0" calcext:value-type="float">
            <text:p>0</text:p>
          </table:table-cell>
          <table:table-cell table:formula="of:=[nearest_3_6.GD$17]" office:value-type="float" office:value="0" calcext:value-type="float">
            <text:p>0</text:p>
          </table:table-cell>
          <table:table-cell table:formula="of:=[nearest_3_6.GE$17]" office:value-type="float" office:value="0" calcext:value-type="float">
            <text:p>0</text:p>
          </table:table-cell>
          <table:table-cell table:formula="of:=[nearest_3_6.GF$17]" office:value-type="float" office:value="0" calcext:value-type="float">
            <text:p>0</text:p>
          </table:table-cell>
          <table:table-cell table:formula="of:=[nearest_3_6.GG$17]" office:value-type="float" office:value="0" calcext:value-type="float">
            <text:p>0</text:p>
          </table:table-cell>
          <table:table-cell table:formula="of:=[nearest_3_6.GH$17]" office:value-type="float" office:value="0" calcext:value-type="float">
            <text:p>0</text:p>
          </table:table-cell>
          <table:table-cell table:formula="of:=[nearest_3_6.GI$17]" office:value-type="float" office:value="0" calcext:value-type="float">
            <text:p>0</text:p>
          </table:table-cell>
          <table:table-cell table:formula="of:=[nearest_3_6.GJ$17]" office:value-type="float" office:value="0" calcext:value-type="float">
            <text:p>0</text:p>
          </table:table-cell>
          <table:table-cell table:formula="of:=[nearest_3_6.GK$17]" office:value-type="float" office:value="0" calcext:value-type="float">
            <text:p>0</text:p>
          </table:table-cell>
          <table:table-cell table:formula="of:=[nearest_3_6.GL$17]" office:value-type="float" office:value="0" calcext:value-type="float">
            <text:p>0</text:p>
          </table:table-cell>
          <table:table-cell table:formula="of:=[nearest_3_6.GM$17]" office:value-type="float" office:value="0" calcext:value-type="float">
            <text:p>0</text:p>
          </table:table-cell>
          <table:table-cell table:formula="of:=[nearest_3_6.GN$17]" office:value-type="float" office:value="0" calcext:value-type="float">
            <text:p>0</text:p>
          </table:table-cell>
          <table:table-cell table:formula="of:=[nearest_3_6.GO$17]" office:value-type="float" office:value="0" calcext:value-type="float">
            <text:p>0</text:p>
          </table:table-cell>
          <table:table-cell table:formula="of:=[nearest_3_6.GP$17]" office:value-type="float" office:value="0" calcext:value-type="float">
            <text:p>0</text:p>
          </table:table-cell>
          <table:table-cell table:formula="of:=[nearest_3_6.GQ$17]" office:value-type="float" office:value="0" calcext:value-type="float">
            <text:p>0</text:p>
          </table:table-cell>
          <table:table-cell table:formula="of:=[nearest_3_6.GR$17]" office:value-type="float" office:value="0" calcext:value-type="float">
            <text:p>0</text:p>
          </table:table-cell>
          <table:table-cell table:formula="of:=[nearest_3_6.GS$17]" office:value-type="float" office:value="0" calcext:value-type="float">
            <text:p>0</text:p>
          </table:table-cell>
          <table:table-cell table:formula="of:=[nearest_3_6.GT$17]" office:value-type="float" office:value="0" calcext:value-type="float">
            <text:p>0</text:p>
          </table:table-cell>
          <table:table-cell table:formula="of:=[nearest_3_6.GU$17]" office:value-type="float" office:value="0" calcext:value-type="float">
            <text:p>0</text:p>
          </table:table-cell>
          <table:table-cell table:formula="of:=[nearest_3_6.GV$17]" office:value-type="float" office:value="0" calcext:value-type="float">
            <text:p>0</text:p>
          </table:table-cell>
          <table:table-cell table:formula="of:=[nearest_3_6.GW$17]" office:value-type="float" office:value="0" calcext:value-type="float">
            <text:p>0</text:p>
          </table:table-cell>
          <table:table-cell table:formula="of:=[nearest_3_6.GX$17]" office:value-type="float" office:value="0" calcext:value-type="float">
            <text:p>0</text:p>
          </table:table-cell>
          <table:table-cell table:formula="of:=[nearest_3_6.GY$17]" office:value-type="float" office:value="0" calcext:value-type="float">
            <text:p>0</text:p>
          </table:table-cell>
          <table:table-cell table:formula="of:=[nearest_3_6.GZ$17]" office:value-type="float" office:value="0" calcext:value-type="float">
            <text:p>0</text:p>
          </table:table-cell>
          <table:table-cell table:formula="of:=[nearest_3_6.HA$17]" office:value-type="float" office:value="0" calcext:value-type="float">
            <text:p>0</text:p>
          </table:table-cell>
          <table:table-cell table:formula="of:=[nearest_3_6.HB$17]" office:value-type="float" office:value="0" calcext:value-type="float">
            <text:p>0</text:p>
          </table:table-cell>
          <table:table-cell table:formula="of:=[nearest_3_6.HC$17]" office:value-type="float" office:value="0" calcext:value-type="float">
            <text:p>0</text:p>
          </table:table-cell>
          <table:table-cell table:formula="of:=[nearest_3_6.HD$17]" office:value-type="float" office:value="0" calcext:value-type="float">
            <text:p>0</text:p>
          </table:table-cell>
          <table:table-cell table:formula="of:=[nearest_3_6.HE$17]" office:value-type="float" office:value="0" calcext:value-type="float">
            <text:p>0</text:p>
          </table:table-cell>
          <table:table-cell table:formula="of:=[nearest_3_6.HF$17]" office:value-type="float" office:value="0" calcext:value-type="float">
            <text:p>0</text:p>
          </table:table-cell>
          <table:table-cell table:formula="of:=[nearest_3_6.HG$17]" office:value-type="float" office:value="0" calcext:value-type="float">
            <text:p>0</text:p>
          </table:table-cell>
          <table:table-cell table:formula="of:=[nearest_3_6.HH$17]" office:value-type="float" office:value="0" calcext:value-type="float">
            <text:p>0</text:p>
          </table:table-cell>
          <table:table-cell table:formula="of:=[nearest_3_6.HI$17]" office:value-type="float" office:value="0" calcext:value-type="float">
            <text:p>0</text:p>
          </table:table-cell>
          <table:table-cell table:formula="of:=[nearest_3_6.HJ$17]" office:value-type="float" office:value="0" calcext:value-type="float">
            <text:p>0</text:p>
          </table:table-cell>
          <table:table-cell table:formula="of:=[nearest_3_6.HK$17]" office:value-type="float" office:value="0" calcext:value-type="float">
            <text:p>0</text:p>
          </table:table-cell>
          <table:table-cell table:formula="of:=[nearest_3_6.HL$17]" office:value-type="float" office:value="0" calcext:value-type="float">
            <text:p>0</text:p>
          </table:table-cell>
          <table:table-cell table:formula="of:=[nearest_3_6.HM$17]" office:value-type="float" office:value="0" calcext:value-type="float">
            <text:p>0</text:p>
          </table:table-cell>
          <table:table-cell table:formula="of:=[nearest_3_6.HN$17]" office:value-type="float" office:value="0" calcext:value-type="float">
            <text:p>0</text:p>
          </table:table-cell>
          <table:table-cell table:formula="of:=[nearest_3_6.HO$17]" office:value-type="float" office:value="0" calcext:value-type="float">
            <text:p>0</text:p>
          </table:table-cell>
          <table:table-cell table:formula="of:=[nearest_3_6.HP$17]" office:value-type="float" office:value="0" calcext:value-type="float">
            <text:p>0</text:p>
          </table:table-cell>
          <table:table-cell table:formula="of:=[nearest_3_6.HQ$17]" office:value-type="float" office:value="0" calcext:value-type="float">
            <text:p>0</text:p>
          </table:table-cell>
          <table:table-cell table:formula="of:=[nearest_3_6.HR$17]" office:value-type="float" office:value="0" calcext:value-type="float">
            <text:p>0</text:p>
          </table:table-cell>
          <table:table-cell table:formula="of:=[nearest_3_6.HS$17]" office:value-type="float" office:value="0" calcext:value-type="float">
            <text:p>0</text:p>
          </table:table-cell>
          <table:table-cell table:formula="of:=[nearest_3_6.HT$17]" office:value-type="float" office:value="0" calcext:value-type="float">
            <text:p>0</text:p>
          </table:table-cell>
          <table:table-cell table:formula="of:=[nearest_3_6.HU$17]" office:value-type="float" office:value="0" calcext:value-type="float">
            <text:p>0</text:p>
          </table:table-cell>
          <table:table-cell table:formula="of:=[nearest_3_6.HV$17]" office:value-type="float" office:value="0" calcext:value-type="float">
            <text:p>0</text:p>
          </table:table-cell>
          <table:table-cell table:formula="of:=[nearest_3_6.HW$17]" office:value-type="float" office:value="0" calcext:value-type="float">
            <text:p>0</text:p>
          </table:table-cell>
          <table:table-cell table:formula="of:=[nearest_3_6.HX$17]" office:value-type="float" office:value="0" calcext:value-type="float">
            <text:p>0</text:p>
          </table:table-cell>
          <table:table-cell table:formula="of:=[nearest_3_6.HY$17]" office:value-type="float" office:value="0" calcext:value-type="float">
            <text:p>0</text:p>
          </table:table-cell>
          <table:table-cell table:formula="of:=[nearest_3_6.HZ$17]" office:value-type="float" office:value="0" calcext:value-type="float">
            <text:p>0</text:p>
          </table:table-cell>
          <table:table-cell table:formula="of:=[nearest_3_6.IA$17]" office:value-type="float" office:value="0" calcext:value-type="float">
            <text:p>0</text:p>
          </table:table-cell>
          <table:table-cell table:formula="of:=[nearest_3_6.IB$17]" office:value-type="float" office:value="0" calcext:value-type="float">
            <text:p>0</text:p>
          </table:table-cell>
          <table:table-cell table:formula="of:=[nearest_3_6.IC$17]" office:value-type="float" office:value="0" calcext:value-type="float">
            <text:p>0</text:p>
          </table:table-cell>
          <table:table-cell table:formula="of:=[nearest_3_6.ID$17]" office:value-type="float" office:value="0" calcext:value-type="float">
            <text:p>0</text:p>
          </table:table-cell>
          <table:table-cell table:formula="of:=[nearest_3_6.IE$17]" office:value-type="float" office:value="0" calcext:value-type="float">
            <text:p>0</text:p>
          </table:table-cell>
          <table:table-cell table:formula="of:=[nearest_3_6.IF$17]" office:value-type="float" office:value="0" calcext:value-type="float">
            <text:p>0</text:p>
          </table:table-cell>
          <table:table-cell table:formula="of:=[nearest_3_6.IG$17]" office:value-type="float" office:value="0" calcext:value-type="float">
            <text:p>0</text:p>
          </table:table-cell>
          <table:table-cell table:formula="of:=[nearest_3_6.IH$17]" office:value-type="float" office:value="0" calcext:value-type="float">
            <text:p>0</text:p>
          </table:table-cell>
          <table:table-cell table:formula="of:=[nearest_3_6.II$17]" office:value-type="float" office:value="0" calcext:value-type="float">
            <text:p>0</text:p>
          </table:table-cell>
          <table:table-cell table:formula="of:=[nearest_3_6.IJ$17]" office:value-type="float" office:value="0" calcext:value-type="float">
            <text:p>0</text:p>
          </table:table-cell>
          <table:table-cell table:formula="of:=[nearest_3_6.IK$17]" office:value-type="float" office:value="0" calcext:value-type="float">
            <text:p>0</text:p>
          </table:table-cell>
          <table:table-cell table:formula="of:=[nearest_3_6.IL$17]" office:value-type="float" office:value="0" calcext:value-type="float">
            <text:p>0</text:p>
          </table:table-cell>
          <table:table-cell table:formula="of:=[nearest_3_6.IM$17]" office:value-type="float" office:value="0" calcext:value-type="float">
            <text:p>0</text:p>
          </table:table-cell>
          <table:table-cell table:formula="of:=[nearest_3_6.IN$17]" office:value-type="float" office:value="0" calcext:value-type="float">
            <text:p>0</text:p>
          </table:table-cell>
          <table:table-cell table:formula="of:=[nearest_3_6.IO$17]" office:value-type="float" office:value="0" calcext:value-type="float">
            <text:p>0</text:p>
          </table:table-cell>
          <table:table-cell table:formula="of:=[nearest_3_6.IP$17]" office:value-type="float" office:value="0" calcext:value-type="float">
            <text:p>0</text:p>
          </table:table-cell>
          <table:table-cell table:formula="of:=[nearest_3_6.IQ$17]" office:value-type="float" office:value="0" calcext:value-type="float">
            <text:p>0</text:p>
          </table:table-cell>
          <table:table-cell table:formula="of:=[nearest_3_6.IR$17]" office:value-type="float" office:value="0" calcext:value-type="float">
            <text:p>0</text:p>
          </table:table-cell>
          <table:table-cell table:formula="of:=[nearest_3_6.IS$17]" office:value-type="float" office:value="0" calcext:value-type="float">
            <text:p>0</text:p>
          </table:table-cell>
          <table:table-cell table:formula="of:=[nearest_3_6.IT$17]" office:value-type="float" office:value="0" calcext:value-type="float">
            <text:p>0</text:p>
          </table:table-cell>
          <table:table-cell table:formula="of:=[nearest_3_6.IU$17]" office:value-type="float" office:value="0" calcext:value-type="float">
            <text:p>0</text:p>
          </table:table-cell>
          <table:table-cell table:formula="of:=[nearest_3_6.IV$17]" office:value-type="float" office:value="0" calcext:value-type="float">
            <text:p>0</text:p>
          </table:table-cell>
          <table:table-cell table:formula="of:=[nearest_3_6.IW$17]" office:value-type="float" office:value="0" calcext:value-type="float">
            <text:p>0</text:p>
          </table:table-cell>
          <table:table-cell table:formula="of:=[nearest_3_6.IX$17]" office:value-type="float" office:value="0" calcext:value-type="float">
            <text:p>0</text:p>
          </table:table-cell>
          <table:table-cell table:formula="of:=[nearest_3_6.IY$17]" office:value-type="float" office:value="0" calcext:value-type="float">
            <text:p>0</text:p>
          </table:table-cell>
          <table:table-cell table:formula="of:=[nearest_3_6.IZ$17]" office:value-type="float" office:value="0" calcext:value-type="float">
            <text:p>0</text:p>
          </table:table-cell>
          <table:table-cell table:formula="of:=[nearest_3_6.JA$17]" office:value-type="float" office:value="0" calcext:value-type="float">
            <text:p>0</text:p>
          </table:table-cell>
          <table:table-cell table:formula="of:=[nearest_3_6.JB$17]" office:value-type="float" office:value="0" calcext:value-type="float">
            <text:p>0</text:p>
          </table:table-cell>
          <table:table-cell table:formula="of:=[nearest_3_6.JC$17]" office:value-type="float" office:value="0" calcext:value-type="float">
            <text:p>0</text:p>
          </table:table-cell>
          <table:table-cell table:formula="of:=[nearest_3_6.JD$17]" office:value-type="float" office:value="0" calcext:value-type="float">
            <text:p>0</text:p>
          </table:table-cell>
          <table:table-cell table:formula="of:=[nearest_3_6.JE$17]" office:value-type="float" office:value="0" calcext:value-type="float">
            <text:p>0</text:p>
          </table:table-cell>
          <table:table-cell table:formula="of:=[nearest_3_6.JF$17]" office:value-type="float" office:value="0" calcext:value-type="float">
            <text:p>0</text:p>
          </table:table-cell>
          <table:table-cell table:formula="of:=[nearest_3_6.JG$17]" office:value-type="float" office:value="0" calcext:value-type="float">
            <text:p>0</text:p>
          </table:table-cell>
          <table:table-cell table:formula="of:=[nearest_3_6.JH$17]" office:value-type="float" office:value="0" calcext:value-type="float">
            <text:p>0</text:p>
          </table:table-cell>
          <table:table-cell table:formula="of:=[nearest_3_6.JI$17]" office:value-type="float" office:value="0" calcext:value-type="float">
            <text:p>0</text:p>
          </table:table-cell>
          <table:table-cell table:formula="of:=[nearest_3_6.JJ$17]" office:value-type="float" office:value="0" calcext:value-type="float">
            <text:p>0</text:p>
          </table:table-cell>
          <table:table-cell table:formula="of:=[nearest_3_6.JK$17]" office:value-type="float" office:value="0" calcext:value-type="float">
            <text:p>0</text:p>
          </table:table-cell>
          <table:table-cell table:formula="of:=[nearest_3_6.JL$17]" office:value-type="float" office:value="0" calcext:value-type="float">
            <text:p>0</text:p>
          </table:table-cell>
          <table:table-cell table:formula="of:=[nearest_3_6.JM$17]" office:value-type="float" office:value="0" calcext:value-type="float">
            <text:p>0</text:p>
          </table:table-cell>
          <table:table-cell table:formula="of:=[nearest_3_6.JN$17]" office:value-type="float" office:value="0" calcext:value-type="float">
            <text:p>0</text:p>
          </table:table-cell>
          <table:table-cell table:formula="of:=[nearest_3_6.JO$17]" office:value-type="float" office:value="0" calcext:value-type="float">
            <text:p>0</text:p>
          </table:table-cell>
          <table:table-cell table:formula="of:=[nearest_3_6.JP$17]" office:value-type="float" office:value="0" calcext:value-type="float">
            <text:p>0</text:p>
          </table:table-cell>
          <table:table-cell table:formula="of:=[nearest_3_6.JQ$17]" office:value-type="float" office:value="0" calcext:value-type="float">
            <text:p>0</text:p>
          </table:table-cell>
          <table:table-cell table:formula="of:=[nearest_3_6.JR$17]" office:value-type="float" office:value="0" calcext:value-type="float">
            <text:p>0</text:p>
          </table:table-cell>
          <table:table-cell table:formula="of:=[nearest_3_6.JS$17]" office:value-type="float" office:value="0" calcext:value-type="float">
            <text:p>0</text:p>
          </table:table-cell>
          <table:table-cell table:formula="of:=[nearest_3_6.JT$17]" office:value-type="float" office:value="0" calcext:value-type="float">
            <text:p>0</text:p>
          </table:table-cell>
          <table:table-cell table:formula="of:=[nearest_3_6.JU$17]" office:value-type="float" office:value="0" calcext:value-type="float">
            <text:p>0</text:p>
          </table:table-cell>
          <table:table-cell table:formula="of:=[nearest_3_6.JV$17]" office:value-type="float" office:value="0" calcext:value-type="float">
            <text:p>0</text:p>
          </table:table-cell>
          <table:table-cell table:formula="of:=[nearest_3_6.JW$17]" office:value-type="float" office:value="0" calcext:value-type="float">
            <text:p>0</text:p>
          </table:table-cell>
          <table:table-cell table:formula="of:=[nearest_3_6.JX$17]" office:value-type="float" office:value="0" calcext:value-type="float">
            <text:p>0</text:p>
          </table:table-cell>
          <table:table-cell table:formula="of:=[nearest_3_6.JY$17]" office:value-type="float" office:value="0" calcext:value-type="float">
            <text:p>0</text:p>
          </table:table-cell>
          <table:table-cell table:formula="of:=[nearest_3_6.JZ$17]" office:value-type="float" office:value="0" calcext:value-type="float">
            <text:p>0</text:p>
          </table:table-cell>
          <table:table-cell table:formula="of:=[nearest_3_6.KA$17]" office:value-type="float" office:value="0" calcext:value-type="float">
            <text:p>0</text:p>
          </table:table-cell>
          <table:table-cell table:formula="of:=[nearest_3_6.KB$17]" office:value-type="float" office:value="0" calcext:value-type="float">
            <text:p>0</text:p>
          </table:table-cell>
          <table:table-cell table:formula="of:=[nearest_3_6.KC$17]" office:value-type="float" office:value="0" calcext:value-type="float">
            <text:p>0</text:p>
          </table:table-cell>
          <table:table-cell table:formula="of:=[nearest_3_6.KD$17]" office:value-type="float" office:value="0" calcext:value-type="float">
            <text:p>0</text:p>
          </table:table-cell>
          <table:table-cell table:formula="of:=[nearest_3_6.KE$17]" office:value-type="float" office:value="0" calcext:value-type="float">
            <text:p>0</text:p>
          </table:table-cell>
          <table:table-cell table:formula="of:=[nearest_3_6.KF$17]" office:value-type="float" office:value="0" calcext:value-type="float">
            <text:p>0</text:p>
          </table:table-cell>
          <table:table-cell table:formula="of:=[nearest_3_6.KG$17]" office:value-type="float" office:value="0" calcext:value-type="float">
            <text:p>0</text:p>
          </table:table-cell>
          <table:table-cell table:formula="of:=[nearest_3_6.KH$17]" office:value-type="float" office:value="0" calcext:value-type="float">
            <text:p>0</text:p>
          </table:table-cell>
          <table:table-cell table:formula="of:=[nearest_3_6.KI$17]" office:value-type="float" office:value="0" calcext:value-type="float">
            <text:p>0</text:p>
          </table:table-cell>
          <table:table-cell table:formula="of:=[nearest_3_6.KJ$17]" office:value-type="float" office:value="0" calcext:value-type="float">
            <text:p>0</text:p>
          </table:table-cell>
          <table:table-cell table:formula="of:=[nearest_3_6.KK$17]" office:value-type="float" office:value="0" calcext:value-type="float">
            <text:p>0</text:p>
          </table:table-cell>
          <table:table-cell table:formula="of:=[nearest_3_6.KL$17]" office:value-type="float" office:value="0" calcext:value-type="float">
            <text:p>0</text:p>
          </table:table-cell>
          <table:table-cell table:formula="of:=[nearest_3_6.KM$17]" office:value-type="float" office:value="0" calcext:value-type="float">
            <text:p>0</text:p>
          </table:table-cell>
          <table:table-cell table:formula="of:=[nearest_3_6.KN$17]" office:value-type="float" office:value="0" calcext:value-type="float">
            <text:p>0</text:p>
          </table:table-cell>
          <table:table-cell table:formula="of:=[nearest_3_6.KO$17]" office:value-type="float" office:value="0" calcext:value-type="float">
            <text:p>0</text:p>
          </table:table-cell>
          <table:table-cell table:formula="of:=[nearest_3_6.KP$17]" office:value-type="float" office:value="0" calcext:value-type="float">
            <text:p>0</text:p>
          </table:table-cell>
          <table:table-cell table:formula="of:=[nearest_3_6.KQ$17]" office:value-type="float" office:value="0" calcext:value-type="float">
            <text:p>0</text:p>
          </table:table-cell>
          <table:table-cell table:formula="of:=[nearest_3_6.KR$17]" office:value-type="float" office:value="0" calcext:value-type="float">
            <text:p>0</text:p>
          </table:table-cell>
          <table:table-cell table:formula="of:=[nearest_3_6.KS$17]" office:value-type="float" office:value="0" calcext:value-type="float">
            <text:p>0</text:p>
          </table:table-cell>
          <table:table-cell table:formula="of:=[nearest_3_6.KT$17]" office:value-type="float" office:value="0" calcext:value-type="float">
            <text:p>0</text:p>
          </table:table-cell>
          <table:table-cell table:formula="of:=[nearest_3_6.KU$17]" office:value-type="float" office:value="0" calcext:value-type="float">
            <text:p>0</text:p>
          </table:table-cell>
          <table:table-cell table:formula="of:=[nearest_3_6.KV$17]" office:value-type="float" office:value="0" calcext:value-type="float">
            <text:p>0</text:p>
          </table:table-cell>
          <table:table-cell table:formula="of:=[nearest_3_6.KW$17]" office:value-type="float" office:value="0" calcext:value-type="float">
            <text:p>0</text:p>
          </table:table-cell>
          <table:table-cell table:formula="of:=[nearest_3_6.KX$17]" office:value-type="float" office:value="0" calcext:value-type="float">
            <text:p>0</text:p>
          </table:table-cell>
          <table:table-cell table:formula="of:=[nearest_3_6.KY$17]" office:value-type="float" office:value="0" calcext:value-type="float">
            <text:p>0</text:p>
          </table:table-cell>
          <table:table-cell table:formula="of:=[nearest_3_6.KZ$17]" office:value-type="float" office:value="0" calcext:value-type="float">
            <text:p>0</text:p>
          </table:table-cell>
          <table:table-cell table:formula="of:=[nearest_3_6.LA$17]" office:value-type="float" office:value="0" calcext:value-type="float">
            <text:p>0</text:p>
          </table:table-cell>
          <table:table-cell table:formula="of:=[nearest_3_6.LB$17]" office:value-type="float" office:value="0" calcext:value-type="float">
            <text:p>0</text:p>
          </table:table-cell>
          <table:table-cell table:formula="of:=[nearest_3_6.LC$17]" office:value-type="float" office:value="0" calcext:value-type="float">
            <text:p>0</text:p>
          </table:table-cell>
          <table:table-cell table:formula="of:=[nearest_3_6.LD$17]" office:value-type="float" office:value="0" calcext:value-type="float">
            <text:p>0</text:p>
          </table:table-cell>
          <table:table-cell table:formula="of:=[nearest_3_6.LE$17]" office:value-type="float" office:value="0" calcext:value-type="float">
            <text:p>0</text:p>
          </table:table-cell>
          <table:table-cell table:formula="of:=[nearest_3_6.LF$17]" office:value-type="float" office:value="0" calcext:value-type="float">
            <text:p>0</text:p>
          </table:table-cell>
          <table:table-cell table:formula="of:=[nearest_3_6.LG$17]" office:value-type="float" office:value="0" calcext:value-type="float">
            <text:p>0</text:p>
          </table:table-cell>
          <table:table-cell table:formula="of:=[nearest_3_6.LH$17]" office:value-type="float" office:value="0" calcext:value-type="float">
            <text:p>0</text:p>
          </table:table-cell>
          <table:table-cell table:formula="of:=[nearest_3_6.LI$17]" office:value-type="float" office:value="0" calcext:value-type="float">
            <text:p>0</text:p>
          </table:table-cell>
          <table:table-cell table:formula="of:=[nearest_3_6.LJ$17]" office:value-type="float" office:value="0" calcext:value-type="float">
            <text:p>0</text:p>
          </table:table-cell>
          <table:table-cell table:formula="of:=[nearest_3_6.LK$17]" office:value-type="float" office:value="0" calcext:value-type="float">
            <text:p>0</text:p>
          </table:table-cell>
          <table:table-cell table:formula="of:=[nearest_3_6.LL$17]" office:value-type="float" office:value="0" calcext:value-type="float">
            <text:p>0</text:p>
          </table:table-cell>
          <table:table-cell table:formula="of:=[nearest_3_6.LM$17]" office:value-type="float" office:value="0" calcext:value-type="float">
            <text:p>0</text:p>
          </table:table-cell>
          <table:table-cell table:formula="of:=[nearest_3_6.LN$17]" office:value-type="float" office:value="0" calcext:value-type="float">
            <text:p>0</text:p>
          </table:table-cell>
          <table:table-cell table:formula="of:=[nearest_3_6.LO$17]" office:value-type="float" office:value="0" calcext:value-type="float">
            <text:p>0</text:p>
          </table:table-cell>
          <table:table-cell table:formula="of:=[nearest_3_6.LP$17]" office:value-type="float" office:value="0" calcext:value-type="float">
            <text:p>0</text:p>
          </table:table-cell>
          <table:table-cell table:formula="of:=[nearest_3_6.LQ$17]" office:value-type="float" office:value="0" calcext:value-type="float">
            <text:p>0</text:p>
          </table:table-cell>
          <table:table-cell table:formula="of:=[nearest_3_6.LR$17]" office:value-type="float" office:value="0" calcext:value-type="float">
            <text:p>0</text:p>
          </table:table-cell>
          <table:table-cell table:formula="of:=[nearest_3_6.LS$17]" office:value-type="float" office:value="0" calcext:value-type="float">
            <text:p>0</text:p>
          </table:table-cell>
          <table:table-cell table:formula="of:=[nearest_3_6.LT$17]" office:value-type="float" office:value="0" calcext:value-type="float">
            <text:p>0</text:p>
          </table:table-cell>
          <table:table-cell table:formula="of:=[nearest_3_6.LU$17]" office:value-type="float" office:value="0" calcext:value-type="float">
            <text:p>0</text:p>
          </table:table-cell>
          <table:table-cell table:formula="of:=[nearest_3_6.LV$17]" office:value-type="float" office:value="0" calcext:value-type="float">
            <text:p>0</text:p>
          </table:table-cell>
          <table:table-cell table:formula="of:=[nearest_3_6.LW$17]" office:value-type="float" office:value="0" calcext:value-type="float">
            <text:p>0</text:p>
          </table:table-cell>
          <table:table-cell table:formula="of:=[nearest_3_6.LX$17]" office:value-type="float" office:value="0" calcext:value-type="float">
            <text:p>0</text:p>
          </table:table-cell>
          <table:table-cell table:formula="of:=[nearest_3_6.LY$17]" office:value-type="float" office:value="0" calcext:value-type="float">
            <text:p>0</text:p>
          </table:table-cell>
          <table:table-cell table:formula="of:=[nearest_3_6.LZ$17]" office:value-type="float" office:value="0" calcext:value-type="float">
            <text:p>0</text:p>
          </table:table-cell>
          <table:table-cell table:formula="of:=[nearest_3_6.MA$17]" office:value-type="float" office:value="0" calcext:value-type="float">
            <text:p>0</text:p>
          </table:table-cell>
          <table:table-cell table:formula="of:=[nearest_3_6.MB$17]" office:value-type="float" office:value="0" calcext:value-type="float">
            <text:p>0</text:p>
          </table:table-cell>
          <table:table-cell table:formula="of:=[nearest_3_6.MC$17]" office:value-type="float" office:value="0" calcext:value-type="float">
            <text:p>0</text:p>
          </table:table-cell>
          <table:table-cell table:formula="of:=[nearest_3_6.MD$17]" office:value-type="float" office:value="0" calcext:value-type="float">
            <text:p>0</text:p>
          </table:table-cell>
          <table:table-cell table:formula="of:=[nearest_3_6.ME$17]" office:value-type="float" office:value="0" calcext:value-type="float">
            <text:p>0</text:p>
          </table:table-cell>
          <table:table-cell table:formula="of:=[nearest_3_6.MF$17]" office:value-type="float" office:value="0" calcext:value-type="float">
            <text:p>0</text:p>
          </table:table-cell>
          <table:table-cell table:formula="of:=[nearest_3_6.MG$17]" office:value-type="float" office:value="0" calcext:value-type="float">
            <text:p>0</text:p>
          </table:table-cell>
          <table:table-cell table:formula="of:=[nearest_3_6.MH$17]" office:value-type="float" office:value="0" calcext:value-type="float">
            <text:p>0</text:p>
          </table:table-cell>
          <table:table-cell table:formula="of:=[nearest_3_6.MI$17]" office:value-type="float" office:value="0" calcext:value-type="float">
            <text:p>0</text:p>
          </table:table-cell>
          <table:table-cell table:formula="of:=[nearest_3_6.MJ$17]" office:value-type="float" office:value="0" calcext:value-type="float">
            <text:p>0</text:p>
          </table:table-cell>
          <table:table-cell table:formula="of:=[nearest_3_6.MK$17]" office:value-type="float" office:value="0" calcext:value-type="float">
            <text:p>0</text:p>
          </table:table-cell>
          <table:table-cell table:formula="of:=[nearest_3_6.ML$17]" office:value-type="float" office:value="0" calcext:value-type="float">
            <text:p>0</text:p>
          </table:table-cell>
          <table:table-cell table:formula="of:=[nearest_3_6.MM$17]" office:value-type="float" office:value="0" calcext:value-type="float">
            <text:p>0</text:p>
          </table:table-cell>
          <table:table-cell table:formula="of:=[nearest_3_6.MN$17]" office:value-type="float" office:value="0" calcext:value-type="float">
            <text:p>0</text:p>
          </table:table-cell>
          <table:table-cell table:formula="of:=[nearest_3_6.MO$17]" office:value-type="float" office:value="0" calcext:value-type="float">
            <text:p>0</text:p>
          </table:table-cell>
          <table:table-cell table:formula="of:=[nearest_3_6.MP$17]" office:value-type="float" office:value="0" calcext:value-type="float">
            <text:p>0</text:p>
          </table:table-cell>
          <table:table-cell table:formula="of:=[nearest_3_6.MQ$17]" office:value-type="float" office:value="0" calcext:value-type="float">
            <text:p>0</text:p>
          </table:table-cell>
          <table:table-cell table:formula="of:=[nearest_3_6.MR$17]" office:value-type="float" office:value="0" calcext:value-type="float">
            <text:p>0</text:p>
          </table:table-cell>
          <table:table-cell table:formula="of:=[nearest_3_6.MS$17]" office:value-type="float" office:value="0" calcext:value-type="float">
            <text:p>0</text:p>
          </table:table-cell>
          <table:table-cell table:formula="of:=[nearest_3_6.MT$17]" office:value-type="float" office:value="0" calcext:value-type="float">
            <text:p>0</text:p>
          </table:table-cell>
          <table:table-cell table:formula="of:=[nearest_3_6.MU$17]" office:value-type="float" office:value="0" calcext:value-type="float">
            <text:p>0</text:p>
          </table:table-cell>
          <table:table-cell table:formula="of:=[nearest_3_6.MV$17]" office:value-type="float" office:value="0" calcext:value-type="float">
            <text:p>0</text:p>
          </table:table-cell>
          <table:table-cell table:formula="of:=[nearest_3_6.MW$17]" office:value-type="float" office:value="0" calcext:value-type="float">
            <text:p>0</text:p>
          </table:table-cell>
          <table:table-cell table:formula="of:=[nearest_3_6.MX$17]" office:value-type="float" office:value="0" calcext:value-type="float">
            <text:p>0</text:p>
          </table:table-cell>
          <table:table-cell table:formula="of:=[nearest_3_6.MY$17]" office:value-type="float" office:value="0" calcext:value-type="float">
            <text:p>0</text:p>
          </table:table-cell>
          <table:table-cell table:formula="of:=[nearest_3_6.MZ$17]" office:value-type="float" office:value="0" calcext:value-type="float">
            <text:p>0</text:p>
          </table:table-cell>
          <table:table-cell table:formula="of:=[nearest_3_6.NA$17]" office:value-type="float" office:value="0" calcext:value-type="float">
            <text:p>0</text:p>
          </table:table-cell>
          <table:table-cell table:formula="of:=[nearest_3_6.NB$17]" office:value-type="float" office:value="0" calcext:value-type="float">
            <text:p>0</text:p>
          </table:table-cell>
          <table:table-cell table:formula="of:=[nearest_3_6.NC$17]" office:value-type="float" office:value="0" calcext:value-type="float">
            <text:p>0</text:p>
          </table:table-cell>
          <table:table-cell table:formula="of:=[nearest_3_6.ND$17]" office:value-type="float" office:value="0" calcext:value-type="float">
            <text:p>0</text:p>
          </table:table-cell>
          <table:table-cell table:formula="of:=[nearest_3_6.NE$17]" office:value-type="float" office:value="0" calcext:value-type="float">
            <text:p>0</text:p>
          </table:table-cell>
          <table:table-cell table:formula="of:=[nearest_3_6.NF$17]" office:value-type="float" office:value="0" calcext:value-type="float">
            <text:p>0</text:p>
          </table:table-cell>
          <table:table-cell table:formula="of:=[nearest_3_6.NG$17]" office:value-type="float" office:value="0" calcext:value-type="float">
            <text:p>0</text:p>
          </table:table-cell>
          <table:table-cell table:formula="of:=[nearest_3_6.NH$17]" office:value-type="float" office:value="0" calcext:value-type="float">
            <text:p>0</text:p>
          </table:table-cell>
          <table:table-cell table:formula="of:=[nearest_3_6.NI$17]" office:value-type="float" office:value="0" calcext:value-type="float">
            <text:p>0</text:p>
          </table:table-cell>
          <table:table-cell table:formula="of:=[nearest_3_6.NJ$17]" office:value-type="float" office:value="0" calcext:value-type="float">
            <text:p>0</text:p>
          </table:table-cell>
          <table:table-cell table:formula="of:=[nearest_3_6.NK$17]" office:value-type="float" office:value="0" calcext:value-type="float">
            <text:p>0</text:p>
          </table:table-cell>
          <table:table-cell table:formula="of:=[nearest_3_6.NL$17]" office:value-type="float" office:value="0" calcext:value-type="float">
            <text:p>0</text:p>
          </table:table-cell>
          <table:table-cell table:formula="of:=[nearest_3_6.NM$17]" office:value-type="float" office:value="0" calcext:value-type="float">
            <text:p>0</text:p>
          </table:table-cell>
          <table:table-cell table:formula="of:=[nearest_3_6.NN$17]" office:value-type="float" office:value="0" calcext:value-type="float">
            <text:p>0</text:p>
          </table:table-cell>
          <table:table-cell table:formula="of:=[nearest_3_6.NO$17]" office:value-type="float" office:value="0" calcext:value-type="float">
            <text:p>0</text:p>
          </table:table-cell>
          <table:table-cell table:formula="of:=[nearest_3_6.NP$17]" office:value-type="float" office:value="0" calcext:value-type="float">
            <text:p>0</text:p>
          </table:table-cell>
          <table:table-cell table:formula="of:=[nearest_3_6.NQ$17]" office:value-type="float" office:value="0" calcext:value-type="float">
            <text:p>0</text:p>
          </table:table-cell>
          <table:table-cell table:formula="of:=[nearest_3_6.NR$17]" office:value-type="float" office:value="0" calcext:value-type="float">
            <text:p>0</text:p>
          </table:table-cell>
          <table:table-cell table:formula="of:=[nearest_3_6.NS$17]" office:value-type="float" office:value="0" calcext:value-type="float">
            <text:p>0</text:p>
          </table:table-cell>
          <table:table-cell table:formula="of:=[nearest_3_6.NT$17]" office:value-type="float" office:value="0" calcext:value-type="float">
            <text:p>0</text:p>
          </table:table-cell>
          <table:table-cell table:formula="of:=[nearest_3_6.NU$17]" office:value-type="float" office:value="0" calcext:value-type="float">
            <text:p>0</text:p>
          </table:table-cell>
          <table:table-cell table:formula="of:=[nearest_3_6.NV$17]" office:value-type="float" office:value="0" calcext:value-type="float">
            <text:p>0</text:p>
          </table:table-cell>
          <table:table-cell table:formula="of:=[nearest_3_6.NW$17]" office:value-type="float" office:value="0" calcext:value-type="float">
            <text:p>0</text:p>
          </table:table-cell>
          <table:table-cell table:formula="of:=[nearest_3_6.NX$17]" office:value-type="float" office:value="0" calcext:value-type="float">
            <text:p>0</text:p>
          </table:table-cell>
          <table:table-cell table:formula="of:=[nearest_3_6.NY$17]" office:value-type="float" office:value="0" calcext:value-type="float">
            <text:p>0</text:p>
          </table:table-cell>
          <table:table-cell table:formula="of:=[nearest_3_6.NZ$17]" office:value-type="float" office:value="0" calcext:value-type="float">
            <text:p>0</text:p>
          </table:table-cell>
          <table:table-cell table:formula="of:=[nearest_3_6.OA$17]" office:value-type="float" office:value="0" calcext:value-type="float">
            <text:p>0</text:p>
          </table:table-cell>
          <table:table-cell table:formula="of:=[nearest_3_6.OB$17]" office:value-type="float" office:value="0" calcext:value-type="float">
            <text:p>0</text:p>
          </table:table-cell>
          <table:table-cell table:formula="of:=[nearest_3_6.OC$17]" office:value-type="float" office:value="0" calcext:value-type="float">
            <text:p>0</text:p>
          </table:table-cell>
          <table:table-cell table:formula="of:=[nearest_3_6.OD$17]" office:value-type="float" office:value="0" calcext:value-type="float">
            <text:p>0</text:p>
          </table:table-cell>
          <table:table-cell table:formula="of:=[nearest_3_6.OE$17]" office:value-type="float" office:value="0" calcext:value-type="float">
            <text:p>0</text:p>
          </table:table-cell>
          <table:table-cell table:formula="of:=[nearest_3_6.OF$17]" office:value-type="float" office:value="0" calcext:value-type="float">
            <text:p>0</text:p>
          </table:table-cell>
          <table:table-cell table:formula="of:=[nearest_3_6.OG$17]" office:value-type="float" office:value="0" calcext:value-type="float">
            <text:p>0</text:p>
          </table:table-cell>
          <table:table-cell table:formula="of:=[nearest_3_6.OH$17]" office:value-type="float" office:value="0" calcext:value-type="float">
            <text:p>0</text:p>
          </table:table-cell>
          <table:table-cell table:formula="of:=[nearest_3_6.OI$17]" office:value-type="float" office:value="0" calcext:value-type="float">
            <text:p>0</text:p>
          </table:table-cell>
          <table:table-cell table:formula="of:=[nearest_3_6.OJ$17]" office:value-type="float" office:value="0" calcext:value-type="float">
            <text:p>0</text:p>
          </table:table-cell>
          <table:table-cell table:formula="of:=[nearest_3_6.OK$17]" office:value-type="float" office:value="0" calcext:value-type="float">
            <text:p>0</text:p>
          </table:table-cell>
          <table:table-cell table:formula="of:=[nearest_3_6.OL$17]" office:value-type="float" office:value="0" calcext:value-type="float">
            <text:p>0</text:p>
          </table:table-cell>
          <table:table-cell table:formula="of:=[nearest_3_6.OM$17]" office:value-type="float" office:value="0" calcext:value-type="float">
            <text:p>0</text:p>
          </table:table-cell>
          <table:table-cell table:formula="of:=[nearest_3_6.ON$17]" office:value-type="float" office:value="0" calcext:value-type="float">
            <text:p>0</text:p>
          </table:table-cell>
          <table:table-cell table:formula="of:=[nearest_3_6.OO$17]" office:value-type="float" office:value="0" calcext:value-type="float">
            <text:p>0</text:p>
          </table:table-cell>
          <table:table-cell table:formula="of:=[nearest_3_6.OP$17]" office:value-type="float" office:value="0" calcext:value-type="float">
            <text:p>0</text:p>
          </table:table-cell>
          <table:table-cell table:formula="of:=[nearest_3_6.OQ$17]" office:value-type="float" office:value="0" calcext:value-type="float">
            <text:p>0</text:p>
          </table:table-cell>
          <table:table-cell table:formula="of:=[nearest_3_6.OR$17]" office:value-type="float" office:value="0" calcext:value-type="float">
            <text:p>0</text:p>
          </table:table-cell>
          <table:table-cell table:formula="of:=[nearest_3_6.OS$17]" office:value-type="float" office:value="0" calcext:value-type="float">
            <text:p>0</text:p>
          </table:table-cell>
          <table:table-cell table:formula="of:=[nearest_3_6.OT$17]" office:value-type="float" office:value="0" calcext:value-type="float">
            <text:p>0</text:p>
          </table:table-cell>
          <table:table-cell table:formula="of:=[nearest_3_6.OU$17]" office:value-type="float" office:value="0" calcext:value-type="float">
            <text:p>0</text:p>
          </table:table-cell>
          <table:table-cell table:formula="of:=[nearest_3_6.OV$17]" office:value-type="float" office:value="0" calcext:value-type="float">
            <text:p>0</text:p>
          </table:table-cell>
          <table:table-cell table:formula="of:=[nearest_3_6.OW$17]" office:value-type="float" office:value="0" calcext:value-type="float">
            <text:p>0</text:p>
          </table:table-cell>
          <table:table-cell table:formula="of:=[nearest_3_6.OX$17]" office:value-type="float" office:value="0" calcext:value-type="float">
            <text:p>0</text:p>
          </table:table-cell>
          <table:table-cell table:formula="of:=[nearest_3_6.OY$17]" office:value-type="float" office:value="0" calcext:value-type="float">
            <text:p>0</text:p>
          </table:table-cell>
          <table:table-cell table:formula="of:=[nearest_3_6.OZ$17]" office:value-type="float" office:value="0" calcext:value-type="float">
            <text:p>0</text:p>
          </table:table-cell>
          <table:table-cell table:formula="of:=[nearest_3_6.PA$17]" office:value-type="float" office:value="0" calcext:value-type="float">
            <text:p>0</text:p>
          </table:table-cell>
          <table:table-cell table:formula="of:=[nearest_3_6.PB$17]" office:value-type="float" office:value="0" calcext:value-type="float">
            <text:p>0</text:p>
          </table:table-cell>
          <table:table-cell table:formula="of:=[nearest_3_6.PC$17]" office:value-type="float" office:value="0" calcext:value-type="float">
            <text:p>0</text:p>
          </table:table-cell>
          <table:table-cell table:formula="of:=[nearest_3_6.PD$17]" office:value-type="float" office:value="0" calcext:value-type="float">
            <text:p>0</text:p>
          </table:table-cell>
          <table:table-cell table:formula="of:=[nearest_3_6.PE$17]" office:value-type="float" office:value="0" calcext:value-type="float">
            <text:p>0</text:p>
          </table:table-cell>
          <table:table-cell table:formula="of:=[nearest_3_6.PF$17]" office:value-type="float" office:value="0" calcext:value-type="float">
            <text:p>0</text:p>
          </table:table-cell>
          <table:table-cell table:formula="of:=[nearest_3_6.PG$17]" office:value-type="float" office:value="0" calcext:value-type="float">
            <text:p>0</text:p>
          </table:table-cell>
          <table:table-cell table:formula="of:=[nearest_3_6.PH$17]" office:value-type="float" office:value="0" calcext:value-type="float">
            <text:p>0</text:p>
          </table:table-cell>
          <table:table-cell table:formula="of:=[nearest_3_6.PI$17]" office:value-type="float" office:value="0" calcext:value-type="float">
            <text:p>0</text:p>
          </table:table-cell>
          <table:table-cell table:formula="of:=[nearest_3_6.PJ$17]" office:value-type="float" office:value="0" calcext:value-type="float">
            <text:p>0</text:p>
          </table:table-cell>
          <table:table-cell table:formula="of:=[nearest_3_6.PK$17]" office:value-type="float" office:value="0" calcext:value-type="float">
            <text:p>0</text:p>
          </table:table-cell>
          <table:table-cell table:formula="of:=[nearest_3_6.PL$17]" office:value-type="float" office:value="0" calcext:value-type="float">
            <text:p>0</text:p>
          </table:table-cell>
          <table:table-cell table:formula="of:=[nearest_3_6.PM$17]" office:value-type="float" office:value="0" calcext:value-type="float">
            <text:p>0</text:p>
          </table:table-cell>
          <table:table-cell table:formula="of:=[nearest_3_6.PN$17]" office:value-type="float" office:value="0" calcext:value-type="float">
            <text:p>0</text:p>
          </table:table-cell>
          <table:table-cell table:formula="of:=[nearest_3_6.PO$17]" office:value-type="float" office:value="0" calcext:value-type="float">
            <text:p>0</text:p>
          </table:table-cell>
          <table:table-cell table:formula="of:=[nearest_3_6.PP$17]" office:value-type="float" office:value="0" calcext:value-type="float">
            <text:p>0</text:p>
          </table:table-cell>
          <table:table-cell table:formula="of:=[nearest_3_6.PQ$17]" office:value-type="float" office:value="0" calcext:value-type="float">
            <text:p>0</text:p>
          </table:table-cell>
          <table:table-cell table:formula="of:=[nearest_3_6.PR$17]" office:value-type="float" office:value="0" calcext:value-type="float">
            <text:p>0</text:p>
          </table:table-cell>
          <table:table-cell table:formula="of:=[nearest_3_6.PS$17]" office:value-type="float" office:value="0" calcext:value-type="float">
            <text:p>0</text:p>
          </table:table-cell>
          <table:table-cell table:formula="of:=[nearest_3_6.PT$17]" office:value-type="float" office:value="0" calcext:value-type="float">
            <text:p>0</text:p>
          </table:table-cell>
          <table:table-cell table:formula="of:=[nearest_3_6.PU$17]" office:value-type="float" office:value="0" calcext:value-type="float">
            <text:p>0</text:p>
          </table:table-cell>
          <table:table-cell table:formula="of:=[nearest_3_6.PV$17]" office:value-type="float" office:value="0" calcext:value-type="float">
            <text:p>0</text:p>
          </table:table-cell>
          <table:table-cell table:formula="of:=[nearest_3_6.PW$17]" office:value-type="float" office:value="0" calcext:value-type="float">
            <text:p>0</text:p>
          </table:table-cell>
          <table:table-cell table:formula="of:=[nearest_3_6.PX$17]" office:value-type="float" office:value="0" calcext:value-type="float">
            <text:p>0</text:p>
          </table:table-cell>
          <table:table-cell table:formula="of:=[nearest_3_6.PY$17]" office:value-type="float" office:value="0" calcext:value-type="float">
            <text:p>0</text:p>
          </table:table-cell>
          <table:table-cell table:formula="of:=[nearest_3_6.PZ$17]" office:value-type="float" office:value="0" calcext:value-type="float">
            <text:p>0</text:p>
          </table:table-cell>
          <table:table-cell table:formula="of:=[nearest_3_6.QA$17]" office:value-type="float" office:value="0" calcext:value-type="float">
            <text:p>0</text:p>
          </table:table-cell>
          <table:table-cell table:formula="of:=[nearest_3_6.QB$17]" office:value-type="float" office:value="0" calcext:value-type="float">
            <text:p>0</text:p>
          </table:table-cell>
          <table:table-cell table:formula="of:=[nearest_3_6.QC$17]" office:value-type="float" office:value="0" calcext:value-type="float">
            <text:p>0</text:p>
          </table:table-cell>
          <table:table-cell table:formula="of:=[nearest_3_6.QD$17]" office:value-type="float" office:value="0" calcext:value-type="float">
            <text:p>0</text:p>
          </table:table-cell>
          <table:table-cell table:formula="of:=[nearest_3_6.QE$17]" office:value-type="float" office:value="0" calcext:value-type="float">
            <text:p>0</text:p>
          </table:table-cell>
          <table:table-cell table:formula="of:=[nearest_3_6.QF$17]" office:value-type="float" office:value="0" calcext:value-type="float">
            <text:p>0</text:p>
          </table:table-cell>
          <table:table-cell table:formula="of:=[nearest_3_6.QG$17]" office:value-type="float" office:value="0" calcext:value-type="float">
            <text:p>0</text:p>
          </table:table-cell>
          <table:table-cell table:formula="of:=[nearest_3_6.QH$17]" office:value-type="float" office:value="0" calcext:value-type="float">
            <text:p>0</text:p>
          </table:table-cell>
          <table:table-cell table:formula="of:=[nearest_3_6.QI$17]" office:value-type="float" office:value="0" calcext:value-type="float">
            <text:p>0</text:p>
          </table:table-cell>
          <table:table-cell table:formula="of:=[nearest_3_6.QJ$17]" office:value-type="float" office:value="0" calcext:value-type="float">
            <text:p>0</text:p>
          </table:table-cell>
          <table:table-cell table:formula="of:=[nearest_3_6.QK$17]" office:value-type="float" office:value="0" calcext:value-type="float">
            <text:p>0</text:p>
          </table:table-cell>
          <table:table-cell table:formula="of:=[nearest_3_6.QL$17]" office:value-type="float" office:value="0" calcext:value-type="float">
            <text:p>0</text:p>
          </table:table-cell>
          <table:table-cell table:formula="of:=[nearest_3_6.QM$17]" office:value-type="float" office:value="0" calcext:value-type="float">
            <text:p>0</text:p>
          </table:table-cell>
          <table:table-cell table:formula="of:=[nearest_3_6.QN$17]" office:value-type="float" office:value="0" calcext:value-type="float">
            <text:p>0</text:p>
          </table:table-cell>
          <table:table-cell table:formula="of:=[nearest_3_6.QO$17]" office:value-type="float" office:value="0" calcext:value-type="float">
            <text:p>0</text:p>
          </table:table-cell>
          <table:table-cell table:formula="of:=[nearest_3_6.QP$17]" office:value-type="float" office:value="0" calcext:value-type="float">
            <text:p>0</text:p>
          </table:table-cell>
          <table:table-cell table:formula="of:=[nearest_3_6.QQ$17]" office:value-type="float" office:value="0" calcext:value-type="float">
            <text:p>0</text:p>
          </table:table-cell>
          <table:table-cell table:formula="of:=[nearest_3_6.QR$17]" office:value-type="float" office:value="0" calcext:value-type="float">
            <text:p>0</text:p>
          </table:table-cell>
          <table:table-cell table:formula="of:=[nearest_3_6.QS$17]" office:value-type="float" office:value="0" calcext:value-type="float">
            <text:p>0</text:p>
          </table:table-cell>
          <table:table-cell table:formula="of:=[nearest_3_6.QT$17]" office:value-type="float" office:value="0" calcext:value-type="float">
            <text:p>0</text:p>
          </table:table-cell>
          <table:table-cell table:formula="of:=[nearest_3_6.QU$17]" office:value-type="float" office:value="0" calcext:value-type="float">
            <text:p>0</text:p>
          </table:table-cell>
          <table:table-cell table:formula="of:=[nearest_3_6.QV$17]" office:value-type="float" office:value="0" calcext:value-type="float">
            <text:p>0</text:p>
          </table:table-cell>
          <table:table-cell table:formula="of:=[nearest_3_6.QW$17]" office:value-type="float" office:value="0" calcext:value-type="float">
            <text:p>0</text:p>
          </table:table-cell>
          <table:table-cell table:formula="of:=[nearest_3_6.QX$17]" office:value-type="float" office:value="0" calcext:value-type="float">
            <text:p>0</text:p>
          </table:table-cell>
          <table:table-cell table:formula="of:=[nearest_3_6.QY$17]" office:value-type="float" office:value="0" calcext:value-type="float">
            <text:p>0</text:p>
          </table:table-cell>
          <table:table-cell table:formula="of:=[nearest_3_6.QZ$17]" office:value-type="float" office:value="0" calcext:value-type="float">
            <text:p>0</text:p>
          </table:table-cell>
          <table:table-cell table:formula="of:=[nearest_3_6.RA$17]" office:value-type="float" office:value="0" calcext:value-type="float">
            <text:p>0</text:p>
          </table:table-cell>
          <table:table-cell table:formula="of:=[nearest_3_6.RB$17]" office:value-type="float" office:value="0" calcext:value-type="float">
            <text:p>0</text:p>
          </table:table-cell>
          <table:table-cell table:formula="of:=[nearest_3_6.RC$17]" office:value-type="float" office:value="0" calcext:value-type="float">
            <text:p>0</text:p>
          </table:table-cell>
          <table:table-cell table:formula="of:=[nearest_3_6.RD$17]" office:value-type="float" office:value="0" calcext:value-type="float">
            <text:p>0</text:p>
          </table:table-cell>
          <table:table-cell table:formula="of:=[nearest_3_6.RE$17]" office:value-type="float" office:value="0" calcext:value-type="float">
            <text:p>0</text:p>
          </table:table-cell>
          <table:table-cell table:formula="of:=[nearest_3_6.RF$17]" office:value-type="float" office:value="0" calcext:value-type="float">
            <text:p>0</text:p>
          </table:table-cell>
          <table:table-cell table:formula="of:=[nearest_3_6.RG$17]" office:value-type="float" office:value="0" calcext:value-type="float">
            <text:p>0</text:p>
          </table:table-cell>
          <table:table-cell table:formula="of:=[nearest_3_6.RH$17]" office:value-type="float" office:value="0" calcext:value-type="float">
            <text:p>0</text:p>
          </table:table-cell>
          <table:table-cell table:formula="of:=[nearest_3_6.RI$17]" office:value-type="float" office:value="0" calcext:value-type="float">
            <text:p>0</text:p>
          </table:table-cell>
          <table:table-cell table:formula="of:=[nearest_3_6.RJ$17]" office:value-type="float" office:value="0" calcext:value-type="float">
            <text:p>0</text:p>
          </table:table-cell>
          <table:table-cell table:formula="of:=[nearest_3_6.RK$17]" office:value-type="float" office:value="0" calcext:value-type="float">
            <text:p>0</text:p>
          </table:table-cell>
          <table:table-cell table:formula="of:=[nearest_3_6.RL$17]" office:value-type="float" office:value="0" calcext:value-type="float">
            <text:p>0</text:p>
          </table:table-cell>
          <table:table-cell table:formula="of:=[nearest_3_6.RM$17]" office:value-type="float" office:value="0" calcext:value-type="float">
            <text:p>0</text:p>
          </table:table-cell>
          <table:table-cell table:formula="of:=[nearest_3_6.RN$17]" office:value-type="float" office:value="0" calcext:value-type="float">
            <text:p>0</text:p>
          </table:table-cell>
          <table:table-cell table:formula="of:=[nearest_3_6.RO$17]" office:value-type="float" office:value="0" calcext:value-type="float">
            <text:p>0</text:p>
          </table:table-cell>
          <table:table-cell table:formula="of:=[nearest_3_6.RP$17]" office:value-type="float" office:value="0" calcext:value-type="float">
            <text:p>0</text:p>
          </table:table-cell>
          <table:table-cell table:formula="of:=[nearest_3_6.RQ$17]" office:value-type="float" office:value="0" calcext:value-type="float">
            <text:p>0</text:p>
          </table:table-cell>
          <table:table-cell table:formula="of:=[nearest_3_6.RR$17]" office:value-type="float" office:value="0" calcext:value-type="float">
            <text:p>0</text:p>
          </table:table-cell>
          <table:table-cell table:formula="of:=[nearest_3_6.RS$17]" office:value-type="float" office:value="0" calcext:value-type="float">
            <text:p>0</text:p>
          </table:table-cell>
          <table:table-cell table:formula="of:=[nearest_3_6.RT$17]" office:value-type="float" office:value="0" calcext:value-type="float">
            <text:p>0</text:p>
          </table:table-cell>
          <table:table-cell table:formula="of:=[nearest_3_6.RU$17]" office:value-type="float" office:value="0" calcext:value-type="float">
            <text:p>0</text:p>
          </table:table-cell>
          <table:table-cell table:formula="of:=[nearest_3_6.RV$17]" office:value-type="float" office:value="0" calcext:value-type="float">
            <text:p>0</text:p>
          </table:table-cell>
          <table:table-cell table:formula="of:=[nearest_3_6.RW$17]" office:value-type="float" office:value="0" calcext:value-type="float">
            <text:p>0</text:p>
          </table:table-cell>
          <table:table-cell table:formula="of:=[nearest_3_6.RX$17]" office:value-type="float" office:value="0" calcext:value-type="float">
            <text:p>0</text:p>
          </table:table-cell>
          <table:table-cell table:formula="of:=[nearest_3_6.RY$17]" office:value-type="float" office:value="0" calcext:value-type="float">
            <text:p>0</text:p>
          </table:table-cell>
          <table:table-cell table:formula="of:=[nearest_3_6.RZ$17]" office:value-type="float" office:value="0" calcext:value-type="float">
            <text:p>0</text:p>
          </table:table-cell>
          <table:table-cell table:formula="of:=[nearest_3_6.SA$17]" office:value-type="float" office:value="0" calcext:value-type="float">
            <text:p>0</text:p>
          </table:table-cell>
          <table:table-cell table:formula="of:=[nearest_3_6.SB$17]" office:value-type="float" office:value="0" calcext:value-type="float">
            <text:p>0</text:p>
          </table:table-cell>
          <table:table-cell table:formula="of:=[nearest_3_6.SC$17]" office:value-type="float" office:value="0" calcext:value-type="float">
            <text:p>0</text:p>
          </table:table-cell>
          <table:table-cell table:formula="of:=[nearest_3_6.SD$17]" office:value-type="float" office:value="0" calcext:value-type="float">
            <text:p>0</text:p>
          </table:table-cell>
          <table:table-cell table:formula="of:=[nearest_3_6.SE$17]" office:value-type="float" office:value="0" calcext:value-type="float">
            <text:p>0</text:p>
          </table:table-cell>
          <table:table-cell table:formula="of:=[nearest_3_6.SF$17]" office:value-type="float" office:value="0" calcext:value-type="float">
            <text:p>0</text:p>
          </table:table-cell>
          <table:table-cell table:formula="of:=[nearest_3_6.SG$17]" office:value-type="float" office:value="0" calcext:value-type="float">
            <text:p>0</text:p>
          </table:table-cell>
          <table:table-cell table:formula="of:=[nearest_3_6.SH$17]" office:value-type="float" office:value="0" calcext:value-type="float">
            <text:p>0</text:p>
          </table:table-cell>
          <table:table-cell table:formula="of:=[nearest_3_6.SI$17]" office:value-type="float" office:value="0" calcext:value-type="float">
            <text:p>0</text:p>
          </table:table-cell>
          <table:table-cell table:formula="of:=[nearest_3_6.SJ$17]" office:value-type="float" office:value="0" calcext:value-type="float">
            <text:p>0</text:p>
          </table:table-cell>
          <table:table-cell table:formula="of:=[nearest_3_6.SK$17]" office:value-type="float" office:value="0" calcext:value-type="float">
            <text:p>0</text:p>
          </table:table-cell>
          <table:table-cell table:formula="of:=[nearest_3_6.SL$17]" office:value-type="float" office:value="0" calcext:value-type="float">
            <text:p>0</text:p>
          </table:table-cell>
          <table:table-cell table:formula="of:=[nearest_3_6.SM$17]" office:value-type="float" office:value="0" calcext:value-type="float">
            <text:p>0</text:p>
          </table:table-cell>
          <table:table-cell table:formula="of:=[nearest_3_6.SN$17]" office:value-type="float" office:value="0" calcext:value-type="float">
            <text:p>0</text:p>
          </table:table-cell>
          <table:table-cell table:formula="of:=[nearest_3_6.SO$17]" office:value-type="float" office:value="0" calcext:value-type="float">
            <text:p>0</text:p>
          </table:table-cell>
          <table:table-cell table:formula="of:=[nearest_3_6.SP$17]" office:value-type="float" office:value="0" calcext:value-type="float">
            <text:p>0</text:p>
          </table:table-cell>
          <table:table-cell table:formula="of:=[nearest_3_6.SQ$17]" office:value-type="float" office:value="0" calcext:value-type="float">
            <text:p>0</text:p>
          </table:table-cell>
          <table:table-cell table:formula="of:=[nearest_3_6.SR$17]" office:value-type="float" office:value="0" calcext:value-type="float">
            <text:p>0</text:p>
          </table:table-cell>
          <table:table-cell table:formula="of:=[nearest_3_6.SS$17]" office:value-type="float" office:value="0" calcext:value-type="float">
            <text:p>0</text:p>
          </table:table-cell>
          <table:table-cell table:formula="of:=[nearest_3_6.ST$17]" office:value-type="float" office:value="0" calcext:value-type="float">
            <text:p>0</text:p>
          </table:table-cell>
          <table:table-cell table:formula="of:=[nearest_3_6.SU$17]" office:value-type="float" office:value="0" calcext:value-type="float">
            <text:p>0</text:p>
          </table:table-cell>
          <table:table-cell table:formula="of:=[nearest_3_6.SV$17]" office:value-type="float" office:value="0" calcext:value-type="float">
            <text:p>0</text:p>
          </table:table-cell>
          <table:table-cell table:formula="of:=[nearest_3_6.SW$17]" office:value-type="float" office:value="0" calcext:value-type="float">
            <text:p>0</text:p>
          </table:table-cell>
          <table:table-cell table:formula="of:=[nearest_3_6.SX$17]" office:value-type="float" office:value="0" calcext:value-type="float">
            <text:p>0</text:p>
          </table:table-cell>
          <table:table-cell table:formula="of:=[nearest_3_6.SY$17]" office:value-type="float" office:value="0" calcext:value-type="float">
            <text:p>0</text:p>
          </table:table-cell>
          <table:table-cell table:formula="of:=[nearest_3_6.SZ$17]" office:value-type="float" office:value="0" calcext:value-type="float">
            <text:p>0</text:p>
          </table:table-cell>
          <table:table-cell table:formula="of:=[nearest_3_6.TA$17]" office:value-type="float" office:value="0" calcext:value-type="float">
            <text:p>0</text:p>
          </table:table-cell>
          <table:table-cell table:formula="of:=[nearest_3_6.TB$17]" office:value-type="float" office:value="0" calcext:value-type="float">
            <text:p>0</text:p>
          </table:table-cell>
          <table:table-cell table:formula="of:=[nearest_3_6.TC$17]" office:value-type="float" office:value="0" calcext:value-type="float">
            <text:p>0</text:p>
          </table:table-cell>
          <table:table-cell table:formula="of:=[nearest_3_6.TD$17]" office:value-type="float" office:value="0" calcext:value-type="float">
            <text:p>0</text:p>
          </table:table-cell>
          <table:table-cell table:formula="of:=[nearest_3_6.TE$17]" office:value-type="float" office:value="0" calcext:value-type="float">
            <text:p>0</text:p>
          </table:table-cell>
          <table:table-cell table:formula="of:=[nearest_3_6.TF$17]" office:value-type="float" office:value="0" calcext:value-type="float">
            <text:p>0</text:p>
          </table:table-cell>
          <table:table-cell table:formula="of:=[nearest_3_6.TG$17]" office:value-type="float" office:value="0" calcext:value-type="float">
            <text:p>0</text:p>
          </table:table-cell>
          <table:table-cell table:formula="of:=[nearest_3_6.TH$17]" office:value-type="float" office:value="0" calcext:value-type="float">
            <text:p>0</text:p>
          </table:table-cell>
          <table:table-cell table:formula="of:=[nearest_3_6.TI$17]" office:value-type="float" office:value="0" calcext:value-type="float">
            <text:p>0</text:p>
          </table:table-cell>
          <table:table-cell table:formula="of:=[nearest_3_6.TJ$17]" office:value-type="float" office:value="0" calcext:value-type="float">
            <text:p>0</text:p>
          </table:table-cell>
          <table:table-cell table:formula="of:=[nearest_3_6.TK$17]" office:value-type="float" office:value="0" calcext:value-type="float">
            <text:p>0</text:p>
          </table:table-cell>
          <table:table-cell table:formula="of:=[nearest_3_6.TL$17]" office:value-type="float" office:value="0" calcext:value-type="float">
            <text:p>0</text:p>
          </table:table-cell>
          <table:table-cell table:formula="of:=[nearest_3_6.TM$17]" office:value-type="float" office:value="0" calcext:value-type="float">
            <text:p>0</text:p>
          </table:table-cell>
          <table:table-cell table:formula="of:=[nearest_3_6.TN$17]" office:value-type="float" office:value="0" calcext:value-type="float">
            <text:p>0</text:p>
          </table:table-cell>
          <table:table-cell table:formula="of:=[nearest_3_6.TO$17]" office:value-type="float" office:value="0" calcext:value-type="float">
            <text:p>0</text:p>
          </table:table-cell>
          <table:table-cell table:formula="of:=[nearest_3_6.TP$17]" office:value-type="float" office:value="0" calcext:value-type="float">
            <text:p>0</text:p>
          </table:table-cell>
          <table:table-cell table:formula="of:=[nearest_3_6.TQ$17]" office:value-type="float" office:value="0" calcext:value-type="float">
            <text:p>0</text:p>
          </table:table-cell>
          <table:table-cell table:formula="of:=[nearest_3_6.TR$17]" office:value-type="float" office:value="0" calcext:value-type="float">
            <text:p>0</text:p>
          </table:table-cell>
          <table:table-cell table:formula="of:=[nearest_3_6.TS$17]" office:value-type="float" office:value="0" calcext:value-type="float">
            <text:p>0</text:p>
          </table:table-cell>
          <table:table-cell table:formula="of:=[nearest_3_6.TT$17]" office:value-type="float" office:value="0" calcext:value-type="float">
            <text:p>0</text:p>
          </table:table-cell>
          <table:table-cell table:formula="of:=[nearest_3_6.TU$17]" office:value-type="float" office:value="0" calcext:value-type="float">
            <text:p>0</text:p>
          </table:table-cell>
          <table:table-cell table:formula="of:=[nearest_3_6.TV$17]" office:value-type="float" office:value="0" calcext:value-type="float">
            <text:p>0</text:p>
          </table:table-cell>
          <table:table-cell table:formula="of:=[nearest_3_6.TW$17]" office:value-type="float" office:value="0" calcext:value-type="float">
            <text:p>0</text:p>
          </table:table-cell>
          <table:table-cell table:formula="of:=[nearest_3_6.TX$17]" office:value-type="float" office:value="0" calcext:value-type="float">
            <text:p>0</text:p>
          </table:table-cell>
          <table:table-cell table:formula="of:=[nearest_3_6.TY$17]" office:value-type="float" office:value="0" calcext:value-type="float">
            <text:p>0</text:p>
          </table:table-cell>
          <table:table-cell table:formula="of:=[nearest_3_6.TZ$17]" office:value-type="float" office:value="0" calcext:value-type="float">
            <text:p>0</text:p>
          </table:table-cell>
          <table:table-cell table:formula="of:=[nearest_3_6.UA$17]" office:value-type="float" office:value="0" calcext:value-type="float">
            <text:p>0</text:p>
          </table:table-cell>
          <table:table-cell table:formula="of:=[nearest_3_6.UB$17]" office:value-type="float" office:value="0" calcext:value-type="float">
            <text:p>0</text:p>
          </table:table-cell>
          <table:table-cell table:formula="of:=[nearest_3_6.UC$17]" office:value-type="float" office:value="0" calcext:value-type="float">
            <text:p>0</text:p>
          </table:table-cell>
          <table:table-cell table:formula="of:=[nearest_3_6.UD$17]" office:value-type="float" office:value="0" calcext:value-type="float">
            <text:p>0</text:p>
          </table:table-cell>
          <table:table-cell table:formula="of:=[nearest_3_6.UE$17]" office:value-type="float" office:value="0" calcext:value-type="float">
            <text:p>0</text:p>
          </table:table-cell>
          <table:table-cell table:formula="of:=[nearest_3_6.UF$17]" office:value-type="float" office:value="0" calcext:value-type="float">
            <text:p>0</text:p>
          </table:table-cell>
          <table:table-cell table:formula="of:=[nearest_3_6.UG$17]" office:value-type="float" office:value="0" calcext:value-type="float">
            <text:p>0</text:p>
          </table:table-cell>
          <table:table-cell table:formula="of:=[nearest_3_6.UH$17]" office:value-type="float" office:value="0" calcext:value-type="float">
            <text:p>0</text:p>
          </table:table-cell>
          <table:table-cell table:formula="of:=[nearest_3_6.UI$17]" office:value-type="float" office:value="0" calcext:value-type="float">
            <text:p>0</text:p>
          </table:table-cell>
          <table:table-cell table:formula="of:=[nearest_3_6.UJ$17]" office:value-type="float" office:value="0" calcext:value-type="float">
            <text:p>0</text:p>
          </table:table-cell>
          <table:table-cell table:formula="of:=[nearest_3_6.UK$17]" office:value-type="float" office:value="0" calcext:value-type="float">
            <text:p>0</text:p>
          </table:table-cell>
          <table:table-cell table:formula="of:=[nearest_3_6.UL$17]" office:value-type="float" office:value="0" calcext:value-type="float">
            <text:p>0</text:p>
          </table:table-cell>
          <table:table-cell table:formula="of:=[nearest_3_6.UM$17]" office:value-type="float" office:value="0" calcext:value-type="float">
            <text:p>0</text:p>
          </table:table-cell>
          <table:table-cell table:formula="of:=[nearest_3_6.UN$17]" office:value-type="float" office:value="0" calcext:value-type="float">
            <text:p>0</text:p>
          </table:table-cell>
          <table:table-cell table:formula="of:=[nearest_3_6.UO$17]" office:value-type="float" office:value="0" calcext:value-type="float">
            <text:p>0</text:p>
          </table:table-cell>
          <table:table-cell table:formula="of:=[nearest_3_6.UP$17]" office:value-type="float" office:value="0" calcext:value-type="float">
            <text:p>0</text:p>
          </table:table-cell>
          <table:table-cell table:formula="of:=[nearest_3_6.UQ$17]" office:value-type="float" office:value="0" calcext:value-type="float">
            <text:p>0</text:p>
          </table:table-cell>
          <table:table-cell table:formula="of:=[nearest_3_6.UR$17]" office:value-type="float" office:value="0" calcext:value-type="float">
            <text:p>0</text:p>
          </table:table-cell>
          <table:table-cell table:formula="of:=[nearest_3_6.US$17]" office:value-type="float" office:value="0" calcext:value-type="float">
            <text:p>0</text:p>
          </table:table-cell>
          <table:table-cell table:formula="of:=[nearest_3_6.UT$17]" office:value-type="float" office:value="0" calcext:value-type="float">
            <text:p>0</text:p>
          </table:table-cell>
          <table:table-cell table:formula="of:=[nearest_3_6.UU$17]" office:value-type="float" office:value="0" calcext:value-type="float">
            <text:p>0</text:p>
          </table:table-cell>
          <table:table-cell table:formula="of:=[nearest_3_6.UV$17]" office:value-type="float" office:value="0" calcext:value-type="float">
            <text:p>0</text:p>
          </table:table-cell>
          <table:table-cell table:formula="of:=[nearest_3_6.UW$17]" office:value-type="float" office:value="0" calcext:value-type="float">
            <text:p>0</text:p>
          </table:table-cell>
          <table:table-cell table:formula="of:=[nearest_3_6.UX$17]" office:value-type="float" office:value="0" calcext:value-type="float">
            <text:p>0</text:p>
          </table:table-cell>
          <table:table-cell table:formula="of:=[nearest_3_6.UY$17]" office:value-type="float" office:value="0" calcext:value-type="float">
            <text:p>0</text:p>
          </table:table-cell>
          <table:table-cell table:formula="of:=[nearest_3_6.UZ$17]" office:value-type="float" office:value="0" calcext:value-type="float">
            <text:p>0</text:p>
          </table:table-cell>
          <table:table-cell table:formula="of:=[nearest_3_6.VA$17]" office:value-type="float" office:value="0" calcext:value-type="float">
            <text:p>0</text:p>
          </table:table-cell>
          <table:table-cell table:formula="of:=[nearest_3_6.VB$17]" office:value-type="float" office:value="0" calcext:value-type="float">
            <text:p>0</text:p>
          </table:table-cell>
          <table:table-cell table:formula="of:=[nearest_3_6.VC$17]" office:value-type="float" office:value="0" calcext:value-type="float">
            <text:p>0</text:p>
          </table:table-cell>
          <table:table-cell table:formula="of:=[nearest_3_6.VD$17]" office:value-type="float" office:value="0" calcext:value-type="float">
            <text:p>0</text:p>
          </table:table-cell>
          <table:table-cell table:formula="of:=[nearest_3_6.VE$17]" office:value-type="float" office:value="0" calcext:value-type="float">
            <text:p>0</text:p>
          </table:table-cell>
          <table:table-cell table:formula="of:=[nearest_3_6.VF$17]" office:value-type="float" office:value="0" calcext:value-type="float">
            <text:p>0</text:p>
          </table:table-cell>
          <table:table-cell table:formula="of:=[nearest_3_6.VG$17]" office:value-type="float" office:value="0" calcext:value-type="float">
            <text:p>0</text:p>
          </table:table-cell>
          <table:table-cell table:formula="of:=[nearest_3_6.VH$17]" office:value-type="float" office:value="0" calcext:value-type="float">
            <text:p>0</text:p>
          </table:table-cell>
          <table:table-cell table:formula="of:=[nearest_3_6.VI$17]" office:value-type="float" office:value="0" calcext:value-type="float">
            <text:p>0</text:p>
          </table:table-cell>
          <table:table-cell table:formula="of:=[nearest_3_6.VJ$17]" office:value-type="float" office:value="0" calcext:value-type="float">
            <text:p>0</text:p>
          </table:table-cell>
          <table:table-cell table:formula="of:=[nearest_3_6.VK$17]" office:value-type="float" office:value="0" calcext:value-type="float">
            <text:p>0</text:p>
          </table:table-cell>
          <table:table-cell table:formula="of:=[nearest_3_6.VL$17]" office:value-type="float" office:value="0" calcext:value-type="float">
            <text:p>0</text:p>
          </table:table-cell>
          <table:table-cell table:formula="of:=[nearest_3_6.VM$17]" office:value-type="float" office:value="0" calcext:value-type="float">
            <text:p>0</text:p>
          </table:table-cell>
          <table:table-cell table:formula="of:=[nearest_3_6.VN$17]" office:value-type="float" office:value="0" calcext:value-type="float">
            <text:p>0</text:p>
          </table:table-cell>
          <table:table-cell table:formula="of:=[nearest_3_6.VO$17]" office:value-type="float" office:value="0" calcext:value-type="float">
            <text:p>0</text:p>
          </table:table-cell>
          <table:table-cell table:formula="of:=[nearest_3_6.VP$17]" office:value-type="float" office:value="0" calcext:value-type="float">
            <text:p>0</text:p>
          </table:table-cell>
          <table:table-cell table:formula="of:=[nearest_3_6.VQ$17]" office:value-type="float" office:value="0" calcext:value-type="float">
            <text:p>0</text:p>
          </table:table-cell>
          <table:table-cell table:formula="of:=[nearest_3_6.VR$17]" office:value-type="float" office:value="0" calcext:value-type="float">
            <text:p>0</text:p>
          </table:table-cell>
          <table:table-cell table:formula="of:=[nearest_3_6.VS$17]" office:value-type="float" office:value="0" calcext:value-type="float">
            <text:p>0</text:p>
          </table:table-cell>
          <table:table-cell table:formula="of:=[nearest_3_6.VT$17]" office:value-type="float" office:value="0" calcext:value-type="float">
            <text:p>0</text:p>
          </table:table-cell>
          <table:table-cell table:formula="of:=[nearest_3_6.VU$17]" office:value-type="float" office:value="0" calcext:value-type="float">
            <text:p>0</text:p>
          </table:table-cell>
          <table:table-cell table:formula="of:=[nearest_3_6.VV$17]" office:value-type="float" office:value="0" calcext:value-type="float">
            <text:p>0</text:p>
          </table:table-cell>
          <table:table-cell table:formula="of:=[nearest_3_6.VW$17]" office:value-type="float" office:value="0" calcext:value-type="float">
            <text:p>0</text:p>
          </table:table-cell>
          <table:table-cell table:formula="of:=[nearest_3_6.VX$17]" office:value-type="float" office:value="0" calcext:value-type="float">
            <text:p>0</text:p>
          </table:table-cell>
          <table:table-cell table:formula="of:=[nearest_3_6.VY$17]" office:value-type="float" office:value="0" calcext:value-type="float">
            <text:p>0</text:p>
          </table:table-cell>
          <table:table-cell table:formula="of:=[nearest_3_6.VZ$17]" office:value-type="float" office:value="0" calcext:value-type="float">
            <text:p>0</text:p>
          </table:table-cell>
          <table:table-cell table:formula="of:=[nearest_3_6.WA$17]" office:value-type="float" office:value="0" calcext:value-type="float">
            <text:p>0</text:p>
          </table:table-cell>
          <table:table-cell table:formula="of:=[nearest_3_6.WB$17]" office:value-type="float" office:value="0" calcext:value-type="float">
            <text:p>0</text:p>
          </table:table-cell>
          <table:table-cell table:formula="of:=[nearest_3_6.WC$17]" office:value-type="float" office:value="0" calcext:value-type="float">
            <text:p>0</text:p>
          </table:table-cell>
          <table:table-cell table:formula="of:=[nearest_3_6.WD$17]" office:value-type="float" office:value="0" calcext:value-type="float">
            <text:p>0</text:p>
          </table:table-cell>
          <table:table-cell table:formula="of:=[nearest_3_6.WE$17]" office:value-type="float" office:value="0" calcext:value-type="float">
            <text:p>0</text:p>
          </table:table-cell>
          <table:table-cell table:formula="of:=[nearest_3_6.WF$17]" office:value-type="float" office:value="0" calcext:value-type="float">
            <text:p>0</text:p>
          </table:table-cell>
          <table:table-cell table:formula="of:=[nearest_3_6.WG$17]" office:value-type="float" office:value="0" calcext:value-type="float">
            <text:p>0</text:p>
          </table:table-cell>
          <table:table-cell table:formula="of:=[nearest_3_6.WH$17]" office:value-type="float" office:value="0" calcext:value-type="float">
            <text:p>0</text:p>
          </table:table-cell>
          <table:table-cell table:formula="of:=[nearest_3_6.WI$17]" office:value-type="float" office:value="0" calcext:value-type="float">
            <text:p>0</text:p>
          </table:table-cell>
          <table:table-cell table:formula="of:=[nearest_3_6.WJ$17]" office:value-type="float" office:value="0" calcext:value-type="float">
            <text:p>0</text:p>
          </table:table-cell>
          <table:table-cell table:formula="of:=[nearest_3_6.WK$17]" office:value-type="float" office:value="0" calcext:value-type="float">
            <text:p>0</text:p>
          </table:table-cell>
          <table:table-cell table:formula="of:=[nearest_3_6.WL$17]" office:value-type="float" office:value="0" calcext:value-type="float">
            <text:p>0</text:p>
          </table:table-cell>
          <table:table-cell table:formula="of:=[nearest_3_6.WM$17]" office:value-type="float" office:value="0" calcext:value-type="float">
            <text:p>0</text:p>
          </table:table-cell>
          <table:table-cell table:formula="of:=[nearest_3_6.WN$17]" office:value-type="float" office:value="0" calcext:value-type="float">
            <text:p>0</text:p>
          </table:table-cell>
          <table:table-cell table:formula="of:=[nearest_3_6.WO$17]" office:value-type="float" office:value="0" calcext:value-type="float">
            <text:p>0</text:p>
          </table:table-cell>
          <table:table-cell table:formula="of:=[nearest_3_6.WP$17]" office:value-type="float" office:value="0" calcext:value-type="float">
            <text:p>0</text:p>
          </table:table-cell>
          <table:table-cell table:formula="of:=[nearest_3_6.WQ$17]" office:value-type="float" office:value="0" calcext:value-type="float">
            <text:p>0</text:p>
          </table:table-cell>
          <table:table-cell table:formula="of:=[nearest_3_6.WR$17]" office:value-type="float" office:value="0" calcext:value-type="float">
            <text:p>0</text:p>
          </table:table-cell>
          <table:table-cell table:formula="of:=[nearest_3_6.WS$17]" office:value-type="float" office:value="0" calcext:value-type="float">
            <text:p>0</text:p>
          </table:table-cell>
          <table:table-cell table:formula="of:=[nearest_3_6.WT$17]" office:value-type="float" office:value="0" calcext:value-type="float">
            <text:p>0</text:p>
          </table:table-cell>
          <table:table-cell table:formula="of:=[nearest_3_6.WU$17]" office:value-type="float" office:value="0" calcext:value-type="float">
            <text:p>0</text:p>
          </table:table-cell>
          <table:table-cell table:formula="of:=[nearest_3_6.WV$17]" office:value-type="float" office:value="0" calcext:value-type="float">
            <text:p>0</text:p>
          </table:table-cell>
          <table:table-cell table:formula="of:=[nearest_3_6.WW$17]" office:value-type="float" office:value="0" calcext:value-type="float">
            <text:p>0</text:p>
          </table:table-cell>
          <table:table-cell table:formula="of:=[nearest_3_6.WX$17]" office:value-type="float" office:value="0" calcext:value-type="float">
            <text:p>0</text:p>
          </table:table-cell>
          <table:table-cell table:formula="of:=[nearest_3_6.WY$17]" office:value-type="float" office:value="0" calcext:value-type="float">
            <text:p>0</text:p>
          </table:table-cell>
          <table:table-cell table:formula="of:=[nearest_3_6.WZ$17]" office:value-type="float" office:value="0" calcext:value-type="float">
            <text:p>0</text:p>
          </table:table-cell>
          <table:table-cell table:formula="of:=[nearest_3_6.XA$17]" office:value-type="float" office:value="0" calcext:value-type="float">
            <text:p>0</text:p>
          </table:table-cell>
          <table:table-cell table:formula="of:=[nearest_3_6.XB$17]" office:value-type="float" office:value="0" calcext:value-type="float">
            <text:p>0</text:p>
          </table:table-cell>
          <table:table-cell table:formula="of:=[nearest_3_6.XC$17]" office:value-type="float" office:value="0" calcext:value-type="float">
            <text:p>0</text:p>
          </table:table-cell>
          <table:table-cell table:formula="of:=[nearest_3_6.XD$17]" office:value-type="float" office:value="0" calcext:value-type="float">
            <text:p>0</text:p>
          </table:table-cell>
          <table:table-cell table:formula="of:=[nearest_3_6.XE$17]" office:value-type="float" office:value="0" calcext:value-type="float">
            <text:p>0</text:p>
          </table:table-cell>
          <table:table-cell table:formula="of:=[nearest_3_6.XF$17]" office:value-type="float" office:value="0" calcext:value-type="float">
            <text:p>0</text:p>
          </table:table-cell>
          <table:table-cell table:formula="of:=[nearest_3_6.XG$17]" office:value-type="float" office:value="0" calcext:value-type="float">
            <text:p>0</text:p>
          </table:table-cell>
          <table:table-cell table:formula="of:=[nearest_3_6.XH$17]" office:value-type="float" office:value="0" calcext:value-type="float">
            <text:p>0</text:p>
          </table:table-cell>
          <table:table-cell table:formula="of:=[nearest_3_6.XI$17]" office:value-type="float" office:value="0" calcext:value-type="float">
            <text:p>0</text:p>
          </table:table-cell>
          <table:table-cell table:formula="of:=[nearest_3_6.XJ$17]" office:value-type="float" office:value="0" calcext:value-type="float">
            <text:p>0</text:p>
          </table:table-cell>
          <table:table-cell table:formula="of:=[nearest_3_6.XK$17]" office:value-type="float" office:value="0" calcext:value-type="float">
            <text:p>0</text:p>
          </table:table-cell>
          <table:table-cell table:formula="of:=[nearest_3_6.XL$17]" office:value-type="float" office:value="0" calcext:value-type="float">
            <text:p>0</text:p>
          </table:table-cell>
          <table:table-cell table:formula="of:=[nearest_3_6.XM$17]" office:value-type="float" office:value="0" calcext:value-type="float">
            <text:p>0</text:p>
          </table:table-cell>
          <table:table-cell table:formula="of:=[nearest_3_6.XN$17]" office:value-type="float" office:value="0" calcext:value-type="float">
            <text:p>0</text:p>
          </table:table-cell>
          <table:table-cell table:formula="of:=[nearest_3_6.XO$17]" office:value-type="float" office:value="0" calcext:value-type="float">
            <text:p>0</text:p>
          </table:table-cell>
          <table:table-cell table:formula="of:=[nearest_3_6.XP$17]" office:value-type="float" office:value="0" calcext:value-type="float">
            <text:p>0</text:p>
          </table:table-cell>
          <table:table-cell table:formula="of:=[nearest_3_6.XQ$17]" office:value-type="float" office:value="0" calcext:value-type="float">
            <text:p>0</text:p>
          </table:table-cell>
          <table:table-cell table:formula="of:=[nearest_3_6.XR$17]" office:value-type="float" office:value="0" calcext:value-type="float">
            <text:p>0</text:p>
          </table:table-cell>
          <table:table-cell table:formula="of:=[nearest_3_6.XS$17]" office:value-type="float" office:value="0" calcext:value-type="float">
            <text:p>0</text:p>
          </table:table-cell>
          <table:table-cell table:formula="of:=[nearest_3_6.XT$17]" office:value-type="float" office:value="0" calcext:value-type="float">
            <text:p>0</text:p>
          </table:table-cell>
          <table:table-cell table:formula="of:=[nearest_3_6.XU$17]" office:value-type="float" office:value="0" calcext:value-type="float">
            <text:p>0</text:p>
          </table:table-cell>
          <table:table-cell table:formula="of:=[nearest_3_6.XV$17]" office:value-type="float" office:value="0" calcext:value-type="float">
            <text:p>0</text:p>
          </table:table-cell>
          <table:table-cell table:formula="of:=[nearest_3_6.XW$17]" office:value-type="float" office:value="0" calcext:value-type="float">
            <text:p>0</text:p>
          </table:table-cell>
          <table:table-cell table:formula="of:=[nearest_3_6.XX$17]" office:value-type="float" office:value="0" calcext:value-type="float">
            <text:p>0</text:p>
          </table:table-cell>
          <table:table-cell table:formula="of:=[nearest_3_6.XY$17]" office:value-type="float" office:value="0" calcext:value-type="float">
            <text:p>0</text:p>
          </table:table-cell>
          <table:table-cell table:formula="of:=[nearest_3_6.XZ$17]" office:value-type="float" office:value="0" calcext:value-type="float">
            <text:p>0</text:p>
          </table:table-cell>
          <table:table-cell table:formula="of:=[nearest_3_6.YA$17]" office:value-type="float" office:value="0" calcext:value-type="float">
            <text:p>0</text:p>
          </table:table-cell>
          <table:table-cell table:formula="of:=[nearest_3_6.YB$17]" office:value-type="float" office:value="0" calcext:value-type="float">
            <text:p>0</text:p>
          </table:table-cell>
          <table:table-cell table:formula="of:=[nearest_3_6.YC$17]" office:value-type="float" office:value="0" calcext:value-type="float">
            <text:p>0</text:p>
          </table:table-cell>
          <table:table-cell table:formula="of:=[nearest_3_6.YD$17]" office:value-type="float" office:value="0" calcext:value-type="float">
            <text:p>0</text:p>
          </table:table-cell>
          <table:table-cell table:formula="of:=[nearest_3_6.YE$17]" office:value-type="float" office:value="0" calcext:value-type="float">
            <text:p>0</text:p>
          </table:table-cell>
          <table:table-cell table:formula="of:=[nearest_3_6.YF$17]" office:value-type="float" office:value="0" calcext:value-type="float">
            <text:p>0</text:p>
          </table:table-cell>
          <table:table-cell table:formula="of:=[nearest_3_6.YG$17]" office:value-type="float" office:value="0" calcext:value-type="float">
            <text:p>0</text:p>
          </table:table-cell>
          <table:table-cell table:formula="of:=[nearest_3_6.YH$17]" office:value-type="float" office:value="0" calcext:value-type="float">
            <text:p>0</text:p>
          </table:table-cell>
          <table:table-cell table:formula="of:=[nearest_3_6.YI$17]" office:value-type="float" office:value="0" calcext:value-type="float">
            <text:p>0</text:p>
          </table:table-cell>
          <table:table-cell table:formula="of:=[nearest_3_6.YJ$17]" office:value-type="float" office:value="0" calcext:value-type="float">
            <text:p>0</text:p>
          </table:table-cell>
          <table:table-cell table:formula="of:=[nearest_3_6.YK$17]" office:value-type="float" office:value="0" calcext:value-type="float">
            <text:p>0</text:p>
          </table:table-cell>
          <table:table-cell table:formula="of:=[nearest_3_6.YL$17]" office:value-type="float" office:value="0" calcext:value-type="float">
            <text:p>0</text:p>
          </table:table-cell>
          <table:table-cell table:formula="of:=[nearest_3_6.YM$17]" office:value-type="float" office:value="0" calcext:value-type="float">
            <text:p>0</text:p>
          </table:table-cell>
          <table:table-cell table:formula="of:=[nearest_3_6.YN$17]" office:value-type="float" office:value="0" calcext:value-type="float">
            <text:p>0</text:p>
          </table:table-cell>
          <table:table-cell table:formula="of:=[nearest_3_6.YO$17]" office:value-type="float" office:value="0" calcext:value-type="float">
            <text:p>0</text:p>
          </table:table-cell>
          <table:table-cell table:formula="of:=[nearest_3_6.YP$17]" office:value-type="float" office:value="0" calcext:value-type="float">
            <text:p>0</text:p>
          </table:table-cell>
          <table:table-cell table:formula="of:=[nearest_3_6.YQ$17]" office:value-type="float" office:value="0" calcext:value-type="float">
            <text:p>0</text:p>
          </table:table-cell>
          <table:table-cell table:formula="of:=[nearest_3_6.YR$17]" office:value-type="float" office:value="0" calcext:value-type="float">
            <text:p>0</text:p>
          </table:table-cell>
          <table:table-cell table:formula="of:=[nearest_3_6.YS$17]" office:value-type="float" office:value="0" calcext:value-type="float">
            <text:p>0</text:p>
          </table:table-cell>
          <table:table-cell table:formula="of:=[nearest_3_6.YT$17]" office:value-type="float" office:value="0" calcext:value-type="float">
            <text:p>0</text:p>
          </table:table-cell>
          <table:table-cell table:formula="of:=[nearest_3_6.YU$17]" office:value-type="float" office:value="0" calcext:value-type="float">
            <text:p>0</text:p>
          </table:table-cell>
          <table:table-cell table:formula="of:=[nearest_3_6.YV$17]" office:value-type="float" office:value="0" calcext:value-type="float">
            <text:p>0</text:p>
          </table:table-cell>
          <table:table-cell table:formula="of:=[nearest_3_6.YW$17]" office:value-type="float" office:value="0" calcext:value-type="float">
            <text:p>0</text:p>
          </table:table-cell>
          <table:table-cell table:formula="of:=[nearest_3_6.YX$17]" office:value-type="float" office:value="0" calcext:value-type="float">
            <text:p>0</text:p>
          </table:table-cell>
          <table:table-cell table:formula="of:=[nearest_3_6.YY$17]" office:value-type="float" office:value="0" calcext:value-type="float">
            <text:p>0</text:p>
          </table:table-cell>
          <table:table-cell table:formula="of:=[nearest_3_6.YZ$17]" office:value-type="float" office:value="0" calcext:value-type="float">
            <text:p>0</text:p>
          </table:table-cell>
          <table:table-cell table:formula="of:=[nearest_3_6.ZA$17]" office:value-type="float" office:value="0" calcext:value-type="float">
            <text:p>0</text:p>
          </table:table-cell>
          <table:table-cell table:formula="of:=[nearest_3_6.ZB$17]" office:value-type="float" office:value="0" calcext:value-type="float">
            <text:p>0</text:p>
          </table:table-cell>
          <table:table-cell table:formula="of:=[nearest_3_6.ZC$17]" office:value-type="float" office:value="0" calcext:value-type="float">
            <text:p>0</text:p>
          </table:table-cell>
          <table:table-cell table:formula="of:=[nearest_3_6.ZD$17]" office:value-type="float" office:value="0" calcext:value-type="float">
            <text:p>0</text:p>
          </table:table-cell>
          <table:table-cell table:formula="of:=[nearest_3_6.ZE$17]" office:value-type="float" office:value="0" calcext:value-type="float">
            <text:p>0</text:p>
          </table:table-cell>
          <table:table-cell table:formula="of:=[nearest_3_6.ZF$17]" office:value-type="float" office:value="0" calcext:value-type="float">
            <text:p>0</text:p>
          </table:table-cell>
          <table:table-cell table:formula="of:=[nearest_3_6.ZG$17]" office:value-type="float" office:value="0" calcext:value-type="float">
            <text:p>0</text:p>
          </table:table-cell>
          <table:table-cell table:formula="of:=[nearest_3_6.ZH$17]" office:value-type="float" office:value="0" calcext:value-type="float">
            <text:p>0</text:p>
          </table:table-cell>
          <table:table-cell table:formula="of:=[nearest_3_6.ZI$17]" office:value-type="float" office:value="0" calcext:value-type="float">
            <text:p>0</text:p>
          </table:table-cell>
          <table:table-cell table:formula="of:=[nearest_3_6.ZJ$17]" office:value-type="float" office:value="0" calcext:value-type="float">
            <text:p>0</text:p>
          </table:table-cell>
          <table:table-cell table:formula="of:=[nearest_3_6.ZK$17]" office:value-type="float" office:value="0" calcext:value-type="float">
            <text:p>0</text:p>
          </table:table-cell>
          <table:table-cell table:formula="of:=[nearest_3_6.ZL$17]" office:value-type="float" office:value="0" calcext:value-type="float">
            <text:p>0</text:p>
          </table:table-cell>
          <table:table-cell table:formula="of:=[nearest_3_6.ZM$17]" office:value-type="float" office:value="0" calcext:value-type="float">
            <text:p>0</text:p>
          </table:table-cell>
          <table:table-cell table:formula="of:=[nearest_3_6.ZN$17]" office:value-type="float" office:value="0" calcext:value-type="float">
            <text:p>0</text:p>
          </table:table-cell>
          <table:table-cell table:formula="of:=[nearest_3_6.ZO$17]" office:value-type="float" office:value="0" calcext:value-type="float">
            <text:p>0</text:p>
          </table:table-cell>
          <table:table-cell table:formula="of:=[nearest_3_6.ZP$17]" office:value-type="float" office:value="0" calcext:value-type="float">
            <text:p>0</text:p>
          </table:table-cell>
          <table:table-cell table:formula="of:=[nearest_3_6.ZQ$17]" office:value-type="float" office:value="0" calcext:value-type="float">
            <text:p>0</text:p>
          </table:table-cell>
          <table:table-cell table:formula="of:=[nearest_3_6.ZR$17]" office:value-type="float" office:value="0" calcext:value-type="float">
            <text:p>0</text:p>
          </table:table-cell>
          <table:table-cell table:formula="of:=[nearest_3_6.ZS$17]" office:value-type="float" office:value="0" calcext:value-type="float">
            <text:p>0</text:p>
          </table:table-cell>
          <table:table-cell table:formula="of:=[nearest_3_6.ZT$17]" office:value-type="float" office:value="0" calcext:value-type="float">
            <text:p>0</text:p>
          </table:table-cell>
          <table:table-cell table:formula="of:=[nearest_3_6.ZU$17]" office:value-type="float" office:value="0" calcext:value-type="float">
            <text:p>0</text:p>
          </table:table-cell>
          <table:table-cell table:formula="of:=[nearest_3_6.ZV$17]" office:value-type="float" office:value="0" calcext:value-type="float">
            <text:p>0</text:p>
          </table:table-cell>
          <table:table-cell table:formula="of:=[nearest_3_6.ZW$17]" office:value-type="float" office:value="0" calcext:value-type="float">
            <text:p>0</text:p>
          </table:table-cell>
          <table:table-cell table:formula="of:=[nearest_3_6.ZX$17]" office:value-type="float" office:value="0" calcext:value-type="float">
            <text:p>0</text:p>
          </table:table-cell>
          <table:table-cell table:formula="of:=[nearest_3_6.ZY$17]" office:value-type="float" office:value="0" calcext:value-type="float">
            <text:p>0</text:p>
          </table:table-cell>
          <table:table-cell table:formula="of:=[nearest_3_6.ZZ$17]" office:value-type="float" office:value="0" calcext:value-type="float">
            <text:p>0</text:p>
          </table:table-cell>
          <table:table-cell table:formula="of:=[nearest_3_6.AAA$17]" office:value-type="float" office:value="0" calcext:value-type="float">
            <text:p>0</text:p>
          </table:table-cell>
          <table:table-cell table:formula="of:=[nearest_3_6.AAB$17]" office:value-type="float" office:value="0" calcext:value-type="float">
            <text:p>0</text:p>
          </table:table-cell>
          <table:table-cell table:formula="of:=[nearest_3_6.AAC$17]" office:value-type="float" office:value="0" calcext:value-type="float">
            <text:p>0</text:p>
          </table:table-cell>
          <table:table-cell table:formula="of:=[nearest_3_6.AAD$17]" office:value-type="float" office:value="0" calcext:value-type="float">
            <text:p>0</text:p>
          </table:table-cell>
          <table:table-cell table:formula="of:=[nearest_3_6.AAE$17]" office:value-type="float" office:value="0" calcext:value-type="float">
            <text:p>0</text:p>
          </table:table-cell>
          <table:table-cell table:formula="of:=[nearest_3_6.AAF$17]" office:value-type="float" office:value="0" calcext:value-type="float">
            <text:p>0</text:p>
          </table:table-cell>
          <table:table-cell table:formula="of:=[nearest_3_6.AAG$17]" office:value-type="float" office:value="0" calcext:value-type="float">
            <text:p>0</text:p>
          </table:table-cell>
          <table:table-cell table:formula="of:=[nearest_3_6.AAH$17]" office:value-type="float" office:value="0" calcext:value-type="float">
            <text:p>0</text:p>
          </table:table-cell>
          <table:table-cell table:formula="of:=[nearest_3_6.AAI$17]" office:value-type="float" office:value="0" calcext:value-type="float">
            <text:p>0</text:p>
          </table:table-cell>
          <table:table-cell table:formula="of:=[nearest_3_6.AAJ$17]" office:value-type="float" office:value="0" calcext:value-type="float">
            <text:p>0</text:p>
          </table:table-cell>
          <table:table-cell table:formula="of:=[nearest_3_6.AAK$17]" office:value-type="float" office:value="0" calcext:value-type="float">
            <text:p>0</text:p>
          </table:table-cell>
          <table:table-cell table:formula="of:=[nearest_3_6.AAL$17]" office:value-type="float" office:value="0" calcext:value-type="float">
            <text:p>0</text:p>
          </table:table-cell>
          <table:table-cell table:formula="of:=[nearest_3_6.AAM$17]" office:value-type="float" office:value="0" calcext:value-type="float">
            <text:p>0</text:p>
          </table:table-cell>
          <table:table-cell table:formula="of:=[nearest_3_6.AAN$17]" office:value-type="float" office:value="0" calcext:value-type="float">
            <text:p>0</text:p>
          </table:table-cell>
          <table:table-cell table:formula="of:=[nearest_3_6.AAO$17]" office:value-type="float" office:value="0" calcext:value-type="float">
            <text:p>0</text:p>
          </table:table-cell>
          <table:table-cell table:formula="of:=[nearest_3_6.AAP$17]" office:value-type="float" office:value="0" calcext:value-type="float">
            <text:p>0</text:p>
          </table:table-cell>
          <table:table-cell table:formula="of:=[nearest_3_6.AAQ$17]" office:value-type="float" office:value="0" calcext:value-type="float">
            <text:p>0</text:p>
          </table:table-cell>
          <table:table-cell table:formula="of:=[nearest_3_6.AAR$17]" office:value-type="float" office:value="0" calcext:value-type="float">
            <text:p>0</text:p>
          </table:table-cell>
          <table:table-cell table:formula="of:=[nearest_3_6.AAS$17]" office:value-type="float" office:value="0" calcext:value-type="float">
            <text:p>0</text:p>
          </table:table-cell>
          <table:table-cell table:formula="of:=[nearest_3_6.AAT$17]" office:value-type="float" office:value="0" calcext:value-type="float">
            <text:p>0</text:p>
          </table:table-cell>
          <table:table-cell table:formula="of:=[nearest_3_6.AAU$17]" office:value-type="float" office:value="0" calcext:value-type="float">
            <text:p>0</text:p>
          </table:table-cell>
          <table:table-cell table:formula="of:=[nearest_3_6.AAV$17]" office:value-type="float" office:value="0" calcext:value-type="float">
            <text:p>0</text:p>
          </table:table-cell>
          <table:table-cell table:formula="of:=[nearest_3_6.AAW$17]" office:value-type="float" office:value="0" calcext:value-type="float">
            <text:p>0</text:p>
          </table:table-cell>
          <table:table-cell table:formula="of:=[nearest_3_6.AAX$17]" office:value-type="float" office:value="0" calcext:value-type="float">
            <text:p>0</text:p>
          </table:table-cell>
          <table:table-cell table:formula="of:=[nearest_3_6.AAY$17]" office:value-type="float" office:value="0" calcext:value-type="float">
            <text:p>0</text:p>
          </table:table-cell>
          <table:table-cell table:formula="of:=[nearest_3_6.AAZ$17]" office:value-type="float" office:value="0" calcext:value-type="float">
            <text:p>0</text:p>
          </table:table-cell>
          <table:table-cell table:formula="of:=[nearest_3_6.ABA$17]" office:value-type="float" office:value="0" calcext:value-type="float">
            <text:p>0</text:p>
          </table:table-cell>
          <table:table-cell table:formula="of:=[nearest_3_6.ABB$17]" office:value-type="float" office:value="0" calcext:value-type="float">
            <text:p>0</text:p>
          </table:table-cell>
          <table:table-cell table:formula="of:=[nearest_3_6.ABC$17]" office:value-type="float" office:value="0" calcext:value-type="float">
            <text:p>0</text:p>
          </table:table-cell>
          <table:table-cell table:formula="of:=[nearest_3_6.ABD$17]" office:value-type="float" office:value="0" calcext:value-type="float">
            <text:p>0</text:p>
          </table:table-cell>
          <table:table-cell table:formula="of:=[nearest_3_6.ABE$17]" office:value-type="float" office:value="0" calcext:value-type="float">
            <text:p>0</text:p>
          </table:table-cell>
          <table:table-cell table:formula="of:=[nearest_3_6.ABF$17]" office:value-type="float" office:value="0" calcext:value-type="float">
            <text:p>0</text:p>
          </table:table-cell>
          <table:table-cell table:formula="of:=[nearest_3_6.ABG$17]" office:value-type="float" office:value="0" calcext:value-type="float">
            <text:p>0</text:p>
          </table:table-cell>
          <table:table-cell table:formula="of:=[nearest_3_6.ABH$17]" office:value-type="float" office:value="0" calcext:value-type="float">
            <text:p>0</text:p>
          </table:table-cell>
          <table:table-cell table:formula="of:=[nearest_3_6.ABI$17]" office:value-type="float" office:value="0" calcext:value-type="float">
            <text:p>0</text:p>
          </table:table-cell>
          <table:table-cell table:formula="of:=[nearest_3_6.ABJ$17]" office:value-type="float" office:value="0" calcext:value-type="float">
            <text:p>0</text:p>
          </table:table-cell>
          <table:table-cell table:formula="of:=[nearest_3_6.ABK$17]" office:value-type="float" office:value="0" calcext:value-type="float">
            <text:p>0</text:p>
          </table:table-cell>
          <table:table-cell table:formula="of:=[nearest_3_6.ABL$17]" office:value-type="float" office:value="0" calcext:value-type="float">
            <text:p>0</text:p>
          </table:table-cell>
          <table:table-cell table:formula="of:=[nearest_3_6.ABM$17]" office:value-type="float" office:value="0" calcext:value-type="float">
            <text:p>0</text:p>
          </table:table-cell>
          <table:table-cell table:formula="of:=[nearest_3_6.ABN$17]" office:value-type="float" office:value="0" calcext:value-type="float">
            <text:p>0</text:p>
          </table:table-cell>
          <table:table-cell table:formula="of:=[nearest_3_6.ABO$17]" office:value-type="float" office:value="0" calcext:value-type="float">
            <text:p>0</text:p>
          </table:table-cell>
          <table:table-cell table:formula="of:=[nearest_3_6.ABP$17]" office:value-type="float" office:value="0" calcext:value-type="float">
            <text:p>0</text:p>
          </table:table-cell>
          <table:table-cell table:formula="of:=[nearest_3_6.ABQ$17]" office:value-type="float" office:value="0" calcext:value-type="float">
            <text:p>0</text:p>
          </table:table-cell>
          <table:table-cell table:formula="of:=[nearest_3_6.ABR$17]" office:value-type="float" office:value="0" calcext:value-type="float">
            <text:p>0</text:p>
          </table:table-cell>
          <table:table-cell table:formula="of:=[nearest_3_6.ABS$17]" office:value-type="float" office:value="0" calcext:value-type="float">
            <text:p>0</text:p>
          </table:table-cell>
          <table:table-cell table:formula="of:=[nearest_3_6.ABT$17]" office:value-type="float" office:value="0" calcext:value-type="float">
            <text:p>0</text:p>
          </table:table-cell>
          <table:table-cell table:formula="of:=[nearest_3_6.ABU$17]" office:value-type="float" office:value="0" calcext:value-type="float">
            <text:p>0</text:p>
          </table:table-cell>
          <table:table-cell table:formula="of:=[nearest_3_6.ABV$17]" office:value-type="float" office:value="0" calcext:value-type="float">
            <text:p>0</text:p>
          </table:table-cell>
          <table:table-cell table:formula="of:=[nearest_3_6.ABW$17]" office:value-type="float" office:value="0" calcext:value-type="float">
            <text:p>0</text:p>
          </table:table-cell>
          <table:table-cell table:formula="of:=[nearest_3_6.ABX$17]" office:value-type="float" office:value="0" calcext:value-type="float">
            <text:p>0</text:p>
          </table:table-cell>
          <table:table-cell table:formula="of:=[nearest_3_6.ABY$17]" office:value-type="float" office:value="0" calcext:value-type="float">
            <text:p>0</text:p>
          </table:table-cell>
          <table:table-cell table:formula="of:=[nearest_3_6.ABZ$17]" office:value-type="float" office:value="0" calcext:value-type="float">
            <text:p>0</text:p>
          </table:table-cell>
          <table:table-cell table:formula="of:=[nearest_3_6.ACA$17]" office:value-type="float" office:value="0" calcext:value-type="float">
            <text:p>0</text:p>
          </table:table-cell>
          <table:table-cell table:formula="of:=[nearest_3_6.ACB$17]" office:value-type="float" office:value="0" calcext:value-type="float">
            <text:p>0</text:p>
          </table:table-cell>
          <table:table-cell table:formula="of:=[nearest_3_6.ACC$17]" office:value-type="float" office:value="0" calcext:value-type="float">
            <text:p>0</text:p>
          </table:table-cell>
          <table:table-cell table:formula="of:=[nearest_3_6.ACD$17]" office:value-type="float" office:value="0" calcext:value-type="float">
            <text:p>0</text:p>
          </table:table-cell>
          <table:table-cell table:formula="of:=[nearest_3_6.ACE$17]" office:value-type="float" office:value="0" calcext:value-type="float">
            <text:p>0</text:p>
          </table:table-cell>
          <table:table-cell table:formula="of:=[nearest_3_6.ACF$17]" office:value-type="float" office:value="0" calcext:value-type="float">
            <text:p>0</text:p>
          </table:table-cell>
          <table:table-cell table:formula="of:=[nearest_3_6.ACG$17]" office:value-type="float" office:value="0" calcext:value-type="float">
            <text:p>0</text:p>
          </table:table-cell>
          <table:table-cell table:formula="of:=[nearest_3_6.ACH$17]" office:value-type="float" office:value="0" calcext:value-type="float">
            <text:p>0</text:p>
          </table:table-cell>
          <table:table-cell table:formula="of:=[nearest_3_6.ACI$17]" office:value-type="float" office:value="0" calcext:value-type="float">
            <text:p>0</text:p>
          </table:table-cell>
          <table:table-cell table:formula="of:=[nearest_3_6.ACJ$17]" office:value-type="float" office:value="0" calcext:value-type="float">
            <text:p>0</text:p>
          </table:table-cell>
          <table:table-cell table:formula="of:=[nearest_3_6.ACK$17]" office:value-type="float" office:value="0" calcext:value-type="float">
            <text:p>0</text:p>
          </table:table-cell>
          <table:table-cell table:formula="of:=[nearest_3_6.ACL$17]" office:value-type="float" office:value="0" calcext:value-type="float">
            <text:p>0</text:p>
          </table:table-cell>
          <table:table-cell table:formula="of:=[nearest_3_6.ACM$17]" office:value-type="float" office:value="0" calcext:value-type="float">
            <text:p>0</text:p>
          </table:table-cell>
          <table:table-cell table:formula="of:=[nearest_3_6.ACN$17]" office:value-type="float" office:value="0" calcext:value-type="float">
            <text:p>0</text:p>
          </table:table-cell>
          <table:table-cell table:formula="of:=[nearest_3_6.ACO$17]" office:value-type="float" office:value="0" calcext:value-type="float">
            <text:p>0</text:p>
          </table:table-cell>
          <table:table-cell table:formula="of:=[nearest_3_6.ACP$17]" office:value-type="float" office:value="0" calcext:value-type="float">
            <text:p>0</text:p>
          </table:table-cell>
          <table:table-cell table:formula="of:=[nearest_3_6.ACQ$17]" office:value-type="float" office:value="0" calcext:value-type="float">
            <text:p>0</text:p>
          </table:table-cell>
          <table:table-cell table:formula="of:=[nearest_3_6.ACR$17]" office:value-type="float" office:value="0" calcext:value-type="float">
            <text:p>0</text:p>
          </table:table-cell>
          <table:table-cell table:formula="of:=[nearest_3_6.ACS$17]" office:value-type="float" office:value="0" calcext:value-type="float">
            <text:p>0</text:p>
          </table:table-cell>
          <table:table-cell table:formula="of:=[nearest_3_6.ACT$17]" office:value-type="float" office:value="0" calcext:value-type="float">
            <text:p>0</text:p>
          </table:table-cell>
          <table:table-cell table:formula="of:=[nearest_3_6.ACU$17]" office:value-type="float" office:value="0" calcext:value-type="float">
            <text:p>0</text:p>
          </table:table-cell>
          <table:table-cell table:formula="of:=[nearest_3_6.ACV$17]" office:value-type="float" office:value="0" calcext:value-type="float">
            <text:p>0</text:p>
          </table:table-cell>
          <table:table-cell table:formula="of:=[nearest_3_6.ACW$17]" office:value-type="float" office:value="0" calcext:value-type="float">
            <text:p>0</text:p>
          </table:table-cell>
          <table:table-cell table:formula="of:=[nearest_3_6.ACX$17]" office:value-type="float" office:value="0" calcext:value-type="float">
            <text:p>0</text:p>
          </table:table-cell>
          <table:table-cell table:formula="of:=[nearest_3_6.ACY$17]" office:value-type="float" office:value="0" calcext:value-type="float">
            <text:p>0</text:p>
          </table:table-cell>
          <table:table-cell table:formula="of:=[nearest_3_6.ACZ$17]" office:value-type="float" office:value="0" calcext:value-type="float">
            <text:p>0</text:p>
          </table:table-cell>
          <table:table-cell table:formula="of:=[nearest_3_6.ADA$17]" office:value-type="float" office:value="0" calcext:value-type="float">
            <text:p>0</text:p>
          </table:table-cell>
          <table:table-cell table:formula="of:=[nearest_3_6.ADB$17]" office:value-type="float" office:value="0" calcext:value-type="float">
            <text:p>0</text:p>
          </table:table-cell>
          <table:table-cell table:formula="of:=[nearest_3_6.ADC$17]" office:value-type="float" office:value="0" calcext:value-type="float">
            <text:p>0</text:p>
          </table:table-cell>
          <table:table-cell table:formula="of:=[nearest_3_6.ADD$17]" office:value-type="float" office:value="0" calcext:value-type="float">
            <text:p>0</text:p>
          </table:table-cell>
          <table:table-cell table:formula="of:=[nearest_3_6.ADE$17]" office:value-type="float" office:value="0" calcext:value-type="float">
            <text:p>0</text:p>
          </table:table-cell>
          <table:table-cell table:formula="of:=[nearest_3_6.ADF$17]" office:value-type="float" office:value="0" calcext:value-type="float">
            <text:p>0</text:p>
          </table:table-cell>
          <table:table-cell table:formula="of:=[nearest_3_6.ADG$17]" office:value-type="float" office:value="0" calcext:value-type="float">
            <text:p>0</text:p>
          </table:table-cell>
          <table:table-cell table:formula="of:=[nearest_3_6.ADH$17]" office:value-type="float" office:value="0" calcext:value-type="float">
            <text:p>0</text:p>
          </table:table-cell>
          <table:table-cell table:formula="of:=[nearest_3_6.ADI$17]" office:value-type="float" office:value="0" calcext:value-type="float">
            <text:p>0</text:p>
          </table:table-cell>
          <table:table-cell table:formula="of:=[nearest_3_6.ADJ$17]" office:value-type="float" office:value="0" calcext:value-type="float">
            <text:p>0</text:p>
          </table:table-cell>
          <table:table-cell table:formula="of:=[nearest_3_6.ADK$17]" office:value-type="float" office:value="0" calcext:value-type="float">
            <text:p>0</text:p>
          </table:table-cell>
          <table:table-cell table:formula="of:=[nearest_3_6.ADL$17]" office:value-type="float" office:value="0" calcext:value-type="float">
            <text:p>0</text:p>
          </table:table-cell>
          <table:table-cell table:formula="of:=[nearest_3_6.ADM$17]" office:value-type="float" office:value="0" calcext:value-type="float">
            <text:p>0</text:p>
          </table:table-cell>
          <table:table-cell table:formula="of:=[nearest_3_6.ADN$17]" office:value-type="float" office:value="0" calcext:value-type="float">
            <text:p>0</text:p>
          </table:table-cell>
          <table:table-cell table:formula="of:=[nearest_3_6.ADO$17]" office:value-type="float" office:value="0" calcext:value-type="float">
            <text:p>0</text:p>
          </table:table-cell>
          <table:table-cell table:formula="of:=[nearest_3_6.ADP$17]" office:value-type="float" office:value="0" calcext:value-type="float">
            <text:p>0</text:p>
          </table:table-cell>
          <table:table-cell table:formula="of:=[nearest_3_6.ADQ$17]" office:value-type="float" office:value="0" calcext:value-type="float">
            <text:p>0</text:p>
          </table:table-cell>
          <table:table-cell table:formula="of:=[nearest_3_6.ADR$17]" office:value-type="float" office:value="0" calcext:value-type="float">
            <text:p>0</text:p>
          </table:table-cell>
          <table:table-cell table:formula="of:=[nearest_3_6.ADS$17]" office:value-type="float" office:value="0" calcext:value-type="float">
            <text:p>0</text:p>
          </table:table-cell>
          <table:table-cell table:formula="of:=[nearest_3_6.ADT$17]" office:value-type="float" office:value="0" calcext:value-type="float">
            <text:p>0</text:p>
          </table:table-cell>
          <table:table-cell table:formula="of:=[nearest_3_6.ADU$17]" office:value-type="float" office:value="0" calcext:value-type="float">
            <text:p>0</text:p>
          </table:table-cell>
          <table:table-cell table:formula="of:=[nearest_3_6.ADV$17]" office:value-type="float" office:value="0" calcext:value-type="float">
            <text:p>0</text:p>
          </table:table-cell>
          <table:table-cell table:formula="of:=[nearest_3_6.ADW$17]" office:value-type="float" office:value="0" calcext:value-type="float">
            <text:p>0</text:p>
          </table:table-cell>
          <table:table-cell table:formula="of:=[nearest_3_6.ADX$17]" office:value-type="float" office:value="0" calcext:value-type="float">
            <text:p>0</text:p>
          </table:table-cell>
          <table:table-cell table:formula="of:=[nearest_3_6.ADY$17]" office:value-type="float" office:value="0" calcext:value-type="float">
            <text:p>0</text:p>
          </table:table-cell>
          <table:table-cell table:formula="of:=[nearest_3_6.ADZ$17]" office:value-type="float" office:value="0" calcext:value-type="float">
            <text:p>0</text:p>
          </table:table-cell>
          <table:table-cell table:formula="of:=[nearest_3_6.AEA$17]" office:value-type="float" office:value="0" calcext:value-type="float">
            <text:p>0</text:p>
          </table:table-cell>
          <table:table-cell table:formula="of:=[nearest_3_6.AEB$17]" office:value-type="float" office:value="0" calcext:value-type="float">
            <text:p>0</text:p>
          </table:table-cell>
          <table:table-cell table:formula="of:=[nearest_3_6.AEC$17]" office:value-type="float" office:value="0" calcext:value-type="float">
            <text:p>0</text:p>
          </table:table-cell>
          <table:table-cell table:formula="of:=[nearest_3_6.AED$17]" office:value-type="float" office:value="0" calcext:value-type="float">
            <text:p>0</text:p>
          </table:table-cell>
          <table:table-cell table:formula="of:=[nearest_3_6.AEE$17]" office:value-type="float" office:value="0" calcext:value-type="float">
            <text:p>0</text:p>
          </table:table-cell>
          <table:table-cell table:formula="of:=[nearest_3_6.AEF$17]" office:value-type="float" office:value="0" calcext:value-type="float">
            <text:p>0</text:p>
          </table:table-cell>
          <table:table-cell table:formula="of:=[nearest_3_6.AEG$17]" office:value-type="float" office:value="0" calcext:value-type="float">
            <text:p>0</text:p>
          </table:table-cell>
          <table:table-cell table:formula="of:=[nearest_3_6.AEH$17]" office:value-type="float" office:value="0" calcext:value-type="float">
            <text:p>0</text:p>
          </table:table-cell>
          <table:table-cell table:formula="of:=[nearest_3_6.AEI$17]" office:value-type="float" office:value="0" calcext:value-type="float">
            <text:p>0</text:p>
          </table:table-cell>
          <table:table-cell table:formula="of:=[nearest_3_6.AEJ$17]" office:value-type="float" office:value="0" calcext:value-type="float">
            <text:p>0</text:p>
          </table:table-cell>
          <table:table-cell table:formula="of:=[nearest_3_6.AEK$17]" office:value-type="float" office:value="0" calcext:value-type="float">
            <text:p>0</text:p>
          </table:table-cell>
          <table:table-cell table:formula="of:=[nearest_3_6.AEL$17]" office:value-type="float" office:value="0" calcext:value-type="float">
            <text:p>0</text:p>
          </table:table-cell>
          <table:table-cell table:formula="of:=[nearest_3_6.AEM$17]" office:value-type="float" office:value="0" calcext:value-type="float">
            <text:p>0</text:p>
          </table:table-cell>
          <table:table-cell table:formula="of:=[nearest_3_6.AEN$17]" office:value-type="float" office:value="0" calcext:value-type="float">
            <text:p>0</text:p>
          </table:table-cell>
          <table:table-cell table:formula="of:=[nearest_3_6.AEO$17]" office:value-type="float" office:value="0" calcext:value-type="float">
            <text:p>0</text:p>
          </table:table-cell>
          <table:table-cell table:formula="of:=[nearest_3_6.AEP$17]" office:value-type="float" office:value="0" calcext:value-type="float">
            <text:p>0</text:p>
          </table:table-cell>
          <table:table-cell table:formula="of:=[nearest_3_6.AEQ$17]" office:value-type="float" office:value="0" calcext:value-type="float">
            <text:p>0</text:p>
          </table:table-cell>
          <table:table-cell table:formula="of:=[nearest_3_6.AER$17]" office:value-type="float" office:value="0" calcext:value-type="float">
            <text:p>0</text:p>
          </table:table-cell>
          <table:table-cell table:formula="of:=[nearest_3_6.AES$17]" office:value-type="float" office:value="0" calcext:value-type="float">
            <text:p>0</text:p>
          </table:table-cell>
          <table:table-cell table:formula="of:=[nearest_3_6.AET$17]" office:value-type="float" office:value="0" calcext:value-type="float">
            <text:p>0</text:p>
          </table:table-cell>
          <table:table-cell table:formula="of:=[nearest_3_6.AEU$17]" office:value-type="float" office:value="0" calcext:value-type="float">
            <text:p>0</text:p>
          </table:table-cell>
          <table:table-cell table:formula="of:=[nearest_3_6.AEV$17]" office:value-type="float" office:value="0" calcext:value-type="float">
            <text:p>0</text:p>
          </table:table-cell>
          <table:table-cell table:formula="of:=[nearest_3_6.AEW$17]" office:value-type="float" office:value="0" calcext:value-type="float">
            <text:p>0</text:p>
          </table:table-cell>
          <table:table-cell table:formula="of:=[nearest_3_6.AEX$17]" office:value-type="float" office:value="0" calcext:value-type="float">
            <text:p>0</text:p>
          </table:table-cell>
          <table:table-cell table:formula="of:=[nearest_3_6.AEY$17]" office:value-type="float" office:value="0" calcext:value-type="float">
            <text:p>0</text:p>
          </table:table-cell>
          <table:table-cell table:formula="of:=[nearest_3_6.AEZ$17]" office:value-type="float" office:value="0" calcext:value-type="float">
            <text:p>0</text:p>
          </table:table-cell>
          <table:table-cell table:formula="of:=[nearest_3_6.AFA$17]" office:value-type="float" office:value="0" calcext:value-type="float">
            <text:p>0</text:p>
          </table:table-cell>
          <table:table-cell table:formula="of:=[nearest_3_6.AFB$17]" office:value-type="float" office:value="0" calcext:value-type="float">
            <text:p>0</text:p>
          </table:table-cell>
          <table:table-cell table:formula="of:=[nearest_3_6.AFC$17]" office:value-type="float" office:value="0" calcext:value-type="float">
            <text:p>0</text:p>
          </table:table-cell>
          <table:table-cell table:formula="of:=[nearest_3_6.AFD$17]" office:value-type="float" office:value="0" calcext:value-type="float">
            <text:p>0</text:p>
          </table:table-cell>
          <table:table-cell table:formula="of:=[nearest_3_6.AFE$17]" office:value-type="float" office:value="0" calcext:value-type="float">
            <text:p>0</text:p>
          </table:table-cell>
          <table:table-cell table:formula="of:=[nearest_3_6.AFF$17]" office:value-type="float" office:value="0" calcext:value-type="float">
            <text:p>0</text:p>
          </table:table-cell>
          <table:table-cell table:formula="of:=[nearest_3_6.AFG$17]" office:value-type="float" office:value="0" calcext:value-type="float">
            <text:p>0</text:p>
          </table:table-cell>
          <table:table-cell table:formula="of:=[nearest_3_6.AFH$17]" office:value-type="float" office:value="0" calcext:value-type="float">
            <text:p>0</text:p>
          </table:table-cell>
          <table:table-cell table:formula="of:=[nearest_3_6.AFI$17]" office:value-type="float" office:value="0" calcext:value-type="float">
            <text:p>0</text:p>
          </table:table-cell>
          <table:table-cell table:formula="of:=[nearest_3_6.AFJ$17]" office:value-type="float" office:value="0" calcext:value-type="float">
            <text:p>0</text:p>
          </table:table-cell>
          <table:table-cell table:formula="of:=[nearest_3_6.AFK$17]" office:value-type="float" office:value="0" calcext:value-type="float">
            <text:p>0</text:p>
          </table:table-cell>
          <table:table-cell table:formula="of:=[nearest_3_6.AFL$17]" office:value-type="float" office:value="0" calcext:value-type="float">
            <text:p>0</text:p>
          </table:table-cell>
          <table:table-cell table:formula="of:=[nearest_3_6.AFM$17]" office:value-type="float" office:value="0" calcext:value-type="float">
            <text:p>0</text:p>
          </table:table-cell>
          <table:table-cell table:formula="of:=[nearest_3_6.AFN$17]" office:value-type="float" office:value="0" calcext:value-type="float">
            <text:p>0</text:p>
          </table:table-cell>
          <table:table-cell table:formula="of:=[nearest_3_6.AFO$17]" office:value-type="float" office:value="0" calcext:value-type="float">
            <text:p>0</text:p>
          </table:table-cell>
          <table:table-cell table:formula="of:=[nearest_3_6.AFP$17]" office:value-type="float" office:value="0" calcext:value-type="float">
            <text:p>0</text:p>
          </table:table-cell>
          <table:table-cell table:formula="of:=[nearest_3_6.AFQ$17]" office:value-type="float" office:value="0" calcext:value-type="float">
            <text:p>0</text:p>
          </table:table-cell>
          <table:table-cell table:formula="of:=[nearest_3_6.AFR$17]" office:value-type="float" office:value="0" calcext:value-type="float">
            <text:p>0</text:p>
          </table:table-cell>
          <table:table-cell table:formula="of:=[nearest_3_6.AFS$17]" office:value-type="float" office:value="0" calcext:value-type="float">
            <text:p>0</text:p>
          </table:table-cell>
          <table:table-cell table:formula="of:=[nearest_3_6.AFT$17]" office:value-type="float" office:value="0" calcext:value-type="float">
            <text:p>0</text:p>
          </table:table-cell>
          <table:table-cell table:formula="of:=[nearest_3_6.AFU$17]" office:value-type="float" office:value="0" calcext:value-type="float">
            <text:p>0</text:p>
          </table:table-cell>
          <table:table-cell table:formula="of:=[nearest_3_6.AFV$17]" office:value-type="float" office:value="0" calcext:value-type="float">
            <text:p>0</text:p>
          </table:table-cell>
          <table:table-cell table:formula="of:=[nearest_3_6.AFW$17]" office:value-type="float" office:value="0" calcext:value-type="float">
            <text:p>0</text:p>
          </table:table-cell>
          <table:table-cell table:formula="of:=[nearest_3_6.AFX$17]" office:value-type="float" office:value="0" calcext:value-type="float">
            <text:p>0</text:p>
          </table:table-cell>
          <table:table-cell table:formula="of:=[nearest_3_6.AFY$17]" office:value-type="float" office:value="0" calcext:value-type="float">
            <text:p>0</text:p>
          </table:table-cell>
          <table:table-cell table:formula="of:=[nearest_3_6.AFZ$17]" office:value-type="float" office:value="0" calcext:value-type="float">
            <text:p>0</text:p>
          </table:table-cell>
          <table:table-cell table:formula="of:=[nearest_3_6.AGA$17]" office:value-type="float" office:value="0" calcext:value-type="float">
            <text:p>0</text:p>
          </table:table-cell>
          <table:table-cell table:formula="of:=[nearest_3_6.AGB$17]" office:value-type="float" office:value="0" calcext:value-type="float">
            <text:p>0</text:p>
          </table:table-cell>
          <table:table-cell table:formula="of:=[nearest_3_6.AGC$17]" office:value-type="float" office:value="0" calcext:value-type="float">
            <text:p>0</text:p>
          </table:table-cell>
          <table:table-cell table:formula="of:=[nearest_3_6.AGD$17]" office:value-type="float" office:value="0" calcext:value-type="float">
            <text:p>0</text:p>
          </table:table-cell>
          <table:table-cell table:formula="of:=[nearest_3_6.AGE$17]" office:value-type="float" office:value="0" calcext:value-type="float">
            <text:p>0</text:p>
          </table:table-cell>
          <table:table-cell table:formula="of:=[nearest_3_6.AGF$17]" office:value-type="float" office:value="0" calcext:value-type="float">
            <text:p>0</text:p>
          </table:table-cell>
          <table:table-cell table:formula="of:=[nearest_3_6.AGG$17]" office:value-type="float" office:value="0" calcext:value-type="float">
            <text:p>0</text:p>
          </table:table-cell>
          <table:table-cell table:formula="of:=[nearest_3_6.AGH$17]" office:value-type="float" office:value="0" calcext:value-type="float">
            <text:p>0</text:p>
          </table:table-cell>
          <table:table-cell table:formula="of:=[nearest_3_6.AGI$17]" office:value-type="float" office:value="0" calcext:value-type="float">
            <text:p>0</text:p>
          </table:table-cell>
          <table:table-cell table:formula="of:=[nearest_3_6.AGJ$17]" office:value-type="float" office:value="0" calcext:value-type="float">
            <text:p>0</text:p>
          </table:table-cell>
          <table:table-cell table:formula="of:=[nearest_3_6.AGK$17]" office:value-type="float" office:value="0" calcext:value-type="float">
            <text:p>0</text:p>
          </table:table-cell>
          <table:table-cell table:formula="of:=[nearest_3_6.AGL$17]" office:value-type="float" office:value="0" calcext:value-type="float">
            <text:p>0</text:p>
          </table:table-cell>
          <table:table-cell table:formula="of:=[nearest_3_6.AGM$17]" office:value-type="float" office:value="0" calcext:value-type="float">
            <text:p>0</text:p>
          </table:table-cell>
          <table:table-cell table:formula="of:=[nearest_3_6.AGN$17]" office:value-type="float" office:value="0" calcext:value-type="float">
            <text:p>0</text:p>
          </table:table-cell>
          <table:table-cell table:formula="of:=[nearest_3_6.AGO$17]" office:value-type="float" office:value="0" calcext:value-type="float">
            <text:p>0</text:p>
          </table:table-cell>
          <table:table-cell table:formula="of:=[nearest_3_6.AGP$17]" office:value-type="float" office:value="0" calcext:value-type="float">
            <text:p>0</text:p>
          </table:table-cell>
          <table:table-cell table:formula="of:=[nearest_3_6.AGQ$17]" office:value-type="float" office:value="0" calcext:value-type="float">
            <text:p>0</text:p>
          </table:table-cell>
          <table:table-cell table:formula="of:=[nearest_3_6.AGR$17]" office:value-type="float" office:value="0" calcext:value-type="float">
            <text:p>0</text:p>
          </table:table-cell>
          <table:table-cell table:formula="of:=[nearest_3_6.AGS$17]" office:value-type="float" office:value="0" calcext:value-type="float">
            <text:p>0</text:p>
          </table:table-cell>
          <table:table-cell table:formula="of:=[nearest_3_6.AGT$17]" office:value-type="float" office:value="0" calcext:value-type="float">
            <text:p>0</text:p>
          </table:table-cell>
          <table:table-cell table:formula="of:=[nearest_3_6.AGU$17]" office:value-type="float" office:value="0" calcext:value-type="float">
            <text:p>0</text:p>
          </table:table-cell>
          <table:table-cell table:formula="of:=[nearest_3_6.AGV$17]" office:value-type="float" office:value="0" calcext:value-type="float">
            <text:p>0</text:p>
          </table:table-cell>
          <table:table-cell table:formula="of:=[nearest_3_6.AGW$17]" office:value-type="float" office:value="0" calcext:value-type="float">
            <text:p>0</text:p>
          </table:table-cell>
          <table:table-cell table:formula="of:=[nearest_3_6.AGX$17]" office:value-type="float" office:value="0" calcext:value-type="float">
            <text:p>0</text:p>
          </table:table-cell>
          <table:table-cell table:formula="of:=[nearest_3_6.AGY$17]" office:value-type="float" office:value="0" calcext:value-type="float">
            <text:p>0</text:p>
          </table:table-cell>
          <table:table-cell table:formula="of:=[nearest_3_6.AGZ$17]" office:value-type="float" office:value="0" calcext:value-type="float">
            <text:p>0</text:p>
          </table:table-cell>
          <table:table-cell table:formula="of:=[nearest_3_6.AHA$17]" office:value-type="float" office:value="0" calcext:value-type="float">
            <text:p>0</text:p>
          </table:table-cell>
          <table:table-cell table:formula="of:=[nearest_3_6.AHB$17]" office:value-type="float" office:value="0" calcext:value-type="float">
            <text:p>0</text:p>
          </table:table-cell>
          <table:table-cell table:formula="of:=[nearest_3_6.AHC$17]" office:value-type="float" office:value="0" calcext:value-type="float">
            <text:p>0</text:p>
          </table:table-cell>
          <table:table-cell table:formula="of:=[nearest_3_6.AHD$17]" office:value-type="float" office:value="0" calcext:value-type="float">
            <text:p>0</text:p>
          </table:table-cell>
          <table:table-cell table:formula="of:=[nearest_3_6.AHE$17]" office:value-type="float" office:value="0" calcext:value-type="float">
            <text:p>0</text:p>
          </table:table-cell>
          <table:table-cell table:formula="of:=[nearest_3_6.AHF$17]" office:value-type="float" office:value="0" calcext:value-type="float">
            <text:p>0</text:p>
          </table:table-cell>
          <table:table-cell table:formula="of:=[nearest_3_6.AHG$17]" office:value-type="float" office:value="0" calcext:value-type="float">
            <text:p>0</text:p>
          </table:table-cell>
          <table:table-cell table:formula="of:=[nearest_3_6.AHH$17]" office:value-type="float" office:value="0" calcext:value-type="float">
            <text:p>0</text:p>
          </table:table-cell>
          <table:table-cell table:formula="of:=[nearest_3_6.AHI$17]" office:value-type="float" office:value="0" calcext:value-type="float">
            <text:p>0</text:p>
          </table:table-cell>
          <table:table-cell table:formula="of:=[nearest_3_6.AHJ$17]" office:value-type="float" office:value="0" calcext:value-type="float">
            <text:p>0</text:p>
          </table:table-cell>
          <table:table-cell table:formula="of:=[nearest_3_6.AHK$17]" office:value-type="float" office:value="0" calcext:value-type="float">
            <text:p>0</text:p>
          </table:table-cell>
          <table:table-cell table:formula="of:=[nearest_3_6.AHL$17]" office:value-type="float" office:value="0" calcext:value-type="float">
            <text:p>0</text:p>
          </table:table-cell>
          <table:table-cell table:formula="of:=[nearest_3_6.AHM$17]" office:value-type="float" office:value="0" calcext:value-type="float">
            <text:p>0</text:p>
          </table:table-cell>
          <table:table-cell table:formula="of:=[nearest_3_6.AHN$17]" office:value-type="float" office:value="0" calcext:value-type="float">
            <text:p>0</text:p>
          </table:table-cell>
          <table:table-cell table:formula="of:=[nearest_3_6.AHO$17]" office:value-type="float" office:value="0" calcext:value-type="float">
            <text:p>0</text:p>
          </table:table-cell>
          <table:table-cell table:formula="of:=[nearest_3_6.AHP$17]" office:value-type="float" office:value="0" calcext:value-type="float">
            <text:p>0</text:p>
          </table:table-cell>
          <table:table-cell table:formula="of:=[nearest_3_6.AHQ$17]" office:value-type="float" office:value="0" calcext:value-type="float">
            <text:p>0</text:p>
          </table:table-cell>
          <table:table-cell table:formula="of:=[nearest_3_6.AHR$17]" office:value-type="float" office:value="0" calcext:value-type="float">
            <text:p>0</text:p>
          </table:table-cell>
          <table:table-cell table:formula="of:=[nearest_3_6.AHS$17]" office:value-type="float" office:value="0" calcext:value-type="float">
            <text:p>0</text:p>
          </table:table-cell>
          <table:table-cell table:formula="of:=[nearest_3_6.AHT$17]" office:value-type="float" office:value="0" calcext:value-type="float">
            <text:p>0</text:p>
          </table:table-cell>
          <table:table-cell table:formula="of:=[nearest_3_6.AHU$17]" office:value-type="float" office:value="0" calcext:value-type="float">
            <text:p>0</text:p>
          </table:table-cell>
          <table:table-cell table:formula="of:=[nearest_3_6.AHV$17]" office:value-type="float" office:value="0" calcext:value-type="float">
            <text:p>0</text:p>
          </table:table-cell>
          <table:table-cell table:formula="of:=[nearest_3_6.AHW$17]" office:value-type="float" office:value="0" calcext:value-type="float">
            <text:p>0</text:p>
          </table:table-cell>
          <table:table-cell table:formula="of:=[nearest_3_6.AHX$17]" office:value-type="float" office:value="0" calcext:value-type="float">
            <text:p>0</text:p>
          </table:table-cell>
          <table:table-cell table:formula="of:=[nearest_3_6.AHY$17]" office:value-type="float" office:value="0" calcext:value-type="float">
            <text:p>0</text:p>
          </table:table-cell>
          <table:table-cell table:formula="of:=[nearest_3_6.AHZ$17]" office:value-type="float" office:value="0" calcext:value-type="float">
            <text:p>0</text:p>
          </table:table-cell>
          <table:table-cell table:formula="of:=[nearest_3_6.AIA$17]" office:value-type="float" office:value="0" calcext:value-type="float">
            <text:p>0</text:p>
          </table:table-cell>
          <table:table-cell table:formula="of:=[nearest_3_6.AIB$17]" office:value-type="float" office:value="0" calcext:value-type="float">
            <text:p>0</text:p>
          </table:table-cell>
          <table:table-cell table:formula="of:=[nearest_3_6.AIC$17]" office:value-type="float" office:value="0" calcext:value-type="float">
            <text:p>0</text:p>
          </table:table-cell>
          <table:table-cell table:formula="of:=[nearest_3_6.AID$17]" office:value-type="float" office:value="0" calcext:value-type="float">
            <text:p>0</text:p>
          </table:table-cell>
          <table:table-cell table:formula="of:=[nearest_3_6.AIE$17]" office:value-type="float" office:value="0" calcext:value-type="float">
            <text:p>0</text:p>
          </table:table-cell>
          <table:table-cell table:formula="of:=[nearest_3_6.AIF$17]" office:value-type="float" office:value="0" calcext:value-type="float">
            <text:p>0</text:p>
          </table:table-cell>
          <table:table-cell table:formula="of:=[nearest_3_6.AIG$17]" office:value-type="float" office:value="0" calcext:value-type="float">
            <text:p>0</text:p>
          </table:table-cell>
          <table:table-cell table:formula="of:=[nearest_3_6.AIH$17]" office:value-type="float" office:value="0" calcext:value-type="float">
            <text:p>0</text:p>
          </table:table-cell>
          <table:table-cell table:formula="of:=[nearest_3_6.AII$17]" office:value-type="float" office:value="0" calcext:value-type="float">
            <text:p>0</text:p>
          </table:table-cell>
          <table:table-cell table:formula="of:=[nearest_3_6.AIJ$17]" office:value-type="float" office:value="0" calcext:value-type="float">
            <text:p>0</text:p>
          </table:table-cell>
          <table:table-cell table:formula="of:=[nearest_3_6.AIK$17]" office:value-type="float" office:value="0" calcext:value-type="float">
            <text:p>0</text:p>
          </table:table-cell>
          <table:table-cell table:formula="of:=[nearest_3_6.AIL$17]" office:value-type="float" office:value="0" calcext:value-type="float">
            <text:p>0</text:p>
          </table:table-cell>
          <table:table-cell table:formula="of:=[nearest_3_6.AIM$17]" office:value-type="float" office:value="0" calcext:value-type="float">
            <text:p>0</text:p>
          </table:table-cell>
          <table:table-cell table:formula="of:=[nearest_3_6.AIN$17]" office:value-type="float" office:value="0" calcext:value-type="float">
            <text:p>0</text:p>
          </table:table-cell>
          <table:table-cell table:formula="of:=[nearest_3_6.AIO$17]" office:value-type="float" office:value="0" calcext:value-type="float">
            <text:p>0</text:p>
          </table:table-cell>
          <table:table-cell table:formula="of:=[nearest_3_6.AIP$17]" office:value-type="float" office:value="0" calcext:value-type="float">
            <text:p>0</text:p>
          </table:table-cell>
          <table:table-cell table:formula="of:=[nearest_3_6.AIQ$17]" office:value-type="float" office:value="0" calcext:value-type="float">
            <text:p>0</text:p>
          </table:table-cell>
          <table:table-cell table:formula="of:=[nearest_3_6.AIR$17]" office:value-type="float" office:value="0" calcext:value-type="float">
            <text:p>0</text:p>
          </table:table-cell>
          <table:table-cell table:formula="of:=[nearest_3_6.AIS$17]" office:value-type="float" office:value="0" calcext:value-type="float">
            <text:p>0</text:p>
          </table:table-cell>
          <table:table-cell table:formula="of:=[nearest_3_6.AIT$17]" office:value-type="float" office:value="0" calcext:value-type="float">
            <text:p>0</text:p>
          </table:table-cell>
          <table:table-cell table:formula="of:=[nearest_3_6.AIU$17]" office:value-type="float" office:value="0" calcext:value-type="float">
            <text:p>0</text:p>
          </table:table-cell>
          <table:table-cell table:formula="of:=[nearest_3_6.AIV$17]" office:value-type="float" office:value="0" calcext:value-type="float">
            <text:p>0</text:p>
          </table:table-cell>
          <table:table-cell table:formula="of:=[nearest_3_6.AIW$17]" office:value-type="float" office:value="0" calcext:value-type="float">
            <text:p>0</text:p>
          </table:table-cell>
          <table:table-cell table:formula="of:=[nearest_3_6.AIX$17]" office:value-type="float" office:value="0" calcext:value-type="float">
            <text:p>0</text:p>
          </table:table-cell>
          <table:table-cell table:formula="of:=[nearest_3_6.AIY$17]" office:value-type="float" office:value="0" calcext:value-type="float">
            <text:p>0</text:p>
          </table:table-cell>
          <table:table-cell table:formula="of:=[nearest_3_6.AIZ$17]" office:value-type="float" office:value="0" calcext:value-type="float">
            <text:p>0</text:p>
          </table:table-cell>
          <table:table-cell table:formula="of:=[nearest_3_6.AJA$17]" office:value-type="float" office:value="0" calcext:value-type="float">
            <text:p>0</text:p>
          </table:table-cell>
          <table:table-cell table:formula="of:=[nearest_3_6.AJB$17]" office:value-type="float" office:value="0" calcext:value-type="float">
            <text:p>0</text:p>
          </table:table-cell>
          <table:table-cell table:formula="of:=[nearest_3_6.AJC$17]" office:value-type="float" office:value="0" calcext:value-type="float">
            <text:p>0</text:p>
          </table:table-cell>
          <table:table-cell table:formula="of:=[nearest_3_6.AJD$17]" office:value-type="float" office:value="0" calcext:value-type="float">
            <text:p>0</text:p>
          </table:table-cell>
          <table:table-cell table:formula="of:=[nearest_3_6.AJE$17]" office:value-type="float" office:value="0" calcext:value-type="float">
            <text:p>0</text:p>
          </table:table-cell>
          <table:table-cell table:formula="of:=[nearest_3_6.AJF$17]" office:value-type="float" office:value="0" calcext:value-type="float">
            <text:p>0</text:p>
          </table:table-cell>
          <table:table-cell table:formula="of:=[nearest_3_6.AJG$17]" office:value-type="float" office:value="0" calcext:value-type="float">
            <text:p>0</text:p>
          </table:table-cell>
          <table:table-cell table:formula="of:=[nearest_3_6.AJH$17]" office:value-type="float" office:value="0" calcext:value-type="float">
            <text:p>0</text:p>
          </table:table-cell>
          <table:table-cell table:formula="of:=[nearest_3_6.AJI$17]" office:value-type="float" office:value="0" calcext:value-type="float">
            <text:p>0</text:p>
          </table:table-cell>
          <table:table-cell table:formula="of:=[nearest_3_6.AJJ$17]" office:value-type="float" office:value="0" calcext:value-type="float">
            <text:p>0</text:p>
          </table:table-cell>
          <table:table-cell table:formula="of:=[nearest_3_6.AJK$17]" office:value-type="float" office:value="0" calcext:value-type="float">
            <text:p>0</text:p>
          </table:table-cell>
          <table:table-cell table:formula="of:=[nearest_3_6.AJL$17]" office:value-type="float" office:value="0" calcext:value-type="float">
            <text:p>0</text:p>
          </table:table-cell>
          <table:table-cell table:formula="of:=[nearest_3_6.AJM$17]" office:value-type="float" office:value="0" calcext:value-type="float">
            <text:p>0</text:p>
          </table:table-cell>
          <table:table-cell table:formula="of:=[nearest_3_6.AJN$17]" office:value-type="float" office:value="0" calcext:value-type="float">
            <text:p>0</text:p>
          </table:table-cell>
          <table:table-cell table:formula="of:=[nearest_3_6.AJO$17]" office:value-type="float" office:value="0" calcext:value-type="float">
            <text:p>0</text:p>
          </table:table-cell>
          <table:table-cell table:formula="of:=[nearest_3_6.AJP$17]" office:value-type="float" office:value="0" calcext:value-type="float">
            <text:p>0</text:p>
          </table:table-cell>
          <table:table-cell table:formula="of:=[nearest_3_6.AJQ$17]" office:value-type="float" office:value="0" calcext:value-type="float">
            <text:p>0</text:p>
          </table:table-cell>
          <table:table-cell table:formula="of:=[nearest_3_6.AJR$17]" office:value-type="float" office:value="0" calcext:value-type="float">
            <text:p>0</text:p>
          </table:table-cell>
          <table:table-cell table:formula="of:=[nearest_3_6.AJS$17]" office:value-type="float" office:value="0" calcext:value-type="float">
            <text:p>0</text:p>
          </table:table-cell>
          <table:table-cell table:formula="of:=[nearest_3_6.AJT$17]" office:value-type="float" office:value="0" calcext:value-type="float">
            <text:p>0</text:p>
          </table:table-cell>
          <table:table-cell table:formula="of:=[nearest_3_6.AJU$17]" office:value-type="float" office:value="0" calcext:value-type="float">
            <text:p>0</text:p>
          </table:table-cell>
          <table:table-cell table:formula="of:=[nearest_3_6.AJV$17]" office:value-type="float" office:value="0" calcext:value-type="float">
            <text:p>0</text:p>
          </table:table-cell>
          <table:table-cell table:formula="of:=[nearest_3_6.AJW$17]" office:value-type="float" office:value="0" calcext:value-type="float">
            <text:p>0</text:p>
          </table:table-cell>
          <table:table-cell table:formula="of:=[nearest_3_6.AJX$17]" office:value-type="float" office:value="0" calcext:value-type="float">
            <text:p>0</text:p>
          </table:table-cell>
          <table:table-cell table:formula="of:=[nearest_3_6.AJY$17]" office:value-type="float" office:value="0" calcext:value-type="float">
            <text:p>0</text:p>
          </table:table-cell>
          <table:table-cell table:formula="of:=[nearest_3_6.AJZ$17]" office:value-type="float" office:value="0" calcext:value-type="float">
            <text:p>0</text:p>
          </table:table-cell>
          <table:table-cell table:formula="of:=[nearest_3_6.AKA$17]" office:value-type="float" office:value="0" calcext:value-type="float">
            <text:p>0</text:p>
          </table:table-cell>
          <table:table-cell table:formula="of:=[nearest_3_6.AKB$17]" office:value-type="float" office:value="0" calcext:value-type="float">
            <text:p>0</text:p>
          </table:table-cell>
          <table:table-cell table:formula="of:=[nearest_3_6.AKC$17]" office:value-type="float" office:value="0" calcext:value-type="float">
            <text:p>0</text:p>
          </table:table-cell>
          <table:table-cell table:formula="of:=[nearest_3_6.AKD$17]" office:value-type="float" office:value="0" calcext:value-type="float">
            <text:p>0</text:p>
          </table:table-cell>
          <table:table-cell table:formula="of:=[nearest_3_6.AKE$17]" office:value-type="float" office:value="0" calcext:value-type="float">
            <text:p>0</text:p>
          </table:table-cell>
          <table:table-cell table:formula="of:=[nearest_3_6.AKF$17]" office:value-type="float" office:value="0" calcext:value-type="float">
            <text:p>0</text:p>
          </table:table-cell>
          <table:table-cell table:formula="of:=[nearest_3_6.AKG$17]" office:value-type="float" office:value="0" calcext:value-type="float">
            <text:p>0</text:p>
          </table:table-cell>
          <table:table-cell table:formula="of:=[nearest_3_6.AKH$17]" office:value-type="float" office:value="0" calcext:value-type="float">
            <text:p>0</text:p>
          </table:table-cell>
          <table:table-cell table:formula="of:=[nearest_3_6.AKI$17]" office:value-type="float" office:value="0" calcext:value-type="float">
            <text:p>0</text:p>
          </table:table-cell>
          <table:table-cell table:formula="of:=[nearest_3_6.AKJ$17]" office:value-type="float" office:value="0" calcext:value-type="float">
            <text:p>0</text:p>
          </table:table-cell>
          <table:table-cell table:formula="of:=[nearest_3_6.AKK$17]" office:value-type="float" office:value="0" calcext:value-type="float">
            <text:p>0</text:p>
          </table:table-cell>
          <table:table-cell table:formula="of:=[nearest_3_6.AKL$17]" office:value-type="float" office:value="0" calcext:value-type="float">
            <text:p>0</text:p>
          </table:table-cell>
          <table:table-cell table:formula="of:=[nearest_3_6.AKM$17]" office:value-type="float" office:value="0" calcext:value-type="float">
            <text:p>0</text:p>
          </table:table-cell>
          <table:table-cell table:formula="of:=[nearest_3_6.AKN$17]" office:value-type="float" office:value="0" calcext:value-type="float">
            <text:p>0</text:p>
          </table:table-cell>
          <table:table-cell table:formula="of:=[nearest_3_6.AKO$17]" office:value-type="float" office:value="0" calcext:value-type="float">
            <text:p>0</text:p>
          </table:table-cell>
          <table:table-cell table:formula="of:=[nearest_3_6.AKP$17]" office:value-type="float" office:value="0" calcext:value-type="float">
            <text:p>0</text:p>
          </table:table-cell>
          <table:table-cell table:formula="of:=[nearest_3_6.AKQ$17]" office:value-type="float" office:value="0" calcext:value-type="float">
            <text:p>0</text:p>
          </table:table-cell>
          <table:table-cell table:formula="of:=[nearest_3_6.AKR$17]" office:value-type="float" office:value="0" calcext:value-type="float">
            <text:p>0</text:p>
          </table:table-cell>
          <table:table-cell table:formula="of:=[nearest_3_6.AKS$17]" office:value-type="float" office:value="0" calcext:value-type="float">
            <text:p>0</text:p>
          </table:table-cell>
          <table:table-cell table:formula="of:=[nearest_3_6.AKT$17]" office:value-type="float" office:value="0" calcext:value-type="float">
            <text:p>0</text:p>
          </table:table-cell>
          <table:table-cell table:formula="of:=[nearest_3_6.AKU$17]" office:value-type="float" office:value="0" calcext:value-type="float">
            <text:p>0</text:p>
          </table:table-cell>
          <table:table-cell table:formula="of:=[nearest_3_6.AKV$17]" office:value-type="float" office:value="0" calcext:value-type="float">
            <text:p>0</text:p>
          </table:table-cell>
          <table:table-cell table:formula="of:=[nearest_3_6.AKW$17]" office:value-type="float" office:value="0" calcext:value-type="float">
            <text:p>0</text:p>
          </table:table-cell>
          <table:table-cell table:formula="of:=[nearest_3_6.AKX$17]" office:value-type="float" office:value="0" calcext:value-type="float">
            <text:p>0</text:p>
          </table:table-cell>
          <table:table-cell table:formula="of:=[nearest_3_6.AKY$17]" office:value-type="float" office:value="0" calcext:value-type="float">
            <text:p>0</text:p>
          </table:table-cell>
          <table:table-cell table:formula="of:=[nearest_3_6.AKZ$17]" office:value-type="float" office:value="0" calcext:value-type="float">
            <text:p>0</text:p>
          </table:table-cell>
          <table:table-cell table:formula="of:=[nearest_3_6.ALA$17]" office:value-type="float" office:value="0" calcext:value-type="float">
            <text:p>0</text:p>
          </table:table-cell>
          <table:table-cell table:formula="of:=[nearest_3_6.ALB$17]" office:value-type="float" office:value="0" calcext:value-type="float">
            <text:p>0</text:p>
          </table:table-cell>
          <table:table-cell table:formula="of:=[nearest_3_6.ALC$17]" office:value-type="float" office:value="0" calcext:value-type="float">
            <text:p>0</text:p>
          </table:table-cell>
          <table:table-cell table:formula="of:=[nearest_3_6.ALD$17]" office:value-type="float" office:value="0" calcext:value-type="float">
            <text:p>0</text:p>
          </table:table-cell>
          <table:table-cell table:formula="of:=[nearest_3_6.ALE$17]" office:value-type="float" office:value="0" calcext:value-type="float">
            <text:p>0</text:p>
          </table:table-cell>
          <table:table-cell table:formula="of:=[nearest_3_6.ALF$17]" office:value-type="float" office:value="0" calcext:value-type="float">
            <text:p>0</text:p>
          </table:table-cell>
          <table:table-cell table:formula="of:=[nearest_3_6.ALG$17]" office:value-type="float" office:value="0" calcext:value-type="float">
            <text:p>0</text:p>
          </table:table-cell>
          <table:table-cell table:formula="of:=[nearest_3_6.ALH$17]" office:value-type="float" office:value="0" calcext:value-type="float">
            <text:p>0</text:p>
          </table:table-cell>
          <table:table-cell table:formula="of:=[nearest_3_6.ALI$17]" office:value-type="float" office:value="0" calcext:value-type="float">
            <text:p>0</text:p>
          </table:table-cell>
          <table:table-cell table:formula="of:=[nearest_3_6.ALJ$17]" office:value-type="float" office:value="0" calcext:value-type="float">
            <text:p>0</text:p>
          </table:table-cell>
          <table:table-cell table:formula="of:=[nearest_3_6.ALK$17]" office:value-type="float" office:value="0" calcext:value-type="float">
            <text:p>0</text:p>
          </table:table-cell>
          <table:table-cell table:formula="of:=[nearest_3_6.ALL$17]" office:value-type="float" office:value="0" calcext:value-type="float">
            <text:p>0</text:p>
          </table:table-cell>
          <table:table-cell table:formula="of:=[nearest_3_6.ALM$17]" office:value-type="float" office:value="0" calcext:value-type="float">
            <text:p>0</text:p>
          </table:table-cell>
          <table:table-cell table:formula="of:=[nearest_3_6.ALN$17]" office:value-type="float" office:value="0" calcext:value-type="float">
            <text:p>0</text:p>
          </table:table-cell>
          <table:table-cell table:formula="of:=[nearest_3_6.ALO$17]" office:value-type="float" office:value="0" calcext:value-type="float">
            <text:p>0</text:p>
          </table:table-cell>
          <table:table-cell table:formula="of:=[nearest_3_6.ALP$17]" office:value-type="float" office:value="0" calcext:value-type="float">
            <text:p>0</text:p>
          </table:table-cell>
          <table:table-cell table:formula="of:=[nearest_3_6.ALQ$17]" office:value-type="float" office:value="0" calcext:value-type="float">
            <text:p>0</text:p>
          </table:table-cell>
          <table:table-cell table:formula="of:=[nearest_3_6.ALR$17]" office:value-type="float" office:value="0" calcext:value-type="float">
            <text:p>0</text:p>
          </table:table-cell>
          <table:table-cell table:formula="of:=[nearest_3_6.ALS$17]" office:value-type="float" office:value="0" calcext:value-type="float">
            <text:p>0</text:p>
          </table:table-cell>
          <table:table-cell table:formula="of:=[nearest_3_6.ALT$17]" office:value-type="float" office:value="0" calcext:value-type="float">
            <text:p>0</text:p>
          </table:table-cell>
          <table:table-cell table:formula="of:=[nearest_3_6.ALU$17]" office:value-type="float" office:value="0" calcext:value-type="float">
            <text:p>0</text:p>
          </table:table-cell>
          <table:table-cell table:formula="of:=[nearest_3_6.ALV$17]" office:value-type="float" office:value="0" calcext:value-type="float">
            <text:p>0</text:p>
          </table:table-cell>
          <table:table-cell table:formula="of:=[nearest_3_6.ALW$17]" office:value-type="float" office:value="0" calcext:value-type="float">
            <text:p>0</text:p>
          </table:table-cell>
          <table:table-cell table:formula="of:=[nearest_3_6.ALX$17]" office:value-type="float" office:value="0" calcext:value-type="float">
            <text:p>0</text:p>
          </table:table-cell>
          <table:table-cell table:formula="of:=[nearest_3_6.ALY$17]" office:value-type="float" office:value="0" calcext:value-type="float">
            <text:p>0</text:p>
          </table:table-cell>
          <table:table-cell table:formula="of:=[nearest_3_6.ALZ$17]" office:value-type="float" office:value="0" calcext:value-type="float">
            <text:p>0</text:p>
          </table:table-cell>
          <table:table-cell table:formula="of:=[nearest_3_6.AMA$17]" office:value-type="float" office:value="0" calcext:value-type="float">
            <text:p>0</text:p>
          </table:table-cell>
          <table:table-cell table:formula="of:=[nearest_3_6.AMB$17]" office:value-type="float" office:value="0" calcext:value-type="float">
            <text:p>0</text:p>
          </table:table-cell>
          <table:table-cell table:formula="of:=[nearest_3_6.AMC$17]" office:value-type="float" office:value="0" calcext:value-type="float">
            <text:p>0</text:p>
          </table:table-cell>
          <table:table-cell table:formula="of:=[nearest_3_6.AMD$17]" office:value-type="float" office:value="0" calcext:value-type="float">
            <text:p>0</text:p>
          </table:table-cell>
          <table:table-cell table:formula="of:=[nearest_3_6.AME$17]" office:value-type="float" office:value="0" calcext:value-type="float">
            <text:p>0</text:p>
          </table:table-cell>
          <table:table-cell table:formula="of:=[nearest_3_6.AMF$17]" office:value-type="float" office:value="0" calcext:value-type="float">
            <text:p>0</text:p>
          </table:table-cell>
          <table:table-cell table:formula="of:=[nearest_3_6.AMG$17]" office:value-type="float" office:value="0" calcext:value-type="float">
            <text:p>0</text:p>
          </table:table-cell>
          <table:table-cell table:formula="of:=[nearest_3_6.AMH$17]" office:value-type="float" office:value="0" calcext:value-type="float">
            <text:p>0</text:p>
          </table:table-cell>
          <table:table-cell table:formula="of:=[nearest_3_6.AMI$17]" office:value-type="float" office:value="0" calcext:value-type="float">
            <text:p>0</text:p>
          </table:table-cell>
          <table:table-cell table:formula="of:=[nearest_3_6.AMJ$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rest_3_7</text:p>
          </table:table-cell>
          <table:table-cell table:formula="of:=[nearest_3_7.B$17]" office:value-type="float" office:value="0.521142046867241" calcext:value-type="float">
            <text:p>0.5211420469</text:p>
          </table:table-cell>
          <table:table-cell table:formula="of:=[nearest_3_7.C$17]" office:value-type="float" office:value="0.542658167747103" calcext:value-type="float">
            <text:p>0.5426581677</text:p>
          </table:table-cell>
          <table:table-cell table:formula="of:=[nearest_3_7.D$17]" office:value-type="float" office:value="0.567379000173045" calcext:value-type="float">
            <text:p>0.5673790002</text:p>
          </table:table-cell>
          <table:table-cell table:formula="of:=[nearest_3_7.E$17]" office:value-type="float" office:value="0.586821855703024" calcext:value-type="float">
            <text:p>0.5868218557</text:p>
          </table:table-cell>
          <table:table-cell table:formula="of:=[nearest_3_7.F$17]" office:value-type="float" office:value="0.599678575651856" calcext:value-type="float">
            <text:p>0.5996785757</text:p>
          </table:table-cell>
          <table:table-cell table:formula="of:=[nearest_3_7.G$17]" office:value-type="float" office:value="0.609518690147954" calcext:value-type="float">
            <text:p>0.6095186901</text:p>
          </table:table-cell>
          <table:table-cell table:formula="of:=[nearest_3_7.H$17]" office:value-type="float" office:value="0.616566707202168" calcext:value-type="float">
            <text:p>0.6165667072</text:p>
          </table:table-cell>
          <table:table-cell table:formula="of:=[nearest_3_7.I$17]" office:value-type="float" office:value="0.626674607551132" calcext:value-type="float">
            <text:p>0.6266746076</text:p>
          </table:table-cell>
          <table:table-cell table:formula="of:=[nearest_3_7.J$17]" office:value-type="float" office:value="0.640439953758097" calcext:value-type="float">
            <text:p>0.6404399538</text:p>
          </table:table-cell>
          <table:table-cell table:formula="of:=[nearest_3_7.K$17]" office:value-type="float" office:value="0.647756924182683" calcext:value-type="float">
            <text:p>0.6477569242</text:p>
          </table:table-cell>
          <table:table-cell table:formula="of:=[nearest_3_7.L$17]" office:value-type="float" office:value="0.666487635008068" calcext:value-type="float">
            <text:p>0.666487635</text:p>
          </table:table-cell>
          <table:table-cell table:formula="of:=[nearest_3_7.M$17]" office:value-type="float" office:value="0.675991131549166" calcext:value-type="float">
            <text:p>0.6759911315</text:p>
          </table:table-cell>
          <table:table-cell table:formula="of:=[nearest_3_7.N$17]" office:value-type="float" office:value="0.68402960580419" calcext:value-type="float">
            <text:p>0.6840296058</text:p>
          </table:table-cell>
          <table:table-cell table:formula="of:=[nearest_3_7.O$17]" office:value-type="float" office:value="0.686317930848613" calcext:value-type="float">
            <text:p>0.6863179308</text:p>
          </table:table-cell>
          <table:table-cell table:formula="of:=[nearest_3_7.P$17]" office:value-type="float" office:value="0.693114516264101" calcext:value-type="float">
            <text:p>0.6931145163</text:p>
          </table:table-cell>
          <table:table-cell table:formula="of:=[nearest_3_7.Q$17]" office:value-type="float" office:value="0.697564715793569" calcext:value-type="float">
            <text:p>0.6975647158</text:p>
          </table:table-cell>
          <table:table-cell table:formula="of:=[nearest_3_7.R$17]" office:value-type="float" office:value="0.702949115269432" calcext:value-type="float">
            <text:p>0.7029491153</text:p>
          </table:table-cell>
          <table:table-cell table:formula="of:=[nearest_3_7.S$17]" office:value-type="float" office:value="0.708117588620832" calcext:value-type="float">
            <text:p>0.7081175886</text:p>
          </table:table-cell>
          <table:table-cell table:formula="of:=[nearest_3_7.T$17]" office:value-type="float" office:value="0.713496434030165" calcext:value-type="float">
            <text:p>0.713496434</text:p>
          </table:table-cell>
          <table:table-cell table:formula="of:=[nearest_3_7.U$17]" office:value-type="float" office:value="0.718210647154439" calcext:value-type="float">
            <text:p>0.7182106472</text:p>
          </table:table-cell>
          <table:table-cell table:formula="of:=[nearest_3_7.V$17]" office:value-type="float" office:value="0.723680256136243" calcext:value-type="float">
            <text:p>0.7236802561</text:p>
          </table:table-cell>
          <table:table-cell table:formula="of:=[nearest_3_7.W$17]" office:value-type="float" office:value="0.728399459838116" calcext:value-type="float">
            <text:p>0.7283994598</text:p>
          </table:table-cell>
          <table:table-cell table:formula="of:=[nearest_3_7.X$17]" office:value-type="float" office:value="0.733424774589322" calcext:value-type="float">
            <text:p>0.7334247746</text:p>
          </table:table-cell>
          <table:table-cell table:formula="of:=[nearest_3_7.Y$17]" office:value-type="float" office:value="0.73724690766712" calcext:value-type="float">
            <text:p>0.7372469077</text:p>
          </table:table-cell>
          <table:table-cell table:formula="of:=[nearest_3_7.Z$17]" office:value-type="float" office:value="0.739057910505281" calcext:value-type="float">
            <text:p>0.7390579105</text:p>
          </table:table-cell>
          <table:table-cell table:formula="of:=[nearest_3_7.AA$17]" office:value-type="float" office:value="0.740613245602283" calcext:value-type="float">
            <text:p>0.7406132456</text:p>
          </table:table-cell>
          <table:table-cell table:formula="of:=[nearest_3_7.AB$17]" office:value-type="float" office:value="0.74168864242768" calcext:value-type="float">
            <text:p>0.7416886424</text:p>
          </table:table-cell>
          <table:table-cell table:formula="of:=[nearest_3_7.AC$17]" office:value-type="float" office:value="0.741559674173711" calcext:value-type="float">
            <text:p>0.7415596742</text:p>
          </table:table-cell>
          <table:table-cell table:formula="of:=[nearest_3_7.AD$17]" office:value-type="float" office:value="0.741559674173711" calcext:value-type="float">
            <text:p>0.7415596742</text:p>
          </table:table-cell>
          <table:table-cell table:formula="of:=[nearest_3_7.AE$17]" office:value-type="float" office:value="0.741559674173711" calcext:value-type="float">
            <text:p>0.7415596742</text:p>
          </table:table-cell>
          <table:table-cell table:formula="of:=[nearest_3_7.AF$17]" office:value-type="float" office:value="0.741559674173711" calcext:value-type="float">
            <text:p>0.7415596742</text:p>
          </table:table-cell>
          <table:table-cell table:formula="of:=[nearest_3_7.AG$17]" office:value-type="float" office:value="0.741559674173711" calcext:value-type="float">
            <text:p>0.7415596742</text:p>
          </table:table-cell>
          <table:table-cell table:formula="of:=[nearest_3_7.AH$17]" office:value-type="float" office:value="0.741559674173711" calcext:value-type="float">
            <text:p>0.7415596742</text:p>
          </table:table-cell>
          <table:table-cell table:formula="of:=[nearest_3_7.AI$17]" office:value-type="float" office:value="0.741559674173711" calcext:value-type="float">
            <text:p>0.7415596742</text:p>
          </table:table-cell>
          <table:table-cell table:formula="of:=[nearest_3_7.AJ$17]" office:value-type="float" office:value="0.741559674173711" calcext:value-type="float">
            <text:p>0.7415596742</text:p>
          </table:table-cell>
          <table:table-cell table:formula="of:=[nearest_3_7.AK$17]" office:value-type="float" office:value="0.741559674173711" calcext:value-type="float">
            <text:p>0.7415596742</text:p>
          </table:table-cell>
          <table:table-cell table:formula="of:=[nearest_3_7.AL$17]" office:value-type="float" office:value="0.741559674173711" calcext:value-type="float">
            <text:p>0.7415596742</text:p>
          </table:table-cell>
          <table:table-cell table:formula="of:=[nearest_3_7.AM$17]" office:value-type="float" office:value="0.741559674173711" calcext:value-type="float">
            <text:p>0.7415596742</text:p>
          </table:table-cell>
          <table:table-cell table:formula="of:=[nearest_3_7.AN$17]" office:value-type="float" office:value="0.741814303803341" calcext:value-type="float">
            <text:p>0.7418143038</text:p>
          </table:table-cell>
          <table:table-cell table:formula="of:=[nearest_3_7.AO$17]" office:value-type="float" office:value="0.74237647311551" calcext:value-type="float">
            <text:p>0.7423764731</text:p>
          </table:table-cell>
          <table:table-cell table:formula="of:=[nearest_3_7.AP$17]" office:value-type="float" office:value="0.74237647311551" calcext:value-type="float">
            <text:p>0.7423764731</text:p>
          </table:table-cell>
          <table:table-cell table:formula="of:=[nearest_3_7.AQ$17]" office:value-type="float" office:value="0.74237647311551" calcext:value-type="float">
            <text:p>0.7423764731</text:p>
          </table:table-cell>
          <table:table-cell table:formula="of:=[nearest_3_7.AR$17]" office:value-type="float" office:value="0.74237647311551" calcext:value-type="float">
            <text:p>0.7423764731</text:p>
          </table:table-cell>
          <table:table-cell table:formula="of:=[nearest_3_7.AS$17]" office:value-type="float" office:value="0.74237647311551" calcext:value-type="float">
            <text:p>0.7423764731</text:p>
          </table:table-cell>
          <table:table-cell table:formula="of:=[nearest_3_7.AT$17]" office:value-type="float" office:value="0.74237647311551" calcext:value-type="float">
            <text:p>0.7423764731</text:p>
          </table:table-cell>
          <table:table-cell table:formula="of:=[nearest_3_7.AU$17]" office:value-type="float" office:value="0.74237647311551" calcext:value-type="float">
            <text:p>0.7423764731</text:p>
          </table:table-cell>
          <table:table-cell table:formula="of:=[nearest_3_7.AV$17]" office:value-type="float" office:value="0.74237647311551" calcext:value-type="float">
            <text:p>0.7423764731</text:p>
          </table:table-cell>
          <table:table-cell table:formula="of:=[nearest_3_7.AW$17]" office:value-type="float" office:value="0.74237647311551" calcext:value-type="float">
            <text:p>0.7423764731</text:p>
          </table:table-cell>
          <table:table-cell table:formula="of:=[nearest_3_7.AX$17]" office:value-type="float" office:value="0.74237647311551" calcext:value-type="float">
            <text:p>0.7423764731</text:p>
          </table:table-cell>
          <table:table-cell table:formula="of:=[nearest_3_7.AY$17]" office:value-type="float" office:value="0.74237647311551" calcext:value-type="float">
            <text:p>0.7423764731</text:p>
          </table:table-cell>
          <table:table-cell table:formula="of:=[nearest_3_7.AZ$17]" office:value-type="float" office:value="0.74237647311551" calcext:value-type="float">
            <text:p>0.7423764731</text:p>
          </table:table-cell>
          <table:table-cell table:formula="of:=[nearest_3_7.BA$17]" office:value-type="float" office:value="0.544658621976902" calcext:value-type="float">
            <text:p>0.544658622</text:p>
          </table:table-cell>
          <table:table-cell table:formula="of:=[nearest_3_7.BB$17]" office:value-type="float" office:value="0.576386680122515" calcext:value-type="float">
            <text:p>0.5763866801</text:p>
          </table:table-cell>
          <table:table-cell table:formula="of:=[nearest_3_7.BC$17]" office:value-type="float" office:value="0.611666150407175" calcext:value-type="float">
            <text:p>0.6116661504</text:p>
          </table:table-cell>
          <table:table-cell table:formula="of:=[nearest_3_7.BD$17]" office:value-type="float" office:value="0.63067118406147" calcext:value-type="float">
            <text:p>0.6306711841</text:p>
          </table:table-cell>
          <table:table-cell table:formula="of:=[nearest_3_7.BE$17]" office:value-type="float" office:value="0.657102673688734" calcext:value-type="float">
            <text:p>0.6571026737</text:p>
          </table:table-cell>
          <table:table-cell table:formula="of:=[nearest_3_7.BF$17]" office:value-type="float" office:value="0.681549313185457" calcext:value-type="float">
            <text:p>0.6815493132</text:p>
          </table:table-cell>
          <table:table-cell table:formula="of:=[nearest_3_7.BG$17]" office:value-type="float" office:value="0.687616573231247" calcext:value-type="float">
            <text:p>0.6876165732</text:p>
          </table:table-cell>
          <table:table-cell table:formula="of:=[nearest_3_7.BH$17]" office:value-type="float" office:value="0.704758463254107" calcext:value-type="float">
            <text:p>0.7047584633</text:p>
          </table:table-cell>
          <table:table-cell table:formula="of:=[nearest_3_7.BI$17]" office:value-type="float" office:value="0.723976345642721" calcext:value-type="float">
            <text:p>0.7239763456</text:p>
          </table:table-cell>
          <table:table-cell table:formula="of:=[nearest_3_7.BJ$17]" office:value-type="float" office:value="0.735844614172899" calcext:value-type="float">
            <text:p>0.7358446142</text:p>
          </table:table-cell>
          <table:table-cell table:formula="of:=[nearest_3_7.BK$17]" office:value-type="float" office:value="0.751718013582884" calcext:value-type="float">
            <text:p>0.7517180136</text:p>
          </table:table-cell>
          <table:table-cell table:formula="of:=[nearest_3_7.BL$17]" office:value-type="float" office:value="0.762192268325431" calcext:value-type="float">
            <text:p>0.7621922683</text:p>
          </table:table-cell>
          <table:table-cell table:formula="of:=[nearest_3_7.BM$17]" office:value-type="float" office:value="0.771379470876671" calcext:value-type="float">
            <text:p>0.7713794709</text:p>
          </table:table-cell>
          <table:table-cell table:formula="of:=[nearest_3_7.BN$17]" office:value-type="float" office:value="0.773088872586073" calcext:value-type="float">
            <text:p>0.7730888726</text:p>
          </table:table-cell>
          <table:table-cell table:formula="of:=[nearest_3_7.BO$17]" office:value-type="float" office:value="0.784595022262954" calcext:value-type="float">
            <text:p>0.7845950223</text:p>
          </table:table-cell>
          <table:table-cell table:formula="of:=[nearest_3_7.BP$17]" office:value-type="float" office:value="0.786304423972356" calcext:value-type="float">
            <text:p>0.786304424</text:p>
          </table:table-cell>
          <table:table-cell table:formula="of:=[nearest_3_7.BQ$17]" office:value-type="float" office:value="0.787887705189784" calcext:value-type="float">
            <text:p>0.7878877052</text:p>
          </table:table-cell>
          <table:table-cell table:formula="of:=[nearest_3_7.BR$17]" office:value-type="float" office:value="0.796735943672168" calcext:value-type="float">
            <text:p>0.7967359437</text:p>
          </table:table-cell>
          <table:table-cell table:formula="of:=[nearest_3_7.BS$17]" office:value-type="float" office:value="0.804558541128912" calcext:value-type="float">
            <text:p>0.8045585411</text:p>
          </table:table-cell>
          <table:table-cell table:formula="of:=[nearest_3_7.BT$17]" office:value-type="float" office:value="0.813458721797385" calcext:value-type="float">
            <text:p>0.8134587218</text:p>
          </table:table-cell>
          <table:table-cell table:formula="of:=[nearest_3_7.BU$17]" office:value-type="float" office:value="0.817914458021414" calcext:value-type="float">
            <text:p>0.817914458</text:p>
          </table:table-cell>
          <table:table-cell table:formula="of:=[nearest_3_7.BV$17]" office:value-type="float" office:value="0.825495951034926" calcext:value-type="float">
            <text:p>0.825495951</text:p>
          </table:table-cell>
          <table:table-cell table:formula="of:=[nearest_3_7.BW$17]" office:value-type="float" office:value="0.831410777381771" calcext:value-type="float">
            <text:p>0.8314107774</text:p>
          </table:table-cell>
          <table:table-cell table:formula="of:=[nearest_3_7.BX$17]" office:value-type="float" office:value="0.83756273109989" calcext:value-type="float">
            <text:p>0.8375627311</text:p>
          </table:table-cell>
          <table:table-cell table:formula="of:=[nearest_3_7.BY$17]" office:value-type="float" office:value="0.842088668557846" calcext:value-type="float">
            <text:p>0.8420886686</text:p>
          </table:table-cell>
          <table:table-cell table:formula="of:=[nearest_3_7.BZ$17]" office:value-type="float" office:value="0.842088668557846" calcext:value-type="float">
            <text:p>0.8420886686</text:p>
          </table:table-cell>
          <table:table-cell table:formula="of:=[nearest_3_7.CA$17]" office:value-type="float" office:value="0.843755335224513" calcext:value-type="float">
            <text:p>0.8437553352</text:p>
          </table:table-cell>
          <table:table-cell table:formula="of:=[nearest_3_7.CB$17]" office:value-type="float" office:value="0.842366446335624" calcext:value-type="float">
            <text:p>0.8423664463</text:p>
          </table:table-cell>
          <table:table-cell table:formula="of:=[nearest_3_7.CC$17]" office:value-type="float" office:value="0.842366446335624" calcext:value-type="float">
            <text:p>0.8423664463</text:p>
          </table:table-cell>
          <table:table-cell table:formula="of:=[nearest_3_7.CD$17]" office:value-type="float" office:value="0.842366446335624" calcext:value-type="float">
            <text:p>0.8423664463</text:p>
          </table:table-cell>
          <table:table-cell table:formula="of:=[nearest_3_7.CE$17]" office:value-type="float" office:value="0.842366446335624" calcext:value-type="float">
            <text:p>0.8423664463</text:p>
          </table:table-cell>
          <table:table-cell table:formula="of:=[nearest_3_7.CF$17]" office:value-type="float" office:value="0.842366446335624" calcext:value-type="float">
            <text:p>0.8423664463</text:p>
          </table:table-cell>
          <table:table-cell table:formula="of:=[nearest_3_7.CG$17]" office:value-type="float" office:value="0.842366446335624" calcext:value-type="float">
            <text:p>0.8423664463</text:p>
          </table:table-cell>
          <table:table-cell table:formula="of:=[nearest_3_7.CH$17]" office:value-type="float" office:value="0.842366446335624" calcext:value-type="float">
            <text:p>0.8423664463</text:p>
          </table:table-cell>
          <table:table-cell table:formula="of:=[nearest_3_7.CI$17]" office:value-type="float" office:value="0.842366446335624" calcext:value-type="float">
            <text:p>0.8423664463</text:p>
          </table:table-cell>
          <table:table-cell table:formula="of:=[nearest_3_7.CJ$17]" office:value-type="float" office:value="0.842366446335624" calcext:value-type="float">
            <text:p>0.8423664463</text:p>
          </table:table-cell>
          <table:table-cell table:formula="of:=[nearest_3_7.CK$17]" office:value-type="float" office:value="0.842366446335624" calcext:value-type="float">
            <text:p>0.8423664463</text:p>
          </table:table-cell>
          <table:table-cell table:formula="of:=[nearest_3_7.CL$17]" office:value-type="float" office:value="0.842366446335624" calcext:value-type="float">
            <text:p>0.8423664463</text:p>
          </table:table-cell>
          <table:table-cell table:formula="of:=[nearest_3_7.CM$17]" office:value-type="float" office:value="0.843755335224513" calcext:value-type="float">
            <text:p>0.8437553352</text:p>
          </table:table-cell>
          <table:table-cell table:formula="of:=[nearest_3_7.CN$17]" office:value-type="float" office:value="0.84653311300229" calcext:value-type="float">
            <text:p>0.846533113</text:p>
          </table:table-cell>
          <table:table-cell table:formula="of:=[nearest_3_7.CO$17]" office:value-type="float" office:value="0.84653311300229" calcext:value-type="float">
            <text:p>0.846533113</text:p>
          </table:table-cell>
          <table:table-cell table:formula="of:=[nearest_3_7.CP$17]" office:value-type="float" office:value="0.84653311300229" calcext:value-type="float">
            <text:p>0.846533113</text:p>
          </table:table-cell>
          <table:table-cell table:formula="of:=[nearest_3_7.CQ$17]" office:value-type="float" office:value="0.84653311300229" calcext:value-type="float">
            <text:p>0.846533113</text:p>
          </table:table-cell>
          <table:table-cell table:formula="of:=[nearest_3_7.CR$17]" office:value-type="float" office:value="0.84653311300229" calcext:value-type="float">
            <text:p>0.846533113</text:p>
          </table:table-cell>
          <table:table-cell table:formula="of:=[nearest_3_7.CS$17]" office:value-type="float" office:value="0.84653311300229" calcext:value-type="float">
            <text:p>0.846533113</text:p>
          </table:table-cell>
          <table:table-cell table:formula="of:=[nearest_3_7.CT$17]" office:value-type="float" office:value="0.84653311300229" calcext:value-type="float">
            <text:p>0.846533113</text:p>
          </table:table-cell>
          <table:table-cell table:formula="of:=[nearest_3_7.CU$17]" office:value-type="float" office:value="0.84653311300229" calcext:value-type="float">
            <text:p>0.846533113</text:p>
          </table:table-cell>
          <table:table-cell table:formula="of:=[nearest_3_7.CV$17]" office:value-type="float" office:value="0.84653311300229" calcext:value-type="float">
            <text:p>0.846533113</text:p>
          </table:table-cell>
          <table:table-cell table:formula="of:=[nearest_3_7.CW$17]" office:value-type="float" office:value="0.84653311300229" calcext:value-type="float">
            <text:p>0.846533113</text:p>
          </table:table-cell>
          <table:table-cell table:formula="of:=[nearest_3_7.CX$17]" office:value-type="float" office:value="0.84653311300229" calcext:value-type="float">
            <text:p>0.846533113</text:p>
          </table:table-cell>
          <table:table-cell table:formula="of:=[nearest_3_7.CY$17]" office:value-type="float" office:value="0.84653311300229" calcext:value-type="float">
            <text:p>0.846533113</text:p>
          </table:table-cell>
          <table:table-cell table:formula="of:=[nearest_3_7.CZ$17]" office:value-type="float" office:value="0" calcext:value-type="float">
            <text:p>0</text:p>
          </table:table-cell>
          <table:table-cell table:formula="of:=[nearest_3_7.DA$17]" office:value-type="float" office:value="0" calcext:value-type="float">
            <text:p>0</text:p>
          </table:table-cell>
          <table:table-cell table:formula="of:=[nearest_3_7.DB$17]" office:value-type="float" office:value="0" calcext:value-type="float">
            <text:p>0</text:p>
          </table:table-cell>
          <table:table-cell table:formula="of:=[nearest_3_7.DC$17]" office:value-type="float" office:value="0" calcext:value-type="float">
            <text:p>0</text:p>
          </table:table-cell>
          <table:table-cell table:formula="of:=[nearest_3_7.DD$17]" office:value-type="float" office:value="0" calcext:value-type="float">
            <text:p>0</text:p>
          </table:table-cell>
          <table:table-cell table:formula="of:=[nearest_3_7.DE$17]" office:value-type="float" office:value="0" calcext:value-type="float">
            <text:p>0</text:p>
          </table:table-cell>
          <table:table-cell table:formula="of:=[nearest_3_7.DF$17]" office:value-type="float" office:value="0" calcext:value-type="float">
            <text:p>0</text:p>
          </table:table-cell>
          <table:table-cell table:formula="of:=[nearest_3_7.DG$17]" office:value-type="float" office:value="0" calcext:value-type="float">
            <text:p>0</text:p>
          </table:table-cell>
          <table:table-cell table:formula="of:=[nearest_3_7.DH$17]" office:value-type="float" office:value="0" calcext:value-type="float">
            <text:p>0</text:p>
          </table:table-cell>
          <table:table-cell table:formula="of:=[nearest_3_7.DI$17]" office:value-type="float" office:value="0" calcext:value-type="float">
            <text:p>0</text:p>
          </table:table-cell>
          <table:table-cell table:formula="of:=[nearest_3_7.DJ$17]" office:value-type="float" office:value="0" calcext:value-type="float">
            <text:p>0</text:p>
          </table:table-cell>
          <table:table-cell table:formula="of:=[nearest_3_7.DK$17]" office:value-type="float" office:value="0" calcext:value-type="float">
            <text:p>0</text:p>
          </table:table-cell>
          <table:table-cell table:formula="of:=[nearest_3_7.DL$17]" office:value-type="float" office:value="0" calcext:value-type="float">
            <text:p>0</text:p>
          </table:table-cell>
          <table:table-cell table:formula="of:=[nearest_3_7.DM$17]" office:value-type="float" office:value="0" calcext:value-type="float">
            <text:p>0</text:p>
          </table:table-cell>
          <table:table-cell table:formula="of:=[nearest_3_7.DN$17]" office:value-type="float" office:value="0" calcext:value-type="float">
            <text:p>0</text:p>
          </table:table-cell>
          <table:table-cell table:formula="of:=[nearest_3_7.DO$17]" office:value-type="float" office:value="0" calcext:value-type="float">
            <text:p>0</text:p>
          </table:table-cell>
          <table:table-cell table:formula="of:=[nearest_3_7.DP$17]" office:value-type="float" office:value="0" calcext:value-type="float">
            <text:p>0</text:p>
          </table:table-cell>
          <table:table-cell table:formula="of:=[nearest_3_7.DQ$17]" office:value-type="float" office:value="0" calcext:value-type="float">
            <text:p>0</text:p>
          </table:table-cell>
          <table:table-cell table:formula="of:=[nearest_3_7.DR$17]" office:value-type="float" office:value="0" calcext:value-type="float">
            <text:p>0</text:p>
          </table:table-cell>
          <table:table-cell table:formula="of:=[nearest_3_7.DS$17]" office:value-type="float" office:value="0" calcext:value-type="float">
            <text:p>0</text:p>
          </table:table-cell>
          <table:table-cell table:formula="of:=[nearest_3_7.DT$17]" office:value-type="float" office:value="0" calcext:value-type="float">
            <text:p>0</text:p>
          </table:table-cell>
          <table:table-cell table:formula="of:=[nearest_3_7.DU$17]" office:value-type="float" office:value="0" calcext:value-type="float">
            <text:p>0</text:p>
          </table:table-cell>
          <table:table-cell table:formula="of:=[nearest_3_7.DV$17]" office:value-type="float" office:value="0" calcext:value-type="float">
            <text:p>0</text:p>
          </table:table-cell>
          <table:table-cell table:formula="of:=[nearest_3_7.DW$17]" office:value-type="float" office:value="0" calcext:value-type="float">
            <text:p>0</text:p>
          </table:table-cell>
          <table:table-cell table:formula="of:=[nearest_3_7.DX$17]" office:value-type="float" office:value="0" calcext:value-type="float">
            <text:p>0</text:p>
          </table:table-cell>
          <table:table-cell table:formula="of:=[nearest_3_7.DY$17]" office:value-type="float" office:value="0" calcext:value-type="float">
            <text:p>0</text:p>
          </table:table-cell>
          <table:table-cell table:formula="of:=[nearest_3_7.DZ$17]" office:value-type="float" office:value="0" calcext:value-type="float">
            <text:p>0</text:p>
          </table:table-cell>
          <table:table-cell table:formula="of:=[nearest_3_7.EA$17]" office:value-type="float" office:value="0" calcext:value-type="float">
            <text:p>0</text:p>
          </table:table-cell>
          <table:table-cell table:formula="of:=[nearest_3_7.EB$17]" office:value-type="float" office:value="0" calcext:value-type="float">
            <text:p>0</text:p>
          </table:table-cell>
          <table:table-cell table:formula="of:=[nearest_3_7.EC$17]" office:value-type="float" office:value="0" calcext:value-type="float">
            <text:p>0</text:p>
          </table:table-cell>
          <table:table-cell table:formula="of:=[nearest_3_7.ED$17]" office:value-type="float" office:value="0" calcext:value-type="float">
            <text:p>0</text:p>
          </table:table-cell>
          <table:table-cell table:formula="of:=[nearest_3_7.EE$17]" office:value-type="float" office:value="0" calcext:value-type="float">
            <text:p>0</text:p>
          </table:table-cell>
          <table:table-cell table:formula="of:=[nearest_3_7.EF$17]" office:value-type="float" office:value="0" calcext:value-type="float">
            <text:p>0</text:p>
          </table:table-cell>
          <table:table-cell table:formula="of:=[nearest_3_7.EG$17]" office:value-type="float" office:value="0" calcext:value-type="float">
            <text:p>0</text:p>
          </table:table-cell>
          <table:table-cell table:formula="of:=[nearest_3_7.EH$17]" office:value-type="float" office:value="0" calcext:value-type="float">
            <text:p>0</text:p>
          </table:table-cell>
          <table:table-cell table:formula="of:=[nearest_3_7.EI$17]" office:value-type="float" office:value="0" calcext:value-type="float">
            <text:p>0</text:p>
          </table:table-cell>
          <table:table-cell table:formula="of:=[nearest_3_7.EJ$17]" office:value-type="float" office:value="0" calcext:value-type="float">
            <text:p>0</text:p>
          </table:table-cell>
          <table:table-cell table:formula="of:=[nearest_3_7.EK$17]" office:value-type="float" office:value="0" calcext:value-type="float">
            <text:p>0</text:p>
          </table:table-cell>
          <table:table-cell table:formula="of:=[nearest_3_7.EL$17]" office:value-type="float" office:value="0" calcext:value-type="float">
            <text:p>0</text:p>
          </table:table-cell>
          <table:table-cell table:formula="of:=[nearest_3_7.EM$17]" office:value-type="float" office:value="0" calcext:value-type="float">
            <text:p>0</text:p>
          </table:table-cell>
          <table:table-cell table:formula="of:=[nearest_3_7.EN$17]" office:value-type="float" office:value="0" calcext:value-type="float">
            <text:p>0</text:p>
          </table:table-cell>
          <table:table-cell table:formula="of:=[nearest_3_7.EO$17]" office:value-type="float" office:value="0" calcext:value-type="float">
            <text:p>0</text:p>
          </table:table-cell>
          <table:table-cell table:formula="of:=[nearest_3_7.EP$17]" office:value-type="float" office:value="0" calcext:value-type="float">
            <text:p>0</text:p>
          </table:table-cell>
          <table:table-cell table:formula="of:=[nearest_3_7.EQ$17]" office:value-type="float" office:value="0" calcext:value-type="float">
            <text:p>0</text:p>
          </table:table-cell>
          <table:table-cell table:formula="of:=[nearest_3_7.ER$17]" office:value-type="float" office:value="0" calcext:value-type="float">
            <text:p>0</text:p>
          </table:table-cell>
          <table:table-cell table:formula="of:=[nearest_3_7.ES$17]" office:value-type="float" office:value="0" calcext:value-type="float">
            <text:p>0</text:p>
          </table:table-cell>
          <table:table-cell table:formula="of:=[nearest_3_7.ET$17]" office:value-type="float" office:value="0" calcext:value-type="float">
            <text:p>0</text:p>
          </table:table-cell>
          <table:table-cell table:formula="of:=[nearest_3_7.EU$17]" office:value-type="float" office:value="0" calcext:value-type="float">
            <text:p>0</text:p>
          </table:table-cell>
          <table:table-cell table:formula="of:=[nearest_3_7.EV$17]" office:value-type="float" office:value="0" calcext:value-type="float">
            <text:p>0</text:p>
          </table:table-cell>
          <table:table-cell table:formula="of:=[nearest_3_7.EW$17]" office:value-type="float" office:value="0" calcext:value-type="float">
            <text:p>0</text:p>
          </table:table-cell>
          <table:table-cell table:formula="of:=[nearest_3_7.EX$17]" office:value-type="float" office:value="0" calcext:value-type="float">
            <text:p>0</text:p>
          </table:table-cell>
          <table:table-cell table:formula="of:=[nearest_3_7.EY$17]" office:value-type="float" office:value="0" calcext:value-type="float">
            <text:p>0</text:p>
          </table:table-cell>
          <table:table-cell table:formula="of:=[nearest_3_7.EZ$17]" office:value-type="float" office:value="0" calcext:value-type="float">
            <text:p>0</text:p>
          </table:table-cell>
          <table:table-cell table:formula="of:=[nearest_3_7.FA$17]" office:value-type="float" office:value="0" calcext:value-type="float">
            <text:p>0</text:p>
          </table:table-cell>
          <table:table-cell table:formula="of:=[nearest_3_7.FB$17]" office:value-type="float" office:value="0" calcext:value-type="float">
            <text:p>0</text:p>
          </table:table-cell>
          <table:table-cell table:formula="of:=[nearest_3_7.FC$17]" office:value-type="float" office:value="0" calcext:value-type="float">
            <text:p>0</text:p>
          </table:table-cell>
          <table:table-cell table:formula="of:=[nearest_3_7.FD$17]" office:value-type="float" office:value="0" calcext:value-type="float">
            <text:p>0</text:p>
          </table:table-cell>
          <table:table-cell table:formula="of:=[nearest_3_7.FE$17]" office:value-type="float" office:value="0" calcext:value-type="float">
            <text:p>0</text:p>
          </table:table-cell>
          <table:table-cell table:formula="of:=[nearest_3_7.FF$17]" office:value-type="float" office:value="0" calcext:value-type="float">
            <text:p>0</text:p>
          </table:table-cell>
          <table:table-cell table:formula="of:=[nearest_3_7.FG$17]" office:value-type="float" office:value="0" calcext:value-type="float">
            <text:p>0</text:p>
          </table:table-cell>
          <table:table-cell table:formula="of:=[nearest_3_7.FH$17]" office:value-type="float" office:value="0" calcext:value-type="float">
            <text:p>0</text:p>
          </table:table-cell>
          <table:table-cell table:formula="of:=[nearest_3_7.FI$17]" office:value-type="float" office:value="0" calcext:value-type="float">
            <text:p>0</text:p>
          </table:table-cell>
          <table:table-cell table:formula="of:=[nearest_3_7.FJ$17]" office:value-type="float" office:value="0" calcext:value-type="float">
            <text:p>0</text:p>
          </table:table-cell>
          <table:table-cell table:formula="of:=[nearest_3_7.FK$17]" office:value-type="float" office:value="0" calcext:value-type="float">
            <text:p>0</text:p>
          </table:table-cell>
          <table:table-cell table:formula="of:=[nearest_3_7.FL$17]" office:value-type="float" office:value="0" calcext:value-type="float">
            <text:p>0</text:p>
          </table:table-cell>
          <table:table-cell table:formula="of:=[nearest_3_7.FM$17]" office:value-type="float" office:value="0" calcext:value-type="float">
            <text:p>0</text:p>
          </table:table-cell>
          <table:table-cell table:formula="of:=[nearest_3_7.FN$17]" office:value-type="float" office:value="0" calcext:value-type="float">
            <text:p>0</text:p>
          </table:table-cell>
          <table:table-cell table:formula="of:=[nearest_3_7.FO$17]" office:value-type="float" office:value="0" calcext:value-type="float">
            <text:p>0</text:p>
          </table:table-cell>
          <table:table-cell table:formula="of:=[nearest_3_7.FP$17]" office:value-type="float" office:value="0" calcext:value-type="float">
            <text:p>0</text:p>
          </table:table-cell>
          <table:table-cell table:formula="of:=[nearest_3_7.FQ$17]" office:value-type="float" office:value="0" calcext:value-type="float">
            <text:p>0</text:p>
          </table:table-cell>
          <table:table-cell table:formula="of:=[nearest_3_7.FR$17]" office:value-type="float" office:value="0" calcext:value-type="float">
            <text:p>0</text:p>
          </table:table-cell>
          <table:table-cell table:formula="of:=[nearest_3_7.FS$17]" office:value-type="float" office:value="0" calcext:value-type="float">
            <text:p>0</text:p>
          </table:table-cell>
          <table:table-cell table:formula="of:=[nearest_3_7.FT$17]" office:value-type="float" office:value="0" calcext:value-type="float">
            <text:p>0</text:p>
          </table:table-cell>
          <table:table-cell table:formula="of:=[nearest_3_7.FU$17]" office:value-type="float" office:value="0" calcext:value-type="float">
            <text:p>0</text:p>
          </table:table-cell>
          <table:table-cell table:formula="of:=[nearest_3_7.FV$17]" office:value-type="float" office:value="0" calcext:value-type="float">
            <text:p>0</text:p>
          </table:table-cell>
          <table:table-cell table:formula="of:=[nearest_3_7.FW$17]" office:value-type="float" office:value="0" calcext:value-type="float">
            <text:p>0</text:p>
          </table:table-cell>
          <table:table-cell table:formula="of:=[nearest_3_7.FX$17]" office:value-type="float" office:value="0" calcext:value-type="float">
            <text:p>0</text:p>
          </table:table-cell>
          <table:table-cell table:formula="of:=[nearest_3_7.FY$17]" office:value-type="float" office:value="0" calcext:value-type="float">
            <text:p>0</text:p>
          </table:table-cell>
          <table:table-cell table:formula="of:=[nearest_3_7.FZ$17]" office:value-type="float" office:value="0" calcext:value-type="float">
            <text:p>0</text:p>
          </table:table-cell>
          <table:table-cell table:formula="of:=[nearest_3_7.GA$17]" office:value-type="float" office:value="0" calcext:value-type="float">
            <text:p>0</text:p>
          </table:table-cell>
          <table:table-cell table:formula="of:=[nearest_3_7.GB$17]" office:value-type="float" office:value="0" calcext:value-type="float">
            <text:p>0</text:p>
          </table:table-cell>
          <table:table-cell table:formula="of:=[nearest_3_7.GC$17]" office:value-type="float" office:value="0" calcext:value-type="float">
            <text:p>0</text:p>
          </table:table-cell>
          <table:table-cell table:formula="of:=[nearest_3_7.GD$17]" office:value-type="float" office:value="0" calcext:value-type="float">
            <text:p>0</text:p>
          </table:table-cell>
          <table:table-cell table:formula="of:=[nearest_3_7.GE$17]" office:value-type="float" office:value="0" calcext:value-type="float">
            <text:p>0</text:p>
          </table:table-cell>
          <table:table-cell table:formula="of:=[nearest_3_7.GF$17]" office:value-type="float" office:value="0" calcext:value-type="float">
            <text:p>0</text:p>
          </table:table-cell>
          <table:table-cell table:formula="of:=[nearest_3_7.GG$17]" office:value-type="float" office:value="0" calcext:value-type="float">
            <text:p>0</text:p>
          </table:table-cell>
          <table:table-cell table:formula="of:=[nearest_3_7.GH$17]" office:value-type="float" office:value="0" calcext:value-type="float">
            <text:p>0</text:p>
          </table:table-cell>
          <table:table-cell table:formula="of:=[nearest_3_7.GI$17]" office:value-type="float" office:value="0" calcext:value-type="float">
            <text:p>0</text:p>
          </table:table-cell>
          <table:table-cell table:formula="of:=[nearest_3_7.GJ$17]" office:value-type="float" office:value="0" calcext:value-type="float">
            <text:p>0</text:p>
          </table:table-cell>
          <table:table-cell table:formula="of:=[nearest_3_7.GK$17]" office:value-type="float" office:value="0" calcext:value-type="float">
            <text:p>0</text:p>
          </table:table-cell>
          <table:table-cell table:formula="of:=[nearest_3_7.GL$17]" office:value-type="float" office:value="0" calcext:value-type="float">
            <text:p>0</text:p>
          </table:table-cell>
          <table:table-cell table:formula="of:=[nearest_3_7.GM$17]" office:value-type="float" office:value="0" calcext:value-type="float">
            <text:p>0</text:p>
          </table:table-cell>
          <table:table-cell table:formula="of:=[nearest_3_7.GN$17]" office:value-type="float" office:value="0" calcext:value-type="float">
            <text:p>0</text:p>
          </table:table-cell>
          <table:table-cell table:formula="of:=[nearest_3_7.GO$17]" office:value-type="float" office:value="0" calcext:value-type="float">
            <text:p>0</text:p>
          </table:table-cell>
          <table:table-cell table:formula="of:=[nearest_3_7.GP$17]" office:value-type="float" office:value="0" calcext:value-type="float">
            <text:p>0</text:p>
          </table:table-cell>
          <table:table-cell table:formula="of:=[nearest_3_7.GQ$17]" office:value-type="float" office:value="0" calcext:value-type="float">
            <text:p>0</text:p>
          </table:table-cell>
          <table:table-cell table:formula="of:=[nearest_3_7.GR$17]" office:value-type="float" office:value="0" calcext:value-type="float">
            <text:p>0</text:p>
          </table:table-cell>
          <table:table-cell table:formula="of:=[nearest_3_7.GS$17]" office:value-type="float" office:value="0" calcext:value-type="float">
            <text:p>0</text:p>
          </table:table-cell>
          <table:table-cell table:formula="of:=[nearest_3_7.GT$17]" office:value-type="float" office:value="0" calcext:value-type="float">
            <text:p>0</text:p>
          </table:table-cell>
          <table:table-cell table:formula="of:=[nearest_3_7.GU$17]" office:value-type="float" office:value="0" calcext:value-type="float">
            <text:p>0</text:p>
          </table:table-cell>
          <table:table-cell table:formula="of:=[nearest_3_7.GV$17]" office:value-type="float" office:value="0" calcext:value-type="float">
            <text:p>0</text:p>
          </table:table-cell>
          <table:table-cell table:formula="of:=[nearest_3_7.GW$17]" office:value-type="float" office:value="0" calcext:value-type="float">
            <text:p>0</text:p>
          </table:table-cell>
          <table:table-cell table:formula="of:=[nearest_3_7.GX$17]" office:value-type="float" office:value="0" calcext:value-type="float">
            <text:p>0</text:p>
          </table:table-cell>
          <table:table-cell table:formula="of:=[nearest_3_7.GY$17]" office:value-type="float" office:value="0" calcext:value-type="float">
            <text:p>0</text:p>
          </table:table-cell>
          <table:table-cell table:formula="of:=[nearest_3_7.GZ$17]" office:value-type="float" office:value="0" calcext:value-type="float">
            <text:p>0</text:p>
          </table:table-cell>
          <table:table-cell table:formula="of:=[nearest_3_7.HA$17]" office:value-type="float" office:value="0" calcext:value-type="float">
            <text:p>0</text:p>
          </table:table-cell>
          <table:table-cell table:formula="of:=[nearest_3_7.HB$17]" office:value-type="float" office:value="0" calcext:value-type="float">
            <text:p>0</text:p>
          </table:table-cell>
          <table:table-cell table:formula="of:=[nearest_3_7.HC$17]" office:value-type="float" office:value="0" calcext:value-type="float">
            <text:p>0</text:p>
          </table:table-cell>
          <table:table-cell table:formula="of:=[nearest_3_7.HD$17]" office:value-type="float" office:value="0" calcext:value-type="float">
            <text:p>0</text:p>
          </table:table-cell>
          <table:table-cell table:formula="of:=[nearest_3_7.HE$17]" office:value-type="float" office:value="0" calcext:value-type="float">
            <text:p>0</text:p>
          </table:table-cell>
          <table:table-cell table:formula="of:=[nearest_3_7.HF$17]" office:value-type="float" office:value="0" calcext:value-type="float">
            <text:p>0</text:p>
          </table:table-cell>
          <table:table-cell table:formula="of:=[nearest_3_7.HG$17]" office:value-type="float" office:value="0" calcext:value-type="float">
            <text:p>0</text:p>
          </table:table-cell>
          <table:table-cell table:formula="of:=[nearest_3_7.HH$17]" office:value-type="float" office:value="0" calcext:value-type="float">
            <text:p>0</text:p>
          </table:table-cell>
          <table:table-cell table:formula="of:=[nearest_3_7.HI$17]" office:value-type="float" office:value="0" calcext:value-type="float">
            <text:p>0</text:p>
          </table:table-cell>
          <table:table-cell table:formula="of:=[nearest_3_7.HJ$17]" office:value-type="float" office:value="0" calcext:value-type="float">
            <text:p>0</text:p>
          </table:table-cell>
          <table:table-cell table:formula="of:=[nearest_3_7.HK$17]" office:value-type="float" office:value="0" calcext:value-type="float">
            <text:p>0</text:p>
          </table:table-cell>
          <table:table-cell table:formula="of:=[nearest_3_7.HL$17]" office:value-type="float" office:value="0" calcext:value-type="float">
            <text:p>0</text:p>
          </table:table-cell>
          <table:table-cell table:formula="of:=[nearest_3_7.HM$17]" office:value-type="float" office:value="0" calcext:value-type="float">
            <text:p>0</text:p>
          </table:table-cell>
          <table:table-cell table:formula="of:=[nearest_3_7.HN$17]" office:value-type="float" office:value="0" calcext:value-type="float">
            <text:p>0</text:p>
          </table:table-cell>
          <table:table-cell table:formula="of:=[nearest_3_7.HO$17]" office:value-type="float" office:value="0" calcext:value-type="float">
            <text:p>0</text:p>
          </table:table-cell>
          <table:table-cell table:formula="of:=[nearest_3_7.HP$17]" office:value-type="float" office:value="0" calcext:value-type="float">
            <text:p>0</text:p>
          </table:table-cell>
          <table:table-cell table:formula="of:=[nearest_3_7.HQ$17]" office:value-type="float" office:value="0" calcext:value-type="float">
            <text:p>0</text:p>
          </table:table-cell>
          <table:table-cell table:formula="of:=[nearest_3_7.HR$17]" office:value-type="float" office:value="0" calcext:value-type="float">
            <text:p>0</text:p>
          </table:table-cell>
          <table:table-cell table:formula="of:=[nearest_3_7.HS$17]" office:value-type="float" office:value="0" calcext:value-type="float">
            <text:p>0</text:p>
          </table:table-cell>
          <table:table-cell table:formula="of:=[nearest_3_7.HT$17]" office:value-type="float" office:value="0" calcext:value-type="float">
            <text:p>0</text:p>
          </table:table-cell>
          <table:table-cell table:formula="of:=[nearest_3_7.HU$17]" office:value-type="float" office:value="0" calcext:value-type="float">
            <text:p>0</text:p>
          </table:table-cell>
          <table:table-cell table:formula="of:=[nearest_3_7.HV$17]" office:value-type="float" office:value="0" calcext:value-type="float">
            <text:p>0</text:p>
          </table:table-cell>
          <table:table-cell table:formula="of:=[nearest_3_7.HW$17]" office:value-type="float" office:value="0" calcext:value-type="float">
            <text:p>0</text:p>
          </table:table-cell>
          <table:table-cell table:formula="of:=[nearest_3_7.HX$17]" office:value-type="float" office:value="0" calcext:value-type="float">
            <text:p>0</text:p>
          </table:table-cell>
          <table:table-cell table:formula="of:=[nearest_3_7.HY$17]" office:value-type="float" office:value="0" calcext:value-type="float">
            <text:p>0</text:p>
          </table:table-cell>
          <table:table-cell table:formula="of:=[nearest_3_7.HZ$17]" office:value-type="float" office:value="0" calcext:value-type="float">
            <text:p>0</text:p>
          </table:table-cell>
          <table:table-cell table:formula="of:=[nearest_3_7.IA$17]" office:value-type="float" office:value="0" calcext:value-type="float">
            <text:p>0</text:p>
          </table:table-cell>
          <table:table-cell table:formula="of:=[nearest_3_7.IB$17]" office:value-type="float" office:value="0" calcext:value-type="float">
            <text:p>0</text:p>
          </table:table-cell>
          <table:table-cell table:formula="of:=[nearest_3_7.IC$17]" office:value-type="float" office:value="0" calcext:value-type="float">
            <text:p>0</text:p>
          </table:table-cell>
          <table:table-cell table:formula="of:=[nearest_3_7.ID$17]" office:value-type="float" office:value="0" calcext:value-type="float">
            <text:p>0</text:p>
          </table:table-cell>
          <table:table-cell table:formula="of:=[nearest_3_7.IE$17]" office:value-type="float" office:value="0" calcext:value-type="float">
            <text:p>0</text:p>
          </table:table-cell>
          <table:table-cell table:formula="of:=[nearest_3_7.IF$17]" office:value-type="float" office:value="0" calcext:value-type="float">
            <text:p>0</text:p>
          </table:table-cell>
          <table:table-cell table:formula="of:=[nearest_3_7.IG$17]" office:value-type="float" office:value="0" calcext:value-type="float">
            <text:p>0</text:p>
          </table:table-cell>
          <table:table-cell table:formula="of:=[nearest_3_7.IH$17]" office:value-type="float" office:value="0" calcext:value-type="float">
            <text:p>0</text:p>
          </table:table-cell>
          <table:table-cell table:formula="of:=[nearest_3_7.II$17]" office:value-type="float" office:value="0" calcext:value-type="float">
            <text:p>0</text:p>
          </table:table-cell>
          <table:table-cell table:formula="of:=[nearest_3_7.IJ$17]" office:value-type="float" office:value="0" calcext:value-type="float">
            <text:p>0</text:p>
          </table:table-cell>
          <table:table-cell table:formula="of:=[nearest_3_7.IK$17]" office:value-type="float" office:value="0" calcext:value-type="float">
            <text:p>0</text:p>
          </table:table-cell>
          <table:table-cell table:formula="of:=[nearest_3_7.IL$17]" office:value-type="float" office:value="0" calcext:value-type="float">
            <text:p>0</text:p>
          </table:table-cell>
          <table:table-cell table:formula="of:=[nearest_3_7.IM$17]" office:value-type="float" office:value="0" calcext:value-type="float">
            <text:p>0</text:p>
          </table:table-cell>
          <table:table-cell table:formula="of:=[nearest_3_7.IN$17]" office:value-type="float" office:value="0" calcext:value-type="float">
            <text:p>0</text:p>
          </table:table-cell>
          <table:table-cell table:formula="of:=[nearest_3_7.IO$17]" office:value-type="float" office:value="0" calcext:value-type="float">
            <text:p>0</text:p>
          </table:table-cell>
          <table:table-cell table:formula="of:=[nearest_3_7.IP$17]" office:value-type="float" office:value="0" calcext:value-type="float">
            <text:p>0</text:p>
          </table:table-cell>
          <table:table-cell table:formula="of:=[nearest_3_7.IQ$17]" office:value-type="float" office:value="0" calcext:value-type="float">
            <text:p>0</text:p>
          </table:table-cell>
          <table:table-cell table:formula="of:=[nearest_3_7.IR$17]" office:value-type="float" office:value="0" calcext:value-type="float">
            <text:p>0</text:p>
          </table:table-cell>
          <table:table-cell table:formula="of:=[nearest_3_7.IS$17]" office:value-type="float" office:value="0" calcext:value-type="float">
            <text:p>0</text:p>
          </table:table-cell>
          <table:table-cell table:formula="of:=[nearest_3_7.IT$17]" office:value-type="float" office:value="0" calcext:value-type="float">
            <text:p>0</text:p>
          </table:table-cell>
          <table:table-cell table:formula="of:=[nearest_3_7.IU$17]" office:value-type="float" office:value="0" calcext:value-type="float">
            <text:p>0</text:p>
          </table:table-cell>
          <table:table-cell table:formula="of:=[nearest_3_7.IV$17]" office:value-type="float" office:value="0" calcext:value-type="float">
            <text:p>0</text:p>
          </table:table-cell>
          <table:table-cell table:formula="of:=[nearest_3_7.IW$17]" office:value-type="float" office:value="0" calcext:value-type="float">
            <text:p>0</text:p>
          </table:table-cell>
          <table:table-cell table:formula="of:=[nearest_3_7.IX$17]" office:value-type="float" office:value="0" calcext:value-type="float">
            <text:p>0</text:p>
          </table:table-cell>
          <table:table-cell table:formula="of:=[nearest_3_7.IY$17]" office:value-type="float" office:value="0" calcext:value-type="float">
            <text:p>0</text:p>
          </table:table-cell>
          <table:table-cell table:formula="of:=[nearest_3_7.IZ$17]" office:value-type="float" office:value="0" calcext:value-type="float">
            <text:p>0</text:p>
          </table:table-cell>
          <table:table-cell table:formula="of:=[nearest_3_7.JA$17]" office:value-type="float" office:value="0" calcext:value-type="float">
            <text:p>0</text:p>
          </table:table-cell>
          <table:table-cell table:formula="of:=[nearest_3_7.JB$17]" office:value-type="float" office:value="0" calcext:value-type="float">
            <text:p>0</text:p>
          </table:table-cell>
          <table:table-cell table:formula="of:=[nearest_3_7.JC$17]" office:value-type="float" office:value="0" calcext:value-type="float">
            <text:p>0</text:p>
          </table:table-cell>
          <table:table-cell table:formula="of:=[nearest_3_7.JD$17]" office:value-type="float" office:value="0" calcext:value-type="float">
            <text:p>0</text:p>
          </table:table-cell>
          <table:table-cell table:formula="of:=[nearest_3_7.JE$17]" office:value-type="float" office:value="0" calcext:value-type="float">
            <text:p>0</text:p>
          </table:table-cell>
          <table:table-cell table:formula="of:=[nearest_3_7.JF$17]" office:value-type="float" office:value="0" calcext:value-type="float">
            <text:p>0</text:p>
          </table:table-cell>
          <table:table-cell table:formula="of:=[nearest_3_7.JG$17]" office:value-type="float" office:value="0" calcext:value-type="float">
            <text:p>0</text:p>
          </table:table-cell>
          <table:table-cell table:formula="of:=[nearest_3_7.JH$17]" office:value-type="float" office:value="0" calcext:value-type="float">
            <text:p>0</text:p>
          </table:table-cell>
          <table:table-cell table:formula="of:=[nearest_3_7.JI$17]" office:value-type="float" office:value="0" calcext:value-type="float">
            <text:p>0</text:p>
          </table:table-cell>
          <table:table-cell table:formula="of:=[nearest_3_7.JJ$17]" office:value-type="float" office:value="0" calcext:value-type="float">
            <text:p>0</text:p>
          </table:table-cell>
          <table:table-cell table:formula="of:=[nearest_3_7.JK$17]" office:value-type="float" office:value="0" calcext:value-type="float">
            <text:p>0</text:p>
          </table:table-cell>
          <table:table-cell table:formula="of:=[nearest_3_7.JL$17]" office:value-type="float" office:value="0" calcext:value-type="float">
            <text:p>0</text:p>
          </table:table-cell>
          <table:table-cell table:formula="of:=[nearest_3_7.JM$17]" office:value-type="float" office:value="0" calcext:value-type="float">
            <text:p>0</text:p>
          </table:table-cell>
          <table:table-cell table:formula="of:=[nearest_3_7.JN$17]" office:value-type="float" office:value="0" calcext:value-type="float">
            <text:p>0</text:p>
          </table:table-cell>
          <table:table-cell table:formula="of:=[nearest_3_7.JO$17]" office:value-type="float" office:value="0" calcext:value-type="float">
            <text:p>0</text:p>
          </table:table-cell>
          <table:table-cell table:formula="of:=[nearest_3_7.JP$17]" office:value-type="float" office:value="0" calcext:value-type="float">
            <text:p>0</text:p>
          </table:table-cell>
          <table:table-cell table:formula="of:=[nearest_3_7.JQ$17]" office:value-type="float" office:value="0" calcext:value-type="float">
            <text:p>0</text:p>
          </table:table-cell>
          <table:table-cell table:formula="of:=[nearest_3_7.JR$17]" office:value-type="float" office:value="0" calcext:value-type="float">
            <text:p>0</text:p>
          </table:table-cell>
          <table:table-cell table:formula="of:=[nearest_3_7.JS$17]" office:value-type="float" office:value="0" calcext:value-type="float">
            <text:p>0</text:p>
          </table:table-cell>
          <table:table-cell table:formula="of:=[nearest_3_7.JT$17]" office:value-type="float" office:value="0" calcext:value-type="float">
            <text:p>0</text:p>
          </table:table-cell>
          <table:table-cell table:formula="of:=[nearest_3_7.JU$17]" office:value-type="float" office:value="0" calcext:value-type="float">
            <text:p>0</text:p>
          </table:table-cell>
          <table:table-cell table:formula="of:=[nearest_3_7.JV$17]" office:value-type="float" office:value="0" calcext:value-type="float">
            <text:p>0</text:p>
          </table:table-cell>
          <table:table-cell table:formula="of:=[nearest_3_7.JW$17]" office:value-type="float" office:value="0" calcext:value-type="float">
            <text:p>0</text:p>
          </table:table-cell>
          <table:table-cell table:formula="of:=[nearest_3_7.JX$17]" office:value-type="float" office:value="0" calcext:value-type="float">
            <text:p>0</text:p>
          </table:table-cell>
          <table:table-cell table:formula="of:=[nearest_3_7.JY$17]" office:value-type="float" office:value="0" calcext:value-type="float">
            <text:p>0</text:p>
          </table:table-cell>
          <table:table-cell table:formula="of:=[nearest_3_7.JZ$17]" office:value-type="float" office:value="0" calcext:value-type="float">
            <text:p>0</text:p>
          </table:table-cell>
          <table:table-cell table:formula="of:=[nearest_3_7.KA$17]" office:value-type="float" office:value="0" calcext:value-type="float">
            <text:p>0</text:p>
          </table:table-cell>
          <table:table-cell table:formula="of:=[nearest_3_7.KB$17]" office:value-type="float" office:value="0" calcext:value-type="float">
            <text:p>0</text:p>
          </table:table-cell>
          <table:table-cell table:formula="of:=[nearest_3_7.KC$17]" office:value-type="float" office:value="0" calcext:value-type="float">
            <text:p>0</text:p>
          </table:table-cell>
          <table:table-cell table:formula="of:=[nearest_3_7.KD$17]" office:value-type="float" office:value="0" calcext:value-type="float">
            <text:p>0</text:p>
          </table:table-cell>
          <table:table-cell table:formula="of:=[nearest_3_7.KE$17]" office:value-type="float" office:value="0" calcext:value-type="float">
            <text:p>0</text:p>
          </table:table-cell>
          <table:table-cell table:formula="of:=[nearest_3_7.KF$17]" office:value-type="float" office:value="0" calcext:value-type="float">
            <text:p>0</text:p>
          </table:table-cell>
          <table:table-cell table:formula="of:=[nearest_3_7.KG$17]" office:value-type="float" office:value="0" calcext:value-type="float">
            <text:p>0</text:p>
          </table:table-cell>
          <table:table-cell table:formula="of:=[nearest_3_7.KH$17]" office:value-type="float" office:value="0" calcext:value-type="float">
            <text:p>0</text:p>
          </table:table-cell>
          <table:table-cell table:formula="of:=[nearest_3_7.KI$17]" office:value-type="float" office:value="0" calcext:value-type="float">
            <text:p>0</text:p>
          </table:table-cell>
          <table:table-cell table:formula="of:=[nearest_3_7.KJ$17]" office:value-type="float" office:value="0" calcext:value-type="float">
            <text:p>0</text:p>
          </table:table-cell>
          <table:table-cell table:formula="of:=[nearest_3_7.KK$17]" office:value-type="float" office:value="0" calcext:value-type="float">
            <text:p>0</text:p>
          </table:table-cell>
          <table:table-cell table:formula="of:=[nearest_3_7.KL$17]" office:value-type="float" office:value="0" calcext:value-type="float">
            <text:p>0</text:p>
          </table:table-cell>
          <table:table-cell table:formula="of:=[nearest_3_7.KM$17]" office:value-type="float" office:value="0" calcext:value-type="float">
            <text:p>0</text:p>
          </table:table-cell>
          <table:table-cell table:formula="of:=[nearest_3_7.KN$17]" office:value-type="float" office:value="0" calcext:value-type="float">
            <text:p>0</text:p>
          </table:table-cell>
          <table:table-cell table:formula="of:=[nearest_3_7.KO$17]" office:value-type="float" office:value="0" calcext:value-type="float">
            <text:p>0</text:p>
          </table:table-cell>
          <table:table-cell table:formula="of:=[nearest_3_7.KP$17]" office:value-type="float" office:value="0" calcext:value-type="float">
            <text:p>0</text:p>
          </table:table-cell>
          <table:table-cell table:formula="of:=[nearest_3_7.KQ$17]" office:value-type="float" office:value="0" calcext:value-type="float">
            <text:p>0</text:p>
          </table:table-cell>
          <table:table-cell table:formula="of:=[nearest_3_7.KR$17]" office:value-type="float" office:value="0" calcext:value-type="float">
            <text:p>0</text:p>
          </table:table-cell>
          <table:table-cell table:formula="of:=[nearest_3_7.KS$17]" office:value-type="float" office:value="0" calcext:value-type="float">
            <text:p>0</text:p>
          </table:table-cell>
          <table:table-cell table:formula="of:=[nearest_3_7.KT$17]" office:value-type="float" office:value="0" calcext:value-type="float">
            <text:p>0</text:p>
          </table:table-cell>
          <table:table-cell table:formula="of:=[nearest_3_7.KU$17]" office:value-type="float" office:value="0" calcext:value-type="float">
            <text:p>0</text:p>
          </table:table-cell>
          <table:table-cell table:formula="of:=[nearest_3_7.KV$17]" office:value-type="float" office:value="0" calcext:value-type="float">
            <text:p>0</text:p>
          </table:table-cell>
          <table:table-cell table:formula="of:=[nearest_3_7.KW$17]" office:value-type="float" office:value="0" calcext:value-type="float">
            <text:p>0</text:p>
          </table:table-cell>
          <table:table-cell table:formula="of:=[nearest_3_7.KX$17]" office:value-type="float" office:value="0" calcext:value-type="float">
            <text:p>0</text:p>
          </table:table-cell>
          <table:table-cell table:formula="of:=[nearest_3_7.KY$17]" office:value-type="float" office:value="0" calcext:value-type="float">
            <text:p>0</text:p>
          </table:table-cell>
          <table:table-cell table:formula="of:=[nearest_3_7.KZ$17]" office:value-type="float" office:value="0" calcext:value-type="float">
            <text:p>0</text:p>
          </table:table-cell>
          <table:table-cell table:formula="of:=[nearest_3_7.LA$17]" office:value-type="float" office:value="0" calcext:value-type="float">
            <text:p>0</text:p>
          </table:table-cell>
          <table:table-cell table:formula="of:=[nearest_3_7.LB$17]" office:value-type="float" office:value="0" calcext:value-type="float">
            <text:p>0</text:p>
          </table:table-cell>
          <table:table-cell table:formula="of:=[nearest_3_7.LC$17]" office:value-type="float" office:value="0" calcext:value-type="float">
            <text:p>0</text:p>
          </table:table-cell>
          <table:table-cell table:formula="of:=[nearest_3_7.LD$17]" office:value-type="float" office:value="0" calcext:value-type="float">
            <text:p>0</text:p>
          </table:table-cell>
          <table:table-cell table:formula="of:=[nearest_3_7.LE$17]" office:value-type="float" office:value="0" calcext:value-type="float">
            <text:p>0</text:p>
          </table:table-cell>
          <table:table-cell table:formula="of:=[nearest_3_7.LF$17]" office:value-type="float" office:value="0" calcext:value-type="float">
            <text:p>0</text:p>
          </table:table-cell>
          <table:table-cell table:formula="of:=[nearest_3_7.LG$17]" office:value-type="float" office:value="0" calcext:value-type="float">
            <text:p>0</text:p>
          </table:table-cell>
          <table:table-cell table:formula="of:=[nearest_3_7.LH$17]" office:value-type="float" office:value="0" calcext:value-type="float">
            <text:p>0</text:p>
          </table:table-cell>
          <table:table-cell table:formula="of:=[nearest_3_7.LI$17]" office:value-type="float" office:value="0" calcext:value-type="float">
            <text:p>0</text:p>
          </table:table-cell>
          <table:table-cell table:formula="of:=[nearest_3_7.LJ$17]" office:value-type="float" office:value="0" calcext:value-type="float">
            <text:p>0</text:p>
          </table:table-cell>
          <table:table-cell table:formula="of:=[nearest_3_7.LK$17]" office:value-type="float" office:value="0" calcext:value-type="float">
            <text:p>0</text:p>
          </table:table-cell>
          <table:table-cell table:formula="of:=[nearest_3_7.LL$17]" office:value-type="float" office:value="0" calcext:value-type="float">
            <text:p>0</text:p>
          </table:table-cell>
          <table:table-cell table:formula="of:=[nearest_3_7.LM$17]" office:value-type="float" office:value="0" calcext:value-type="float">
            <text:p>0</text:p>
          </table:table-cell>
          <table:table-cell table:formula="of:=[nearest_3_7.LN$17]" office:value-type="float" office:value="0" calcext:value-type="float">
            <text:p>0</text:p>
          </table:table-cell>
          <table:table-cell table:formula="of:=[nearest_3_7.LO$17]" office:value-type="float" office:value="0" calcext:value-type="float">
            <text:p>0</text:p>
          </table:table-cell>
          <table:table-cell table:formula="of:=[nearest_3_7.LP$17]" office:value-type="float" office:value="0" calcext:value-type="float">
            <text:p>0</text:p>
          </table:table-cell>
          <table:table-cell table:formula="of:=[nearest_3_7.LQ$17]" office:value-type="float" office:value="0" calcext:value-type="float">
            <text:p>0</text:p>
          </table:table-cell>
          <table:table-cell table:formula="of:=[nearest_3_7.LR$17]" office:value-type="float" office:value="0" calcext:value-type="float">
            <text:p>0</text:p>
          </table:table-cell>
          <table:table-cell table:formula="of:=[nearest_3_7.LS$17]" office:value-type="float" office:value="0" calcext:value-type="float">
            <text:p>0</text:p>
          </table:table-cell>
          <table:table-cell table:formula="of:=[nearest_3_7.LT$17]" office:value-type="float" office:value="0" calcext:value-type="float">
            <text:p>0</text:p>
          </table:table-cell>
          <table:table-cell table:formula="of:=[nearest_3_7.LU$17]" office:value-type="float" office:value="0" calcext:value-type="float">
            <text:p>0</text:p>
          </table:table-cell>
          <table:table-cell table:formula="of:=[nearest_3_7.LV$17]" office:value-type="float" office:value="0" calcext:value-type="float">
            <text:p>0</text:p>
          </table:table-cell>
          <table:table-cell table:formula="of:=[nearest_3_7.LW$17]" office:value-type="float" office:value="0" calcext:value-type="float">
            <text:p>0</text:p>
          </table:table-cell>
          <table:table-cell table:formula="of:=[nearest_3_7.LX$17]" office:value-type="float" office:value="0" calcext:value-type="float">
            <text:p>0</text:p>
          </table:table-cell>
          <table:table-cell table:formula="of:=[nearest_3_7.LY$17]" office:value-type="float" office:value="0" calcext:value-type="float">
            <text:p>0</text:p>
          </table:table-cell>
          <table:table-cell table:formula="of:=[nearest_3_7.LZ$17]" office:value-type="float" office:value="0" calcext:value-type="float">
            <text:p>0</text:p>
          </table:table-cell>
          <table:table-cell table:formula="of:=[nearest_3_7.MA$17]" office:value-type="float" office:value="0" calcext:value-type="float">
            <text:p>0</text:p>
          </table:table-cell>
          <table:table-cell table:formula="of:=[nearest_3_7.MB$17]" office:value-type="float" office:value="0" calcext:value-type="float">
            <text:p>0</text:p>
          </table:table-cell>
          <table:table-cell table:formula="of:=[nearest_3_7.MC$17]" office:value-type="float" office:value="0" calcext:value-type="float">
            <text:p>0</text:p>
          </table:table-cell>
          <table:table-cell table:formula="of:=[nearest_3_7.MD$17]" office:value-type="float" office:value="0" calcext:value-type="float">
            <text:p>0</text:p>
          </table:table-cell>
          <table:table-cell table:formula="of:=[nearest_3_7.ME$17]" office:value-type="float" office:value="0" calcext:value-type="float">
            <text:p>0</text:p>
          </table:table-cell>
          <table:table-cell table:formula="of:=[nearest_3_7.MF$17]" office:value-type="float" office:value="0" calcext:value-type="float">
            <text:p>0</text:p>
          </table:table-cell>
          <table:table-cell table:formula="of:=[nearest_3_7.MG$17]" office:value-type="float" office:value="0" calcext:value-type="float">
            <text:p>0</text:p>
          </table:table-cell>
          <table:table-cell table:formula="of:=[nearest_3_7.MH$17]" office:value-type="float" office:value="0" calcext:value-type="float">
            <text:p>0</text:p>
          </table:table-cell>
          <table:table-cell table:formula="of:=[nearest_3_7.MI$17]" office:value-type="float" office:value="0" calcext:value-type="float">
            <text:p>0</text:p>
          </table:table-cell>
          <table:table-cell table:formula="of:=[nearest_3_7.MJ$17]" office:value-type="float" office:value="0" calcext:value-type="float">
            <text:p>0</text:p>
          </table:table-cell>
          <table:table-cell table:formula="of:=[nearest_3_7.MK$17]" office:value-type="float" office:value="0" calcext:value-type="float">
            <text:p>0</text:p>
          </table:table-cell>
          <table:table-cell table:formula="of:=[nearest_3_7.ML$17]" office:value-type="float" office:value="0" calcext:value-type="float">
            <text:p>0</text:p>
          </table:table-cell>
          <table:table-cell table:formula="of:=[nearest_3_7.MM$17]" office:value-type="float" office:value="0" calcext:value-type="float">
            <text:p>0</text:p>
          </table:table-cell>
          <table:table-cell table:formula="of:=[nearest_3_7.MN$17]" office:value-type="float" office:value="0" calcext:value-type="float">
            <text:p>0</text:p>
          </table:table-cell>
          <table:table-cell table:formula="of:=[nearest_3_7.MO$17]" office:value-type="float" office:value="0" calcext:value-type="float">
            <text:p>0</text:p>
          </table:table-cell>
          <table:table-cell table:formula="of:=[nearest_3_7.MP$17]" office:value-type="float" office:value="0" calcext:value-type="float">
            <text:p>0</text:p>
          </table:table-cell>
          <table:table-cell table:formula="of:=[nearest_3_7.MQ$17]" office:value-type="float" office:value="0" calcext:value-type="float">
            <text:p>0</text:p>
          </table:table-cell>
          <table:table-cell table:formula="of:=[nearest_3_7.MR$17]" office:value-type="float" office:value="0" calcext:value-type="float">
            <text:p>0</text:p>
          </table:table-cell>
          <table:table-cell table:formula="of:=[nearest_3_7.MS$17]" office:value-type="float" office:value="0" calcext:value-type="float">
            <text:p>0</text:p>
          </table:table-cell>
          <table:table-cell table:formula="of:=[nearest_3_7.MT$17]" office:value-type="float" office:value="0" calcext:value-type="float">
            <text:p>0</text:p>
          </table:table-cell>
          <table:table-cell table:formula="of:=[nearest_3_7.MU$17]" office:value-type="float" office:value="0" calcext:value-type="float">
            <text:p>0</text:p>
          </table:table-cell>
          <table:table-cell table:formula="of:=[nearest_3_7.MV$17]" office:value-type="float" office:value="0" calcext:value-type="float">
            <text:p>0</text:p>
          </table:table-cell>
          <table:table-cell table:formula="of:=[nearest_3_7.MW$17]" office:value-type="float" office:value="0" calcext:value-type="float">
            <text:p>0</text:p>
          </table:table-cell>
          <table:table-cell table:formula="of:=[nearest_3_7.MX$17]" office:value-type="float" office:value="0" calcext:value-type="float">
            <text:p>0</text:p>
          </table:table-cell>
          <table:table-cell table:formula="of:=[nearest_3_7.MY$17]" office:value-type="float" office:value="0" calcext:value-type="float">
            <text:p>0</text:p>
          </table:table-cell>
          <table:table-cell table:formula="of:=[nearest_3_7.MZ$17]" office:value-type="float" office:value="0" calcext:value-type="float">
            <text:p>0</text:p>
          </table:table-cell>
          <table:table-cell table:formula="of:=[nearest_3_7.NA$17]" office:value-type="float" office:value="0" calcext:value-type="float">
            <text:p>0</text:p>
          </table:table-cell>
          <table:table-cell table:formula="of:=[nearest_3_7.NB$17]" office:value-type="float" office:value="0" calcext:value-type="float">
            <text:p>0</text:p>
          </table:table-cell>
          <table:table-cell table:formula="of:=[nearest_3_7.NC$17]" office:value-type="float" office:value="0" calcext:value-type="float">
            <text:p>0</text:p>
          </table:table-cell>
          <table:table-cell table:formula="of:=[nearest_3_7.ND$17]" office:value-type="float" office:value="0" calcext:value-type="float">
            <text:p>0</text:p>
          </table:table-cell>
          <table:table-cell table:formula="of:=[nearest_3_7.NE$17]" office:value-type="float" office:value="0" calcext:value-type="float">
            <text:p>0</text:p>
          </table:table-cell>
          <table:table-cell table:formula="of:=[nearest_3_7.NF$17]" office:value-type="float" office:value="0" calcext:value-type="float">
            <text:p>0</text:p>
          </table:table-cell>
          <table:table-cell table:formula="of:=[nearest_3_7.NG$17]" office:value-type="float" office:value="0" calcext:value-type="float">
            <text:p>0</text:p>
          </table:table-cell>
          <table:table-cell table:formula="of:=[nearest_3_7.NH$17]" office:value-type="float" office:value="0" calcext:value-type="float">
            <text:p>0</text:p>
          </table:table-cell>
          <table:table-cell table:formula="of:=[nearest_3_7.NI$17]" office:value-type="float" office:value="0" calcext:value-type="float">
            <text:p>0</text:p>
          </table:table-cell>
          <table:table-cell table:formula="of:=[nearest_3_7.NJ$17]" office:value-type="float" office:value="0" calcext:value-type="float">
            <text:p>0</text:p>
          </table:table-cell>
          <table:table-cell table:formula="of:=[nearest_3_7.NK$17]" office:value-type="float" office:value="0" calcext:value-type="float">
            <text:p>0</text:p>
          </table:table-cell>
          <table:table-cell table:formula="of:=[nearest_3_7.NL$17]" office:value-type="float" office:value="0" calcext:value-type="float">
            <text:p>0</text:p>
          </table:table-cell>
          <table:table-cell table:formula="of:=[nearest_3_7.NM$17]" office:value-type="float" office:value="0" calcext:value-type="float">
            <text:p>0</text:p>
          </table:table-cell>
          <table:table-cell table:formula="of:=[nearest_3_7.NN$17]" office:value-type="float" office:value="0" calcext:value-type="float">
            <text:p>0</text:p>
          </table:table-cell>
          <table:table-cell table:formula="of:=[nearest_3_7.NO$17]" office:value-type="float" office:value="0" calcext:value-type="float">
            <text:p>0</text:p>
          </table:table-cell>
          <table:table-cell table:formula="of:=[nearest_3_7.NP$17]" office:value-type="float" office:value="0" calcext:value-type="float">
            <text:p>0</text:p>
          </table:table-cell>
          <table:table-cell table:formula="of:=[nearest_3_7.NQ$17]" office:value-type="float" office:value="0" calcext:value-type="float">
            <text:p>0</text:p>
          </table:table-cell>
          <table:table-cell table:formula="of:=[nearest_3_7.NR$17]" office:value-type="float" office:value="0" calcext:value-type="float">
            <text:p>0</text:p>
          </table:table-cell>
          <table:table-cell table:formula="of:=[nearest_3_7.NS$17]" office:value-type="float" office:value="0" calcext:value-type="float">
            <text:p>0</text:p>
          </table:table-cell>
          <table:table-cell table:formula="of:=[nearest_3_7.NT$17]" office:value-type="float" office:value="0" calcext:value-type="float">
            <text:p>0</text:p>
          </table:table-cell>
          <table:table-cell table:formula="of:=[nearest_3_7.NU$17]" office:value-type="float" office:value="0" calcext:value-type="float">
            <text:p>0</text:p>
          </table:table-cell>
          <table:table-cell table:formula="of:=[nearest_3_7.NV$17]" office:value-type="float" office:value="0" calcext:value-type="float">
            <text:p>0</text:p>
          </table:table-cell>
          <table:table-cell table:formula="of:=[nearest_3_7.NW$17]" office:value-type="float" office:value="0" calcext:value-type="float">
            <text:p>0</text:p>
          </table:table-cell>
          <table:table-cell table:formula="of:=[nearest_3_7.NX$17]" office:value-type="float" office:value="0" calcext:value-type="float">
            <text:p>0</text:p>
          </table:table-cell>
          <table:table-cell table:formula="of:=[nearest_3_7.NY$17]" office:value-type="float" office:value="0" calcext:value-type="float">
            <text:p>0</text:p>
          </table:table-cell>
          <table:table-cell table:formula="of:=[nearest_3_7.NZ$17]" office:value-type="float" office:value="0" calcext:value-type="float">
            <text:p>0</text:p>
          </table:table-cell>
          <table:table-cell table:formula="of:=[nearest_3_7.OA$17]" office:value-type="float" office:value="0" calcext:value-type="float">
            <text:p>0</text:p>
          </table:table-cell>
          <table:table-cell table:formula="of:=[nearest_3_7.OB$17]" office:value-type="float" office:value="0" calcext:value-type="float">
            <text:p>0</text:p>
          </table:table-cell>
          <table:table-cell table:formula="of:=[nearest_3_7.OC$17]" office:value-type="float" office:value="0" calcext:value-type="float">
            <text:p>0</text:p>
          </table:table-cell>
          <table:table-cell table:formula="of:=[nearest_3_7.OD$17]" office:value-type="float" office:value="0" calcext:value-type="float">
            <text:p>0</text:p>
          </table:table-cell>
          <table:table-cell table:formula="of:=[nearest_3_7.OE$17]" office:value-type="float" office:value="0" calcext:value-type="float">
            <text:p>0</text:p>
          </table:table-cell>
          <table:table-cell table:formula="of:=[nearest_3_7.OF$17]" office:value-type="float" office:value="0" calcext:value-type="float">
            <text:p>0</text:p>
          </table:table-cell>
          <table:table-cell table:formula="of:=[nearest_3_7.OG$17]" office:value-type="float" office:value="0" calcext:value-type="float">
            <text:p>0</text:p>
          </table:table-cell>
          <table:table-cell table:formula="of:=[nearest_3_7.OH$17]" office:value-type="float" office:value="0" calcext:value-type="float">
            <text:p>0</text:p>
          </table:table-cell>
          <table:table-cell table:formula="of:=[nearest_3_7.OI$17]" office:value-type="float" office:value="0" calcext:value-type="float">
            <text:p>0</text:p>
          </table:table-cell>
          <table:table-cell table:formula="of:=[nearest_3_7.OJ$17]" office:value-type="float" office:value="0" calcext:value-type="float">
            <text:p>0</text:p>
          </table:table-cell>
          <table:table-cell table:formula="of:=[nearest_3_7.OK$17]" office:value-type="float" office:value="0" calcext:value-type="float">
            <text:p>0</text:p>
          </table:table-cell>
          <table:table-cell table:formula="of:=[nearest_3_7.OL$17]" office:value-type="float" office:value="0" calcext:value-type="float">
            <text:p>0</text:p>
          </table:table-cell>
          <table:table-cell table:formula="of:=[nearest_3_7.OM$17]" office:value-type="float" office:value="0" calcext:value-type="float">
            <text:p>0</text:p>
          </table:table-cell>
          <table:table-cell table:formula="of:=[nearest_3_7.ON$17]" office:value-type="float" office:value="0" calcext:value-type="float">
            <text:p>0</text:p>
          </table:table-cell>
          <table:table-cell table:formula="of:=[nearest_3_7.OO$17]" office:value-type="float" office:value="0" calcext:value-type="float">
            <text:p>0</text:p>
          </table:table-cell>
          <table:table-cell table:formula="of:=[nearest_3_7.OP$17]" office:value-type="float" office:value="0" calcext:value-type="float">
            <text:p>0</text:p>
          </table:table-cell>
          <table:table-cell table:formula="of:=[nearest_3_7.OQ$17]" office:value-type="float" office:value="0" calcext:value-type="float">
            <text:p>0</text:p>
          </table:table-cell>
          <table:table-cell table:formula="of:=[nearest_3_7.OR$17]" office:value-type="float" office:value="0" calcext:value-type="float">
            <text:p>0</text:p>
          </table:table-cell>
          <table:table-cell table:formula="of:=[nearest_3_7.OS$17]" office:value-type="float" office:value="0" calcext:value-type="float">
            <text:p>0</text:p>
          </table:table-cell>
          <table:table-cell table:formula="of:=[nearest_3_7.OT$17]" office:value-type="float" office:value="0" calcext:value-type="float">
            <text:p>0</text:p>
          </table:table-cell>
          <table:table-cell table:formula="of:=[nearest_3_7.OU$17]" office:value-type="float" office:value="0" calcext:value-type="float">
            <text:p>0</text:p>
          </table:table-cell>
          <table:table-cell table:formula="of:=[nearest_3_7.OV$17]" office:value-type="float" office:value="0" calcext:value-type="float">
            <text:p>0</text:p>
          </table:table-cell>
          <table:table-cell table:formula="of:=[nearest_3_7.OW$17]" office:value-type="float" office:value="0" calcext:value-type="float">
            <text:p>0</text:p>
          </table:table-cell>
          <table:table-cell table:formula="of:=[nearest_3_7.OX$17]" office:value-type="float" office:value="0" calcext:value-type="float">
            <text:p>0</text:p>
          </table:table-cell>
          <table:table-cell table:formula="of:=[nearest_3_7.OY$17]" office:value-type="float" office:value="0" calcext:value-type="float">
            <text:p>0</text:p>
          </table:table-cell>
          <table:table-cell table:formula="of:=[nearest_3_7.OZ$17]" office:value-type="float" office:value="0" calcext:value-type="float">
            <text:p>0</text:p>
          </table:table-cell>
          <table:table-cell table:formula="of:=[nearest_3_7.PA$17]" office:value-type="float" office:value="0" calcext:value-type="float">
            <text:p>0</text:p>
          </table:table-cell>
          <table:table-cell table:formula="of:=[nearest_3_7.PB$17]" office:value-type="float" office:value="0" calcext:value-type="float">
            <text:p>0</text:p>
          </table:table-cell>
          <table:table-cell table:formula="of:=[nearest_3_7.PC$17]" office:value-type="float" office:value="0" calcext:value-type="float">
            <text:p>0</text:p>
          </table:table-cell>
          <table:table-cell table:formula="of:=[nearest_3_7.PD$17]" office:value-type="float" office:value="0" calcext:value-type="float">
            <text:p>0</text:p>
          </table:table-cell>
          <table:table-cell table:formula="of:=[nearest_3_7.PE$17]" office:value-type="float" office:value="0" calcext:value-type="float">
            <text:p>0</text:p>
          </table:table-cell>
          <table:table-cell table:formula="of:=[nearest_3_7.PF$17]" office:value-type="float" office:value="0" calcext:value-type="float">
            <text:p>0</text:p>
          </table:table-cell>
          <table:table-cell table:formula="of:=[nearest_3_7.PG$17]" office:value-type="float" office:value="0" calcext:value-type="float">
            <text:p>0</text:p>
          </table:table-cell>
          <table:table-cell table:formula="of:=[nearest_3_7.PH$17]" office:value-type="float" office:value="0" calcext:value-type="float">
            <text:p>0</text:p>
          </table:table-cell>
          <table:table-cell table:formula="of:=[nearest_3_7.PI$17]" office:value-type="float" office:value="0" calcext:value-type="float">
            <text:p>0</text:p>
          </table:table-cell>
          <table:table-cell table:formula="of:=[nearest_3_7.PJ$17]" office:value-type="float" office:value="0" calcext:value-type="float">
            <text:p>0</text:p>
          </table:table-cell>
          <table:table-cell table:formula="of:=[nearest_3_7.PK$17]" office:value-type="float" office:value="0" calcext:value-type="float">
            <text:p>0</text:p>
          </table:table-cell>
          <table:table-cell table:formula="of:=[nearest_3_7.PL$17]" office:value-type="float" office:value="0" calcext:value-type="float">
            <text:p>0</text:p>
          </table:table-cell>
          <table:table-cell table:formula="of:=[nearest_3_7.PM$17]" office:value-type="float" office:value="0" calcext:value-type="float">
            <text:p>0</text:p>
          </table:table-cell>
          <table:table-cell table:formula="of:=[nearest_3_7.PN$17]" office:value-type="float" office:value="0" calcext:value-type="float">
            <text:p>0</text:p>
          </table:table-cell>
          <table:table-cell table:formula="of:=[nearest_3_7.PO$17]" office:value-type="float" office:value="0" calcext:value-type="float">
            <text:p>0</text:p>
          </table:table-cell>
          <table:table-cell table:formula="of:=[nearest_3_7.PP$17]" office:value-type="float" office:value="0" calcext:value-type="float">
            <text:p>0</text:p>
          </table:table-cell>
          <table:table-cell table:formula="of:=[nearest_3_7.PQ$17]" office:value-type="float" office:value="0" calcext:value-type="float">
            <text:p>0</text:p>
          </table:table-cell>
          <table:table-cell table:formula="of:=[nearest_3_7.PR$17]" office:value-type="float" office:value="0" calcext:value-type="float">
            <text:p>0</text:p>
          </table:table-cell>
          <table:table-cell table:formula="of:=[nearest_3_7.PS$17]" office:value-type="float" office:value="0" calcext:value-type="float">
            <text:p>0</text:p>
          </table:table-cell>
          <table:table-cell table:formula="of:=[nearest_3_7.PT$17]" office:value-type="float" office:value="0" calcext:value-type="float">
            <text:p>0</text:p>
          </table:table-cell>
          <table:table-cell table:formula="of:=[nearest_3_7.PU$17]" office:value-type="float" office:value="0" calcext:value-type="float">
            <text:p>0</text:p>
          </table:table-cell>
          <table:table-cell table:formula="of:=[nearest_3_7.PV$17]" office:value-type="float" office:value="0" calcext:value-type="float">
            <text:p>0</text:p>
          </table:table-cell>
          <table:table-cell table:formula="of:=[nearest_3_7.PW$17]" office:value-type="float" office:value="0" calcext:value-type="float">
            <text:p>0</text:p>
          </table:table-cell>
          <table:table-cell table:formula="of:=[nearest_3_7.PX$17]" office:value-type="float" office:value="0" calcext:value-type="float">
            <text:p>0</text:p>
          </table:table-cell>
          <table:table-cell table:formula="of:=[nearest_3_7.PY$17]" office:value-type="float" office:value="0" calcext:value-type="float">
            <text:p>0</text:p>
          </table:table-cell>
          <table:table-cell table:formula="of:=[nearest_3_7.PZ$17]" office:value-type="float" office:value="0" calcext:value-type="float">
            <text:p>0</text:p>
          </table:table-cell>
          <table:table-cell table:formula="of:=[nearest_3_7.QA$17]" office:value-type="float" office:value="0" calcext:value-type="float">
            <text:p>0</text:p>
          </table:table-cell>
          <table:table-cell table:formula="of:=[nearest_3_7.QB$17]" office:value-type="float" office:value="0" calcext:value-type="float">
            <text:p>0</text:p>
          </table:table-cell>
          <table:table-cell table:formula="of:=[nearest_3_7.QC$17]" office:value-type="float" office:value="0" calcext:value-type="float">
            <text:p>0</text:p>
          </table:table-cell>
          <table:table-cell table:formula="of:=[nearest_3_7.QD$17]" office:value-type="float" office:value="0" calcext:value-type="float">
            <text:p>0</text:p>
          </table:table-cell>
          <table:table-cell table:formula="of:=[nearest_3_7.QE$17]" office:value-type="float" office:value="0" calcext:value-type="float">
            <text:p>0</text:p>
          </table:table-cell>
          <table:table-cell table:formula="of:=[nearest_3_7.QF$17]" office:value-type="float" office:value="0" calcext:value-type="float">
            <text:p>0</text:p>
          </table:table-cell>
          <table:table-cell table:formula="of:=[nearest_3_7.QG$17]" office:value-type="float" office:value="0" calcext:value-type="float">
            <text:p>0</text:p>
          </table:table-cell>
          <table:table-cell table:formula="of:=[nearest_3_7.QH$17]" office:value-type="float" office:value="0" calcext:value-type="float">
            <text:p>0</text:p>
          </table:table-cell>
          <table:table-cell table:formula="of:=[nearest_3_7.QI$17]" office:value-type="float" office:value="0" calcext:value-type="float">
            <text:p>0</text:p>
          </table:table-cell>
          <table:table-cell table:formula="of:=[nearest_3_7.QJ$17]" office:value-type="float" office:value="0" calcext:value-type="float">
            <text:p>0</text:p>
          </table:table-cell>
          <table:table-cell table:formula="of:=[nearest_3_7.QK$17]" office:value-type="float" office:value="0" calcext:value-type="float">
            <text:p>0</text:p>
          </table:table-cell>
          <table:table-cell table:formula="of:=[nearest_3_7.QL$17]" office:value-type="float" office:value="0" calcext:value-type="float">
            <text:p>0</text:p>
          </table:table-cell>
          <table:table-cell table:formula="of:=[nearest_3_7.QM$17]" office:value-type="float" office:value="0" calcext:value-type="float">
            <text:p>0</text:p>
          </table:table-cell>
          <table:table-cell table:formula="of:=[nearest_3_7.QN$17]" office:value-type="float" office:value="0" calcext:value-type="float">
            <text:p>0</text:p>
          </table:table-cell>
          <table:table-cell table:formula="of:=[nearest_3_7.QO$17]" office:value-type="float" office:value="0" calcext:value-type="float">
            <text:p>0</text:p>
          </table:table-cell>
          <table:table-cell table:formula="of:=[nearest_3_7.QP$17]" office:value-type="float" office:value="0" calcext:value-type="float">
            <text:p>0</text:p>
          </table:table-cell>
          <table:table-cell table:formula="of:=[nearest_3_7.QQ$17]" office:value-type="float" office:value="0" calcext:value-type="float">
            <text:p>0</text:p>
          </table:table-cell>
          <table:table-cell table:formula="of:=[nearest_3_7.QR$17]" office:value-type="float" office:value="0" calcext:value-type="float">
            <text:p>0</text:p>
          </table:table-cell>
          <table:table-cell table:formula="of:=[nearest_3_7.QS$17]" office:value-type="float" office:value="0" calcext:value-type="float">
            <text:p>0</text:p>
          </table:table-cell>
          <table:table-cell table:formula="of:=[nearest_3_7.QT$17]" office:value-type="float" office:value="0" calcext:value-type="float">
            <text:p>0</text:p>
          </table:table-cell>
          <table:table-cell table:formula="of:=[nearest_3_7.QU$17]" office:value-type="float" office:value="0" calcext:value-type="float">
            <text:p>0</text:p>
          </table:table-cell>
          <table:table-cell table:formula="of:=[nearest_3_7.QV$17]" office:value-type="float" office:value="0" calcext:value-type="float">
            <text:p>0</text:p>
          </table:table-cell>
          <table:table-cell table:formula="of:=[nearest_3_7.QW$17]" office:value-type="float" office:value="0" calcext:value-type="float">
            <text:p>0</text:p>
          </table:table-cell>
          <table:table-cell table:formula="of:=[nearest_3_7.QX$17]" office:value-type="float" office:value="0" calcext:value-type="float">
            <text:p>0</text:p>
          </table:table-cell>
          <table:table-cell table:formula="of:=[nearest_3_7.QY$17]" office:value-type="float" office:value="0" calcext:value-type="float">
            <text:p>0</text:p>
          </table:table-cell>
          <table:table-cell table:formula="of:=[nearest_3_7.QZ$17]" office:value-type="float" office:value="0" calcext:value-type="float">
            <text:p>0</text:p>
          </table:table-cell>
          <table:table-cell table:formula="of:=[nearest_3_7.RA$17]" office:value-type="float" office:value="0" calcext:value-type="float">
            <text:p>0</text:p>
          </table:table-cell>
          <table:table-cell table:formula="of:=[nearest_3_7.RB$17]" office:value-type="float" office:value="0" calcext:value-type="float">
            <text:p>0</text:p>
          </table:table-cell>
          <table:table-cell table:formula="of:=[nearest_3_7.RC$17]" office:value-type="float" office:value="0" calcext:value-type="float">
            <text:p>0</text:p>
          </table:table-cell>
          <table:table-cell table:formula="of:=[nearest_3_7.RD$17]" office:value-type="float" office:value="0" calcext:value-type="float">
            <text:p>0</text:p>
          </table:table-cell>
          <table:table-cell table:formula="of:=[nearest_3_7.RE$17]" office:value-type="float" office:value="0" calcext:value-type="float">
            <text:p>0</text:p>
          </table:table-cell>
          <table:table-cell table:formula="of:=[nearest_3_7.RF$17]" office:value-type="float" office:value="0" calcext:value-type="float">
            <text:p>0</text:p>
          </table:table-cell>
          <table:table-cell table:formula="of:=[nearest_3_7.RG$17]" office:value-type="float" office:value="0" calcext:value-type="float">
            <text:p>0</text:p>
          </table:table-cell>
          <table:table-cell table:formula="of:=[nearest_3_7.RH$17]" office:value-type="float" office:value="0" calcext:value-type="float">
            <text:p>0</text:p>
          </table:table-cell>
          <table:table-cell table:formula="of:=[nearest_3_7.RI$17]" office:value-type="float" office:value="0" calcext:value-type="float">
            <text:p>0</text:p>
          </table:table-cell>
          <table:table-cell table:formula="of:=[nearest_3_7.RJ$17]" office:value-type="float" office:value="0" calcext:value-type="float">
            <text:p>0</text:p>
          </table:table-cell>
          <table:table-cell table:formula="of:=[nearest_3_7.RK$17]" office:value-type="float" office:value="0" calcext:value-type="float">
            <text:p>0</text:p>
          </table:table-cell>
          <table:table-cell table:formula="of:=[nearest_3_7.RL$17]" office:value-type="float" office:value="0" calcext:value-type="float">
            <text:p>0</text:p>
          </table:table-cell>
          <table:table-cell table:formula="of:=[nearest_3_7.RM$17]" office:value-type="float" office:value="0" calcext:value-type="float">
            <text:p>0</text:p>
          </table:table-cell>
          <table:table-cell table:formula="of:=[nearest_3_7.RN$17]" office:value-type="float" office:value="0" calcext:value-type="float">
            <text:p>0</text:p>
          </table:table-cell>
          <table:table-cell table:formula="of:=[nearest_3_7.RO$17]" office:value-type="float" office:value="0" calcext:value-type="float">
            <text:p>0</text:p>
          </table:table-cell>
          <table:table-cell table:formula="of:=[nearest_3_7.RP$17]" office:value-type="float" office:value="0" calcext:value-type="float">
            <text:p>0</text:p>
          </table:table-cell>
          <table:table-cell table:formula="of:=[nearest_3_7.RQ$17]" office:value-type="float" office:value="0" calcext:value-type="float">
            <text:p>0</text:p>
          </table:table-cell>
          <table:table-cell table:formula="of:=[nearest_3_7.RR$17]" office:value-type="float" office:value="0" calcext:value-type="float">
            <text:p>0</text:p>
          </table:table-cell>
          <table:table-cell table:formula="of:=[nearest_3_7.RS$17]" office:value-type="float" office:value="0" calcext:value-type="float">
            <text:p>0</text:p>
          </table:table-cell>
          <table:table-cell table:formula="of:=[nearest_3_7.RT$17]" office:value-type="float" office:value="0" calcext:value-type="float">
            <text:p>0</text:p>
          </table:table-cell>
          <table:table-cell table:formula="of:=[nearest_3_7.RU$17]" office:value-type="float" office:value="0" calcext:value-type="float">
            <text:p>0</text:p>
          </table:table-cell>
          <table:table-cell table:formula="of:=[nearest_3_7.RV$17]" office:value-type="float" office:value="0" calcext:value-type="float">
            <text:p>0</text:p>
          </table:table-cell>
          <table:table-cell table:formula="of:=[nearest_3_7.RW$17]" office:value-type="float" office:value="0" calcext:value-type="float">
            <text:p>0</text:p>
          </table:table-cell>
          <table:table-cell table:formula="of:=[nearest_3_7.RX$17]" office:value-type="float" office:value="0" calcext:value-type="float">
            <text:p>0</text:p>
          </table:table-cell>
          <table:table-cell table:formula="of:=[nearest_3_7.RY$17]" office:value-type="float" office:value="0" calcext:value-type="float">
            <text:p>0</text:p>
          </table:table-cell>
          <table:table-cell table:formula="of:=[nearest_3_7.RZ$17]" office:value-type="float" office:value="0" calcext:value-type="float">
            <text:p>0</text:p>
          </table:table-cell>
          <table:table-cell table:formula="of:=[nearest_3_7.SA$17]" office:value-type="float" office:value="0" calcext:value-type="float">
            <text:p>0</text:p>
          </table:table-cell>
          <table:table-cell table:formula="of:=[nearest_3_7.SB$17]" office:value-type="float" office:value="0" calcext:value-type="float">
            <text:p>0</text:p>
          </table:table-cell>
          <table:table-cell table:formula="of:=[nearest_3_7.SC$17]" office:value-type="float" office:value="0" calcext:value-type="float">
            <text:p>0</text:p>
          </table:table-cell>
          <table:table-cell table:formula="of:=[nearest_3_7.SD$17]" office:value-type="float" office:value="0" calcext:value-type="float">
            <text:p>0</text:p>
          </table:table-cell>
          <table:table-cell table:formula="of:=[nearest_3_7.SE$17]" office:value-type="float" office:value="0" calcext:value-type="float">
            <text:p>0</text:p>
          </table:table-cell>
          <table:table-cell table:formula="of:=[nearest_3_7.SF$17]" office:value-type="float" office:value="0" calcext:value-type="float">
            <text:p>0</text:p>
          </table:table-cell>
          <table:table-cell table:formula="of:=[nearest_3_7.SG$17]" office:value-type="float" office:value="0" calcext:value-type="float">
            <text:p>0</text:p>
          </table:table-cell>
          <table:table-cell table:formula="of:=[nearest_3_7.SH$17]" office:value-type="float" office:value="0" calcext:value-type="float">
            <text:p>0</text:p>
          </table:table-cell>
          <table:table-cell table:formula="of:=[nearest_3_7.SI$17]" office:value-type="float" office:value="0" calcext:value-type="float">
            <text:p>0</text:p>
          </table:table-cell>
          <table:table-cell table:formula="of:=[nearest_3_7.SJ$17]" office:value-type="float" office:value="0" calcext:value-type="float">
            <text:p>0</text:p>
          </table:table-cell>
          <table:table-cell table:formula="of:=[nearest_3_7.SK$17]" office:value-type="float" office:value="0" calcext:value-type="float">
            <text:p>0</text:p>
          </table:table-cell>
          <table:table-cell table:formula="of:=[nearest_3_7.SL$17]" office:value-type="float" office:value="0" calcext:value-type="float">
            <text:p>0</text:p>
          </table:table-cell>
          <table:table-cell table:formula="of:=[nearest_3_7.SM$17]" office:value-type="float" office:value="0" calcext:value-type="float">
            <text:p>0</text:p>
          </table:table-cell>
          <table:table-cell table:formula="of:=[nearest_3_7.SN$17]" office:value-type="float" office:value="0" calcext:value-type="float">
            <text:p>0</text:p>
          </table:table-cell>
          <table:table-cell table:formula="of:=[nearest_3_7.SO$17]" office:value-type="float" office:value="0" calcext:value-type="float">
            <text:p>0</text:p>
          </table:table-cell>
          <table:table-cell table:formula="of:=[nearest_3_7.SP$17]" office:value-type="float" office:value="0" calcext:value-type="float">
            <text:p>0</text:p>
          </table:table-cell>
          <table:table-cell table:formula="of:=[nearest_3_7.SQ$17]" office:value-type="float" office:value="0" calcext:value-type="float">
            <text:p>0</text:p>
          </table:table-cell>
          <table:table-cell table:formula="of:=[nearest_3_7.SR$17]" office:value-type="float" office:value="0" calcext:value-type="float">
            <text:p>0</text:p>
          </table:table-cell>
          <table:table-cell table:formula="of:=[nearest_3_7.SS$17]" office:value-type="float" office:value="0" calcext:value-type="float">
            <text:p>0</text:p>
          </table:table-cell>
          <table:table-cell table:formula="of:=[nearest_3_7.ST$17]" office:value-type="float" office:value="0" calcext:value-type="float">
            <text:p>0</text:p>
          </table:table-cell>
          <table:table-cell table:formula="of:=[nearest_3_7.SU$17]" office:value-type="float" office:value="0" calcext:value-type="float">
            <text:p>0</text:p>
          </table:table-cell>
          <table:table-cell table:formula="of:=[nearest_3_7.SV$17]" office:value-type="float" office:value="0" calcext:value-type="float">
            <text:p>0</text:p>
          </table:table-cell>
          <table:table-cell table:formula="of:=[nearest_3_7.SW$17]" office:value-type="float" office:value="0" calcext:value-type="float">
            <text:p>0</text:p>
          </table:table-cell>
          <table:table-cell table:formula="of:=[nearest_3_7.SX$17]" office:value-type="float" office:value="0" calcext:value-type="float">
            <text:p>0</text:p>
          </table:table-cell>
          <table:table-cell table:formula="of:=[nearest_3_7.SY$17]" office:value-type="float" office:value="0" calcext:value-type="float">
            <text:p>0</text:p>
          </table:table-cell>
          <table:table-cell table:formula="of:=[nearest_3_7.SZ$17]" office:value-type="float" office:value="0" calcext:value-type="float">
            <text:p>0</text:p>
          </table:table-cell>
          <table:table-cell table:formula="of:=[nearest_3_7.TA$17]" office:value-type="float" office:value="0" calcext:value-type="float">
            <text:p>0</text:p>
          </table:table-cell>
          <table:table-cell table:formula="of:=[nearest_3_7.TB$17]" office:value-type="float" office:value="0" calcext:value-type="float">
            <text:p>0</text:p>
          </table:table-cell>
          <table:table-cell table:formula="of:=[nearest_3_7.TC$17]" office:value-type="float" office:value="0" calcext:value-type="float">
            <text:p>0</text:p>
          </table:table-cell>
          <table:table-cell table:formula="of:=[nearest_3_7.TD$17]" office:value-type="float" office:value="0" calcext:value-type="float">
            <text:p>0</text:p>
          </table:table-cell>
          <table:table-cell table:formula="of:=[nearest_3_7.TE$17]" office:value-type="float" office:value="0" calcext:value-type="float">
            <text:p>0</text:p>
          </table:table-cell>
          <table:table-cell table:formula="of:=[nearest_3_7.TF$17]" office:value-type="float" office:value="0" calcext:value-type="float">
            <text:p>0</text:p>
          </table:table-cell>
          <table:table-cell table:formula="of:=[nearest_3_7.TG$17]" office:value-type="float" office:value="0" calcext:value-type="float">
            <text:p>0</text:p>
          </table:table-cell>
          <table:table-cell table:formula="of:=[nearest_3_7.TH$17]" office:value-type="float" office:value="0" calcext:value-type="float">
            <text:p>0</text:p>
          </table:table-cell>
          <table:table-cell table:formula="of:=[nearest_3_7.TI$17]" office:value-type="float" office:value="0" calcext:value-type="float">
            <text:p>0</text:p>
          </table:table-cell>
          <table:table-cell table:formula="of:=[nearest_3_7.TJ$17]" office:value-type="float" office:value="0" calcext:value-type="float">
            <text:p>0</text:p>
          </table:table-cell>
          <table:table-cell table:formula="of:=[nearest_3_7.TK$17]" office:value-type="float" office:value="0" calcext:value-type="float">
            <text:p>0</text:p>
          </table:table-cell>
          <table:table-cell table:formula="of:=[nearest_3_7.TL$17]" office:value-type="float" office:value="0" calcext:value-type="float">
            <text:p>0</text:p>
          </table:table-cell>
          <table:table-cell table:formula="of:=[nearest_3_7.TM$17]" office:value-type="float" office:value="0" calcext:value-type="float">
            <text:p>0</text:p>
          </table:table-cell>
          <table:table-cell table:formula="of:=[nearest_3_7.TN$17]" office:value-type="float" office:value="0" calcext:value-type="float">
            <text:p>0</text:p>
          </table:table-cell>
          <table:table-cell table:formula="of:=[nearest_3_7.TO$17]" office:value-type="float" office:value="0" calcext:value-type="float">
            <text:p>0</text:p>
          </table:table-cell>
          <table:table-cell table:formula="of:=[nearest_3_7.TP$17]" office:value-type="float" office:value="0" calcext:value-type="float">
            <text:p>0</text:p>
          </table:table-cell>
          <table:table-cell table:formula="of:=[nearest_3_7.TQ$17]" office:value-type="float" office:value="0" calcext:value-type="float">
            <text:p>0</text:p>
          </table:table-cell>
          <table:table-cell table:formula="of:=[nearest_3_7.TR$17]" office:value-type="float" office:value="0" calcext:value-type="float">
            <text:p>0</text:p>
          </table:table-cell>
          <table:table-cell table:formula="of:=[nearest_3_7.TS$17]" office:value-type="float" office:value="0" calcext:value-type="float">
            <text:p>0</text:p>
          </table:table-cell>
          <table:table-cell table:formula="of:=[nearest_3_7.TT$17]" office:value-type="float" office:value="0" calcext:value-type="float">
            <text:p>0</text:p>
          </table:table-cell>
          <table:table-cell table:formula="of:=[nearest_3_7.TU$17]" office:value-type="float" office:value="0" calcext:value-type="float">
            <text:p>0</text:p>
          </table:table-cell>
          <table:table-cell table:formula="of:=[nearest_3_7.TV$17]" office:value-type="float" office:value="0" calcext:value-type="float">
            <text:p>0</text:p>
          </table:table-cell>
          <table:table-cell table:formula="of:=[nearest_3_7.TW$17]" office:value-type="float" office:value="0" calcext:value-type="float">
            <text:p>0</text:p>
          </table:table-cell>
          <table:table-cell table:formula="of:=[nearest_3_7.TX$17]" office:value-type="float" office:value="0" calcext:value-type="float">
            <text:p>0</text:p>
          </table:table-cell>
          <table:table-cell table:formula="of:=[nearest_3_7.TY$17]" office:value-type="float" office:value="0" calcext:value-type="float">
            <text:p>0</text:p>
          </table:table-cell>
          <table:table-cell table:formula="of:=[nearest_3_7.TZ$17]" office:value-type="float" office:value="0" calcext:value-type="float">
            <text:p>0</text:p>
          </table:table-cell>
          <table:table-cell table:formula="of:=[nearest_3_7.UA$17]" office:value-type="float" office:value="0" calcext:value-type="float">
            <text:p>0</text:p>
          </table:table-cell>
          <table:table-cell table:formula="of:=[nearest_3_7.UB$17]" office:value-type="float" office:value="0" calcext:value-type="float">
            <text:p>0</text:p>
          </table:table-cell>
          <table:table-cell table:formula="of:=[nearest_3_7.UC$17]" office:value-type="float" office:value="0" calcext:value-type="float">
            <text:p>0</text:p>
          </table:table-cell>
          <table:table-cell table:formula="of:=[nearest_3_7.UD$17]" office:value-type="float" office:value="0" calcext:value-type="float">
            <text:p>0</text:p>
          </table:table-cell>
          <table:table-cell table:formula="of:=[nearest_3_7.UE$17]" office:value-type="float" office:value="0" calcext:value-type="float">
            <text:p>0</text:p>
          </table:table-cell>
          <table:table-cell table:formula="of:=[nearest_3_7.UF$17]" office:value-type="float" office:value="0" calcext:value-type="float">
            <text:p>0</text:p>
          </table:table-cell>
          <table:table-cell table:formula="of:=[nearest_3_7.UG$17]" office:value-type="float" office:value="0" calcext:value-type="float">
            <text:p>0</text:p>
          </table:table-cell>
          <table:table-cell table:formula="of:=[nearest_3_7.UH$17]" office:value-type="float" office:value="0" calcext:value-type="float">
            <text:p>0</text:p>
          </table:table-cell>
          <table:table-cell table:formula="of:=[nearest_3_7.UI$17]" office:value-type="float" office:value="0" calcext:value-type="float">
            <text:p>0</text:p>
          </table:table-cell>
          <table:table-cell table:formula="of:=[nearest_3_7.UJ$17]" office:value-type="float" office:value="0" calcext:value-type="float">
            <text:p>0</text:p>
          </table:table-cell>
          <table:table-cell table:formula="of:=[nearest_3_7.UK$17]" office:value-type="float" office:value="0" calcext:value-type="float">
            <text:p>0</text:p>
          </table:table-cell>
          <table:table-cell table:formula="of:=[nearest_3_7.UL$17]" office:value-type="float" office:value="0" calcext:value-type="float">
            <text:p>0</text:p>
          </table:table-cell>
          <table:table-cell table:formula="of:=[nearest_3_7.UM$17]" office:value-type="float" office:value="0" calcext:value-type="float">
            <text:p>0</text:p>
          </table:table-cell>
          <table:table-cell table:formula="of:=[nearest_3_7.UN$17]" office:value-type="float" office:value="0" calcext:value-type="float">
            <text:p>0</text:p>
          </table:table-cell>
          <table:table-cell table:formula="of:=[nearest_3_7.UO$17]" office:value-type="float" office:value="0" calcext:value-type="float">
            <text:p>0</text:p>
          </table:table-cell>
          <table:table-cell table:formula="of:=[nearest_3_7.UP$17]" office:value-type="float" office:value="0" calcext:value-type="float">
            <text:p>0</text:p>
          </table:table-cell>
          <table:table-cell table:formula="of:=[nearest_3_7.UQ$17]" office:value-type="float" office:value="0" calcext:value-type="float">
            <text:p>0</text:p>
          </table:table-cell>
          <table:table-cell table:formula="of:=[nearest_3_7.UR$17]" office:value-type="float" office:value="0" calcext:value-type="float">
            <text:p>0</text:p>
          </table:table-cell>
          <table:table-cell table:formula="of:=[nearest_3_7.US$17]" office:value-type="float" office:value="0" calcext:value-type="float">
            <text:p>0</text:p>
          </table:table-cell>
          <table:table-cell table:formula="of:=[nearest_3_7.UT$17]" office:value-type="float" office:value="0" calcext:value-type="float">
            <text:p>0</text:p>
          </table:table-cell>
          <table:table-cell table:formula="of:=[nearest_3_7.UU$17]" office:value-type="float" office:value="0" calcext:value-type="float">
            <text:p>0</text:p>
          </table:table-cell>
          <table:table-cell table:formula="of:=[nearest_3_7.UV$17]" office:value-type="float" office:value="0" calcext:value-type="float">
            <text:p>0</text:p>
          </table:table-cell>
          <table:table-cell table:formula="of:=[nearest_3_7.UW$17]" office:value-type="float" office:value="0" calcext:value-type="float">
            <text:p>0</text:p>
          </table:table-cell>
          <table:table-cell table:formula="of:=[nearest_3_7.UX$17]" office:value-type="float" office:value="0" calcext:value-type="float">
            <text:p>0</text:p>
          </table:table-cell>
          <table:table-cell table:formula="of:=[nearest_3_7.UY$17]" office:value-type="float" office:value="0" calcext:value-type="float">
            <text:p>0</text:p>
          </table:table-cell>
          <table:table-cell table:formula="of:=[nearest_3_7.UZ$17]" office:value-type="float" office:value="0" calcext:value-type="float">
            <text:p>0</text:p>
          </table:table-cell>
          <table:table-cell table:formula="of:=[nearest_3_7.VA$17]" office:value-type="float" office:value="0" calcext:value-type="float">
            <text:p>0</text:p>
          </table:table-cell>
          <table:table-cell table:formula="of:=[nearest_3_7.VB$17]" office:value-type="float" office:value="0" calcext:value-type="float">
            <text:p>0</text:p>
          </table:table-cell>
          <table:table-cell table:formula="of:=[nearest_3_7.VC$17]" office:value-type="float" office:value="0" calcext:value-type="float">
            <text:p>0</text:p>
          </table:table-cell>
          <table:table-cell table:formula="of:=[nearest_3_7.VD$17]" office:value-type="float" office:value="0" calcext:value-type="float">
            <text:p>0</text:p>
          </table:table-cell>
          <table:table-cell table:formula="of:=[nearest_3_7.VE$17]" office:value-type="float" office:value="0" calcext:value-type="float">
            <text:p>0</text:p>
          </table:table-cell>
          <table:table-cell table:formula="of:=[nearest_3_7.VF$17]" office:value-type="float" office:value="0" calcext:value-type="float">
            <text:p>0</text:p>
          </table:table-cell>
          <table:table-cell table:formula="of:=[nearest_3_7.VG$17]" office:value-type="float" office:value="0" calcext:value-type="float">
            <text:p>0</text:p>
          </table:table-cell>
          <table:table-cell table:formula="of:=[nearest_3_7.VH$17]" office:value-type="float" office:value="0" calcext:value-type="float">
            <text:p>0</text:p>
          </table:table-cell>
          <table:table-cell table:formula="of:=[nearest_3_7.VI$17]" office:value-type="float" office:value="0" calcext:value-type="float">
            <text:p>0</text:p>
          </table:table-cell>
          <table:table-cell table:formula="of:=[nearest_3_7.VJ$17]" office:value-type="float" office:value="0" calcext:value-type="float">
            <text:p>0</text:p>
          </table:table-cell>
          <table:table-cell table:formula="of:=[nearest_3_7.VK$17]" office:value-type="float" office:value="0" calcext:value-type="float">
            <text:p>0</text:p>
          </table:table-cell>
          <table:table-cell table:formula="of:=[nearest_3_7.VL$17]" office:value-type="float" office:value="0" calcext:value-type="float">
            <text:p>0</text:p>
          </table:table-cell>
          <table:table-cell table:formula="of:=[nearest_3_7.VM$17]" office:value-type="float" office:value="0" calcext:value-type="float">
            <text:p>0</text:p>
          </table:table-cell>
          <table:table-cell table:formula="of:=[nearest_3_7.VN$17]" office:value-type="float" office:value="0" calcext:value-type="float">
            <text:p>0</text:p>
          </table:table-cell>
          <table:table-cell table:formula="of:=[nearest_3_7.VO$17]" office:value-type="float" office:value="0" calcext:value-type="float">
            <text:p>0</text:p>
          </table:table-cell>
          <table:table-cell table:formula="of:=[nearest_3_7.VP$17]" office:value-type="float" office:value="0" calcext:value-type="float">
            <text:p>0</text:p>
          </table:table-cell>
          <table:table-cell table:formula="of:=[nearest_3_7.VQ$17]" office:value-type="float" office:value="0" calcext:value-type="float">
            <text:p>0</text:p>
          </table:table-cell>
          <table:table-cell table:formula="of:=[nearest_3_7.VR$17]" office:value-type="float" office:value="0" calcext:value-type="float">
            <text:p>0</text:p>
          </table:table-cell>
          <table:table-cell table:formula="of:=[nearest_3_7.VS$17]" office:value-type="float" office:value="0" calcext:value-type="float">
            <text:p>0</text:p>
          </table:table-cell>
          <table:table-cell table:formula="of:=[nearest_3_7.VT$17]" office:value-type="float" office:value="0" calcext:value-type="float">
            <text:p>0</text:p>
          </table:table-cell>
          <table:table-cell table:formula="of:=[nearest_3_7.VU$17]" office:value-type="float" office:value="0" calcext:value-type="float">
            <text:p>0</text:p>
          </table:table-cell>
          <table:table-cell table:formula="of:=[nearest_3_7.VV$17]" office:value-type="float" office:value="0" calcext:value-type="float">
            <text:p>0</text:p>
          </table:table-cell>
          <table:table-cell table:formula="of:=[nearest_3_7.VW$17]" office:value-type="float" office:value="0" calcext:value-type="float">
            <text:p>0</text:p>
          </table:table-cell>
          <table:table-cell table:formula="of:=[nearest_3_7.VX$17]" office:value-type="float" office:value="0" calcext:value-type="float">
            <text:p>0</text:p>
          </table:table-cell>
          <table:table-cell table:formula="of:=[nearest_3_7.VY$17]" office:value-type="float" office:value="0" calcext:value-type="float">
            <text:p>0</text:p>
          </table:table-cell>
          <table:table-cell table:formula="of:=[nearest_3_7.VZ$17]" office:value-type="float" office:value="0" calcext:value-type="float">
            <text:p>0</text:p>
          </table:table-cell>
          <table:table-cell table:formula="of:=[nearest_3_7.WA$17]" office:value-type="float" office:value="0" calcext:value-type="float">
            <text:p>0</text:p>
          </table:table-cell>
          <table:table-cell table:formula="of:=[nearest_3_7.WB$17]" office:value-type="float" office:value="0" calcext:value-type="float">
            <text:p>0</text:p>
          </table:table-cell>
          <table:table-cell table:formula="of:=[nearest_3_7.WC$17]" office:value-type="float" office:value="0" calcext:value-type="float">
            <text:p>0</text:p>
          </table:table-cell>
          <table:table-cell table:formula="of:=[nearest_3_7.WD$17]" office:value-type="float" office:value="0" calcext:value-type="float">
            <text:p>0</text:p>
          </table:table-cell>
          <table:table-cell table:formula="of:=[nearest_3_7.WE$17]" office:value-type="float" office:value="0" calcext:value-type="float">
            <text:p>0</text:p>
          </table:table-cell>
          <table:table-cell table:formula="of:=[nearest_3_7.WF$17]" office:value-type="float" office:value="0" calcext:value-type="float">
            <text:p>0</text:p>
          </table:table-cell>
          <table:table-cell table:formula="of:=[nearest_3_7.WG$17]" office:value-type="float" office:value="0" calcext:value-type="float">
            <text:p>0</text:p>
          </table:table-cell>
          <table:table-cell table:formula="of:=[nearest_3_7.WH$17]" office:value-type="float" office:value="0" calcext:value-type="float">
            <text:p>0</text:p>
          </table:table-cell>
          <table:table-cell table:formula="of:=[nearest_3_7.WI$17]" office:value-type="float" office:value="0" calcext:value-type="float">
            <text:p>0</text:p>
          </table:table-cell>
          <table:table-cell table:formula="of:=[nearest_3_7.WJ$17]" office:value-type="float" office:value="0" calcext:value-type="float">
            <text:p>0</text:p>
          </table:table-cell>
          <table:table-cell table:formula="of:=[nearest_3_7.WK$17]" office:value-type="float" office:value="0" calcext:value-type="float">
            <text:p>0</text:p>
          </table:table-cell>
          <table:table-cell table:formula="of:=[nearest_3_7.WL$17]" office:value-type="float" office:value="0" calcext:value-type="float">
            <text:p>0</text:p>
          </table:table-cell>
          <table:table-cell table:formula="of:=[nearest_3_7.WM$17]" office:value-type="float" office:value="0" calcext:value-type="float">
            <text:p>0</text:p>
          </table:table-cell>
          <table:table-cell table:formula="of:=[nearest_3_7.WN$17]" office:value-type="float" office:value="0" calcext:value-type="float">
            <text:p>0</text:p>
          </table:table-cell>
          <table:table-cell table:formula="of:=[nearest_3_7.WO$17]" office:value-type="float" office:value="0" calcext:value-type="float">
            <text:p>0</text:p>
          </table:table-cell>
          <table:table-cell table:formula="of:=[nearest_3_7.WP$17]" office:value-type="float" office:value="0" calcext:value-type="float">
            <text:p>0</text:p>
          </table:table-cell>
          <table:table-cell table:formula="of:=[nearest_3_7.WQ$17]" office:value-type="float" office:value="0" calcext:value-type="float">
            <text:p>0</text:p>
          </table:table-cell>
          <table:table-cell table:formula="of:=[nearest_3_7.WR$17]" office:value-type="float" office:value="0" calcext:value-type="float">
            <text:p>0</text:p>
          </table:table-cell>
          <table:table-cell table:formula="of:=[nearest_3_7.WS$17]" office:value-type="float" office:value="0" calcext:value-type="float">
            <text:p>0</text:p>
          </table:table-cell>
          <table:table-cell table:formula="of:=[nearest_3_7.WT$17]" office:value-type="float" office:value="0" calcext:value-type="float">
            <text:p>0</text:p>
          </table:table-cell>
          <table:table-cell table:formula="of:=[nearest_3_7.WU$17]" office:value-type="float" office:value="0" calcext:value-type="float">
            <text:p>0</text:p>
          </table:table-cell>
          <table:table-cell table:formula="of:=[nearest_3_7.WV$17]" office:value-type="float" office:value="0" calcext:value-type="float">
            <text:p>0</text:p>
          </table:table-cell>
          <table:table-cell table:formula="of:=[nearest_3_7.WW$17]" office:value-type="float" office:value="0" calcext:value-type="float">
            <text:p>0</text:p>
          </table:table-cell>
          <table:table-cell table:formula="of:=[nearest_3_7.WX$17]" office:value-type="float" office:value="0" calcext:value-type="float">
            <text:p>0</text:p>
          </table:table-cell>
          <table:table-cell table:formula="of:=[nearest_3_7.WY$17]" office:value-type="float" office:value="0" calcext:value-type="float">
            <text:p>0</text:p>
          </table:table-cell>
          <table:table-cell table:formula="of:=[nearest_3_7.WZ$17]" office:value-type="float" office:value="0" calcext:value-type="float">
            <text:p>0</text:p>
          </table:table-cell>
          <table:table-cell table:formula="of:=[nearest_3_7.XA$17]" office:value-type="float" office:value="0" calcext:value-type="float">
            <text:p>0</text:p>
          </table:table-cell>
          <table:table-cell table:formula="of:=[nearest_3_7.XB$17]" office:value-type="float" office:value="0" calcext:value-type="float">
            <text:p>0</text:p>
          </table:table-cell>
          <table:table-cell table:formula="of:=[nearest_3_7.XC$17]" office:value-type="float" office:value="0" calcext:value-type="float">
            <text:p>0</text:p>
          </table:table-cell>
          <table:table-cell table:formula="of:=[nearest_3_7.XD$17]" office:value-type="float" office:value="0" calcext:value-type="float">
            <text:p>0</text:p>
          </table:table-cell>
          <table:table-cell table:formula="of:=[nearest_3_7.XE$17]" office:value-type="float" office:value="0" calcext:value-type="float">
            <text:p>0</text:p>
          </table:table-cell>
          <table:table-cell table:formula="of:=[nearest_3_7.XF$17]" office:value-type="float" office:value="0" calcext:value-type="float">
            <text:p>0</text:p>
          </table:table-cell>
          <table:table-cell table:formula="of:=[nearest_3_7.XG$17]" office:value-type="float" office:value="0" calcext:value-type="float">
            <text:p>0</text:p>
          </table:table-cell>
          <table:table-cell table:formula="of:=[nearest_3_7.XH$17]" office:value-type="float" office:value="0" calcext:value-type="float">
            <text:p>0</text:p>
          </table:table-cell>
          <table:table-cell table:formula="of:=[nearest_3_7.XI$17]" office:value-type="float" office:value="0" calcext:value-type="float">
            <text:p>0</text:p>
          </table:table-cell>
          <table:table-cell table:formula="of:=[nearest_3_7.XJ$17]" office:value-type="float" office:value="0" calcext:value-type="float">
            <text:p>0</text:p>
          </table:table-cell>
          <table:table-cell table:formula="of:=[nearest_3_7.XK$17]" office:value-type="float" office:value="0" calcext:value-type="float">
            <text:p>0</text:p>
          </table:table-cell>
          <table:table-cell table:formula="of:=[nearest_3_7.XL$17]" office:value-type="float" office:value="0" calcext:value-type="float">
            <text:p>0</text:p>
          </table:table-cell>
          <table:table-cell table:formula="of:=[nearest_3_7.XM$17]" office:value-type="float" office:value="0" calcext:value-type="float">
            <text:p>0</text:p>
          </table:table-cell>
          <table:table-cell table:formula="of:=[nearest_3_7.XN$17]" office:value-type="float" office:value="0" calcext:value-type="float">
            <text:p>0</text:p>
          </table:table-cell>
          <table:table-cell table:formula="of:=[nearest_3_7.XO$17]" office:value-type="float" office:value="0" calcext:value-type="float">
            <text:p>0</text:p>
          </table:table-cell>
          <table:table-cell table:formula="of:=[nearest_3_7.XP$17]" office:value-type="float" office:value="0" calcext:value-type="float">
            <text:p>0</text:p>
          </table:table-cell>
          <table:table-cell table:formula="of:=[nearest_3_7.XQ$17]" office:value-type="float" office:value="0" calcext:value-type="float">
            <text:p>0</text:p>
          </table:table-cell>
          <table:table-cell table:formula="of:=[nearest_3_7.XR$17]" office:value-type="float" office:value="0" calcext:value-type="float">
            <text:p>0</text:p>
          </table:table-cell>
          <table:table-cell table:formula="of:=[nearest_3_7.XS$17]" office:value-type="float" office:value="0" calcext:value-type="float">
            <text:p>0</text:p>
          </table:table-cell>
          <table:table-cell table:formula="of:=[nearest_3_7.XT$17]" office:value-type="float" office:value="0" calcext:value-type="float">
            <text:p>0</text:p>
          </table:table-cell>
          <table:table-cell table:formula="of:=[nearest_3_7.XU$17]" office:value-type="float" office:value="0" calcext:value-type="float">
            <text:p>0</text:p>
          </table:table-cell>
          <table:table-cell table:formula="of:=[nearest_3_7.XV$17]" office:value-type="float" office:value="0" calcext:value-type="float">
            <text:p>0</text:p>
          </table:table-cell>
          <table:table-cell table:formula="of:=[nearest_3_7.XW$17]" office:value-type="float" office:value="0" calcext:value-type="float">
            <text:p>0</text:p>
          </table:table-cell>
          <table:table-cell table:formula="of:=[nearest_3_7.XX$17]" office:value-type="float" office:value="0" calcext:value-type="float">
            <text:p>0</text:p>
          </table:table-cell>
          <table:table-cell table:formula="of:=[nearest_3_7.XY$17]" office:value-type="float" office:value="0" calcext:value-type="float">
            <text:p>0</text:p>
          </table:table-cell>
          <table:table-cell table:formula="of:=[nearest_3_7.XZ$17]" office:value-type="float" office:value="0" calcext:value-type="float">
            <text:p>0</text:p>
          </table:table-cell>
          <table:table-cell table:formula="of:=[nearest_3_7.YA$17]" office:value-type="float" office:value="0" calcext:value-type="float">
            <text:p>0</text:p>
          </table:table-cell>
          <table:table-cell table:formula="of:=[nearest_3_7.YB$17]" office:value-type="float" office:value="0" calcext:value-type="float">
            <text:p>0</text:p>
          </table:table-cell>
          <table:table-cell table:formula="of:=[nearest_3_7.YC$17]" office:value-type="float" office:value="0" calcext:value-type="float">
            <text:p>0</text:p>
          </table:table-cell>
          <table:table-cell table:formula="of:=[nearest_3_7.YD$17]" office:value-type="float" office:value="0" calcext:value-type="float">
            <text:p>0</text:p>
          </table:table-cell>
          <table:table-cell table:formula="of:=[nearest_3_7.YE$17]" office:value-type="float" office:value="0" calcext:value-type="float">
            <text:p>0</text:p>
          </table:table-cell>
          <table:table-cell table:formula="of:=[nearest_3_7.YF$17]" office:value-type="float" office:value="0" calcext:value-type="float">
            <text:p>0</text:p>
          </table:table-cell>
          <table:table-cell table:formula="of:=[nearest_3_7.YG$17]" office:value-type="float" office:value="0" calcext:value-type="float">
            <text:p>0</text:p>
          </table:table-cell>
          <table:table-cell table:formula="of:=[nearest_3_7.YH$17]" office:value-type="float" office:value="0" calcext:value-type="float">
            <text:p>0</text:p>
          </table:table-cell>
          <table:table-cell table:formula="of:=[nearest_3_7.YI$17]" office:value-type="float" office:value="0" calcext:value-type="float">
            <text:p>0</text:p>
          </table:table-cell>
          <table:table-cell table:formula="of:=[nearest_3_7.YJ$17]" office:value-type="float" office:value="0" calcext:value-type="float">
            <text:p>0</text:p>
          </table:table-cell>
          <table:table-cell table:formula="of:=[nearest_3_7.YK$17]" office:value-type="float" office:value="0" calcext:value-type="float">
            <text:p>0</text:p>
          </table:table-cell>
          <table:table-cell table:formula="of:=[nearest_3_7.YL$17]" office:value-type="float" office:value="0" calcext:value-type="float">
            <text:p>0</text:p>
          </table:table-cell>
          <table:table-cell table:formula="of:=[nearest_3_7.YM$17]" office:value-type="float" office:value="0" calcext:value-type="float">
            <text:p>0</text:p>
          </table:table-cell>
          <table:table-cell table:formula="of:=[nearest_3_7.YN$17]" office:value-type="float" office:value="0" calcext:value-type="float">
            <text:p>0</text:p>
          </table:table-cell>
          <table:table-cell table:formula="of:=[nearest_3_7.YO$17]" office:value-type="float" office:value="0" calcext:value-type="float">
            <text:p>0</text:p>
          </table:table-cell>
          <table:table-cell table:formula="of:=[nearest_3_7.YP$17]" office:value-type="float" office:value="0" calcext:value-type="float">
            <text:p>0</text:p>
          </table:table-cell>
          <table:table-cell table:formula="of:=[nearest_3_7.YQ$17]" office:value-type="float" office:value="0" calcext:value-type="float">
            <text:p>0</text:p>
          </table:table-cell>
          <table:table-cell table:formula="of:=[nearest_3_7.YR$17]" office:value-type="float" office:value="0" calcext:value-type="float">
            <text:p>0</text:p>
          </table:table-cell>
          <table:table-cell table:formula="of:=[nearest_3_7.YS$17]" office:value-type="float" office:value="0" calcext:value-type="float">
            <text:p>0</text:p>
          </table:table-cell>
          <table:table-cell table:formula="of:=[nearest_3_7.YT$17]" office:value-type="float" office:value="0" calcext:value-type="float">
            <text:p>0</text:p>
          </table:table-cell>
          <table:table-cell table:formula="of:=[nearest_3_7.YU$17]" office:value-type="float" office:value="0" calcext:value-type="float">
            <text:p>0</text:p>
          </table:table-cell>
          <table:table-cell table:formula="of:=[nearest_3_7.YV$17]" office:value-type="float" office:value="0" calcext:value-type="float">
            <text:p>0</text:p>
          </table:table-cell>
          <table:table-cell table:formula="of:=[nearest_3_7.YW$17]" office:value-type="float" office:value="0" calcext:value-type="float">
            <text:p>0</text:p>
          </table:table-cell>
          <table:table-cell table:formula="of:=[nearest_3_7.YX$17]" office:value-type="float" office:value="0" calcext:value-type="float">
            <text:p>0</text:p>
          </table:table-cell>
          <table:table-cell table:formula="of:=[nearest_3_7.YY$17]" office:value-type="float" office:value="0" calcext:value-type="float">
            <text:p>0</text:p>
          </table:table-cell>
          <table:table-cell table:formula="of:=[nearest_3_7.YZ$17]" office:value-type="float" office:value="0" calcext:value-type="float">
            <text:p>0</text:p>
          </table:table-cell>
          <table:table-cell table:formula="of:=[nearest_3_7.ZA$17]" office:value-type="float" office:value="0" calcext:value-type="float">
            <text:p>0</text:p>
          </table:table-cell>
          <table:table-cell table:formula="of:=[nearest_3_7.ZB$17]" office:value-type="float" office:value="0" calcext:value-type="float">
            <text:p>0</text:p>
          </table:table-cell>
          <table:table-cell table:formula="of:=[nearest_3_7.ZC$17]" office:value-type="float" office:value="0" calcext:value-type="float">
            <text:p>0</text:p>
          </table:table-cell>
          <table:table-cell table:formula="of:=[nearest_3_7.ZD$17]" office:value-type="float" office:value="0" calcext:value-type="float">
            <text:p>0</text:p>
          </table:table-cell>
          <table:table-cell table:formula="of:=[nearest_3_7.ZE$17]" office:value-type="float" office:value="0" calcext:value-type="float">
            <text:p>0</text:p>
          </table:table-cell>
          <table:table-cell table:formula="of:=[nearest_3_7.ZF$17]" office:value-type="float" office:value="0" calcext:value-type="float">
            <text:p>0</text:p>
          </table:table-cell>
          <table:table-cell table:formula="of:=[nearest_3_7.ZG$17]" office:value-type="float" office:value="0" calcext:value-type="float">
            <text:p>0</text:p>
          </table:table-cell>
          <table:table-cell table:formula="of:=[nearest_3_7.ZH$17]" office:value-type="float" office:value="0" calcext:value-type="float">
            <text:p>0</text:p>
          </table:table-cell>
          <table:table-cell table:formula="of:=[nearest_3_7.ZI$17]" office:value-type="float" office:value="0" calcext:value-type="float">
            <text:p>0</text:p>
          </table:table-cell>
          <table:table-cell table:formula="of:=[nearest_3_7.ZJ$17]" office:value-type="float" office:value="0" calcext:value-type="float">
            <text:p>0</text:p>
          </table:table-cell>
          <table:table-cell table:formula="of:=[nearest_3_7.ZK$17]" office:value-type="float" office:value="0" calcext:value-type="float">
            <text:p>0</text:p>
          </table:table-cell>
          <table:table-cell table:formula="of:=[nearest_3_7.ZL$17]" office:value-type="float" office:value="0" calcext:value-type="float">
            <text:p>0</text:p>
          </table:table-cell>
          <table:table-cell table:formula="of:=[nearest_3_7.ZM$17]" office:value-type="float" office:value="0" calcext:value-type="float">
            <text:p>0</text:p>
          </table:table-cell>
          <table:table-cell table:formula="of:=[nearest_3_7.ZN$17]" office:value-type="float" office:value="0" calcext:value-type="float">
            <text:p>0</text:p>
          </table:table-cell>
          <table:table-cell table:formula="of:=[nearest_3_7.ZO$17]" office:value-type="float" office:value="0" calcext:value-type="float">
            <text:p>0</text:p>
          </table:table-cell>
          <table:table-cell table:formula="of:=[nearest_3_7.ZP$17]" office:value-type="float" office:value="0" calcext:value-type="float">
            <text:p>0</text:p>
          </table:table-cell>
          <table:table-cell table:formula="of:=[nearest_3_7.ZQ$17]" office:value-type="float" office:value="0" calcext:value-type="float">
            <text:p>0</text:p>
          </table:table-cell>
          <table:table-cell table:formula="of:=[nearest_3_7.ZR$17]" office:value-type="float" office:value="0" calcext:value-type="float">
            <text:p>0</text:p>
          </table:table-cell>
          <table:table-cell table:formula="of:=[nearest_3_7.ZS$17]" office:value-type="float" office:value="0" calcext:value-type="float">
            <text:p>0</text:p>
          </table:table-cell>
          <table:table-cell table:formula="of:=[nearest_3_7.ZT$17]" office:value-type="float" office:value="0" calcext:value-type="float">
            <text:p>0</text:p>
          </table:table-cell>
          <table:table-cell table:formula="of:=[nearest_3_7.ZU$17]" office:value-type="float" office:value="0" calcext:value-type="float">
            <text:p>0</text:p>
          </table:table-cell>
          <table:table-cell table:formula="of:=[nearest_3_7.ZV$17]" office:value-type="float" office:value="0" calcext:value-type="float">
            <text:p>0</text:p>
          </table:table-cell>
          <table:table-cell table:formula="of:=[nearest_3_7.ZW$17]" office:value-type="float" office:value="0" calcext:value-type="float">
            <text:p>0</text:p>
          </table:table-cell>
          <table:table-cell table:formula="of:=[nearest_3_7.ZX$17]" office:value-type="float" office:value="0" calcext:value-type="float">
            <text:p>0</text:p>
          </table:table-cell>
          <table:table-cell table:formula="of:=[nearest_3_7.ZY$17]" office:value-type="float" office:value="0" calcext:value-type="float">
            <text:p>0</text:p>
          </table:table-cell>
          <table:table-cell table:formula="of:=[nearest_3_7.ZZ$17]" office:value-type="float" office:value="0" calcext:value-type="float">
            <text:p>0</text:p>
          </table:table-cell>
          <table:table-cell table:formula="of:=[nearest_3_7.AAA$17]" office:value-type="float" office:value="0" calcext:value-type="float">
            <text:p>0</text:p>
          </table:table-cell>
          <table:table-cell table:formula="of:=[nearest_3_7.AAB$17]" office:value-type="float" office:value="0" calcext:value-type="float">
            <text:p>0</text:p>
          </table:table-cell>
          <table:table-cell table:formula="of:=[nearest_3_7.AAC$17]" office:value-type="float" office:value="0" calcext:value-type="float">
            <text:p>0</text:p>
          </table:table-cell>
          <table:table-cell table:formula="of:=[nearest_3_7.AAD$17]" office:value-type="float" office:value="0" calcext:value-type="float">
            <text:p>0</text:p>
          </table:table-cell>
          <table:table-cell table:formula="of:=[nearest_3_7.AAE$17]" office:value-type="float" office:value="0" calcext:value-type="float">
            <text:p>0</text:p>
          </table:table-cell>
          <table:table-cell table:formula="of:=[nearest_3_7.AAF$17]" office:value-type="float" office:value="0" calcext:value-type="float">
            <text:p>0</text:p>
          </table:table-cell>
          <table:table-cell table:formula="of:=[nearest_3_7.AAG$17]" office:value-type="float" office:value="0" calcext:value-type="float">
            <text:p>0</text:p>
          </table:table-cell>
          <table:table-cell table:formula="of:=[nearest_3_7.AAH$17]" office:value-type="float" office:value="0" calcext:value-type="float">
            <text:p>0</text:p>
          </table:table-cell>
          <table:table-cell table:formula="of:=[nearest_3_7.AAI$17]" office:value-type="float" office:value="0" calcext:value-type="float">
            <text:p>0</text:p>
          </table:table-cell>
          <table:table-cell table:formula="of:=[nearest_3_7.AAJ$17]" office:value-type="float" office:value="0" calcext:value-type="float">
            <text:p>0</text:p>
          </table:table-cell>
          <table:table-cell table:formula="of:=[nearest_3_7.AAK$17]" office:value-type="float" office:value="0" calcext:value-type="float">
            <text:p>0</text:p>
          </table:table-cell>
          <table:table-cell table:formula="of:=[nearest_3_7.AAL$17]" office:value-type="float" office:value="0" calcext:value-type="float">
            <text:p>0</text:p>
          </table:table-cell>
          <table:table-cell table:formula="of:=[nearest_3_7.AAM$17]" office:value-type="float" office:value="0" calcext:value-type="float">
            <text:p>0</text:p>
          </table:table-cell>
          <table:table-cell table:formula="of:=[nearest_3_7.AAN$17]" office:value-type="float" office:value="0" calcext:value-type="float">
            <text:p>0</text:p>
          </table:table-cell>
          <table:table-cell table:formula="of:=[nearest_3_7.AAO$17]" office:value-type="float" office:value="0" calcext:value-type="float">
            <text:p>0</text:p>
          </table:table-cell>
          <table:table-cell table:formula="of:=[nearest_3_7.AAP$17]" office:value-type="float" office:value="0" calcext:value-type="float">
            <text:p>0</text:p>
          </table:table-cell>
          <table:table-cell table:formula="of:=[nearest_3_7.AAQ$17]" office:value-type="float" office:value="0" calcext:value-type="float">
            <text:p>0</text:p>
          </table:table-cell>
          <table:table-cell table:formula="of:=[nearest_3_7.AAR$17]" office:value-type="float" office:value="0" calcext:value-type="float">
            <text:p>0</text:p>
          </table:table-cell>
          <table:table-cell table:formula="of:=[nearest_3_7.AAS$17]" office:value-type="float" office:value="0" calcext:value-type="float">
            <text:p>0</text:p>
          </table:table-cell>
          <table:table-cell table:formula="of:=[nearest_3_7.AAT$17]" office:value-type="float" office:value="0" calcext:value-type="float">
            <text:p>0</text:p>
          </table:table-cell>
          <table:table-cell table:formula="of:=[nearest_3_7.AAU$17]" office:value-type="float" office:value="0" calcext:value-type="float">
            <text:p>0</text:p>
          </table:table-cell>
          <table:table-cell table:formula="of:=[nearest_3_7.AAV$17]" office:value-type="float" office:value="0" calcext:value-type="float">
            <text:p>0</text:p>
          </table:table-cell>
          <table:table-cell table:formula="of:=[nearest_3_7.AAW$17]" office:value-type="float" office:value="0" calcext:value-type="float">
            <text:p>0</text:p>
          </table:table-cell>
          <table:table-cell table:formula="of:=[nearest_3_7.AAX$17]" office:value-type="float" office:value="0" calcext:value-type="float">
            <text:p>0</text:p>
          </table:table-cell>
          <table:table-cell table:formula="of:=[nearest_3_7.AAY$17]" office:value-type="float" office:value="0" calcext:value-type="float">
            <text:p>0</text:p>
          </table:table-cell>
          <table:table-cell table:formula="of:=[nearest_3_7.AAZ$17]" office:value-type="float" office:value="0" calcext:value-type="float">
            <text:p>0</text:p>
          </table:table-cell>
          <table:table-cell table:formula="of:=[nearest_3_7.ABA$17]" office:value-type="float" office:value="0" calcext:value-type="float">
            <text:p>0</text:p>
          </table:table-cell>
          <table:table-cell table:formula="of:=[nearest_3_7.ABB$17]" office:value-type="float" office:value="0" calcext:value-type="float">
            <text:p>0</text:p>
          </table:table-cell>
          <table:table-cell table:formula="of:=[nearest_3_7.ABC$17]" office:value-type="float" office:value="0" calcext:value-type="float">
            <text:p>0</text:p>
          </table:table-cell>
          <table:table-cell table:formula="of:=[nearest_3_7.ABD$17]" office:value-type="float" office:value="0" calcext:value-type="float">
            <text:p>0</text:p>
          </table:table-cell>
          <table:table-cell table:formula="of:=[nearest_3_7.ABE$17]" office:value-type="float" office:value="0" calcext:value-type="float">
            <text:p>0</text:p>
          </table:table-cell>
          <table:table-cell table:formula="of:=[nearest_3_7.ABF$17]" office:value-type="float" office:value="0" calcext:value-type="float">
            <text:p>0</text:p>
          </table:table-cell>
          <table:table-cell table:formula="of:=[nearest_3_7.ABG$17]" office:value-type="float" office:value="0" calcext:value-type="float">
            <text:p>0</text:p>
          </table:table-cell>
          <table:table-cell table:formula="of:=[nearest_3_7.ABH$17]" office:value-type="float" office:value="0" calcext:value-type="float">
            <text:p>0</text:p>
          </table:table-cell>
          <table:table-cell table:formula="of:=[nearest_3_7.ABI$17]" office:value-type="float" office:value="0" calcext:value-type="float">
            <text:p>0</text:p>
          </table:table-cell>
          <table:table-cell table:formula="of:=[nearest_3_7.ABJ$17]" office:value-type="float" office:value="0" calcext:value-type="float">
            <text:p>0</text:p>
          </table:table-cell>
          <table:table-cell table:formula="of:=[nearest_3_7.ABK$17]" office:value-type="float" office:value="0" calcext:value-type="float">
            <text:p>0</text:p>
          </table:table-cell>
          <table:table-cell table:formula="of:=[nearest_3_7.ABL$17]" office:value-type="float" office:value="0" calcext:value-type="float">
            <text:p>0</text:p>
          </table:table-cell>
          <table:table-cell table:formula="of:=[nearest_3_7.ABM$17]" office:value-type="float" office:value="0" calcext:value-type="float">
            <text:p>0</text:p>
          </table:table-cell>
          <table:table-cell table:formula="of:=[nearest_3_7.ABN$17]" office:value-type="float" office:value="0" calcext:value-type="float">
            <text:p>0</text:p>
          </table:table-cell>
          <table:table-cell table:formula="of:=[nearest_3_7.ABO$17]" office:value-type="float" office:value="0" calcext:value-type="float">
            <text:p>0</text:p>
          </table:table-cell>
          <table:table-cell table:formula="of:=[nearest_3_7.ABP$17]" office:value-type="float" office:value="0" calcext:value-type="float">
            <text:p>0</text:p>
          </table:table-cell>
          <table:table-cell table:formula="of:=[nearest_3_7.ABQ$17]" office:value-type="float" office:value="0" calcext:value-type="float">
            <text:p>0</text:p>
          </table:table-cell>
          <table:table-cell table:formula="of:=[nearest_3_7.ABR$17]" office:value-type="float" office:value="0" calcext:value-type="float">
            <text:p>0</text:p>
          </table:table-cell>
          <table:table-cell table:formula="of:=[nearest_3_7.ABS$17]" office:value-type="float" office:value="0" calcext:value-type="float">
            <text:p>0</text:p>
          </table:table-cell>
          <table:table-cell table:formula="of:=[nearest_3_7.ABT$17]" office:value-type="float" office:value="0" calcext:value-type="float">
            <text:p>0</text:p>
          </table:table-cell>
          <table:table-cell table:formula="of:=[nearest_3_7.ABU$17]" office:value-type="float" office:value="0" calcext:value-type="float">
            <text:p>0</text:p>
          </table:table-cell>
          <table:table-cell table:formula="of:=[nearest_3_7.ABV$17]" office:value-type="float" office:value="0" calcext:value-type="float">
            <text:p>0</text:p>
          </table:table-cell>
          <table:table-cell table:formula="of:=[nearest_3_7.ABW$17]" office:value-type="float" office:value="0" calcext:value-type="float">
            <text:p>0</text:p>
          </table:table-cell>
          <table:table-cell table:formula="of:=[nearest_3_7.ABX$17]" office:value-type="float" office:value="0" calcext:value-type="float">
            <text:p>0</text:p>
          </table:table-cell>
          <table:table-cell table:formula="of:=[nearest_3_7.ABY$17]" office:value-type="float" office:value="0" calcext:value-type="float">
            <text:p>0</text:p>
          </table:table-cell>
          <table:table-cell table:formula="of:=[nearest_3_7.ABZ$17]" office:value-type="float" office:value="0" calcext:value-type="float">
            <text:p>0</text:p>
          </table:table-cell>
          <table:table-cell table:formula="of:=[nearest_3_7.ACA$17]" office:value-type="float" office:value="0" calcext:value-type="float">
            <text:p>0</text:p>
          </table:table-cell>
          <table:table-cell table:formula="of:=[nearest_3_7.ACB$17]" office:value-type="float" office:value="0" calcext:value-type="float">
            <text:p>0</text:p>
          </table:table-cell>
          <table:table-cell table:formula="of:=[nearest_3_7.ACC$17]" office:value-type="float" office:value="0" calcext:value-type="float">
            <text:p>0</text:p>
          </table:table-cell>
          <table:table-cell table:formula="of:=[nearest_3_7.ACD$17]" office:value-type="float" office:value="0" calcext:value-type="float">
            <text:p>0</text:p>
          </table:table-cell>
          <table:table-cell table:formula="of:=[nearest_3_7.ACE$17]" office:value-type="float" office:value="0" calcext:value-type="float">
            <text:p>0</text:p>
          </table:table-cell>
          <table:table-cell table:formula="of:=[nearest_3_7.ACF$17]" office:value-type="float" office:value="0" calcext:value-type="float">
            <text:p>0</text:p>
          </table:table-cell>
          <table:table-cell table:formula="of:=[nearest_3_7.ACG$17]" office:value-type="float" office:value="0" calcext:value-type="float">
            <text:p>0</text:p>
          </table:table-cell>
          <table:table-cell table:formula="of:=[nearest_3_7.ACH$17]" office:value-type="float" office:value="0" calcext:value-type="float">
            <text:p>0</text:p>
          </table:table-cell>
          <table:table-cell table:formula="of:=[nearest_3_7.ACI$17]" office:value-type="float" office:value="0" calcext:value-type="float">
            <text:p>0</text:p>
          </table:table-cell>
          <table:table-cell table:formula="of:=[nearest_3_7.ACJ$17]" office:value-type="float" office:value="0" calcext:value-type="float">
            <text:p>0</text:p>
          </table:table-cell>
          <table:table-cell table:formula="of:=[nearest_3_7.ACK$17]" office:value-type="float" office:value="0" calcext:value-type="float">
            <text:p>0</text:p>
          </table:table-cell>
          <table:table-cell table:formula="of:=[nearest_3_7.ACL$17]" office:value-type="float" office:value="0" calcext:value-type="float">
            <text:p>0</text:p>
          </table:table-cell>
          <table:table-cell table:formula="of:=[nearest_3_7.ACM$17]" office:value-type="float" office:value="0" calcext:value-type="float">
            <text:p>0</text:p>
          </table:table-cell>
          <table:table-cell table:formula="of:=[nearest_3_7.ACN$17]" office:value-type="float" office:value="0" calcext:value-type="float">
            <text:p>0</text:p>
          </table:table-cell>
          <table:table-cell table:formula="of:=[nearest_3_7.ACO$17]" office:value-type="float" office:value="0" calcext:value-type="float">
            <text:p>0</text:p>
          </table:table-cell>
          <table:table-cell table:formula="of:=[nearest_3_7.ACP$17]" office:value-type="float" office:value="0" calcext:value-type="float">
            <text:p>0</text:p>
          </table:table-cell>
          <table:table-cell table:formula="of:=[nearest_3_7.ACQ$17]" office:value-type="float" office:value="0" calcext:value-type="float">
            <text:p>0</text:p>
          </table:table-cell>
          <table:table-cell table:formula="of:=[nearest_3_7.ACR$17]" office:value-type="float" office:value="0" calcext:value-type="float">
            <text:p>0</text:p>
          </table:table-cell>
          <table:table-cell table:formula="of:=[nearest_3_7.ACS$17]" office:value-type="float" office:value="0" calcext:value-type="float">
            <text:p>0</text:p>
          </table:table-cell>
          <table:table-cell table:formula="of:=[nearest_3_7.ACT$17]" office:value-type="float" office:value="0" calcext:value-type="float">
            <text:p>0</text:p>
          </table:table-cell>
          <table:table-cell table:formula="of:=[nearest_3_7.ACU$17]" office:value-type="float" office:value="0" calcext:value-type="float">
            <text:p>0</text:p>
          </table:table-cell>
          <table:table-cell table:formula="of:=[nearest_3_7.ACV$17]" office:value-type="float" office:value="0" calcext:value-type="float">
            <text:p>0</text:p>
          </table:table-cell>
          <table:table-cell table:formula="of:=[nearest_3_7.ACW$17]" office:value-type="float" office:value="0" calcext:value-type="float">
            <text:p>0</text:p>
          </table:table-cell>
          <table:table-cell table:formula="of:=[nearest_3_7.ACX$17]" office:value-type="float" office:value="0" calcext:value-type="float">
            <text:p>0</text:p>
          </table:table-cell>
          <table:table-cell table:formula="of:=[nearest_3_7.ACY$17]" office:value-type="float" office:value="0" calcext:value-type="float">
            <text:p>0</text:p>
          </table:table-cell>
          <table:table-cell table:formula="of:=[nearest_3_7.ACZ$17]" office:value-type="float" office:value="0" calcext:value-type="float">
            <text:p>0</text:p>
          </table:table-cell>
          <table:table-cell table:formula="of:=[nearest_3_7.ADA$17]" office:value-type="float" office:value="0" calcext:value-type="float">
            <text:p>0</text:p>
          </table:table-cell>
          <table:table-cell table:formula="of:=[nearest_3_7.ADB$17]" office:value-type="float" office:value="0" calcext:value-type="float">
            <text:p>0</text:p>
          </table:table-cell>
          <table:table-cell table:formula="of:=[nearest_3_7.ADC$17]" office:value-type="float" office:value="0" calcext:value-type="float">
            <text:p>0</text:p>
          </table:table-cell>
          <table:table-cell table:formula="of:=[nearest_3_7.ADD$17]" office:value-type="float" office:value="0" calcext:value-type="float">
            <text:p>0</text:p>
          </table:table-cell>
          <table:table-cell table:formula="of:=[nearest_3_7.ADE$17]" office:value-type="float" office:value="0" calcext:value-type="float">
            <text:p>0</text:p>
          </table:table-cell>
          <table:table-cell table:formula="of:=[nearest_3_7.ADF$17]" office:value-type="float" office:value="0" calcext:value-type="float">
            <text:p>0</text:p>
          </table:table-cell>
          <table:table-cell table:formula="of:=[nearest_3_7.ADG$17]" office:value-type="float" office:value="0" calcext:value-type="float">
            <text:p>0</text:p>
          </table:table-cell>
          <table:table-cell table:formula="of:=[nearest_3_7.ADH$17]" office:value-type="float" office:value="0" calcext:value-type="float">
            <text:p>0</text:p>
          </table:table-cell>
          <table:table-cell table:formula="of:=[nearest_3_7.ADI$17]" office:value-type="float" office:value="0" calcext:value-type="float">
            <text:p>0</text:p>
          </table:table-cell>
          <table:table-cell table:formula="of:=[nearest_3_7.ADJ$17]" office:value-type="float" office:value="0" calcext:value-type="float">
            <text:p>0</text:p>
          </table:table-cell>
          <table:table-cell table:formula="of:=[nearest_3_7.ADK$17]" office:value-type="float" office:value="0" calcext:value-type="float">
            <text:p>0</text:p>
          </table:table-cell>
          <table:table-cell table:formula="of:=[nearest_3_7.ADL$17]" office:value-type="float" office:value="0" calcext:value-type="float">
            <text:p>0</text:p>
          </table:table-cell>
          <table:table-cell table:formula="of:=[nearest_3_7.ADM$17]" office:value-type="float" office:value="0" calcext:value-type="float">
            <text:p>0</text:p>
          </table:table-cell>
          <table:table-cell table:formula="of:=[nearest_3_7.ADN$17]" office:value-type="float" office:value="0" calcext:value-type="float">
            <text:p>0</text:p>
          </table:table-cell>
          <table:table-cell table:formula="of:=[nearest_3_7.ADO$17]" office:value-type="float" office:value="0" calcext:value-type="float">
            <text:p>0</text:p>
          </table:table-cell>
          <table:table-cell table:formula="of:=[nearest_3_7.ADP$17]" office:value-type="float" office:value="0" calcext:value-type="float">
            <text:p>0</text:p>
          </table:table-cell>
          <table:table-cell table:formula="of:=[nearest_3_7.ADQ$17]" office:value-type="float" office:value="0" calcext:value-type="float">
            <text:p>0</text:p>
          </table:table-cell>
          <table:table-cell table:formula="of:=[nearest_3_7.ADR$17]" office:value-type="float" office:value="0" calcext:value-type="float">
            <text:p>0</text:p>
          </table:table-cell>
          <table:table-cell table:formula="of:=[nearest_3_7.ADS$17]" office:value-type="float" office:value="0" calcext:value-type="float">
            <text:p>0</text:p>
          </table:table-cell>
          <table:table-cell table:formula="of:=[nearest_3_7.ADT$17]" office:value-type="float" office:value="0" calcext:value-type="float">
            <text:p>0</text:p>
          </table:table-cell>
          <table:table-cell table:formula="of:=[nearest_3_7.ADU$17]" office:value-type="float" office:value="0" calcext:value-type="float">
            <text:p>0</text:p>
          </table:table-cell>
          <table:table-cell table:formula="of:=[nearest_3_7.ADV$17]" office:value-type="float" office:value="0" calcext:value-type="float">
            <text:p>0</text:p>
          </table:table-cell>
          <table:table-cell table:formula="of:=[nearest_3_7.ADW$17]" office:value-type="float" office:value="0" calcext:value-type="float">
            <text:p>0</text:p>
          </table:table-cell>
          <table:table-cell table:formula="of:=[nearest_3_7.ADX$17]" office:value-type="float" office:value="0" calcext:value-type="float">
            <text:p>0</text:p>
          </table:table-cell>
          <table:table-cell table:formula="of:=[nearest_3_7.ADY$17]" office:value-type="float" office:value="0" calcext:value-type="float">
            <text:p>0</text:p>
          </table:table-cell>
          <table:table-cell table:formula="of:=[nearest_3_7.ADZ$17]" office:value-type="float" office:value="0" calcext:value-type="float">
            <text:p>0</text:p>
          </table:table-cell>
          <table:table-cell table:formula="of:=[nearest_3_7.AEA$17]" office:value-type="float" office:value="0" calcext:value-type="float">
            <text:p>0</text:p>
          </table:table-cell>
          <table:table-cell table:formula="of:=[nearest_3_7.AEB$17]" office:value-type="float" office:value="0" calcext:value-type="float">
            <text:p>0</text:p>
          </table:table-cell>
          <table:table-cell table:formula="of:=[nearest_3_7.AEC$17]" office:value-type="float" office:value="0" calcext:value-type="float">
            <text:p>0</text:p>
          </table:table-cell>
          <table:table-cell table:formula="of:=[nearest_3_7.AED$17]" office:value-type="float" office:value="0" calcext:value-type="float">
            <text:p>0</text:p>
          </table:table-cell>
          <table:table-cell table:formula="of:=[nearest_3_7.AEE$17]" office:value-type="float" office:value="0" calcext:value-type="float">
            <text:p>0</text:p>
          </table:table-cell>
          <table:table-cell table:formula="of:=[nearest_3_7.AEF$17]" office:value-type="float" office:value="0" calcext:value-type="float">
            <text:p>0</text:p>
          </table:table-cell>
          <table:table-cell table:formula="of:=[nearest_3_7.AEG$17]" office:value-type="float" office:value="0" calcext:value-type="float">
            <text:p>0</text:p>
          </table:table-cell>
          <table:table-cell table:formula="of:=[nearest_3_7.AEH$17]" office:value-type="float" office:value="0" calcext:value-type="float">
            <text:p>0</text:p>
          </table:table-cell>
          <table:table-cell table:formula="of:=[nearest_3_7.AEI$17]" office:value-type="float" office:value="0" calcext:value-type="float">
            <text:p>0</text:p>
          </table:table-cell>
          <table:table-cell table:formula="of:=[nearest_3_7.AEJ$17]" office:value-type="float" office:value="0" calcext:value-type="float">
            <text:p>0</text:p>
          </table:table-cell>
          <table:table-cell table:formula="of:=[nearest_3_7.AEK$17]" office:value-type="float" office:value="0" calcext:value-type="float">
            <text:p>0</text:p>
          </table:table-cell>
          <table:table-cell table:formula="of:=[nearest_3_7.AEL$17]" office:value-type="float" office:value="0" calcext:value-type="float">
            <text:p>0</text:p>
          </table:table-cell>
          <table:table-cell table:formula="of:=[nearest_3_7.AEM$17]" office:value-type="float" office:value="0" calcext:value-type="float">
            <text:p>0</text:p>
          </table:table-cell>
          <table:table-cell table:formula="of:=[nearest_3_7.AEN$17]" office:value-type="float" office:value="0" calcext:value-type="float">
            <text:p>0</text:p>
          </table:table-cell>
          <table:table-cell table:formula="of:=[nearest_3_7.AEO$17]" office:value-type="float" office:value="0" calcext:value-type="float">
            <text:p>0</text:p>
          </table:table-cell>
          <table:table-cell table:formula="of:=[nearest_3_7.AEP$17]" office:value-type="float" office:value="0" calcext:value-type="float">
            <text:p>0</text:p>
          </table:table-cell>
          <table:table-cell table:formula="of:=[nearest_3_7.AEQ$17]" office:value-type="float" office:value="0" calcext:value-type="float">
            <text:p>0</text:p>
          </table:table-cell>
          <table:table-cell table:formula="of:=[nearest_3_7.AER$17]" office:value-type="float" office:value="0" calcext:value-type="float">
            <text:p>0</text:p>
          </table:table-cell>
          <table:table-cell table:formula="of:=[nearest_3_7.AES$17]" office:value-type="float" office:value="0" calcext:value-type="float">
            <text:p>0</text:p>
          </table:table-cell>
          <table:table-cell table:formula="of:=[nearest_3_7.AET$17]" office:value-type="float" office:value="0" calcext:value-type="float">
            <text:p>0</text:p>
          </table:table-cell>
          <table:table-cell table:formula="of:=[nearest_3_7.AEU$17]" office:value-type="float" office:value="0" calcext:value-type="float">
            <text:p>0</text:p>
          </table:table-cell>
          <table:table-cell table:formula="of:=[nearest_3_7.AEV$17]" office:value-type="float" office:value="0" calcext:value-type="float">
            <text:p>0</text:p>
          </table:table-cell>
          <table:table-cell table:formula="of:=[nearest_3_7.AEW$17]" office:value-type="float" office:value="0" calcext:value-type="float">
            <text:p>0</text:p>
          </table:table-cell>
          <table:table-cell table:formula="of:=[nearest_3_7.AEX$17]" office:value-type="float" office:value="0" calcext:value-type="float">
            <text:p>0</text:p>
          </table:table-cell>
          <table:table-cell table:formula="of:=[nearest_3_7.AEY$17]" office:value-type="float" office:value="0" calcext:value-type="float">
            <text:p>0</text:p>
          </table:table-cell>
          <table:table-cell table:formula="of:=[nearest_3_7.AEZ$17]" office:value-type="float" office:value="0" calcext:value-type="float">
            <text:p>0</text:p>
          </table:table-cell>
          <table:table-cell table:formula="of:=[nearest_3_7.AFA$17]" office:value-type="float" office:value="0" calcext:value-type="float">
            <text:p>0</text:p>
          </table:table-cell>
          <table:table-cell table:formula="of:=[nearest_3_7.AFB$17]" office:value-type="float" office:value="0" calcext:value-type="float">
            <text:p>0</text:p>
          </table:table-cell>
          <table:table-cell table:formula="of:=[nearest_3_7.AFC$17]" office:value-type="float" office:value="0" calcext:value-type="float">
            <text:p>0</text:p>
          </table:table-cell>
          <table:table-cell table:formula="of:=[nearest_3_7.AFD$17]" office:value-type="float" office:value="0" calcext:value-type="float">
            <text:p>0</text:p>
          </table:table-cell>
          <table:table-cell table:formula="of:=[nearest_3_7.AFE$17]" office:value-type="float" office:value="0" calcext:value-type="float">
            <text:p>0</text:p>
          </table:table-cell>
          <table:table-cell table:formula="of:=[nearest_3_7.AFF$17]" office:value-type="float" office:value="0" calcext:value-type="float">
            <text:p>0</text:p>
          </table:table-cell>
          <table:table-cell table:formula="of:=[nearest_3_7.AFG$17]" office:value-type="float" office:value="0" calcext:value-type="float">
            <text:p>0</text:p>
          </table:table-cell>
          <table:table-cell table:formula="of:=[nearest_3_7.AFH$17]" office:value-type="float" office:value="0" calcext:value-type="float">
            <text:p>0</text:p>
          </table:table-cell>
          <table:table-cell table:formula="of:=[nearest_3_7.AFI$17]" office:value-type="float" office:value="0" calcext:value-type="float">
            <text:p>0</text:p>
          </table:table-cell>
          <table:table-cell table:formula="of:=[nearest_3_7.AFJ$17]" office:value-type="float" office:value="0" calcext:value-type="float">
            <text:p>0</text:p>
          </table:table-cell>
          <table:table-cell table:formula="of:=[nearest_3_7.AFK$17]" office:value-type="float" office:value="0" calcext:value-type="float">
            <text:p>0</text:p>
          </table:table-cell>
          <table:table-cell table:formula="of:=[nearest_3_7.AFL$17]" office:value-type="float" office:value="0" calcext:value-type="float">
            <text:p>0</text:p>
          </table:table-cell>
          <table:table-cell table:formula="of:=[nearest_3_7.AFM$17]" office:value-type="float" office:value="0" calcext:value-type="float">
            <text:p>0</text:p>
          </table:table-cell>
          <table:table-cell table:formula="of:=[nearest_3_7.AFN$17]" office:value-type="float" office:value="0" calcext:value-type="float">
            <text:p>0</text:p>
          </table:table-cell>
          <table:table-cell table:formula="of:=[nearest_3_7.AFO$17]" office:value-type="float" office:value="0" calcext:value-type="float">
            <text:p>0</text:p>
          </table:table-cell>
          <table:table-cell table:formula="of:=[nearest_3_7.AFP$17]" office:value-type="float" office:value="0" calcext:value-type="float">
            <text:p>0</text:p>
          </table:table-cell>
          <table:table-cell table:formula="of:=[nearest_3_7.AFQ$17]" office:value-type="float" office:value="0" calcext:value-type="float">
            <text:p>0</text:p>
          </table:table-cell>
          <table:table-cell table:formula="of:=[nearest_3_7.AFR$17]" office:value-type="float" office:value="0" calcext:value-type="float">
            <text:p>0</text:p>
          </table:table-cell>
          <table:table-cell table:formula="of:=[nearest_3_7.AFS$17]" office:value-type="float" office:value="0" calcext:value-type="float">
            <text:p>0</text:p>
          </table:table-cell>
          <table:table-cell table:formula="of:=[nearest_3_7.AFT$17]" office:value-type="float" office:value="0" calcext:value-type="float">
            <text:p>0</text:p>
          </table:table-cell>
          <table:table-cell table:formula="of:=[nearest_3_7.AFU$17]" office:value-type="float" office:value="0" calcext:value-type="float">
            <text:p>0</text:p>
          </table:table-cell>
          <table:table-cell table:formula="of:=[nearest_3_7.AFV$17]" office:value-type="float" office:value="0" calcext:value-type="float">
            <text:p>0</text:p>
          </table:table-cell>
          <table:table-cell table:formula="of:=[nearest_3_7.AFW$17]" office:value-type="float" office:value="0" calcext:value-type="float">
            <text:p>0</text:p>
          </table:table-cell>
          <table:table-cell table:formula="of:=[nearest_3_7.AFX$17]" office:value-type="float" office:value="0" calcext:value-type="float">
            <text:p>0</text:p>
          </table:table-cell>
          <table:table-cell table:formula="of:=[nearest_3_7.AFY$17]" office:value-type="float" office:value="0" calcext:value-type="float">
            <text:p>0</text:p>
          </table:table-cell>
          <table:table-cell table:formula="of:=[nearest_3_7.AFZ$17]" office:value-type="float" office:value="0" calcext:value-type="float">
            <text:p>0</text:p>
          </table:table-cell>
          <table:table-cell table:formula="of:=[nearest_3_7.AGA$17]" office:value-type="float" office:value="0" calcext:value-type="float">
            <text:p>0</text:p>
          </table:table-cell>
          <table:table-cell table:formula="of:=[nearest_3_7.AGB$17]" office:value-type="float" office:value="0" calcext:value-type="float">
            <text:p>0</text:p>
          </table:table-cell>
          <table:table-cell table:formula="of:=[nearest_3_7.AGC$17]" office:value-type="float" office:value="0" calcext:value-type="float">
            <text:p>0</text:p>
          </table:table-cell>
          <table:table-cell table:formula="of:=[nearest_3_7.AGD$17]" office:value-type="float" office:value="0" calcext:value-type="float">
            <text:p>0</text:p>
          </table:table-cell>
          <table:table-cell table:formula="of:=[nearest_3_7.AGE$17]" office:value-type="float" office:value="0" calcext:value-type="float">
            <text:p>0</text:p>
          </table:table-cell>
          <table:table-cell table:formula="of:=[nearest_3_7.AGF$17]" office:value-type="float" office:value="0" calcext:value-type="float">
            <text:p>0</text:p>
          </table:table-cell>
          <table:table-cell table:formula="of:=[nearest_3_7.AGG$17]" office:value-type="float" office:value="0" calcext:value-type="float">
            <text:p>0</text:p>
          </table:table-cell>
          <table:table-cell table:formula="of:=[nearest_3_7.AGH$17]" office:value-type="float" office:value="0" calcext:value-type="float">
            <text:p>0</text:p>
          </table:table-cell>
          <table:table-cell table:formula="of:=[nearest_3_7.AGI$17]" office:value-type="float" office:value="0" calcext:value-type="float">
            <text:p>0</text:p>
          </table:table-cell>
          <table:table-cell table:formula="of:=[nearest_3_7.AGJ$17]" office:value-type="float" office:value="0" calcext:value-type="float">
            <text:p>0</text:p>
          </table:table-cell>
          <table:table-cell table:formula="of:=[nearest_3_7.AGK$17]" office:value-type="float" office:value="0" calcext:value-type="float">
            <text:p>0</text:p>
          </table:table-cell>
          <table:table-cell table:formula="of:=[nearest_3_7.AGL$17]" office:value-type="float" office:value="0" calcext:value-type="float">
            <text:p>0</text:p>
          </table:table-cell>
          <table:table-cell table:formula="of:=[nearest_3_7.AGM$17]" office:value-type="float" office:value="0" calcext:value-type="float">
            <text:p>0</text:p>
          </table:table-cell>
          <table:table-cell table:formula="of:=[nearest_3_7.AGN$17]" office:value-type="float" office:value="0" calcext:value-type="float">
            <text:p>0</text:p>
          </table:table-cell>
          <table:table-cell table:formula="of:=[nearest_3_7.AGO$17]" office:value-type="float" office:value="0" calcext:value-type="float">
            <text:p>0</text:p>
          </table:table-cell>
          <table:table-cell table:formula="of:=[nearest_3_7.AGP$17]" office:value-type="float" office:value="0" calcext:value-type="float">
            <text:p>0</text:p>
          </table:table-cell>
          <table:table-cell table:formula="of:=[nearest_3_7.AGQ$17]" office:value-type="float" office:value="0" calcext:value-type="float">
            <text:p>0</text:p>
          </table:table-cell>
          <table:table-cell table:formula="of:=[nearest_3_7.AGR$17]" office:value-type="float" office:value="0" calcext:value-type="float">
            <text:p>0</text:p>
          </table:table-cell>
          <table:table-cell table:formula="of:=[nearest_3_7.AGS$17]" office:value-type="float" office:value="0" calcext:value-type="float">
            <text:p>0</text:p>
          </table:table-cell>
          <table:table-cell table:formula="of:=[nearest_3_7.AGT$17]" office:value-type="float" office:value="0" calcext:value-type="float">
            <text:p>0</text:p>
          </table:table-cell>
          <table:table-cell table:formula="of:=[nearest_3_7.AGU$17]" office:value-type="float" office:value="0" calcext:value-type="float">
            <text:p>0</text:p>
          </table:table-cell>
          <table:table-cell table:formula="of:=[nearest_3_7.AGV$17]" office:value-type="float" office:value="0" calcext:value-type="float">
            <text:p>0</text:p>
          </table:table-cell>
          <table:table-cell table:formula="of:=[nearest_3_7.AGW$17]" office:value-type="float" office:value="0" calcext:value-type="float">
            <text:p>0</text:p>
          </table:table-cell>
          <table:table-cell table:formula="of:=[nearest_3_7.AGX$17]" office:value-type="float" office:value="0" calcext:value-type="float">
            <text:p>0</text:p>
          </table:table-cell>
          <table:table-cell table:formula="of:=[nearest_3_7.AGY$17]" office:value-type="float" office:value="0" calcext:value-type="float">
            <text:p>0</text:p>
          </table:table-cell>
          <table:table-cell table:formula="of:=[nearest_3_7.AGZ$17]" office:value-type="float" office:value="0" calcext:value-type="float">
            <text:p>0</text:p>
          </table:table-cell>
          <table:table-cell table:formula="of:=[nearest_3_7.AHA$17]" office:value-type="float" office:value="0" calcext:value-type="float">
            <text:p>0</text:p>
          </table:table-cell>
          <table:table-cell table:formula="of:=[nearest_3_7.AHB$17]" office:value-type="float" office:value="0" calcext:value-type="float">
            <text:p>0</text:p>
          </table:table-cell>
          <table:table-cell table:formula="of:=[nearest_3_7.AHC$17]" office:value-type="float" office:value="0" calcext:value-type="float">
            <text:p>0</text:p>
          </table:table-cell>
          <table:table-cell table:formula="of:=[nearest_3_7.AHD$17]" office:value-type="float" office:value="0" calcext:value-type="float">
            <text:p>0</text:p>
          </table:table-cell>
          <table:table-cell table:formula="of:=[nearest_3_7.AHE$17]" office:value-type="float" office:value="0" calcext:value-type="float">
            <text:p>0</text:p>
          </table:table-cell>
          <table:table-cell table:formula="of:=[nearest_3_7.AHF$17]" office:value-type="float" office:value="0" calcext:value-type="float">
            <text:p>0</text:p>
          </table:table-cell>
          <table:table-cell table:formula="of:=[nearest_3_7.AHG$17]" office:value-type="float" office:value="0" calcext:value-type="float">
            <text:p>0</text:p>
          </table:table-cell>
          <table:table-cell table:formula="of:=[nearest_3_7.AHH$17]" office:value-type="float" office:value="0" calcext:value-type="float">
            <text:p>0</text:p>
          </table:table-cell>
          <table:table-cell table:formula="of:=[nearest_3_7.AHI$17]" office:value-type="float" office:value="0" calcext:value-type="float">
            <text:p>0</text:p>
          </table:table-cell>
          <table:table-cell table:formula="of:=[nearest_3_7.AHJ$17]" office:value-type="float" office:value="0" calcext:value-type="float">
            <text:p>0</text:p>
          </table:table-cell>
          <table:table-cell table:formula="of:=[nearest_3_7.AHK$17]" office:value-type="float" office:value="0" calcext:value-type="float">
            <text:p>0</text:p>
          </table:table-cell>
          <table:table-cell table:formula="of:=[nearest_3_7.AHL$17]" office:value-type="float" office:value="0" calcext:value-type="float">
            <text:p>0</text:p>
          </table:table-cell>
          <table:table-cell table:formula="of:=[nearest_3_7.AHM$17]" office:value-type="float" office:value="0" calcext:value-type="float">
            <text:p>0</text:p>
          </table:table-cell>
          <table:table-cell table:formula="of:=[nearest_3_7.AHN$17]" office:value-type="float" office:value="0" calcext:value-type="float">
            <text:p>0</text:p>
          </table:table-cell>
          <table:table-cell table:formula="of:=[nearest_3_7.AHO$17]" office:value-type="float" office:value="0" calcext:value-type="float">
            <text:p>0</text:p>
          </table:table-cell>
          <table:table-cell table:formula="of:=[nearest_3_7.AHP$17]" office:value-type="float" office:value="0" calcext:value-type="float">
            <text:p>0</text:p>
          </table:table-cell>
          <table:table-cell table:formula="of:=[nearest_3_7.AHQ$17]" office:value-type="float" office:value="0" calcext:value-type="float">
            <text:p>0</text:p>
          </table:table-cell>
          <table:table-cell table:formula="of:=[nearest_3_7.AHR$17]" office:value-type="float" office:value="0" calcext:value-type="float">
            <text:p>0</text:p>
          </table:table-cell>
          <table:table-cell table:formula="of:=[nearest_3_7.AHS$17]" office:value-type="float" office:value="0" calcext:value-type="float">
            <text:p>0</text:p>
          </table:table-cell>
          <table:table-cell table:formula="of:=[nearest_3_7.AHT$17]" office:value-type="float" office:value="0" calcext:value-type="float">
            <text:p>0</text:p>
          </table:table-cell>
          <table:table-cell table:formula="of:=[nearest_3_7.AHU$17]" office:value-type="float" office:value="0" calcext:value-type="float">
            <text:p>0</text:p>
          </table:table-cell>
          <table:table-cell table:formula="of:=[nearest_3_7.AHV$17]" office:value-type="float" office:value="0" calcext:value-type="float">
            <text:p>0</text:p>
          </table:table-cell>
          <table:table-cell table:formula="of:=[nearest_3_7.AHW$17]" office:value-type="float" office:value="0" calcext:value-type="float">
            <text:p>0</text:p>
          </table:table-cell>
          <table:table-cell table:formula="of:=[nearest_3_7.AHX$17]" office:value-type="float" office:value="0" calcext:value-type="float">
            <text:p>0</text:p>
          </table:table-cell>
          <table:table-cell table:formula="of:=[nearest_3_7.AHY$17]" office:value-type="float" office:value="0" calcext:value-type="float">
            <text:p>0</text:p>
          </table:table-cell>
          <table:table-cell table:formula="of:=[nearest_3_7.AHZ$17]" office:value-type="float" office:value="0" calcext:value-type="float">
            <text:p>0</text:p>
          </table:table-cell>
          <table:table-cell table:formula="of:=[nearest_3_7.AIA$17]" office:value-type="float" office:value="0" calcext:value-type="float">
            <text:p>0</text:p>
          </table:table-cell>
          <table:table-cell table:formula="of:=[nearest_3_7.AIB$17]" office:value-type="float" office:value="0" calcext:value-type="float">
            <text:p>0</text:p>
          </table:table-cell>
          <table:table-cell table:formula="of:=[nearest_3_7.AIC$17]" office:value-type="float" office:value="0" calcext:value-type="float">
            <text:p>0</text:p>
          </table:table-cell>
          <table:table-cell table:formula="of:=[nearest_3_7.AID$17]" office:value-type="float" office:value="0" calcext:value-type="float">
            <text:p>0</text:p>
          </table:table-cell>
          <table:table-cell table:formula="of:=[nearest_3_7.AIE$17]" office:value-type="float" office:value="0" calcext:value-type="float">
            <text:p>0</text:p>
          </table:table-cell>
          <table:table-cell table:formula="of:=[nearest_3_7.AIF$17]" office:value-type="float" office:value="0" calcext:value-type="float">
            <text:p>0</text:p>
          </table:table-cell>
          <table:table-cell table:formula="of:=[nearest_3_7.AIG$17]" office:value-type="float" office:value="0" calcext:value-type="float">
            <text:p>0</text:p>
          </table:table-cell>
          <table:table-cell table:formula="of:=[nearest_3_7.AIH$17]" office:value-type="float" office:value="0" calcext:value-type="float">
            <text:p>0</text:p>
          </table:table-cell>
          <table:table-cell table:formula="of:=[nearest_3_7.AII$17]" office:value-type="float" office:value="0" calcext:value-type="float">
            <text:p>0</text:p>
          </table:table-cell>
          <table:table-cell table:formula="of:=[nearest_3_7.AIJ$17]" office:value-type="float" office:value="0" calcext:value-type="float">
            <text:p>0</text:p>
          </table:table-cell>
          <table:table-cell table:formula="of:=[nearest_3_7.AIK$17]" office:value-type="float" office:value="0" calcext:value-type="float">
            <text:p>0</text:p>
          </table:table-cell>
          <table:table-cell table:formula="of:=[nearest_3_7.AIL$17]" office:value-type="float" office:value="0" calcext:value-type="float">
            <text:p>0</text:p>
          </table:table-cell>
          <table:table-cell table:formula="of:=[nearest_3_7.AIM$17]" office:value-type="float" office:value="0" calcext:value-type="float">
            <text:p>0</text:p>
          </table:table-cell>
          <table:table-cell table:formula="of:=[nearest_3_7.AIN$17]" office:value-type="float" office:value="0" calcext:value-type="float">
            <text:p>0</text:p>
          </table:table-cell>
          <table:table-cell table:formula="of:=[nearest_3_7.AIO$17]" office:value-type="float" office:value="0" calcext:value-type="float">
            <text:p>0</text:p>
          </table:table-cell>
          <table:table-cell table:formula="of:=[nearest_3_7.AIP$17]" office:value-type="float" office:value="0" calcext:value-type="float">
            <text:p>0</text:p>
          </table:table-cell>
          <table:table-cell table:formula="of:=[nearest_3_7.AIQ$17]" office:value-type="float" office:value="0" calcext:value-type="float">
            <text:p>0</text:p>
          </table:table-cell>
          <table:table-cell table:formula="of:=[nearest_3_7.AIR$17]" office:value-type="float" office:value="0" calcext:value-type="float">
            <text:p>0</text:p>
          </table:table-cell>
          <table:table-cell table:formula="of:=[nearest_3_7.AIS$17]" office:value-type="float" office:value="0" calcext:value-type="float">
            <text:p>0</text:p>
          </table:table-cell>
          <table:table-cell table:formula="of:=[nearest_3_7.AIT$17]" office:value-type="float" office:value="0" calcext:value-type="float">
            <text:p>0</text:p>
          </table:table-cell>
          <table:table-cell table:formula="of:=[nearest_3_7.AIU$17]" office:value-type="float" office:value="0" calcext:value-type="float">
            <text:p>0</text:p>
          </table:table-cell>
          <table:table-cell table:formula="of:=[nearest_3_7.AIV$17]" office:value-type="float" office:value="0" calcext:value-type="float">
            <text:p>0</text:p>
          </table:table-cell>
          <table:table-cell table:formula="of:=[nearest_3_7.AIW$17]" office:value-type="float" office:value="0" calcext:value-type="float">
            <text:p>0</text:p>
          </table:table-cell>
          <table:table-cell table:formula="of:=[nearest_3_7.AIX$17]" office:value-type="float" office:value="0" calcext:value-type="float">
            <text:p>0</text:p>
          </table:table-cell>
          <table:table-cell table:formula="of:=[nearest_3_7.AIY$17]" office:value-type="float" office:value="0" calcext:value-type="float">
            <text:p>0</text:p>
          </table:table-cell>
          <table:table-cell table:formula="of:=[nearest_3_7.AIZ$17]" office:value-type="float" office:value="0" calcext:value-type="float">
            <text:p>0</text:p>
          </table:table-cell>
          <table:table-cell table:formula="of:=[nearest_3_7.AJA$17]" office:value-type="float" office:value="0" calcext:value-type="float">
            <text:p>0</text:p>
          </table:table-cell>
          <table:table-cell table:formula="of:=[nearest_3_7.AJB$17]" office:value-type="float" office:value="0" calcext:value-type="float">
            <text:p>0</text:p>
          </table:table-cell>
          <table:table-cell table:formula="of:=[nearest_3_7.AJC$17]" office:value-type="float" office:value="0" calcext:value-type="float">
            <text:p>0</text:p>
          </table:table-cell>
          <table:table-cell table:formula="of:=[nearest_3_7.AJD$17]" office:value-type="float" office:value="0" calcext:value-type="float">
            <text:p>0</text:p>
          </table:table-cell>
          <table:table-cell table:formula="of:=[nearest_3_7.AJE$17]" office:value-type="float" office:value="0" calcext:value-type="float">
            <text:p>0</text:p>
          </table:table-cell>
          <table:table-cell table:formula="of:=[nearest_3_7.AJF$17]" office:value-type="float" office:value="0" calcext:value-type="float">
            <text:p>0</text:p>
          </table:table-cell>
          <table:table-cell table:formula="of:=[nearest_3_7.AJG$17]" office:value-type="float" office:value="0" calcext:value-type="float">
            <text:p>0</text:p>
          </table:table-cell>
          <table:table-cell table:formula="of:=[nearest_3_7.AJH$17]" office:value-type="float" office:value="0" calcext:value-type="float">
            <text:p>0</text:p>
          </table:table-cell>
          <table:table-cell table:formula="of:=[nearest_3_7.AJI$17]" office:value-type="float" office:value="0" calcext:value-type="float">
            <text:p>0</text:p>
          </table:table-cell>
          <table:table-cell table:formula="of:=[nearest_3_7.AJJ$17]" office:value-type="float" office:value="0" calcext:value-type="float">
            <text:p>0</text:p>
          </table:table-cell>
          <table:table-cell table:formula="of:=[nearest_3_7.AJK$17]" office:value-type="float" office:value="0" calcext:value-type="float">
            <text:p>0</text:p>
          </table:table-cell>
          <table:table-cell table:formula="of:=[nearest_3_7.AJL$17]" office:value-type="float" office:value="0" calcext:value-type="float">
            <text:p>0</text:p>
          </table:table-cell>
          <table:table-cell table:formula="of:=[nearest_3_7.AJM$17]" office:value-type="float" office:value="0" calcext:value-type="float">
            <text:p>0</text:p>
          </table:table-cell>
          <table:table-cell table:formula="of:=[nearest_3_7.AJN$17]" office:value-type="float" office:value="0" calcext:value-type="float">
            <text:p>0</text:p>
          </table:table-cell>
          <table:table-cell table:formula="of:=[nearest_3_7.AJO$17]" office:value-type="float" office:value="0" calcext:value-type="float">
            <text:p>0</text:p>
          </table:table-cell>
          <table:table-cell table:formula="of:=[nearest_3_7.AJP$17]" office:value-type="float" office:value="0" calcext:value-type="float">
            <text:p>0</text:p>
          </table:table-cell>
          <table:table-cell table:formula="of:=[nearest_3_7.AJQ$17]" office:value-type="float" office:value="0" calcext:value-type="float">
            <text:p>0</text:p>
          </table:table-cell>
          <table:table-cell table:formula="of:=[nearest_3_7.AJR$17]" office:value-type="float" office:value="0" calcext:value-type="float">
            <text:p>0</text:p>
          </table:table-cell>
          <table:table-cell table:formula="of:=[nearest_3_7.AJS$17]" office:value-type="float" office:value="0" calcext:value-type="float">
            <text:p>0</text:p>
          </table:table-cell>
          <table:table-cell table:formula="of:=[nearest_3_7.AJT$17]" office:value-type="float" office:value="0" calcext:value-type="float">
            <text:p>0</text:p>
          </table:table-cell>
          <table:table-cell table:formula="of:=[nearest_3_7.AJU$17]" office:value-type="float" office:value="0" calcext:value-type="float">
            <text:p>0</text:p>
          </table:table-cell>
          <table:table-cell table:formula="of:=[nearest_3_7.AJV$17]" office:value-type="float" office:value="0" calcext:value-type="float">
            <text:p>0</text:p>
          </table:table-cell>
          <table:table-cell table:formula="of:=[nearest_3_7.AJW$17]" office:value-type="float" office:value="0" calcext:value-type="float">
            <text:p>0</text:p>
          </table:table-cell>
          <table:table-cell table:formula="of:=[nearest_3_7.AJX$17]" office:value-type="float" office:value="0" calcext:value-type="float">
            <text:p>0</text:p>
          </table:table-cell>
          <table:table-cell table:formula="of:=[nearest_3_7.AJY$17]" office:value-type="float" office:value="0" calcext:value-type="float">
            <text:p>0</text:p>
          </table:table-cell>
          <table:table-cell table:formula="of:=[nearest_3_7.AJZ$17]" office:value-type="float" office:value="0" calcext:value-type="float">
            <text:p>0</text:p>
          </table:table-cell>
          <table:table-cell table:formula="of:=[nearest_3_7.AKA$17]" office:value-type="float" office:value="0" calcext:value-type="float">
            <text:p>0</text:p>
          </table:table-cell>
          <table:table-cell table:formula="of:=[nearest_3_7.AKB$17]" office:value-type="float" office:value="0" calcext:value-type="float">
            <text:p>0</text:p>
          </table:table-cell>
          <table:table-cell table:formula="of:=[nearest_3_7.AKC$17]" office:value-type="float" office:value="0" calcext:value-type="float">
            <text:p>0</text:p>
          </table:table-cell>
          <table:table-cell table:formula="of:=[nearest_3_7.AKD$17]" office:value-type="float" office:value="0" calcext:value-type="float">
            <text:p>0</text:p>
          </table:table-cell>
          <table:table-cell table:formula="of:=[nearest_3_7.AKE$17]" office:value-type="float" office:value="0" calcext:value-type="float">
            <text:p>0</text:p>
          </table:table-cell>
          <table:table-cell table:formula="of:=[nearest_3_7.AKF$17]" office:value-type="float" office:value="0" calcext:value-type="float">
            <text:p>0</text:p>
          </table:table-cell>
          <table:table-cell table:formula="of:=[nearest_3_7.AKG$17]" office:value-type="float" office:value="0" calcext:value-type="float">
            <text:p>0</text:p>
          </table:table-cell>
          <table:table-cell table:formula="of:=[nearest_3_7.AKH$17]" office:value-type="float" office:value="0" calcext:value-type="float">
            <text:p>0</text:p>
          </table:table-cell>
          <table:table-cell table:formula="of:=[nearest_3_7.AKI$17]" office:value-type="float" office:value="0" calcext:value-type="float">
            <text:p>0</text:p>
          </table:table-cell>
          <table:table-cell table:formula="of:=[nearest_3_7.AKJ$17]" office:value-type="float" office:value="0" calcext:value-type="float">
            <text:p>0</text:p>
          </table:table-cell>
          <table:table-cell table:formula="of:=[nearest_3_7.AKK$17]" office:value-type="float" office:value="0" calcext:value-type="float">
            <text:p>0</text:p>
          </table:table-cell>
          <table:table-cell table:formula="of:=[nearest_3_7.AKL$17]" office:value-type="float" office:value="0" calcext:value-type="float">
            <text:p>0</text:p>
          </table:table-cell>
          <table:table-cell table:formula="of:=[nearest_3_7.AKM$17]" office:value-type="float" office:value="0" calcext:value-type="float">
            <text:p>0</text:p>
          </table:table-cell>
          <table:table-cell table:formula="of:=[nearest_3_7.AKN$17]" office:value-type="float" office:value="0" calcext:value-type="float">
            <text:p>0</text:p>
          </table:table-cell>
          <table:table-cell table:formula="of:=[nearest_3_7.AKO$17]" office:value-type="float" office:value="0" calcext:value-type="float">
            <text:p>0</text:p>
          </table:table-cell>
          <table:table-cell table:formula="of:=[nearest_3_7.AKP$17]" office:value-type="float" office:value="0" calcext:value-type="float">
            <text:p>0</text:p>
          </table:table-cell>
          <table:table-cell table:formula="of:=[nearest_3_7.AKQ$17]" office:value-type="float" office:value="0" calcext:value-type="float">
            <text:p>0</text:p>
          </table:table-cell>
          <table:table-cell table:formula="of:=[nearest_3_7.AKR$17]" office:value-type="float" office:value="0" calcext:value-type="float">
            <text:p>0</text:p>
          </table:table-cell>
          <table:table-cell table:formula="of:=[nearest_3_7.AKS$17]" office:value-type="float" office:value="0" calcext:value-type="float">
            <text:p>0</text:p>
          </table:table-cell>
          <table:table-cell table:formula="of:=[nearest_3_7.AKT$17]" office:value-type="float" office:value="0" calcext:value-type="float">
            <text:p>0</text:p>
          </table:table-cell>
          <table:table-cell table:formula="of:=[nearest_3_7.AKU$17]" office:value-type="float" office:value="0" calcext:value-type="float">
            <text:p>0</text:p>
          </table:table-cell>
          <table:table-cell table:formula="of:=[nearest_3_7.AKV$17]" office:value-type="float" office:value="0" calcext:value-type="float">
            <text:p>0</text:p>
          </table:table-cell>
          <table:table-cell table:formula="of:=[nearest_3_7.AKW$17]" office:value-type="float" office:value="0" calcext:value-type="float">
            <text:p>0</text:p>
          </table:table-cell>
          <table:table-cell table:formula="of:=[nearest_3_7.AKX$17]" office:value-type="float" office:value="0" calcext:value-type="float">
            <text:p>0</text:p>
          </table:table-cell>
          <table:table-cell table:formula="of:=[nearest_3_7.AKY$17]" office:value-type="float" office:value="0" calcext:value-type="float">
            <text:p>0</text:p>
          </table:table-cell>
          <table:table-cell table:formula="of:=[nearest_3_7.AKZ$17]" office:value-type="float" office:value="0" calcext:value-type="float">
            <text:p>0</text:p>
          </table:table-cell>
          <table:table-cell table:formula="of:=[nearest_3_7.ALA$17]" office:value-type="float" office:value="0" calcext:value-type="float">
            <text:p>0</text:p>
          </table:table-cell>
          <table:table-cell table:formula="of:=[nearest_3_7.ALB$17]" office:value-type="float" office:value="0" calcext:value-type="float">
            <text:p>0</text:p>
          </table:table-cell>
          <table:table-cell table:formula="of:=[nearest_3_7.ALC$17]" office:value-type="float" office:value="0" calcext:value-type="float">
            <text:p>0</text:p>
          </table:table-cell>
          <table:table-cell table:formula="of:=[nearest_3_7.ALD$17]" office:value-type="float" office:value="0" calcext:value-type="float">
            <text:p>0</text:p>
          </table:table-cell>
          <table:table-cell table:formula="of:=[nearest_3_7.ALE$17]" office:value-type="float" office:value="0" calcext:value-type="float">
            <text:p>0</text:p>
          </table:table-cell>
          <table:table-cell table:formula="of:=[nearest_3_7.ALF$17]" office:value-type="float" office:value="0" calcext:value-type="float">
            <text:p>0</text:p>
          </table:table-cell>
          <table:table-cell table:formula="of:=[nearest_3_7.ALG$17]" office:value-type="float" office:value="0" calcext:value-type="float">
            <text:p>0</text:p>
          </table:table-cell>
          <table:table-cell table:formula="of:=[nearest_3_7.ALH$17]" office:value-type="float" office:value="0" calcext:value-type="float">
            <text:p>0</text:p>
          </table:table-cell>
          <table:table-cell table:formula="of:=[nearest_3_7.ALI$17]" office:value-type="float" office:value="0" calcext:value-type="float">
            <text:p>0</text:p>
          </table:table-cell>
          <table:table-cell table:formula="of:=[nearest_3_7.ALJ$17]" office:value-type="float" office:value="0" calcext:value-type="float">
            <text:p>0</text:p>
          </table:table-cell>
          <table:table-cell table:formula="of:=[nearest_3_7.ALK$17]" office:value-type="float" office:value="0" calcext:value-type="float">
            <text:p>0</text:p>
          </table:table-cell>
          <table:table-cell table:formula="of:=[nearest_3_7.ALL$17]" office:value-type="float" office:value="0" calcext:value-type="float">
            <text:p>0</text:p>
          </table:table-cell>
          <table:table-cell table:formula="of:=[nearest_3_7.ALM$17]" office:value-type="float" office:value="0" calcext:value-type="float">
            <text:p>0</text:p>
          </table:table-cell>
          <table:table-cell table:formula="of:=[nearest_3_7.ALN$17]" office:value-type="float" office:value="0" calcext:value-type="float">
            <text:p>0</text:p>
          </table:table-cell>
          <table:table-cell table:formula="of:=[nearest_3_7.ALO$17]" office:value-type="float" office:value="0" calcext:value-type="float">
            <text:p>0</text:p>
          </table:table-cell>
          <table:table-cell table:formula="of:=[nearest_3_7.ALP$17]" office:value-type="float" office:value="0" calcext:value-type="float">
            <text:p>0</text:p>
          </table:table-cell>
          <table:table-cell table:formula="of:=[nearest_3_7.ALQ$17]" office:value-type="float" office:value="0" calcext:value-type="float">
            <text:p>0</text:p>
          </table:table-cell>
          <table:table-cell table:formula="of:=[nearest_3_7.ALR$17]" office:value-type="float" office:value="0" calcext:value-type="float">
            <text:p>0</text:p>
          </table:table-cell>
          <table:table-cell table:formula="of:=[nearest_3_7.ALS$17]" office:value-type="float" office:value="0" calcext:value-type="float">
            <text:p>0</text:p>
          </table:table-cell>
          <table:table-cell table:formula="of:=[nearest_3_7.ALT$17]" office:value-type="float" office:value="0" calcext:value-type="float">
            <text:p>0</text:p>
          </table:table-cell>
          <table:table-cell table:formula="of:=[nearest_3_7.ALU$17]" office:value-type="float" office:value="0" calcext:value-type="float">
            <text:p>0</text:p>
          </table:table-cell>
          <table:table-cell table:formula="of:=[nearest_3_7.ALV$17]" office:value-type="float" office:value="0" calcext:value-type="float">
            <text:p>0</text:p>
          </table:table-cell>
          <table:table-cell table:formula="of:=[nearest_3_7.ALW$17]" office:value-type="float" office:value="0" calcext:value-type="float">
            <text:p>0</text:p>
          </table:table-cell>
          <table:table-cell table:formula="of:=[nearest_3_7.ALX$17]" office:value-type="float" office:value="0" calcext:value-type="float">
            <text:p>0</text:p>
          </table:table-cell>
          <table:table-cell table:formula="of:=[nearest_3_7.ALY$17]" office:value-type="float" office:value="0" calcext:value-type="float">
            <text:p>0</text:p>
          </table:table-cell>
          <table:table-cell table:formula="of:=[nearest_3_7.ALZ$17]" office:value-type="float" office:value="0" calcext:value-type="float">
            <text:p>0</text:p>
          </table:table-cell>
          <table:table-cell table:formula="of:=[nearest_3_7.AMA$17]" office:value-type="float" office:value="0" calcext:value-type="float">
            <text:p>0</text:p>
          </table:table-cell>
          <table:table-cell table:formula="of:=[nearest_3_7.AMB$17]" office:value-type="float" office:value="0" calcext:value-type="float">
            <text:p>0</text:p>
          </table:table-cell>
          <table:table-cell table:formula="of:=[nearest_3_7.AMC$17]" office:value-type="float" office:value="0" calcext:value-type="float">
            <text:p>0</text:p>
          </table:table-cell>
          <table:table-cell table:formula="of:=[nearest_3_7.AMD$17]" office:value-type="float" office:value="0" calcext:value-type="float">
            <text:p>0</text:p>
          </table:table-cell>
          <table:table-cell table:formula="of:=[nearest_3_7.AME$17]" office:value-type="float" office:value="0" calcext:value-type="float">
            <text:p>0</text:p>
          </table:table-cell>
          <table:table-cell table:formula="of:=[nearest_3_7.AMF$17]" office:value-type="float" office:value="0" calcext:value-type="float">
            <text:p>0</text:p>
          </table:table-cell>
          <table:table-cell table:formula="of:=[nearest_3_7.AMG$17]" office:value-type="float" office:value="0" calcext:value-type="float">
            <text:p>0</text:p>
          </table:table-cell>
          <table:table-cell table:formula="of:=[nearest_3_7.AMH$17]" office:value-type="float" office:value="0" calcext:value-type="float">
            <text:p>0</text:p>
          </table:table-cell>
          <table:table-cell table:formula="of:=[nearest_3_7.AMI$17]" office:value-type="float" office:value="0" calcext:value-type="float">
            <text:p>0</text:p>
          </table:table-cell>
          <table:table-cell table:formula="of:=[nearest_3_7.AMJ$17]" office:value-type="float" office:value="0" calcext:value-type="float">
            <text:p>0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W_3_3</text:p>
          </table:table-cell>
          <table:table-cell table:formula="of:=[rw_3_3.B$17]" office:value-type="float" office:value="0.480289756520258" calcext:value-type="float">
            <text:p>0.4802897565</text:p>
          </table:table-cell>
          <table:table-cell table:formula="of:=[rw_3_3.C17]" office:value-type="float" office:value="0.498901948747925" calcext:value-type="float">
            <text:p>0.4989019487</text:p>
          </table:table-cell>
          <table:table-cell table:formula="of:=[rw_3_3.D17]" office:value-type="float" office:value="0.511583443781824" calcext:value-type="float">
            <text:p>0.5115834438</text:p>
          </table:table-cell>
          <table:table-cell table:formula="of:=[rw_3_3.E17]" office:value-type="float" office:value="0.530471173225708" calcext:value-type="float">
            <text:p>0.5304711732</text:p>
          </table:table-cell>
          <table:table-cell table:formula="of:=[rw_3_3.F17]" office:value-type="float" office:value="0.548386772835215" calcext:value-type="float">
            <text:p>0.5483867728</text:p>
          </table:table-cell>
          <table:table-cell table:formula="of:=[rw_3_3.G17]" office:value-type="float" office:value="0.571193660925518" calcext:value-type="float">
            <text:p>0.5711936609</text:p>
          </table:table-cell>
          <table:table-cell table:formula="of:=[rw_3_3.H17]" office:value-type="float" office:value="0.582001088824434" calcext:value-type="float">
            <text:p>0.5820010888</text:p>
          </table:table-cell>
          <table:table-cell table:formula="of:=[rw_3_3.I17]" office:value-type="float" office:value="0.605629430272672" calcext:value-type="float">
            <text:p>0.6056294303</text:p>
          </table:table-cell>
          <table:table-cell table:formula="of:=[rw_3_3.J17]" office:value-type="float" office:value="0.622326712746251" calcext:value-type="float">
            <text:p>0.6223267127</text:p>
          </table:table-cell>
          <table:table-cell table:formula="of:=[rw_3_3.K17]" office:value-type="float" office:value="0.639640019372224" calcext:value-type="float">
            <text:p>0.6396400194</text:p>
          </table:table-cell>
          <table:table-cell table:formula="of:=[rw_3_3.L17]" office:value-type="float" office:value="0.649590954572389" calcext:value-type="float">
            <text:p>0.6495909546</text:p>
          </table:table-cell>
          <table:table-cell table:formula="of:=[rw_3_3.M17]" office:value-type="float" office:value="0.658964530259894" calcext:value-type="float">
            <text:p>0.6589645303</text:p>
          </table:table-cell>
          <table:table-cell table:formula="of:=[rw_3_3.N17]" office:value-type="float" office:value="0.669096155963707" calcext:value-type="float">
            <text:p>0.669096156</text:p>
          </table:table-cell>
          <table:table-cell table:formula="of:=[rw_3_3.O17]" office:value-type="float" office:value="0.679573662542248" calcext:value-type="float">
            <text:p>0.6795736625</text:p>
          </table:table-cell>
          <table:table-cell table:formula="of:=[rw_3_3.P17]" office:value-type="float" office:value="0.683001710269276" calcext:value-type="float">
            <text:p>0.6830017103</text:p>
          </table:table-cell>
          <table:table-cell table:formula="of:=[rw_3_3.Q17]" office:value-type="float" office:value="0.684899858417424" calcext:value-type="float">
            <text:p>0.6848998584</text:p>
          </table:table-cell>
          <table:table-cell table:formula="of:=[rw_3_3.R17]" office:value-type="float" office:value="0.685779488047054" calcext:value-type="float">
            <text:p>0.685779488</text:p>
          </table:table-cell>
          <table:table-cell table:formula="of:=[rw_3_3.S17]" office:value-type="float" office:value="0.685779488047054" calcext:value-type="float">
            <text:p>0.685779488</text:p>
          </table:table-cell>
          <table:table-cell table:formula="of:=[rw_3_3.T17]" office:value-type="float" office:value="0.685779488047054" calcext:value-type="float">
            <text:p>0.685779488</text:p>
          </table:table-cell>
          <table:table-cell table:formula="of:=[rw_3_3.U17]" office:value-type="float" office:value="0.685779488047054" calcext:value-type="float">
            <text:p>0.685779488</text:p>
          </table:table-cell>
          <table:table-cell table:formula="of:=[rw_3_3.V17]" office:value-type="float" office:value="0.685779488047054" calcext:value-type="float">
            <text:p>0.685779488</text:p>
          </table:table-cell>
          <table:table-cell table:formula="of:=[rw_3_3.W17]" office:value-type="float" office:value="0.685779488047054" calcext:value-type="float">
            <text:p>0.685779488</text:p>
          </table:table-cell>
          <table:table-cell table:formula="of:=[rw_3_3.X17]" office:value-type="float" office:value="0.685779488047054" calcext:value-type="float">
            <text:p>0.685779488</text:p>
          </table:table-cell>
          <table:table-cell table:formula="of:=[rw_3_3.Y17]" office:value-type="float" office:value="0.685779488047054" calcext:value-type="float">
            <text:p>0.685779488</text:p>
          </table:table-cell>
          <table:table-cell table:formula="of:=[rw_3_3.Z17]" office:value-type="float" office:value="0.685779488047054" calcext:value-type="float">
            <text:p>0.685779488</text:p>
          </table:table-cell>
          <table:table-cell table:formula="of:=[rw_3_3.AA17]" office:value-type="float" office:value="0.685779488047054" calcext:value-type="float">
            <text:p>0.685779488</text:p>
          </table:table-cell>
          <table:table-cell table:formula="of:=[rw_3_3.AB17]" office:value-type="float" office:value="0.685779488047054" calcext:value-type="float">
            <text:p>0.685779488</text:p>
          </table:table-cell>
          <table:table-cell table:formula="of:=[rw_3_3.AC17]" office:value-type="float" office:value="0.685779488047054" calcext:value-type="float">
            <text:p>0.685779488</text:p>
          </table:table-cell>
          <table:table-cell table:formula="of:=[rw_3_3.AD17]" office:value-type="float" office:value="0.685779488047054" calcext:value-type="float">
            <text:p>0.685779488</text:p>
          </table:table-cell>
          <table:table-cell table:formula="of:=[rw_3_3.AE17]" office:value-type="float" office:value="0.685779488047054" calcext:value-type="float">
            <text:p>0.685779488</text:p>
          </table:table-cell>
          <table:table-cell table:formula="of:=[rw_3_3.AF17]" office:value-type="float" office:value="0.685779488047054" calcext:value-type="float">
            <text:p>0.685779488</text:p>
          </table:table-cell>
          <table:table-cell table:formula="of:=[rw_3_3.AG17]" office:value-type="float" office:value="0.685779488047054" calcext:value-type="float">
            <text:p>0.685779488</text:p>
          </table:table-cell>
          <table:table-cell table:formula="of:=[rw_3_3.AH17]" office:value-type="float" office:value="0.685779488047054" calcext:value-type="float">
            <text:p>0.685779488</text:p>
          </table:table-cell>
          <table:table-cell table:formula="of:=[rw_3_3.AI17]" office:value-type="float" office:value="0.685779488047054" calcext:value-type="float">
            <text:p>0.685779488</text:p>
          </table:table-cell>
          <table:table-cell table:formula="of:=[rw_3_3.AJ17]" office:value-type="float" office:value="0.685779488047054" calcext:value-type="float">
            <text:p>0.685779488</text:p>
          </table:table-cell>
          <table:table-cell table:formula="of:=[rw_3_3.AK17]" office:value-type="float" office:value="0.685779488047054" calcext:value-type="float">
            <text:p>0.685779488</text:p>
          </table:table-cell>
          <table:table-cell table:formula="of:=[rw_3_3.AL17]" office:value-type="float" office:value="0.685779488047054" calcext:value-type="float">
            <text:p>0.685779488</text:p>
          </table:table-cell>
          <table:table-cell table:formula="of:=[rw_3_3.AM17]" office:value-type="float" office:value="0.685779488047054" calcext:value-type="float">
            <text:p>0.685779488</text:p>
          </table:table-cell>
          <table:table-cell table:formula="of:=[rw_3_3.AN17]" office:value-type="float" office:value="0.685779488047054" calcext:value-type="float">
            <text:p>0.685779488</text:p>
          </table:table-cell>
          <table:table-cell table:formula="of:=[rw_3_3.AO17]" office:value-type="float" office:value="0.685779488047054" calcext:value-type="float">
            <text:p>0.685779488</text:p>
          </table:table-cell>
          <table:table-cell table:formula="of:=[rw_3_3.AP17]" office:value-type="float" office:value="0.685779488047054" calcext:value-type="float">
            <text:p>0.685779488</text:p>
          </table:table-cell>
          <table:table-cell table:formula="of:=[rw_3_3.AQ17]" office:value-type="float" office:value="0.685779488047054" calcext:value-type="float">
            <text:p>0.685779488</text:p>
          </table:table-cell>
          <table:table-cell table:formula="of:=[rw_3_3.AR17]" office:value-type="float" office:value="0.685779488047054" calcext:value-type="float">
            <text:p>0.685779488</text:p>
          </table:table-cell>
          <table:table-cell table:formula="of:=[rw_3_3.AS17]" office:value-type="float" office:value="0.685779488047054" calcext:value-type="float">
            <text:p>0.685779488</text:p>
          </table:table-cell>
          <table:table-cell table:formula="of:=[rw_3_3.AT17]" office:value-type="float" office:value="0.685779488047054" calcext:value-type="float">
            <text:p>0.685779488</text:p>
          </table:table-cell>
          <table:table-cell table:formula="of:=[rw_3_3.AU17]" office:value-type="float" office:value="0.685779488047054" calcext:value-type="float">
            <text:p>0.685779488</text:p>
          </table:table-cell>
          <table:table-cell table:formula="of:=[rw_3_3.AV17]" office:value-type="float" office:value="0.685779488047054" calcext:value-type="float">
            <text:p>0.685779488</text:p>
          </table:table-cell>
          <table:table-cell table:formula="of:=[rw_3_3.AW17]" office:value-type="float" office:value="0.685779488047054" calcext:value-type="float">
            <text:p>0.685779488</text:p>
          </table:table-cell>
          <table:table-cell table:formula="of:=[rw_3_3.AX17]" office:value-type="float" office:value="0.685779488047054" calcext:value-type="float">
            <text:p>0.685779488</text:p>
          </table:table-cell>
          <table:table-cell table:formula="of:=[rw_3_3.AY17]" office:value-type="float" office:value="0.685779488047054" calcext:value-type="float">
            <text:p>0.685779488</text:p>
          </table:table-cell>
          <table:table-cell table:formula="of:=[rw_3_3.AZ17]" office:value-type="float" office:value="0.685779488047054" calcext:value-type="float">
            <text:p>0.685779488</text:p>
          </table:table-cell>
          <table:table-cell table:formula="of:=[rw_3_3.BA17]" office:value-type="float" office:value="0.778246499881467" calcext:value-type="float">
            <text:p>0.7782464999</text:p>
          </table:table-cell>
          <table:table-cell table:formula="of:=[rw_3_3.BB17]" office:value-type="float" office:value="0.797264075101247" calcext:value-type="float">
            <text:p>0.7972640751</text:p>
          </table:table-cell>
          <table:table-cell table:formula="of:=[rw_3_3.BC17]" office:value-type="float" office:value="0.820646000108685" calcext:value-type="float">
            <text:p>0.8206460001</text:p>
          </table:table-cell>
          <table:table-cell table:formula="of:=[rw_3_3.BD17]" office:value-type="float" office:value="0.844079372857617" calcext:value-type="float">
            <text:p>0.8440793729</text:p>
          </table:table-cell>
          <table:table-cell table:formula="of:=[rw_3_3.BE17]" office:value-type="float" office:value="0.873214781195308" calcext:value-type="float">
            <text:p>0.8732147812</text:p>
          </table:table-cell>
          <table:table-cell table:formula="of:=[rw_3_3.BF17]" office:value-type="float" office:value="0.887878271346717" calcext:value-type="float">
            <text:p>0.8878782713</text:p>
          </table:table-cell>
          <table:table-cell table:formula="of:=[rw_3_3.BG17]" office:value-type="float" office:value="0.905566811535335" calcext:value-type="float">
            <text:p>0.9055668115</text:p>
          </table:table-cell>
          <table:table-cell table:formula="of:=[rw_3_3.BH17]" office:value-type="float" office:value="0.923065335620893" calcext:value-type="float">
            <text:p>0.9230653356</text:p>
          </table:table-cell>
          <table:table-cell table:formula="of:=[rw_3_3.BI17]" office:value-type="float" office:value="0.937866901401667" calcext:value-type="float">
            <text:p>0.9378669014</text:p>
          </table:table-cell>
          <table:table-cell table:formula="of:=[rw_3_3.BJ17]" office:value-type="float" office:value="0.95122065573463" calcext:value-type="float">
            <text:p>0.9512206557</text:p>
          </table:table-cell>
          <table:table-cell table:formula="of:=[rw_3_3.BK17]" office:value-type="float" office:value="0.963007810810947" calcext:value-type="float">
            <text:p>0.9630078108</text:p>
          </table:table-cell>
          <table:table-cell table:formula="of:=[rw_3_3.BL17]" office:value-type="float" office:value="0.974417176577455" calcext:value-type="float">
            <text:p>0.9744171766</text:p>
          </table:table-cell>
          <table:table-cell table:formula="of:=[rw_3_3.BM17]" office:value-type="float" office:value="0.985822928974497" calcext:value-type="float">
            <text:p>0.985822929</text:p>
          </table:table-cell>
          <table:table-cell table:formula="of:=[rw_3_3.BN17]" office:value-type="float" office:value="0.994528344671202" calcext:value-type="float">
            <text:p>0.9945283447</text:p>
          </table:table-cell>
          <table:table-cell table:formula="of:=[rw_3_3.BO17]" office:value-type="float" office:value="0.998611111111111" calcext:value-type="float">
            <text:p>0.9986111111</text:p>
          </table:table-cell>
          <table:table-cell table:formula="of:=[rw_3_3.BP17]" office:value-type="float" office:value="0.998611111111111" calcext:value-type="float">
            <text:p>0.9986111111</text:p>
          </table:table-cell>
          <table:table-cell table:formula="of:=[rw_3_3.BQ17]" office:value-type="float" office:value="1" calcext:value-type="float">
            <text:p>1</text:p>
          </table:table-cell>
          <table:table-cell table:formula="of:=[rw_3_3.BR17]" office:value-type="float" office:value="1" calcext:value-type="float">
            <text:p>1</text:p>
          </table:table-cell>
          <table:table-cell table:formula="of:=[rw_3_3.BS17]" office:value-type="float" office:value="1" calcext:value-type="float">
            <text:p>1</text:p>
          </table:table-cell>
          <table:table-cell table:formula="of:=[rw_3_3.BT17]" office:value-type="float" office:value="1" calcext:value-type="float">
            <text:p>1</text:p>
          </table:table-cell>
          <table:table-cell table:formula="of:=[rw_3_3.BU17]" office:value-type="float" office:value="1" calcext:value-type="float">
            <text:p>1</text:p>
          </table:table-cell>
          <table:table-cell table:formula="of:=[rw_3_3.BV17]" office:value-type="float" office:value="1" calcext:value-type="float">
            <text:p>1</text:p>
          </table:table-cell>
          <table:table-cell table:formula="of:=[rw_3_3.BW17]" office:value-type="float" office:value="1" calcext:value-type="float">
            <text:p>1</text:p>
          </table:table-cell>
          <table:table-cell table:formula="of:=[rw_3_3.BX17]" office:value-type="float" office:value="1" calcext:value-type="float">
            <text:p>1</text:p>
          </table:table-cell>
          <table:table-cell table:formula="of:=[rw_3_3.BY17]" office:value-type="float" office:value="1" calcext:value-type="float">
            <text:p>1</text:p>
          </table:table-cell>
          <table:table-cell table:formula="of:=[rw_3_3.BZ17]" office:value-type="float" office:value="1" calcext:value-type="float">
            <text:p>1</text:p>
          </table:table-cell>
          <table:table-cell table:formula="of:=[rw_3_3.CA17]" office:value-type="float" office:value="1" calcext:value-type="float">
            <text:p>1</text:p>
          </table:table-cell>
          <table:table-cell table:formula="of:=[rw_3_3.CB17]" office:value-type="float" office:value="1" calcext:value-type="float">
            <text:p>1</text:p>
          </table:table-cell>
          <table:table-cell table:formula="of:=[rw_3_3.CC17]" office:value-type="float" office:value="1" calcext:value-type="float">
            <text:p>1</text:p>
          </table:table-cell>
          <table:table-cell table:formula="of:=[rw_3_3.CD17]" office:value-type="float" office:value="1" calcext:value-type="float">
            <text:p>1</text:p>
          </table:table-cell>
          <table:table-cell table:formula="of:=[rw_3_3.CE17]" office:value-type="float" office:value="1" calcext:value-type="float">
            <text:p>1</text:p>
          </table:table-cell>
          <table:table-cell table:formula="of:=[rw_3_3.CF17]" office:value-type="float" office:value="1" calcext:value-type="float">
            <text:p>1</text:p>
          </table:table-cell>
          <table:table-cell table:formula="of:=[rw_3_3.CG17]" office:value-type="float" office:value="1" calcext:value-type="float">
            <text:p>1</text:p>
          </table:table-cell>
          <table:table-cell table:formula="of:=[rw_3_3.CH17]" office:value-type="float" office:value="1" calcext:value-type="float">
            <text:p>1</text:p>
          </table:table-cell>
          <table:table-cell table:formula="of:=[rw_3_3.CI17]" office:value-type="float" office:value="1" calcext:value-type="float">
            <text:p>1</text:p>
          </table:table-cell>
          <table:table-cell table:formula="of:=[rw_3_3.CJ17]" office:value-type="float" office:value="1" calcext:value-type="float">
            <text:p>1</text:p>
          </table:table-cell>
          <table:table-cell table:formula="of:=[rw_3_3.CK17]" office:value-type="float" office:value="1" calcext:value-type="float">
            <text:p>1</text:p>
          </table:table-cell>
          <table:table-cell table:formula="of:=[rw_3_3.CL17]" office:value-type="float" office:value="1" calcext:value-type="float">
            <text:p>1</text:p>
          </table:table-cell>
          <table:table-cell table:formula="of:=[rw_3_3.CM17]" office:value-type="float" office:value="1" calcext:value-type="float">
            <text:p>1</text:p>
          </table:table-cell>
          <table:table-cell table:formula="of:=[rw_3_3.CN17]" office:value-type="float" office:value="1" calcext:value-type="float">
            <text:p>1</text:p>
          </table:table-cell>
          <table:table-cell table:formula="of:=[rw_3_3.CO17]" office:value-type="float" office:value="1" calcext:value-type="float">
            <text:p>1</text:p>
          </table:table-cell>
          <table:table-cell table:formula="of:=[rw_3_3.CP17]" office:value-type="float" office:value="1" calcext:value-type="float">
            <text:p>1</text:p>
          </table:table-cell>
          <table:table-cell table:formula="of:=[rw_3_3.CQ17]" office:value-type="float" office:value="1" calcext:value-type="float">
            <text:p>1</text:p>
          </table:table-cell>
          <table:table-cell table:formula="of:=[rw_3_3.CR17]" office:value-type="float" office:value="1" calcext:value-type="float">
            <text:p>1</text:p>
          </table:table-cell>
          <table:table-cell table:formula="of:=[rw_3_3.CS17]" office:value-type="float" office:value="1" calcext:value-type="float">
            <text:p>1</text:p>
          </table:table-cell>
          <table:table-cell table:formula="of:=[rw_3_3.CT17]" office:value-type="float" office:value="1" calcext:value-type="float">
            <text:p>1</text:p>
          </table:table-cell>
          <table:table-cell table:formula="of:=[rw_3_3.CU17]" office:value-type="float" office:value="1" calcext:value-type="float">
            <text:p>1</text:p>
          </table:table-cell>
          <table:table-cell table:formula="of:=[rw_3_3.CV17]" office:value-type="float" office:value="1" calcext:value-type="float">
            <text:p>1</text:p>
          </table:table-cell>
          <table:table-cell table:formula="of:=[rw_3_3.CW17]" office:value-type="float" office:value="1" calcext:value-type="float">
            <text:p>1</text:p>
          </table:table-cell>
          <table:table-cell table:formula="of:=[rw_3_3.CX17]" office:value-type="float" office:value="1" calcext:value-type="float">
            <text:p>1</text:p>
          </table:table-cell>
          <table:table-cell table:formula="of:=[rw_3_3.CY17]" office:value-type="float" office:value="1" calcext:value-type="float">
            <text:p>1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W_3_4</text:p>
          </table:table-cell>
          <table:table-cell table:formula="of:=[rw_3_4.B$17]" office:value-type="float" office:value="0.52788392067195" calcext:value-type="float">
            <text:p>0.5278839207</text:p>
          </table:table-cell>
          <table:table-cell table:formula="of:=[rw_3_4.C$17]" office:value-type="float" office:value="0.546309817212937" calcext:value-type="float">
            <text:p>0.5463098172</text:p>
          </table:table-cell>
          <table:table-cell table:formula="of:=[rw_3_4.D$17]" office:value-type="float" office:value="0.566904899224212" calcext:value-type="float">
            <text:p>0.5669048992</text:p>
          </table:table-cell>
          <table:table-cell table:formula="of:=[rw_3_4.E$17]" office:value-type="float" office:value="0.5839315045546" calcext:value-type="float">
            <text:p>0.5839315046</text:p>
          </table:table-cell>
          <table:table-cell table:formula="of:=[rw_3_4.F$17]" office:value-type="float" office:value="0.600963242881093" calcext:value-type="float">
            <text:p>0.6009632429</text:p>
          </table:table-cell>
          <table:table-cell table:formula="of:=[rw_3_4.G$17]" office:value-type="float" office:value="0.621405380059016" calcext:value-type="float">
            <text:p>0.6214053801</text:p>
          </table:table-cell>
          <table:table-cell table:formula="of:=[rw_3_4.H$17]" office:value-type="float" office:value="0.637070308007238" calcext:value-type="float">
            <text:p>0.637070308</text:p>
          </table:table-cell>
          <table:table-cell table:formula="of:=[rw_3_4.I$17]" office:value-type="float" office:value="0.65248835426954" calcext:value-type="float">
            <text:p>0.6524883543</text:p>
          </table:table-cell>
          <table:table-cell table:formula="of:=[rw_3_4.J$17]" office:value-type="float" office:value="0.671293740727961" calcext:value-type="float">
            <text:p>0.6712937407</text:p>
          </table:table-cell>
          <table:table-cell table:formula="of:=[rw_3_4.K$17]" office:value-type="float" office:value="0.690724926385714" calcext:value-type="float">
            <text:p>0.6907249264</text:p>
          </table:table-cell>
          <table:table-cell table:formula="of:=[rw_3_4.L$17]" office:value-type="float" office:value="0.706835416021916" calcext:value-type="float">
            <text:p>0.706835416</text:p>
          </table:table-cell>
          <table:table-cell table:formula="of:=[rw_3_4.M$17]" office:value-type="float" office:value="0.724203086890975" calcext:value-type="float">
            <text:p>0.7242030869</text:p>
          </table:table-cell>
          <table:table-cell table:formula="of:=[rw_3_4.N$17]" office:value-type="float" office:value="0.740198127258631" calcext:value-type="float">
            <text:p>0.7401981273</text:p>
          </table:table-cell>
          <table:table-cell table:formula="of:=[rw_3_4.O$17]" office:value-type="float" office:value="0.754953886808931" calcext:value-type="float">
            <text:p>0.7549538868</text:p>
          </table:table-cell>
          <table:table-cell table:formula="of:=[rw_3_4.P$17]" office:value-type="float" office:value="0.76575017488528" calcext:value-type="float">
            <text:p>0.7657501749</text:p>
          </table:table-cell>
          <table:table-cell table:formula="of:=[rw_3_4.Q$17]" office:value-type="float" office:value="0.768147000282105" calcext:value-type="float">
            <text:p>0.7681470003</text:p>
          </table:table-cell>
          <table:table-cell table:formula="of:=[rw_3_4.R$17]" office:value-type="float" office:value="0.772176306432124" calcext:value-type="float">
            <text:p>0.7721763064</text:p>
          </table:table-cell>
          <table:table-cell table:formula="of:=[rw_3_4.S$17]" office:value-type="float" office:value="0.772176306432124" calcext:value-type="float">
            <text:p>0.7721763064</text:p>
          </table:table-cell>
          <table:table-cell table:formula="of:=[rw_3_4.T$17]" office:value-type="float" office:value="0.772176306432124" calcext:value-type="float">
            <text:p>0.7721763064</text:p>
          </table:table-cell>
          <table:table-cell table:formula="of:=[rw_3_4.U$17]" office:value-type="float" office:value="0.772176306432124" calcext:value-type="float">
            <text:p>0.7721763064</text:p>
          </table:table-cell>
          <table:table-cell table:formula="of:=[rw_3_4.V$17]" office:value-type="float" office:value="0.772176306432124" calcext:value-type="float">
            <text:p>0.7721763064</text:p>
          </table:table-cell>
          <table:table-cell table:formula="of:=[rw_3_4.W$17]" office:value-type="float" office:value="0.772176306432124" calcext:value-type="float">
            <text:p>0.7721763064</text:p>
          </table:table-cell>
          <table:table-cell table:formula="of:=[rw_3_4.X$17]" office:value-type="float" office:value="0.772176306432124" calcext:value-type="float">
            <text:p>0.7721763064</text:p>
          </table:table-cell>
          <table:table-cell table:formula="of:=[rw_3_4.Y$17]" office:value-type="float" office:value="0.772176306432124" calcext:value-type="float">
            <text:p>0.7721763064</text:p>
          </table:table-cell>
          <table:table-cell table:formula="of:=[rw_3_4.Z$17]" office:value-type="float" office:value="0.772176306432124" calcext:value-type="float">
            <text:p>0.7721763064</text:p>
          </table:table-cell>
          <table:table-cell table:formula="of:=[rw_3_4.AA$17]" office:value-type="float" office:value="0.772176306432124" calcext:value-type="float">
            <text:p>0.7721763064</text:p>
          </table:table-cell>
          <table:table-cell table:formula="of:=[rw_3_4.AB$17]" office:value-type="float" office:value="0.772176306432124" calcext:value-type="float">
            <text:p>0.7721763064</text:p>
          </table:table-cell>
          <table:table-cell table:formula="of:=[rw_3_4.AC$17]" office:value-type="float" office:value="0.772176306432124" calcext:value-type="float">
            <text:p>0.7721763064</text:p>
          </table:table-cell>
          <table:table-cell table:formula="of:=[rw_3_4.AD$17]" office:value-type="float" office:value="0.772176306432124" calcext:value-type="float">
            <text:p>0.7721763064</text:p>
          </table:table-cell>
          <table:table-cell table:formula="of:=[rw_3_4.AE$17]" office:value-type="float" office:value="0.772176306432124" calcext:value-type="float">
            <text:p>0.7721763064</text:p>
          </table:table-cell>
          <table:table-cell table:formula="of:=[rw_3_4.AF$17]" office:value-type="float" office:value="0.772176306432124" calcext:value-type="float">
            <text:p>0.7721763064</text:p>
          </table:table-cell>
          <table:table-cell table:formula="of:=[rw_3_4.AG$17]" office:value-type="float" office:value="0.772176306432124" calcext:value-type="float">
            <text:p>0.7721763064</text:p>
          </table:table-cell>
          <table:table-cell table:formula="of:=[rw_3_4.AH$17]" office:value-type="float" office:value="0.772176306432124" calcext:value-type="float">
            <text:p>0.7721763064</text:p>
          </table:table-cell>
          <table:table-cell table:formula="of:=[rw_3_4.AI$17]" office:value-type="float" office:value="0.772176306432124" calcext:value-type="float">
            <text:p>0.7721763064</text:p>
          </table:table-cell>
          <table:table-cell table:formula="of:=[rw_3_4.AJ$17]" office:value-type="float" office:value="0.772176306432124" calcext:value-type="float">
            <text:p>0.7721763064</text:p>
          </table:table-cell>
          <table:table-cell table:formula="of:=[rw_3_4.AK$17]" office:value-type="float" office:value="0.772176306432124" calcext:value-type="float">
            <text:p>0.7721763064</text:p>
          </table:table-cell>
          <table:table-cell table:formula="of:=[rw_3_4.AL$17]" office:value-type="float" office:value="0.772176306432124" calcext:value-type="float">
            <text:p>0.7721763064</text:p>
          </table:table-cell>
          <table:table-cell table:formula="of:=[rw_3_4.AM$17]" office:value-type="float" office:value="0.772176306432124" calcext:value-type="float">
            <text:p>0.7721763064</text:p>
          </table:table-cell>
          <table:table-cell table:formula="of:=[rw_3_4.AN$17]" office:value-type="float" office:value="0.772176306432124" calcext:value-type="float">
            <text:p>0.7721763064</text:p>
          </table:table-cell>
          <table:table-cell table:formula="of:=[rw_3_4.AO$17]" office:value-type="float" office:value="0.772176306432124" calcext:value-type="float">
            <text:p>0.7721763064</text:p>
          </table:table-cell>
          <table:table-cell table:formula="of:=[rw_3_4.AP$17]" office:value-type="float" office:value="0.772176306432124" calcext:value-type="float">
            <text:p>0.7721763064</text:p>
          </table:table-cell>
          <table:table-cell table:formula="of:=[rw_3_4.AQ$17]" office:value-type="float" office:value="0.772176306432124" calcext:value-type="float">
            <text:p>0.7721763064</text:p>
          </table:table-cell>
          <table:table-cell table:formula="of:=[rw_3_4.AR$17]" office:value-type="float" office:value="0.772176306432124" calcext:value-type="float">
            <text:p>0.7721763064</text:p>
          </table:table-cell>
          <table:table-cell table:formula="of:=[rw_3_4.AS$17]" office:value-type="float" office:value="0.772176306432124" calcext:value-type="float">
            <text:p>0.7721763064</text:p>
          </table:table-cell>
          <table:table-cell table:formula="of:=[rw_3_4.AT$17]" office:value-type="float" office:value="0.772176306432124" calcext:value-type="float">
            <text:p>0.7721763064</text:p>
          </table:table-cell>
          <table:table-cell table:formula="of:=[rw_3_4.AU$17]" office:value-type="float" office:value="0.772176306432124" calcext:value-type="float">
            <text:p>0.7721763064</text:p>
          </table:table-cell>
          <table:table-cell table:formula="of:=[rw_3_4.AV$17]" office:value-type="float" office:value="0.772176306432124" calcext:value-type="float">
            <text:p>0.7721763064</text:p>
          </table:table-cell>
          <table:table-cell table:formula="of:=[rw_3_4.AW$17]" office:value-type="float" office:value="0.772176306432124" calcext:value-type="float">
            <text:p>0.7721763064</text:p>
          </table:table-cell>
          <table:table-cell table:formula="of:=[rw_3_4.AX$17]" office:value-type="float" office:value="0.772176306432124" calcext:value-type="float">
            <text:p>0.7721763064</text:p>
          </table:table-cell>
          <table:table-cell table:formula="of:=[rw_3_4.AY$17]" office:value-type="float" office:value="0.772176306432124" calcext:value-type="float">
            <text:p>0.7721763064</text:p>
          </table:table-cell>
          <table:table-cell table:formula="of:=[rw_3_4.AZ$17]" office:value-type="float" office:value="0.772176306432124" calcext:value-type="float">
            <text:p>0.7721763064</text:p>
          </table:table-cell>
          <table:table-cell table:formula="of:=[rw_3_4.BA$17]" office:value-type="float" office:value="0.741902868064385" calcext:value-type="float">
            <text:p>0.7419028681</text:p>
          </table:table-cell>
          <table:table-cell table:formula="of:=[rw_3_4.BB$17]" office:value-type="float" office:value="0.776309042888237" calcext:value-type="float">
            <text:p>0.7763090429</text:p>
          </table:table-cell>
          <table:table-cell table:formula="of:=[rw_3_4.BC$17]" office:value-type="float" office:value="0.804126244825244" calcext:value-type="float">
            <text:p>0.8041262448</text:p>
          </table:table-cell>
          <table:table-cell table:formula="of:=[rw_3_4.BD$17]" office:value-type="float" office:value="0.826563056070196" calcext:value-type="float">
            <text:p>0.8265630561</text:p>
          </table:table-cell>
          <table:table-cell table:formula="of:=[rw_3_4.BE$17]" office:value-type="float" office:value="0.845533167113601" calcext:value-type="float">
            <text:p>0.8455331671</text:p>
          </table:table-cell>
          <table:table-cell table:formula="of:=[rw_3_4.BF$17]" office:value-type="float" office:value="0.870832150192592" calcext:value-type="float">
            <text:p>0.8708321502</text:p>
          </table:table-cell>
          <table:table-cell table:formula="of:=[rw_3_4.BG$17]" office:value-type="float" office:value="0.885054761072083" calcext:value-type="float">
            <text:p>0.8850547611</text:p>
          </table:table-cell>
          <table:table-cell table:formula="of:=[rw_3_4.BH$17]" office:value-type="float" office:value="0.895575841611388" calcext:value-type="float">
            <text:p>0.8955758416</text:p>
          </table:table-cell>
          <table:table-cell table:formula="of:=[rw_3_4.BI$17]" office:value-type="float" office:value="0.913972648665076" calcext:value-type="float">
            <text:p>0.9139726487</text:p>
          </table:table-cell>
          <table:table-cell table:formula="of:=[rw_3_4.BJ$17]" office:value-type="float" office:value="0.924727304369898" calcext:value-type="float">
            <text:p>0.9247273044</text:p>
          </table:table-cell>
          <table:table-cell table:formula="of:=[rw_3_4.BK$17]" office:value-type="float" office:value="0.940109411055112" calcext:value-type="float">
            <text:p>0.9401094111</text:p>
          </table:table-cell>
          <table:table-cell table:formula="of:=[rw_3_4.BL$17]" office:value-type="float" office:value="0.949785215335218" calcext:value-type="float">
            <text:p>0.9497852153</text:p>
          </table:table-cell>
          <table:table-cell table:formula="of:=[rw_3_4.BM$17]" office:value-type="float" office:value="0.957953634760233" calcext:value-type="float">
            <text:p>0.9579536348</text:p>
          </table:table-cell>
          <table:table-cell table:formula="of:=[rw_3_4.BN$17]" office:value-type="float" office:value="0.969163626369677" calcext:value-type="float">
            <text:p>0.9691636264</text:p>
          </table:table-cell>
          <table:table-cell table:formula="of:=[rw_3_4.BO$17]" office:value-type="float" office:value="0.978160955757902" calcext:value-type="float">
            <text:p>0.9781609558</text:p>
          </table:table-cell>
          <table:table-cell table:formula="of:=[rw_3_4.BP$17]" office:value-type="float" office:value="0.982711220308167" calcext:value-type="float">
            <text:p>0.9827112203</text:p>
          </table:table-cell>
          <table:table-cell table:formula="of:=[rw_3_4.BQ$17]" office:value-type="float" office:value="0.986823537575499" calcext:value-type="float">
            <text:p>0.9868235376</text:p>
          </table:table-cell>
          <table:table-cell table:formula="of:=[rw_3_4.BR$17]" office:value-type="float" office:value="0.986823537575499" calcext:value-type="float">
            <text:p>0.9868235376</text:p>
          </table:table-cell>
          <table:table-cell table:formula="of:=[rw_3_4.BS$17]" office:value-type="float" office:value="0.986823537575499" calcext:value-type="float">
            <text:p>0.9868235376</text:p>
          </table:table-cell>
          <table:table-cell table:formula="of:=[rw_3_4.BT$17]" office:value-type="float" office:value="0.986823537575499" calcext:value-type="float">
            <text:p>0.9868235376</text:p>
          </table:table-cell>
          <table:table-cell table:formula="of:=[rw_3_4.BU$17]" office:value-type="float" office:value="0.986823537575499" calcext:value-type="float">
            <text:p>0.9868235376</text:p>
          </table:table-cell>
          <table:table-cell table:formula="of:=[rw_3_4.BV$17]" office:value-type="float" office:value="0.986823537575499" calcext:value-type="float">
            <text:p>0.9868235376</text:p>
          </table:table-cell>
          <table:table-cell table:formula="of:=[rw_3_4.BW$17]" office:value-type="float" office:value="0.986823537575499" calcext:value-type="float">
            <text:p>0.9868235376</text:p>
          </table:table-cell>
          <table:table-cell table:formula="of:=[rw_3_4.BX$17]" office:value-type="float" office:value="0.986823537575499" calcext:value-type="float">
            <text:p>0.9868235376</text:p>
          </table:table-cell>
          <table:table-cell table:formula="of:=[rw_3_4.BY$17]" office:value-type="float" office:value="0.986823537575499" calcext:value-type="float">
            <text:p>0.9868235376</text:p>
          </table:table-cell>
          <table:table-cell table:formula="of:=[rw_3_4.BZ$17]" office:value-type="float" office:value="0.986823537575499" calcext:value-type="float">
            <text:p>0.9868235376</text:p>
          </table:table-cell>
          <table:table-cell table:formula="of:=[rw_3_4.CA$17]" office:value-type="float" office:value="0.986823537575499" calcext:value-type="float">
            <text:p>0.9868235376</text:p>
          </table:table-cell>
          <table:table-cell table:formula="of:=[rw_3_4.CB$17]" office:value-type="float" office:value="0.986823537575499" calcext:value-type="float">
            <text:p>0.9868235376</text:p>
          </table:table-cell>
          <table:table-cell table:formula="of:=[rw_3_4.CC$17]" office:value-type="float" office:value="0.986823537575499" calcext:value-type="float">
            <text:p>0.9868235376</text:p>
          </table:table-cell>
          <table:table-cell table:formula="of:=[rw_3_4.CD$17]" office:value-type="float" office:value="0.986823537575499" calcext:value-type="float">
            <text:p>0.9868235376</text:p>
          </table:table-cell>
          <table:table-cell table:formula="of:=[rw_3_4.CE$17]" office:value-type="float" office:value="0.986823537575499" calcext:value-type="float">
            <text:p>0.9868235376</text:p>
          </table:table-cell>
          <table:table-cell table:formula="of:=[rw_3_4.CF$17]" office:value-type="float" office:value="0.986823537575499" calcext:value-type="float">
            <text:p>0.9868235376</text:p>
          </table:table-cell>
          <table:table-cell table:formula="of:=[rw_3_4.CG$17]" office:value-type="float" office:value="0.986823537575499" calcext:value-type="float">
            <text:p>0.9868235376</text:p>
          </table:table-cell>
          <table:table-cell table:formula="of:=[rw_3_4.CH$17]" office:value-type="float" office:value="0.986823537575499" calcext:value-type="float">
            <text:p>0.9868235376</text:p>
          </table:table-cell>
          <table:table-cell table:formula="of:=[rw_3_4.CI$17]" office:value-type="float" office:value="0.986823537575499" calcext:value-type="float">
            <text:p>0.9868235376</text:p>
          </table:table-cell>
          <table:table-cell table:formula="of:=[rw_3_4.CJ$17]" office:value-type="float" office:value="0.986823537575499" calcext:value-type="float">
            <text:p>0.9868235376</text:p>
          </table:table-cell>
          <table:table-cell table:formula="of:=[rw_3_4.CK$17]" office:value-type="float" office:value="0.986823537575499" calcext:value-type="float">
            <text:p>0.9868235376</text:p>
          </table:table-cell>
          <table:table-cell table:formula="of:=[rw_3_4.CL$17]" office:value-type="float" office:value="0.986823537575499" calcext:value-type="float">
            <text:p>0.9868235376</text:p>
          </table:table-cell>
          <table:table-cell table:formula="of:=[rw_3_4.CM$17]" office:value-type="float" office:value="0.986823537575499" calcext:value-type="float">
            <text:p>0.9868235376</text:p>
          </table:table-cell>
          <table:table-cell table:formula="of:=[rw_3_4.CN$17]" office:value-type="float" office:value="0.986823537575499" calcext:value-type="float">
            <text:p>0.9868235376</text:p>
          </table:table-cell>
          <table:table-cell table:formula="of:=[rw_3_4.CO$17]" office:value-type="float" office:value="0.986823537575499" calcext:value-type="float">
            <text:p>0.9868235376</text:p>
          </table:table-cell>
          <table:table-cell table:formula="of:=[rw_3_4.CP$17]" office:value-type="float" office:value="0.986823537575499" calcext:value-type="float">
            <text:p>0.9868235376</text:p>
          </table:table-cell>
          <table:table-cell table:formula="of:=[rw_3_4.CQ$17]" office:value-type="float" office:value="0.986823537575499" calcext:value-type="float">
            <text:p>0.9868235376</text:p>
          </table:table-cell>
          <table:table-cell table:formula="of:=[rw_3_4.CR$17]" office:value-type="float" office:value="0.986823537575499" calcext:value-type="float">
            <text:p>0.9868235376</text:p>
          </table:table-cell>
          <table:table-cell table:formula="of:=[rw_3_4.CS$17]" office:value-type="float" office:value="0.986823537575499" calcext:value-type="float">
            <text:p>0.9868235376</text:p>
          </table:table-cell>
          <table:table-cell table:formula="of:=[rw_3_4.CT$17]" office:value-type="float" office:value="0.986823537575499" calcext:value-type="float">
            <text:p>0.9868235376</text:p>
          </table:table-cell>
          <table:table-cell table:formula="of:=[rw_3_4.CU$17]" office:value-type="float" office:value="0.986823537575499" calcext:value-type="float">
            <text:p>0.9868235376</text:p>
          </table:table-cell>
          <table:table-cell table:formula="of:=[rw_3_4.CV$17]" office:value-type="float" office:value="0.986823537575499" calcext:value-type="float">
            <text:p>0.9868235376</text:p>
          </table:table-cell>
          <table:table-cell table:formula="of:=[rw_3_4.CW$17]" office:value-type="float" office:value="0.986823537575499" calcext:value-type="float">
            <text:p>0.9868235376</text:p>
          </table:table-cell>
          <table:table-cell table:formula="of:=[rw_3_4.CX$17]" office:value-type="float" office:value="0.986823537575499" calcext:value-type="float">
            <text:p>0.9868235376</text:p>
          </table:table-cell>
          <table:table-cell table:formula="of:=[rw_3_4.CY$17]" office:value-type="float" office:value="0.986823537575499" calcext:value-type="float">
            <text:p>0.9868235376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W_3_5</text:p>
          </table:table-cell>
          <table:table-cell table:formula="of:=[rw_3_5.B$17]" office:value-type="float" office:value="0.477998726343513" calcext:value-type="float">
            <text:p>0.4779987263</text:p>
          </table:table-cell>
          <table:table-cell table:formula="of:=[rw_3_5.C$17]" office:value-type="float" office:value="0.500189684639431" calcext:value-type="float">
            <text:p>0.5001896846</text:p>
          </table:table-cell>
          <table:table-cell table:formula="of:=[rw_3_5.D$17]" office:value-type="float" office:value="0.516529482940539" calcext:value-type="float">
            <text:p>0.5165294829</text:p>
          </table:table-cell>
          <table:table-cell table:formula="of:=[rw_3_5.E$17]" office:value-type="float" office:value="0.535102639151975" calcext:value-type="float">
            <text:p>0.5351026392</text:p>
          </table:table-cell>
          <table:table-cell table:formula="of:=[rw_3_5.F$17]" office:value-type="float" office:value="0.549704785179863" calcext:value-type="float">
            <text:p>0.5497047852</text:p>
          </table:table-cell>
          <table:table-cell table:formula="of:=[rw_3_5.G$17]" office:value-type="float" office:value="0.567651432921062" calcext:value-type="float">
            <text:p>0.5676514329</text:p>
          </table:table-cell>
          <table:table-cell table:formula="of:=[rw_3_5.H$17]" office:value-type="float" office:value="0.585425943085903" calcext:value-type="float">
            <text:p>0.5854259431</text:p>
          </table:table-cell>
          <table:table-cell table:formula="of:=[rw_3_5.I$17]" office:value-type="float" office:value="0.605234500296463" calcext:value-type="float">
            <text:p>0.6052345003</text:p>
          </table:table-cell>
          <table:table-cell table:formula="of:=[rw_3_5.J$17]" office:value-type="float" office:value="0.626236774404011" calcext:value-type="float">
            <text:p>0.6262367744</text:p>
          </table:table-cell>
          <table:table-cell table:formula="of:=[rw_3_5.K$17]" office:value-type="float" office:value="0.644715574879727" calcext:value-type="float">
            <text:p>0.6447155749</text:p>
          </table:table-cell>
          <table:table-cell table:formula="of:=[rw_3_5.L$17]" office:value-type="float" office:value="0.66444551998135" calcext:value-type="float">
            <text:p>0.66444552</text:p>
          </table:table-cell>
          <table:table-cell table:formula="of:=[rw_3_5.M$17]" office:value-type="float" office:value="0.683589562814705" calcext:value-type="float">
            <text:p>0.6835895628</text:p>
          </table:table-cell>
          <table:table-cell table:formula="of:=[rw_3_5.N$17]" office:value-type="float" office:value="0.699392927548347" calcext:value-type="float">
            <text:p>0.6993929275</text:p>
          </table:table-cell>
          <table:table-cell table:formula="of:=[rw_3_5.O$17]" office:value-type="float" office:value="0.707045727851493" calcext:value-type="float">
            <text:p>0.7070457279</text:p>
          </table:table-cell>
          <table:table-cell table:formula="of:=[rw_3_5.P$17]" office:value-type="float" office:value="0.71554534832388" calcext:value-type="float">
            <text:p>0.7155453483</text:p>
          </table:table-cell>
          <table:table-cell table:formula="of:=[rw_3_5.Q$17]" office:value-type="float" office:value="0.727669058204565" calcext:value-type="float">
            <text:p>0.7276690582</text:p>
          </table:table-cell>
          <table:table-cell table:formula="of:=[rw_3_5.R$17]" office:value-type="float" office:value="0.73327416111358" calcext:value-type="float">
            <text:p>0.7332741611</text:p>
          </table:table-cell>
          <table:table-cell table:formula="of:=[rw_3_5.S$17]" office:value-type="float" office:value="0.74109541311714" calcext:value-type="float">
            <text:p>0.7410954131</text:p>
          </table:table-cell>
          <table:table-cell table:formula="of:=[rw_3_5.T$17]" office:value-type="float" office:value="0.745792217723794" calcext:value-type="float">
            <text:p>0.7457922177</text:p>
          </table:table-cell>
          <table:table-cell table:formula="of:=[rw_3_5.U$17]" office:value-type="float" office:value="0.75199759147315" calcext:value-type="float">
            <text:p>0.7519975915</text:p>
          </table:table-cell>
          <table:table-cell table:formula="of:=[rw_3_5.V$17]" office:value-type="float" office:value="0.754428167568323" calcext:value-type="float">
            <text:p>0.7544281676</text:p>
          </table:table-cell>
          <table:table-cell table:formula="of:=[rw_3_5.W$17]" office:value-type="float" office:value="0.75727231540322" calcext:value-type="float">
            <text:p>0.7572723154</text:p>
          </table:table-cell>
          <table:table-cell table:formula="of:=[rw_3_5.X$17]" office:value-type="float" office:value="0.757327525893213" calcext:value-type="float">
            <text:p>0.7573275259</text:p>
          </table:table-cell>
          <table:table-cell table:formula="of:=[rw_3_5.Y$17]" office:value-type="float" office:value="0.757327525893213" calcext:value-type="float">
            <text:p>0.7573275259</text:p>
          </table:table-cell>
          <table:table-cell table:formula="of:=[rw_3_5.Z$17]" office:value-type="float" office:value="0.757327525893213" calcext:value-type="float">
            <text:p>0.7573275259</text:p>
          </table:table-cell>
          <table:table-cell table:formula="of:=[rw_3_5.AA$17]" office:value-type="float" office:value="0.757327525893213" calcext:value-type="float">
            <text:p>0.7573275259</text:p>
          </table:table-cell>
          <table:table-cell table:formula="of:=[rw_3_5.AB$17]" office:value-type="float" office:value="0.757327525893213" calcext:value-type="float">
            <text:p>0.7573275259</text:p>
          </table:table-cell>
          <table:table-cell table:formula="of:=[rw_3_5.AC$17]" office:value-type="float" office:value="0.757327525893213" calcext:value-type="float">
            <text:p>0.7573275259</text:p>
          </table:table-cell>
          <table:table-cell table:formula="of:=[rw_3_5.AD$17]" office:value-type="float" office:value="0.757327525893213" calcext:value-type="float">
            <text:p>0.7573275259</text:p>
          </table:table-cell>
          <table:table-cell table:formula="of:=[rw_3_5.AE$17]" office:value-type="float" office:value="0.757327525893213" calcext:value-type="float">
            <text:p>0.7573275259</text:p>
          </table:table-cell>
          <table:table-cell table:formula="of:=[rw_3_5.AF$17]" office:value-type="float" office:value="0.757327525893213" calcext:value-type="float">
            <text:p>0.7573275259</text:p>
          </table:table-cell>
          <table:table-cell table:formula="of:=[rw_3_5.AG$17]" office:value-type="float" office:value="0.757327525893213" calcext:value-type="float">
            <text:p>0.7573275259</text:p>
          </table:table-cell>
          <table:table-cell table:formula="of:=[rw_3_5.AH$17]" office:value-type="float" office:value="0.757327525893213" calcext:value-type="float">
            <text:p>0.7573275259</text:p>
          </table:table-cell>
          <table:table-cell table:formula="of:=[rw_3_5.AI$17]" office:value-type="float" office:value="0.757327525893213" calcext:value-type="float">
            <text:p>0.7573275259</text:p>
          </table:table-cell>
          <table:table-cell table:formula="of:=[rw_3_5.AJ$17]" office:value-type="float" office:value="0.757327525893213" calcext:value-type="float">
            <text:p>0.7573275259</text:p>
          </table:table-cell>
          <table:table-cell table:formula="of:=[rw_3_5.AK$17]" office:value-type="float" office:value="0.757327525893213" calcext:value-type="float">
            <text:p>0.7573275259</text:p>
          </table:table-cell>
          <table:table-cell table:formula="of:=[rw_3_5.AL$17]" office:value-type="float" office:value="0.757327525893213" calcext:value-type="float">
            <text:p>0.7573275259</text:p>
          </table:table-cell>
          <table:table-cell table:formula="of:=[rw_3_5.AM$17]" office:value-type="float" office:value="0.757327525893213" calcext:value-type="float">
            <text:p>0.7573275259</text:p>
          </table:table-cell>
          <table:table-cell table:formula="of:=[rw_3_5.AN$17]" office:value-type="float" office:value="0.757327525893213" calcext:value-type="float">
            <text:p>0.7573275259</text:p>
          </table:table-cell>
          <table:table-cell table:formula="of:=[rw_3_5.AO$17]" office:value-type="float" office:value="0.757327525893213" calcext:value-type="float">
            <text:p>0.7573275259</text:p>
          </table:table-cell>
          <table:table-cell table:formula="of:=[rw_3_5.AP$17]" office:value-type="float" office:value="0.757327525893213" calcext:value-type="float">
            <text:p>0.7573275259</text:p>
          </table:table-cell>
          <table:table-cell table:formula="of:=[rw_3_5.AQ$17]" office:value-type="float" office:value="0.757327525893213" calcext:value-type="float">
            <text:p>0.7573275259</text:p>
          </table:table-cell>
          <table:table-cell table:formula="of:=[rw_3_5.AR$17]" office:value-type="float" office:value="0.757327525893213" calcext:value-type="float">
            <text:p>0.7573275259</text:p>
          </table:table-cell>
          <table:table-cell table:formula="of:=[rw_3_5.AS$17]" office:value-type="float" office:value="0.757327525893213" calcext:value-type="float">
            <text:p>0.7573275259</text:p>
          </table:table-cell>
          <table:table-cell table:formula="of:=[rw_3_5.AT$17]" office:value-type="float" office:value="0.757327525893213" calcext:value-type="float">
            <text:p>0.7573275259</text:p>
          </table:table-cell>
          <table:table-cell table:formula="of:=[rw_3_5.AU$17]" office:value-type="float" office:value="0.757327525893213" calcext:value-type="float">
            <text:p>0.7573275259</text:p>
          </table:table-cell>
          <table:table-cell table:formula="of:=[rw_3_5.AV$17]" office:value-type="float" office:value="0.757327525893213" calcext:value-type="float">
            <text:p>0.7573275259</text:p>
          </table:table-cell>
          <table:table-cell table:formula="of:=[rw_3_5.AW$17]" office:value-type="float" office:value="0.757327525893213" calcext:value-type="float">
            <text:p>0.7573275259</text:p>
          </table:table-cell>
          <table:table-cell table:formula="of:=[rw_3_5.AX$17]" office:value-type="float" office:value="0.757327525893213" calcext:value-type="float">
            <text:p>0.7573275259</text:p>
          </table:table-cell>
          <table:table-cell table:formula="of:=[rw_3_5.AY$17]" office:value-type="float" office:value="0.757327525893213" calcext:value-type="float">
            <text:p>0.7573275259</text:p>
          </table:table-cell>
          <table:table-cell table:formula="of:=[rw_3_5.AZ$17]" office:value-type="float" office:value="0.757327525893213" calcext:value-type="float">
            <text:p>0.7573275259</text:p>
          </table:table-cell>
          <table:table-cell table:formula="of:=[rw_3_5.BA$17]" office:value-type="float" office:value="0.672280578444226" calcext:value-type="float">
            <text:p>0.6722805784</text:p>
          </table:table-cell>
          <table:table-cell table:formula="of:=[rw_3_5.BB$17]" office:value-type="float" office:value="0.691928762279813" calcext:value-type="float">
            <text:p>0.6919287623</text:p>
          </table:table-cell>
          <table:table-cell table:formula="of:=[rw_3_5.BC$17]" office:value-type="float" office:value="0.727787833583113" calcext:value-type="float">
            <text:p>0.7277878336</text:p>
          </table:table-cell>
          <table:table-cell table:formula="of:=[rw_3_5.BD$17]" office:value-type="float" office:value="0.754473588897752" calcext:value-type="float">
            <text:p>0.7544735889</text:p>
          </table:table-cell>
          <table:table-cell table:formula="of:=[rw_3_5.BE$17]" office:value-type="float" office:value="0.774025880645556" calcext:value-type="float">
            <text:p>0.7740258806</text:p>
          </table:table-cell>
          <table:table-cell table:formula="of:=[rw_3_5.BF$17]" office:value-type="float" office:value="0.798122526504481" calcext:value-type="float">
            <text:p>0.7981225265</text:p>
          </table:table-cell>
          <table:table-cell table:formula="of:=[rw_3_5.BG$17]" office:value-type="float" office:value="0.819143197252398" calcext:value-type="float">
            <text:p>0.8191431973</text:p>
          </table:table-cell>
          <table:table-cell table:formula="of:=[rw_3_5.BH$17]" office:value-type="float" office:value="0.843497917303429" calcext:value-type="float">
            <text:p>0.8434979173</text:p>
          </table:table-cell>
          <table:table-cell table:formula="of:=[rw_3_5.BI$17]" office:value-type="float" office:value="0.861479797793608" calcext:value-type="float">
            <text:p>0.8614797978</text:p>
          </table:table-cell>
          <table:table-cell table:formula="of:=[rw_3_5.BJ$17]" office:value-type="float" office:value="0.88517877863625" calcext:value-type="float">
            <text:p>0.8851787786</text:p>
          </table:table-cell>
          <table:table-cell table:formula="of:=[rw_3_5.BK$17]" office:value-type="float" office:value="0.900110061133019" calcext:value-type="float">
            <text:p>0.9001100611</text:p>
          </table:table-cell>
          <table:table-cell table:formula="of:=[rw_3_5.BL$17]" office:value-type="float" office:value="0.921041235089312" calcext:value-type="float">
            <text:p>0.9210412351</text:p>
          </table:table-cell>
          <table:table-cell table:formula="of:=[rw_3_5.BM$17]" office:value-type="float" office:value="0.935693934876236" calcext:value-type="float">
            <text:p>0.9356939349</text:p>
          </table:table-cell>
          <table:table-cell table:formula="of:=[rw_3_5.BN$17]" office:value-type="float" office:value="0.949005545349606" calcext:value-type="float">
            <text:p>0.9490055453</text:p>
          </table:table-cell>
          <table:table-cell table:formula="of:=[rw_3_5.BO$17]" office:value-type="float" office:value="0.959479155888703" calcext:value-type="float">
            <text:p>0.9594791559</text:p>
          </table:table-cell>
          <table:table-cell table:formula="of:=[rw_3_5.BP$17]" office:value-type="float" office:value="0.97119180995453" calcext:value-type="float">
            <text:p>0.97119181</text:p>
          </table:table-cell>
          <table:table-cell table:formula="of:=[rw_3_5.BQ$17]" office:value-type="float" office:value="0.972411836972429" calcext:value-type="float">
            <text:p>0.972411837</text:p>
          </table:table-cell>
          <table:table-cell table:formula="of:=[rw_3_5.BR$17]" office:value-type="float" office:value="0.979568362137742" calcext:value-type="float">
            <text:p>0.9795683621</text:p>
          </table:table-cell>
          <table:table-cell table:formula="of:=[rw_3_5.BS$17]" office:value-type="float" office:value="0.986893749174045" calcext:value-type="float">
            <text:p>0.9868937492</text:p>
          </table:table-cell>
          <table:table-cell table:formula="of:=[rw_3_5.BT$17]" office:value-type="float" office:value="0.991288379366548" calcext:value-type="float">
            <text:p>0.9912883794</text:p>
          </table:table-cell>
          <table:table-cell table:formula="of:=[rw_3_5.BU$17]" office:value-type="float" office:value="0.994324956316168" calcext:value-type="float">
            <text:p>0.9943249563</text:p>
          </table:table-cell>
          <table:table-cell table:formula="of:=[rw_3_5.BV$17]" office:value-type="float" office:value="0.99574339603248" calcext:value-type="float">
            <text:p>0.995743396</text:p>
          </table:table-cell>
          <table:table-cell table:formula="of:=[rw_3_5.BW$17]" office:value-type="float" office:value="0.997192671394799" calcext:value-type="float">
            <text:p>0.9971926714</text:p>
          </table:table-cell>
          <table:table-cell table:formula="of:=[rw_3_5.BX$17]" office:value-type="float" office:value="0.997192671394799" calcext:value-type="float">
            <text:p>0.9971926714</text:p>
          </table:table-cell>
          <table:table-cell table:formula="of:=[rw_3_5.BY$17]" office:value-type="float" office:value="0.997192671394799" calcext:value-type="float">
            <text:p>0.9971926714</text:p>
          </table:table-cell>
          <table:table-cell table:formula="of:=[rw_3_5.BZ$17]" office:value-type="float" office:value="0.997192671394799" calcext:value-type="float">
            <text:p>0.9971926714</text:p>
          </table:table-cell>
          <table:table-cell table:formula="of:=[rw_3_5.CA$17]" office:value-type="float" office:value="0.997192671394799" calcext:value-type="float">
            <text:p>0.9971926714</text:p>
          </table:table-cell>
          <table:table-cell table:formula="of:=[rw_3_5.CB$17]" office:value-type="float" office:value="0.997192671394799" calcext:value-type="float">
            <text:p>0.9971926714</text:p>
          </table:table-cell>
          <table:table-cell table:formula="of:=[rw_3_5.CC$17]" office:value-type="float" office:value="0.997192671394799" calcext:value-type="float">
            <text:p>0.9971926714</text:p>
          </table:table-cell>
          <table:table-cell table:formula="of:=[rw_3_5.CD$17]" office:value-type="float" office:value="0.997192671394799" calcext:value-type="float">
            <text:p>0.9971926714</text:p>
          </table:table-cell>
          <table:table-cell table:formula="of:=[rw_3_5.CE$17]" office:value-type="float" office:value="0.997192671394799" calcext:value-type="float">
            <text:p>0.9971926714</text:p>
          </table:table-cell>
          <table:table-cell table:formula="of:=[rw_3_5.CF$17]" office:value-type="float" office:value="0.997192671394799" calcext:value-type="float">
            <text:p>0.9971926714</text:p>
          </table:table-cell>
          <table:table-cell table:formula="of:=[rw_3_5.CG$17]" office:value-type="float" office:value="0.997192671394799" calcext:value-type="float">
            <text:p>0.9971926714</text:p>
          </table:table-cell>
          <table:table-cell table:formula="of:=[rw_3_5.CH$17]" office:value-type="float" office:value="0.997192671394799" calcext:value-type="float">
            <text:p>0.9971926714</text:p>
          </table:table-cell>
          <table:table-cell table:formula="of:=[rw_3_5.CI$17]" office:value-type="float" office:value="0.997192671394799" calcext:value-type="float">
            <text:p>0.9971926714</text:p>
          </table:table-cell>
          <table:table-cell table:formula="of:=[rw_3_5.CJ$17]" office:value-type="float" office:value="0.997192671394799" calcext:value-type="float">
            <text:p>0.9971926714</text:p>
          </table:table-cell>
          <table:table-cell table:formula="of:=[rw_3_5.CK$17]" office:value-type="float" office:value="0.997192671394799" calcext:value-type="float">
            <text:p>0.9971926714</text:p>
          </table:table-cell>
          <table:table-cell table:formula="of:=[rw_3_5.CL$17]" office:value-type="float" office:value="0.997192671394799" calcext:value-type="float">
            <text:p>0.9971926714</text:p>
          </table:table-cell>
          <table:table-cell table:formula="of:=[rw_3_5.CM$17]" office:value-type="float" office:value="0.997192671394799" calcext:value-type="float">
            <text:p>0.9971926714</text:p>
          </table:table-cell>
          <table:table-cell table:formula="of:=[rw_3_5.CN$17]" office:value-type="float" office:value="0.997192671394799" calcext:value-type="float">
            <text:p>0.9971926714</text:p>
          </table:table-cell>
          <table:table-cell table:formula="of:=[rw_3_5.CO$17]" office:value-type="float" office:value="0.997192671394799" calcext:value-type="float">
            <text:p>0.9971926714</text:p>
          </table:table-cell>
          <table:table-cell table:formula="of:=[rw_3_5.CP$17]" office:value-type="float" office:value="0.997192671394799" calcext:value-type="float">
            <text:p>0.9971926714</text:p>
          </table:table-cell>
          <table:table-cell table:formula="of:=[rw_3_5.CQ$17]" office:value-type="float" office:value="0.997192671394799" calcext:value-type="float">
            <text:p>0.9971926714</text:p>
          </table:table-cell>
          <table:table-cell table:formula="of:=[rw_3_5.CR$17]" office:value-type="float" office:value="0.997192671394799" calcext:value-type="float">
            <text:p>0.9971926714</text:p>
          </table:table-cell>
          <table:table-cell table:formula="of:=[rw_3_5.CS$17]" office:value-type="float" office:value="0.997192671394799" calcext:value-type="float">
            <text:p>0.9971926714</text:p>
          </table:table-cell>
          <table:table-cell table:formula="of:=[rw_3_5.CT$17]" office:value-type="float" office:value="0.997192671394799" calcext:value-type="float">
            <text:p>0.9971926714</text:p>
          </table:table-cell>
          <table:table-cell table:formula="of:=[rw_3_5.CU$17]" office:value-type="float" office:value="0.997192671394799" calcext:value-type="float">
            <text:p>0.9971926714</text:p>
          </table:table-cell>
          <table:table-cell table:formula="of:=[rw_3_5.CV$17]" office:value-type="float" office:value="0.997192671394799" calcext:value-type="float">
            <text:p>0.9971926714</text:p>
          </table:table-cell>
          <table:table-cell table:formula="of:=[rw_3_5.CW$17]" office:value-type="float" office:value="0.997192671394799" calcext:value-type="float">
            <text:p>0.9971926714</text:p>
          </table:table-cell>
          <table:table-cell table:formula="of:=[rw_3_5.CX$17]" office:value-type="float" office:value="0.997192671394799" calcext:value-type="float">
            <text:p>0.9971926714</text:p>
          </table:table-cell>
          <table:table-cell table:formula="of:=[rw_3_5.CY$17]" office:value-type="float" office:value="0.997192671394799" calcext:value-type="float">
            <text:p>0.9971926714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W_3_6</text:p>
          </table:table-cell>
          <table:table-cell table:formula="of:=[rw_3_6.B$17]" office:value-type="float" office:value="0.522849321980518" calcext:value-type="float">
            <text:p>0.522849322</text:p>
          </table:table-cell>
          <table:table-cell table:formula="of:=[rw_3_6.C$17]" office:value-type="float" office:value="0.533003149968253" calcext:value-type="float">
            <text:p>0.53300315</text:p>
          </table:table-cell>
          <table:table-cell table:formula="of:=[rw_3_6.D$17]" office:value-type="float" office:value="0.550274908892184" calcext:value-type="float">
            <text:p>0.5502749089</text:p>
          </table:table-cell>
          <table:table-cell table:formula="of:=[rw_3_6.E$17]" office:value-type="float" office:value="0.564805742880952" calcext:value-type="float">
            <text:p>0.5648057429</text:p>
          </table:table-cell>
          <table:table-cell table:formula="of:=[rw_3_6.F$17]" office:value-type="float" office:value="0.578410136387995" calcext:value-type="float">
            <text:p>0.5784101364</text:p>
          </table:table-cell>
          <table:table-cell table:formula="of:=[rw_3_6.G$17]" office:value-type="float" office:value="0.594295281107304" calcext:value-type="float">
            <text:p>0.5942952811</text:p>
          </table:table-cell>
          <table:table-cell table:formula="of:=[rw_3_6.H$17]" office:value-type="float" office:value="0.615008469452195" calcext:value-type="float">
            <text:p>0.6150084695</text:p>
          </table:table-cell>
          <table:table-cell table:formula="of:=[rw_3_6.I$17]" office:value-type="float" office:value="0.628802625029794" calcext:value-type="float">
            <text:p>0.628802625</text:p>
          </table:table-cell>
          <table:table-cell table:formula="of:=[rw_3_6.J$17]" office:value-type="float" office:value="0.65097149608374" calcext:value-type="float">
            <text:p>0.6509714961</text:p>
          </table:table-cell>
          <table:table-cell table:formula="of:=[rw_3_6.K$17]" office:value-type="float" office:value="0.663173071708701" calcext:value-type="float">
            <text:p>0.6631730717</text:p>
          </table:table-cell>
          <table:table-cell table:formula="of:=[rw_3_6.L$17]" office:value-type="float" office:value="0.680848719796283" calcext:value-type="float">
            <text:p>0.6808487198</text:p>
          </table:table-cell>
          <table:table-cell table:formula="of:=[rw_3_6.M$17]" office:value-type="float" office:value="0.69869695813568" calcext:value-type="float">
            <text:p>0.6986969581</text:p>
          </table:table-cell>
          <table:table-cell table:formula="of:=[rw_3_6.N$17]" office:value-type="float" office:value="0.713712543628517" calcext:value-type="float">
            <text:p>0.7137125436</text:p>
          </table:table-cell>
          <table:table-cell table:formula="of:=[rw_3_6.O$17]" office:value-type="float" office:value="0.729774814466718" calcext:value-type="float">
            <text:p>0.7297748145</text:p>
          </table:table-cell>
          <table:table-cell table:formula="of:=[rw_3_6.P$17]" office:value-type="float" office:value="0.743535901780396" calcext:value-type="float">
            <text:p>0.7435359018</text:p>
          </table:table-cell>
          <table:table-cell table:formula="of:=[rw_3_6.Q$17]" office:value-type="float" office:value="0.753195857168243" calcext:value-type="float">
            <text:p>0.7531958572</text:p>
          </table:table-cell>
          <table:table-cell table:formula="of:=[rw_3_6.R$17]" office:value-type="float" office:value="0.759495906904547" calcext:value-type="float">
            <text:p>0.7594959069</text:p>
          </table:table-cell>
          <table:table-cell table:formula="of:=[rw_3_6.S$17]" office:value-type="float" office:value="0.765093283288963" calcext:value-type="float">
            <text:p>0.7650932833</text:p>
          </table:table-cell>
          <table:table-cell table:formula="of:=[rw_3_6.T$17]" office:value-type="float" office:value="0.77073549454162" calcext:value-type="float">
            <text:p>0.7707354945</text:p>
          </table:table-cell>
          <table:table-cell table:formula="of:=[rw_3_6.U$17]" office:value-type="float" office:value="0.775135028429249" calcext:value-type="float">
            <text:p>0.7751350284</text:p>
          </table:table-cell>
          <table:table-cell table:formula="of:=[rw_3_6.V$17]" office:value-type="float" office:value="0.779915939867899" calcext:value-type="float">
            <text:p>0.7799159399</text:p>
          </table:table-cell>
          <table:table-cell table:formula="of:=[rw_3_6.W$17]" office:value-type="float" office:value="0.782547108208251" calcext:value-type="float">
            <text:p>0.7825471082</text:p>
          </table:table-cell>
          <table:table-cell table:formula="of:=[rw_3_6.X$17]" office:value-type="float" office:value="0.786687948265204" calcext:value-type="float">
            <text:p>0.7866879483</text:p>
          </table:table-cell>
          <table:table-cell table:formula="of:=[rw_3_6.Y$17]" office:value-type="float" office:value="0.786954262198184" calcext:value-type="float">
            <text:p>0.7869542622</text:p>
          </table:table-cell>
          <table:table-cell table:formula="of:=[rw_3_6.Z$17]" office:value-type="float" office:value="0.788003680907467" calcext:value-type="float">
            <text:p>0.7880036809</text:p>
          </table:table-cell>
          <table:table-cell table:formula="of:=[rw_3_6.AA$17]" office:value-type="float" office:value="0.789386900862116" calcext:value-type="float">
            <text:p>0.7893869009</text:p>
          </table:table-cell>
          <table:table-cell table:formula="of:=[rw_3_6.AB$17]" office:value-type="float" office:value="0.789835556514853" calcext:value-type="float">
            <text:p>0.7898355565</text:p>
          </table:table-cell>
          <table:table-cell table:formula="of:=[rw_3_6.AC$17]" office:value-type="float" office:value="0.790927231279997" calcext:value-type="float">
            <text:p>0.7909272313</text:p>
          </table:table-cell>
          <table:table-cell table:formula="of:=[rw_3_6.AD$17]" office:value-type="float" office:value="0.790927231279997" calcext:value-type="float">
            <text:p>0.7909272313</text:p>
          </table:table-cell>
          <table:table-cell table:formula="of:=[rw_3_6.AE$17]" office:value-type="float" office:value="0.790927231279997" calcext:value-type="float">
            <text:p>0.7909272313</text:p>
          </table:table-cell>
          <table:table-cell table:formula="of:=[rw_3_6.AF$17]" office:value-type="float" office:value="0.790927231279997" calcext:value-type="float">
            <text:p>0.7909272313</text:p>
          </table:table-cell>
          <table:table-cell table:formula="of:=[rw_3_6.AG$17]" office:value-type="float" office:value="0.791652854862763" calcext:value-type="float">
            <text:p>0.7916528549</text:p>
          </table:table-cell>
          <table:table-cell table:formula="of:=[rw_3_6.AH$17]" office:value-type="float" office:value="0.792376858750033" calcext:value-type="float">
            <text:p>0.7923768588</text:p>
          </table:table-cell>
          <table:table-cell table:formula="of:=[rw_3_6.AI$17]" office:value-type="float" office:value="0.792376858750033" calcext:value-type="float">
            <text:p>0.7923768588</text:p>
          </table:table-cell>
          <table:table-cell table:formula="of:=[rw_3_6.AJ$17]" office:value-type="float" office:value="0.793283888228491" calcext:value-type="float">
            <text:p>0.7932838882</text:p>
          </table:table-cell>
          <table:table-cell table:formula="of:=[rw_3_6.AK$17]" office:value-type="float" office:value="0.793283888228491" calcext:value-type="float">
            <text:p>0.7932838882</text:p>
          </table:table-cell>
          <table:table-cell table:formula="of:=[rw_3_6.AL$17]" office:value-type="float" office:value="0.793283888228491" calcext:value-type="float">
            <text:p>0.7932838882</text:p>
          </table:table-cell>
          <table:table-cell table:formula="of:=[rw_3_6.AM$17]" office:value-type="float" office:value="0.793283888228491" calcext:value-type="float">
            <text:p>0.7932838882</text:p>
          </table:table-cell>
          <table:table-cell table:formula="of:=[rw_3_6.AN$17]" office:value-type="float" office:value="0.793283888228491" calcext:value-type="float">
            <text:p>0.7932838882</text:p>
          </table:table-cell>
          <table:table-cell table:formula="of:=[rw_3_6.AO$17]" office:value-type="float" office:value="0.793283888228491" calcext:value-type="float">
            <text:p>0.7932838882</text:p>
          </table:table-cell>
          <table:table-cell table:formula="of:=[rw_3_6.AP$17]" office:value-type="float" office:value="0.793283888228491" calcext:value-type="float">
            <text:p>0.7932838882</text:p>
          </table:table-cell>
          <table:table-cell table:formula="of:=[rw_3_6.AQ$17]" office:value-type="float" office:value="0.793283888228491" calcext:value-type="float">
            <text:p>0.7932838882</text:p>
          </table:table-cell>
          <table:table-cell table:formula="of:=[rw_3_6.AR$17]" office:value-type="float" office:value="0.793283888228491" calcext:value-type="float">
            <text:p>0.7932838882</text:p>
          </table:table-cell>
          <table:table-cell table:formula="of:=[rw_3_6.AS$17]" office:value-type="float" office:value="0.793283888228491" calcext:value-type="float">
            <text:p>0.7932838882</text:p>
          </table:table-cell>
          <table:table-cell table:formula="of:=[rw_3_6.AT$17]" office:value-type="float" office:value="0.793283888228491" calcext:value-type="float">
            <text:p>0.7932838882</text:p>
          </table:table-cell>
          <table:table-cell table:formula="of:=[rw_3_6.AU$17]" office:value-type="float" office:value="0.793283888228491" calcext:value-type="float">
            <text:p>0.7932838882</text:p>
          </table:table-cell>
          <table:table-cell table:formula="of:=[rw_3_6.AV$17]" office:value-type="float" office:value="0.793283888228491" calcext:value-type="float">
            <text:p>0.7932838882</text:p>
          </table:table-cell>
          <table:table-cell table:formula="of:=[rw_3_6.AW$17]" office:value-type="float" office:value="0.793283888228491" calcext:value-type="float">
            <text:p>0.7932838882</text:p>
          </table:table-cell>
          <table:table-cell table:formula="of:=[rw_3_6.AX$17]" office:value-type="float" office:value="0.793283888228491" calcext:value-type="float">
            <text:p>0.7932838882</text:p>
          </table:table-cell>
          <table:table-cell table:formula="of:=[rw_3_6.AY$17]" office:value-type="float" office:value="0.793283888228491" calcext:value-type="float">
            <text:p>0.7932838882</text:p>
          </table:table-cell>
          <table:table-cell table:formula="of:=[rw_3_6.AZ$17]" office:value-type="float" office:value="0.793283888228491" calcext:value-type="float">
            <text:p>0.7932838882</text:p>
          </table:table-cell>
          <table:table-cell table:formula="of:=[rw_3_6.BA$17]" office:value-type="float" office:value="0.589078088574745" calcext:value-type="float">
            <text:p>0.5890780886</text:p>
          </table:table-cell>
          <table:table-cell table:formula="of:=[rw_3_6.BB$17]" office:value-type="float" office:value="0.620096418467145" calcext:value-type="float">
            <text:p>0.6200964185</text:p>
          </table:table-cell>
          <table:table-cell table:formula="of:=[rw_3_6.BC$17]" office:value-type="float" office:value="0.642975900805481" calcext:value-type="float">
            <text:p>0.6429759008</text:p>
          </table:table-cell>
          <table:table-cell table:formula="of:=[rw_3_6.BD$17]" office:value-type="float" office:value="0.66989780971116" calcext:value-type="float">
            <text:p>0.6698978097</text:p>
          </table:table-cell>
          <table:table-cell table:formula="of:=[rw_3_6.BE$17]" office:value-type="float" office:value="0.697260643666994" calcext:value-type="float">
            <text:p>0.6972606437</text:p>
          </table:table-cell>
          <table:table-cell table:formula="of:=[rw_3_6.BF$17]" office:value-type="float" office:value="0.730516529399126" calcext:value-type="float">
            <text:p>0.7305165294</text:p>
          </table:table-cell>
          <table:table-cell table:formula="of:=[rw_3_6.BG$17]" office:value-type="float" office:value="0.762018930661859" calcext:value-type="float">
            <text:p>0.7620189307</text:p>
          </table:table-cell>
          <table:table-cell table:formula="of:=[rw_3_6.BH$17]" office:value-type="float" office:value="0.778336227512755" calcext:value-type="float">
            <text:p>0.7783362275</text:p>
          </table:table-cell>
          <table:table-cell table:formula="of:=[rw_3_6.BI$17]" office:value-type="float" office:value="0.790851347162021" calcext:value-type="float">
            <text:p>0.7908513472</text:p>
          </table:table-cell>
          <table:table-cell table:formula="of:=[rw_3_6.BJ$17]" office:value-type="float" office:value="0.815630473189032" calcext:value-type="float">
            <text:p>0.8156304732</text:p>
          </table:table-cell>
          <table:table-cell table:formula="of:=[rw_3_6.BK$17]" office:value-type="float" office:value="0.837456035896626" calcext:value-type="float">
            <text:p>0.8374560359</text:p>
          </table:table-cell>
          <table:table-cell table:formula="of:=[rw_3_6.BL$17]" office:value-type="float" office:value="0.853755231939947" calcext:value-type="float">
            <text:p>0.8537552319</text:p>
          </table:table-cell>
          <table:table-cell table:formula="of:=[rw_3_6.BM$17]" office:value-type="float" office:value="0.87185622978507" calcext:value-type="float">
            <text:p>0.8718562298</text:p>
          </table:table-cell>
          <table:table-cell table:formula="of:=[rw_3_6.BN$17]" office:value-type="float" office:value="0.886274006594032" calcext:value-type="float">
            <text:p>0.8862740066</text:p>
          </table:table-cell>
          <table:table-cell table:formula="of:=[rw_3_6.BO$17]" office:value-type="float" office:value="0.898683306137478" calcext:value-type="float">
            <text:p>0.8986833061</text:p>
          </table:table-cell>
          <table:table-cell table:formula="of:=[rw_3_6.BP$17]" office:value-type="float" office:value="0.910223670030783" calcext:value-type="float">
            <text:p>0.91022367</text:p>
          </table:table-cell>
          <table:table-cell table:formula="of:=[rw_3_6.BQ$17]" office:value-type="float" office:value="0.917726355315423" calcext:value-type="float">
            <text:p>0.9177263553</text:p>
          </table:table-cell>
          <table:table-cell table:formula="of:=[rw_3_6.BR$17]" office:value-type="float" office:value="0.920798250740259" calcext:value-type="float">
            <text:p>0.9207982507</text:p>
          </table:table-cell>
          <table:table-cell table:formula="of:=[rw_3_6.BS$17]" office:value-type="float" office:value="0.928217874920681" calcext:value-type="float">
            <text:p>0.9282178749</text:p>
          </table:table-cell>
          <table:table-cell table:formula="of:=[rw_3_6.BT$17]" office:value-type="float" office:value="0.931366023068829" calcext:value-type="float">
            <text:p>0.9313660231</text:p>
          </table:table-cell>
          <table:table-cell table:formula="of:=[rw_3_6.BU$17]" office:value-type="float" office:value="0.937078419138368" calcext:value-type="float">
            <text:p>0.9370784191</text:p>
          </table:table-cell>
          <table:table-cell table:formula="of:=[rw_3_6.BV$17]" office:value-type="float" office:value="0.941587111504203" calcext:value-type="float">
            <text:p>0.9415871115</text:p>
          </table:table-cell>
          <table:table-cell table:formula="of:=[rw_3_6.BW$17]" office:value-type="float" office:value="0.946164709985456" calcext:value-type="float">
            <text:p>0.94616471</text:p>
          </table:table-cell>
          <table:table-cell table:formula="of:=[rw_3_6.BX$17]" office:value-type="float" office:value="0.949127672948419" calcext:value-type="float">
            <text:p>0.9491276729</text:p>
          </table:table-cell>
          <table:table-cell table:formula="of:=[rw_3_6.BY$17]" office:value-type="float" office:value="0.951969698647588" calcext:value-type="float">
            <text:p>0.9519696986</text:p>
          </table:table-cell>
          <table:table-cell table:formula="of:=[rw_3_6.BZ$17]" office:value-type="float" office:value="0.953451180129069" calcext:value-type="float">
            <text:p>0.9534511801</text:p>
          </table:table-cell>
          <table:table-cell table:formula="of:=[rw_3_6.CA$17]" office:value-type="float" office:value="0.953451180129069" calcext:value-type="float">
            <text:p>0.9534511801</text:p>
          </table:table-cell>
          <table:table-cell table:formula="of:=[rw_3_6.CB$17]" office:value-type="float" office:value="0.954811724346756" calcext:value-type="float">
            <text:p>0.9548117243</text:p>
          </table:table-cell>
          <table:table-cell table:formula="of:=[rw_3_6.CC$17]" office:value-type="float" office:value="0.954811724346756" calcext:value-type="float">
            <text:p>0.9548117243</text:p>
          </table:table-cell>
          <table:table-cell table:formula="of:=[rw_3_6.CD$17]" office:value-type="float" office:value="0.954811724346756" calcext:value-type="float">
            <text:p>0.9548117243</text:p>
          </table:table-cell>
          <table:table-cell table:formula="of:=[rw_3_6.CE$17]" office:value-type="float" office:value="0.954811724346756" calcext:value-type="float">
            <text:p>0.9548117243</text:p>
          </table:table-cell>
          <table:table-cell table:formula="of:=[rw_3_6.CF$17]" office:value-type="float" office:value="0.954811724346756" calcext:value-type="float">
            <text:p>0.9548117243</text:p>
          </table:table-cell>
          <table:table-cell table:formula="of:=[rw_3_6.CG$17]" office:value-type="float" office:value="0.954811724346756" calcext:value-type="float">
            <text:p>0.9548117243</text:p>
          </table:table-cell>
          <table:table-cell table:formula="of:=[rw_3_6.CH$17]" office:value-type="float" office:value="0.954811724346756" calcext:value-type="float">
            <text:p>0.9548117243</text:p>
          </table:table-cell>
          <table:table-cell table:formula="of:=[rw_3_6.CI$17]" office:value-type="float" office:value="0.956172268564443" calcext:value-type="float">
            <text:p>0.9561722686</text:p>
          </table:table-cell>
          <table:table-cell table:formula="of:=[rw_3_6.CJ$17]" office:value-type="float" office:value="0.956172268564443" calcext:value-type="float">
            <text:p>0.9561722686</text:p>
          </table:table-cell>
          <table:table-cell table:formula="of:=[rw_3_6.CK$17]" office:value-type="float" office:value="0.956172268564443" calcext:value-type="float">
            <text:p>0.9561722686</text:p>
          </table:table-cell>
          <table:table-cell table:formula="of:=[rw_3_6.CL$17]" office:value-type="float" office:value="0.956172268564443" calcext:value-type="float">
            <text:p>0.9561722686</text:p>
          </table:table-cell>
          <table:table-cell table:formula="of:=[rw_3_6.CM$17]" office:value-type="float" office:value="0.956172268564443" calcext:value-type="float">
            <text:p>0.9561722686</text:p>
          </table:table-cell>
          <table:table-cell table:formula="of:=[rw_3_6.CN$17]" office:value-type="float" office:value="0.956172268564443" calcext:value-type="float">
            <text:p>0.9561722686</text:p>
          </table:table-cell>
          <table:table-cell table:formula="of:=[rw_3_6.CO$17]" office:value-type="float" office:value="0.956172268564443" calcext:value-type="float">
            <text:p>0.9561722686</text:p>
          </table:table-cell>
          <table:table-cell table:formula="of:=[rw_3_6.CP$17]" office:value-type="float" office:value="0.956172268564443" calcext:value-type="float">
            <text:p>0.9561722686</text:p>
          </table:table-cell>
          <table:table-cell table:formula="of:=[rw_3_6.CQ$17]" office:value-type="float" office:value="0.956172268564443" calcext:value-type="float">
            <text:p>0.9561722686</text:p>
          </table:table-cell>
          <table:table-cell table:formula="of:=[rw_3_6.CR$17]" office:value-type="float" office:value="0.956172268564443" calcext:value-type="float">
            <text:p>0.9561722686</text:p>
          </table:table-cell>
          <table:table-cell table:formula="of:=[rw_3_6.CS$17]" office:value-type="float" office:value="0.956172268564443" calcext:value-type="float">
            <text:p>0.9561722686</text:p>
          </table:table-cell>
          <table:table-cell table:formula="of:=[rw_3_6.CT$17]" office:value-type="float" office:value="0.956172268564443" calcext:value-type="float">
            <text:p>0.9561722686</text:p>
          </table:table-cell>
          <table:table-cell table:formula="of:=[rw_3_6.CU$17]" office:value-type="float" office:value="0.956172268564443" calcext:value-type="float">
            <text:p>0.9561722686</text:p>
          </table:table-cell>
          <table:table-cell table:formula="of:=[rw_3_6.CV$17]" office:value-type="float" office:value="0.956172268564443" calcext:value-type="float">
            <text:p>0.9561722686</text:p>
          </table:table-cell>
          <table:table-cell table:formula="of:=[rw_3_6.CW$17]" office:value-type="float" office:value="0.956172268564443" calcext:value-type="float">
            <text:p>0.9561722686</text:p>
          </table:table-cell>
          <table:table-cell table:formula="of:=[rw_3_6.CX$17]" office:value-type="float" office:value="0.956172268564443" calcext:value-type="float">
            <text:p>0.9561722686</text:p>
          </table:table-cell>
          <table:table-cell table:formula="of:=[rw_3_6.CY$17]" office:value-type="float" office:value="0.956172268564443" calcext:value-type="float">
            <text:p>0.9561722686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W_3_7</text:p>
          </table:table-cell>
          <table:table-cell table:formula="of:=[rw_3_7.B$17]" office:value-type="float" office:value="0.521142046867241" calcext:value-type="float">
            <text:p>0.5211420469</text:p>
          </table:table-cell>
          <table:table-cell table:formula="of:=[rw_3_7.C$17]" office:value-type="float" office:value="0.541361330247262" calcext:value-type="float">
            <text:p>0.5413613302</text:p>
          </table:table-cell>
          <table:table-cell table:formula="of:=[rw_3_7.D$17]" office:value-type="float" office:value="0.556407661994495" calcext:value-type="float">
            <text:p>0.556407662</text:p>
          </table:table-cell>
          <table:table-cell table:formula="of:=[rw_3_7.E$17]" office:value-type="float" office:value="0.569265758779842" calcext:value-type="float">
            <text:p>0.5692657588</text:p>
          </table:table-cell>
          <table:table-cell table:formula="of:=[rw_3_7.F$17]" office:value-type="float" office:value="0.585171999307716" calcext:value-type="float">
            <text:p>0.5851719993</text:p>
          </table:table-cell>
          <table:table-cell table:formula="of:=[rw_3_7.G$17]" office:value-type="float" office:value="0.594436019159599" calcext:value-type="float">
            <text:p>0.5944360192</text:p>
          </table:table-cell>
          <table:table-cell table:formula="of:=[rw_3_7.H$17]" office:value-type="float" office:value="0.608630646213862" calcext:value-type="float">
            <text:p>0.6086306462</text:p>
          </table:table-cell>
          <table:table-cell table:formula="of:=[rw_3_7.I$17]" office:value-type="float" office:value="0.617922380477957" calcext:value-type="float">
            <text:p>0.6179223805</text:p>
          </table:table-cell>
          <table:table-cell table:formula="of:=[rw_3_7.J$17]" office:value-type="float" office:value="0.624872675797644" calcext:value-type="float">
            <text:p>0.6248726758</text:p>
          </table:table-cell>
          <table:table-cell table:formula="of:=[rw_3_7.K$17]" office:value-type="float" office:value="0.634317294003023" calcext:value-type="float">
            <text:p>0.634317294</text:p>
          </table:table-cell>
          <table:table-cell table:formula="of:=[rw_3_7.L$17]" office:value-type="float" office:value="0.642182934920947" calcext:value-type="float">
            <text:p>0.6421829349</text:p>
          </table:table-cell>
          <table:table-cell table:formula="of:=[rw_3_7.M$17]" office:value-type="float" office:value="0.654503375685472" calcext:value-type="float">
            <text:p>0.6545033757</text:p>
          </table:table-cell>
          <table:table-cell table:formula="of:=[rw_3_7.N$17]" office:value-type="float" office:value="0.660912602458555" calcext:value-type="float">
            <text:p>0.6609126025</text:p>
          </table:table-cell>
          <table:table-cell table:formula="of:=[rw_3_7.O$17]" office:value-type="float" office:value="0.671162656744576" calcext:value-type="float">
            <text:p>0.6711626567</text:p>
          </table:table-cell>
          <table:table-cell table:formula="of:=[rw_3_7.P$17]" office:value-type="float" office:value="0.678939791442702" calcext:value-type="float">
            <text:p>0.6789397914</text:p>
          </table:table-cell>
          <table:table-cell table:formula="of:=[rw_3_7.Q$17]" office:value-type="float" office:value="0.683642358559319" calcext:value-type="float">
            <text:p>0.6836423586</text:p>
          </table:table-cell>
          <table:table-cell table:formula="of:=[rw_3_7.R$17]" office:value-type="float" office:value="0.69486961045487" calcext:value-type="float">
            <text:p>0.6948696105</text:p>
          </table:table-cell>
          <table:table-cell table:formula="of:=[rw_3_7.S$17]" office:value-type="float" office:value="0.698319205688002" calcext:value-type="float">
            <text:p>0.6983192057</text:p>
          </table:table-cell>
          <table:table-cell table:formula="of:=[rw_3_7.T$17]" office:value-type="float" office:value="0.702258944810668" calcext:value-type="float">
            <text:p>0.7022589448</text:p>
          </table:table-cell>
          <table:table-cell table:formula="of:=[rw_3_7.U$17]" office:value-type="float" office:value="0.703939161612836" calcext:value-type="float">
            <text:p>0.7039391616</text:p>
          </table:table-cell>
          <table:table-cell table:formula="of:=[rw_3_7.V$17]" office:value-type="float" office:value="0.707002782725238" calcext:value-type="float">
            <text:p>0.7070027827</text:p>
          </table:table-cell>
          <table:table-cell table:formula="of:=[rw_3_7.W$17]" office:value-type="float" office:value="0.709791449004758" calcext:value-type="float">
            <text:p>0.709791449</text:p>
          </table:table-cell>
          <table:table-cell table:formula="of:=[rw_3_7.X$17]" office:value-type="float" office:value="0.71304364283622" calcext:value-type="float">
            <text:p>0.7130436428</text:p>
          </table:table-cell>
          <table:table-cell table:formula="of:=[rw_3_7.Y$17]" office:value-type="float" office:value="0.714019252592317" calcext:value-type="float">
            <text:p>0.7140192526</text:p>
          </table:table-cell>
          <table:table-cell table:formula="of:=[rw_3_7.Z$17]" office:value-type="float" office:value="0.715660754721624" calcext:value-type="float">
            <text:p>0.7156607547</text:p>
          </table:table-cell>
          <table:table-cell table:formula="of:=[rw_3_7.AA$17]" office:value-type="float" office:value="0.716152431066959" calcext:value-type="float">
            <text:p>0.7161524311</text:p>
          </table:table-cell>
          <table:table-cell table:formula="of:=[rw_3_7.AB$17]" office:value-type="float" office:value="0.717511558051086" calcext:value-type="float">
            <text:p>0.7175115581</text:p>
          </table:table-cell>
          <table:table-cell table:formula="of:=[rw_3_7.AC$17]" office:value-type="float" office:value="0.717511558051086" calcext:value-type="float">
            <text:p>0.7175115581</text:p>
          </table:table-cell>
          <table:table-cell table:formula="of:=[rw_3_7.AD$17]" office:value-type="float" office:value="0.718238189444384" calcext:value-type="float">
            <text:p>0.7182381894</text:p>
          </table:table-cell>
          <table:table-cell table:formula="of:=[rw_3_7.AE$17]" office:value-type="float" office:value="0.718238189444384" calcext:value-type="float">
            <text:p>0.7182381894</text:p>
          </table:table-cell>
          <table:table-cell table:formula="of:=[rw_3_7.AF$17]" office:value-type="float" office:value="0.718238189444384" calcext:value-type="float">
            <text:p>0.7182381894</text:p>
          </table:table-cell>
          <table:table-cell table:formula="of:=[rw_3_7.AG$17]" office:value-type="float" office:value="0.718238189444384" calcext:value-type="float">
            <text:p>0.7182381894</text:p>
          </table:table-cell>
          <table:table-cell table:formula="of:=[rw_3_7.AH$17]" office:value-type="float" office:value="0.718725994322433" calcext:value-type="float">
            <text:p>0.7187259943</text:p>
          </table:table-cell>
          <table:table-cell table:formula="of:=[rw_3_7.AI$17]" office:value-type="float" office:value="0.718725994322433" calcext:value-type="float">
            <text:p>0.7187259943</text:p>
          </table:table-cell>
          <table:table-cell table:formula="of:=[rw_3_7.AJ$17]" office:value-type="float" office:value="0.720352978449417" calcext:value-type="float">
            <text:p>0.7203529784</text:p>
          </table:table-cell>
          <table:table-cell table:formula="of:=[rw_3_7.AK$17]" office:value-type="float" office:value="0.720352978449417" calcext:value-type="float">
            <text:p>0.7203529784</text:p>
          </table:table-cell>
          <table:table-cell table:formula="of:=[rw_3_7.AL$17]" office:value-type="float" office:value="0.720352978449417" calcext:value-type="float">
            <text:p>0.7203529784</text:p>
          </table:table-cell>
          <table:table-cell table:formula="of:=[rw_3_7.AM$17]" office:value-type="float" office:value="0.721726876156648" calcext:value-type="float">
            <text:p>0.7217268762</text:p>
          </table:table-cell>
          <table:table-cell table:formula="of:=[rw_3_7.AN$17]" office:value-type="float" office:value="0.721726876156648" calcext:value-type="float">
            <text:p>0.7217268762</text:p>
          </table:table-cell>
          <table:table-cell table:formula="of:=[rw_3_7.AO$17]" office:value-type="float" office:value="0.721726876156648" calcext:value-type="float">
            <text:p>0.7217268762</text:p>
          </table:table-cell>
          <table:table-cell table:formula="of:=[rw_3_7.AP$17]" office:value-type="float" office:value="0.721726876156648" calcext:value-type="float">
            <text:p>0.7217268762</text:p>
          </table:table-cell>
          <table:table-cell table:formula="of:=[rw_3_7.AQ$17]" office:value-type="float" office:value="0.721726876156648" calcext:value-type="float">
            <text:p>0.7217268762</text:p>
          </table:table-cell>
          <table:table-cell table:formula="of:=[rw_3_7.AR$17]" office:value-type="float" office:value="0.721726876156648" calcext:value-type="float">
            <text:p>0.7217268762</text:p>
          </table:table-cell>
          <table:table-cell table:formula="of:=[rw_3_7.AS$17]" office:value-type="float" office:value="0.721726876156648" calcext:value-type="float">
            <text:p>0.7217268762</text:p>
          </table:table-cell>
          <table:table-cell table:formula="of:=[rw_3_7.AT$17]" office:value-type="float" office:value="0.721726876156648" calcext:value-type="float">
            <text:p>0.7217268762</text:p>
          </table:table-cell>
          <table:table-cell table:formula="of:=[rw_3_7.AU$17]" office:value-type="float" office:value="0.721726876156648" calcext:value-type="float">
            <text:p>0.7217268762</text:p>
          </table:table-cell>
          <table:table-cell table:formula="of:=[rw_3_7.AV$17]" office:value-type="float" office:value="0.722095482858588" calcext:value-type="float">
            <text:p>0.7220954829</text:p>
          </table:table-cell>
          <table:table-cell table:formula="of:=[rw_3_7.AW$17]" office:value-type="float" office:value="0.722095482858588" calcext:value-type="float">
            <text:p>0.7220954829</text:p>
          </table:table-cell>
          <table:table-cell table:formula="of:=[rw_3_7.AX$17]" office:value-type="float" office:value="0.722095482858588" calcext:value-type="float">
            <text:p>0.7220954829</text:p>
          </table:table-cell>
          <table:table-cell table:formula="of:=[rw_3_7.AY$17]" office:value-type="float" office:value="0.722095482858588" calcext:value-type="float">
            <text:p>0.7220954829</text:p>
          </table:table-cell>
          <table:table-cell table:formula="of:=[rw_3_7.AZ$17]" office:value-type="float" office:value="0.722095482858588" calcext:value-type="float">
            <text:p>0.7220954829</text:p>
          </table:table-cell>
          <table:table-cell table:formula="of:=[rw_3_7.BA$17]" office:value-type="float" office:value="0.544658621976902" calcext:value-type="float">
            <text:p>0.544658622</text:p>
          </table:table-cell>
          <table:table-cell table:formula="of:=[rw_3_7.BB$17]" office:value-type="float" office:value="0.571869949807912" calcext:value-type="float">
            <text:p>0.5718699498</text:p>
          </table:table-cell>
          <table:table-cell table:formula="of:=[rw_3_7.BC$17]" office:value-type="float" office:value="0.599626991772271" calcext:value-type="float">
            <text:p>0.5996269918</text:p>
          </table:table-cell>
          <table:table-cell table:formula="of:=[rw_3_7.BD$17]" office:value-type="float" office:value="0.613788954902839" calcext:value-type="float">
            <text:p>0.6137889549</text:p>
          </table:table-cell>
          <table:table-cell table:formula="of:=[rw_3_7.BE$17]" office:value-type="float" office:value="0.642816559011724" calcext:value-type="float">
            <text:p>0.642816559</text:p>
          </table:table-cell>
          <table:table-cell table:formula="of:=[rw_3_7.BF$17]" office:value-type="float" office:value="0.659394981454183" calcext:value-type="float">
            <text:p>0.6593949815</text:p>
          </table:table-cell>
          <table:table-cell table:formula="of:=[rw_3_7.BG$17]" office:value-type="float" office:value="0.679581585278506" calcext:value-type="float">
            <text:p>0.6795815853</text:p>
          </table:table-cell>
          <table:table-cell table:formula="of:=[rw_3_7.BH$17]" office:value-type="float" office:value="0.696201071191326" calcext:value-type="float">
            <text:p>0.6962010712</text:p>
          </table:table-cell>
          <table:table-cell table:formula="of:=[rw_3_7.BI$17]" office:value-type="float" office:value="0.703697870532509" calcext:value-type="float">
            <text:p>0.7036978705</text:p>
          </table:table-cell>
          <table:table-cell table:formula="of:=[rw_3_7.BJ$17]" office:value-type="float" office:value="0.719146730615516" calcext:value-type="float">
            <text:p>0.7191467306</text:p>
          </table:table-cell>
          <table:table-cell table:formula="of:=[rw_3_7.BK$17]" office:value-type="float" office:value="0.730515504982474" calcext:value-type="float">
            <text:p>0.730515505</text:p>
          </table:table-cell>
          <table:table-cell table:formula="of:=[rw_3_7.BL$17]" office:value-type="float" office:value="0.741703213370494" calcext:value-type="float">
            <text:p>0.7417032134</text:p>
          </table:table-cell>
          <table:table-cell table:formula="of:=[rw_3_7.BM$17]" office:value-type="float" office:value="0.749222261936054" calcext:value-type="float">
            <text:p>0.7492222619</text:p>
          </table:table-cell>
          <table:table-cell table:formula="of:=[rw_3_7.BN$17]" office:value-type="float" office:value="0.761793289649338" calcext:value-type="float">
            <text:p>0.7617932896</text:p>
          </table:table-cell>
          <table:table-cell table:formula="of:=[rw_3_7.BO$17]" office:value-type="float" office:value="0.772450681902475" calcext:value-type="float">
            <text:p>0.7724506819</text:p>
          </table:table-cell>
          <table:table-cell table:formula="of:=[rw_3_7.BP$17]" office:value-type="float" office:value="0.781527019708704" calcext:value-type="float">
            <text:p>0.7815270197</text:p>
          </table:table-cell>
          <table:table-cell table:formula="of:=[rw_3_7.BQ$17]" office:value-type="float" office:value="0.793753411203388" calcext:value-type="float">
            <text:p>0.7937534112</text:p>
          </table:table-cell>
          <table:table-cell table:formula="of:=[rw_3_7.BR$17]" office:value-type="float" office:value="0.801255495839619" calcext:value-type="float">
            <text:p>0.8012554958</text:p>
          </table:table-cell>
          <table:table-cell table:formula="of:=[rw_3_7.BS$17]" office:value-type="float" office:value="0.805979802698072" calcext:value-type="float">
            <text:p>0.8059798027</text:p>
          </table:table-cell>
          <table:table-cell table:formula="of:=[rw_3_7.BT$17]" office:value-type="float" office:value="0.807605818958235" calcext:value-type="float">
            <text:p>0.807605819</text:p>
          </table:table-cell>
          <table:table-cell table:formula="of:=[rw_3_7.BU$17]" office:value-type="float" office:value="0.812246740367449" calcext:value-type="float">
            <text:p>0.8122467404</text:p>
          </table:table-cell>
          <table:table-cell table:formula="of:=[rw_3_7.BV$17]" office:value-type="float" office:value="0.813635629256338" calcext:value-type="float">
            <text:p>0.8136356293</text:p>
          </table:table-cell>
          <table:table-cell table:formula="of:=[rw_3_7.BW$17]" office:value-type="float" office:value="0.818513678036826" calcext:value-type="float">
            <text:p>0.818513678</text:p>
          </table:table-cell>
          <table:table-cell table:formula="of:=[rw_3_7.BX$17]" office:value-type="float" office:value="0.818513678036826" calcext:value-type="float">
            <text:p>0.818513678</text:p>
          </table:table-cell>
          <table:table-cell table:formula="of:=[rw_3_7.BY$17]" office:value-type="float" office:value="0.825017743077476" calcext:value-type="float">
            <text:p>0.8250177431</text:p>
          </table:table-cell>
          <table:table-cell table:formula="of:=[rw_3_7.BZ$17]" office:value-type="float" office:value="0.826643759337638" calcext:value-type="float">
            <text:p>0.8266437593</text:p>
          </table:table-cell>
          <table:table-cell table:formula="of:=[rw_3_7.CA$17]" office:value-type="float" office:value="0.826643759337638" calcext:value-type="float">
            <text:p>0.8266437593</text:p>
          </table:table-cell>
          <table:table-cell table:formula="of:=[rw_3_7.CB$17]" office:value-type="float" office:value="0.826643759337638" calcext:value-type="float">
            <text:p>0.8266437593</text:p>
          </table:table-cell>
          <table:table-cell table:formula="of:=[rw_3_7.CC$17]" office:value-type="float" office:value="0.825162277856157" calcext:value-type="float">
            <text:p>0.8251622779</text:p>
          </table:table-cell>
          <table:table-cell table:formula="of:=[rw_3_7.CD$17]" office:value-type="float" office:value="0.825162277856157" calcext:value-type="float">
            <text:p>0.8251622779</text:p>
          </table:table-cell>
          <table:table-cell table:formula="of:=[rw_3_7.CE$17]" office:value-type="float" office:value="0.825162277856157" calcext:value-type="float">
            <text:p>0.8251622779</text:p>
          </table:table-cell>
          <table:table-cell table:formula="of:=[rw_3_7.CF$17]" office:value-type="float" office:value="0.825162277856157" calcext:value-type="float">
            <text:p>0.8251622779</text:p>
          </table:table-cell>
          <table:table-cell table:formula="of:=[rw_3_7.CG$17]" office:value-type="float" office:value="0.826788294116319" calcext:value-type="float">
            <text:p>0.8267882941</text:p>
          </table:table-cell>
          <table:table-cell table:formula="of:=[rw_3_7.CH$17]" office:value-type="float" office:value="0.826788294116319" calcext:value-type="float">
            <text:p>0.8267882941</text:p>
          </table:table-cell>
          <table:table-cell table:formula="of:=[rw_3_7.CI$17]" office:value-type="float" office:value="0.828177183005208" calcext:value-type="float">
            <text:p>0.828177183</text:p>
          </table:table-cell>
          <table:table-cell table:formula="of:=[rw_3_7.CJ$17]" office:value-type="float" office:value="0.828177183005208" calcext:value-type="float">
            <text:p>0.828177183</text:p>
          </table:table-cell>
          <table:table-cell table:formula="of:=[rw_3_7.CK$17]" office:value-type="float" office:value="0.828177183005208" calcext:value-type="float">
            <text:p>0.828177183</text:p>
          </table:table-cell>
          <table:table-cell table:formula="of:=[rw_3_7.CL$17]" office:value-type="float" office:value="0.82965866448669" calcext:value-type="float">
            <text:p>0.8296586645</text:p>
          </table:table-cell>
          <table:table-cell table:formula="of:=[rw_3_7.CM$17]" office:value-type="float" office:value="0.82965866448669" calcext:value-type="float">
            <text:p>0.8296586645</text:p>
          </table:table-cell>
          <table:table-cell table:formula="of:=[rw_3_7.CN$17]" office:value-type="float" office:value="0.82965866448669" calcext:value-type="float">
            <text:p>0.8296586645</text:p>
          </table:table-cell>
          <table:table-cell table:formula="of:=[rw_3_7.CO$17]" office:value-type="float" office:value="0.82965866448669" calcext:value-type="float">
            <text:p>0.8296586645</text:p>
          </table:table-cell>
          <table:table-cell table:formula="of:=[rw_3_7.CP$17]" office:value-type="float" office:value="0.82965866448669" calcext:value-type="float">
            <text:p>0.8296586645</text:p>
          </table:table-cell>
          <table:table-cell table:formula="of:=[rw_3_7.CQ$17]" office:value-type="float" office:value="0.82965866448669" calcext:value-type="float">
            <text:p>0.8296586645</text:p>
          </table:table-cell>
          <table:table-cell table:formula="of:=[rw_3_7.CR$17]" office:value-type="float" office:value="0.82965866448669" calcext:value-type="float">
            <text:p>0.8296586645</text:p>
          </table:table-cell>
          <table:table-cell table:formula="of:=[rw_3_7.CS$17]" office:value-type="float" office:value="0.82965866448669" calcext:value-type="float">
            <text:p>0.8296586645</text:p>
          </table:table-cell>
          <table:table-cell table:formula="of:=[rw_3_7.CT$17]" office:value-type="float" office:value="0.82965866448669" calcext:value-type="float">
            <text:p>0.8296586645</text:p>
          </table:table-cell>
          <table:table-cell table:formula="of:=[rw_3_7.CU$17]" office:value-type="float" office:value="0.82965866448669" calcext:value-type="float">
            <text:p>0.8296586645</text:p>
          </table:table-cell>
          <table:table-cell table:formula="of:=[rw_3_7.CV$17]" office:value-type="float" office:value="0.82965866448669" calcext:value-type="float">
            <text:p>0.8296586645</text:p>
          </table:table-cell>
          <table:table-cell table:formula="of:=[rw_3_7.CW$17]" office:value-type="float" office:value="0.82965866448669" calcext:value-type="float">
            <text:p>0.8296586645</text:p>
          </table:table-cell>
          <table:table-cell table:formula="of:=[rw_3_7.CX$17]" office:value-type="float" office:value="0.82965866448669" calcext:value-type="float">
            <text:p>0.8296586645</text:p>
          </table:table-cell>
          <table:table-cell table:formula="of:=[rw_3_7.CY$17]" office:value-type="float" office:value="0.82965866448669" calcext:value-type="float">
            <text:p>0.8296586645</text:p>
          </table:table-cell>
          <table:table-cell table:number-columns-repeated="9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 style:data-style-name="N2" text:time-value="16:51:55.814180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9T16:59:23.846049239</dc:date>
    <meta:generator>LibreOffice/4.2.7.2$Linux_X86_64 LibreOffice_project/420m0$Build-2</meta:generator>
    <meta:editing-duration>PT28M32S</meta:editing-duration>
    <meta:editing-cycles>8</meta:editing-cycles>
    <meta:document-statistic meta:table-count="11" meta:cell-count="213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spline-order="15" chart:spline-resolution="5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0.548cm" svg:y="0.316cm" chart:style-name="ch2">
          <text:p>Average Similarity and Happiness Over Time in Nearest and Random Walk</text:p>
        </chart:title>
        <chart:subtitle svg:x="6.977cm" svg:y="1.301cm" chart:style-name="ch3">
          <text:p>0.3 and 0.3</text:p>
        </chart:subtitle>
        <chart:legend chart:legend-position="end" svg:x="11.772cm" svg:y="3.454cm" style:legend-expansion="high" chart:style-name="ch4"/>
        <chart:plot-area chart:style-name="ch5" chart:data-source-has-labels="both" svg:x="1.331cm" svg:y="2.19cm" svg:width="10.121cm" svg:height="5.649cm">
          <chartooo:coordinate-region svg:x="2.058cm" svg:y="2.39cm" svg:width="9.154cm" svg:height="4.802cm"/>
          <chart:axis chart:dimension="x" chart:name="primary-x" chart:style-name="ch6" chartooo:axis-type="auto">
            <chart:title svg:x="5.752cm" svg:y="8.019cm" chart:style-name="ch7">
              <text:p>Iteration</text:p>
            </chart:title>
            <chart:categories table:cell-range-address="local-table.$A$2:.$A$52"/>
          </chart:axis>
          <chart:axis chart:dimension="y" chart:name="primary-y" chart:style-name="ch6">
            <chart:title svg:x="0.451cm" svg:y="5.455cm" chart:style-name="ch8">
              <text:p>Ratio</text:p>
            </chart:title>
            <chart:grid chart:style-name="ch9" chart:class="major"/>
          </chart:axis>
          <chart:series chart:style-name="ch10" chart:values-cell-range-address="local-table.$D$2:.$D$52" chart:label-cell-address="local-table.$D$1" chart:class="chart:scatter">
            <chart:domain table:cell-range-address="local-table.$D$2:.$D$52"/>
            <chart:data-point chart:repeated="51"/>
          </chart:series>
          <chart:series chart:style-name="ch11" chart:values-cell-range-address="local-table.$C$2:.$C$52" chart:label-cell-address="local-table.$C$1" chart:class="chart:scatter">
            <chart:domain table:cell-range-address="local-table.$B$2:.$B$52"/>
            <chart:data-point chart:repeated="51"/>
          </chart:series>
          <chart:series chart:style-name="ch12" chart:values-cell-range-address="local-table.$E$2:.$E$52" chart:label-cell-address="local-table.$E$1" chart:class="chart:scatter">
            <chart:domain table:cell-range-address="local-table.$B$2:.$B$52"/>
            <chart:data-point chart:repeated="51"/>
          </chart:series>
          <chart:series chart:style-name="ch13" chart:values-cell-range-address="local-table.$F$2:.$F$52" chart:label-cell-address="local-table.$F$1" chart:class="chart:scatter">
            <chart:domain table:cell-range-address="local-table.$B$2:.$B$52"/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earest_happiness</text:p>
              </table:table-cell>
              <table:table-cell office:value-type="string">
                <text:p/>
              </table:table-cell>
              <table:table-cell office:value-type="string">
                <text:p>rw_similarity</text:p>
              </table:table-cell>
              <table:table-cell office:value-type="string">
                <text:p>rw_happine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788392067195">
                <text:p>0.52788392067195</text:p>
              </table:table-cell>
              <table:table-cell office:value-type="float" office:value="0.741902868064385">
                <text:p>0.741902868064385</text:p>
              </table:table-cell>
              <table:table-cell office:value-type="float" office:value="0.52788392067195">
                <text:p>0.52788392067195</text:p>
              </table:table-cell>
              <table:table-cell office:value-type="float" office:value="0.480289756520258">
                <text:p>0.480289756520258</text:p>
              </table:table-cell>
              <table:table-cell office:value-type="float" office:value="0.778246499881466">
                <text:p>0.7782464998814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6628455833785">
                <text:p>0.546628455833785</text:p>
              </table:table-cell>
              <table:table-cell office:value-type="float" office:value="0.771601845323896">
                <text:p>0.771601845323896</text:p>
              </table:table-cell>
              <table:table-cell office:value-type="float" office:value="0.546628455833785">
                <text:p>0.546628455833785</text:p>
              </table:table-cell>
              <table:table-cell office:value-type="float" office:value="0.498901948747924">
                <text:p>0.498901948747924</text:p>
              </table:table-cell>
              <table:table-cell office:value-type="float" office:value="0.797264075101247">
                <text:p>0.7972640751012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6299209562975">
                <text:p>0.566299209562975</text:p>
              </table:table-cell>
              <table:table-cell office:value-type="float" office:value="0.790864856353772">
                <text:p>0.790864856353772</text:p>
              </table:table-cell>
              <table:table-cell office:value-type="float" office:value="0.566299209562975">
                <text:p>0.566299209562975</text:p>
              </table:table-cell>
              <table:table-cell office:value-type="float" office:value="0.511583443781824">
                <text:p>0.511583443781824</text:p>
              </table:table-cell>
              <table:table-cell office:value-type="float" office:value="0.820646000108685">
                <text:p>0.820646000108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0729832118421">
                <text:p>0.580729832118421</text:p>
              </table:table-cell>
              <table:table-cell office:value-type="float" office:value="0.819017744318555">
                <text:p>0.819017744318555</text:p>
              </table:table-cell>
              <table:table-cell office:value-type="float" office:value="0.580729832118421">
                <text:p>0.580729832118421</text:p>
              </table:table-cell>
              <table:table-cell office:value-type="float" office:value="0.530471173225708">
                <text:p>0.530471173225708</text:p>
              </table:table-cell>
              <table:table-cell office:value-type="float" office:value="0.844079372857617">
                <text:p>0.844079372857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7250327645051">
                <text:p>0.597250327645051</text:p>
              </table:table-cell>
              <table:table-cell office:value-type="float" office:value="0.840713580385557">
                <text:p>0.840713580385557</text:p>
              </table:table-cell>
              <table:table-cell office:value-type="float" office:value="0.597250327645051">
                <text:p>0.597250327645051</text:p>
              </table:table-cell>
              <table:table-cell office:value-type="float" office:value="0.548386772835215">
                <text:p>0.548386772835215</text:p>
              </table:table-cell>
              <table:table-cell office:value-type="float" office:value="0.873214781195308">
                <text:p>0.8732147811953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3969932916442">
                <text:p>0.613969932916442</text:p>
              </table:table-cell>
              <table:table-cell office:value-type="float" office:value="0.861121022307022">
                <text:p>0.861121022307022</text:p>
              </table:table-cell>
              <table:table-cell office:value-type="float" office:value="0.613969932916442">
                <text:p>0.613969932916442</text:p>
              </table:table-cell>
              <table:table-cell office:value-type="float" office:value="0.571193660925518">
                <text:p>0.571193660925518</text:p>
              </table:table-cell>
              <table:table-cell office:value-type="float" office:value="0.887878271346717">
                <text:p>0.8878782713467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8391459635634">
                <text:p>0.628391459635634</text:p>
              </table:table-cell>
              <table:table-cell office:value-type="float" office:value="0.880015997858878">
                <text:p>0.880015997858878</text:p>
              </table:table-cell>
              <table:table-cell office:value-type="float" office:value="0.628391459635634">
                <text:p>0.628391459635634</text:p>
              </table:table-cell>
              <table:table-cell office:value-type="float" office:value="0.582001088824434">
                <text:p>0.582001088824434</text:p>
              </table:table-cell>
              <table:table-cell office:value-type="float" office:value="0.905566811535335">
                <text:p>0.9055668115353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694322556879">
                <text:p>0.64694322556879</text:p>
              </table:table-cell>
              <table:table-cell office:value-type="float" office:value="0.89682666618357">
                <text:p>0.89682666618357</text:p>
              </table:table-cell>
              <table:table-cell office:value-type="float" office:value="0.64694322556879">
                <text:p>0.64694322556879</text:p>
              </table:table-cell>
              <table:table-cell office:value-type="float" office:value="0.605629430272672">
                <text:p>0.605629430272672</text:p>
              </table:table-cell>
              <table:table-cell office:value-type="float" office:value="0.923065335620893">
                <text:p>0.9230653356208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8450487817226">
                <text:p>0.668450487817226</text:p>
              </table:table-cell>
              <table:table-cell office:value-type="float" office:value="0.915119978848048">
                <text:p>0.915119978848048</text:p>
              </table:table-cell>
              <table:table-cell office:value-type="float" office:value="0.668450487817226">
                <text:p>0.668450487817226</text:p>
              </table:table-cell>
              <table:table-cell office:value-type="float" office:value="0.622326712746251">
                <text:p>0.622326712746251</text:p>
              </table:table-cell>
              <table:table-cell office:value-type="float" office:value="0.937866901401667">
                <text:p>0.937866901401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3410887423691">
                <text:p>0.683410887423691</text:p>
              </table:table-cell>
              <table:table-cell office:value-type="float" office:value="0.931724203756212">
                <text:p>0.931724203756212</text:p>
              </table:table-cell>
              <table:table-cell office:value-type="float" office:value="0.683410887423691">
                <text:p>0.683410887423691</text:p>
              </table:table-cell>
              <table:table-cell office:value-type="float" office:value="0.639640019372224">
                <text:p>0.639640019372224</text:p>
              </table:table-cell>
              <table:table-cell office:value-type="float" office:value="0.95122065573463">
                <text:p>0.951220655734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9965112445242">
                <text:p>0.699965112445242</text:p>
              </table:table-cell>
              <table:table-cell office:value-type="float" office:value="0.947460502236348">
                <text:p>0.947460502236348</text:p>
              </table:table-cell>
              <table:table-cell office:value-type="float" office:value="0.699965112445242">
                <text:p>0.699965112445242</text:p>
              </table:table-cell>
              <table:table-cell office:value-type="float" office:value="0.649590954572389">
                <text:p>0.649590954572389</text:p>
              </table:table-cell>
              <table:table-cell office:value-type="float" office:value="0.963007810810947">
                <text:p>0.963007810810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2868664144722">
                <text:p>0.712868664144722</text:p>
              </table:table-cell>
              <table:table-cell office:value-type="float" office:value="0.955365765351695">
                <text:p>0.955365765351695</text:p>
              </table:table-cell>
              <table:table-cell office:value-type="float" office:value="0.712868664144722">
                <text:p>0.712868664144722</text:p>
              </table:table-cell>
              <table:table-cell office:value-type="float" office:value="0.658964530259894">
                <text:p>0.658964530259894</text:p>
              </table:table-cell>
              <table:table-cell office:value-type="float" office:value="0.974417176577455">
                <text:p>0.974417176577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6802147736883">
                <text:p>0.726802147736883</text:p>
              </table:table-cell>
              <table:table-cell office:value-type="float" office:value="0.964893566136091">
                <text:p>0.964893566136091</text:p>
              </table:table-cell>
              <table:table-cell office:value-type="float" office:value="0.726802147736883">
                <text:p>0.726802147736883</text:p>
              </table:table-cell>
              <table:table-cell office:value-type="float" office:value="0.669096155963707">
                <text:p>0.669096155963707</text:p>
              </table:table-cell>
              <table:table-cell office:value-type="float" office:value="0.985822928974497">
                <text:p>0.985822928974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9765137268928">
                <text:p>0.739765137268928</text:p>
              </table:table-cell>
              <table:table-cell office:value-type="float" office:value="0.973916016062196">
                <text:p>0.973916016062196</text:p>
              </table:table-cell>
              <table:table-cell office:value-type="float" office:value="0.739765137268928">
                <text:p>0.739765137268928</text:p>
              </table:table-cell>
              <table:table-cell office:value-type="float" office:value="0.679573662542249">
                <text:p>0.679573662542249</text:p>
              </table:table-cell>
              <table:table-cell office:value-type="float" office:value="0.994528344671202">
                <text:p>0.9945283446712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926510189324">
                <text:p>0.74926510189324</text:p>
              </table:table-cell>
              <table:table-cell office:value-type="float" office:value="0.980051501101335">
                <text:p>0.980051501101335</text:p>
              </table:table-cell>
              <table:table-cell office:value-type="float" office:value="0.74926510189324">
                <text:p>0.74926510189324</text:p>
              </table:table-cell>
              <table:table-cell office:value-type="float" office:value="0.683001710269276">
                <text:p>0.683001710269276</text:p>
              </table:table-cell>
              <table:table-cell office:value-type="float" office:value="0.998611111111111">
                <text:p>0.998611111111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5642603366613">
                <text:p>0.755642603366613</text:p>
              </table:table-cell>
              <table:table-cell office:value-type="float" office:value="0.986005167958656">
                <text:p>0.986005167958656</text:p>
              </table:table-cell>
              <table:table-cell office:value-type="float" office:value="0.755642603366613">
                <text:p>0.755642603366613</text:p>
              </table:table-cell>
              <table:table-cell office:value-type="float" office:value="0.684899858417424">
                <text:p>0.684899858417424</text:p>
              </table:table-cell>
              <table:table-cell office:value-type="float" office:value="0.998611111111111">
                <text:p>0.998611111111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8643969184258">
                <text:p>0.758643969184258</text:p>
              </table:table-cell>
              <table:table-cell office:value-type="float" office:value="0.988888888888889">
                <text:p>0.988888888888889</text:p>
              </table:table-cell>
              <table:table-cell office:value-type="float" office:value="0.758643969184258">
                <text:p>0.75864396918425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8643969184258">
                <text:p>0.758643969184258</text:p>
              </table:table-cell>
              <table:table-cell office:value-type="float" office:value="0.988888888888889">
                <text:p>0.988888888888889</text:p>
              </table:table-cell>
              <table:table-cell office:value-type="float" office:value="0.758643969184258">
                <text:p>0.75864396918425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58643969184258">
                <text:p>0.758643969184258</text:p>
              </table:table-cell>
              <table:table-cell office:value-type="float" office:value="0.988888888888889">
                <text:p>0.988888888888889</text:p>
              </table:table-cell>
              <table:table-cell office:value-type="float" office:value="0.758643969184258">
                <text:p>0.75864396918425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8643969184258">
                <text:p>0.758643969184258</text:p>
              </table:table-cell>
              <table:table-cell office:value-type="float" office:value="0.988888888888889">
                <text:p>0.988888888888889</text:p>
              </table:table-cell>
              <table:table-cell office:value-type="float" office:value="0.758643969184258">
                <text:p>0.75864396918425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59581232978664">
                <text:p>0.759581232978664</text:p>
              </table:table-cell>
              <table:table-cell office:value-type="float" office:value="0.992063492063492">
                <text:p>0.992063492063492</text:p>
              </table:table-cell>
              <table:table-cell office:value-type="float" office:value="0.759581232978664">
                <text:p>0.759581232978664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1822351648354">
                <text:p>0.761822351648354</text:p>
              </table:table-cell>
              <table:table-cell office:value-type="float" office:value="0.993650793650794">
                <text:p>0.993650793650794</text:p>
              </table:table-cell>
              <table:table-cell office:value-type="float" office:value="0.761822351648354">
                <text:p>0.761822351648354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4845783243215">
                <text:p>0.764845783243215</text:p>
              </table:table-cell>
              <table:table-cell office:value-type="float" office:value="0.995238095238095">
                <text:p>0.995238095238095</text:p>
              </table:table-cell>
              <table:table-cell office:value-type="float" office:value="0.764845783243215">
                <text:p>0.764845783243215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685779488047054">
                <text:p>0.68577948804705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0.548cm" svg:y="0.316cm" chart:style-name="ch2">
          <text:p>Average Similarity and Happiness Over Time in Nearest and Random Walk</text:p>
        </chart:title>
        <chart:subtitle svg:x="6.977cm" svg:y="1.301cm" chart:style-name="ch3">
          <text:p>0.3 and 0.4</text:p>
        </chart:subtitle>
        <chart:legend chart:legend-position="end" svg:x="11.772cm" svg:y="3.703cm" style:legend-expansion="high" chart:style-name="ch4"/>
        <chart:plot-area chart:style-name="ch5" chart:data-source-has-labels="both" svg:x="1.331cm" svg:y="2.19cm" svg:width="10.121cm" svg:height="5.649cm">
          <chartooo:coordinate-region svg:x="2.058cm" svg:y="2.39cm" svg:width="9.154cm" svg:height="4.802cm"/>
          <chart:axis chart:dimension="x" chart:name="primary-x" chart:style-name="ch6" chartooo:axis-type="auto">
            <chart:title svg:x="5.752cm" svg:y="8.019cm" chart:style-name="ch7">
              <text:p>Iteration</text:p>
            </chart:title>
            <chart:categories table:cell-range-address="local-table.$A$2:.$A$52"/>
          </chart:axis>
          <chart:axis chart:dimension="y" chart:name="primary-y" chart:style-name="ch6">
            <chart:title svg:x="0.451cm" svg:y="5.455cm" chart:style-name="ch8">
              <text:p>Ratio</text:p>
            </chart:title>
            <chart:grid chart:style-name="ch9" chart:class="major"/>
          </chart:axis>
          <chart:series chart:style-name="ch10" chart:values-cell-range-address="local-table.$C$2:.$C$52" chart:label-cell-address="local-table.$C$1" chart:class="chart:scatter">
            <chart:domain table:cell-range-address="local-table.$B$2:.$B$52"/>
            <chart:data-point chart:repeated="51"/>
          </chart:series>
          <chart:series chart:style-name="ch11" chart:values-cell-range-address="local-table.$D$2:.$D$52" chart:label-cell-address="local-table.$D$1" chart:class="chart:scatter">
            <chart:data-point chart:repeated="51"/>
          </chart:series>
          <chart:series chart:style-name="ch12" chart:values-cell-range-address="local-table.$E$2:.$E$52" chart:label-cell-address="local-table.$E$1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earest_happiness</text:p>
              </table:table-cell>
              <table:table-cell office:value-type="string">
                <text:p>rw_similarity</text:p>
              </table:table-cell>
              <table:table-cell office:value-type="string">
                <text:p>rw_happine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788392067195">
                <text:p>0.52788392067195</text:p>
              </table:table-cell>
              <table:table-cell office:value-type="float" office:value="0.741902868064385">
                <text:p>0.741902868064385</text:p>
              </table:table-cell>
              <table:table-cell office:value-type="float" office:value="0.52788392067195">
                <text:p>0.52788392067195</text:p>
              </table:table-cell>
              <table:table-cell office:value-type="float" office:value="0.741902868064385">
                <text:p>0.7419028680643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6628455833785">
                <text:p>0.546628455833785</text:p>
              </table:table-cell>
              <table:table-cell office:value-type="float" office:value="0.771601845323897">
                <text:p>0.771601845323897</text:p>
              </table:table-cell>
              <table:table-cell office:value-type="float" office:value="0.546309817212937">
                <text:p>0.546309817212937</text:p>
              </table:table-cell>
              <table:table-cell office:value-type="float" office:value="0.776309042888237">
                <text:p>0.776309042888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6299209562975">
                <text:p>0.566299209562975</text:p>
              </table:table-cell>
              <table:table-cell office:value-type="float" office:value="0.790864856353772">
                <text:p>0.790864856353772</text:p>
              </table:table-cell>
              <table:table-cell office:value-type="float" office:value="0.566904899224212">
                <text:p>0.566904899224212</text:p>
              </table:table-cell>
              <table:table-cell office:value-type="float" office:value="0.804126244825244">
                <text:p>0.804126244825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0729832118421">
                <text:p>0.580729832118421</text:p>
              </table:table-cell>
              <table:table-cell office:value-type="float" office:value="0.819017744318555">
                <text:p>0.819017744318555</text:p>
              </table:table-cell>
              <table:table-cell office:value-type="float" office:value="0.5839315045546">
                <text:p>0.5839315045546</text:p>
              </table:table-cell>
              <table:table-cell office:value-type="float" office:value="0.826563056070196">
                <text:p>0.826563056070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7250327645051">
                <text:p>0.597250327645051</text:p>
              </table:table-cell>
              <table:table-cell office:value-type="float" office:value="0.840713580385557">
                <text:p>0.840713580385557</text:p>
              </table:table-cell>
              <table:table-cell office:value-type="float" office:value="0.600963242881093">
                <text:p>0.600963242881093</text:p>
              </table:table-cell>
              <table:table-cell office:value-type="float" office:value="0.845533167113601">
                <text:p>0.845533167113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3969932916443">
                <text:p>0.613969932916443</text:p>
              </table:table-cell>
              <table:table-cell office:value-type="float" office:value="0.861121022307023">
                <text:p>0.861121022307023</text:p>
              </table:table-cell>
              <table:table-cell office:value-type="float" office:value="0.621405380059016">
                <text:p>0.621405380059016</text:p>
              </table:table-cell>
              <table:table-cell office:value-type="float" office:value="0.870832150192592">
                <text:p>0.870832150192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8391459635634">
                <text:p>0.628391459635634</text:p>
              </table:table-cell>
              <table:table-cell office:value-type="float" office:value="0.880015997858878">
                <text:p>0.880015997858878</text:p>
              </table:table-cell>
              <table:table-cell office:value-type="float" office:value="0.637070308007238">
                <text:p>0.637070308007238</text:p>
              </table:table-cell>
              <table:table-cell office:value-type="float" office:value="0.885054761072083">
                <text:p>0.885054761072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694322556879">
                <text:p>0.64694322556879</text:p>
              </table:table-cell>
              <table:table-cell office:value-type="float" office:value="0.89682666618357">
                <text:p>0.89682666618357</text:p>
              </table:table-cell>
              <table:table-cell office:value-type="float" office:value="0.65248835426954">
                <text:p>0.65248835426954</text:p>
              </table:table-cell>
              <table:table-cell office:value-type="float" office:value="0.895575841611388">
                <text:p>0.8955758416113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8450487817226">
                <text:p>0.668450487817226</text:p>
              </table:table-cell>
              <table:table-cell office:value-type="float" office:value="0.915119978848048">
                <text:p>0.915119978848048</text:p>
              </table:table-cell>
              <table:table-cell office:value-type="float" office:value="0.671293740727961">
                <text:p>0.671293740727961</text:p>
              </table:table-cell>
              <table:table-cell office:value-type="float" office:value="0.913972648665076">
                <text:p>0.9139726486650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3410887423691">
                <text:p>0.683410887423691</text:p>
              </table:table-cell>
              <table:table-cell office:value-type="float" office:value="0.931724203756212">
                <text:p>0.931724203756212</text:p>
              </table:table-cell>
              <table:table-cell office:value-type="float" office:value="0.690724926385714">
                <text:p>0.690724926385714</text:p>
              </table:table-cell>
              <table:table-cell office:value-type="float" office:value="0.924727304369898">
                <text:p>0.924727304369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9965112445243">
                <text:p>0.699965112445243</text:p>
              </table:table-cell>
              <table:table-cell office:value-type="float" office:value="0.947460502236348">
                <text:p>0.947460502236348</text:p>
              </table:table-cell>
              <table:table-cell office:value-type="float" office:value="0.706835416021916">
                <text:p>0.706835416021916</text:p>
              </table:table-cell>
              <table:table-cell office:value-type="float" office:value="0.940109411055112">
                <text:p>0.940109411055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2868664144722">
                <text:p>0.712868664144722</text:p>
              </table:table-cell>
              <table:table-cell office:value-type="float" office:value="0.955365765351695">
                <text:p>0.955365765351695</text:p>
              </table:table-cell>
              <table:table-cell office:value-type="float" office:value="0.724203086890975">
                <text:p>0.724203086890975</text:p>
              </table:table-cell>
              <table:table-cell office:value-type="float" office:value="0.949785215335218">
                <text:p>0.9497852153352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6802147736883">
                <text:p>0.726802147736883</text:p>
              </table:table-cell>
              <table:table-cell office:value-type="float" office:value="0.964893566136091">
                <text:p>0.964893566136091</text:p>
              </table:table-cell>
              <table:table-cell office:value-type="float" office:value="0.740198127258631">
                <text:p>0.740198127258631</text:p>
              </table:table-cell>
              <table:table-cell office:value-type="float" office:value="0.957953634760233">
                <text:p>0.9579536347602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9765137268928">
                <text:p>0.739765137268928</text:p>
              </table:table-cell>
              <table:table-cell office:value-type="float" office:value="0.973916016062196">
                <text:p>0.973916016062196</text:p>
              </table:table-cell>
              <table:table-cell office:value-type="float" office:value="0.754953886808931">
                <text:p>0.754953886808931</text:p>
              </table:table-cell>
              <table:table-cell office:value-type="float" office:value="0.969163626369677">
                <text:p>0.969163626369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926510189324">
                <text:p>0.74926510189324</text:p>
              </table:table-cell>
              <table:table-cell office:value-type="float" office:value="0.980051501101335">
                <text:p>0.980051501101335</text:p>
              </table:table-cell>
              <table:table-cell office:value-type="float" office:value="0.76575017488528">
                <text:p>0.76575017488528</text:p>
              </table:table-cell>
              <table:table-cell office:value-type="float" office:value="0.978160955757902">
                <text:p>0.978160955757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5642603366613">
                <text:p>0.755642603366613</text:p>
              </table:table-cell>
              <table:table-cell office:value-type="float" office:value="0.986005167958656">
                <text:p>0.986005167958656</text:p>
              </table:table-cell>
              <table:table-cell office:value-type="float" office:value="0.768147000282105">
                <text:p>0.768147000282105</text:p>
              </table:table-cell>
              <table:table-cell office:value-type="float" office:value="0.982711220308167">
                <text:p>0.982711220308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8643969184258">
                <text:p>0.758643969184258</text:p>
              </table:table-cell>
              <table:table-cell office:value-type="float" office:value="0.988888888888889">
                <text:p>0.988888888888889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8643969184258">
                <text:p>0.758643969184258</text:p>
              </table:table-cell>
              <table:table-cell office:value-type="float" office:value="0.988888888888889">
                <text:p>0.988888888888889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58643969184258">
                <text:p>0.758643969184258</text:p>
              </table:table-cell>
              <table:table-cell office:value-type="float" office:value="0.988888888888889">
                <text:p>0.988888888888889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8643969184258">
                <text:p>0.758643969184258</text:p>
              </table:table-cell>
              <table:table-cell office:value-type="float" office:value="0.988888888888889">
                <text:p>0.988888888888889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59581232978664">
                <text:p>0.759581232978664</text:p>
              </table:table-cell>
              <table:table-cell office:value-type="float" office:value="0.992063492063492">
                <text:p>0.992063492063492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1822351648355">
                <text:p>0.761822351648355</text:p>
              </table:table-cell>
              <table:table-cell office:value-type="float" office:value="0.993650793650794">
                <text:p>0.993650793650794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4845783243215">
                <text:p>0.764845783243215</text:p>
              </table:table-cell>
              <table:table-cell office:value-type="float" office:value="0.995238095238095">
                <text:p>0.995238095238095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68591059131348">
                <text:p>0.768591059131348</text:p>
              </table:table-cell>
              <table:table-cell office:value-type="float" office:value="0.996825396825397">
                <text:p>0.996825396825397</text:p>
              </table:table-cell>
              <table:table-cell office:value-type="float" office:value="0.772176306432124">
                <text:p>0.772176306432124</text:p>
              </table:table-cell>
              <table:table-cell office:value-type="float" office:value="0.986823537575499">
                <text:p>0.9868235375754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